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1" svg:font-family="Arial" style:font-family-generic="swiss"/>
    <style:font-face style:name="Calibri1" svg:font-family="Calibri" style:font-family-generic="swiss"/>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mbria" svg:font-family="Cambria"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8.15mm"/>
    </style:style>
    <style:style style:name="co2" style:family="table-column">
      <style:table-column-properties fo:break-before="auto" style:column-width="33.32mm"/>
    </style:style>
    <style:style style:name="co3" style:family="table-column">
      <style:table-column-properties fo:break-before="auto" style:column-width="24.08mm"/>
    </style:style>
    <style:style style:name="co4" style:family="table-column">
      <style:table-column-properties fo:break-before="auto" style:column-width="23.51mm"/>
    </style:style>
    <style:style style:name="co5" style:family="table-column">
      <style:table-column-properties fo:break-before="auto" style:column-width="22.12mm"/>
    </style:style>
    <style:style style:name="co6" style:family="table-column">
      <style:table-column-properties fo:break-before="auto" style:column-width="26.6mm"/>
    </style:style>
    <style:style style:name="co7" style:family="table-column">
      <style:table-column-properties fo:break-before="auto" style:column-width="22.38mm"/>
    </style:style>
    <style:style style:name="co8" style:family="table-column">
      <style:table-column-properties fo:break-before="auto" style:column-width="36.67mm"/>
    </style:style>
    <style:style style:name="co9" style:family="table-column">
      <style:table-column-properties fo:break-before="auto" style:column-width="40.36mm"/>
    </style:style>
    <style:style style:name="co10" style:family="table-column">
      <style:table-column-properties fo:break-before="auto" style:column-width="54.73mm"/>
    </style:style>
    <style:style style:name="co11" style:family="table-column">
      <style:table-column-properties fo:break-before="auto" style:column-width="35.03mm"/>
    </style:style>
    <style:style style:name="co12" style:family="table-column">
      <style:table-column-properties fo:break-before="auto" style:column-width="32.88mm"/>
    </style:style>
    <style:style style:name="co13" style:family="table-column">
      <style:table-column-properties fo:break-before="auto" style:column-width="168.61mm"/>
    </style:style>
    <style:style style:name="co14" style:family="table-column">
      <style:table-column-properties fo:break-before="auto" style:column-width="22.58mm"/>
    </style:style>
    <style:style style:name="co15" style:family="table-column">
      <style:table-column-properties fo:break-before="auto" style:column-width="43.13mm"/>
    </style:style>
    <style:style style:name="co16" style:family="table-column">
      <style:table-column-properties fo:break-before="auto" style:column-width="58.26mm"/>
    </style:style>
    <style:style style:name="co17" style:family="table-column">
      <style:table-column-properties fo:break-before="auto" style:column-width="100.88mm"/>
    </style:style>
    <style:style style:name="co18" style:family="table-column">
      <style:table-column-properties fo:break-before="auto" style:column-width="92.5mm"/>
    </style:style>
    <style:style style:name="co19" style:family="table-column">
      <style:table-column-properties fo:break-before="auto" style:column-width="123.83mm"/>
    </style:style>
    <style:style style:name="co20" style:family="table-column">
      <style:table-column-properties fo:break-before="auto" style:column-width="25.21mm"/>
    </style:style>
    <style:style style:name="co21" style:family="table-column">
      <style:table-column-properties fo:break-before="auto" style:column-width="28.82mm"/>
    </style:style>
    <style:style style:name="co22" style:family="table-column">
      <style:table-column-properties fo:break-before="auto" style:column-width="29.97mm"/>
    </style:style>
    <style:style style:name="co23" style:family="table-column">
      <style:table-column-properties fo:break-before="auto" style:column-width="20.92mm"/>
    </style:style>
    <style:style style:name="co24" style:family="table-column">
      <style:table-column-properties fo:break-before="auto" style:column-width="40.32mm"/>
    </style:style>
    <style:style style:name="co25" style:family="table-column">
      <style:table-column-properties fo:break-before="auto" style:column-width="24.64mm"/>
    </style:style>
    <style:style style:name="co26" style:family="table-column">
      <style:table-column-properties fo:break-before="auto" style:column-width="25.49mm"/>
    </style:style>
    <style:style style:name="co27" style:family="table-column">
      <style:table-column-properties fo:break-before="auto" style:column-width="32.76mm"/>
    </style:style>
    <style:style style:name="co28" style:family="table-column">
      <style:table-column-properties fo:break-before="auto" style:column-width="167.43mm"/>
    </style:style>
    <style:style style:name="co29" style:family="table-column">
      <style:table-column-properties fo:break-before="auto" style:column-width="23.79mm"/>
    </style:style>
    <style:style style:name="co30" style:family="table-column">
      <style:table-column-properties fo:break-before="auto" style:column-width="30.23mm"/>
    </style:style>
    <style:style style:name="co31" style:family="table-column">
      <style:table-column-properties fo:break-before="auto" style:column-width="34.15mm"/>
    </style:style>
    <style:style style:name="co32" style:family="table-column">
      <style:table-column-properties fo:break-before="auto" style:column-width="55.84mm"/>
    </style:style>
    <style:style style:name="co33" style:family="table-column">
      <style:table-column-properties fo:break-before="auto" style:column-width="65.86mm"/>
    </style:style>
    <style:style style:name="co34" style:family="table-column">
      <style:table-column-properties fo:break-before="auto" style:column-width="59.27mm"/>
    </style:style>
    <style:style style:name="co35" style:family="table-column">
      <style:table-column-properties fo:break-before="auto" style:column-width="38.52mm"/>
    </style:style>
    <style:style style:name="co36" style:family="table-column">
      <style:table-column-properties fo:break-before="auto" style:column-width="75.74mm"/>
    </style:style>
    <style:style style:name="co37" style:family="table-column">
      <style:table-column-properties fo:break-before="auto" style:column-width="87.93mm"/>
    </style:style>
    <style:style style:name="co38" style:family="table-column">
      <style:table-column-properties fo:break-before="auto" style:column-width="73.77mm"/>
    </style:style>
    <style:style style:name="co39" style:family="table-column">
      <style:table-column-properties fo:break-before="auto" style:column-width="26.02mm"/>
    </style:style>
    <style:style style:name="co40" style:family="table-column">
      <style:table-column-properties fo:break-before="auto" style:column-width="64.54mm"/>
    </style:style>
    <style:style style:name="co41" style:family="table-column">
      <style:table-column-properties fo:break-before="auto" style:column-width="75.41mm"/>
    </style:style>
    <style:style style:name="co42" style:family="table-column">
      <style:table-column-properties fo:break-before="auto" style:column-width="28.31mm"/>
    </style:style>
    <style:style style:name="co43" style:family="table-column">
      <style:table-column-properties fo:break-before="auto" style:column-width="68.16mm"/>
    </style:style>
    <style:style style:name="co44" style:family="table-column">
      <style:table-column-properties fo:break-before="auto" style:column-width="67.45mm"/>
    </style:style>
    <style:style style:name="co45" style:family="table-column">
      <style:table-column-properties fo:break-before="auto" style:column-width="39.53mm"/>
    </style:style>
    <style:style style:name="co46" style:family="table-column">
      <style:table-column-properties fo:break-before="auto" style:column-width="45.1mm"/>
    </style:style>
    <style:style style:name="co47" style:family="table-column">
      <style:table-column-properties fo:break-before="auto" style:column-width="29.85mm"/>
    </style:style>
    <style:style style:name="co48" style:family="table-column">
      <style:table-column-properties fo:break-before="auto" style:column-width="32.53mm"/>
    </style:style>
    <style:style style:name="co49" style:family="table-column">
      <style:table-column-properties fo:break-before="auto" style:column-width="26.26mm"/>
    </style:style>
    <style:style style:name="co50" style:family="table-column">
      <style:table-column-properties fo:break-before="auto" style:column-width="26.92mm"/>
    </style:style>
    <style:style style:name="co51" style:family="table-column">
      <style:table-column-properties fo:break-before="auto" style:column-width="69.81mm"/>
    </style:style>
    <style:style style:name="co52" style:family="table-column">
      <style:table-column-properties fo:break-before="auto" style:column-width="56.37mm"/>
    </style:style>
    <style:style style:name="co53" style:family="table-column">
      <style:table-column-properties fo:break-before="auto" style:column-width="42.02mm"/>
    </style:style>
    <style:style style:name="co54" style:family="table-column">
      <style:table-column-properties fo:break-before="auto" style:column-width="52.86mm"/>
    </style:style>
    <style:style style:name="ro1" style:family="table-row">
      <style:table-row-properties style:row-height="5.57mm" fo:break-before="auto" style:use-optimal-row-height="true"/>
    </style:style>
    <style:style style:name="ro2" style:family="table-row">
      <style:table-row-properties style:row-height="6.83mm" fo:break-before="auto" style:use-optimal-row-height="true"/>
    </style:style>
    <style:style style:name="ro3" style:family="table-row">
      <style:table-row-properties style:row-height="10.53mm" fo:break-before="auto" style:use-optimal-row-height="true"/>
    </style:style>
    <style:style style:name="ro4" style:family="table-row">
      <style:table-row-properties style:row-height="5.79mm" fo:break-before="auto" style:use-optimal-row-height="true"/>
    </style:style>
    <style:style style:name="ro5" style:family="table-row">
      <style:table-row-properties style:row-height="31.75mm" fo:break-before="auto" style:use-optimal-row-height="false"/>
    </style:style>
    <style:style style:name="ro6" style:family="table-row">
      <style:table-row-properties style:row-height="20mm" fo:break-before="auto" style:use-optimal-row-height="true"/>
    </style:style>
    <style:style style:name="ro7" style:family="table-row">
      <style:table-row-properties style:row-height="4.52mm" fo:break-before="auto" style:use-optimal-row-height="true"/>
    </style:style>
    <style:style style:name="ro8" style:family="table-row">
      <style:table-row-properties style:row-height="6.9mm" fo:break-before="auto" style:use-optimal-row-height="false"/>
    </style:style>
    <style:style style:name="ro9" style:family="table-row">
      <style:table-row-properties style:row-height="27.9mm" fo:break-before="auto" style:use-optimal-row-height="true"/>
    </style:style>
    <style:style style:name="ro10" style:family="table-row">
      <style:table-row-properties style:row-height="11.22mm" fo:break-before="auto" style:use-optimal-row-height="true"/>
    </style:style>
    <style:style style:name="ro11" style:family="table-row">
      <style:table-row-properties style:row-height="6.31mm" fo:break-before="auto" style:use-optimal-row-height="true"/>
    </style:style>
    <style:style style:name="ro12" style:family="table-row">
      <style:table-row-properties style:row-height="10.85mm" fo:break-before="auto" style:use-optimal-row-height="true"/>
    </style:style>
    <style:style style:name="ro13" style:family="table-row">
      <style:table-row-properties style:row-height="21.06mm" fo:break-before="auto" style:use-optimal-row-height="true"/>
    </style:style>
    <style:style style:name="ro14" style:family="table-row">
      <style:table-row-properties style:row-height="12.28mm" fo:break-before="auto" style:use-optimal-row-height="false"/>
    </style:style>
    <style:style style:name="ro15" style:family="table-row">
      <style:table-row-properties style:row-height="5.29mm" fo:break-before="auto" style:use-optimal-row-height="false"/>
    </style:style>
    <style:style style:name="ro16" style:family="table-row">
      <style:table-row-properties style:row-height="7.71mm" fo:break-before="auto" style:use-optimal-row-height="false"/>
    </style:style>
    <style:style style:name="ro17" style:family="table-row">
      <style:table-row-properties style:row-height="5.91mm" fo:break-before="auto" style:use-optimal-row-height="true"/>
    </style:style>
    <style:style style:name="ro18" style:family="table-row">
      <style:table-row-properties style:row-height="10.87mm" fo:break-before="auto" style:use-optimal-row-height="true"/>
    </style:style>
    <style:style style:name="ro19" style:family="table-row">
      <style:table-row-properties style:row-height="5.96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percentage-style style:name="N11">
      <number:number number:decimal-places="2" loext:min-decimal-places="2" number:min-integer-digits="1"/>
      <number:text>%</number:text>
    </number:percentage-style>
    <style:style style:name="ce1" style:family="table-cell" style:parent-style-name="Default"/>
    <style:style style:name="ce2" style:family="table-cell" style:parent-style-name="Default">
      <style:table-cell-properties fo:background-color="#ffff0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ffff0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0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data-style-name="N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mm" style:writing-mode="page"/>
      <style:text-properties fo:color="#ff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Normal_20_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Normal_20_2" style:data-style-name="N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Excel_20_Built-in_20_Percen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2">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2">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end" css3t:text-justify="auto" fo:margin-left="0mm" style:writing-mode="page"/>
      <style:text-properties fo:color="#ff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2">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Excel_20_Built-in_20_Percent" style:data-style-name="N11">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123">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Excel_20_Built-in_20_Percent" style:data-style-name="N2">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Excel_20_Built-in_20_Percent" style:data-style-name="N11">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Excel_20_Built-in_20_Percent" style:data-style-name="N2">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data-style-name="N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Excel_20_Built-in_20_Percent" style:data-style-name="N125">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Excel_20_Built-in_20_Percent" style:data-style-name="N125">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 style:family="table-cell" style:parent-style-name="Excel_20_Built-in_20_Percent" style:data-style-name="N125">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padding="0.71mm"/>
      <style:text-properties fo:font-weight="bold" style:font-weight-asian="bold" style:font-weight-complex="bold"/>
    </style:style>
    <style:style style:name="ce43" style:family="table-cell" style:parent-style-name="Default">
      <style:table-cell-properties fo:padding="0.71mm"/>
    </style:style>
    <style:style style:name="ce44" style:family="table-cell" style:parent-style-name="Default">
      <style:text-properties fo:font-weight="bold" style:font-weight-asian="bold" style:font-weight-complex="bold"/>
    </style:style>
    <style:style style:name="ce45" style:family="table-cell" style:parent-style-name="Default">
      <style:table-cell-properties fo:border-bottom="none" fo:border-left="0.06pt solid #000000" fo:border-right="none" fo:border-top="0.06pt solid #000000"/>
    </style:style>
    <style:style style:name="ce46" style:family="table-cell" style:parent-style-name="Default">
      <style:table-cell-properties fo:border-bottom="none" fo:border-left="0.06pt solid #000000" fo:border-right="none" fo:border-top="none"/>
      <style:text-properties fo:font-weight="bold" style:font-weight-asian="bold" style:font-weight-complex="bold"/>
    </style:style>
    <style:style style:name="ce47" style:family="table-cell" style:parent-style-name="Default">
      <style:table-cell-properties fo:border-bottom="0.06pt solid #000000" fo:border-left="0.06pt solid #000000" fo:border-right="none" fo:border-top="none"/>
    </style:style>
    <style:style style:name="ce48" style:family="table-cell" style:parent-style-name="Default">
      <style:table-cell-properties fo:border-bottom="none" fo:border-left="none" fo:padding="0.71mm" fo:border-right="none" fo:border-top="0.06pt solid #000000"/>
    </style:style>
    <style:style style:name="ce49" style:family="table-cell" style:parent-style-name="Default">
      <style:table-cell-properties fo:border="none"/>
      <style:text-properties fo:font-weight="bold" style:font-weight-asian="bold" style:font-weight-complex="bold"/>
    </style:style>
    <style:style style:name="ce50" style:family="table-cell" style:parent-style-name="Default">
      <style:table-cell-properties fo:border-bottom="0.06pt solid #000000" fo:border-left="none" fo:border-right="none" fo:border-top="none"/>
    </style:style>
    <style:style style:name="ce51" style:family="table-cell" style:parent-style-name="Default">
      <style:table-cell-properties fo:border-bottom="none" fo:border-left="none" fo:border-right="none" fo:border-top="0.06pt solid #000000"/>
      <style:text-properties fo:font-weight="bold" style:font-weight-asian="bold" style:font-weight-complex="bold"/>
    </style:style>
    <style:style style:name="ce52" style:family="table-cell" style:parent-style-name="Default">
      <style:table-cell-properties fo:border-bottom="none" fo:border-left="none" fo:border-right="none" fo:border-top="0.06pt solid #000000"/>
    </style:style>
    <style:style style:name="ce53" style:family="table-cell" style:parent-style-name="Default">
      <style:table-cell-properties fo:border-bottom="none" fo:border-left="none" fo:border-right="0.06pt solid #000000" fo:border-top="0.06pt solid #000000"/>
    </style:style>
    <style:style style:name="ce54" style:family="table-cell" style:parent-style-name="Default">
      <style:table-cell-properties fo:border-bottom="none" fo:border-left="none" fo:border-right="0.06pt solid #000000" fo:border-top="none"/>
    </style:style>
    <style:style style:name="ce55" style:family="table-cell" style:parent-style-name="Default">
      <style:table-cell-properties fo:border-bottom="none" fo:border-left="none" fo:border-right="0.06pt solid #000000" fo:border-top="none"/>
      <style:text-properties fo:font-weight="bold" style:font-weight-asian="bold" style:font-weight-complex="bold"/>
    </style:style>
    <style:style style:name="ce56" style:family="table-cell" style:parent-style-name="Default">
      <style:table-cell-properties fo:border-bottom="0.06pt solid #000000" fo:border-left="none" fo:border-right="0.06pt solid #000000" fo:border-top="none"/>
    </style:style>
    <style:style style:name="ce57" style:family="table-cell" style:parent-style-name="Default">
      <style:table-cell-properties fo:background-color="#ffc000"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58"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mm" style:writing-mode="page"/>
    </style:style>
    <style:style style:name="ce59" style:family="table-cell" style:parent-style-name="Default">
      <style:table-cell-properties fo:background-color="#ffff00"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6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61"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62" style:family="table-cell" style:parent-style-name="Default">
      <style:table-cell-properties fo:background-color="#92d050" style:rotation-align="none"/>
    </style:style>
    <style:style style:name="ce63" style:family="table-cell" style:parent-style-name="Default">
      <style:table-cell-properties fo:background-color="#ffff0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64" style:family="table-cell" style:parent-style-name="Default">
      <style:table-cell-properties fo:background-color="#92d05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65"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66"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67"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68" style:family="table-cell" style:parent-style-name="Default">
      <style:table-cell-properties fo:background-color="#bdd7e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6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style>
    <style:style style:name="ce70" style:family="table-cell" style:parent-style-name="Default" style:data-style-name="N2">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71" style:family="table-cell" style:parent-style-name="Default" style:data-style-name="N2">
      <style:table-cell-properties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Default" style:data-style-name="N1">
      <style:table-cell-properties fo:background-color="#ffffff" style:diagonal-bl-tr="none" style:diagonal-tl-br="none" fo:border="none"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 style:family="table-cell" style:parent-style-name="Default" style:data-style-name="N1">
      <style:table-cell-properties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 style:family="table-cell" style:parent-style-name="Default">
      <style:table-cell-properties fo:background-color="#92d050"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7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76" style:family="table-cell" style:parent-style-name="Default">
      <style:table-cell-properties style:text-align-source="fix" style:repeat-content="false"/>
      <style:paragraph-properties fo:text-align="center"/>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ffcc00" style:rotation-align="none"/>
    </style:style>
    <style:style style:name="ce78" style:family="table-cell" style:parent-style-name="Default">
      <style:table-cell-properties fo:background-color="transparent" style:rotation-align="none"/>
    </style:style>
    <style:style style:name="ce79" style:family="table-cell" style:parent-style-name="Default" style:data-style-name="N2">
      <style:table-cell-properties style:rotation-align="none"/>
    </style:style>
    <style:style style:name="ce80" style:family="table-cell" style:parent-style-name="Default" style:data-style-name="N2">
      <style:table-cell-properties fo:background-color="#bdd7ee"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 style:family="table-cell" style:parent-style-name="Default" style:data-style-name="N2">
      <style:table-cell-properties fo:background-color="transparent"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data-style-name="N120">
      <style:table-cell-properties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 style:family="table-cell" style:parent-style-name="Default" style:data-style-name="N2">
      <style:table-cell-properties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data-style-name="N123">
      <style:table-cell-properties style:rotation-align="none"/>
    </style:style>
    <style:style style:name="ce86" style:family="table-cell" style:parent-style-name="Default" style:data-style-name="N121">
      <style:table-cell-properties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 style:family="table-cell" style:parent-style-name="Default">
      <style:table-cell-properties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 style:family="table-cell" style:parent-style-name="Default" style:data-style-name="N2">
      <style:table-cell-properties fo:background-color="transparent"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 style:family="table-cell" style:parent-style-name="Default" style:data-style-name="N124">
      <style:table-cell-properties style:rotation-align="none"/>
    </style:style>
    <style:style style:name="ce90" style:family="table-cell" style:parent-style-name="Default" style:data-style-name="N2">
      <style:table-cell-properties style:diagonal-bl-tr="none" style:diagonal-tl-br="none" fo:border="none" style:rotation-align="none"/>
    </style:style>
    <style:style style:name="ce91" style:family="table-cell" style:parent-style-name="Default" style:data-style-name="N12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92" style:family="table-cell" style:parent-style-name="Default" style:data-style-name="N12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mm" style:writing-mode="page"/>
    </style:style>
    <style:style style:name="ce93" style:family="table-cell" style:parent-style-name="Default" style:data-style-name="N2">
      <style:table-cell-properties style:rotation-align="non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table-cell-properties fo:background-color="#92d05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95" style:family="table-cell" style:parent-style-name="Default">
      <style:table-cell-properties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6" style:family="table-cell" style:parent-style-name="Default">
      <style:table-cell-properties fo:background-color="#bdd7ee"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8"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99" style:family="table-cell" style:parent-style-name="Default" style:data-style-name="N2">
      <style:table-cell-properties fo:background-color="transparent" style:rotation-align="none"/>
    </style:style>
    <style:style style:name="ce100" style:family="table-cell" style:parent-style-name="Default" style:data-style-name="N122">
      <style:table-cell-properties style:rotation-align="none"/>
    </style:style>
    <style:style style:name="ce101" style:family="table-cell" style:parent-style-name="Default">
      <style:table-cell-properties fo:background-color="#bdd7e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2" style:family="table-cell" style:parent-style-name="Default">
      <style:table-cell-properties fo:background-color="#bdd7ee"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data-style-name="N120">
      <style:table-cell-properties fo:background-color="#bdd7ee" style:rotation-align="none"/>
    </style:style>
    <style:style style:name="ce104" style:family="table-cell" style:parent-style-name="Default" style:data-style-name="N120">
      <style:table-cell-properties fo:background-color="transparent" style:rotation-align="none"/>
    </style:style>
    <style:style style:name="ce105" style:family="table-cell" style:parent-style-name="Default">
      <style:table-cell-properties fo:background-color="#bdd7ee"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6" style:family="table-cell" style:parent-style-name="Default">
      <style:table-cell-properties fo:background-color="#bdd7e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7" style:family="table-cell" style:parent-style-name="Default" style:data-style-name="N122">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108" style:family="table-cell" style:parent-style-name="Default">
      <style:table-cell-properties fo:background-color="#bdd7ee"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9" style:family="table-cell" style:parent-style-name="Default" style:data-style-name="N12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110" style:family="table-cell" style:parent-style-name="Default">
      <style:table-cell-properties fo:background-color="#bdd7ee"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 style:family="table-cell" style:parent-style-name="Default" style:data-style-name="N1">
      <style:table-cell-properties style:rotation-align="none"/>
    </style:style>
    <style:style style:name="ce112" style:family="table-cell" style:parent-style-name="Default">
      <style:table-cell-properties fo:background-color="transparent"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 style:family="table-cell" style:parent-style-name="Default">
      <style:table-cell-properties fo:background-color="#ffff0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14" style:family="table-cell" style:parent-style-name="Default" style:data-style-name="N0">
      <style:table-cell-properties style:rotation-align="none"/>
    </style:style>
    <style:style style:name="ce115" style:family="table-cell" style:parent-style-name="Default" style:data-style-name="N2">
      <style:table-cell-properties fo:background-color="#ffff0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16" style:family="table-cell" style:parent-style-name="Default" style:data-style-name="N2">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17" style:family="table-cell" style:parent-style-name="Default" style:data-style-name="N123">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8" style:family="table-cell" style:parent-style-name="Excel_20_Built-in_20_Percen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9" style:family="table-cell" style:parent-style-name="Excel_20_Built-in_20_Percent" style:data-style-name="N0">
      <style:table-cell-properties fo:background-color="#ffff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0" style:family="table-cell" style:parent-style-name="Excel_20_Built-in_20_Comma" style:data-style-name="N109">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1" style:family="table-cell" style:parent-style-name="Default" style:data-style-name="N2">
      <style:table-cell-properties fo:background-color="#ffff00" style:diagonal-bl-tr="none" style:diagonal-tl-br="none" fo:border="none" style:rotation-align="none"/>
    </style:style>
    <style:style style:name="ce122" style:family="table-cell" style:parent-style-name="Excel_20_Built-in_20_Comma">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3" style:family="table-cell" style:parent-style-name="Default">
      <style:table-cell-properties fo:background-color="#bdd7ee"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4" style:family="table-cell" style:parent-style-name="Excel_20_Built-in_20_Percent">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5" style:family="table-cell" style:parent-style-name="Excel_20_Built-in_20_Percent" style:data-style-name="N125">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6" style:family="table-cell" style:parent-style-name="Default">
      <style:table-cell-properties fo:background-color="#ffff00"/>
    </style:style>
    <style:style style:name="ce127" style:family="table-cell" style:parent-style-name="Default" style:data-style-name="N11"/>
    <style:style style:name="ce128" style:family="table-cell" style:parent-style-name="Default" style:data-style-name="N1"/>
    <style:style style:name="ce129"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table-cell-properties fo:background-color="#ffffff" style:diagonal-bl-tr="none" style:diagonal-tl-br="none" fo:border="0.74pt solid #333399"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1" style:family="table-cell" style:parent-style-name="Default" style:data-style-name="N122"/>
    <style:style style:name="ce132" style:family="table-cell" style:parent-style-name="Default">
      <style:table-cell-properties fo:background-color="#ffffff" style:diagonal-bl-tr="none" style:diagonal-tl-br="none" style:text-align-source="value-type" style:repeat-content="false" fo:wrap-option="no-wrap" fo:border="0.74pt solid #333399"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3" style:family="table-cell" style:parent-style-name="Default">
      <style:table-cell-properties fo:background-color="#99ff66" fo:border="0.06pt solid #000000"/>
      <style:text-properties fo:font-weight="bold" style:font-weight-asian="bold" style:font-weight-complex="bold"/>
    </style:style>
    <style:style style:name="ce134" style:family="table-cell" style:parent-style-name="Default">
      <style:table-cell-properties fo:background-color="#99ff66" fo:border="0.06pt solid #000000"/>
    </style:style>
    <style:style style:name="ce135" style:family="table-cell" style:parent-style-name="Default">
      <style:table-cell-properties fo:background-color="#99ff66" style:text-align-source="fix" style:repeat-content="false" fo:border="0.06pt solid #000000" style:vertical-align="middle"/>
      <style:paragraph-properties fo:text-align="center"/>
      <style:text-properties fo:font-weight="bold" style:font-weight-asian="bold" style:font-weight-complex="bold"/>
    </style:style>
    <style:style style:name="ce136" style:family="table-cell" style:parent-style-name="Default" style:data-style-name="N11">
      <style:table-cell-properties fo:background-color="#99ff66" fo:border="0.06pt solid #000000"/>
    </style:style>
    <style:style style:name="ce137" style:family="table-cell" style:parent-style-name="Default">
      <style:table-cell-properties fo:background-color="#99ff66" style:diagonal-bl-tr="none" style:diagonal-tl-br="none" fo:border="0.06pt solid #000000"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8" style:family="table-cell" style:parent-style-name="Default" style:data-style-name="N120">
      <style:table-cell-properties fo:background-color="#99ff66" fo:border="0.06pt solid #000000"/>
    </style:style>
    <style:style style:name="ce139" style:family="table-cell" style:parent-style-name="Default" style:data-style-name="N144">
      <style:table-cell-properties fo:background-color="#99ff66" fo:border="0.06pt solid #000000"/>
    </style:style>
    <style:style style:name="ce140" style:family="table-cell" style:parent-style-name="Default">
      <style:table-cell-properties fo:background-color="#99ff66"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1" style:family="table-cell" style:parent-style-name="Default" style:data-style-name="N2">
      <style:table-cell-properties fo:background-color="#99ff66" fo:border="0.06pt solid #000000"/>
    </style:style>
    <style:style style:name="ce142" style:family="table-cell" style:parent-style-name="Default" style:data-style-name="N1">
      <style:table-cell-properties fo:background-color="#99ff66" fo:border="0.06pt solid #000000"/>
    </style:style>
    <style:style style:name="ce143" style:family="table-cell" style:parent-style-name="Default" style:data-style-name="N174">
      <style:table-cell-properties fo:background-color="#99ff66" style:diagonal-bl-tr="none" style:diagonal-tl-br="none" fo:border="0.06pt solid #000000"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4" style:family="table-cell" style:parent-style-name="Default" style:data-style-name="N174">
      <style:table-cell-properties fo:background-color="#99ff66" fo:border="0.06pt solid #000000"/>
    </style:style>
    <style:style style:name="ce145" style:family="table-cell" style:parent-style-name="Default" style:data-style-name="N174">
      <style:table-cell-properties fo:background-color="#99ff66"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6" style:family="table-cell" style:parent-style-name="Default" style:data-style-name="N120"/>
    <style:style style:name="ce147" style:family="table-cell" style:parent-style-name="Default" style:data-style-name="N11">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gr1" style:family="graphic">
      <style:graphic-properties draw:stroke="solid" svg:stroke-width="0mm" svg:stroke-color="#000000" draw:marker-start="Extrémités_20_de_20_flèche_20_1" draw:marker-start-width="2mm" draw:marker-start-center="false" draw:stroke-linejoin="miter" draw:fill="solid" draw:fill-color="#ffffff" draw:textarea-horizontal-align="justify" draw:textarea-vertical-align="justify" draw:auto-grow-height="true" draw:auto-grow-width="false" draw:fit-to-size="false" fo:max-width="120mm" fo:min-height="18.9mm" fo:min-width="29mm" fo:padding-top="1mm" fo:padding-bottom="1mm" fo:padding-left="1mm" fo:padding-right="1mm" draw:shadow="hidden" draw:shadow-offset-x="1mm" draw:shadow-offset-y="1mm" draw:caption-escape-direction="auto"/>
    </style:style>
    <style:style style:name="gr2" style:family="graphic">
      <style:graphic-properties draw:stroke="solid" svg:stroke-width="0mm" svg:stroke-color="#000000" draw:marker-start="Extrémités_20_de_20_flèche_20_1" draw:marker-start-width="2mm" draw:marker-start-center="false" draw:stroke-linejoin="miter" draw:fill="solid" draw:fill-color="#ffffff" draw:textarea-horizontal-align="justify" draw:textarea-vertical-align="justify" draw:auto-grow-height="true" draw:auto-grow-width="false" draw:fit-to-size="false" fo:max-width="120mm" fo:min-height="26.89mm" fo:min-width="29mm" fo:padding-top="1mm" fo:padding-bottom="1mm" fo:padding-left="1mm" fo:padding-right="1mm" draw:shadow="hidden" draw:shadow-offset-x="1mm" draw:shadow-offset-y="1mm" draw:caption-escape-direction="auto"/>
    </style:style>
    <style:style style:name="gr3" style:family="graphic">
      <style:graphic-properties draw:stroke="solid" svg:stroke-width="0mm" svg:stroke-color="#000000" draw:marker-start="Extrémités_20_de_20_flèche_20_1" draw:marker-start-width="2mm" draw:marker-start-center="false" draw:stroke-linejoin="miter" draw:fill="solid" draw:fill-color="#ffffff" draw:textarea-horizontal-align="justify" draw:textarea-vertical-align="justify" draw:auto-grow-height="true" draw:auto-grow-width="false" draw:fit-to-size="false" fo:max-width="120mm" fo:min-height="23.81mm" fo:min-width="29mm" fo:padding-top="1mm" fo:padding-bottom="1mm" fo:padding-left="1mm" fo:padding-right="1mm" draw:shadow="hidden" draw:shadow-offset-x="1mm" draw:shadow-offset-y="1mm" draw:caption-escape-direction="auto"/>
    </style:style>
    <style:style style:name="gr4" style:family="graphic">
      <style:graphic-properties draw:stroke="solid" svg:stroke-width="0mm" svg:stroke-color="#000000" draw:marker-start="Extrémités_20_de_20_flèche_20_1" draw:marker-start-width="2mm" draw:marker-start-center="false" draw:stroke-linejoin="miter" draw:fill="solid" draw:fill-color="#ffffff" draw:textarea-horizontal-align="justify" draw:textarea-vertical-align="justify" draw:auto-grow-height="true" draw:auto-grow-width="false" draw:fit-to-size="false" fo:max-width="120mm" fo:min-height="44.21mm" fo:min-width="29mm" fo:padding-top="1mm" fo:padding-bottom="1mm" fo:padding-left="1mm" fo:padding-right="1mm" draw:shadow="hidden" draw:shadow-offset-x="1mm" draw:shadow-offset-y="1mm" draw:caption-escape-direction="auto"/>
    </style:style>
    <style:style style:name="gr5" style:family="graphic">
      <style:graphic-properties draw:stroke="solid" svg:stroke-width="0mm" svg:stroke-color="#000000" draw:marker-start="Extrémités_20_de_20_flèche_20_1" draw:marker-start-width="2mm" draw:marker-start-center="false" draw:stroke-linejoin="miter" draw:fill="solid" draw:fill-color="#ffffff" draw:textarea-horizontal-align="justify" draw:textarea-vertical-align="justify" draw:auto-grow-height="true" draw:auto-grow-width="false" draw:fit-to-size="false" fo:max-width="120mm" fo:min-height="17.84mm" fo:min-width="29mm" fo:padding-top="1mm" fo:padding-bottom="1mm" fo:padding-left="1mm" fo:padding-right="1mm" draw:shadow="hidden" draw:shadow-offset-x="1mm" draw:shadow-offset-y="1mm" draw:caption-escape-direction="auto"/>
    </style:style>
    <style:style style:name="gr6" style:family="graphic">
      <style:graphic-properties draw:stroke="solid" svg:stroke-width="0mm" svg:stroke-color="#000000" draw:marker-start="Extrémités_20_de_20_flèche_20_1" draw:marker-start-width="2mm" draw:marker-start-center="false" draw:stroke-linejoin="miter" draw:fill="solid" draw:fill-color="#ffffff" draw:textarea-horizontal-align="justify" draw:textarea-vertical-align="justify" draw:auto-grow-height="true" draw:auto-grow-width="false" draw:fit-to-size="false" fo:max-width="120mm" fo:min-height="27.21mm" fo:min-width="29mm" fo:padding-top="1mm" fo:padding-bottom="1mm" fo:padding-left="1mm" fo:padding-right="1mm" draw:shadow="hidden" draw:shadow-offset-x="1mm" draw:shadow-offset-y="1mm" draw:caption-escape-direction="auto"/>
    </style:style>
    <style:style style:name="gr7" style:family="graphic">
      <style:graphic-properties draw:stroke="solid" svg:stroke-width="0mm" svg:stroke-color="#000000" draw:marker-start="Extrémités_20_de_20_flèche_20_1" draw:marker-start-width="2mm" draw:marker-start-center="false" draw:stroke-linejoin="miter" draw:fill="solid" draw:fill-color="#ffffff" draw:textarea-horizontal-align="justify" draw:textarea-vertical-align="justify" draw:auto-grow-height="true" draw:auto-grow-width="false" draw:fit-to-size="false" fo:max-width="120mm" fo:min-height="23.05mm" fo:min-width="29mm" fo:padding-top="1mm" fo:padding-bottom="1mm" fo:padding-left="1mm" fo:padding-right="1mm" draw:shadow="hidden" draw:shadow-offset-x="1mm" draw:shadow-offset-y="1mm" draw:caption-escape-direction="auto"/>
    </style:style>
    <style:style style:name="gr8" style:family="graphic">
      <style:graphic-properties draw:stroke="solid" svg:stroke-width="0mm" svg:stroke-color="#000000" draw:marker-start="Extrémités_20_de_20_flèche_20_1" draw:marker-start-width="2mm" draw:marker-start-center="false" draw:stroke-linejoin="miter" draw:fill="solid" draw:fill-color="#ffffff" draw:textarea-horizontal-align="justify" draw:textarea-vertical-align="justify" draw:auto-grow-height="true" draw:auto-grow-width="false" draw:fit-to-size="false" fo:max-width="120mm" fo:min-height="169.72mm" fo:min-width="29mm" fo:padding-top="1mm" fo:padding-bottom="1mm" fo:padding-left="1mm" fo:padding-right="1mm" draw:shadow="hidden" draw:shadow-offset-x="1mm" draw:shadow-offset-y="1mm" draw:caption-escape-direction="auto"/>
    </style:style>
    <style:style style:name="gr9" style:family="graphic">
      <style:graphic-properties draw:stroke="solid" svg:stroke-width="0mm" svg:stroke-color="#000000" draw:marker-start="Extrémités_20_de_20_flèche_20_1" draw:marker-start-width="2mm" draw:marker-start-center="false" draw:stroke-linejoin="miter" draw:fill="solid" draw:fill-color="#ffffff" draw:textarea-horizontal-align="justify" draw:textarea-vertical-align="justify" draw:auto-grow-height="true" draw:auto-grow-width="false" draw:fit-to-size="false" fo:max-width="120mm" fo:min-height="168.4mm" fo:min-width="29mm" fo:padding-top="1mm" fo:padding-bottom="1mm" fo:padding-left="1mm" fo:padding-right="1mm" draw:shadow="hidden" draw:shadow-offset-x="1mm" draw:shadow-offset-y="1mm" draw:caption-escape-direction="auto"/>
    </style:style>
    <style:style style:name="gr10" style:family="graphic">
      <style:graphic-properties draw:stroke="solid" svg:stroke-width="0mm" svg:stroke-color="#000000" draw:marker-start="Extrémités_20_de_20_flèche_20_1" draw:marker-start-width="2mm" draw:marker-start-center="false" draw:stroke-linejoin="miter" draw:fill="solid" draw:fill-color="#ffffff" draw:textarea-horizontal-align="justify" draw:textarea-vertical-align="justify" draw:auto-grow-height="true" draw:auto-grow-width="false" draw:fit-to-size="false" fo:max-width="120mm" fo:min-height="51.01mm" fo:min-width="29mm" fo:padding-top="1mm" fo:padding-bottom="1mm" fo:padding-left="1mm" fo:padding-right="1mm" draw:shadow="hidden" draw:shadow-offset-x="1mm" draw:shadow-offset-y="1mm" draw:caption-escape-direction="auto"/>
    </style:style>
    <style:style style:name="gr11" style:family="graphic">
      <style:graphic-properties draw:stroke="solid" svg:stroke-width="0mm" svg:stroke-color="#000000" draw:marker-start="Extrémités_20_de_20_flèche_20_1" draw:marker-start-width="2mm" draw:marker-start-center="false" draw:stroke-linejoin="miter" draw:fill="solid" draw:fill-color="#ffffff" draw:textarea-horizontal-align="justify" draw:textarea-vertical-align="justify" draw:auto-grow-height="true" draw:auto-grow-width="false" draw:fit-to-size="false" fo:max-width="120mm" fo:min-height="18.91mm" fo:min-width="29mm" fo:padding-top="1mm" fo:padding-bottom="1mm" fo:padding-left="1mm" fo:padding-right="1mm" draw:shadow="hidden" draw:shadow-offset-x="1mm" draw:shadow-offset-y="1mm" draw:caption-escape-direction="auto"/>
    </style:style>
    <style:style style:name="gr12" style:family="graphic">
      <style:graphic-properties draw:stroke="solid" svg:stroke-width="0mm" svg:stroke-color="#000000" draw:marker-start="Extrémités_20_de_20_flèche_20_1" draw:marker-start-width="2mm" draw:marker-start-center="false" draw:stroke-linejoin="miter" draw:fill="solid" draw:fill-color="#ffffff" draw:textarea-horizontal-align="justify" draw:textarea-vertical-align="justify" draw:auto-grow-height="true" draw:auto-grow-width="false" draw:fit-to-size="false" fo:max-width="120mm" fo:min-height="19.21mm" fo:min-width="29mm" fo:padding-top="1mm" fo:padding-bottom="1mm" fo:padding-left="1mm" fo:padding-right="1mm" draw:shadow="hidden" draw:shadow-offset-x="1mm" draw:shadow-offset-y="1mm" draw:caption-escape-direction="auto"/>
    </style:style>
    <style:style style:name="gr13" style:family="graphic">
      <style:graphic-properties draw:stroke="solid" svg:stroke-width="0mm" svg:stroke-color="#000000" draw:marker-start="Extrémités_20_de_20_flèche_20_1" draw:marker-start-width="2mm" draw:marker-start-center="false" draw:stroke-linejoin="miter" draw:fill="solid" draw:fill-color="#ffffff" draw:textarea-horizontal-align="justify" draw:textarea-vertical-align="justify" draw:auto-grow-height="true" draw:auto-grow-width="false" draw:fit-to-size="false" fo:max-width="120mm" fo:min-height="22.61mm" fo:min-width="29mm" fo:padding-top="1mm" fo:padding-bottom="1mm" fo:padding-left="1mm" fo:padding-right="1mm" draw:shadow="hidden" draw:shadow-offset-x="1mm" draw:shadow-offset-y="1mm" draw:caption-escape-direction="auto"/>
    </style:style>
    <style:style style:name="gr14" style:family="graphic">
      <style:graphic-properties draw:stroke="solid" svg:stroke-width="0mm" svg:stroke-color="#000000" draw:marker-start="Extrémités_20_de_20_flèche_20_1" draw:marker-start-width="2mm" draw:marker-start-center="false" draw:stroke-linejoin="miter" draw:fill="solid" draw:fill-color="#ffffff" draw:textarea-horizontal-align="justify" draw:textarea-vertical-align="justify" draw:auto-grow-height="true" draw:auto-grow-width="false" draw:fit-to-size="false" fo:max-width="120mm" fo:min-height="39.02mm" fo:min-width="29mm" fo:padding-top="1mm" fo:padding-bottom="1mm" fo:padding-left="1mm" fo:padding-right="1mm" draw:shadow="hidden" draw:shadow-offset-x="1mm" draw:shadow-offset-y="1mm" draw:caption-escape-direction="auto"/>
    </style:style>
    <style:style style:name="gr15" style:family="graphic">
      <style:graphic-properties draw:stroke="solid" svg:stroke-width="0mm" svg:stroke-color="#000000" draw:marker-start="Extrémités_20_de_20_flèche_20_1" draw:marker-start-width="2mm" draw:marker-start-center="false" draw:stroke-linejoin="miter" draw:fill="solid" draw:fill-color="#ffffff" draw:textarea-horizontal-align="justify" draw:textarea-vertical-align="justify" draw:auto-grow-height="true" draw:auto-grow-width="false" draw:fit-to-size="false" fo:max-width="120mm" fo:min-height="46.09mm" fo:min-width="29mm" fo:padding-top="1mm" fo:padding-bottom="1mm" fo:padding-left="1mm" fo:padding-right="1mm" draw:shadow="hidden" draw:shadow-offset-x="1mm" draw:shadow-offset-y="1mm" draw:caption-escape-direction="auto"/>
    </style:style>
    <style:style style:name="gr16" style:family="graphic">
      <style:graphic-properties draw:stroke="solid" svg:stroke-width="0mm" svg:stroke-color="#000000" draw:marker-start="Extrémités_20_de_20_flèche_20_1" draw:marker-start-width="2mm" draw:marker-start-center="false" draw:stroke-linejoin="miter" draw:fill="solid" draw:fill-color="#ffffff" draw:textarea-horizontal-align="justify" draw:textarea-vertical-align="justify" draw:auto-grow-height="true" draw:auto-grow-width="false" draw:fit-to-size="false" fo:max-width="120mm" fo:min-height="18.63mm" fo:min-width="29mm" fo:padding-top="1mm" fo:padding-bottom="1mm" fo:padding-left="1mm" fo:padding-right="1mm" draw:shadow="hidden" draw:shadow-offset-x="1mm" draw:shadow-offset-y="1mm" draw:caption-escape-direction="auto"/>
    </style:style>
    <style:style style:name="gr17" style:family="graphic">
      <style:graphic-properties draw:stroke="solid" svg:stroke-width="0mm" svg:stroke-color="#000000" draw:marker-start="Extrémités_20_de_20_flèche_20_1" draw:marker-start-width="2mm" draw:marker-start-center="false" draw:stroke-linejoin="miter" draw:fill="solid" draw:fill-color="#ffffff" draw:textarea-horizontal-align="justify" draw:textarea-vertical-align="justify" draw:auto-grow-height="true" draw:auto-grow-width="false" draw:fit-to-size="false" fo:max-width="120mm" fo:min-height="18.64mm" fo:min-width="29mm" fo:padding-top="1mm" fo:padding-bottom="1mm" fo:padding-left="1mm" fo:padding-right="1mm" draw:shadow="hidden" draw:shadow-offset-x="1mm" draw:shadow-offset-y="1mm" draw:caption-escape-direction="auto"/>
    </style:style>
    <style:style style:name="gr18" style:family="graphic">
      <style:graphic-properties draw:stroke="solid" svg:stroke-width="0mm" svg:stroke-color="#000000" draw:marker-start="Extrémités_20_de_20_flèche_20_1" draw:marker-start-width="2mm" draw:marker-start-center="false" draw:stroke-linejoin="miter" draw:fill="solid" draw:fill-color="#ffffff" draw:textarea-horizontal-align="justify" draw:textarea-vertical-align="justify" draw:auto-grow-height="true" draw:auto-grow-width="false" draw:fit-to-size="false" fo:max-width="120mm" fo:min-height="39.27mm" fo:min-width="29mm" fo:padding-top="1mm" fo:padding-bottom="1mm" fo:padding-left="1mm" fo:padding-right="1mm" draw:shadow="hidden" draw:shadow-offset-x="1mm" draw:shadow-offset-y="1mm" draw:caption-escape-direction="auto"/>
    </style:style>
    <style:style style:name="gr19" style:family="graphic">
      <style:graphic-properties draw:stroke="solid" svg:stroke-width="0mm" svg:stroke-color="#217346" draw:marker-start="Extrémités_20_de_20_flèche_20_1" draw:marker-start-width="2mm" draw:marker-start-center="false" draw:stroke-linejoin="miter" draw:fill="solid" draw:fill-color="#ffffff" draw:textarea-horizontal-align="justify" draw:textarea-vertical-align="justify" draw:auto-grow-height="true" draw:auto-grow-width="false" draw:fit-to-size="false" fo:max-width="120mm" fo:min-height="38.41mm" fo:min-width="29mm" fo:padding-top="1mm" fo:padding-bottom="1mm" fo:padding-left="1mm" fo:padding-right="1mm" draw:shadow="hidden" draw:shadow-offset-x="1mm" draw:shadow-offset-y="1mm" draw:caption-escape-direction="auto"/>
    </style:style>
    <style:style style:name="gr20" style:family="graphic">
      <style:graphic-properties draw:stroke="solid" svg:stroke-width="0mm" svg:stroke-color="#000000" draw:marker-start="Extrémités_20_de_20_flèche_20_1" draw:marker-start-width="2mm" draw:marker-start-center="false" draw:stroke-linejoin="miter" draw:fill="solid" draw:fill-color="#ffffff" draw:textarea-horizontal-align="justify" draw:textarea-vertical-align="justify" draw:auto-grow-height="true" draw:auto-grow-width="false" draw:fit-to-size="false" fo:max-width="120mm" fo:min-height="36.64mm" fo:min-width="29mm" fo:padding-top="1mm" fo:padding-bottom="1mm" fo:padding-left="1mm" fo:padding-right="1mm" draw:shadow="hidden" draw:shadow-offset-x="1mm" draw:shadow-offset-y="1mm" draw:caption-escape-direction="auto"/>
    </style:style>
    <style:style style:name="gr21" style:family="graphic">
      <style:graphic-properties draw:stroke="solid" svg:stroke-width="0mm" svg:stroke-color="#000000" draw:marker-start="Extrémités_20_de_20_flèche_20_1" draw:marker-start-width="2mm" draw:marker-start-center="false" draw:stroke-linejoin="miter" draw:fill="solid" draw:fill-color="#ffffff" draw:textarea-horizontal-align="justify" draw:textarea-vertical-align="justify" draw:auto-grow-height="true" draw:auto-grow-width="false" draw:fit-to-size="false" fo:max-width="120mm" fo:min-height="42.25mm" fo:min-width="29mm" fo:padding-top="1mm" fo:padding-bottom="1mm" fo:padding-left="1mm" fo:padding-right="1mm" draw:shadow="hidden" draw:shadow-offset-x="1mm" draw:shadow-offset-y="1mm" draw:caption-escape-direction="auto"/>
    </style:style>
    <style:style style:name="gr22" style:family="graphic">
      <style:graphic-properties draw:stroke="solid" svg:stroke-width="0mm" svg:stroke-color="#000000" draw:marker-start="Extrémités_20_de_20_flèche_20_1" draw:marker-start-width="2mm" draw:marker-start-center="false" draw:stroke-linejoin="miter" draw:fill="solid" draw:fill-color="#ffffff" draw:textarea-horizontal-align="justify" draw:textarea-vertical-align="justify" draw:auto-grow-height="true" draw:auto-grow-width="false" draw:fit-to-size="false" fo:max-width="120mm" fo:min-height="19.17mm" fo:min-width="29mm" fo:padding-top="1mm" fo:padding-bottom="1mm" fo:padding-left="1mm" fo:padding-right="1mm" draw:shadow="hidden" draw:shadow-offset-x="1mm" draw:shadow-offset-y="1mm" draw:caption-escape-direction="auto"/>
    </style:style>
    <style:style style:name="gr23" style:family="graphic">
      <style:graphic-properties draw:stroke="solid" svg:stroke-width="0mm" svg:stroke-color="#000000" draw:marker-start="Extrémités_20_de_20_flèche_20_1" draw:marker-start-width="2mm" draw:marker-start-center="false" draw:stroke-linejoin="miter" draw:fill="solid" draw:fill-color="#ffffff" draw:textarea-horizontal-align="justify" draw:textarea-vertical-align="justify" draw:auto-grow-height="true" draw:auto-grow-width="false" draw:fit-to-size="false" fo:max-width="120mm" fo:min-height="30.73mm" fo:min-width="29mm" fo:padding-top="1mm" fo:padding-bottom="1mm" fo:padding-left="1mm" fo:padding-right="1mm" draw:shadow="hidden" draw:shadow-offset-x="1mm" draw:shadow-offset-y="1mm" draw:caption-escape-direction="auto"/>
    </style:style>
    <style:style style:name="gr24" style:family="graphic">
      <style:graphic-properties draw:stroke="solid" svg:stroke-width="0mm" svg:stroke-color="#000000" draw:marker-start="Extrémités_20_de_20_flèche_20_1" draw:marker-start-width="2mm" draw:marker-start-center="false" draw:stroke-linejoin="miter" draw:fill="solid" draw:fill-color="#ffffff" draw:textarea-horizontal-align="justify" draw:textarea-vertical-align="justify" draw:auto-grow-height="true" draw:auto-grow-width="false" draw:fit-to-size="false" fo:max-width="120mm" fo:min-height="34.57mm" fo:min-width="29mm" fo:padding-top="1mm" fo:padding-bottom="1mm" fo:padding-left="1mm" fo:padding-right="1mm" draw:shadow="hidden" draw:shadow-offset-x="1mm" draw:shadow-offset-y="1mm" draw:caption-escape-direction="auto"/>
    </style:style>
    <style:style style:name="gr25" style:family="graphic">
      <style:graphic-properties draw:stroke="solid" svg:stroke-width="0mm" svg:stroke-color="#000000" draw:marker-start="Extrémités_20_de_20_flèche_20_1" draw:marker-start-width="2mm" draw:marker-start-center="false" draw:stroke-linejoin="miter" draw:fill="solid" draw:fill-color="#ffffff" draw:textarea-horizontal-align="justify" draw:textarea-vertical-align="justify" draw:auto-grow-height="true" draw:auto-grow-width="false" draw:fit-to-size="false" fo:max-width="120mm" fo:min-height="29.49mm" fo:min-width="29mm" fo:padding-top="1mm" fo:padding-bottom="1mm" fo:padding-left="1mm" fo:padding-right="1mm" draw:shadow="hidden" draw:shadow-offset-x="1mm" draw:shadow-offset-y="1mm" draw:caption-escape-direction="auto"/>
    </style:style>
    <style:style style:name="gr26" style:family="graphic">
      <style:graphic-properties draw:stroke="solid" svg:stroke-width="0mm" svg:stroke-color="#000000" draw:marker-start="Extrémités_20_de_20_flèche_20_1" draw:marker-start-width="2mm" draw:marker-start-center="false" draw:stroke-linejoin="miter" draw:fill="solid" draw:fill-color="#ffffff" draw:textarea-horizontal-align="justify" draw:textarea-vertical-align="justify" draw:auto-grow-height="true" draw:auto-grow-width="false" draw:fit-to-size="false" fo:max-width="120mm" fo:min-height="35.83mm" fo:min-width="29mm" fo:padding-top="1mm" fo:padding-bottom="1mm" fo:padding-left="1mm" fo:padding-right="1mm" draw:shadow="hidden" draw:shadow-offset-x="1mm" draw:shadow-offset-y="1mm" draw:caption-escape-direction="auto"/>
    </style:style>
    <style:style style:name="gr27" style:family="graphic">
      <style:graphic-properties draw:stroke="solid" svg:stroke-width="0mm" svg:stroke-color="#000000" draw:marker-start="Extrémités_20_de_20_flèche_20_1" draw:marker-start-width="2mm" draw:marker-start-center="false" draw:stroke-linejoin="miter" draw:fill="solid" draw:fill-color="#ffffff" draw:textarea-horizontal-align="justify" draw:textarea-vertical-align="justify" draw:auto-grow-height="true" draw:auto-grow-width="false" draw:fit-to-size="false" fo:max-width="120mm" fo:min-height="30.61mm" fo:min-width="29mm" fo:padding-top="1mm" fo:padding-bottom="1mm" fo:padding-left="1mm" fo:padding-right="1mm" draw:shadow="hidden" draw:shadow-offset-x="1mm" draw:shadow-offset-y="1mm" draw:caption-escape-direction="auto"/>
    </style:style>
    <style:style style:name="gr28" style:family="graphic">
      <style:graphic-properties draw:stroke="solid" svg:stroke-width="0mm" svg:stroke-color="#000000" draw:marker-start="Extrémités_20_de_20_flèche_20_1" draw:marker-start-width="2mm" draw:marker-start-center="false" draw:stroke-linejoin="miter" draw:fill="solid" draw:fill-color="#ffffff" draw:textarea-horizontal-align="justify" draw:textarea-vertical-align="justify" draw:auto-grow-height="true" draw:auto-grow-width="false" draw:fit-to-size="false" fo:max-width="120mm" fo:min-height="17.05mm" fo:min-width="29mm" fo:padding-top="1mm" fo:padding-bottom="1mm" fo:padding-left="1mm" fo:padding-right="1mm" draw:shadow="hidden" draw:shadow-offset-x="1mm" draw:shadow-offset-y="1mm" draw:caption-escape-direction="auto"/>
    </style:style>
    <style:style style:name="gr29" style:family="graphic">
      <style:graphic-properties draw:stroke="solid" svg:stroke-width="0mm" svg:stroke-color="#000000" draw:marker-start="Extrémités_20_de_20_flèche_20_1" draw:marker-start-width="2mm" draw:marker-start-center="false" draw:stroke-linejoin="miter" draw:fill="solid" draw:fill-color="#ffffff" draw:textarea-horizontal-align="justify" draw:textarea-vertical-align="justify" draw:auto-grow-height="true" draw:auto-grow-width="false" draw:fit-to-size="false" fo:max-width="120mm" fo:min-height="51.97mm" fo:min-width="29mm" fo:padding-top="1mm" fo:padding-bottom="1mm" fo:padding-left="1mm" fo:padding-right="1mm" draw:shadow="hidden" draw:shadow-offset-x="1mm" draw:shadow-offset-y="1mm" draw:caption-escape-direction="auto"/>
    </style:style>
    <style:style style:name="gr30" style:family="graphic">
      <style:graphic-properties draw:stroke="solid" svg:stroke-width="0mm" svg:stroke-color="#000000" draw:marker-start="Extrémités_20_de_20_flèche_20_1" draw:marker-start-width="2mm" draw:marker-start-center="false" draw:stroke-linejoin="miter" draw:fill="solid" draw:fill-color="#ffffff" draw:textarea-horizontal-align="justify" draw:textarea-vertical-align="justify" draw:auto-grow-height="true" draw:auto-grow-width="false" draw:fit-to-size="false" fo:max-width="120mm" fo:min-height="177.91mm" fo:min-width="29mm" fo:padding-top="1mm" fo:padding-bottom="1mm" fo:padding-left="1mm" fo:padding-right="1mm" draw:shadow="hidden" draw:shadow-offset-x="1mm" draw:shadow-offset-y="1mm" draw:caption-escape-direction="auto"/>
    </style:style>
    <style:style style:name="gr31" style:family="graphic">
      <style:graphic-properties draw:stroke="solid" svg:stroke-width="0mm" svg:stroke-color="#000000" draw:marker-start="Extrémités_20_de_20_flèche_20_1" draw:marker-start-width="2mm" draw:marker-start-center="false" draw:stroke-linejoin="miter" draw:fill="solid" draw:fill-color="#ffffff" draw:textarea-horizontal-align="justify" draw:textarea-vertical-align="justify" draw:auto-grow-height="true" draw:auto-grow-width="false" draw:fit-to-size="false" fo:max-width="120mm" fo:min-height="179.5mm" fo:min-width="29mm" fo:padding-top="1mm" fo:padding-bottom="1mm" fo:padding-left="1mm" fo:padding-right="1mm" draw:shadow="hidden" draw:shadow-offset-x="1mm" draw:shadow-offset-y="1mm" draw:caption-escape-direction="auto"/>
    </style:style>
    <style:style style:name="gr32" style:family="graphic">
      <style:graphic-properties draw:stroke="solid" svg:stroke-width="0mm" svg:stroke-color="#000000" draw:marker-start="Extrémités_20_de_20_flèche_20_1" draw:marker-start-width="2mm" draw:marker-start-center="false" draw:stroke-linejoin="miter" draw:fill="solid" draw:fill-color="#ffffff" draw:textarea-horizontal-align="justify" draw:textarea-vertical-align="justify" draw:auto-grow-height="true" draw:auto-grow-width="false" draw:fit-to-size="false" fo:max-width="120mm" fo:min-height="47.74mm" fo:min-width="29mm" fo:padding-top="1mm" fo:padding-bottom="1mm" fo:padding-left="1mm" fo:padding-right="1mm" draw:shadow="hidden" draw:shadow-offset-x="1mm" draw:shadow-offset-y="1mm" draw:caption-escape-direction="auto"/>
    </style:style>
    <style:style style:name="gr33" style:family="graphic">
      <style:graphic-properties draw:stroke="solid" svg:stroke-width="0mm" svg:stroke-color="#000000" draw:marker-start="Extrémités_20_de_20_flèche_20_1" draw:marker-start-width="2mm" draw:marker-start-center="false" draw:stroke-linejoin="miter" draw:fill="solid" draw:fill-color="#ffffff" draw:textarea-horizontal-align="justify" draw:textarea-vertical-align="justify" draw:auto-grow-height="true" draw:auto-grow-width="false" draw:fit-to-size="false" fo:max-width="120mm" fo:min-height="22.34mm" fo:min-width="29mm" fo:padding-top="1mm" fo:padding-bottom="1mm" fo:padding-left="1mm" fo:padding-right="1mm" draw:shadow="hidden" draw:shadow-offset-x="1mm" draw:shadow-offset-y="1mm" draw:caption-escape-direction="auto"/>
    </style:style>
    <style:style style:name="gr34" style:family="graphic">
      <style:graphic-properties draw:stroke="solid" svg:stroke-width="0mm" svg:stroke-color="#217346" draw:marker-start="Extrémités_20_de_20_flèche_20_1" draw:marker-start-width="2mm" draw:marker-start-center="false" draw:stroke-linejoin="miter" draw:fill="solid" draw:fill-color="#ffffff" draw:textarea-horizontal-align="justify" draw:textarea-vertical-align="justify" draw:auto-grow-height="true" draw:auto-grow-width="false" draw:fit-to-size="false" fo:max-width="120mm" fo:min-height="23.05mm" fo:min-width="29mm" fo:padding-top="1mm" fo:padding-bottom="1mm" fo:padding-left="1mm" fo:padding-right="1mm" draw:shadow="hidden" draw:shadow-offset-x="1mm" draw:shadow-offset-y="1mm" draw:caption-escape-direction="auto"/>
    </style:style>
    <style:style style:name="gr35" style:family="graphic">
      <style:graphic-properties draw:stroke="solid" svg:stroke-width="0mm" svg:stroke-color="#000000" draw:marker-start="Extrémités_20_de_20_flèche_20_1" draw:marker-start-width="2mm" draw:marker-start-center="false" draw:stroke-linejoin="miter" draw:fill="solid" draw:fill-color="#ffffff" draw:textarea-horizontal-align="justify" draw:textarea-vertical-align="justify" draw:auto-grow-height="true" draw:auto-grow-width="false" draw:fit-to-size="false" fo:max-width="120mm" fo:min-height="22.07mm" fo:min-width="29mm" fo:padding-top="1mm" fo:padding-bottom="1mm" fo:padding-left="1mm" fo:padding-right="1mm" draw:shadow="hidden" draw:shadow-offset-x="1mm" draw:shadow-offset-y="1mm" draw:caption-escape-direction="auto"/>
    </style:style>
    <style:style style:name="gr36" style:family="graphic">
      <style:graphic-properties draw:stroke="solid" svg:stroke-width="0mm" svg:stroke-color="#000000" draw:marker-start="Extrémités_20_de_20_flèche_20_1" draw:marker-start-width="2mm" draw:marker-start-center="false" draw:stroke-linejoin="miter" draw:fill="solid" draw:fill-color="#ffffff" draw:textarea-horizontal-align="justify" draw:textarea-vertical-align="justify" draw:auto-grow-height="true" draw:auto-grow-width="false" draw:fit-to-size="false" fo:max-width="120mm" fo:min-height="39.01mm" fo:min-width="29mm" fo:padding-top="1mm" fo:padding-bottom="1mm" fo:padding-left="1mm" fo:padding-right="1mm" draw:shadow="hidden" draw:shadow-offset-x="1mm" draw:shadow-offset-y="1mm" draw:caption-escape-direction="auto"/>
    </style:style>
    <style:style style:name="gr37" style:family="graphic">
      <style:graphic-properties draw:stroke="solid" svg:stroke-width="0mm" svg:stroke-color="#000000" draw:marker-start="Extrémités_20_de_20_flèche_20_1" draw:marker-start-width="2mm" draw:marker-start-center="false" draw:stroke-linejoin="miter" draw:fill="solid" draw:fill-color="#ffffff" draw:textarea-horizontal-align="justify" draw:textarea-vertical-align="justify" draw:auto-grow-height="true" draw:auto-grow-width="false" draw:fit-to-size="false" fo:max-width="120mm" fo:min-height="61.45mm" fo:min-width="29mm" fo:padding-top="1mm" fo:padding-bottom="1mm" fo:padding-left="1mm" fo:padding-right="1mm" draw:shadow="hidden" draw:shadow-offset-x="1mm" draw:shadow-offset-y="1mm" draw:caption-escape-direction="auto"/>
    </style:style>
    <style:style style:name="gr38" style:family="graphic">
      <style:graphic-properties draw:stroke="solid" svg:stroke-width="0mm" svg:stroke-color="#000000" draw:marker-start="Extrémités_20_de_20_flèche_20_1" draw:marker-start-width="2mm" draw:marker-start-center="false" draw:stroke-linejoin="miter" draw:fill="solid" draw:fill-color="#ffffff" draw:textarea-horizontal-align="justify" draw:textarea-vertical-align="justify" draw:auto-grow-height="true" draw:auto-grow-width="false" draw:fit-to-size="false" fo:max-width="120mm" fo:min-height="38.41mm" fo:min-width="29mm" fo:padding-top="1mm" fo:padding-bottom="1mm" fo:padding-left="1mm" fo:padding-right="1mm" draw:shadow="hidden" draw:shadow-offset-x="1mm" draw:shadow-offset-y="1mm" draw:caption-escape-direction="auto"/>
    </style:style>
    <style:style style:name="gr39" style:family="graphic">
      <style:graphic-properties draw:stroke="solid" svg:stroke-width="0mm" svg:stroke-color="#000000" draw:marker-start="Extrémités_20_de_20_flèche_20_1" draw:marker-start-width="2mm" draw:marker-start-center="false" draw:stroke-linejoin="miter" draw:fill="solid" draw:fill-color="#ffffff" draw:textarea-horizontal-align="justify" draw:textarea-vertical-align="justify" draw:auto-grow-height="true" draw:auto-grow-width="false" draw:fit-to-size="false" fo:max-width="120mm" fo:min-height="17.32mm" fo:min-width="29mm" fo:padding-top="1mm" fo:padding-bottom="1mm" fo:padding-left="1mm" fo:padding-right="1mm" draw:shadow="hidden" draw:shadow-offset-x="1mm" draw:shadow-offset-y="1mm" draw:caption-escape-direction="auto"/>
    </style:style>
    <style:style style:name="gr40" style:family="graphic">
      <style:graphic-properties draw:stroke="solid" svg:stroke-width="0mm" svg:stroke-color="#000000" draw:marker-start="Extrémités_20_de_20_flèche_20_1" draw:marker-start-width="2mm" draw:marker-start-center="false" draw:stroke-linejoin="miter" draw:fill="solid" draw:fill-color="#ffffff" draw:textarea-horizontal-align="justify" draw:textarea-vertical-align="justify" draw:auto-grow-height="true" draw:auto-grow-width="false" draw:fit-to-size="false" fo:max-width="120mm" fo:min-height="19.42mm" fo:min-width="29mm" fo:padding-top="1mm" fo:padding-bottom="1mm" fo:padding-left="1mm" fo:padding-right="1mm" draw:shadow="hidden" draw:shadow-offset-x="1mm" draw:shadow-offset-y="1mm" draw:caption-escape-direction="auto"/>
    </style:style>
    <style:style style:name="gr41" style:family="graphic">
      <style:graphic-properties draw:stroke="solid" svg:stroke-width="0mm" svg:stroke-color="#000000" draw:marker-start="Extrémités_20_de_20_flèche_20_1" draw:marker-start-width="2mm" draw:marker-start-center="false" draw:stroke-linejoin="miter" draw:fill="solid" draw:fill-color="#ffffff" draw:textarea-horizontal-align="justify" draw:textarea-vertical-align="justify" draw:auto-grow-height="true" draw:auto-grow-width="false" draw:fit-to-size="false" fo:max-width="120mm" fo:min-height="19.43mm" fo:min-width="29mm" fo:padding-top="1mm" fo:padding-bottom="1mm" fo:padding-left="1mm" fo:padding-right="1mm" draw:shadow="hidden" draw:shadow-offset-x="1mm" draw:shadow-offset-y="1mm" draw:caption-escape-direction="auto"/>
    </style:style>
    <style:style style:name="gr42" style:family="graphic">
      <style:graphic-properties draw:stroke="solid" svg:stroke-width="0mm" svg:stroke-color="#000000" draw:marker-start="Extrémités_20_de_20_flèche_20_1" draw:marker-start-width="2mm" draw:marker-start-center="false" draw:stroke-linejoin="miter" draw:fill="solid" draw:fill-color="#ffffff" draw:textarea-horizontal-align="justify" draw:textarea-vertical-align="justify" draw:auto-grow-height="true" draw:auto-grow-width="false" draw:fit-to-size="false" fo:max-width="120mm" fo:min-height="49.93mm" fo:min-width="29mm" fo:padding-top="1mm" fo:padding-bottom="1mm" fo:padding-left="1mm" fo:padding-right="1mm" draw:shadow="hidden" draw:shadow-offset-x="1mm" draw:shadow-offset-y="1mm" draw:caption-escape-direction="auto"/>
    </style:style>
    <style:style style:name="gr43" style:family="graphic">
      <style:graphic-properties draw:stroke="solid" svg:stroke-width="0mm" svg:stroke-color="#000000" draw:marker-start="Extrémités_20_de_20_flèche_20_1" draw:marker-start-width="2mm" draw:marker-start-center="false" draw:stroke-linejoin="miter" draw:fill="solid" draw:fill-color="#ffffff" draw:textarea-horizontal-align="justify" draw:textarea-vertical-align="justify" draw:auto-grow-height="true" draw:auto-grow-width="false" draw:fit-to-size="false" fo:max-width="120mm" fo:min-height="19.16mm" fo:min-width="29mm" fo:padding-top="1mm" fo:padding-bottom="1mm" fo:padding-left="1mm" fo:padding-right="1mm" draw:shadow="hidden" draw:shadow-offset-x="1mm" draw:shadow-offset-y="1mm" draw:caption-escape-direction="auto"/>
    </style:style>
    <style:style style:name="gr44" style:family="graphic">
      <style:graphic-properties draw:stroke="none" draw:fill="none" draw:textarea-horizontal-align="center" draw:textarea-vertical-align="middle" draw:ole-draw-aspect="1"/>
    </style:style>
    <style:style style:name="gr45" style:family="graphic">
      <style:graphic-properties draw:marker-start="Extrémités_20_de_20_flèche_20_1" draw:marker-start-width="2mm" draw:marker-start-center="false" draw:fill="solid" draw:fill-color="#ffffc0" draw:auto-grow-height="true" draw:auto-grow-width="false" fo:min-height="14.23mm" fo:padding-top="1mm" fo:padding-bottom="1mm" fo:padding-left="1mm" fo:padding-right="1mm" draw:shadow="hidden" draw:shadow-offset-x="1mm" draw:shadow-offset-y="1mm"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9pt" fo:language="fr" fo:country="FR"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fo:hyphenate="false"/>
    </style:style>
    <style:style style:name="P2" style:family="paragraph">
      <loext:graphic-properties draw:fill="solid" draw:fill-color="#ffffff"/>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9pt" fo:language="fr" fo:country="FR"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8pt" fo:language="fr" fo:country="FR"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fo:hyphenate="false"/>
    </style:style>
    <style:style style:name="P4" style:family="paragraph">
      <loext:graphic-properties draw:fill="solid" draw:fill-color="#ffffff"/>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8pt" fo:language="fr" fo:country="FR"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fo:hyphenate="false"/>
    </style:style>
    <style:style style:name="P5" style:family="paragraph">
      <loext:graphic-properties draw:fill="none"/>
      <style:paragraph-properties fo:text-align="center"/>
    </style:style>
    <style:style style:name="P6" style:family="paragraph">
      <style:paragraph-properties style:text-autospace="none" style:line-break="normal" style:writing-mode="page"/>
      <style:text-properties fo:color="#000000" style:text-outline="false" style:text-line-through-style="none" style:text-line-through-type="none" style:font-name="Calibri"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family-complex="Mangal" style:font-family-generic-complex="system" style:font-pitch-complex="variable" style:font-size-complex="11pt" style:language-complex="hi" style:country-complex="IN" style:font-style-complex="normal" style:font-weight-complex="normal" style:text-emphasize="none" style:font-relief="none" style:text-overline-style="none" style:text-overline-color="font-color" fo:hyphenate="false"/>
    </style:style>
    <style:style style:name="P7"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Calibri"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family-complex="Mangal" style:font-family-generic-complex="system" style:font-pitch-complex="variable"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fo:font-size="9pt" fo:language="fr" fo:country="FR"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fo:font-size="9pt" fo:language="fr" fo:country="FR"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family-complex="Tahoma" style:font-family-generic-complex="swiss" style:font-pitch-complex="variable" style:font-size-complex="9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fo:font-family="Tahoma" style:font-family-generic="swiss" fo:font-size="8pt" fo:language="fr" fo:country="FR"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fo:font-family="Tahoma" style:font-family-generic="swiss" fo:font-size="8pt" fo:language="fr" fo:country="FR"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style:text-line-through-type="none" style:font-name="Calibri"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family-complex="Mangal" style:font-family-generic-complex="system" style:font-pitch-complex="variable"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prix AME Memphis" table:style-name="ta1">
        <office:forms form:automatic-focus="false" form:apply-design-mode="false"/>
        <table:table-column table:style-name="co1" table:default-cell-style-name="ce5"/>
        <table:table-column table:style-name="co2" table:default-cell-style-name="ce13"/>
        <table:table-column table:style-name="co3" table:number-columns-repeated="4" table:default-cell-style-name="ce13"/>
        <table:table-column table:style-name="co4" table:default-cell-style-name="ce13"/>
        <table:table-column table:style-name="co5" table:number-columns-repeated="2" table:default-cell-style-name="ce13"/>
        <table:table-column table:style-name="co6" table:number-columns-repeated="9" table:default-cell-style-name="ce13"/>
        <table:table-column table:style-name="co7" table:number-columns-repeated="44" table:default-cell-style-name="ce13"/>
        <table:table-column table:style-name="co8" table:default-cell-style-name="ce13"/>
        <table:table-column table:style-name="co9" table:number-columns-repeated="5" table:default-cell-style-name="ce13"/>
        <table:table-column table:style-name="co10" table:number-columns-repeated="2" table:default-cell-style-name="ce13"/>
        <table:table-column table:style-name="co11" table:default-cell-style-name="ce13"/>
        <table:table-column table:style-name="co12" table:default-cell-style-name="ce13"/>
        <table:table-column table:style-name="co7" table:number-columns-repeated="952" table:default-cell-style-name="ce13"/>
        <table:table-row table:style-name="ro1">
          <table:table-cell table:style-name="ce2" office:value-type="string" calcext:value-type="string">
            <text:p>En jaune : entrée de MENFIS</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cell office:value-type="float" office:value="48" calcext:value-type="float">
            <text:p>48</text:p>
          </table:table-cell>
          <table:table-cell office:value-type="float" office:value="49" calcext:value-type="float">
            <text:p>49</text:p>
          </table:table-cell>
          <table:table-cell office:value-type="float" office:value="50" calcext:value-type="float">
            <text:p>50</text:p>
          </table:table-cell>
          <table:table-cell office:value-type="float" office:value="51" calcext:value-type="float">
            <text:p>51</text:p>
          </table:table-cell>
          <table:table-cell office:value-type="float" office:value="52" calcext:value-type="float">
            <text:p>52</text:p>
          </table:table-cell>
          <table:table-cell office:value-type="float" office:value="53" calcext:value-type="float">
            <text:p>53</text:p>
          </table:table-cell>
          <table:table-cell office:value-type="float" office:value="54" calcext:value-type="float">
            <text:p>54</text:p>
          </table:table-cell>
          <table:table-cell office:value-type="float" office:value="55" calcext:value-type="float">
            <text:p>55</text:p>
          </table:table-cell>
          <table:table-cell office:value-type="float" office:value="56" calcext:value-type="float">
            <text:p>56</text:p>
          </table:table-cell>
          <table:table-cell office:value-type="float" office:value="57" calcext:value-type="float">
            <text:p>57</text:p>
          </table:table-cell>
          <table:table-cell office:value-type="float" office:value="58" calcext:value-type="float">
            <text:p>58</text:p>
          </table:table-cell>
          <table:table-cell office:value-type="float" office:value="59" calcext:value-type="float">
            <text:p>59</text:p>
          </table:table-cell>
          <table:table-cell office:value-type="float" office:value="60" calcext:value-type="float">
            <text:p>60</text:p>
          </table:table-cell>
          <table:table-cell office:value-type="float" office:value="61" calcext:value-type="float">
            <text:p>61</text:p>
          </table:table-cell>
          <table:table-cell office:value-type="float" office:value="62" calcext:value-type="float">
            <text:p>62</text:p>
          </table:table-cell>
          <table:table-cell table:style-name="Default" table:number-columns-repeated="962"/>
        </table:table-row>
        <table:table-row table:style-name="ro1">
          <table:table-cell table:style-name="ce3" office:value-type="string" calcext:value-type="string">
            <text:p>Annee</text:p>
          </table:table-cell>
          <table:table-cell table:style-name="ce14" office:value-type="float" office:value="2000" calcext:value-type="float">
            <text:p>2000</text:p>
          </table:table-cell>
          <table:table-cell table:style-name="ce14" office:value-type="float" office:value="2001" calcext:value-type="float">
            <text:p>2001</text:p>
          </table:table-cell>
          <table:table-cell table:style-name="ce14" office:value-type="float" office:value="2002" calcext:value-type="float">
            <text:p>2002</text:p>
          </table:table-cell>
          <table:table-cell table:style-name="ce14" office:value-type="float" office:value="2003" calcext:value-type="float">
            <text:p>2003</text:p>
          </table:table-cell>
          <table:table-cell table:style-name="ce14" office:value-type="float" office:value="2004" calcext:value-type="float">
            <text:p>2004</text:p>
          </table:table-cell>
          <table:table-cell table:style-name="ce14" office:value-type="float" office:value="2005" calcext:value-type="float">
            <text:p>2005</text:p>
          </table:table-cell>
          <table:table-cell table:style-name="ce14" office:value-type="float" office:value="2006" calcext:value-type="float">
            <text:p>2006</text:p>
          </table:table-cell>
          <table:table-cell table:style-name="ce14" office:value-type="float" office:value="2007" calcext:value-type="float">
            <text:p>2007</text:p>
          </table:table-cell>
          <table:table-cell table:style-name="ce14" office:value-type="float" office:value="2008" calcext:value-type="float">
            <text:p>2008</text:p>
          </table:table-cell>
          <table:table-cell table:style-name="ce14" office:value-type="float" office:value="2009" calcext:value-type="float">
            <text:p>2009</text:p>
          </table:table-cell>
          <table:table-cell table:style-name="ce14" office:value-type="float" office:value="2010" calcext:value-type="float">
            <text:p>2010</text:p>
          </table:table-cell>
          <table:table-cell table:style-name="ce14" office:value-type="float" office:value="2011" calcext:value-type="float">
            <text:p>2011</text:p>
          </table:table-cell>
          <table:table-cell table:style-name="ce14" office:value-type="float" office:value="2012" calcext:value-type="float">
            <text:p>2012</text:p>
          </table:table-cell>
          <table:table-cell table:style-name="ce14" office:value-type="float" office:value="2013" calcext:value-type="float">
            <text:p>2013</text:p>
          </table:table-cell>
          <table:table-cell table:style-name="ce14" office:value-type="float" office:value="2014" calcext:value-type="float">
            <text:p>2014</text:p>
          </table:table-cell>
          <table:table-cell table:style-name="ce14" office:value-type="float" office:value="2015" calcext:value-type="float">
            <text:p>2015</text:p>
          </table:table-cell>
          <table:table-cell table:style-name="ce14" office:value-type="float" office:value="2016" calcext:value-type="float">
            <text:p>2016</text:p>
          </table:table-cell>
          <table:table-cell table:style-name="ce14" office:value-type="float" office:value="2017" calcext:value-type="float">
            <text:p>2017</text:p>
          </table:table-cell>
          <table:table-cell table:style-name="ce14" office:value-type="float" office:value="2018" calcext:value-type="float">
            <text:p>2018</text:p>
          </table:table-cell>
          <table:table-cell table:style-name="ce14" office:value-type="float" office:value="2019" calcext:value-type="float">
            <text:p>2019</text:p>
          </table:table-cell>
          <table:table-cell table:style-name="ce14" office:value-type="float" office:value="2020" calcext:value-type="float">
            <text:p>2020</text:p>
          </table:table-cell>
          <table:table-cell table:style-name="ce14" office:value-type="float" office:value="2021" calcext:value-type="float">
            <text:p>2021</text:p>
          </table:table-cell>
          <table:table-cell table:style-name="ce14" office:value-type="float" office:value="2022" calcext:value-type="float">
            <text:p>2022</text:p>
          </table:table-cell>
          <table:table-cell table:style-name="ce14" office:value-type="float" office:value="2023" calcext:value-type="float">
            <text:p>2023</text:p>
          </table:table-cell>
          <table:table-cell table:style-name="ce14" office:value-type="float" office:value="2024" calcext:value-type="float">
            <text:p>2024</text:p>
          </table:table-cell>
          <table:table-cell table:style-name="ce14" office:value-type="float" office:value="2025" calcext:value-type="float">
            <text:p>2025</text:p>
          </table:table-cell>
          <table:table-cell table:style-name="ce14" office:value-type="float" office:value="2026" calcext:value-type="float">
            <text:p>2026</text:p>
          </table:table-cell>
          <table:table-cell table:style-name="ce14" office:value-type="float" office:value="2027" calcext:value-type="float">
            <text:p>2027</text:p>
          </table:table-cell>
          <table:table-cell table:style-name="ce14" office:value-type="float" office:value="2028" calcext:value-type="float">
            <text:p>2028</text:p>
          </table:table-cell>
          <table:table-cell table:style-name="ce14" office:value-type="float" office:value="2029" calcext:value-type="float">
            <text:p>2029</text:p>
          </table:table-cell>
          <table:table-cell table:style-name="ce14" office:value-type="float" office:value="2030" calcext:value-type="float">
            <text:p>2030</text:p>
          </table:table-cell>
          <table:table-cell table:style-name="ce14" office:value-type="float" office:value="2031" calcext:value-type="float">
            <text:p>2031</text:p>
          </table:table-cell>
          <table:table-cell table:style-name="ce14" office:value-type="float" office:value="2032" calcext:value-type="float">
            <text:p>2032</text:p>
          </table:table-cell>
          <table:table-cell table:style-name="ce14" office:value-type="float" office:value="2033" calcext:value-type="float">
            <text:p>2033</text:p>
          </table:table-cell>
          <table:table-cell table:style-name="ce14" office:value-type="float" office:value="2034" calcext:value-type="float">
            <text:p>2034</text:p>
          </table:table-cell>
          <table:table-cell table:style-name="ce14" office:value-type="float" office:value="2035" calcext:value-type="float">
            <text:p>2035</text:p>
          </table:table-cell>
          <table:table-cell table:style-name="ce14" office:value-type="float" office:value="2036" calcext:value-type="float">
            <text:p>2036</text:p>
          </table:table-cell>
          <table:table-cell table:style-name="ce14" office:value-type="float" office:value="2037" calcext:value-type="float">
            <text:p>2037</text:p>
          </table:table-cell>
          <table:table-cell table:style-name="ce14" office:value-type="float" office:value="2038" calcext:value-type="float">
            <text:p>2038</text:p>
          </table:table-cell>
          <table:table-cell table:style-name="ce14" office:value-type="float" office:value="2039" calcext:value-type="float">
            <text:p>2039</text:p>
          </table:table-cell>
          <table:table-cell table:style-name="ce14" office:value-type="float" office:value="2040" calcext:value-type="float">
            <text:p>2040</text:p>
          </table:table-cell>
          <table:table-cell table:style-name="ce14" office:value-type="float" office:value="2041" calcext:value-type="float">
            <text:p>2041</text:p>
          </table:table-cell>
          <table:table-cell table:style-name="ce14" office:value-type="float" office:value="2042" calcext:value-type="float">
            <text:p>2042</text:p>
          </table:table-cell>
          <table:table-cell table:style-name="ce14" office:value-type="float" office:value="2043" calcext:value-type="float">
            <text:p>2043</text:p>
          </table:table-cell>
          <table:table-cell table:style-name="ce14" office:value-type="float" office:value="2044" calcext:value-type="float">
            <text:p>2044</text:p>
          </table:table-cell>
          <table:table-cell table:style-name="ce14" office:value-type="float" office:value="2045" calcext:value-type="float">
            <text:p>2045</text:p>
          </table:table-cell>
          <table:table-cell table:style-name="ce14" office:value-type="float" office:value="2046" calcext:value-type="float">
            <text:p>2046</text:p>
          </table:table-cell>
          <table:table-cell table:style-name="ce14" office:value-type="float" office:value="2047" calcext:value-type="float">
            <text:p>2047</text:p>
          </table:table-cell>
          <table:table-cell table:style-name="ce14" office:value-type="float" office:value="2048" calcext:value-type="float">
            <text:p>2048</text:p>
          </table:table-cell>
          <table:table-cell table:style-name="ce14" office:value-type="float" office:value="2049" calcext:value-type="float">
            <text:p>2049</text:p>
          </table:table-cell>
          <table:table-cell table:style-name="ce14" office:value-type="float" office:value="2050" calcext:value-type="float">
            <text:p>2050</text:p>
          </table:table-cell>
          <table:table-cell table:style-name="ce14" office:value-type="float" office:value="2051" calcext:value-type="float">
            <text:p>2051</text:p>
          </table:table-cell>
          <table:table-cell table:style-name="ce14" office:value-type="float" office:value="2052" calcext:value-type="float">
            <text:p>2052</text:p>
          </table:table-cell>
          <table:table-cell table:style-name="ce14" office:value-type="float" office:value="2053" calcext:value-type="float">
            <text:p>2053</text:p>
          </table:table-cell>
          <table:table-cell table:style-name="ce14" office:value-type="float" office:value="2054" calcext:value-type="float">
            <text:p>2054</text:p>
          </table:table-cell>
          <table:table-cell table:style-name="ce14" office:value-type="float" office:value="2055" calcext:value-type="float">
            <text:p>2055</text:p>
          </table:table-cell>
          <table:table-cell table:style-name="ce14" office:value-type="float" office:value="2056" calcext:value-type="float">
            <text:p>2056</text:p>
          </table:table-cell>
          <table:table-cell table:style-name="ce14" office:value-type="float" office:value="2057" calcext:value-type="float">
            <text:p>2057</text:p>
          </table:table-cell>
          <table:table-cell table:style-name="ce14" office:value-type="float" office:value="2058" calcext:value-type="float">
            <text:p>2058</text:p>
          </table:table-cell>
          <table:table-cell table:style-name="ce14" office:value-type="float" office:value="2059" calcext:value-type="float">
            <text:p>2059</text:p>
          </table:table-cell>
          <table:table-cell table:style-name="ce14" office:value-type="float" office:value="2060" calcext:value-type="float">
            <text:p>2060</text:p>
          </table:table-cell>
          <table:table-cell table:style-name="ce14"/>
          <table:table-cell table:style-name="ce14" office:value-type="string" calcext:value-type="string">
            <text:p>TCAM 2000-2015</text:p>
          </table:table-cell>
          <table:table-cell table:style-name="ce14" office:value-type="string" calcext:value-type="string">
            <text:p>TCAM 2015-2023</text:p>
          </table:table-cell>
          <table:table-cell table:style-name="ce14" office:value-type="string" calcext:value-type="string">
            <text:p>TCAM 2015-2035</text:p>
          </table:table-cell>
          <table:table-cell table:style-name="ce14" office:value-type="string" calcext:value-type="string">
            <text:p>TCAM 2035-2050</text:p>
          </table:table-cell>
          <table:table-cell table:style-name="ce14" office:value-type="string" calcext:value-type="string">
            <text:p>TCAM 2015-2040</text:p>
          </table:table-cell>
          <table:table-cell table:style-name="ce14"/>
          <table:table-cell table:style-name="ce14" office:value-type="string" calcext:value-type="string">
            <text:p>taux augmentation prix 2035 \ 2015</text:p>
          </table:table-cell>
          <table:table-cell table:style-name="ce14" office:value-type="string" calcext:value-type="string">
            <text:p>taux augmentation prix 2050 \ 2015</text:p>
          </table:table-cell>
          <table:table-cell table:style-name="ce14" table:number-columns-repeated="953"/>
        </table:table-row>
        <table:table-row table:style-name="ro1">
          <table:table-cell table:style-name="Default"/>
          <table:table-cell table:number-columns-repeated="17" table:style-name="ce14" office:value-type="string" calcext:value-type="string">
            <text:p>Observation</text:p>
          </table:table-cell>
          <table:table-cell table:number-columns-repeated="44" table:style-name="ce14" office:value-type="string" calcext:value-type="string">
            <text:p>Prediction</text:p>
          </table:table-cell>
          <table:table-cell table:style-name="ce14"/>
          <table:table-cell table:style-name="Default" table:number-columns-repeated="961"/>
        </table:table-row>
        <table:table-row table:style-name="ro1">
          <table:table-cell table:style-name="ce3" office:value-type="string" calcext:value-type="string">
            <text:p>Indice des Prix a la Consommation (IPC) INSEE base 2008</text:p>
          </table:table-cell>
          <table:table-cell table:style-name="ce15" office:value-type="float" office:value="85.7454484436614" calcext:value-type="float">
            <text:p>85.75</text:p>
          </table:table-cell>
          <table:table-cell table:style-name="ce15" office:value-type="float" office:value="87.1717425958554" calcext:value-type="float">
            <text:p>87.17</text:p>
          </table:table-cell>
          <table:table-cell table:style-name="ce15" office:value-type="float" office:value="88.8497357160836" calcext:value-type="float">
            <text:p>88.85</text:p>
          </table:table-cell>
          <table:table-cell table:style-name="ce15" office:value-type="float" office:value="90.6955281483346" calcext:value-type="float">
            <text:p>90.70</text:p>
          </table:table-cell>
          <table:table-cell table:style-name="ce15" office:value-type="float" office:value="92.625220236597" calcext:value-type="float">
            <text:p>92.63</text:p>
          </table:table-cell>
          <table:table-cell table:style-name="ce15" office:value-type="float" office:value="94.3032133568252" calcext:value-type="float">
            <text:p>94.30</text:p>
          </table:table-cell>
          <table:table-cell table:style-name="ce15" office:value-type="float" office:value="95.8385770618341" calcext:value-type="float">
            <text:p>95.84</text:p>
          </table:table-cell>
          <table:table-cell table:style-name="ce15" office:value-type="float" office:value="97.2564812484269" calcext:value-type="float">
            <text:p>97.26</text:p>
          </table:table-cell>
          <table:table-cell table:style-name="ce15" office:value-type="float" office:value="100" calcext:value-type="float">
            <text:p>100.00</text:p>
          </table:table-cell>
          <table:table-cell table:style-name="ce15" office:value-type="float" office:value="100.083899656011" calcext:value-type="float">
            <text:p>100.08</text:p>
          </table:table-cell>
          <table:table-cell table:style-name="ce15" office:value-type="float" office:value="101.602483429818" calcext:value-type="float">
            <text:p>101.60</text:p>
          </table:table-cell>
          <table:table-cell table:style-name="ce15" office:value-type="float" office:value="103.75031462371" calcext:value-type="float">
            <text:p>103.75</text:p>
          </table:table-cell>
          <table:table-cell table:style-name="ce27" office:value-type="float" office:value="105.789076264787" calcext:value-type="float">
            <text:p>105.79</text:p>
          </table:table-cell>
          <table:table-cell table:style-name="ce15" office:value-type="float" office:value="106.719798657718" calcext:value-type="float">
            <text:p>106.72</text:p>
          </table:table-cell>
          <table:table-cell table:style-name="ce15" office:value-type="float" office:value="108.198570551926" calcext:value-type="float">
            <text:p>108.20</text:p>
          </table:table-cell>
          <table:table-cell table:style-name="ce15" office:value-type="float" office:value="108.292423203263" calcext:value-type="float">
            <text:p>108.29</text:p>
          </table:table-cell>
          <table:table-cell table:style-name="ce15" office:value-type="float" office:value="108.622712341624" calcext:value-type="float">
            <text:p>108.62</text:p>
          </table:table-cell>
          <table:table-cell table:style-name="ce15" office:value-type="float" office:value="110.252053026748" calcext:value-type="float">
            <text:p>110.25</text:p>
          </table:table-cell>
          <table:table-cell table:style-name="ce15" office:value-type="float" office:value="111.905833822149" calcext:value-type="float">
            <text:p>111.91</text:p>
          </table:table-cell>
          <table:table-cell table:style-name="ce15" office:value-type="float" office:value="113.584421329481" calcext:value-type="float">
            <text:p>113.58</text:p>
          </table:table-cell>
          <table:table-cell table:style-name="ce15" office:value-type="float" office:value="115.288187649424" calcext:value-type="float">
            <text:p>115.29</text:p>
          </table:table-cell>
          <table:table-cell table:style-name="ce15" office:value-type="float" office:value="117.017510464165" calcext:value-type="float">
            <text:p>117.02</text:p>
          </table:table-cell>
          <table:table-cell table:style-name="ce15" office:value-type="float" office:value="118.772773121127" calcext:value-type="float">
            <text:p>118.77</text:p>
          </table:table-cell>
          <table:table-cell table:style-name="ce15" office:value-type="float" office:value="120.554364717944" calcext:value-type="float">
            <text:p>120.55</text:p>
          </table:table-cell>
          <table:table-cell table:style-name="ce15" office:value-type="float" office:value="122.362680188714" calcext:value-type="float">
            <text:p>122.36</text:p>
          </table:table-cell>
          <table:table-cell table:style-name="ce15" office:value-type="float" office:value="124.198120391544" calcext:value-type="float">
            <text:p>124.20</text:p>
          </table:table-cell>
          <table:table-cell table:style-name="ce15" office:value-type="float" office:value="126.061092197417" calcext:value-type="float">
            <text:p>126.06</text:p>
          </table:table-cell>
          <table:table-cell table:style-name="ce15" office:value-type="float" office:value="127.952008580379" calcext:value-type="float">
            <text:p>127.95</text:p>
          </table:table-cell>
          <table:table-cell table:style-name="ce15" office:value-type="float" office:value="129.871288709084" calcext:value-type="float">
            <text:p>129.87</text:p>
          </table:table-cell>
          <table:table-cell table:style-name="ce15" office:value-type="float" office:value="131.819358039721" calcext:value-type="float">
            <text:p>131.82</text:p>
          </table:table-cell>
          <table:table-cell table:style-name="ce15" office:value-type="float" office:value="133.796648410316" calcext:value-type="float">
            <text:p>133.80</text:p>
          </table:table-cell>
          <table:table-cell table:style-name="ce15" office:value-type="float" office:value="135.803598136471" calcext:value-type="float">
            <text:p>135.80</text:p>
          </table:table-cell>
          <table:table-cell table:style-name="ce15" office:value-type="float" office:value="137.840652108518" calcext:value-type="float">
            <text:p>137.84</text:p>
          </table:table-cell>
          <table:table-cell table:style-name="ce15" office:value-type="float" office:value="139.908261890146" calcext:value-type="float">
            <text:p>139.91</text:p>
          </table:table-cell>
          <table:table-cell table:style-name="ce15" office:value-type="float" office:value="142.006885818498" calcext:value-type="float">
            <text:p>142.01</text:p>
          </table:table-cell>
          <table:table-cell table:style-name="ce15" office:value-type="float" office:value="144.136989105776" calcext:value-type="float">
            <text:p>144.14</text:p>
          </table:table-cell>
          <table:table-cell table:style-name="ce15" office:value-type="float" office:value="146.299043942362" calcext:value-type="float">
            <text:p>146.30</text:p>
          </table:table-cell>
          <table:table-cell table:style-name="ce15" office:value-type="float" office:value="148.493529601498" calcext:value-type="float">
            <text:p>148.49</text:p>
          </table:table-cell>
          <table:table-cell table:style-name="ce15" office:value-type="float" office:value="150.72093254552" calcext:value-type="float">
            <text:p>150.72</text:p>
          </table:table-cell>
          <table:table-cell table:style-name="ce15" office:value-type="float" office:value="152.981746533703" calcext:value-type="float">
            <text:p>152.98</text:p>
          </table:table-cell>
          <table:table-cell table:style-name="ce15" office:value-type="float" office:value="155.276472731708" calcext:value-type="float">
            <text:p>155.28</text:p>
          </table:table-cell>
          <table:table-cell table:style-name="ce15" office:value-type="float" office:value="157.605619822684" calcext:value-type="float">
            <text:p>157.61</text:p>
          </table:table-cell>
          <table:table-cell table:style-name="ce15" office:value-type="float" office:value="159.969704120024" calcext:value-type="float">
            <text:p>159.97</text:p>
          </table:table-cell>
          <table:table-cell table:style-name="ce15" office:value-type="float" office:value="162.369249681824" calcext:value-type="float">
            <text:p>162.37</text:p>
          </table:table-cell>
          <table:table-cell table:style-name="ce15" office:value-type="float" office:value="164.804788427052" calcext:value-type="float">
            <text:p>164.80</text:p>
          </table:table-cell>
          <table:table-cell table:style-name="ce15" office:value-type="float" office:value="167.276860253458" calcext:value-type="float">
            <text:p>167.28</text:p>
          </table:table-cell>
          <table:table-cell table:style-name="ce15" office:value-type="float" office:value="169.786013157259" calcext:value-type="float">
            <text:p>169.79</text:p>
          </table:table-cell>
          <table:table-cell table:style-name="ce15" office:value-type="float" office:value="172.332803354618" calcext:value-type="float">
            <text:p>172.33</text:p>
          </table:table-cell>
          <table:table-cell table:style-name="ce15" office:value-type="float" office:value="174.917795404938" calcext:value-type="float">
            <text:p>174.92</text:p>
          </table:table-cell>
          <table:table-cell table:style-name="ce15" office:value-type="float" office:value="177.541562336012" calcext:value-type="float">
            <text:p>177.54</text:p>
          </table:table-cell>
          <table:table-cell table:style-name="ce15" office:value-type="float" office:value="180.204685771052" calcext:value-type="float">
            <text:p>180.20</text:p>
          </table:table-cell>
          <table:table-cell table:style-name="ce15" office:value-type="float" office:value="182.907756057617" calcext:value-type="float">
            <text:p>182.91</text:p>
          </table:table-cell>
          <table:table-cell table:style-name="ce15" office:value-type="float" office:value="185.651372398482" calcext:value-type="float">
            <text:p>185.65</text:p>
          </table:table-cell>
          <table:table-cell table:style-name="ce15" office:value-type="float" office:value="188.436142984459" calcext:value-type="float">
            <text:p>188.44</text:p>
          </table:table-cell>
          <table:table-cell table:style-name="ce15" office:value-type="float" office:value="191.262685129226" calcext:value-type="float">
            <text:p>191.26</text:p>
          </table:table-cell>
          <table:table-cell table:style-name="ce15" office:value-type="float" office:value="194.131625406164" calcext:value-type="float">
            <text:p>194.13</text:p>
          </table:table-cell>
          <table:table-cell table:style-name="ce15" office:value-type="float" office:value="197.043599787257" calcext:value-type="float">
            <text:p>197.04</text:p>
          </table:table-cell>
          <table:table-cell table:style-name="ce15" office:value-type="float" office:value="199.999253784065" calcext:value-type="float">
            <text:p>200.00</text:p>
          </table:table-cell>
          <table:table-cell table:style-name="ce15" office:value-type="float" office:value="202.999242590826" calcext:value-type="float">
            <text:p>203.00</text:p>
          </table:table-cell>
          <table:table-cell table:style-name="ce15" office:value-type="float" office:value="206.044231229689" calcext:value-type="float">
            <text:p>206.04</text:p>
          </table:table-cell>
          <table:table-cell table:style-name="ce15" office:value-type="float" office:value="209.134894698134" calcext:value-type="float">
            <text:p>209.13</text:p>
          </table:table-cell>
          <table:table-cell table:style-name="ce15"/>
          <table:table-cell table:style-name="Default" table:number-columns-repeated="961"/>
        </table:table-row>
        <table:table-row table:style-name="ro1">
          <table:table-cell table:style-name="ce3" office:value-type="string" calcext:value-type="string">
            <text:p>taux d inflation correspondant en %</text:p>
          </table:table-cell>
          <table:table-cell table:style-name="ce16" office:value-type="float" office:value="1" calcext:value-type="float">
            <text:p>1.00</text:p>
          </table:table-cell>
          <table:table-cell table:style-name="ce15" office:value-type="float" office:value="1.66340508806262" calcext:value-type="float">
            <text:p>1.66</text:p>
          </table:table-cell>
          <table:table-cell table:style-name="ce15" office:value-type="float" office:value="1.92492781520692" calcext:value-type="float">
            <text:p>1.92</text:p>
          </table:table-cell>
          <table:table-cell table:style-name="ce15" office:value-type="float" office:value="2.07743153918789" calcext:value-type="float">
            <text:p>2.08</text:p>
          </table:table-cell>
          <table:table-cell table:style-name="ce15" office:value-type="float" office:value="2.1276595744681" calcext:value-type="float">
            <text:p>2.13</text:p>
          </table:table-cell>
          <table:table-cell table:style-name="ce15" office:value-type="float" office:value="1.81159420289856" calcext:value-type="float">
            <text:p>1.81</text:p>
          </table:table-cell>
          <table:table-cell table:style-name="ce15" office:value-type="float" office:value="1.62811387900355" calcext:value-type="float">
            <text:p>1.63</text:p>
          </table:table-cell>
          <table:table-cell table:style-name="ce15" office:value-type="float" office:value="1.47947124223058" calcext:value-type="float">
            <text:p>1.48</text:p>
          </table:table-cell>
          <table:table-cell table:style-name="ce15" office:value-type="float" office:value="2.82091097308488" calcext:value-type="float">
            <text:p>2.82</text:p>
          </table:table-cell>
          <table:table-cell table:style-name="ce15" office:value-type="float" office:value="0.0838996560114103" calcext:value-type="float">
            <text:p>0.08</text:p>
          </table:table-cell>
          <table:table-cell table:style-name="ce15" office:value-type="float" office:value="1.51731075530219" calcext:value-type="float">
            <text:p>1.52</text:p>
          </table:table-cell>
          <table:table-cell table:style-name="ce15" office:value-type="float" office:value="2.1139554087531" calcext:value-type="float">
            <text:p>2.11</text:p>
          </table:table-cell>
          <table:table-cell table:style-name="ce15" office:value-type="float" office:value="1.96506550218341" calcext:value-type="float">
            <text:p>1.97</text:p>
          </table:table-cell>
          <table:table-cell table:style-name="ce15" office:value-type="float" office:value="0.879790641711664" calcext:value-type="float">
            <text:p>0.88</text:p>
          </table:table-cell>
          <table:table-cell table:style-name="ce15" office:value-type="float" office:value="1.38565843714769" calcext:value-type="float">
            <text:p>1.39</text:p>
          </table:table-cell>
          <table:table-cell table:style-name="ce15" office:value-type="float" office:value="0.0867411194608536" calcext:value-type="float">
            <text:p>0.09</text:p>
          </table:table-cell>
          <table:table-cell table:style-name="ce15" office:value-type="float" office:value="0.304997458354528" calcext:value-type="float">
            <text:p>0.30</text:p>
          </table:table-cell>
          <table:table-cell table:number-columns-repeated="44" table:style-name="ce15" office:value-type="float" office:value="1.5" calcext:value-type="float">
            <text:p>1.50</text:p>
          </table:table-cell>
          <table:table-cell table:style-name="ce15"/>
          <table:table-cell table:style-name="Default" table:number-columns-repeated="961"/>
        </table:table-row>
        <table:table-row table:style-name="ro1">
          <table:table-cell table:style-name="Default"/>
          <table:table-cell table:style-name="ce15" table:number-columns-repeated="62"/>
          <table:table-cell table:style-name="Default" table:number-columns-repeated="961"/>
        </table:table-row>
        <table:table-row table:style-name="ro2">
          <table:table-cell table:style-name="ce4" office:value-type="string" calcext:value-type="string">
            <text:p>Données historiques</text:p>
          </table:table-cell>
          <table:table-cell table:style-name="ce15" table:number-columns-repeated="62"/>
          <table:table-cell table:style-name="Default" table:number-columns-repeated="961"/>
        </table:table-row>
        <table:table-row table:style-name="ro1">
          <table:table-cell table:style-name="ce3" office:value-type="string" calcext:value-type="string">
            <text:p>Prix en nominal en euros / 100 kWh TTC (source SOeS PEGASE)</text:p>
          </table:table-cell>
          <table:table-cell table:style-name="ce14" table:number-columns-repeated="17"/>
          <table:table-cell table:style-name="ce34" table:number-columns-repeated="45"/>
          <table:table-cell table:style-name="ce14" table:number-columns-repeated="961"/>
        </table:table-row>
        <table:table-row table:style-name="ro1">
          <table:table-cell office:value-type="string" calcext:value-type="string">
            <text:p>gaz _ Prix complet de 100 kWh PCI au tarif B1</text:p>
          </table:table-cell>
          <table:table-cell table:style-name="ce17" office:value-type="float" office:value="3.5108" calcext:value-type="float">
            <text:p>3.5108</text:p>
          </table:table-cell>
          <table:table-cell table:style-name="ce17" office:value-type="float" office:value="4.2" calcext:value-type="float">
            <text:p>4.2</text:p>
          </table:table-cell>
          <table:table-cell table:style-name="ce17" office:value-type="float" office:value="4.2183" calcext:value-type="float">
            <text:p>4.2183</text:p>
          </table:table-cell>
          <table:table-cell table:style-name="ce17" office:value-type="float" office:value="4.3133" calcext:value-type="float">
            <text:p>4.3133</text:p>
          </table:table-cell>
          <table:table-cell table:style-name="ce17" office:value-type="float" office:value="4.0883" calcext:value-type="float">
            <text:p>4.0883</text:p>
          </table:table-cell>
          <table:table-cell table:style-name="ce17" office:value-type="float" office:value="4.4467" calcext:value-type="float">
            <text:p>4.4467</text:p>
          </table:table-cell>
          <table:table-cell table:style-name="ce17" office:value-type="float" office:value="5.29" calcext:value-type="float">
            <text:p>5.29</text:p>
          </table:table-cell>
          <table:table-cell table:style-name="ce17" office:value-type="float" office:value="5.3821" calcext:value-type="float">
            <text:p>5.3821</text:p>
          </table:table-cell>
          <table:table-cell table:style-name="ce17" office:value-type="float" office:value="6.0837" calcext:value-type="float">
            <text:p>6.0837</text:p>
          </table:table-cell>
          <table:table-cell table:style-name="ce17" office:value-type="float" office:value="5.8884" calcext:value-type="float">
            <text:p>5.8884</text:p>
          </table:table-cell>
          <table:table-cell table:style-name="ce17" office:value-type="float" office:value="6.2777" calcext:value-type="float">
            <text:p>6.2777</text:p>
          </table:table-cell>
          <table:table-cell table:style-name="ce17" office:value-type="float" office:value="7.0885" calcext:value-type="float">
            <text:p>7.0885</text:p>
          </table:table-cell>
          <table:table-cell table:style-name="ce17" office:value-type="float" office:value="7.4466" calcext:value-type="float">
            <text:p>7.4466</text:p>
          </table:table-cell>
          <table:table-cell table:style-name="ce17" office:value-type="float" office:value="7.5403" calcext:value-type="float">
            <text:p>7.5403</text:p>
          </table:table-cell>
          <table:table-cell table:style-name="ce17" office:value-type="float" office:value="7.3275" calcext:value-type="float">
            <text:p>7.3275</text:p>
          </table:table-cell>
          <table:table-cell table:style-name="ce17" office:value-type="float" office:value="7.1052" calcext:value-type="float">
            <text:p>7.1052</text:p>
          </table:table-cell>
          <table:table-cell table:style-name="ce17" office:value-type="float" office:value="6.414" calcext:value-type="float">
            <text:p>6.414</text:p>
          </table:table-cell>
          <table:table-cell table:style-name="ce15" table:number-columns-repeated="45"/>
          <table:table-cell table:style-name="Default" table:number-columns-repeated="961"/>
        </table:table-row>
        <table:table-row table:style-name="ro1">
          <table:table-cell office:value-type="string" calcext:value-type="string">
            <text:p>fioul _ 100 kWh PCI de FOD au tarif C1</text:p>
          </table:table-cell>
          <table:table-cell table:style-name="ce17" office:value-type="float" office:value="4.6418" calcext:value-type="float">
            <text:p>4.6418</text:p>
          </table:table-cell>
          <table:table-cell table:style-name="ce17" office:value-type="float" office:value="3.9458" calcext:value-type="float">
            <text:p>3.9458</text:p>
          </table:table-cell>
          <table:table-cell table:style-name="ce17" office:value-type="float" office:value="3.6701" calcext:value-type="float">
            <text:p>3.6701</text:p>
          </table:table-cell>
          <table:table-cell table:style-name="ce17" office:value-type="float" office:value="3.9074" calcext:value-type="float">
            <text:p>3.9074</text:p>
          </table:table-cell>
          <table:table-cell table:style-name="ce17" office:value-type="float" office:value="4.5127" calcext:value-type="float">
            <text:p>4.5127</text:p>
          </table:table-cell>
          <table:table-cell table:style-name="ce17" office:value-type="float" office:value="5.8912" calcext:value-type="float">
            <text:p>5.8912</text:p>
          </table:table-cell>
          <table:table-cell table:style-name="ce17" office:value-type="float" office:value="6.5063" calcext:value-type="float">
            <text:p>6.5063</text:p>
          </table:table-cell>
          <table:table-cell table:style-name="ce17" office:value-type="float" office:value="6.5288" calcext:value-type="float">
            <text:p>6.5288</text:p>
          </table:table-cell>
          <table:table-cell table:style-name="ce17" office:value-type="float" office:value="8.3559" calcext:value-type="float">
            <text:p>8.3559</text:p>
          </table:table-cell>
          <table:table-cell table:style-name="ce17" office:value-type="float" office:value="5.7727" calcext:value-type="float">
            <text:p>5.7727</text:p>
          </table:table-cell>
          <table:table-cell table:style-name="ce17" office:value-type="float" office:value="7.1808" calcext:value-type="float">
            <text:p>7.1808</text:p>
          </table:table-cell>
          <table:table-cell table:style-name="ce17" office:value-type="float" office:value="8.9048" calcext:value-type="float">
            <text:p>8.9048</text:p>
          </table:table-cell>
          <table:table-cell table:style-name="ce17" office:value-type="float" office:value="9.7162" calcext:value-type="float">
            <text:p>9.7162</text:p>
          </table:table-cell>
          <table:table-cell table:style-name="ce17" office:value-type="float" office:value="9.299" calcext:value-type="float">
            <text:p>9.299</text:p>
          </table:table-cell>
          <table:table-cell table:style-name="ce17" office:value-type="float" office:value="8.624" calcext:value-type="float">
            <text:p>8.624</text:p>
          </table:table-cell>
          <table:table-cell table:style-name="ce17" office:value-type="float" office:value="7.0785" calcext:value-type="float">
            <text:p>7.0785</text:p>
          </table:table-cell>
          <table:table-cell table:style-name="ce17" office:value-type="float" office:value="6.3945" calcext:value-type="float">
            <text:p>6.3945</text:p>
          </table:table-cell>
          <table:table-cell table:style-name="ce15" table:number-columns-repeated="45"/>
          <table:table-cell table:style-name="Default" table:number-columns-repeated="961"/>
        </table:table-row>
        <table:table-row table:style-name="ro1">
          <table:table-cell office:value-type="string" calcext:value-type="string">
            <text:p>electricite _ Tarif bleu HPHC Prix complet de 100 kWh (puissance 9 kVA)</text:p>
          </table:table-cell>
          <table:table-cell table:style-name="ce17" office:value-type="float" office:value="11.3621" calcext:value-type="float">
            <text:p>11.3621</text:p>
          </table:table-cell>
          <table:table-cell table:style-name="ce17" office:value-type="float" office:value="11.3122" calcext:value-type="float">
            <text:p>11.3122</text:p>
          </table:table-cell>
          <table:table-cell table:style-name="ce17" office:value-type="float" office:value="11.433" calcext:value-type="float">
            <text:p>11.433</text:p>
          </table:table-cell>
          <table:table-cell table:style-name="ce17" office:value-type="float" office:value="11.5587" calcext:value-type="float">
            <text:p>11.5587</text:p>
          </table:table-cell>
          <table:table-cell table:number-columns-repeated="2" table:style-name="ce17" office:value-type="float" office:value="11.7145" calcext:value-type="float">
            <text:p>11.7145</text:p>
          </table:table-cell>
          <table:table-cell table:style-name="ce17" office:value-type="float" office:value="11.778" calcext:value-type="float">
            <text:p>11.778</text:p>
          </table:table-cell>
          <table:table-cell table:style-name="ce17" office:value-type="float" office:value="11.9238" calcext:value-type="float">
            <text:p>11.9238</text:p>
          </table:table-cell>
          <table:table-cell table:style-name="ce17" office:value-type="float" office:value="12.0919" calcext:value-type="float">
            <text:p>12.0919</text:p>
          </table:table-cell>
          <table:table-cell table:style-name="ce17" office:value-type="float" office:value="12.2158" calcext:value-type="float">
            <text:p>12.2158</text:p>
          </table:table-cell>
          <table:table-cell table:style-name="ce17" office:value-type="float" office:value="12.3025" calcext:value-type="float">
            <text:p>12.3025</text:p>
          </table:table-cell>
          <table:table-cell table:style-name="ce17" office:value-type="float" office:value="13.0227" calcext:value-type="float">
            <text:p>13.0227</text:p>
          </table:table-cell>
          <table:table-cell table:style-name="ce17" office:value-type="float" office:value="13.6539" calcext:value-type="float">
            <text:p>13.6539</text:p>
          </table:table-cell>
          <table:table-cell table:style-name="ce17" office:value-type="float" office:value="14.6674" calcext:value-type="float">
            <text:p>14.6674</text:p>
          </table:table-cell>
          <table:table-cell table:style-name="ce17" office:value-type="float" office:value="15.6767" calcext:value-type="float">
            <text:p>15.6767</text:p>
          </table:table-cell>
          <table:table-cell table:style-name="ce17" office:value-type="float" office:value="16.2551" calcext:value-type="float">
            <text:p>16.2551</text:p>
          </table:table-cell>
          <table:table-cell table:style-name="ce17" office:value-type="float" office:value="16.3337" calcext:value-type="float">
            <text:p>16.3337</text:p>
          </table:table-cell>
          <table:table-cell table:style-name="ce15" table:number-columns-repeated="45"/>
          <table:table-cell table:style-name="Default" table:number-columns-repeated="961"/>
        </table:table-row>
        <table:table-row table:style-name="ro1">
          <table:table-cell office:value-type="string" calcext:value-type="string">
            <text:p>bois _ 100 kWh PCI de bûches</text:p>
          </table:table-cell>
          <table:table-cell table:number-columns-repeated="3" table:style-name="ce16" office:value-type="float" office:value="2.7" calcext:value-type="float">
            <text:p>2.70</text:p>
          </table:table-cell>
          <table:table-cell table:style-name="ce15" office:value-type="float" office:value="2.88" calcext:value-type="float">
            <text:p>2.88</text:p>
          </table:table-cell>
          <table:table-cell table:style-name="ce16" office:value-type="float" office:value="3" calcext:value-type="float">
            <text:p>3.00</text:p>
          </table:table-cell>
          <table:table-cell table:number-columns-repeated="2" table:style-name="ce17" office:value-type="float" office:value="3.2353" calcext:value-type="float">
            <text:p>3.2353</text:p>
          </table:table-cell>
          <table:table-cell table:number-columns-repeated="2" table:style-name="ce17" office:value-type="float" office:value="3.5882" calcext:value-type="float">
            <text:p>3.5882</text:p>
          </table:table-cell>
          <table:table-cell table:style-name="ce17" office:value-type="float" office:value="3.5294" calcext:value-type="float">
            <text:p>3.5294</text:p>
          </table:table-cell>
          <table:table-cell table:number-columns-repeated="2" table:style-name="ce17" office:value-type="float" office:value="3.7059" calcext:value-type="float">
            <text:p>3.7059</text:p>
          </table:table-cell>
          <table:table-cell table:style-name="ce17" office:value-type="float" office:value="3.9412" calcext:value-type="float">
            <text:p>3.9412</text:p>
          </table:table-cell>
          <table:table-cell table:style-name="ce17" office:value-type="float" office:value="4.2941" calcext:value-type="float">
            <text:p>4.2941</text:p>
          </table:table-cell>
          <table:table-cell table:style-name="ce17" office:value-type="float" office:value="4.4118" calcext:value-type="float">
            <text:p>4.4118</text:p>
          </table:table-cell>
          <table:table-cell table:style-name="ce17" office:value-type="float" office:value="4" calcext:value-type="float">
            <text:p>4</text:p>
          </table:table-cell>
          <table:table-cell table:style-name="ce17" office:value-type="float" office:value="3.9412" calcext:value-type="float">
            <text:p>3.9412</text:p>
          </table:table-cell>
          <table:table-cell table:style-name="ce15" table:number-columns-repeated="45"/>
          <table:table-cell table:style-name="Default" table:number-columns-repeated="961"/>
        </table:table-row>
        <table:table-row table:style-name="ro1">
          <table:table-cell office:value-type="string" calcext:value-type="string">
            <text:p>urbain _ Prix complet de 100 kWh PCI au tarif T100 LU</text:p>
          </table:table-cell>
          <table:table-cell table:style-name="ce17" office:value-type="float" office:value="4.6825" calcext:value-type="float">
            <text:p>4.6825</text:p>
          </table:table-cell>
          <table:table-cell table:style-name="ce17" office:value-type="float" office:value="4.9683" calcext:value-type="float">
            <text:p>4.9683</text:p>
          </table:table-cell>
          <table:table-cell table:number-columns-repeated="2" table:style-name="ce17" office:value-type="float" office:value="5.16" calcext:value-type="float">
            <text:p>5.16</text:p>
          </table:table-cell>
          <table:table-cell table:style-name="ce17" office:value-type="float" office:value="5.1767" calcext:value-type="float">
            <text:p>5.1767</text:p>
          </table:table-cell>
          <table:table-cell table:style-name="ce17" office:value-type="float" office:value="5.4267" calcext:value-type="float">
            <text:p>5.4267</text:p>
          </table:table-cell>
          <table:table-cell table:style-name="ce17" office:value-type="float" office:value="5.8858" calcext:value-type="float">
            <text:p>5.8858</text:p>
          </table:table-cell>
          <table:table-cell table:style-name="ce17" office:value-type="float" office:value="6.0605" calcext:value-type="float">
            <text:p>6.0605</text:p>
          </table:table-cell>
          <table:table-cell table:style-name="ce17" office:value-type="float" office:value="6.5135" calcext:value-type="float">
            <text:p>6.5135</text:p>
          </table:table-cell>
          <table:table-cell table:style-name="ce17" office:value-type="float" office:value="7.0157" calcext:value-type="float">
            <text:p>7.0157</text:p>
          </table:table-cell>
          <table:table-cell table:style-name="ce17" office:value-type="float" office:value="7.0388" calcext:value-type="float">
            <text:p>7.0388</text:p>
          </table:table-cell>
          <table:table-cell table:style-name="ce17" office:value-type="float" office:value="7.3734" calcext:value-type="float">
            <text:p>7.3734</text:p>
          </table:table-cell>
          <table:table-cell table:style-name="ce17" office:value-type="float" office:value="7.7662" calcext:value-type="float">
            <text:p>7.7662</text:p>
          </table:table-cell>
          <table:table-cell table:style-name="ce17" office:value-type="float" office:value="8.2837" calcext:value-type="float">
            <text:p>8.2837</text:p>
          </table:table-cell>
          <table:table-cell table:style-name="ce17" office:value-type="float" office:value="8.5375" calcext:value-type="float">
            <text:p>8.5375</text:p>
          </table:table-cell>
          <table:table-cell table:style-name="ce17" office:value-type="float" office:value="8.7957" calcext:value-type="float">
            <text:p>8.7957</text:p>
          </table:table-cell>
          <table:table-cell table:style-name="ce17" office:value-type="float" office:value="9.6503" calcext:value-type="float">
            <text:p>9.6503</text:p>
          </table:table-cell>
          <table:table-cell table:style-name="ce15" table:number-columns-repeated="45"/>
          <table:table-cell table:style-name="Default" table:number-columns-repeated="961"/>
        </table:table-row>
        <table:table-row table:style-name="ro1">
          <table:table-cell table:style-name="Default"/>
          <table:table-cell table:style-name="ce15" table:number-columns-repeated="62"/>
          <table:table-cell table:style-name="Default" table:number-columns-repeated="961"/>
        </table:table-row>
        <table:table-row table:style-name="ro1">
          <table:table-cell table:style-name="ce3" office:value-type="string" calcext:value-type="string">
            <text:p>Prix en euros constant 2008 / 100 kWh TTC</text:p>
          </table:table-cell>
          <table:table-cell table:style-name="ce14" table:number-columns-repeated="17"/>
          <table:table-cell table:style-name="ce34" table:number-columns-repeated="45"/>
          <table:table-cell table:style-name="ce14" table:number-columns-repeated="961"/>
        </table:table-row>
        <table:table-row table:style-name="ro1">
          <table:table-cell office:value-type="string" calcext:value-type="string">
            <text:p>gaz _ Prix complet de 100 kWh PCI au tarif B1</text:p>
          </table:table-cell>
          <table:table-cell table:style-name="ce18" office:value-type="float" office:value="4.09444473581213" calcext:value-type="float">
            <text:p>4.09</text:p>
          </table:table-cell>
          <table:table-cell table:style-name="ce18" office:value-type="float" office:value="4.81807507218479" calcext:value-type="float">
            <text:p>4.82</text:p>
          </table:table-cell>
          <table:table-cell table:style-name="ce18" office:value-type="float" office:value="4.74767872521247" calcext:value-type="float">
            <text:p>4.75</text:p>
          </table:table-cell>
          <table:table-cell table:style-name="ce18" office:value-type="float" office:value="4.75580228492137" calcext:value-type="float">
            <text:p>4.76</text:p>
          </table:table-cell>
          <table:table-cell table:style-name="ce18" office:value-type="float" office:value="4.41380866847826" calcext:value-type="float">
            <text:p>4.41</text:p>
          </table:table-cell>
          <table:table-cell table:style-name="ce18" office:value-type="float" office:value="4.71532182384342" calcext:value-type="float">
            <text:p>4.72</text:p>
          </table:table-cell>
          <table:table-cell table:style-name="ce18" office:value-type="float" office:value="5.51969797776416" calcext:value-type="float">
            <text:p>5.52</text:p>
          </table:table-cell>
          <table:table-cell table:style-name="ce18" office:value-type="float" office:value="5.5339242494824" calcext:value-type="float">
            <text:p>5.53</text:p>
          </table:table-cell>
          <table:table-cell table:style-name="ce18" office:value-type="float" office:value="6.0837" calcext:value-type="float">
            <text:p>6.08</text:p>
          </table:table-cell>
          <table:table-cell table:style-name="ce18" office:value-type="float" office:value="5.88346379411518" calcext:value-type="float">
            <text:p>5.88</text:p>
          </table:table-cell>
          <table:table-cell table:style-name="ce18" office:value-type="float" office:value="6.17868755573906" calcext:value-type="float">
            <text:p>6.18</text:p>
          </table:table-cell>
          <table:table-cell table:style-name="ce18" office:value-type="float" office:value="6.83226843765163" calcext:value-type="float">
            <text:p>6.83</text:p>
          </table:table-cell>
          <table:table-cell table:style-name="ce18" office:value-type="float" office:value="7.03910107066381" calcext:value-type="float">
            <text:p>7.04</text:p>
          </table:table-cell>
          <table:table-cell table:style-name="ce18" office:value-type="float" office:value="7.06551183083091" calcext:value-type="float">
            <text:p>7.07</text:p>
          </table:table-cell>
          <table:table-cell table:style-name="ce18" office:value-type="float" office:value="6.77227061561173" calcext:value-type="float">
            <text:p>6.77</text:p>
          </table:table-cell>
          <table:table-cell table:style-name="ce18" office:value-type="float" office:value="6.56112384396797" calcext:value-type="float">
            <text:p>6.56</text:p>
          </table:table-cell>
          <table:table-cell table:style-name="ce18" office:value-type="float" office:value="5.90484242358786" calcext:value-type="float">
            <text:p>5.90</text:p>
          </table:table-cell>
          <table:table-cell table:style-name="ce15" table:number-columns-repeated="45"/>
          <table:table-cell table:style-name="Default" table:number-columns-repeated="961"/>
        </table:table-row>
        <table:table-row table:style-name="ro1">
          <table:table-cell office:value-type="string" calcext:value-type="string">
            <text:p>fioul _ 100 kWh PCI de FOD au tarif C1</text:p>
          </table:table-cell>
          <table:table-cell table:style-name="ce18" office:value-type="float" office:value="5.41346518590998" calcext:value-type="float">
            <text:p>5.41</text:p>
          </table:table-cell>
          <table:table-cell table:style-name="ce18" office:value-type="float" office:value="4.52646681424447" calcext:value-type="float">
            <text:p>4.53</text:p>
          </table:table-cell>
          <table:table-cell table:style-name="ce18" office:value-type="float" office:value="4.13068195467422" calcext:value-type="float">
            <text:p>4.13</text:p>
          </table:table-cell>
          <table:table-cell table:style-name="ce18" office:value-type="float" office:value="4.30826092506938" calcext:value-type="float">
            <text:p>4.31</text:p>
          </table:table-cell>
          <table:table-cell table:style-name="ce18" office:value-type="float" office:value="4.87199921195652" calcext:value-type="float">
            <text:p>4.87</text:p>
          </table:table-cell>
          <table:table-cell table:style-name="ce18" office:value-type="float" office:value="6.24708298932384" calcext:value-type="float">
            <text:p>6.25</text:p>
          </table:table-cell>
          <table:table-cell table:style-name="ce18" office:value-type="float" office:value="6.78881114418279" calcext:value-type="float">
            <text:p>6.79</text:p>
          </table:table-cell>
          <table:table-cell table:style-name="ce18" office:value-type="float" office:value="6.71297163561077" calcext:value-type="float">
            <text:p>6.71</text:p>
          </table:table-cell>
          <table:table-cell table:style-name="ce18" office:value-type="float" office:value="8.3559" calcext:value-type="float">
            <text:p>8.36</text:p>
          </table:table-cell>
          <table:table-cell table:style-name="ce18" office:value-type="float" office:value="5.76786078464247" calcext:value-type="float">
            <text:p>5.77</text:p>
          </table:table-cell>
          <table:table-cell table:style-name="ce18" office:value-type="float" office:value="7.06754378199835" calcext:value-type="float">
            <text:p>7.07</text:p>
          </table:table-cell>
          <table:table-cell table:style-name="ce18" office:value-type="float" office:value="8.58291373119845" calcext:value-type="float">
            <text:p>8.58</text:p>
          </table:table-cell>
          <table:table-cell table:style-name="ce18" office:value-type="float" office:value="9.18450216512015" calcext:value-type="float">
            <text:p>9.18</text:p>
          </table:table-cell>
          <table:table-cell table:style-name="ce18" office:value-type="float" office:value="8.71347221130414" calcext:value-type="float">
            <text:p>8.71</text:p>
          </table:table-cell>
          <table:table-cell table:style-name="ce18" office:value-type="float" office:value="7.97053043862649" calcext:value-type="float">
            <text:p>7.97</text:p>
          </table:table-cell>
          <table:table-cell table:style-name="ce18" office:value-type="float" office:value="6.53646837943017" calcext:value-type="float">
            <text:p>6.54</text:p>
          </table:table-cell>
          <table:table-cell table:style-name="ce18" office:value-type="float" office:value="5.88689037693055" calcext:value-type="float">
            <text:p>5.89</text:p>
          </table:table-cell>
          <table:table-cell table:style-name="ce15" table:number-columns-repeated="45"/>
          <table:table-cell table:style-name="Default" table:number-columns-repeated="961"/>
        </table:table-row>
        <table:table-row table:style-name="ro1">
          <table:table-cell office:value-type="string" calcext:value-type="string">
            <text:p>electricite _ Tarif bleu HPHC Prix complet de 100 kWh (puissance 9 kVA)</text:p>
          </table:table-cell>
          <table:table-cell table:style-name="ce18" office:value-type="float" office:value="13.2509657436399" calcext:value-type="float">
            <text:p>13.25</text:p>
          </table:table-cell>
          <table:table-cell table:style-name="ce18" office:value-type="float" office:value="12.976911626564" calcext:value-type="float">
            <text:p>12.98</text:p>
          </table:table-cell>
          <table:table-cell table:style-name="ce18" office:value-type="float" office:value="12.867792917847" calcext:value-type="float">
            <text:p>12.87</text:p>
          </table:table-cell>
          <table:table-cell table:style-name="ce18" office:value-type="float" office:value="12.7445092784459" calcext:value-type="float">
            <text:p>12.74</text:p>
          </table:table-cell>
          <table:table-cell table:style-name="ce18" office:value-type="float" office:value="12.6472033967391" calcext:value-type="float">
            <text:p>12.65</text:p>
          </table:table-cell>
          <table:table-cell table:style-name="ce18" office:value-type="float" office:value="12.4221641903915" calcext:value-type="float">
            <text:p>12.42</text:p>
          </table:table-cell>
          <table:table-cell table:style-name="ce18" office:value-type="float" office:value="12.2894145145759" calcext:value-type="float">
            <text:p>12.29</text:p>
          </table:table-cell>
          <table:table-cell table:style-name="ce18" office:value-type="float" office:value="12.2601597826087" calcext:value-type="float">
            <text:p>12.26</text:p>
          </table:table-cell>
          <table:table-cell table:style-name="ce18" office:value-type="float" office:value="12.0919" calcext:value-type="float">
            <text:p>12.09</text:p>
          </table:table-cell>
          <table:table-cell table:style-name="ce18" office:value-type="float" office:value="12.2055595775002" calcext:value-type="float">
            <text:p>12.21</text:p>
          </table:table-cell>
          <table:table-cell table:style-name="ce18" office:value-type="float" office:value="12.1084638728324" calcext:value-type="float">
            <text:p>12.11</text:p>
          </table:table-cell>
          <table:table-cell table:style-name="ce18" office:value-type="float" office:value="12.5519619359534" calcext:value-type="float">
            <text:p>12.55</text:p>
          </table:table-cell>
          <table:table-cell table:style-name="ce18" office:value-type="float" office:value="12.9067201284797" calcext:value-type="float">
            <text:p>12.91</text:p>
          </table:table-cell>
          <table:table-cell table:style-name="ce18" office:value-type="float" office:value="13.7438415218929" calcext:value-type="float">
            <text:p>13.74</text:p>
          </table:table-cell>
          <table:table-cell table:style-name="ce18" office:value-type="float" office:value="14.4888235769035" calcext:value-type="float">
            <text:p>14.49</text:p>
          </table:table-cell>
          <table:table-cell table:style-name="ce18" office:value-type="float" office:value="15.0103760901992" calcext:value-type="float">
            <text:p>15.01</text:p>
          </table:table-cell>
          <table:table-cell table:style-name="ce18" office:value-type="float" office:value="15.0370945890485" calcext:value-type="float">
            <text:p>15.04</text:p>
          </table:table-cell>
          <table:table-cell table:style-name="ce15" table:number-columns-repeated="45"/>
          <table:table-cell table:style-name="Default" table:number-columns-repeated="961"/>
        </table:table-row>
        <table:table-row table:style-name="ro1">
          <table:table-cell office:value-type="string" calcext:value-type="string">
            <text:p>bois _ 100 kWh PCI de bûches</text:p>
          </table:table-cell>
          <table:table-cell table:style-name="ce18" office:value-type="float" office:value="3.14885518590998" calcext:value-type="float">
            <text:p>3.15</text:p>
          </table:table-cell>
          <table:table-cell table:style-name="ce18" office:value-type="float" office:value="3.09733397497594" calcext:value-type="float">
            <text:p>3.10</text:p>
          </table:table-cell>
          <table:table-cell table:style-name="ce18" office:value-type="float" office:value="3.03883852691218" calcext:value-type="float">
            <text:p>3.04</text:p>
          </table:table-cell>
          <table:table-cell table:style-name="ce18" office:value-type="float" office:value="3.17545975948196" calcext:value-type="float">
            <text:p>3.18</text:p>
          </table:table-cell>
          <table:table-cell table:style-name="ce18" office:value-type="float" office:value="3.23885869565217" calcext:value-type="float">
            <text:p>3.24</text:p>
          </table:table-cell>
          <table:table-cell table:style-name="ce18" office:value-type="float" office:value="3.43074205516014" calcext:value-type="float">
            <text:p>3.43</text:p>
          </table:table-cell>
          <table:table-cell table:style-name="ce18" office:value-type="float" office:value="3.37578050424582" calcext:value-type="float">
            <text:p>3.38</text:p>
          </table:table-cell>
          <table:table-cell table:style-name="ce18" office:value-type="float" office:value="3.68941992753623" calcext:value-type="float">
            <text:p>3.69</text:p>
          </table:table-cell>
          <table:table-cell table:style-name="ce18" office:value-type="float" office:value="3.5882" calcext:value-type="float">
            <text:p>3.59</text:p>
          </table:table-cell>
          <table:table-cell table:style-name="ce18" office:value-type="float" office:value="3.52644132785648" calcext:value-type="float">
            <text:p>3.53</text:p>
          </table:table-cell>
          <table:table-cell table:style-name="ce18" office:value-type="float" office:value="3.6474502146986" calcext:value-type="float">
            <text:p>3.65</text:p>
          </table:table-cell>
          <table:table-cell table:style-name="ce18" office:value-type="float" office:value="3.57194097525473" calcext:value-type="float">
            <text:p>3.57</text:p>
          </table:table-cell>
          <table:table-cell table:style-name="ce18" office:value-type="float" office:value="3.72552643349988" calcext:value-type="float">
            <text:p>3.73</text:p>
          </table:table-cell>
          <table:table-cell table:style-name="ce18" office:value-type="float" office:value="4.02371448785473" calcext:value-type="float">
            <text:p>4.02</text:p>
          </table:table-cell>
          <table:table-cell table:style-name="ce18" office:value-type="float" office:value="4.07750303677323" calcext:value-type="float">
            <text:p>4.08</text:p>
          </table:table-cell>
          <table:table-cell table:style-name="ce18" office:value-type="float" office:value="3.69370255247873" calcext:value-type="float">
            <text:p>3.69</text:p>
          </table:table-cell>
          <table:table-cell table:style-name="ce18" office:value-type="float" office:value="3.62833878388595" calcext:value-type="float">
            <text:p>3.63</text:p>
          </table:table-cell>
          <table:table-cell table:style-name="ce15" table:number-columns-repeated="45"/>
          <table:table-cell table:style-name="Default" table:number-columns-repeated="961"/>
        </table:table-row>
        <table:table-row table:style-name="ro1">
          <table:table-cell office:value-type="string" calcext:value-type="string">
            <text:p>urbain _ Prix complet de 100 kWh PCI au tarif T100 LU</text:p>
          </table:table-cell>
          <table:table-cell table:style-name="ce18" office:value-type="float" office:value="5.46093126223092" calcext:value-type="float">
            <text:p>5.46</text:p>
          </table:table-cell>
          <table:table-cell table:style-name="ce18" office:value-type="float" office:value="5.69943866217517" calcext:value-type="float">
            <text:p>5.70</text:p>
          </table:table-cell>
          <table:table-cell table:style-name="ce18" office:value-type="float" office:value="5.80755807365439" calcext:value-type="float">
            <text:p>5.81</text:p>
          </table:table-cell>
          <table:table-cell table:style-name="ce18" office:value-type="float" office:value="5.68936540240518" calcext:value-type="float">
            <text:p>5.69</text:p>
          </table:table-cell>
          <table:table-cell table:style-name="ce18" office:value-type="float" office:value="5.58886660326087" calcext:value-type="float">
            <text:p>5.59</text:p>
          </table:table-cell>
          <table:table-cell table:style-name="ce18" office:value-type="float" office:value="5.75452289145908" calcext:value-type="float">
            <text:p>5.75</text:p>
          </table:table-cell>
          <table:table-cell table:style-name="ce18" office:value-type="float" office:value="6.14136830955091" calcext:value-type="float">
            <text:p>6.14</text:p>
          </table:table-cell>
          <table:table-cell table:style-name="ce18" office:value-type="float" office:value="6.23146130952381" calcext:value-type="float">
            <text:p>6.23</text:p>
          </table:table-cell>
          <table:table-cell table:style-name="ce18" office:value-type="float" office:value="6.5135" calcext:value-type="float">
            <text:p>6.51</text:p>
          </table:table-cell>
          <table:table-cell table:style-name="ce18" office:value-type="float" office:value="7.0098187861514" calcext:value-type="float">
            <text:p>7.01</text:p>
          </table:table-cell>
          <table:table-cell table:style-name="ce18" office:value-type="float" office:value="6.92778341866226" calcext:value-type="float">
            <text:p>6.93</text:p>
          </table:table-cell>
          <table:table-cell table:style-name="ce18" office:value-type="float" office:value="7.10687001455604" calcext:value-type="float">
            <text:p>7.11</text:p>
          </table:table-cell>
          <table:table-cell table:style-name="ce18" office:value-type="float" office:value="7.34121165833928" calcext:value-type="float">
            <text:p>7.34</text:p>
          </table:table-cell>
          <table:table-cell table:style-name="ce18" office:value-type="float" office:value="7.76210235044415" calcext:value-type="float">
            <text:p>7.76</text:p>
          </table:table-cell>
          <table:table-cell table:style-name="ce18" office:value-type="float" office:value="7.89058483531698" calcext:value-type="float">
            <text:p>7.89</text:p>
          </table:table-cell>
          <table:table-cell table:style-name="ce18" office:value-type="float" office:value="8.12217488520929" calcext:value-type="float">
            <text:p>8.12</text:p>
          </table:table-cell>
          <table:table-cell table:style-name="ce18" office:value-type="float" office:value="8.88423773625661" calcext:value-type="float">
            <text:p>8.88</text:p>
          </table:table-cell>
          <table:table-cell table:style-name="ce15" table:number-columns-repeated="45"/>
          <table:table-cell table:style-name="Default" table:number-columns-repeated="961"/>
        </table:table-row>
        <table:table-row table:style-name="ro1">
          <table:table-cell table:style-name="Default"/>
          <table:table-cell table:style-name="ce18" table:number-columns-repeated="17"/>
          <table:table-cell table:style-name="ce15" table:number-columns-repeated="45"/>
          <table:table-cell table:style-name="Default" table:number-columns-repeated="961"/>
        </table:table-row>
        <table:table-row table:style-name="ro2">
          <table:table-cell table:style-name="ce4" office:value-type="string" calcext:value-type="string">
            <text:p>Observé 2015 puis projections</text:p>
          </table:table-cell>
          <table:table-cell table:style-name="ce18" table:number-columns-repeated="17"/>
          <table:table-cell table:style-name="ce15" table:number-columns-repeated="45"/>
          <table:table-cell table:style-name="Default" table:number-columns-repeated="961"/>
        </table:table-row>
        <table:table-row table:style-name="ro1">
          <table:table-cell table:style-name="ce3"/>
          <table:table-cell table:style-name="ce18" table:number-columns-repeated="17"/>
          <table:table-cell table:style-name="ce15" table:number-columns-repeated="45"/>
          <table:table-cell table:style-name="Default" table:number-columns-repeated="961"/>
        </table:table-row>
        <table:table-row table:style-name="ro1">
          <table:table-cell table:style-name="ce2" office:value-type="string" calcext:value-type="string">
            <text:p>Taux de TVA = entrée de MENFIS</text:p>
          </table:table-cell>
          <table:table-cell table:style-name="Default" table:number-columns-repeated="62"/>
          <table:table-cell table:style-name="ce14" table:number-columns-repeated="8"/>
          <table:table-cell table:style-name="Default" table:number-columns-repeated="953"/>
        </table:table-row>
        <table:table-row table:style-name="ro1">
          <table:table-cell table:style-name="ce6" office:value-type="string" calcext:value-type="string">
            <text:p>gaz </text:p>
          </table:table-cell>
          <table:table-cell table:number-columns-repeated="61" table:style-name="ce19" office:value-type="percentage" office:value="0.18" calcext:value-type="percentage">
            <text:p>18%</text:p>
          </table:table-cell>
          <table:table-cell table:style-name="Default"/>
          <table:table-cell table:number-columns-repeated="4" table:style-name="ce29" office:value-type="percentage" office:value="0" calcext:value-type="percentage">
            <text:p>0.00%</text:p>
          </table:table-cell>
          <table:table-cell table:style-name="ce39" office:value-type="percentage" office:value="0" calcext:value-type="percentage">
            <text:p>0.0%</text:p>
          </table:table-cell>
          <table:table-cell table:style-name="ce39"/>
          <table:table-cell table:number-columns-repeated="2" table:style-name="ce32" office:value-type="percentage" office:value="0" calcext:value-type="percentage">
            <text:p>0.00%</text:p>
          </table:table-cell>
          <table:table-cell table:style-name="Default" table:number-columns-repeated="953"/>
        </table:table-row>
        <table:table-row table:style-name="ro1">
          <table:table-cell table:style-name="ce2" office:value-type="string" calcext:value-type="string">
            <text:p>fioul</text:p>
          </table:table-cell>
          <table:table-cell table:number-columns-repeated="61" table:style-name="ce19" office:value-type="percentage" office:value="0.196" calcext:value-type="percentage">
            <text:p>20%</text:p>
          </table:table-cell>
          <table:table-cell table:style-name="Default"/>
          <table:table-cell table:number-columns-repeated="4" table:style-name="ce29" office:value-type="percentage" office:value="0" calcext:value-type="percentage">
            <text:p>0.00%</text:p>
          </table:table-cell>
          <table:table-cell table:style-name="ce39" office:value-type="percentage" office:value="0" calcext:value-type="percentage">
            <text:p>0.0%</text:p>
          </table:table-cell>
          <table:table-cell table:style-name="ce39"/>
          <table:table-cell table:number-columns-repeated="2" table:style-name="ce32" office:value-type="percentage" office:value="0" calcext:value-type="percentage">
            <text:p>0.00%</text:p>
          </table:table-cell>
          <table:table-cell table:style-name="Default" table:number-columns-repeated="953"/>
        </table:table-row>
        <table:table-row table:style-name="ro1">
          <table:table-cell table:style-name="ce2" office:value-type="string" calcext:value-type="string">
            <text:p>elec</text:p>
          </table:table-cell>
          <table:table-cell table:number-columns-repeated="61" table:style-name="ce19" office:value-type="percentage" office:value="0.18" calcext:value-type="percentage">
            <text:p>18%</text:p>
          </table:table-cell>
          <table:table-cell table:style-name="Default"/>
          <table:table-cell table:number-columns-repeated="4" table:style-name="ce29" office:value-type="percentage" office:value="0" calcext:value-type="percentage">
            <text:p>0.00%</text:p>
          </table:table-cell>
          <table:table-cell table:style-name="ce39" office:value-type="percentage" office:value="0" calcext:value-type="percentage">
            <text:p>0.0%</text:p>
          </table:table-cell>
          <table:table-cell table:style-name="ce39"/>
          <table:table-cell table:number-columns-repeated="2" table:style-name="ce32" office:value-type="percentage" office:value="0" calcext:value-type="percentage">
            <text:p>0.00%</text:p>
          </table:table-cell>
          <table:table-cell table:style-name="Default" table:number-columns-repeated="953"/>
        </table:table-row>
        <table:table-row table:style-name="ro1">
          <table:table-cell table:style-name="ce2" office:value-type="string" calcext:value-type="string">
            <text:p>bois</text:p>
          </table:table-cell>
          <table:table-cell table:number-columns-repeated="61" table:style-name="ce19" office:value-type="percentage" office:value="0.055" calcext:value-type="percentage">
            <text:p>6%</text:p>
          </table:table-cell>
          <table:table-cell table:style-name="Default"/>
          <table:table-cell table:number-columns-repeated="4" table:style-name="ce29" office:value-type="percentage" office:value="0" calcext:value-type="percentage">
            <text:p>0.00%</text:p>
          </table:table-cell>
          <table:table-cell table:style-name="ce39" office:value-type="percentage" office:value="0" calcext:value-type="percentage">
            <text:p>0.0%</text:p>
          </table:table-cell>
          <table:table-cell table:style-name="ce39"/>
          <table:table-cell table:number-columns-repeated="2" table:style-name="ce32" office:value-type="percentage" office:value="0" calcext:value-type="percentage">
            <text:p>0.00%</text:p>
          </table:table-cell>
          <table:table-cell table:style-name="Default" table:number-columns-repeated="953"/>
        </table:table-row>
        <table:table-row table:style-name="ro1">
          <table:table-cell table:style-name="ce2" office:value-type="string" calcext:value-type="string">
            <text:p>urbain</text:p>
          </table:table-cell>
          <table:table-cell table:number-columns-repeated="8" table:style-name="ce19" office:value-type="percentage" office:value="0.0720612244897959" calcext:value-type="percentage">
            <text:p>7%</text:p>
          </table:table-cell>
          <table:table-cell table:number-columns-repeated="3" table:style-name="ce19" office:value-type="percentage" office:value="0.0686489795918368" calcext:value-type="percentage">
            <text:p>7%</text:p>
          </table:table-cell>
          <table:table-cell table:number-columns-repeated="2" table:style-name="ce19" office:value-type="percentage" office:value="0.0652367346938776" calcext:value-type="percentage">
            <text:p>7%</text:p>
          </table:table-cell>
          <table:table-cell table:style-name="ce19" office:value-type="percentage" office:value="0.0618244897959184" calcext:value-type="percentage">
            <text:p>6%</text:p>
          </table:table-cell>
          <table:table-cell table:number-columns-repeated="47" table:style-name="ce19" office:value-type="percentage" office:value="0.055" calcext:value-type="percentage">
            <text:p>6%</text:p>
          </table:table-cell>
          <table:table-cell table:style-name="Default"/>
          <table:table-cell table:style-name="ce29" office:value-type="percentage" office:value="-0.0178509442095836" calcext:value-type="percentage">
            <text:p>-1.79%</text:p>
          </table:table-cell>
          <table:table-cell table:number-columns-repeated="3" table:style-name="ce29" office:value-type="percentage" office:value="0" calcext:value-type="percentage">
            <text:p>0.00%</text:p>
          </table:table-cell>
          <table:table-cell table:style-name="ce39" office:value-type="percentage" office:value="0" calcext:value-type="percentage">
            <text:p>0.0%</text:p>
          </table:table-cell>
          <table:table-cell table:style-name="ce39"/>
          <table:table-cell table:number-columns-repeated="2" table:style-name="ce32" office:value-type="percentage" office:value="0" calcext:value-type="percentage">
            <text:p>0.00%</text:p>
          </table:table-cell>
          <table:table-cell table:style-name="Default" table:number-columns-repeated="953"/>
        </table:table-row>
        <table:table-row table:style-name="ro1">
          <table:table-cell table:style-name="Default" table:number-columns-repeated="63"/>
          <table:table-cell table:style-name="ce29" table:number-columns-repeated="4"/>
          <table:table-cell table:style-name="ce39" table:number-columns-repeated="2"/>
          <table:table-cell table:style-name="ce32" table:number-columns-repeated="2"/>
          <table:table-cell table:style-name="Default" table:number-columns-repeated="953"/>
        </table:table-row>
        <table:table-row table:style-name="ro1">
          <table:table-cell table:style-name="ce3" office:value-type="string" calcext:value-type="string">
            <text:p>Prix en euros constant 2008 / 100 kWh hors TVA (sur 2015)</text:p>
          </table:table-cell>
          <table:table-cell table:style-name="ce14" table:number-columns-repeated="17"/>
          <table:table-cell table:style-name="ce34" table:number-columns-repeated="45"/>
          <table:table-cell table:style-name="ce14" table:number-columns-repeated="961"/>
        </table:table-row>
        <table:table-row table:style-name="ro1">
          <table:table-cell table:style-name="ce7" office:value-type="string" calcext:value-type="string">
            <text:p>gaz </text:p>
          </table:table-cell>
          <table:table-cell table:style-name="ce18" table:number-columns-repeated="15"/>
          <table:table-cell table:style-name="ce18" office:value-type="float" office:value="5.56027444404065" calcext:value-type="float">
            <text:p>5.56</text:p>
          </table:table-cell>
          <table:table-cell table:style-name="ce18" office:value-type="float" office:value="5.00410374880327" calcext:value-type="float">
            <text:p>5.00</text:p>
          </table:table-cell>
          <table:table-cell table:style-name="ce15" table:number-columns-repeated="45"/>
          <table:table-cell table:style-name="Default" table:number-columns-repeated="961"/>
        </table:table-row>
        <table:table-row table:style-name="ro1">
          <table:table-cell office:value-type="string" calcext:value-type="string">
            <text:p>fioul</text:p>
          </table:table-cell>
          <table:table-cell table:style-name="ce18" table:number-columns-repeated="15"/>
          <table:table-cell table:style-name="ce18" office:value-type="float" office:value="5.46527456474095" calcext:value-type="float">
            <text:p>5.47</text:p>
          </table:table-cell>
          <table:table-cell table:style-name="ce18" office:value-type="float" office:value="4.92214914459076" calcext:value-type="float">
            <text:p>4.92</text:p>
          </table:table-cell>
          <table:table-cell table:style-name="ce15" table:number-columns-repeated="45"/>
          <table:table-cell table:style-name="Default" table:number-columns-repeated="961"/>
        </table:table-row>
        <table:table-row table:style-name="ro1">
          <table:table-cell office:value-type="string" calcext:value-type="string">
            <text:p>elec</text:p>
          </table:table-cell>
          <table:table-cell table:style-name="ce18" table:number-columns-repeated="15"/>
          <table:table-cell table:style-name="ce18" office:value-type="float" office:value="12.7206577035587" calcext:value-type="float">
            <text:p>12.72</text:p>
          </table:table-cell>
          <table:table-cell table:style-name="ce18" office:value-type="float" office:value="12.7433004991936" calcext:value-type="float">
            <text:p>12.74</text:p>
          </table:table-cell>
          <table:table-cell table:style-name="ce15" table:number-columns-repeated="45"/>
          <table:table-cell table:style-name="Default" table:number-columns-repeated="961"/>
        </table:table-row>
        <table:table-row table:style-name="ro1">
          <table:table-cell office:value-type="string" calcext:value-type="string">
            <text:p>bois</text:p>
          </table:table-cell>
          <table:table-cell table:style-name="ce18" table:number-columns-repeated="15"/>
          <table:table-cell table:style-name="ce18" office:value-type="float" office:value="3.50113986016941" calcext:value-type="float">
            <text:p>3.50</text:p>
          </table:table-cell>
          <table:table-cell table:style-name="ce18" office:value-type="float" office:value="3.43918368140848" calcext:value-type="float">
            <text:p>3.44</text:p>
          </table:table-cell>
          <table:table-cell table:style-name="ce15" table:number-columns-repeated="45"/>
          <table:table-cell table:style-name="Default" table:number-columns-repeated="961"/>
        </table:table-row>
        <table:table-row table:style-name="ro1">
          <table:table-cell office:value-type="string" calcext:value-type="string">
            <text:p>urbain</text:p>
          </table:table-cell>
          <table:table-cell table:style-name="ce18" table:number-columns-repeated="15"/>
          <table:table-cell table:style-name="ce18" office:value-type="float" office:value="7.69874396702302" calcext:value-type="float">
            <text:p>7.70</text:p>
          </table:table-cell>
          <table:table-cell table:style-name="ce18" office:value-type="float" office:value="8.42107842299205" calcext:value-type="float">
            <text:p>8.42</text:p>
          </table:table-cell>
          <table:table-cell table:style-name="ce15" table:number-columns-repeated="45"/>
          <table:table-cell table:style-name="Default" table:number-columns-repeated="961"/>
        </table:table-row>
        <table:table-row table:style-name="ro1" table:number-rows-repeated="2">
          <table:table-cell table:style-name="Default"/>
          <table:table-cell table:style-name="ce18" table:number-columns-repeated="17"/>
          <table:table-cell table:style-name="ce15" table:number-columns-repeated="45"/>
          <table:table-cell table:style-name="Default" table:number-columns-repeated="961"/>
        </table:table-row>
        <table:table-row table:style-name="ro3">
          <table:table-cell table:style-name="ce8" office:value-type="string" calcext:value-type="string">
            <text:p>Composante carbone des TIC (CC) euros courant / tCO2 (Sce AME 2017 _ trajectoire LTECV) _ considéré comme euros constants 2015</text:p>
          </table:table-cell>
          <table:table-cell table:number-columns-repeated="14" table:style-name="ce20" office:value-type="float" office:value="0" calcext:value-type="float">
            <text:p>0</text:p>
          </table:table-cell>
          <table:table-cell table:style-name="ce20" office:value-type="float" office:value="7" calcext:value-type="float">
            <text:p>7</text:p>
          </table:table-cell>
          <table:table-cell table:style-name="ce20" office:value-type="float" office:value="14.5" calcext:value-type="float">
            <text:p>14.5</text:p>
          </table:table-cell>
          <table:table-cell table:style-name="ce20" office:value-type="float" office:value="22" calcext:value-type="float">
            <text:p>22</text:p>
          </table:table-cell>
          <table:table-cell table:style-name="ce20" office:value-type="float" office:value="30.5" calcext:value-type="float">
            <text:p>30.5</text:p>
          </table:table-cell>
          <table:table-cell table:style-name="ce20" office:value-type="float" office:value="39" calcext:value-type="float">
            <text:p>39</text:p>
          </table:table-cell>
          <table:table-cell table:style-name="ce20" office:value-type="float" office:value="47.5" calcext:value-type="float">
            <text:p>47.5</text:p>
          </table:table-cell>
          <table:table-cell table:style-name="ce20" office:value-type="float" office:value="56" calcext:value-type="float">
            <text:p>56</text:p>
          </table:table-cell>
          <table:table-cell table:style-name="ce20" office:value-type="float" office:value="61.10526625" calcext:value-type="float">
            <text:p>61.10526625</text:p>
          </table:table-cell>
          <table:table-cell table:style-name="ce20" office:value-type="float" office:value="65.51107292" calcext:value-type="float">
            <text:p>65.51107292</text:p>
          </table:table-cell>
          <table:table-cell table:style-name="ce20" office:value-type="float" office:value="69.56424647" calcext:value-type="float">
            <text:p>69.56424647</text:p>
          </table:table-cell>
          <table:table-cell table:style-name="ce20" office:value-type="float" office:value="73.61161334" calcext:value-type="float">
            <text:p>73.61161334</text:p>
          </table:table-cell>
          <table:table-cell table:style-name="ce20" office:value-type="float" office:value="78" calcext:value-type="float">
            <text:p>78</text:p>
          </table:table-cell>
          <table:table-cell table:style-name="ce20" office:value-type="float" office:value="82.93866365" calcext:value-type="float">
            <text:p>82.93866365</text:p>
          </table:table-cell>
          <table:table-cell table:style-name="ce20" office:value-type="float" office:value="88.08658451" calcext:value-type="float">
            <text:p>88.08658451</text:p>
          </table:table-cell>
          <table:table-cell table:style-name="ce20" office:value-type="float" office:value="92.96517354" calcext:value-type="float">
            <text:p>92.96517354</text:p>
          </table:table-cell>
          <table:table-cell table:style-name="ce20" office:value-type="float" office:value="97.09584172" calcext:value-type="float">
            <text:p>97.09584172</text:p>
          </table:table-cell>
          <table:table-cell table:number-columns-repeated="31" table:style-name="ce20" office:value-type="float" office:value="100" calcext:value-type="float">
            <text:p>100</text:p>
          </table:table-cell>
          <table:table-cell table:style-name="ce20" table:number-columns-repeated="962"/>
        </table:table-row>
        <table:table-row table:style-name="ro3">
          <table:table-cell table:style-name="ce8" office:value-type="string" calcext:value-type="string">
            <text:p>CC euros constant 2008 / tCO2 (Sce AME 2017 _ trajectoire LTECV) _ trajectoire LTECV considéré en euros constants 2015</text:p>
          </table:table-cell>
          <table:table-cell table:number-columns-repeated="14" table:style-name="ce20" office:value-type="float" office:value="0" calcext:value-type="float">
            <text:p>0</text:p>
          </table:table-cell>
          <table:table-cell table:style-name="ce20" office:value-type="float" office:value="6.46397946683778" calcext:value-type="float">
            <text:p>6.4639794668</text:p>
          </table:table-cell>
          <table:table-cell table:style-name="ce20" office:value-type="float" office:value="13.3896717527354" calcext:value-type="float">
            <text:p>13.3896717527</text:p>
          </table:table-cell>
          <table:table-cell table:style-name="ce20" office:value-type="float" office:value="20.315364038633" calcext:value-type="float">
            <text:p>20.3153640386</text:p>
          </table:table-cell>
          <table:table-cell table:style-name="ce20" office:value-type="float" office:value="28.1644819626503" calcext:value-type="float">
            <text:p>28.1644819627</text:p>
          </table:table-cell>
          <table:table-cell table:style-name="ce20" office:value-type="float" office:value="36.0135998866676" calcext:value-type="float">
            <text:p>36.0135998867</text:p>
          </table:table-cell>
          <table:table-cell table:style-name="ce20" office:value-type="float" office:value="43.8627178106849" calcext:value-type="float">
            <text:p>43.8627178107</text:p>
          </table:table-cell>
          <table:table-cell table:style-name="ce20" office:value-type="float" office:value="51.7118357347022" calcext:value-type="float">
            <text:p>51.7118357347</text:p>
          </table:table-cell>
          <table:table-cell table:style-name="ce20" office:value-type="float" office:value="56.4261694793793" calcext:value-type="float">
            <text:p>56.4261694794</text:p>
          </table:table-cell>
          <table:table-cell table:style-name="ce20" office:value-type="float" office:value="60.494604315056" calcext:value-type="float">
            <text:p>60.4946043151</text:p>
          </table:table-cell>
          <table:table-cell table:style-name="ce20" office:value-type="float" office:value="64.2374086868746" calcext:value-type="float">
            <text:p>64.2374086869</text:p>
          </table:table-cell>
          <table:table-cell table:style-name="ce20" office:value-type="float" office:value="67.9748510215088" calcext:value-type="float">
            <text:p>67.9748510215</text:p>
          </table:table-cell>
          <table:table-cell table:style-name="ce20" office:value-type="float" office:value="72.0271997733352" calcext:value-type="float">
            <text:p>72.0271997733</text:p>
          </table:table-cell>
          <table:table-cell table:style-name="ce20" office:value-type="float" office:value="76.587688405795" calcext:value-type="float">
            <text:p>76.5876884058</text:p>
          </table:table-cell>
          <table:table-cell table:style-name="ce20" office:value-type="float" office:value="81.3414105109301" calcext:value-type="float">
            <text:p>81.3414105109</text:p>
          </table:table-cell>
          <table:table-cell table:style-name="ce20" office:value-type="float" office:value="85.8464246990815" calcext:value-type="float">
            <text:p>85.8464246991</text:p>
          </table:table-cell>
          <table:table-cell table:style-name="ce20" office:value-type="float" office:value="89.6607895990587" calcext:value-type="float">
            <text:p>89.6607895991</text:p>
          </table:table-cell>
          <table:table-cell table:number-columns-repeated="31" table:style-name="ce20" office:value-type="float" office:value="92.3425638119682" calcext:value-type="float">
            <text:p>92.342563812</text:p>
          </table:table-cell>
          <table:table-cell table:style-name="ce20" table:number-columns-repeated="962"/>
        </table:table-row>
        <table:table-row table:style-name="ro4">
          <table:table-cell table:style-name="ce8" office:value-type="string" calcext:value-type="string">
            <text:p>Coef de conversion en émissions de CO2 (en gCO2/KWh ef)</text:p>
          </table:table-cell>
          <table:table-cell table:style-name="ce21" table:number-columns-repeated="8"/>
          <table:table-cell table:style-name="Default" table:number-columns-repeated="1015"/>
        </table:table-row>
        <table:table-row table:style-name="ro4">
          <table:table-cell table:style-name="ce9" office:value-type="string" calcext:value-type="string">
            <text:p>gaz <text:s/></text:p>
          </table:table-cell>
          <table:table-cell table:number-columns-repeated="61" table:style-name="ce22" office:value-type="float" office:value="206" calcext:value-type="float">
            <text:p>206</text:p>
          </table:table-cell>
          <table:table-cell table:style-name="Default" table:number-columns-repeated="962"/>
        </table:table-row>
        <table:table-row table:style-name="ro4">
          <table:table-cell table:style-name="ce9" office:value-type="string" calcext:value-type="string">
            <text:p>fioul </text:p>
          </table:table-cell>
          <table:table-cell table:number-columns-repeated="61" table:style-name="ce22" office:value-type="float" office:value="268" calcext:value-type="float">
            <text:p>268</text:p>
          </table:table-cell>
          <table:table-cell table:style-name="Default" table:number-columns-repeated="962"/>
        </table:table-row>
        <table:table-row table:style-name="ro4">
          <table:table-cell table:style-name="ce9" office:value-type="string" calcext:value-type="string">
            <text:p>electricite </text:p>
          </table:table-cell>
          <table:table-cell table:style-name="ce21" table:number-columns-repeated="13"/>
          <table:table-cell table:style-name="Default" table:number-columns-repeated="1010"/>
        </table:table-row>
        <table:table-row table:style-name="ro4">
          <table:table-cell table:style-name="ce9" office:value-type="string" calcext:value-type="string">
            <text:p>bois </text:p>
          </table:table-cell>
          <table:table-cell table:style-name="ce21" table:number-columns-repeated="13"/>
          <table:table-cell table:style-name="Default" table:number-columns-repeated="1010"/>
        </table:table-row>
        <table:table-row table:style-name="ro1">
          <table:table-cell table:style-name="Default"/>
          <table:table-cell table:style-name="ce15" table:number-columns-repeated="13"/>
          <table:table-cell table:style-name="Default" table:number-columns-repeated="1010"/>
        </table:table-row>
        <table:table-row table:style-name="ro1">
          <table:table-cell table:style-name="ce10" office:value-type="string" calcext:value-type="string">
            <text:p>CC euros constant 2008 <text:s/>/100 KWh ef = entrée de MENFIS</text:p>
          </table:table-cell>
          <table:table-cell table:style-name="Default" table:number-columns-repeated="62"/>
          <table:table-cell table:style-name="ce14" table:number-columns-repeated="8"/>
          <table:table-cell table:style-name="Default" table:number-columns-repeated="953"/>
        </table:table-row>
        <table:table-row table:style-name="ro1">
          <table:table-cell table:style-name="ce2" office:value-type="string" calcext:value-type="string">
            <text:p>gaz <text:s/></text:p>
          </table:table-cell>
          <table:table-cell table:number-columns-repeated="14" table:style-name="ce15" office:value-type="float" office:value="0" calcext:value-type="float">
            <text:p>0.00</text:p>
          </table:table-cell>
          <table:table-cell table:style-name="ce15" office:value-type="float" office:value="0.133157977016858" calcext:value-type="float">
            <text:p>0.13</text:p>
          </table:table-cell>
          <table:table-cell table:style-name="ce15" office:value-type="float" office:value="0.275827238106349" calcext:value-type="float">
            <text:p>0.28</text:p>
          </table:table-cell>
          <table:table-cell table:style-name="ce15" office:value-type="float" office:value="0.41849649919584" calcext:value-type="float">
            <text:p>0.42</text:p>
          </table:table-cell>
          <table:table-cell table:style-name="ce15" office:value-type="float" office:value="0.580188328430596" calcext:value-type="float">
            <text:p>0.58</text:p>
          </table:table-cell>
          <table:table-cell table:style-name="ce15" office:value-type="float" office:value="0.741880157665353" calcext:value-type="float">
            <text:p>0.74</text:p>
          </table:table-cell>
          <table:table-cell table:style-name="ce15" office:value-type="float" office:value="0.903571986900109" calcext:value-type="float">
            <text:p>0.90</text:p>
          </table:table-cell>
          <table:table-cell table:style-name="ce15" office:value-type="float" office:value="1.06526381613487" calcext:value-type="float">
            <text:p>1.07</text:p>
          </table:table-cell>
          <table:table-cell table:style-name="ce15" office:value-type="float" office:value="1.16237909127521" calcext:value-type="float">
            <text:p>1.16</text:p>
          </table:table-cell>
          <table:table-cell table:style-name="ce15" office:value-type="float" office:value="1.24618884889015" calcext:value-type="float">
            <text:p>1.25</text:p>
          </table:table-cell>
          <table:table-cell table:style-name="ce15" office:value-type="float" office:value="1.32329061894962" calcext:value-type="float">
            <text:p>1.32</text:p>
          </table:table-cell>
          <table:table-cell table:style-name="ce15" office:value-type="float" office:value="1.40028193104308" calcext:value-type="float">
            <text:p>1.40</text:p>
          </table:table-cell>
          <table:table-cell table:style-name="ce15" office:value-type="float" office:value="1.48376031533071" calcext:value-type="float">
            <text:p>1.48</text:p>
          </table:table-cell>
          <table:table-cell table:style-name="ce15" office:value-type="float" office:value="1.57770638115938" calcext:value-type="float">
            <text:p>1.58</text:p>
          </table:table-cell>
          <table:table-cell table:style-name="ce15" office:value-type="float" office:value="1.67563305652516" calcext:value-type="float">
            <text:p>1.68</text:p>
          </table:table-cell>
          <table:table-cell table:style-name="ce15" office:value-type="float" office:value="1.76843634880108" calcext:value-type="float">
            <text:p>1.77</text:p>
          </table:table-cell>
          <table:table-cell table:style-name="ce15" office:value-type="float" office:value="1.84701226574061" calcext:value-type="float">
            <text:p>1.85</text:p>
          </table:table-cell>
          <table:table-cell table:number-columns-repeated="31" table:style-name="ce15" office:value-type="float" office:value="1.90225681452655" calcext:value-type="float">
            <text:p>1.90</text:p>
          </table:table-cell>
          <table:table-cell table:style-name="Default"/>
          <table:table-cell table:style-name="ce29" office:value-type="string" calcext:value-type="string">
            <text:p>#DIV/0 !</text:p>
          </table:table-cell>
          <table:table-cell table:style-name="ce29" office:value-type="percentage" office:value="0.216542429195775" calcext:value-type="percentage">
            <text:p>21.65%</text:p>
          </table:table-cell>
          <table:table-cell table:style-name="ce29" office:value-type="percentage" office:value="0.101365833980527" calcext:value-type="percentage">
            <text:p>10.14%</text:p>
          </table:table-cell>
          <table:table-cell table:style-name="ce29" office:value-type="percentage" office:value="0" calcext:value-type="percentage">
            <text:p>0.00%</text:p>
          </table:table-cell>
          <table:table-cell table:style-name="ce39" office:value-type="percentage" office:value="0.0803022482380691" calcext:value-type="percentage">
            <text:p>8.0%</text:p>
          </table:table-cell>
          <table:table-cell table:style-name="ce39"/>
          <table:table-cell table:number-columns-repeated="2" table:style-name="ce32" office:value-type="percentage" office:value="5.89655172413793" calcext:value-type="percentage">
            <text:p>589.66%</text:p>
          </table:table-cell>
          <table:table-cell table:style-name="Default" table:number-columns-repeated="953"/>
        </table:table-row>
        <table:table-row table:style-name="ro1">
          <table:table-cell table:style-name="ce2" office:value-type="string" calcext:value-type="string">
            <text:p>fioul </text:p>
          </table:table-cell>
          <table:table-cell table:number-columns-repeated="14" table:style-name="ce15" office:value-type="float" office:value="0" calcext:value-type="float">
            <text:p>0.00</text:p>
          </table:table-cell>
          <table:table-cell table:style-name="ce15" office:value-type="float" office:value="0.173234649711252" calcext:value-type="float">
            <text:p>0.17</text:p>
          </table:table-cell>
          <table:table-cell table:style-name="ce15" office:value-type="float" office:value="0.358843202973309" calcext:value-type="float">
            <text:p>0.36</text:p>
          </table:table-cell>
          <table:table-cell table:style-name="ce15" office:value-type="float" office:value="0.544451756235365" calcext:value-type="float">
            <text:p>0.54</text:p>
          </table:table-cell>
          <table:table-cell table:style-name="ce15" office:value-type="float" office:value="0.754808116599028" calcext:value-type="float">
            <text:p>0.75</text:p>
          </table:table-cell>
          <table:table-cell table:style-name="ce15" office:value-type="float" office:value="0.965164476962692" calcext:value-type="float">
            <text:p>0.97</text:p>
          </table:table-cell>
          <table:table-cell table:style-name="ce15" office:value-type="float" office:value="1.17552083732636" calcext:value-type="float">
            <text:p>1.18</text:p>
          </table:table-cell>
          <table:table-cell table:style-name="ce15" office:value-type="float" office:value="1.38587719769002" calcext:value-type="float">
            <text:p>1.39</text:p>
          </table:table-cell>
          <table:table-cell table:style-name="ce15" office:value-type="float" office:value="1.51222134204737" calcext:value-type="float">
            <text:p>1.51</text:p>
          </table:table-cell>
          <table:table-cell table:style-name="ce15" office:value-type="float" office:value="1.6212553956435" calcext:value-type="float">
            <text:p>1.62</text:p>
          </table:table-cell>
          <table:table-cell table:style-name="ce15" office:value-type="float" office:value="1.72156255280824" calcext:value-type="float">
            <text:p>1.72</text:p>
          </table:table-cell>
          <table:table-cell table:style-name="ce15" office:value-type="float" office:value="1.82172600737644" calcext:value-type="float">
            <text:p>1.82</text:p>
          </table:table-cell>
          <table:table-cell table:style-name="ce15" office:value-type="float" office:value="1.93032895392538" calcext:value-type="float">
            <text:p>1.93</text:p>
          </table:table-cell>
          <table:table-cell table:style-name="ce15" office:value-type="float" office:value="2.0525500492753" calcext:value-type="float">
            <text:p>2.05</text:p>
          </table:table-cell>
          <table:table-cell table:style-name="ce15" office:value-type="float" office:value="2.17994980169293" calcext:value-type="float">
            <text:p>2.18</text:p>
          </table:table-cell>
          <table:table-cell table:style-name="ce15" office:value-type="float" office:value="2.30068418193538" calcext:value-type="float">
            <text:p>2.30</text:p>
          </table:table-cell>
          <table:table-cell table:style-name="ce15" office:value-type="float" office:value="2.40290916125477" calcext:value-type="float">
            <text:p>2.40</text:p>
          </table:table-cell>
          <table:table-cell table:number-columns-repeated="31" table:style-name="ce15" office:value-type="float" office:value="2.47478071016075" calcext:value-type="float">
            <text:p>2.47</text:p>
          </table:table-cell>
          <table:table-cell table:style-name="Default"/>
          <table:table-cell table:style-name="ce29" office:value-type="string" calcext:value-type="string">
            <text:p>#DIV/0 !</text:p>
          </table:table-cell>
          <table:table-cell table:style-name="ce29" office:value-type="percentage" office:value="0.216542429195775" calcext:value-type="percentage">
            <text:p>21.65%</text:p>
          </table:table-cell>
          <table:table-cell table:style-name="ce29" office:value-type="percentage" office:value="0.101365833980527" calcext:value-type="percentage">
            <text:p>10.14%</text:p>
          </table:table-cell>
          <table:table-cell table:style-name="ce29" office:value-type="percentage" office:value="0" calcext:value-type="percentage">
            <text:p>0.00%</text:p>
          </table:table-cell>
          <table:table-cell table:style-name="ce39" office:value-type="percentage" office:value="0.0803022482380691" calcext:value-type="percentage">
            <text:p>8.0%</text:p>
          </table:table-cell>
          <table:table-cell table:style-name="ce39"/>
          <table:table-cell table:number-columns-repeated="2" table:style-name="ce32" office:value-type="percentage" office:value="5.89655172413793" calcext:value-type="percentage">
            <text:p>589.66%</text:p>
          </table:table-cell>
          <table:table-cell table:style-name="Default" table:number-columns-repeated="953"/>
        </table:table-row>
        <table:table-row table:style-name="ro1">
          <table:table-cell table:style-name="ce2" office:value-type="string" calcext:value-type="string">
            <text:p>electricite </text:p>
          </table:table-cell>
          <table:table-cell table:number-columns-repeated="61" table:style-name="ce15" office:value-type="float" office:value="0" calcext:value-type="float">
            <text:p>0.00</text:p>
          </table:table-cell>
          <table:table-cell table:style-name="Default"/>
          <table:table-cell table:style-name="ce29" office:value-type="string" calcext:value-type="string">
            <text:p>#DIV/0 !</text:p>
          </table:table-cell>
          <table:table-cell table:style-name="ce29" table:number-columns-repeated="3"/>
          <table:table-cell table:style-name="ce39" table:number-columns-repeated="2"/>
          <table:table-cell table:style-name="ce32" table:number-columns-repeated="2"/>
          <table:table-cell table:style-name="Default" table:number-columns-repeated="953"/>
        </table:table-row>
        <table:table-row table:style-name="ro1">
          <table:table-cell table:style-name="ce2" office:value-type="string" calcext:value-type="string">
            <text:p>bois </text:p>
          </table:table-cell>
          <table:table-cell table:number-columns-repeated="61" table:style-name="ce15" office:value-type="float" office:value="0" calcext:value-type="float">
            <text:p>0.00</text:p>
          </table:table-cell>
          <table:table-cell table:style-name="Default"/>
          <table:table-cell table:style-name="ce29" office:value-type="string" calcext:value-type="string">
            <text:p>#DIV/0 !</text:p>
          </table:table-cell>
          <table:table-cell table:style-name="ce29" table:number-columns-repeated="3"/>
          <table:table-cell table:style-name="ce39" table:number-columns-repeated="2"/>
          <table:table-cell table:style-name="ce32" table:number-columns-repeated="2"/>
          <table:table-cell table:style-name="Default" table:number-columns-repeated="953"/>
        </table:table-row>
        <table:table-row table:style-name="ro1">
          <table:table-cell table:style-name="ce2" office:value-type="string" calcext:value-type="string">
            <text:p>urbain</text:p>
          </table:table-cell>
          <table:table-cell table:number-columns-repeated="61" table:style-name="ce15" office:value-type="float" office:value="0" calcext:value-type="float">
            <text:p>0.00</text:p>
          </table:table-cell>
          <table:table-cell table:style-name="Default"/>
          <table:table-cell table:style-name="ce29" office:value-type="string" calcext:value-type="string">
            <text:p>#DIV/0 !</text:p>
          </table:table-cell>
          <table:table-cell table:style-name="ce29" table:number-columns-repeated="3"/>
          <table:table-cell table:style-name="ce39" table:number-columns-repeated="2"/>
          <table:table-cell table:style-name="ce32" table:number-columns-repeated="2"/>
          <table:table-cell table:style-name="Default" table:number-columns-repeated="953"/>
        </table:table-row>
        <table:table-row table:style-name="ro1" table:number-rows-repeated="2">
          <table:table-cell table:style-name="Default" table:number-columns-repeated="63"/>
          <table:table-cell table:style-name="ce29" table:number-columns-repeated="4"/>
          <table:table-cell table:style-name="ce39" table:number-columns-repeated="2"/>
          <table:table-cell table:style-name="ce32" table:number-columns-repeated="2"/>
          <table:table-cell table:style-name="Default" table:number-columns-repeated="953"/>
        </table:table-row>
        <table:table-row table:style-name="ro1">
          <table:table-cell table:style-name="ce3" office:value-type="string" calcext:value-type="string">
            <text:p>Décomposition du prix en euros / 100 kWh </text:p>
          </table:table-cell>
          <table:table-cell table:style-name="ce15" table:number-columns-repeated="62"/>
          <table:table-cell table:style-name="Default" table:number-columns-repeated="961"/>
        </table:table-row>
        <table:table-row table:style-name="ro1">
          <table:table-cell table:style-name="ce3" office:value-type="string" calcext:value-type="string">
            <text:p>Gaz</text:p>
          </table:table-cell>
          <table:table-cell table:style-name="ce15" table:number-columns-repeated="62"/>
          <table:table-cell table:style-name="Default" table:number-columns-repeated="961"/>
        </table:table-row>
        <table:table-row table:style-name="ro4">
          <table:table-cell table:style-name="ce9" office:value-type="string" calcext:value-type="string">
            <text:p>TICGN yc CC euros courants (PLF pour 2013 2017)</text:p>
          </table:table-cell>
          <table:table-cell table:style-name="ce23" table:number-columns-repeated="13"/>
          <table:table-cell table:style-name="ce21" office:value-type="float" office:value="0.119" calcext:value-type="float">
            <text:p>0.12</text:p>
          </table:table-cell>
          <table:table-cell table:style-name="ce21" office:value-type="float" office:value="0.141" calcext:value-type="float">
            <text:p>0.14</text:p>
          </table:table-cell>
          <table:table-cell table:style-name="ce21" office:value-type="float" office:value="0.293" calcext:value-type="float">
            <text:p>0.29</text:p>
          </table:table-cell>
          <table:table-cell table:style-name="ce21" office:value-type="float" office:value="0.434" calcext:value-type="float">
            <text:p>0.43</text:p>
          </table:table-cell>
          <table:table-cell table:style-name="ce21" office:value-type="float" office:value="0.588" calcext:value-type="float">
            <text:p>0.59</text:p>
          </table:table-cell>
          <table:table-cell table:style-name="ce21" table:number-columns-repeated="44"/>
          <table:table-cell table:style-name="ce20" table:number-columns-repeated="961"/>
        </table:table-row>
        <table:table-row table:style-name="ro4">
          <table:table-cell office:value-type="string" calcext:value-type="string">
            <text:p><text:s/>- dont CC (euros courants)</text:p>
          </table:table-cell>
          <table:table-cell table:style-name="ce23" table:number-columns-repeated="13"/>
          <table:table-cell table:style-name="ce21" office:value-type="float" office:value="0" calcext:value-type="float">
            <text:p>0.00</text:p>
          </table:table-cell>
          <table:table-cell table:style-name="ce21" office:value-type="float" office:value="0.1498" calcext:value-type="float">
            <text:p>0.15</text:p>
          </table:table-cell>
          <table:table-cell table:style-name="ce21" office:value-type="float" office:value="0.3103" calcext:value-type="float">
            <text:p>0.31</text:p>
          </table:table-cell>
          <table:table-cell table:style-name="ce21" office:value-type="float" office:value="0.4708" calcext:value-type="float">
            <text:p>0.47</text:p>
          </table:table-cell>
          <table:table-cell table:style-name="ce21" office:value-type="float" office:value="0.6527" calcext:value-type="float">
            <text:p>0.65</text:p>
          </table:table-cell>
          <table:table-cell table:style-name="ce21" table:number-columns-repeated="44"/>
          <table:table-cell table:style-name="Default" table:number-columns-repeated="961"/>
        </table:table-row>
        <table:table-row table:style-name="ro4">
          <table:table-cell table:style-name="ce9" office:value-type="string" calcext:value-type="string">
            <text:p>TICGN yc CC euros constants</text:p>
          </table:table-cell>
          <table:table-cell table:style-name="ce23" table:number-columns-repeated="13"/>
          <table:table-cell table:style-name="ce21" office:value-type="float" office:value="0.111506957000236" calcext:value-type="float">
            <text:p>0.11</text:p>
          </table:table-cell>
          <table:table-cell table:style-name="ce21" office:value-type="float" office:value="0.130315954527636" calcext:value-type="float">
            <text:p>0.13</text:p>
          </table:table-cell>
          <table:table-cell table:style-name="ce21" office:value-type="float" office:value="0.270563711969067" calcext:value-type="float">
            <text:p>0.27</text:p>
          </table:table-cell>
          <table:table-cell table:style-name="ce21" office:value-type="float" office:value="0.39954811534723" calcext:value-type="float">
            <text:p>0.40</text:p>
          </table:table-cell>
          <table:table-cell table:style-name="ce21" office:value-type="float" office:value="0.533323402020774" calcext:value-type="float">
            <text:p>0.53</text:p>
          </table:table-cell>
          <table:table-cell table:style-name="ce21" table:number-columns-repeated="44"/>
          <table:table-cell table:style-name="ce20" table:number-columns-repeated="961"/>
        </table:table-row>
        <table:table-row table:style-name="ro4">
          <table:table-cell office:value-type="string" calcext:value-type="string">
            <text:p><text:s/>- dont CC (euros constants) (PLF pour 2013 2017, puis trajectoire CC)</text:p>
          </table:table-cell>
          <table:table-cell table:style-name="ce23" table:number-columns-repeated="13"/>
          <table:table-cell table:style-name="ce21" office:value-type="float" office:value="0" calcext:value-type="float">
            <text:p>0.00</text:p>
          </table:table-cell>
          <table:table-cell table:style-name="ce21" office:value-type="float" office:value="0.138449148852765" calcext:value-type="float">
            <text:p>0.14</text:p>
          </table:table-cell>
          <table:table-cell table:style-name="ce21" office:value-type="float" office:value="0.286538975508537" calcext:value-type="float">
            <text:p>0.29</text:p>
          </table:table-cell>
          <table:table-cell table:style-name="ce21" office:value-type="float" office:value="0.433426849551787" calcext:value-type="float">
            <text:p>0.43</text:p>
          </table:table-cell>
          <table:table-cell table:style-name="ce21" office:value-type="float" office:value="0.592007116494828" calcext:value-type="float">
            <text:p>0.59</text:p>
          </table:table-cell>
          <table:table-cell table:style-name="ce21" office:value-type="float" office:value="0.741880157665353" calcext:value-type="float">
            <text:p>0.74</text:p>
          </table:table-cell>
          <table:table-cell table:style-name="ce21" office:value-type="float" office:value="0.903571986900109" calcext:value-type="float">
            <text:p>0.90</text:p>
          </table:table-cell>
          <table:table-cell table:style-name="ce21" office:value-type="float" office:value="1.06526381613487" calcext:value-type="float">
            <text:p>1.07</text:p>
          </table:table-cell>
          <table:table-cell table:style-name="ce21" office:value-type="float" office:value="1.16237909127521" calcext:value-type="float">
            <text:p>1.16</text:p>
          </table:table-cell>
          <table:table-cell table:style-name="ce21" office:value-type="float" office:value="1.24618884889015" calcext:value-type="float">
            <text:p>1.25</text:p>
          </table:table-cell>
          <table:table-cell table:style-name="ce21" office:value-type="float" office:value="1.32329061894962" calcext:value-type="float">
            <text:p>1.32</text:p>
          </table:table-cell>
          <table:table-cell table:style-name="ce21" office:value-type="float" office:value="1.40028193104308" calcext:value-type="float">
            <text:p>1.40</text:p>
          </table:table-cell>
          <table:table-cell table:style-name="ce21" office:value-type="float" office:value="1.48376031533071" calcext:value-type="float">
            <text:p>1.48</text:p>
          </table:table-cell>
          <table:table-cell table:style-name="ce21" office:value-type="float" office:value="1.57770638115938" calcext:value-type="float">
            <text:p>1.58</text:p>
          </table:table-cell>
          <table:table-cell table:style-name="ce21" office:value-type="float" office:value="1.67563305652516" calcext:value-type="float">
            <text:p>1.68</text:p>
          </table:table-cell>
          <table:table-cell table:style-name="ce21" office:value-type="float" office:value="1.76843634880108" calcext:value-type="float">
            <text:p>1.77</text:p>
          </table:table-cell>
          <table:table-cell table:style-name="ce21" office:value-type="float" office:value="1.84701226574061" calcext:value-type="float">
            <text:p>1.85</text:p>
          </table:table-cell>
          <table:table-cell table:number-columns-repeated="31" table:style-name="ce21" office:value-type="float" office:value="1.90225681452655" calcext:value-type="float">
            <text:p>1.90</text:p>
          </table:table-cell>
          <table:table-cell table:style-name="ce21"/>
          <table:table-cell table:style-name="Default" table:number-columns-repeated="961"/>
        </table:table-row>
        <table:table-row table:style-name="ro4">
          <table:table-cell office:value-type="string" calcext:value-type="string">
            <text:p><text:s/>- dont hors CC (euros constants) : Hyp : constant à partir de 2018</text:p>
          </table:table-cell>
          <table:table-cell table:style-name="ce23" table:number-columns-repeated="13"/>
          <table:table-cell table:style-name="ce21" office:value-type="float" office:value="0.111506957000236" calcext:value-type="float">
            <text:p>0.11</text:p>
          </table:table-cell>
          <table:table-cell table:style-name="ce21" office:value-type="float" office:value="-0.00813319432512905" calcext:value-type="float">
            <text:p>-0.01</text:p>
          </table:table-cell>
          <table:table-cell table:style-name="ce21" office:value-type="float" office:value="-0.0159752635394705" calcext:value-type="float">
            <text:p>-0.02</text:p>
          </table:table-cell>
          <table:table-cell table:style-name="ce21" office:value-type="float" office:value="-0.0338787342045577" calcext:value-type="float">
            <text:p>-0.03</text:p>
          </table:table-cell>
          <table:table-cell table:number-columns-repeated="44" table:style-name="ce21" office:value-type="float" office:value="-0.0586837144740545" calcext:value-type="float">
            <text:p>-0.06</text:p>
          </table:table-cell>
          <table:table-cell table:style-name="ce21"/>
          <table:table-cell table:style-name="Default" table:number-columns-repeated="961"/>
        </table:table-row>
        <table:table-row table:style-name="ro4">
          <table:table-cell table:style-name="ce9" office:value-type="string" calcext:value-type="string">
            <text:p>Transport, stockage et distribution, euros constants 2008 (hyp CGDD sur 2015 : env 34% du HTT puis constant)</text:p>
          </table:table-cell>
          <table:table-cell table:style-name="ce24" table:number-columns-repeated="6"/>
          <table:table-cell table:style-name="ce21" table:number-columns-repeated="9"/>
          <table:table-cell table:number-columns-repeated="46" table:style-name="ce21" office:value-type="float" office:value="1.98721197323356" calcext:value-type="float">
            <text:p>1.99</text:p>
          </table:table-cell>
          <table:table-cell table:style-name="ce20" table:number-columns-repeated="962"/>
        </table:table-row>
        <table:table-row table:style-name="ro4">
          <table:table-cell table:style-name="ce9" office:value-type="string" calcext:value-type="string">
            <text:p>Commercialisation, euros constants 2008 (hyp CGDD sur 2015 : env 10% du HTT puis augmentation de 1% par an)</text:p>
          </table:table-cell>
          <table:table-cell table:style-name="ce24" table:number-columns-repeated="6"/>
          <table:table-cell table:style-name="ce21" table:number-columns-repeated="9"/>
          <table:table-cell table:style-name="ce21" office:value-type="float" office:value="0.55220853159557" calcext:value-type="float">
            <text:p>0.55</text:p>
          </table:table-cell>
          <table:table-cell table:style-name="ce21" office:value-type="float" office:value="0.557730616911526" calcext:value-type="float">
            <text:p>0.56</text:p>
          </table:table-cell>
          <table:table-cell table:style-name="ce21" office:value-type="float" office:value="0.563307923080641" calcext:value-type="float">
            <text:p>0.56</text:p>
          </table:table-cell>
          <table:table-cell table:style-name="ce21" office:value-type="float" office:value="0.568941002311447" calcext:value-type="float">
            <text:p>0.57</text:p>
          </table:table-cell>
          <table:table-cell table:style-name="ce21" office:value-type="float" office:value="0.574630412334562" calcext:value-type="float">
            <text:p>0.57</text:p>
          </table:table-cell>
          <table:table-cell table:style-name="ce21" office:value-type="float" office:value="0.580376716457907" calcext:value-type="float">
            <text:p>0.58</text:p>
          </table:table-cell>
          <table:table-cell table:style-name="ce21" office:value-type="float" office:value="0.586180483622487" calcext:value-type="float">
            <text:p>0.59</text:p>
          </table:table-cell>
          <table:table-cell table:style-name="ce21" office:value-type="float" office:value="0.592042288458711" calcext:value-type="float">
            <text:p>0.59</text:p>
          </table:table-cell>
          <table:table-cell table:style-name="ce21" office:value-type="float" office:value="0.597962711343299" calcext:value-type="float">
            <text:p>0.60</text:p>
          </table:table-cell>
          <table:table-cell table:style-name="ce21" office:value-type="float" office:value="0.603942338456732" calcext:value-type="float">
            <text:p>0.60</text:p>
          </table:table-cell>
          <table:table-cell table:style-name="ce21" office:value-type="float" office:value="0.609981761841299" calcext:value-type="float">
            <text:p>0.61</text:p>
          </table:table-cell>
          <table:table-cell table:style-name="ce21" office:value-type="float" office:value="0.616081579459712" calcext:value-type="float">
            <text:p>0.62</text:p>
          </table:table-cell>
          <table:table-cell table:style-name="ce21" office:value-type="float" office:value="0.622242395254309" calcext:value-type="float">
            <text:p>0.62</text:p>
          </table:table-cell>
          <table:table-cell table:style-name="ce21" office:value-type="float" office:value="0.628464819206852" calcext:value-type="float">
            <text:p>0.63</text:p>
          </table:table-cell>
          <table:table-cell table:style-name="ce21" office:value-type="float" office:value="0.634749467398921" calcext:value-type="float">
            <text:p>0.63</text:p>
          </table:table-cell>
          <table:table-cell table:style-name="ce21" office:value-type="float" office:value="0.64109696207291" calcext:value-type="float">
            <text:p>0.64</text:p>
          </table:table-cell>
          <table:table-cell table:style-name="ce21" office:value-type="float" office:value="0.647507931693639" calcext:value-type="float">
            <text:p>0.65</text:p>
          </table:table-cell>
          <table:table-cell table:style-name="ce21" office:value-type="float" office:value="0.653983011010575" calcext:value-type="float">
            <text:p>0.65</text:p>
          </table:table-cell>
          <table:table-cell table:style-name="ce21" office:value-type="float" office:value="0.660522841120681" calcext:value-type="float">
            <text:p>0.66</text:p>
          </table:table-cell>
          <table:table-cell table:style-name="ce21" office:value-type="float" office:value="0.667128069531888" calcext:value-type="float">
            <text:p>0.67</text:p>
          </table:table-cell>
          <table:table-cell table:style-name="ce21" office:value-type="float" office:value="0.673799350227207" calcext:value-type="float">
            <text:p>0.67</text:p>
          </table:table-cell>
          <table:table-cell table:style-name="ce21" office:value-type="float" office:value="0.680537343729479" calcext:value-type="float">
            <text:p>0.68</text:p>
          </table:table-cell>
          <table:table-cell table:style-name="ce21" office:value-type="float" office:value="0.687342717166774" calcext:value-type="float">
            <text:p>0.69</text:p>
          </table:table-cell>
          <table:table-cell table:style-name="ce21" office:value-type="float" office:value="0.694216144338441" calcext:value-type="float">
            <text:p>0.69</text:p>
          </table:table-cell>
          <table:table-cell table:style-name="ce21" office:value-type="float" office:value="0.701158305781826" calcext:value-type="float">
            <text:p>0.70</text:p>
          </table:table-cell>
          <table:table-cell table:style-name="ce21" office:value-type="float" office:value="0.708169888839644" calcext:value-type="float">
            <text:p>0.71</text:p>
          </table:table-cell>
          <table:table-cell table:style-name="ce21" office:value-type="float" office:value="0.715251587728041" calcext:value-type="float">
            <text:p>0.72</text:p>
          </table:table-cell>
          <table:table-cell table:style-name="ce21" office:value-type="float" office:value="0.722404103605321" calcext:value-type="float">
            <text:p>0.72</text:p>
          </table:table-cell>
          <table:table-cell table:style-name="ce21" office:value-type="float" office:value="0.729628144641374" calcext:value-type="float">
            <text:p>0.73</text:p>
          </table:table-cell>
          <table:table-cell table:style-name="ce21" office:value-type="float" office:value="0.736924426087788" calcext:value-type="float">
            <text:p>0.74</text:p>
          </table:table-cell>
          <table:table-cell table:style-name="ce21" office:value-type="float" office:value="0.744293670348666" calcext:value-type="float">
            <text:p>0.74</text:p>
          </table:table-cell>
          <table:table-cell table:style-name="ce21" office:value-type="float" office:value="0.751736607052152" calcext:value-type="float">
            <text:p>0.75</text:p>
          </table:table-cell>
          <table:table-cell table:style-name="ce21" office:value-type="float" office:value="0.759253973122674" calcext:value-type="float">
            <text:p>0.76</text:p>
          </table:table-cell>
          <table:table-cell table:style-name="ce21" office:value-type="float" office:value="0.766846512853901" calcext:value-type="float">
            <text:p>0.77</text:p>
          </table:table-cell>
          <table:table-cell table:style-name="ce21" office:value-type="float" office:value="0.77451497798244" calcext:value-type="float">
            <text:p>0.77</text:p>
          </table:table-cell>
          <table:table-cell table:style-name="ce21" office:value-type="float" office:value="0.782260127762264" calcext:value-type="float">
            <text:p>0.78</text:p>
          </table:table-cell>
          <table:table-cell table:style-name="ce21" office:value-type="float" office:value="0.790082729039887" calcext:value-type="float">
            <text:p>0.79</text:p>
          </table:table-cell>
          <table:table-cell table:style-name="ce21" office:value-type="float" office:value="0.797983556330286" calcext:value-type="float">
            <text:p>0.80</text:p>
          </table:table-cell>
          <table:table-cell table:style-name="ce21" office:value-type="float" office:value="0.805963391893589" calcext:value-type="float">
            <text:p>0.81</text:p>
          </table:table-cell>
          <table:table-cell table:style-name="ce21" office:value-type="float" office:value="0.814023025812524" calcext:value-type="float">
            <text:p>0.81</text:p>
          </table:table-cell>
          <table:table-cell table:style-name="ce21" office:value-type="float" office:value="0.82216325607065" calcext:value-type="float">
            <text:p>0.82</text:p>
          </table:table-cell>
          <table:table-cell table:style-name="ce21" office:value-type="float" office:value="0.830384888631356" calcext:value-type="float">
            <text:p>0.83</text:p>
          </table:table-cell>
          <table:table-cell table:style-name="ce21" office:value-type="float" office:value="0.83868873751767" calcext:value-type="float">
            <text:p>0.84</text:p>
          </table:table-cell>
          <table:table-cell table:style-name="ce21" office:value-type="float" office:value="0.847075624892847" calcext:value-type="float">
            <text:p>0.85</text:p>
          </table:table-cell>
          <table:table-cell table:style-name="ce21" office:value-type="float" office:value="0.855546381141775" calcext:value-type="float">
            <text:p>0.86</text:p>
          </table:table-cell>
          <table:table-cell table:style-name="ce21" office:value-type="float" office:value="0.864101844953193" calcext:value-type="float">
            <text:p>0.86</text:p>
          </table:table-cell>
          <table:table-cell table:style-name="ce20" table:number-columns-repeated="962"/>
        </table:table-row>
        <table:table-row table:style-name="ro4">
          <table:table-cell table:style-name="ce9" office:value-type="string" calcext:value-type="string">
            <text:p>CSPG euros constants (hyp CGDD sur 2015 puis constant)</text:p>
          </table:table-cell>
          <table:table-cell table:style-name="ce23" table:number-columns-repeated="13"/>
          <table:table-cell table:style-name="ce21" table:number-columns-repeated="2"/>
          <table:table-cell table:style-name="ce30" office:value-type="float" office:value="0.00153" calcext:value-type="float">
            <text:p>0.0015</text:p>
          </table:table-cell>
          <table:table-cell table:number-columns-repeated="45" table:style-name="ce21" office:value-type="float" office:value="0.00153" calcext:value-type="float">
            <text:p>0.00</text:p>
          </table:table-cell>
          <table:table-cell table:style-name="ce21"/>
          <table:table-cell table:style-name="Default" table:number-columns-repeated="961"/>
        </table:table-row>
        <table:table-row table:style-name="ro4">
          <table:table-cell table:style-name="ce9" office:value-type="string" calcext:value-type="string">
            <text:p>CTSSG euros constants (hyp CGDD sur 2015 puis constant)</text:p>
          </table:table-cell>
          <table:table-cell table:style-name="ce23" table:number-columns-repeated="13"/>
          <table:table-cell table:style-name="ce21" table:number-columns-repeated="2"/>
          <table:table-cell table:number-columns-repeated="46" table:style-name="ce21" office:value-type="float" office:value="0.02" calcext:value-type="float">
            <text:p>0.02</text:p>
          </table:table-cell>
          <table:table-cell table:style-name="ce21"/>
          <table:table-cell table:style-name="Default" table:number-columns-repeated="961"/>
        </table:table-row>
        <table:table-row table:style-name="ro4">
          <table:table-cell table:style-name="ce9" office:value-type="string" calcext:value-type="string">
            <text:p>CTA euros constants (hyp CGDD sur 2015 : 2% du total TTC puis constant)</text:p>
          </table:table-cell>
          <table:table-cell table:style-name="ce23" table:number-columns-repeated="13"/>
          <table:table-cell table:style-name="ce21" table:number-columns-repeated="2"/>
          <table:table-cell table:number-columns-repeated="46" table:style-name="ce21" office:value-type="float" office:value="0.131222476879359" calcext:value-type="float">
            <text:p>0.13</text:p>
          </table:table-cell>
          <table:table-cell table:style-name="ce21"/>
          <table:table-cell table:style-name="Default" table:number-columns-repeated="961"/>
        </table:table-row>
        <table:table-row table:style-name="ro1">
          <table:table-cell table:style-name="ce3" office:value-type="string" calcext:value-type="string">
            <text:p>TCAM des prix sur la part fourniture du prix en % (hyp cadrage CE )</text:p>
          </table:table-cell>
          <table:table-cell table:style-name="ce25" table:number-columns-repeated="11"/>
          <table:table-cell table:style-name="ce29" table:number-columns-repeated="5"/>
          <table:table-cell table:number-columns-repeated="5" table:style-name="ce29" office:value-type="percentage" office:value="0.0445593441350911" calcext:value-type="percentage">
            <text:p>4.46%</text:p>
          </table:table-cell>
          <table:table-cell table:number-columns-repeated="5" table:style-name="ce29" office:value-type="percentage" office:value="0.0159007363369108" calcext:value-type="percentage">
            <text:p>1.59%</text:p>
          </table:table-cell>
          <table:table-cell table:number-columns-repeated="5" table:style-name="ce29" office:value-type="percentage" office:value="0.0168878075814896" calcext:value-type="percentage">
            <text:p>1.69%</text:p>
          </table:table-cell>
          <table:table-cell table:number-columns-repeated="5" table:style-name="ce29" office:value-type="percentage" office:value="0.0132432862823768" calcext:value-type="percentage">
            <text:p>1.32%</text:p>
          </table:table-cell>
          <table:table-cell table:number-columns-repeated="5" table:style-name="ce29" office:value-type="percentage" office:value="0.0066726832918953" calcext:value-type="percentage">
            <text:p>0.67%</text:p>
          </table:table-cell>
          <table:table-cell table:number-columns-repeated="5" table:style-name="ce29" office:value-type="percentage" office:value="0.00405127842680941" calcext:value-type="percentage">
            <text:p>0.41%</text:p>
          </table:table-cell>
          <table:table-cell table:number-columns-repeated="15" table:style-name="ce29" office:value-type="percentage" office:value="0.0030766943685907" calcext:value-type="percentage">
            <text:p>0.31%</text:p>
          </table:table-cell>
          <table:table-cell table:style-name="ce29" table:number-columns-repeated="5"/>
          <table:table-cell table:style-name="ce25" table:number-columns-repeated="957"/>
        </table:table-row>
        <table:table-row table:style-name="ro4">
          <table:table-cell table:style-name="ce9" office:value-type="string" calcext:value-type="string">
            <text:p>Approvisionnement (énergie) : par solde sur 2015 puis hyp AME 2018</text:p>
          </table:table-cell>
          <table:table-cell table:style-name="ce24" table:number-columns-repeated="6"/>
          <table:table-cell table:style-name="ce21" table:number-columns-repeated="9"/>
          <table:table-cell table:style-name="ce21" office:value-type="float" office:value="2.5975377503631" calcext:value-type="float">
            <text:p>2.60</text:p>
          </table:table-cell>
          <table:table-cell table:style-name="ce21" office:value-type="float" office:value="2.71328232888542" calcext:value-type="float">
            <text:p>2.71</text:p>
          </table:table-cell>
          <table:table-cell table:style-name="ce21" office:value-type="float" office:value="2.83418440991388" calcext:value-type="float">
            <text:p>2.83</text:p>
          </table:table-cell>
          <table:table-cell table:style-name="ce21" office:value-type="float" office:value="2.96047380837755" calcext:value-type="float">
            <text:p>2.96</text:p>
          </table:table-cell>
          <table:table-cell table:style-name="ce21" office:value-type="float" office:value="3.09239057960797" calcext:value-type="float">
            <text:p>3.09</text:p>
          </table:table-cell>
          <table:table-cell table:style-name="ce21" office:value-type="float" office:value="3.23018547564483" calcext:value-type="float">
            <text:p>3.23</text:p>
          </table:table-cell>
          <table:table-cell table:style-name="ce21" office:value-type="float" office:value="3.28154780321238" calcext:value-type="float">
            <text:p>3.28</text:p>
          </table:table-cell>
          <table:table-cell table:style-name="ce21" office:value-type="float" office:value="3.33372682960823" calcext:value-type="float">
            <text:p>3.33</text:p>
          </table:table-cell>
          <table:table-cell table:style-name="ce21" office:value-type="float" office:value="3.38673554094511" calcext:value-type="float">
            <text:p>3.39</text:p>
          </table:table-cell>
          <table:table-cell table:style-name="ce21" office:value-type="float" office:value="3.44058712982453" calcext:value-type="float">
            <text:p>3.44</text:p>
          </table:table-cell>
          <table:table-cell table:style-name="ce21" office:value-type="float" office:value="3.49529499862003" calcext:value-type="float">
            <text:p>3.50</text:p>
          </table:table-cell>
          <table:table-cell table:style-name="ce21" office:value-type="float" office:value="3.55432286799727" calcext:value-type="float">
            <text:p>3.55</text:p>
          </table:table-cell>
          <table:table-cell table:style-name="ce21" office:value-type="float" office:value="3.6143475886745" calcext:value-type="float">
            <text:p>3.61</text:p>
          </table:table-cell>
          <table:table-cell table:style-name="ce21" office:value-type="float" office:value="3.67538599528465" calcext:value-type="float">
            <text:p>3.68</text:p>
          </table:table-cell>
          <table:table-cell table:style-name="ce21" office:value-type="float" office:value="3.73745520676072" calcext:value-type="float">
            <text:p>3.74</text:p>
          </table:table-cell>
          <table:table-cell table:style-name="ce21" office:value-type="float" office:value="3.80057263113693" calcext:value-type="float">
            <text:p>3.80</text:p>
          </table:table-cell>
          <table:table-cell table:style-name="ce21" office:value-type="float" office:value="3.85090470252805" calcext:value-type="float">
            <text:p>3.85</text:p>
          </table:table-cell>
          <table:table-cell table:style-name="ce21" office:value-type="float" office:value="3.90190333594978" calcext:value-type="float">
            <text:p>3.90</text:p>
          </table:table-cell>
          <table:table-cell table:style-name="ce21" office:value-type="float" office:value="3.95357735887392" calcext:value-type="float">
            <text:p>3.95</text:p>
          </table:table-cell>
          <table:table-cell table:style-name="ce21" office:value-type="float" office:value="4.00593571567701" calcext:value-type="float">
            <text:p>4.01</text:p>
          </table:table-cell>
          <table:table-cell table:style-name="ce21" office:value-type="float" office:value="4.05898746918852" calcext:value-type="float">
            <text:p>4.06</text:p>
          </table:table-cell>
          <table:table-cell table:style-name="ce21" office:value-type="float" office:value="4.08607180705619" calcext:value-type="float">
            <text:p>4.09</text:p>
          </table:table-cell>
          <table:table-cell table:style-name="ce21" office:value-type="float" office:value="4.11333687013262" calcext:value-type="float">
            <text:p>4.11</text:p>
          </table:table-cell>
          <table:table-cell table:style-name="ce21" office:value-type="float" office:value="4.14078386433989" calcext:value-type="float">
            <text:p>4.14</text:p>
          </table:table-cell>
          <table:table-cell table:style-name="ce21" office:value-type="float" office:value="4.16841400364682" calcext:value-type="float">
            <text:p>4.17</text:p>
          </table:table-cell>
          <table:table-cell table:style-name="ce21" office:value-type="float" office:value="4.19622851012265" calcext:value-type="float">
            <text:p>4.20</text:p>
          </table:table-cell>
          <table:table-cell table:style-name="ce21" office:value-type="float" office:value="4.21322860015968" calcext:value-type="float">
            <text:p>4.21</text:p>
          </table:table-cell>
          <table:table-cell table:style-name="ce21" office:value-type="float" office:value="4.23029756229472" calcext:value-type="float">
            <text:p>4.23</text:p>
          </table:table-cell>
          <table:table-cell table:style-name="ce21" office:value-type="float" office:value="4.24743567554783" calcext:value-type="float">
            <text:p>4.25</text:p>
          </table:table-cell>
          <table:table-cell table:style-name="ce21" office:value-type="float" office:value="4.26464322006944" calcext:value-type="float">
            <text:p>4.26</text:p>
          </table:table-cell>
          <table:table-cell table:style-name="ce21" office:value-type="float" office:value="4.28192047714494" calcext:value-type="float">
            <text:p>4.28</text:p>
          </table:table-cell>
          <table:table-cell table:style-name="ce21" office:value-type="float" office:value="4.29509463776373" calcext:value-type="float">
            <text:p>4.30</text:p>
          </table:table-cell>
          <table:table-cell table:style-name="ce21" office:value-type="float" office:value="4.3083093312483" calcext:value-type="float">
            <text:p>4.31</text:p>
          </table:table-cell>
          <table:table-cell table:style-name="ce21" office:value-type="float" office:value="4.3215646823059" calcext:value-type="float">
            <text:p>4.32</text:p>
          </table:table-cell>
          <table:table-cell table:style-name="ce21" office:value-type="float" office:value="4.33486081602745" calcext:value-type="float">
            <text:p>4.33</text:p>
          </table:table-cell>
          <table:table-cell table:style-name="ce21" office:value-type="float" office:value="4.34819785788875" calcext:value-type="float">
            <text:p>4.35</text:p>
          </table:table-cell>
          <table:table-cell table:style-name="ce21" office:value-type="float" office:value="4.36157593375163" calcext:value-type="float">
            <text:p>4.36</text:p>
          </table:table-cell>
          <table:table-cell table:style-name="ce21" office:value-type="float" office:value="4.37499516986518" calcext:value-type="float">
            <text:p>4.37</text:p>
          </table:table-cell>
          <table:table-cell table:style-name="ce21" office:value-type="float" office:value="4.38845569286692" calcext:value-type="float">
            <text:p>4.39</text:p>
          </table:table-cell>
          <table:table-cell table:style-name="ce21" office:value-type="float" office:value="4.40195762978397" calcext:value-type="float">
            <text:p>4.40</text:p>
          </table:table-cell>
          <table:table-cell table:style-name="ce21" office:value-type="float" office:value="4.4155011080343" calcext:value-type="float">
            <text:p>4.42</text:p>
          </table:table-cell>
          <table:table-cell table:style-name="ce21" office:value-type="float" office:value="4.4290862554279" calcext:value-type="float">
            <text:p>4.43</text:p>
          </table:table-cell>
          <table:table-cell table:style-name="ce21" office:value-type="float" office:value="4.44271320016798" calcext:value-type="float">
            <text:p>4.44</text:p>
          </table:table-cell>
          <table:table-cell table:style-name="ce21" office:value-type="float" office:value="4.4563820708522" calcext:value-type="float">
            <text:p>4.46</text:p>
          </table:table-cell>
          <table:table-cell table:style-name="ce21" office:value-type="float" office:value="4.47009299647388" calcext:value-type="float">
            <text:p>4.47</text:p>
          </table:table-cell>
          <table:table-cell table:style-name="ce21" office:value-type="float" office:value="4.4838461064232" calcext:value-type="float">
            <text:p>4.48</text:p>
          </table:table-cell>
          <table:table-cell table:style-name="ce20" table:number-columns-repeated="962"/>
        </table:table-row>
        <table:table-row table:style-name="ro4">
          <table:table-cell table:style-name="ce3" office:value-type="string" calcext:value-type="string">
            <text:p>Prix finaux TTC en euros constant 2008 / 100 kWh (entrée Menfis)</text:p>
          </table:table-cell>
          <table:table-cell table:style-name="ce26" office:value-type="float" office:value="4.09444473581213" calcext:value-type="float">
            <text:p>4.09</text:p>
          </table:table-cell>
          <table:table-cell table:style-name="ce26" office:value-type="float" office:value="4.81807507218479" calcext:value-type="float">
            <text:p>4.82</text:p>
          </table:table-cell>
          <table:table-cell table:style-name="ce26" office:value-type="float" office:value="4.74767872521247" calcext:value-type="float">
            <text:p>4.75</text:p>
          </table:table-cell>
          <table:table-cell table:style-name="ce26" office:value-type="float" office:value="4.75580228492137" calcext:value-type="float">
            <text:p>4.76</text:p>
          </table:table-cell>
          <table:table-cell table:style-name="ce26" office:value-type="float" office:value="4.41380866847826" calcext:value-type="float">
            <text:p>4.41</text:p>
          </table:table-cell>
          <table:table-cell table:style-name="ce26" office:value-type="float" office:value="4.71532182384342" calcext:value-type="float">
            <text:p>4.72</text:p>
          </table:table-cell>
          <table:table-cell table:style-name="ce26" office:value-type="float" office:value="5.51969797776416" calcext:value-type="float">
            <text:p>5.52</text:p>
          </table:table-cell>
          <table:table-cell table:style-name="ce26" office:value-type="float" office:value="5.5339242494824" calcext:value-type="float">
            <text:p>5.53</text:p>
          </table:table-cell>
          <table:table-cell table:style-name="ce26" office:value-type="float" office:value="6.0837" calcext:value-type="float">
            <text:p>6.08</text:p>
          </table:table-cell>
          <table:table-cell table:style-name="ce26" office:value-type="float" office:value="5.88346379411518" calcext:value-type="float">
            <text:p>5.88</text:p>
          </table:table-cell>
          <table:table-cell table:style-name="ce26" office:value-type="float" office:value="6.17868755573906" calcext:value-type="float">
            <text:p>6.18</text:p>
          </table:table-cell>
          <table:table-cell table:style-name="ce26" office:value-type="float" office:value="6.83226843765163" calcext:value-type="float">
            <text:p>6.83</text:p>
          </table:table-cell>
          <table:table-cell table:style-name="ce26" office:value-type="float" office:value="7.03910107066381" calcext:value-type="float">
            <text:p>7.04</text:p>
          </table:table-cell>
          <table:table-cell table:style-name="ce26" office:value-type="float" office:value="7.06551183083091" calcext:value-type="float">
            <text:p>7.07</text:p>
          </table:table-cell>
          <table:table-cell table:style-name="ce26" office:value-type="float" office:value="6.77227061561173" calcext:value-type="float">
            <text:p>6.77</text:p>
          </table:table-cell>
          <table:table-cell table:style-name="ce21" office:value-type="float" office:value="6.56112384396797" calcext:value-type="float">
            <text:p>6.56</text:p>
          </table:table-cell>
          <table:table-cell table:style-name="ce21" office:value-type="float" office:value="6.85642010328336" calcext:value-type="float">
            <text:p>6.86</text:p>
          </table:table-cell>
          <table:table-cell table:style-name="ce21" office:value-type="float" office:value="7.16352061845129" calcext:value-type="float">
            <text:p>7.16</text:p>
          </table:table-cell>
          <table:table-cell table:style-name="ce21" office:value-type="float" office:value="7.49603933071198" calcext:value-type="float">
            <text:p>7.50</text:p>
          </table:table-cell>
          <table:table-cell table:style-name="ce21" office:value-type="float" office:value="7.84921098308817" calcext:value-type="float">
            <text:p>7.85</text:p>
          </table:table-cell>
          <table:table-cell table:style-name="ce21" office:value-type="float" office:value="8.20938595777423" calcext:value-type="float">
            <text:p>8.21</text:p>
          </table:table-cell>
          <table:table-cell table:style-name="ce21" office:value-type="float" office:value="8.39143797422375" calcext:value-type="float">
            <text:p>8.39</text:p>
          </table:table-cell>
          <table:table-cell table:style-name="ce21" office:value-type="float" office:value="8.55882166906323" calcext:value-type="float">
            <text:p>8.56</text:p>
          </table:table-cell>
          <table:table-cell table:style-name="ce21" office:value-type="float" office:value="8.71933813611473" calcext:value-type="float">
            <text:p>8.72</text:p>
          </table:table-cell>
          <table:table-cell table:style-name="ce21" office:value-type="float" office:value="8.88078871925658" calcext:value-type="float">
            <text:p>8.88</text:p>
          </table:table-cell>
          <table:table-cell table:style-name="ce21" office:value-type="float" office:value="9.05097501748846" calcext:value-type="float">
            <text:p>9.05</text:p>
          </table:table-cell>
          <table:table-cell table:style-name="ce21" office:value-type="float" office:value="9.23868204582116" calcext:value-type="float">
            <text:p>9.24</text:p>
          </table:table-cell>
          <table:table-cell table:style-name="ce21" office:value-type="float" office:value="9.43233445578954" calcext:value-type="float">
            <text:p>9.43</text:p>
          </table:table-cell>
          <table:table-cell table:style-name="ce21" office:value-type="float" office:value="9.62121012073911" calcext:value-type="float">
            <text:p>9.62</text:p>
          </table:table-cell>
          <table:table-cell table:style-name="ce21" office:value-type="float" office:value="9.79458725713615" calcext:value-type="float">
            <text:p>9.79</text:p>
          </table:table-cell>
          <table:table-cell table:style-name="ce21" office:value-type="float" office:value="9.9417444291828" calcext:value-type="float">
            <text:p>9.94</text:p>
          </table:table-cell>
          <table:table-cell table:style-name="ce21" office:value-type="float" office:value="10.0087012175768" calcext:value-type="float">
            <text:p>10.01</text:p>
          </table:table-cell>
          <table:table-cell table:style-name="ce21" office:value-type="float" office:value="10.0765201986084" calcext:value-type="float">
            <text:p>10.08</text:p>
          </table:table-cell>
          <table:table-cell table:style-name="ce21" office:value-type="float" office:value="10.1452125451888" calcext:value-type="float">
            <text:p>10.15</text:p>
          </table:table-cell>
          <table:table-cell table:style-name="ce21" office:value-type="float" office:value="10.2147895757417" calcext:value-type="float">
            <text:p>10.21</text:p>
          </table:table-cell>
          <table:table-cell table:style-name="ce21" office:value-type="float" office:value="10.2852627561057" calcext:value-type="float">
            <text:p>10.29</text:p>
          </table:table-cell>
          <table:table-cell table:style-name="ce21" office:value-type="float" office:value="10.3251731071223" calcext:value-type="float">
            <text:p>10.33</text:p>
          </table:table-cell>
          <table:table-cell table:style-name="ce21" office:value-type="float" office:value="10.3653762222085" calcext:value-type="float">
            <text:p>10.37</text:p>
          </table:table-cell>
          <table:table-cell table:style-name="ce21" office:value-type="float" office:value="10.4058743194356" calcext:value-type="float">
            <text:p>10.41</text:p>
          </table:table-cell>
          <table:table-cell table:style-name="ce21" office:value-type="float" office:value="10.446669634321" calcext:value-type="float">
            <text:p>10.45</text:p>
          </table:table-cell>
          <table:table-cell table:style-name="ce21" office:value-type="float" office:value="10.4877644199707" calcext:value-type="float">
            <text:p>10.49</text:p>
          </table:table-cell>
          <table:table-cell table:style-name="ce21" office:value-type="float" office:value="10.5161809309027" calcext:value-type="float">
            <text:p>10.52</text:p>
          </table:table-cell>
          <table:table-cell table:style-name="ce21" office:value-type="float" office:value="10.5447622749572" calcext:value-type="float">
            <text:p>10.54</text:p>
          </table:table-cell>
          <table:table-cell table:style-name="ce21" office:value-type="float" office:value="10.5735096170184" calcext:value-type="float">
            <text:p>10.57</text:p>
          </table:table-cell>
          <table:table-cell table:style-name="ce21" office:value-type="float" office:value="10.6024241316607" calcext:value-type="float">
            <text:p>10.60</text:p>
          </table:table-cell>
          <table:table-cell table:style-name="ce21" office:value-type="float" office:value="10.6315070032376" calcext:value-type="float">
            <text:p>10.63</text:p>
          </table:table-cell>
          <table:table-cell table:style-name="ce21" office:value-type="float" office:value="10.6558351780779" calcext:value-type="float">
            <text:p>10.66</text:p>
          </table:table-cell>
          <table:table-cell table:style-name="ce21" office:value-type="float" office:value="10.6802990083529" calcext:value-type="float">
            <text:p>10.68</text:p>
          </table:table-cell>
          <table:table-cell table:style-name="ce21" office:value-type="float" office:value="10.7048995194837" calcext:value-type="float">
            <text:p>10.70</text:p>
          </table:table-cell>
          <table:table-cell table:style-name="ce21" office:value-type="float" office:value="10.7296377461268" calcext:value-type="float">
            <text:p>10.73</text:p>
          </table:table-cell>
          <table:table-cell table:style-name="ce21" office:value-type="float" office:value="10.7545147322634" calcext:value-type="float">
            <text:p>10.75</text:p>
          </table:table-cell>
          <table:table-cell table:style-name="ce21" office:value-type="float" office:value="10.7795315312892" calcext:value-type="float">
            <text:p>10.78</text:p>
          </table:table-cell>
          <table:table-cell table:style-name="ce21" office:value-type="float" office:value="10.8046892061058" calcext:value-type="float">
            <text:p>10.80</text:p>
          </table:table-cell>
          <table:table-cell table:style-name="ce21" office:value-type="float" office:value="10.8299888292126" calcext:value-type="float">
            <text:p>10.83</text:p>
          </table:table-cell>
          <table:table-cell table:style-name="ce21" office:value-type="float" office:value="10.855431482799" calcext:value-type="float">
            <text:p>10.86</text:p>
          </table:table-cell>
          <table:table-cell table:style-name="ce21" office:value-type="float" office:value="10.881018258839" calcext:value-type="float">
            <text:p>10.88</text:p>
          </table:table-cell>
          <table:table-cell table:style-name="ce21" office:value-type="float" office:value="10.9067502591851" calcext:value-type="float">
            <text:p>10.91</text:p>
          </table:table-cell>
          <table:table-cell table:style-name="ce21" office:value-type="float" office:value="10.9326285956642" calcext:value-type="float">
            <text:p>10.93</text:p>
          </table:table-cell>
          <table:table-cell table:style-name="ce21" office:value-type="float" office:value="10.9586543901743" calcext:value-type="float">
            <text:p>10.96</text:p>
          </table:table-cell>
          <table:table-cell table:style-name="ce21" office:value-type="float" office:value="10.9848287747816" calcext:value-type="float">
            <text:p>10.98</text:p>
          </table:table-cell>
          <table:table-cell table:style-name="ce21" office:value-type="float" office:value="11.0111528918193" calcext:value-type="float">
            <text:p>11.01</text:p>
          </table:table-cell>
          <table:table-cell table:style-name="ce21"/>
          <table:table-cell table:style-name="ce29" office:value-type="percentage" office:value="0.0319346962537888" calcext:value-type="percentage">
            <text:p>3.19%</text:p>
          </table:table-cell>
          <table:table-cell table:style-name="ce29" office:value-type="percentage" office:value="0.0361870506984825" calcext:value-type="percentage">
            <text:p>3.62%</text:p>
          </table:table-cell>
          <table:table-cell table:style-name="ce29" office:value-type="percentage" office:value="0.0227320308380505" calcext:value-type="percentage">
            <text:p>2.27%</text:p>
          </table:table-cell>
          <table:table-cell table:style-name="ce29" office:value-type="percentage" office:value="0.002978665515599" calcext:value-type="percentage">
            <text:p>0.30%</text:p>
          </table:table-cell>
          <table:table-cell table:style-name="ce39" office:value-type="percentage" office:value="0.0189390053973451" calcext:value-type="percentage">
            <text:p>1.9%</text:p>
          </table:table-cell>
          <table:table-cell table:style-name="ce39"/>
          <table:table-cell table:style-name="ce32" office:value-type="percentage" office:value="0.567606861370494" calcext:value-type="percentage">
            <text:p>56.76%</text:p>
          </table:table-cell>
          <table:table-cell table:style-name="ce32" office:value-type="percentage" office:value="0.63912692215841" calcext:value-type="percentage">
            <text:p>63.91%</text:p>
          </table:table-cell>
          <table:table-cell table:style-name="Default" table:number-columns-repeated="953"/>
        </table:table-row>
        <table:table-row table:style-name="ro1">
          <table:table-cell table:style-name="Default"/>
          <table:table-cell table:style-name="ce23" table:number-columns-repeated="13"/>
          <table:table-cell table:style-name="ce21" table:number-columns-repeated="49"/>
          <table:table-cell table:style-name="Default" table:number-columns-repeated="961"/>
        </table:table-row>
        <table:table-row table:style-name="ro4">
          <table:table-cell table:style-name="ce8" office:value-type="string" calcext:value-type="string">
            <text:p>Fioul</text:p>
          </table:table-cell>
          <table:table-cell table:style-name="ce23" table:number-columns-repeated="13"/>
          <table:table-cell table:style-name="ce21" table:number-columns-repeated="49"/>
          <table:table-cell table:style-name="Default" table:number-columns-repeated="961"/>
        </table:table-row>
        <table:table-row table:style-name="ro4">
          <table:table-cell office:value-type="string" calcext:value-type="string">
            <text:p>TICPE yc CC euros courants (PLF pour 2013 2017)</text:p>
          </table:table-cell>
          <table:table-cell table:style-name="ce23" table:number-columns-repeated="13"/>
          <table:table-cell table:number-columns-repeated="2" table:style-name="ce21" office:value-type="float" office:value="0.566" calcext:value-type="float">
            <text:p>0.57</text:p>
          </table:table-cell>
          <table:table-cell table:style-name="ce21" office:value-type="float" office:value="0.764" calcext:value-type="float">
            <text:p>0.76</text:p>
          </table:table-cell>
          <table:table-cell table:style-name="ce21" office:value-type="float" office:value="0.963" calcext:value-type="float">
            <text:p>0.96</text:p>
          </table:table-cell>
          <table:table-cell table:style-name="ce21" office:value-type="float" office:value="1.189" calcext:value-type="float">
            <text:p>1.19</text:p>
          </table:table-cell>
          <table:table-cell table:style-name="ce21" table:number-columns-repeated="44"/>
          <table:table-cell table:style-name="Default" table:number-columns-repeated="961"/>
        </table:table-row>
        <table:table-row table:style-name="ro4">
          <table:table-cell office:value-type="string" calcext:value-type="string">
            <text:p><text:s/>- dont CC (euros courants)</text:p>
          </table:table-cell>
          <table:table-cell table:style-name="ce23" table:number-columns-repeated="13"/>
          <table:table-cell table:style-name="ce21" office:value-type="float" office:value="0" calcext:value-type="float">
            <text:p>0.00</text:p>
          </table:table-cell>
          <table:table-cell table:style-name="ce21" office:value-type="float" office:value="0.20412" calcext:value-type="float">
            <text:p>0.20</text:p>
          </table:table-cell>
          <table:table-cell table:style-name="ce21" office:value-type="float" office:value="0.42282" calcext:value-type="float">
            <text:p>0.42</text:p>
          </table:table-cell>
          <table:table-cell table:style-name="ce21" office:value-type="float" office:value="0.64152" calcext:value-type="float">
            <text:p>0.64</text:p>
          </table:table-cell>
          <table:table-cell table:style-name="ce21" office:value-type="float" office:value="0.88938" calcext:value-type="float">
            <text:p>0.89</text:p>
          </table:table-cell>
          <table:table-cell table:style-name="ce21" table:number-columns-repeated="44"/>
          <table:table-cell table:style-name="Default" table:number-columns-repeated="961"/>
        </table:table-row>
        <table:table-row table:style-name="ro1">
          <table:table-cell office:value-type="string" calcext:value-type="string">
            <text:p>TICPE yc CC euros constants <text:s/>(PLF pour 2013 2017)</text:p>
          </table:table-cell>
          <table:table-cell table:style-name="ce16" table:number-columns-repeated="13"/>
          <table:table-cell table:style-name="ce15" office:value-type="float" office:value="0.530360820690197" calcext:value-type="float">
            <text:p>0.53</text:p>
          </table:table-cell>
          <table:table-cell table:style-name="ce15" office:value-type="float" office:value="0.523112271366256" calcext:value-type="float">
            <text:p>0.52</text:p>
          </table:table-cell>
          <table:table-cell table:style-name="ce15" office:value-type="float" office:value="0.705497187523437" calcext:value-type="float">
            <text:p>0.71</text:p>
          </table:table-cell>
          <table:table-cell table:style-name="ce15" office:value-type="float" office:value="0.886554919537747" calcext:value-type="float">
            <text:p>0.89</text:p>
          </table:table-cell>
          <table:table-cell table:style-name="ce15" office:value-type="float" office:value="1.07843796769167" calcext:value-type="float">
            <text:p>1.08</text:p>
          </table:table-cell>
          <table:table-cell table:style-name="ce15" table:number-columns-repeated="44"/>
          <table:table-cell table:style-name="Default" table:number-columns-repeated="961"/>
        </table:table-row>
        <table:table-row table:style-name="ro4">
          <table:table-cell office:value-type="string" calcext:value-type="string">
            <text:p><text:s/>- dont CC (euros constants) (PLF pour 2013 2017, puis trajectoire CC)</text:p>
          </table:table-cell>
          <table:table-cell table:style-name="ce23" table:number-columns-repeated="13"/>
          <table:table-cell table:style-name="ce21" office:value-type="float" office:value="0" calcext:value-type="float">
            <text:p>0.00</text:p>
          </table:table-cell>
          <table:table-cell table:style-name="ce21" office:value-type="float" office:value="0.18865313927788" calcext:value-type="float">
            <text:p>0.19</text:p>
          </table:table-cell>
          <table:table-cell table:style-name="ce21" office:value-type="float" office:value="0.390442828309764" calcext:value-type="float">
            <text:p>0.39</text:p>
          </table:table-cell>
          <table:table-cell table:style-name="ce21" office:value-type="float" office:value="0.590594716492062" calcext:value-type="float">
            <text:p>0.59</text:p>
          </table:table-cell>
          <table:table-cell table:style-name="ce21" office:value-type="float" office:value="0.806678855934075" calcext:value-type="float">
            <text:p>0.81</text:p>
          </table:table-cell>
          <table:table-cell table:style-name="ce21" office:value-type="float" office:value="0.965164476962692" calcext:value-type="float">
            <text:p>0.97</text:p>
          </table:table-cell>
          <table:table-cell table:style-name="ce21" office:value-type="float" office:value="1.17552083732636" calcext:value-type="float">
            <text:p>1.18</text:p>
          </table:table-cell>
          <table:table-cell table:style-name="ce21" office:value-type="float" office:value="1.38587719769002" calcext:value-type="float">
            <text:p>1.39</text:p>
          </table:table-cell>
          <table:table-cell table:style-name="ce21" office:value-type="float" office:value="1.51222134204737" calcext:value-type="float">
            <text:p>1.51</text:p>
          </table:table-cell>
          <table:table-cell table:style-name="ce21" office:value-type="float" office:value="1.6212553956435" calcext:value-type="float">
            <text:p>1.62</text:p>
          </table:table-cell>
          <table:table-cell table:style-name="ce21" office:value-type="float" office:value="1.72156255280824" calcext:value-type="float">
            <text:p>1.72</text:p>
          </table:table-cell>
          <table:table-cell table:style-name="ce21" office:value-type="float" office:value="1.82172600737644" calcext:value-type="float">
            <text:p>1.82</text:p>
          </table:table-cell>
          <table:table-cell table:style-name="ce21" office:value-type="float" office:value="1.93032895392538" calcext:value-type="float">
            <text:p>1.93</text:p>
          </table:table-cell>
          <table:table-cell table:style-name="ce21" office:value-type="float" office:value="2.0525500492753" calcext:value-type="float">
            <text:p>2.05</text:p>
          </table:table-cell>
          <table:table-cell table:style-name="ce21" office:value-type="float" office:value="2.17994980169293" calcext:value-type="float">
            <text:p>2.18</text:p>
          </table:table-cell>
          <table:table-cell table:style-name="ce21" office:value-type="float" office:value="2.30068418193538" calcext:value-type="float">
            <text:p>2.30</text:p>
          </table:table-cell>
          <table:table-cell table:style-name="ce21" office:value-type="float" office:value="2.40290916125477" calcext:value-type="float">
            <text:p>2.40</text:p>
          </table:table-cell>
          <table:table-cell table:number-columns-repeated="31" table:style-name="ce21" office:value-type="float" office:value="2.47478071016075" calcext:value-type="float">
            <text:p>2.47</text:p>
          </table:table-cell>
          <table:table-cell table:style-name="ce21"/>
          <table:table-cell table:style-name="Default" table:number-columns-repeated="961"/>
        </table:table-row>
        <table:table-row table:style-name="ro4">
          <table:table-cell office:value-type="string" calcext:value-type="string">
            <text:p><text:s/>- dont hors CC (euros constants) : Hyp : constant à partir de 2018</text:p>
          </table:table-cell>
          <table:table-cell table:style-name="ce23" table:number-columns-repeated="13"/>
          <table:table-cell table:style-name="ce21" office:value-type="float" office:value="0.530360820690197" calcext:value-type="float">
            <text:p>0.53</text:p>
          </table:table-cell>
          <table:table-cell table:style-name="ce21" office:value-type="float" office:value="0.334459132088376" calcext:value-type="float">
            <text:p>0.33</text:p>
          </table:table-cell>
          <table:table-cell table:style-name="ce21" office:value-type="float" office:value="0.315054359213673" calcext:value-type="float">
            <text:p>0.32</text:p>
          </table:table-cell>
          <table:table-cell table:style-name="ce21" office:value-type="float" office:value="0.295960203045685" calcext:value-type="float">
            <text:p>0.30</text:p>
          </table:table-cell>
          <table:table-cell table:number-columns-repeated="44" table:style-name="ce21" office:value-type="float" office:value="0.271759111757592" calcext:value-type="float">
            <text:p>0.27</text:p>
          </table:table-cell>
          <table:table-cell table:style-name="ce21"/>
          <table:table-cell table:style-name="Default" table:number-columns-repeated="961"/>
        </table:table-row>
        <table:table-row table:style-name="ro4">
          <table:table-cell office:value-type="string" calcext:value-type="string">
            <text:p>transport, distribution, commercialisation, euros constants 2008 (hyp CGDD sur 2015 : env 16% du HTT puis constant)</text:p>
          </table:table-cell>
          <table:table-cell table:style-name="ce23" table:number-columns-repeated="13"/>
          <table:table-cell table:style-name="ce21" table:number-columns-repeated="2"/>
          <table:table-cell table:number-columns-repeated="46" table:style-name="ce21" office:value-type="float" office:value="0.857862417813185" calcext:value-type="float">
            <text:p>0.86</text:p>
          </table:table-cell>
          <table:table-cell table:style-name="ce21"/>
          <table:table-cell table:style-name="Default" table:number-columns-repeated="961"/>
        </table:table-row>
        <table:table-row table:style-name="ro4">
          <table:table-cell office:value-type="string" calcext:value-type="string">
            <text:p>raffinage, euros constants 2008 (hyp CGDD sur 2015 : env 9% du HTT puis constant)</text:p>
          </table:table-cell>
          <table:table-cell table:style-name="ce23" table:number-columns-repeated="13"/>
          <table:table-cell table:style-name="ce21" table:number-columns-repeated="2"/>
          <table:table-cell table:number-columns-repeated="46" table:style-name="ce21" office:value-type="float" office:value="0.49310929075591" calcext:value-type="float">
            <text:p>0.49</text:p>
          </table:table-cell>
          <table:table-cell table:style-name="ce21"/>
          <table:table-cell table:style-name="Default" table:number-columns-repeated="961"/>
        </table:table-row>
        <table:table-row table:style-name="ro1">
          <table:table-cell table:style-name="ce3" office:value-type="string" calcext:value-type="string">
            <text:p>TCAM des prix sur la part fourniture du prix en % (hyp cadrage CE )</text:p>
          </table:table-cell>
          <table:table-cell table:style-name="ce25" table:number-columns-repeated="11"/>
          <table:table-cell table:style-name="ce29" table:number-columns-repeated="5"/>
          <table:table-cell table:number-columns-repeated="5" table:style-name="ce29" office:value-type="percentage" office:value="0.092527677175569" calcext:value-type="percentage">
            <text:p>9.25%</text:p>
          </table:table-cell>
          <table:table-cell table:number-columns-repeated="5" table:style-name="ce29" office:value-type="percentage" office:value="0.0256828581260455" calcext:value-type="percentage">
            <text:p>2.57%</text:p>
          </table:table-cell>
          <table:table-cell table:number-columns-repeated="5" table:style-name="ce29" office:value-type="percentage" office:value="0.0195385161614574" calcext:value-type="percentage">
            <text:p>1.95%</text:p>
          </table:table-cell>
          <table:table-cell table:number-columns-repeated="5" table:style-name="ce29" office:value-type="percentage" office:value="0.00849000496118935" calcext:value-type="percentage">
            <text:p>0.85%</text:p>
          </table:table-cell>
          <table:table-cell table:number-columns-repeated="5" table:style-name="ce29" office:value-type="percentage" office:value="0.0114857880909047" calcext:value-type="percentage">
            <text:p>1.15%</text:p>
          </table:table-cell>
          <table:table-cell table:number-columns-repeated="5" table:style-name="ce29" office:value-type="percentage" office:value="0.00455294675713325" calcext:value-type="percentage">
            <text:p>0.46%</text:p>
          </table:table-cell>
          <table:table-cell table:number-columns-repeated="15" table:style-name="ce29" office:value-type="percentage" office:value="0.0045813436964921" calcext:value-type="percentage">
            <text:p>0.46%</text:p>
          </table:table-cell>
          <table:table-cell table:style-name="ce29" table:number-columns-repeated="5"/>
          <table:table-cell table:style-name="ce25" table:number-columns-repeated="957"/>
        </table:table-row>
        <table:table-row table:style-name="ro4">
          <table:table-cell office:value-type="string" calcext:value-type="string">
            <text:p>pétrole brut, euros constants 2008, par solde sur 2015 puis hyp AME 2018</text:p>
          </table:table-cell>
          <table:table-cell table:style-name="ce23" table:number-columns-repeated="13"/>
          <table:table-cell table:style-name="ce21" table:number-columns-repeated="2"/>
          <table:table-cell table:style-name="ce21" office:value-type="float" office:value="3.40880566864841" calcext:value-type="float">
            <text:p>3.41</text:p>
          </table:table-cell>
          <table:table-cell table:style-name="ce21" office:value-type="float" office:value="3.72421453911136" calcext:value-type="float">
            <text:p>3.72</text:p>
          </table:table-cell>
          <table:table-cell table:style-name="ce21" office:value-type="float" office:value="4.06880745971882" calcext:value-type="float">
            <text:p>4.07</text:p>
          </table:table-cell>
          <table:table-cell table:style-name="ce21" office:value-type="float" office:value="4.44528476284123" calcext:value-type="float">
            <text:p>4.45</text:p>
          </table:table-cell>
          <table:table-cell table:style-name="ce21" office:value-type="float" office:value="4.85659663633088" calcext:value-type="float">
            <text:p>4.86</text:p>
          </table:table-cell>
          <table:table-cell table:style-name="ce21" office:value-type="float" office:value="5.30596624206926" calcext:value-type="float">
            <text:p>5.31</text:p>
          </table:table-cell>
          <table:table-cell table:style-name="ce21" office:value-type="float" office:value="5.44223862028591" calcext:value-type="float">
            <text:p>5.44</text:p>
          </table:table-cell>
          <table:table-cell table:style-name="ce21" office:value-type="float" office:value="5.5820108626588" calcext:value-type="float">
            <text:p>5.58</text:p>
          </table:table-cell>
          <table:table-cell table:style-name="ce21" office:value-type="float" office:value="5.72537285570251" calcext:value-type="float">
            <text:p>5.73</text:p>
          </table:table-cell>
          <table:table-cell table:style-name="ce21" office:value-type="float" office:value="5.87241679447423" calcext:value-type="float">
            <text:p>5.87</text:p>
          </table:table-cell>
          <table:table-cell table:style-name="ce21" office:value-type="float" office:value="6.02323724186372" calcext:value-type="float">
            <text:p>6.02</text:p>
          </table:table-cell>
          <table:table-cell table:style-name="ce21" office:value-type="float" office:value="6.14092236005816" calcext:value-type="float">
            <text:p>6.14</text:p>
          </table:table-cell>
          <table:table-cell table:style-name="ce21" office:value-type="float" office:value="6.26090687083642" calcext:value-type="float">
            <text:p>6.26</text:p>
          </table:table-cell>
          <table:table-cell table:style-name="ce21" office:value-type="float" office:value="6.38323570091763" calcext:value-type="float">
            <text:p>6.38</text:p>
          </table:table-cell>
          <table:table-cell table:style-name="ce21" office:value-type="float" office:value="6.5079546548224" calcext:value-type="float">
            <text:p>6.51</text:p>
          </table:table-cell>
          <table:table-cell table:style-name="ce21" office:value-type="float" office:value="6.63511043202368" calcext:value-type="float">
            <text:p>6.64</text:p>
          </table:table-cell>
          <table:table-cell table:style-name="ce21" office:value-type="float" office:value="6.6914425525096" calcext:value-type="float">
            <text:p>6.69</text:p>
          </table:table-cell>
          <table:table-cell table:style-name="ce21" office:value-type="float" office:value="6.74825293297792" calcext:value-type="float">
            <text:p>6.75</text:p>
          </table:table-cell>
          <table:table-cell table:style-name="ce21" office:value-type="float" office:value="6.80554563385827" calcext:value-type="float">
            <text:p>6.81</text:p>
          </table:table-cell>
          <table:table-cell table:style-name="ce21" office:value-type="float" office:value="6.86332475005332" calcext:value-type="float">
            <text:p>6.86</text:p>
          </table:table-cell>
          <table:table-cell table:style-name="ce21" office:value-type="float" office:value="6.92159441123153" calcext:value-type="float">
            <text:p>6.92</text:p>
          </table:table-cell>
          <table:table-cell table:style-name="ce21" office:value-type="float" office:value="7.00109437789013" calcext:value-type="float">
            <text:p>7.00</text:p>
          </table:table-cell>
          <table:table-cell table:style-name="ce21" office:value-type="float" office:value="7.081507464319" calcext:value-type="float">
            <text:p>7.08</text:p>
          </table:table-cell>
          <table:table-cell table:style-name="ce21" office:value-type="float" office:value="7.16284415841832" calcext:value-type="float">
            <text:p>7.16</text:p>
          </table:table-cell>
          <table:table-cell table:style-name="ce21" office:value-type="float" office:value="7.24511506855009" calcext:value-type="float">
            <text:p>7.25</text:p>
          </table:table-cell>
          <table:table-cell table:style-name="ce21" office:value-type="float" office:value="7.32833092492168" calcext:value-type="float">
            <text:p>7.33</text:p>
          </table:table-cell>
          <table:table-cell table:style-name="ce21" office:value-type="float" office:value="7.3616964254415" calcext:value-type="float">
            <text:p>7.36</text:p>
          </table:table-cell>
          <table:table-cell table:style-name="ce21" office:value-type="float" office:value="7.39521383730871" calcext:value-type="float">
            <text:p>7.40</text:p>
          </table:table-cell>
          <table:table-cell table:style-name="ce21" office:value-type="float" office:value="7.42888385216759" calcext:value-type="float">
            <text:p>7.43</text:p>
          </table:table-cell>
          <table:table-cell table:style-name="ce21" office:value-type="float" office:value="7.46270716481144" calcext:value-type="float">
            <text:p>7.46</text:p>
          </table:table-cell>
          <table:table-cell table:style-name="ce21" office:value-type="float" office:value="7.4966844731969" calcext:value-type="float">
            <text:p>7.50</text:p>
          </table:table-cell>
          <table:table-cell table:style-name="ce21" office:value-type="float" office:value="7.53102936135277" calcext:value-type="float">
            <text:p>7.53</text:p>
          </table:table-cell>
          <table:table-cell table:style-name="ce21" office:value-type="float" office:value="7.5655315952455" calcext:value-type="float">
            <text:p>7.57</text:p>
          </table:table-cell>
          <table:table-cell table:style-name="ce21" office:value-type="float" office:value="7.60019189572999" calcext:value-type="float">
            <text:p>7.60</text:p>
          </table:table-cell>
          <table:table-cell table:style-name="ce21" office:value-type="float" office:value="7.63501098696363" calcext:value-type="float">
            <text:p>7.64</text:p>
          </table:table-cell>
          <table:table-cell table:style-name="ce21" office:value-type="float" office:value="7.6699895964214" calcext:value-type="float">
            <text:p>7.67</text:p>
          </table:table-cell>
          <table:table-cell table:style-name="ce21" office:value-type="float" office:value="7.70512845491113" calcext:value-type="float">
            <text:p>7.71</text:p>
          </table:table-cell>
          <table:table-cell table:style-name="ce21" office:value-type="float" office:value="7.74042829658869" calcext:value-type="float">
            <text:p>7.74</text:p>
          </table:table-cell>
          <table:table-cell table:style-name="ce21" office:value-type="float" office:value="7.77588985897342" calcext:value-type="float">
            <text:p>7.78</text:p>
          </table:table-cell>
          <table:table-cell table:style-name="ce21" office:value-type="float" office:value="7.81151388296345" calcext:value-type="float">
            <text:p>7.81</text:p>
          </table:table-cell>
          <table:table-cell table:style-name="ce21" office:value-type="float" office:value="7.84730111285122" calcext:value-type="float">
            <text:p>7.85</text:p>
          </table:table-cell>
          <table:table-cell table:style-name="ce21" office:value-type="float" office:value="7.88325229633906" calcext:value-type="float">
            <text:p>7.88</text:p>
          </table:table-cell>
          <table:table-cell table:style-name="ce21" office:value-type="float" office:value="7.91936818455475" calcext:value-type="float">
            <text:p>7.92</text:p>
          </table:table-cell>
          <table:table-cell table:style-name="ce21" office:value-type="float" office:value="7.95564953206726" calcext:value-type="float">
            <text:p>7.96</text:p>
          </table:table-cell>
          <table:table-cell table:style-name="ce21" office:value-type="float" office:value="7.99209709690249" calcext:value-type="float">
            <text:p>7.99</text:p>
          </table:table-cell>
          <table:table-cell table:style-name="ce21" office:value-type="float" office:value="8.02871164055914" calcext:value-type="float">
            <text:p>8.03</text:p>
          </table:table-cell>
          <table:table-cell table:style-name="ce21"/>
          <table:table-cell table:style-name="Default" table:number-columns-repeated="961"/>
        </table:table-row>
        <table:table-row table:style-name="ro4">
          <table:table-cell table:style-name="ce11" office:value-type="string" calcext:value-type="string">
            <text:p>Prix finaux TTC en euros constant 2008 / 100 kWh (entrée Menfis)</text:p>
          </table:table-cell>
          <table:table-cell table:style-name="ce26" office:value-type="float" office:value="5.41346518590998" calcext:value-type="float">
            <text:p>5.41</text:p>
          </table:table-cell>
          <table:table-cell table:style-name="ce26" office:value-type="float" office:value="4.52646681424447" calcext:value-type="float">
            <text:p>4.53</text:p>
          </table:table-cell>
          <table:table-cell table:style-name="ce26" office:value-type="float" office:value="4.13068195467422" calcext:value-type="float">
            <text:p>4.13</text:p>
          </table:table-cell>
          <table:table-cell table:style-name="ce26" office:value-type="float" office:value="4.30826092506938" calcext:value-type="float">
            <text:p>4.31</text:p>
          </table:table-cell>
          <table:table-cell table:style-name="ce26" office:value-type="float" office:value="4.87199921195652" calcext:value-type="float">
            <text:p>4.87</text:p>
          </table:table-cell>
          <table:table-cell table:style-name="ce26" office:value-type="float" office:value="6.24708298932384" calcext:value-type="float">
            <text:p>6.25</text:p>
          </table:table-cell>
          <table:table-cell table:style-name="ce26" office:value-type="float" office:value="6.78881114418279" calcext:value-type="float">
            <text:p>6.79</text:p>
          </table:table-cell>
          <table:table-cell table:style-name="ce26" office:value-type="float" office:value="6.71297163561077" calcext:value-type="float">
            <text:p>6.71</text:p>
          </table:table-cell>
          <table:table-cell table:style-name="ce26" office:value-type="float" office:value="8.3559" calcext:value-type="float">
            <text:p>8.36</text:p>
          </table:table-cell>
          <table:table-cell table:style-name="ce26" office:value-type="float" office:value="5.76786078464247" calcext:value-type="float">
            <text:p>5.77</text:p>
          </table:table-cell>
          <table:table-cell table:style-name="ce26" office:value-type="float" office:value="7.06754378199835" calcext:value-type="float">
            <text:p>7.07</text:p>
          </table:table-cell>
          <table:table-cell table:style-name="ce26" office:value-type="float" office:value="8.58291373119845" calcext:value-type="float">
            <text:p>8.58</text:p>
          </table:table-cell>
          <table:table-cell table:style-name="ce26" office:value-type="float" office:value="9.18450216512015" calcext:value-type="float">
            <text:p>9.18</text:p>
          </table:table-cell>
          <table:table-cell table:style-name="ce26" office:value-type="float" office:value="8.71347221130414" calcext:value-type="float">
            <text:p>8.71</text:p>
          </table:table-cell>
          <table:table-cell table:style-name="ce26" office:value-type="float" office:value="7.97053043862649" calcext:value-type="float">
            <text:p>7.97</text:p>
          </table:table-cell>
          <table:table-cell table:style-name="ce26" office:value-type="float" office:value="6.53646837943017" calcext:value-type="float">
            <text:p>6.54</text:p>
          </table:table-cell>
          <table:table-cell table:style-name="ce26" office:value-type="float" office:value="7.13024243599297" calcext:value-type="float">
            <text:p>7.13</text:p>
          </table:table-cell>
          <table:table-cell table:style-name="ce26" office:value-type="float" office:value="7.77186769463158" calcext:value-type="float">
            <text:p>7.77</text:p>
          </table:table-cell>
          <table:table-cell table:style-name="ce26" office:value-type="float" office:value="8.41168335191621" calcext:value-type="float">
            <text:p>8.41</text:p>
          </table:table-cell>
          <table:table-cell table:style-name="ce26" office:value-type="float" office:value="9.15519855960477" calcext:value-type="float">
            <text:p>9.16</text:p>
          </table:table-cell>
          <table:table-cell table:style-name="ce26" office:value-type="float" office:value="9.94423081506281" calcext:value-type="float">
            <text:p>9.94</text:p>
          </table:table-cell>
          <table:table-cell table:style-name="ce26" office:value-type="float" office:value="10.2583201760613" calcext:value-type="float">
            <text:p>10.26</text:p>
          </table:table-cell>
          <table:table-cell table:style-name="ce26" office:value-type="float" office:value="10.5558925060403" calcext:value-type="float">
            <text:p>10.56</text:p>
          </table:table-cell>
          <table:table-cell table:style-name="ce26" office:value-type="float" office:value="10.8473208096896" calcext:value-type="float">
            <text:p>10.85</text:p>
          </table:table-cell>
          <table:table-cell table:style-name="ce26" office:value-type="float" office:value="11.1429808521241" calcext:value-type="float">
            <text:p>11.14</text:p>
          </table:table-cell>
          <table:table-cell table:style-name="ce26" office:value-type="float" office:value="11.4532512312745" calcext:value-type="float">
            <text:p>11.45</text:p>
          </table:table-cell>
          <table:table-cell table:style-name="ce26" office:value-type="float" office:value="11.7401790626735" calcext:value-type="float">
            <text:p>11.74</text:p>
          </table:table-cell>
          <table:table-cell table:style-name="ce26" office:value-type="float" office:value="12.0360506414558" calcext:value-type="float">
            <text:p>12.04</text:p>
          </table:table-cell>
          <table:table-cell table:style-name="ce26" office:value-type="float" office:value="12.3267542410029" calcext:value-type="float">
            <text:p>12.33</text:p>
          </table:table-cell>
          <table:table-cell table:style-name="ce26" office:value-type="float" office:value="12.598179185139" calcext:value-type="float">
            <text:p>12.60</text:p>
          </table:table-cell>
          <table:table-cell table:style-name="ce26" office:value-type="float" office:value="12.8362158671633" calcext:value-type="float">
            <text:p>12.84</text:p>
          </table:table-cell>
          <table:table-cell table:style-name="ce26" office:value-type="float" office:value="12.9035890832645" calcext:value-type="float">
            <text:p>12.90</text:p>
          </table:table-cell>
          <table:table-cell table:style-name="ce26" office:value-type="float" office:value="12.9715342983046" calcext:value-type="float">
            <text:p>12.97</text:p>
          </table:table-cell>
          <table:table-cell table:style-name="ce26" office:value-type="float" office:value="13.0400563685575" calcext:value-type="float">
            <text:p>13.04</text:p>
          </table:table-cell>
          <table:table-cell table:style-name="ce26" office:value-type="float" office:value="13.1091601915268" calcext:value-type="float">
            <text:p>13.11</text:p>
          </table:table-cell>
          <table:table-cell table:style-name="ce26" office:value-type="float" office:value="13.1788507062959" calcext:value-type="float">
            <text:p>13.18</text:p>
          </table:table-cell>
          <table:table-cell table:style-name="ce26" office:value-type="float" office:value="13.2739326664196" calcext:value-type="float">
            <text:p>13.27</text:p>
          </table:table-cell>
          <table:table-cell table:style-name="ce26" office:value-type="float" office:value="13.3701067177885" calcext:value-type="float">
            <text:p>13.37</text:p>
          </table:table-cell>
          <table:table-cell table:style-name="ce26" office:value-type="float" office:value="13.4673854039313" calcext:value-type="float">
            <text:p>13.47</text:p>
          </table:table-cell>
          <table:table-cell table:style-name="ce26" office:value-type="float" office:value="13.5657814124489" calcext:value-type="float">
            <text:p>13.57</text:p>
          </table:table-cell>
          <table:table-cell table:style-name="ce26" office:value-type="float" office:value="13.6653075766693" calcext:value-type="float">
            <text:p>13.67</text:p>
          </table:table-cell>
          <table:table-cell table:style-name="ce26" office:value-type="float" office:value="13.705212715291" calcext:value-type="float">
            <text:p>13.71</text:p>
          </table:table-cell>
          <table:table-cell table:style-name="ce26" office:value-type="float" office:value="13.7452995398842" calcext:value-type="float">
            <text:p>13.75</text:p>
          </table:table-cell>
          <table:table-cell table:style-name="ce26" office:value-type="float" office:value="13.7855688776554" calcext:value-type="float">
            <text:p>13.79</text:p>
          </table:table-cell>
          <table:table-cell table:style-name="ce26" office:value-type="float" office:value="13.8260215595775" calcext:value-type="float">
            <text:p>13.83</text:p>
          </table:table-cell>
          <table:table-cell table:style-name="ce26" office:value-type="float" office:value="13.8666584204065" calcext:value-type="float">
            <text:p>13.87</text:p>
          </table:table-cell>
          <table:table-cell table:style-name="ce26" office:value-type="float" office:value="13.9077349066409" calcext:value-type="float">
            <text:p>13.91</text:p>
          </table:table-cell>
          <table:table-cell table:style-name="ce26" office:value-type="float" office:value="13.9489995783766" calcext:value-type="float">
            <text:p>13.95</text:p>
          </table:table-cell>
          <table:table-cell table:style-name="ce26" office:value-type="float" office:value="13.990453297756" calcext:value-type="float">
            <text:p>13.99</text:p>
          </table:table-cell>
          <table:table-cell table:style-name="ce26" office:value-type="float" office:value="14.0320969308715" calcext:value-type="float">
            <text:p>14.03</text:p>
          </table:table-cell>
          <table:table-cell table:style-name="ce26" office:value-type="float" office:value="14.073931347783" calcext:value-type="float">
            <text:p>14.07</text:p>
          </table:table-cell>
          <table:table-cell table:style-name="ce26" office:value-type="float" office:value="14.1159574225367" calcext:value-type="float">
            <text:p>14.12</text:p>
          </table:table-cell>
          <table:table-cell table:style-name="ce26" office:value-type="float" office:value="14.1581760331831" calcext:value-type="float">
            <text:p>14.16</text:p>
          </table:table-cell>
          <table:table-cell table:style-name="ce26" office:value-type="float" office:value="14.2005880617952" calcext:value-type="float">
            <text:p>14.20</text:p>
          </table:table-cell>
          <table:table-cell table:style-name="ce26" office:value-type="float" office:value="14.2431943944873" calcext:value-type="float">
            <text:p>14.24</text:p>
          </table:table-cell>
          <table:table-cell table:style-name="ce26" office:value-type="float" office:value="14.285995921433" calcext:value-type="float">
            <text:p>14.29</text:p>
          </table:table-cell>
          <table:table-cell table:style-name="ce26" office:value-type="float" office:value="14.3289935368845" calcext:value-type="float">
            <text:p>14.33</text:p>
          </table:table-cell>
          <table:table-cell table:style-name="ce26" office:value-type="float" office:value="14.3721881391905" calcext:value-type="float">
            <text:p>14.37</text:p>
          </table:table-cell>
          <table:table-cell table:style-name="ce26" office:value-type="float" office:value="14.4155806308154" calcext:value-type="float">
            <text:p>14.42</text:p>
          </table:table-cell>
          <table:table-cell table:style-name="ce26" office:value-type="float" office:value="14.4591719183584" calcext:value-type="float">
            <text:p>14.46</text:p>
          </table:table-cell>
          <table:table-cell table:style-name="ce26" office:value-type="float" office:value="14.5029629125717" calcext:value-type="float">
            <text:p>14.50</text:p>
          </table:table-cell>
          <table:table-cell table:style-name="ce26"/>
          <table:table-cell table:style-name="ce29" office:value-type="percentage" office:value="0.0126464730197788" calcext:value-type="percentage">
            <text:p>1.26%</text:p>
          </table:table-cell>
          <table:table-cell table:style-name="ce29" office:value-type="percentage" office:value="0.0653625224223031" calcext:value-type="percentage">
            <text:p>6.54%</text:p>
          </table:table-cell>
          <table:table-cell table:style-name="ce29" office:value-type="percentage" office:value="0.035682692392208" calcext:value-type="percentage">
            <text:p>3.57%</text:p>
          </table:table-cell>
          <table:table-cell table:style-name="ce29" office:value-type="percentage" office:value="0.00439033742521233" calcext:value-type="percentage">
            <text:p>0.44%</text:p>
          </table:table-cell>
          <table:table-cell table:style-name="ce39" office:value-type="percentage" office:value="0.0299379239755744" calcext:value-type="percentage">
            <text:p>3.0%</text:p>
          </table:table-cell>
          <table:table-cell table:style-name="ce39"/>
          <table:table-cell table:style-name="ce32" office:value-type="percentage" office:value="1.01620354315013" calcext:value-type="percentage">
            <text:p>101.62%</text:p>
          </table:table-cell>
          <table:table-cell table:style-name="ce32" office:value-type="percentage" office:value="1.15313997266057" calcext:value-type="percentage">
            <text:p>115.31%</text:p>
          </table:table-cell>
          <table:table-cell table:style-name="ce25" table:number-columns-repeated="953"/>
        </table:table-row>
        <table:table-row table:style-name="ro1">
          <table:table-cell table:style-name="ce3"/>
          <table:table-cell table:style-name="ce23" table:number-columns-repeated="13"/>
          <table:table-cell table:style-name="ce21" table:number-columns-repeated="4"/>
          <table:table-cell table:style-name="ce35"/>
          <table:table-cell table:style-name="ce21" table:number-columns-repeated="44"/>
          <table:table-cell table:style-name="Default" table:number-columns-repeated="961"/>
        </table:table-row>
        <table:table-row table:style-name="ro1">
          <table:table-cell table:style-name="ce3" office:value-type="string" calcext:value-type="string">
            <text:p>Electricité</text:p>
          </table:table-cell>
          <table:table-cell table:style-name="ce23" table:number-columns-repeated="13"/>
          <table:table-cell table:style-name="ce21" table:number-columns-repeated="49"/>
          <table:table-cell table:style-name="Default" table:number-columns-repeated="961"/>
        </table:table-row>
        <table:table-row table:style-name="ro4">
          <table:table-cell table:style-name="ce12" office:value-type="string" calcext:value-type="string">
            <text:p>TCFE euros courants (PLF pour 2013 2017)</text:p>
          </table:table-cell>
          <table:table-cell table:style-name="ce26" table:number-columns-repeated="13"/>
          <table:table-cell table:style-name="ce26" office:value-type="float" office:value="0.403658664962057" calcext:value-type="float">
            <text:p>0.40</text:p>
          </table:table-cell>
          <table:table-cell table:style-name="ce26" office:value-type="float" office:value="0.377582727119072" calcext:value-type="float">
            <text:p>0.38</text:p>
          </table:table-cell>
          <table:table-cell table:style-name="ce26" office:value-type="float" office:value="0.374892659386457" calcext:value-type="float">
            <text:p>0.37</text:p>
          </table:table-cell>
          <table:table-cell table:style-name="ce26" table:number-columns-repeated="46"/>
          <table:table-cell table:style-name="ce36" table:number-columns-repeated="961"/>
        </table:table-row>
        <table:table-row table:style-name="ro4">
          <table:table-cell table:style-name="ce12" office:value-type="string" calcext:value-type="string">
            <text:p>TCFE euros constants 2008 (PLF pour 2013 2017) puis constant</text:p>
          </table:table-cell>
          <table:table-cell table:style-name="ce26" table:number-columns-repeated="13"/>
          <table:table-cell table:style-name="ce26" office:value-type="float" office:value="0.37824159156888" calcext:value-type="float">
            <text:p>0.38</text:p>
          </table:table-cell>
          <table:table-cell table:style-name="ce26" office:value-type="float" office:value="0.348972010621772" calcext:value-type="float">
            <text:p>0.35</text:p>
          </table:table-cell>
          <table:table-cell table:number-columns-repeated="46" table:style-name="ce26" office:value-type="float" office:value="0.346185493220324" calcext:value-type="float">
            <text:p>0.35</text:p>
          </table:table-cell>
          <table:table-cell table:style-name="ce26"/>
          <table:table-cell table:style-name="ce36" table:number-columns-repeated="961"/>
        </table:table-row>
        <table:table-row table:style-name="ro4">
          <table:table-cell table:style-name="ce12" office:value-type="string" calcext:value-type="string">
            <text:p>TURPE, euros constants 2008 <text:s/>(hyp CGDD sur 2015 : augmentation de 1% par an jusqu'en 2030 puis constant)</text:p>
          </table:table-cell>
          <table:table-cell table:style-name="ce26" table:number-columns-repeated="15"/>
          <table:table-cell table:style-name="ce26" office:value-type="float" office:value="4.03075291039241" calcext:value-type="float">
            <text:p>4.03</text:p>
          </table:table-cell>
          <table:table-cell table:style-name="ce26" office:value-type="float" office:value="4.07106043949634" calcext:value-type="float">
            <text:p>4.07</text:p>
          </table:table-cell>
          <table:table-cell table:style-name="ce26" office:value-type="float" office:value="4.1117710438913" calcext:value-type="float">
            <text:p>4.11</text:p>
          </table:table-cell>
          <table:table-cell table:style-name="ce26" office:value-type="float" office:value="4.15288875433021" calcext:value-type="float">
            <text:p>4.15</text:p>
          </table:table-cell>
          <table:table-cell table:style-name="ce26" office:value-type="float" office:value="4.19441764187352" calcext:value-type="float">
            <text:p>4.19</text:p>
          </table:table-cell>
          <table:table-cell table:style-name="ce26" office:value-type="float" office:value="4.23636181829225" calcext:value-type="float">
            <text:p>4.24</text:p>
          </table:table-cell>
          <table:table-cell table:style-name="ce26" office:value-type="float" office:value="4.27872543647518" calcext:value-type="float">
            <text:p>4.28</text:p>
          </table:table-cell>
          <table:table-cell table:style-name="ce26" office:value-type="float" office:value="4.32151269083993" calcext:value-type="float">
            <text:p>4.32</text:p>
          </table:table-cell>
          <table:table-cell table:style-name="ce26" office:value-type="float" office:value="4.36472781774833" calcext:value-type="float">
            <text:p>4.36</text:p>
          </table:table-cell>
          <table:table-cell table:style-name="ce26" office:value-type="float" office:value="4.40837509592581" calcext:value-type="float">
            <text:p>4.41</text:p>
          </table:table-cell>
          <table:table-cell table:style-name="ce26" office:value-type="float" office:value="4.45245884688507" calcext:value-type="float">
            <text:p>4.45</text:p>
          </table:table-cell>
          <table:table-cell table:style-name="ce26" office:value-type="float" office:value="4.49698343535392" calcext:value-type="float">
            <text:p>4.50</text:p>
          </table:table-cell>
          <table:table-cell table:style-name="ce26" office:value-type="float" office:value="4.54195326970746" calcext:value-type="float">
            <text:p>4.54</text:p>
          </table:table-cell>
          <table:table-cell table:style-name="ce26" office:value-type="float" office:value="4.58737280240453" calcext:value-type="float">
            <text:p>4.59</text:p>
          </table:table-cell>
          <table:table-cell table:style-name="ce26" office:value-type="float" office:value="4.63324653042858" calcext:value-type="float">
            <text:p>4.63</text:p>
          </table:table-cell>
          <table:table-cell table:number-columns-repeated="31" table:style-name="ce26" office:value-type="float" office:value="4.67957899573286" calcext:value-type="float">
            <text:p>4.68</text:p>
          </table:table-cell>
          <table:table-cell table:style-name="ce26"/>
          <table:table-cell table:style-name="ce36" table:number-columns-repeated="961"/>
        </table:table-row>
        <table:table-row table:style-name="ro3">
          <table:table-cell table:style-name="ce12" office:value-type="string" calcext:value-type="string">
            <text:p>Fourniture (yc coûts commerciaux), euros constants 2008 <text:s/>(hyp CGDD sur 2015 : augmentation de 1% par an jusqu'en 2030 puis constant)</text:p>
          </table:table-cell>
          <table:table-cell table:style-name="ce26" table:number-columns-repeated="15"/>
          <table:table-cell table:style-name="ce26" office:value-type="float" office:value="5.19519264006133" calcext:value-type="float">
            <text:p>5.20</text:p>
          </table:table-cell>
          <table:table-cell table:style-name="ce26" office:value-type="float" office:value="5.24714456646195" calcext:value-type="float">
            <text:p>5.25</text:p>
          </table:table-cell>
          <table:table-cell table:style-name="ce26" office:value-type="float" office:value="5.29961601212657" calcext:value-type="float">
            <text:p>5.30</text:p>
          </table:table-cell>
          <table:table-cell table:style-name="ce26" office:value-type="float" office:value="5.35261217224783" calcext:value-type="float">
            <text:p>5.35</text:p>
          </table:table-cell>
          <table:table-cell table:style-name="ce26" office:value-type="float" office:value="5.40613829397031" calcext:value-type="float">
            <text:p>5.41</text:p>
          </table:table-cell>
          <table:table-cell table:style-name="ce26" office:value-type="float" office:value="5.46019967691001" calcext:value-type="float">
            <text:p>5.46</text:p>
          </table:table-cell>
          <table:table-cell table:style-name="ce26" office:value-type="float" office:value="5.51480167367911" calcext:value-type="float">
            <text:p>5.51</text:p>
          </table:table-cell>
          <table:table-cell table:style-name="ce26" office:value-type="float" office:value="5.5699496904159" calcext:value-type="float">
            <text:p>5.57</text:p>
          </table:table-cell>
          <table:table-cell table:style-name="ce26" office:value-type="float" office:value="5.62564918732006" calcext:value-type="float">
            <text:p>5.63</text:p>
          </table:table-cell>
          <table:table-cell table:style-name="ce26" office:value-type="float" office:value="5.68190567919326" calcext:value-type="float">
            <text:p>5.68</text:p>
          </table:table-cell>
          <table:table-cell table:style-name="ce26" office:value-type="float" office:value="5.7387247359852" calcext:value-type="float">
            <text:p>5.74</text:p>
          </table:table-cell>
          <table:table-cell table:style-name="ce26" office:value-type="float" office:value="5.79611198334505" calcext:value-type="float">
            <text:p>5.80</text:p>
          </table:table-cell>
          <table:table-cell table:style-name="ce26" office:value-type="float" office:value="5.8540731031785" calcext:value-type="float">
            <text:p>5.85</text:p>
          </table:table-cell>
          <table:table-cell table:style-name="ce26" office:value-type="float" office:value="5.91261383421028" calcext:value-type="float">
            <text:p>5.91</text:p>
          </table:table-cell>
          <table:table-cell table:style-name="ce26" office:value-type="float" office:value="5.97173997255239" calcext:value-type="float">
            <text:p>5.97</text:p>
          </table:table-cell>
          <table:table-cell table:number-columns-repeated="31" table:style-name="ce26" office:value-type="float" office:value="6.03145737227791" calcext:value-type="float">
            <text:p>6.03</text:p>
          </table:table-cell>
          <table:table-cell table:style-name="ce26"/>
          <table:table-cell table:style-name="ce36" table:number-columns-repeated="961"/>
        </table:table-row>
        <table:table-row table:style-name="ro4">
          <table:table-cell table:style-name="ce12" office:value-type="string" calcext:value-type="string">
            <text:p>CSPE, euros constants 2008 (hyp CGDD sur 2015 : augmentation de 16% par an en 2016 puis constant)</text:p>
          </table:table-cell>
          <table:table-cell table:style-name="ce26" table:number-columns-repeated="15"/>
          <table:table-cell table:style-name="ce26" office:value-type="float" office:value="1.7452744560462" calcext:value-type="float">
            <text:p>1.75</text:p>
          </table:table-cell>
          <table:table-cell table:number-columns-repeated="45" table:style-name="ce26" office:value-type="float" office:value="2.02451836901359" calcext:value-type="float">
            <text:p>2.02</text:p>
          </table:table-cell>
          <table:table-cell table:style-name="ce26"/>
          <table:table-cell table:style-name="ce36" table:number-columns-repeated="961"/>
        </table:table-row>
        <table:table-row table:style-name="ro4">
          <table:table-cell table:style-name="ce12" office:value-type="string" calcext:value-type="string">
            <text:p>majoration CSPE, euros constants 2008 <text:s/>(hyp CGDD pour couvrir les coûts des ENR électrique)</text:p>
          </table:table-cell>
          <table:table-cell table:style-name="ce26" table:number-columns-repeated="15"/>
          <table:table-cell table:number-columns-repeated="2" table:style-name="ce26" office:value-type="float" office:value="0" calcext:value-type="float">
            <text:p>0.00</text:p>
          </table:table-cell>
          <table:table-cell table:style-name="ce26" office:value-type="float" office:value="0.277033890479269" calcext:value-type="float">
            <text:p>0.28</text:p>
          </table:table-cell>
          <table:table-cell table:style-name="ce26" office:value-type="float" office:value="0.554067780958537" calcext:value-type="float">
            <text:p>0.55</text:p>
          </table:table-cell>
          <table:table-cell table:style-name="ce26" office:value-type="float" office:value="0.831101671437806" calcext:value-type="float">
            <text:p>0.83</text:p>
          </table:table-cell>
          <table:table-cell table:style-name="ce26" office:value-type="float" office:value="1.10813556191707" calcext:value-type="float">
            <text:p>1.11</text:p>
          </table:table-cell>
          <table:table-cell table:style-name="ce26" office:value-type="float" office:value="1.38516945239634" calcext:value-type="float">
            <text:p>1.39</text:p>
          </table:table-cell>
          <table:table-cell table:style-name="ce26" office:value-type="float" office:value="1.66220334287561" calcext:value-type="float">
            <text:p>1.66</text:p>
          </table:table-cell>
          <table:table-cell table:style-name="ce26" office:value-type="float" office:value="1.93923723335488" calcext:value-type="float">
            <text:p>1.94</text:p>
          </table:table-cell>
          <table:table-cell table:style-name="ce26" office:value-type="float" office:value="2.21627112383415" calcext:value-type="float">
            <text:p>2.22</text:p>
          </table:table-cell>
          <table:table-cell table:number-columns-repeated="36" table:style-name="ce26" office:value-type="float" office:value="2.49330501431342" calcext:value-type="float">
            <text:p>2.49</text:p>
          </table:table-cell>
          <table:table-cell table:style-name="ce26"/>
          <table:table-cell table:style-name="ce36" table:number-columns-repeated="961"/>
        </table:table-row>
        <table:table-row table:style-name="ro4">
          <table:table-cell table:style-name="ce12" office:value-type="string" calcext:value-type="string">
            <text:p>CTA, euros constants 2008 (hyp CGDD sur 2015 : 2% du total TTC puis constant)</text:p>
          </table:table-cell>
          <table:table-cell table:style-name="ce26" table:number-columns-repeated="15"/>
          <table:table-cell table:number-columns-repeated="46" table:style-name="ce26" office:value-type="float" office:value="0.300207521803985" calcext:value-type="float">
            <text:p>0.30</text:p>
          </table:table-cell>
          <table:table-cell table:style-name="ce26"/>
          <table:table-cell table:style-name="ce36" table:number-columns-repeated="961"/>
        </table:table-row>
        <table:table-row table:style-name="ro4">
          <table:table-cell table:style-name="ce12" office:value-type="string" calcext:value-type="string">
            <text:p>consommation HTT, euros constants 2008 </text:p>
          </table:table-cell>
          <table:table-cell table:style-name="ce26" table:number-columns-repeated="15"/>
          <table:table-cell table:style-name="ce26" office:value-type="float" office:value="1.10304468203443" calcext:value-type="float">
            <text:p>1.10</text:p>
          </table:table-cell>
          <table:table-cell table:style-name="ce26" table:number-columns-repeated="46"/>
          <table:table-cell table:style-name="ce36" table:number-columns-repeated="961"/>
        </table:table-row>
        <table:table-row table:style-name="ro1">
          <table:table-cell table:style-name="ce11" office:value-type="string" calcext:value-type="string">
            <text:p>TCAM des prix finaux TTC (hypothèse note interne Ademe)</text:p>
          </table:table-cell>
          <table:table-cell table:style-name="ce25" table:number-columns-repeated="14"/>
          <table:table-cell table:style-name="ce29" table:number-columns-repeated="2"/>
          <table:table-cell table:number-columns-repeated="45" table:style-name="ce29" office:value-type="percentage" office:value="0.011" calcext:value-type="percentage">
            <text:p>1.10%</text:p>
          </table:table-cell>
          <table:table-cell table:style-name="ce29" table:number-columns-repeated="5"/>
          <table:table-cell table:style-name="ce25" table:number-columns-repeated="957"/>
        </table:table-row>
        <table:table-row table:style-name="ro1">
          <table:table-cell table:style-name="ce11" office:value-type="string" calcext:value-type="string">
            <text:p>Prix finaux TTC en euros constant 2008 / 100 kWh (entrée Menfis)</text:p>
          </table:table-cell>
          <table:table-cell table:style-name="ce27" office:value-type="float" office:value="13.2509657436399" calcext:value-type="float">
            <text:p>13.25</text:p>
          </table:table-cell>
          <table:table-cell table:style-name="ce27" office:value-type="float" office:value="12.976911626564" calcext:value-type="float">
            <text:p>12.98</text:p>
          </table:table-cell>
          <table:table-cell table:style-name="ce27" office:value-type="float" office:value="12.867792917847" calcext:value-type="float">
            <text:p>12.87</text:p>
          </table:table-cell>
          <table:table-cell table:style-name="ce27" office:value-type="float" office:value="12.7445092784459" calcext:value-type="float">
            <text:p>12.74</text:p>
          </table:table-cell>
          <table:table-cell table:style-name="ce27" office:value-type="float" office:value="12.6472033967391" calcext:value-type="float">
            <text:p>12.65</text:p>
          </table:table-cell>
          <table:table-cell table:style-name="ce27" office:value-type="float" office:value="12.4221641903915" calcext:value-type="float">
            <text:p>12.42</text:p>
          </table:table-cell>
          <table:table-cell table:style-name="ce27" office:value-type="float" office:value="12.2894145145759" calcext:value-type="float">
            <text:p>12.29</text:p>
          </table:table-cell>
          <table:table-cell table:style-name="ce27" office:value-type="float" office:value="12.2601597826087" calcext:value-type="float">
            <text:p>12.26</text:p>
          </table:table-cell>
          <table:table-cell table:style-name="ce27" office:value-type="float" office:value="12.0919" calcext:value-type="float">
            <text:p>12.09</text:p>
          </table:table-cell>
          <table:table-cell table:style-name="ce27" office:value-type="float" office:value="12.2055595775002" calcext:value-type="float">
            <text:p>12.21</text:p>
          </table:table-cell>
          <table:table-cell table:style-name="ce27" office:value-type="float" office:value="12.1084638728324" calcext:value-type="float">
            <text:p>12.11</text:p>
          </table:table-cell>
          <table:table-cell table:style-name="ce27" office:value-type="float" office:value="12.5519619359534" calcext:value-type="float">
            <text:p>12.55</text:p>
          </table:table-cell>
          <table:table-cell table:style-name="ce27" office:value-type="float" office:value="12.9067201284797" calcext:value-type="float">
            <text:p>12.91</text:p>
          </table:table-cell>
          <table:table-cell table:style-name="ce27" office:value-type="float" office:value="13.7438415218929" calcext:value-type="float">
            <text:p>13.74</text:p>
          </table:table-cell>
          <table:table-cell table:style-name="ce27" office:value-type="float" office:value="14.4888235769035" calcext:value-type="float">
            <text:p>14.49</text:p>
          </table:table-cell>
          <table:table-cell table:style-name="ce27" office:value-type="float" office:value="15.0103760901992" calcext:value-type="float">
            <text:p>15.01</text:p>
          </table:table-cell>
          <table:table-cell table:style-name="ce27" office:value-type="float" office:value="15.1754902271914" calcext:value-type="float">
            <text:p>15.18</text:p>
          </table:table-cell>
          <table:table-cell table:style-name="ce27" office:value-type="float" office:value="15.3424206196905" calcext:value-type="float">
            <text:p>15.34</text:p>
          </table:table-cell>
          <table:table-cell table:style-name="ce27" office:value-type="float" office:value="15.5111872465071" calcext:value-type="float">
            <text:p>15.51</text:p>
          </table:table-cell>
          <table:table-cell table:style-name="ce27" office:value-type="float" office:value="15.6818103062187" calcext:value-type="float">
            <text:p>15.68</text:p>
          </table:table-cell>
          <table:table-cell table:style-name="ce27" office:value-type="float" office:value="15.8543102195871" calcext:value-type="float">
            <text:p>15.85</text:p>
          </table:table-cell>
          <table:table-cell table:style-name="ce27" office:value-type="float" office:value="16.0287076320026" calcext:value-type="float">
            <text:p>16.03</text:p>
          </table:table-cell>
          <table:table-cell table:style-name="ce27" office:value-type="float" office:value="16.2050234159546" calcext:value-type="float">
            <text:p>16.21</text:p>
          </table:table-cell>
          <table:table-cell table:style-name="ce27" office:value-type="float" office:value="16.3832786735301" calcext:value-type="float">
            <text:p>16.38</text:p>
          </table:table-cell>
          <table:table-cell table:style-name="ce27" office:value-type="float" office:value="16.5634947389389" calcext:value-type="float">
            <text:p>16.56</text:p>
          </table:table-cell>
          <table:table-cell table:style-name="ce27" office:value-type="float" office:value="16.7456931810673" calcext:value-type="float">
            <text:p>16.75</text:p>
          </table:table-cell>
          <table:table-cell table:style-name="ce27" office:value-type="float" office:value="16.929895806059" calcext:value-type="float">
            <text:p>16.93</text:p>
          </table:table-cell>
          <table:table-cell table:style-name="ce27" office:value-type="float" office:value="17.1161246599256" calcext:value-type="float">
            <text:p>17.12</text:p>
          </table:table-cell>
          <table:table-cell table:style-name="ce27" office:value-type="float" office:value="17.3044020311848" calcext:value-type="float">
            <text:p>17.30</text:p>
          </table:table-cell>
          <table:table-cell table:style-name="ce27" office:value-type="float" office:value="17.4947504535279" calcext:value-type="float">
            <text:p>17.49</text:p>
          </table:table-cell>
          <table:table-cell table:style-name="ce27" office:value-type="float" office:value="17.6871927085167" calcext:value-type="float">
            <text:p>17.69</text:p>
          </table:table-cell>
          <table:table-cell table:style-name="ce27" office:value-type="float" office:value="17.8817518283103" calcext:value-type="float">
            <text:p>17.88</text:p>
          </table:table-cell>
          <table:table-cell table:style-name="ce27" office:value-type="float" office:value="18.0784510984218" calcext:value-type="float">
            <text:p>18.08</text:p>
          </table:table-cell>
          <table:table-cell table:style-name="ce27" office:value-type="float" office:value="18.2773140605044" calcext:value-type="float">
            <text:p>18.28</text:p>
          </table:table-cell>
          <table:table-cell table:style-name="ce27" office:value-type="float" office:value="18.4783645151699" calcext:value-type="float">
            <text:p>18.48</text:p>
          </table:table-cell>
          <table:table-cell table:style-name="ce27" office:value-type="float" office:value="18.6816265248368" calcext:value-type="float">
            <text:p>18.68</text:p>
          </table:table-cell>
          <table:table-cell table:style-name="ce27" office:value-type="float" office:value="18.88712441661" calcext:value-type="float">
            <text:p>18.89</text:p>
          </table:table-cell>
          <table:table-cell table:style-name="ce27" office:value-type="float" office:value="19.0948827851927" calcext:value-type="float">
            <text:p>19.09</text:p>
          </table:table-cell>
          <table:table-cell table:style-name="ce27" office:value-type="float" office:value="19.3049264958298" calcext:value-type="float">
            <text:p>19.30</text:p>
          </table:table-cell>
          <table:table-cell table:style-name="ce27" office:value-type="float" office:value="19.517280687284" calcext:value-type="float">
            <text:p>19.52</text:p>
          </table:table-cell>
          <table:table-cell table:style-name="ce27" office:value-type="float" office:value="19.7319707748441" calcext:value-type="float">
            <text:p>19.73</text:p>
          </table:table-cell>
          <table:table-cell table:style-name="ce27" office:value-type="float" office:value="19.9490224533674" calcext:value-type="float">
            <text:p>19.95</text:p>
          </table:table-cell>
          <table:table-cell table:style-name="ce27" office:value-type="float" office:value="20.1684617003544" calcext:value-type="float">
            <text:p>20.17</text:p>
          </table:table-cell>
          <table:table-cell table:style-name="ce27" office:value-type="float" office:value="20.3903147790583" calcext:value-type="float">
            <text:p>20.39</text:p>
          </table:table-cell>
          <table:table-cell table:style-name="ce27" office:value-type="float" office:value="20.6146082416279" calcext:value-type="float">
            <text:p>20.61</text:p>
          </table:table-cell>
          <table:table-cell table:style-name="ce27" office:value-type="float" office:value="20.8413689322858" calcext:value-type="float">
            <text:p>20.84</text:p>
          </table:table-cell>
          <table:table-cell table:style-name="ce27" office:value-type="float" office:value="21.070623990541" calcext:value-type="float">
            <text:p>21.07</text:p>
          </table:table-cell>
          <table:table-cell table:style-name="ce27" office:value-type="float" office:value="21.3024008544369" calcext:value-type="float">
            <text:p>21.30</text:p>
          </table:table-cell>
          <table:table-cell table:style-name="ce27" office:value-type="float" office:value="21.5367272638357" calcext:value-type="float">
            <text:p>21.54</text:p>
          </table:table-cell>
          <table:table-cell table:style-name="ce27" office:value-type="float" office:value="21.7736312637379" calcext:value-type="float">
            <text:p>21.77</text:p>
          </table:table-cell>
          <table:table-cell table:style-name="ce27" office:value-type="float" office:value="22.013141207639" calcext:value-type="float">
            <text:p>22.01</text:p>
          </table:table-cell>
          <table:table-cell table:style-name="ce27" office:value-type="float" office:value="22.2552857609231" calcext:value-type="float">
            <text:p>22.26</text:p>
          </table:table-cell>
          <table:table-cell table:style-name="ce27" office:value-type="float" office:value="22.5000939042932" calcext:value-type="float">
            <text:p>22.50</text:p>
          </table:table-cell>
          <table:table-cell table:style-name="ce27" office:value-type="float" office:value="22.7475949372405" calcext:value-type="float">
            <text:p>22.75</text:p>
          </table:table-cell>
          <table:table-cell table:style-name="ce27" office:value-type="float" office:value="22.9978184815501" calcext:value-type="float">
            <text:p>23.00</text:p>
          </table:table-cell>
          <table:table-cell table:style-name="ce27" office:value-type="float" office:value="23.2507944848471" calcext:value-type="float">
            <text:p>23.25</text:p>
          </table:table-cell>
          <table:table-cell table:style-name="ce27" office:value-type="float" office:value="23.5065532241805" calcext:value-type="float">
            <text:p>23.51</text:p>
          </table:table-cell>
          <table:table-cell table:style-name="ce27" office:value-type="float" office:value="23.7651253096464" calcext:value-type="float">
            <text:p>23.77</text:p>
          </table:table-cell>
          <table:table-cell table:style-name="ce27" office:value-type="float" office:value="24.0265416880525" calcext:value-type="float">
            <text:p>24.03</text:p>
          </table:table-cell>
          <table:table-cell table:style-name="ce27" office:value-type="float" office:value="24.2908336466211" calcext:value-type="float">
            <text:p>24.29</text:p>
          </table:table-cell>
          <table:table-cell table:style-name="ce27" office:value-type="float" office:value="24.5580328167339" calcext:value-type="float">
            <text:p>24.56</text:p>
          </table:table-cell>
          <table:table-cell table:style-name="ce27"/>
          <table:table-cell table:style-name="ce29" office:value-type="percentage" office:value="0.00834605340401318" calcext:value-type="percentage">
            <text:p>0.83%</text:p>
          </table:table-cell>
          <table:table-cell table:number-columns-repeated="3" table:style-name="ce29" office:value-type="percentage" office:value="0.0109999999999999" calcext:value-type="percentage">
            <text:p>1.10%</text:p>
          </table:table-cell>
          <table:table-cell table:style-name="ce39" office:value-type="percentage" office:value="0.0109999999999999" calcext:value-type="percentage">
            <text:p>1.1%</text:p>
          </table:table-cell>
          <table:table-cell table:style-name="ce39"/>
          <table:table-cell table:style-name="ce32" office:value-type="percentage" office:value="0.244580842783455" calcext:value-type="percentage">
            <text:p>24.46%</text:p>
          </table:table-cell>
          <table:table-cell table:style-name="ce32" office:value-type="percentage" office:value="0.466528291853535" calcext:value-type="percentage">
            <text:p>46.65%</text:p>
          </table:table-cell>
          <table:table-cell table:style-name="Default" table:number-columns-repeated="953"/>
        </table:table-row>
        <table:table-row table:style-name="ro1">
          <table:table-cell table:style-name="Default"/>
          <table:table-cell table:style-name="ce23" table:number-columns-repeated="13"/>
          <table:table-cell table:style-name="ce16" table:number-columns-repeated="5"/>
          <table:table-cell table:style-name="ce21" table:number-columns-repeated="44"/>
          <table:table-cell table:style-name="Default" table:number-columns-repeated="961"/>
        </table:table-row>
        <table:table-row table:style-name="ro1">
          <table:table-cell table:style-name="ce3" office:value-type="string" calcext:value-type="string">
            <text:p>Bois</text:p>
          </table:table-cell>
          <table:table-cell table:style-name="ce23" table:number-columns-repeated="13"/>
          <table:table-cell table:style-name="ce16" table:number-columns-repeated="5"/>
          <table:table-cell table:style-name="ce21" table:number-columns-repeated="44"/>
          <table:table-cell table:style-name="Default" table:number-columns-repeated="961"/>
        </table:table-row>
        <table:table-row table:style-name="ro1">
          <table:table-cell table:style-name="ce3" office:value-type="string" calcext:value-type="string">
            <text:p>TCAM des prix finaux TTC (hypothèse note interne Ademe)</text:p>
          </table:table-cell>
          <table:table-cell table:style-name="ce25" table:number-columns-repeated="16"/>
          <table:table-cell table:number-columns-repeated="45" table:style-name="ce29" office:value-type="percentage" office:value="0.012" calcext:value-type="percentage">
            <text:p>1.20%</text:p>
          </table:table-cell>
          <table:table-cell table:style-name="ce29" table:number-columns-repeated="5"/>
          <table:table-cell table:style-name="ce25" table:number-columns-repeated="957"/>
        </table:table-row>
        <table:table-row table:style-name="ro1">
          <table:table-cell table:style-name="ce11" office:value-type="string" calcext:value-type="string">
            <text:p>Prix finaux TTC en euros constant 2008 / 100 kWh (entrée Menfis)</text:p>
          </table:table-cell>
          <table:table-cell table:style-name="ce27" office:value-type="float" office:value="3.14885518590998" calcext:value-type="float">
            <text:p>3.15</text:p>
          </table:table-cell>
          <table:table-cell table:style-name="ce27" office:value-type="float" office:value="3.09733397497594" calcext:value-type="float">
            <text:p>3.10</text:p>
          </table:table-cell>
          <table:table-cell table:style-name="ce27" office:value-type="float" office:value="3.03883852691218" calcext:value-type="float">
            <text:p>3.04</text:p>
          </table:table-cell>
          <table:table-cell table:style-name="ce27" office:value-type="float" office:value="3.17545975948196" calcext:value-type="float">
            <text:p>3.18</text:p>
          </table:table-cell>
          <table:table-cell table:style-name="ce27" office:value-type="float" office:value="3.23885869565217" calcext:value-type="float">
            <text:p>3.24</text:p>
          </table:table-cell>
          <table:table-cell table:style-name="ce27" office:value-type="float" office:value="3.43074205516014" calcext:value-type="float">
            <text:p>3.43</text:p>
          </table:table-cell>
          <table:table-cell table:style-name="ce27" office:value-type="float" office:value="3.37578050424582" calcext:value-type="float">
            <text:p>3.38</text:p>
          </table:table-cell>
          <table:table-cell table:style-name="ce27" office:value-type="float" office:value="3.68941992753623" calcext:value-type="float">
            <text:p>3.69</text:p>
          </table:table-cell>
          <table:table-cell table:style-name="ce27" office:value-type="float" office:value="3.5882" calcext:value-type="float">
            <text:p>3.59</text:p>
          </table:table-cell>
          <table:table-cell table:style-name="ce27" office:value-type="float" office:value="3.52644132785648" calcext:value-type="float">
            <text:p>3.53</text:p>
          </table:table-cell>
          <table:table-cell table:style-name="ce27" office:value-type="float" office:value="3.6474502146986" calcext:value-type="float">
            <text:p>3.65</text:p>
          </table:table-cell>
          <table:table-cell table:style-name="ce27" office:value-type="float" office:value="3.57194097525473" calcext:value-type="float">
            <text:p>3.57</text:p>
          </table:table-cell>
          <table:table-cell table:style-name="ce27" office:value-type="float" office:value="3.72552643349988" calcext:value-type="float">
            <text:p>3.73</text:p>
          </table:table-cell>
          <table:table-cell table:style-name="ce27" office:value-type="float" office:value="4.02371448785473" calcext:value-type="float">
            <text:p>4.02</text:p>
          </table:table-cell>
          <table:table-cell table:style-name="ce27" office:value-type="float" office:value="4.07750303677323" calcext:value-type="float">
            <text:p>4.08</text:p>
          </table:table-cell>
          <table:table-cell table:style-name="ce27" office:value-type="float" office:value="3.69370255247873" calcext:value-type="float">
            <text:p>3.69</text:p>
          </table:table-cell>
          <table:table-cell table:style-name="ce27" office:value-type="float" office:value="3.73802698310847" calcext:value-type="float">
            <text:p>3.74</text:p>
          </table:table-cell>
          <table:table-cell table:style-name="ce27" office:value-type="float" office:value="3.78288330690578" calcext:value-type="float">
            <text:p>3.78</text:p>
          </table:table-cell>
          <table:table-cell table:style-name="ce27" office:value-type="float" office:value="3.82827790658865" calcext:value-type="float">
            <text:p>3.83</text:p>
          </table:table-cell>
          <table:table-cell table:style-name="ce27" office:value-type="float" office:value="3.87421724146771" calcext:value-type="float">
            <text:p>3.87</text:p>
          </table:table-cell>
          <table:table-cell table:style-name="ce27" office:value-type="float" office:value="3.92070784836532" calcext:value-type="float">
            <text:p>3.92</text:p>
          </table:table-cell>
          <table:table-cell table:style-name="ce27" office:value-type="float" office:value="3.96775634254571" calcext:value-type="float">
            <text:p>3.97</text:p>
          </table:table-cell>
          <table:table-cell table:style-name="ce27" office:value-type="float" office:value="4.01536941865625" calcext:value-type="float">
            <text:p>4.02</text:p>
          </table:table-cell>
          <table:table-cell table:style-name="ce27" office:value-type="float" office:value="4.06355385168013" calcext:value-type="float">
            <text:p>4.06</text:p>
          </table:table-cell>
          <table:table-cell table:style-name="ce27" office:value-type="float" office:value="4.11231649790029" calcext:value-type="float">
            <text:p>4.11</text:p>
          </table:table-cell>
          <table:table-cell table:style-name="ce27" office:value-type="float" office:value="4.1616642958751" calcext:value-type="float">
            <text:p>4.16</text:p>
          </table:table-cell>
          <table:table-cell table:style-name="ce27" office:value-type="float" office:value="4.2116042674256" calcext:value-type="float">
            <text:p>4.21</text:p>
          </table:table-cell>
          <table:table-cell table:style-name="ce27" office:value-type="float" office:value="4.2621435186347" calcext:value-type="float">
            <text:p>4.26</text:p>
          </table:table-cell>
          <table:table-cell table:style-name="ce27" office:value-type="float" office:value="4.31328924085832" calcext:value-type="float">
            <text:p>4.31</text:p>
          </table:table-cell>
          <table:table-cell table:style-name="ce27" office:value-type="float" office:value="4.36504871174862" calcext:value-type="float">
            <text:p>4.37</text:p>
          </table:table-cell>
          <table:table-cell table:style-name="ce27" office:value-type="float" office:value="4.41742929628961" calcext:value-type="float">
            <text:p>4.42</text:p>
          </table:table-cell>
          <table:table-cell table:style-name="ce27" office:value-type="float" office:value="4.47043844784508" calcext:value-type="float">
            <text:p>4.47</text:p>
          </table:table-cell>
          <table:table-cell table:style-name="ce27" office:value-type="float" office:value="4.52408370921922" calcext:value-type="float">
            <text:p>4.52</text:p>
          </table:table-cell>
          <table:table-cell table:style-name="ce27" office:value-type="float" office:value="4.57837271372985" calcext:value-type="float">
            <text:p>4.58</text:p>
          </table:table-cell>
          <table:table-cell table:style-name="ce27" office:value-type="float" office:value="4.63331318629461" calcext:value-type="float">
            <text:p>4.63</text:p>
          </table:table-cell>
          <table:table-cell table:style-name="ce27" office:value-type="float" office:value="4.68891294453015" calcext:value-type="float">
            <text:p>4.69</text:p>
          </table:table-cell>
          <table:table-cell table:style-name="ce27" office:value-type="float" office:value="4.74517989986451" calcext:value-type="float">
            <text:p>4.75</text:p>
          </table:table-cell>
          <table:table-cell table:style-name="ce27" office:value-type="float" office:value="4.80212205866288" calcext:value-type="float">
            <text:p>4.80</text:p>
          </table:table-cell>
          <table:table-cell table:style-name="ce27" office:value-type="float" office:value="4.85974752336684" calcext:value-type="float">
            <text:p>4.86</text:p>
          </table:table-cell>
          <table:table-cell table:style-name="ce27" office:value-type="float" office:value="4.91806449364724" calcext:value-type="float">
            <text:p>4.92</text:p>
          </table:table-cell>
          <table:table-cell table:style-name="ce27" office:value-type="float" office:value="4.977081267571" calcext:value-type="float">
            <text:p>4.98</text:p>
          </table:table-cell>
          <table:table-cell table:style-name="ce27" office:value-type="float" office:value="5.03680624278186" calcext:value-type="float">
            <text:p>5.04</text:p>
          </table:table-cell>
          <table:table-cell table:style-name="ce27" office:value-type="float" office:value="5.09724791769524" calcext:value-type="float">
            <text:p>5.10</text:p>
          </table:table-cell>
          <table:table-cell table:style-name="ce27" office:value-type="float" office:value="5.15841489270758" calcext:value-type="float">
            <text:p>5.16</text:p>
          </table:table-cell>
          <table:table-cell table:style-name="ce27" office:value-type="float" office:value="5.22031587142007" calcext:value-type="float">
            <text:p>5.22</text:p>
          </table:table-cell>
          <table:table-cell table:style-name="ce27" office:value-type="float" office:value="5.28295966187711" calcext:value-type="float">
            <text:p>5.28</text:p>
          </table:table-cell>
          <table:table-cell table:style-name="ce27" office:value-type="float" office:value="5.34635517781964" calcext:value-type="float">
            <text:p>5.35</text:p>
          </table:table-cell>
          <table:table-cell table:style-name="ce27" office:value-type="float" office:value="5.41051143995347" calcext:value-type="float">
            <text:p>5.41</text:p>
          </table:table-cell>
          <table:table-cell table:style-name="ce27" office:value-type="float" office:value="5.47543757723292" calcext:value-type="float">
            <text:p>5.48</text:p>
          </table:table-cell>
          <table:table-cell table:style-name="ce27" office:value-type="float" office:value="5.54114282815971" calcext:value-type="float">
            <text:p>5.54</text:p>
          </table:table-cell>
          <table:table-cell table:style-name="ce27" office:value-type="float" office:value="5.60763654209763" calcext:value-type="float">
            <text:p>5.61</text:p>
          </table:table-cell>
          <table:table-cell table:style-name="ce27" office:value-type="float" office:value="5.6749281806028" calcext:value-type="float">
            <text:p>5.67</text:p>
          </table:table-cell>
          <table:table-cell table:style-name="ce27" office:value-type="float" office:value="5.74302731877003" calcext:value-type="float">
            <text:p>5.74</text:p>
          </table:table-cell>
          <table:table-cell table:style-name="ce27" office:value-type="float" office:value="5.81194364659527" calcext:value-type="float">
            <text:p>5.81</text:p>
          </table:table-cell>
          <table:table-cell table:style-name="ce27" office:value-type="float" office:value="5.88168697035442" calcext:value-type="float">
            <text:p>5.88</text:p>
          </table:table-cell>
          <table:table-cell table:style-name="ce27" office:value-type="float" office:value="5.95226721399867" calcext:value-type="float">
            <text:p>5.95</text:p>
          </table:table-cell>
          <table:table-cell table:style-name="ce27" office:value-type="float" office:value="6.02369442056665" calcext:value-type="float">
            <text:p>6.02</text:p>
          </table:table-cell>
          <table:table-cell table:style-name="ce27" office:value-type="float" office:value="6.09597875361345" calcext:value-type="float">
            <text:p>6.10</text:p>
          </table:table-cell>
          <table:table-cell table:style-name="ce27" office:value-type="float" office:value="6.16913049865681" calcext:value-type="float">
            <text:p>6.17</text:p>
          </table:table-cell>
          <table:table-cell table:style-name="ce27" office:value-type="float" office:value="6.2431600646407" calcext:value-type="float">
            <text:p>6.24</text:p>
          </table:table-cell>
          <table:table-cell table:style-name="ce27" office:value-type="float" office:value="6.31807798541638" calcext:value-type="float">
            <text:p>6.32</text:p>
          </table:table-cell>
          <table:table-cell table:style-name="ce21"/>
          <table:table-cell table:style-name="ce29" office:value-type="percentage" office:value="0.0106961594500277" calcext:value-type="percentage">
            <text:p>1.07%</text:p>
          </table:table-cell>
          <table:table-cell table:number-columns-repeated="3" table:style-name="ce29" office:value-type="percentage" office:value="0.012" calcext:value-type="percentage">
            <text:p>1.20%</text:p>
          </table:table-cell>
          <table:table-cell table:style-name="ce39" office:value-type="percentage" office:value="0.012" calcext:value-type="percentage">
            <text:p>1.2%</text:p>
          </table:table-cell>
          <table:table-cell table:style-name="ce39"/>
          <table:table-cell table:style-name="ce32" office:value-type="percentage" office:value="0.269434362380794" calcext:value-type="percentage">
            <text:p>26.94%</text:p>
          </table:table-cell>
          <table:table-cell table:style-name="ce32" office:value-type="percentage" office:value="0.518161373967299" calcext:value-type="percentage">
            <text:p>51.82%</text:p>
          </table:table-cell>
          <table:table-cell table:style-name="Default" table:number-columns-repeated="953"/>
        </table:table-row>
        <table:table-row table:style-name="ro1">
          <table:table-cell table:style-name="Default"/>
          <table:table-cell table:style-name="ce23" table:number-columns-repeated="13"/>
          <table:table-cell table:style-name="ce16" table:number-columns-repeated="5"/>
          <table:table-cell table:style-name="ce21" table:number-columns-repeated="44"/>
          <table:table-cell table:style-name="Default" table:number-columns-repeated="961"/>
        </table:table-row>
        <table:table-row table:style-name="ro1">
          <table:table-cell table:style-name="ce3" office:value-type="string" calcext:value-type="string">
            <text:p>Chauffage urbain</text:p>
          </table:table-cell>
          <table:table-cell table:style-name="ce16" table:number-columns-repeated="13"/>
          <table:table-cell table:style-name="ce15" table:number-columns-repeated="49"/>
          <table:table-cell table:style-name="Default" table:number-columns-repeated="961"/>
        </table:table-row>
        <table:table-row table:style-name="ro1">
          <table:table-cell office:value-type="string" calcext:value-type="string">
            <text:p>prix final gaz HTVA en euros constant 2008 / 100 kWh </text:p>
          </table:table-cell>
          <table:table-cell table:style-name="ce16" table:number-columns-repeated="13"/>
          <table:table-cell table:style-name="ce15" table:number-columns-repeated="2"/>
          <table:table-cell table:style-name="ce31" office:value-type="float" office:value="5.56027444404065" calcext:value-type="float">
            <text:p>5.56</text:p>
          </table:table-cell>
          <table:table-cell table:style-name="ce31" office:value-type="float" office:value="5.81052551125709" calcext:value-type="float">
            <text:p>5.81</text:p>
          </table:table-cell>
          <table:table-cell table:style-name="ce31" office:value-type="float" office:value="6.07078018512822" calcext:value-type="float">
            <text:p>6.07</text:p>
          </table:table-cell>
          <table:table-cell table:style-name="ce31" office:value-type="float" office:value="6.35257570399321" calcext:value-type="float">
            <text:p>6.35</text:p>
          </table:table-cell>
          <table:table-cell table:style-name="ce31" office:value-type="float" office:value="6.6518737144815" calcext:value-type="float">
            <text:p>6.65</text:p>
          </table:table-cell>
          <table:table-cell table:style-name="ce31" office:value-type="float" office:value="6.95710674387647" calcext:value-type="float">
            <text:p>6.96</text:p>
          </table:table-cell>
          <table:table-cell table:style-name="ce31" office:value-type="float" office:value="7.11138811374894" calcext:value-type="float">
            <text:p>7.11</text:p>
          </table:table-cell>
          <table:table-cell table:style-name="ce31" office:value-type="float" office:value="7.25323870259595" calcext:value-type="float">
            <text:p>7.25</text:p>
          </table:table-cell>
          <table:table-cell table:style-name="ce31" office:value-type="float" office:value="7.38926960687689" calcext:value-type="float">
            <text:p>7.39</text:p>
          </table:table-cell>
          <table:table-cell table:style-name="ce31" office:value-type="float" office:value="7.5260921349632" calcext:value-type="float">
            <text:p>7.53</text:p>
          </table:table-cell>
          <table:table-cell table:style-name="ce31" office:value-type="float" office:value="7.6703178114309" calcext:value-type="float">
            <text:p>7.67</text:p>
          </table:table-cell>
          <table:table-cell table:style-name="ce31" office:value-type="float" office:value="7.82939156425522" calcext:value-type="float">
            <text:p>7.83</text:p>
          </table:table-cell>
          <table:table-cell table:style-name="ce31" office:value-type="float" office:value="7.99350377609283" calcext:value-type="float">
            <text:p>7.99</text:p>
          </table:table-cell>
          <table:table-cell table:style-name="ce31" office:value-type="float" office:value="8.15356789893145" calcext:value-type="float">
            <text:p>8.15</text:p>
          </table:table-cell>
          <table:table-cell table:style-name="ce31" office:value-type="float" office:value="8.30049767553911" calcext:value-type="float">
            <text:p>8.30</text:p>
          </table:table-cell>
          <table:table-cell table:style-name="ce31" office:value-type="float" office:value="8.42520714337525" calcext:value-type="float">
            <text:p>8.43</text:p>
          </table:table-cell>
          <table:table-cell table:style-name="ce31" office:value-type="float" office:value="8.48195018438709" calcext:value-type="float">
            <text:p>8.48</text:p>
          </table:table-cell>
          <table:table-cell table:style-name="ce31" office:value-type="float" office:value="8.53942389712576" calcext:value-type="float">
            <text:p>8.54</text:p>
          </table:table-cell>
          <table:table-cell table:style-name="ce31" office:value-type="float" office:value="8.59763775016001" calcext:value-type="float">
            <text:p>8.60</text:p>
          </table:table-cell>
          <table:table-cell table:style-name="ce31" office:value-type="float" office:value="8.65660133537431" calcext:value-type="float">
            <text:p>8.66</text:p>
          </table:table-cell>
          <table:table-cell table:style-name="ce31" office:value-type="float" office:value="8.71632436958113" calcext:value-type="float">
            <text:p>8.72</text:p>
          </table:table-cell>
          <table:table-cell table:style-name="ce31" office:value-type="float" office:value="8.75014670095107" calcext:value-type="float">
            <text:p>8.75</text:p>
          </table:table-cell>
          <table:table-cell table:style-name="ce31" office:value-type="float" office:value="8.7842171374648" calcext:value-type="float">
            <text:p>8.78</text:p>
          </table:table-cell>
          <table:table-cell table:style-name="ce31" office:value-type="float" office:value="8.81853755884374" calcext:value-type="float">
            <text:p>8.82</text:p>
          </table:table-cell>
          <table:table-cell table:style-name="ce31" office:value-type="float" office:value="8.85310985959405" calcext:value-type="float">
            <text:p>8.85</text:p>
          </table:table-cell>
          <table:table-cell table:style-name="ce31" office:value-type="float" office:value="8.88793594912771" calcext:value-type="float">
            <text:p>8.89</text:p>
          </table:table-cell>
          <table:table-cell table:style-name="ce31" office:value-type="float" office:value="8.91201773805312" calcext:value-type="float">
            <text:p>8.91</text:p>
          </table:table-cell>
          <table:table-cell table:style-name="ce31" office:value-type="float" office:value="8.93623921606545" calcext:value-type="float">
            <text:p>8.94</text:p>
          </table:table-cell>
          <table:table-cell table:style-name="ce31" office:value-type="float" office:value="8.96060137035461" calcext:value-type="float">
            <text:p>8.96</text:p>
          </table:table-cell>
          <table:table-cell table:style-name="ce31" office:value-type="float" office:value="8.98510519632263" calcext:value-type="float">
            <text:p>8.99</text:p>
          </table:table-cell>
          <table:table-cell table:style-name="ce31" office:value-type="float" office:value="9.00975169765901" calcext:value-type="float">
            <text:p>9.01</text:p>
          </table:table-cell>
          <table:table-cell table:style-name="ce31" office:value-type="float" office:value="9.03036879498129" calcext:value-type="float">
            <text:p>9.03</text:p>
          </table:table-cell>
          <table:table-cell table:style-name="ce31" office:value-type="float" office:value="9.05110085453638" calcext:value-type="float">
            <text:p>9.05</text:p>
          </table:table-cell>
          <table:table-cell table:style-name="ce31" office:value-type="float" office:value="9.07194874532521" calcext:value-type="float">
            <text:p>9.07</text:p>
          </table:table-cell>
          <table:table-cell table:style-name="ce31" office:value-type="float" office:value="9.0929133441753" calcext:value-type="float">
            <text:p>9.09</text:p>
          </table:table-cell>
          <table:table-cell table:style-name="ce31" office:value-type="float" office:value="9.11399553581642" calcext:value-type="float">
            <text:p>9.11</text:p>
          </table:table-cell>
          <table:table-cell table:style-name="ce31" office:value-type="float" office:value="9.13519621295692" calcext:value-type="float">
            <text:p>9.14</text:p>
          </table:table-cell>
          <table:table-cell table:style-name="ce31" office:value-type="float" office:value="9.15651627636088" calcext:value-type="float">
            <text:p>9.16</text:p>
          </table:table-cell>
          <table:table-cell table:style-name="ce31" office:value-type="float" office:value="9.17795663492591" calcext:value-type="float">
            <text:p>9.18</text:p>
          </table:table-cell>
          <table:table-cell table:style-name="ce31" office:value-type="float" office:value="9.1995182057619" calcext:value-type="float">
            <text:p>9.20</text:p>
          </table:table-cell>
          <table:table-cell table:style-name="ce31" office:value-type="float" office:value="9.22120191427036" calcext:value-type="float">
            <text:p>9.22</text:p>
          </table:table-cell>
          <table:table-cell table:style-name="ce31" office:value-type="float" office:value="9.24300869422466" calcext:value-type="float">
            <text:p>9.24</text:p>
          </table:table-cell>
          <table:table-cell table:style-name="ce31" office:value-type="float" office:value="9.26493948785105" calcext:value-type="float">
            <text:p>9.26</text:p>
          </table:table-cell>
          <table:table-cell table:style-name="ce31" office:value-type="float" office:value="9.28699524591045" calcext:value-type="float">
            <text:p>9.29</text:p>
          </table:table-cell>
          <table:table-cell table:style-name="ce31" office:value-type="float" office:value="9.30917692778106" calcext:value-type="float">
            <text:p>9.31</text:p>
          </table:table-cell>
          <table:table-cell table:style-name="ce31" office:value-type="float" office:value="9.3314855015418" calcext:value-type="float">
            <text:p>9.33</text:p>
          </table:table-cell>
          <table:table-cell table:style-name="ce15"/>
          <table:table-cell table:style-name="Default" table:number-columns-repeated="961"/>
        </table:table-row>
        <table:table-row table:style-name="ro1">
          <table:table-cell office:value-type="string" calcext:value-type="string">
            <text:p>prix final biomasse HTVA en euros constant 2008 / 100 kWh </text:p>
          </table:table-cell>
          <table:table-cell table:style-name="ce16" table:number-columns-repeated="13"/>
          <table:table-cell table:style-name="ce15" table:number-columns-repeated="2"/>
          <table:table-cell table:style-name="ce31" office:value-type="float" office:value="3.50113986016941" calcext:value-type="float">
            <text:p>3.50</text:p>
          </table:table-cell>
          <table:table-cell table:style-name="ce31" office:value-type="float" office:value="3.54315353849144" calcext:value-type="float">
            <text:p>3.54</text:p>
          </table:table-cell>
          <table:table-cell table:style-name="ce31" office:value-type="float" office:value="3.58567138095334" calcext:value-type="float">
            <text:p>3.59</text:p>
          </table:table-cell>
          <table:table-cell table:style-name="ce31" office:value-type="float" office:value="3.62869943752478" calcext:value-type="float">
            <text:p>3.63</text:p>
          </table:table-cell>
          <table:table-cell table:style-name="ce31" office:value-type="float" office:value="3.67224383077508" calcext:value-type="float">
            <text:p>3.67</text:p>
          </table:table-cell>
          <table:table-cell table:style-name="ce31" office:value-type="float" office:value="3.71631075674438" calcext:value-type="float">
            <text:p>3.72</text:p>
          </table:table-cell>
          <table:table-cell table:style-name="ce31" office:value-type="float" office:value="3.76090648582531" calcext:value-type="float">
            <text:p>3.76</text:p>
          </table:table-cell>
          <table:table-cell table:style-name="ce31" office:value-type="float" office:value="3.80603736365522" calcext:value-type="float">
            <text:p>3.81</text:p>
          </table:table-cell>
          <table:table-cell table:style-name="ce31" office:value-type="float" office:value="3.85170981201908" calcext:value-type="float">
            <text:p>3.85</text:p>
          </table:table-cell>
          <table:table-cell table:style-name="ce31" office:value-type="float" office:value="3.89793032976331" calcext:value-type="float">
            <text:p>3.90</text:p>
          </table:table-cell>
          <table:table-cell table:style-name="ce31" office:value-type="float" office:value="3.94470549372047" calcext:value-type="float">
            <text:p>3.94</text:p>
          </table:table-cell>
          <table:table-cell table:style-name="ce31" office:value-type="float" office:value="3.99204195964512" calcext:value-type="float">
            <text:p>3.99</text:p>
          </table:table-cell>
          <table:table-cell table:style-name="ce31" office:value-type="float" office:value="4.03994646316086" calcext:value-type="float">
            <text:p>4.04</text:p>
          </table:table-cell>
          <table:table-cell table:style-name="ce31" office:value-type="float" office:value="4.08842582071879" calcext:value-type="float">
            <text:p>4.09</text:p>
          </table:table-cell>
          <table:table-cell table:style-name="ce31" office:value-type="float" office:value="4.13748693056741" calcext:value-type="float">
            <text:p>4.14</text:p>
          </table:table-cell>
          <table:table-cell table:style-name="ce31" office:value-type="float" office:value="4.18713677373422" calcext:value-type="float">
            <text:p>4.19</text:p>
          </table:table-cell>
          <table:table-cell table:style-name="ce31" office:value-type="float" office:value="4.23738241501903" calcext:value-type="float">
            <text:p>4.24</text:p>
          </table:table-cell>
          <table:table-cell table:style-name="ce31" office:value-type="float" office:value="4.28823100399926" calcext:value-type="float">
            <text:p>4.29</text:p>
          </table:table-cell>
          <table:table-cell table:style-name="ce31" office:value-type="float" office:value="4.33968977604725" calcext:value-type="float">
            <text:p>4.34</text:p>
          </table:table-cell>
          <table:table-cell table:style-name="ce31" office:value-type="float" office:value="4.39176605335982" calcext:value-type="float">
            <text:p>4.39</text:p>
          </table:table-cell>
          <table:table-cell table:style-name="ce31" office:value-type="float" office:value="4.44446724600014" calcext:value-type="float">
            <text:p>4.44</text:p>
          </table:table-cell>
          <table:table-cell table:style-name="ce31" office:value-type="float" office:value="4.49780085295214" calcext:value-type="float">
            <text:p>4.50</text:p>
          </table:table-cell>
          <table:table-cell table:style-name="ce31" office:value-type="float" office:value="4.55177446318757" calcext:value-type="float">
            <text:p>4.55</text:p>
          </table:table-cell>
          <table:table-cell table:style-name="ce31" office:value-type="float" office:value="4.60639575674582" calcext:value-type="float">
            <text:p>4.61</text:p>
          </table:table-cell>
          <table:table-cell table:style-name="ce31" office:value-type="float" office:value="4.66167250582677" calcext:value-type="float">
            <text:p>4.66</text:p>
          </table:table-cell>
          <table:table-cell table:style-name="ce31" office:value-type="float" office:value="4.71761257589669" calcext:value-type="float">
            <text:p>4.72</text:p>
          </table:table-cell>
          <table:table-cell table:style-name="ce31" office:value-type="float" office:value="4.77422392680745" calcext:value-type="float">
            <text:p>4.77</text:p>
          </table:table-cell>
          <table:table-cell table:style-name="ce31" office:value-type="float" office:value="4.83151461392914" calcext:value-type="float">
            <text:p>4.83</text:p>
          </table:table-cell>
          <table:table-cell table:style-name="ce31" office:value-type="float" office:value="4.88949278929629" calcext:value-type="float">
            <text:p>4.89</text:p>
          </table:table-cell>
          <table:table-cell table:style-name="ce31" office:value-type="float" office:value="4.94816670276784" calcext:value-type="float">
            <text:p>4.95</text:p>
          </table:table-cell>
          <table:table-cell table:style-name="ce31" office:value-type="float" office:value="5.00754470320106" calcext:value-type="float">
            <text:p>5.01</text:p>
          </table:table-cell>
          <table:table-cell table:style-name="ce31" office:value-type="float" office:value="5.06763523963947" calcext:value-type="float">
            <text:p>5.07</text:p>
          </table:table-cell>
          <table:table-cell table:style-name="ce31" office:value-type="float" office:value="5.12844686251514" calcext:value-type="float">
            <text:p>5.13</text:p>
          </table:table-cell>
          <table:table-cell table:style-name="ce31" office:value-type="float" office:value="5.18998822486532" calcext:value-type="float">
            <text:p>5.19</text:p>
          </table:table-cell>
          <table:table-cell table:style-name="ce31" office:value-type="float" office:value="5.25226808356371" calcext:value-type="float">
            <text:p>5.25</text:p>
          </table:table-cell>
          <table:table-cell table:style-name="ce31" office:value-type="float" office:value="5.31529530056647" calcext:value-type="float">
            <text:p>5.32</text:p>
          </table:table-cell>
          <table:table-cell table:style-name="ce31" office:value-type="float" office:value="5.37907884417327" calcext:value-type="float">
            <text:p>5.38</text:p>
          </table:table-cell>
          <table:table-cell table:style-name="ce31" office:value-type="float" office:value="5.44362779030335" calcext:value-type="float">
            <text:p>5.44</text:p>
          </table:table-cell>
          <table:table-cell table:style-name="ce31" office:value-type="float" office:value="5.50895132378699" calcext:value-type="float">
            <text:p>5.51</text:p>
          </table:table-cell>
          <table:table-cell table:style-name="ce31" office:value-type="float" office:value="5.57505873967243" calcext:value-type="float">
            <text:p>5.58</text:p>
          </table:table-cell>
          <table:table-cell table:style-name="ce31" office:value-type="float" office:value="5.6419594445485" calcext:value-type="float">
            <text:p>5.64</text:p>
          </table:table-cell>
          <table:table-cell table:style-name="ce31" office:value-type="float" office:value="5.70966295788308" calcext:value-type="float">
            <text:p>5.71</text:p>
          </table:table-cell>
          <table:table-cell table:style-name="ce31" office:value-type="float" office:value="5.77817891337768" calcext:value-type="float">
            <text:p>5.78</text:p>
          </table:table-cell>
          <table:table-cell table:style-name="ce31" office:value-type="float" office:value="5.84751706033821" calcext:value-type="float">
            <text:p>5.85</text:p>
          </table:table-cell>
          <table:table-cell table:style-name="ce31" office:value-type="float" office:value="5.91768726506227" calcext:value-type="float">
            <text:p>5.92</text:p>
          </table:table-cell>
          <table:table-cell table:style-name="ce31" office:value-type="float" office:value="5.98869951224302" calcext:value-type="float">
            <text:p>5.99</text:p>
          </table:table-cell>
          <table:table-cell table:style-name="ce15"/>
          <table:table-cell table:style-name="Default" table:number-columns-repeated="961"/>
        </table:table-row>
        <table:table-row table:style-name="ro1">
          <table:table-cell office:value-type="string" calcext:value-type="string">
            <text:p>prix final UIOM HTVA supposé constant</text:p>
          </table:table-cell>
          <table:table-cell table:style-name="ce16" table:number-columns-repeated="13"/>
          <table:table-cell table:style-name="ce15" table:number-columns-repeated="2"/>
          <table:table-cell table:number-columns-repeated="46" table:style-name="ce31" office:value-type="float" office:value="2" calcext:value-type="float">
            <text:p>2.00</text:p>
          </table:table-cell>
          <table:table-cell table:style-name="ce15"/>
          <table:table-cell table:style-name="Default" table:number-columns-repeated="961"/>
        </table:table-row>
        <table:table-row table:style-name="ro1">
          <table:table-cell office:value-type="string" calcext:value-type="string">
            <text:p>prix pondéré par le mix énergétique</text:p>
          </table:table-cell>
          <table:table-cell table:style-name="ce16" table:number-columns-repeated="13"/>
          <table:table-cell table:style-name="ce15" table:number-columns-repeated="2"/>
          <table:table-cell table:style-name="ce31" office:value-type="float" office:value="3.984393741024" calcext:value-type="float">
            <text:p>3.98</text:p>
          </table:table-cell>
          <table:table-cell table:style-name="ce31" office:value-type="float" office:value="4.10247563259655" calcext:value-type="float">
            <text:p>4.10</text:p>
          </table:table-cell>
          <table:table-cell table:style-name="ce31" office:value-type="float" office:value="4.22662264225876" calcext:value-type="float">
            <text:p>4.23</text:p>
          </table:table-cell>
          <table:table-cell table:style-name="ce31" office:value-type="float" office:value="4.36247631235608" calcext:value-type="float">
            <text:p>4.36</text:p>
          </table:table-cell>
          <table:table-cell table:style-name="ce31" office:value-type="float" office:value="4.50810133521497" calcext:value-type="float">
            <text:p>4.51</text:p>
          </table:table-cell>
          <table:table-cell table:style-name="ce31" office:value-type="float" office:value="4.65817236961081" calcext:value-type="float">
            <text:p>4.66</text:p>
          </table:table-cell>
          <table:table-cell table:style-name="ce31" office:value-type="float" office:value="4.74070288150765" calcext:value-type="float">
            <text:p>4.74</text:p>
          </table:table-cell>
          <table:table-cell table:style-name="ce31" office:value-type="float" office:value="4.82159766228614" calcext:value-type="float">
            <text:p>4.82</text:p>
          </table:table-cell>
          <table:table-cell table:style-name="ce31" office:value-type="float" office:value="4.90443739208778" calcext:value-type="float">
            <text:p>4.90</text:p>
          </table:table-cell>
          <table:table-cell table:style-name="ce31" office:value-type="float" office:value="4.97797048726042" calcext:value-type="float">
            <text:p>4.98</text:p>
          </table:table-cell>
          <table:table-cell table:style-name="ce31" office:value-type="float" office:value="5.05497855469509" calcext:value-type="float">
            <text:p>5.05</text:p>
          </table:table-cell>
          <table:table-cell table:style-name="ce31" office:value-type="float" office:value="5.13881353464653" calcext:value-type="float">
            <text:p>5.14</text:p>
          </table:table-cell>
          <table:table-cell table:style-name="ce31" office:value-type="float" office:value="5.22506284264811" calcext:value-type="float">
            <text:p>5.23</text:p>
          </table:table-cell>
          <table:table-cell table:style-name="ce31" office:value-type="float" office:value="5.30963929635225" calcext:value-type="float">
            <text:p>5.31</text:p>
          </table:table-cell>
          <table:table-cell table:style-name="ce31" office:value-type="float" office:value="5.38845586543358" calcext:value-type="float">
            <text:p>5.39</text:p>
          </table:table-cell>
          <table:table-cell table:style-name="ce31" office:value-type="float" office:value="5.45742567360302" calcext:value-type="float">
            <text:p>5.46</text:p>
          </table:table-cell>
          <table:table-cell table:style-name="ce31" office:value-type="float" office:value="5.49596479627324" calcext:value-type="float">
            <text:p>5.50</text:p>
          </table:table-cell>
          <table:table-cell table:style-name="ce31" office:value-type="float" office:value="5.53498877827111" calcext:value-type="float">
            <text:p>5.53</text:p>
          </table:table-cell>
          <table:table-cell table:style-name="ce31" office:value-type="float" office:value="5.57450375313718" calcext:value-type="float">
            <text:p>5.57</text:p>
          </table:table-cell>
          <table:table-cell table:style-name="ce31" office:value-type="float" office:value="5.61451593237628" calcext:value-type="float">
            <text:p>5.61</text:p>
          </table:table-cell>
          <table:table-cell table:style-name="ce31" office:value-type="float" office:value="5.65503160645272" calcext:value-type="float">
            <text:p>5.66</text:p>
          </table:table-cell>
          <table:table-cell table:style-name="ce31" office:value-type="float" office:value="5.68405564795677" calcext:value-type="float">
            <text:p>5.68</text:p>
          </table:table-cell>
          <table:table-cell table:style-name="ce31" office:value-type="float" office:value="5.71335698468418" calcext:value-type="float">
            <text:p>5.71</text:p>
          </table:table-cell>
          <table:table-cell table:style-name="ce31" office:value-type="float" office:value="5.74293845028448" calcext:value-type="float">
            <text:p>5.74</text:p>
          </table:table-cell>
          <table:table-cell table:style-name="ce31" office:value-type="float" office:value="5.77280290891366" calcext:value-type="float">
            <text:p>5.77</text:p>
          </table:table-cell>
          <table:table-cell table:style-name="ce31" office:value-type="float" office:value="5.80295325557485" calcext:value-type="float">
            <text:p>5.80</text:p>
          </table:table-cell>
          <table:table-cell table:style-name="ce31" office:value-type="float" office:value="5.82844241023878" calcext:value-type="float">
            <text:p>5.83</text:p>
          </table:table-cell>
          <table:table-cell table:style-name="ce31" office:value-type="float" office:value="5.85417025318758" calcext:value-type="float">
            <text:p>5.85</text:p>
          </table:table-cell>
          <table:table-cell table:style-name="ce31" office:value-type="float" office:value="5.88013933859509" calcext:value-type="float">
            <text:p>5.88</text:p>
          </table:table-cell>
          <table:table-cell table:style-name="ce31" office:value-type="float" office:value="5.9063522496498" calcext:value-type="float">
            <text:p>5.91</text:p>
          </table:table-cell>
          <table:table-cell table:style-name="ce31" office:value-type="float" office:value="5.93281159889271" calcext:value-type="float">
            <text:p>5.93</text:p>
          </table:table-cell>
          <table:table-cell table:style-name="ce31" office:value-type="float" office:value="5.95764213741297" calcext:value-type="float">
            <text:p>5.96</text:p>
          </table:table-cell>
          <table:table-cell table:style-name="ce31" office:value-type="float" office:value="5.98271104307471" calcext:value-type="float">
            <text:p>5.98</text:p>
          </table:table-cell>
          <table:table-cell table:style-name="ce31" office:value-type="float" office:value="6.00802094653796" calcext:value-type="float">
            <text:p>6.01</text:p>
          </table:table-cell>
          <table:table-cell table:style-name="ce31" office:value-type="float" office:value="6.03357450886008" calcext:value-type="float">
            <text:p>6.03</text:p>
          </table:table-cell>
          <table:table-cell table:style-name="ce31" office:value-type="float" office:value="6.05937442185224" calcext:value-type="float">
            <text:p>6.06</text:p>
          </table:table-cell>
          <table:table-cell table:style-name="ce31" office:value-type="float" office:value="6.08542340844017" calcext:value-type="float">
            <text:p>6.09</text:p>
          </table:table-cell>
          <table:table-cell table:style-name="ce31" office:value-type="float" office:value="6.11172422302915" calcext:value-type="float">
            <text:p>6.11</text:p>
          </table:table-cell>
          <table:table-cell table:style-name="ce31" office:value-type="float" office:value="6.1382796518733" calcext:value-type="float">
            <text:p>6.14</text:p>
          </table:table-cell>
          <table:table-cell table:style-name="ce31" office:value-type="float" office:value="6.16509251344925" calcext:value-type="float">
            <text:p>6.17</text:p>
          </table:table-cell>
          <table:table-cell table:style-name="ce31" office:value-type="float" office:value="6.19216565883422" calcext:value-type="float">
            <text:p>6.19</text:p>
          </table:table-cell>
          <table:table-cell table:style-name="ce31" office:value-type="float" office:value="6.21950197208849" calcext:value-type="float">
            <text:p>6.22</text:p>
          </table:table-cell>
          <table:table-cell table:style-name="ce31" office:value-type="float" office:value="6.24710437064249" calcext:value-type="float">
            <text:p>6.25</text:p>
          </table:table-cell>
          <table:table-cell table:style-name="ce31" office:value-type="float" office:value="6.27497580568842" calcext:value-type="float">
            <text:p>6.27</text:p>
          </table:table-cell>
          <table:table-cell table:style-name="ce31" office:value-type="float" office:value="6.30311926257642" calcext:value-type="float">
            <text:p>6.30</text:p>
          </table:table-cell>
          <table:table-cell table:style-name="ce31" office:value-type="float" office:value="6.33153776121554" calcext:value-type="float">
            <text:p>6.33</text:p>
          </table:table-cell>
          <table:table-cell table:style-name="ce15"/>
          <table:table-cell table:style-name="Default" table:number-columns-repeated="961"/>
        </table:table-row>
        <table:table-row table:style-name="ro1">
          <table:table-cell office:value-type="string" calcext:value-type="string">
            <text:p>TCAM prix pondéré par le mix énergétique</text:p>
          </table:table-cell>
          <table:table-cell table:style-name="ce16" table:number-columns-repeated="13"/>
          <table:table-cell table:style-name="ce15" table:number-columns-repeated="3"/>
          <table:table-cell table:style-name="ce32" office:value-type="percentage" office:value="0.0296361000562666" calcext:value-type="percentage">
            <text:p>2.96%</text:p>
          </table:table-cell>
          <table:table-cell table:style-name="ce32" office:value-type="percentage" office:value="0.0302614861806343" calcext:value-type="percentage">
            <text:p>3.03%</text:p>
          </table:table-cell>
          <table:table-cell table:style-name="ce32" office:value-type="percentage" office:value="0.0321423703027135" calcext:value-type="percentage">
            <text:p>3.21%</text:p>
          </table:table-cell>
          <table:table-cell table:style-name="ce32" office:value-type="percentage" office:value="0.0333812753198057" calcext:value-type="percentage">
            <text:p>3.34%</text:p>
          </table:table-cell>
          <table:table-cell table:style-name="ce32" office:value-type="percentage" office:value="0.03328918833824" calcext:value-type="percentage">
            <text:p>3.33%</text:p>
          </table:table-cell>
          <table:table-cell table:style-name="ce32" office:value-type="percentage" office:value="0.0177173589443058" calcext:value-type="percentage">
            <text:p>1.77%</text:p>
          </table:table-cell>
          <table:table-cell table:style-name="ce32" office:value-type="percentage" office:value="0.0170638790914401" calcext:value-type="percentage">
            <text:p>1.71%</text:p>
          </table:table-cell>
          <table:table-cell table:style-name="ce32" office:value-type="percentage" office:value="0.0171809710398685" calcext:value-type="percentage">
            <text:p>1.72%</text:p>
          </table:table-cell>
          <table:table-cell table:style-name="ce32" office:value-type="percentage" office:value="0.0149931764428821" calcext:value-type="percentage">
            <text:p>1.50%</text:p>
          </table:table-cell>
          <table:table-cell table:style-name="ce32" office:value-type="percentage" office:value="0.015469771793897" calcext:value-type="percentage">
            <text:p>1.55%</text:p>
          </table:table-cell>
          <table:table-cell table:style-name="ce32" office:value-type="percentage" office:value="0.016584636125424" calcext:value-type="percentage">
            <text:p>1.66%</text:p>
          </table:table-cell>
          <table:table-cell table:style-name="ce32" office:value-type="percentage" office:value="0.0167838952357546" calcext:value-type="percentage">
            <text:p>1.68%</text:p>
          </table:table-cell>
          <table:table-cell table:style-name="ce32" office:value-type="percentage" office:value="0.0161866864095499" calcext:value-type="percentage">
            <text:p>1.62%</text:p>
          </table:table-cell>
          <table:table-cell table:style-name="ce32" office:value-type="percentage" office:value="0.0148440533682725" calcext:value-type="percentage">
            <text:p>1.48%</text:p>
          </table:table-cell>
          <table:table-cell table:style-name="ce32" office:value-type="percentage" office:value="0.012799549609726" calcext:value-type="percentage">
            <text:p>1.28%</text:p>
          </table:table-cell>
          <table:table-cell table:style-name="ce32" office:value-type="percentage" office:value="0.00706177692105481" calcext:value-type="percentage">
            <text:p>0.71%</text:p>
          </table:table-cell>
          <table:table-cell table:style-name="ce32" office:value-type="percentage" office:value="0.00710047888667908" calcext:value-type="percentage">
            <text:p>0.71%</text:p>
          </table:table-cell>
          <table:table-cell table:style-name="ce32" office:value-type="percentage" office:value="0.0071391246575232" calcext:value-type="percentage">
            <text:p>0.71%</text:p>
          </table:table-cell>
          <table:table-cell table:style-name="ce32" office:value-type="percentage" office:value="0.00717771141809354" calcext:value-type="percentage">
            <text:p>0.72%</text:p>
          </table:table-cell>
          <table:table-cell table:style-name="ce32" office:value-type="percentage" office:value="0.00721623637094226" calcext:value-type="percentage">
            <text:p>0.72%</text:p>
          </table:table-cell>
          <table:table-cell table:style-name="ce32" office:value-type="percentage" office:value="0.00513242781365375" calcext:value-type="percentage">
            <text:p>0.51%</text:p>
          </table:table-cell>
          <table:table-cell table:style-name="ce32" office:value-type="percentage" office:value="0.00515500525367596" calcext:value-type="percentage">
            <text:p>0.52%</text:p>
          </table:table-cell>
          <table:table-cell table:style-name="ce32" office:value-type="percentage" office:value="0.00517759798304307" calcext:value-type="percentage">
            <text:p>0.52%</text:p>
          </table:table-cell>
          <table:table-cell table:style-name="ce32" office:value-type="percentage" office:value="0.00520020524122145" calcext:value-type="percentage">
            <text:p>0.52%</text:p>
          </table:table-cell>
          <table:table-cell table:style-name="ce32" office:value-type="percentage" office:value="0.00522282626601167" calcext:value-type="percentage">
            <text:p>0.52%</text:p>
          </table:table-cell>
          <table:table-cell table:style-name="ce32" office:value-type="percentage" office:value="0.00439244528455274" calcext:value-type="percentage">
            <text:p>0.44%</text:p>
          </table:table-cell>
          <table:table-cell table:style-name="ce32" office:value-type="percentage" office:value="0.00441418841226082" calcext:value-type="percentage">
            <text:p>0.44%</text:p>
          </table:table-cell>
          <table:table-cell table:style-name="ce32" office:value-type="percentage" office:value="0.00443599763661884" calcext:value-type="percentage">
            <text:p>0.44%</text:p>
          </table:table-cell>
          <table:table-cell table:style-name="ce32" office:value-type="percentage" office:value="0.0044578724321489" calcext:value-type="percentage">
            <text:p>0.45%</text:p>
          </table:table-cell>
          <table:table-cell table:style-name="ce32" office:value-type="percentage" office:value="0.00447981226390271" calcext:value-type="percentage">
            <text:p>0.45%</text:p>
          </table:table-cell>
          <table:table-cell table:style-name="ce32" office:value-type="percentage" office:value="0.0041852902466839" calcext:value-type="percentage">
            <text:p>0.42%</text:p>
          </table:table-cell>
          <table:table-cell table:style-name="ce32" office:value-type="percentage" office:value="0.00420785691445014" calcext:value-type="percentage">
            <text:p>0.42%</text:p>
          </table:table-cell>
          <table:table-cell table:style-name="ce32" office:value-type="percentage" office:value="0.0042305074206368" calcext:value-type="percentage">
            <text:p>0.42%</text:p>
          </table:table-cell>
          <table:table-cell table:style-name="ce32" office:value-type="percentage" office:value="0.00425324121695136" calcext:value-type="percentage">
            <text:p>0.43%</text:p>
          </table:table-cell>
          <table:table-cell table:style-name="ce32" office:value-type="percentage" office:value="0.0042760577422678" calcext:value-type="percentage">
            <text:p>0.43%</text:p>
          </table:table-cell>
          <table:table-cell table:style-name="ce32" office:value-type="percentage" office:value="0.0042989564226279" calcext:value-type="percentage">
            <text:p>0.43%</text:p>
          </table:table-cell>
          <table:table-cell table:style-name="ce32" office:value-type="percentage" office:value="0.00432193667124259" calcext:value-type="percentage">
            <text:p>0.43%</text:p>
          </table:table-cell>
          <table:table-cell table:style-name="ce32" office:value-type="percentage" office:value="0.00434499788849907" calcext:value-type="percentage">
            <text:p>0.43%</text:p>
          </table:table-cell>
          <table:table-cell table:style-name="ce32" office:value-type="percentage" office:value="0.00436813946197034" calcext:value-type="percentage">
            <text:p>0.44%</text:p>
          </table:table-cell>
          <table:table-cell table:style-name="ce32" office:value-type="percentage" office:value="0.00439136076642876" calcext:value-type="percentage">
            <text:p>0.44%</text:p>
          </table:table-cell>
          <table:table-cell table:style-name="ce32" office:value-type="percentage" office:value="0.00441466116386402" calcext:value-type="percentage">
            <text:p>0.44%</text:p>
          </table:table-cell>
          <table:table-cell table:style-name="ce32" office:value-type="percentage" office:value="0.0044380400035049" calcext:value-type="percentage">
            <text:p>0.44%</text:p>
          </table:table-cell>
          <table:table-cell table:style-name="ce32" office:value-type="percentage" office:value="0.0044614966218437" calcext:value-type="percentage">
            <text:p>0.45%</text:p>
          </table:table-cell>
          <table:table-cell table:style-name="ce32" office:value-type="percentage" office:value="0.0044850303426649" calcext:value-type="percentage">
            <text:p>0.45%</text:p>
          </table:table-cell>
          <table:table-cell table:style-name="ce32" office:value-type="percentage" office:value="0.00450864047708044" calcext:value-type="percentage">
            <text:p>0.45%</text:p>
          </table:table-cell>
          <table:table-cell table:style-name="ce15"/>
          <table:table-cell table:style-name="Default" table:number-columns-repeated="961"/>
        </table:table-row>
        <table:table-row table:style-name="ro1">
          <table:table-cell table:style-name="ce7" office:value-type="string" calcext:value-type="string">
            <text:p>Prix finaux HTVA en euros constant 2008 / 100 kWh Hyp : indexation de la part variable sur le prix pondéré</text:p>
          </table:table-cell>
          <table:table-cell table:style-name="ce16" table:number-columns-repeated="13"/>
          <table:table-cell table:style-name="ce15" table:number-columns-repeated="2"/>
          <table:table-cell table:style-name="ce15" office:value-type="float" office:value="7.69874396702302" calcext:value-type="float">
            <text:p>7.70</text:p>
          </table:table-cell>
          <table:table-cell table:style-name="ce31" office:value-type="float" office:value="7.79000826562873" calcext:value-type="float">
            <text:p>7.79</text:p>
          </table:table-cell>
          <table:table-cell table:style-name="ce31" office:value-type="float" office:value="7.88430315661967" calcext:value-type="float">
            <text:p>7.88</text:p>
          </table:table-cell>
          <table:table-cell table:style-name="ce31" office:value-type="float" office:value="7.98567123327524" calcext:value-type="float">
            <text:p>7.99</text:p>
          </table:table-cell>
          <table:table-cell table:style-name="ce31" office:value-type="float" office:value="8.09229998929581" calcext:value-type="float">
            <text:p>8.09</text:p>
          </table:table-cell>
          <table:table-cell table:style-name="ce31" office:value-type="float" office:value="8.20005442866909" calcext:value-type="float">
            <text:p>8.20</text:p>
          </table:table-cell>
          <table:table-cell table:style-name="ce31" office:value-type="float" office:value="8.25816775173932" calcext:value-type="float">
            <text:p>8.26</text:p>
          </table:table-cell>
          <table:table-cell table:style-name="ce31" office:value-type="float" office:value="8.31453430215233" calcext:value-type="float">
            <text:p>8.31</text:p>
          </table:table-cell>
          <table:table-cell table:style-name="ce31" office:value-type="float" office:value="8.37167501137444" calcext:value-type="float">
            <text:p>8.37</text:p>
          </table:table-cell>
          <table:table-cell table:style-name="ce31" office:value-type="float" office:value="8.42188221160164" calcext:value-type="float">
            <text:p>8.42</text:p>
          </table:table-cell>
          <table:table-cell table:style-name="ce31" office:value-type="float" office:value="8.47399604995706" calcext:value-type="float">
            <text:p>8.47</text:p>
          </table:table-cell>
          <table:table-cell table:style-name="ce31" office:value-type="float" office:value="8.53021130636379" calcext:value-type="float">
            <text:p>8.53</text:p>
          </table:table-cell>
          <table:table-cell table:style-name="ce31" office:value-type="float" office:value="8.58747937552573" calcext:value-type="float">
            <text:p>8.59</text:p>
          </table:table-cell>
          <table:table-cell table:style-name="ce31" office:value-type="float" office:value="8.64308050980578" calcext:value-type="float">
            <text:p>8.64</text:p>
          </table:table-cell>
          <table:table-cell table:style-name="ce31" office:value-type="float" office:value="8.69439984914731" calcext:value-type="float">
            <text:p>8.69</text:p>
          </table:table-cell>
          <table:table-cell table:style-name="ce31" office:value-type="float" office:value="8.7389136100257" calcext:value-type="float">
            <text:p>8.74</text:p>
          </table:table-cell>
          <table:table-cell table:style-name="ce31" office:value-type="float" office:value="8.76359851340424" calcext:value-type="float">
            <text:p>8.76</text:p>
          </table:table-cell>
          <table:table-cell table:style-name="ce31" office:value-type="float" office:value="8.78848881189055" calcext:value-type="float">
            <text:p>8.79</text:p>
          </table:table-cell>
          <table:table-cell table:style-name="ce31" office:value-type="float" office:value="8.81358565876228" calcext:value-type="float">
            <text:p>8.81</text:p>
          </table:table-cell>
          <table:table-cell table:style-name="ce31" office:value-type="float" office:value="8.83889020852918" calcext:value-type="float">
            <text:p>8.84</text:p>
          </table:table-cell>
          <table:table-cell table:style-name="ce31" office:value-type="float" office:value="8.8644036169298" calcext:value-type="float">
            <text:p>8.86</text:p>
          </table:table-cell>
          <table:table-cell table:style-name="ce31" office:value-type="float" office:value="8.88260198159979" calcext:value-type="float">
            <text:p>8.88</text:p>
          </table:table-cell>
          <table:table-cell table:style-name="ce31" office:value-type="float" office:value="8.90091792555238" calcext:value-type="float">
            <text:p>8.90</text:p>
          </table:table-cell>
          <table:table-cell table:style-name="ce31" office:value-type="float" office:value="8.91935207543181" calcext:value-type="float">
            <text:p>8.92</text:p>
          </table:table-cell>
          <table:table-cell table:style-name="ce31" office:value-type="float" office:value="8.93790505999619" calcext:value-type="float">
            <text:p>8.94</text:p>
          </table:table-cell>
          <table:table-cell table:style-name="ce31" office:value-type="float" office:value="8.95657751012038" calcext:value-type="float">
            <text:p>8.96</text:p>
          </table:table-cell>
          <table:table-cell table:style-name="ce31" office:value-type="float" office:value="8.9723140207804" calcext:value-type="float">
            <text:p>8.97</text:p>
          </table:table-cell>
          <table:table-cell table:style-name="ce31" office:value-type="float" office:value="8.98815621461308" calcext:value-type="float">
            <text:p>8.99</text:p>
          </table:table-cell>
          <table:table-cell table:style-name="ce31" office:value-type="float" office:value="9.00410479050331" calcext:value-type="float">
            <text:p>9.00</text:p>
          </table:table-cell>
          <table:table-cell table:style-name="ce31" office:value-type="float" office:value="9.02016045071202" calcext:value-type="float">
            <text:p>9.02</text:p>
          </table:table-cell>
          <table:table-cell table:style-name="ce31" office:value-type="float" office:value="9.0363239008758" calcext:value-type="float">
            <text:p>9.04</text:p>
          </table:table-cell>
          <table:table-cell table:style-name="ce31" office:value-type="float" office:value="9.05145175619109" calcext:value-type="float">
            <text:p>9.05</text:p>
          </table:table-cell>
          <table:table-cell table:style-name="ce31" office:value-type="float" office:value="9.06668664173433" calcext:value-type="float">
            <text:p>9.07</text:p>
          </table:table-cell>
          <table:table-cell table:style-name="ce31" office:value-type="float" office:value="9.08202931578171" calcext:value-type="float">
            <text:p>9.08</text:p>
          </table:table-cell>
          <table:table-cell table:style-name="ce31" office:value-type="float" office:value="9.09748054034949" calcext:value-type="float">
            <text:p>9.10</text:p>
          </table:table-cell>
          <table:table-cell table:style-name="ce31" office:value-type="float" office:value="9.11304108118936" calcext:value-type="float">
            <text:p>9.11</text:p>
          </table:table-cell>
          <table:table-cell table:style-name="ce31" office:value-type="float" office:value="9.12871170778362" calcext:value-type="float">
            <text:p>9.13</text:p>
          </table:table-cell>
          <table:table-cell table:style-name="ce31" office:value-type="float" office:value="9.14449319334005" calcext:value-type="float">
            <text:p>9.14</text:p>
          </table:table-cell>
          <table:table-cell table:style-name="ce31" office:value-type="float" office:value="9.16038631478664" calcext:value-type="float">
            <text:p>9.16</text:p>
          </table:table-cell>
          <table:table-cell table:style-name="ce31" office:value-type="float" office:value="9.17639185276604" calcext:value-type="float">
            <text:p>9.18</text:p>
          </table:table-cell>
          <table:table-cell table:style-name="ce31" office:value-type="float" office:value="9.19251059162989" calcext:value-type="float">
            <text:p>9.19</text:p>
          </table:table-cell>
          <table:table-cell table:style-name="ce31" office:value-type="float" office:value="9.2087433194328" calcext:value-type="float">
            <text:p>9.21</text:p>
          </table:table-cell>
          <table:table-cell table:style-name="ce31" office:value-type="float" office:value="9.22509082792626" calcext:value-type="float">
            <text:p>9.23</text:p>
          </table:table-cell>
          <table:table-cell table:style-name="ce31" office:value-type="float" office:value="9.24155391255225" calcext:value-type="float">
            <text:p>9.24</text:p>
          </table:table-cell>
          <table:table-cell table:style-name="ce31" office:value-type="float" office:value="9.25813337243672" calcext:value-type="float">
            <text:p>9.26</text:p>
          </table:table-cell>
          <table:table-cell table:style-name="ce31" office:value-type="float" office:value="9.27483001038279" calcext:value-type="float">
            <text:p>9.27</text:p>
          </table:table-cell>
          <table:table-cell table:style-name="ce15"/>
          <table:table-cell table:style-name="Default" table:number-columns-repeated="961"/>
        </table:table-row>
        <table:table-row table:style-name="ro1">
          <table:table-cell table:style-name="ce11" office:value-type="string" calcext:value-type="string">
            <text:p>Prix finaux TTC en euros constant 2008 / 100 kWh (entrée Menfis) </text:p>
          </table:table-cell>
          <table:table-cell table:style-name="ce27" office:value-type="float" office:value="5.46093126223092" calcext:value-type="float">
            <text:p>5.46</text:p>
          </table:table-cell>
          <table:table-cell table:style-name="ce27" office:value-type="float" office:value="5.69943866217517" calcext:value-type="float">
            <text:p>5.70</text:p>
          </table:table-cell>
          <table:table-cell table:style-name="ce27" office:value-type="float" office:value="5.80755807365439" calcext:value-type="float">
            <text:p>5.81</text:p>
          </table:table-cell>
          <table:table-cell table:style-name="ce27" office:value-type="float" office:value="5.68936540240518" calcext:value-type="float">
            <text:p>5.69</text:p>
          </table:table-cell>
          <table:table-cell table:style-name="ce27" office:value-type="float" office:value="5.58886660326087" calcext:value-type="float">
            <text:p>5.59</text:p>
          </table:table-cell>
          <table:table-cell table:style-name="ce27" office:value-type="float" office:value="5.75452289145908" calcext:value-type="float">
            <text:p>5.75</text:p>
          </table:table-cell>
          <table:table-cell table:style-name="ce27" office:value-type="float" office:value="6.14136830955091" calcext:value-type="float">
            <text:p>6.14</text:p>
          </table:table-cell>
          <table:table-cell table:style-name="ce27" office:value-type="float" office:value="6.23146130952381" calcext:value-type="float">
            <text:p>6.23</text:p>
          </table:table-cell>
          <table:table-cell table:style-name="ce27" office:value-type="float" office:value="6.5135" calcext:value-type="float">
            <text:p>6.51</text:p>
          </table:table-cell>
          <table:table-cell table:style-name="ce27" office:value-type="float" office:value="7.0098187861514" calcext:value-type="float">
            <text:p>7.01</text:p>
          </table:table-cell>
          <table:table-cell table:style-name="ce27" office:value-type="float" office:value="6.92778341866226" calcext:value-type="float">
            <text:p>6.93</text:p>
          </table:table-cell>
          <table:table-cell table:style-name="ce27" office:value-type="float" office:value="7.10687001455604" calcext:value-type="float">
            <text:p>7.11</text:p>
          </table:table-cell>
          <table:table-cell table:style-name="ce27" office:value-type="float" office:value="7.34121165833928" calcext:value-type="float">
            <text:p>7.34</text:p>
          </table:table-cell>
          <table:table-cell table:style-name="ce27" office:value-type="float" office:value="7.76210235044415" calcext:value-type="float">
            <text:p>7.76</text:p>
          </table:table-cell>
          <table:table-cell table:style-name="ce27" office:value-type="float" office:value="7.89058483531698" calcext:value-type="float">
            <text:p>7.89</text:p>
          </table:table-cell>
          <table:table-cell table:style-name="ce27" office:value-type="float" office:value="8.12217488520929" calcext:value-type="float">
            <text:p>8.12</text:p>
          </table:table-cell>
          <table:table-cell table:style-name="ce33" office:value-type="float" office:value="8.21845872023831" calcext:value-type="float">
            <text:p>8.22</text:p>
          </table:table-cell>
          <table:table-cell table:style-name="ce33" office:value-type="float" office:value="8.31793983023376" calcext:value-type="float">
            <text:p>8.32</text:p>
          </table:table-cell>
          <table:table-cell table:style-name="ce33" office:value-type="float" office:value="8.42488315110538" calcext:value-type="float">
            <text:p>8.42</text:p>
          </table:table-cell>
          <table:table-cell table:style-name="ce33" office:value-type="float" office:value="8.53737648870708" calcext:value-type="float">
            <text:p>8.54</text:p>
          </table:table-cell>
          <table:table-cell table:style-name="ce33" office:value-type="float" office:value="8.65105742224589" calcext:value-type="float">
            <text:p>8.65</text:p>
          </table:table-cell>
          <table:table-cell table:style-name="ce33" office:value-type="float" office:value="8.71236697808499" calcext:value-type="float">
            <text:p>8.71</text:p>
          </table:table-cell>
          <table:table-cell table:style-name="ce33" office:value-type="float" office:value="8.77183368877071" calcext:value-type="float">
            <text:p>8.77</text:p>
          </table:table-cell>
          <table:table-cell table:style-name="ce33" office:value-type="float" office:value="8.83211713700003" calcext:value-type="float">
            <text:p>8.83</text:p>
          </table:table-cell>
          <table:table-cell table:style-name="ce33" office:value-type="float" office:value="8.88508573323973" calcext:value-type="float">
            <text:p>8.89</text:p>
          </table:table-cell>
          <table:table-cell table:style-name="ce33" office:value-type="float" office:value="8.9400658327047" calcext:value-type="float">
            <text:p>8.94</text:p>
          </table:table-cell>
          <table:table-cell table:style-name="ce33" office:value-type="float" office:value="8.9993729282138" calcext:value-type="float">
            <text:p>9.00</text:p>
          </table:table-cell>
          <table:table-cell table:style-name="ce33" office:value-type="float" office:value="9.05979074117965" calcext:value-type="float">
            <text:p>9.06</text:p>
          </table:table-cell>
          <table:table-cell table:style-name="ce33" office:value-type="float" office:value="9.1184499378451" calcext:value-type="float">
            <text:p>9.12</text:p>
          </table:table-cell>
          <table:table-cell table:style-name="ce33" office:value-type="float" office:value="9.17259184085042" calcext:value-type="float">
            <text:p>9.17</text:p>
          </table:table-cell>
          <table:table-cell table:style-name="ce33" office:value-type="float" office:value="9.21955385857711" calcext:value-type="float">
            <text:p>9.22</text:p>
          </table:table-cell>
          <table:table-cell table:style-name="ce33" office:value-type="float" office:value="9.24559643164148" calcext:value-type="float">
            <text:p>9.25</text:p>
          </table:table-cell>
          <table:table-cell table:style-name="ce33" office:value-type="float" office:value="9.27185569654453" calcext:value-type="float">
            <text:p>9.27</text:p>
          </table:table-cell>
          <table:table-cell table:style-name="ce33" office:value-type="float" office:value="9.29833286999421" calcext:value-type="float">
            <text:p>9.30</text:p>
          </table:table-cell>
          <table:table-cell table:style-name="ce33" office:value-type="float" office:value="9.32502916999828" calcext:value-type="float">
            <text:p>9.33</text:p>
          </table:table-cell>
          <table:table-cell table:style-name="ce33" office:value-type="float" office:value="9.35194581586094" calcext:value-type="float">
            <text:p>9.35</text:p>
          </table:table-cell>
          <table:table-cell table:style-name="ce33" office:value-type="float" office:value="9.37114509058778" calcext:value-type="float">
            <text:p>9.37</text:p>
          </table:table-cell>
          <table:table-cell table:style-name="ce33" office:value-type="float" office:value="9.39046841145776" calcext:value-type="float">
            <text:p>9.39</text:p>
          </table:table-cell>
          <table:table-cell table:style-name="ce33" office:value-type="float" office:value="9.40991643958056" calcext:value-type="float">
            <text:p>9.41</text:p>
          </table:table-cell>
          <table:table-cell table:style-name="ce33" office:value-type="float" office:value="9.42948983829598" calcext:value-type="float">
            <text:p>9.43</text:p>
          </table:table-cell>
          <table:table-cell table:style-name="ce33" office:value-type="float" office:value="9.449189273177" calcext:value-type="float">
            <text:p>9.45</text:p>
          </table:table-cell>
          <table:table-cell table:style-name="ce33" office:value-type="float" office:value="9.46579129192332" calcext:value-type="float">
            <text:p>9.47</text:p>
          </table:table-cell>
          <table:table-cell table:style-name="ce33" office:value-type="float" office:value="9.4825048064168" calcext:value-type="float">
            <text:p>9.48</text:p>
          </table:table-cell>
          <table:table-cell table:style-name="ce33" office:value-type="float" office:value="9.49933055398099" calcext:value-type="float">
            <text:p>9.50</text:p>
          </table:table-cell>
          <table:table-cell table:style-name="ce33" office:value-type="float" office:value="9.51626927550118" calcext:value-type="float">
            <text:p>9.52</text:p>
          </table:table-cell>
          <table:table-cell table:style-name="ce33" office:value-type="float" office:value="9.53332171542397" calcext:value-type="float">
            <text:p>9.53</text:p>
          </table:table-cell>
          <table:table-cell table:style-name="ce33" office:value-type="float" office:value="9.5492816027816" calcext:value-type="float">
            <text:p>9.55</text:p>
          </table:table-cell>
          <table:table-cell table:style-name="ce33" office:value-type="float" office:value="9.56535440702972" calcext:value-type="float">
            <text:p>9.57</text:p>
          </table:table-cell>
          <table:table-cell table:style-name="ce33" office:value-type="float" office:value="9.5815409281497" calcext:value-type="float">
            <text:p>9.58</text:p>
          </table:table-cell>
          <table:table-cell table:style-name="ce33" office:value-type="float" office:value="9.59784197006871" calcext:value-type="float">
            <text:p>9.60</text:p>
          </table:table-cell>
          <table:table-cell table:style-name="ce33" office:value-type="float" office:value="9.61425834065478" calcext:value-type="float">
            <text:p>9.61</text:p>
          </table:table-cell>
          <table:table-cell table:style-name="ce33" office:value-type="float" office:value="9.63079085171172" calcext:value-type="float">
            <text:p>9.63</text:p>
          </table:table-cell>
          <table:table-cell table:style-name="ce33" office:value-type="float" office:value="9.64744031897375" calcext:value-type="float">
            <text:p>9.65</text:p>
          </table:table-cell>
          <table:table-cell table:style-name="ce33" office:value-type="float" office:value="9.6642075620999" calcext:value-type="float">
            <text:p>9.66</text:p>
          </table:table-cell>
          <table:table-cell table:style-name="ce33" office:value-type="float" office:value="9.68109340466817" calcext:value-type="float">
            <text:p>9.68</text:p>
          </table:table-cell>
          <table:table-cell table:style-name="ce33" office:value-type="float" office:value="9.69809867416953" calcext:value-type="float">
            <text:p>9.70</text:p>
          </table:table-cell>
          <table:table-cell table:style-name="ce33" office:value-type="float" office:value="9.7152242020016" calcext:value-type="float">
            <text:p>9.72</text:p>
          </table:table-cell>
          <table:table-cell table:style-name="ce33" office:value-type="float" office:value="9.7324708234622" calcext:value-type="float">
            <text:p>9.73</text:p>
          </table:table-cell>
          <table:table-cell table:style-name="ce33" office:value-type="float" office:value="9.74983937774263" calcext:value-type="float">
            <text:p>9.75</text:p>
          </table:table-cell>
          <table:table-cell table:style-name="ce33" office:value-type="float" office:value="9.76733070792074" calcext:value-type="float">
            <text:p>9.77</text:p>
          </table:table-cell>
          <table:table-cell table:style-name="ce33" office:value-type="float" office:value="9.78494566095385" calcext:value-type="float">
            <text:p>9.78</text:p>
          </table:table-cell>
          <table:table-cell table:style-name="ce29"/>
          <table:table-cell table:style-name="ce29" office:value-type="percentage" office:value="0.0268185561572127" calcext:value-type="percentage">
            <text:p>2.68%</text:p>
          </table:table-cell>
          <table:table-cell table:style-name="ce29" office:value-type="percentage" office:value="0.0105296495196074" calcext:value-type="percentage">
            <text:p>1.05%</text:p>
          </table:table-cell>
          <table:table-cell table:style-name="ce29" office:value-type="percentage" office:value="0.00707422841626215" calcext:value-type="percentage">
            <text:p>0.71%</text:p>
          </table:table-cell>
          <table:table-cell table:style-name="ce29" office:value-type="percentage" office:value="0.00184588890004989" calcext:value-type="percentage">
            <text:p>0.18%</text:p>
          </table:table-cell>
          <table:table-cell table:style-name="ce39" office:value-type="percentage" office:value="0.00607159728898221" calcext:value-type="percentage">
            <text:p>0.6%</text:p>
          </table:table-cell>
          <table:table-cell table:style-name="ce39"/>
          <table:table-cell table:style-name="ce32" office:value-type="percentage" office:value="0.151409068141477" calcext:value-type="percentage">
            <text:p>15.14%</text:p>
          </table:table-cell>
          <table:table-cell table:style-name="ce32" office:value-type="percentage" office:value="0.183704916051809" calcext:value-type="percentage">
            <text:p>18.37%</text:p>
          </table:table-cell>
          <table:table-cell table:style-name="ce25" table:number-columns-repeated="953"/>
        </table:table-row>
        <table:table-row table:style-name="ro1">
          <table:table-cell table:style-name="Default"/>
          <table:table-cell table:style-name="ce23" table:number-columns-repeated="13"/>
          <table:table-cell table:style-name="ce16" table:number-columns-repeated="5"/>
          <table:table-cell table:style-name="ce21" table:number-columns-repeated="44"/>
          <table:table-cell table:style-name="Default" table:number-columns-repeated="961"/>
        </table:table-row>
        <table:table-row table:style-name="ro1">
          <table:table-cell table:style-name="Default" table:number-columns-repeated="1024"/>
        </table:table-row>
        <table:table-row table:style-name="ro5">
          <table:table-cell table:style-name="ce8" office:value-type="string" calcext:value-type="string">
            <text:p>Prix final TTC en euros constant 2008 / 100 kWh : synthèse</text:p>
          </table:table-cell>
          <table:table-cell table:style-name="ce20" table:number-columns-repeated="62"/>
          <table:table-cell table:style-name="ce37" office:value-type="string" calcext:value-type="string" table:number-columns-spanned="4" table:number-rows-spanned="1">
            <text:p>Prix final TTC en euros constant 2008 / 100 kWh : synthèse</text:p>
          </table:table-cell>
          <table:covered-table-cell table:number-columns-repeated="3" table:style-name="ce37"/>
          <table:table-cell table:style-name="ce40" table:number-columns-repeated="2"/>
          <table:table-cell table:style-name="ce20" table:number-columns-repeated="955"/>
        </table:table-row>
        <table:table-row table:style-name="ro6">
          <table:table-cell table:style-name="ce8"/>
          <table:table-cell table:style-name="ce28" office:value-type="float" office:value="2000" calcext:value-type="float">
            <text:p>2000</text:p>
          </table:table-cell>
          <table:table-cell table:style-name="ce28" office:value-type="float" office:value="2001" calcext:value-type="float">
            <text:p>2001</text:p>
          </table:table-cell>
          <table:table-cell table:style-name="ce28" office:value-type="float" office:value="2002" calcext:value-type="float">
            <text:p>2002</text:p>
          </table:table-cell>
          <table:table-cell table:style-name="ce28" office:value-type="float" office:value="2003" calcext:value-type="float">
            <text:p>2003</text:p>
          </table:table-cell>
          <table:table-cell table:style-name="ce28" office:value-type="float" office:value="2004" calcext:value-type="float">
            <text:p>2004</text:p>
          </table:table-cell>
          <table:table-cell table:style-name="ce28" office:value-type="float" office:value="2005" calcext:value-type="float">
            <text:p>2005</text:p>
          </table:table-cell>
          <table:table-cell table:style-name="ce28" office:value-type="float" office:value="2006" calcext:value-type="float">
            <text:p>2006</text:p>
          </table:table-cell>
          <table:table-cell table:style-name="ce28" office:value-type="float" office:value="2007" calcext:value-type="float">
            <text:p>2007</text:p>
          </table:table-cell>
          <table:table-cell table:style-name="ce28" office:value-type="float" office:value="2008" calcext:value-type="float">
            <text:p>2008</text:p>
          </table:table-cell>
          <table:table-cell table:style-name="ce28" office:value-type="float" office:value="2009" calcext:value-type="float">
            <text:p>2009</text:p>
          </table:table-cell>
          <table:table-cell table:style-name="ce28" office:value-type="float" office:value="2010" calcext:value-type="float">
            <text:p>2010</text:p>
          </table:table-cell>
          <table:table-cell table:style-name="ce28" office:value-type="float" office:value="2011" calcext:value-type="float">
            <text:p>2011</text:p>
          </table:table-cell>
          <table:table-cell table:style-name="ce28" office:value-type="float" office:value="2012" calcext:value-type="float">
            <text:p>2012</text:p>
          </table:table-cell>
          <table:table-cell table:style-name="ce28" office:value-type="float" office:value="2013" calcext:value-type="float">
            <text:p>2013</text:p>
          </table:table-cell>
          <table:table-cell table:style-name="ce28" office:value-type="float" office:value="2014" calcext:value-type="float">
            <text:p>2014</text:p>
          </table:table-cell>
          <table:table-cell table:style-name="ce28" office:value-type="float" office:value="2015" calcext:value-type="float">
            <text:p>2015</text:p>
          </table:table-cell>
          <table:table-cell table:style-name="ce28" office:value-type="float" office:value="2016" calcext:value-type="float">
            <text:p>2016</text:p>
          </table:table-cell>
          <table:table-cell table:style-name="ce28" office:value-type="float" office:value="2017" calcext:value-type="float">
            <text:p>2017</text:p>
          </table:table-cell>
          <table:table-cell table:style-name="ce28" office:value-type="float" office:value="2018" calcext:value-type="float">
            <text:p>2018</text:p>
          </table:table-cell>
          <table:table-cell table:style-name="ce28" office:value-type="float" office:value="2019" calcext:value-type="float">
            <text:p>2019</text:p>
          </table:table-cell>
          <table:table-cell table:style-name="ce28" office:value-type="float" office:value="2020" calcext:value-type="float">
            <text:p>2020</text:p>
          </table:table-cell>
          <table:table-cell table:style-name="ce28" office:value-type="float" office:value="2021" calcext:value-type="float">
            <text:p>2021</text:p>
          </table:table-cell>
          <table:table-cell table:style-name="ce28" office:value-type="float" office:value="2022" calcext:value-type="float">
            <text:p>2022</text:p>
          </table:table-cell>
          <table:table-cell table:style-name="ce28" office:value-type="float" office:value="2023" calcext:value-type="float">
            <text:p>2023</text:p>
          </table:table-cell>
          <table:table-cell table:style-name="ce28" office:value-type="float" office:value="2024" calcext:value-type="float">
            <text:p>2024</text:p>
          </table:table-cell>
          <table:table-cell table:style-name="ce28" office:value-type="float" office:value="2025" calcext:value-type="float">
            <text:p>2025</text:p>
          </table:table-cell>
          <table:table-cell table:style-name="ce28" office:value-type="float" office:value="2026" calcext:value-type="float">
            <text:p>2026</text:p>
          </table:table-cell>
          <table:table-cell table:style-name="ce28" office:value-type="float" office:value="2027" calcext:value-type="float">
            <text:p>2027</text:p>
          </table:table-cell>
          <table:table-cell table:style-name="ce28" office:value-type="float" office:value="2028" calcext:value-type="float">
            <text:p>2028</text:p>
          </table:table-cell>
          <table:table-cell table:style-name="ce28" office:value-type="float" office:value="2029" calcext:value-type="float">
            <text:p>2029</text:p>
          </table:table-cell>
          <table:table-cell table:style-name="ce28" office:value-type="float" office:value="2030" calcext:value-type="float">
            <text:p>2030</text:p>
          </table:table-cell>
          <table:table-cell table:style-name="ce28" office:value-type="float" office:value="2031" calcext:value-type="float">
            <text:p>2031</text:p>
          </table:table-cell>
          <table:table-cell table:style-name="ce28" office:value-type="float" office:value="2032" calcext:value-type="float">
            <text:p>2032</text:p>
          </table:table-cell>
          <table:table-cell table:style-name="ce28" office:value-type="float" office:value="2033" calcext:value-type="float">
            <text:p>2033</text:p>
          </table:table-cell>
          <table:table-cell table:style-name="ce28" office:value-type="float" office:value="2034" calcext:value-type="float">
            <text:p>2034</text:p>
          </table:table-cell>
          <table:table-cell table:style-name="ce28" office:value-type="float" office:value="2035" calcext:value-type="float">
            <text:p>2035</text:p>
          </table:table-cell>
          <table:table-cell table:style-name="ce28" office:value-type="float" office:value="2036" calcext:value-type="float">
            <text:p>2036</text:p>
          </table:table-cell>
          <table:table-cell table:style-name="ce28" office:value-type="float" office:value="2037" calcext:value-type="float">
            <text:p>2037</text:p>
          </table:table-cell>
          <table:table-cell table:style-name="ce28" office:value-type="float" office:value="2038" calcext:value-type="float">
            <text:p>2038</text:p>
          </table:table-cell>
          <table:table-cell table:style-name="ce28" office:value-type="float" office:value="2039" calcext:value-type="float">
            <text:p>2039</text:p>
          </table:table-cell>
          <table:table-cell table:style-name="ce28" office:value-type="float" office:value="2040" calcext:value-type="float">
            <text:p>2040</text:p>
          </table:table-cell>
          <table:table-cell table:style-name="ce28" office:value-type="float" office:value="2041" calcext:value-type="float">
            <text:p>2041</text:p>
          </table:table-cell>
          <table:table-cell table:style-name="ce28" office:value-type="float" office:value="2042" calcext:value-type="float">
            <text:p>2042</text:p>
          </table:table-cell>
          <table:table-cell table:style-name="ce28" office:value-type="float" office:value="2043" calcext:value-type="float">
            <text:p>2043</text:p>
          </table:table-cell>
          <table:table-cell table:style-name="ce28" office:value-type="float" office:value="2044" calcext:value-type="float">
            <text:p>2044</text:p>
          </table:table-cell>
          <table:table-cell table:style-name="ce28" office:value-type="float" office:value="2045" calcext:value-type="float">
            <text:p>2045</text:p>
          </table:table-cell>
          <table:table-cell table:style-name="ce28" office:value-type="float" office:value="2046" calcext:value-type="float">
            <text:p>2046</text:p>
          </table:table-cell>
          <table:table-cell table:style-name="ce28" office:value-type="float" office:value="2047" calcext:value-type="float">
            <text:p>2047</text:p>
          </table:table-cell>
          <table:table-cell table:style-name="ce28" office:value-type="float" office:value="2048" calcext:value-type="float">
            <text:p>2048</text:p>
          </table:table-cell>
          <table:table-cell table:style-name="ce28" office:value-type="float" office:value="2049" calcext:value-type="float">
            <text:p>2049</text:p>
          </table:table-cell>
          <table:table-cell table:style-name="ce28" office:value-type="float" office:value="2050" calcext:value-type="float">
            <text:p>2050</text:p>
          </table:table-cell>
          <table:table-cell table:style-name="ce28" office:value-type="float" office:value="2051" calcext:value-type="float">
            <text:p>2051</text:p>
          </table:table-cell>
          <table:table-cell table:style-name="ce28" office:value-type="float" office:value="2052" calcext:value-type="float">
            <text:p>2052</text:p>
          </table:table-cell>
          <table:table-cell table:style-name="ce28" office:value-type="float" office:value="2053" calcext:value-type="float">
            <text:p>2053</text:p>
          </table:table-cell>
          <table:table-cell table:style-name="ce28" office:value-type="float" office:value="2054" calcext:value-type="float">
            <text:p>2054</text:p>
          </table:table-cell>
          <table:table-cell table:style-name="ce28" office:value-type="float" office:value="2055" calcext:value-type="float">
            <text:p>2055</text:p>
          </table:table-cell>
          <table:table-cell table:style-name="ce28" office:value-type="float" office:value="2056" calcext:value-type="float">
            <text:p>2056</text:p>
          </table:table-cell>
          <table:table-cell table:style-name="ce28" office:value-type="float" office:value="2057" calcext:value-type="float">
            <text:p>2057</text:p>
          </table:table-cell>
          <table:table-cell table:style-name="ce28" office:value-type="float" office:value="2058" calcext:value-type="float">
            <text:p>2058</text:p>
          </table:table-cell>
          <table:table-cell table:style-name="ce28" office:value-type="float" office:value="2059" calcext:value-type="float">
            <text:p>2059</text:p>
          </table:table-cell>
          <table:table-cell table:style-name="ce28" office:value-type="float" office:value="2060" calcext:value-type="float">
            <text:p>2060</text:p>
          </table:table-cell>
          <table:table-cell table:style-name="ce28"/>
          <table:table-cell table:style-name="ce28" office:value-type="string" calcext:value-type="string">
            <text:p>TCAM 2000-2015</text:p>
          </table:table-cell>
          <table:table-cell table:style-name="ce28" office:value-type="string" calcext:value-type="string">
            <text:p>TCAM 2015-2023</text:p>
          </table:table-cell>
          <table:table-cell table:style-name="ce28" office:value-type="string" calcext:value-type="string">
            <text:p>TCAM 2015-2035</text:p>
          </table:table-cell>
          <table:table-cell table:style-name="ce28" office:value-type="string" calcext:value-type="string">
            <text:p>TCAM 2035-2050</text:p>
          </table:table-cell>
          <table:table-cell table:style-name="ce28" office:value-type="string" calcext:value-type="string">
            <text:p>TCAM 2015-2040</text:p>
          </table:table-cell>
          <table:table-cell table:style-name="ce28" office:value-type="string" calcext:value-type="string">
            <text:p>2015-2020</text:p>
          </table:table-cell>
          <table:table-cell table:style-name="ce28" office:value-type="string" calcext:value-type="string">
            <text:p>2020-2030</text:p>
          </table:table-cell>
          <table:table-cell table:style-name="ce28" office:value-type="string" calcext:value-type="string">
            <text:p>TCAM 2030 2040</text:p>
          </table:table-cell>
          <table:table-cell table:style-name="ce28" office:value-type="string" calcext:value-type="string">
            <text:p>TCAM 2040 <text:s/>2050</text:p>
          </table:table-cell>
          <table:table-cell table:style-name="ce28" office:value-type="string" calcext:value-type="string">
            <text:p>taux augmentation prix 2035 \ 2015</text:p>
          </table:table-cell>
          <table:table-cell table:style-name="ce28" office:value-type="string" calcext:value-type="string">
            <text:p>taux augmentation prix 2050 \ 2015</text:p>
          </table:table-cell>
          <table:table-cell table:style-name="ce28" table:number-columns-repeated="950"/>
        </table:table-row>
        <table:table-row table:style-name="ro4">
          <table:table-cell table:style-name="ce12" office:value-type="string" calcext:value-type="string">
            <text:p>gaz </text:p>
          </table:table-cell>
          <table:table-cell table:style-name="ce21" office:value-type="float" office:value="4.09444473581213" calcext:value-type="float">
            <text:p>4.09</text:p>
          </table:table-cell>
          <table:table-cell table:style-name="ce21" office:value-type="float" office:value="4.81807507218479" calcext:value-type="float">
            <text:p>4.82</text:p>
          </table:table-cell>
          <table:table-cell table:style-name="ce21" office:value-type="float" office:value="4.74767872521247" calcext:value-type="float">
            <text:p>4.75</text:p>
          </table:table-cell>
          <table:table-cell table:style-name="ce21" office:value-type="float" office:value="4.75580228492137" calcext:value-type="float">
            <text:p>4.76</text:p>
          </table:table-cell>
          <table:table-cell table:style-name="ce21" office:value-type="float" office:value="4.41380866847826" calcext:value-type="float">
            <text:p>4.41</text:p>
          </table:table-cell>
          <table:table-cell table:style-name="ce21" office:value-type="float" office:value="4.71532182384342" calcext:value-type="float">
            <text:p>4.72</text:p>
          </table:table-cell>
          <table:table-cell table:style-name="ce21" office:value-type="float" office:value="5.51969797776416" calcext:value-type="float">
            <text:p>5.52</text:p>
          </table:table-cell>
          <table:table-cell table:style-name="ce21" office:value-type="float" office:value="5.5339242494824" calcext:value-type="float">
            <text:p>5.53</text:p>
          </table:table-cell>
          <table:table-cell table:style-name="ce21" office:value-type="float" office:value="6.0837" calcext:value-type="float">
            <text:p>6.08</text:p>
          </table:table-cell>
          <table:table-cell table:style-name="ce21" office:value-type="float" office:value="5.88346379411518" calcext:value-type="float">
            <text:p>5.88</text:p>
          </table:table-cell>
          <table:table-cell table:style-name="ce21" office:value-type="float" office:value="6.17868755573906" calcext:value-type="float">
            <text:p>6.18</text:p>
          </table:table-cell>
          <table:table-cell table:style-name="ce21" office:value-type="float" office:value="6.83226843765163" calcext:value-type="float">
            <text:p>6.83</text:p>
          </table:table-cell>
          <table:table-cell table:style-name="ce21" office:value-type="float" office:value="7.03910107066381" calcext:value-type="float">
            <text:p>7.04</text:p>
          </table:table-cell>
          <table:table-cell table:style-name="ce21" office:value-type="float" office:value="7.06551183083091" calcext:value-type="float">
            <text:p>7.07</text:p>
          </table:table-cell>
          <table:table-cell table:style-name="ce21" office:value-type="float" office:value="6.77227061561173" calcext:value-type="float">
            <text:p>6.77</text:p>
          </table:table-cell>
          <table:table-cell table:style-name="ce21" office:value-type="float" office:value="6.56112384396797" calcext:value-type="float">
            <text:p>6.56</text:p>
          </table:table-cell>
          <table:table-cell table:style-name="ce21" office:value-type="float" office:value="6.85642010328336" calcext:value-type="float">
            <text:p>6.86</text:p>
          </table:table-cell>
          <table:table-cell table:style-name="ce21" office:value-type="float" office:value="7.16352061845129" calcext:value-type="float">
            <text:p>7.16</text:p>
          </table:table-cell>
          <table:table-cell table:style-name="ce21" office:value-type="float" office:value="7.49603933071198" calcext:value-type="float">
            <text:p>7.50</text:p>
          </table:table-cell>
          <table:table-cell table:style-name="ce21" office:value-type="float" office:value="7.84921098308817" calcext:value-type="float">
            <text:p>7.85</text:p>
          </table:table-cell>
          <table:table-cell table:style-name="ce21" office:value-type="float" office:value="8.20938595777423" calcext:value-type="float">
            <text:p>8.21</text:p>
          </table:table-cell>
          <table:table-cell table:style-name="ce21" office:value-type="float" office:value="8.39143797422375" calcext:value-type="float">
            <text:p>8.39</text:p>
          </table:table-cell>
          <table:table-cell table:style-name="ce21" office:value-type="float" office:value="8.55882166906323" calcext:value-type="float">
            <text:p>8.56</text:p>
          </table:table-cell>
          <table:table-cell table:style-name="ce21" office:value-type="float" office:value="8.71933813611473" calcext:value-type="float">
            <text:p>8.72</text:p>
          </table:table-cell>
          <table:table-cell table:style-name="ce21" office:value-type="float" office:value="8.88078871925658" calcext:value-type="float">
            <text:p>8.88</text:p>
          </table:table-cell>
          <table:table-cell table:style-name="ce21" office:value-type="float" office:value="9.05097501748846" calcext:value-type="float">
            <text:p>9.05</text:p>
          </table:table-cell>
          <table:table-cell table:style-name="ce21" office:value-type="float" office:value="9.23868204582116" calcext:value-type="float">
            <text:p>9.24</text:p>
          </table:table-cell>
          <table:table-cell table:style-name="ce21" office:value-type="float" office:value="9.43233445578954" calcext:value-type="float">
            <text:p>9.43</text:p>
          </table:table-cell>
          <table:table-cell table:style-name="ce21" office:value-type="float" office:value="9.62121012073911" calcext:value-type="float">
            <text:p>9.62</text:p>
          </table:table-cell>
          <table:table-cell table:style-name="ce21" office:value-type="float" office:value="9.79458725713615" calcext:value-type="float">
            <text:p>9.79</text:p>
          </table:table-cell>
          <table:table-cell table:style-name="ce21" office:value-type="float" office:value="9.9417444291828" calcext:value-type="float">
            <text:p>9.94</text:p>
          </table:table-cell>
          <table:table-cell table:style-name="ce21" office:value-type="float" office:value="10.0087012175768" calcext:value-type="float">
            <text:p>10.01</text:p>
          </table:table-cell>
          <table:table-cell table:style-name="ce21" office:value-type="float" office:value="10.0765201986084" calcext:value-type="float">
            <text:p>10.08</text:p>
          </table:table-cell>
          <table:table-cell table:style-name="ce21" office:value-type="float" office:value="10.1452125451888" calcext:value-type="float">
            <text:p>10.15</text:p>
          </table:table-cell>
          <table:table-cell table:style-name="ce21" office:value-type="float" office:value="10.2147895757417" calcext:value-type="float">
            <text:p>10.21</text:p>
          </table:table-cell>
          <table:table-cell table:style-name="ce21" office:value-type="float" office:value="10.2852627561057" calcext:value-type="float">
            <text:p>10.29</text:p>
          </table:table-cell>
          <table:table-cell table:style-name="ce21" office:value-type="float" office:value="10.3251731071223" calcext:value-type="float">
            <text:p>10.33</text:p>
          </table:table-cell>
          <table:table-cell table:style-name="ce21" office:value-type="float" office:value="10.3653762222085" calcext:value-type="float">
            <text:p>10.37</text:p>
          </table:table-cell>
          <table:table-cell table:style-name="ce21" office:value-type="float" office:value="10.4058743194356" calcext:value-type="float">
            <text:p>10.41</text:p>
          </table:table-cell>
          <table:table-cell table:style-name="ce21" office:value-type="float" office:value="10.446669634321" calcext:value-type="float">
            <text:p>10.45</text:p>
          </table:table-cell>
          <table:table-cell table:style-name="ce21" office:value-type="float" office:value="10.4877644199707" calcext:value-type="float">
            <text:p>10.49</text:p>
          </table:table-cell>
          <table:table-cell table:style-name="ce21" office:value-type="float" office:value="10.5161809309027" calcext:value-type="float">
            <text:p>10.52</text:p>
          </table:table-cell>
          <table:table-cell table:style-name="ce21" office:value-type="float" office:value="10.5447622749572" calcext:value-type="float">
            <text:p>10.54</text:p>
          </table:table-cell>
          <table:table-cell table:style-name="ce21" office:value-type="float" office:value="10.5735096170184" calcext:value-type="float">
            <text:p>10.57</text:p>
          </table:table-cell>
          <table:table-cell table:style-name="ce21" office:value-type="float" office:value="10.6024241316607" calcext:value-type="float">
            <text:p>10.60</text:p>
          </table:table-cell>
          <table:table-cell table:style-name="ce21" office:value-type="float" office:value="10.6315070032376" calcext:value-type="float">
            <text:p>10.63</text:p>
          </table:table-cell>
          <table:table-cell table:style-name="ce21" office:value-type="float" office:value="10.6558351780779" calcext:value-type="float">
            <text:p>10.66</text:p>
          </table:table-cell>
          <table:table-cell table:style-name="ce21" office:value-type="float" office:value="10.6802990083529" calcext:value-type="float">
            <text:p>10.68</text:p>
          </table:table-cell>
          <table:table-cell table:style-name="ce21" office:value-type="float" office:value="10.7048995194837" calcext:value-type="float">
            <text:p>10.70</text:p>
          </table:table-cell>
          <table:table-cell table:style-name="ce21" office:value-type="float" office:value="10.7296377461268" calcext:value-type="float">
            <text:p>10.73</text:p>
          </table:table-cell>
          <table:table-cell table:style-name="ce21" office:value-type="float" office:value="10.7545147322634" calcext:value-type="float">
            <text:p>10.75</text:p>
          </table:table-cell>
          <table:table-cell table:style-name="ce21" office:value-type="float" office:value="10.7795315312892" calcext:value-type="float">
            <text:p>10.78</text:p>
          </table:table-cell>
          <table:table-cell table:style-name="ce21" office:value-type="float" office:value="10.8046892061058" calcext:value-type="float">
            <text:p>10.80</text:p>
          </table:table-cell>
          <table:table-cell table:style-name="ce21" office:value-type="float" office:value="10.8299888292126" calcext:value-type="float">
            <text:p>10.83</text:p>
          </table:table-cell>
          <table:table-cell table:style-name="ce21" office:value-type="float" office:value="10.855431482799" calcext:value-type="float">
            <text:p>10.86</text:p>
          </table:table-cell>
          <table:table-cell table:style-name="ce21" office:value-type="float" office:value="10.881018258839" calcext:value-type="float">
            <text:p>10.88</text:p>
          </table:table-cell>
          <table:table-cell table:style-name="ce21" office:value-type="float" office:value="10.9067502591851" calcext:value-type="float">
            <text:p>10.91</text:p>
          </table:table-cell>
          <table:table-cell table:style-name="ce21" office:value-type="float" office:value="10.9326285956642" calcext:value-type="float">
            <text:p>10.93</text:p>
          </table:table-cell>
          <table:table-cell table:style-name="ce21" office:value-type="float" office:value="10.9586543901743" calcext:value-type="float">
            <text:p>10.96</text:p>
          </table:table-cell>
          <table:table-cell table:style-name="ce21" office:value-type="float" office:value="10.9848287747816" calcext:value-type="float">
            <text:p>10.98</text:p>
          </table:table-cell>
          <table:table-cell table:style-name="ce21" office:value-type="float" office:value="11.0111528918193" calcext:value-type="float">
            <text:p>11.01</text:p>
          </table:table-cell>
          <table:table-cell table:style-name="ce12" office:value-type="string" calcext:value-type="string">
            <text:p>gaz </text:p>
          </table:table-cell>
          <table:table-cell table:style-name="ce29" office:value-type="percentage" office:value="0.0319346962537888" calcext:value-type="percentage">
            <text:p>3.19%</text:p>
          </table:table-cell>
          <table:table-cell table:style-name="ce38" office:value-type="percentage" office:value="0.0361870506984825" calcext:value-type="percentage">
            <text:p>3.6%</text:p>
          </table:table-cell>
          <table:table-cell table:style-name="ce38" office:value-type="percentage" office:value="0.0227320308380505" calcext:value-type="percentage">
            <text:p>2.3%</text:p>
          </table:table-cell>
          <table:table-cell table:style-name="ce38" office:value-type="percentage" office:value="0.002978665515599" calcext:value-type="percentage">
            <text:p>0.3%</text:p>
          </table:table-cell>
          <table:table-cell table:style-name="ce41" office:value-type="percentage" office:value="0.0189390053973451" calcext:value-type="percentage">
            <text:p>1.9%</text:p>
          </table:table-cell>
          <table:table-cell table:style-name="ce41" table:formula="of:=([.V111]/[.R111])^(1/([.$V$110]-[.$R$110])) -1" office:value-type="percentage" office:value="0.0460520950822279" calcext:value-type="percentage">
            <text:p>4.6%</text:p>
          </table:table-cell>
          <table:table-cell table:style-name="ce41" table:formula="of:=([.AF111]/[.W111])^(1/([.$AF$110]-[.$W$110])) -1" office:value-type="percentage" office:value="0.0190152642543684" calcext:value-type="percentage">
            <text:p>1.9%</text:p>
          </table:table-cell>
          <table:table-cell table:style-name="ce41" table:formula="of:=([.AP111]/[.AG111])^(1/([.$AP$110]-[.$AG$110])) -1" office:value-type="percentage" office:value="0.00520845574939677" calcext:value-type="percentage">
            <text:p>0.5%</text:p>
          </table:table-cell>
          <table:table-cell table:style-name="ce41" table:formula="of:=([.AZ111]/[.AQ111])^(1/([.$AZ$110]-[.$AQ$110])) -1" office:value-type="percentage" office:value="0.00249316160315427" calcext:value-type="percentage">
            <text:p>0.2%</text:p>
          </table:table-cell>
          <table:table-cell table:style-name="ce41" office:value-type="percentage" office:value="0.567606861370494" calcext:value-type="percentage">
            <text:p>56.8%</text:p>
          </table:table-cell>
          <table:table-cell table:style-name="ce41" office:value-type="percentage" office:value="0.63912692215841" calcext:value-type="percentage">
            <text:p>63.9%</text:p>
          </table:table-cell>
          <table:table-cell table:style-name="ce20" table:number-columns-repeated="950"/>
        </table:table-row>
        <table:table-row table:style-name="ro4">
          <table:table-cell table:style-name="ce9" office:value-type="string" calcext:value-type="string">
            <text:p>fioul</text:p>
          </table:table-cell>
          <table:table-cell table:style-name="ce21" office:value-type="float" office:value="5.41346518590998" calcext:value-type="float">
            <text:p>5.41</text:p>
          </table:table-cell>
          <table:table-cell table:style-name="ce21" office:value-type="float" office:value="4.52646681424447" calcext:value-type="float">
            <text:p>4.53</text:p>
          </table:table-cell>
          <table:table-cell table:style-name="ce21" office:value-type="float" office:value="4.13068195467422" calcext:value-type="float">
            <text:p>4.13</text:p>
          </table:table-cell>
          <table:table-cell table:style-name="ce21" office:value-type="float" office:value="4.30826092506938" calcext:value-type="float">
            <text:p>4.31</text:p>
          </table:table-cell>
          <table:table-cell table:style-name="ce21" office:value-type="float" office:value="4.87199921195652" calcext:value-type="float">
            <text:p>4.87</text:p>
          </table:table-cell>
          <table:table-cell table:style-name="ce21" office:value-type="float" office:value="6.24708298932384" calcext:value-type="float">
            <text:p>6.25</text:p>
          </table:table-cell>
          <table:table-cell table:style-name="ce21" office:value-type="float" office:value="6.78881114418279" calcext:value-type="float">
            <text:p>6.79</text:p>
          </table:table-cell>
          <table:table-cell table:style-name="ce21" office:value-type="float" office:value="6.71297163561077" calcext:value-type="float">
            <text:p>6.71</text:p>
          </table:table-cell>
          <table:table-cell table:style-name="ce21" office:value-type="float" office:value="8.3559" calcext:value-type="float">
            <text:p>8.36</text:p>
          </table:table-cell>
          <table:table-cell table:style-name="ce21" office:value-type="float" office:value="5.76786078464247" calcext:value-type="float">
            <text:p>5.77</text:p>
          </table:table-cell>
          <table:table-cell table:style-name="ce21" office:value-type="float" office:value="7.06754378199835" calcext:value-type="float">
            <text:p>7.07</text:p>
          </table:table-cell>
          <table:table-cell table:style-name="ce21" office:value-type="float" office:value="8.58291373119845" calcext:value-type="float">
            <text:p>8.58</text:p>
          </table:table-cell>
          <table:table-cell table:style-name="ce21" office:value-type="float" office:value="9.18450216512015" calcext:value-type="float">
            <text:p>9.18</text:p>
          </table:table-cell>
          <table:table-cell table:style-name="ce21" office:value-type="float" office:value="8.71347221130414" calcext:value-type="float">
            <text:p>8.71</text:p>
          </table:table-cell>
          <table:table-cell table:style-name="ce21" office:value-type="float" office:value="7.97053043862649" calcext:value-type="float">
            <text:p>7.97</text:p>
          </table:table-cell>
          <table:table-cell table:style-name="ce21" office:value-type="float" office:value="6.53646837943017" calcext:value-type="float">
            <text:p>6.54</text:p>
          </table:table-cell>
          <table:table-cell table:style-name="ce21" office:value-type="float" office:value="7.13024243599297" calcext:value-type="float">
            <text:p>7.13</text:p>
          </table:table-cell>
          <table:table-cell table:style-name="ce21" office:value-type="float" office:value="7.77186769463158" calcext:value-type="float">
            <text:p>7.77</text:p>
          </table:table-cell>
          <table:table-cell table:style-name="ce21" office:value-type="float" office:value="8.41168335191621" calcext:value-type="float">
            <text:p>8.41</text:p>
          </table:table-cell>
          <table:table-cell table:style-name="ce21" office:value-type="float" office:value="9.15519855960477" calcext:value-type="float">
            <text:p>9.16</text:p>
          </table:table-cell>
          <table:table-cell table:style-name="ce21" office:value-type="float" office:value="9.94423081506281" calcext:value-type="float">
            <text:p>9.94</text:p>
          </table:table-cell>
          <table:table-cell table:style-name="ce21" office:value-type="float" office:value="10.2583201760613" calcext:value-type="float">
            <text:p>10.26</text:p>
          </table:table-cell>
          <table:table-cell table:style-name="ce21" office:value-type="float" office:value="10.5558925060403" calcext:value-type="float">
            <text:p>10.56</text:p>
          </table:table-cell>
          <table:table-cell table:style-name="ce21" office:value-type="float" office:value="10.8473208096896" calcext:value-type="float">
            <text:p>10.85</text:p>
          </table:table-cell>
          <table:table-cell table:style-name="ce21" office:value-type="float" office:value="11.1429808521241" calcext:value-type="float">
            <text:p>11.14</text:p>
          </table:table-cell>
          <table:table-cell table:style-name="ce21" office:value-type="float" office:value="11.4532512312745" calcext:value-type="float">
            <text:p>11.45</text:p>
          </table:table-cell>
          <table:table-cell table:style-name="ce21" office:value-type="float" office:value="11.7401790626735" calcext:value-type="float">
            <text:p>11.74</text:p>
          </table:table-cell>
          <table:table-cell table:style-name="ce21" office:value-type="float" office:value="12.0360506414558" calcext:value-type="float">
            <text:p>12.04</text:p>
          </table:table-cell>
          <table:table-cell table:style-name="ce21" office:value-type="float" office:value="12.3267542410029" calcext:value-type="float">
            <text:p>12.33</text:p>
          </table:table-cell>
          <table:table-cell table:style-name="ce21" office:value-type="float" office:value="12.598179185139" calcext:value-type="float">
            <text:p>12.60</text:p>
          </table:table-cell>
          <table:table-cell table:style-name="ce21" office:value-type="float" office:value="12.8362158671633" calcext:value-type="float">
            <text:p>12.84</text:p>
          </table:table-cell>
          <table:table-cell table:style-name="ce21" office:value-type="float" office:value="12.9035890832645" calcext:value-type="float">
            <text:p>12.90</text:p>
          </table:table-cell>
          <table:table-cell table:style-name="ce21" office:value-type="float" office:value="12.9715342983046" calcext:value-type="float">
            <text:p>12.97</text:p>
          </table:table-cell>
          <table:table-cell table:style-name="ce21" office:value-type="float" office:value="13.0400563685575" calcext:value-type="float">
            <text:p>13.04</text:p>
          </table:table-cell>
          <table:table-cell table:style-name="ce21" office:value-type="float" office:value="13.1091601915268" calcext:value-type="float">
            <text:p>13.11</text:p>
          </table:table-cell>
          <table:table-cell table:style-name="ce21" office:value-type="float" office:value="13.1788507062959" calcext:value-type="float">
            <text:p>13.18</text:p>
          </table:table-cell>
          <table:table-cell table:style-name="ce21" office:value-type="float" office:value="13.2739326664196" calcext:value-type="float">
            <text:p>13.27</text:p>
          </table:table-cell>
          <table:table-cell table:style-name="ce21" office:value-type="float" office:value="13.3701067177885" calcext:value-type="float">
            <text:p>13.37</text:p>
          </table:table-cell>
          <table:table-cell table:style-name="ce21" office:value-type="float" office:value="13.4673854039313" calcext:value-type="float">
            <text:p>13.47</text:p>
          </table:table-cell>
          <table:table-cell table:style-name="ce21" office:value-type="float" office:value="13.5657814124489" calcext:value-type="float">
            <text:p>13.57</text:p>
          </table:table-cell>
          <table:table-cell table:style-name="ce21" office:value-type="float" office:value="13.6653075766693" calcext:value-type="float">
            <text:p>13.67</text:p>
          </table:table-cell>
          <table:table-cell table:style-name="ce21" office:value-type="float" office:value="13.705212715291" calcext:value-type="float">
            <text:p>13.71</text:p>
          </table:table-cell>
          <table:table-cell table:style-name="ce21" office:value-type="float" office:value="13.7452995398842" calcext:value-type="float">
            <text:p>13.75</text:p>
          </table:table-cell>
          <table:table-cell table:style-name="ce21" office:value-type="float" office:value="13.7855688776554" calcext:value-type="float">
            <text:p>13.79</text:p>
          </table:table-cell>
          <table:table-cell table:style-name="ce21" office:value-type="float" office:value="13.8260215595775" calcext:value-type="float">
            <text:p>13.83</text:p>
          </table:table-cell>
          <table:table-cell table:style-name="ce21" office:value-type="float" office:value="13.8666584204065" calcext:value-type="float">
            <text:p>13.87</text:p>
          </table:table-cell>
          <table:table-cell table:style-name="ce21" office:value-type="float" office:value="13.9077349066409" calcext:value-type="float">
            <text:p>13.91</text:p>
          </table:table-cell>
          <table:table-cell table:style-name="ce21" office:value-type="float" office:value="13.9489995783766" calcext:value-type="float">
            <text:p>13.95</text:p>
          </table:table-cell>
          <table:table-cell table:style-name="ce21" office:value-type="float" office:value="13.990453297756" calcext:value-type="float">
            <text:p>13.99</text:p>
          </table:table-cell>
          <table:table-cell table:style-name="ce21" office:value-type="float" office:value="14.0320969308715" calcext:value-type="float">
            <text:p>14.03</text:p>
          </table:table-cell>
          <table:table-cell table:style-name="ce21" office:value-type="float" office:value="14.073931347783" calcext:value-type="float">
            <text:p>14.07</text:p>
          </table:table-cell>
          <table:table-cell table:style-name="ce21" office:value-type="float" office:value="14.1159574225367" calcext:value-type="float">
            <text:p>14.12</text:p>
          </table:table-cell>
          <table:table-cell table:style-name="ce21" office:value-type="float" office:value="14.1581760331831" calcext:value-type="float">
            <text:p>14.16</text:p>
          </table:table-cell>
          <table:table-cell table:style-name="ce21" office:value-type="float" office:value="14.2005880617952" calcext:value-type="float">
            <text:p>14.20</text:p>
          </table:table-cell>
          <table:table-cell table:style-name="ce21" office:value-type="float" office:value="14.2431943944873" calcext:value-type="float">
            <text:p>14.24</text:p>
          </table:table-cell>
          <table:table-cell table:style-name="ce21" office:value-type="float" office:value="14.285995921433" calcext:value-type="float">
            <text:p>14.29</text:p>
          </table:table-cell>
          <table:table-cell table:style-name="ce21" office:value-type="float" office:value="14.3289935368845" calcext:value-type="float">
            <text:p>14.33</text:p>
          </table:table-cell>
          <table:table-cell table:style-name="ce21" office:value-type="float" office:value="14.3721881391905" calcext:value-type="float">
            <text:p>14.37</text:p>
          </table:table-cell>
          <table:table-cell table:style-name="ce21" office:value-type="float" office:value="14.4155806308154" calcext:value-type="float">
            <text:p>14.42</text:p>
          </table:table-cell>
          <table:table-cell table:style-name="ce21" office:value-type="float" office:value="14.4591719183584" calcext:value-type="float">
            <text:p>14.46</text:p>
          </table:table-cell>
          <table:table-cell table:style-name="ce21" office:value-type="float" office:value="14.5029629125717" calcext:value-type="float">
            <text:p>14.50</text:p>
          </table:table-cell>
          <table:table-cell table:style-name="ce9" office:value-type="string" calcext:value-type="string">
            <text:p>fioul</text:p>
          </table:table-cell>
          <table:table-cell table:style-name="ce29" office:value-type="percentage" office:value="0.0126464730197788" calcext:value-type="percentage">
            <text:p>1.26%</text:p>
          </table:table-cell>
          <table:table-cell table:style-name="ce38" office:value-type="percentage" office:value="0.0653625224223031" calcext:value-type="percentage">
            <text:p>6.5%</text:p>
          </table:table-cell>
          <table:table-cell table:style-name="ce38" office:value-type="percentage" office:value="0.035682692392208" calcext:value-type="percentage">
            <text:p>3.6%</text:p>
          </table:table-cell>
          <table:table-cell table:style-name="ce38" office:value-type="percentage" office:value="0.00439033742521233" calcext:value-type="percentage">
            <text:p>0.4%</text:p>
          </table:table-cell>
          <table:table-cell table:style-name="ce41" office:value-type="percentage" office:value="0.0299379239755744" calcext:value-type="percentage">
            <text:p>3.0%</text:p>
          </table:table-cell>
          <table:table-cell table:style-name="ce41" table:formula="of:=([.V112]/[.R112])^(1/([.$V$110]-[.$R$110])) -1" office:value-type="percentage" office:value="0.0867176603746447" calcext:value-type="percentage">
            <text:p>8.7%</text:p>
          </table:table-cell>
          <table:table-cell table:style-name="ce41" table:formula="of:=([.AF112]/[.W112])^(1/([.$AF$110]-[.$W$110])) -1" office:value-type="percentage" office:value="0.0252218711724974" calcext:value-type="percentage">
            <text:p>2.5%</text:p>
          </table:table-cell>
          <table:table-cell table:style-name="ce41" table:formula="of:=([.AP112]/[.AG112])^(1/([.$AP$110]-[.$AG$110])) -1" office:value-type="percentage" office:value="0.00639310826636663" calcext:value-type="percentage">
            <text:p>0.6%</text:p>
          </table:table-cell>
          <table:table-cell table:style-name="ce41" table:formula="of:=([.AZ112]/[.AQ112])^(1/([.$AZ$110]-[.$AQ$110])) -1" office:value-type="percentage" office:value="0.00295413209071205" calcext:value-type="percentage">
            <text:p>0.3%</text:p>
          </table:table-cell>
          <table:table-cell table:style-name="ce41" office:value-type="percentage" office:value="1.01620354315013" calcext:value-type="percentage">
            <text:p>101.6%</text:p>
          </table:table-cell>
          <table:table-cell table:style-name="ce41" office:value-type="percentage" office:value="1.15313997266057" calcext:value-type="percentage">
            <text:p>115.3%</text:p>
          </table:table-cell>
          <table:table-cell table:number-columns-repeated="950"/>
        </table:table-row>
        <table:table-row table:style-name="ro4">
          <table:table-cell table:style-name="ce9" office:value-type="string" calcext:value-type="string">
            <text:p>electricite </text:p>
          </table:table-cell>
          <table:table-cell table:style-name="ce21" office:value-type="float" office:value="13.2509657436399" calcext:value-type="float">
            <text:p>13.25</text:p>
          </table:table-cell>
          <table:table-cell table:style-name="ce21" office:value-type="float" office:value="12.976911626564" calcext:value-type="float">
            <text:p>12.98</text:p>
          </table:table-cell>
          <table:table-cell table:style-name="ce21" office:value-type="float" office:value="12.867792917847" calcext:value-type="float">
            <text:p>12.87</text:p>
          </table:table-cell>
          <table:table-cell table:style-name="ce21" office:value-type="float" office:value="12.7445092784459" calcext:value-type="float">
            <text:p>12.74</text:p>
          </table:table-cell>
          <table:table-cell table:style-name="ce21" office:value-type="float" office:value="12.6472033967391" calcext:value-type="float">
            <text:p>12.65</text:p>
          </table:table-cell>
          <table:table-cell table:style-name="ce21" office:value-type="float" office:value="12.4221641903915" calcext:value-type="float">
            <text:p>12.42</text:p>
          </table:table-cell>
          <table:table-cell table:style-name="ce21" office:value-type="float" office:value="12.2894145145759" calcext:value-type="float">
            <text:p>12.29</text:p>
          </table:table-cell>
          <table:table-cell table:style-name="ce21" office:value-type="float" office:value="12.2601597826087" calcext:value-type="float">
            <text:p>12.26</text:p>
          </table:table-cell>
          <table:table-cell table:style-name="ce21" office:value-type="float" office:value="12.0919" calcext:value-type="float">
            <text:p>12.09</text:p>
          </table:table-cell>
          <table:table-cell table:style-name="ce21" office:value-type="float" office:value="12.2055595775002" calcext:value-type="float">
            <text:p>12.21</text:p>
          </table:table-cell>
          <table:table-cell table:style-name="ce21" office:value-type="float" office:value="12.1084638728324" calcext:value-type="float">
            <text:p>12.11</text:p>
          </table:table-cell>
          <table:table-cell table:style-name="ce21" office:value-type="float" office:value="12.5519619359534" calcext:value-type="float">
            <text:p>12.55</text:p>
          </table:table-cell>
          <table:table-cell table:style-name="ce21" office:value-type="float" office:value="12.9067201284797" calcext:value-type="float">
            <text:p>12.91</text:p>
          </table:table-cell>
          <table:table-cell table:style-name="ce21" office:value-type="float" office:value="13.7438415218929" calcext:value-type="float">
            <text:p>13.74</text:p>
          </table:table-cell>
          <table:table-cell table:style-name="ce21" office:value-type="float" office:value="14.4888235769035" calcext:value-type="float">
            <text:p>14.49</text:p>
          </table:table-cell>
          <table:table-cell table:style-name="ce21" office:value-type="float" office:value="15.0103760901992" calcext:value-type="float">
            <text:p>15.01</text:p>
          </table:table-cell>
          <table:table-cell table:style-name="ce21" office:value-type="float" office:value="15.1754902271914" calcext:value-type="float">
            <text:p>15.18</text:p>
          </table:table-cell>
          <table:table-cell table:style-name="ce21" office:value-type="float" office:value="15.3424206196905" calcext:value-type="float">
            <text:p>15.34</text:p>
          </table:table-cell>
          <table:table-cell table:style-name="ce21" office:value-type="float" office:value="15.5111872465071" calcext:value-type="float">
            <text:p>15.51</text:p>
          </table:table-cell>
          <table:table-cell table:style-name="ce21" office:value-type="float" office:value="15.6818103062187" calcext:value-type="float">
            <text:p>15.68</text:p>
          </table:table-cell>
          <table:table-cell table:style-name="ce21" office:value-type="float" office:value="15.8543102195871" calcext:value-type="float">
            <text:p>15.85</text:p>
          </table:table-cell>
          <table:table-cell table:style-name="ce21" office:value-type="float" office:value="16.0287076320026" calcext:value-type="float">
            <text:p>16.03</text:p>
          </table:table-cell>
          <table:table-cell table:style-name="ce21" office:value-type="float" office:value="16.2050234159546" calcext:value-type="float">
            <text:p>16.21</text:p>
          </table:table-cell>
          <table:table-cell table:style-name="ce21" office:value-type="float" office:value="16.3832786735301" calcext:value-type="float">
            <text:p>16.38</text:p>
          </table:table-cell>
          <table:table-cell table:style-name="ce21" office:value-type="float" office:value="16.5634947389389" calcext:value-type="float">
            <text:p>16.56</text:p>
          </table:table-cell>
          <table:table-cell table:style-name="ce21" office:value-type="float" office:value="16.7456931810673" calcext:value-type="float">
            <text:p>16.75</text:p>
          </table:table-cell>
          <table:table-cell table:style-name="ce21" office:value-type="float" office:value="16.929895806059" calcext:value-type="float">
            <text:p>16.93</text:p>
          </table:table-cell>
          <table:table-cell table:style-name="ce21" office:value-type="float" office:value="17.1161246599256" calcext:value-type="float">
            <text:p>17.12</text:p>
          </table:table-cell>
          <table:table-cell table:style-name="ce21" office:value-type="float" office:value="17.3044020311848" calcext:value-type="float">
            <text:p>17.30</text:p>
          </table:table-cell>
          <table:table-cell table:style-name="ce21" office:value-type="float" office:value="17.4947504535279" calcext:value-type="float">
            <text:p>17.49</text:p>
          </table:table-cell>
          <table:table-cell table:style-name="ce21" office:value-type="float" office:value="17.6871927085167" calcext:value-type="float">
            <text:p>17.69</text:p>
          </table:table-cell>
          <table:table-cell table:style-name="ce21" office:value-type="float" office:value="17.8817518283103" calcext:value-type="float">
            <text:p>17.88</text:p>
          </table:table-cell>
          <table:table-cell table:style-name="ce21" office:value-type="float" office:value="18.0784510984218" calcext:value-type="float">
            <text:p>18.08</text:p>
          </table:table-cell>
          <table:table-cell table:style-name="ce21" office:value-type="float" office:value="18.2773140605044" calcext:value-type="float">
            <text:p>18.28</text:p>
          </table:table-cell>
          <table:table-cell table:style-name="ce21" office:value-type="float" office:value="18.4783645151699" calcext:value-type="float">
            <text:p>18.48</text:p>
          </table:table-cell>
          <table:table-cell table:style-name="ce21" office:value-type="float" office:value="18.6816265248368" calcext:value-type="float">
            <text:p>18.68</text:p>
          </table:table-cell>
          <table:table-cell table:style-name="ce21" office:value-type="float" office:value="18.88712441661" calcext:value-type="float">
            <text:p>18.89</text:p>
          </table:table-cell>
          <table:table-cell table:style-name="ce21" office:value-type="float" office:value="19.0948827851927" calcext:value-type="float">
            <text:p>19.09</text:p>
          </table:table-cell>
          <table:table-cell table:style-name="ce21" office:value-type="float" office:value="19.3049264958298" calcext:value-type="float">
            <text:p>19.30</text:p>
          </table:table-cell>
          <table:table-cell table:style-name="ce21" office:value-type="float" office:value="19.517280687284" calcext:value-type="float">
            <text:p>19.52</text:p>
          </table:table-cell>
          <table:table-cell table:style-name="ce21" office:value-type="float" office:value="19.7319707748441" calcext:value-type="float">
            <text:p>19.73</text:p>
          </table:table-cell>
          <table:table-cell table:style-name="ce21" office:value-type="float" office:value="19.9490224533674" calcext:value-type="float">
            <text:p>19.95</text:p>
          </table:table-cell>
          <table:table-cell table:style-name="ce21" office:value-type="float" office:value="20.1684617003544" calcext:value-type="float">
            <text:p>20.17</text:p>
          </table:table-cell>
          <table:table-cell table:style-name="ce21" office:value-type="float" office:value="20.3903147790583" calcext:value-type="float">
            <text:p>20.39</text:p>
          </table:table-cell>
          <table:table-cell table:style-name="ce21" office:value-type="float" office:value="20.6146082416279" calcext:value-type="float">
            <text:p>20.61</text:p>
          </table:table-cell>
          <table:table-cell table:style-name="ce21" office:value-type="float" office:value="20.8413689322858" calcext:value-type="float">
            <text:p>20.84</text:p>
          </table:table-cell>
          <table:table-cell table:style-name="ce21" office:value-type="float" office:value="21.070623990541" calcext:value-type="float">
            <text:p>21.07</text:p>
          </table:table-cell>
          <table:table-cell table:style-name="ce21" office:value-type="float" office:value="21.3024008544369" calcext:value-type="float">
            <text:p>21.30</text:p>
          </table:table-cell>
          <table:table-cell table:style-name="ce21" office:value-type="float" office:value="21.5367272638357" calcext:value-type="float">
            <text:p>21.54</text:p>
          </table:table-cell>
          <table:table-cell table:style-name="ce21" office:value-type="float" office:value="21.7736312637379" calcext:value-type="float">
            <text:p>21.77</text:p>
          </table:table-cell>
          <table:table-cell table:style-name="ce21" office:value-type="float" office:value="22.013141207639" calcext:value-type="float">
            <text:p>22.01</text:p>
          </table:table-cell>
          <table:table-cell table:style-name="ce21" office:value-type="float" office:value="22.2552857609231" calcext:value-type="float">
            <text:p>22.26</text:p>
          </table:table-cell>
          <table:table-cell table:style-name="ce21" office:value-type="float" office:value="22.5000939042932" calcext:value-type="float">
            <text:p>22.50</text:p>
          </table:table-cell>
          <table:table-cell table:style-name="ce21" office:value-type="float" office:value="22.7475949372405" calcext:value-type="float">
            <text:p>22.75</text:p>
          </table:table-cell>
          <table:table-cell table:style-name="ce21" office:value-type="float" office:value="22.9978184815501" calcext:value-type="float">
            <text:p>23.00</text:p>
          </table:table-cell>
          <table:table-cell table:style-name="ce21" office:value-type="float" office:value="23.2507944848471" calcext:value-type="float">
            <text:p>23.25</text:p>
          </table:table-cell>
          <table:table-cell table:style-name="ce21" office:value-type="float" office:value="23.5065532241805" calcext:value-type="float">
            <text:p>23.51</text:p>
          </table:table-cell>
          <table:table-cell table:style-name="ce21" office:value-type="float" office:value="23.7651253096464" calcext:value-type="float">
            <text:p>23.77</text:p>
          </table:table-cell>
          <table:table-cell table:style-name="ce21" office:value-type="float" office:value="24.0265416880525" calcext:value-type="float">
            <text:p>24.03</text:p>
          </table:table-cell>
          <table:table-cell table:style-name="ce21" office:value-type="float" office:value="24.2908336466211" calcext:value-type="float">
            <text:p>24.29</text:p>
          </table:table-cell>
          <table:table-cell table:style-name="ce21" office:value-type="float" office:value="24.5580328167339" calcext:value-type="float">
            <text:p>24.56</text:p>
          </table:table-cell>
          <table:table-cell table:style-name="ce9" office:value-type="string" calcext:value-type="string">
            <text:p>electricite </text:p>
          </table:table-cell>
          <table:table-cell table:style-name="ce29" office:value-type="percentage" office:value="0.00834605340401318" calcext:value-type="percentage">
            <text:p>0.83%</text:p>
          </table:table-cell>
          <table:table-cell table:number-columns-repeated="3" table:style-name="ce38" office:value-type="percentage" office:value="0.0109999999999999" calcext:value-type="percentage">
            <text:p>1.1%</text:p>
          </table:table-cell>
          <table:table-cell table:style-name="ce41" office:value-type="percentage" office:value="0.0109999999999999" calcext:value-type="percentage">
            <text:p>1.1%</text:p>
          </table:table-cell>
          <table:table-cell table:style-name="ce41" table:formula="of:=([.V113]/[.R113])^(1/([.$V$110]-[.$R$110])) -1" office:value-type="percentage" office:value="0.0110000000000003" calcext:value-type="percentage">
            <text:p>1.1%</text:p>
          </table:table-cell>
          <table:table-cell table:style-name="ce41" table:formula="of:=([.AF113]/[.W113])^(1/([.$AF$110]-[.$W$110])) -1" office:value-type="percentage" office:value="0.0109999999999999" calcext:value-type="percentage">
            <text:p>1.1%</text:p>
          </table:table-cell>
          <table:table-cell table:style-name="ce41" table:formula="of:=([.AP113]/[.AG113])^(1/([.$AP$110]-[.$AG$110])) -1" office:value-type="percentage" office:value="0.0110000000000003" calcext:value-type="percentage">
            <text:p>1.1%</text:p>
          </table:table-cell>
          <table:table-cell table:style-name="ce41" table:formula="of:=([.AZ113]/[.AQ113])^(1/([.$AZ$110]-[.$AQ$110])) -1" office:value-type="percentage" office:value="0.0109999999999995" calcext:value-type="percentage">
            <text:p>1.1%</text:p>
          </table:table-cell>
          <table:table-cell table:style-name="ce41" office:value-type="percentage" office:value="0.244580842783455" calcext:value-type="percentage">
            <text:p>24.5%</text:p>
          </table:table-cell>
          <table:table-cell table:style-name="ce41" office:value-type="percentage" office:value="0.466528291853535" calcext:value-type="percentage">
            <text:p>46.7%</text:p>
          </table:table-cell>
          <table:table-cell table:number-columns-repeated="950"/>
        </table:table-row>
        <table:table-row table:style-name="ro4">
          <table:table-cell table:style-name="ce9" office:value-type="string" calcext:value-type="string">
            <text:p>bois</text:p>
          </table:table-cell>
          <table:table-cell table:style-name="ce21" office:value-type="float" office:value="3.14885518590998" calcext:value-type="float">
            <text:p>3.15</text:p>
          </table:table-cell>
          <table:table-cell table:style-name="ce21" office:value-type="float" office:value="3.09733397497594" calcext:value-type="float">
            <text:p>3.10</text:p>
          </table:table-cell>
          <table:table-cell table:style-name="ce21" office:value-type="float" office:value="3.03883852691218" calcext:value-type="float">
            <text:p>3.04</text:p>
          </table:table-cell>
          <table:table-cell table:style-name="ce21" office:value-type="float" office:value="3.17545975948196" calcext:value-type="float">
            <text:p>3.18</text:p>
          </table:table-cell>
          <table:table-cell table:style-name="ce21" office:value-type="float" office:value="3.23885869565217" calcext:value-type="float">
            <text:p>3.24</text:p>
          </table:table-cell>
          <table:table-cell table:style-name="ce21" office:value-type="float" office:value="3.43074205516014" calcext:value-type="float">
            <text:p>3.43</text:p>
          </table:table-cell>
          <table:table-cell table:style-name="ce21" office:value-type="float" office:value="3.37578050424582" calcext:value-type="float">
            <text:p>3.38</text:p>
          </table:table-cell>
          <table:table-cell table:style-name="ce21" office:value-type="float" office:value="3.68941992753623" calcext:value-type="float">
            <text:p>3.69</text:p>
          </table:table-cell>
          <table:table-cell table:style-name="ce21" office:value-type="float" office:value="3.5882" calcext:value-type="float">
            <text:p>3.59</text:p>
          </table:table-cell>
          <table:table-cell table:style-name="ce21" office:value-type="float" office:value="3.52644132785648" calcext:value-type="float">
            <text:p>3.53</text:p>
          </table:table-cell>
          <table:table-cell table:style-name="ce21" office:value-type="float" office:value="3.6474502146986" calcext:value-type="float">
            <text:p>3.65</text:p>
          </table:table-cell>
          <table:table-cell table:style-name="ce21" office:value-type="float" office:value="3.57194097525473" calcext:value-type="float">
            <text:p>3.57</text:p>
          </table:table-cell>
          <table:table-cell table:style-name="ce21" office:value-type="float" office:value="3.72552643349988" calcext:value-type="float">
            <text:p>3.73</text:p>
          </table:table-cell>
          <table:table-cell table:style-name="ce21" office:value-type="float" office:value="4.02371448785473" calcext:value-type="float">
            <text:p>4.02</text:p>
          </table:table-cell>
          <table:table-cell table:style-name="ce21" office:value-type="float" office:value="4.07750303677323" calcext:value-type="float">
            <text:p>4.08</text:p>
          </table:table-cell>
          <table:table-cell table:style-name="ce21" office:value-type="float" office:value="3.69370255247873" calcext:value-type="float">
            <text:p>3.69</text:p>
          </table:table-cell>
          <table:table-cell table:style-name="ce21" office:value-type="float" office:value="3.73802698310847" calcext:value-type="float">
            <text:p>3.74</text:p>
          </table:table-cell>
          <table:table-cell table:style-name="ce21" office:value-type="float" office:value="3.78288330690578" calcext:value-type="float">
            <text:p>3.78</text:p>
          </table:table-cell>
          <table:table-cell table:style-name="ce21" office:value-type="float" office:value="3.82827790658865" calcext:value-type="float">
            <text:p>3.83</text:p>
          </table:table-cell>
          <table:table-cell table:style-name="ce21" office:value-type="float" office:value="3.87421724146771" calcext:value-type="float">
            <text:p>3.87</text:p>
          </table:table-cell>
          <table:table-cell table:style-name="ce21" office:value-type="float" office:value="3.92070784836532" calcext:value-type="float">
            <text:p>3.92</text:p>
          </table:table-cell>
          <table:table-cell table:style-name="ce21" office:value-type="float" office:value="3.96775634254571" calcext:value-type="float">
            <text:p>3.97</text:p>
          </table:table-cell>
          <table:table-cell table:style-name="ce21" office:value-type="float" office:value="4.01536941865625" calcext:value-type="float">
            <text:p>4.02</text:p>
          </table:table-cell>
          <table:table-cell table:style-name="ce21" office:value-type="float" office:value="4.06355385168013" calcext:value-type="float">
            <text:p>4.06</text:p>
          </table:table-cell>
          <table:table-cell table:style-name="ce21" office:value-type="float" office:value="4.11231649790029" calcext:value-type="float">
            <text:p>4.11</text:p>
          </table:table-cell>
          <table:table-cell table:style-name="ce21" office:value-type="float" office:value="4.1616642958751" calcext:value-type="float">
            <text:p>4.16</text:p>
          </table:table-cell>
          <table:table-cell table:style-name="ce21" office:value-type="float" office:value="4.2116042674256" calcext:value-type="float">
            <text:p>4.21</text:p>
          </table:table-cell>
          <table:table-cell table:style-name="ce21" office:value-type="float" office:value="4.2621435186347" calcext:value-type="float">
            <text:p>4.26</text:p>
          </table:table-cell>
          <table:table-cell table:style-name="ce21" office:value-type="float" office:value="4.31328924085832" calcext:value-type="float">
            <text:p>4.31</text:p>
          </table:table-cell>
          <table:table-cell table:style-name="ce21" office:value-type="float" office:value="4.36504871174862" calcext:value-type="float">
            <text:p>4.37</text:p>
          </table:table-cell>
          <table:table-cell table:style-name="ce21" office:value-type="float" office:value="4.41742929628961" calcext:value-type="float">
            <text:p>4.42</text:p>
          </table:table-cell>
          <table:table-cell table:style-name="ce21" office:value-type="float" office:value="4.47043844784508" calcext:value-type="float">
            <text:p>4.47</text:p>
          </table:table-cell>
          <table:table-cell table:style-name="ce21" office:value-type="float" office:value="4.52408370921922" calcext:value-type="float">
            <text:p>4.52</text:p>
          </table:table-cell>
          <table:table-cell table:style-name="ce21" office:value-type="float" office:value="4.57837271372985" calcext:value-type="float">
            <text:p>4.58</text:p>
          </table:table-cell>
          <table:table-cell table:style-name="ce21" office:value-type="float" office:value="4.63331318629461" calcext:value-type="float">
            <text:p>4.63</text:p>
          </table:table-cell>
          <table:table-cell table:style-name="ce21" office:value-type="float" office:value="4.68891294453015" calcext:value-type="float">
            <text:p>4.69</text:p>
          </table:table-cell>
          <table:table-cell table:style-name="ce21" office:value-type="float" office:value="4.74517989986451" calcext:value-type="float">
            <text:p>4.75</text:p>
          </table:table-cell>
          <table:table-cell table:style-name="ce21" office:value-type="float" office:value="4.80212205866288" calcext:value-type="float">
            <text:p>4.80</text:p>
          </table:table-cell>
          <table:table-cell table:style-name="ce21" office:value-type="float" office:value="4.85974752336684" calcext:value-type="float">
            <text:p>4.86</text:p>
          </table:table-cell>
          <table:table-cell table:style-name="ce21" office:value-type="float" office:value="4.91806449364724" calcext:value-type="float">
            <text:p>4.92</text:p>
          </table:table-cell>
          <table:table-cell table:style-name="ce21" office:value-type="float" office:value="4.977081267571" calcext:value-type="float">
            <text:p>4.98</text:p>
          </table:table-cell>
          <table:table-cell table:style-name="ce21" office:value-type="float" office:value="5.03680624278186" calcext:value-type="float">
            <text:p>5.04</text:p>
          </table:table-cell>
          <table:table-cell table:style-name="ce21" office:value-type="float" office:value="5.09724791769524" calcext:value-type="float">
            <text:p>5.10</text:p>
          </table:table-cell>
          <table:table-cell table:style-name="ce21" office:value-type="float" office:value="5.15841489270758" calcext:value-type="float">
            <text:p>5.16</text:p>
          </table:table-cell>
          <table:table-cell table:style-name="ce21" office:value-type="float" office:value="5.22031587142007" calcext:value-type="float">
            <text:p>5.22</text:p>
          </table:table-cell>
          <table:table-cell table:style-name="ce21" office:value-type="float" office:value="5.28295966187711" calcext:value-type="float">
            <text:p>5.28</text:p>
          </table:table-cell>
          <table:table-cell table:style-name="ce21" office:value-type="float" office:value="5.34635517781964" calcext:value-type="float">
            <text:p>5.35</text:p>
          </table:table-cell>
          <table:table-cell table:style-name="ce21" office:value-type="float" office:value="5.41051143995347" calcext:value-type="float">
            <text:p>5.41</text:p>
          </table:table-cell>
          <table:table-cell table:style-name="ce21" office:value-type="float" office:value="5.47543757723292" calcext:value-type="float">
            <text:p>5.48</text:p>
          </table:table-cell>
          <table:table-cell table:style-name="ce21" office:value-type="float" office:value="5.54114282815971" calcext:value-type="float">
            <text:p>5.54</text:p>
          </table:table-cell>
          <table:table-cell table:style-name="ce21" office:value-type="float" office:value="5.60763654209763" calcext:value-type="float">
            <text:p>5.61</text:p>
          </table:table-cell>
          <table:table-cell table:style-name="ce21" office:value-type="float" office:value="5.6749281806028" calcext:value-type="float">
            <text:p>5.67</text:p>
          </table:table-cell>
          <table:table-cell table:style-name="ce21" office:value-type="float" office:value="5.74302731877003" calcext:value-type="float">
            <text:p>5.74</text:p>
          </table:table-cell>
          <table:table-cell table:style-name="ce21" office:value-type="float" office:value="5.81194364659527" calcext:value-type="float">
            <text:p>5.81</text:p>
          </table:table-cell>
          <table:table-cell table:style-name="ce21" office:value-type="float" office:value="5.88168697035442" calcext:value-type="float">
            <text:p>5.88</text:p>
          </table:table-cell>
          <table:table-cell table:style-name="ce21" office:value-type="float" office:value="5.95226721399867" calcext:value-type="float">
            <text:p>5.95</text:p>
          </table:table-cell>
          <table:table-cell table:style-name="ce21" office:value-type="float" office:value="6.02369442056665" calcext:value-type="float">
            <text:p>6.02</text:p>
          </table:table-cell>
          <table:table-cell table:style-name="ce21" office:value-type="float" office:value="6.09597875361345" calcext:value-type="float">
            <text:p>6.10</text:p>
          </table:table-cell>
          <table:table-cell table:style-name="ce21" office:value-type="float" office:value="6.16913049865681" calcext:value-type="float">
            <text:p>6.17</text:p>
          </table:table-cell>
          <table:table-cell table:style-name="ce21" office:value-type="float" office:value="6.2431600646407" calcext:value-type="float">
            <text:p>6.24</text:p>
          </table:table-cell>
          <table:table-cell table:style-name="ce21" office:value-type="float" office:value="6.31807798541638" calcext:value-type="float">
            <text:p>6.32</text:p>
          </table:table-cell>
          <table:table-cell table:style-name="ce9" office:value-type="string" calcext:value-type="string">
            <text:p>bois</text:p>
          </table:table-cell>
          <table:table-cell table:style-name="ce29" office:value-type="percentage" office:value="0.0106961594500277" calcext:value-type="percentage">
            <text:p>1.07%</text:p>
          </table:table-cell>
          <table:table-cell table:number-columns-repeated="3" table:style-name="ce38" office:value-type="percentage" office:value="0.012" calcext:value-type="percentage">
            <text:p>1.2%</text:p>
          </table:table-cell>
          <table:table-cell table:style-name="ce41" office:value-type="percentage" office:value="0.012" calcext:value-type="percentage">
            <text:p>1.2%</text:p>
          </table:table-cell>
          <table:table-cell table:style-name="ce41" table:formula="of:=([.V114]/[.R114])^(1/([.$V$110]-[.$R$110])) -1" office:value-type="percentage" office:value="0.0120000000000002" calcext:value-type="percentage">
            <text:p>1.2%</text:p>
          </table:table-cell>
          <table:table-cell table:style-name="ce41" table:formula="of:=([.AF114]/[.W114])^(1/([.$AF$110]-[.$W$110])) -1" office:value-type="percentage" office:value="0.012" calcext:value-type="percentage">
            <text:p>1.2%</text:p>
          </table:table-cell>
          <table:table-cell table:style-name="ce41" table:formula="of:=([.AP114]/[.AG114])^(1/([.$AP$110]-[.$AG$110])) -1" office:value-type="percentage" office:value="0.0119999999999998" calcext:value-type="percentage">
            <text:p>1.2%</text:p>
          </table:table-cell>
          <table:table-cell table:style-name="ce41" table:formula="of:=([.AZ114]/[.AQ114])^(1/([.$AZ$110]-[.$AQ$110])) -1" office:value-type="percentage" office:value="0.012" calcext:value-type="percentage">
            <text:p>1.2%</text:p>
          </table:table-cell>
          <table:table-cell table:style-name="ce41" office:value-type="percentage" office:value="0.269434362380794" calcext:value-type="percentage">
            <text:p>26.9%</text:p>
          </table:table-cell>
          <table:table-cell table:style-name="ce41" office:value-type="percentage" office:value="0.518161373967299" calcext:value-type="percentage">
            <text:p>51.8%</text:p>
          </table:table-cell>
          <table:table-cell table:number-columns-repeated="950"/>
        </table:table-row>
        <table:table-row table:style-name="ro4">
          <table:table-cell table:style-name="ce9" office:value-type="string" calcext:value-type="string">
            <text:p>urbain</text:p>
          </table:table-cell>
          <table:table-cell table:style-name="ce21" office:value-type="float" office:value="5.46093126223092" calcext:value-type="float">
            <text:p>5.46</text:p>
          </table:table-cell>
          <table:table-cell table:style-name="ce21" office:value-type="float" office:value="5.69943866217517" calcext:value-type="float">
            <text:p>5.70</text:p>
          </table:table-cell>
          <table:table-cell table:style-name="ce21" office:value-type="float" office:value="5.80755807365439" calcext:value-type="float">
            <text:p>5.81</text:p>
          </table:table-cell>
          <table:table-cell table:style-name="ce21" office:value-type="float" office:value="5.68936540240518" calcext:value-type="float">
            <text:p>5.69</text:p>
          </table:table-cell>
          <table:table-cell table:style-name="ce21" office:value-type="float" office:value="5.58886660326087" calcext:value-type="float">
            <text:p>5.59</text:p>
          </table:table-cell>
          <table:table-cell table:style-name="ce21" office:value-type="float" office:value="5.75452289145908" calcext:value-type="float">
            <text:p>5.75</text:p>
          </table:table-cell>
          <table:table-cell table:style-name="ce21" office:value-type="float" office:value="6.14136830955091" calcext:value-type="float">
            <text:p>6.14</text:p>
          </table:table-cell>
          <table:table-cell table:style-name="ce21" office:value-type="float" office:value="6.23146130952381" calcext:value-type="float">
            <text:p>6.23</text:p>
          </table:table-cell>
          <table:table-cell table:style-name="ce21" office:value-type="float" office:value="6.5135" calcext:value-type="float">
            <text:p>6.51</text:p>
          </table:table-cell>
          <table:table-cell table:style-name="ce21" office:value-type="float" office:value="7.0098187861514" calcext:value-type="float">
            <text:p>7.01</text:p>
          </table:table-cell>
          <table:table-cell table:style-name="ce21" office:value-type="float" office:value="6.92778341866226" calcext:value-type="float">
            <text:p>6.93</text:p>
          </table:table-cell>
          <table:table-cell table:style-name="ce21" office:value-type="float" office:value="7.10687001455604" calcext:value-type="float">
            <text:p>7.11</text:p>
          </table:table-cell>
          <table:table-cell table:style-name="ce21" office:value-type="float" office:value="7.34121165833928" calcext:value-type="float">
            <text:p>7.34</text:p>
          </table:table-cell>
          <table:table-cell table:style-name="ce21" office:value-type="float" office:value="7.76210235044415" calcext:value-type="float">
            <text:p>7.76</text:p>
          </table:table-cell>
          <table:table-cell table:style-name="ce21" office:value-type="float" office:value="7.89058483531698" calcext:value-type="float">
            <text:p>7.89</text:p>
          </table:table-cell>
          <table:table-cell table:style-name="ce21" office:value-type="float" office:value="8.12217488520929" calcext:value-type="float">
            <text:p>8.12</text:p>
          </table:table-cell>
          <table:table-cell table:style-name="ce21" office:value-type="float" office:value="8.21845872023831" calcext:value-type="float">
            <text:p>8.22</text:p>
          </table:table-cell>
          <table:table-cell table:style-name="ce21" office:value-type="float" office:value="8.31793983023376" calcext:value-type="float">
            <text:p>8.32</text:p>
          </table:table-cell>
          <table:table-cell table:style-name="ce21" office:value-type="float" office:value="8.42488315110538" calcext:value-type="float">
            <text:p>8.42</text:p>
          </table:table-cell>
          <table:table-cell table:style-name="ce21" office:value-type="float" office:value="8.53737648870708" calcext:value-type="float">
            <text:p>8.54</text:p>
          </table:table-cell>
          <table:table-cell table:style-name="ce21" office:value-type="float" office:value="8.65105742224589" calcext:value-type="float">
            <text:p>8.65</text:p>
          </table:table-cell>
          <table:table-cell table:style-name="ce21" office:value-type="float" office:value="8.71236697808499" calcext:value-type="float">
            <text:p>8.71</text:p>
          </table:table-cell>
          <table:table-cell table:style-name="ce21" office:value-type="float" office:value="8.77183368877071" calcext:value-type="float">
            <text:p>8.77</text:p>
          </table:table-cell>
          <table:table-cell table:style-name="ce21" office:value-type="float" office:value="8.83211713700003" calcext:value-type="float">
            <text:p>8.83</text:p>
          </table:table-cell>
          <table:table-cell table:style-name="ce21" office:value-type="float" office:value="8.88508573323973" calcext:value-type="float">
            <text:p>8.89</text:p>
          </table:table-cell>
          <table:table-cell table:style-name="ce21" office:value-type="float" office:value="8.9400658327047" calcext:value-type="float">
            <text:p>8.94</text:p>
          </table:table-cell>
          <table:table-cell table:style-name="ce21" office:value-type="float" office:value="8.9993729282138" calcext:value-type="float">
            <text:p>9.00</text:p>
          </table:table-cell>
          <table:table-cell table:style-name="ce21" office:value-type="float" office:value="9.05979074117965" calcext:value-type="float">
            <text:p>9.06</text:p>
          </table:table-cell>
          <table:table-cell table:style-name="ce21" office:value-type="float" office:value="9.1184499378451" calcext:value-type="float">
            <text:p>9.12</text:p>
          </table:table-cell>
          <table:table-cell table:style-name="ce21" office:value-type="float" office:value="9.17259184085042" calcext:value-type="float">
            <text:p>9.17</text:p>
          </table:table-cell>
          <table:table-cell table:style-name="ce21" office:value-type="float" office:value="9.21955385857711" calcext:value-type="float">
            <text:p>9.22</text:p>
          </table:table-cell>
          <table:table-cell table:style-name="ce21" office:value-type="float" office:value="9.24559643164148" calcext:value-type="float">
            <text:p>9.25</text:p>
          </table:table-cell>
          <table:table-cell table:style-name="ce21" office:value-type="float" office:value="9.27185569654453" calcext:value-type="float">
            <text:p>9.27</text:p>
          </table:table-cell>
          <table:table-cell table:style-name="ce21" office:value-type="float" office:value="9.29833286999421" calcext:value-type="float">
            <text:p>9.30</text:p>
          </table:table-cell>
          <table:table-cell table:style-name="ce21" office:value-type="float" office:value="9.32502916999828" calcext:value-type="float">
            <text:p>9.33</text:p>
          </table:table-cell>
          <table:table-cell table:style-name="ce21" office:value-type="float" office:value="9.35194581586094" calcext:value-type="float">
            <text:p>9.35</text:p>
          </table:table-cell>
          <table:table-cell table:style-name="ce21" office:value-type="float" office:value="9.37114509058778" calcext:value-type="float">
            <text:p>9.37</text:p>
          </table:table-cell>
          <table:table-cell table:style-name="ce21" office:value-type="float" office:value="9.39046841145776" calcext:value-type="float">
            <text:p>9.39</text:p>
          </table:table-cell>
          <table:table-cell table:style-name="ce21" office:value-type="float" office:value="9.40991643958056" calcext:value-type="float">
            <text:p>9.41</text:p>
          </table:table-cell>
          <table:table-cell table:style-name="ce21" office:value-type="float" office:value="9.42948983829598" calcext:value-type="float">
            <text:p>9.43</text:p>
          </table:table-cell>
          <table:table-cell table:style-name="ce21" office:value-type="float" office:value="9.449189273177" calcext:value-type="float">
            <text:p>9.45</text:p>
          </table:table-cell>
          <table:table-cell table:style-name="ce21" office:value-type="float" office:value="9.46579129192332" calcext:value-type="float">
            <text:p>9.47</text:p>
          </table:table-cell>
          <table:table-cell table:style-name="ce21" office:value-type="float" office:value="9.4825048064168" calcext:value-type="float">
            <text:p>9.48</text:p>
          </table:table-cell>
          <table:table-cell table:style-name="ce21" office:value-type="float" office:value="9.49933055398099" calcext:value-type="float">
            <text:p>9.50</text:p>
          </table:table-cell>
          <table:table-cell table:style-name="ce21" office:value-type="float" office:value="9.51626927550118" calcext:value-type="float">
            <text:p>9.52</text:p>
          </table:table-cell>
          <table:table-cell table:style-name="ce21" office:value-type="float" office:value="9.53332171542397" calcext:value-type="float">
            <text:p>9.53</text:p>
          </table:table-cell>
          <table:table-cell table:style-name="ce21" office:value-type="float" office:value="9.5492816027816" calcext:value-type="float">
            <text:p>9.55</text:p>
          </table:table-cell>
          <table:table-cell table:style-name="ce21" office:value-type="float" office:value="9.56535440702972" calcext:value-type="float">
            <text:p>9.57</text:p>
          </table:table-cell>
          <table:table-cell table:style-name="ce21" office:value-type="float" office:value="9.5815409281497" calcext:value-type="float">
            <text:p>9.58</text:p>
          </table:table-cell>
          <table:table-cell table:style-name="ce21" office:value-type="float" office:value="9.59784197006871" calcext:value-type="float">
            <text:p>9.60</text:p>
          </table:table-cell>
          <table:table-cell table:style-name="ce21" office:value-type="float" office:value="9.61425834065478" calcext:value-type="float">
            <text:p>9.61</text:p>
          </table:table-cell>
          <table:table-cell table:style-name="ce21" office:value-type="float" office:value="9.63079085171172" calcext:value-type="float">
            <text:p>9.63</text:p>
          </table:table-cell>
          <table:table-cell table:style-name="ce21" office:value-type="float" office:value="9.64744031897375" calcext:value-type="float">
            <text:p>9.65</text:p>
          </table:table-cell>
          <table:table-cell table:style-name="ce21" office:value-type="float" office:value="9.6642075620999" calcext:value-type="float">
            <text:p>9.66</text:p>
          </table:table-cell>
          <table:table-cell table:style-name="ce21" office:value-type="float" office:value="9.68109340466817" calcext:value-type="float">
            <text:p>9.68</text:p>
          </table:table-cell>
          <table:table-cell table:style-name="ce21" office:value-type="float" office:value="9.69809867416953" calcext:value-type="float">
            <text:p>9.70</text:p>
          </table:table-cell>
          <table:table-cell table:style-name="ce21" office:value-type="float" office:value="9.7152242020016" calcext:value-type="float">
            <text:p>9.72</text:p>
          </table:table-cell>
          <table:table-cell table:style-name="ce21" office:value-type="float" office:value="9.7324708234622" calcext:value-type="float">
            <text:p>9.73</text:p>
          </table:table-cell>
          <table:table-cell table:style-name="ce21" office:value-type="float" office:value="9.74983937774263" calcext:value-type="float">
            <text:p>9.75</text:p>
          </table:table-cell>
          <table:table-cell table:style-name="ce21" office:value-type="float" office:value="9.76733070792074" calcext:value-type="float">
            <text:p>9.77</text:p>
          </table:table-cell>
          <table:table-cell table:style-name="ce21" office:value-type="float" office:value="9.78494566095385" calcext:value-type="float">
            <text:p>9.78</text:p>
          </table:table-cell>
          <table:table-cell table:style-name="ce9" office:value-type="string" calcext:value-type="string">
            <text:p>urbain</text:p>
          </table:table-cell>
          <table:table-cell table:style-name="ce29" office:value-type="percentage" office:value="0.0268185561572127" calcext:value-type="percentage">
            <text:p>2.68%</text:p>
          </table:table-cell>
          <table:table-cell table:style-name="ce38" office:value-type="percentage" office:value="0.0105296495196074" calcext:value-type="percentage">
            <text:p>1.1%</text:p>
          </table:table-cell>
          <table:table-cell table:style-name="ce38" office:value-type="percentage" office:value="0.00707422841626215" calcext:value-type="percentage">
            <text:p>0.7%</text:p>
          </table:table-cell>
          <table:table-cell table:style-name="ce38" office:value-type="percentage" office:value="0.00184588890004989" calcext:value-type="percentage">
            <text:p>0.2%</text:p>
          </table:table-cell>
          <table:table-cell table:style-name="ce41" office:value-type="percentage" office:value="0.00607159728898221" calcext:value-type="percentage">
            <text:p>0.6%</text:p>
          </table:table-cell>
          <table:table-cell table:style-name="ce41" table:formula="of:=([.V115]/[.R115])^(1/([.$V$110]-[.$R$110])) -1" office:value-type="percentage" office:value="0.0129073071147809" calcext:value-type="percentage">
            <text:p>1.3%</text:p>
          </table:table-cell>
          <table:table-cell table:style-name="ce41" table:formula="of:=([.AF115]/[.W115])^(1/([.$AF$110]-[.$W$110])) -1" office:value-type="percentage" office:value="0.00630682031206797" calcext:value-type="percentage">
            <text:p>0.6%</text:p>
          </table:table-cell>
          <table:table-cell table:style-name="ce41" table:formula="of:=([.AP115]/[.AG115])^(1/([.$AP$110]-[.$AG$110])) -1" office:value-type="percentage" office:value="0.0024231054195254" calcext:value-type="percentage">
            <text:p>0.2%</text:p>
          </table:table-cell>
          <table:table-cell table:style-name="ce41" table:formula="of:=([.AZ115]/[.AQ115])^(1/([.$AZ$110]-[.$AQ$110])) -1" office:value-type="percentage" office:value="0.001730702311457" calcext:value-type="percentage">
            <text:p>0.2%</text:p>
          </table:table-cell>
          <table:table-cell table:style-name="ce41" office:value-type="percentage" office:value="0.151409068141477" calcext:value-type="percentage">
            <text:p>15.1%</text:p>
          </table:table-cell>
          <table:table-cell table:style-name="ce41" office:value-type="percentage" office:value="0.183704916051809" calcext:value-type="percentage">
            <text:p>18.4%</text:p>
          </table:table-cell>
          <table:table-cell table:number-columns-repeated="950"/>
        </table:table-row>
        <table:table-row table:style-name="ro1">
          <table:table-cell table:style-name="Default" table:number-columns-repeated="62"/>
          <table:table-cell/>
          <table:table-cell table:style-name="ce29" table:number-columns-repeated="4"/>
          <table:table-cell table:style-name="ce39" table:number-columns-repeated="5"/>
          <table:table-cell table:style-name="ce32" table:number-columns-repeated="2"/>
          <table:table-cell table:number-columns-repeated="950"/>
        </table:table-row>
        <table:table-row table:style-name="ro1">
          <table:table-cell table:style-name="ce10" office:value-type="string" calcext:value-type="string">
            <text:p>Prix final HTVA et hors CC en euros constant 2008 / 100 kWh <text:s/>= entrée de MENFIS</text:p>
          </table:table-cell>
          <table:table-cell table:style-name="Default" table:number-columns-repeated="61"/>
          <table:table-cell/>
          <table:table-cell table:style-name="ce14" table:number-columns-repeated="11"/>
          <table:table-cell table:number-columns-repeated="950"/>
        </table:table-row>
        <table:table-row table:style-name="ro4">
          <table:table-cell table:style-name="ce2" office:value-type="string" calcext:value-type="string">
            <text:p>gaz <text:s/></text:p>
          </table:table-cell>
          <table:table-cell table:style-name="ce15" office:value-type="float" office:value="3.46986842017977" calcext:value-type="float">
            <text:p>3.47</text:p>
          </table:table-cell>
          <table:table-cell table:style-name="ce15" office:value-type="float" office:value="4.08311446795321" calcext:value-type="float">
            <text:p>4.08</text:p>
          </table:table-cell>
          <table:table-cell table:style-name="ce15" office:value-type="float" office:value="4.02345654679023" calcext:value-type="float">
            <text:p>4.02</text:p>
          </table:table-cell>
          <table:table-cell table:style-name="ce15" office:value-type="float" office:value="4.03034091942489" calcext:value-type="float">
            <text:p>4.03</text:p>
          </table:table-cell>
          <table:table-cell table:style-name="ce15" office:value-type="float" office:value="3.74051582074429" calcext:value-type="float">
            <text:p>3.74</text:p>
          </table:table-cell>
          <table:table-cell table:style-name="ce15" office:value-type="float" office:value="3.9960354439351" calcext:value-type="float">
            <text:p>4.00</text:p>
          </table:table-cell>
          <table:table-cell table:style-name="ce15" office:value-type="float" office:value="4.67771015064759" calcext:value-type="float">
            <text:p>4.68</text:p>
          </table:table-cell>
          <table:table-cell table:style-name="ce15" office:value-type="float" office:value="4.68976631312068" calcext:value-type="float">
            <text:p>4.69</text:p>
          </table:table-cell>
          <table:table-cell table:style-name="ce15" office:value-type="float" office:value="5.1556779661017" calcext:value-type="float">
            <text:p>5.16</text:p>
          </table:table-cell>
          <table:table-cell table:style-name="ce15" office:value-type="float" office:value="4.98598626619931" calcext:value-type="float">
            <text:p>4.99</text:p>
          </table:table-cell>
          <table:table-cell table:style-name="ce15" office:value-type="float" office:value="5.23617589469412" calcext:value-type="float">
            <text:p>5.24</text:p>
          </table:table-cell>
          <table:table-cell table:style-name="ce15" office:value-type="float" office:value="5.79005799800985" calcext:value-type="float">
            <text:p>5.79</text:p>
          </table:table-cell>
          <table:table-cell table:style-name="ce15" office:value-type="float" office:value="5.96533989039306" calcext:value-type="float">
            <text:p>5.97</text:p>
          </table:table-cell>
          <table:table-cell table:style-name="ce15" office:value-type="float" office:value="5.98772189053467" calcext:value-type="float">
            <text:p>5.99</text:p>
          </table:table-cell>
          <table:table-cell table:style-name="ce15" office:value-type="float" office:value="5.60605440909478" calcext:value-type="float">
            <text:p>5.61</text:p>
          </table:table-cell>
          <table:table-cell table:style-name="ce15" office:value-type="float" office:value="5.2844472059343" calcext:value-type="float">
            <text:p>5.28</text:p>
          </table:table-cell>
          <table:table-cell table:style-name="ce15" office:value-type="float" office:value="5.39202901206125" calcext:value-type="float">
            <text:p>5.39</text:p>
          </table:table-cell>
          <table:table-cell table:style-name="ce15" office:value-type="float" office:value="5.49059185669762" calcext:value-type="float">
            <text:p>5.49</text:p>
          </table:table-cell>
          <table:table-cell table:style-name="ce15" office:value-type="float" office:value="5.61069554632786" calcext:value-type="float">
            <text:p>5.61</text:p>
          </table:table-cell>
          <table:table-cell table:style-name="ce15" office:value-type="float" office:value="5.74830172758139" calcext:value-type="float">
            <text:p>5.75</text:p>
          </table:table-cell>
          <table:table-cell table:style-name="ce15" office:value-type="float" office:value="5.8918429277416" calcext:value-type="float">
            <text:p>5.89</text:p>
          </table:table-cell>
          <table:table-cell table:style-name="ce15" office:value-type="float" office:value="5.94900902247373" calcext:value-type="float">
            <text:p>5.95</text:p>
          </table:table-cell>
          <table:table-cell table:style-name="ce15" office:value-type="float" office:value="6.0070498537058" calcext:value-type="float">
            <text:p>6.01</text:p>
          </table:table-cell>
          <table:table-cell table:style-name="ce15" office:value-type="float" office:value="6.06597898792727" calcext:value-type="float">
            <text:p>6.07</text:p>
          </table:table-cell>
          <table:table-cell table:style-name="ce15" office:value-type="float" office:value="6.12581020392012" calcext:value-type="float">
            <text:p>6.13</text:p>
          </table:table-cell>
          <table:table-cell table:style-name="ce15" office:value-type="float" office:value="6.1865574961002" calcext:value-type="float">
            <text:p>6.19</text:p>
          </table:table-cell>
          <table:table-cell table:style-name="ce15" office:value-type="float" office:value="6.25168518309585" calcext:value-type="float">
            <text:p>6.25</text:p>
          </table:table-cell>
          <table:table-cell table:style-name="ce15" office:value-type="float" office:value="6.31787071956767" calcext:value-type="float">
            <text:p>6.32</text:p>
          </table:table-cell>
          <table:table-cell table:style-name="ce15" office:value-type="float" office:value="6.38513155013037" calcext:value-type="float">
            <text:p>6.39</text:p>
          </table:table-cell>
          <table:table-cell table:style-name="ce15" office:value-type="float" office:value="6.45348540979851" calcext:value-type="float">
            <text:p>6.45</text:p>
          </table:table-cell>
          <table:table-cell table:style-name="ce15" office:value-type="float" office:value="6.52295032884871" calcext:value-type="float">
            <text:p>6.52</text:p>
          </table:table-cell>
          <table:table-cell table:style-name="ce15" office:value-type="float" office:value="6.57969336986055" calcext:value-type="float">
            <text:p>6.58</text:p>
          </table:table-cell>
          <table:table-cell table:style-name="ce15" office:value-type="float" office:value="6.63716708259921" calcext:value-type="float">
            <text:p>6.64</text:p>
          </table:table-cell>
          <table:table-cell table:style-name="ce15" office:value-type="float" office:value="6.69538093563346" calcext:value-type="float">
            <text:p>6.70</text:p>
          </table:table-cell>
          <table:table-cell table:style-name="ce15" office:value-type="float" office:value="6.75434452084776" calcext:value-type="float">
            <text:p>6.75</text:p>
          </table:table-cell>
          <table:table-cell table:style-name="ce15" office:value-type="float" office:value="6.81406755505459" calcext:value-type="float">
            <text:p>6.81</text:p>
          </table:table-cell>
          <table:table-cell table:style-name="ce15" office:value-type="float" office:value="6.84788988642453" calcext:value-type="float">
            <text:p>6.85</text:p>
          </table:table-cell>
          <table:table-cell table:style-name="ce15" office:value-type="float" office:value="6.88196032293825" calcext:value-type="float">
            <text:p>6.88</text:p>
          </table:table-cell>
          <table:table-cell table:style-name="ce15" office:value-type="float" office:value="6.91628074431719" calcext:value-type="float">
            <text:p>6.92</text:p>
          </table:table-cell>
          <table:table-cell table:style-name="ce15" office:value-type="float" office:value="6.9508530450675" calcext:value-type="float">
            <text:p>6.95</text:p>
          </table:table-cell>
          <table:table-cell table:style-name="ce15" office:value-type="float" office:value="6.98567913460116" calcext:value-type="float">
            <text:p>6.99</text:p>
          </table:table-cell>
          <table:table-cell table:style-name="ce15" office:value-type="float" office:value="7.00976092352658" calcext:value-type="float">
            <text:p>7.01</text:p>
          </table:table-cell>
          <table:table-cell table:style-name="ce15" office:value-type="float" office:value="7.0339824015389" calcext:value-type="float">
            <text:p>7.03</text:p>
          </table:table-cell>
          <table:table-cell table:style-name="ce15" office:value-type="float" office:value="7.05834455582806" calcext:value-type="float">
            <text:p>7.06</text:p>
          </table:table-cell>
          <table:table-cell table:style-name="ce15" office:value-type="float" office:value="7.08284838179609" calcext:value-type="float">
            <text:p>7.08</text:p>
          </table:table-cell>
          <table:table-cell table:style-name="ce15" office:value-type="float" office:value="7.10749488313247" calcext:value-type="float">
            <text:p>7.11</text:p>
          </table:table-cell>
          <table:table-cell table:style-name="ce15" office:value-type="float" office:value="7.12811198045474" calcext:value-type="float">
            <text:p>7.13</text:p>
          </table:table-cell>
          <table:table-cell table:style-name="ce15" office:value-type="float" office:value="7.14884404000984" calcext:value-type="float">
            <text:p>7.15</text:p>
          </table:table-cell>
          <table:table-cell table:style-name="ce15" office:value-type="float" office:value="7.16969193079866" calcext:value-type="float">
            <text:p>7.17</text:p>
          </table:table-cell>
          <table:table-cell table:style-name="ce15" office:value-type="float" office:value="7.19065652964875" calcext:value-type="float">
            <text:p>7.19</text:p>
          </table:table-cell>
          <table:table-cell table:style-name="ce15" office:value-type="float" office:value="7.21173872128987" calcext:value-type="float">
            <text:p>7.21</text:p>
          </table:table-cell>
          <table:table-cell table:style-name="ce15" office:value-type="float" office:value="7.23293939843038" calcext:value-type="float">
            <text:p>7.23</text:p>
          </table:table-cell>
          <table:table-cell table:style-name="ce15" office:value-type="float" office:value="7.25425946183433" calcext:value-type="float">
            <text:p>7.25</text:p>
          </table:table-cell>
          <table:table-cell table:style-name="ce15" office:value-type="float" office:value="7.27569982039937" calcext:value-type="float">
            <text:p>7.28</text:p>
          </table:table-cell>
          <table:table-cell table:style-name="ce15" office:value-type="float" office:value="7.29726139123536" calcext:value-type="float">
            <text:p>7.30</text:p>
          </table:table-cell>
          <table:table-cell table:style-name="ce15" office:value-type="float" office:value="7.31894509974381" calcext:value-type="float">
            <text:p>7.32</text:p>
          </table:table-cell>
          <table:table-cell table:style-name="ce15" office:value-type="float" office:value="7.34075187969812" calcext:value-type="float">
            <text:p>7.34</text:p>
          </table:table-cell>
          <table:table-cell table:style-name="ce15" office:value-type="float" office:value="7.36268267332451" calcext:value-type="float">
            <text:p>7.36</text:p>
          </table:table-cell>
          <table:table-cell table:style-name="ce15" office:value-type="float" office:value="7.38473843138391" calcext:value-type="float">
            <text:p>7.38</text:p>
          </table:table-cell>
          <table:table-cell table:style-name="ce15" office:value-type="float" office:value="7.40692011325451" calcext:value-type="float">
            <text:p>7.41</text:p>
          </table:table-cell>
          <table:table-cell table:style-name="ce15" office:value-type="float" office:value="7.42922868701526" calcext:value-type="float">
            <text:p>7.43</text:p>
          </table:table-cell>
          <table:table-cell/>
          <table:table-cell table:style-name="ce29" office:value-type="percentage" office:value="0.00867322091710454" calcext:value-type="percentage">
            <text:p>0.87%</text:p>
          </table:table-cell>
          <table:table-cell table:style-name="ce29" office:value-type="percentage" office:value="0.0173904747697653" calcext:value-type="percentage">
            <text:p>1.74%</text:p>
          </table:table-cell>
          <table:table-cell table:style-name="ce29" office:value-type="percentage" office:value="0.0127921897284053" calcext:value-type="percentage">
            <text:p>1.28%</text:p>
          </table:table-cell>
          <table:table-cell table:style-name="ce29" office:value-type="percentage" office:value="0.00378854800759454" calcext:value-type="percentage">
            <text:p>0.38%</text:p>
          </table:table-cell>
          <table:table-cell table:style-name="ce39" office:value-type="percentage" office:value="0.0112263153354977" calcext:value-type="percentage">
            <text:p>1.1%</text:p>
          </table:table-cell>
          <table:table-cell table:style-name="ce39"/>
          <table:table-cell table:style-name="ce41" table:formula="of:=([.AF118]/[.Q118])^(1/([.$AF$110]-[.$Q$110])) -1" office:value-type="percentage" office:value="0.0141362355505303" calcext:value-type="percentage">
            <text:p>1.4%</text:p>
          </table:table-cell>
          <table:table-cell table:style-name="ce41" table:formula="of:=([.AP118]/[.AG118])^(1/([.$AP$110]-[.$AG$110])) -1" office:value-type="percentage" office:value="0.00667485281954128" calcext:value-type="percentage">
            <text:p>0.7%</text:p>
          </table:table-cell>
          <table:table-cell table:style-name="ce41" table:formula="of:=([.AZ118]/[.AQ118])^(1/([.$AZ$110]-[.$AQ$110])) -1" office:value-type="percentage" office:value="0.00316126194390698" calcext:value-type="percentage">
            <text:p>0.3%</text:p>
          </table:table-cell>
          <table:table-cell table:style-name="ce32" office:value-type="percentage" office:value="0.289457021616672" calcext:value-type="percentage">
            <text:p>28.95%</text:p>
          </table:table-cell>
          <table:table-cell table:style-name="ce32" office:value-type="percentage" office:value="0.364710146633932" calcext:value-type="percentage">
            <text:p>36.47%</text:p>
          </table:table-cell>
          <table:table-cell table:number-columns-repeated="950"/>
        </table:table-row>
        <table:table-row table:style-name="ro4">
          <table:table-cell table:style-name="ce2" office:value-type="string" calcext:value-type="string">
            <text:p>fioul </text:p>
          </table:table-cell>
          <table:table-cell table:style-name="ce15" office:value-type="float" office:value="4.52630868387122" calcext:value-type="float">
            <text:p>4.53</text:p>
          </table:table-cell>
          <table:table-cell table:style-name="ce15" office:value-type="float" office:value="3.78467124936828" calcext:value-type="float">
            <text:p>3.78</text:p>
          </table:table-cell>
          <table:table-cell table:style-name="ce15" office:value-type="float" office:value="3.45374745374099" calcext:value-type="float">
            <text:p>3.45</text:p>
          </table:table-cell>
          <table:table-cell table:style-name="ce15" office:value-type="float" office:value="3.60222485373694" calcext:value-type="float">
            <text:p>3.60</text:p>
          </table:table-cell>
          <table:table-cell table:style-name="ce15" office:value-type="float" office:value="4.0735779364185" calcext:value-type="float">
            <text:p>4.07</text:p>
          </table:table-cell>
          <table:table-cell table:style-name="ce15" office:value-type="float" office:value="5.22331353622395" calcext:value-type="float">
            <text:p>5.22</text:p>
          </table:table-cell>
          <table:table-cell table:style-name="ce15" office:value-type="float" office:value="5.67626349848059" calcext:value-type="float">
            <text:p>5.68</text:p>
          </table:table-cell>
          <table:table-cell table:style-name="ce15" office:value-type="float" office:value="5.61285253813609" calcext:value-type="float">
            <text:p>5.61</text:p>
          </table:table-cell>
          <table:table-cell table:style-name="ce15" office:value-type="float" office:value="6.98653846153846" calcext:value-type="float">
            <text:p>6.99</text:p>
          </table:table-cell>
          <table:table-cell table:style-name="ce15" office:value-type="float" office:value="4.82262607411578" calcext:value-type="float">
            <text:p>4.82</text:p>
          </table:table-cell>
          <table:table-cell table:style-name="ce15" office:value-type="float" office:value="5.90931754347688" calcext:value-type="float">
            <text:p>5.91</text:p>
          </table:table-cell>
          <table:table-cell table:style-name="ce15" office:value-type="float" office:value="7.1763492735773" calcext:value-type="float">
            <text:p>7.18</text:p>
          </table:table-cell>
          <table:table-cell table:style-name="ce15" office:value-type="float" office:value="7.67934963638809" calcext:value-type="float">
            <text:p>7.68</text:p>
          </table:table-cell>
          <table:table-cell table:style-name="ce15" office:value-type="float" office:value="7.28551188236132" calcext:value-type="float">
            <text:p>7.29</text:p>
          </table:table-cell>
          <table:table-cell table:style-name="ce15" office:value-type="float" office:value="6.49108845950822" calcext:value-type="float">
            <text:p>6.49</text:p>
          </table:table-cell>
          <table:table-cell table:style-name="ce15" office:value-type="float" office:value="5.10643136176764" calcext:value-type="float">
            <text:p>5.11</text:p>
          </table:table-cell>
          <table:table-cell table:style-name="ce15" office:value-type="float" office:value="5.41728941098284" calcext:value-type="float">
            <text:p>5.42</text:p>
          </table:table-cell>
          <table:table-cell table:style-name="ce15" office:value-type="float" office:value="5.74340901938055" calcext:value-type="float">
            <text:p>5.74</text:p>
          </table:table-cell>
          <table:table-cell table:style-name="ce15" office:value-type="float" office:value="6.06801558316792" calcext:value-type="float">
            <text:p>6.07</text:p>
          </table:table-cell>
          <table:table-cell table:style-name="ce15" office:value-type="float" office:value="6.47932745665757" calcext:value-type="float">
            <text:p>6.48</text:p>
          </table:table-cell>
          <table:table-cell table:style-name="ce15" office:value-type="float" office:value="6.92869706239594" calcext:value-type="float">
            <text:p>6.93</text:p>
          </table:table-cell>
          <table:table-cell table:style-name="ce15" office:value-type="float" office:value="7.0649694406126" calcext:value-type="float">
            <text:p>7.06</text:p>
          </table:table-cell>
          <table:table-cell table:style-name="ce15" office:value-type="float" office:value="7.20474168298549" calcext:value-type="float">
            <text:p>7.20</text:p>
          </table:table-cell>
          <table:table-cell table:style-name="ce15" office:value-type="float" office:value="7.3481036760292" calcext:value-type="float">
            <text:p>7.35</text:p>
          </table:table-cell>
          <table:table-cell table:style-name="ce15" office:value-type="float" office:value="7.49514761480092" calcext:value-type="float">
            <text:p>7.50</text:p>
          </table:table-cell>
          <table:table-cell table:style-name="ce15" office:value-type="float" office:value="7.6459680621904" calcext:value-type="float">
            <text:p>7.65</text:p>
          </table:table-cell>
          <table:table-cell table:style-name="ce15" office:value-type="float" office:value="7.76365318038485" calcext:value-type="float">
            <text:p>7.76</text:p>
          </table:table-cell>
          <table:table-cell table:style-name="ce15" office:value-type="float" office:value="7.8836376911631" calcext:value-type="float">
            <text:p>7.88</text:p>
          </table:table-cell>
          <table:table-cell table:style-name="ce15" office:value-type="float" office:value="8.00596652124432" calcext:value-type="float">
            <text:p>8.01</text:p>
          </table:table-cell>
          <table:table-cell table:style-name="ce15" office:value-type="float" office:value="8.13068547514909" calcext:value-type="float">
            <text:p>8.13</text:p>
          </table:table-cell>
          <table:table-cell table:style-name="ce15" office:value-type="float" office:value="8.25784125235037" calcext:value-type="float">
            <text:p>8.26</text:p>
          </table:table-cell>
          <table:table-cell table:style-name="ce15" office:value-type="float" office:value="8.31417337283629" calcext:value-type="float">
            <text:p>8.31</text:p>
          </table:table-cell>
          <table:table-cell table:style-name="ce15" office:value-type="float" office:value="8.37098375330461" calcext:value-type="float">
            <text:p>8.37</text:p>
          </table:table-cell>
          <table:table-cell table:style-name="ce15" office:value-type="float" office:value="8.42827645418496" calcext:value-type="float">
            <text:p>8.43</text:p>
          </table:table-cell>
          <table:table-cell table:style-name="ce15" office:value-type="float" office:value="8.48605557038001" calcext:value-type="float">
            <text:p>8.49</text:p>
          </table:table-cell>
          <table:table-cell table:style-name="ce15" office:value-type="float" office:value="8.54432523155822" calcext:value-type="float">
            <text:p>8.54</text:p>
          </table:table-cell>
          <table:table-cell table:style-name="ce15" office:value-type="float" office:value="8.62382519821681" calcext:value-type="float">
            <text:p>8.62</text:p>
          </table:table-cell>
          <table:table-cell table:style-name="ce15" office:value-type="float" office:value="8.70423828464569" calcext:value-type="float">
            <text:p>8.70</text:p>
          </table:table-cell>
          <table:table-cell table:style-name="ce15" office:value-type="float" office:value="8.78557497874501" calcext:value-type="float">
            <text:p>8.79</text:p>
          </table:table-cell>
          <table:table-cell table:style-name="ce15" office:value-type="float" office:value="8.86784588887678" calcext:value-type="float">
            <text:p>8.87</text:p>
          </table:table-cell>
          <table:table-cell table:style-name="ce15" office:value-type="float" office:value="8.95106174524837" calcext:value-type="float">
            <text:p>8.95</text:p>
          </table:table-cell>
          <table:table-cell table:style-name="ce15" office:value-type="float" office:value="8.98442724576819" calcext:value-type="float">
            <text:p>8.98</text:p>
          </table:table-cell>
          <table:table-cell table:style-name="ce15" office:value-type="float" office:value="9.0179446576354" calcext:value-type="float">
            <text:p>9.02</text:p>
          </table:table-cell>
          <table:table-cell table:style-name="ce15" office:value-type="float" office:value="9.05161467249428" calcext:value-type="float">
            <text:p>9.05</text:p>
          </table:table-cell>
          <table:table-cell table:style-name="ce15" office:value-type="float" office:value="9.08543798513813" calcext:value-type="float">
            <text:p>9.09</text:p>
          </table:table-cell>
          <table:table-cell table:style-name="ce15" office:value-type="float" office:value="9.11941529352359" calcext:value-type="float">
            <text:p>9.12</text:p>
          </table:table-cell>
          <table:table-cell table:style-name="ce15" office:value-type="float" office:value="9.15376018167946" calcext:value-type="float">
            <text:p>9.15</text:p>
          </table:table-cell>
          <table:table-cell table:style-name="ce15" office:value-type="float" office:value="9.18826241557219" calcext:value-type="float">
            <text:p>9.19</text:p>
          </table:table-cell>
          <table:table-cell table:style-name="ce15" office:value-type="float" office:value="9.22292271605668" calcext:value-type="float">
            <text:p>9.22</text:p>
          </table:table-cell>
          <table:table-cell table:style-name="ce15" office:value-type="float" office:value="9.25774180729032" calcext:value-type="float">
            <text:p>9.26</text:p>
          </table:table-cell>
          <table:table-cell table:style-name="ce15" office:value-type="float" office:value="9.29272041674809" calcext:value-type="float">
            <text:p>9.29</text:p>
          </table:table-cell>
          <table:table-cell table:style-name="ce15" office:value-type="float" office:value="9.32785927523782" calcext:value-type="float">
            <text:p>9.33</text:p>
          </table:table-cell>
          <table:table-cell table:style-name="ce15" office:value-type="float" office:value="9.36315911691538" calcext:value-type="float">
            <text:p>9.36</text:p>
          </table:table-cell>
          <table:table-cell table:style-name="ce15" office:value-type="float" office:value="9.39862067930011" calcext:value-type="float">
            <text:p>9.40</text:p>
          </table:table-cell>
          <table:table-cell table:style-name="ce15" office:value-type="float" office:value="9.43424470329013" calcext:value-type="float">
            <text:p>9.43</text:p>
          </table:table-cell>
          <table:table-cell table:style-name="ce15" office:value-type="float" office:value="9.47003193317791" calcext:value-type="float">
            <text:p>9.47</text:p>
          </table:table-cell>
          <table:table-cell table:style-name="ce15" office:value-type="float" office:value="9.50598311666575" calcext:value-type="float">
            <text:p>9.51</text:p>
          </table:table-cell>
          <table:table-cell table:style-name="ce15" office:value-type="float" office:value="9.54209900488144" calcext:value-type="float">
            <text:p>9.54</text:p>
          </table:table-cell>
          <table:table-cell table:style-name="ce15" office:value-type="float" office:value="9.57838035239395" calcext:value-type="float">
            <text:p>9.58</text:p>
          </table:table-cell>
          <table:table-cell table:style-name="ce15" office:value-type="float" office:value="9.61482791722918" calcext:value-type="float">
            <text:p>9.61</text:p>
          </table:table-cell>
          <table:table-cell table:style-name="ce15" office:value-type="float" office:value="9.65144246088583" calcext:value-type="float">
            <text:p>9.65</text:p>
          </table:table-cell>
          <table:table-cell/>
          <table:table-cell table:style-name="ce29" office:value-type="percentage" office:value="0.0131240170536346" calcext:value-type="percentage">
            <text:p>1.31%</text:p>
          </table:table-cell>
          <table:table-cell table:style-name="ce29" office:value-type="percentage" office:value="0.0465433491311575" calcext:value-type="percentage">
            <text:p>4.65%</text:p>
          </table:table-cell>
          <table:table-cell table:style-name="ce29" office:value-type="percentage" office:value="0.0260724184263466" calcext:value-type="percentage">
            <text:p>2.61%</text:p>
          </table:table-cell>
          <table:table-cell table:style-name="ce29" office:value-type="percentage" office:value="0.00561329555248635" calcext:value-type="percentage">
            <text:p>0.56%</text:p>
          </table:table-cell>
          <table:table-cell table:style-name="ce39" office:value-type="percentage" office:value="0.0227047714653961" calcext:value-type="percentage">
            <text:p>2.3%</text:p>
          </table:table-cell>
          <table:table-cell table:style-name="ce39"/>
          <table:table-cell table:style-name="ce41" table:formula="of:=([.AF119]/[.Q119])^(1/([.$AF$110]-[.$Q$110])) -1" office:value-type="percentage" office:value="0.0325631027792399" calcext:value-type="percentage">
            <text:p>3.3%</text:p>
          </table:table-cell>
          <table:table-cell table:style-name="ce41" table:formula="of:=([.AP119]/[.AG119])^(1/([.$AP$110]-[.$AG$110])) -1" office:value-type="percentage" office:value="0.00823488413019935" calcext:value-type="percentage">
            <text:p>0.8%</text:p>
          </table:table-cell>
          <table:table-cell table:style-name="ce41" table:formula="of:=([.AZ119]/[.AQ119])^(1/([.$AZ$110]-[.$AQ$110])) -1" office:value-type="percentage" office:value="0.00375576529458277" calcext:value-type="percentage">
            <text:p>0.4%</text:p>
          </table:table-cell>
          <table:table-cell table:style-name="ce32" office:value-type="percentage" office:value="0.673247837135428" calcext:value-type="percentage">
            <text:p>67.32%</text:p>
          </table:table-cell>
          <table:table-cell table:style-name="ce32" office:value-type="percentage" office:value="0.819807172250197" calcext:value-type="percentage">
            <text:p>81.98%</text:p>
          </table:table-cell>
          <table:table-cell table:number-columns-repeated="950"/>
        </table:table-row>
        <table:table-row table:style-name="ro4">
          <table:table-cell table:style-name="ce2" office:value-type="string" calcext:value-type="string">
            <text:p>electricite </text:p>
          </table:table-cell>
          <table:table-cell table:style-name="ce15" office:value-type="float" office:value="11.2296319861355" calcext:value-type="float">
            <text:p>11.23</text:p>
          </table:table-cell>
          <table:table-cell table:style-name="ce15" office:value-type="float" office:value="10.9973827343763" calcext:value-type="float">
            <text:p>11.00</text:p>
          </table:table-cell>
          <table:table-cell table:style-name="ce15" office:value-type="float" office:value="10.9049092524127" calcext:value-type="float">
            <text:p>10.90</text:p>
          </table:table-cell>
          <table:table-cell table:style-name="ce15" office:value-type="float" office:value="10.8004315919033" calcext:value-type="float">
            <text:p>10.80</text:p>
          </table:table-cell>
          <table:table-cell table:style-name="ce15" office:value-type="float" office:value="10.7179689802874" calcext:value-type="float">
            <text:p>10.72</text:p>
          </table:table-cell>
          <table:table-cell table:style-name="ce15" office:value-type="float" office:value="10.5272577884673" calcext:value-type="float">
            <text:p>10.53</text:p>
          </table:table-cell>
          <table:table-cell table:style-name="ce15" office:value-type="float" office:value="10.4147580631999" calcext:value-type="float">
            <text:p>10.41</text:p>
          </table:table-cell>
          <table:table-cell table:style-name="ce15" office:value-type="float" office:value="10.389965917465" calcext:value-type="float">
            <text:p>10.39</text:p>
          </table:table-cell>
          <table:table-cell table:style-name="ce15" office:value-type="float" office:value="10.2473728813559" calcext:value-type="float">
            <text:p>10.25</text:p>
          </table:table-cell>
          <table:table-cell table:style-name="ce15" office:value-type="float" office:value="10.3436945572036" calcext:value-type="float">
            <text:p>10.34</text:p>
          </table:table-cell>
          <table:table-cell table:style-name="ce15" office:value-type="float" office:value="10.2614100617223" calcext:value-type="float">
            <text:p>10.26</text:p>
          </table:table-cell>
          <table:table-cell table:style-name="ce15" office:value-type="float" office:value="10.6372558779266" calcext:value-type="float">
            <text:p>10.64</text:p>
          </table:table-cell>
          <table:table-cell table:style-name="ce15" office:value-type="float" office:value="10.9378984139658" calcext:value-type="float">
            <text:p>10.94</text:p>
          </table:table-cell>
          <table:table-cell table:style-name="ce15" office:value-type="float" office:value="11.6473233236381" calcext:value-type="float">
            <text:p>11.65</text:p>
          </table:table-cell>
          <table:table-cell table:style-name="ce15" office:value-type="float" office:value="12.2786640482233" calcext:value-type="float">
            <text:p>12.28</text:p>
          </table:table-cell>
          <table:table-cell table:style-name="ce15" office:value-type="float" office:value="12.7206577035587" calcext:value-type="float">
            <text:p>12.72</text:p>
          </table:table-cell>
          <table:table-cell table:style-name="ce15" office:value-type="float" office:value="12.8605849382978" calcext:value-type="float">
            <text:p>12.86</text:p>
          </table:table-cell>
          <table:table-cell table:style-name="ce15" office:value-type="float" office:value="13.0020513726191" calcext:value-type="float">
            <text:p>13.00</text:p>
          </table:table-cell>
          <table:table-cell table:style-name="ce15" office:value-type="float" office:value="13.1450739377179" calcext:value-type="float">
            <text:p>13.15</text:p>
          </table:table-cell>
          <table:table-cell table:style-name="ce15" office:value-type="float" office:value="13.2896697510328" calcext:value-type="float">
            <text:p>13.29</text:p>
          </table:table-cell>
          <table:table-cell table:style-name="ce15" office:value-type="float" office:value="13.4358561182942" calcext:value-type="float">
            <text:p>13.44</text:p>
          </table:table-cell>
          <table:table-cell table:style-name="ce15" office:value-type="float" office:value="13.5836505355954" calcext:value-type="float">
            <text:p>13.58</text:p>
          </table:table-cell>
          <table:table-cell table:style-name="ce15" office:value-type="float" office:value="13.733070691487" calcext:value-type="float">
            <text:p>13.73</text:p>
          </table:table-cell>
          <table:table-cell table:style-name="ce15" office:value-type="float" office:value="13.8841344690933" calcext:value-type="float">
            <text:p>13.88</text:p>
          </table:table-cell>
          <table:table-cell table:style-name="ce15" office:value-type="float" office:value="14.0368599482533" calcext:value-type="float">
            <text:p>14.04</text:p>
          </table:table-cell>
          <table:table-cell table:style-name="ce15" office:value-type="float" office:value="14.1912654076841" calcext:value-type="float">
            <text:p>14.19</text:p>
          </table:table-cell>
          <table:table-cell table:style-name="ce15" office:value-type="float" office:value="14.3473693271686" calcext:value-type="float">
            <text:p>14.35</text:p>
          </table:table-cell>
          <table:table-cell table:style-name="ce15" office:value-type="float" office:value="14.5051903897675" calcext:value-type="float">
            <text:p>14.51</text:p>
          </table:table-cell>
          <table:table-cell table:style-name="ce15" office:value-type="float" office:value="14.6647474840549" calcext:value-type="float">
            <text:p>14.66</text:p>
          </table:table-cell>
          <table:table-cell table:style-name="ce15" office:value-type="float" office:value="14.8260597063795" calcext:value-type="float">
            <text:p>14.83</text:p>
          </table:table-cell>
          <table:table-cell table:style-name="ce15" office:value-type="float" office:value="14.9891463631497" calcext:value-type="float">
            <text:p>14.99</text:p>
          </table:table-cell>
          <table:table-cell table:style-name="ce15" office:value-type="float" office:value="15.1540269731444" calcext:value-type="float">
            <text:p>15.15</text:p>
          </table:table-cell>
          <table:table-cell table:style-name="ce15" office:value-type="float" office:value="15.3207212698489" calcext:value-type="float">
            <text:p>15.32</text:p>
          </table:table-cell>
          <table:table-cell table:style-name="ce15" office:value-type="float" office:value="15.4892492038173" calcext:value-type="float">
            <text:p>15.49</text:p>
          </table:table-cell>
          <table:table-cell table:style-name="ce15" office:value-type="float" office:value="15.6596309450593" calcext:value-type="float">
            <text:p>15.66</text:p>
          </table:table-cell>
          <table:table-cell table:style-name="ce15" office:value-type="float" office:value="15.8318868854549" calcext:value-type="float">
            <text:p>15.83</text:p>
          </table:table-cell>
          <table:table-cell table:style-name="ce15" office:value-type="float" office:value="16.0060376411949" calcext:value-type="float">
            <text:p>16.01</text:p>
          </table:table-cell>
          <table:table-cell table:style-name="ce15" office:value-type="float" office:value="16.1821040552481" calcext:value-type="float">
            <text:p>16.18</text:p>
          </table:table-cell>
          <table:table-cell table:style-name="ce15" office:value-type="float" office:value="16.3601071998558" calcext:value-type="float">
            <text:p>16.36</text:p>
          </table:table-cell>
          <table:table-cell table:style-name="ce15" office:value-type="float" office:value="16.5400683790542" calcext:value-type="float">
            <text:p>16.54</text:p>
          </table:table-cell>
          <table:table-cell table:style-name="ce15" office:value-type="float" office:value="16.7220091312238" calcext:value-type="float">
            <text:p>16.72</text:p>
          </table:table-cell>
          <table:table-cell table:style-name="ce15" office:value-type="float" office:value="16.9059512316673" calcext:value-type="float">
            <text:p>16.91</text:p>
          </table:table-cell>
          <table:table-cell table:style-name="ce15" office:value-type="float" office:value="17.0919166952156" calcext:value-type="float">
            <text:p>17.09</text:p>
          </table:table-cell>
          <table:table-cell table:style-name="ce15" office:value-type="float" office:value="17.279927778863" calcext:value-type="float">
            <text:p>17.28</text:p>
          </table:table-cell>
          <table:table-cell table:style-name="ce15" office:value-type="float" office:value="17.4700069844305" calcext:value-type="float">
            <text:p>17.47</text:p>
          </table:table-cell>
          <table:table-cell table:style-name="ce15" office:value-type="float" office:value="17.6621770612592" calcext:value-type="float">
            <text:p>17.66</text:p>
          </table:table-cell>
          <table:table-cell table:style-name="ce15" office:value-type="float" office:value="17.856461008933" calcext:value-type="float">
            <text:p>17.86</text:p>
          </table:table-cell>
          <table:table-cell table:style-name="ce15" office:value-type="float" office:value="18.0528820800313" calcext:value-type="float">
            <text:p>18.05</text:p>
          </table:table-cell>
          <table:table-cell table:style-name="ce15" office:value-type="float" office:value="18.2514637829117" calcext:value-type="float">
            <text:p>18.25</text:p>
          </table:table-cell>
          <table:table-cell table:style-name="ce15" office:value-type="float" office:value="18.4522298845237" calcext:value-type="float">
            <text:p>18.45</text:p>
          </table:table-cell>
          <table:table-cell table:style-name="ce15" office:value-type="float" office:value="18.6552044132534" calcext:value-type="float">
            <text:p>18.66</text:p>
          </table:table-cell>
          <table:table-cell table:style-name="ce15" office:value-type="float" office:value="18.8604116617992" calcext:value-type="float">
            <text:p>18.86</text:p>
          </table:table-cell>
          <table:table-cell table:style-name="ce15" office:value-type="float" office:value="19.067876190079" calcext:value-type="float">
            <text:p>19.07</text:p>
          </table:table-cell>
          <table:table-cell table:style-name="ce15" office:value-type="float" office:value="19.2776228281699" calcext:value-type="float">
            <text:p>19.28</text:p>
          </table:table-cell>
          <table:table-cell table:style-name="ce15" office:value-type="float" office:value="19.4896766792797" calcext:value-type="float">
            <text:p>19.49</text:p>
          </table:table-cell>
          <table:table-cell table:style-name="ce15" office:value-type="float" office:value="19.7040631227518" calcext:value-type="float">
            <text:p>19.70</text:p>
          </table:table-cell>
          <table:table-cell table:style-name="ce15" office:value-type="float" office:value="19.9208078171021" calcext:value-type="float">
            <text:p>19.92</text:p>
          </table:table-cell>
          <table:table-cell table:style-name="ce15" office:value-type="float" office:value="20.1399367030902" calcext:value-type="float">
            <text:p>20.14</text:p>
          </table:table-cell>
          <table:table-cell table:style-name="ce15" office:value-type="float" office:value="20.3614760068242" calcext:value-type="float">
            <text:p>20.36</text:p>
          </table:table-cell>
          <table:table-cell table:style-name="ce15" office:value-type="float" office:value="20.5854522428993" calcext:value-type="float">
            <text:p>20.59</text:p>
          </table:table-cell>
          <table:table-cell table:style-name="ce15" office:value-type="float" office:value="20.8118922175711" calcext:value-type="float">
            <text:p>20.81</text:p>
          </table:table-cell>
          <table:table-cell/>
          <table:table-cell table:style-name="ce29" office:value-type="percentage" office:value="0.0140913244207559" calcext:value-type="percentage">
            <text:p>1.41%</text:p>
          </table:table-cell>
          <table:table-cell table:number-columns-repeated="3" table:style-name="ce29" office:value-type="percentage" office:value="0.0109999999999999" calcext:value-type="percentage">
            <text:p>1.10%</text:p>
          </table:table-cell>
          <table:table-cell table:style-name="ce39" office:value-type="percentage" office:value="0.0109999999999999" calcext:value-type="percentage">
            <text:p>1.1%</text:p>
          </table:table-cell>
          <table:table-cell table:style-name="ce39"/>
          <table:table-cell table:style-name="ce41" table:formula="of:=([.AF120]/[.Q120])^(1/([.$AF$110]-[.$Q$110])) -1" office:value-type="percentage" office:value="0.0109999999999997" calcext:value-type="percentage">
            <text:p>1.1%</text:p>
          </table:table-cell>
          <table:table-cell table:style-name="ce41" table:formula="of:=([.AP120]/[.AG120])^(1/([.$AP$110]-[.$AG$110])) -1" office:value-type="percentage" office:value="0.0109999999999997" calcext:value-type="percentage">
            <text:p>1.1%</text:p>
          </table:table-cell>
          <table:table-cell table:style-name="ce41" table:formula="of:=([.AZ120]/[.AQ120])^(1/([.$AZ$110]-[.$AQ$110])) -1" office:value-type="percentage" office:value="0.0109999999999995" calcext:value-type="percentage">
            <text:p>1.1%</text:p>
          </table:table-cell>
          <table:table-cell table:style-name="ce32" office:value-type="percentage" office:value="0.244580842783455" calcext:value-type="percentage">
            <text:p>24.46%</text:p>
          </table:table-cell>
          <table:table-cell table:style-name="ce32" office:value-type="percentage" office:value="0.466528291853535" calcext:value-type="percentage">
            <text:p>46.65%</text:p>
          </table:table-cell>
          <table:table-cell table:number-columns-repeated="950"/>
        </table:table-row>
        <table:table-row table:style-name="ro4">
          <table:table-cell table:style-name="ce2" office:value-type="string" calcext:value-type="string">
            <text:p>bois </text:p>
          </table:table-cell>
          <table:table-cell table:style-name="ce15" office:value-type="float" office:value="2.98469685868245" calcext:value-type="float">
            <text:p>2.98</text:p>
          </table:table-cell>
          <table:table-cell table:style-name="ce15" office:value-type="float" office:value="2.93586158765492" calcext:value-type="float">
            <text:p>2.94</text:p>
          </table:table-cell>
          <table:table-cell table:style-name="ce15" office:value-type="float" office:value="2.8804156653196" calcext:value-type="float">
            <text:p>2.88</text:p>
          </table:table-cell>
          <table:table-cell table:style-name="ce15" office:value-type="float" office:value="3.00991446396394" calcext:value-type="float">
            <text:p>3.01</text:p>
          </table:table-cell>
          <table:table-cell table:style-name="ce15" office:value-type="float" office:value="3.07000824232434" calcext:value-type="float">
            <text:p>3.07</text:p>
          </table:table-cell>
          <table:table-cell table:style-name="ce15" office:value-type="float" office:value="3.25188820394326" calcext:value-type="float">
            <text:p>3.25</text:p>
          </table:table-cell>
          <table:table-cell table:style-name="ce15" office:value-type="float" office:value="3.19979194715244" calcext:value-type="float">
            <text:p>3.20</text:p>
          </table:table-cell>
          <table:table-cell table:style-name="ce15" office:value-type="float" office:value="3.49708050003434" calcext:value-type="float">
            <text:p>3.50</text:p>
          </table:table-cell>
          <table:table-cell table:style-name="ce15" office:value-type="float" office:value="3.40113744075829" calcext:value-type="float">
            <text:p>3.40</text:p>
          </table:table-cell>
          <table:table-cell table:style-name="ce15" office:value-type="float" office:value="3.34259841502984" calcext:value-type="float">
            <text:p>3.34</text:p>
          </table:table-cell>
          <table:table-cell table:style-name="ce15" office:value-type="float" office:value="3.45729878170483" calcext:value-type="float">
            <text:p>3.46</text:p>
          </table:table-cell>
          <table:table-cell table:style-name="ce15" office:value-type="float" office:value="3.38572604289548" calcext:value-type="float">
            <text:p>3.39</text:p>
          </table:table-cell>
          <table:table-cell table:style-name="ce15" office:value-type="float" office:value="3.5313046763032" calcext:value-type="float">
            <text:p>3.53</text:p>
          </table:table-cell>
          <table:table-cell table:style-name="ce15" office:value-type="float" office:value="3.81394738185282" calcext:value-type="float">
            <text:p>3.81</text:p>
          </table:table-cell>
          <table:table-cell table:style-name="ce15" office:value-type="float" office:value="3.86493178841064" calcext:value-type="float">
            <text:p>3.86</text:p>
          </table:table-cell>
          <table:table-cell table:style-name="ce15" office:value-type="float" office:value="3.50113986016941" calcext:value-type="float">
            <text:p>3.50</text:p>
          </table:table-cell>
          <table:table-cell table:style-name="ce15" office:value-type="float" office:value="3.54315353849144" calcext:value-type="float">
            <text:p>3.54</text:p>
          </table:table-cell>
          <table:table-cell table:style-name="ce15" office:value-type="float" office:value="3.58567138095334" calcext:value-type="float">
            <text:p>3.59</text:p>
          </table:table-cell>
          <table:table-cell table:style-name="ce15" office:value-type="float" office:value="3.62869943752478" calcext:value-type="float">
            <text:p>3.63</text:p>
          </table:table-cell>
          <table:table-cell table:style-name="ce15" office:value-type="float" office:value="3.67224383077508" calcext:value-type="float">
            <text:p>3.67</text:p>
          </table:table-cell>
          <table:table-cell table:style-name="ce15" office:value-type="float" office:value="3.71631075674438" calcext:value-type="float">
            <text:p>3.72</text:p>
          </table:table-cell>
          <table:table-cell table:style-name="ce15" office:value-type="float" office:value="3.76090648582531" calcext:value-type="float">
            <text:p>3.76</text:p>
          </table:table-cell>
          <table:table-cell table:style-name="ce15" office:value-type="float" office:value="3.80603736365522" calcext:value-type="float">
            <text:p>3.81</text:p>
          </table:table-cell>
          <table:table-cell table:style-name="ce15" office:value-type="float" office:value="3.85170981201908" calcext:value-type="float">
            <text:p>3.85</text:p>
          </table:table-cell>
          <table:table-cell table:style-name="ce15" office:value-type="float" office:value="3.89793032976331" calcext:value-type="float">
            <text:p>3.90</text:p>
          </table:table-cell>
          <table:table-cell table:style-name="ce15" office:value-type="float" office:value="3.94470549372047" calcext:value-type="float">
            <text:p>3.94</text:p>
          </table:table-cell>
          <table:table-cell table:style-name="ce15" office:value-type="float" office:value="3.99204195964512" calcext:value-type="float">
            <text:p>3.99</text:p>
          </table:table-cell>
          <table:table-cell table:style-name="ce15" office:value-type="float" office:value="4.03994646316086" calcext:value-type="float">
            <text:p>4.04</text:p>
          </table:table-cell>
          <table:table-cell table:style-name="ce15" office:value-type="float" office:value="4.08842582071879" calcext:value-type="float">
            <text:p>4.09</text:p>
          </table:table-cell>
          <table:table-cell table:style-name="ce15" office:value-type="float" office:value="4.13748693056741" calcext:value-type="float">
            <text:p>4.14</text:p>
          </table:table-cell>
          <table:table-cell table:style-name="ce15" office:value-type="float" office:value="4.18713677373422" calcext:value-type="float">
            <text:p>4.19</text:p>
          </table:table-cell>
          <table:table-cell table:style-name="ce15" office:value-type="float" office:value="4.23738241501903" calcext:value-type="float">
            <text:p>4.24</text:p>
          </table:table-cell>
          <table:table-cell table:style-name="ce15" office:value-type="float" office:value="4.28823100399926" calcext:value-type="float">
            <text:p>4.29</text:p>
          </table:table-cell>
          <table:table-cell table:style-name="ce15" office:value-type="float" office:value="4.33968977604725" calcext:value-type="float">
            <text:p>4.34</text:p>
          </table:table-cell>
          <table:table-cell table:style-name="ce15" office:value-type="float" office:value="4.39176605335982" calcext:value-type="float">
            <text:p>4.39</text:p>
          </table:table-cell>
          <table:table-cell table:style-name="ce15" office:value-type="float" office:value="4.44446724600014" calcext:value-type="float">
            <text:p>4.44</text:p>
          </table:table-cell>
          <table:table-cell table:style-name="ce15" office:value-type="float" office:value="4.49780085295214" calcext:value-type="float">
            <text:p>4.50</text:p>
          </table:table-cell>
          <table:table-cell table:style-name="ce15" office:value-type="float" office:value="4.55177446318757" calcext:value-type="float">
            <text:p>4.55</text:p>
          </table:table-cell>
          <table:table-cell table:style-name="ce15" office:value-type="float" office:value="4.60639575674582" calcext:value-type="float">
            <text:p>4.61</text:p>
          </table:table-cell>
          <table:table-cell table:style-name="ce15" office:value-type="float" office:value="4.66167250582677" calcext:value-type="float">
            <text:p>4.66</text:p>
          </table:table-cell>
          <table:table-cell table:style-name="ce15" office:value-type="float" office:value="4.71761257589669" calcext:value-type="float">
            <text:p>4.72</text:p>
          </table:table-cell>
          <table:table-cell table:style-name="ce15" office:value-type="float" office:value="4.77422392680745" calcext:value-type="float">
            <text:p>4.77</text:p>
          </table:table-cell>
          <table:table-cell table:style-name="ce15" office:value-type="float" office:value="4.83151461392914" calcext:value-type="float">
            <text:p>4.83</text:p>
          </table:table-cell>
          <table:table-cell table:style-name="ce15" office:value-type="float" office:value="4.88949278929629" calcext:value-type="float">
            <text:p>4.89</text:p>
          </table:table-cell>
          <table:table-cell table:style-name="ce15" office:value-type="float" office:value="4.94816670276784" calcext:value-type="float">
            <text:p>4.95</text:p>
          </table:table-cell>
          <table:table-cell table:style-name="ce15" office:value-type="float" office:value="5.00754470320106" calcext:value-type="float">
            <text:p>5.01</text:p>
          </table:table-cell>
          <table:table-cell table:style-name="ce15" office:value-type="float" office:value="5.06763523963947" calcext:value-type="float">
            <text:p>5.07</text:p>
          </table:table-cell>
          <table:table-cell table:style-name="ce15" office:value-type="float" office:value="5.12844686251514" calcext:value-type="float">
            <text:p>5.13</text:p>
          </table:table-cell>
          <table:table-cell table:style-name="ce15" office:value-type="float" office:value="5.18998822486532" calcext:value-type="float">
            <text:p>5.19</text:p>
          </table:table-cell>
          <table:table-cell table:style-name="ce15" office:value-type="float" office:value="5.25226808356371" calcext:value-type="float">
            <text:p>5.25</text:p>
          </table:table-cell>
          <table:table-cell table:style-name="ce15" office:value-type="float" office:value="5.31529530056647" calcext:value-type="float">
            <text:p>5.32</text:p>
          </table:table-cell>
          <table:table-cell table:style-name="ce15" office:value-type="float" office:value="5.37907884417327" calcext:value-type="float">
            <text:p>5.38</text:p>
          </table:table-cell>
          <table:table-cell table:style-name="ce15" office:value-type="float" office:value="5.44362779030335" calcext:value-type="float">
            <text:p>5.44</text:p>
          </table:table-cell>
          <table:table-cell table:style-name="ce15" office:value-type="float" office:value="5.50895132378699" calcext:value-type="float">
            <text:p>5.51</text:p>
          </table:table-cell>
          <table:table-cell table:style-name="ce15" office:value-type="float" office:value="5.57505873967243" calcext:value-type="float">
            <text:p>5.58</text:p>
          </table:table-cell>
          <table:table-cell table:style-name="ce15" office:value-type="float" office:value="5.6419594445485" calcext:value-type="float">
            <text:p>5.64</text:p>
          </table:table-cell>
          <table:table-cell table:style-name="ce15" office:value-type="float" office:value="5.70966295788308" calcext:value-type="float">
            <text:p>5.71</text:p>
          </table:table-cell>
          <table:table-cell table:style-name="ce15" office:value-type="float" office:value="5.77817891337768" calcext:value-type="float">
            <text:p>5.78</text:p>
          </table:table-cell>
          <table:table-cell table:style-name="ce15" office:value-type="float" office:value="5.84751706033821" calcext:value-type="float">
            <text:p>5.85</text:p>
          </table:table-cell>
          <table:table-cell table:style-name="ce15" office:value-type="float" office:value="5.91768726506227" calcext:value-type="float">
            <text:p>5.92</text:p>
          </table:table-cell>
          <table:table-cell table:style-name="ce15" office:value-type="float" office:value="5.98869951224302" calcext:value-type="float">
            <text:p>5.99</text:p>
          </table:table-cell>
          <table:table-cell/>
          <table:table-cell table:style-name="ce29" office:value-type="percentage" office:value="-0.00191759000575287" calcext:value-type="percentage">
            <text:p>-0.19%</text:p>
          </table:table-cell>
          <table:table-cell table:number-columns-repeated="3" table:style-name="ce29" office:value-type="percentage" office:value="0.012" calcext:value-type="percentage">
            <text:p>1.20%</text:p>
          </table:table-cell>
          <table:table-cell table:style-name="ce39" office:value-type="percentage" office:value="0.012" calcext:value-type="percentage">
            <text:p>1.2%</text:p>
          </table:table-cell>
          <table:table-cell table:style-name="ce39"/>
          <table:table-cell table:style-name="ce41" table:formula="of:=([.AF121]/[.Q121])^(1/([.$AF$110]-[.$Q$110])) -1" office:value-type="percentage" office:value="0.012" calcext:value-type="percentage">
            <text:p>1.2%</text:p>
          </table:table-cell>
          <table:table-cell table:style-name="ce41" table:formula="of:=([.AP121]/[.AG121])^(1/([.$AP$110]-[.$AG$110])) -1" office:value-type="percentage" office:value="0.0120000000000002" calcext:value-type="percentage">
            <text:p>1.2%</text:p>
          </table:table-cell>
          <table:table-cell table:style-name="ce41" table:formula="of:=([.AZ121]/[.AQ121])^(1/([.$AZ$110]-[.$AQ$110])) -1" office:value-type="percentage" office:value="0.0119999999999998" calcext:value-type="percentage">
            <text:p>1.2%</text:p>
          </table:table-cell>
          <table:table-cell table:style-name="ce32" office:value-type="percentage" office:value="0.269434362380794" calcext:value-type="percentage">
            <text:p>26.94%</text:p>
          </table:table-cell>
          <table:table-cell table:style-name="ce32" office:value-type="percentage" office:value="0.518161373967299" calcext:value-type="percentage">
            <text:p>51.82%</text:p>
          </table:table-cell>
          <table:table-cell table:number-columns-repeated="950"/>
        </table:table-row>
        <table:table-row table:style-name="ro4">
          <table:table-cell table:style-name="ce2" office:value-type="string" calcext:value-type="string">
            <text:p>urbain</text:p>
          </table:table-cell>
          <table:table-cell table:style-name="ce15" office:value-type="float" office:value="5.09386137422313" calcext:value-type="float">
            <text:p>5.09</text:p>
          </table:table-cell>
          <table:table-cell table:style-name="ce15" office:value-type="float" office:value="5.31633691432836" calcext:value-type="float">
            <text:p>5.32</text:p>
          </table:table-cell>
          <table:table-cell table:style-name="ce15" office:value-type="float" office:value="5.41718881439655" calcext:value-type="float">
            <text:p>5.42</text:p>
          </table:table-cell>
          <table:table-cell table:style-name="ce15" office:value-type="float" office:value="5.30694075341901" calcext:value-type="float">
            <text:p>5.31</text:p>
          </table:table-cell>
          <table:table-cell table:style-name="ce15" office:value-type="float" office:value="5.21319722753769" calcext:value-type="float">
            <text:p>5.21</text:p>
          </table:table-cell>
          <table:table-cell table:style-name="ce15" office:value-type="float" office:value="5.36771852204403" calcext:value-type="float">
            <text:p>5.37</text:p>
          </table:table-cell>
          <table:table-cell table:style-name="ce15" office:value-type="float" office:value="5.72856117660038" calcext:value-type="float">
            <text:p>5.73</text:p>
          </table:table-cell>
          <table:table-cell table:style-name="ce15" office:value-type="float" office:value="5.81259835462235" calcext:value-type="float">
            <text:p>5.81</text:p>
          </table:table-cell>
          <table:table-cell table:style-name="ce15" office:value-type="float" office:value="6.09507904315577" calcext:value-type="float">
            <text:p>6.10</text:p>
          </table:table-cell>
          <table:table-cell table:style-name="ce15" office:value-type="float" office:value="6.5595147892517" calcext:value-type="float">
            <text:p>6.56</text:p>
          </table:table-cell>
          <table:table-cell table:style-name="ce15" office:value-type="float" office:value="6.48274929463581" calcext:value-type="float">
            <text:p>6.48</text:p>
          </table:table-cell>
          <table:table-cell table:style-name="ce15" office:value-type="float" office:value="6.67163437299069" calcext:value-type="float">
            <text:p>6.67</text:p>
          </table:table-cell>
          <table:table-cell table:style-name="ce15" office:value-type="float" office:value="6.89162457437122" calcext:value-type="float">
            <text:p>6.89</text:p>
          </table:table-cell>
          <table:table-cell table:style-name="ce15" office:value-type="float" office:value="7.31015570373218" calcext:value-type="float">
            <text:p>7.31</text:p>
          </table:table-cell>
          <table:table-cell table:style-name="ce15" office:value-type="float" office:value="7.47922733205401" calcext:value-type="float">
            <text:p>7.48</text:p>
          </table:table-cell>
          <table:table-cell table:style-name="ce15" office:value-type="float" office:value="7.69874396702302" calcext:value-type="float">
            <text:p>7.70</text:p>
          </table:table-cell>
          <table:table-cell table:style-name="ce15" office:value-type="float" office:value="7.79000826562873" calcext:value-type="float">
            <text:p>7.79</text:p>
          </table:table-cell>
          <table:table-cell table:style-name="ce15" office:value-type="float" office:value="7.88430315661967" calcext:value-type="float">
            <text:p>7.88</text:p>
          </table:table-cell>
          <table:table-cell table:style-name="ce15" office:value-type="float" office:value="7.98567123327524" calcext:value-type="float">
            <text:p>7.99</text:p>
          </table:table-cell>
          <table:table-cell table:style-name="ce15" office:value-type="float" office:value="8.09229998929581" calcext:value-type="float">
            <text:p>8.09</text:p>
          </table:table-cell>
          <table:table-cell table:style-name="ce15" office:value-type="float" office:value="8.20005442866909" calcext:value-type="float">
            <text:p>8.20</text:p>
          </table:table-cell>
          <table:table-cell table:style-name="ce15" office:value-type="float" office:value="8.25816775173932" calcext:value-type="float">
            <text:p>8.26</text:p>
          </table:table-cell>
          <table:table-cell table:style-name="ce15" office:value-type="float" office:value="8.31453430215233" calcext:value-type="float">
            <text:p>8.31</text:p>
          </table:table-cell>
          <table:table-cell table:style-name="ce15" office:value-type="float" office:value="8.37167501137444" calcext:value-type="float">
            <text:p>8.37</text:p>
          </table:table-cell>
          <table:table-cell table:style-name="ce15" office:value-type="float" office:value="8.42188221160164" calcext:value-type="float">
            <text:p>8.42</text:p>
          </table:table-cell>
          <table:table-cell table:style-name="ce15" office:value-type="float" office:value="8.47399604995706" calcext:value-type="float">
            <text:p>8.47</text:p>
          </table:table-cell>
          <table:table-cell table:style-name="ce15" office:value-type="float" office:value="8.53021130636379" calcext:value-type="float">
            <text:p>8.53</text:p>
          </table:table-cell>
          <table:table-cell table:style-name="ce15" office:value-type="float" office:value="8.58747937552573" calcext:value-type="float">
            <text:p>8.59</text:p>
          </table:table-cell>
          <table:table-cell table:style-name="ce15" office:value-type="float" office:value="8.64308050980578" calcext:value-type="float">
            <text:p>8.64</text:p>
          </table:table-cell>
          <table:table-cell table:style-name="ce15" office:value-type="float" office:value="8.69439984914731" calcext:value-type="float">
            <text:p>8.69</text:p>
          </table:table-cell>
          <table:table-cell table:style-name="ce15" office:value-type="float" office:value="8.7389136100257" calcext:value-type="float">
            <text:p>8.74</text:p>
          </table:table-cell>
          <table:table-cell table:style-name="ce15" office:value-type="float" office:value="8.76359851340424" calcext:value-type="float">
            <text:p>8.76</text:p>
          </table:table-cell>
          <table:table-cell table:style-name="ce15" office:value-type="float" office:value="8.78848881189055" calcext:value-type="float">
            <text:p>8.79</text:p>
          </table:table-cell>
          <table:table-cell table:style-name="ce15" office:value-type="float" office:value="8.81358565876228" calcext:value-type="float">
            <text:p>8.81</text:p>
          </table:table-cell>
          <table:table-cell table:style-name="ce15" office:value-type="float" office:value="8.83889020852918" calcext:value-type="float">
            <text:p>8.84</text:p>
          </table:table-cell>
          <table:table-cell table:style-name="ce15" office:value-type="float" office:value="8.8644036169298" calcext:value-type="float">
            <text:p>8.86</text:p>
          </table:table-cell>
          <table:table-cell table:style-name="ce15" office:value-type="float" office:value="8.88260198159979" calcext:value-type="float">
            <text:p>8.88</text:p>
          </table:table-cell>
          <table:table-cell table:style-name="ce15" office:value-type="float" office:value="8.90091792555238" calcext:value-type="float">
            <text:p>8.90</text:p>
          </table:table-cell>
          <table:table-cell table:style-name="ce15" office:value-type="float" office:value="8.91935207543181" calcext:value-type="float">
            <text:p>8.92</text:p>
          </table:table-cell>
          <table:table-cell table:style-name="ce15" office:value-type="float" office:value="8.93790505999619" calcext:value-type="float">
            <text:p>8.94</text:p>
          </table:table-cell>
          <table:table-cell table:style-name="ce15" office:value-type="float" office:value="8.95657751012038" calcext:value-type="float">
            <text:p>8.96</text:p>
          </table:table-cell>
          <table:table-cell table:style-name="ce15" office:value-type="float" office:value="8.9723140207804" calcext:value-type="float">
            <text:p>8.97</text:p>
          </table:table-cell>
          <table:table-cell table:style-name="ce15" office:value-type="float" office:value="8.98815621461308" calcext:value-type="float">
            <text:p>8.99</text:p>
          </table:table-cell>
          <table:table-cell table:style-name="ce15" office:value-type="float" office:value="9.00410479050331" calcext:value-type="float">
            <text:p>9.00</text:p>
          </table:table-cell>
          <table:table-cell table:style-name="ce15" office:value-type="float" office:value="9.02016045071202" calcext:value-type="float">
            <text:p>9.02</text:p>
          </table:table-cell>
          <table:table-cell table:style-name="ce15" office:value-type="float" office:value="9.0363239008758" calcext:value-type="float">
            <text:p>9.04</text:p>
          </table:table-cell>
          <table:table-cell table:style-name="ce15" office:value-type="float" office:value="9.05145175619109" calcext:value-type="float">
            <text:p>9.05</text:p>
          </table:table-cell>
          <table:table-cell table:style-name="ce15" office:value-type="float" office:value="9.06668664173433" calcext:value-type="float">
            <text:p>9.07</text:p>
          </table:table-cell>
          <table:table-cell table:style-name="ce15" office:value-type="float" office:value="9.08202931578171" calcext:value-type="float">
            <text:p>9.08</text:p>
          </table:table-cell>
          <table:table-cell table:style-name="ce15" office:value-type="float" office:value="9.09748054034949" calcext:value-type="float">
            <text:p>9.10</text:p>
          </table:table-cell>
          <table:table-cell table:style-name="ce15" office:value-type="float" office:value="9.11304108118936" calcext:value-type="float">
            <text:p>9.11</text:p>
          </table:table-cell>
          <table:table-cell table:style-name="ce15" office:value-type="float" office:value="9.12871170778362" calcext:value-type="float">
            <text:p>9.13</text:p>
          </table:table-cell>
          <table:table-cell table:style-name="ce15" office:value-type="float" office:value="9.14449319334005" calcext:value-type="float">
            <text:p>9.14</text:p>
          </table:table-cell>
          <table:table-cell table:style-name="ce15" office:value-type="float" office:value="9.16038631478664" calcext:value-type="float">
            <text:p>9.16</text:p>
          </table:table-cell>
          <table:table-cell table:style-name="ce15" office:value-type="float" office:value="9.17639185276604" calcext:value-type="float">
            <text:p>9.18</text:p>
          </table:table-cell>
          <table:table-cell table:style-name="ce15" office:value-type="float" office:value="9.19251059162989" calcext:value-type="float">
            <text:p>9.19</text:p>
          </table:table-cell>
          <table:table-cell table:style-name="ce15" office:value-type="float" office:value="9.2087433194328" calcext:value-type="float">
            <text:p>9.21</text:p>
          </table:table-cell>
          <table:table-cell table:style-name="ce15" office:value-type="float" office:value="9.22509082792626" calcext:value-type="float">
            <text:p>9.23</text:p>
          </table:table-cell>
          <table:table-cell table:style-name="ce15" office:value-type="float" office:value="9.24155391255225" calcext:value-type="float">
            <text:p>9.24</text:p>
          </table:table-cell>
          <table:table-cell table:style-name="ce15" office:value-type="float" office:value="9.25813337243672" calcext:value-type="float">
            <text:p>9.26</text:p>
          </table:table-cell>
          <table:table-cell table:style-name="ce15" office:value-type="float" office:value="9.27483001038279" calcext:value-type="float">
            <text:p>9.27</text:p>
          </table:table-cell>
          <table:table-cell/>
          <table:table-cell table:style-name="ce29" office:value-type="percentage" office:value="0.0133224148929674" calcext:value-type="percentage">
            <text:p>1.33%</text:p>
          </table:table-cell>
          <table:table-cell table:style-name="ce29" office:value-type="percentage" office:value="0.0105296495196074" calcext:value-type="percentage">
            <text:p>1.05%</text:p>
          </table:table-cell>
          <table:table-cell table:style-name="ce29" office:value-type="percentage" office:value="0.00707422841626215" calcext:value-type="percentage">
            <text:p>0.71%</text:p>
          </table:table-cell>
          <table:table-cell table:style-name="ce29" office:value-type="percentage" office:value="0.00184588890004989" calcext:value-type="percentage">
            <text:p>0.18%</text:p>
          </table:table-cell>
          <table:table-cell table:style-name="ce39" office:value-type="percentage" office:value="0.00607159728898221" calcext:value-type="percentage">
            <text:p>0.6%</text:p>
          </table:table-cell>
          <table:table-cell table:style-name="ce39"/>
          <table:table-cell table:style-name="ce41" table:formula="of:=([.AF122]/[.Q122])^(1/([.$AF$110]-[.$Q$110])) -1" office:value-type="percentage" office:value="0.00848436907432926" calcext:value-type="percentage">
            <text:p>0.8%</text:p>
          </table:table-cell>
          <table:table-cell table:style-name="ce41" table:formula="of:=([.AP122]/[.AG122])^(1/([.$AP$110]-[.$AG$110])) -1" office:value-type="percentage" office:value="0.0024231054195254" calcext:value-type="percentage">
            <text:p>0.2%</text:p>
          </table:table-cell>
          <table:table-cell table:style-name="ce41" table:formula="of:=([.AZ122]/[.AQ122])^(1/([.$AZ$110]-[.$AQ$110])) -1" office:value-type="percentage" office:value="0.001730702311457" calcext:value-type="percentage">
            <text:p>0.2%</text:p>
          </table:table-cell>
          <table:table-cell table:style-name="ce32" office:value-type="percentage" office:value="0.151409068141477" calcext:value-type="percentage">
            <text:p>15.14%</text:p>
          </table:table-cell>
          <table:table-cell table:style-name="ce32" office:value-type="percentage" office:value="0.183704916051809" calcext:value-type="percentage">
            <text:p>18.37%</text:p>
          </table:table-cell>
          <table:table-cell table:number-columns-repeated="950"/>
        </table:table-row>
        <table:table-row table:style-name="ro1" table:number-rows-repeated="1048453">
          <table:table-cell table:number-columns-repeated="1024"/>
        </table:table-row>
        <table:table-row table:style-name="ro1">
          <table:table-cell table:number-columns-repeated="1024"/>
        </table:table-row>
      </table:table>
      <table:table table:name="historique pégase" table:style-name="ta1">
        <office:forms form:automatic-focus="false" form:apply-design-mode="false"/>
        <table:table-column table:style-name="co13" table:default-cell-style-name="ce43"/>
        <table:table-column table:style-name="co14" table:default-cell-style-name="Default"/>
        <table:table-column table:style-name="co14" table:number-columns-repeated="18" table:default-cell-style-name="ce43"/>
        <table:table-column table:style-name="co15" table:default-cell-style-name="ce43"/>
        <table:table-column table:style-name="co14" table:number-columns-repeated="5" table:default-cell-style-name="ce43"/>
        <table:table-column table:style-name="co16" table:number-columns-repeated="2" table:default-cell-style-name="ce43"/>
        <table:table-column table:style-name="co14" table:number-columns-repeated="6" table:default-cell-style-name="ce43"/>
        <table:table-column table:style-name="co14" table:number-columns-repeated="3" table:default-cell-style-name="Default"/>
        <table:table-column table:style-name="co17" table:default-cell-style-name="Default"/>
        <table:table-column table:style-name="co18" table:default-cell-style-name="Default"/>
        <table:table-column table:style-name="co14" table:number-columns-repeated="16" table:default-cell-style-name="Default"/>
        <table:table-row table:style-name="ro1">
          <table:table-cell table:style-name="ce42" office:value-type="string" calcext:value-type="string">
            <text:p>Pégase–Gaz naturel, prix pour une entreprise, en euros hors TVA (1983-2016)</text:p>
          </table:table-cell>
          <table:table-cell table:style-name="ce43"/>
          <table:table-cell table:number-columns-repeated="32"/>
          <table:table-cell table:style-name="ce43"/>
          <table:table-cell table:number-columns-repeated="20"/>
        </table:table-row>
        <table:table-row table:style-name="ro1">
          <table:table-cell office:value-type="string" calcext:value-type="string">
            <text:p><text:s/></text:p>
          </table:table-cell>
          <table:table-cell table:style-name="ce43"/>
          <table:table-cell table:number-columns-repeated="32"/>
          <table:table-cell table:style-name="ce43"/>
          <table:table-cell table:number-columns-repeated="20"/>
        </table:table-row>
        <table:table-row table:style-name="ro1">
          <table:table-cell/>
          <table:table-cell table:style-name="ce43"/>
          <table:table-cell table:number-columns-repeated="32"/>
          <table:table-cell table:style-name="ce43"/>
          <table:table-cell table:number-columns-repeated="20"/>
        </table:table-row>
        <table:table-row table:style-name="ro1">
          <table:table-cell office:value-type="string" calcext:value-type="string">
            <text:p>Units</text:p>
          </table:table-cell>
          <table:table-cell table:style-name="ce43" office:value-type="string" calcext:value-type="string">
            <text:p>données</text:p>
          </table:table-cell>
          <table:table-cell table:number-columns-repeated="32"/>
          <table:table-cell table:style-name="ce43"/>
          <table:table-cell table:number-columns-repeated="20"/>
        </table:table-row>
        <table:table-row table:style-name="ro1">
          <table:table-cell/>
          <table:table-cell table:style-name="ce43"/>
          <table:table-cell table:number-columns-repeated="32"/>
          <table:table-cell table:style-name="ce43"/>
          <table:table-cell table:number-columns-repeated="20"/>
        </table:table-row>
        <table:table-row table:style-name="ro1">
          <table:table-cell office:value-type="string" calcext:value-type="string">
            <text:p>Période</text:p>
          </table:table-cell>
          <table:table-cell table:style-name="ce43" office:value-type="string" calcext:value-type="string">
            <text:p>1983</text:p>
          </table:table-cell>
          <table:table-cell office:value-type="string" calcext:value-type="string">
            <text:p>1984</text:p>
          </table:table-cell>
          <table:table-cell office:value-type="string" calcext:value-type="string">
            <text:p>1985</text:p>
          </table:table-cell>
          <table:table-cell office:value-type="string" calcext:value-type="string">
            <text:p>1986</text:p>
          </table:table-cell>
          <table:table-cell office:value-type="string" calcext:value-type="string">
            <text:p>1987</text:p>
          </table:table-cell>
          <table:table-cell office:value-type="string" calcext:value-type="string">
            <text:p>1988</text:p>
          </table:table-cell>
          <table:table-cell office:value-type="string" calcext:value-type="string">
            <text:p>1989</text:p>
          </table:table-cell>
          <table:table-cell office:value-type="string" calcext:value-type="string">
            <text:p>1990</text:p>
          </table:table-cell>
          <table:table-cell office:value-type="string" calcext:value-type="string">
            <text:p>1991</text:p>
          </table:table-cell>
          <table:table-cell office:value-type="string" calcext:value-type="string">
            <text:p>1992</text:p>
          </table:table-cell>
          <table:table-cell office:value-type="string" calcext:value-type="string">
            <text:p>1993</text:p>
          </table:table-cell>
          <table:table-cell office:value-type="string" calcext:value-type="string">
            <text:p>1994</text:p>
          </table:table-cell>
          <table:table-cell office:value-type="string" calcext:value-type="string">
            <text:p>1995</text:p>
          </table:table-cell>
          <table:table-cell office:value-type="string" calcext:value-type="string">
            <text:p>1996</text:p>
          </table:table-cell>
          <table:table-cell office:value-type="string" calcext:value-type="string">
            <text:p>1997</text:p>
          </table:table-cell>
          <table:table-cell office:value-type="string" calcext:value-type="string">
            <text:p>1998</text:p>
          </table:table-cell>
          <table:table-cell office:value-type="string" calcext:value-type="string">
            <text:p>1999</text:p>
          </table:table-cell>
          <table:table-cell office:value-type="string" calcext:value-type="string">
            <text:p>2000</text:p>
          </table:table-cell>
          <table:table-cell office:value-type="string" calcext:value-type="string">
            <text:p>2001</text:p>
          </table:table-cell>
          <table:table-cell office:value-type="string" calcext:value-type="string">
            <text:p>2002</text:p>
          </table:table-cell>
          <table:table-cell office:value-type="string" calcext:value-type="string">
            <text:p>2003</text:p>
          </table:table-cell>
          <table:table-cell office:value-type="string" calcext:value-type="string">
            <text:p>2004</text:p>
          </table:table-cell>
          <table:table-cell office:value-type="string" calcext:value-type="string">
            <text:p>2005</text:p>
          </table:table-cell>
          <table:table-cell office:value-type="string" calcext:value-type="string">
            <text:p>2006</text:p>
          </table:table-cell>
          <table:table-cell office:value-type="string" calcext:value-type="string">
            <text:p>2007</text:p>
          </table:table-cell>
          <table:table-cell office:value-type="string" calcext:value-type="string">
            <text:p>2008</text:p>
          </table:table-cell>
          <table:table-cell office:value-type="string" calcext:value-type="string">
            <text:p>2009</text:p>
          </table:table-cell>
          <table:table-cell office:value-type="string" calcext:value-type="string">
            <text:p>2010</text:p>
          </table:table-cell>
          <table:table-cell office:value-type="string" calcext:value-type="string">
            <text:p>2011</text:p>
          </table:table-cell>
          <table:table-cell office:value-type="string" calcext:value-type="string">
            <text:p>2012</text:p>
          </table:table-cell>
          <table:table-cell office:value-type="string" calcext:value-type="string">
            <text:p>2013</text:p>
          </table:table-cell>
          <table:table-cell office:value-type="string" calcext:value-type="string">
            <text:p>2014</text:p>
          </table:table-cell>
          <table:table-cell office:value-type="string" calcext:value-type="string">
            <text:p>2015</text:p>
          </table:table-cell>
          <table:table-cell table:style-name="ce43" office:value-type="string" calcext:value-type="string">
            <text:p>2016</text:p>
          </table:table-cell>
          <table:table-cell table:number-columns-repeated="20"/>
        </table:table-row>
        <table:table-row table:style-name="ro1">
          <table:table-cell office:value-type="string" calcext:value-type="string">
            <text:p>Libelle</text:p>
          </table:table-cell>
          <table:table-cell table:style-name="ce43"/>
          <table:table-cell table:number-columns-repeated="32"/>
          <table:table-cell table:style-name="ce43"/>
          <table:table-cell table:number-columns-repeated="20"/>
        </table:table-row>
        <table:table-row table:style-name="ro1">
          <table:table-cell office:value-type="string" calcext:value-type="string">
            <text:p>Abonnement annuel - tarif B2I</text:p>
          </table:table-cell>
          <table:table-cell table:style-name="ce43" office:value-type="string" calcext:value-type="string">
            <text:p>-</text:p>
          </table:table-cell>
          <table:table-cell office:value-type="string" calcext:value-type="string">
            <text:p>-</text:p>
          </table:table-cell>
          <table:table-cell office:value-type="float" office:value="169.8075" calcext:value-type="float">
            <text:p>169.8075</text:p>
          </table:table-cell>
          <table:table-cell office:value-type="float" office:value="178.6083" calcext:value-type="float">
            <text:p>178.6083</text:p>
          </table:table-cell>
          <table:table-cell office:value-type="float" office:value="163.6517" calcext:value-type="float">
            <text:p>163.6517</text:p>
          </table:table-cell>
          <table:table-cell office:value-type="float" office:value="163.23" calcext:value-type="float">
            <text:p>163.23</text:p>
          </table:table-cell>
          <table:table-cell office:value-type="float" office:value="162.0325" calcext:value-type="float">
            <text:p>162.0325</text:p>
          </table:table-cell>
          <table:table-cell office:value-type="float" office:value="164.27" calcext:value-type="float">
            <text:p>164.27</text:p>
          </table:table-cell>
          <table:table-cell office:value-type="float" office:value="166.415" calcext:value-type="float">
            <text:p>166.415</text:p>
          </table:table-cell>
          <table:table-cell office:value-type="float" office:value="160.5" calcext:value-type="float">
            <text:p>160.5</text:p>
          </table:table-cell>
          <table:table-cell office:value-type="float" office:value="156.43" calcext:value-type="float">
            <text:p>156.43</text:p>
          </table:table-cell>
          <table:table-cell office:value-type="float" office:value="153.93" calcext:value-type="float">
            <text:p>153.93</text:p>
          </table:table-cell>
          <table:table-cell office:value-type="float" office:value="135.8138" calcext:value-type="float">
            <text:p>135.8138</text:p>
          </table:table-cell>
          <table:table-cell office:value-type="float" office:value="135.6202" calcext:value-type="float">
            <text:p>135.6202</text:p>
          </table:table-cell>
          <table:table-cell office:value-type="float" office:value="140.9483" calcext:value-type="float">
            <text:p>140.9483</text:p>
          </table:table-cell>
          <table:table-cell office:value-type="float" office:value="142.2014" calcext:value-type="float">
            <text:p>142.2014</text:p>
          </table:table-cell>
          <table:table-cell office:value-type="float" office:value="134.7954" calcext:value-type="float">
            <text:p>134.7954</text:p>
          </table:table-cell>
          <table:table-cell office:value-type="float" office:value="140.9299" calcext:value-type="float">
            <text:p>140.9299</text:p>
          </table:table-cell>
          <table:table-cell office:value-type="float" office:value="162.64" calcext:value-type="float">
            <text:p>162.64</text:p>
          </table:table-cell>
          <table:table-cell office:value-type="float" office:value="162.92" calcext:value-type="float">
            <text:p>162.92</text:p>
          </table:table-cell>
          <table:table-cell office:value-type="float" office:value="170.48" calcext:value-type="float">
            <text:p>170.48</text:p>
          </table:table-cell>
          <table:table-cell office:value-type="float" office:value="174.04" calcext:value-type="float">
            <text:p>174.04</text:p>
          </table:table-cell>
          <table:table-cell table:number-columns-repeated="3" office:value-type="float" office:value="177.84" calcext:value-type="float">
            <text:p>177.84</text:p>
          </table:table-cell>
          <table:table-cell office:value-type="float" office:value="184.24" calcext:value-type="float">
            <text:p>184.24</text:p>
          </table:table-cell>
          <table:table-cell office:value-type="float" office:value="162.6" calcext:value-type="float">
            <text:p>162.6</text:p>
          </table:table-cell>
          <table:table-cell office:value-type="float" office:value="166.2675" calcext:value-type="float">
            <text:p>166.2675</text:p>
          </table:table-cell>
          <table:table-cell office:value-type="float" office:value="175.53" calcext:value-type="float">
            <text:p>175.53</text:p>
          </table:table-cell>
          <table:table-cell office:value-type="float" office:value="185.265" calcext:value-type="float">
            <text:p>185.265</text:p>
          </table:table-cell>
          <table:table-cell office:value-type="float" office:value="198.2033" calcext:value-type="float">
            <text:p>198.2033</text:p>
          </table:table-cell>
          <table:table-cell office:value-type="float" office:value="209.205" calcext:value-type="float">
            <text:p>209.205</text:p>
          </table:table-cell>
          <table:table-cell office:value-type="float" office:value="218.285" calcext:value-type="float">
            <text:p>218.285</text:p>
          </table:table-cell>
          <table:table-cell table:style-name="ce43" office:value-type="float" office:value="223.52" calcext:value-type="float">
            <text:p>223.52</text:p>
          </table:table-cell>
          <table:table-cell table:number-columns-repeated="20"/>
        </table:table-row>
        <table:table-row table:style-name="ro1">
          <table:table-cell office:value-type="string" calcext:value-type="string">
            <text:p>100 kWh PCS - tarif B2I</text:p>
          </table:table-cell>
          <table:table-cell table:style-name="ce43" office:value-type="string" calcext:value-type="string">
            <text:p>-</text:p>
          </table:table-cell>
          <table:table-cell office:value-type="string" calcext:value-type="string">
            <text:p>-</text:p>
          </table:table-cell>
          <table:table-cell office:value-type="float" office:value="2.7725" calcext:value-type="float">
            <text:p>2.7725</text:p>
          </table:table-cell>
          <table:table-cell office:value-type="float" office:value="2.4642" calcext:value-type="float">
            <text:p>2.4642</text:p>
          </table:table-cell>
          <table:table-cell table:number-columns-repeated="2" office:value-type="float" office:value="1.905" calcext:value-type="float">
            <text:p>1.905</text:p>
          </table:table-cell>
          <table:table-cell office:value-type="float" office:value="1.9108" calcext:value-type="float">
            <text:p>1.9108</text:p>
          </table:table-cell>
          <table:table-cell office:value-type="float" office:value="1.98" calcext:value-type="float">
            <text:p>1.98</text:p>
          </table:table-cell>
          <table:table-cell office:value-type="float" office:value="2.1458" calcext:value-type="float">
            <text:p>2.1458</text:p>
          </table:table-cell>
          <table:table-cell office:value-type="float" office:value="2.1325" calcext:value-type="float">
            <text:p>2.1325</text:p>
          </table:table-cell>
          <table:table-cell office:value-type="float" office:value="2.09" calcext:value-type="float">
            <text:p>2.09</text:p>
          </table:table-cell>
          <table:table-cell office:value-type="float" office:value="2.0633" calcext:value-type="float">
            <text:p>2.0633</text:p>
          </table:table-cell>
          <table:table-cell office:value-type="float" office:value="2.0375" calcext:value-type="float">
            <text:p>2.0375</text:p>
          </table:table-cell>
          <table:table-cell office:value-type="float" office:value="2.0253" calcext:value-type="float">
            <text:p>2.0253</text:p>
          </table:table-cell>
          <table:table-cell office:value-type="float" office:value="2.1068" calcext:value-type="float">
            <text:p>2.1068</text:p>
          </table:table-cell>
          <table:table-cell office:value-type="float" office:value="2.1305" calcext:value-type="float">
            <text:p>2.1305</text:p>
          </table:table-cell>
          <table:table-cell office:value-type="float" office:value="2.021" calcext:value-type="float">
            <text:p>2.021</text:p>
          </table:table-cell>
          <table:table-cell office:value-type="float" office:value="2.1232" calcext:value-type="float">
            <text:p>2.1232</text:p>
          </table:table-cell>
          <table:table-cell office:value-type="float" office:value="2.5735" calcext:value-type="float">
            <text:p>2.5735</text:p>
          </table:table-cell>
          <table:table-cell office:value-type="float" office:value="2.5867" calcext:value-type="float">
            <text:p>2.5867</text:p>
          </table:table-cell>
          <table:table-cell office:value-type="float" office:value="2.63" calcext:value-type="float">
            <text:p>2.63</text:p>
          </table:table-cell>
          <table:table-cell office:value-type="float" office:value="2.4583" calcext:value-type="float">
            <text:p>2.4583</text:p>
          </table:table-cell>
          <table:table-cell office:value-type="float" office:value="2.7633" calcext:value-type="float">
            <text:p>2.7633</text:p>
          </table:table-cell>
          <table:table-cell office:value-type="float" office:value="3.39" calcext:value-type="float">
            <text:p>3.39</text:p>
          </table:table-cell>
          <table:table-cell office:value-type="float" office:value="3.46" calcext:value-type="float">
            <text:p>3.46</text:p>
          </table:table-cell>
          <table:table-cell office:value-type="float" office:value="4.0041" calcext:value-type="float">
            <text:p>4.0041</text:p>
          </table:table-cell>
          <table:table-cell office:value-type="float" office:value="3.8529" calcext:value-type="float">
            <text:p>3.8529</text:p>
          </table:table-cell>
          <table:table-cell office:value-type="float" office:value="4.0935" calcext:value-type="float">
            <text:p>4.0935</text:p>
          </table:table-cell>
          <table:table-cell office:value-type="float" office:value="4.6685" calcext:value-type="float">
            <text:p>4.6685</text:p>
          </table:table-cell>
          <table:table-cell office:value-type="float" office:value="4.901" calcext:value-type="float">
            <text:p>4.901</text:p>
          </table:table-cell>
          <table:table-cell office:value-type="float" office:value="5.0325" calcext:value-type="float">
            <text:p>5.0325</text:p>
          </table:table-cell>
          <table:table-cell office:value-type="float" office:value="4.7199" calcext:value-type="float">
            <text:p>4.7199</text:p>
          </table:table-cell>
          <table:table-cell office:value-type="float" office:value="4.5039" calcext:value-type="float">
            <text:p>4.5039</text:p>
          </table:table-cell>
          <table:table-cell table:style-name="ce43" office:value-type="float" office:value="3.9657" calcext:value-type="float">
            <text:p>3.9657</text:p>
          </table:table-cell>
          <table:table-cell table:number-columns-repeated="20"/>
        </table:table-row>
        <table:table-row table:style-name="ro1">
          <table:table-cell office:value-type="string" calcext:value-type="string">
            <text:p>Prix complet de 100 kWh PCI - tarif B2I</text:p>
          </table:table-cell>
          <table:table-cell table:style-name="ce43" office:value-type="string" calcext:value-type="string">
            <text:p>-</text:p>
          </table:table-cell>
          <table:table-cell office:value-type="string" calcext:value-type="string">
            <text:p>-</text:p>
          </table:table-cell>
          <table:table-cell office:value-type="float" office:value="3.2492" calcext:value-type="float">
            <text:p>3.2492</text:p>
          </table:table-cell>
          <table:table-cell office:value-type="float" office:value="2.9133" calcext:value-type="float">
            <text:p>2.9133</text:p>
          </table:table-cell>
          <table:table-cell office:value-type="float" office:value="2.2817" calcext:value-type="float">
            <text:p>2.2817</text:p>
          </table:table-cell>
          <table:table-cell office:value-type="float" office:value="2.275" calcext:value-type="float">
            <text:p>2.275</text:p>
          </table:table-cell>
          <table:table-cell office:value-type="float" office:value="2.2808" calcext:value-type="float">
            <text:p>2.2808</text:p>
          </table:table-cell>
          <table:table-cell office:value-type="float" office:value="2.3575" calcext:value-type="float">
            <text:p>2.3575</text:p>
          </table:table-cell>
          <table:table-cell office:value-type="float" office:value="2.5492" calcext:value-type="float">
            <text:p>2.5492</text:p>
          </table:table-cell>
          <table:table-cell office:value-type="float" office:value="2.5325" calcext:value-type="float">
            <text:p>2.5325</text:p>
          </table:table-cell>
          <table:table-cell office:value-type="float" office:value="2.48" calcext:value-type="float">
            <text:p>2.48</text:p>
          </table:table-cell>
          <table:table-cell office:value-type="float" office:value="2.4467" calcext:value-type="float">
            <text:p>2.4467</text:p>
          </table:table-cell>
          <table:table-cell office:value-type="float" office:value="2.3933" calcext:value-type="float">
            <text:p>2.3933</text:p>
          </table:table-cell>
          <table:table-cell office:value-type="float" office:value="2.3775" calcext:value-type="float">
            <text:p>2.3775</text:p>
          </table:table-cell>
          <table:table-cell office:value-type="float" office:value="2.4733" calcext:value-type="float">
            <text:p>2.4733</text:p>
          </table:table-cell>
          <table:table-cell office:value-type="float" office:value="2.5033" calcext:value-type="float">
            <text:p>2.5033</text:p>
          </table:table-cell>
          <table:table-cell office:value-type="float" office:value="2.3733" calcext:value-type="float">
            <text:p>2.3733</text:p>
          </table:table-cell>
          <table:table-cell office:value-type="float" office:value="2.4917" calcext:value-type="float">
            <text:p>2.4917</text:p>
          </table:table-cell>
          <table:table-cell office:value-type="float" office:value="3.0133" calcext:value-type="float">
            <text:p>3.0133</text:p>
          </table:table-cell>
          <table:table-cell office:value-type="float" office:value="3.0317" calcext:value-type="float">
            <text:p>3.0317</text:p>
          </table:table-cell>
          <table:table-cell office:value-type="float" office:value="3.0883" calcext:value-type="float">
            <text:p>3.0883</text:p>
          </table:table-cell>
          <table:table-cell office:value-type="float" office:value="2.9017" calcext:value-type="float">
            <text:p>2.9017</text:p>
          </table:table-cell>
          <table:table-cell office:value-type="float" office:value="3.24" calcext:value-type="float">
            <text:p>3.24</text:p>
          </table:table-cell>
          <table:table-cell office:value-type="float" office:value="3.9333" calcext:value-type="float">
            <text:p>3.9333</text:p>
          </table:table-cell>
          <table:table-cell office:value-type="float" office:value="4.0144" calcext:value-type="float">
            <text:p>4.0144</text:p>
          </table:table-cell>
          <table:table-cell office:value-type="float" office:value="4.625" calcext:value-type="float">
            <text:p>4.625</text:p>
          </table:table-cell>
          <table:table-cell office:value-type="float" office:value="4.4363" calcext:value-type="float">
            <text:p>4.4363</text:p>
          </table:table-cell>
          <table:table-cell office:value-type="float" office:value="4.7072" calcext:value-type="float">
            <text:p>4.7072</text:p>
          </table:table-cell>
          <table:table-cell office:value-type="float" office:value="5.3549" calcext:value-type="float">
            <text:p>5.3549</text:p>
          </table:table-cell>
          <table:table-cell office:value-type="float" office:value="5.6226" calcext:value-type="float">
            <text:p>5.6226</text:p>
          </table:table-cell>
          <table:table-cell office:value-type="float" office:value="5.781" calcext:value-type="float">
            <text:p>5.781</text:p>
          </table:table-cell>
          <table:table-cell office:value-type="float" office:value="5.4442" calcext:value-type="float">
            <text:p>5.4442</text:p>
          </table:table-cell>
          <table:table-cell office:value-type="float" office:value="5.2128" calcext:value-type="float">
            <text:p>5.2128</text:p>
          </table:table-cell>
          <table:table-cell table:style-name="ce43" office:value-type="float" office:value="4.6198" calcext:value-type="float">
            <text:p>4.6198</text:p>
          </table:table-cell>
          <table:table-cell table:number-columns-repeated="20"/>
        </table:table-row>
        <table:table-row table:style-name="ro1">
          <table:table-cell office:value-type="string" calcext:value-type="string">
            <text:p>Abonnement annuel - tarif B2S</text:p>
          </table:table-cell>
          <table:table-cell table:style-name="ce43" office:value-type="string" calcext:value-type="string">
            <text:p>-</text:p>
          </table:table-cell>
          <table:table-cell office:value-type="string" calcext:value-type="string">
            <text:p>-</text:p>
          </table:table-cell>
          <table:table-cell office:value-type="float" office:value="580.95" calcext:value-type="float">
            <text:p>580.95</text:p>
          </table:table-cell>
          <table:table-cell office:value-type="float" office:value="607.6642" calcext:value-type="float">
            <text:p>607.6642</text:p>
          </table:table-cell>
          <table:table-cell office:value-type="float" office:value="552.3958" calcext:value-type="float">
            <text:p>552.3958</text:p>
          </table:table-cell>
          <table:table-cell office:value-type="float" office:value="551.975" calcext:value-type="float">
            <text:p>551.975</text:p>
          </table:table-cell>
          <table:table-cell office:value-type="float" office:value="550.7783" calcext:value-type="float">
            <text:p>550.7783</text:p>
          </table:table-cell>
          <table:table-cell office:value-type="float" office:value="554.6783" calcext:value-type="float">
            <text:p>554.6783</text:p>
          </table:table-cell>
          <table:table-cell office:value-type="float" office:value="636.4983" calcext:value-type="float">
            <text:p>636.4983</text:p>
          </table:table-cell>
          <table:table-cell table:number-columns-repeated="2" office:value-type="float" office:value="667.72" calcext:value-type="float">
            <text:p>667.72</text:p>
          </table:table-cell>
          <table:table-cell office:value-type="float" office:value="665.5" calcext:value-type="float">
            <text:p>665.5</text:p>
          </table:table-cell>
          <table:table-cell office:value-type="float" office:value="591.0022" calcext:value-type="float">
            <text:p>591.0022</text:p>
          </table:table-cell>
          <table:table-cell office:value-type="float" office:value="588.7413" calcext:value-type="float">
            <text:p>588.7413</text:p>
          </table:table-cell>
          <table:table-cell office:value-type="float" office:value="612.0706" calcext:value-type="float">
            <text:p>612.0706</text:p>
          </table:table-cell>
          <table:table-cell office:value-type="float" office:value="618.6747" calcext:value-type="float">
            <text:p>618.6747</text:p>
          </table:table-cell>
          <table:table-cell office:value-type="float" office:value="587.6483" calcext:value-type="float">
            <text:p>587.6483</text:p>
          </table:table-cell>
          <table:table-cell office:value-type="float" office:value="607.3904" calcext:value-type="float">
            <text:p>607.3904</text:p>
          </table:table-cell>
          <table:table-cell office:value-type="float" office:value="696.4044" calcext:value-type="float">
            <text:p>696.4044</text:p>
          </table:table-cell>
          <table:table-cell office:value-type="float" office:value="706.2998" calcext:value-type="float">
            <text:p>706.2998</text:p>
          </table:table-cell>
          <table:table-cell office:value-type="float" office:value="726.32" calcext:value-type="float">
            <text:p>726.32</text:p>
          </table:table-cell>
          <table:table-cell office:value-type="float" office:value="738.9" calcext:value-type="float">
            <text:p>738.9</text:p>
          </table:table-cell>
          <table:table-cell table:number-columns-repeated="3" office:value-type="float" office:value="756" calcext:value-type="float">
            <text:p>756</text:p>
          </table:table-cell>
          <table:table-cell office:value-type="float" office:value="839.08" calcext:value-type="float">
            <text:p>839.08</text:p>
          </table:table-cell>
          <table:table-cell office:value-type="float" office:value="911.88" calcext:value-type="float">
            <text:p>911.88</text:p>
          </table:table-cell>
          <table:table-cell office:value-type="float" office:value="1021.245" calcext:value-type="float">
            <text:p>1021.245</text:p>
          </table:table-cell>
          <table:table-cell office:value-type="float" office:value="1074.255" calcext:value-type="float">
            <text:p>1074.255</text:p>
          </table:table-cell>
          <table:table-cell office:value-type="float" office:value="1093.16" calcext:value-type="float">
            <text:p>1093.16</text:p>
          </table:table-cell>
          <table:table-cell office:value-type="float" office:value="1121.58" calcext:value-type="float">
            <text:p>1121.58</text:p>
          </table:table-cell>
          <table:table-cell office:value-type="float" office:value="1345.7" calcext:value-type="float">
            <text:p>1345.7</text:p>
          </table:table-cell>
          <table:table-cell office:value-type="float" office:value="1535.63" calcext:value-type="float">
            <text:p>1535.63</text:p>
          </table:table-cell>
          <table:table-cell table:style-name="ce43" office:value-type="float" office:value="1053.135" calcext:value-type="float">
            <text:p>1053.135</text:p>
          </table:table-cell>
          <table:table-cell table:number-columns-repeated="20"/>
        </table:table-row>
        <table:table-row table:style-name="ro1">
          <table:table-cell office:value-type="string" calcext:value-type="string">
            <text:p>100 kWh PCS - tarif B2S hiver</text:p>
          </table:table-cell>
          <table:table-cell table:style-name="ce43" office:value-type="string" calcext:value-type="string">
            <text:p>-</text:p>
          </table:table-cell>
          <table:table-cell office:value-type="string" calcext:value-type="string">
            <text:p>-</text:p>
          </table:table-cell>
          <table:table-cell office:value-type="float" office:value="2.7633" calcext:value-type="float">
            <text:p>2.7633</text:p>
          </table:table-cell>
          <table:table-cell office:value-type="float" office:value="2.4583" calcext:value-type="float">
            <text:p>2.4583</text:p>
          </table:table-cell>
          <table:table-cell office:value-type="float" office:value="1.8958" calcext:value-type="float">
            <text:p>1.8958</text:p>
          </table:table-cell>
          <table:table-cell office:value-type="float" office:value="1.895" calcext:value-type="float">
            <text:p>1.895</text:p>
          </table:table-cell>
          <table:table-cell office:value-type="float" office:value="1.9008" calcext:value-type="float">
            <text:p>1.9008</text:p>
          </table:table-cell>
          <table:table-cell office:value-type="float" office:value="1.97" calcext:value-type="float">
            <text:p>1.97</text:p>
          </table:table-cell>
          <table:table-cell office:value-type="float" office:value="2.1358" calcext:value-type="float">
            <text:p>2.1358</text:p>
          </table:table-cell>
          <table:table-cell office:value-type="float" office:value="2.115" calcext:value-type="float">
            <text:p>2.115</text:p>
          </table:table-cell>
          <table:table-cell office:value-type="float" office:value="2.07" calcext:value-type="float">
            <text:p>2.07</text:p>
          </table:table-cell>
          <table:table-cell office:value-type="float" office:value="2.05" calcext:value-type="float">
            <text:p>2.05</text:p>
          </table:table-cell>
          <table:table-cell office:value-type="float" office:value="2.0222" calcext:value-type="float">
            <text:p>2.0222</text:p>
          </table:table-cell>
          <table:table-cell office:value-type="float" office:value="2.0093" calcext:value-type="float">
            <text:p>2.0093</text:p>
          </table:table-cell>
          <table:table-cell office:value-type="float" office:value="2.086" calcext:value-type="float">
            <text:p>2.086</text:p>
          </table:table-cell>
          <table:table-cell office:value-type="float" office:value="2.1101" calcext:value-type="float">
            <text:p>2.1101</text:p>
          </table:table-cell>
          <table:table-cell office:value-type="float" office:value="2.0057" calcext:value-type="float">
            <text:p>2.0057</text:p>
          </table:table-cell>
          <table:table-cell office:value-type="float" office:value="2.1074" calcext:value-type="float">
            <text:p>2.1074</text:p>
          </table:table-cell>
          <table:table-cell office:value-type="float" office:value="2.5511" calcext:value-type="float">
            <text:p>2.5511</text:p>
          </table:table-cell>
          <table:table-cell office:value-type="float" office:value="2.5633" calcext:value-type="float">
            <text:p>2.5633</text:p>
          </table:table-cell>
          <table:table-cell office:value-type="float" office:value="2.6053" calcext:value-type="float">
            <text:p>2.6053</text:p>
          </table:table-cell>
          <table:table-cell office:value-type="float" office:value="2.431" calcext:value-type="float">
            <text:p>2.431</text:p>
          </table:table-cell>
          <table:table-cell office:value-type="float" office:value="2.7377" calcext:value-type="float">
            <text:p>2.7377</text:p>
          </table:table-cell>
          <table:table-cell office:value-type="float" office:value="3.3703" calcext:value-type="float">
            <text:p>3.3703</text:p>
          </table:table-cell>
          <table:table-cell office:value-type="float" office:value="3.44" calcext:value-type="float">
            <text:p>3.44</text:p>
          </table:table-cell>
          <table:table-cell office:value-type="float" office:value="4.0463" calcext:value-type="float">
            <text:p>4.0463</text:p>
          </table:table-cell>
          <table:table-cell office:value-type="float" office:value="3.8807" calcext:value-type="float">
            <text:p>3.8807</text:p>
          </table:table-cell>
          <table:table-cell office:value-type="float" office:value="4.0968" calcext:value-type="float">
            <text:p>4.0968</text:p>
          </table:table-cell>
          <table:table-cell office:value-type="float" office:value="4.675" calcext:value-type="float">
            <text:p>4.675</text:p>
          </table:table-cell>
          <table:table-cell office:value-type="float" office:value="5.2142" calcext:value-type="float">
            <text:p>5.2142</text:p>
          </table:table-cell>
          <table:table-cell office:value-type="float" office:value="5.1831" calcext:value-type="float">
            <text:p>5.1831</text:p>
          </table:table-cell>
          <table:table-cell office:value-type="float" office:value="4.9441" calcext:value-type="float">
            <text:p>4.9441</text:p>
          </table:table-cell>
          <table:table-cell office:value-type="float" office:value="4.701" calcext:value-type="float">
            <text:p>4.701</text:p>
          </table:table-cell>
          <table:table-cell table:style-name="ce43" office:value-type="float" office:value="4.0297" calcext:value-type="float">
            <text:p>4.0297</text:p>
          </table:table-cell>
          <table:table-cell table:number-columns-repeated="20"/>
        </table:table-row>
        <table:table-row table:style-name="ro1">
          <table:table-cell office:value-type="string" calcext:value-type="string">
            <text:p>100 kWh PCS - tarif B2S été</text:p>
          </table:table-cell>
          <table:table-cell table:style-name="ce43" office:value-type="string" calcext:value-type="string">
            <text:p>-</text:p>
          </table:table-cell>
          <table:table-cell office:value-type="string" calcext:value-type="string">
            <text:p>-</text:p>
          </table:table-cell>
          <table:table-cell office:value-type="float" office:value="2.2758" calcext:value-type="float">
            <text:p>2.2758</text:p>
          </table:table-cell>
          <table:table-cell office:value-type="float" office:value="1.9533" calcext:value-type="float">
            <text:p>1.9533</text:p>
          </table:table-cell>
          <table:table-cell office:value-type="float" office:value="1.4358" calcext:value-type="float">
            <text:p>1.4358</text:p>
          </table:table-cell>
          <table:table-cell office:value-type="float" office:value="1.435" calcext:value-type="float">
            <text:p>1.435</text:p>
          </table:table-cell>
          <table:table-cell office:value-type="float" office:value="1.4408" calcext:value-type="float">
            <text:p>1.4408</text:p>
          </table:table-cell>
          <table:table-cell office:value-type="float" office:value="1.5158" calcext:value-type="float">
            <text:p>1.5158</text:p>
          </table:table-cell>
          <table:table-cell office:value-type="float" office:value="1.6583" calcext:value-type="float">
            <text:p>1.6583</text:p>
          </table:table-cell>
          <table:table-cell office:value-type="float" office:value="1.6425" calcext:value-type="float">
            <text:p>1.6425</text:p>
          </table:table-cell>
          <table:table-cell office:value-type="float" office:value="1.59" calcext:value-type="float">
            <text:p>1.59</text:p>
          </table:table-cell>
          <table:table-cell office:value-type="float" office:value="1.57" calcext:value-type="float">
            <text:p>1.57</text:p>
          </table:table-cell>
          <table:table-cell office:value-type="float" office:value="1.5557" calcext:value-type="float">
            <text:p>1.5557</text:p>
          </table:table-cell>
          <table:table-cell office:value-type="float" office:value="1.5491" calcext:value-type="float">
            <text:p>1.5491</text:p>
          </table:table-cell>
          <table:table-cell office:value-type="float" office:value="1.6185" calcext:value-type="float">
            <text:p>1.6185</text:p>
          </table:table-cell>
          <table:table-cell office:value-type="float" office:value="1.6398" calcext:value-type="float">
            <text:p>1.6398</text:p>
          </table:table-cell>
          <table:table-cell office:value-type="float" office:value="1.5504" calcext:value-type="float">
            <text:p>1.5504</text:p>
          </table:table-cell>
          <table:table-cell office:value-type="float" office:value="1.6406" calcext:value-type="float">
            <text:p>1.6406</text:p>
          </table:table-cell>
          <table:table-cell office:value-type="float" office:value="2.0279" calcext:value-type="float">
            <text:p>2.0279</text:p>
          </table:table-cell>
          <table:table-cell office:value-type="float" office:value="2.0325" calcext:value-type="float">
            <text:p>2.0325</text:p>
          </table:table-cell>
          <table:table-cell office:value-type="float" office:value="2.074" calcext:value-type="float">
            <text:p>2.074</text:p>
          </table:table-cell>
          <table:table-cell office:value-type="float" office:value="1.899" calcext:value-type="float">
            <text:p>1.899</text:p>
          </table:table-cell>
          <table:table-cell office:value-type="float" office:value="2.2057" calcext:value-type="float">
            <text:p>2.2057</text:p>
          </table:table-cell>
          <table:table-cell office:value-type="float" office:value="2.8383" calcext:value-type="float">
            <text:p>2.8383</text:p>
          </table:table-cell>
          <table:table-cell office:value-type="float" office:value="2.908" calcext:value-type="float">
            <text:p>2.908</text:p>
          </table:table-cell>
          <table:table-cell office:value-type="float" office:value="3.2279" calcext:value-type="float">
            <text:p>3.2279</text:p>
          </table:table-cell>
          <table:table-cell office:value-type="float" office:value="2.5292" calcext:value-type="float">
            <text:p>2.5292</text:p>
          </table:table-cell>
          <table:table-cell office:value-type="float" office:value="2.6338" calcext:value-type="float">
            <text:p>2.6338</text:p>
          </table:table-cell>
          <table:table-cell office:value-type="float" office:value="3.212" calcext:value-type="float">
            <text:p>3.212</text:p>
          </table:table-cell>
          <table:table-cell office:value-type="float" office:value="3.7532" calcext:value-type="float">
            <text:p>3.7532</text:p>
          </table:table-cell>
          <table:table-cell office:value-type="float" office:value="3.7225" calcext:value-type="float">
            <text:p>3.7225</text:p>
          </table:table-cell>
          <table:table-cell office:value-type="float" office:value="3.3221" calcext:value-type="float">
            <text:p>3.3221</text:p>
          </table:table-cell>
          <table:table-cell office:value-type="float" office:value="2.919" calcext:value-type="float">
            <text:p>2.919</text:p>
          </table:table-cell>
          <table:table-cell table:style-name="ce43" office:value-type="float" office:value="3.1387" calcext:value-type="float">
            <text:p>3.1387</text:p>
          </table:table-cell>
          <table:table-cell table:number-columns-repeated="20"/>
        </table:table-row>
        <table:table-row table:style-name="ro1">
          <table:table-cell office:value-type="string" calcext:value-type="string">
            <text:p>Prix complet de 100 kWh PCI - tarif B2S</text:p>
          </table:table-cell>
          <table:table-cell table:style-name="ce43" office:value-type="string" calcext:value-type="string">
            <text:p>-</text:p>
          </table:table-cell>
          <table:table-cell office:value-type="string" calcext:value-type="string">
            <text:p>-</text:p>
          </table:table-cell>
          <table:table-cell office:value-type="float" office:value="2.9175" calcext:value-type="float">
            <text:p>2.9175</text:p>
          </table:table-cell>
          <table:table-cell office:value-type="float" office:value="2.5692" calcext:value-type="float">
            <text:p>2.5692</text:p>
          </table:table-cell>
          <table:table-cell office:value-type="float" office:value="1.9608" calcext:value-type="float">
            <text:p>1.9608</text:p>
          </table:table-cell>
          <table:table-cell office:value-type="float" office:value="1.96" calcext:value-type="float">
            <text:p>1.96</text:p>
          </table:table-cell>
          <table:table-cell office:value-type="float" office:value="1.965" calcext:value-type="float">
            <text:p>1.965</text:p>
          </table:table-cell>
          <table:table-cell office:value-type="float" office:value="2.0467" calcext:value-type="float">
            <text:p>2.0467</text:p>
          </table:table-cell>
          <table:table-cell office:value-type="float" office:value="2.2292" calcext:value-type="float">
            <text:p>2.2292</text:p>
          </table:table-cell>
          <table:table-cell office:value-type="float" office:value="2.2125" calcext:value-type="float">
            <text:p>2.2125</text:p>
          </table:table-cell>
          <table:table-cell office:value-type="float" office:value="2.16" calcext:value-type="float">
            <text:p>2.16</text:p>
          </table:table-cell>
          <table:table-cell office:value-type="float" office:value="2.1333" calcext:value-type="float">
            <text:p>2.1333</text:p>
          </table:table-cell>
          <table:table-cell office:value-type="float" office:value="2.0961" calcext:value-type="float">
            <text:p>2.0961</text:p>
          </table:table-cell>
          <table:table-cell office:value-type="float" office:value="2.0836" calcext:value-type="float">
            <text:p>2.0836</text:p>
          </table:table-cell>
          <table:table-cell office:value-type="float" office:value="2.1597" calcext:value-type="float">
            <text:p>2.1597</text:p>
          </table:table-cell>
          <table:table-cell office:value-type="float" office:value="2.1825" calcext:value-type="float">
            <text:p>2.1825</text:p>
          </table:table-cell>
          <table:table-cell office:value-type="float" office:value="2.066" calcext:value-type="float">
            <text:p>2.066</text:p>
          </table:table-cell>
          <table:table-cell office:value-type="float" office:value="2.1701" calcext:value-type="float">
            <text:p>2.1701</text:p>
          </table:table-cell>
          <table:table-cell office:value-type="float" office:value="2.6413" calcext:value-type="float">
            <text:p>2.6413</text:p>
          </table:table-cell>
          <table:table-cell office:value-type="float" office:value="2.6524" calcext:value-type="float">
            <text:p>2.6524</text:p>
          </table:table-cell>
          <table:table-cell office:value-type="float" office:value="2.7008" calcext:value-type="float">
            <text:p>2.7008</text:p>
          </table:table-cell>
          <table:table-cell office:value-type="float" office:value="2.508" calcext:value-type="float">
            <text:p>2.508</text:p>
          </table:table-cell>
          <table:table-cell office:value-type="float" office:value="2.8504" calcext:value-type="float">
            <text:p>2.8504</text:p>
          </table:table-cell>
          <table:table-cell office:value-type="float" office:value="3.5533" calcext:value-type="float">
            <text:p>3.5533</text:p>
          </table:table-cell>
          <table:table-cell office:value-type="float" office:value="3.6308" calcext:value-type="float">
            <text:p>3.6308</text:p>
          </table:table-cell>
          <table:table-cell office:value-type="float" office:value="4.1965" calcext:value-type="float">
            <text:p>4.1965</text:p>
          </table:table-cell>
          <table:table-cell office:value-type="float" office:value="3.7967" calcext:value-type="float">
            <text:p>3.7967</text:p>
          </table:table-cell>
          <table:table-cell office:value-type="float" office:value="3.9993" calcext:value-type="float">
            <text:p>3.9993</text:p>
          </table:table-cell>
          <table:table-cell office:value-type="float" office:value="4.6469" calcext:value-type="float">
            <text:p>4.6469</text:p>
          </table:table-cell>
          <table:table-cell office:value-type="float" office:value="5.2486" calcext:value-type="float">
            <text:p>5.2486</text:p>
          </table:table-cell>
          <table:table-cell office:value-type="float" office:value="5.217" calcext:value-type="float">
            <text:p>5.217</text:p>
          </table:table-cell>
          <table:table-cell office:value-type="float" office:value="4.9012" calcext:value-type="float">
            <text:p>4.9012</text:p>
          </table:table-cell>
          <table:table-cell office:value-type="float" office:value="4.5781" calcext:value-type="float">
            <text:p>4.5781</text:p>
          </table:table-cell>
          <table:table-cell table:style-name="ce43" office:value-type="float" office:value="4.182" calcext:value-type="float">
            <text:p>4.182</text:p>
          </table:table-cell>
          <table:table-cell table:number-columns-repeated="20"/>
        </table:table-row>
        <table:table-row table:style-name="ro1">
          <table:table-cell office:value-type="string" calcext:value-type="string">
            <text:p>Abonnement annuel - tarif STS</text:p>
          </table:table-cell>
          <table:table-cell table:style-name="ce43" office:value-type="float" office:value="5842.0275" calcext:value-type="float">
            <text:p>5842.0275</text:p>
          </table:table-cell>
          <table:table-cell office:value-type="float" office:value="6190.4175" calcext:value-type="float">
            <text:p>6190.4175</text:p>
          </table:table-cell>
          <table:table-cell office:value-type="float" office:value="6380.4525" calcext:value-type="float">
            <text:p>6380.4525</text:p>
          </table:table-cell>
          <table:table-cell office:value-type="float" office:value="6065.56" calcext:value-type="float">
            <text:p>6065.56</text:p>
          </table:table-cell>
          <table:table-cell table:number-columns-repeated="3" office:value-type="float" office:value="5853.28" calcext:value-type="float">
            <text:p>5853.28</text:p>
          </table:table-cell>
          <table:table-cell office:value-type="float" office:value="5867.9783" calcext:value-type="float">
            <text:p>5867.9783</text:p>
          </table:table-cell>
          <table:table-cell table:number-columns-repeated="4" office:value-type="float" office:value="6029.66" calcext:value-type="float">
            <text:p>6029.66</text:p>
          </table:table-cell>
          <table:table-cell office:value-type="float" office:value="6029.6635" calcext:value-type="float">
            <text:p>6029.6635</text:p>
          </table:table-cell>
          <table:table-cell office:value-type="float" office:value="6029.6866" calcext:value-type="float">
            <text:p>6029.6866</text:p>
          </table:table-cell>
          <table:table-cell office:value-type="float" office:value="6337.09" calcext:value-type="float">
            <text:p>6337.09</text:p>
          </table:table-cell>
          <table:table-cell office:value-type="float" office:value="6408.0183" calcext:value-type="float">
            <text:p>6408.0183</text:p>
          </table:table-cell>
          <table:table-cell table:number-columns-repeated="3" office:value-type="float" office:value="6417.4658" calcext:value-type="float">
            <text:p>6417.4658</text:p>
          </table:table-cell>
          <table:table-cell office:value-type="float" office:value="6543.7195" calcext:value-type="float">
            <text:p>6543.7195</text:p>
          </table:table-cell>
          <table:table-cell office:value-type="float" office:value="6733.9588" calcext:value-type="float">
            <text:p>6733.9588</text:p>
          </table:table-cell>
          <table:table-cell office:value-type="float" office:value="6852.4827" calcext:value-type="float">
            <text:p>6852.4827</text:p>
          </table:table-cell>
          <table:table-cell table:number-columns-repeated="4" office:value-type="float" office:value="6907.0208" calcext:value-type="float">
            <text:p>6907.0208</text:p>
          </table:table-cell>
          <table:table-cell table:number-columns-repeated="7" office:value-type="float" office:value="6907.08" calcext:value-type="float">
            <text:p>6907.08</text:p>
          </table:table-cell>
          <table:table-cell table:style-name="ce43" office:value-type="string" calcext:value-type="string">
            <text:p>-</text:p>
          </table:table-cell>
          <table:table-cell table:number-columns-repeated="20"/>
        </table:table-row>
        <table:table-row table:style-name="ro1">
          <table:table-cell office:value-type="string" calcext:value-type="string">
            <text:p>Prime fixe annuelle pour le tarif STS</text:p>
          </table:table-cell>
          <table:table-cell table:style-name="ce43" office:value-type="float" office:value="0.3475" calcext:value-type="float">
            <text:p>0.3475</text:p>
          </table:table-cell>
          <table:table-cell office:value-type="float" office:value="0.3708" calcext:value-type="float">
            <text:p>0.3708</text:p>
          </table:table-cell>
          <table:table-cell office:value-type="float" office:value="0.2883" calcext:value-type="float">
            <text:p>0.2883</text:p>
          </table:table-cell>
          <table:table-cell office:value-type="float" office:value="0.2075" calcext:value-type="float">
            <text:p>0.2075</text:p>
          </table:table-cell>
          <table:table-cell table:number-columns-repeated="3" office:value-type="float" office:value="0.2" calcext:value-type="float">
            <text:p>0.2</text:p>
          </table:table-cell>
          <table:table-cell office:value-type="float" office:value="0.2008" calcext:value-type="float">
            <text:p>0.2008</text:p>
          </table:table-cell>
          <table:table-cell table:number-columns-repeated="4" office:value-type="float" office:value="0.21" calcext:value-type="float">
            <text:p>0.21</text:p>
          </table:table-cell>
          <table:table-cell table:number-columns-repeated="2" office:value-type="float" office:value="0.1616" calcext:value-type="float">
            <text:p>0.1616</text:p>
          </table:table-cell>
          <table:table-cell office:value-type="float" office:value="0.1699" calcext:value-type="float">
            <text:p>0.1699</text:p>
          </table:table-cell>
          <table:table-cell office:value-type="float" office:value="0.1718" calcext:value-type="float">
            <text:p>0.1718</text:p>
          </table:table-cell>
          <table:table-cell table:number-columns-repeated="3" office:value-type="float" office:value="0.172" calcext:value-type="float">
            <text:p>0.172</text:p>
          </table:table-cell>
          <table:table-cell office:value-type="float" office:value="0.1754" calcext:value-type="float">
            <text:p>0.1754</text:p>
          </table:table-cell>
          <table:table-cell office:value-type="float" office:value="0.1805" calcext:value-type="float">
            <text:p>0.1805</text:p>
          </table:table-cell>
          <table:table-cell office:value-type="float" office:value="0.1837" calcext:value-type="float">
            <text:p>0.1837</text:p>
          </table:table-cell>
          <table:table-cell table:number-columns-repeated="11" office:value-type="float" office:value="0.1851" calcext:value-type="float">
            <text:p>0.1851</text:p>
          </table:table-cell>
          <table:table-cell table:style-name="ce43" office:value-type="string" calcext:value-type="string">
            <text:p>-</text:p>
          </table:table-cell>
          <table:table-cell table:number-columns-repeated="20"/>
        </table:table-row>
        <table:table-row table:style-name="ro1">
          <table:table-cell office:value-type="string" calcext:value-type="string">
            <text:p>100 kWh PCS - tarif STS tranche 1 hiver</text:p>
          </table:table-cell>
          <table:table-cell table:style-name="ce43" office:value-type="float" office:value="1.61" calcext:value-type="float">
            <text:p>1.61</text:p>
          </table:table-cell>
          <table:table-cell office:value-type="float" office:value="1.7575" calcext:value-type="float">
            <text:p>1.7575</text:p>
          </table:table-cell>
          <table:table-cell office:value-type="float" office:value="2.1358" calcext:value-type="float">
            <text:p>2.1358</text:p>
          </table:table-cell>
          <table:table-cell office:value-type="float" office:value="1.6475" calcext:value-type="float">
            <text:p>1.6475</text:p>
          </table:table-cell>
          <table:table-cell table:number-columns-repeated="2" office:value-type="float" office:value="1.23" calcext:value-type="float">
            <text:p>1.23</text:p>
          </table:table-cell>
          <table:table-cell table:number-columns-repeated="2" office:value-type="float" office:value="1.1867" calcext:value-type="float">
            <text:p>1.1867</text:p>
          </table:table-cell>
          <table:table-cell office:value-type="float" office:value="1.27" calcext:value-type="float">
            <text:p>1.27</text:p>
          </table:table-cell>
          <table:table-cell office:value-type="float" office:value="1.23" calcext:value-type="float">
            <text:p>1.23</text:p>
          </table:table-cell>
          <table:table-cell office:value-type="float" office:value="1.125" calcext:value-type="float">
            <text:p>1.125</text:p>
          </table:table-cell>
          <table:table-cell office:value-type="float" office:value="1.075" calcext:value-type="float">
            <text:p>1.075</text:p>
          </table:table-cell>
          <table:table-cell office:value-type="float" office:value="1.0786" calcext:value-type="float">
            <text:p>1.0786</text:p>
          </table:table-cell>
          <table:table-cell office:value-type="float" office:value="1.1148" calcext:value-type="float">
            <text:p>1.1148</text:p>
          </table:table-cell>
          <table:table-cell office:value-type="float" office:value="1.2219" calcext:value-type="float">
            <text:p>1.2219</text:p>
          </table:table-cell>
          <table:table-cell office:value-type="float" office:value="1.1642" calcext:value-type="float">
            <text:p>1.1642</text:p>
          </table:table-cell>
          <table:table-cell office:value-type="float" office:value="1.1103" calcext:value-type="float">
            <text:p>1.1103</text:p>
          </table:table-cell>
          <table:table-cell office:value-type="float" office:value="1.6178" calcext:value-type="float">
            <text:p>1.6178</text:p>
          </table:table-cell>
          <table:table-cell office:value-type="float" office:value="1.8324" calcext:value-type="float">
            <text:p>1.8324</text:p>
          </table:table-cell>
          <table:table-cell office:value-type="float" office:value="1.5765" calcext:value-type="float">
            <text:p>1.5765</text:p>
          </table:table-cell>
          <table:table-cell office:value-type="float" office:value="1.7414" calcext:value-type="float">
            <text:p>1.7414</text:p>
          </table:table-cell>
          <table:table-cell office:value-type="float" office:value="1.7303" calcext:value-type="float">
            <text:p>1.7303</text:p>
          </table:table-cell>
          <table:table-cell office:value-type="float" office:value="2.2204" calcext:value-type="float">
            <text:p>2.2204</text:p>
          </table:table-cell>
          <table:table-cell office:value-type="float" office:value="2.7492" calcext:value-type="float">
            <text:p>2.7492</text:p>
          </table:table-cell>
          <table:table-cell office:value-type="float" office:value="2.5239" calcext:value-type="float">
            <text:p>2.5239</text:p>
          </table:table-cell>
          <table:table-cell office:value-type="float" office:value="3.476" calcext:value-type="float">
            <text:p>3.476</text:p>
          </table:table-cell>
          <table:table-cell office:value-type="float" office:value="2.6232" calcext:value-type="float">
            <text:p>2.6232</text:p>
          </table:table-cell>
          <table:table-cell office:value-type="float" office:value="3.0473" calcext:value-type="float">
            <text:p>3.0473</text:p>
          </table:table-cell>
          <table:table-cell office:value-type="float" office:value="3.61" calcext:value-type="float">
            <text:p>3.61</text:p>
          </table:table-cell>
          <table:table-cell office:value-type="float" office:value="3.876" calcext:value-type="float">
            <text:p>3.876</text:p>
          </table:table-cell>
          <table:table-cell office:value-type="float" office:value="3.7475" calcext:value-type="float">
            <text:p>3.7475</text:p>
          </table:table-cell>
          <table:table-cell office:value-type="float" office:value="3.552" calcext:value-type="float">
            <text:p>3.552</text:p>
          </table:table-cell>
          <table:table-cell office:value-type="float" office:value="3.355" calcext:value-type="float">
            <text:p>3.355</text:p>
          </table:table-cell>
          <table:table-cell table:style-name="ce43" office:value-type="string" calcext:value-type="string">
            <text:p>-</text:p>
          </table:table-cell>
          <table:table-cell table:number-columns-repeated="20"/>
        </table:table-row>
        <table:table-row table:style-name="ro1">
          <table:table-cell office:value-type="string" calcext:value-type="string">
            <text:p>100 kWh PCS - tarif STS tranche 1 été</text:p>
          </table:table-cell>
          <table:table-cell table:style-name="ce43" office:value-type="float" office:value="1.61" calcext:value-type="float">
            <text:p>1.61</text:p>
          </table:table-cell>
          <table:table-cell office:value-type="float" office:value="1.7575" calcext:value-type="float">
            <text:p>1.7575</text:p>
          </table:table-cell>
          <table:table-cell office:value-type="float" office:value="1.9342" calcext:value-type="float">
            <text:p>1.9342</text:p>
          </table:table-cell>
          <table:table-cell office:value-type="float" office:value="1.35" calcext:value-type="float">
            <text:p>1.35</text:p>
          </table:table-cell>
          <table:table-cell office:value-type="float" office:value="1.05" calcext:value-type="float">
            <text:p>1.05</text:p>
          </table:table-cell>
          <table:table-cell office:value-type="float" office:value="1.04" calcext:value-type="float">
            <text:p>1.04</text:p>
          </table:table-cell>
          <table:table-cell office:value-type="float" office:value="0.9967" calcext:value-type="float">
            <text:p>0.9967</text:p>
          </table:table-cell>
          <table:table-cell office:value-type="float" office:value="0.9992" calcext:value-type="float">
            <text:p>0.9992</text:p>
          </table:table-cell>
          <table:table-cell office:value-type="float" office:value="1.08" calcext:value-type="float">
            <text:p>1.08</text:p>
          </table:table-cell>
          <table:table-cell office:value-type="float" office:value="1.04" calcext:value-type="float">
            <text:p>1.04</text:p>
          </table:table-cell>
          <table:table-cell office:value-type="float" office:value="0.935" calcext:value-type="float">
            <text:p>0.935</text:p>
          </table:table-cell>
          <table:table-cell office:value-type="float" office:value="0.885" calcext:value-type="float">
            <text:p>0.885</text:p>
          </table:table-cell>
          <table:table-cell office:value-type="float" office:value="0.8859" calcext:value-type="float">
            <text:p>0.8859</text:p>
          </table:table-cell>
          <table:table-cell office:value-type="float" office:value="0.9219" calcext:value-type="float">
            <text:p>0.9219</text:p>
          </table:table-cell>
          <table:table-cell office:value-type="float" office:value="1.0112" calcext:value-type="float">
            <text:p>1.0112</text:p>
          </table:table-cell>
          <table:table-cell office:value-type="float" office:value="0.9494" calcext:value-type="float">
            <text:p>0.9494</text:p>
          </table:table-cell>
          <table:table-cell office:value-type="float" office:value="0.895" calcext:value-type="float">
            <text:p>0.895</text:p>
          </table:table-cell>
          <table:table-cell office:value-type="float" office:value="1.4025" calcext:value-type="float">
            <text:p>1.4025</text:p>
          </table:table-cell>
          <table:table-cell office:value-type="float" office:value="1.6174" calcext:value-type="float">
            <text:p>1.6174</text:p>
          </table:table-cell>
          <table:table-cell office:value-type="float" office:value="1.355" calcext:value-type="float">
            <text:p>1.355</text:p>
          </table:table-cell>
          <table:table-cell office:value-type="float" office:value="1.502" calcext:value-type="float">
            <text:p>1.502</text:p>
          </table:table-cell>
          <table:table-cell office:value-type="float" office:value="1.4469" calcext:value-type="float">
            <text:p>1.4469</text:p>
          </table:table-cell>
          <table:table-cell office:value-type="float" office:value="1.9114" calcext:value-type="float">
            <text:p>1.9114</text:p>
          </table:table-cell>
          <table:table-cell office:value-type="float" office:value="2.4527" calcext:value-type="float">
            <text:p>2.4527</text:p>
          </table:table-cell>
          <table:table-cell office:value-type="float" office:value="2.1236" calcext:value-type="float">
            <text:p>2.1236</text:p>
          </table:table-cell>
          <table:table-cell office:value-type="float" office:value="3.1795" calcext:value-type="float">
            <text:p>3.1795</text:p>
          </table:table-cell>
          <table:table-cell office:value-type="float" office:value="2.2262" calcext:value-type="float">
            <text:p>2.2262</text:p>
          </table:table-cell>
          <table:table-cell office:value-type="float" office:value="2.6503" calcext:value-type="float">
            <text:p>2.6503</text:p>
          </table:table-cell>
          <table:table-cell office:value-type="float" office:value="3.213" calcext:value-type="float">
            <text:p>3.213</text:p>
          </table:table-cell>
          <table:table-cell office:value-type="float" office:value="3.479" calcext:value-type="float">
            <text:p>3.479</text:p>
          </table:table-cell>
          <table:table-cell office:value-type="float" office:value="3.3505" calcext:value-type="float">
            <text:p>3.3505</text:p>
          </table:table-cell>
          <table:table-cell office:value-type="float" office:value="3.155" calcext:value-type="float">
            <text:p>3.155</text:p>
          </table:table-cell>
          <table:table-cell office:value-type="float" office:value="2.958" calcext:value-type="float">
            <text:p>2.958</text:p>
          </table:table-cell>
          <table:table-cell table:style-name="ce43" office:value-type="string" calcext:value-type="string">
            <text:p>-</text:p>
          </table:table-cell>
          <table:table-cell table:number-columns-repeated="20"/>
        </table:table-row>
        <table:table-row table:style-name="ro1">
          <table:table-cell office:value-type="string" calcext:value-type="string">
            <text:p>100 kWh PCS - tarif STS tranche 2 hiver</text:p>
          </table:table-cell>
          <table:table-cell table:style-name="ce43" office:value-type="float" office:value="1.56" calcext:value-type="float">
            <text:p>1.56</text:p>
          </table:table-cell>
          <table:table-cell office:value-type="float" office:value="1.7075" calcext:value-type="float">
            <text:p>1.7075</text:p>
          </table:table-cell>
          <table:table-cell office:value-type="float" office:value="2.0792" calcext:value-type="float">
            <text:p>2.0792</text:p>
          </table:table-cell>
          <table:table-cell office:value-type="float" office:value="1.5975" calcext:value-type="float">
            <text:p>1.5975</text:p>
          </table:table-cell>
          <table:table-cell office:value-type="float" office:value="1.19" calcext:value-type="float">
            <text:p>1.19</text:p>
          </table:table-cell>
          <table:table-cell office:value-type="float" office:value="1.18" calcext:value-type="float">
            <text:p>1.18</text:p>
          </table:table-cell>
          <table:table-cell office:value-type="float" office:value="1.1367" calcext:value-type="float">
            <text:p>1.1367</text:p>
          </table:table-cell>
          <table:table-cell office:value-type="float" office:value="1.1392" calcext:value-type="float">
            <text:p>1.1392</text:p>
          </table:table-cell>
          <table:table-cell office:value-type="float" office:value="1.22" calcext:value-type="float">
            <text:p>1.22</text:p>
          </table:table-cell>
          <table:table-cell office:value-type="float" office:value="1.18" calcext:value-type="float">
            <text:p>1.18</text:p>
          </table:table-cell>
          <table:table-cell office:value-type="float" office:value="1.075" calcext:value-type="float">
            <text:p>1.075</text:p>
          </table:table-cell>
          <table:table-cell office:value-type="float" office:value="1.025" calcext:value-type="float">
            <text:p>1.025</text:p>
          </table:table-cell>
          <table:table-cell office:value-type="float" office:value="1.0286" calcext:value-type="float">
            <text:p>1.0286</text:p>
          </table:table-cell>
          <table:table-cell office:value-type="float" office:value="1.0654" calcext:value-type="float">
            <text:p>1.0654</text:p>
          </table:table-cell>
          <table:table-cell office:value-type="float" office:value="1.17" calcext:value-type="float">
            <text:p>1.17</text:p>
          </table:table-cell>
          <table:table-cell office:value-type="float" office:value="1.1117" calcext:value-type="float">
            <text:p>1.1117</text:p>
          </table:table-cell>
          <table:table-cell office:value-type="float" office:value="1.0577" calcext:value-type="float">
            <text:p>1.0577</text:p>
          </table:table-cell>
          <table:table-cell office:value-type="float" office:value="1.5652" calcext:value-type="float">
            <text:p>1.5652</text:p>
          </table:table-cell>
          <table:table-cell office:value-type="float" office:value="1.7798" calcext:value-type="float">
            <text:p>1.7798</text:p>
          </table:table-cell>
          <table:table-cell office:value-type="float" office:value="1.5228" calcext:value-type="float">
            <text:p>1.5228</text:p>
          </table:table-cell>
          <table:table-cell office:value-type="float" office:value="1.6862" calcext:value-type="float">
            <text:p>1.6862</text:p>
          </table:table-cell>
          <table:table-cell office:value-type="float" office:value="1.6742" calcext:value-type="float">
            <text:p>1.6742</text:p>
          </table:table-cell>
          <table:table-cell office:value-type="float" office:value="2.1638" calcext:value-type="float">
            <text:p>2.1638</text:p>
          </table:table-cell>
          <table:table-cell office:value-type="float" office:value="2.6926" calcext:value-type="float">
            <text:p>2.6926</text:p>
          </table:table-cell>
          <table:table-cell office:value-type="float" office:value="2.4673" calcext:value-type="float">
            <text:p>2.4673</text:p>
          </table:table-cell>
          <table:table-cell office:value-type="float" office:value="3.4194" calcext:value-type="float">
            <text:p>3.4194</text:p>
          </table:table-cell>
          <table:table-cell office:value-type="float" office:value="2.5662" calcext:value-type="float">
            <text:p>2.5662</text:p>
          </table:table-cell>
          <table:table-cell office:value-type="float" office:value="2.9903" calcext:value-type="float">
            <text:p>2.9903</text:p>
          </table:table-cell>
          <table:table-cell office:value-type="float" office:value="3.553" calcext:value-type="float">
            <text:p>3.553</text:p>
          </table:table-cell>
          <table:table-cell office:value-type="float" office:value="3.819" calcext:value-type="float">
            <text:p>3.819</text:p>
          </table:table-cell>
          <table:table-cell office:value-type="float" office:value="3.6905" calcext:value-type="float">
            <text:p>3.6905</text:p>
          </table:table-cell>
          <table:table-cell office:value-type="float" office:value="3.495" calcext:value-type="float">
            <text:p>3.495</text:p>
          </table:table-cell>
          <table:table-cell office:value-type="float" office:value="3.298" calcext:value-type="float">
            <text:p>3.298</text:p>
          </table:table-cell>
          <table:table-cell table:style-name="ce43" office:value-type="string" calcext:value-type="string">
            <text:p>-</text:p>
          </table:table-cell>
          <table:table-cell table:number-columns-repeated="20"/>
        </table:table-row>
        <table:table-row table:style-name="ro1">
          <table:table-cell office:value-type="string" calcext:value-type="string">
            <text:p>100 kWh PCS - tarif STS tranche 2 été</text:p>
          </table:table-cell>
          <table:table-cell table:style-name="ce43" office:value-type="float" office:value="1.56" calcext:value-type="float">
            <text:p>1.56</text:p>
          </table:table-cell>
          <table:table-cell office:value-type="float" office:value="1.7075" calcext:value-type="float">
            <text:p>1.7075</text:p>
          </table:table-cell>
          <table:table-cell office:value-type="float" office:value="1.88" calcext:value-type="float">
            <text:p>1.88</text:p>
          </table:table-cell>
          <table:table-cell office:value-type="float" office:value="1.3" calcext:value-type="float">
            <text:p>1.3</text:p>
          </table:table-cell>
          <table:table-cell office:value-type="float" office:value="1" calcext:value-type="float">
            <text:p>1</text:p>
          </table:table-cell>
          <table:table-cell office:value-type="float" office:value="0.99" calcext:value-type="float">
            <text:p>0.99</text:p>
          </table:table-cell>
          <table:table-cell office:value-type="float" office:value="0.9467" calcext:value-type="float">
            <text:p>0.9467</text:p>
          </table:table-cell>
          <table:table-cell office:value-type="float" office:value="0.9492" calcext:value-type="float">
            <text:p>0.9492</text:p>
          </table:table-cell>
          <table:table-cell office:value-type="float" office:value="1.03" calcext:value-type="float">
            <text:p>1.03</text:p>
          </table:table-cell>
          <table:table-cell office:value-type="float" office:value="0.99" calcext:value-type="float">
            <text:p>0.99</text:p>
          </table:table-cell>
          <table:table-cell office:value-type="float" office:value="0.885" calcext:value-type="float">
            <text:p>0.885</text:p>
          </table:table-cell>
          <table:table-cell office:value-type="float" office:value="0.835" calcext:value-type="float">
            <text:p>0.835</text:p>
          </table:table-cell>
          <table:table-cell office:value-type="float" office:value="0.8359" calcext:value-type="float">
            <text:p>0.8359</text:p>
          </table:table-cell>
          <table:table-cell office:value-type="float" office:value="0.8724" calcext:value-type="float">
            <text:p>0.8724</text:p>
          </table:table-cell>
          <table:table-cell office:value-type="float" office:value="0.9593" calcext:value-type="float">
            <text:p>0.9593</text:p>
          </table:table-cell>
          <table:table-cell office:value-type="float" office:value="0.8968" calcext:value-type="float">
            <text:p>0.8968</text:p>
          </table:table-cell>
          <table:table-cell office:value-type="float" office:value="0.8424" calcext:value-type="float">
            <text:p>0.8424</text:p>
          </table:table-cell>
          <table:table-cell office:value-type="float" office:value="1.3499" calcext:value-type="float">
            <text:p>1.3499</text:p>
          </table:table-cell>
          <table:table-cell office:value-type="float" office:value="1.5648" calcext:value-type="float">
            <text:p>1.5648</text:p>
          </table:table-cell>
          <table:table-cell office:value-type="float" office:value="1.3013" calcext:value-type="float">
            <text:p>1.3013</text:p>
          </table:table-cell>
          <table:table-cell office:value-type="float" office:value="1.4468" calcext:value-type="float">
            <text:p>1.4468</text:p>
          </table:table-cell>
          <table:table-cell office:value-type="float" office:value="1.3907" calcext:value-type="float">
            <text:p>1.3907</text:p>
          </table:table-cell>
          <table:table-cell office:value-type="float" office:value="1.8548" calcext:value-type="float">
            <text:p>1.8548</text:p>
          </table:table-cell>
          <table:table-cell office:value-type="float" office:value="2.3961" calcext:value-type="float">
            <text:p>2.3961</text:p>
          </table:table-cell>
          <table:table-cell office:value-type="float" office:value="2.1708" calcext:value-type="float">
            <text:p>2.1708</text:p>
          </table:table-cell>
          <table:table-cell office:value-type="float" office:value="3.1229" calcext:value-type="float">
            <text:p>3.1229</text:p>
          </table:table-cell>
          <table:table-cell office:value-type="float" office:value="2.1702" calcext:value-type="float">
            <text:p>2.1702</text:p>
          </table:table-cell>
          <table:table-cell office:value-type="float" office:value="2.5943" calcext:value-type="float">
            <text:p>2.5943</text:p>
          </table:table-cell>
          <table:table-cell office:value-type="float" office:value="3.157" calcext:value-type="float">
            <text:p>3.157</text:p>
          </table:table-cell>
          <table:table-cell office:value-type="float" office:value="3.423" calcext:value-type="float">
            <text:p>3.423</text:p>
          </table:table-cell>
          <table:table-cell office:value-type="float" office:value="3.2945" calcext:value-type="float">
            <text:p>3.2945</text:p>
          </table:table-cell>
          <table:table-cell office:value-type="float" office:value="3.099" calcext:value-type="float">
            <text:p>3.099</text:p>
          </table:table-cell>
          <table:table-cell office:value-type="float" office:value="2.902" calcext:value-type="float">
            <text:p>2.902</text:p>
          </table:table-cell>
          <table:table-cell table:style-name="ce43" office:value-type="string" calcext:value-type="string">
            <text:p>-</text:p>
          </table:table-cell>
          <table:table-cell table:number-columns-repeated="20"/>
        </table:table-row>
        <table:table-row table:style-name="ro1">
          <table:table-cell office:value-type="string" calcext:value-type="string">
            <text:p>Prix complet de 100 kWh PCI - tarif STS</text:p>
          </table:table-cell>
          <table:table-cell table:style-name="ce43" office:value-type="float" office:value="1.925" calcext:value-type="float">
            <text:p>1.925</text:p>
          </table:table-cell>
          <table:table-cell office:value-type="float" office:value="2.1008" calcext:value-type="float">
            <text:p>2.1008</text:p>
          </table:table-cell>
          <table:table-cell office:value-type="float" office:value="2.3517" calcext:value-type="float">
            <text:p>2.3517</text:p>
          </table:table-cell>
          <table:table-cell office:value-type="float" office:value="1.7158" calcext:value-type="float">
            <text:p>1.7158</text:p>
          </table:table-cell>
          <table:table-cell table:number-columns-repeated="2" office:value-type="float" office:value="1.32" calcext:value-type="float">
            <text:p>1.32</text:p>
          </table:table-cell>
          <table:table-cell office:value-type="float" office:value="1.2667" calcext:value-type="float">
            <text:p>1.2667</text:p>
          </table:table-cell>
          <table:table-cell office:value-type="float" office:value="1.2708" calcext:value-type="float">
            <text:p>1.2708</text:p>
          </table:table-cell>
          <table:table-cell office:value-type="float" office:value="1.37" calcext:value-type="float">
            <text:p>1.37</text:p>
          </table:table-cell>
          <table:table-cell office:value-type="float" office:value="1.325" calcext:value-type="float">
            <text:p>1.325</text:p>
          </table:table-cell>
          <table:table-cell office:value-type="float" office:value="1.205" calcext:value-type="float">
            <text:p>1.205</text:p>
          </table:table-cell>
          <table:table-cell office:value-type="float" office:value="1.1458" calcext:value-type="float">
            <text:p>1.1458</text:p>
          </table:table-cell>
          <table:table-cell office:value-type="float" office:value="1.14" calcext:value-type="float">
            <text:p>1.14</text:p>
          </table:table-cell>
          <table:table-cell office:value-type="float" office:value="1.1712" calcext:value-type="float">
            <text:p>1.1712</text:p>
          </table:table-cell>
          <table:table-cell office:value-type="float" office:value="1.2822" calcext:value-type="float">
            <text:p>1.2822</text:p>
          </table:table-cell>
          <table:table-cell office:value-type="float" office:value="1.2161" calcext:value-type="float">
            <text:p>1.2161</text:p>
          </table:table-cell>
          <table:table-cell office:value-type="float" office:value="1.1559" calcext:value-type="float">
            <text:p>1.1559</text:p>
          </table:table-cell>
          <table:table-cell office:value-type="float" office:value="1.7198" calcext:value-type="float">
            <text:p>1.7198</text:p>
          </table:table-cell>
          <table:table-cell office:value-type="float" office:value="1.9585" calcext:value-type="float">
            <text:p>1.9585</text:p>
          </table:table-cell>
          <table:table-cell office:value-type="float" office:value="1.6712" calcext:value-type="float">
            <text:p>1.6712</text:p>
          </table:table-cell>
          <table:table-cell office:value-type="float" office:value="1.8453" calcext:value-type="float">
            <text:p>1.8453</text:p>
          </table:table-cell>
          <table:table-cell office:value-type="float" office:value="1.8072" calcext:value-type="float">
            <text:p>1.8072</text:p>
          </table:table-cell>
          <table:table-cell office:value-type="float" office:value="2.3367" calcext:value-type="float">
            <text:p>2.3367</text:p>
          </table:table-cell>
          <table:table-cell office:value-type="float" office:value="2.9318" calcext:value-type="float">
            <text:p>2.9318</text:p>
          </table:table-cell>
          <table:table-cell office:value-type="float" office:value="2.6815" calcext:value-type="float">
            <text:p>2.6815</text:p>
          </table:table-cell>
          <table:table-cell office:value-type="float" office:value="3.7435" calcext:value-type="float">
            <text:p>3.7435</text:p>
          </table:table-cell>
          <table:table-cell office:value-type="float" office:value="2.7111" calcext:value-type="float">
            <text:p>2.7111</text:p>
          </table:table-cell>
          <table:table-cell office:value-type="float" office:value="3.1823" calcext:value-type="float">
            <text:p>3.1823</text:p>
          </table:table-cell>
          <table:table-cell office:value-type="float" office:value="3.8076" calcext:value-type="float">
            <text:p>3.8076</text:p>
          </table:table-cell>
          <table:table-cell office:value-type="float" office:value="4.1032" calcext:value-type="float">
            <text:p>4.1032</text:p>
          </table:table-cell>
          <table:table-cell office:value-type="float" office:value="3.9603" calcext:value-type="float">
            <text:p>3.9603</text:p>
          </table:table-cell>
          <table:table-cell office:value-type="float" office:value="3.7431" calcext:value-type="float">
            <text:p>3.7431</text:p>
          </table:table-cell>
          <table:table-cell office:value-type="float" office:value="3.5243" calcext:value-type="float">
            <text:p>3.5243</text:p>
          </table:table-cell>
          <table:table-cell table:style-name="ce43" office:value-type="string" calcext:value-type="string">
            <text:p>-</text:p>
          </table:table-cell>
          <table:table-cell table:number-columns-repeated="20"/>
        </table:table-row>
        <table:table-row table:style-name="ro1">
          <table:table-cell/>
          <table:table-cell table:style-name="ce43"/>
          <table:table-cell table:number-columns-repeated="32"/>
          <table:table-cell table:style-name="ce43"/>
          <table:table-cell table:number-columns-repeated="20"/>
        </table:table-row>
        <table:table-row table:style-name="ro1">
          <table:table-cell table:style-name="Default"/>
          <table:table-cell table:style-name="ce43"/>
          <table:table-cell table:number-columns-repeated="32"/>
          <table:table-cell table:style-name="ce43"/>
          <table:table-cell table:number-columns-repeated="20"/>
        </table:table-row>
        <table:table-row table:style-name="ro1">
          <table:table-cell office:value-type="string" calcext:value-type="string">
            <text:p>Période</text:p>
          </table:table-cell>
          <table:table-cell table:style-name="ce43"/>
          <table:table-cell table:number-columns-repeated="32"/>
          <table:table-cell table:style-name="ce43"/>
          <table:table-cell table:number-columns-repeated="2"/>
          <table:table-cell table:style-name="ce45"/>
          <table:table-cell table:style-name="ce48"/>
          <table:table-cell table:style-name="ce51" office:value-type="string" calcext:value-type="string">
            <text:p>Evol/2010</text:p>
          </table:table-cell>
          <table:table-cell table:style-name="ce52" table:number-columns-repeated="14"/>
          <table:table-cell table:style-name="ce53"/>
        </table:table-row>
        <table:table-row table:style-name="ro1">
          <table:table-cell office:value-type="string" calcext:value-type="string">
            <text:p>Libelle</text:p>
          </table:table-cell>
          <table:table-cell table:style-name="ce43"/>
          <table:table-cell table:number-columns-repeated="24"/>
          <table:table-cell office:value-type="string" calcext:value-type="string">
            <text:p>Prix 2009 / moyenne 2000-2009)</text:p>
          </table:table-cell>
          <table:table-cell office:value-type="string" calcext:value-type="string">
            <text:p>Prix 2009 / moyenne 1990-2009)</text:p>
          </table:table-cell>
          <table:table-cell table:number-columns-repeated="6"/>
          <table:table-cell table:style-name="ce43"/>
          <table:table-cell table:number-columns-repeated="2"/>
          <table:table-cell table:style-name="ce46" office:value-type="string" calcext:value-type="string">
            <text:p>Paramètres de calage des prix pour la calibration</text:p>
          </table:table-cell>
          <table:table-cell table:style-name="ce43" office:value-type="string" calcext:value-type="string">
            <text:p>Prix 2009 / moyenne 1990-2009)</text:p>
          </table:table-cell>
          <table:table-cell office:value-type="float" office:value="2000" calcext:value-type="float">
            <text:p>2000</text:p>
          </table:table-cell>
          <table:table-cell office:value-type="float" office:value="2001" calcext:value-type="float">
            <text:p>2001</text:p>
          </table:table-cell>
          <table:table-cell office:value-type="float" office:value="2002" calcext:value-type="float">
            <text:p>2002</text:p>
          </table:table-cell>
          <table:table-cell office:value-type="float" office:value="2003" calcext:value-type="float">
            <text:p>2003</text:p>
          </table:table-cell>
          <table:table-cell office:value-type="float" office:value="2004" calcext:value-type="float">
            <text:p>2004</text:p>
          </table:table-cell>
          <table:table-cell office:value-type="float" office:value="2005" calcext:value-type="float">
            <text:p>2005</text:p>
          </table:table-cell>
          <table:table-cell office:value-type="float" office:value="2006" calcext:value-type="float">
            <text:p>2006</text:p>
          </table:table-cell>
          <table:table-cell office:value-type="float" office:value="2007" calcext:value-type="float">
            <text:p>2007</text:p>
          </table:table-cell>
          <table:table-cell office:value-type="float" office:value="2008" calcext:value-type="float">
            <text:p>2008</text:p>
          </table:table-cell>
          <table:table-cell office:value-type="float" office:value="2009" calcext:value-type="float">
            <text:p>2009</text:p>
          </table:table-cell>
          <table:table-cell office:value-type="float" office:value="2010" calcext:value-type="float">
            <text:p>2010</text:p>
          </table:table-cell>
          <table:table-cell office:value-type="float" office:value="2011" calcext:value-type="float">
            <text:p>2011</text:p>
          </table:table-cell>
          <table:table-cell office:value-type="float" office:value="2012" calcext:value-type="float">
            <text:p>2012</text:p>
          </table:table-cell>
          <table:table-cell office:value-type="float" office:value="2013" calcext:value-type="float">
            <text:p>2013</text:p>
          </table:table-cell>
          <table:table-cell office:value-type="float" office:value="2014" calcext:value-type="float">
            <text:p>2014</text:p>
          </table:table-cell>
          <table:table-cell table:style-name="ce54" office:value-type="float" office:value="2015" calcext:value-type="float">
            <text:p>2015</text:p>
          </table:table-cell>
        </table:table-row>
        <table:table-row table:style-name="ro1">
          <table:table-cell office:value-type="string" calcext:value-type="string">
            <text:p>Abonnement annuel - tarif B2I</text:p>
          </table:table-cell>
          <table:table-cell table:style-name="ce43"/>
          <table:table-cell table:number-columns-repeated="24"/>
          <table:table-cell table:formula="of:=[.AB8]/AVERAGE([.S8:.AB8])" office:value-type="float" office:value="0.961350914427412" calcext:value-type="float">
            <text:p>0.9613509144</text:p>
          </table:table-cell>
          <table:table-cell table:formula="of:=[.AB8]/AVERAGE([.I8:.AB8])" office:value-type="float" office:value="1.02190432436475" calcext:value-type="float">
            <text:p>1.0219043244</text:p>
          </table:table-cell>
          <table:table-cell table:number-columns-repeated="6"/>
          <table:table-cell table:style-name="ce43"/>
          <table:table-cell table:number-columns-repeated="2"/>
          <table:table-cell table:style-name="ce46" office:value-type="string" calcext:value-type="string">
            <text:p>Autres</text:p>
          </table:table-cell>
          <table:table-cell table:style-name="ce44" table:formula="of:=[.AB173]" office:value-type="float" office:value="1.34773022537929" calcext:value-type="float">
            <text:p>1.3477302254</text:p>
          </table:table-cell>
          <table:table-cell table:style-name="ce44" table:formula="of:=[.S159]/[.$AC$159]" office:value-type="float" office:value="0.696718834422774" calcext:value-type="float">
            <text:p>0.6967188344</text:p>
          </table:table-cell>
          <table:table-cell table:style-name="ce44" table:formula="of:=[.T159]/[.$AC$159]" office:value-type="float" office:value="0.722756298404222" calcext:value-type="float">
            <text:p>0.7227562984</text:p>
          </table:table-cell>
          <table:table-cell table:style-name="ce44" table:formula="of:=[.U159]/[.$AC$159]" office:value-type="float" office:value="0.749766822818501" calcext:value-type="float">
            <text:p>0.7497668228</text:p>
          </table:table-cell>
          <table:table-cell table:style-name="ce44" table:formula="of:=[.V159]/[.$AC$159]" office:value-type="float" office:value="0.777786772443941" calcext:value-type="float">
            <text:p>0.7777867724</text:p>
          </table:table-cell>
          <table:table-cell table:style-name="ce44" table:formula="of:=[.W159]/[.$AC$159]" office:value-type="float" office:value="0.825400037777598" calcext:value-type="float">
            <text:p>0.8254000378</text:p>
          </table:table-cell>
          <table:table-cell table:style-name="ce44" table:formula="of:=[.X159]/[.$AC$159]" office:value-type="float" office:value="0.873013303111255" calcext:value-type="float">
            <text:p>0.8730133031</text:p>
          </table:table-cell>
          <table:table-cell table:style-name="ce44" table:formula="of:=[.Y159]/[.$AC$159]" office:value-type="float" office:value="0.873013303111255" calcext:value-type="float">
            <text:p>0.8730133031</text:p>
          </table:table-cell>
          <table:table-cell table:style-name="ce44" table:formula="of:=[.Z159]/[.$AC$159]" office:value-type="float" office:value="0.968239833778569" calcext:value-type="float">
            <text:p>0.9682398338</text:p>
          </table:table-cell>
          <table:table-cell table:style-name="ce44" table:formula="of:=[.AA159]/[.$AC$159]" office:value-type="float" office:value="0.968239833778569" calcext:value-type="float">
            <text:p>0.9682398338</text:p>
          </table:table-cell>
          <table:table-cell table:style-name="ce44" table:formula="of:=[.AB159]/[.$AC$159]" office:value-type="float" office:value="0.952373242667098" calcext:value-type="float">
            <text:p>0.9523732427</text:p>
          </table:table-cell>
          <table:table-cell table:style-name="ce44" table:formula="of:=[.AC159]/[.$AC$159]" office:value-type="float" office:value="1" calcext:value-type="float">
            <text:p>1</text:p>
          </table:table-cell>
          <table:table-cell table:style-name="ce44" table:formula="of:=[.AD159]/[.$AC$159]" office:value-type="float" office:value="1" calcext:value-type="float">
            <text:p>1</text:p>
          </table:table-cell>
          <table:table-cell table:style-name="ce44" table:formula="of:=[.AE159]/[.$AC$159]" office:value-type="float" office:value="1.06349334844437" calcext:value-type="float">
            <text:p>1.0634933484</text:p>
          </table:table-cell>
          <table:table-cell table:style-name="ce44" table:formula="of:=[.AF159]/[.$AC$159]" office:value-type="float" office:value="1.15871987911169" calcext:value-type="float">
            <text:p>1.1587198791</text:p>
          </table:table-cell>
          <table:table-cell table:style-name="ce44" table:formula="of:=[.AG159]/[.$AC$159]" office:value-type="float" office:value="1.19048004533312" calcext:value-type="float">
            <text:p>1.1904800453</text:p>
          </table:table-cell>
          <table:table-cell table:style-name="ce55" table:formula="of:=[.AH159]/[.$AC$159]" office:value-type="float" office:value="1.07935993955584" calcext:value-type="float">
            <text:p>1.0793599396</text:p>
          </table:table-cell>
        </table:table-row>
        <table:table-row table:style-name="ro1">
          <table:table-cell office:value-type="string" calcext:value-type="string">
            <text:p>100 kWh PCS - tarif B2I</text:p>
          </table:table-cell>
          <table:table-cell table:style-name="ce43"/>
          <table:table-cell table:number-columns-repeated="24"/>
          <table:table-cell table:formula="of:=[.AB9]/AVERAGE([.S9:.AB9])" office:value-type="float" office:value="1.29109979223913" calcext:value-type="float">
            <text:p>1.2910997922</text:p>
          </table:table-cell>
          <table:table-cell table:formula="of:=[.AB9]/AVERAGE([.I9:.AB9])" office:value-type="float" office:value="1.52364719909362" calcext:value-type="float">
            <text:p>1.5236471991</text:p>
          </table:table-cell>
          <table:table-cell table:number-columns-repeated="6"/>
          <table:table-cell table:style-name="ce43"/>
          <table:table-cell table:number-columns-repeated="2"/>
          <table:table-cell table:style-name="ce46" office:value-type="string" calcext:value-type="string">
            <text:p>Electricité</text:p>
          </table:table-cell>
          <table:table-cell table:style-name="ce44" table:formula="of:=[.AB116]" office:value-type="float" office:value="1.00511499935673" calcext:value-type="float">
            <text:p>1.0051149994</text:p>
          </table:table-cell>
          <table:table-cell table:style-name="ce44" table:formula="of:=[.S89]/[.$AC$89]" office:value-type="float" office:value="0.975217626845265" calcext:value-type="float">
            <text:p>0.9752176268</text:p>
          </table:table-cell>
          <table:table-cell table:style-name="ce44" table:formula="of:=[.T89]/[.$AC$89]" office:value-type="float" office:value="0.970740753176395" calcext:value-type="float">
            <text:p>0.9707407532</text:p>
          </table:table-cell>
          <table:table-cell table:style-name="ce44" table:formula="of:=[.U89]/[.$AC$89]" office:value-type="float" office:value="0.978706758079895" calcext:value-type="float">
            <text:p>0.9787067581</text:p>
          </table:table-cell>
          <table:table-cell table:style-name="ce44" table:formula="of:=[.V89]/[.$AC$89]" office:value-type="float" office:value="0.991055122980414" calcext:value-type="float">
            <text:p>0.991055123</text:p>
          </table:table-cell>
          <table:table-cell table:style-name="ce44" table:formula="of:=[.W89]/[.$AC$89]" office:value-type="float" office:value="1.02138736458869" calcext:value-type="float">
            <text:p>1.0213873646</text:p>
          </table:table-cell>
          <table:table-cell table:style-name="ce44" table:formula="of:=[.X89]/[.$AC$89]" office:value-type="float" office:value="1.02138736458869" calcext:value-type="float">
            <text:p>1.0213873646</text:p>
          </table:table-cell>
          <table:table-cell table:style-name="ce44" table:formula="of:=[.Y89]/[.$AC$89]" office:value-type="float" office:value="1.02101016465261" calcext:value-type="float">
            <text:p>1.0210101647</text:p>
          </table:table-cell>
          <table:table-cell table:style-name="ce44" table:formula="of:=[.Z89]/[.$AC$89]" office:value-type="float" office:value="1.02649097101863" calcext:value-type="float">
            <text:p>1.026490971</text:p>
          </table:table-cell>
          <table:table-cell table:style-name="ce44" table:formula="of:=[.AA89]/[.$AC$89]" office:value-type="float" office:value="1.05923792146031" calcext:value-type="float">
            <text:p>1.0592379215</text:p>
          </table:table-cell>
          <table:table-cell table:style-name="ce44" table:formula="of:=[.AB89]/[.$AC$89]" office:value-type="float" office:value="1.05985743884726" calcext:value-type="float">
            <text:p>1.0598574388</text:p>
          </table:table-cell>
          <table:table-cell table:style-name="ce44" table:formula="of:=[.AC89]/[.$AC$89]" office:value-type="float" office:value="1" calcext:value-type="float">
            <text:p>1</text:p>
          </table:table-cell>
          <table:table-cell table:style-name="ce44" table:formula="of:=[.AD89]/[.$AC$89]" office:value-type="float" office:value="1.05441471438019" calcext:value-type="float">
            <text:p>1.0544147144</text:p>
          </table:table-cell>
          <table:table-cell table:style-name="ce44" table:formula="of:=[.AE89]/[.$AC$89]" office:value-type="float" office:value="1.09900398966542" calcext:value-type="float">
            <text:p>1.0990039897</text:p>
          </table:table-cell>
          <table:table-cell table:style-name="ce44" table:formula="of:=[.AF89]/[.$AC$89]" office:value-type="float" office:value="1.14421179573635" calcext:value-type="float">
            <text:p>1.1442117957</text:p>
          </table:table-cell>
          <table:table-cell table:style-name="ce44" table:formula="of:=[.AG89]/[.$AC$89]" office:value-type="float" office:value="1.16523869623782" calcext:value-type="float">
            <text:p>1.1652386962</text:p>
          </table:table-cell>
          <table:table-cell table:style-name="ce55" table:formula="of:=[.AH89]/[.$AC$89]" office:value-type="float" office:value="1.22785292175936" calcext:value-type="float">
            <text:p>1.2278529218</text:p>
          </table:table-cell>
        </table:table-row>
        <table:table-row table:style-name="ro1">
          <table:table-cell office:value-type="string" calcext:value-type="string">
            <text:p>Prix complet de 100 kWh PCI - tarif B2I</text:p>
          </table:table-cell>
          <table:table-cell table:style-name="ce43"/>
          <table:table-cell table:number-columns-repeated="24"/>
          <table:table-cell table:formula="of:=[.AB10]/AVERAGE([.S10:.AB10])" office:value-type="float" office:value="1.27568963385352" calcext:value-type="float">
            <text:p>1.2756896339</text:p>
          </table:table-cell>
          <table:table-cell table:style-name="ce42" table:formula="of:=[.AB10]/AVERAGE([.I10:.AB10])" office:value-type="float" office:value="1.49717442623725" calcext:value-type="float">
            <text:p>1.4971744262</text:p>
          </table:table-cell>
          <table:table-cell table:number-columns-repeated="6"/>
          <table:table-cell table:style-name="ce43"/>
          <table:table-cell table:number-columns-repeated="2"/>
          <table:table-cell table:style-name="ce46" office:value-type="string" calcext:value-type="string">
            <text:p>Fioul</text:p>
          </table:table-cell>
          <table:table-cell table:style-name="ce44" table:formula="of:=[.AB62]" office:value-type="float" office:value="1.60462580723318" calcext:value-type="float">
            <text:p>1.6046258072</text:p>
          </table:table-cell>
          <table:table-cell table:style-name="ce44" table:formula="of:=[.S54]/[.$AC$54]" office:value-type="float" office:value="0.515786073802923" calcext:value-type="float">
            <text:p>0.5157860738</text:p>
          </table:table-cell>
          <table:table-cell table:style-name="ce44" table:formula="of:=[.T54]/[.$AC$54]" office:value-type="float" office:value="0.461093316825021" calcext:value-type="float">
            <text:p>0.4610933168</text:p>
          </table:table-cell>
          <table:table-cell table:style-name="ce44" table:formula="of:=[.U54]/[.$AC$54]" office:value-type="float" office:value="0.488224369499098" calcext:value-type="float">
            <text:p>0.4882243695</text:p>
          </table:table-cell>
          <table:table-cell table:style-name="ce44" table:formula="of:=[.V54]/[.$AC$54]" office:value-type="float" office:value="0.488035959411084" calcext:value-type="float">
            <text:p>0.4880359594</text:p>
          </table:table-cell>
          <table:table-cell table:style-name="ce44" table:formula="of:=[.W54]/[.$AC$54]" office:value-type="float" office:value="0.45404139638791" calcext:value-type="float">
            <text:p>0.4540413964</text:p>
          </table:table-cell>
          <table:table-cell table:style-name="ce44" table:formula="of:=[.X54]/[.$AC$54]" office:value-type="float" office:value="0.642478400129195" calcext:value-type="float">
            <text:p>0.6424784001</text:p>
          </table:table-cell>
          <table:table-cell table:style-name="ce44" table:formula="of:=[.Y54]/[.$AC$54]" office:value-type="float" office:value="0.717761688154389" calcext:value-type="float">
            <text:p>0.7177616882</text:p>
          </table:table-cell>
          <table:table-cell table:style-name="ce44" table:formula="of:=[.Z54]/[.$AC$54]" office:value-type="float" office:value="0.756627997739079" calcext:value-type="float">
            <text:p>0.7566279977</text:p>
          </table:table-cell>
          <table:table-cell table:style-name="ce44" table:formula="of:=[.AA54]/[.$AC$54]" office:value-type="float" office:value="0.976448738998197" calcext:value-type="float">
            <text:p>0.976448739</text:p>
          </table:table-cell>
          <table:table-cell table:style-name="ce44" table:formula="of:=[.AB54]/[.$AC$54]" office:value-type="float" office:value="0.772454445132291" calcext:value-type="float">
            <text:p>0.7724544451</text:p>
          </table:table-cell>
          <table:table-cell table:style-name="ce44" table:formula="of:=[.AC54]/[.$AC$54]" office:value-type="float" office:value="1" calcext:value-type="float">
            <text:p>1</text:p>
          </table:table-cell>
          <table:table-cell table:style-name="ce44" table:formula="of:=[.AD54]/[.$AC$54]" office:value-type="float" office:value="1.27136435819449" calcext:value-type="float">
            <text:p>1.2713643582</text:p>
          </table:table-cell>
          <table:table-cell table:style-name="ce44" table:formula="of:=[.AE54]/[.$AC$54]" office:value-type="float" office:value="1.45902080585686" calcext:value-type="float">
            <text:p>1.4590208059</text:p>
          </table:table-cell>
          <table:table-cell table:style-name="ce44" table:formula="of:=[.AF54]/[.$AC$54]" office:value-type="float" office:value="1.34078001776438" calcext:value-type="float">
            <text:p>1.3407800178</text:p>
          </table:table-cell>
          <table:table-cell table:style-name="ce44" table:formula="of:=[.AG54]/[.$AC$54]" office:value-type="float" office:value="1.255591742255" calcext:value-type="float">
            <text:p>1.2555917423</text:p>
          </table:table-cell>
          <table:table-cell table:style-name="ce55" table:formula="of:=[.AH54]/[.$AC$54]" office:value-type="float" office:value="0.904637579737841" calcext:value-type="float">
            <text:p>0.9046375797</text:p>
          </table:table-cell>
        </table:table-row>
        <table:table-row table:style-name="ro1">
          <table:table-cell office:value-type="string" calcext:value-type="string">
            <text:p>Abonnement annuel - tarif B2S</text:p>
          </table:table-cell>
          <table:table-cell table:style-name="ce43"/>
          <table:table-cell table:number-columns-repeated="24"/>
          <table:table-cell table:formula="of:=[.AB11]/AVERAGE([.S11:.AB11])" office:value-type="float" office:value="1.21676886512805" calcext:value-type="float">
            <text:p>1.2167688651</text:p>
          </table:table-cell>
          <table:table-cell table:formula="of:=[.AB11]/AVERAGE([.I11:.AB11])" office:value-type="float" office:value="1.33271674406198" calcext:value-type="float">
            <text:p>1.3327167441</text:p>
          </table:table-cell>
          <table:table-cell table:number-columns-repeated="6"/>
          <table:table-cell table:style-name="ce43"/>
          <table:table-cell table:number-columns-repeated="2"/>
          <table:table-cell table:style-name="ce46" office:value-type="string" calcext:value-type="string">
            <text:p>Gaz</text:p>
          </table:table-cell>
          <table:table-cell table:style-name="ce44" table:formula="of:=[.AB28]" office:value-type="float" office:value="1.49717442623725" calcext:value-type="float">
            <text:p>1.4971744262</text:p>
          </table:table-cell>
          <table:table-cell table:style-name="ce44" table:formula="of:=[.S10]/[.$AC$10]" office:value-type="float" office:value="0.529338035350102" calcext:value-type="float">
            <text:p>0.5293380354</text:p>
          </table:table-cell>
          <table:table-cell table:style-name="ce44" table:formula="of:=[.T10]/[.$AC$10]" office:value-type="float" office:value="0.640147008837525" calcext:value-type="float">
            <text:p>0.6401470088</text:p>
          </table:table-cell>
          <table:table-cell table:style-name="ce44" table:formula="of:=[.U10]/[.$AC$10]" office:value-type="float" office:value="0.644055914343984" calcext:value-type="float">
            <text:p>0.6440559143</text:p>
          </table:table-cell>
          <table:table-cell table:style-name="ce44" table:formula="of:=[.V10]/[.$AC$10]" office:value-type="float" office:value="0.656080047586676" calcext:value-type="float">
            <text:p>0.6560800476</text:p>
          </table:table-cell>
          <table:table-cell table:style-name="ce44" table:formula="of:=[.W10]/[.$AC$10]" office:value-type="float" office:value="0.61643864717879" calcext:value-type="float">
            <text:p>0.6164386472</text:p>
          </table:table-cell>
          <table:table-cell table:style-name="ce44" table:formula="of:=[.X10]/[.$AC$10]" office:value-type="float" office:value="0.68830727396329" calcext:value-type="float">
            <text:p>0.688307274</text:p>
          </table:table-cell>
          <table:table-cell table:style-name="ce44" table:formula="of:=[.Y10]/[.$AC$10]" office:value-type="float" office:value="0.835592284160435" calcext:value-type="float">
            <text:p>0.8355922842</text:p>
          </table:table-cell>
          <table:table-cell table:style-name="ce44" table:formula="of:=[.Z10]/[.$AC$10]" office:value-type="float" office:value="0.852821210061183" calcext:value-type="float">
            <text:p>0.8528212101</text:p>
          </table:table-cell>
          <table:table-cell table:style-name="ce44" table:formula="of:=[.AA10]/[.$AC$10]" office:value-type="float" office:value="0.982537389530931" calcext:value-type="float">
            <text:p>0.9825373895</text:p>
          </table:table-cell>
          <table:table-cell table:style-name="ce44" table:formula="of:=[.AB10]/[.$AC$10]" office:value-type="float" office:value="0.942449864038069" calcext:value-type="float">
            <text:p>0.942449864</text:p>
          </table:table-cell>
          <table:table-cell table:style-name="ce44" table:formula="of:=[.AC10]/[.$AC$10]" office:value-type="float" office:value="1" calcext:value-type="float">
            <text:p>1</text:p>
          </table:table-cell>
          <table:table-cell table:style-name="ce44" table:formula="of:=[.AD10]/[.$AC$10]" office:value-type="float" office:value="1.13759772263766" calcext:value-type="float">
            <text:p>1.1375977226</text:p>
          </table:table-cell>
          <table:table-cell table:style-name="ce44" table:formula="of:=[.AE10]/[.$AC$10]" office:value-type="float" office:value="1.1944680489463" calcext:value-type="float">
            <text:p>1.1944680489</text:p>
          </table:table-cell>
          <table:table-cell table:style-name="ce44" table:formula="of:=[.AF10]/[.$AC$10]" office:value-type="float" office:value="1.2281186267845" calcext:value-type="float">
            <text:p>1.2281186268</text:p>
          </table:table-cell>
          <table:table-cell table:style-name="ce44" table:formula="of:=[.AG10]/[.$AC$10]" office:value-type="float" office:value="1.15656866077498" calcext:value-type="float">
            <text:p>1.1565686608</text:p>
          </table:table-cell>
          <table:table-cell table:style-name="ce55" table:formula="of:=[.AH10]/[.$AC$10]" office:value-type="float" office:value="1.10740992522094" calcext:value-type="float">
            <text:p>1.1074099252</text:p>
          </table:table-cell>
        </table:table-row>
        <table:table-row table:style-name="ro1">
          <table:table-cell office:value-type="string" calcext:value-type="string">
            <text:p>100 kWh PCS - tarif B2S hiver</text:p>
          </table:table-cell>
          <table:table-cell table:style-name="ce43"/>
          <table:table-cell table:number-columns-repeated="24"/>
          <table:table-cell table:formula="of:=[.AB12]/AVERAGE([.S12:.AB12])" office:value-type="float" office:value="1.3051784038664" calcext:value-type="float">
            <text:p>1.3051784039</text:p>
          </table:table-cell>
          <table:table-cell table:formula="of:=[.AB12]/AVERAGE([.I12:.AB12])" office:value-type="float" office:value="1.5428010304688" calcext:value-type="float">
            <text:p>1.5428010305</text:p>
          </table:table-cell>
          <table:table-cell table:number-columns-repeated="6"/>
          <table:table-cell table:style-name="ce43"/>
          <table:table-cell table:number-columns-repeated="2"/>
          <table:table-cell table:style-name="ce46" office:value-type="string" calcext:value-type="string">
            <text:p>Urbain</text:p>
          </table:table-cell>
          <table:table-cell table:style-name="ce49" table:formula="of:=[.AB147]" office:value-type="float" office:value="1.44522315917385" calcext:value-type="float">
            <text:p>1.4452231592</text:p>
          </table:table-cell>
          <table:table-cell table:style-name="ce44" table:formula="of:=[.S137]/[.$AC$137]" office:value-type="float" office:value="0.652513310470904" calcext:value-type="float">
            <text:p>0.6525133105</text:p>
          </table:table-cell>
          <table:table-cell table:style-name="ce44" table:formula="of:=[.T137]/[.$AC$137]" office:value-type="float" office:value="0.689435689409002" calcext:value-type="float">
            <text:p>0.6894356894</text:p>
          </table:table-cell>
          <table:table-cell table:style-name="ce44" table:formula="of:=[.U137]/[.$AC$137]" office:value-type="float" office:value="0.713894930678801" calcext:value-type="float">
            <text:p>0.7138949307</text:p>
          </table:table-cell>
          <table:table-cell table:style-name="ce44" table:formula="of:=[.V137]/[.$AC$137]" office:value-type="float" office:value="0.713894930678801" calcext:value-type="float">
            <text:p>0.7138949307</text:p>
          </table:table-cell>
          <table:table-cell table:style-name="ce44" table:formula="of:=[.W137]/[.$AC$137]" office:value-type="float" office:value="0.716456946130956" calcext:value-type="float">
            <text:p>0.7164569461</text:p>
          </table:table-cell>
          <table:table-cell table:style-name="ce44" table:formula="of:=[.X137]/[.$AC$137]" office:value-type="float" office:value="0.754593613642732" calcext:value-type="float">
            <text:p>0.7545936136</text:p>
          </table:table-cell>
          <table:table-cell table:style-name="ce44" table:formula="of:=[.Y137]/[.$AC$137]" office:value-type="float" office:value="0.825756261592453" calcext:value-type="float">
            <text:p>0.8257562616</text:p>
          </table:table-cell>
          <table:table-cell table:style-name="ce44" table:formula="of:=[.Z137]/[.$AC$137]" office:value-type="float" office:value="0.855940006138162" calcext:value-type="float">
            <text:p>0.8559400061</text:p>
          </table:table-cell>
          <table:table-cell table:style-name="ce44" table:formula="of:=[.AA137]/[.$AC$137]" office:value-type="float" office:value="0.92240562575893" calcext:value-type="float">
            <text:p>0.9224056258</text:p>
          </table:table-cell>
          <table:table-cell table:style-name="ce44" table:formula="of:=[.AB137]/[.$AC$137]" office:value-type="float" office:value="0.996650698549526" calcext:value-type="float">
            <text:p>0.9966506985</text:p>
          </table:table-cell>
          <table:table-cell table:style-name="ce44" table:formula="of:=[.AC137]/[.$AC$137]" office:value-type="float" office:value="1" calcext:value-type="float">
            <text:p>1</text:p>
          </table:table-cell>
          <table:table-cell table:style-name="ce44" table:formula="of:=[.AD137]/[.$AC$137]" office:value-type="float" office:value="1.04859823060808" calcext:value-type="float">
            <text:p>1.0485982306</text:p>
          </table:table-cell>
          <table:table-cell table:style-name="ce44" table:formula="of:=[.AE137]/[.$AC$137]" office:value-type="float" office:value="1.10672395617886" calcext:value-type="float">
            <text:p>1.1067239562</text:p>
          </table:table-cell>
          <table:table-cell table:style-name="ce44" table:formula="of:=[.AF137]/[.$AC$137]" office:value-type="float" office:value="1.18253025713561" calcext:value-type="float">
            <text:p>1.1825302571</text:p>
          </table:table-cell>
          <table:table-cell table:style-name="ce44" table:formula="of:=[.AG137]/[.$AC$137]" office:value-type="float" office:value="1.21874541305827" calcext:value-type="float">
            <text:p>1.2187454131</text:p>
          </table:table-cell>
          <table:table-cell table:style-name="ce55" table:formula="of:=[.AH137]/[.$AC$137]" office:value-type="float" office:value="1.2527855246127" calcext:value-type="float">
            <text:p>1.2527855246</text:p>
          </table:table-cell>
        </table:table-row>
        <table:table-row table:style-name="ro1">
          <table:table-cell office:value-type="string" calcext:value-type="string">
            <text:p>100 kWh PCS - tarif B2S été</text:p>
          </table:table-cell>
          <table:table-cell table:style-name="ce43"/>
          <table:table-cell table:number-columns-repeated="24"/>
          <table:table-cell table:formula="of:=[.AB13]/AVERAGE([.S13:.AB13])" office:value-type="float" office:value="1.08163588232527" calcext:value-type="float">
            <text:p>1.0816358823</text:p>
          </table:table-cell>
          <table:table-cell table:formula="of:=[.AB13]/AVERAGE([.I13:.AB13])" office:value-type="float" office:value="1.28800301477853" calcext:value-type="float">
            <text:p>1.2880030148</text:p>
          </table:table-cell>
          <table:table-cell table:number-columns-repeated="6"/>
          <table:table-cell table:style-name="ce43"/>
          <table:table-cell table:number-columns-repeated="2"/>
          <table:table-cell table:style-name="ce47"/>
          <table:table-cell table:style-name="ce50" table:number-columns-repeated="16"/>
          <table:table-cell table:style-name="ce56"/>
        </table:table-row>
        <table:table-row table:style-name="ro1">
          <table:table-cell office:value-type="string" calcext:value-type="string">
            <text:p>Prix complet de 100 kWh PCI - tarif B2S</text:p>
          </table:table-cell>
          <table:table-cell table:style-name="ce43"/>
          <table:table-cell table:number-columns-repeated="24"/>
          <table:table-cell table:formula="of:=[.AB14]/AVERAGE([.S14:.AB14])" office:value-type="float" office:value="1.236698012723" calcext:value-type="float">
            <text:p>1.2366980127</text:p>
          </table:table-cell>
          <table:table-cell table:style-name="ce42" table:formula="of:=[.AB14]/AVERAGE([.I14:.AB14])" office:value-type="float" office:value="1.45830892703846" calcext:value-type="float">
            <text:p>1.458308927</text:p>
          </table:table-cell>
          <table:table-cell table:number-columns-repeated="6"/>
          <table:table-cell table:style-name="ce43"/>
          <table:table-cell table:number-columns-repeated="20"/>
        </table:table-row>
        <table:table-row table:style-name="ro1">
          <table:table-cell office:value-type="string" calcext:value-type="string">
            <text:p>Abonnement annuel - tarif STS</text:p>
          </table:table-cell>
          <table:table-cell table:style-name="ce43"/>
          <table:table-cell table:number-columns-repeated="24"/>
          <table:table-cell table:formula="of:=[.AB15]/AVERAGE([.S15:.AB15])" office:value-type="float" office:value="1.02326723330728" calcext:value-type="float">
            <text:p>1.0232672333</text:p>
          </table:table-cell>
          <table:table-cell table:formula="of:=[.AB15]/AVERAGE([.I15:.AB15])" office:value-type="float" office:value="1.07328793232933" calcext:value-type="float">
            <text:p>1.0732879323</text:p>
          </table:table-cell>
          <table:table-cell table:number-columns-repeated="6"/>
          <table:table-cell table:style-name="ce43"/>
          <table:table-cell table:number-columns-repeated="3"/>
          <table:table-cell table:style-name="ce44" table:formula="of:=[.AA173]" office:value-type="float" office:value="1.14975638800605" calcext:value-type="float">
            <text:p>1.149756388</text:p>
          </table:table-cell>
          <table:table-cell table:number-columns-repeated="16"/>
        </table:table-row>
        <table:table-row table:style-name="ro1">
          <table:table-cell office:value-type="string" calcext:value-type="string">
            <text:p>Prime fixe annuelle pour le tarif STS</text:p>
          </table:table-cell>
          <table:table-cell table:style-name="ce43"/>
          <table:table-cell table:number-columns-repeated="24"/>
          <table:table-cell table:formula="of:=[.AB16]/AVERAGE([.S16:.AB16])" office:value-type="float" office:value="1.02316068763474" calcext:value-type="float">
            <text:p>1.0231606876</text:p>
          </table:table-cell>
          <table:table-cell table:formula="of:=[.AB16]/AVERAGE([.I16:.AB16])" office:value-type="float" office:value="1.00412281653466" calcext:value-type="float">
            <text:p>1.0041228165</text:p>
          </table:table-cell>
          <table:table-cell table:number-columns-repeated="6"/>
          <table:table-cell table:style-name="ce43"/>
          <table:table-cell table:number-columns-repeated="3"/>
          <table:table-cell table:style-name="ce44" table:formula="of:=[.AA116]" office:value-type="float" office:value="1.04676332089226" calcext:value-type="float">
            <text:p>1.0467633209</text:p>
          </table:table-cell>
          <table:table-cell table:number-columns-repeated="16"/>
        </table:table-row>
        <table:table-row table:style-name="ro1">
          <table:table-cell office:value-type="string" calcext:value-type="string">
            <text:p>100 kWh PCS - tarif STS tranche 1 hiver</text:p>
          </table:table-cell>
          <table:table-cell table:style-name="ce43"/>
          <table:table-cell table:number-columns-repeated="24"/>
          <table:table-cell table:formula="of:=[.AB17]/AVERAGE([.S17:.AB17])" office:value-type="float" office:value="1.18744652823988" calcext:value-type="float">
            <text:p>1.1874465282</text:p>
          </table:table-cell>
          <table:table-cell table:formula="of:=[.AB17]/AVERAGE([.I17:.AB17])" office:value-type="float" office:value="1.55829343344937" calcext:value-type="float">
            <text:p>1.5582934334</text:p>
          </table:table-cell>
          <table:table-cell table:number-columns-repeated="6"/>
          <table:table-cell table:style-name="ce43"/>
          <table:table-cell table:number-columns-repeated="3"/>
          <table:table-cell table:style-name="ce44" table:formula="of:=[.AA62]" office:value-type="float" office:value="1.23140492321687" calcext:value-type="float">
            <text:p>1.2314049232</text:p>
          </table:table-cell>
          <table:table-cell table:number-columns-repeated="16"/>
        </table:table-row>
        <table:table-row table:style-name="ro1">
          <table:table-cell office:value-type="string" calcext:value-type="string">
            <text:p>100 kWh PCS - tarif STS tranche 1 été</text:p>
          </table:table-cell>
          <table:table-cell table:style-name="ce43"/>
          <table:table-cell table:number-columns-repeated="24"/>
          <table:table-cell table:formula="of:=[.AB18]/AVERAGE([.S18:.AB18])" office:value-type="float" office:value="1.15844139624919" calcext:value-type="float">
            <text:p>1.1584413962</text:p>
          </table:table-cell>
          <table:table-cell table:formula="of:=[.AB18]/AVERAGE([.I18:.AB18])" office:value-type="float" office:value="1.54491009653086" calcext:value-type="float">
            <text:p>1.5449100965</text:p>
          </table:table-cell>
          <table:table-cell table:number-columns-repeated="6"/>
          <table:table-cell table:style-name="ce43"/>
          <table:table-cell table:number-columns-repeated="3"/>
          <table:table-cell table:style-name="ce44" table:formula="of:=[.AA28]" office:value-type="float" office:value="1.27568963385352" calcext:value-type="float">
            <text:p>1.2756896339</text:p>
          </table:table-cell>
          <table:table-cell table:number-columns-repeated="16"/>
        </table:table-row>
        <table:table-row table:style-name="ro1">
          <table:table-cell office:value-type="string" calcext:value-type="string">
            <text:p>100 kWh PCS - tarif STS tranche 2 hiver</text:p>
          </table:table-cell>
          <table:table-cell table:style-name="ce43"/>
          <table:table-cell table:number-columns-repeated="24"/>
          <table:table-cell table:formula="of:=[.AB19]/AVERAGE([.S19:.AB19])" office:value-type="float" office:value="1.19150319210679" calcext:value-type="float">
            <text:p>1.1915031921</text:p>
          </table:table-cell>
          <table:table-cell table:formula="of:=[.AB19]/AVERAGE([.I19:.AB19])" office:value-type="float" office:value="1.57386821874205" calcext:value-type="float">
            <text:p>1.5738682187</text:p>
          </table:table-cell>
          <table:table-cell table:number-columns-repeated="6"/>
          <table:table-cell table:style-name="ce43"/>
          <table:table-cell table:number-columns-repeated="3"/>
          <table:table-cell table:style-name="ce49" table:formula="of:=[.AA147]" office:value-type="float" office:value="1.27098815117084" calcext:value-type="float">
            <text:p>1.2709881512</text:p>
          </table:table-cell>
          <table:table-cell table:number-columns-repeated="16"/>
        </table:table-row>
        <table:table-row table:style-name="ro1">
          <table:table-cell office:value-type="string" calcext:value-type="string">
            <text:p>100 kWh PCS - tarif STS tranche 2 été</text:p>
          </table:table-cell>
          <table:table-cell table:style-name="ce43"/>
          <table:table-cell table:number-columns-repeated="24"/>
          <table:table-cell table:formula="of:=[.AB20]/AVERAGE([.S20:.AB20])" office:value-type="float" office:value="1.15631144003453" calcext:value-type="float">
            <text:p>1.15631144</text:p>
          </table:table-cell>
          <table:table-cell table:formula="of:=[.AB20]/AVERAGE([.I20:.AB20])" office:value-type="float" office:value="1.55769210064491" calcext:value-type="float">
            <text:p>1.5576921006</text:p>
          </table:table-cell>
          <table:table-cell table:number-columns-repeated="6"/>
          <table:table-cell table:style-name="ce43"/>
          <table:table-cell table:number-columns-repeated="20"/>
        </table:table-row>
        <table:table-row table:style-name="ro1">
          <table:table-cell office:value-type="string" calcext:value-type="string">
            <text:p>Prix complet de 100 kWh PCI - tarif STS</text:p>
          </table:table-cell>
          <table:table-cell table:style-name="ce43"/>
          <table:table-cell table:number-columns-repeated="24"/>
          <table:table-cell table:formula="of:=[.AB21]/AVERAGE([.S21:.AB21])" office:value-type="float" office:value="1.15826305401041" calcext:value-type="float">
            <text:p>1.158263054</text:p>
          </table:table-cell>
          <table:table-cell table:style-name="ce42" table:formula="of:=[.AB21]/AVERAGE([.I21:.AB21])" office:value-type="float" office:value="1.51930868680755" calcext:value-type="float">
            <text:p>1.5193086868</text:p>
          </table:table-cell>
          <table:table-cell table:number-columns-repeated="6"/>
          <table:table-cell table:style-name="ce43"/>
          <table:table-cell table:number-columns-repeated="20"/>
        </table:table-row>
        <table:table-row table:style-name="ro1" table:number-rows-repeated="5">
          <table:table-cell table:style-name="Default"/>
          <table:table-cell/>
          <table:table-cell table:style-name="Default" table:number-columns-repeated="32"/>
          <table:table-cell table:number-columns-repeated="21"/>
        </table:table-row>
        <table:table-row table:style-name="ro1">
          <table:table-cell table:style-name="ce42" office:value-type="string" calcext:value-type="string">
            <text:p>Pégase–Fioul lourd, prix pour une entreprise, en euros hors TVA (1983-2016)</text:p>
          </table:table-cell>
          <table:table-cell/>
          <table:table-cell table:style-name="Default" table:number-columns-repeated="32"/>
          <table:table-cell table:number-columns-repeated="21"/>
        </table:table-row>
        <table:table-row table:style-name="ro1">
          <table:table-cell table:style-name="Default"/>
          <table:table-cell/>
          <table:table-cell table:style-name="Default" table:number-columns-repeated="32"/>
          <table:table-cell table:number-columns-repeated="21"/>
        </table:table-row>
        <table:table-row table:style-name="ro1">
          <table:table-cell office:value-type="string" calcext:value-type="string">
            <text:p>Période</text:p>
          </table:table-cell>
          <table:table-cell table:style-name="ce43" office:value-type="string" calcext:value-type="string">
            <text:p>1983</text:p>
          </table:table-cell>
          <table:table-cell office:value-type="string" calcext:value-type="string">
            <text:p>1984</text:p>
          </table:table-cell>
          <table:table-cell office:value-type="string" calcext:value-type="string">
            <text:p>1985</text:p>
          </table:table-cell>
          <table:table-cell office:value-type="string" calcext:value-type="string">
            <text:p>1986</text:p>
          </table:table-cell>
          <table:table-cell office:value-type="string" calcext:value-type="string">
            <text:p>1987</text:p>
          </table:table-cell>
          <table:table-cell office:value-type="string" calcext:value-type="string">
            <text:p>1988</text:p>
          </table:table-cell>
          <table:table-cell office:value-type="string" calcext:value-type="string">
            <text:p>1989</text:p>
          </table:table-cell>
          <table:table-cell office:value-type="string" calcext:value-type="string">
            <text:p>1990</text:p>
          </table:table-cell>
          <table:table-cell office:value-type="string" calcext:value-type="string">
            <text:p>1991</text:p>
          </table:table-cell>
          <table:table-cell office:value-type="string" calcext:value-type="string">
            <text:p>1992</text:p>
          </table:table-cell>
          <table:table-cell office:value-type="string" calcext:value-type="string">
            <text:p>1993</text:p>
          </table:table-cell>
          <table:table-cell office:value-type="string" calcext:value-type="string">
            <text:p>1994</text:p>
          </table:table-cell>
          <table:table-cell office:value-type="string" calcext:value-type="string">
            <text:p>1995</text:p>
          </table:table-cell>
          <table:table-cell office:value-type="string" calcext:value-type="string">
            <text:p>1996</text:p>
          </table:table-cell>
          <table:table-cell office:value-type="string" calcext:value-type="string">
            <text:p>1997</text:p>
          </table:table-cell>
          <table:table-cell office:value-type="string" calcext:value-type="string">
            <text:p>1998</text:p>
          </table:table-cell>
          <table:table-cell office:value-type="string" calcext:value-type="string">
            <text:p>1999</text:p>
          </table:table-cell>
          <table:table-cell office:value-type="string" calcext:value-type="string">
            <text:p>2000</text:p>
          </table:table-cell>
          <table:table-cell office:value-type="string" calcext:value-type="string">
            <text:p>2001</text:p>
          </table:table-cell>
          <table:table-cell office:value-type="string" calcext:value-type="string">
            <text:p>2002</text:p>
          </table:table-cell>
          <table:table-cell office:value-type="string" calcext:value-type="string">
            <text:p>2003</text:p>
          </table:table-cell>
          <table:table-cell office:value-type="string" calcext:value-type="string">
            <text:p>2004</text:p>
          </table:table-cell>
          <table:table-cell office:value-type="string" calcext:value-type="string">
            <text:p>2005</text:p>
          </table:table-cell>
          <table:table-cell office:value-type="string" calcext:value-type="string">
            <text:p>2006</text:p>
          </table:table-cell>
          <table:table-cell office:value-type="string" calcext:value-type="string">
            <text:p>2007</text:p>
          </table:table-cell>
          <table:table-cell office:value-type="string" calcext:value-type="string">
            <text:p>2008</text:p>
          </table:table-cell>
          <table:table-cell office:value-type="string" calcext:value-type="string">
            <text:p>2009</text:p>
          </table:table-cell>
          <table:table-cell office:value-type="string" calcext:value-type="string">
            <text:p>2010</text:p>
          </table:table-cell>
          <table:table-cell office:value-type="string" calcext:value-type="string">
            <text:p>2011</text:p>
          </table:table-cell>
          <table:table-cell office:value-type="string" calcext:value-type="string">
            <text:p>2012</text:p>
          </table:table-cell>
          <table:table-cell office:value-type="string" calcext:value-type="string">
            <text:p>2013</text:p>
          </table:table-cell>
          <table:table-cell office:value-type="string" calcext:value-type="string">
            <text:p>2014</text:p>
          </table:table-cell>
          <table:table-cell office:value-type="string" calcext:value-type="string">
            <text:p>2015</text:p>
          </table:table-cell>
          <table:table-cell table:style-name="ce43" office:value-type="string" calcext:value-type="string">
            <text:p>2016</text:p>
          </table:table-cell>
          <table:table-cell table:number-columns-repeated="20"/>
        </table:table-row>
        <table:table-row table:style-name="ro1">
          <table:table-cell office:value-type="string" calcext:value-type="string">
            <text:p>Libelle</text:p>
          </table:table-cell>
          <table:table-cell table:style-name="ce43"/>
          <table:table-cell table:number-columns-repeated="32"/>
          <table:table-cell table:style-name="ce43"/>
          <table:table-cell table:number-columns-repeated="20"/>
        </table:table-row>
        <table:table-row table:style-name="ro1">
          <table:table-cell office:value-type="string" calcext:value-type="string">
            <text:p>Une tonne de FOL HTS</text:p>
          </table:table-cell>
          <table:table-cell table:style-name="ce43" office:value-type="float" office:value="216.3379" calcext:value-type="float">
            <text:p>216.3379</text:p>
          </table:table-cell>
          <table:table-cell office:value-type="float" office:value="271.3593" calcext:value-type="float">
            <text:p>271.3593</text:p>
          </table:table-cell>
          <table:table-cell office:value-type="float" office:value="256.686" calcext:value-type="float">
            <text:p>256.686</text:p>
          </table:table-cell>
          <table:table-cell office:value-type="float" office:value="149.1078" calcext:value-type="float">
            <text:p>149.1078</text:p>
          </table:table-cell>
          <table:table-cell office:value-type="float" office:value="135.6796" calcext:value-type="float">
            <text:p>135.6796</text:p>
          </table:table-cell>
          <table:table-cell office:value-type="float" office:value="94.4295" calcext:value-type="float">
            <text:p>94.4295</text:p>
          </table:table-cell>
          <table:table-cell office:value-type="float" office:value="117.6271" calcext:value-type="float">
            <text:p>117.6271</text:p>
          </table:table-cell>
          <table:table-cell office:value-type="float" office:value="113.4348" calcext:value-type="float">
            <text:p>113.4348</text:p>
          </table:table-cell>
          <table:table-cell office:value-type="float" office:value="100.3292" calcext:value-type="float">
            <text:p>100.3292</text:p>
          </table:table-cell>
          <table:table-cell office:value-type="float" office:value="97.0631" calcext:value-type="float">
            <text:p>97.0631</text:p>
          </table:table-cell>
          <table:table-cell office:value-type="float" office:value="90.6065" calcext:value-type="float">
            <text:p>90.6065</text:p>
          </table:table-cell>
          <table:table-cell office:value-type="float" office:value="104.6879" calcext:value-type="float">
            <text:p>104.6879</text:p>
          </table:table-cell>
          <table:table-cell office:value-type="float" office:value="109.7516" calcext:value-type="float">
            <text:p>109.7516</text:p>
          </table:table-cell>
          <table:table-cell office:value-type="float" office:value="117.1893" calcext:value-type="float">
            <text:p>117.1893</text:p>
          </table:table-cell>
          <table:table-cell office:value-type="float" office:value="116.0718" calcext:value-type="float">
            <text:p>116.0718</text:p>
          </table:table-cell>
          <table:table-cell office:value-type="float" office:value="94.7278" calcext:value-type="float">
            <text:p>94.7278</text:p>
          </table:table-cell>
          <table:table-cell office:value-type="float" office:value="116.6028" calcext:value-type="float">
            <text:p>116.6028</text:p>
          </table:table-cell>
          <table:table-cell office:value-type="float" office:value="172.035" calcext:value-type="float">
            <text:p>172.035</text:p>
          </table:table-cell>
          <table:table-cell office:value-type="float" office:value="152.7312" calcext:value-type="float">
            <text:p>152.7312</text:p>
          </table:table-cell>
          <table:table-cell office:value-type="float" office:value="171.2945" calcext:value-type="float">
            <text:p>171.2945</text:p>
          </table:table-cell>
          <table:table-cell office:value-type="float" office:value="163.5779" calcext:value-type="float">
            <text:p>163.5779</text:p>
          </table:table-cell>
          <table:table-cell office:value-type="float" office:value="153.6832" calcext:value-type="float">
            <text:p>153.6832</text:p>
          </table:table-cell>
          <table:table-cell office:value-type="float" office:value="217.6671" calcext:value-type="float">
            <text:p>217.6671</text:p>
          </table:table-cell>
          <table:table-cell office:value-type="float" office:value="265.3769" calcext:value-type="float">
            <text:p>265.3769</text:p>
          </table:table-cell>
          <table:table-cell office:value-type="float" office:value="283.5321" calcext:value-type="float">
            <text:p>283.5321</text:p>
          </table:table-cell>
          <table:table-cell office:value-type="float" office:value="346.9562" calcext:value-type="float">
            <text:p>346.9562</text:p>
          </table:table-cell>
          <table:table-cell office:value-type="float" office:value="291.88" calcext:value-type="float">
            <text:p>291.88</text:p>
          </table:table-cell>
          <table:table-cell table:number-columns-repeated="6" office:value-type="string" calcext:value-type="string">
            <text:p>-</text:p>
          </table:table-cell>
          <table:table-cell table:style-name="ce43" office:value-type="string" calcext:value-type="string">
            <text:p>-</text:p>
          </table:table-cell>
          <table:table-cell table:number-columns-repeated="20"/>
        </table:table-row>
        <table:table-row table:style-name="ro1">
          <table:table-cell office:value-type="string" calcext:value-type="string">
            <text:p>Une tonne de FOL BTS</text:p>
          </table:table-cell>
          <table:table-cell table:style-name="ce43" office:value-type="string" calcext:value-type="string">
            <text:p>-</text:p>
          </table:table-cell>
          <table:table-cell table:number-columns-repeated="8" office:value-type="string" calcext:value-type="string">
            <text:p>-</text:p>
          </table:table-cell>
          <table:table-cell office:value-type="float" office:value="107.5968" calcext:value-type="float">
            <text:p>107.5968</text:p>
          </table:table-cell>
          <table:table-cell office:value-type="float" office:value="108.4718" calcext:value-type="float">
            <text:p>108.4718</text:p>
          </table:table-cell>
          <table:table-cell office:value-type="float" office:value="112.4048" calcext:value-type="float">
            <text:p>112.4048</text:p>
          </table:table-cell>
          <table:table-cell office:value-type="float" office:value="115.5329" calcext:value-type="float">
            <text:p>115.5329</text:p>
          </table:table-cell>
          <table:table-cell office:value-type="float" office:value="124.0143" calcext:value-type="float">
            <text:p>124.0143</text:p>
          </table:table-cell>
          <table:table-cell office:value-type="float" office:value="122.386" calcext:value-type="float">
            <text:p>122.386</text:p>
          </table:table-cell>
          <table:table-cell office:value-type="float" office:value="99.1266" calcext:value-type="float">
            <text:p>99.1266</text:p>
          </table:table-cell>
          <table:table-cell office:value-type="float" office:value="119.9763" calcext:value-type="float">
            <text:p>119.9763</text:p>
          </table:table-cell>
          <table:table-cell office:value-type="float" office:value="194.8204" calcext:value-type="float">
            <text:p>194.8204</text:p>
          </table:table-cell>
          <table:table-cell office:value-type="float" office:value="173.9565" calcext:value-type="float">
            <text:p>173.9565</text:p>
          </table:table-cell>
          <table:table-cell office:value-type="float" office:value="187.3245" calcext:value-type="float">
            <text:p>187.3245</text:p>
          </table:table-cell>
          <table:table-cell office:value-type="float" office:value="184.201" calcext:value-type="float">
            <text:p>184.201</text:p>
          </table:table-cell>
          <table:table-cell office:value-type="float" office:value="174.0868" calcext:value-type="float">
            <text:p>174.0868</text:p>
          </table:table-cell>
          <table:table-cell office:value-type="float" office:value="247.1473" calcext:value-type="float">
            <text:p>247.1473</text:p>
          </table:table-cell>
          <table:table-cell office:value-type="float" office:value="284.9556" calcext:value-type="float">
            <text:p>284.9556</text:p>
          </table:table-cell>
          <table:table-cell office:value-type="float" office:value="301.1852" calcext:value-type="float">
            <text:p>301.1852</text:p>
          </table:table-cell>
          <table:table-cell office:value-type="float" office:value="379.8163" calcext:value-type="float">
            <text:p>379.8163</text:p>
          </table:table-cell>
          <table:table-cell office:value-type="float" office:value="310.13" calcext:value-type="float">
            <text:p>310.13</text:p>
          </table:table-cell>
          <table:table-cell table:number-columns-repeated="6" office:value-type="string" calcext:value-type="string">
            <text:p>-</text:p>
          </table:table-cell>
          <table:table-cell table:style-name="ce43" office:value-type="string" calcext:value-type="string">
            <text:p>-</text:p>
          </table:table-cell>
          <table:table-cell table:number-columns-repeated="20"/>
        </table:table-row>
        <table:table-row table:style-name="ro1">
          <table:table-cell office:value-type="string" calcext:value-type="string">
            <text:p>Une tonne de FOL TBTS</text:p>
          </table:table-cell>
          <table:table-cell table:style-name="ce43" office:value-type="string" calcext:value-type="string">
            <text:p>-</text:p>
          </table:table-cell>
          <table:table-cell table:number-columns-repeated="8" office:value-type="string" calcext:value-type="string">
            <text:p>-</text:p>
          </table:table-cell>
          <table:table-cell office:value-type="float" office:value="114.2664" calcext:value-type="float">
            <text:p>114.2664</text:p>
          </table:table-cell>
          <table:table-cell office:value-type="float" office:value="120.0061" calcext:value-type="float">
            <text:p>120.0061</text:p>
          </table:table-cell>
          <table:table-cell office:value-type="float" office:value="122.1967" calcext:value-type="float">
            <text:p>122.1967</text:p>
          </table:table-cell>
          <table:table-cell office:value-type="float" office:value="124.0055" calcext:value-type="float">
            <text:p>124.0055</text:p>
          </table:table-cell>
          <table:table-cell office:value-type="float" office:value="134.0056" calcext:value-type="float">
            <text:p>134.0056</text:p>
          </table:table-cell>
          <table:table-cell office:value-type="float" office:value="131.6768" calcext:value-type="float">
            <text:p>131.6768</text:p>
          </table:table-cell>
          <table:table-cell office:value-type="float" office:value="108.8112" calcext:value-type="float">
            <text:p>108.8112</text:p>
          </table:table-cell>
          <table:table-cell office:value-type="float" office:value="129.7481" calcext:value-type="float">
            <text:p>129.7481</text:p>
          </table:table-cell>
          <table:table-cell office:value-type="float" office:value="212.3279" calcext:value-type="float">
            <text:p>212.3279</text:p>
          </table:table-cell>
          <table:table-cell office:value-type="float" office:value="189.8121" calcext:value-type="float">
            <text:p>189.8121</text:p>
          </table:table-cell>
          <table:table-cell office:value-type="float" office:value="200.9748" calcext:value-type="float">
            <text:p>200.9748</text:p>
          </table:table-cell>
          <table:table-cell office:value-type="float" office:value="200.8979" calcext:value-type="float">
            <text:p>200.8979</text:p>
          </table:table-cell>
          <table:table-cell office:value-type="float" office:value="186.9077" calcext:value-type="float">
            <text:p>186.9077</text:p>
          </table:table-cell>
          <table:table-cell office:value-type="float" office:value="264.4752" calcext:value-type="float">
            <text:p>264.4752</text:p>
          </table:table-cell>
          <table:table-cell office:value-type="float" office:value="295.4669" calcext:value-type="float">
            <text:p>295.4669</text:p>
          </table:table-cell>
          <table:table-cell office:value-type="float" office:value="311.475" calcext:value-type="float">
            <text:p>311.475</text:p>
          </table:table-cell>
          <table:table-cell office:value-type="float" office:value="401.9656" calcext:value-type="float">
            <text:p>401.9656</text:p>
          </table:table-cell>
          <table:table-cell office:value-type="float" office:value="317.99" calcext:value-type="float">
            <text:p>317.99</text:p>
          </table:table-cell>
          <table:table-cell office:value-type="float" office:value="411.66" calcext:value-type="float">
            <text:p>411.66</text:p>
          </table:table-cell>
          <table:table-cell office:value-type="float" office:value="523.36" calcext:value-type="float">
            <text:p>523.36</text:p>
          </table:table-cell>
          <table:table-cell office:value-type="float" office:value="600.61" calcext:value-type="float">
            <text:p>600.61</text:p>
          </table:table-cell>
          <table:table-cell office:value-type="float" office:value="551.9419" calcext:value-type="float">
            <text:p>551.9419</text:p>
          </table:table-cell>
          <table:table-cell office:value-type="float" office:value="516.8762" calcext:value-type="float">
            <text:p>516.8762</text:p>
          </table:table-cell>
          <table:table-cell office:value-type="float" office:value="372.4004" calcext:value-type="float">
            <text:p>372.4004</text:p>
          </table:table-cell>
          <table:table-cell table:style-name="ce43" office:value-type="float" office:value="345.0738" calcext:value-type="float">
            <text:p>345.0738</text:p>
          </table:table-cell>
          <table:table-cell table:number-columns-repeated="20"/>
        </table:table-row>
        <table:table-row table:style-name="ro1">
          <table:table-cell office:value-type="string" calcext:value-type="string">
            <text:p>100 kWh PCI de FOL HTS</text:p>
          </table:table-cell>
          <table:table-cell table:style-name="ce43" office:value-type="float" office:value="1.9525" calcext:value-type="float">
            <text:p>1.9525</text:p>
          </table:table-cell>
          <table:table-cell office:value-type="float" office:value="2.45" calcext:value-type="float">
            <text:p>2.45</text:p>
          </table:table-cell>
          <table:table-cell office:value-type="float" office:value="2.3183" calcext:value-type="float">
            <text:p>2.3183</text:p>
          </table:table-cell>
          <table:table-cell office:value-type="float" office:value="1.3458" calcext:value-type="float">
            <text:p>1.3458</text:p>
          </table:table-cell>
          <table:table-cell office:value-type="float" office:value="1.225" calcext:value-type="float">
            <text:p>1.225</text:p>
          </table:table-cell>
          <table:table-cell office:value-type="float" office:value="0.8508" calcext:value-type="float">
            <text:p>0.8508</text:p>
          </table:table-cell>
          <table:table-cell office:value-type="float" office:value="1.0608" calcext:value-type="float">
            <text:p>1.0608</text:p>
          </table:table-cell>
          <table:table-cell office:value-type="float" office:value="1.0233" calcext:value-type="float">
            <text:p>1.0233</text:p>
          </table:table-cell>
          <table:table-cell office:value-type="float" office:value="0.9055" calcext:value-type="float">
            <text:p>0.9055</text:p>
          </table:table-cell>
          <table:table-cell office:value-type="float" office:value="0.876" calcext:value-type="float">
            <text:p>0.876</text:p>
          </table:table-cell>
          <table:table-cell office:value-type="float" office:value="0.8177" calcext:value-type="float">
            <text:p>0.8177</text:p>
          </table:table-cell>
          <table:table-cell office:value-type="float" office:value="0.9448" calcext:value-type="float">
            <text:p>0.9448</text:p>
          </table:table-cell>
          <table:table-cell office:value-type="float" office:value="0.9905" calcext:value-type="float">
            <text:p>0.9905</text:p>
          </table:table-cell>
          <table:table-cell office:value-type="float" office:value="1.0577" calcext:value-type="float">
            <text:p>1.0577</text:p>
          </table:table-cell>
          <table:table-cell office:value-type="float" office:value="1.0476" calcext:value-type="float">
            <text:p>1.0476</text:p>
          </table:table-cell>
          <table:table-cell office:value-type="float" office:value="0.8549" calcext:value-type="float">
            <text:p>0.8549</text:p>
          </table:table-cell>
          <table:table-cell office:value-type="float" office:value="1.0524" calcext:value-type="float">
            <text:p>1.0524</text:p>
          </table:table-cell>
          <table:table-cell office:value-type="float" office:value="1.5527" calcext:value-type="float">
            <text:p>1.5527</text:p>
          </table:table-cell>
          <table:table-cell office:value-type="float" office:value="1.3784" calcext:value-type="float">
            <text:p>1.3784</text:p>
          </table:table-cell>
          <table:table-cell office:value-type="float" office:value="1.546" calcext:value-type="float">
            <text:p>1.546</text:p>
          </table:table-cell>
          <table:table-cell office:value-type="float" office:value="1.4763" calcext:value-type="float">
            <text:p>1.4763</text:p>
          </table:table-cell>
          <table:table-cell office:value-type="float" office:value="1.387" calcext:value-type="float">
            <text:p>1.387</text:p>
          </table:table-cell>
          <table:table-cell office:value-type="float" office:value="1.9645" calcext:value-type="float">
            <text:p>1.9645</text:p>
          </table:table-cell>
          <table:table-cell office:value-type="float" office:value="2.3951" calcext:value-type="float">
            <text:p>2.3951</text:p>
          </table:table-cell>
          <table:table-cell office:value-type="float" office:value="2.559" calcext:value-type="float">
            <text:p>2.559</text:p>
          </table:table-cell>
          <table:table-cell office:value-type="float" office:value="3.1314" calcext:value-type="float">
            <text:p>3.1314</text:p>
          </table:table-cell>
          <table:table-cell office:value-type="float" office:value="2.6343" calcext:value-type="float">
            <text:p>2.6343</text:p>
          </table:table-cell>
          <table:table-cell table:number-columns-repeated="6" office:value-type="string" calcext:value-type="string">
            <text:p>-</text:p>
          </table:table-cell>
          <table:table-cell table:style-name="ce43" office:value-type="string" calcext:value-type="string">
            <text:p>-</text:p>
          </table:table-cell>
          <table:table-cell table:number-columns-repeated="20"/>
        </table:table-row>
        <table:table-row table:style-name="ro1">
          <table:table-cell office:value-type="string" calcext:value-type="string">
            <text:p>100 kWh PCI de FOL BTS</text:p>
          </table:table-cell>
          <table:table-cell table:style-name="ce43" office:value-type="string" calcext:value-type="string">
            <text:p>-</text:p>
          </table:table-cell>
          <table:table-cell table:number-columns-repeated="8" office:value-type="string" calcext:value-type="string">
            <text:p>-</text:p>
          </table:table-cell>
          <table:table-cell office:value-type="float" office:value="0.9711" calcext:value-type="float">
            <text:p>0.9711</text:p>
          </table:table-cell>
          <table:table-cell office:value-type="float" office:value="0.979" calcext:value-type="float">
            <text:p>0.979</text:p>
          </table:table-cell>
          <table:table-cell office:value-type="float" office:value="1.0145" calcext:value-type="float">
            <text:p>1.0145</text:p>
          </table:table-cell>
          <table:table-cell office:value-type="float" office:value="1.0427" calcext:value-type="float">
            <text:p>1.0427</text:p>
          </table:table-cell>
          <table:table-cell office:value-type="float" office:value="1.1193" calcext:value-type="float">
            <text:p>1.1193</text:p>
          </table:table-cell>
          <table:table-cell office:value-type="float" office:value="1.1046" calcext:value-type="float">
            <text:p>1.1046</text:p>
          </table:table-cell>
          <table:table-cell office:value-type="float" office:value="0.8946" calcext:value-type="float">
            <text:p>0.8946</text:p>
          </table:table-cell>
          <table:table-cell office:value-type="float" office:value="1.0828" calcext:value-type="float">
            <text:p>1.0828</text:p>
          </table:table-cell>
          <table:table-cell office:value-type="float" office:value="1.7583" calcext:value-type="float">
            <text:p>1.7583</text:p>
          </table:table-cell>
          <table:table-cell office:value-type="float" office:value="1.57" calcext:value-type="float">
            <text:p>1.57</text:p>
          </table:table-cell>
          <table:table-cell office:value-type="float" office:value="1.6907" calcext:value-type="float">
            <text:p>1.6907</text:p>
          </table:table-cell>
          <table:table-cell office:value-type="float" office:value="1.6625" calcext:value-type="float">
            <text:p>1.6625</text:p>
          </table:table-cell>
          <table:table-cell office:value-type="float" office:value="1.5712" calcext:value-type="float">
            <text:p>1.5712</text:p>
          </table:table-cell>
          <table:table-cell office:value-type="float" office:value="2.2306" calcext:value-type="float">
            <text:p>2.2306</text:p>
          </table:table-cell>
          <table:table-cell office:value-type="float" office:value="2.5718" calcext:value-type="float">
            <text:p>2.5718</text:p>
          </table:table-cell>
          <table:table-cell office:value-type="float" office:value="2.7183" calcext:value-type="float">
            <text:p>2.7183</text:p>
          </table:table-cell>
          <table:table-cell office:value-type="float" office:value="3.4279" calcext:value-type="float">
            <text:p>3.4279</text:p>
          </table:table-cell>
          <table:table-cell office:value-type="float" office:value="2.799" calcext:value-type="float">
            <text:p>2.799</text:p>
          </table:table-cell>
          <table:table-cell table:number-columns-repeated="6" office:value-type="string" calcext:value-type="string">
            <text:p>-</text:p>
          </table:table-cell>
          <table:table-cell table:style-name="ce43" office:value-type="string" calcext:value-type="string">
            <text:p>-</text:p>
          </table:table-cell>
          <table:table-cell table:number-columns-repeated="20"/>
        </table:table-row>
        <table:table-row table:style-name="ro1">
          <table:table-cell office:value-type="string" calcext:value-type="string">
            <text:p>100 kWh PCI de FOL TBTS</text:p>
          </table:table-cell>
          <table:table-cell table:style-name="ce43" office:value-type="string" calcext:value-type="string">
            <text:p>-</text:p>
          </table:table-cell>
          <table:table-cell table:number-columns-repeated="8" office:value-type="string" calcext:value-type="string">
            <text:p>-</text:p>
          </table:table-cell>
          <table:table-cell office:value-type="float" office:value="1.0313" calcext:value-type="float">
            <text:p>1.0313</text:p>
          </table:table-cell>
          <table:table-cell office:value-type="float" office:value="1.0831" calcext:value-type="float">
            <text:p>1.0831</text:p>
          </table:table-cell>
          <table:table-cell office:value-type="float" office:value="1.1029" calcext:value-type="float">
            <text:p>1.1029</text:p>
          </table:table-cell>
          <table:table-cell office:value-type="float" office:value="1.1192" calcext:value-type="float">
            <text:p>1.1192</text:p>
          </table:table-cell>
          <table:table-cell office:value-type="float" office:value="1.2094" calcext:value-type="float">
            <text:p>1.2094</text:p>
          </table:table-cell>
          <table:table-cell office:value-type="float" office:value="1.1884" calcext:value-type="float">
            <text:p>1.1884</text:p>
          </table:table-cell>
          <table:table-cell office:value-type="float" office:value="0.9821" calcext:value-type="float">
            <text:p>0.9821</text:p>
          </table:table-cell>
          <table:table-cell office:value-type="float" office:value="1.171" calcext:value-type="float">
            <text:p>1.171</text:p>
          </table:table-cell>
          <table:table-cell office:value-type="float" office:value="1.9163" calcext:value-type="float">
            <text:p>1.9163</text:p>
          </table:table-cell>
          <table:table-cell office:value-type="float" office:value="1.7131" calcext:value-type="float">
            <text:p>1.7131</text:p>
          </table:table-cell>
          <table:table-cell office:value-type="float" office:value="1.8139" calcext:value-type="float">
            <text:p>1.8139</text:p>
          </table:table-cell>
          <table:table-cell office:value-type="float" office:value="1.8132" calcext:value-type="float">
            <text:p>1.8132</text:p>
          </table:table-cell>
          <table:table-cell office:value-type="float" office:value="1.6869" calcext:value-type="float">
            <text:p>1.6869</text:p>
          </table:table-cell>
          <table:table-cell office:value-type="float" office:value="2.387" calcext:value-type="float">
            <text:p>2.387</text:p>
          </table:table-cell>
          <table:table-cell office:value-type="float" office:value="2.6667" calcext:value-type="float">
            <text:p>2.6667</text:p>
          </table:table-cell>
          <table:table-cell office:value-type="float" office:value="2.8111" calcext:value-type="float">
            <text:p>2.8111</text:p>
          </table:table-cell>
          <table:table-cell office:value-type="float" office:value="3.6278" calcext:value-type="float">
            <text:p>3.6278</text:p>
          </table:table-cell>
          <table:table-cell office:value-type="float" office:value="2.8699" calcext:value-type="float">
            <text:p>2.8699</text:p>
          </table:table-cell>
          <table:table-cell office:value-type="float" office:value="3.7153" calcext:value-type="float">
            <text:p>3.7153</text:p>
          </table:table-cell>
          <table:table-cell office:value-type="float" office:value="4.7235" calcext:value-type="float">
            <text:p>4.7235</text:p>
          </table:table-cell>
          <table:table-cell office:value-type="float" office:value="5.4207" calcext:value-type="float">
            <text:p>5.4207</text:p>
          </table:table-cell>
          <table:table-cell office:value-type="float" office:value="4.9814" calcext:value-type="float">
            <text:p>4.9814</text:p>
          </table:table-cell>
          <table:table-cell office:value-type="float" office:value="4.6649" calcext:value-type="float">
            <text:p>4.6649</text:p>
          </table:table-cell>
          <table:table-cell office:value-type="float" office:value="3.361" calcext:value-type="float">
            <text:p>3.361</text:p>
          </table:table-cell>
          <table:table-cell table:style-name="ce43" office:value-type="float" office:value="3.1144" calcext:value-type="float">
            <text:p>3.1144</text:p>
          </table:table-cell>
          <table:table-cell table:number-columns-repeated="20"/>
        </table:table-row>
        <table:table-row table:style-name="ro7">
          <table:table-cell table:style-name="Default"/>
          <table:table-cell/>
          <table:table-cell table:style-name="Default" table:number-columns-repeated="32"/>
          <table:table-cell table:number-columns-repeated="21"/>
        </table:table-row>
        <table:table-row table:style-name="ro1">
          <table:table-cell table:style-name="Default"/>
          <table:table-cell/>
          <table:table-cell table:style-name="Default" table:number-columns-repeated="24"/>
          <table:table-cell office:value-type="string" calcext:value-type="string">
            <text:p>Prix 2009 / moyenne 2000-2009)</text:p>
          </table:table-cell>
          <table:table-cell office:value-type="string" calcext:value-type="string">
            <text:p>Prix 2009 / moyenne 1990-2009)</text:p>
          </table:table-cell>
          <table:table-cell table:style-name="Default" table:number-columns-repeated="6"/>
          <table:table-cell table:number-columns-repeated="21"/>
        </table:table-row>
        <table:table-row table:style-name="ro1">
          <table:table-cell office:value-type="string" calcext:value-type="string">
            <text:p>Une tonne de FOL HTS</text:p>
          </table:table-cell>
          <table:table-cell/>
          <table:table-cell table:style-name="Default" table:number-columns-repeated="24"/>
          <table:table-cell table:formula="of:=[.AB49]/AVERAGE([.S49:.AB49])" office:value-type="float" office:value="1.31552492026872" calcext:value-type="float">
            <text:p>1.3155249203</text:p>
          </table:table-cell>
          <table:table-cell table:formula="of:=[.AB49]/AVERAGE([.I49:.AB49])" office:value-type="float" office:value="1.7801908874756" calcext:value-type="float">
            <text:p>1.7801908875</text:p>
          </table:table-cell>
          <table:table-cell table:style-name="Default" table:number-columns-repeated="6"/>
          <table:table-cell table:number-columns-repeated="21"/>
        </table:table-row>
        <table:table-row table:style-name="ro1">
          <table:table-cell office:value-type="string" calcext:value-type="string">
            <text:p>Une tonne de FOL BTS</text:p>
          </table:table-cell>
          <table:table-cell/>
          <table:table-cell table:style-name="Default" table:number-columns-repeated="24"/>
          <table:table-cell table:formula="of:=[.AB50]/AVERAGE([.S50:.AB50])" office:value-type="float" office:value="1.2722636915724" calcext:value-type="float">
            <text:p>1.2722636916</text:p>
          </table:table-cell>
          <table:table-cell table:formula="of:=[.AB50]/AVERAGE([.I50:.AB50])" office:value-type="float" office:value="1.66779743536342" calcext:value-type="float">
            <text:p>1.6677974354</text:p>
          </table:table-cell>
          <table:table-cell table:style-name="Default" table:number-columns-repeated="6"/>
          <table:table-cell table:number-columns-repeated="21"/>
        </table:table-row>
        <table:table-row table:style-name="ro1">
          <table:table-cell office:value-type="string" calcext:value-type="string">
            <text:p>Une tonne de FOL TBTS</text:p>
          </table:table-cell>
          <table:table-cell/>
          <table:table-cell table:style-name="Default" table:number-columns-repeated="24"/>
          <table:table-cell table:formula="of:=[.AB51]/AVERAGE([.S51:.AB51])" office:value-type="float" office:value="1.23142489131075" calcext:value-type="float">
            <text:p>1.2314248913</text:p>
          </table:table-cell>
          <table:table-cell table:formula="of:=[.AB51]/AVERAGE([.I51:.AB51])" office:value-type="float" office:value="1.60465510394632" calcext:value-type="float">
            <text:p>1.6046551039</text:p>
          </table:table-cell>
          <table:table-cell table:style-name="Default" table:number-columns-repeated="6"/>
          <table:table-cell table:number-columns-repeated="21"/>
        </table:table-row>
        <table:table-row table:style-name="ro1">
          <table:table-cell office:value-type="string" calcext:value-type="string">
            <text:p>100 kWh PCI de FOL HTS</text:p>
          </table:table-cell>
          <table:table-cell/>
          <table:table-cell table:style-name="Default" table:number-columns-repeated="24"/>
          <table:table-cell table:formula="of:=[.AB52]/AVERAGE([.S52:.AB52])" office:value-type="float" office:value="1.31552532622212" calcext:value-type="float">
            <text:p>1.3155253262</text:p>
          </table:table-cell>
          <table:table-cell table:style-name="ce42" table:formula="of:=[.AB52]/AVERAGE([.I52:.AB52])" office:value-type="float" office:value="1.78022713219418" calcext:value-type="float">
            <text:p>1.7802271322</text:p>
          </table:table-cell>
          <table:table-cell table:style-name="Default" table:number-columns-repeated="6"/>
          <table:table-cell table:number-columns-repeated="21"/>
        </table:table-row>
        <table:table-row table:style-name="ro1">
          <table:table-cell office:value-type="string" calcext:value-type="string">
            <text:p>100 kWh PCI de FOL BTS</text:p>
          </table:table-cell>
          <table:table-cell/>
          <table:table-cell table:style-name="Default" table:number-columns-repeated="24"/>
          <table:table-cell table:formula="of:=[.AB53]/AVERAGE([.S53:.AB53])" office:value-type="float" office:value="1.27225537833575" calcext:value-type="float">
            <text:p>1.2722553783</text:p>
          </table:table-cell>
          <table:table-cell table:style-name="ce42" table:formula="of:=[.AB53]/AVERAGE([.I53:.AB53])" office:value-type="float" office:value="1.66778664565741" calcext:value-type="float">
            <text:p>1.6677866457</text:p>
          </table:table-cell>
          <table:table-cell table:style-name="Default" table:number-columns-repeated="6"/>
          <table:table-cell table:number-columns-repeated="21"/>
        </table:table-row>
        <table:table-row table:style-name="ro1">
          <table:table-cell office:value-type="string" calcext:value-type="string">
            <text:p>100 kWh PCI de FOL TBTS</text:p>
          </table:table-cell>
          <table:table-cell/>
          <table:table-cell table:style-name="Default" table:number-columns-repeated="24"/>
          <table:table-cell table:formula="of:=[.AB54]/AVERAGE([.S54:.AB54])" office:value-type="float" office:value="1.23140492321687" calcext:value-type="float">
            <text:p>1.2314049232</text:p>
          </table:table-cell>
          <table:table-cell table:style-name="ce42" table:formula="of:=[.AB54]/AVERAGE([.I54:.AB54])" office:value-type="float" office:value="1.60462580723318" calcext:value-type="float">
            <text:p>1.6046258072</text:p>
          </table:table-cell>
          <table:table-cell table:style-name="Default" table:number-columns-repeated="6"/>
          <table:table-cell table:number-columns-repeated="21"/>
        </table:table-row>
        <table:table-row table:style-name="ro1" table:number-rows-repeated="2">
          <table:table-cell table:style-name="Default"/>
          <table:table-cell/>
          <table:table-cell table:style-name="Default" table:number-columns-repeated="25"/>
          <table:table-cell/>
          <table:table-cell table:style-name="Default" table:number-columns-repeated="6"/>
          <table:table-cell table:number-columns-repeated="21"/>
        </table:table-row>
        <table:table-row table:style-name="ro7">
          <table:table-cell table:style-name="Default"/>
          <table:table-cell/>
          <table:table-cell table:style-name="Default" table:number-columns-repeated="32"/>
          <table:table-cell table:number-columns-repeated="21"/>
        </table:table-row>
        <table:table-row table:style-name="ro1">
          <table:table-cell table:style-name="ce42" office:value-type="string" calcext:value-type="string">
            <text:p>Pégase–Électricité, prix pour un industriel, tarif jaune, en euros hors TVA (1984-2015)</text:p>
          </table:table-cell>
          <table:table-cell table:style-name="ce43"/>
          <table:table-cell table:number-columns-repeated="31"/>
          <table:table-cell table:style-name="Default"/>
          <table:table-cell table:number-columns-repeated="21"/>
        </table:table-row>
        <table:table-row table:style-name="ro1">
          <table:table-cell office:value-type="string" calcext:value-type="string">
            <text:p><text:s/></text:p>
          </table:table-cell>
          <table:table-cell table:style-name="ce43"/>
          <table:table-cell table:number-columns-repeated="31"/>
          <table:table-cell table:style-name="Default"/>
          <table:table-cell table:number-columns-repeated="21"/>
        </table:table-row>
        <table:table-row table:style-name="ro1">
          <table:table-cell/>
          <table:table-cell table:style-name="ce43"/>
          <table:table-cell table:number-columns-repeated="25"/>
          <table:table-cell office:value-type="float" office:value="3000" calcext:value-type="float">
            <text:p>3000</text:p>
          </table:table-cell>
          <table:table-cell table:number-columns-repeated="5"/>
          <table:table-cell table:style-name="Default"/>
          <table:table-cell table:number-columns-repeated="21"/>
        </table:table-row>
        <table:table-row table:style-name="ro1">
          <table:table-cell office:value-type="string" calcext:value-type="string">
            <text:p>Units</text:p>
          </table:table-cell>
          <table:table-cell table:style-name="ce43" office:value-type="string" calcext:value-type="string">
            <text:p>données</text:p>
          </table:table-cell>
          <table:table-cell table:number-columns-repeated="25"/>
          <table:table-cell table:number-columns-repeated="2" office:value-type="float" office:value="1500" calcext:value-type="float">
            <text:p>1500</text:p>
          </table:table-cell>
          <table:table-cell table:number-columns-repeated="4"/>
          <table:table-cell table:style-name="Default"/>
          <table:table-cell table:number-columns-repeated="21"/>
        </table:table-row>
        <table:table-row table:style-name="ro1">
          <table:table-cell/>
          <table:table-cell table:style-name="ce43"/>
          <table:table-cell table:number-columns-repeated="31"/>
          <table:table-cell table:style-name="Default"/>
          <table:table-cell table:number-columns-repeated="21"/>
        </table:table-row>
        <table:table-row table:style-name="ro1">
          <table:table-cell office:value-type="string" calcext:value-type="string">
            <text:p>Période</text:p>
          </table:table-cell>
          <table:table-cell/>
          <table:table-cell office:value-type="string" calcext:value-type="string">
            <text:p>1984</text:p>
          </table:table-cell>
          <table:table-cell office:value-type="string" calcext:value-type="string">
            <text:p>1985</text:p>
          </table:table-cell>
          <table:table-cell office:value-type="string" calcext:value-type="string">
            <text:p>1986</text:p>
          </table:table-cell>
          <table:table-cell office:value-type="string" calcext:value-type="string">
            <text:p>1987</text:p>
          </table:table-cell>
          <table:table-cell office:value-type="string" calcext:value-type="string">
            <text:p>1988</text:p>
          </table:table-cell>
          <table:table-cell office:value-type="string" calcext:value-type="string">
            <text:p>1989</text:p>
          </table:table-cell>
          <table:table-cell office:value-type="string" calcext:value-type="string">
            <text:p>1990</text:p>
          </table:table-cell>
          <table:table-cell office:value-type="string" calcext:value-type="string">
            <text:p>1991</text:p>
          </table:table-cell>
          <table:table-cell office:value-type="string" calcext:value-type="string">
            <text:p>1992</text:p>
          </table:table-cell>
          <table:table-cell office:value-type="string" calcext:value-type="string">
            <text:p>1993</text:p>
          </table:table-cell>
          <table:table-cell office:value-type="string" calcext:value-type="string">
            <text:p>1994</text:p>
          </table:table-cell>
          <table:table-cell office:value-type="string" calcext:value-type="string">
            <text:p>1995</text:p>
          </table:table-cell>
          <table:table-cell office:value-type="string" calcext:value-type="string">
            <text:p>1996</text:p>
          </table:table-cell>
          <table:table-cell office:value-type="string" calcext:value-type="string">
            <text:p>1997</text:p>
          </table:table-cell>
          <table:table-cell office:value-type="string" calcext:value-type="string">
            <text:p>1998</text:p>
          </table:table-cell>
          <table:table-cell office:value-type="string" calcext:value-type="string">
            <text:p>1999</text:p>
          </table:table-cell>
          <table:table-cell office:value-type="string" calcext:value-type="string">
            <text:p>2000</text:p>
          </table:table-cell>
          <table:table-cell office:value-type="string" calcext:value-type="string">
            <text:p>2001</text:p>
          </table:table-cell>
          <table:table-cell office:value-type="string" calcext:value-type="string">
            <text:p>2002</text:p>
          </table:table-cell>
          <table:table-cell office:value-type="string" calcext:value-type="string">
            <text:p>2003</text:p>
          </table:table-cell>
          <table:table-cell office:value-type="string" calcext:value-type="string">
            <text:p>2004</text:p>
          </table:table-cell>
          <table:table-cell office:value-type="string" calcext:value-type="string">
            <text:p>2005</text:p>
          </table:table-cell>
          <table:table-cell office:value-type="string" calcext:value-type="string">
            <text:p>2006</text:p>
          </table:table-cell>
          <table:table-cell office:value-type="string" calcext:value-type="string">
            <text:p>2007</text:p>
          </table:table-cell>
          <table:table-cell office:value-type="string" calcext:value-type="string">
            <text:p>2008</text:p>
          </table:table-cell>
          <table:table-cell office:value-type="string" calcext:value-type="string">
            <text:p>2009</text:p>
          </table:table-cell>
          <table:table-cell office:value-type="string" calcext:value-type="string">
            <text:p>2010</text:p>
          </table:table-cell>
          <table:table-cell office:value-type="string" calcext:value-type="string">
            <text:p>2011</text:p>
          </table:table-cell>
          <table:table-cell office:value-type="string" calcext:value-type="string">
            <text:p>2012</text:p>
          </table:table-cell>
          <table:table-cell office:value-type="string" calcext:value-type="string">
            <text:p>2013</text:p>
          </table:table-cell>
          <table:table-cell office:value-type="string" calcext:value-type="string">
            <text:p>2014</text:p>
          </table:table-cell>
          <table:table-cell office:value-type="string" calcext:value-type="string">
            <text:p>2015</text:p>
          </table:table-cell>
          <table:table-cell table:number-columns-repeated="21"/>
        </table:table-row>
        <table:table-row table:style-name="ro1">
          <table:table-cell office:value-type="string" calcext:value-type="string">
            <text:p>Libelle</text:p>
          </table:table-cell>
          <table:table-cell table:number-columns-repeated="54"/>
        </table:table-row>
        <table:table-row table:style-name="ro1">
          <table:table-cell office:value-type="string" calcext:value-type="string">
            <text:p>Prime fixe annuelle - option base UM</text:p>
          </table:table-cell>
          <table:table-cell/>
          <table:table-cell office:value-type="float" office:value="18.3683" calcext:value-type="float">
            <text:p>18.3683</text:p>
          </table:table-cell>
          <table:table-cell office:value-type="float" office:value="18.8242" calcext:value-type="float">
            <text:p>18.8242</text:p>
          </table:table-cell>
          <table:table-cell office:value-type="float" office:value="18.5375" calcext:value-type="float">
            <text:p>18.5375</text:p>
          </table:table-cell>
          <table:table-cell office:value-type="float" office:value="18.16" calcext:value-type="float">
            <text:p>18.16</text:p>
          </table:table-cell>
          <table:table-cell office:value-type="float" office:value="18.3133" calcext:value-type="float">
            <text:p>18.3133</text:p>
          </table:table-cell>
          <table:table-cell office:value-type="float" office:value="18.53" calcext:value-type="float">
            <text:p>18.53</text:p>
          </table:table-cell>
          <table:table-cell office:value-type="float" office:value="18.95" calcext:value-type="float">
            <text:p>18.95</text:p>
          </table:table-cell>
          <table:table-cell office:value-type="float" office:value="17.69" calcext:value-type="float">
            <text:p>17.69</text:p>
          </table:table-cell>
          <table:table-cell office:value-type="float" office:value="18.1033" calcext:value-type="float">
            <text:p>18.1033</text:p>
          </table:table-cell>
          <table:table-cell office:value-type="float" office:value="18.315" calcext:value-type="float">
            <text:p>18.315</text:p>
          </table:table-cell>
          <table:table-cell office:value-type="float" office:value="18.1467" calcext:value-type="float">
            <text:p>18.1467</text:p>
          </table:table-cell>
          <table:table-cell office:value-type="float" office:value="17.9622" calcext:value-type="float">
            <text:p>17.9622</text:p>
          </table:table-cell>
          <table:table-cell office:value-type="float" office:value="17.6037" calcext:value-type="float">
            <text:p>17.6037</text:p>
          </table:table-cell>
          <table:table-cell office:value-type="float" office:value="17.0635" calcext:value-type="float">
            <text:p>17.0635</text:p>
          </table:table-cell>
          <table:table-cell office:value-type="float" office:value="16.5455" calcext:value-type="float">
            <text:p>16.5455</text:p>
          </table:table-cell>
          <table:table-cell office:value-type="float" office:value="16.2107" calcext:value-type="float">
            <text:p>16.2107</text:p>
          </table:table-cell>
          <table:table-cell office:value-type="float" office:value="15.9706" calcext:value-type="float">
            <text:p>15.9706</text:p>
          </table:table-cell>
          <table:table-cell office:value-type="float" office:value="15.9031" calcext:value-type="float">
            <text:p>15.9031</text:p>
          </table:table-cell>
          <table:table-cell office:value-type="float" office:value="15.913" calcext:value-type="float">
            <text:p>15.913</text:p>
          </table:table-cell>
          <table:table-cell office:value-type="float" office:value="16.1616" calcext:value-type="float">
            <text:p>16.1616</text:p>
          </table:table-cell>
          <table:table-cell table:number-columns-repeated="2" office:value-type="float" office:value="16.4102" calcext:value-type="float">
            <text:p>16.4102</text:p>
          </table:table-cell>
          <table:table-cell office:value-type="float" office:value="16.5138" calcext:value-type="float">
            <text:p>16.5138</text:p>
          </table:table-cell>
          <table:table-cell office:value-type="float" office:value="16.7625" calcext:value-type="float">
            <text:p>16.7625</text:p>
          </table:table-cell>
          <table:table-cell office:value-type="float" office:value="17.3219" calcext:value-type="float">
            <text:p>17.3219</text:p>
          </table:table-cell>
          <table:table-cell office:value-type="float" office:value="21.498" calcext:value-type="float">
            <text:p>21.498</text:p>
          </table:table-cell>
          <table:table-cell office:value-type="float" office:value="29.1515" calcext:value-type="float">
            <text:p>29.1515</text:p>
          </table:table-cell>
          <table:table-cell office:value-type="float" office:value="33.6369" calcext:value-type="float">
            <text:p>33.6369</text:p>
          </table:table-cell>
          <table:table-cell office:value-type="float" office:value="34.7147" calcext:value-type="float">
            <text:p>34.7147</text:p>
          </table:table-cell>
          <table:table-cell office:value-type="float" office:value="35.8969" calcext:value-type="float">
            <text:p>35.8969</text:p>
          </table:table-cell>
          <table:table-cell office:value-type="float" office:value="38.6273" calcext:value-type="float">
            <text:p>38.6273</text:p>
          </table:table-cell>
          <table:table-cell office:value-type="float" office:value="39.4085" calcext:value-type="float">
            <text:p>39.4085</text:p>
          </table:table-cell>
          <table:table-cell table:number-columns-repeated="21"/>
        </table:table-row>
        <table:table-row table:style-name="ro1">
          <table:table-cell office:value-type="string" calcext:value-type="string">
            <text:p>100 kWh en HP hiver - option base UM</text:p>
          </table:table-cell>
          <table:table-cell/>
          <table:table-cell office:value-type="float" office:value="13.6183" calcext:value-type="float">
            <text:p>13.6183</text:p>
          </table:table-cell>
          <table:table-cell office:value-type="float" office:value="14.2092" calcext:value-type="float">
            <text:p>14.2092</text:p>
          </table:table-cell>
          <table:table-cell office:value-type="float" office:value="14.025" calcext:value-type="float">
            <text:p>14.025</text:p>
          </table:table-cell>
          <table:table-cell office:value-type="float" office:value="13.7333" calcext:value-type="float">
            <text:p>13.7333</text:p>
          </table:table-cell>
          <table:table-cell office:value-type="float" office:value="13.8475" calcext:value-type="float">
            <text:p>13.8475</text:p>
          </table:table-cell>
          <table:table-cell office:value-type="float" office:value="14.0733" calcext:value-type="float">
            <text:p>14.0733</text:p>
          </table:table-cell>
          <table:table-cell office:value-type="float" office:value="14.2433" calcext:value-type="float">
            <text:p>14.2433</text:p>
          </table:table-cell>
          <table:table-cell office:value-type="float" office:value="14.8317" calcext:value-type="float">
            <text:p>14.8317</text:p>
          </table:table-cell>
          <table:table-cell office:value-type="float" office:value="14.815" calcext:value-type="float">
            <text:p>14.815</text:p>
          </table:table-cell>
          <table:table-cell office:value-type="float" office:value="14.7733" calcext:value-type="float">
            <text:p>14.7733</text:p>
          </table:table-cell>
          <table:table-cell office:value-type="float" office:value="14.5533" calcext:value-type="float">
            <text:p>14.5533</text:p>
          </table:table-cell>
          <table:table-cell office:value-type="float" office:value="14.3407" calcext:value-type="float">
            <text:p>14.3407</text:p>
          </table:table-cell>
          <table:table-cell office:value-type="float" office:value="13.9501" calcext:value-type="float">
            <text:p>13.9501</text:p>
          </table:table-cell>
          <table:table-cell office:value-type="float" office:value="13.2151" calcext:value-type="float">
            <text:p>13.2151</text:p>
          </table:table-cell>
          <table:table-cell office:value-type="float" office:value="12.5039" calcext:value-type="float">
            <text:p>12.5039</text:p>
          </table:table-cell>
          <table:table-cell office:value-type="float" office:value="12.0585" calcext:value-type="float">
            <text:p>12.0585</text:p>
          </table:table-cell>
          <table:table-cell office:value-type="float" office:value="11.7021" calcext:value-type="float">
            <text:p>11.7021</text:p>
          </table:table-cell>
          <table:table-cell office:value-type="float" office:value="11.6086" calcext:value-type="float">
            <text:p>11.6086</text:p>
          </table:table-cell>
          <table:table-cell office:value-type="float" office:value="11.7047" calcext:value-type="float">
            <text:p>11.7047</text:p>
          </table:table-cell>
          <table:table-cell office:value-type="float" office:value="11.8633" calcext:value-type="float">
            <text:p>11.8633</text:p>
          </table:table-cell>
          <table:table-cell table:number-columns-repeated="2" office:value-type="float" office:value="12.1537" calcext:value-type="float">
            <text:p>12.1537</text:p>
          </table:table-cell>
          <table:table-cell office:value-type="float" office:value="12.1839" calcext:value-type="float">
            <text:p>12.1839</text:p>
          </table:table-cell>
          <table:table-cell office:value-type="float" office:value="12.3" calcext:value-type="float">
            <text:p>12.3</text:p>
          </table:table-cell>
          <table:table-cell office:value-type="float" office:value="12.7021" calcext:value-type="float">
            <text:p>12.7021</text:p>
          </table:table-cell>
          <table:table-cell office:value-type="float" office:value="12.4901" calcext:value-type="float">
            <text:p>12.4901</text:p>
          </table:table-cell>
          <table:table-cell office:value-type="float" office:value="11.3176" calcext:value-type="float">
            <text:p>11.3176</text:p>
          </table:table-cell>
          <table:table-cell office:value-type="float" office:value="11.3716" calcext:value-type="float">
            <text:p>11.3716</text:p>
          </table:table-cell>
          <table:table-cell office:value-type="float" office:value="11.7862" calcext:value-type="float">
            <text:p>11.7862</text:p>
          </table:table-cell>
          <table:table-cell office:value-type="float" office:value="11.9002" calcext:value-type="float">
            <text:p>11.9002</text:p>
          </table:table-cell>
          <table:table-cell office:value-type="float" office:value="11.702" calcext:value-type="float">
            <text:p>11.702</text:p>
          </table:table-cell>
          <table:table-cell office:value-type="float" office:value="12.236" calcext:value-type="float">
            <text:p>12.236</text:p>
          </table:table-cell>
          <table:table-cell table:number-columns-repeated="21"/>
        </table:table-row>
        <table:table-row table:style-name="ro1">
          <table:table-cell office:value-type="string" calcext:value-type="string">
            <text:p>100 kWh en HC hiver - option base UM</text:p>
          </table:table-cell>
          <table:table-cell/>
          <table:table-cell office:value-type="float" office:value="5.86" calcext:value-type="float">
            <text:p>5.86</text:p>
          </table:table-cell>
          <table:table-cell office:value-type="float" office:value="6.1683" calcext:value-type="float">
            <text:p>6.1683</text:p>
          </table:table-cell>
          <table:table-cell office:value-type="float" office:value="6.085" calcext:value-type="float">
            <text:p>6.085</text:p>
          </table:table-cell>
          <table:table-cell office:value-type="float" office:value="6.1892" calcext:value-type="float">
            <text:p>6.1892</text:p>
          </table:table-cell>
          <table:table-cell office:value-type="float" office:value="6.3708" calcext:value-type="float">
            <text:p>6.3708</text:p>
          </table:table-cell>
          <table:table-cell office:value-type="float" office:value="6.77" calcext:value-type="float">
            <text:p>6.77</text:p>
          </table:table-cell>
          <table:table-cell office:value-type="float" office:value="7.3167" calcext:value-type="float">
            <text:p>7.3167</text:p>
          </table:table-cell>
          <table:table-cell office:value-type="float" office:value="7.8733" calcext:value-type="float">
            <text:p>7.8733</text:p>
          </table:table-cell>
          <table:table-cell office:value-type="float" office:value="8.1533" calcext:value-type="float">
            <text:p>8.1533</text:p>
          </table:table-cell>
          <table:table-cell office:value-type="float" office:value="8.4817" calcext:value-type="float">
            <text:p>8.4817</text:p>
          </table:table-cell>
          <table:table-cell office:value-type="float" office:value="8.7233" calcext:value-type="float">
            <text:p>8.7233</text:p>
          </table:table-cell>
          <table:table-cell office:value-type="float" office:value="8.8582" calcext:value-type="float">
            <text:p>8.8582</text:p>
          </table:table-cell>
          <table:table-cell office:value-type="float" office:value="8.7392" calcext:value-type="float">
            <text:p>8.7392</text:p>
          </table:table-cell>
          <table:table-cell office:value-type="float" office:value="8.4728" calcext:value-type="float">
            <text:p>8.4728</text:p>
          </table:table-cell>
          <table:table-cell office:value-type="float" office:value="8.2149" calcext:value-type="float">
            <text:p>8.2149</text:p>
          </table:table-cell>
          <table:table-cell office:value-type="float" office:value="8.0475" calcext:value-type="float">
            <text:p>8.0475</text:p>
          </table:table-cell>
          <table:table-cell office:value-type="float" office:value="7.9258" calcext:value-type="float">
            <text:p>7.9258</text:p>
          </table:table-cell>
          <table:table-cell office:value-type="float" office:value="7.9036" calcext:value-type="float">
            <text:p>7.9036</text:p>
          </table:table-cell>
          <table:table-cell office:value-type="float" office:value="7.9689" calcext:value-type="float">
            <text:p>7.9689</text:p>
          </table:table-cell>
          <table:table-cell office:value-type="float" office:value="8.0715" calcext:value-type="float">
            <text:p>8.0715</text:p>
          </table:table-cell>
          <table:table-cell table:number-columns-repeated="2" office:value-type="float" office:value="8.306" calcext:value-type="float">
            <text:p>8.306</text:p>
          </table:table-cell>
          <table:table-cell office:value-type="float" office:value="8.309" calcext:value-type="float">
            <text:p>8.309</text:p>
          </table:table-cell>
          <table:table-cell office:value-type="float" office:value="8.3624" calcext:value-type="float">
            <text:p>8.3624</text:p>
          </table:table-cell>
          <table:table-cell office:value-type="float" office:value="8.6308" calcext:value-type="float">
            <text:p>8.6308</text:p>
          </table:table-cell>
          <table:table-cell office:value-type="float" office:value="8.5759" calcext:value-type="float">
            <text:p>8.5759</text:p>
          </table:table-cell>
          <table:table-cell office:value-type="float" office:value="7.9661" calcext:value-type="float">
            <text:p>7.9661</text:p>
          </table:table-cell>
          <table:table-cell office:value-type="float" office:value="8.288" calcext:value-type="float">
            <text:p>8.288</text:p>
          </table:table-cell>
          <table:table-cell office:value-type="float" office:value="8.6283" calcext:value-type="float">
            <text:p>8.6283</text:p>
          </table:table-cell>
          <table:table-cell office:value-type="float" office:value="8.8953" calcext:value-type="float">
            <text:p>8.8953</text:p>
          </table:table-cell>
          <table:table-cell office:value-type="float" office:value="8.9508" calcext:value-type="float">
            <text:p>8.9508</text:p>
          </table:table-cell>
          <table:table-cell office:value-type="float" office:value="9.4194" calcext:value-type="float">
            <text:p>9.4194</text:p>
          </table:table-cell>
          <table:table-cell table:number-columns-repeated="21"/>
        </table:table-row>
        <table:table-row table:style-name="ro1">
          <table:table-cell office:value-type="string" calcext:value-type="string">
            <text:p>100 kWh en HP été - option base UM</text:p>
          </table:table-cell>
          <table:table-cell/>
          <table:table-cell office:value-type="float" office:value="3.1225" calcext:value-type="float">
            <text:p>3.1225</text:p>
          </table:table-cell>
          <table:table-cell office:value-type="float" office:value="5.4308" calcext:value-type="float">
            <text:p>5.4308</text:p>
          </table:table-cell>
          <table:table-cell office:value-type="float" office:value="3" calcext:value-type="float">
            <text:p>3</text:p>
          </table:table-cell>
          <table:table-cell office:value-type="float" office:value="2.8433" calcext:value-type="float">
            <text:p>2.8433</text:p>
          </table:table-cell>
          <table:table-cell office:value-type="float" office:value="2.855" calcext:value-type="float">
            <text:p>2.855</text:p>
          </table:table-cell>
          <table:table-cell office:value-type="float" office:value="2.9433" calcext:value-type="float">
            <text:p>2.9433</text:p>
          </table:table-cell>
          <table:table-cell office:value-type="float" office:value="3.1367" calcext:value-type="float">
            <text:p>3.1367</text:p>
          </table:table-cell>
          <table:table-cell office:value-type="float" office:value="3.3183" calcext:value-type="float">
            <text:p>3.3183</text:p>
          </table:table-cell>
          <table:table-cell office:value-type="float" office:value="3.4083" calcext:value-type="float">
            <text:p>3.4083</text:p>
          </table:table-cell>
          <table:table-cell table:number-columns-repeated="2" office:value-type="float" office:value="3.4617" calcext:value-type="float">
            <text:p>3.4617</text:p>
          </table:table-cell>
          <table:table-cell office:value-type="float" office:value="3.4096" calcext:value-type="float">
            <text:p>3.4096</text:p>
          </table:table-cell>
          <table:table-cell office:value-type="float" office:value="3.3672" calcext:value-type="float">
            <text:p>3.3672</text:p>
          </table:table-cell>
          <table:table-cell office:value-type="float" office:value="3.3093" calcext:value-type="float">
            <text:p>3.3093</text:p>
          </table:table-cell>
          <table:table-cell office:value-type="float" office:value="3.253" calcext:value-type="float">
            <text:p>3.253</text:p>
          </table:table-cell>
          <table:table-cell office:value-type="float" office:value="3.214" calcext:value-type="float">
            <text:p>3.214</text:p>
          </table:table-cell>
          <table:table-cell office:value-type="float" office:value="3.1898" calcext:value-type="float">
            <text:p>3.1898</text:p>
          </table:table-cell>
          <table:table-cell office:value-type="float" office:value="3.1893" calcext:value-type="float">
            <text:p>3.1893</text:p>
          </table:table-cell>
          <table:table-cell office:value-type="float" office:value="3.2157" calcext:value-type="float">
            <text:p>3.2157</text:p>
          </table:table-cell>
          <table:table-cell office:value-type="float" office:value="3.2469" calcext:value-type="float">
            <text:p>3.2469</text:p>
          </table:table-cell>
          <table:table-cell table:number-columns-repeated="2" office:value-type="float" office:value="3.4099" calcext:value-type="float">
            <text:p>3.4099</text:p>
          </table:table-cell>
          <table:table-cell office:value-type="float" office:value="3.3784" calcext:value-type="float">
            <text:p>3.3784</text:p>
          </table:table-cell>
          <table:table-cell office:value-type="float" office:value="3.3523" calcext:value-type="float">
            <text:p>3.3523</text:p>
          </table:table-cell>
          <table:table-cell office:value-type="float" office:value="3.4511" calcext:value-type="float">
            <text:p>3.4511</text:p>
          </table:table-cell>
          <table:table-cell office:value-type="float" office:value="3.8319" calcext:value-type="float">
            <text:p>3.8319</text:p>
          </table:table-cell>
          <table:table-cell office:value-type="float" office:value="4.4118" calcext:value-type="float">
            <text:p>4.4118</text:p>
          </table:table-cell>
          <table:table-cell office:value-type="float" office:value="5.2595" calcext:value-type="float">
            <text:p>5.2595</text:p>
          </table:table-cell>
          <table:table-cell office:value-type="float" office:value="5.5265" calcext:value-type="float">
            <text:p>5.5265</text:p>
          </table:table-cell>
          <table:table-cell office:value-type="float" office:value="6.2011" calcext:value-type="float">
            <text:p>6.2011</text:p>
          </table:table-cell>
          <table:table-cell office:value-type="float" office:value="6.8695" calcext:value-type="float">
            <text:p>6.8695</text:p>
          </table:table-cell>
          <table:table-cell office:value-type="float" office:value="7.2722" calcext:value-type="float">
            <text:p>7.2722</text:p>
          </table:table-cell>
          <table:table-cell table:number-columns-repeated="21"/>
        </table:table-row>
        <table:table-row table:style-name="ro1">
          <table:table-cell office:value-type="string" calcext:value-type="string">
            <text:p>100 kWh en HC été - option base UM</text:p>
          </table:table-cell>
          <table:table-cell/>
          <table:table-cell office:value-type="float" office:value="1.6058" calcext:value-type="float">
            <text:p>1.6058</text:p>
          </table:table-cell>
          <table:table-cell office:value-type="float" office:value="1.6358" calcext:value-type="float">
            <text:p>1.6358</text:p>
          </table:table-cell>
          <table:table-cell office:value-type="float" office:value="1.6125" calcext:value-type="float">
            <text:p>1.6125</text:p>
          </table:table-cell>
          <table:table-cell office:value-type="float" office:value="1.5733" calcext:value-type="float">
            <text:p>1.5733</text:p>
          </table:table-cell>
          <table:table-cell office:value-type="float" office:value="1.5867" calcext:value-type="float">
            <text:p>1.5867</text:p>
          </table:table-cell>
          <table:table-cell office:value-type="float" office:value="1.6167" calcext:value-type="float">
            <text:p>1.6167</text:p>
          </table:table-cell>
          <table:table-cell office:value-type="float" office:value="1.7233" calcext:value-type="float">
            <text:p>1.7233</text:p>
          </table:table-cell>
          <table:table-cell office:value-type="float" office:value="1.815" calcext:value-type="float">
            <text:p>1.815</text:p>
          </table:table-cell>
          <table:table-cell office:value-type="float" office:value="1.8883" calcext:value-type="float">
            <text:p>1.8883</text:p>
          </table:table-cell>
          <table:table-cell office:value-type="float" office:value="2.0083" calcext:value-type="float">
            <text:p>2.0083</text:p>
          </table:table-cell>
          <table:table-cell office:value-type="float" office:value="2.13" calcext:value-type="float">
            <text:p>2.13</text:p>
          </table:table-cell>
          <table:table-cell office:value-type="float" office:value="2.1937" calcext:value-type="float">
            <text:p>2.1937</text:p>
          </table:table-cell>
          <table:table-cell office:value-type="float" office:value="2.2535" calcext:value-type="float">
            <text:p>2.2535</text:p>
          </table:table-cell>
          <table:table-cell office:value-type="float" office:value="2.3627" calcext:value-type="float">
            <text:p>2.3627</text:p>
          </table:table-cell>
          <table:table-cell office:value-type="float" office:value="2.467" calcext:value-type="float">
            <text:p>2.467</text:p>
          </table:table-cell>
          <table:table-cell office:value-type="float" office:value="2.5249" calcext:value-type="float">
            <text:p>2.5249</text:p>
          </table:table-cell>
          <table:table-cell office:value-type="float" office:value="2.587" calcext:value-type="float">
            <text:p>2.587</text:p>
          </table:table-cell>
          <table:table-cell office:value-type="float" office:value="2.6149" calcext:value-type="float">
            <text:p>2.6149</text:p>
          </table:table-cell>
          <table:table-cell office:value-type="float" office:value="2.6356" calcext:value-type="float">
            <text:p>2.6356</text:p>
          </table:table-cell>
          <table:table-cell office:value-type="float" office:value="2.6579" calcext:value-type="float">
            <text:p>2.6579</text:p>
          </table:table-cell>
          <table:table-cell table:number-columns-repeated="2" office:value-type="float" office:value="2.8121" calcext:value-type="float">
            <text:p>2.8121</text:p>
          </table:table-cell>
          <table:table-cell office:value-type="float" office:value="2.7763" calcext:value-type="float">
            <text:p>2.7763</text:p>
          </table:table-cell>
          <table:table-cell office:value-type="float" office:value="2.7404" calcext:value-type="float">
            <text:p>2.7404</text:p>
          </table:table-cell>
          <table:table-cell office:value-type="float" office:value="2.8181" calcext:value-type="float">
            <text:p>2.8181</text:p>
          </table:table-cell>
          <table:table-cell office:value-type="float" office:value="3.0364" calcext:value-type="float">
            <text:p>3.0364</text:p>
          </table:table-cell>
          <table:table-cell office:value-type="float" office:value="3.3261" calcext:value-type="float">
            <text:p>3.3261</text:p>
          </table:table-cell>
          <table:table-cell office:value-type="float" office:value="4.067" calcext:value-type="float">
            <text:p>4.067</text:p>
          </table:table-cell>
          <table:table-cell office:value-type="float" office:value="4.3055" calcext:value-type="float">
            <text:p>4.3055</text:p>
          </table:table-cell>
          <table:table-cell office:value-type="float" office:value="4.8536" calcext:value-type="float">
            <text:p>4.8536</text:p>
          </table:table-cell>
          <table:table-cell office:value-type="float" office:value="5.3583" calcext:value-type="float">
            <text:p>5.3583</text:p>
          </table:table-cell>
          <table:table-cell office:value-type="float" office:value="5.7419" calcext:value-type="float">
            <text:p>5.7419</text:p>
          </table:table-cell>
          <table:table-cell table:number-columns-repeated="21"/>
        </table:table-row>
        <table:table-row table:style-name="ro1">
          <table:table-cell office:value-type="string" calcext:value-type="string">
            <text:p>Prime fixe annuelle - option base UL</text:p>
          </table:table-cell>
          <table:table-cell/>
          <table:table-cell office:value-type="float" office:value="55.375" calcext:value-type="float">
            <text:p>55.375</text:p>
          </table:table-cell>
          <table:table-cell office:value-type="float" office:value="58.1708" calcext:value-type="float">
            <text:p>58.1708</text:p>
          </table:table-cell>
          <table:table-cell office:value-type="float" office:value="57.4175" calcext:value-type="float">
            <text:p>57.4175</text:p>
          </table:table-cell>
          <table:table-cell office:value-type="float" office:value="56.2342" calcext:value-type="float">
            <text:p>56.2342</text:p>
          </table:table-cell>
          <table:table-cell office:value-type="float" office:value="56.6983" calcext:value-type="float">
            <text:p>56.6983</text:p>
          </table:table-cell>
          <table:table-cell office:value-type="float" office:value="57.3667" calcext:value-type="float">
            <text:p>57.3667</text:p>
          </table:table-cell>
          <table:table-cell office:value-type="float" office:value="55.3767" calcext:value-type="float">
            <text:p>55.3767</text:p>
          </table:table-cell>
          <table:table-cell office:value-type="float" office:value="54.3817" calcext:value-type="float">
            <text:p>54.3817</text:p>
          </table:table-cell>
          <table:table-cell office:value-type="float" office:value="52.9683" calcext:value-type="float">
            <text:p>52.9683</text:p>
          </table:table-cell>
          <table:table-cell office:value-type="float" office:value="53.295" calcext:value-type="float">
            <text:p>53.295</text:p>
          </table:table-cell>
          <table:table-cell office:value-type="float" office:value="53.26" calcext:value-type="float">
            <text:p>53.26</text:p>
          </table:table-cell>
          <table:table-cell office:value-type="float" office:value="52.9879" calcext:value-type="float">
            <text:p>52.9879</text:p>
          </table:table-cell>
          <table:table-cell office:value-type="float" office:value="52.3025" calcext:value-type="float">
            <text:p>52.3025</text:p>
          </table:table-cell>
          <table:table-cell office:value-type="float" office:value="50.8432" calcext:value-type="float">
            <text:p>50.8432</text:p>
          </table:table-cell>
          <table:table-cell office:value-type="float" office:value="49.4091" calcext:value-type="float">
            <text:p>49.4091</text:p>
          </table:table-cell>
          <table:table-cell office:value-type="float" office:value="48.4678" calcext:value-type="float">
            <text:p>48.4678</text:p>
          </table:table-cell>
          <table:table-cell office:value-type="float" office:value="47.7855" calcext:value-type="float">
            <text:p>47.7855</text:p>
          </table:table-cell>
          <table:table-cell office:value-type="float" office:value="47.6559" calcext:value-type="float">
            <text:p>47.6559</text:p>
          </table:table-cell>
          <table:table-cell office:value-type="float" office:value="47.9875" calcext:value-type="float">
            <text:p>47.9875</text:p>
          </table:table-cell>
          <table:table-cell office:value-type="float" office:value="48.7335" calcext:value-type="float">
            <text:p>48.7335</text:p>
          </table:table-cell>
          <table:table-cell table:number-columns-repeated="2" office:value-type="float" office:value="49.4794" calcext:value-type="float">
            <text:p>49.4794</text:p>
          </table:table-cell>
          <table:table-cell office:value-type="float" office:value="49.842" calcext:value-type="float">
            <text:p>49.842</text:p>
          </table:table-cell>
          <table:table-cell office:value-type="float" office:value="50.6604" calcext:value-type="float">
            <text:p>50.6604</text:p>
          </table:table-cell>
          <table:table-cell office:value-type="float" office:value="52.3905" calcext:value-type="float">
            <text:p>52.3905</text:p>
          </table:table-cell>
          <table:table-cell office:value-type="float" office:value="51.5706" calcext:value-type="float">
            <text:p>51.5706</text:p>
          </table:table-cell>
          <table:table-cell office:value-type="float" office:value="47.3541" calcext:value-type="float">
            <text:p>47.3541</text:p>
          </table:table-cell>
          <table:table-cell office:value-type="float" office:value="45.8963" calcext:value-type="float">
            <text:p>45.8963</text:p>
          </table:table-cell>
          <table:table-cell office:value-type="float" office:value="47.0617" calcext:value-type="float">
            <text:p>47.0617</text:p>
          </table:table-cell>
          <table:table-cell office:value-type="float" office:value="46.2162" calcext:value-type="float">
            <text:p>46.2162</text:p>
          </table:table-cell>
          <table:table-cell office:value-type="float" office:value="43.5622" calcext:value-type="float">
            <text:p>43.5622</text:p>
          </table:table-cell>
          <table:table-cell office:value-type="float" office:value="44.4915" calcext:value-type="float">
            <text:p>44.4915</text:p>
          </table:table-cell>
          <table:table-cell table:number-columns-repeated="21"/>
        </table:table-row>
        <table:table-row table:style-name="ro1">
          <table:table-cell office:value-type="string" calcext:value-type="string">
            <text:p>100 kWh en HP hiver - option base UL</text:p>
          </table:table-cell>
          <table:table-cell/>
          <table:table-cell office:value-type="float" office:value="9.4925" calcext:value-type="float">
            <text:p>9.4925</text:p>
          </table:table-cell>
          <table:table-cell office:value-type="float" office:value="9.7042" calcext:value-type="float">
            <text:p>9.7042</text:p>
          </table:table-cell>
          <table:table-cell office:value-type="float" office:value="9.555" calcext:value-type="float">
            <text:p>9.555</text:p>
          </table:table-cell>
          <table:table-cell office:value-type="float" office:value="9.3558" calcext:value-type="float">
            <text:p>9.3558</text:p>
          </table:table-cell>
          <table:table-cell office:value-type="float" office:value="9.4317" calcext:value-type="float">
            <text:p>9.4317</text:p>
          </table:table-cell>
          <table:table-cell office:value-type="float" office:value="9.64" calcext:value-type="float">
            <text:p>9.64</text:p>
          </table:table-cell>
          <table:table-cell office:value-type="float" office:value="10.0392" calcext:value-type="float">
            <text:p>10.0392</text:p>
          </table:table-cell>
          <table:table-cell office:value-type="float" office:value="10.35" calcext:value-type="float">
            <text:p>10.35</text:p>
          </table:table-cell>
          <table:table-cell office:value-type="float" office:value="10.5667" calcext:value-type="float">
            <text:p>10.5667</text:p>
          </table:table-cell>
          <table:table-cell office:value-type="float" office:value="10.575" calcext:value-type="float">
            <text:p>10.575</text:p>
          </table:table-cell>
          <table:table-cell office:value-type="float" office:value="10.395" calcext:value-type="float">
            <text:p>10.395</text:p>
          </table:table-cell>
          <table:table-cell office:value-type="float" office:value="10.2442" calcext:value-type="float">
            <text:p>10.2442</text:p>
          </table:table-cell>
          <table:table-cell office:value-type="float" office:value="9.9742" calcext:value-type="float">
            <text:p>9.9742</text:p>
          </table:table-cell>
          <table:table-cell office:value-type="float" office:value="9.3772" calcext:value-type="float">
            <text:p>9.3772</text:p>
          </table:table-cell>
          <table:table-cell office:value-type="float" office:value="8.7908" calcext:value-type="float">
            <text:p>8.7908</text:p>
          </table:table-cell>
          <table:table-cell office:value-type="float" office:value="8.4265" calcext:value-type="float">
            <text:p>8.4265</text:p>
          </table:table-cell>
          <table:table-cell office:value-type="float" office:value="8.1296" calcext:value-type="float">
            <text:p>8.1296</text:p>
          </table:table-cell>
          <table:table-cell office:value-type="float" office:value="8.0478" calcext:value-type="float">
            <text:p>8.0478</text:p>
          </table:table-cell>
          <table:table-cell office:value-type="float" office:value="8.115" calcext:value-type="float">
            <text:p>8.115</text:p>
          </table:table-cell>
          <table:table-cell office:value-type="float" office:value="8.2197" calcext:value-type="float">
            <text:p>8.2197</text:p>
          </table:table-cell>
          <table:table-cell table:number-columns-repeated="2" office:value-type="float" office:value="8.4562" calcext:value-type="float">
            <text:p>8.4562</text:p>
          </table:table-cell>
          <table:table-cell office:value-type="float" office:value="8.4601" calcext:value-type="float">
            <text:p>8.4601</text:p>
          </table:table-cell>
          <table:table-cell office:value-type="float" office:value="8.5156" calcext:value-type="float">
            <text:p>8.5156</text:p>
          </table:table-cell>
          <table:table-cell office:value-type="float" office:value="8.789" calcext:value-type="float">
            <text:p>8.789</text:p>
          </table:table-cell>
          <table:table-cell office:value-type="float" office:value="9.1639" calcext:value-type="float">
            <text:p>9.1639</text:p>
          </table:table-cell>
          <table:table-cell office:value-type="float" office:value="9.3649" calcext:value-type="float">
            <text:p>9.3649</text:p>
          </table:table-cell>
          <table:table-cell office:value-type="float" office:value="9.9575" calcext:value-type="float">
            <text:p>9.9575</text:p>
          </table:table-cell>
          <table:table-cell office:value-type="float" office:value="10.3385" calcext:value-type="float">
            <text:p>10.3385</text:p>
          </table:table-cell>
          <table:table-cell office:value-type="float" office:value="10.8791" calcext:value-type="float">
            <text:p>10.8791</text:p>
          </table:table-cell>
          <table:table-cell office:value-type="float" office:value="11.2993" calcext:value-type="float">
            <text:p>11.2993</text:p>
          </table:table-cell>
          <table:table-cell office:value-type="float" office:value="11.8237" calcext:value-type="float">
            <text:p>11.8237</text:p>
          </table:table-cell>
          <table:table-cell table:number-columns-repeated="21"/>
        </table:table-row>
        <table:table-row table:style-name="ro1">
          <table:table-cell office:value-type="string" calcext:value-type="string">
            <text:p>100 kWh en HC hiver - option base UL</text:p>
          </table:table-cell>
          <table:table-cell/>
          <table:table-cell office:value-type="float" office:value="4.095" calcext:value-type="float">
            <text:p>4.095</text:p>
          </table:table-cell>
          <table:table-cell office:value-type="float" office:value="4.3733" calcext:value-type="float">
            <text:p>4.3733</text:p>
          </table:table-cell>
          <table:table-cell office:value-type="float" office:value="4.3225" calcext:value-type="float">
            <text:p>4.3225</text:p>
          </table:table-cell>
          <table:table-cell office:value-type="float" office:value="4.3925" calcext:value-type="float">
            <text:p>4.3925</text:p>
          </table:table-cell>
          <table:table-cell office:value-type="float" office:value="4.475" calcext:value-type="float">
            <text:p>4.475</text:p>
          </table:table-cell>
          <table:table-cell office:value-type="float" office:value="4.7733" calcext:value-type="float">
            <text:p>4.7733</text:p>
          </table:table-cell>
          <table:table-cell office:value-type="float" office:value="5.33" calcext:value-type="float">
            <text:p>5.33</text:p>
          </table:table-cell>
          <table:table-cell office:value-type="float" office:value="5.6917" calcext:value-type="float">
            <text:p>5.6917</text:p>
          </table:table-cell>
          <table:table-cell office:value-type="float" office:value="6.0167" calcext:value-type="float">
            <text:p>6.0167</text:p>
          </table:table-cell>
          <table:table-cell office:value-type="float" office:value="6.2867" calcext:value-type="float">
            <text:p>6.2867</text:p>
          </table:table-cell>
          <table:table-cell office:value-type="float" office:value="6.4717" calcext:value-type="float">
            <text:p>6.4717</text:p>
          </table:table-cell>
          <table:table-cell office:value-type="float" office:value="6.582" calcext:value-type="float">
            <text:p>6.582</text:p>
          </table:table-cell>
          <table:table-cell office:value-type="float" office:value="6.5294" calcext:value-type="float">
            <text:p>6.5294</text:p>
          </table:table-cell>
          <table:table-cell office:value-type="float" office:value="6.3096" calcext:value-type="float">
            <text:p>6.3096</text:p>
          </table:table-cell>
          <table:table-cell office:value-type="float" office:value="6.0879" calcext:value-type="float">
            <text:p>6.0879</text:p>
          </table:table-cell>
          <table:table-cell office:value-type="float" office:value="5.9463" calcext:value-type="float">
            <text:p>5.9463</text:p>
          </table:table-cell>
          <table:table-cell office:value-type="float" office:value="5.8395" calcext:value-type="float">
            <text:p>5.8395</text:p>
          </table:table-cell>
          <table:table-cell office:value-type="float" office:value="5.817" calcext:value-type="float">
            <text:p>5.817</text:p>
          </table:table-cell>
          <table:table-cell office:value-type="float" office:value="5.8648" calcext:value-type="float">
            <text:p>5.8648</text:p>
          </table:table-cell>
          <table:table-cell office:value-type="float" office:value="5.9358" calcext:value-type="float">
            <text:p>5.9358</text:p>
          </table:table-cell>
          <table:table-cell table:number-columns-repeated="2" office:value-type="float" office:value="6.1387" calcext:value-type="float">
            <text:p>6.1387</text:p>
          </table:table-cell>
          <table:table-cell office:value-type="float" office:value="6.1262" calcext:value-type="float">
            <text:p>6.1262</text:p>
          </table:table-cell>
          <table:table-cell office:value-type="float" office:value="6.144" calcext:value-type="float">
            <text:p>6.144</text:p>
          </table:table-cell>
          <table:table-cell office:value-type="float" office:value="6.3374" calcext:value-type="float">
            <text:p>6.3374</text:p>
          </table:table-cell>
          <table:table-cell office:value-type="float" office:value="6.6167" calcext:value-type="float">
            <text:p>6.6167</text:p>
          </table:table-cell>
          <table:table-cell office:value-type="float" office:value="6.7943" calcext:value-type="float">
            <text:p>6.7943</text:p>
          </table:table-cell>
          <table:table-cell office:value-type="float" office:value="7.4275" calcext:value-type="float">
            <text:p>7.4275</text:p>
          </table:table-cell>
          <table:table-cell office:value-type="float" office:value="7.7468" calcext:value-type="float">
            <text:p>7.7468</text:p>
          </table:table-cell>
          <table:table-cell office:value-type="float" office:value="8.265" calcext:value-type="float">
            <text:p>8.265</text:p>
          </table:table-cell>
          <table:table-cell office:value-type="float" office:value="8.6858" calcext:value-type="float">
            <text:p>8.6858</text:p>
          </table:table-cell>
          <table:table-cell office:value-type="float" office:value="9.1486" calcext:value-type="float">
            <text:p>9.1486</text:p>
          </table:table-cell>
          <table:table-cell table:number-columns-repeated="21"/>
        </table:table-row>
        <table:table-row table:style-name="ro1">
          <table:table-cell office:value-type="string" calcext:value-type="string">
            <text:p>100 kWh en HP été - option base UL</text:p>
          </table:table-cell>
          <table:table-cell/>
          <table:table-cell office:value-type="float" office:value="2.9025" calcext:value-type="float">
            <text:p>2.9025</text:p>
          </table:table-cell>
          <table:table-cell office:value-type="float" office:value="2.8333" calcext:value-type="float">
            <text:p>2.8333</text:p>
          </table:table-cell>
          <table:table-cell office:value-type="float" office:value="2.785" calcext:value-type="float">
            <text:p>2.785</text:p>
          </table:table-cell>
          <table:table-cell office:value-type="float" office:value="2.5692" calcext:value-type="float">
            <text:p>2.5692</text:p>
          </table:table-cell>
          <table:table-cell office:value-type="float" office:value="2.5708" calcext:value-type="float">
            <text:p>2.5708</text:p>
          </table:table-cell>
          <table:table-cell office:value-type="float" office:value="2.6533" calcext:value-type="float">
            <text:p>2.6533</text:p>
          </table:table-cell>
          <table:table-cell office:value-type="float" office:value="2.8733" calcext:value-type="float">
            <text:p>2.8733</text:p>
          </table:table-cell>
          <table:table-cell office:value-type="float" office:value="3.025" calcext:value-type="float">
            <text:p>3.025</text:p>
          </table:table-cell>
          <table:table-cell office:value-type="float" office:value="3.15" calcext:value-type="float">
            <text:p>3.15</text:p>
          </table:table-cell>
          <table:table-cell office:value-type="float" office:value="3.22" calcext:value-type="float">
            <text:p>3.22</text:p>
          </table:table-cell>
          <table:table-cell office:value-type="float" office:value="3.2467" calcext:value-type="float">
            <text:p>3.2467</text:p>
          </table:table-cell>
          <table:table-cell office:value-type="float" office:value="3.2119" calcext:value-type="float">
            <text:p>3.2119</text:p>
          </table:table-cell>
          <table:table-cell office:value-type="float" office:value="3.1745" calcext:value-type="float">
            <text:p>3.1745</text:p>
          </table:table-cell>
          <table:table-cell office:value-type="float" office:value="3.1334" calcext:value-type="float">
            <text:p>3.1334</text:p>
          </table:table-cell>
          <table:table-cell office:value-type="float" office:value="3.095" calcext:value-type="float">
            <text:p>3.095</text:p>
          </table:table-cell>
          <table:table-cell office:value-type="float" office:value="3.0672" calcext:value-type="float">
            <text:p>3.0672</text:p>
          </table:table-cell>
          <table:table-cell office:value-type="float" office:value="3.0524" calcext:value-type="float">
            <text:p>3.0524</text:p>
          </table:table-cell>
          <table:table-cell office:value-type="float" office:value="3.0547" calcext:value-type="float">
            <text:p>3.0547</text:p>
          </table:table-cell>
          <table:table-cell office:value-type="float" office:value="3.079" calcext:value-type="float">
            <text:p>3.079</text:p>
          </table:table-cell>
          <table:table-cell office:value-type="float" office:value="3.1081" calcext:value-type="float">
            <text:p>3.1081</text:p>
          </table:table-cell>
          <table:table-cell table:number-columns-repeated="2" office:value-type="float" office:value="3.269" calcext:value-type="float">
            <text:p>3.269</text:p>
          </table:table-cell>
          <table:table-cell office:value-type="float" office:value="3.2362" calcext:value-type="float">
            <text:p>3.2362</text:p>
          </table:table-cell>
          <table:table-cell office:value-type="float" office:value="3.2075" calcext:value-type="float">
            <text:p>3.2075</text:p>
          </table:table-cell>
          <table:table-cell office:value-type="float" office:value="3.3012" calcext:value-type="float">
            <text:p>3.3012</text:p>
          </table:table-cell>
          <table:table-cell office:value-type="float" office:value="3.7084" calcext:value-type="float">
            <text:p>3.7084</text:p>
          </table:table-cell>
          <table:table-cell office:value-type="float" office:value="4.3504" calcext:value-type="float">
            <text:p>4.3504</text:p>
          </table:table-cell>
          <table:table-cell office:value-type="float" office:value="5.223" calcext:value-type="float">
            <text:p>5.223</text:p>
          </table:table-cell>
          <table:table-cell office:value-type="float" office:value="5.4895" calcext:value-type="float">
            <text:p>5.4895</text:p>
          </table:table-cell>
          <table:table-cell office:value-type="float" office:value="6.1745" calcext:value-type="float">
            <text:p>6.1745</text:p>
          </table:table-cell>
          <table:table-cell office:value-type="float" office:value="6.8573" calcext:value-type="float">
            <text:p>6.8573</text:p>
          </table:table-cell>
          <table:table-cell office:value-type="float" office:value="7.2759" calcext:value-type="float">
            <text:p>7.2759</text:p>
          </table:table-cell>
          <table:table-cell table:number-columns-repeated="21"/>
        </table:table-row>
        <table:table-row table:style-name="ro1">
          <table:table-cell office:value-type="string" calcext:value-type="string">
            <text:p>100 kWh en HC été - option base UL</text:p>
          </table:table-cell>
          <table:table-cell/>
          <table:table-cell office:value-type="float" office:value="1.5358" calcext:value-type="float">
            <text:p>1.5358</text:p>
          </table:table-cell>
          <table:table-cell office:value-type="float" office:value="1.5575" calcext:value-type="float">
            <text:p>1.5575</text:p>
          </table:table-cell>
          <table:table-cell office:value-type="float" office:value="1.535" calcext:value-type="float">
            <text:p>1.535</text:p>
          </table:table-cell>
          <table:table-cell office:value-type="float" office:value="1.5025" calcext:value-type="float">
            <text:p>1.5025</text:p>
          </table:table-cell>
          <table:table-cell office:value-type="float" office:value="1.5167" calcext:value-type="float">
            <text:p>1.5167</text:p>
          </table:table-cell>
          <table:table-cell office:value-type="float" office:value="1.5467" calcext:value-type="float">
            <text:p>1.5467</text:p>
          </table:table-cell>
          <table:table-cell office:value-type="float" office:value="1.6733" calcext:value-type="float">
            <text:p>1.6733</text:p>
          </table:table-cell>
          <table:table-cell office:value-type="float" office:value="1.765" calcext:value-type="float">
            <text:p>1.765</text:p>
          </table:table-cell>
          <table:table-cell office:value-type="float" office:value="1.8383" calcext:value-type="float">
            <text:p>1.8383</text:p>
          </table:table-cell>
          <table:table-cell office:value-type="float" office:value="1.9667" calcext:value-type="float">
            <text:p>1.9667</text:p>
          </table:table-cell>
          <table:table-cell office:value-type="float" office:value="2.0733" calcext:value-type="float">
            <text:p>2.0733</text:p>
          </table:table-cell>
          <table:table-cell office:value-type="float" office:value="2.12" calcext:value-type="float">
            <text:p>2.12</text:p>
          </table:table-cell>
          <table:table-cell office:value-type="float" office:value="2.158" calcext:value-type="float">
            <text:p>2.158</text:p>
          </table:table-cell>
          <table:table-cell office:value-type="float" office:value="2.2527" calcext:value-type="float">
            <text:p>2.2527</text:p>
          </table:table-cell>
          <table:table-cell office:value-type="float" office:value="2.3464" calcext:value-type="float">
            <text:p>2.3464</text:p>
          </table:table-cell>
          <table:table-cell office:value-type="float" office:value="2.3985" calcext:value-type="float">
            <text:p>2.3985</text:p>
          </table:table-cell>
          <table:table-cell office:value-type="float" office:value="2.4528" calcext:value-type="float">
            <text:p>2.4528</text:p>
          </table:table-cell>
          <table:table-cell office:value-type="float" office:value="2.4774" calcext:value-type="float">
            <text:p>2.4774</text:p>
          </table:table-cell>
          <table:table-cell office:value-type="float" office:value="2.4978" calcext:value-type="float">
            <text:p>2.4978</text:p>
          </table:table-cell>
          <table:table-cell office:value-type="float" office:value="2.5181" calcext:value-type="float">
            <text:p>2.5181</text:p>
          </table:table-cell>
          <table:table-cell table:number-columns-repeated="2" office:value-type="float" office:value="2.6702" calcext:value-type="float">
            <text:p>2.6702</text:p>
          </table:table-cell>
          <table:table-cell office:value-type="float" office:value="2.6331" calcext:value-type="float">
            <text:p>2.6331</text:p>
          </table:table-cell>
          <table:table-cell office:value-type="float" office:value="2.5945" calcext:value-type="float">
            <text:p>2.5945</text:p>
          </table:table-cell>
          <table:table-cell office:value-type="float" office:value="2.6672" calcext:value-type="float">
            <text:p>2.6672</text:p>
          </table:table-cell>
          <table:table-cell office:value-type="float" office:value="2.911" calcext:value-type="float">
            <text:p>2.911</text:p>
          </table:table-cell>
          <table:table-cell office:value-type="float" office:value="3.2607" calcext:value-type="float">
            <text:p>3.2607</text:p>
          </table:table-cell>
          <table:table-cell office:value-type="float" office:value="4.025" calcext:value-type="float">
            <text:p>4.025</text:p>
          </table:table-cell>
          <table:table-cell office:value-type="float" office:value="4.2621" calcext:value-type="float">
            <text:p>4.2621</text:p>
          </table:table-cell>
          <table:table-cell office:value-type="float" office:value="4.8225" calcext:value-type="float">
            <text:p>4.8225</text:p>
          </table:table-cell>
          <table:table-cell office:value-type="float" office:value="5.3452" calcext:value-type="float">
            <text:p>5.3452</text:p>
          </table:table-cell>
          <table:table-cell office:value-type="float" office:value="5.7279" calcext:value-type="float">
            <text:p>5.7279</text:p>
          </table:table-cell>
          <table:table-cell table:number-columns-repeated="21"/>
        </table:table-row>
        <table:table-row table:style-name="ro1">
          <table:table-cell office:value-type="string" calcext:value-type="string">
            <text:p>Prime fixe annuelle - option EJP UL</text:p>
          </table:table-cell>
          <table:table-cell/>
          <table:table-cell office:value-type="float" office:value="55.375" calcext:value-type="float">
            <text:p>55.375</text:p>
          </table:table-cell>
          <table:table-cell office:value-type="float" office:value="58.1708" calcext:value-type="float">
            <text:p>58.1708</text:p>
          </table:table-cell>
          <table:table-cell office:value-type="float" office:value="57.4175" calcext:value-type="float">
            <text:p>57.4175</text:p>
          </table:table-cell>
          <table:table-cell office:value-type="float" office:value="56.2342" calcext:value-type="float">
            <text:p>56.2342</text:p>
          </table:table-cell>
          <table:table-cell office:value-type="float" office:value="56.6983" calcext:value-type="float">
            <text:p>56.6983</text:p>
          </table:table-cell>
          <table:table-cell office:value-type="float" office:value="57.3667" calcext:value-type="float">
            <text:p>57.3667</text:p>
          </table:table-cell>
          <table:table-cell office:value-type="float" office:value="55.3767" calcext:value-type="float">
            <text:p>55.3767</text:p>
          </table:table-cell>
          <table:table-cell office:value-type="float" office:value="54.3817" calcext:value-type="float">
            <text:p>54.3817</text:p>
          </table:table-cell>
          <table:table-cell office:value-type="float" office:value="52.9683" calcext:value-type="float">
            <text:p>52.9683</text:p>
          </table:table-cell>
          <table:table-cell office:value-type="float" office:value="53.295" calcext:value-type="float">
            <text:p>53.295</text:p>
          </table:table-cell>
          <table:table-cell office:value-type="float" office:value="53.26" calcext:value-type="float">
            <text:p>53.26</text:p>
          </table:table-cell>
          <table:table-cell office:value-type="float" office:value="52.9879" calcext:value-type="float">
            <text:p>52.9879</text:p>
          </table:table-cell>
          <table:table-cell office:value-type="float" office:value="52.3025" calcext:value-type="float">
            <text:p>52.3025</text:p>
          </table:table-cell>
          <table:table-cell office:value-type="float" office:value="50.8432" calcext:value-type="float">
            <text:p>50.8432</text:p>
          </table:table-cell>
          <table:table-cell office:value-type="float" office:value="49.4091" calcext:value-type="float">
            <text:p>49.4091</text:p>
          </table:table-cell>
          <table:table-cell office:value-type="float" office:value="48.4678" calcext:value-type="float">
            <text:p>48.4678</text:p>
          </table:table-cell>
          <table:table-cell office:value-type="float" office:value="47.7855" calcext:value-type="float">
            <text:p>47.7855</text:p>
          </table:table-cell>
          <table:table-cell office:value-type="float" office:value="47.6559" calcext:value-type="float">
            <text:p>47.6559</text:p>
          </table:table-cell>
          <table:table-cell office:value-type="float" office:value="47.9875" calcext:value-type="float">
            <text:p>47.9875</text:p>
          </table:table-cell>
          <table:table-cell office:value-type="float" office:value="48.7335" calcext:value-type="float">
            <text:p>48.7335</text:p>
          </table:table-cell>
          <table:table-cell table:number-columns-repeated="2" office:value-type="float" office:value="49.4794" calcext:value-type="float">
            <text:p>49.4794</text:p>
          </table:table-cell>
          <table:table-cell office:value-type="float" office:value="49.842" calcext:value-type="float">
            <text:p>49.842</text:p>
          </table:table-cell>
          <table:table-cell office:value-type="float" office:value="50.6604" calcext:value-type="float">
            <text:p>50.6604</text:p>
          </table:table-cell>
          <table:table-cell office:value-type="float" office:value="52.3905" calcext:value-type="float">
            <text:p>52.3905</text:p>
          </table:table-cell>
          <table:table-cell office:value-type="float" office:value="48.2646" calcext:value-type="float">
            <text:p>48.2646</text:p>
          </table:table-cell>
          <table:table-cell office:value-type="float" office:value="41.479" calcext:value-type="float">
            <text:p>41.479</text:p>
          </table:table-cell>
          <table:table-cell office:value-type="float" office:value="42.9284" calcext:value-type="float">
            <text:p>42.9284</text:p>
          </table:table-cell>
          <table:table-cell office:value-type="float" office:value="44.0432" calcext:value-type="float">
            <text:p>44.0432</text:p>
          </table:table-cell>
          <table:table-cell office:value-type="float" office:value="44.2427" calcext:value-type="float">
            <text:p>44.2427</text:p>
          </table:table-cell>
          <table:table-cell office:value-type="float" office:value="42.8252" calcext:value-type="float">
            <text:p>42.8252</text:p>
          </table:table-cell>
          <table:table-cell office:value-type="float" office:value="45.2579" calcext:value-type="float">
            <text:p>45.2579</text:p>
          </table:table-cell>
          <table:table-cell table:number-columns-repeated="21"/>
        </table:table-row>
        <table:table-row table:style-name="ro1">
          <table:table-cell office:value-type="string" calcext:value-type="string">
            <text:p>100 kWh en pointe mobile - option EJP UL</text:p>
          </table:table-cell>
          <table:table-cell/>
          <table:table-cell office:value-type="float" office:value="37.6458" calcext:value-type="float">
            <text:p>37.6458</text:p>
          </table:table-cell>
          <table:table-cell office:value-type="float" office:value="39.1742" calcext:value-type="float">
            <text:p>39.1742</text:p>
          </table:table-cell>
          <table:table-cell office:value-type="float" office:value="39.3575" calcext:value-type="float">
            <text:p>39.3575</text:p>
          </table:table-cell>
          <table:table-cell office:value-type="float" office:value="37.8533" calcext:value-type="float">
            <text:p>37.8533</text:p>
          </table:table-cell>
          <table:table-cell office:value-type="float" office:value="38.1608" calcext:value-type="float">
            <text:p>38.1608</text:p>
          </table:table-cell>
          <table:table-cell office:value-type="float" office:value="38.6" calcext:value-type="float">
            <text:p>38.6</text:p>
          </table:table-cell>
          <table:table-cell office:value-type="float" office:value="38.7833" calcext:value-type="float">
            <text:p>38.7833</text:p>
          </table:table-cell>
          <table:table-cell office:value-type="float" office:value="39.13" calcext:value-type="float">
            <text:p>39.13</text:p>
          </table:table-cell>
          <table:table-cell office:value-type="float" office:value="39.1383" calcext:value-type="float">
            <text:p>39.1383</text:p>
          </table:table-cell>
          <table:table-cell office:value-type="float" office:value="39.13" calcext:value-type="float">
            <text:p>39.13</text:p>
          </table:table-cell>
          <table:table-cell office:value-type="float" office:value="38.6217" calcext:value-type="float">
            <text:p>38.6217</text:p>
          </table:table-cell>
          <table:table-cell office:value-type="float" office:value="37.5589" calcext:value-type="float">
            <text:p>37.5589</text:p>
          </table:table-cell>
          <table:table-cell office:value-type="float" office:value="35.677" calcext:value-type="float">
            <text:p>35.677</text:p>
          </table:table-cell>
          <table:table-cell office:value-type="float" office:value="32.7773" calcext:value-type="float">
            <text:p>32.7773</text:p>
          </table:table-cell>
          <table:table-cell office:value-type="float" office:value="30.036" calcext:value-type="float">
            <text:p>30.036</text:p>
          </table:table-cell>
          <table:table-cell office:value-type="float" office:value="28.3529" calcext:value-type="float">
            <text:p>28.3529</text:p>
          </table:table-cell>
          <table:table-cell office:value-type="float" office:value="26.9446" calcext:value-type="float">
            <text:p>26.9446</text:p>
          </table:table-cell>
          <table:table-cell office:value-type="float" office:value="26.527" calcext:value-type="float">
            <text:p>26.527</text:p>
          </table:table-cell>
          <table:table-cell office:value-type="float" office:value="26.7475" calcext:value-type="float">
            <text:p>26.7475</text:p>
          </table:table-cell>
          <table:table-cell office:value-type="float" office:value="26.7356" calcext:value-type="float">
            <text:p>26.7356</text:p>
          </table:table-cell>
          <table:table-cell table:number-columns-repeated="2" office:value-type="float" office:value="26.8556" calcext:value-type="float">
            <text:p>26.8556</text:p>
          </table:table-cell>
          <table:table-cell office:value-type="float" office:value="27.3257" calcext:value-type="float">
            <text:p>27.3257</text:p>
          </table:table-cell>
          <table:table-cell office:value-type="float" office:value="28.156" calcext:value-type="float">
            <text:p>28.156</text:p>
          </table:table-cell>
          <table:table-cell office:value-type="float" office:value="29.096" calcext:value-type="float">
            <text:p>29.096</text:p>
          </table:table-cell>
          <table:table-cell office:value-type="float" office:value="27.7059" calcext:value-type="float">
            <text:p>27.7059</text:p>
          </table:table-cell>
          <table:table-cell office:value-type="float" office:value="25.3672" calcext:value-type="float">
            <text:p>25.3672</text:p>
          </table:table-cell>
          <table:table-cell office:value-type="float" office:value="26.889" calcext:value-type="float">
            <text:p>26.889</text:p>
          </table:table-cell>
          <table:table-cell office:value-type="float" office:value="27.6788" calcext:value-type="float">
            <text:p>27.6788</text:p>
          </table:table-cell>
          <table:table-cell office:value-type="float" office:value="22.298" calcext:value-type="float">
            <text:p>22.298</text:p>
          </table:table-cell>
          <table:table-cell office:value-type="float" office:value="14.2107" calcext:value-type="float">
            <text:p>14.2107</text:p>
          </table:table-cell>
          <table:table-cell office:value-type="float" office:value="15.2846" calcext:value-type="float">
            <text:p>15.2846</text:p>
          </table:table-cell>
          <table:table-cell table:number-columns-repeated="21"/>
        </table:table-row>
        <table:table-row table:style-name="ro1">
          <table:table-cell office:value-type="string" calcext:value-type="string">
            <text:p>100 kWh en heure hiver - option EJP UL</text:p>
          </table:table-cell>
          <table:table-cell/>
          <table:table-cell office:value-type="float" office:value="4.855" calcext:value-type="float">
            <text:p>4.855</text:p>
          </table:table-cell>
          <table:table-cell office:value-type="float" office:value="5.0958" calcext:value-type="float">
            <text:p>5.0958</text:p>
          </table:table-cell>
          <table:table-cell office:value-type="float" office:value="5.0275" calcext:value-type="float">
            <text:p>5.0275</text:p>
          </table:table-cell>
          <table:table-cell office:value-type="float" office:value="4.9275" calcext:value-type="float">
            <text:p>4.9275</text:p>
          </table:table-cell>
          <table:table-cell office:value-type="float" office:value="4.9658" calcext:value-type="float">
            <text:p>4.9658</text:p>
          </table:table-cell>
          <table:table-cell office:value-type="float" office:value="5.1367" calcext:value-type="float">
            <text:p>5.1367</text:p>
          </table:table-cell>
          <table:table-cell office:value-type="float" office:value="5.52" calcext:value-type="float">
            <text:p>5.52</text:p>
          </table:table-cell>
          <table:table-cell office:value-type="float" office:value="5.7867" calcext:value-type="float">
            <text:p>5.7867</text:p>
          </table:table-cell>
          <table:table-cell office:value-type="float" office:value="6.005" calcext:value-type="float">
            <text:p>6.005</text:p>
          </table:table-cell>
          <table:table-cell office:value-type="float" office:value="6.1067" calcext:value-type="float">
            <text:p>6.1067</text:p>
          </table:table-cell>
          <table:table-cell office:value-type="float" office:value="6.1033" calcext:value-type="float">
            <text:p>6.1033</text:p>
          </table:table-cell>
          <table:table-cell office:value-type="float" office:value="6.1453" calcext:value-type="float">
            <text:p>6.1453</text:p>
          </table:table-cell>
          <table:table-cell office:value-type="float" office:value="6.1967" calcext:value-type="float">
            <text:p>6.1967</text:p>
          </table:table-cell>
          <table:table-cell office:value-type="float" office:value="6.0174" calcext:value-type="float">
            <text:p>6.0174</text:p>
          </table:table-cell>
          <table:table-cell office:value-type="float" office:value="5.8147" calcext:value-type="float">
            <text:p>5.8147</text:p>
          </table:table-cell>
          <table:table-cell office:value-type="float" office:value="5.6852" calcext:value-type="float">
            <text:p>5.6852</text:p>
          </table:table-cell>
          <table:table-cell office:value-type="float" office:value="5.5884" calcext:value-type="float">
            <text:p>5.5884</text:p>
          </table:table-cell>
          <table:table-cell office:value-type="float" office:value="5.5687" calcext:value-type="float">
            <text:p>5.5687</text:p>
          </table:table-cell>
          <table:table-cell office:value-type="float" office:value="5.6151" calcext:value-type="float">
            <text:p>5.6151</text:p>
          </table:table-cell>
          <table:table-cell office:value-type="float" office:value="5.6032" calcext:value-type="float">
            <text:p>5.6032</text:p>
          </table:table-cell>
          <table:table-cell table:number-columns-repeated="2" office:value-type="float" office:value="5.7232" calcext:value-type="float">
            <text:p>5.7232</text:p>
          </table:table-cell>
          <table:table-cell office:value-type="float" office:value="5.775" calcext:value-type="float">
            <text:p>5.775</text:p>
          </table:table-cell>
          <table:table-cell office:value-type="float" office:value="5.8813" calcext:value-type="float">
            <text:p>5.8813</text:p>
          </table:table-cell>
          <table:table-cell office:value-type="float" office:value="6.0652" calcext:value-type="float">
            <text:p>6.0652</text:p>
          </table:table-cell>
          <table:table-cell office:value-type="float" office:value="6.4921" calcext:value-type="float">
            <text:p>6.4921</text:p>
          </table:table-cell>
          <table:table-cell office:value-type="float" office:value="7.0817" calcext:value-type="float">
            <text:p>7.0817</text:p>
          </table:table-cell>
          <table:table-cell office:value-type="float" office:value="7.973" calcext:value-type="float">
            <text:p>7.973</text:p>
          </table:table-cell>
          <table:table-cell office:value-type="float" office:value="8.3054" calcext:value-type="float">
            <text:p>8.3054</text:p>
          </table:table-cell>
          <table:table-cell office:value-type="float" office:value="8.9538" calcext:value-type="float">
            <text:p>8.9538</text:p>
          </table:table-cell>
          <table:table-cell office:value-type="float" office:value="9.5835" calcext:value-type="float">
            <text:p>9.5835</text:p>
          </table:table-cell>
          <table:table-cell office:value-type="float" office:value="10.3662" calcext:value-type="float">
            <text:p>10.3662</text:p>
          </table:table-cell>
          <table:table-cell table:number-columns-repeated="21"/>
        </table:table-row>
        <table:table-row table:style-name="ro1">
          <table:table-cell office:value-type="string" calcext:value-type="string">
            <text:p>100 kWh en HP été - option EJP UL</text:p>
          </table:table-cell>
          <table:table-cell/>
          <table:table-cell office:value-type="float" office:value="2.9025" calcext:value-type="float">
            <text:p>2.9025</text:p>
          </table:table-cell>
          <table:table-cell office:value-type="float" office:value="2.8333" calcext:value-type="float">
            <text:p>2.8333</text:p>
          </table:table-cell>
          <table:table-cell office:value-type="float" office:value="2.785" calcext:value-type="float">
            <text:p>2.785</text:p>
          </table:table-cell>
          <table:table-cell office:value-type="float" office:value="2.5692" calcext:value-type="float">
            <text:p>2.5692</text:p>
          </table:table-cell>
          <table:table-cell office:value-type="float" office:value="2.5708" calcext:value-type="float">
            <text:p>2.5708</text:p>
          </table:table-cell>
          <table:table-cell office:value-type="float" office:value="2.6533" calcext:value-type="float">
            <text:p>2.6533</text:p>
          </table:table-cell>
          <table:table-cell office:value-type="float" office:value="2.8733" calcext:value-type="float">
            <text:p>2.8733</text:p>
          </table:table-cell>
          <table:table-cell office:value-type="float" office:value="3.025" calcext:value-type="float">
            <text:p>3.025</text:p>
          </table:table-cell>
          <table:table-cell office:value-type="float" office:value="3.15" calcext:value-type="float">
            <text:p>3.15</text:p>
          </table:table-cell>
          <table:table-cell office:value-type="float" office:value="3.22" calcext:value-type="float">
            <text:p>3.22</text:p>
          </table:table-cell>
          <table:table-cell office:value-type="float" office:value="3.2467" calcext:value-type="float">
            <text:p>3.2467</text:p>
          </table:table-cell>
          <table:table-cell office:value-type="float" office:value="3.2119" calcext:value-type="float">
            <text:p>3.2119</text:p>
          </table:table-cell>
          <table:table-cell office:value-type="float" office:value="3.1745" calcext:value-type="float">
            <text:p>3.1745</text:p>
          </table:table-cell>
          <table:table-cell office:value-type="float" office:value="3.1334" calcext:value-type="float">
            <text:p>3.1334</text:p>
          </table:table-cell>
          <table:table-cell office:value-type="float" office:value="3.095" calcext:value-type="float">
            <text:p>3.095</text:p>
          </table:table-cell>
          <table:table-cell office:value-type="float" office:value="3.0672" calcext:value-type="float">
            <text:p>3.0672</text:p>
          </table:table-cell>
          <table:table-cell office:value-type="float" office:value="3.0577" calcext:value-type="float">
            <text:p>3.0577</text:p>
          </table:table-cell>
          <table:table-cell office:value-type="float" office:value="3.0613" calcext:value-type="float">
            <text:p>3.0613</text:p>
          </table:table-cell>
          <table:table-cell office:value-type="float" office:value="3.079" calcext:value-type="float">
            <text:p>3.079</text:p>
          </table:table-cell>
          <table:table-cell office:value-type="float" office:value="3.0671" calcext:value-type="float">
            <text:p>3.0671</text:p>
          </table:table-cell>
          <table:table-cell table:number-columns-repeated="2" office:value-type="float" office:value="3.1871" calcext:value-type="float">
            <text:p>3.1871</text:p>
          </table:table-cell>
          <table:table-cell office:value-type="float" office:value="3.1884" calcext:value-type="float">
            <text:p>3.1884</text:p>
          </table:table-cell>
          <table:table-cell office:value-type="float" office:value="3.2075" calcext:value-type="float">
            <text:p>3.2075</text:p>
          </table:table-cell>
          <table:table-cell office:value-type="float" office:value="3.3012" calcext:value-type="float">
            <text:p>3.3012</text:p>
          </table:table-cell>
          <table:table-cell office:value-type="float" office:value="3.6635" calcext:value-type="float">
            <text:p>3.6635</text:p>
          </table:table-cell>
          <table:table-cell office:value-type="float" office:value="4.1809" calcext:value-type="float">
            <text:p>4.1809</text:p>
          </table:table-cell>
          <table:table-cell office:value-type="float" office:value="4.972" calcext:value-type="float">
            <text:p>4.972</text:p>
          </table:table-cell>
          <table:table-cell office:value-type="float" office:value="5.232" calcext:value-type="float">
            <text:p>5.232</text:p>
          </table:table-cell>
          <table:table-cell office:value-type="float" office:value="5.9698" calcext:value-type="float">
            <text:p>5.9698</text:p>
          </table:table-cell>
          <table:table-cell office:value-type="float" office:value="6.751" calcext:value-type="float">
            <text:p>6.751</text:p>
          </table:table-cell>
          <table:table-cell office:value-type="float" office:value="7.3546" calcext:value-type="float">
            <text:p>7.3546</text:p>
          </table:table-cell>
          <table:table-cell table:number-columns-repeated="21"/>
        </table:table-row>
        <table:table-row table:style-name="ro1">
          <table:table-cell office:value-type="string" calcext:value-type="string">
            <text:p>100 kWh en HC été - option EJP UL</text:p>
          </table:table-cell>
          <table:table-cell/>
          <table:table-cell office:value-type="float" office:value="1.5358" calcext:value-type="float">
            <text:p>1.5358</text:p>
          </table:table-cell>
          <table:table-cell office:value-type="float" office:value="1.5575" calcext:value-type="float">
            <text:p>1.5575</text:p>
          </table:table-cell>
          <table:table-cell office:value-type="float" office:value="1.535" calcext:value-type="float">
            <text:p>1.535</text:p>
          </table:table-cell>
          <table:table-cell office:value-type="float" office:value="1.5025" calcext:value-type="float">
            <text:p>1.5025</text:p>
          </table:table-cell>
          <table:table-cell office:value-type="float" office:value="1.5167" calcext:value-type="float">
            <text:p>1.5167</text:p>
          </table:table-cell>
          <table:table-cell office:value-type="float" office:value="1.5467" calcext:value-type="float">
            <text:p>1.5467</text:p>
          </table:table-cell>
          <table:table-cell office:value-type="float" office:value="1.6733" calcext:value-type="float">
            <text:p>1.6733</text:p>
          </table:table-cell>
          <table:table-cell office:value-type="float" office:value="1.765" calcext:value-type="float">
            <text:p>1.765</text:p>
          </table:table-cell>
          <table:table-cell office:value-type="float" office:value="1.8383" calcext:value-type="float">
            <text:p>1.8383</text:p>
          </table:table-cell>
          <table:table-cell office:value-type="float" office:value="1.9667" calcext:value-type="float">
            <text:p>1.9667</text:p>
          </table:table-cell>
          <table:table-cell office:value-type="float" office:value="2.0733" calcext:value-type="float">
            <text:p>2.0733</text:p>
          </table:table-cell>
          <table:table-cell office:value-type="float" office:value="2.12" calcext:value-type="float">
            <text:p>2.12</text:p>
          </table:table-cell>
          <table:table-cell office:value-type="float" office:value="2.158" calcext:value-type="float">
            <text:p>2.158</text:p>
          </table:table-cell>
          <table:table-cell office:value-type="float" office:value="2.2527" calcext:value-type="float">
            <text:p>2.2527</text:p>
          </table:table-cell>
          <table:table-cell office:value-type="float" office:value="2.3464" calcext:value-type="float">
            <text:p>2.3464</text:p>
          </table:table-cell>
          <table:table-cell office:value-type="float" office:value="2.3985" calcext:value-type="float">
            <text:p>2.3985</text:p>
          </table:table-cell>
          <table:table-cell office:value-type="float" office:value="2.4528" calcext:value-type="float">
            <text:p>2.4528</text:p>
          </table:table-cell>
          <table:table-cell office:value-type="float" office:value="2.4774" calcext:value-type="float">
            <text:p>2.4774</text:p>
          </table:table-cell>
          <table:table-cell office:value-type="float" office:value="2.4978" calcext:value-type="float">
            <text:p>2.4978</text:p>
          </table:table-cell>
          <table:table-cell office:value-type="float" office:value="2.4859" calcext:value-type="float">
            <text:p>2.4859</text:p>
          </table:table-cell>
          <table:table-cell table:number-columns-repeated="2" office:value-type="float" office:value="2.6059" calcext:value-type="float">
            <text:p>2.6059</text:p>
          </table:table-cell>
          <table:table-cell office:value-type="float" office:value="2.5956" calcext:value-type="float">
            <text:p>2.5956</text:p>
          </table:table-cell>
          <table:table-cell office:value-type="float" office:value="2.5945" calcext:value-type="float">
            <text:p>2.5945</text:p>
          </table:table-cell>
          <table:table-cell office:value-type="float" office:value="2.6672" calcext:value-type="float">
            <text:p>2.6672</text:p>
          </table:table-cell>
          <table:table-cell office:value-type="float" office:value="2.8683" calcext:value-type="float">
            <text:p>2.8683</text:p>
          </table:table-cell>
          <table:table-cell office:value-type="float" office:value="3.1499" calcext:value-type="float">
            <text:p>3.1499</text:p>
          </table:table-cell>
          <table:table-cell office:value-type="float" office:value="3.9055" calcext:value-type="float">
            <text:p>3.9055</text:p>
          </table:table-cell>
          <table:table-cell office:value-type="float" office:value="4.1403" calcext:value-type="float">
            <text:p>4.1403</text:p>
          </table:table-cell>
          <table:table-cell office:value-type="float" office:value="4.6945" calcext:value-type="float">
            <text:p>4.6945</text:p>
          </table:table-cell>
          <table:table-cell office:value-type="float" office:value="5.2235" calcext:value-type="float">
            <text:p>5.2235</text:p>
          </table:table-cell>
          <table:table-cell office:value-type="float" office:value="5.7316" calcext:value-type="float">
            <text:p>5.7316</text:p>
          </table:table-cell>
          <table:table-cell table:number-columns-repeated="21"/>
        </table:table-row>
        <table:table-row table:style-name="ro1">
          <table:table-cell table:number-columns-repeated="55"/>
        </table:table-row>
        <table:table-row table:style-name="ro1">
          <table:table-cell table:number-columns-repeated="2"/>
          <table:table-cell table:formula="of:=([.C73]+[.$AB$69]*[.C74]+[.$AC$69]*[.C77])/([.$AB$69]+[.$AC$69])" office:value-type="float" office:value="7.61817276666667" calcext:value-type="float">
            <text:p>7.6181727667</text:p>
          </table:table-cell>
          <table:table-cell table:formula="of:=([.D73]+[.$AB$69]*[.D74]+[.$AC$69]*[.D77])/([.$AB$69]+[.$AC$69])" office:value-type="float" office:value="7.92877473333333" calcext:value-type="float">
            <text:p>7.9287747333</text:p>
          </table:table-cell>
          <table:table-cell table:formula="of:=([.E73]+[.$AB$69]*[.E74]+[.$AC$69]*[.E77])/([.$AB$69]+[.$AC$69])" office:value-type="float" office:value="7.82492916666667" calcext:value-type="float">
            <text:p>7.8249291667</text:p>
          </table:table-cell>
          <table:table-cell table:formula="of:=([.F73]+[.$AB$69]*[.F74]+[.$AC$69]*[.F77])/([.$AB$69]+[.$AC$69])" office:value-type="float" office:value="7.65935333333333" calcext:value-type="float">
            <text:p>7.6593533333</text:p>
          </table:table-cell>
          <table:table-cell table:formula="of:=([.G73]+[.$AB$69]*[.G74]+[.$AC$69]*[.G77])/([.$AB$69]+[.$AC$69])" office:value-type="float" office:value="7.72320443333333" calcext:value-type="float">
            <text:p>7.7232044333</text:p>
          </table:table-cell>
          <table:table-cell table:formula="of:=([.H73]+[.$AB$69]*[.H74]+[.$AC$69]*[.H77])/([.$AB$69]+[.$AC$69])" office:value-type="float" office:value="7.85117666666667" calcext:value-type="float">
            <text:p>7.8511766667</text:p>
          </table:table-cell>
          <table:table-cell table:formula="of:=([.I73]+[.$AB$69]*[.I74]+[.$AC$69]*[.I77])/([.$AB$69]+[.$AC$69])" office:value-type="float" office:value="7.98961666666667" calcext:value-type="float">
            <text:p>7.9896166667</text:p>
          </table:table-cell>
          <table:table-cell table:formula="of:=([.J73]+[.$AB$69]*[.J74]+[.$AC$69]*[.J77])/([.$AB$69]+[.$AC$69])" office:value-type="float" office:value="8.32924666666667" calcext:value-type="float">
            <text:p>8.3292466667</text:p>
          </table:table-cell>
          <table:table-cell table:formula="of:=([.K73]+[.$AB$69]*[.K74]+[.$AC$69]*[.K77])/([.$AB$69]+[.$AC$69])" office:value-type="float" office:value="8.35768443333333" calcext:value-type="float">
            <text:p>8.3576844333</text:p>
          </table:table-cell>
          <table:table-cell table:formula="of:=([.L73]+[.$AB$69]*[.L74]+[.$AC$69]*[.L77])/([.$AB$69]+[.$AC$69])" office:value-type="float" office:value="8.396905" calcext:value-type="float">
            <text:p>8.396905</text:p>
          </table:table-cell>
          <table:table-cell table:formula="of:=([.M73]+[.$AB$69]*[.M74]+[.$AC$69]*[.M77])/([.$AB$69]+[.$AC$69])" office:value-type="float" office:value="8.3476989" calcext:value-type="float">
            <text:p>8.3476989</text:p>
          </table:table-cell>
          <table:table-cell table:formula="of:=([.N73]+[.$AB$69]*[.N74]+[.$AC$69]*[.N77])/([.$AB$69]+[.$AC$69])" office:value-type="float" office:value="8.2731874" calcext:value-type="float">
            <text:p>8.2731874</text:p>
          </table:table-cell>
          <table:table-cell table:formula="of:=([.O73]+[.$AB$69]*[.O74]+[.$AC$69]*[.O77])/([.$AB$69]+[.$AC$69])" office:value-type="float" office:value="8.1076679" calcext:value-type="float">
            <text:p>8.1076679</text:p>
          </table:table-cell>
          <table:table-cell table:formula="of:=([.P73]+[.$AB$69]*[.P74]+[.$AC$69]*[.P77])/([.$AB$69]+[.$AC$69])" office:value-type="float" office:value="7.79458783333333" calcext:value-type="float">
            <text:p>7.7945878333</text:p>
          </table:table-cell>
          <table:table-cell table:formula="of:=([.Q73]+[.$AB$69]*[.Q74]+[.$AC$69]*[.Q77])/([.$AB$69]+[.$AC$69])" office:value-type="float" office:value="7.49096516666667" calcext:value-type="float">
            <text:p>7.4909651667</text:p>
          </table:table-cell>
          <table:table-cell table:formula="of:=([.R73]+[.$AB$69]*[.R74]+[.$AC$69]*[.R77])/([.$AB$69]+[.$AC$69])" office:value-type="float" office:value="7.29710356666667" calcext:value-type="float">
            <text:p>7.2971035667</text:p>
          </table:table-cell>
          <table:table-cell table:formula="of:=([.S73]+[.$AB$69]*[.S74]+[.$AC$69]*[.S77])/([.$AB$69]+[.$AC$69])" office:value-type="float" office:value="7.14987353333333" calcext:value-type="float">
            <text:p>7.1498735333</text:p>
          </table:table-cell>
          <table:table-cell table:formula="of:=([.T73]+[.$AB$69]*[.T74]+[.$AC$69]*[.T77])/([.$AB$69]+[.$AC$69])" office:value-type="float" office:value="7.11705103333333" calcext:value-type="float">
            <text:p>7.1170510333</text:p>
          </table:table-cell>
          <table:table-cell table:formula="of:=([.U73]+[.$AB$69]*[.U74]+[.$AC$69]*[.U77])/([.$AB$69]+[.$AC$69])" office:value-type="float" office:value="7.17545433333334" calcext:value-type="float">
            <text:p>7.1754543333</text:p>
          </table:table-cell>
          <table:table-cell table:formula="of:=([.V73]+[.$AB$69]*[.V74]+[.$AC$69]*[.V77])/([.$AB$69]+[.$AC$69])" office:value-type="float" office:value="7.2659872" calcext:value-type="float">
            <text:p>7.2659872</text:p>
          </table:table-cell>
          <table:table-cell table:formula="of:=([.W73]+[.$AB$69]*[.W74]+[.$AC$69]*[.W77])/([.$AB$69]+[.$AC$69])" office:value-type="float" office:value="7.48837006666667" calcext:value-type="float">
            <text:p>7.4883700667</text:p>
          </table:table-cell>
          <table:table-cell table:formula="of:=([.X73]+[.$AB$69]*[.X74]+[.$AC$69]*[.X77])/([.$AB$69]+[.$AC$69])" office:value-type="float" office:value="7.48837006666667" calcext:value-type="float">
            <text:p>7.4883700667</text:p>
          </table:table-cell>
          <table:table-cell table:formula="of:=([.Y73]+[.$AB$69]*[.Y74]+[.$AC$69]*[.Y77])/([.$AB$69]+[.$AC$69])" office:value-type="float" office:value="7.4856046" calcext:value-type="float">
            <text:p>7.4856046</text:p>
          </table:table-cell>
          <table:table-cell table:formula="of:=([.Z73]+[.$AB$69]*[.Z74]+[.$AC$69]*[.Z77])/([.$AB$69]+[.$AC$69])" office:value-type="float" office:value="7.5257875" calcext:value-type="float">
            <text:p>7.5257875</text:p>
          </table:table-cell>
          <table:table-cell table:formula="of:=([.AA73]+[.$AB$69]*[.AA74]+[.$AC$69]*[.AA77])/([.$AB$69]+[.$AC$69])" office:value-type="float" office:value="7.76587396666667" calcext:value-type="float">
            <text:p>7.7658739667</text:p>
          </table:table-cell>
          <table:table-cell table:formula="of:=([.AB73]+[.$AB$69]*[.AB74]+[.$AC$69]*[.AB77])/([.$AB$69]+[.$AC$69])" office:value-type="float" office:value="7.770416" calcext:value-type="float">
            <text:p>7.770416</text:p>
          </table:table-cell>
          <table:table-cell table:formula="of:=([.AC73]+[.$AB$69]*[.AC74]+[.$AC$69]*[.AC77])/([.$AB$69]+[.$AC$69])" office:value-type="float" office:value="7.33156716666667" calcext:value-type="float">
            <text:p>7.3315671667</text:p>
          </table:table-cell>
          <table:table-cell table:formula="of:=([.AD73]+[.$AB$69]*[.AD74]+[.$AC$69]*[.AD77])/([.$AB$69]+[.$AC$69])" office:value-type="float" office:value="7.7305123" calcext:value-type="float">
            <text:p>7.7305123</text:p>
          </table:table-cell>
          <table:table-cell table:formula="of:=([.AE73]+[.$AB$69]*[.AE74]+[.$AC$69]*[.AE77])/([.$AB$69]+[.$AC$69])" office:value-type="float" office:value="8.05742156666667" calcext:value-type="float">
            <text:p>8.0574215667</text:p>
          </table:table-cell>
          <table:table-cell table:formula="of:=([.AF73]+[.$AB$69]*[.AF74]+[.$AC$69]*[.AF77])/([.$AB$69]+[.$AC$69])" office:value-type="float" office:value="8.38886563333333" calcext:value-type="float">
            <text:p>8.3888656333</text:p>
          </table:table-cell>
          <table:table-cell table:formula="of:=([.AG73]+[.$AB$69]*[.AG74]+[.$AC$69]*[.AG77])/([.$AB$69]+[.$AC$69])" office:value-type="float" office:value="8.54302576666667" calcext:value-type="float">
            <text:p>8.5430257667</text:p>
          </table:table-cell>
          <table:table-cell table:formula="of:=([.AH73]+[.$AB$69]*[.AH74]+[.$AC$69]*[.AH77])/([.$AB$69]+[.$AC$69])" office:value-type="float" office:value="9.00208616666667" calcext:value-type="float">
            <text:p>9.0020861667</text:p>
          </table:table-cell>
          <table:table-cell table:number-columns-repeated="21"/>
        </table:table-row>
        <table:table-row table:style-name="ro1" table:number-rows-repeated="9">
          <table:table-cell table:number-columns-repeated="55"/>
        </table:table-row>
        <table:table-row table:style-name="ro1">
          <table:table-cell table:number-columns-repeated="26"/>
          <table:table-cell office:value-type="string" calcext:value-type="string">
            <text:p>Prix 2009 / moyenne 2000-2009)</text:p>
          </table:table-cell>
          <table:table-cell office:value-type="string" calcext:value-type="string">
            <text:p>Prix 2009 / moyenne 1990-2009)</text:p>
          </table:table-cell>
          <table:table-cell table:number-columns-repeated="27"/>
        </table:table-row>
        <table:table-row table:style-name="ro1">
          <table:table-cell office:value-type="string" calcext:value-type="string">
            <text:p>Prime fixe annuelle - option base UM</text:p>
          </table:table-cell>
          <table:table-cell table:number-columns-repeated="25"/>
          <table:table-cell table:formula="of:=[.AB73]/AVERAGE([.S73:.AB73])" office:value-type="float" office:value="1.27308872358909" calcext:value-type="float">
            <text:p>1.2730887236</text:p>
          </table:table-cell>
          <table:table-cell table:formula="of:=[.AB73]/AVERAGE([.I73:.AB73])" office:value-type="float" office:value="1.24461761355659" calcext:value-type="float">
            <text:p>1.2446176136</text:p>
          </table:table-cell>
          <table:table-cell table:number-columns-repeated="27"/>
        </table:table-row>
        <table:table-row table:style-name="ro1">
          <table:table-cell office:value-type="string" calcext:value-type="string">
            <text:p>100 kWh en HP hiver - option base UM</text:p>
          </table:table-cell>
          <table:table-cell table:number-columns-repeated="25"/>
          <table:table-cell table:formula="of:=[.AB74]/AVERAGE([.S74:.AB74])" office:value-type="float" office:value="1.03341656862112" calcext:value-type="float">
            <text:p>1.0334165686</text:p>
          </table:table-cell>
          <table:table-cell table:formula="of:=[.AB74]/AVERAGE([.I74:.AB74])" office:value-type="float" office:value="0.960233652422033" calcext:value-type="float">
            <text:p>0.9602336524</text:p>
          </table:table-cell>
          <table:table-cell table:number-columns-repeated="27"/>
        </table:table-row>
        <table:table-row table:style-name="ro1">
          <table:table-cell office:value-type="string" calcext:value-type="string">
            <text:p>100 kWh en HC hiver - option base UM</text:p>
          </table:table-cell>
          <table:table-cell table:number-columns-repeated="25"/>
          <table:table-cell table:formula="of:=[.AB75]/AVERAGE([.S75:.AB75])" office:value-type="float" office:value="1.04127129828958" calcext:value-type="float">
            <text:p>1.0412712983</text:p>
          </table:table-cell>
          <table:table-cell table:formula="of:=[.AB75]/AVERAGE([.I75:.AB75])" office:value-type="float" office:value="1.03798819661972" calcext:value-type="float">
            <text:p>1.0379881966</text:p>
          </table:table-cell>
          <table:table-cell table:number-columns-repeated="27"/>
        </table:table-row>
        <table:table-row table:style-name="ro1">
          <table:table-cell office:value-type="string" calcext:value-type="string">
            <text:p>100 kWh en HP été - option base UM</text:p>
          </table:table-cell>
          <table:table-cell table:number-columns-repeated="25"/>
          <table:table-cell table:formula="of:=[.AB76]/AVERAGE([.S76:.AB76])" office:value-type="float" office:value="1.13789970066993" calcext:value-type="float">
            <text:p>1.1378997007</text:p>
          </table:table-cell>
          <table:table-cell table:formula="of:=[.AB76]/AVERAGE([.I76:.AB76])" office:value-type="float" office:value="1.14359471760054" calcext:value-type="float">
            <text:p>1.1435947176</text:p>
          </table:table-cell>
          <table:table-cell table:number-columns-repeated="27"/>
        </table:table-row>
        <table:table-row table:style-name="ro1">
          <table:table-cell office:value-type="string" calcext:value-type="string">
            <text:p>100 kWh en HC été - option base UM</text:p>
          </table:table-cell>
          <table:table-cell table:number-columns-repeated="25"/>
          <table:table-cell table:formula="of:=[.AB77]/AVERAGE([.S77:.AB77])" office:value-type="float" office:value="1.10451496500647" calcext:value-type="float">
            <text:p>1.104514965</text:p>
          </table:table-cell>
          <table:table-cell table:formula="of:=[.AB77]/AVERAGE([.I77:.AB77])" office:value-type="float" office:value="1.24296167425677" calcext:value-type="float">
            <text:p>1.2429616743</text:p>
          </table:table-cell>
          <table:table-cell table:number-columns-repeated="27"/>
        </table:table-row>
        <table:table-row table:style-name="ro1">
          <table:table-cell office:value-type="string" calcext:value-type="string">
            <text:p>Prime fixe annuelle - option base UL</text:p>
          </table:table-cell>
          <table:table-cell table:number-columns-repeated="25"/>
          <table:table-cell table:formula="of:=[.AB78]/AVERAGE([.S78:.AB78])" office:value-type="float" office:value="1.04060113235941" calcext:value-type="float">
            <text:p>1.0406011324</text:p>
          </table:table-cell>
          <table:table-cell table:formula="of:=[.AB78]/AVERAGE([.I78:.AB78])" office:value-type="float" office:value="1.01230286013943" calcext:value-type="float">
            <text:p>1.0123028601</text:p>
          </table:table-cell>
          <table:table-cell table:number-columns-repeated="27"/>
        </table:table-row>
        <table:table-row table:style-name="ro1">
          <table:table-cell office:value-type="string" calcext:value-type="string">
            <text:p>100 kWh en HP hiver - option base UL</text:p>
          </table:table-cell>
          <table:table-cell table:number-columns-repeated="25"/>
          <table:table-cell table:formula="of:=[.AB79]/AVERAGE([.S79:.AB79])" office:value-type="float" office:value="1.08637382621386" calcext:value-type="float">
            <text:p>1.0863738262</text:p>
          </table:table-cell>
          <table:table-cell table:formula="of:=[.AB79]/AVERAGE([.I79:.AB79])" office:value-type="float" office:value="1.00101642945428" calcext:value-type="float">
            <text:p>1.0010164295</text:p>
          </table:table-cell>
          <table:table-cell table:number-columns-repeated="27"/>
        </table:table-row>
        <table:table-row table:style-name="ro1">
          <table:table-cell office:value-type="string" calcext:value-type="string">
            <text:p>100 kWh en HC hiver - option base UL</text:p>
          </table:table-cell>
          <table:table-cell table:number-columns-repeated="25"/>
          <table:table-cell table:formula="of:=[.AB80]/AVERAGE([.S80:.AB80])" office:value-type="float" office:value="1.08543803355709" calcext:value-type="float">
            <text:p>1.0854380336</text:p>
          </table:table-cell>
          <table:table-cell table:formula="of:=[.AB80]/AVERAGE([.I80:.AB80])" office:value-type="float" office:value="1.08283392302481" calcext:value-type="float">
            <text:p>1.082833923</text:p>
          </table:table-cell>
          <table:table-cell table:number-columns-repeated="27"/>
        </table:table-row>
        <table:table-row table:style-name="ro1">
          <table:table-cell office:value-type="string" calcext:value-type="string">
            <text:p>100 kWh en HP été - option base UL</text:p>
          </table:table-cell>
          <table:table-cell table:number-columns-repeated="25"/>
          <table:table-cell table:formula="of:=[.AB81]/AVERAGE([.S81:.AB81])" office:value-type="float" office:value="1.14862709265769" calcext:value-type="float">
            <text:p>1.1486270927</text:p>
          </table:table-cell>
          <table:table-cell table:formula="of:=[.AB81]/AVERAGE([.I81:.AB81])" office:value-type="float" office:value="1.16832197849801" calcext:value-type="float">
            <text:p>1.1683219785</text:p>
          </table:table-cell>
          <table:table-cell table:number-columns-repeated="27"/>
        </table:table-row>
        <table:table-row table:style-name="ro1">
          <table:table-cell office:value-type="string" calcext:value-type="string">
            <text:p>100 kWh en HC été - option base UL</text:p>
          </table:table-cell>
          <table:table-cell table:number-columns-repeated="25"/>
          <table:table-cell table:formula="of:=[.AB82]/AVERAGE([.S82:.AB82])" office:value-type="float" office:value="1.11565481003974" calcext:value-type="float">
            <text:p>1.11565481</text:p>
          </table:table-cell>
          <table:table-cell table:formula="of:=[.AB82]/AVERAGE([.I82:.AB82])" office:value-type="float" office:value="1.24709486017843" calcext:value-type="float">
            <text:p>1.2470948602</text:p>
          </table:table-cell>
          <table:table-cell table:number-columns-repeated="27"/>
        </table:table-row>
        <table:table-row table:style-name="ro1">
          <table:table-cell office:value-type="string" calcext:value-type="string">
            <text:p>Prime fixe annuelle - option EJP UL</text:p>
          </table:table-cell>
          <table:table-cell table:number-columns-repeated="25"/>
          <table:table-cell table:formula="of:=[.AB83]/AVERAGE([.S83:.AB83])" office:value-type="float" office:value="0.980432425778324" calcext:value-type="float">
            <text:p>0.9804324258</text:p>
          </table:table-cell>
          <table:table-cell table:formula="of:=[.AB83]/AVERAGE([.I83:.AB83])" office:value-type="float" office:value="0.950491984360718" calcext:value-type="float">
            <text:p>0.9504919844</text:p>
          </table:table-cell>
          <table:table-cell table:number-columns-repeated="27"/>
        </table:table-row>
        <table:table-row table:style-name="ro1">
          <table:table-cell office:value-type="string" calcext:value-type="string">
            <text:p>100 kWh en pointe mobile - option EJP UL</text:p>
          </table:table-cell>
          <table:table-cell table:number-columns-repeated="25"/>
          <table:table-cell table:formula="of:=[.AB84]/AVERAGE([.S84:.AB84])" office:value-type="float" office:value="1.01505589861861" calcext:value-type="float">
            <text:p>1.0150558986</text:p>
          </table:table-cell>
          <table:table-cell table:formula="of:=[.AB84]/AVERAGE([.I84:.AB84])" office:value-type="float" office:value="0.876554148358259" calcext:value-type="float">
            <text:p>0.8765541484</text:p>
          </table:table-cell>
          <table:table-cell table:number-columns-repeated="27"/>
        </table:table-row>
        <table:table-row table:style-name="ro1">
          <table:table-cell office:value-type="string" calcext:value-type="string">
            <text:p>100 kWh en heure hiver - option EJP UL</text:p>
          </table:table-cell>
          <table:table-cell table:number-columns-repeated="25"/>
          <table:table-cell table:formula="of:=[.AB85]/AVERAGE([.S85:.AB85])" office:value-type="float" office:value="1.11864482712276" calcext:value-type="float">
            <text:p>1.1186448271</text:p>
          </table:table-cell>
          <table:table-cell table:formula="of:=[.AB85]/AVERAGE([.I85:.AB85])" office:value-type="float" office:value="1.10582508065313" calcext:value-type="float">
            <text:p>1.1058250807</text:p>
          </table:table-cell>
          <table:table-cell table:number-columns-repeated="27"/>
        </table:table-row>
        <table:table-row table:style-name="ro1">
          <table:table-cell office:value-type="string" calcext:value-type="string">
            <text:p>100 kWh en HP été - option EJP UL</text:p>
          </table:table-cell>
          <table:table-cell table:number-columns-repeated="25"/>
          <table:table-cell table:formula="of:=[.AB86]/AVERAGE([.S86:.AB86])" office:value-type="float" office:value="1.1448473276479" calcext:value-type="float">
            <text:p>1.1448473276</text:p>
          </table:table-cell>
          <table:table-cell table:formula="of:=[.AB86]/AVERAGE([.I86:.AB86])" office:value-type="float" office:value="1.15939231196467" calcext:value-type="float">
            <text:p>1.159392312</text:p>
          </table:table-cell>
          <table:table-cell table:number-columns-repeated="27"/>
        </table:table-row>
        <table:table-row table:style-name="ro1">
          <table:table-cell office:value-type="string" calcext:value-type="string">
            <text:p>100 kWh en HC été - option EJP UL</text:p>
          </table:table-cell>
          <table:table-cell table:number-columns-repeated="25"/>
          <table:table-cell table:formula="of:=[.AB87]/AVERAGE([.S87:.AB87])" office:value-type="float" office:value="1.10953801162804" calcext:value-type="float">
            <text:p>1.1095380116</text:p>
          </table:table-cell>
          <table:table-cell table:formula="of:=[.AB87]/AVERAGE([.I87:.AB87])" office:value-type="float" office:value="1.23517822730845" calcext:value-type="float">
            <text:p>1.2351782273</text:p>
          </table:table-cell>
          <table:table-cell table:number-columns-repeated="27"/>
        </table:table-row>
        <table:table-row table:style-name="ro1">
          <table:table-cell table:number-columns-repeated="55"/>
        </table:table-row>
        <table:table-row table:style-name="ro1">
          <table:table-cell table:number-columns-repeated="26"/>
          <table:table-cell table:formula="of:=[.AB89]/AVERAGE([.S89:.AB89])" office:value-type="float" office:value="1.04676332089226" calcext:value-type="float">
            <text:p>1.0467633209</text:p>
          </table:table-cell>
          <table:table-cell table:style-name="ce42" table:formula="of:=[.AB89]/AVERAGE([.I89:.AB89])" office:value-type="float" office:value="1.00511499935673" calcext:value-type="float">
            <text:p>1.0051149994</text:p>
          </table:table-cell>
          <table:table-cell table:number-columns-repeated="27"/>
        </table:table-row>
        <table:table-row table:style-name="ro1" table:number-rows-repeated="5">
          <table:table-cell table:number-columns-repeated="55"/>
        </table:table-row>
        <table:table-row table:style-name="ro7">
          <table:table-cell table:style-name="Default"/>
          <table:table-cell/>
          <table:table-cell table:style-name="Default" table:number-columns-repeated="32"/>
          <table:table-cell table:number-columns-repeated="21"/>
        </table:table-row>
        <table:table-row table:style-name="ro1">
          <table:table-cell table:style-name="ce42" office:value-type="string" calcext:value-type="string">
            <text:p>Pégase–Chauffage urbain (vapeur), prix pour un ménage, en euros TTC (1986-2016)</text:p>
          </table:table-cell>
          <table:table-cell table:style-name="ce42" table:number-columns-repeated="31"/>
          <table:table-cell table:style-name="Default" table:number-columns-repeated="2"/>
          <table:table-cell table:number-columns-repeated="21"/>
        </table:table-row>
        <table:table-row table:style-name="ro1">
          <table:table-cell table:style-name="ce42" office:value-type="string" calcext:value-type="string">
            <text:p>MEEM/CGDD/SOeS</text:p>
          </table:table-cell>
          <table:table-cell table:style-name="ce42" table:number-columns-repeated="31"/>
          <table:table-cell table:style-name="Default" table:number-columns-repeated="2"/>
          <table:table-cell table:number-columns-repeated="21"/>
        </table:table-row>
        <table:table-row table:style-name="ro1">
          <table:table-cell table:style-name="ce42" table:number-columns-repeated="32"/>
          <table:table-cell table:style-name="Default" table:number-columns-repeated="2"/>
          <table:table-cell table:number-columns-repeated="21"/>
        </table:table-row>
        <table:table-row table:style-name="ro1">
          <table:table-cell table:style-name="ce42" office:value-type="string" calcext:value-type="string">
            <text:p>Units</text:p>
          </table:table-cell>
          <table:table-cell table:style-name="ce42" office:value-type="string" calcext:value-type="string">
            <text:p>données</text:p>
          </table:table-cell>
          <table:table-cell table:style-name="ce42" table:number-columns-repeated="30"/>
          <table:table-cell table:style-name="Default" table:number-columns-repeated="2"/>
          <table:table-cell table:number-columns-repeated="21"/>
        </table:table-row>
        <table:table-row table:style-name="ro1">
          <table:table-cell table:style-name="ce42" table:number-columns-repeated="32"/>
          <table:table-cell table:style-name="Default" table:number-columns-repeated="2"/>
          <table:table-cell table:number-columns-repeated="21"/>
        </table:table-row>
        <table:table-row table:style-name="ro1">
          <table:table-cell table:style-name="ce42" office:value-type="string" calcext:value-type="string">
            <text:p>Période</text:p>
          </table:table-cell>
          <table:table-cell/>
          <table:table-cell table:style-name="Default" table:number-columns-repeated="2"/>
          <table:table-cell table:style-name="ce42" office:value-type="string" calcext:value-type="string">
            <text:p>1986</text:p>
          </table:table-cell>
          <table:table-cell table:style-name="ce42" office:value-type="string" calcext:value-type="string">
            <text:p>1987</text:p>
          </table:table-cell>
          <table:table-cell table:style-name="ce42" office:value-type="string" calcext:value-type="string">
            <text:p>1988</text:p>
          </table:table-cell>
          <table:table-cell table:style-name="ce42" office:value-type="string" calcext:value-type="string">
            <text:p>1989</text:p>
          </table:table-cell>
          <table:table-cell table:style-name="ce42" office:value-type="string" calcext:value-type="string">
            <text:p>1990</text:p>
          </table:table-cell>
          <table:table-cell table:style-name="ce42" office:value-type="string" calcext:value-type="string">
            <text:p>1991</text:p>
          </table:table-cell>
          <table:table-cell table:style-name="ce42" office:value-type="string" calcext:value-type="string">
            <text:p>1992</text:p>
          </table:table-cell>
          <table:table-cell table:style-name="ce42" office:value-type="string" calcext:value-type="string">
            <text:p>1993</text:p>
          </table:table-cell>
          <table:table-cell table:style-name="ce42" office:value-type="string" calcext:value-type="string">
            <text:p>1994</text:p>
          </table:table-cell>
          <table:table-cell table:style-name="ce42" office:value-type="string" calcext:value-type="string">
            <text:p>1995</text:p>
          </table:table-cell>
          <table:table-cell table:style-name="ce42" office:value-type="string" calcext:value-type="string">
            <text:p>1996</text:p>
          </table:table-cell>
          <table:table-cell table:style-name="ce42" office:value-type="string" calcext:value-type="string">
            <text:p>1997</text:p>
          </table:table-cell>
          <table:table-cell table:style-name="ce42" office:value-type="string" calcext:value-type="string">
            <text:p>1998</text:p>
          </table:table-cell>
          <table:table-cell table:style-name="ce42" office:value-type="string" calcext:value-type="string">
            <text:p>1999</text:p>
          </table:table-cell>
          <table:table-cell table:style-name="ce42" office:value-type="string" calcext:value-type="string">
            <text:p>2000</text:p>
          </table:table-cell>
          <table:table-cell table:style-name="ce42" office:value-type="string" calcext:value-type="string">
            <text:p>2001</text:p>
          </table:table-cell>
          <table:table-cell table:style-name="ce42" office:value-type="string" calcext:value-type="string">
            <text:p>2002</text:p>
          </table:table-cell>
          <table:table-cell table:style-name="ce42" office:value-type="string" calcext:value-type="string">
            <text:p>2003</text:p>
          </table:table-cell>
          <table:table-cell table:style-name="ce42" office:value-type="string" calcext:value-type="string">
            <text:p>2004</text:p>
          </table:table-cell>
          <table:table-cell table:style-name="ce42" office:value-type="string" calcext:value-type="string">
            <text:p>2005</text:p>
          </table:table-cell>
          <table:table-cell table:style-name="ce42" office:value-type="string" calcext:value-type="string">
            <text:p>2006</text:p>
          </table:table-cell>
          <table:table-cell table:style-name="ce42" office:value-type="string" calcext:value-type="string">
            <text:p>2007</text:p>
          </table:table-cell>
          <table:table-cell table:style-name="ce42" office:value-type="string" calcext:value-type="string">
            <text:p>2008</text:p>
          </table:table-cell>
          <table:table-cell table:style-name="ce42" office:value-type="string" calcext:value-type="string">
            <text:p>2009</text:p>
          </table:table-cell>
          <table:table-cell table:style-name="ce42" office:value-type="string" calcext:value-type="string">
            <text:p>2010</text:p>
          </table:table-cell>
          <table:table-cell table:style-name="ce42" office:value-type="string" calcext:value-type="string">
            <text:p>2011</text:p>
          </table:table-cell>
          <table:table-cell table:style-name="ce42" office:value-type="string" calcext:value-type="string">
            <text:p>2012</text:p>
          </table:table-cell>
          <table:table-cell table:style-name="ce42" office:value-type="string" calcext:value-type="string">
            <text:p>2013</text:p>
          </table:table-cell>
          <table:table-cell table:style-name="ce42" office:value-type="string" calcext:value-type="string">
            <text:p>2014</text:p>
          </table:table-cell>
          <table:table-cell table:style-name="ce42" office:value-type="string" calcext:value-type="string">
            <text:p>2015</text:p>
          </table:table-cell>
          <table:table-cell table:style-name="ce42" office:value-type="string" calcext:value-type="string">
            <text:p>2016</text:p>
          </table:table-cell>
          <table:table-cell table:number-columns-repeated="20"/>
        </table:table-row>
        <table:table-row table:style-name="ro1">
          <table:table-cell table:style-name="ce42" office:value-type="string" calcext:value-type="string">
            <text:p>Libelle</text:p>
          </table:table-cell>
          <table:table-cell/>
          <table:table-cell table:style-name="Default" table:number-columns-repeated="2"/>
          <table:table-cell table:style-name="ce42" table:number-columns-repeated="31"/>
          <table:table-cell table:number-columns-repeated="20"/>
        </table:table-row>
        <table:table-row table:style-name="ro1">
          <table:table-cell table:style-name="ce42" office:value-type="string" calcext:value-type="string">
            <text:p>Prime fixe annuelle au tarif T100 LU</text:p>
          </table:table-cell>
          <table:table-cell/>
          <table:table-cell table:style-name="Default" table:number-columns-repeated="2"/>
          <table:table-cell table:style-name="ce42" office:value-type="string" calcext:value-type="string">
            <text:p>-</text:p>
          </table:table-cell>
          <table:table-cell table:style-name="ce42" office:value-type="float" office:value="22.63" calcext:value-type="float">
            <text:p>22.63</text:p>
          </table:table-cell>
          <table:table-cell table:style-name="ce42" office:value-type="float" office:value="21.35" calcext:value-type="float">
            <text:p>21.35</text:p>
          </table:table-cell>
          <table:table-cell table:style-name="ce42" office:value-type="float" office:value="20.62" calcext:value-type="float">
            <text:p>20.62</text:p>
          </table:table-cell>
          <table:table-cell table:style-name="ce42" office:value-type="float" office:value="22.5625" calcext:value-type="float">
            <text:p>22.5625</text:p>
          </table:table-cell>
          <table:table-cell table:style-name="ce42" office:value-type="float" office:value="24.22" calcext:value-type="float">
            <text:p>24.22</text:p>
          </table:table-cell>
          <table:table-cell table:number-columns-repeated="3" table:style-name="ce42" office:value-type="float" office:value="24.67" calcext:value-type="float">
            <text:p>24.67</text:p>
          </table:table-cell>
          <table:table-cell table:style-name="ce42" office:value-type="float" office:value="27.9377" calcext:value-type="float">
            <text:p>27.9377</text:p>
          </table:table-cell>
          <table:table-cell table:style-name="ce42" office:value-type="float" office:value="27.6466" calcext:value-type="float">
            <text:p>27.6466</text:p>
          </table:table-cell>
          <table:table-cell table:style-name="ce42" office:value-type="float" office:value="27.9688" calcext:value-type="float">
            <text:p>27.9688</text:p>
          </table:table-cell>
          <table:table-cell table:number-columns-repeated="2" table:style-name="ce42" office:value-type="float" office:value="28.6132" calcext:value-type="float">
            <text:p>28.6132</text:p>
          </table:table-cell>
          <table:table-cell table:style-name="ce42" office:value-type="float" office:value="28.7595" calcext:value-type="float">
            <text:p>28.7595</text:p>
          </table:table-cell>
          <table:table-cell table:style-name="ce42" office:value-type="float" office:value="27.7716" calcext:value-type="float">
            <text:p>27.7716</text:p>
          </table:table-cell>
          <table:table-cell table:number-columns-repeated="2" table:style-name="ce42" office:value-type="float" office:value="27.0296" calcext:value-type="float">
            <text:p>27.0296</text:p>
          </table:table-cell>
          <table:table-cell table:style-name="ce42" office:value-type="float" office:value="27.0695" calcext:value-type="float">
            <text:p>27.0695</text:p>
          </table:table-cell>
          <table:table-cell table:style-name="ce42" office:value-type="float" office:value="27.6376" calcext:value-type="float">
            <text:p>27.6376</text:p>
          </table:table-cell>
          <table:table-cell table:style-name="ce42" office:value-type="float" office:value="27.1545" calcext:value-type="float">
            <text:p>27.1545</text:p>
          </table:table-cell>
          <table:table-cell table:style-name="ce42" office:value-type="float" office:value="25.8519" calcext:value-type="float">
            <text:p>25.8519</text:p>
          </table:table-cell>
          <table:table-cell table:style-name="ce42" office:value-type="float" office:value="26.6212" calcext:value-type="float">
            <text:p>26.6212</text:p>
          </table:table-cell>
          <table:table-cell table:style-name="ce42" office:value-type="float" office:value="27.3245" calcext:value-type="float">
            <text:p>27.3245</text:p>
          </table:table-cell>
          <table:table-cell table:style-name="ce42" office:value-type="float" office:value="27.4124" calcext:value-type="float">
            <text:p>27.4124</text:p>
          </table:table-cell>
          <table:table-cell table:style-name="ce42" office:value-type="float" office:value="28.4147" calcext:value-type="float">
            <text:p>28.4147</text:p>
          </table:table-cell>
          <table:table-cell table:style-name="ce42" office:value-type="float" office:value="29.3422" calcext:value-type="float">
            <text:p>29.3422</text:p>
          </table:table-cell>
          <table:table-cell table:style-name="ce42" office:value-type="float" office:value="30.5335" calcext:value-type="float">
            <text:p>30.5335</text:p>
          </table:table-cell>
          <table:table-cell table:style-name="ce42" office:value-type="float" office:value="31.3071" calcext:value-type="float">
            <text:p>31.3071</text:p>
          </table:table-cell>
          <table:table-cell table:style-name="ce42" office:value-type="float" office:value="33.1094" calcext:value-type="float">
            <text:p>33.1094</text:p>
          </table:table-cell>
          <table:table-cell table:style-name="ce42" office:value-type="float" office:value="34.815" calcext:value-type="float">
            <text:p>34.815</text:p>
          </table:table-cell>
          <table:table-cell table:number-columns-repeated="20"/>
        </table:table-row>
        <table:table-row table:style-name="ro1">
          <table:table-cell table:style-name="ce42" office:value-type="string" calcext:value-type="string">
            <text:p>Prime fixe annuelle au tarif T110 MU</text:p>
          </table:table-cell>
          <table:table-cell/>
          <table:table-cell table:style-name="Default" table:number-columns-repeated="2"/>
          <table:table-cell table:style-name="ce42" office:value-type="float" office:value="16.8408" calcext:value-type="float">
            <text:p>16.8408</text:p>
          </table:table-cell>
          <table:table-cell table:style-name="ce42" office:value-type="float" office:value="15.5508" calcext:value-type="float">
            <text:p>15.5508</text:p>
          </table:table-cell>
          <table:table-cell table:style-name="ce42" office:value-type="float" office:value="14.6892" calcext:value-type="float">
            <text:p>14.6892</text:p>
          </table:table-cell>
          <table:table-cell table:style-name="ce42" office:value-type="float" office:value="14.2875" calcext:value-type="float">
            <text:p>14.2875</text:p>
          </table:table-cell>
          <table:table-cell table:style-name="ce42" office:value-type="float" office:value="15.7625" calcext:value-type="float">
            <text:p>15.7625</text:p>
          </table:table-cell>
          <table:table-cell table:style-name="ce42" office:value-type="float" office:value="17.015" calcext:value-type="float">
            <text:p>17.015</text:p>
          </table:table-cell>
          <table:table-cell table:number-columns-repeated="3" table:style-name="ce42" office:value-type="float" office:value="17.33" calcext:value-type="float">
            <text:p>17.33</text:p>
          </table:table-cell>
          <table:table-cell table:style-name="ce42" office:value-type="float" office:value="19.6293" calcext:value-type="float">
            <text:p>19.6293</text:p>
          </table:table-cell>
          <table:table-cell table:style-name="ce42" office:value-type="float" office:value="19.4235" calcext:value-type="float">
            <text:p>19.4235</text:p>
          </table:table-cell>
          <table:table-cell table:style-name="ce42" office:value-type="float" office:value="19.6507" calcext:value-type="float">
            <text:p>19.6507</text:p>
          </table:table-cell>
          <table:table-cell table:number-columns-repeated="2" table:style-name="ce42" office:value-type="float" office:value="20.105" calcext:value-type="float">
            <text:p>20.105</text:p>
          </table:table-cell>
          <table:table-cell table:style-name="ce42" office:value-type="float" office:value="20.2056" calcext:value-type="float">
            <text:p>20.2056</text:p>
          </table:table-cell>
          <table:table-cell table:style-name="ce42" office:value-type="float" office:value="20.5026" calcext:value-type="float">
            <text:p>20.5026</text:p>
          </table:table-cell>
          <table:table-cell table:number-columns-repeated="2" table:style-name="ce42" office:value-type="float" office:value="20.6908" calcext:value-type="float">
            <text:p>20.6908</text:p>
          </table:table-cell>
          <table:table-cell table:style-name="ce42" office:value-type="float" office:value="20.7506" calcext:value-type="float">
            <text:p>20.7506</text:p>
          </table:table-cell>
          <table:table-cell table:style-name="ce42" office:value-type="float" office:value="21.5081" calcext:value-type="float">
            <text:p>21.5081</text:p>
          </table:table-cell>
          <table:table-cell table:style-name="ce42" office:value-type="float" office:value="21.147" calcext:value-type="float">
            <text:p>21.147</text:p>
          </table:table-cell>
          <table:table-cell table:style-name="ce42" office:value-type="float" office:value="20.1417" calcext:value-type="float">
            <text:p>20.1417</text:p>
          </table:table-cell>
          <table:table-cell table:style-name="ce42" office:value-type="float" office:value="20.7308" calcext:value-type="float">
            <text:p>20.7308</text:p>
          </table:table-cell>
          <table:table-cell table:style-name="ce42" office:value-type="float" office:value="21.2583" calcext:value-type="float">
            <text:p>21.2583</text:p>
          </table:table-cell>
          <table:table-cell table:style-name="ce42" office:value-type="float" office:value="21.3286" calcext:value-type="float">
            <text:p>21.3286</text:p>
          </table:table-cell>
          <table:table-cell table:style-name="ce42" office:value-type="float" office:value="22.1374" calcext:value-type="float">
            <text:p>22.1374</text:p>
          </table:table-cell>
          <table:table-cell table:style-name="ce42" office:value-type="float" office:value="22.8891" calcext:value-type="float">
            <text:p>22.8891</text:p>
          </table:table-cell>
          <table:table-cell table:style-name="ce42" office:value-type="float" office:value="23.8078" calcext:value-type="float">
            <text:p>23.8078</text:p>
          </table:table-cell>
          <table:table-cell table:style-name="ce42" office:value-type="float" office:value="24.3969" calcext:value-type="float">
            <text:p>24.3969</text:p>
          </table:table-cell>
          <table:table-cell table:style-name="ce42" office:value-type="float" office:value="25.786" calcext:value-type="float">
            <text:p>25.786</text:p>
          </table:table-cell>
          <table:table-cell table:style-name="ce42" office:value-type="float" office:value="27.1135" calcext:value-type="float">
            <text:p>27.1135</text:p>
          </table:table-cell>
          <table:table-cell table:number-columns-repeated="20"/>
        </table:table-row>
        <table:table-row table:style-name="ro1">
          <table:table-cell table:style-name="ce42" office:value-type="string" calcext:value-type="string">
            <text:p>Une tonne de vapeur au tarif T100 LU hiver</text:p>
          </table:table-cell>
          <table:table-cell/>
          <table:table-cell table:style-name="Default" table:number-columns-repeated="2"/>
          <table:table-cell table:style-name="ce42" office:value-type="string" calcext:value-type="string">
            <text:p>-</text:p>
          </table:table-cell>
          <table:table-cell table:style-name="ce42" office:value-type="float" office:value="20.3508" calcext:value-type="float">
            <text:p>20.3508</text:p>
          </table:table-cell>
          <table:table-cell table:style-name="ce42" office:value-type="float" office:value="18.9742" calcext:value-type="float">
            <text:p>18.9742</text:p>
          </table:table-cell>
          <table:table-cell table:style-name="ce42" office:value-type="float" office:value="19.05" calcext:value-type="float">
            <text:p>19.05</text:p>
          </table:table-cell>
          <table:table-cell table:style-name="ce42" office:value-type="float" office:value="19.61" calcext:value-type="float">
            <text:p>19.61</text:p>
          </table:table-cell>
          <table:table-cell table:style-name="ce42" office:value-type="float" office:value="19.7325" calcext:value-type="float">
            <text:p>19.7325</text:p>
          </table:table-cell>
          <table:table-cell table:style-name="ce42" office:value-type="float" office:value="20.4167" calcext:value-type="float">
            <text:p>20.4167</text:p>
          </table:table-cell>
          <table:table-cell table:style-name="ce42" office:value-type="float" office:value="20.86" calcext:value-type="float">
            <text:p>20.86</text:p>
          </table:table-cell>
          <table:table-cell table:style-name="ce42" office:value-type="float" office:value="21.17" calcext:value-type="float">
            <text:p>21.17</text:p>
          </table:table-cell>
          <table:table-cell table:style-name="ce42" office:value-type="float" office:value="21.3269" calcext:value-type="float">
            <text:p>21.3269</text:p>
          </table:table-cell>
          <table:table-cell table:style-name="ce42" office:value-type="float" office:value="22.3109" calcext:value-type="float">
            <text:p>22.3109</text:p>
          </table:table-cell>
          <table:table-cell table:style-name="ce42" office:value-type="float" office:value="22.5711" calcext:value-type="float">
            <text:p>22.5711</text:p>
          </table:table-cell>
          <table:table-cell table:number-columns-repeated="2" table:style-name="ce42" office:value-type="float" office:value="23.0915" calcext:value-type="float">
            <text:p>23.0915</text:p>
          </table:table-cell>
          <table:table-cell table:style-name="ce42" office:value-type="float" office:value="23.2081" calcext:value-type="float">
            <text:p>23.2081</text:p>
          </table:table-cell>
          <table:table-cell table:style-name="ce42" office:value-type="float" office:value="24.4759" calcext:value-type="float">
            <text:p>24.4759</text:p>
          </table:table-cell>
          <table:table-cell table:number-columns-repeated="2" table:style-name="ce42" office:value-type="float" office:value="25.3552" calcext:value-type="float">
            <text:p>25.3552</text:p>
          </table:table-cell>
          <table:table-cell table:style-name="ce42" office:value-type="float" office:value="25.4499" calcext:value-type="float">
            <text:p>25.4499</text:p>
          </table:table-cell>
          <table:table-cell table:style-name="ce42" office:value-type="float" office:value="26.9499" calcext:value-type="float">
            <text:p>26.9499</text:p>
          </table:table-cell>
          <table:table-cell table:style-name="ce42" office:value-type="float" office:value="30.6375" calcext:value-type="float">
            <text:p>30.6375</text:p>
          </table:table-cell>
          <table:table-cell table:style-name="ce42" office:value-type="float" office:value="32.5611" calcext:value-type="float">
            <text:p>32.5611</text:p>
          </table:table-cell>
          <table:table-cell table:style-name="ce42" office:value-type="float" office:value="35.5611" calcext:value-type="float">
            <text:p>35.5611</text:p>
          </table:table-cell>
          <table:table-cell table:style-name="ce42" office:value-type="float" office:value="39.0494" calcext:value-type="float">
            <text:p>39.0494</text:p>
          </table:table-cell>
          <table:table-cell table:style-name="ce42" office:value-type="float" office:value="39.179" calcext:value-type="float">
            <text:p>39.179</text:p>
          </table:table-cell>
          <table:table-cell table:style-name="ce42" office:value-type="float" office:value="41.1823" calcext:value-type="float">
            <text:p>41.1823</text:p>
          </table:table-cell>
          <table:table-cell table:style-name="ce42" office:value-type="float" office:value="43.649" calcext:value-type="float">
            <text:p>43.649</text:p>
          </table:table-cell>
          <table:table-cell table:style-name="ce42" office:value-type="float" office:value="46.9231" calcext:value-type="float">
            <text:p>46.9231</text:p>
          </table:table-cell>
          <table:table-cell table:style-name="ce42" office:value-type="float" office:value="48.432" calcext:value-type="float">
            <text:p>48.432</text:p>
          </table:table-cell>
          <table:table-cell table:style-name="ce42" office:value-type="float" office:value="49.488" calcext:value-type="float">
            <text:p>49.488</text:p>
          </table:table-cell>
          <table:table-cell table:style-name="ce42" office:value-type="float" office:value="54.96" calcext:value-type="float">
            <text:p>54.96</text:p>
          </table:table-cell>
          <table:table-cell table:number-columns-repeated="20"/>
        </table:table-row>
        <table:table-row table:style-name="ro1">
          <table:table-cell table:style-name="ce42" office:value-type="string" calcext:value-type="string">
            <text:p>Une tonne de vapeur au tarif T100 LU été</text:p>
          </table:table-cell>
          <table:table-cell/>
          <table:table-cell table:style-name="Default" table:number-columns-repeated="2"/>
          <table:table-cell table:style-name="ce42" office:value-type="string" calcext:value-type="string">
            <text:p>-</text:p>
          </table:table-cell>
          <table:table-cell table:style-name="ce42" office:value-type="float" office:value="11.6425" calcext:value-type="float">
            <text:p>11.6425</text:p>
          </table:table-cell>
          <table:table-cell table:style-name="ce42" office:value-type="float" office:value="10.315" calcext:value-type="float">
            <text:p>10.315</text:p>
          </table:table-cell>
          <table:table-cell table:number-columns-repeated="2" table:style-name="ce42" office:value-type="float" office:value="10.42" calcext:value-type="float">
            <text:p>10.42</text:p>
          </table:table-cell>
          <table:table-cell table:style-name="ce42" office:value-type="float" office:value="10.485" calcext:value-type="float">
            <text:p>10.485</text:p>
          </table:table-cell>
          <table:table-cell table:style-name="ce42" office:value-type="float" office:value="10.8508" calcext:value-type="float">
            <text:p>10.8508</text:p>
          </table:table-cell>
          <table:table-cell table:style-name="ce42" office:value-type="float" office:value="11.09" calcext:value-type="float">
            <text:p>11.09</text:p>
          </table:table-cell>
          <table:table-cell table:style-name="ce42" office:value-type="float" office:value="11.25" calcext:value-type="float">
            <text:p>11.25</text:p>
          </table:table-cell>
          <table:table-cell table:style-name="ce42" office:value-type="float" office:value="11.3393" calcext:value-type="float">
            <text:p>11.3393</text:p>
          </table:table-cell>
          <table:table-cell table:style-name="ce42" office:value-type="float" office:value="11.8621" calcext:value-type="float">
            <text:p>11.8621</text:p>
          </table:table-cell>
          <table:table-cell table:style-name="ce42" office:value-type="float" office:value="12.0008" calcext:value-type="float">
            <text:p>12.0008</text:p>
          </table:table-cell>
          <table:table-cell table:number-columns-repeated="2" table:style-name="ce42" office:value-type="float" office:value="12.2782" calcext:value-type="float">
            <text:p>12.2782</text:p>
          </table:table-cell>
          <table:table-cell table:style-name="ce42" office:value-type="float" office:value="12.9151" calcext:value-type="float">
            <text:p>12.9151</text:p>
          </table:table-cell>
          <table:table-cell table:style-name="ce42" office:value-type="float" office:value="14.9609" calcext:value-type="float">
            <text:p>14.9609</text:p>
          </table:table-cell>
          <table:table-cell table:number-columns-repeated="2" table:style-name="ce42" office:value-type="float" office:value="16.2656" calcext:value-type="float">
            <text:p>16.2656</text:p>
          </table:table-cell>
          <table:table-cell table:style-name="ce42" office:value-type="float" office:value="16.4051" calcext:value-type="float">
            <text:p>16.4051</text:p>
          </table:table-cell>
          <table:table-cell table:style-name="ce42" office:value-type="float" office:value="18.0397" calcext:value-type="float">
            <text:p>18.0397</text:p>
          </table:table-cell>
          <table:table-cell table:style-name="ce42" office:value-type="float" office:value="19.6941" calcext:value-type="float">
            <text:p>19.6941</text:p>
          </table:table-cell>
          <table:table-cell table:style-name="ce42" office:value-type="float" office:value="20.8254" calcext:value-type="float">
            <text:p>20.8254</text:p>
          </table:table-cell>
          <table:table-cell table:style-name="ce42" office:value-type="float" office:value="22.6044" calcext:value-type="float">
            <text:p>22.6044</text:p>
          </table:table-cell>
          <table:table-cell table:style-name="ce42" office:value-type="float" office:value="24.0994" calcext:value-type="float">
            <text:p>24.0994</text:p>
          </table:table-cell>
          <table:table-cell table:style-name="ce42" office:value-type="float" office:value="24.1791" calcext:value-type="float">
            <text:p>24.1791</text:p>
          </table:table-cell>
          <table:table-cell table:style-name="ce42" office:value-type="float" office:value="25.415" calcext:value-type="float">
            <text:p>25.415</text:p>
          </table:table-cell>
          <table:table-cell table:style-name="ce42" office:value-type="float" office:value="26.9549" calcext:value-type="float">
            <text:p>26.9549</text:p>
          </table:table-cell>
          <table:table-cell table:style-name="ce42" office:value-type="float" office:value="28.9332" calcext:value-type="float">
            <text:p>28.9332</text:p>
          </table:table-cell>
          <table:table-cell table:style-name="ce42" office:value-type="float" office:value="29.892" calcext:value-type="float">
            <text:p>29.892</text:p>
          </table:table-cell>
          <table:table-cell table:style-name="ce42" office:value-type="float" office:value="30.588" calcext:value-type="float">
            <text:p>30.588</text:p>
          </table:table-cell>
          <table:table-cell table:style-name="ce42" office:value-type="float" office:value="34.26" calcext:value-type="float">
            <text:p>34.26</text:p>
          </table:table-cell>
          <table:table-cell table:number-columns-repeated="20"/>
        </table:table-row>
        <table:table-row table:style-name="ro1">
          <table:table-cell table:style-name="ce42" office:value-type="string" calcext:value-type="string">
            <text:p>Une tonne de vapeur au tarif T110 MU hiver</text:p>
          </table:table-cell>
          <table:table-cell/>
          <table:table-cell table:style-name="Default" table:number-columns-repeated="2"/>
          <table:table-cell table:style-name="ce42" office:value-type="float" office:value="22.605" calcext:value-type="float">
            <text:p>22.605</text:p>
          </table:table-cell>
          <table:table-cell table:style-name="ce42" office:value-type="float" office:value="20.8692" calcext:value-type="float">
            <text:p>20.8692</text:p>
          </table:table-cell>
          <table:table-cell table:style-name="ce42" office:value-type="float" office:value="20.4475" calcext:value-type="float">
            <text:p>20.4475</text:p>
          </table:table-cell>
          <table:table-cell table:style-name="ce42" office:value-type="float" office:value="20.8" calcext:value-type="float">
            <text:p>20.8</text:p>
          </table:table-cell>
          <table:table-cell table:style-name="ce42" office:value-type="float" office:value="21.38" calcext:value-type="float">
            <text:p>21.38</text:p>
          </table:table-cell>
          <table:table-cell table:style-name="ce42" office:value-type="float" office:value="21.515" calcext:value-type="float">
            <text:p>21.515</text:p>
          </table:table-cell>
          <table:table-cell table:style-name="ce42" office:value-type="float" office:value="22.2658" calcext:value-type="float">
            <text:p>22.2658</text:p>
          </table:table-cell>
          <table:table-cell table:style-name="ce42" office:value-type="float" office:value="22.75" calcext:value-type="float">
            <text:p>22.75</text:p>
          </table:table-cell>
          <table:table-cell table:style-name="ce42" office:value-type="float" office:value="23.09" calcext:value-type="float">
            <text:p>23.09</text:p>
          </table:table-cell>
          <table:table-cell table:style-name="ce42" office:value-type="float" office:value="23.2602" calcext:value-type="float">
            <text:p>23.2602</text:p>
          </table:table-cell>
          <table:table-cell table:style-name="ce42" office:value-type="float" office:value="24.3324" calcext:value-type="float">
            <text:p>24.3324</text:p>
          </table:table-cell>
          <table:table-cell table:style-name="ce42" office:value-type="float" office:value="24.6165" calcext:value-type="float">
            <text:p>24.6165</text:p>
          </table:table-cell>
          <table:table-cell table:number-columns-repeated="2" table:style-name="ce42" office:value-type="float" office:value="25.1846" calcext:value-type="float">
            <text:p>25.1846</text:p>
          </table:table-cell>
          <table:table-cell table:style-name="ce42" office:value-type="float" office:value="25.5779" calcext:value-type="float">
            <text:p>25.5779</text:p>
          </table:table-cell>
          <table:table-cell table:style-name="ce42" office:value-type="float" office:value="27.3108" calcext:value-type="float">
            <text:p>27.3108</text:p>
          </table:table-cell>
          <table:table-cell table:number-columns-repeated="2" table:style-name="ce42" office:value-type="float" office:value="28.4648" calcext:value-type="float">
            <text:p>28.4648</text:p>
          </table:table-cell>
          <table:table-cell table:style-name="ce42" office:value-type="float" office:value="28.5744" calcext:value-type="float">
            <text:p>28.5744</text:p>
          </table:table-cell>
          <table:table-cell table:style-name="ce42" office:value-type="float" office:value="30.3186" calcext:value-type="float">
            <text:p>30.3186</text:p>
          </table:table-cell>
          <table:table-cell table:style-name="ce42" office:value-type="float" office:value="34.6043" calcext:value-type="float">
            <text:p>34.6043</text:p>
          </table:table-cell>
          <table:table-cell table:style-name="ce42" office:value-type="float" office:value="36.772" calcext:value-type="float">
            <text:p>36.772</text:p>
          </table:table-cell>
          <table:table-cell table:style-name="ce42" office:value-type="float" office:value="40.1358" calcext:value-type="float">
            <text:p>40.1358</text:p>
          </table:table-cell>
          <table:table-cell table:style-name="ce42" office:value-type="float" office:value="44.0726" calcext:value-type="float">
            <text:p>44.0726</text:p>
          </table:table-cell>
          <table:table-cell table:style-name="ce42" office:value-type="float" office:value="44.2221" calcext:value-type="float">
            <text:p>44.2221</text:p>
          </table:table-cell>
          <table:table-cell table:style-name="ce42" office:value-type="float" office:value="46.4845" calcext:value-type="float">
            <text:p>46.4845</text:p>
          </table:table-cell>
          <table:table-cell table:style-name="ce42" office:value-type="float" office:value="49.2902" calcext:value-type="float">
            <text:p>49.2902</text:p>
          </table:table-cell>
          <table:table-cell table:style-name="ce42" office:value-type="float" office:value="52.9828" calcext:value-type="float">
            <text:p>52.9828</text:p>
          </table:table-cell>
          <table:table-cell table:style-name="ce42" office:value-type="float" office:value="54.672" calcext:value-type="float">
            <text:p>54.672</text:p>
          </table:table-cell>
          <table:table-cell table:style-name="ce42" office:value-type="float" office:value="55.848" calcext:value-type="float">
            <text:p>55.848</text:p>
          </table:table-cell>
          <table:table-cell table:style-name="ce42" office:value-type="float" office:value="61.92" calcext:value-type="float">
            <text:p>61.92</text:p>
          </table:table-cell>
          <table:table-cell table:number-columns-repeated="20"/>
        </table:table-row>
        <table:table-row table:style-name="ro1">
          <table:table-cell table:style-name="ce42" office:value-type="string" calcext:value-type="string">
            <text:p>Une tonne de vapeur au tarif T110 MU été</text:p>
          </table:table-cell>
          <table:table-cell/>
          <table:table-cell table:style-name="Default" table:number-columns-repeated="2"/>
          <table:table-cell table:number-columns-repeated="2" table:style-name="ce42" office:value-type="string" calcext:value-type="string">
            <text:p>-</text:p>
          </table:table-cell>
          <table:table-cell table:style-name="ce42" office:value-type="float" office:value="17.1017" calcext:value-type="float">
            <text:p>17.1017</text:p>
          </table:table-cell>
          <table:table-cell table:number-columns-repeated="2" table:style-name="ce42" office:value-type="float" office:value="16.93" calcext:value-type="float">
            <text:p>16.93</text:p>
          </table:table-cell>
          <table:table-cell table:style-name="ce42" office:value-type="float" office:value="17.035" calcext:value-type="float">
            <text:p>17.035</text:p>
          </table:table-cell>
          <table:table-cell table:style-name="ce42" office:value-type="float" office:value="17.625" calcext:value-type="float">
            <text:p>17.625</text:p>
          </table:table-cell>
          <table:table-cell table:style-name="ce42" office:value-type="float" office:value="18.01" calcext:value-type="float">
            <text:p>18.01</text:p>
          </table:table-cell>
          <table:table-cell table:style-name="ce42" office:value-type="float" office:value="18.28" calcext:value-type="float">
            <text:p>18.28</text:p>
          </table:table-cell>
          <table:table-cell table:style-name="ce42" office:value-type="float" office:value="18.413" calcext:value-type="float">
            <text:p>18.413</text:p>
          </table:table-cell>
          <table:table-cell table:style-name="ce42" office:value-type="float" office:value="19.2619" calcext:value-type="float">
            <text:p>19.2619</text:p>
          </table:table-cell>
          <table:table-cell table:style-name="ce42" office:value-type="float" office:value="19.487" calcext:value-type="float">
            <text:p>19.487</text:p>
          </table:table-cell>
          <table:table-cell table:number-columns-repeated="2" table:style-name="ce42" office:value-type="float" office:value="19.9373" calcext:value-type="float">
            <text:p>19.9373</text:p>
          </table:table-cell>
          <table:table-cell table:style-name="ce42" office:value-type="float" office:value="20.2997" calcext:value-type="float">
            <text:p>20.2997</text:p>
          </table:table-cell>
          <table:table-cell table:style-name="ce42" office:value-type="float" office:value="21.6225" calcext:value-type="float">
            <text:p>21.6225</text:p>
          </table:table-cell>
          <table:table-cell table:number-columns-repeated="2" table:style-name="ce42" office:value-type="float" office:value="22.4848" calcext:value-type="float">
            <text:p>22.4848</text:p>
          </table:table-cell>
          <table:table-cell table:style-name="ce42" office:value-type="float" office:value="22.5745" calcext:value-type="float">
            <text:p>22.5745</text:p>
          </table:table-cell>
          <table:table-cell table:style-name="ce42" office:value-type="float" office:value="23.6808" calcext:value-type="float">
            <text:p>23.6808</text:p>
          </table:table-cell>
          <table:table-cell table:style-name="ce42" office:value-type="float" office:value="25.4349" calcext:value-type="float">
            <text:p>25.4349</text:p>
          </table:table-cell>
          <table:table-cell table:style-name="ce42" office:value-type="float" office:value="26.7206" calcext:value-type="float">
            <text:p>26.7206</text:p>
          </table:table-cell>
          <table:table-cell table:style-name="ce42" office:value-type="float" office:value="28.9631" calcext:value-type="float">
            <text:p>28.9631</text:p>
          </table:table-cell>
          <table:table-cell table:style-name="ce42" office:value-type="float" office:value="30.8568" calcext:value-type="float">
            <text:p>30.8568</text:p>
          </table:table-cell>
          <table:table-cell table:style-name="ce42" office:value-type="float" office:value="30.9565" calcext:value-type="float">
            <text:p>30.9565</text:p>
          </table:table-cell>
          <table:table-cell table:style-name="ce42" office:value-type="float" office:value="32.5312" calcext:value-type="float">
            <text:p>32.5312</text:p>
          </table:table-cell>
          <table:table-cell table:style-name="ce42" office:value-type="float" office:value="34.5245" calcext:value-type="float">
            <text:p>34.5245</text:p>
          </table:table-cell>
          <table:table-cell table:style-name="ce42" office:value-type="float" office:value="37.1258" calcext:value-type="float">
            <text:p>37.1258</text:p>
          </table:table-cell>
          <table:table-cell table:style-name="ce42" office:value-type="float" office:value="38.322" calcext:value-type="float">
            <text:p>38.322</text:p>
          </table:table-cell>
          <table:table-cell table:style-name="ce42" office:value-type="float" office:value="39.168" calcext:value-type="float">
            <text:p>39.168</text:p>
          </table:table-cell>
          <table:table-cell table:style-name="ce42" office:value-type="float" office:value="43.62" calcext:value-type="float">
            <text:p>43.62</text:p>
          </table:table-cell>
          <table:table-cell table:number-columns-repeated="20"/>
        </table:table-row>
        <table:table-row table:style-name="ro1">
          <table:table-cell table:style-name="ce42" office:value-type="string" calcext:value-type="string">
            <text:p>Prix complet de 100 kWh PCI au tarif T100 LU</text:p>
          </table:table-cell>
          <table:table-cell/>
          <table:table-cell table:style-name="Default" table:number-columns-repeated="2"/>
          <table:table-cell table:style-name="ce42" office:value-type="string" calcext:value-type="string">
            <text:p>-</text:p>
          </table:table-cell>
          <table:table-cell table:style-name="ce42" office:value-type="float" office:value="3.96" calcext:value-type="float">
            <text:p>3.96</text:p>
          </table:table-cell>
          <table:table-cell table:style-name="ce42" office:value-type="float" office:value="3.6833" calcext:value-type="float">
            <text:p>3.6833</text:p>
          </table:table-cell>
          <table:table-cell table:style-name="ce42" office:value-type="float" office:value="3.65" calcext:value-type="float">
            <text:p>3.65</text:p>
          </table:table-cell>
          <table:table-cell table:style-name="ce42" office:value-type="float" office:value="3.8225" calcext:value-type="float">
            <text:p>3.8225</text:p>
          </table:table-cell>
          <table:table-cell table:style-name="ce42" office:value-type="float" office:value="3.945" calcext:value-type="float">
            <text:p>3.945</text:p>
          </table:table-cell>
          <table:table-cell table:style-name="ce42" office:value-type="float" office:value="4.0575" calcext:value-type="float">
            <text:p>4.0575</text:p>
          </table:table-cell>
          <table:table-cell table:style-name="ce42" office:value-type="float" office:value="4.11" calcext:value-type="float">
            <text:p>4.11</text:p>
          </table:table-cell>
          <table:table-cell table:style-name="ce42" office:value-type="float" office:value="4.15" calcext:value-type="float">
            <text:p>4.15</text:p>
          </table:table-cell>
          <table:table-cell table:style-name="ce42" office:value-type="float" office:value="4.3733" calcext:value-type="float">
            <text:p>4.3733</text:p>
          </table:table-cell>
          <table:table-cell table:style-name="ce42" office:value-type="float" office:value="4.48" calcext:value-type="float">
            <text:p>4.48</text:p>
          </table:table-cell>
          <table:table-cell table:style-name="ce42" office:value-type="float" office:value="4.53" calcext:value-type="float">
            <text:p>4.53</text:p>
          </table:table-cell>
          <table:table-cell table:number-columns-repeated="2" table:style-name="ce42" office:value-type="float" office:value="4.63" calcext:value-type="float">
            <text:p>4.63</text:p>
          </table:table-cell>
          <table:table-cell table:style-name="ce42" office:value-type="float" office:value="4.6825" calcext:value-type="float">
            <text:p>4.6825</text:p>
          </table:table-cell>
          <table:table-cell table:style-name="ce42" office:value-type="float" office:value="4.9683" calcext:value-type="float">
            <text:p>4.9683</text:p>
          </table:table-cell>
          <table:table-cell table:number-columns-repeated="2" table:style-name="ce42" office:value-type="float" office:value="5.16" calcext:value-type="float">
            <text:p>5.16</text:p>
          </table:table-cell>
          <table:table-cell table:style-name="ce42" office:value-type="float" office:value="5.1767" calcext:value-type="float">
            <text:p>5.1767</text:p>
          </table:table-cell>
          <table:table-cell table:style-name="ce42" office:value-type="float" office:value="5.4267" calcext:value-type="float">
            <text:p>5.4267</text:p>
          </table:table-cell>
          <table:table-cell table:style-name="ce42" office:value-type="float" office:value="5.8858" calcext:value-type="float">
            <text:p>5.8858</text:p>
          </table:table-cell>
          <table:table-cell table:style-name="ce42" office:value-type="float" office:value="6.0605" calcext:value-type="float">
            <text:p>6.0605</text:p>
          </table:table-cell>
          <table:table-cell table:style-name="ce42" office:value-type="float" office:value="6.5135" calcext:value-type="float">
            <text:p>6.5135</text:p>
          </table:table-cell>
          <table:table-cell table:style-name="ce42" office:value-type="float" office:value="7.0157" calcext:value-type="float">
            <text:p>7.0157</text:p>
          </table:table-cell>
          <table:table-cell table:style-name="ce42" office:value-type="float" office:value="7.0388" calcext:value-type="float">
            <text:p>7.0388</text:p>
          </table:table-cell>
          <table:table-cell table:style-name="ce42" office:value-type="float" office:value="7.3734" calcext:value-type="float">
            <text:p>7.3734</text:p>
          </table:table-cell>
          <table:table-cell table:style-name="ce42" office:value-type="float" office:value="7.7662" calcext:value-type="float">
            <text:p>7.7662</text:p>
          </table:table-cell>
          <table:table-cell table:style-name="ce42" office:value-type="float" office:value="8.2837" calcext:value-type="float">
            <text:p>8.2837</text:p>
          </table:table-cell>
          <table:table-cell table:style-name="ce42" office:value-type="float" office:value="8.5375" calcext:value-type="float">
            <text:p>8.5375</text:p>
          </table:table-cell>
          <table:table-cell table:style-name="ce42" office:value-type="float" office:value="8.7957" calcext:value-type="float">
            <text:p>8.7957</text:p>
          </table:table-cell>
          <table:table-cell table:style-name="ce42" office:value-type="float" office:value="9.6503" calcext:value-type="float">
            <text:p>9.6503</text:p>
          </table:table-cell>
          <table:table-cell table:number-columns-repeated="20"/>
        </table:table-row>
        <table:table-row table:style-name="ro1">
          <table:table-cell table:style-name="ce42" office:value-type="string" calcext:value-type="string">
            <text:p>Prix complet de 100 kWh PCI au tarif T110 MU</text:p>
          </table:table-cell>
          <table:table-cell/>
          <table:table-cell table:style-name="Default" table:number-columns-repeated="2"/>
          <table:table-cell table:style-name="ce42" office:value-type="float" office:value="4.3767" calcext:value-type="float">
            <text:p>4.3767</text:p>
          </table:table-cell>
          <table:table-cell table:style-name="ce42" office:value-type="float" office:value="4.04" calcext:value-type="float">
            <text:p>4.04</text:p>
          </table:table-cell>
          <table:table-cell table:style-name="ce42" office:value-type="float" office:value="3.8342" calcext:value-type="float">
            <text:p>3.8342</text:p>
          </table:table-cell>
          <table:table-cell table:style-name="ce42" office:value-type="float" office:value="3.8475" calcext:value-type="float">
            <text:p>3.8475</text:p>
          </table:table-cell>
          <table:table-cell table:style-name="ce42" office:value-type="float" office:value="4.015" calcext:value-type="float">
            <text:p>4.015</text:p>
          </table:table-cell>
          <table:table-cell table:style-name="ce42" office:value-type="float" office:value="4.115" calcext:value-type="float">
            <text:p>4.115</text:p>
          </table:table-cell>
          <table:table-cell table:style-name="ce42" office:value-type="float" office:value="4.24" calcext:value-type="float">
            <text:p>4.24</text:p>
          </table:table-cell>
          <table:table-cell table:style-name="ce42" office:value-type="float" office:value="4.31" calcext:value-type="float">
            <text:p>4.31</text:p>
          </table:table-cell>
          <table:table-cell table:style-name="ce42" office:value-type="float" office:value="4.35" calcext:value-type="float">
            <text:p>4.35</text:p>
          </table:table-cell>
          <table:table-cell table:style-name="ce42" office:value-type="float" office:value="4.5292" calcext:value-type="float">
            <text:p>4.5292</text:p>
          </table:table-cell>
          <table:table-cell table:style-name="ce42" office:value-type="float" office:value="4.66" calcext:value-type="float">
            <text:p>4.66</text:p>
          </table:table-cell>
          <table:table-cell table:style-name="ce42" office:value-type="float" office:value="4.7167" calcext:value-type="float">
            <text:p>4.7167</text:p>
          </table:table-cell>
          <table:table-cell table:number-columns-repeated="2" table:style-name="ce42" office:value-type="float" office:value="4.83" calcext:value-type="float">
            <text:p>4.83</text:p>
          </table:table-cell>
          <table:table-cell table:style-name="ce42" office:value-type="float" office:value="4.89" calcext:value-type="float">
            <text:p>4.89</text:p>
          </table:table-cell>
          <table:table-cell table:style-name="ce42" office:value-type="float" office:value="5.1667" calcext:value-type="float">
            <text:p>5.1667</text:p>
          </table:table-cell>
          <table:table-cell table:number-columns-repeated="2" table:style-name="ce42" office:value-type="float" office:value="5.35" calcext:value-type="float">
            <text:p>5.35</text:p>
          </table:table-cell>
          <table:table-cell table:style-name="ce42" office:value-type="float" office:value="5.3692" calcext:value-type="float">
            <text:p>5.3692</text:p>
          </table:table-cell>
          <table:table-cell table:style-name="ce42" office:value-type="float" office:value="5.655" calcext:value-type="float">
            <text:p>5.655</text:p>
          </table:table-cell>
          <table:table-cell table:style-name="ce42" office:value-type="float" office:value="6.1883" calcext:value-type="float">
            <text:p>6.1883</text:p>
          </table:table-cell>
          <table:table-cell table:style-name="ce42" office:value-type="float" office:value="6.4145" calcext:value-type="float">
            <text:p>6.4145</text:p>
          </table:table-cell>
          <table:table-cell table:style-name="ce42" office:value-type="float" office:value="6.9126" calcext:value-type="float">
            <text:p>6.9126</text:p>
          </table:table-cell>
          <table:table-cell table:style-name="ce42" office:value-type="float" office:value="7.469" calcext:value-type="float">
            <text:p>7.469</text:p>
          </table:table-cell>
          <table:table-cell table:style-name="ce42" office:value-type="float" office:value="7.4941" calcext:value-type="float">
            <text:p>7.4941</text:p>
          </table:table-cell>
          <table:table-cell table:style-name="ce42" office:value-type="float" office:value="7.8583" calcext:value-type="float">
            <text:p>7.8583</text:p>
          </table:table-cell>
          <table:table-cell table:style-name="ce42" office:value-type="float" office:value="8.2939" calcext:value-type="float">
            <text:p>8.2939</text:p>
          </table:table-cell>
          <table:table-cell table:style-name="ce42" office:value-type="float" office:value="8.862" calcext:value-type="float">
            <text:p>8.862</text:p>
          </table:table-cell>
          <table:table-cell table:style-name="ce42" office:value-type="float" office:value="9.1334" calcext:value-type="float">
            <text:p>9.1334</text:p>
          </table:table-cell>
          <table:table-cell table:style-name="ce42" office:value-type="float" office:value="9.3885" calcext:value-type="float">
            <text:p>9.3885</text:p>
          </table:table-cell>
          <table:table-cell table:style-name="ce42" office:value-type="float" office:value="10.3141" calcext:value-type="float">
            <text:p>10.3141</text:p>
          </table:table-cell>
          <table:table-cell table:number-columns-repeated="20"/>
        </table:table-row>
        <table:table-row table:style-name="ro1">
          <table:table-cell table:style-name="ce42"/>
          <table:table-cell/>
          <table:table-cell table:style-name="Default" table:number-columns-repeated="2"/>
          <table:table-cell table:style-name="ce42" table:number-columns-repeated="31"/>
          <table:table-cell table:number-columns-repeated="20"/>
        </table:table-row>
        <table:table-row table:style-name="ro1">
          <table:table-cell table:style-name="Default"/>
          <table:table-cell/>
          <table:table-cell table:style-name="Default" table:number-columns-repeated="24"/>
          <table:table-cell office:value-type="string" calcext:value-type="string">
            <text:p>Prix 2009 / moyenne 2000-2009)</text:p>
          </table:table-cell>
          <table:table-cell office:value-type="string" calcext:value-type="string">
            <text:p>Prix 2009 / moyenne 1990-2009)</text:p>
          </table:table-cell>
          <table:table-cell table:style-name="Default" table:number-columns-repeated="6"/>
          <table:table-cell table:number-columns-repeated="21"/>
        </table:table-row>
        <table:table-row table:style-name="ro1">
          <table:table-cell table:style-name="ce42" office:value-type="string" calcext:value-type="string">
            <text:p>Prime fixe annuelle au tarif T100 LU</text:p>
          </table:table-cell>
          <table:table-cell/>
          <table:table-cell table:style-name="Default" table:number-columns-repeated="24"/>
          <table:table-cell table:formula="of:=[.AB130]/AVERAGE([.S130:.AB130])" office:value-type="float" office:value="1.00365657237203" calcext:value-type="float">
            <text:p>1.0036565724</text:p>
          </table:table-cell>
          <table:table-cell table:style-name="Default" table:formula="of:=[.AB130]/AVERAGE([.I130:.AB130])" office:value-type="float" office:value="1.0237317155641" calcext:value-type="float">
            <text:p>1.0237317156</text:p>
          </table:table-cell>
          <table:table-cell table:style-name="Default" table:number-columns-repeated="6"/>
          <table:table-cell table:number-columns-repeated="21"/>
        </table:table-row>
        <table:table-row table:style-name="ro1">
          <table:table-cell table:style-name="ce42" office:value-type="string" calcext:value-type="string">
            <text:p>Prime fixe annuelle au tarif T110 MU</text:p>
          </table:table-cell>
          <table:table-cell/>
          <table:table-cell table:style-name="Default" table:number-columns-repeated="24"/>
          <table:table-cell table:formula="of:=[.AB131]/AVERAGE([.S131:.AB131])" office:value-type="float" office:value="1.02387317984282" calcext:value-type="float">
            <text:p>1.0238731798</text:p>
          </table:table-cell>
          <table:table-cell table:style-name="Default" table:formula="of:=[.AB131]/AVERAGE([.I131:.AB131])" office:value-type="float" office:value="1.08652713608972" calcext:value-type="float">
            <text:p>1.0865271361</text:p>
          </table:table-cell>
          <table:table-cell table:style-name="Default" table:number-columns-repeated="6"/>
          <table:table-cell table:number-columns-repeated="21"/>
        </table:table-row>
        <table:table-row table:style-name="ro1">
          <table:table-cell table:style-name="ce42" office:value-type="string" calcext:value-type="string">
            <text:p>Une tonne de vapeur au tarif T100 LU hiver</text:p>
          </table:table-cell>
          <table:table-cell/>
          <table:table-cell table:style-name="Default" table:number-columns-repeated="24"/>
          <table:table-cell table:formula="of:=[.AB132]/AVERAGE([.S132:.AB132])" office:value-type="float" office:value="1.35304759162491" calcext:value-type="float">
            <text:p>1.3530475916</text:p>
          </table:table-cell>
          <table:table-cell table:style-name="Default" table:formula="of:=[.AB132]/AVERAGE([.I132:.AB132])" office:value-type="float" office:value="1.5533258390674" calcext:value-type="float">
            <text:p>1.5533258391</text:p>
          </table:table-cell>
          <table:table-cell table:style-name="Default" table:number-columns-repeated="6"/>
          <table:table-cell table:number-columns-repeated="21"/>
        </table:table-row>
        <table:table-row table:style-name="ro1">
          <table:table-cell table:style-name="ce42" office:value-type="string" calcext:value-type="string">
            <text:p>Une tonne de vapeur au tarif T100 LU été</text:p>
          </table:table-cell>
          <table:table-cell/>
          <table:table-cell table:style-name="Default" table:number-columns-repeated="24"/>
          <table:table-cell table:formula="of:=[.AB133]/AVERAGE([.S133:.AB133])" office:value-type="float" office:value="1.32359523779447" calcext:value-type="float">
            <text:p>1.3235952378</text:p>
          </table:table-cell>
          <table:table-cell table:style-name="Default" table:formula="of:=[.AB133]/AVERAGE([.I133:.AB133])" office:value-type="float" office:value="1.62872465994457" calcext:value-type="float">
            <text:p>1.6287246599</text:p>
          </table:table-cell>
          <table:table-cell table:style-name="Default" table:number-columns-repeated="6"/>
          <table:table-cell table:number-columns-repeated="21"/>
        </table:table-row>
        <table:table-row table:style-name="ro1">
          <table:table-cell table:style-name="ce42" office:value-type="string" calcext:value-type="string">
            <text:p>Une tonne de vapeur au tarif T110 MU hiver</text:p>
          </table:table-cell>
          <table:table-cell/>
          <table:table-cell table:style-name="Default" table:number-columns-repeated="24"/>
          <table:table-cell table:formula="of:=[.AB134]/AVERAGE([.S134:.AB134])" office:value-type="float" office:value="1.35902385474998" calcext:value-type="float">
            <text:p>1.3590238547</text:p>
          </table:table-cell>
          <table:table-cell table:style-name="Default" table:formula="of:=[.AB134]/AVERAGE([.I134:.AB134])" office:value-type="float" office:value="1.58001674568376" calcext:value-type="float">
            <text:p>1.5800167457</text:p>
          </table:table-cell>
          <table:table-cell table:style-name="Default" table:number-columns-repeated="6"/>
          <table:table-cell table:number-columns-repeated="21"/>
        </table:table-row>
        <table:table-row table:style-name="ro1">
          <table:table-cell table:style-name="ce42" office:value-type="string" calcext:value-type="string">
            <text:p>Une tonne de vapeur au tarif T110 MU été</text:p>
          </table:table-cell>
          <table:table-cell/>
          <table:table-cell table:style-name="Default" table:number-columns-repeated="24"/>
          <table:table-cell table:formula="of:=[.AB135]/AVERAGE([.S135:.AB135])" office:value-type="float" office:value="1.2588318085855" calcext:value-type="float">
            <text:p>1.2588318086</text:p>
          </table:table-cell>
          <table:table-cell table:style-name="Default" table:formula="of:=[.AB135]/AVERAGE([.I135:.AB135])" office:value-type="float" office:value="1.43506984250266" calcext:value-type="float">
            <text:p>1.4350698425</text:p>
          </table:table-cell>
          <table:table-cell table:style-name="Default" table:number-columns-repeated="6"/>
          <table:table-cell table:number-columns-repeated="21"/>
        </table:table-row>
        <table:table-row table:style-name="ro1">
          <table:table-cell table:style-name="ce42" office:value-type="string" calcext:value-type="string">
            <text:p>Prix complet de 100 kWh PCI au tarif T100 LU</text:p>
          </table:table-cell>
          <table:table-cell/>
          <table:table-cell table:style-name="Default" table:number-columns-repeated="24"/>
          <table:table-cell table:formula="of:=[.AB136]/AVERAGE([.S136:.AB136])" office:value-type="float" office:value="1.2516926941625" calcext:value-type="float">
            <text:p>1.2516926942</text:p>
          </table:table-cell>
          <table:table-cell table:style-name="ce44" table:formula="of:=[.AB136]/AVERAGE([.I136:.AB136])" office:value-type="float" office:value="1.42049849156695" calcext:value-type="float">
            <text:p>1.4204984916</text:p>
          </table:table-cell>
          <table:table-cell table:style-name="Default" table:number-columns-repeated="6"/>
          <table:table-cell table:number-columns-repeated="21"/>
        </table:table-row>
        <table:table-row table:style-name="ro1">
          <table:table-cell table:style-name="ce42" office:value-type="string" calcext:value-type="string">
            <text:p>Prix complet de 100 kWh PCI au tarif T110 MU</text:p>
          </table:table-cell>
          <table:table-cell/>
          <table:table-cell table:style-name="Default" table:number-columns-repeated="24"/>
          <table:table-cell table:formula="of:=[.AB137]/AVERAGE([.S137:.AB137])" office:value-type="float" office:value="1.27098815117084" calcext:value-type="float">
            <text:p>1.2709881512</text:p>
          </table:table-cell>
          <table:table-cell table:style-name="ce44" table:formula="of:=[.AB137]/AVERAGE([.I137:.AB137])" office:value-type="float" office:value="1.44522315917385" calcext:value-type="float">
            <text:p>1.4452231592</text:p>
          </table:table-cell>
          <table:table-cell table:style-name="Default" table:number-columns-repeated="6"/>
          <table:table-cell table:number-columns-repeated="21"/>
        </table:table-row>
        <table:table-row table:style-name="ro1" table:number-rows-repeated="2">
          <table:table-cell table:style-name="Default"/>
          <table:table-cell/>
          <table:table-cell table:style-name="Default" table:number-columns-repeated="32"/>
          <table:table-cell table:number-columns-repeated="21"/>
        </table:table-row>
        <table:table-row table:style-name="ro1">
          <table:table-cell office:value-type="string" calcext:value-type="string">
            <text:p>Pégase–Bois, prix pour un ménage, en euros TTC (2003-2016)</text:p>
          </table:table-cell>
          <table:table-cell table:style-name="ce43"/>
          <table:table-cell table:number-columns-repeated="13"/>
          <table:table-cell table:style-name="Default" table:number-columns-repeated="11"/>
          <table:table-cell table:formula="of:=[.AB141]/AVERAGE([.S141:.AB141])" office:value-type="float" office:value="1.02968818558919" calcext:value-type="float">
            <text:p>1.0296881856</text:p>
          </table:table-cell>
          <table:table-cell table:style-name="Default" table:formula="of:=[.AB141]/AVERAGE([.I141:.AB141])" office:value-type="float" office:value="1.02968818558919" calcext:value-type="float">
            <text:p>1.0296881856</text:p>
          </table:table-cell>
          <table:table-cell table:style-name="Default" table:number-columns-repeated="6"/>
          <table:table-cell table:number-columns-repeated="21"/>
        </table:table-row>
        <table:table-row table:style-name="ro1">
          <table:table-cell office:value-type="string" calcext:value-type="string">
            <text:p>MEEM/CGDD/SOeS</text:p>
          </table:table-cell>
          <table:table-cell table:style-name="ce43"/>
          <table:table-cell table:number-columns-repeated="13"/>
          <table:table-cell table:style-name="Default" table:number-columns-repeated="19"/>
          <table:table-cell table:number-columns-repeated="21"/>
        </table:table-row>
        <table:table-row table:style-name="ro1">
          <table:table-cell/>
          <table:table-cell table:style-name="ce43"/>
          <table:table-cell table:number-columns-repeated="13"/>
          <table:table-cell table:style-name="Default" table:number-columns-repeated="19"/>
          <table:table-cell table:number-columns-repeated="21"/>
        </table:table-row>
        <table:table-row table:style-name="ro1">
          <table:table-cell office:value-type="string" calcext:value-type="string">
            <text:p>Units</text:p>
          </table:table-cell>
          <table:table-cell table:style-name="ce43" office:value-type="string" calcext:value-type="string">
            <text:p>données</text:p>
          </table:table-cell>
          <table:table-cell table:number-columns-repeated="13"/>
          <table:table-cell table:style-name="Default" table:number-columns-repeated="19"/>
          <table:table-cell table:number-columns-repeated="21"/>
        </table:table-row>
        <table:table-row table:style-name="ro1">
          <table:table-cell/>
          <table:table-cell table:style-name="ce43"/>
          <table:table-cell table:number-columns-repeated="13"/>
          <table:table-cell table:style-name="Default" table:number-columns-repeated="19"/>
          <table:table-cell table:number-columns-repeated="21"/>
        </table:table-row>
        <table:table-row table:style-name="ro1">
          <table:table-cell office:value-type="string" calcext:value-type="string">
            <text:p>Période</text:p>
          </table:table-cell>
          <table:table-cell/>
          <table:table-cell table:style-name="Default" table:number-columns-repeated="16"/>
          <table:table-cell office:value-type="string" calcext:value-type="string">
            <text:p>2000</text:p>
          </table:table-cell>
          <table:table-cell office:value-type="string" calcext:value-type="string">
            <text:p>2001</text:p>
          </table:table-cell>
          <table:table-cell office:value-type="string" calcext:value-type="string">
            <text:p>2002</text:p>
          </table:table-cell>
          <table:table-cell office:value-type="string" calcext:value-type="string">
            <text:p>2003</text:p>
          </table:table-cell>
          <table:table-cell office:value-type="string" calcext:value-type="string">
            <text:p>2004</text:p>
          </table:table-cell>
          <table:table-cell office:value-type="string" calcext:value-type="string">
            <text:p>2005</text:p>
          </table:table-cell>
          <table:table-cell office:value-type="string" calcext:value-type="string">
            <text:p>2006</text:p>
          </table:table-cell>
          <table:table-cell office:value-type="string" calcext:value-type="string">
            <text:p>2007</text:p>
          </table:table-cell>
          <table:table-cell office:value-type="string" calcext:value-type="string">
            <text:p>2008</text:p>
          </table:table-cell>
          <table:table-cell office:value-type="string" calcext:value-type="string">
            <text:p>2009</text:p>
          </table:table-cell>
          <table:table-cell office:value-type="string" calcext:value-type="string">
            <text:p>2010</text:p>
          </table:table-cell>
          <table:table-cell office:value-type="string" calcext:value-type="string">
            <text:p>2011</text:p>
          </table:table-cell>
          <table:table-cell office:value-type="string" calcext:value-type="string">
            <text:p>2012</text:p>
          </table:table-cell>
          <table:table-cell office:value-type="string" calcext:value-type="string">
            <text:p>2013</text:p>
          </table:table-cell>
          <table:table-cell office:value-type="string" calcext:value-type="string">
            <text:p>2014</text:p>
          </table:table-cell>
          <table:table-cell office:value-type="string" calcext:value-type="string">
            <text:p>2015</text:p>
          </table:table-cell>
          <table:table-cell table:style-name="ce43" office:value-type="string" calcext:value-type="string">
            <text:p>2016</text:p>
          </table:table-cell>
          <table:table-cell table:number-columns-repeated="20"/>
        </table:table-row>
        <table:table-row table:style-name="ro1">
          <table:table-cell office:value-type="string" calcext:value-type="string">
            <text:p>Libelle</text:p>
          </table:table-cell>
          <table:table-cell/>
          <table:table-cell table:style-name="Default" table:number-columns-repeated="19"/>
          <table:table-cell table:number-columns-repeated="13"/>
          <table:table-cell table:style-name="ce43"/>
          <table:table-cell table:number-columns-repeated="20"/>
        </table:table-row>
        <table:table-row table:style-name="ro1">
          <table:table-cell office:value-type="string" calcext:value-type="string">
            <text:p>Une tonne de granulés vrac</text:p>
          </table:table-cell>
          <table:table-cell/>
          <table:table-cell table:style-name="Default" table:number-columns-repeated="19"/>
          <table:table-cell office:value-type="float" office:value="140" calcext:value-type="float">
            <text:p>140</text:p>
          </table:table-cell>
          <table:table-cell table:formula="of:=([.X157]+[.V157])/2" office:value-type="float" office:value="165" calcext:value-type="float">
            <text:p>165</text:p>
          </table:table-cell>
          <table:table-cell office:value-type="float" office:value="190" calcext:value-type="float">
            <text:p>190</text:p>
          </table:table-cell>
          <table:table-cell office:value-type="float" office:value="210" calcext:value-type="float">
            <text:p>210</text:p>
          </table:table-cell>
          <table:table-cell office:value-type="float" office:value="235" calcext:value-type="float">
            <text:p>235</text:p>
          </table:table-cell>
          <table:table-cell office:value-type="float" office:value="250" calcext:value-type="float">
            <text:p>250</text:p>
          </table:table-cell>
          <table:table-cell office:value-type="float" office:value="215" calcext:value-type="float">
            <text:p>215</text:p>
          </table:table-cell>
          <table:table-cell office:value-type="float" office:value="242" calcext:value-type="float">
            <text:p>242</text:p>
          </table:table-cell>
          <table:table-cell office:value-type="float" office:value="250" calcext:value-type="float">
            <text:p>250</text:p>
          </table:table-cell>
          <table:table-cell office:value-type="float" office:value="260" calcext:value-type="float">
            <text:p>260</text:p>
          </table:table-cell>
          <table:table-cell office:value-type="float" office:value="274" calcext:value-type="float">
            <text:p>274</text:p>
          </table:table-cell>
          <table:table-cell office:value-type="float" office:value="289" calcext:value-type="float">
            <text:p>289</text:p>
          </table:table-cell>
          <table:table-cell office:value-type="float" office:value="285" calcext:value-type="float">
            <text:p>285</text:p>
          </table:table-cell>
          <table:table-cell table:style-name="ce43" office:value-type="float" office:value="276" calcext:value-type="float">
            <text:p>276</text:p>
          </table:table-cell>
          <table:table-cell table:number-columns-repeated="20"/>
        </table:table-row>
        <table:table-row table:style-name="ro1">
          <table:table-cell office:value-type="string" calcext:value-type="string">
            <text:p>Un stère de bûches</text:p>
          </table:table-cell>
          <table:table-cell/>
          <table:table-cell table:style-name="Default" table:number-columns-repeated="19"/>
          <table:table-cell office:value-type="float" office:value="49" calcext:value-type="float">
            <text:p>49</text:p>
          </table:table-cell>
          <table:table-cell table:formula="of:=([.X158]+[.V158])/2" office:value-type="float" office:value="52" calcext:value-type="float">
            <text:p>52</text:p>
          </table:table-cell>
          <table:table-cell table:number-columns-repeated="2" office:value-type="float" office:value="55" calcext:value-type="float">
            <text:p>55</text:p>
          </table:table-cell>
          <table:table-cell table:number-columns-repeated="2" office:value-type="float" office:value="61" calcext:value-type="float">
            <text:p>61</text:p>
          </table:table-cell>
          <table:table-cell office:value-type="float" office:value="60" calcext:value-type="float">
            <text:p>60</text:p>
          </table:table-cell>
          <table:table-cell table:number-columns-repeated="2" office:value-type="float" office:value="63" calcext:value-type="float">
            <text:p>63</text:p>
          </table:table-cell>
          <table:table-cell office:value-type="float" office:value="67" calcext:value-type="float">
            <text:p>67</text:p>
          </table:table-cell>
          <table:table-cell office:value-type="float" office:value="73" calcext:value-type="float">
            <text:p>73</text:p>
          </table:table-cell>
          <table:table-cell office:value-type="float" office:value="75" calcext:value-type="float">
            <text:p>75</text:p>
          </table:table-cell>
          <table:table-cell office:value-type="float" office:value="68" calcext:value-type="float">
            <text:p>68</text:p>
          </table:table-cell>
          <table:table-cell table:style-name="ce43" office:value-type="float" office:value="67" calcext:value-type="float">
            <text:p>67</text:p>
          </table:table-cell>
          <table:table-cell table:number-columns-repeated="20"/>
        </table:table-row>
        <table:table-row table:style-name="ro1">
          <table:table-cell office:value-type="string" calcext:value-type="string">
            <text:p>100 kWh PCI de bûches</text:p>
          </table:table-cell>
          <table:table-cell table:formula="of:=[.C159]/(1+[.$V$167])" office:value-type="float" office:value="1.38378165632149" calcext:value-type="float">
            <text:p>1.3837816563</text:p>
          </table:table-cell>
          <table:table-cell table:style-name="Default" table:formula="of:=[.D159]/(1+[.$V$167])" office:value-type="float" office:value="1.43549572411256" calcext:value-type="float">
            <text:p>1.4354957241</text:p>
          </table:table-cell>
          <table:table-cell table:style-name="Default" table:formula="of:=[.E159]/(1+[.$V$167])" office:value-type="float" office:value="1.48914242686471" calcext:value-type="float">
            <text:p>1.4891424269</text:p>
          </table:table-cell>
          <table:table-cell table:style-name="Default" table:formula="of:=[.F159]/(1+[.$V$167])" office:value-type="float" office:value="1.54479399014541" calcext:value-type="float">
            <text:p>1.5447939901</text:p>
          </table:table-cell>
          <table:table-cell table:style-name="Default" table:formula="of:=[.G159]/(1+[.$V$167])" office:value-type="float" office:value="1.60252533870368" calcext:value-type="float">
            <text:p>1.6025253387</text:p>
          </table:table-cell>
          <table:table-cell table:style-name="Default" table:formula="of:=[.H159]/(1+[.$V$167])" office:value-type="float" office:value="1.66241419734265" calcext:value-type="float">
            <text:p>1.6624141973</text:p>
          </table:table-cell>
          <table:table-cell table:style-name="Default" table:formula="of:=[.I159]/(1+[.$V$167])" office:value-type="float" office:value="1.72454119556198" calcext:value-type="float">
            <text:p>1.7245411956</text:p>
          </table:table-cell>
          <table:table-cell table:style-name="Default" table:formula="of:=[.J159]/(1+[.$V$167])" office:value-type="float" office:value="1.78898997611083" calcext:value-type="float">
            <text:p>1.7889899761</text:p>
          </table:table-cell>
          <table:table-cell table:style-name="Default" table:formula="of:=[.K159]/(1+[.$V$167])" office:value-type="float" office:value="1.85584730759771" calcext:value-type="float">
            <text:p>1.8558473076</text:p>
          </table:table-cell>
          <table:table-cell table:style-name="Default" table:formula="of:=[.L159]/(1+[.$V$167])" office:value-type="float" office:value="1.92520320130866" calcext:value-type="float">
            <text:p>1.9252032013</text:p>
          </table:table-cell>
          <table:table-cell table:style-name="Default" table:formula="of:=[.M159]/(1+[.$V$167])" office:value-type="float" office:value="1.99715103239115" calcext:value-type="float">
            <text:p>1.9971510324</text:p>
          </table:table-cell>
          <table:table-cell table:style-name="Default" table:formula="of:=[.N159]/(1+[.$V$167])" office:value-type="float" office:value="2.07178766556683" calcext:value-type="float">
            <text:p>2.0717876656</text:p>
          </table:table-cell>
          <table:table-cell table:style-name="Default" table:formula="of:=[.O159]/(1+[.$V$167])" office:value-type="float" office:value="2.14921358554227" calcext:value-type="float">
            <text:p>2.1492135855</text:p>
          </table:table-cell>
          <table:table-cell table:style-name="Default" table:formula="of:=[.P159]/(1+[.$V$167])" office:value-type="float" office:value="2.2295330322935" calcext:value-type="float">
            <text:p>2.2295330323</text:p>
          </table:table-cell>
          <table:table-cell table:style-name="Default" table:formula="of:=[.Q159]/(1+[.$V$167])" office:value-type="float" office:value="2.31285414140616" calcext:value-type="float">
            <text:p>2.3128541414</text:p>
          </table:table-cell>
          <table:table-cell table:style-name="Default" table:formula="of:=[.R159]/(1+[.$V$167])" office:value-type="float" office:value="2.39928908966057" calcext:value-type="float">
            <text:p>2.3992890897</text:p>
          </table:table-cell>
          <table:table-cell table:style-name="Default" table:formula="of:=[.S159]/(1+[.$V$167])" office:value-type="float" office:value="2.48895424605738" calcext:value-type="float">
            <text:p>2.4889542461</text:p>
          </table:table-cell>
          <table:table-cell table:style-name="Default" table:formula="of:=[.T159]/(1+[.$V$167])" office:value-type="float" office:value="2.58197032848736" calcext:value-type="float">
            <text:p>2.5819703285</text:p>
          </table:table-cell>
          <table:table-cell table:style-name="Default" table:formula="of:=[.U159]/(1+[.$V$167])" office:value-type="float" office:value="2.67846256625621" calcext:value-type="float">
            <text:p>2.6784625663</text:p>
          </table:table-cell>
          <table:table-cell table:style-name="Default" table:formula="of:=[.V159]/(1+[.$V$167])" office:value-type="float" office:value="2.77856086868308" calcext:value-type="float">
            <text:p>2.7785608687</text:p>
          </table:table-cell>
          <table:table-cell office:value-type="float" office:value="2.8824" calcext:value-type="float">
            <text:p>2.8824</text:p>
          </table:table-cell>
          <table:table-cell table:formula="of:=([.X159]+[.V159])/2" office:value-type="float" office:value="3.05885" calcext:value-type="float">
            <text:p>3.05885</text:p>
          </table:table-cell>
          <table:table-cell table:number-columns-repeated="2" office:value-type="float" office:value="3.2353" calcext:value-type="float">
            <text:p>3.2353</text:p>
          </table:table-cell>
          <table:table-cell table:number-columns-repeated="2" office:value-type="float" office:value="3.5882" calcext:value-type="float">
            <text:p>3.5882</text:p>
          </table:table-cell>
          <table:table-cell office:value-type="float" office:value="3.5294" calcext:value-type="float">
            <text:p>3.5294</text:p>
          </table:table-cell>
          <table:table-cell table:number-columns-repeated="2" office:value-type="float" office:value="3.7059" calcext:value-type="float">
            <text:p>3.7059</text:p>
          </table:table-cell>
          <table:table-cell office:value-type="float" office:value="3.9412" calcext:value-type="float">
            <text:p>3.9412</text:p>
          </table:table-cell>
          <table:table-cell office:value-type="float" office:value="4.2941" calcext:value-type="float">
            <text:p>4.2941</text:p>
          </table:table-cell>
          <table:table-cell office:value-type="float" office:value="4.4118" calcext:value-type="float">
            <text:p>4.4118</text:p>
          </table:table-cell>
          <table:table-cell office:value-type="float" office:value="4" calcext:value-type="float">
            <text:p>4</text:p>
          </table:table-cell>
          <table:table-cell table:style-name="ce43" office:value-type="float" office:value="3.9412" calcext:value-type="float">
            <text:p>3.9412</text:p>
          </table:table-cell>
          <table:table-cell table:number-columns-repeated="20"/>
        </table:table-row>
        <table:table-row table:style-name="ro1">
          <table:table-cell table:style-name="Default"/>
          <table:table-cell/>
          <table:table-cell table:style-name="Default" table:number-columns-repeated="18"/>
          <table:table-cell table:style-name="Default" office:value-type="string" calcext:value-type="string">
            <text:p>Evolution</text:p>
          </table:table-cell>
          <table:table-cell table:style-name="Default" table:number-columns-repeated="13"/>
          <table:table-cell table:number-columns-repeated="21"/>
        </table:table-row>
        <table:table-row table:style-name="ro1">
          <table:table-cell table:style-name="Default"/>
          <table:table-cell/>
          <table:table-cell table:style-name="Default" table:number-columns-repeated="20"/>
          <table:table-cell table:style-name="Default" table:formula="of:=[.W157]/[.V157]-1" office:value-type="float" office:value="0.178571428571429" calcext:value-type="float">
            <text:p>0.1785714286</text:p>
          </table:table-cell>
          <table:table-cell table:style-name="Default" table:formula="of:=[.X157]/[.W157]-1" office:value-type="float" office:value="0.151515151515152" calcext:value-type="float">
            <text:p>0.1515151515</text:p>
          </table:table-cell>
          <table:table-cell table:style-name="Default" table:formula="of:=[.Y157]/[.X157]-1" office:value-type="float" office:value="0.105263157894737" calcext:value-type="float">
            <text:p>0.1052631579</text:p>
          </table:table-cell>
          <table:table-cell table:style-name="Default" table:formula="of:=[.Z157]/[.Y157]-1" office:value-type="float" office:value="0.119047619047619" calcext:value-type="float">
            <text:p>0.119047619</text:p>
          </table:table-cell>
          <table:table-cell table:style-name="Default" table:formula="of:=[.AA157]/[.Z157]-1" office:value-type="float" office:value="0.0638297872340425" calcext:value-type="float">
            <text:p>0.0638297872</text:p>
          </table:table-cell>
          <table:table-cell table:style-name="Default" table:formula="of:=[.AB157]/[.AA157]-1" office:value-type="float" office:value="-0.14" calcext:value-type="float">
            <text:p>-0.14</text:p>
          </table:table-cell>
          <table:table-cell table:style-name="Default" table:formula="of:=[.AC157]/[.AB157]-1" office:value-type="float" office:value="0.125581395348837" calcext:value-type="float">
            <text:p>0.1255813953</text:p>
          </table:table-cell>
          <table:table-cell table:style-name="Default" table:formula="of:=[.AD157]/[.AC157]-1" office:value-type="float" office:value="0.0330578512396693" calcext:value-type="float">
            <text:p>0.0330578512</text:p>
          </table:table-cell>
          <table:table-cell table:style-name="Default" table:formula="of:=[.AE157]/[.AD157]-1" office:value-type="float" office:value="0.04" calcext:value-type="float">
            <text:p>0.04</text:p>
          </table:table-cell>
          <table:table-cell table:style-name="Default" table:formula="of:=[.AF157]/[.AE157]-1" office:value-type="float" office:value="0.0538461538461539" calcext:value-type="float">
            <text:p>0.0538461538</text:p>
          </table:table-cell>
          <table:table-cell table:style-name="Default" table:formula="of:=[.AG157]/[.AF157]-1" office:value-type="float" office:value="0.0547445255474452" calcext:value-type="float">
            <text:p>0.0547445255</text:p>
          </table:table-cell>
          <table:table-cell table:style-name="Default" table:formula="of:=[.AH157]/[.AG157]-1" office:value-type="float" office:value="-0.013840830449827" calcext:value-type="float">
            <text:p>-0.0138408304</text:p>
          </table:table-cell>
          <table:table-cell table:formula="of:=[.AI157]/[.AH157]-1" office:value-type="float" office:value="-0.031578947368421" calcext:value-type="float">
            <text:p>-0.0315789474</text:p>
          </table:table-cell>
          <table:table-cell table:number-columns-repeated="20"/>
        </table:table-row>
        <table:table-row table:style-name="ro1">
          <table:table-cell table:style-name="Default"/>
          <table:table-cell/>
          <table:table-cell table:style-name="Default" table:number-columns-repeated="20"/>
          <table:table-cell table:style-name="Default" table:formula="of:=[.W158]/[.V158]-1" office:value-type="float" office:value="0.0612244897959184" calcext:value-type="float">
            <text:p>0.0612244898</text:p>
          </table:table-cell>
          <table:table-cell table:style-name="Default" table:formula="of:=[.X158]/[.W158]-1" office:value-type="float" office:value="0.0576923076923077" calcext:value-type="float">
            <text:p>0.0576923077</text:p>
          </table:table-cell>
          <table:table-cell table:style-name="Default" table:formula="of:=[.Y158]/[.X158]-1" office:value-type="float" office:value="0" calcext:value-type="float">
            <text:p>0</text:p>
          </table:table-cell>
          <table:table-cell table:style-name="Default" table:formula="of:=[.Z158]/[.Y158]-1" office:value-type="float" office:value="0.109090909090909" calcext:value-type="float">
            <text:p>0.1090909091</text:p>
          </table:table-cell>
          <table:table-cell table:style-name="Default" table:formula="of:=[.AA158]/[.Z158]-1" office:value-type="float" office:value="0" calcext:value-type="float">
            <text:p>0</text:p>
          </table:table-cell>
          <table:table-cell table:style-name="Default" table:formula="of:=[.AB158]/[.AA158]-1" office:value-type="float" office:value="-0.0163934426229508" calcext:value-type="float">
            <text:p>-0.0163934426</text:p>
          </table:table-cell>
          <table:table-cell table:style-name="Default" table:formula="of:=[.AC158]/[.AB158]-1" office:value-type="float" office:value="0.05" calcext:value-type="float">
            <text:p>0.05</text:p>
          </table:table-cell>
          <table:table-cell table:style-name="Default" table:formula="of:=[.AD158]/[.AC158]-1" office:value-type="float" office:value="0" calcext:value-type="float">
            <text:p>0</text:p>
          </table:table-cell>
          <table:table-cell table:style-name="Default" table:formula="of:=[.AE158]/[.AD158]-1" office:value-type="float" office:value="0.0634920634920635" calcext:value-type="float">
            <text:p>0.0634920635</text:p>
          </table:table-cell>
          <table:table-cell table:style-name="Default" table:formula="of:=[.AF158]/[.AE158]-1" office:value-type="float" office:value="0.0895522388059702" calcext:value-type="float">
            <text:p>0.0895522388</text:p>
          </table:table-cell>
          <table:table-cell table:style-name="Default" table:formula="of:=[.AG158]/[.AF158]-1" office:value-type="float" office:value="0.0273972602739727" calcext:value-type="float">
            <text:p>0.0273972603</text:p>
          </table:table-cell>
          <table:table-cell table:style-name="Default" table:formula="of:=[.AH158]/[.AG158]-1" office:value-type="float" office:value="-0.0933333333333334" calcext:value-type="float">
            <text:p>-0.0933333333</text:p>
          </table:table-cell>
          <table:table-cell table:formula="of:=[.AI158]/[.AH158]-1" office:value-type="float" office:value="-0.0147058823529411" calcext:value-type="float">
            <text:p>-0.0147058824</text:p>
          </table:table-cell>
          <table:table-cell table:number-columns-repeated="20"/>
        </table:table-row>
        <table:table-row table:style-name="ro1">
          <table:table-cell table:style-name="Default"/>
          <table:table-cell/>
          <table:table-cell table:style-name="Default" table:number-columns-repeated="20"/>
          <table:table-cell table:style-name="Default" table:formula="of:=[.W159]/[.V159]-1" office:value-type="float" office:value="0.0612163474882044" calcext:value-type="float">
            <text:p>0.0612163475</text:p>
          </table:table-cell>
          <table:table-cell table:style-name="Default" table:formula="of:=[.X159]/[.W159]-1" office:value-type="float" office:value="0.0576850777252889" calcext:value-type="float">
            <text:p>0.0576850777</text:p>
          </table:table-cell>
          <table:table-cell table:style-name="Default" table:formula="of:=[.Y159]/[.X159]-1" office:value-type="float" office:value="0" calcext:value-type="float">
            <text:p>0</text:p>
          </table:table-cell>
          <table:table-cell table:style-name="Default" table:formula="of:=[.Z159]/[.Y159]-1" office:value-type="float" office:value="0.109077983494575" calcext:value-type="float">
            <text:p>0.1090779835</text:p>
          </table:table-cell>
          <table:table-cell table:style-name="Default" table:formula="of:=[.AA159]/[.Z159]-1" office:value-type="float" office:value="0" calcext:value-type="float">
            <text:p>0</text:p>
          </table:table-cell>
          <table:table-cell table:style-name="Default" table:formula="of:=[.AB159]/[.AA159]-1" office:value-type="float" office:value="-0.0163870464299649" calcext:value-type="float">
            <text:p>-0.0163870464</text:p>
          </table:table-cell>
          <table:table-cell table:style-name="Default" table:formula="of:=[.AC159]/[.AB159]-1" office:value-type="float" office:value="0.0500085000283335" calcext:value-type="float">
            <text:p>0.0500085</text:p>
          </table:table-cell>
          <table:table-cell table:style-name="Default" table:formula="of:=[.AD159]/[.AC159]-1" office:value-type="float" office:value="0" calcext:value-type="float">
            <text:p>0</text:p>
          </table:table-cell>
          <table:table-cell table:style-name="Default" table:formula="of:=[.AE159]/[.AD159]-1" office:value-type="float" office:value="0.0634933484443725" calcext:value-type="float">
            <text:p>0.0634933484</text:p>
          </table:table-cell>
          <table:table-cell table:style-name="Default" table:formula="of:=[.AF159]/[.AE159]-1" office:value-type="float" office:value="0.0895412564701106" calcext:value-type="float">
            <text:p>0.0895412565</text:p>
          </table:table-cell>
          <table:table-cell table:style-name="Default" table:formula="of:=[.AG159]/[.AF159]-1" office:value-type="float" office:value="0.0274097016837056" calcext:value-type="float">
            <text:p>0.0274097017</text:p>
          </table:table-cell>
          <table:table-cell table:style-name="Default" table:formula="of:=[.AH159]/[.AG159]-1" office:value-type="float" office:value="-0.0933405866086405" calcext:value-type="float">
            <text:p>-0.0933405866</text:p>
          </table:table-cell>
          <table:table-cell table:formula="of:=[.AI159]/[.AH159]-1" office:value-type="float" office:value="-0.0146999999999999" calcext:value-type="float">
            <text:p>-0.0147</text:p>
          </table:table-cell>
          <table:table-cell table:number-columns-repeated="20"/>
        </table:table-row>
        <table:table-row table:style-name="ro1">
          <table:table-cell table:style-name="Default"/>
          <table:table-cell/>
          <table:table-cell table:style-name="Default" table:number-columns-repeated="18"/>
          <table:table-cell table:style-name="Default" office:value-type="string" calcext:value-type="string">
            <text:p>Tcam 2005-2010</text:p>
          </table:table-cell>
          <table:table-cell table:style-name="Default" table:number-columns-repeated="13"/>
          <table:table-cell table:formula="of:=AVERAGE([.X163:.AI163])" office:value-type="float" office:value="0.0227323529006484" calcext:value-type="float">
            <text:p>0.0227323529</text:p>
          </table:table-cell>
          <table:table-cell table:number-columns-repeated="20"/>
        </table:table-row>
        <table:table-row table:style-name="ro1">
          <table:table-cell table:style-name="Default"/>
          <table:table-cell/>
          <table:table-cell table:style-name="Default" table:number-columns-repeated="19"/>
          <table:table-cell table:style-name="Default" table:formula="of:=AVERAGE([.W161:.AC161])" office:value-type="float" office:value="0.086258362801688" calcext:value-type="float">
            <text:p>0.0862583628</text:p>
          </table:table-cell>
          <table:table-cell table:style-name="Default" table:number-columns-repeated="6"/>
          <table:table-cell table:style-name="Default" table:formula="of:=AVERAGE([.X161:.AC161])" office:value-type="float" office:value="0.0708728518400645" calcext:value-type="float">
            <text:p>0.0708728518</text:p>
          </table:table-cell>
          <table:table-cell table:style-name="Default" table:number-columns-repeated="5"/>
          <table:table-cell table:number-columns-repeated="21"/>
        </table:table-row>
        <table:table-row table:style-name="ro1">
          <table:table-cell table:style-name="Default"/>
          <table:table-cell/>
          <table:table-cell table:style-name="Default" table:number-columns-repeated="19"/>
          <table:table-cell table:style-name="Default" table:formula="of:=AVERAGE([.W162:.AC162])" office:value-type="float" office:value="0.0373734662794549" calcext:value-type="float">
            <text:p>0.0373734663</text:p>
          </table:table-cell>
          <table:table-cell table:style-name="Default" table:number-columns-repeated="6"/>
          <table:table-cell table:style-name="Default" table:formula="of:=AVERAGE([.X162:.AC162])" office:value-type="float" office:value="0.0333982956933777" calcext:value-type="float">
            <text:p>0.0333982957</text:p>
          </table:table-cell>
          <table:table-cell table:style-name="Default" table:number-columns-repeated="5"/>
          <table:table-cell table:number-columns-repeated="21"/>
        </table:table-row>
        <table:table-row table:style-name="ro1">
          <table:table-cell table:style-name="Default"/>
          <table:table-cell/>
          <table:table-cell table:style-name="Default" table:number-columns-repeated="19"/>
          <table:table-cell table:style-name="Default" table:formula="of:=AVERAGE([.W163:.AC163])" office:value-type="float" office:value="0.0373715517580625" calcext:value-type="float">
            <text:p>0.0373715518</text:p>
          </table:table-cell>
          <table:table-cell table:style-name="Default" table:number-columns-repeated="6"/>
          <table:table-cell table:style-name="Default" table:formula="of:=AVERAGE([.X163:.AC163])" office:value-type="float" office:value="0.0333974191363721" calcext:value-type="float">
            <text:p>0.0333974191</text:p>
          </table:table-cell>
          <table:table-cell table:style-name="Default" table:number-columns-repeated="5"/>
          <table:table-cell table:number-columns-repeated="21"/>
        </table:table-row>
        <table:table-row table:style-name="ro1">
          <table:table-cell table:style-name="Default"/>
          <table:table-cell/>
          <table:table-cell table:style-name="Default" table:number-columns-repeated="32"/>
          <table:table-cell table:number-columns-repeated="21"/>
        </table:table-row>
        <table:table-row table:style-name="ro7" table:number-rows-repeated="3">
          <table:table-cell table:style-name="Default"/>
          <table:table-cell/>
          <table:table-cell table:style-name="Default" table:number-columns-repeated="32"/>
          <table:table-cell table:number-columns-repeated="21"/>
        </table:table-row>
        <table:table-row table:style-name="ro1">
          <table:table-cell table:style-name="Default"/>
          <table:table-cell/>
          <table:table-cell table:style-name="Default" table:number-columns-repeated="24"/>
          <table:table-cell office:value-type="string" calcext:value-type="string">
            <text:p>Prix 2009 / moyenne 2000-2009)</text:p>
          </table:table-cell>
          <table:table-cell office:value-type="string" calcext:value-type="string">
            <text:p>Prix 2009 / moyenne 1990-2009)</text:p>
          </table:table-cell>
          <table:table-cell table:style-name="Default" table:number-columns-repeated="6"/>
          <table:table-cell table:number-columns-repeated="21"/>
        </table:table-row>
        <table:table-row table:style-name="ro8">
          <table:table-cell table:style-name="Default"/>
          <table:table-cell/>
          <table:table-cell table:style-name="Default" table:number-columns-repeated="24"/>
          <table:table-cell table:style-name="ce44" table:formula="of:=[.AB159]/(AVERAGE([.S159:.AA159]))" office:value-type="float" office:value="1.14975638800605" calcext:value-type="float">
            <text:p>1.149756388</text:p>
          </table:table-cell>
          <table:table-cell table:style-name="ce44" table:formula="of:=[.AB159]/(AVERAGE([.I159:.AB159]))" office:value-type="float" office:value="1.34773022537929" calcext:value-type="float">
            <text:p>1.3477302254</text:p>
          </table:table-cell>
          <table:table-cell table:style-name="Default" table:number-columns-repeated="6"/>
          <table:table-cell table:number-columns-repeated="21"/>
        </table:table-row>
        <table:table-row table:style-name="ro7" table:number-rows-repeated="4">
          <table:table-cell table:style-name="Default"/>
          <table:table-cell/>
          <table:table-cell table:style-name="Default" table:number-columns-repeated="32"/>
          <table:table-cell table:number-columns-repeated="21"/>
        </table:table-row>
        <table:table-row table:style-name="ro1" table:number-rows-repeated="2">
          <table:table-cell table:style-name="Default"/>
          <table:table-cell/>
          <table:table-cell table:style-name="Default" table:number-columns-repeated="32"/>
          <table:table-cell table:number-columns-repeated="21"/>
        </table:table-row>
        <table:table-row table:style-name="ro7" table:number-rows-repeated="4">
          <table:table-cell table:style-name="Default"/>
          <table:table-cell/>
          <table:table-cell table:style-name="Default" table:number-columns-repeated="32"/>
          <table:table-cell table:number-columns-repeated="21"/>
        </table:table-row>
        <table:table-row table:style-name="ro1">
          <table:table-cell table:style-name="Default"/>
          <table:table-cell/>
          <table:table-cell table:style-name="Default" table:number-columns-repeated="32"/>
          <table:table-cell table:number-columns-repeated="21"/>
        </table:table-row>
        <table:table-row table:style-name="ro1">
          <table:table-cell table:style-name="Default"/>
          <table:table-cell/>
          <table:table-cell table:style-name="Default" table:number-columns-repeated="32"/>
          <table:table-cell table:number-columns-repeated="21"/>
        </table:table-row>
      </table:table>
      <table:table table:name="Particulier pour AME" table:style-name="ta1">
        <office:forms form:automatic-focus="false" form:apply-design-mode="false"/>
        <table:table-column table:style-name="co19" table:default-cell-style-name="Default"/>
        <table:table-column table:style-name="co20" table:default-cell-style-name="Default"/>
        <table:table-column table:style-name="co21" table:default-cell-style-name="Default"/>
        <table:table-column table:style-name="co22" table:number-columns-repeated="4" table:default-cell-style-name="Default"/>
        <table:table-column table:style-name="co23" table:default-cell-style-name="Default"/>
        <table:table-column table:style-name="co24" table:default-cell-style-name="Default"/>
        <table:table-column table:style-name="co25" table:number-columns-repeated="2" table:default-cell-style-name="Default"/>
        <table:table-column table:style-name="co20" table:default-cell-style-name="Default"/>
        <table:table-column table:style-name="co26" table:default-cell-style-name="Default"/>
        <table:table-column table:style-name="co27" table:default-cell-style-name="Default"/>
        <table:table-column table:style-name="co25" table:number-columns-repeated="3" table:default-cell-style-name="Default"/>
        <table:table-column table:style-name="co26" table:default-cell-style-name="Default"/>
        <table:table-column table:style-name="co27" table:default-cell-style-name="Default"/>
        <table:table-column table:style-name="co25" table:number-columns-repeated="4" table:default-cell-style-name="Default"/>
        <table:table-column table:style-name="co23" table:number-columns-repeated="1001" table:default-cell-style-name="Default"/>
        <table:table-row table:style-name="ro9">
          <table:table-cell table:style-name="ce57" office:value-type="string" calcext:value-type="string">
            <text:p>Les données sur les différentes composantes des prix ont été essentiellement récupérées sur : </text:p>
            <text:p>http://www.energie-info.fr/Fiches-pratiques/Ma-facture-mon-compteur/Les-differents-elements-de-ma-facture</text:p>
            <text:p>Voir également les rapports de la CRE sur les tarifs du gaz et de l'électricité. </text:p>
          </table:table-cell>
          <table:table-cell table:style-name="ce57" table:number-columns-repeated="6"/>
          <table:table-cell table:number-columns-repeated="1017"/>
        </table:table-row>
        <table:table-row table:style-name="ro1">
          <table:table-cell table:style-name="ce58" table:number-columns-repeated="7"/>
          <table:table-cell table:style-name="ce74" office:value-type="string" calcext:value-type="string" table:number-columns-spanned="6" table:number-rows-spanned="1">
            <text:p><text:s/>pétrole brut ($/barril)</text:p>
          </table:table-cell>
          <table:covered-table-cell table:number-columns-repeated="5" table:style-name="ce94"/>
          <table:table-cell table:style-name="ce74" office:value-type="string" calcext:value-type="string" table:number-columns-spanned="5" table:number-rows-spanned="1">
            <text:p>Gaz naturel vers l'europe ($/Mbtu)</text:p>
          </table:table-cell>
          <table:covered-table-cell table:number-columns-repeated="4" table:style-name="ce94"/>
          <table:table-cell table:style-name="ce74" office:value-type="string" calcext:value-type="string" table:number-columns-spanned="5" table:number-rows-spanned="1">
            <text:p>Charbon OCDE ($/tonne)</text:p>
          </table:table-cell>
          <table:covered-table-cell table:number-columns-repeated="4" table:style-name="ce94"/>
          <table:table-cell table:number-columns-repeated="1001"/>
        </table:table-row>
        <table:table-row table:style-name="ro10">
          <table:table-cell table:style-name="ce59" office:value-type="string" calcext:value-type="string">
            <text:p>Projections AIE de 2015 (€ 2014) : les TCAM s'appliqueront à la part</text:p>
            <text:p>moléculaire</text:p>
          </table:table-cell>
          <table:table-cell table:style-name="ce64" office:value-type="float" office:value="2009" calcext:value-type="float">
            <text:p>2009</text:p>
          </table:table-cell>
          <table:table-cell table:style-name="ce64" office:value-type="float" office:value="2010" calcext:value-type="float">
            <text:p>2010</text:p>
          </table:table-cell>
          <table:table-cell table:style-name="ce72" office:value-type="float" office:value="2011" calcext:value-type="float">
            <text:p>2011</text:p>
          </table:table-cell>
          <table:table-cell table:style-name="ce73" office:value-type="float" office:value="2012" calcext:value-type="float">
            <text:p>2012</text:p>
          </table:table-cell>
          <table:table-cell table:style-name="ce72" office:value-type="float" office:value="2013" calcext:value-type="float">
            <text:p>2013</text:p>
          </table:table-cell>
          <table:table-cell table:style-name="ce73" office:value-type="float" office:value="2014" calcext:value-type="float">
            <text:p>2014</text:p>
          </table:table-cell>
          <table:table-cell table:style-name="ce75" office:value-type="float" office:value="2015" calcext:value-type="float">
            <office:annotation draw:style-name="gr1" draw:text-style-name="P2" svg:width="56.95mm" svg:height="20.9mm" svg:x="227.63mm" svg:y="6.14mm" draw:caption-point-x="90.91mm" draw:caption-point-y="27.43mm">
              <dc:date>2017-08-28T00:00:00</dc:date>
              <text:p text:style-name="P1"><text:span text:style-name="T1">BAIZ Adam - CGDD/SEEI/MA3: une moyenne sur 2015 : voir</text:span></text:p>
              <text:p text:style-name="P1"><text:span text:style-name="T2">https://www.eia.gov/forecasts/steo/report/prices.cfm</text:span></text:p>
            </office:annotation>
            <text:p>2015</text:p>
          </table:table-cell>
          <table:table-cell table:style-name="ce75" office:value-type="float" office:value="2020" calcext:value-type="float">
            <text:p>2020</text:p>
          </table:table-cell>
          <table:table-cell table:style-name="ce75" office:value-type="float" office:value="2030" calcext:value-type="float">
            <text:p>2030</text:p>
          </table:table-cell>
          <table:table-cell table:style-name="ce75" office:value-type="float" office:value="2040" calcext:value-type="float">
            <text:p>2040</text:p>
          </table:table-cell>
          <table:table-cell table:style-name="ce75" office:value-type="float" office:value="2050" calcext:value-type="float">
            <text:p>2050</text:p>
          </table:table-cell>
          <table:table-cell table:style-name="ce96" office:value-type="string" calcext:value-type="string">
            <text:p>TCAM</text:p>
          </table:table-cell>
          <table:table-cell table:style-name="ce75" office:value-type="float" office:value="2015" calcext:value-type="float">
            <office:annotation draw:style-name="gr1" draw:text-style-name="P2" svg:width="49.73mm" svg:height="20.9mm" svg:x="350.41mm" svg:y="6.14mm" draw:caption-point-x="141.19mm" draw:caption-point-y="27.43mm">
              <dc:date>2017-08-28T00:00:00</dc:date>
              <text:p text:style-name="P1"><text:span text:style-name="T1">BAIZ Adam - CGDD/SEEI/MA3:</text:span></text:p>
              <text:p text:style-name="P1"><text:span text:style-name="T2">https://ycharts.com/indicators/europe_natural_gas_price</text:span></text:p>
            </office:annotation>
            <text:p>2015</text:p>
          </table:table-cell>
          <table:table-cell table:style-name="ce75" office:value-type="float" office:value="2020" calcext:value-type="float">
            <text:p>2020</text:p>
          </table:table-cell>
          <table:table-cell table:style-name="ce75" office:value-type="float" office:value="2030" calcext:value-type="float">
            <text:p>2030</text:p>
          </table:table-cell>
          <table:table-cell table:style-name="ce75" office:value-type="float" office:value="2040" calcext:value-type="float">
            <text:p>2040</text:p>
          </table:table-cell>
          <table:table-cell table:style-name="ce96" office:value-type="string" calcext:value-type="string">
            <text:p>TCAM</text:p>
          </table:table-cell>
          <table:table-cell table:style-name="ce75" office:value-type="float" office:value="2014" calcext:value-type="float">
            <text:p>2014</text:p>
          </table:table-cell>
          <table:table-cell table:style-name="ce75" office:value-type="float" office:value="2020" calcext:value-type="float">
            <text:p>2020</text:p>
          </table:table-cell>
          <table:table-cell table:style-name="ce75" office:value-type="float" office:value="2030" calcext:value-type="float">
            <text:p>2030</text:p>
          </table:table-cell>
          <table:table-cell table:style-name="ce75" office:value-type="float" office:value="2040" calcext:value-type="float">
            <text:p>2040</text:p>
          </table:table-cell>
          <table:table-cell table:style-name="ce96" office:value-type="string" calcext:value-type="string">
            <text:p>TCAM</text:p>
          </table:table-cell>
          <table:table-cell table:number-columns-repeated="1001"/>
        </table:table-row>
        <table:table-row table:style-name="ro11">
          <table:table-cell table:style-name="ce60" office:value-type="string" calcext:value-type="string">
            <text:p>New Policies Scenario</text:p>
          </table:table-cell>
          <table:table-cell table:style-name="ce60" table:number-columns-repeated="6"/>
          <table:table-cell office:value-type="float" office:value="50" calcext:value-type="float">
            <text:p>50</text:p>
          </table:table-cell>
          <table:table-cell office:value-type="float" office:value="80" calcext:value-type="float">
            <text:p>80</text:p>
          </table:table-cell>
          <table:table-cell office:value-type="float" office:value="113" calcext:value-type="float">
            <text:p>113</text:p>
          </table:table-cell>
          <table:table-cell office:value-type="float" office:value="128" calcext:value-type="float">
            <text:p>128</text:p>
          </table:table-cell>
          <table:table-cell/>
          <table:table-cell table:style-name="ce103" table:formula="of:=([.K4]/[.H4])^(1/25)" office:value-type="float" office:value="1.03831612493707" calcext:value-type="float">
            <text:p>1.038</text:p>
          </table:table-cell>
          <table:table-cell office:value-type="float" office:value="7.5" calcext:value-type="float">
            <text:p>7.5</text:p>
          </table:table-cell>
          <table:table-cell office:value-type="float" office:value="7.8" calcext:value-type="float">
            <text:p>7.8</text:p>
          </table:table-cell>
          <table:table-cell office:value-type="float" office:value="11.2" calcext:value-type="float">
            <text:p>11.2</text:p>
          </table:table-cell>
          <table:table-cell office:value-type="float" office:value="12.4" calcext:value-type="float">
            <text:p>12.4</text:p>
          </table:table-cell>
          <table:table-cell table:style-name="ce103" table:formula="of:=([.Q4]/[.N4])^(1/25)" office:value-type="float" office:value="1.02031534173756" calcext:value-type="float">
            <text:p>1.020</text:p>
          </table:table-cell>
          <table:table-cell office:value-type="float" office:value="78" calcext:value-type="float">
            <text:p>78</text:p>
          </table:table-cell>
          <table:table-cell office:value-type="float" office:value="94" calcext:value-type="float">
            <text:p>94</text:p>
          </table:table-cell>
          <table:table-cell office:value-type="float" office:value="102" calcext:value-type="float">
            <text:p>102</text:p>
          </table:table-cell>
          <table:table-cell office:value-type="float" office:value="108" calcext:value-type="float">
            <text:p>108</text:p>
          </table:table-cell>
          <table:table-cell table:style-name="ce103" table:formula="of:=([.V4]/[.S4])^(1/26)" office:value-type="float" office:value="1.0125949021965" calcext:value-type="float">
            <text:p>1.013</text:p>
          </table:table-cell>
          <table:table-cell table:number-columns-repeated="1001"/>
        </table:table-row>
        <table:table-row table:style-name="ro11">
          <table:table-cell table:style-name="ce60" office:value-type="string" calcext:value-type="string">
            <text:p>Current Policies Scenario</text:p>
          </table:table-cell>
          <table:table-cell table:style-name="ce60" table:number-columns-repeated="5"/>
          <table:table-cell table:style-name="ce60" office:value-type="float" office:value="50" calcext:value-type="float">
            <text:p>50</text:p>
          </table:table-cell>
          <table:table-cell office:value-type="float" office:value="50" calcext:value-type="float">
            <text:p>50</text:p>
          </table:table-cell>
          <table:table-cell office:value-type="float" office:value="83" calcext:value-type="float">
            <text:p>83</text:p>
          </table:table-cell>
          <table:table-cell office:value-type="float" office:value="130" calcext:value-type="float">
            <text:p>130</text:p>
          </table:table-cell>
          <table:table-cell office:value-type="float" office:value="150" calcext:value-type="float">
            <text:p>150</text:p>
          </table:table-cell>
          <table:table-cell/>
          <table:table-cell table:style-name="ce103" table:formula="of:=([.K5]/[.H5])^(1/25)" office:value-type="float" office:value="1.04492435114409" calcext:value-type="float">
            <text:p>1.045</text:p>
          </table:table-cell>
          <table:table-cell office:value-type="float" office:value="7.5" calcext:value-type="float">
            <text:p>7.5</text:p>
          </table:table-cell>
          <table:table-cell office:value-type="float" office:value="8.1" calcext:value-type="float">
            <text:p>8.1</text:p>
          </table:table-cell>
          <table:table-cell office:value-type="float" office:value="12.5" calcext:value-type="float">
            <text:p>12.5</text:p>
          </table:table-cell>
          <table:table-cell office:value-type="float" office:value="13.8" calcext:value-type="float">
            <text:p>13.8</text:p>
          </table:table-cell>
          <table:table-cell table:style-name="ce103" table:formula="of:=([.Q5]/[.N5])^(1/25)" office:value-type="float" office:value="1.02469050726549" calcext:value-type="float">
            <text:p>1.025</text:p>
          </table:table-cell>
          <table:table-cell office:value-type="float" office:value="78" calcext:value-type="float">
            <text:p>78</text:p>
          </table:table-cell>
          <table:table-cell office:value-type="float" office:value="99" calcext:value-type="float">
            <text:p>99</text:p>
          </table:table-cell>
          <table:table-cell office:value-type="float" office:value="115" calcext:value-type="float">
            <text:p>115</text:p>
          </table:table-cell>
          <table:table-cell office:value-type="float" office:value="123" calcext:value-type="float">
            <text:p>123</text:p>
          </table:table-cell>
          <table:table-cell table:style-name="ce103" table:formula="of:=([.V5]/[.S5])^(1/26)" office:value-type="float" office:value="1.01767263477007" calcext:value-type="float">
            <text:p>1.018</text:p>
          </table:table-cell>
          <table:table-cell table:number-columns-repeated="1001"/>
        </table:table-row>
        <table:table-row table:style-name="ro11">
          <table:table-cell table:style-name="ce60" office:value-type="string" calcext:value-type="string">
            <text:p>450 Scenario</text:p>
          </table:table-cell>
          <table:table-cell table:style-name="ce60" table:number-columns-repeated="6"/>
          <table:table-cell office:value-type="float" office:value="50" calcext:value-type="float">
            <text:p>50</text:p>
          </table:table-cell>
          <table:table-cell office:value-type="float" office:value="77" calcext:value-type="float">
            <text:p>77</text:p>
          </table:table-cell>
          <table:table-cell office:value-type="float" office:value="97" calcext:value-type="float">
            <text:p>97</text:p>
          </table:table-cell>
          <table:table-cell office:value-type="float" office:value="95" calcext:value-type="float">
            <text:p>95</text:p>
          </table:table-cell>
          <table:table-cell/>
          <table:table-cell table:style-name="ce103" table:formula="of:=([.K6]/[.H6])^(1/25)" office:value-type="float" office:value="1.02600657534554" calcext:value-type="float">
            <text:p>1.026</text:p>
          </table:table-cell>
          <table:table-cell table:number-columns-repeated="2" office:value-type="float" office:value="7.5" calcext:value-type="float">
            <text:p>7.5</text:p>
          </table:table-cell>
          <table:table-cell office:value-type="float" office:value="9.4" calcext:value-type="float">
            <text:p>9.4</text:p>
          </table:table-cell>
          <table:table-cell office:value-type="float" office:value="8.9" calcext:value-type="float">
            <text:p>8.9</text:p>
          </table:table-cell>
          <table:table-cell table:style-name="ce103" table:formula="of:=([.Q6]/[.N6])^(1/25)" office:value-type="float" office:value="1.00686941719439" calcext:value-type="float">
            <text:p>1.007</text:p>
          </table:table-cell>
          <table:table-cell office:value-type="float" office:value="78" calcext:value-type="float">
            <text:p>78</text:p>
          </table:table-cell>
          <table:table-cell office:value-type="float" office:value="80" calcext:value-type="float">
            <text:p>80</text:p>
          </table:table-cell>
          <table:table-cell office:value-type="float" office:value="79" calcext:value-type="float">
            <text:p>79</text:p>
          </table:table-cell>
          <table:table-cell office:value-type="float" office:value="77" calcext:value-type="float">
            <text:p>77</text:p>
          </table:table-cell>
          <table:table-cell table:style-name="ce103" table:formula="of:=([.V6]/[.S6])^(1/26)" office:value-type="float" office:value="0.999503838327551" calcext:value-type="float">
            <text:p>1.000</text:p>
          </table:table-cell>
          <table:table-cell table:number-columns-repeated="1001"/>
        </table:table-row>
        <table:table-row table:style-name="ro11">
          <table:table-cell table:style-name="ce60" office:value-type="string" calcext:value-type="string">
            <text:p>Low Oil Price Scenario</text:p>
          </table:table-cell>
          <table:table-cell table:style-name="ce60" table:number-columns-repeated="6"/>
          <table:table-cell office:value-type="float" office:value="50" calcext:value-type="float">
            <text:p>50</text:p>
          </table:table-cell>
          <table:table-cell office:value-type="float" office:value="55" calcext:value-type="float">
            <text:p>55</text:p>
          </table:table-cell>
          <table:table-cell office:value-type="float" office:value="70" calcext:value-type="float">
            <text:p>70</text:p>
          </table:table-cell>
          <table:table-cell office:value-type="float" office:value="85" calcext:value-type="float">
            <text:p>85</text:p>
          </table:table-cell>
          <table:table-cell/>
          <table:table-cell table:style-name="ce103" table:formula="of:=([.K7]/[.H7])^(1/25)" office:value-type="float" office:value="1.02145198528292" calcext:value-type="float">
            <text:p>1.021</text:p>
          </table:table-cell>
          <table:table-cell office:value-type="float" office:value="7.5" calcext:value-type="float">
            <text:p>7.5</text:p>
          </table:table-cell>
          <table:table-cell office:value-type="float" office:value="5.9" calcext:value-type="float">
            <text:p>5.9</text:p>
          </table:table-cell>
          <table:table-cell office:value-type="float" office:value="8.9" calcext:value-type="float">
            <text:p>8.9</text:p>
          </table:table-cell>
          <table:table-cell office:value-type="float" office:value="11.4" calcext:value-type="float">
            <text:p>11.4</text:p>
          </table:table-cell>
          <table:table-cell table:style-name="ce103" table:formula="of:=([.Q7]/[.N7])^(1/25)" office:value-type="float" office:value="1.01688945437395" calcext:value-type="float">
            <text:p>1.017</text:p>
          </table:table-cell>
          <table:table-cell office:value-type="float" office:value="78" calcext:value-type="float">
            <text:p>78</text:p>
          </table:table-cell>
          <table:table-cell office:value-type="float" office:value="88" calcext:value-type="float">
            <text:p>88</text:p>
          </table:table-cell>
          <table:table-cell office:value-type="float" office:value="97" calcext:value-type="float">
            <text:p>97</text:p>
          </table:table-cell>
          <table:table-cell office:value-type="float" office:value="102" calcext:value-type="float">
            <text:p>102</text:p>
          </table:table-cell>
          <table:table-cell table:style-name="ce103" table:formula="of:=([.V7]/[.S7])^(1/26)" office:value-type="float" office:value="1.01037125815019" calcext:value-type="float">
            <text:p>1.010</text:p>
          </table:table-cell>
          <table:table-cell table:number-columns-repeated="1001"/>
        </table:table-row>
        <table:table-row table:style-name="ro11">
          <table:table-cell table:style-name="ce60" office:value-type="string" calcext:value-type="string">
            <text:p>AME 2017</text:p>
          </table:table-cell>
          <table:table-cell table:style-name="ce60" table:number-columns-repeated="6"/>
          <table:table-cell table:style-name="ce76" office:value-type="float" office:value="48.19" calcext:value-type="float">
            <text:p>48.19</text:p>
          </table:table-cell>
          <table:table-cell table:style-name="ce76" office:value-type="float" office:value="75.01" calcext:value-type="float">
            <text:p>75.01</text:p>
          </table:table-cell>
          <table:table-cell table:style-name="ce76" office:value-type="float" office:value="93.8" calcext:value-type="float">
            <text:p>93.8</text:p>
          </table:table-cell>
          <table:table-cell table:style-name="ce76" office:value-type="float" office:value="103.6" calcext:value-type="float">
            <text:p>103.6</text:p>
          </table:table-cell>
          <table:table-cell table:style-name="ce76" office:value-type="float" office:value="108.43" calcext:value-type="float">
            <text:p>108.43</text:p>
          </table:table-cell>
          <table:table-cell table:style-name="ce103" table:formula="of:=([.K8]/[.H8])^(1/25)" office:value-type="float" office:value="1.03108890379989" calcext:value-type="float">
            <text:p>1.031</text:p>
          </table:table-cell>
          <table:table-cell office:value-type="float" office:value="38.8" calcext:value-type="float">
            <text:p>38.8</text:p>
          </table:table-cell>
          <table:table-cell office:value-type="float" office:value="48.25" calcext:value-type="float">
            <text:p>48.25</text:p>
          </table:table-cell>
          <table:table-cell office:value-type="float" office:value="56.77" calcext:value-type="float">
            <text:p>56.77</text:p>
          </table:table-cell>
          <table:table-cell office:value-type="float" office:value="62.68" calcext:value-type="float">
            <text:p>62.68</text:p>
          </table:table-cell>
          <table:table-cell table:style-name="ce103" table:formula="of:=([.Q8]/[.N8])^(1/25)" office:value-type="float" office:value="1.01937009930653" calcext:value-type="float">
            <text:p>1.019</text:p>
          </table:table-cell>
          <table:table-cell table:number-columns-repeated="4"/>
          <table:table-cell table:style-name="ce103"/>
          <table:table-cell table:number-columns-repeated="1001"/>
        </table:table-row>
        <table:table-row table:style-name="ro10">
          <table:table-cell table:style-name="ce60" office:value-type="string" calcext:value-type="string">
            <text:p>Prix en euro/tonne de pétrole importé</text:p>
          </table:table-cell>
          <table:table-cell table:style-name="ce69" office:value-type="float" office:value="325.76" calcext:value-type="float">
            <text:p>325.76</text:p>
          </table:table-cell>
          <table:table-cell table:style-name="ce69" office:value-type="float" office:value="446.18" calcext:value-type="float">
            <text:p>446.18</text:p>
          </table:table-cell>
          <table:table-cell table:style-name="ce69" office:value-type="float" office:value="596.8" calcext:value-type="float">
            <text:p>596.8</text:p>
          </table:table-cell>
          <table:table-cell table:style-name="ce69" office:value-type="float" office:value="650.21" calcext:value-type="float">
            <text:p>650.21</text:p>
          </table:table-cell>
          <table:table-cell table:style-name="ce69" office:value-type="float" office:value="618.09" calcext:value-type="float">
            <text:p>618.09</text:p>
          </table:table-cell>
          <table:table-cell table:style-name="ce69" office:value-type="float" office:value="569.62" calcext:value-type="float">
            <text:p>569.62</text:p>
          </table:table-cell>
          <table:table-cell table:style-name="ce69" office:value-type="float" office:value="367.18" calcext:value-type="float">
            <text:p>367.18</text:p>
          </table:table-cell>
          <table:table-cell table:number-columns-repeated="2"/>
          <table:table-cell table:style-name="ce60" office:value-type="string" calcext:value-type="string">
            <text:p>TCAM retenu 2015-2030</text:p>
          </table:table-cell>
          <table:table-cell table:style-name="ce60"/>
          <table:table-cell table:style-name="ce103" table:formula="of:=([.J8]/[.H8])^(1/15)" office:value-type="float" office:value="1.04540136012968" calcext:value-type="float">
            <text:p>1.045</text:p>
          </table:table-cell>
          <table:table-cell table:number-columns-repeated="3"/>
          <table:table-cell table:style-name="ce60" office:value-type="string" calcext:value-type="string">
            <text:p>TCAM retenu 2015-2030</text:p>
          </table:table-cell>
          <table:table-cell table:style-name="ce103" table:formula="of:=([.P8]/[.N8])^(1/15)" office:value-type="float" office:value="1.02569714005049" calcext:value-type="float">
            <text:p>1.026</text:p>
          </table:table-cell>
          <table:table-cell table:number-columns-repeated="3"/>
          <table:table-cell office:value-type="string" calcext:value-type="string">
            <text:p>TCAM retenu</text:p>
          </table:table-cell>
          <table:table-cell table:style-name="ce103" table:formula="of:=[.W5]" office:value-type="float" office:value="1.01767263477007" calcext:value-type="float">
            <text:p>1.018</text:p>
          </table:table-cell>
          <table:table-cell table:number-columns-repeated="1001"/>
        </table:table-row>
        <table:table-row table:style-name="ro10">
          <table:table-cell table:style-name="ce60" table:number-columns-repeated="7"/>
          <table:table-cell table:number-columns-repeated="3"/>
          <table:table-cell table:style-name="ce60" office:value-type="string" calcext:value-type="string">
            <office:annotation draw:style-name="gr2" draw:text-style-name="P2" svg:width="22.52mm" svg:height="28.89mm" svg:x="188.13mm" svg:y="34.42mm" draw:caption-point-x="220.02mm" draw:caption-point-y="53.16mm">
              <dc:date>2017-08-28T00:00:00</dc:date>
              <text:p text:style-name="P1"><text:span text:style-name="T1">FRAGNOL Ludovic - CGDD/SEEI/MA3:</text:span></text:p>
              <text:p text:style-name="P1"><text:span text:style-name="T2">valable pour 2030 - 2050 par hypothèse</text:span></text:p>
            </office:annotation>
            <text:p>TCAM retenu 2030-2040</text:p>
          </table:table-cell>
          <table:table-cell table:style-name="ce60"/>
          <table:table-cell table:style-name="ce103" table:formula="of:=([.K8]/[.J8])^(1/10)" office:value-type="float" office:value="1.00998678577988" calcext:value-type="float">
            <text:p>1.010</text:p>
          </table:table-cell>
          <table:table-cell table:number-columns-repeated="3"/>
          <table:table-cell table:style-name="ce60" office:value-type="string" calcext:value-type="string">
            <office:annotation draw:style-name="gr1" draw:text-style-name="P2" svg:width="39.19mm" svg:height="20.9mm" svg:x="370.57mm" svg:y="37.51mm" draw:caption-point-x="194.95mm" draw:caption-point-y="50.07mm">
              <dc:date>2017-08-28T00:00:00</dc:date>
              <text:p text:style-name="P1"><text:span text:style-name="T1">FRAGNOL Ludovic - CGDD/SEEI/MA3:</text:span></text:p>
              <text:p text:style-name="P1"><text:span text:style-name="T2">valable pour 2030 - 2050 par hypothèse</text:span></text:p>
            </office:annotation>
            <text:p>TCAM retenu 2030-2040</text:p>
          </table:table-cell>
          <table:table-cell table:style-name="ce103" table:formula="of:=([.Q8]/[.P8])^(1/10)" office:value-type="float" office:value="1.00995264137948" calcext:value-type="float">
            <text:p>1.010</text:p>
          </table:table-cell>
          <table:table-cell table:number-columns-repeated="4"/>
          <table:table-cell table:style-name="ce103"/>
          <table:table-cell table:number-columns-repeated="1001"/>
        </table:table-row>
        <table:table-row table:style-name="ro10">
          <table:table-cell table:style-name="ce60" table:number-columns-repeated="7"/>
          <table:table-cell table:number-columns-repeated="3"/>
          <table:table-cell table:style-name="ce60" office:value-type="string" calcext:value-type="string">
            <office:annotation draw:style-name="gr2" draw:text-style-name="P2" svg:width="22.52mm" svg:height="28.89mm" svg:x="188.13mm" svg:y="44.42mm" draw:caption-point-x="220.02mm" draw:caption-point-y="54.38mm">
              <dc:date>2017-08-28T00:00:00</dc:date>
              <text:p text:style-name="P1"><text:span text:style-name="T1">FRAGNOL Ludovic - CGDD/SEEI/MA3:</text:span></text:p>
              <text:p text:style-name="P1"><text:span text:style-name="T2">valable pour 2030 - 2050 par hypothèse</text:span></text:p>
            </office:annotation>
            <text:p>TCAM retenu 2040-2050</text:p>
          </table:table-cell>
          <table:table-cell/>
          <table:table-cell table:style-name="ce104" table:formula="of:=([.L8]/[.K8])^(1/10)" office:value-type="float" office:value="1.00456714512647" calcext:value-type="float">
            <text:p>1.005</text:p>
          </table:table-cell>
          <table:table-cell table:style-name="ce78" table:number-columns-repeated="3"/>
          <table:table-cell table:style-name="ce104"/>
          <table:table-cell table:number-columns-repeated="4"/>
          <table:table-cell table:style-name="ce104"/>
          <table:table-cell table:number-columns-repeated="1002"/>
        </table:table-row>
        <table:table-row table:style-name="ro1">
          <table:table-cell table:number-columns-repeated="8"/>
          <table:table-cell table:style-name="ce95" table:number-columns-spanned="2" table:number-rows-spanned="1"/>
          <table:covered-table-cell table:style-name="ce97"/>
          <table:table-cell/>
          <table:table-cell table:style-name="ce101" office:value-type="string" calcext:value-type="string" table:number-columns-spanned="3" table:number-rows-spanned="1">
            <office:annotation draw:style-name="gr3" draw:text-style-name="P4" svg:width="28.26mm" svg:height="25.81mm" svg:x="315.93mm" svg:y="37.73mm" draw:caption-point-x="175.67mm" draw:caption-point-y="72.29mm">
              <dc:date>2017-08-28T00:00:00</dc:date>
              <text:p text:style-name="P3"><text:span text:style-name="T3">MEDDE:</text:span></text:p>
              <text:p text:style-name="P3"><text:span text:style-name="T4">ordres de grandeur obtenues sur le site http://www.energieplus-lesite.be/index.php?id=15568</text:span></text:p>
            </office:annotation>
            <text:p>Contenu pollution locale (g/MWh)</text:p>
          </table:table-cell>
          <table:covered-table-cell table:number-columns-repeated="2" table:style-name="ce105"/>
          <table:table-cell table:number-columns-repeated="1010"/>
        </table:table-row>
        <table:table-row table:style-name="ro12">
          <table:table-cell table:number-columns-repeated="8"/>
          <table:table-cell table:style-name="ce96" office:value-type="string" calcext:value-type="string">
            <text:p>Contenu CO2 (g/KWh)</text:p>
          </table:table-cell>
          <table:table-cell table:style-name="ce98"/>
          <table:table-cell/>
          <table:table-cell table:style-name="ce102" office:value-type="string" calcext:value-type="string">
            <text:p>Contenu SO2</text:p>
          </table:table-cell>
          <table:table-cell table:style-name="ce102" office:value-type="string" calcext:value-type="string">
            <text:p>Contenu NOx</text:p>
          </table:table-cell>
          <table:table-cell table:style-name="ce102" office:value-type="string" calcext:value-type="string">
            <text:p>Particules (PM10)</text:p>
          </table:table-cell>
          <table:table-cell table:number-columns-repeated="6"/>
          <table:table-cell table:style-name="ce110" office:value-type="string" calcext:value-type="string">
            <text:p>Contenu CO2 (kg/L)</text:p>
          </table:table-cell>
          <table:table-cell table:number-columns-repeated="1003"/>
        </table:table-row>
        <table:table-row table:style-name="ro3">
          <table:table-cell table:number-columns-repeated="7"/>
          <table:table-cell table:style-name="ce77" office:value-type="string" calcext:value-type="string">
            <office:annotation draw:style-name="gr1" draw:text-style-name="P2" svg:width="56.95mm" svg:height="20.9mm" svg:x="227.63mm" svg:y="55.58mm" draw:caption-point-x="90.91mm" draw:caption-point-y="70.86mm">
              <dc:date>2017-08-28T00:00:00</dc:date>
              <text:p text:style-name="P1"><text:span text:style-name="T1">BAIZ Adam - CGDD/SEEI/MA3:</text:span></text:p>
              <text:p text:style-name="P1"><text:span text:style-name="T2">ajouter 40 pour ECS et climatisation</text:span></text:p>
            </office:annotation>
            <text:p>Elec </text:p>
          </table:table-cell>
          <table:table-cell office:value-type="float" office:value="180" calcext:value-type="float">
            <office:annotation draw:style-name="gr4" draw:text-style-name="P4" svg:width="24.64mm" svg:height="46.21mm" svg:x="209.87mm" svg:y="35.32mm" draw:caption-point-x="148.99mm" draw:caption-point-y="91.12mm">
              <dc:date>2017-08-28T00:00:00</dc:date>
              <text:p text:style-name="P3"><text:span text:style-name="T3">MEDDE:</text:span></text:p>
              <text:p text:style-name="P3"><text:span text:style-name="T4">usage chauffage ; d'après les indicateurs simplifiés de l'ADEME et EDF en 2005, pour l'usage "chauffage", qui tiennent compte du mix de production électrique</text:span></text:p>
            </office:annotation>
            <text:p>180</text:p>
          </table:table-cell>
          <table:table-cell/>
          <table:table-cell table:style-name="ce77" office:value-type="string" calcext:value-type="string">
            <text:p>Elec</text:p>
          </table:table-cell>
          <table:table-cell office:value-type="float" office:value="73" calcext:value-type="float">
            <text:p>73</text:p>
          </table:table-cell>
          <table:table-cell office:value-type="float" office:value="52" calcext:value-type="float">
            <office:annotation draw:style-name="gr5" draw:text-style-name="P4" svg:width="49.99mm" svg:height="19.84mm" svg:x="317.39mm" svg:y="55.58mm" draw:caption-point-x="141.45mm" draw:caption-point-y="70.86mm">
              <dc:date>2017-08-28T00:00:00</dc:date>
              <text:p text:style-name="P3"><text:span text:style-name="T3">MEDDE:</text:span></text:p>
              <text:p text:style-name="P3"><text:span text:style-name="T4">à partir de données EDF obtenues par JJM </text:span></text:p>
            </office:annotation>
            <text:p>52</text:p>
          </table:table-cell>
          <table:table-cell office:value-type="float" office:value="2.5" calcext:value-type="float">
            <office:annotation draw:style-name="gr5" draw:text-style-name="P4" svg:width="28.26mm" svg:height="19.84mm" svg:x="315.93mm" svg:y="55.58mm" draw:caption-point-x="175.67mm" draw:caption-point-y="70.86mm">
              <dc:date>2017-08-28T00:00:00</dc:date>
              <text:p text:style-name="P3"><text:span text:style-name="T3">MEDDE:</text:span></text:p>
              <text:p text:style-name="P3"><text:span text:style-name="T4">à partir de données EDF obtenues par JJM </text:span></text:p>
            </office:annotation>
            <text:p>2.5</text:p>
          </table:table-cell>
          <table:table-cell table:number-columns-repeated="2"/>
          <table:table-cell table:style-name="ce106" office:value-type="string" calcext:value-type="string" table:number-columns-spanned="2" table:number-rows-spanned="1">
            <office:annotation draw:style-name="gr6" draw:text-style-name="P4" svg:width="37.37mm" svg:height="29.21mm" svg:x="355.51mm" svg:y="29.73mm" draw:caption-point-x="235.5mm" draw:caption-point-y="96.71mm">
              <dc:date>2017-08-28T00:00:00</dc:date>
              <text:p text:style-name="P3"><text:span text:style-name="T3">MEDDE:</text:span></text:p>
              <text:p text:style-name="P3"><text:span text:style-name="T4">estimés à partir de données du rapport «L’évaluation socioéconomique en période de transition » (groupe de travail présidé par Emile Quinet (CGSP, 2014)) </text:span></text:p>
            </office:annotation>
            <text:p>Coût des externalités</text:p>
            <text:p> € (2015) / tonne </text:p>
          </table:table-cell>
          <table:covered-table-cell table:style-name="ce108"/>
          <table:table-cell/>
          <table:table-cell table:style-name="ce77" office:value-type="string" calcext:value-type="string">
            <office:annotation draw:style-name="gr7" draw:text-style-name="P2" svg:width="32.31mm" svg:height="25.05mm" svg:x="435.71mm" svg:y="53.51mm" draw:caption-point-x="212.7mm" draw:caption-point-y="72.93mm">
              <dc:date>2017-08-28T00:00:00</dc:date>
              <text:p text:style-name="P1"><text:span text:style-name="T1">FRAGNOL Ludovic - CGDD/SEEI/MA3:</text:span></text:p>
              <text:p text:style-name="P1"><text:span text:style-name="T2">avec incorporation biocarburants d'environ 7%</text:span></text:p>
            </office:annotation>
            <text:p>Diesel</text:p>
          </table:table-cell>
          <table:table-cell office:value-type="float" office:value="2.49" calcext:value-type="float">
            <text:p>2.49</text:p>
          </table:table-cell>
          <table:table-cell table:number-columns-repeated="1003"/>
        </table:table-row>
        <table:table-row table:style-name="ro1">
          <table:table-cell table:number-columns-repeated="7"/>
          <table:table-cell table:style-name="ce77" office:value-type="string" calcext:value-type="string">
            <text:p>Gaz</text:p>
          </table:table-cell>
          <table:table-cell office:value-type="float" office:value="201" calcext:value-type="float">
            <office:annotation draw:style-name="gr8" draw:text-style-name="P4" svg:width="24.64mm" svg:height="171.72mm" svg:x="209.87mm" svg:y="57.71mm" draw:caption-point-x="148.99mm" draw:caption-point-y="79.26mm">
              <dc:date>2017-08-28T00:00:00</dc:date>
              <text:p text:style-name="P3"><text:span text:style-name="T3">MEDDE:</text:span></text:p>
              <text:p text:style-name="P3"><text:span text:style-name="T4">d'après GUIDE DES FACTEURS</text:span></text:p>
              <text:p text:style-name="P3"><text:span text:style-name="T4">D’EMISSIONS</text:span></text:p>
              <text:p text:style-name="P3"><text:span text:style-name="T4">Version 6.1, ADEME, juin 2010, p14</text:span></text:p>
            </office:annotation>
            <text:p>201</text:p>
          </table:table-cell>
          <table:table-cell/>
          <table:table-cell table:style-name="ce77" office:value-type="string" calcext:value-type="string">
            <text:p>Gaz</text:p>
          </table:table-cell>
          <table:table-cell office:value-type="float" office:value="1.8" calcext:value-type="float">
            <text:p>1.8</text:p>
          </table:table-cell>
          <table:table-cell office:value-type="float" office:value="180" calcext:value-type="float">
            <text:p>180</text:p>
          </table:table-cell>
          <table:table-cell office:value-type="float" office:value="3.2" calcext:value-type="float">
            <text:p>3.2</text:p>
          </table:table-cell>
          <table:table-cell/>
          <table:table-cell table:style-name="ce77" office:value-type="string" calcext:value-type="string">
            <text:p>SO2</text:p>
          </table:table-cell>
          <table:table-cell table:style-name="ce107" office:value-type="float" office:value="8856" calcext:value-type="float" table:number-columns-spanned="2" table:number-rows-spanned="1">
            <text:p>8856.0</text:p>
          </table:table-cell>
          <table:covered-table-cell table:style-name="ce109"/>
          <table:table-cell/>
          <table:table-cell table:style-name="ce77" office:value-type="string" calcext:value-type="string">
            <text:p>Essence</text:p>
          </table:table-cell>
          <table:table-cell office:value-type="float" office:value="2.24" calcext:value-type="float">
            <text:p>2.24</text:p>
          </table:table-cell>
          <table:table-cell table:number-columns-repeated="1003"/>
        </table:table-row>
        <table:table-row table:style-name="ro1">
          <table:table-cell table:number-columns-repeated="7"/>
          <table:table-cell table:style-name="ce77" office:value-type="string" calcext:value-type="string">
            <text:p>Fioul</text:p>
          </table:table-cell>
          <table:table-cell office:value-type="float" office:value="270" calcext:value-type="float">
            <office:annotation draw:style-name="gr9" draw:text-style-name="P4" svg:width="24.64mm" svg:height="170.4mm" svg:x="209.87mm" svg:y="57.27mm" draw:caption-point-x="148.99mm" draw:caption-point-y="85.28mm">
              <dc:date>2017-08-28T00:00:00</dc:date>
              <text:p text:style-name="P3"><text:span text:style-name="T3">MEDDE:</text:span></text:p>
              <text:p text:style-name="P3"><text:span text:style-name="T4">d'après GUIDE DES FACTEURS</text:span></text:p>
              <text:p text:style-name="P3"><text:span text:style-name="T4">D’EMISSIONS</text:span></text:p>
              <text:p text:style-name="P3"><text:span text:style-name="T4">Version 6.1, ADEME, juin 2010, p12</text:span></text:p>
            </office:annotation>
            <text:p>270</text:p>
          </table:table-cell>
          <table:table-cell/>
          <table:table-cell table:style-name="ce77" office:value-type="string" calcext:value-type="string">
            <text:p>Fioul</text:p>
          </table:table-cell>
          <table:table-cell office:value-type="float" office:value="172" calcext:value-type="float">
            <text:p>172</text:p>
          </table:table-cell>
          <table:table-cell office:value-type="float" office:value="180" calcext:value-type="float">
            <text:p>180</text:p>
          </table:table-cell>
          <table:table-cell office:value-type="float" office:value="18" calcext:value-type="float">
            <text:p>18</text:p>
          </table:table-cell>
          <table:table-cell/>
          <table:table-cell table:style-name="ce77" office:value-type="string" calcext:value-type="string">
            <text:p>NOx</text:p>
          </table:table-cell>
          <table:table-cell table:style-name="ce107" office:value-type="float" office:value="9470" calcext:value-type="float" table:number-columns-spanned="2" table:number-rows-spanned="1">
            <text:p>9470.0</text:p>
          </table:table-cell>
          <table:covered-table-cell table:style-name="ce109"/>
          <table:table-cell table:number-columns-repeated="1006"/>
        </table:table-row>
        <table:table-row table:style-name="ro1">
          <table:table-cell table:number-columns-repeated="7"/>
          <table:table-cell table:style-name="ce77" office:value-type="string" calcext:value-type="string">
            <text:p>Bois</text:p>
          </table:table-cell>
          <table:table-cell office:value-type="float" office:value="13" calcext:value-type="float">
            <office:annotation draw:style-name="gr10" draw:text-style-name="P4" svg:width="24.64mm" svg:height="53.01mm" svg:x="209.87mm" svg:y="48.43mm" draw:caption-point-x="148.99mm" draw:caption-point-y="99.69mm">
              <dc:date>2017-08-28T00:00:00</dc:date>
              <text:p text:style-name="P3"><text:span text:style-name="T3">MEDDE:</text:span></text:p>
              <text:p text:style-name="P3"><text:span text:style-name="T4">Le bois est une énergie verte. Le CO2 émis par la combustion du bois est recyclé par la biomasse en croissance (c'est ce que l'on appelle la photosynthèse). L'émission de CO2 est de 355g/kWh sans replantation</text:span></text:p>
            </office:annotation>
            <text:p>13</text:p>
          </table:table-cell>
          <table:table-cell/>
          <table:table-cell table:style-name="ce77" office:value-type="string" calcext:value-type="string">
            <text:p>Bois</text:p>
          </table:table-cell>
          <table:table-cell office:value-type="float" office:value="36" calcext:value-type="float">
            <text:p>36</text:p>
          </table:table-cell>
          <table:table-cell office:value-type="float" office:value="216" calcext:value-type="float">
            <text:p>216</text:p>
          </table:table-cell>
          <table:table-cell office:value-type="float" office:value="171" calcext:value-type="float">
            <text:p>171</text:p>
          </table:table-cell>
          <table:table-cell/>
          <table:table-cell table:style-name="ce77" office:value-type="string" calcext:value-type="string">
            <text:p>Particules</text:p>
          </table:table-cell>
          <table:table-cell table:style-name="ce107" office:value-type="float" office:value="176505" calcext:value-type="float" table:number-columns-spanned="2" table:number-rows-spanned="1">
            <text:p>176505.0</text:p>
          </table:table-cell>
          <table:covered-table-cell table:style-name="ce109"/>
          <table:table-cell table:number-columns-repeated="1006"/>
        </table:table-row>
        <table:table-row table:style-name="ro1">
          <table:table-cell table:number-columns-repeated="7"/>
          <table:table-cell table:style-name="ce78" table:number-columns-repeated="3"/>
          <table:table-cell table:number-columns-repeated="1014"/>
        </table:table-row>
        <table:table-row table:style-name="ro1">
          <table:table-cell table:number-columns-repeated="7"/>
          <table:table-cell table:style-name="ce78"/>
          <table:table-cell table:number-columns-repeated="1016"/>
        </table:table-row>
        <table:table-row table:style-name="ro1">
          <table:table-cell table:style-name="ce61" table:number-columns-repeated="7"/>
          <table:table-cell table:style-name="ce72" office:value-type="float" office:value="2015" calcext:value-type="float">
            <text:p>2015</text:p>
          </table:table-cell>
          <table:table-cell table:style-name="ce73" table:formula="of:=[.H20]+1" office:value-type="float" office:value="2016" calcext:value-type="float">
            <text:p>2016</text:p>
          </table:table-cell>
          <table:table-cell table:style-name="ce73" table:formula="of:=[.I20]+1" office:value-type="float" office:value="2017" calcext:value-type="float">
            <text:p>2017</text:p>
          </table:table-cell>
          <table:table-cell table:style-name="ce73" table:formula="of:=[.J20]+1" office:value-type="float" office:value="2018" calcext:value-type="float">
            <text:p>2018</text:p>
          </table:table-cell>
          <table:table-cell table:style-name="ce73" table:formula="of:=[.K20]+1" office:value-type="float" office:value="2019" calcext:value-type="float">
            <text:p>2019</text:p>
          </table:table-cell>
          <table:table-cell table:style-name="ce73" table:formula="of:=[.L20]+1" office:value-type="float" office:value="2020" calcext:value-type="float">
            <text:p>2020</text:p>
          </table:table-cell>
          <table:table-cell table:style-name="ce73" table:formula="of:=[.M20]+1" office:value-type="float" office:value="2021" calcext:value-type="float">
            <text:p>2021</text:p>
          </table:table-cell>
          <table:table-cell table:style-name="ce73" table:formula="of:=[.N20]+1" office:value-type="float" office:value="2022" calcext:value-type="float">
            <text:p>2022</text:p>
          </table:table-cell>
          <table:table-cell table:style-name="ce73" table:formula="of:=[.O20]+1" office:value-type="float" office:value="2023" calcext:value-type="float">
            <text:p>2023</text:p>
          </table:table-cell>
          <table:table-cell table:style-name="ce73" table:formula="of:=[.P20]+1" office:value-type="float" office:value="2024" calcext:value-type="float">
            <text:p>2024</text:p>
          </table:table-cell>
          <table:table-cell table:style-name="ce73" table:formula="of:=[.Q20]+1" office:value-type="float" office:value="2025" calcext:value-type="float">
            <text:p>2025</text:p>
          </table:table-cell>
          <table:table-cell table:style-name="ce73" table:formula="of:=[.R20]+1" office:value-type="float" office:value="2026" calcext:value-type="float">
            <text:p>2026</text:p>
          </table:table-cell>
          <table:table-cell table:style-name="ce73" table:formula="of:=[.S20]+1" office:value-type="float" office:value="2027" calcext:value-type="float">
            <text:p>2027</text:p>
          </table:table-cell>
          <table:table-cell table:style-name="ce73" table:formula="of:=[.T20]+1" office:value-type="float" office:value="2028" calcext:value-type="float">
            <text:p>2028</text:p>
          </table:table-cell>
          <table:table-cell table:style-name="ce73" table:formula="of:=[.U20]+1" office:value-type="float" office:value="2029" calcext:value-type="float">
            <text:p>2029</text:p>
          </table:table-cell>
          <table:table-cell table:style-name="ce73" table:formula="of:=[.V20]+1" office:value-type="float" office:value="2030" calcext:value-type="float">
            <text:p>2030</text:p>
          </table:table-cell>
          <table:table-cell table:style-name="ce73" table:formula="of:=[.W20]+1" office:value-type="float" office:value="2031" calcext:value-type="float">
            <text:p>2031</text:p>
          </table:table-cell>
          <table:table-cell table:style-name="ce73" table:formula="of:=[.X20]+1" office:value-type="float" office:value="2032" calcext:value-type="float">
            <text:p>2032</text:p>
          </table:table-cell>
          <table:table-cell table:style-name="ce73" table:formula="of:=[.Y20]+1" office:value-type="float" office:value="2033" calcext:value-type="float">
            <text:p>2033</text:p>
          </table:table-cell>
          <table:table-cell table:style-name="ce73" table:formula="of:=[.Z20]+1" office:value-type="float" office:value="2034" calcext:value-type="float">
            <text:p>2034</text:p>
          </table:table-cell>
          <table:table-cell table:style-name="ce73" table:formula="of:=[.AA20]+1" office:value-type="float" office:value="2035" calcext:value-type="float">
            <text:p>2035</text:p>
          </table:table-cell>
          <table:table-cell table:style-name="ce73" table:formula="of:=[.AB20]+1" office:value-type="float" office:value="2036" calcext:value-type="float">
            <text:p>2036</text:p>
          </table:table-cell>
          <table:table-cell table:style-name="ce73" table:formula="of:=[.AC20]+1" office:value-type="float" office:value="2037" calcext:value-type="float">
            <text:p>2037</text:p>
          </table:table-cell>
          <table:table-cell table:style-name="ce73" table:formula="of:=[.AD20]+1" office:value-type="float" office:value="2038" calcext:value-type="float">
            <text:p>2038</text:p>
          </table:table-cell>
          <table:table-cell table:style-name="ce73" table:formula="of:=[.AE20]+1" office:value-type="float" office:value="2039" calcext:value-type="float">
            <text:p>2039</text:p>
          </table:table-cell>
          <table:table-cell table:style-name="ce73" table:formula="of:=[.AF20]+1" office:value-type="float" office:value="2040" calcext:value-type="float">
            <text:p>2040</text:p>
          </table:table-cell>
          <table:table-cell table:style-name="ce73" table:formula="of:=[.AG20]+1" office:value-type="float" office:value="2041" calcext:value-type="float">
            <text:p>2041</text:p>
          </table:table-cell>
          <table:table-cell table:style-name="ce73" table:formula="of:=[.AH20]+1" office:value-type="float" office:value="2042" calcext:value-type="float">
            <text:p>2042</text:p>
          </table:table-cell>
          <table:table-cell table:style-name="ce73" table:formula="of:=[.AI20]+1" office:value-type="float" office:value="2043" calcext:value-type="float">
            <text:p>2043</text:p>
          </table:table-cell>
          <table:table-cell table:style-name="ce73" table:formula="of:=[.AJ20]+1" office:value-type="float" office:value="2044" calcext:value-type="float">
            <text:p>2044</text:p>
          </table:table-cell>
          <table:table-cell table:style-name="ce73" table:formula="of:=[.AK20]+1" office:value-type="float" office:value="2045" calcext:value-type="float">
            <text:p>2045</text:p>
          </table:table-cell>
          <table:table-cell table:style-name="ce73" table:formula="of:=[.AL20]+1" office:value-type="float" office:value="2046" calcext:value-type="float">
            <text:p>2046</text:p>
          </table:table-cell>
          <table:table-cell table:style-name="ce73" table:formula="of:=[.AM20]+1" office:value-type="float" office:value="2047" calcext:value-type="float">
            <text:p>2047</text:p>
          </table:table-cell>
          <table:table-cell table:style-name="ce73" table:formula="of:=[.AN20]+1" office:value-type="float" office:value="2048" calcext:value-type="float">
            <text:p>2048</text:p>
          </table:table-cell>
          <table:table-cell table:style-name="ce73" table:formula="of:=[.AO20]+1" office:value-type="float" office:value="2049" calcext:value-type="float">
            <text:p>2049</text:p>
          </table:table-cell>
          <table:table-cell table:style-name="ce73" table:formula="of:=[.AP20]+1" office:value-type="float" office:value="2050" calcext:value-type="float">
            <text:p>2050</text:p>
          </table:table-cell>
          <table:table-cell table:style-name="ce87" table:number-columns-repeated="981"/>
        </table:table-row>
        <table:table-row table:style-name="ro1">
          <table:table-cell table:style-name="ce62" office:value-type="string" calcext:value-type="string">
            <text:p>Taxe carbone (trajectoire Quinet) (en €/tonne)</text:p>
          </table:table-cell>
          <table:table-cell table:style-name="ce62" table:number-columns-repeated="6"/>
          <table:table-cell office:value-type="float" office:value="14.5" calcext:value-type="float">
            <text:p>14.5</text:p>
          </table:table-cell>
          <table:table-cell office:value-type="float" office:value="22" calcext:value-type="float">
            <text:p>22</text:p>
          </table:table-cell>
          <table:table-cell office:value-type="float" office:value="30.5" calcext:value-type="float">
            <text:p>30.5</text:p>
          </table:table-cell>
          <table:table-cell table:style-name="ce100" table:formula="of:=[.J21]*([.$M$21]/[.$J$21])^(1/3)" office:value-type="float" office:value="37.3475888019893" calcext:value-type="float">
            <text:p>37.3</text:p>
          </table:table-cell>
          <table:table-cell table:style-name="ce100" table:formula="of:=[.K21]*([.$M$21]/[.$J$21])^(1/3)" office:value-type="float" office:value="45.7325373548352" calcext:value-type="float">
            <text:p>45.7</text:p>
          </table:table-cell>
          <table:table-cell office:value-type="float" office:value="56" calcext:value-type="float">
            <text:p>56</text:p>
          </table:table-cell>
          <table:table-cell table:style-name="ce100" table:formula="of:=[.M21]*([.$W$21]/[.$M$21])^(1/10)" office:value-type="float" office:value="59.3429626470586" calcext:value-type="float">
            <text:p>59.3</text:p>
          </table:table-cell>
          <table:table-cell table:style-name="ce100" table:formula="of:=[.N21]*([.$W$21]/[.$M$21])^(1/10)" office:value-type="float" office:value="62.885485995182" calcext:value-type="float">
            <text:p>62.9</text:p>
          </table:table-cell>
          <table:table-cell table:style-name="ce100" table:formula="of:=[.O21]*([.$W$21]/[.$M$21])^(1/10)" office:value-type="float" office:value="66.6394829723966" calcext:value-type="float">
            <text:p>66.6</text:p>
          </table:table-cell>
          <table:table-cell table:style-name="ce100" table:formula="of:=[.P21]*([.$W$21]/[.$M$21])^(1/10)" office:value-type="float" office:value="70.6175776580398" calcext:value-type="float">
            <text:p>70.6</text:p>
          </table:table-cell>
          <table:table-cell table:style-name="ce100" table:formula="of:=[.Q21]*([.$W$21]/[.$M$21])^(1/10)" office:value-type="float" office:value="74.8331477354788" calcext:value-type="float">
            <text:p>74.8</text:p>
          </table:table-cell>
          <table:table-cell table:style-name="ce100" table:formula="of:=[.R21]*([.$W$21]/[.$M$21])^(1/10)" office:value-type="float" office:value="79.3003694790774" calcext:value-type="float">
            <text:p>79.3</text:p>
          </table:table-cell>
          <table:table-cell table:style-name="ce100" table:formula="of:=[.S21]*([.$W$21]/[.$M$21])^(1/10)" office:value-type="float" office:value="84.0342654266935" calcext:value-type="float">
            <text:p>84.0</text:p>
          </table:table-cell>
          <table:table-cell table:style-name="ce100" table:formula="of:=[.T21]*([.$W$21]/[.$M$21])^(1/10)" office:value-type="float" office:value="89.0507548980229" calcext:value-type="float">
            <text:p>89.1</text:p>
          </table:table-cell>
          <table:table-cell table:style-name="ce100" table:formula="of:=[.U21]*([.$W$21]/[.$M$21])^(1/10)" office:value-type="float" office:value="94.366707528674" calcext:value-type="float">
            <text:p>94.4</text:p>
          </table:table-cell>
          <table:table-cell office:value-type="float" office:value="100" calcext:value-type="float">
            <text:p>100</text:p>
          </table:table-cell>
          <table:table-cell table:style-name="ce100" table:formula="of:=([.$AQ$21]/[.$W$21])^(1/20)*[.W21]" office:value-type="float" office:value="104.539474747505" calcext:value-type="float">
            <text:p>104.5</text:p>
          </table:table-cell>
          <table:table-cell table:style-name="ce100" table:formula="of:=([.$AQ$21]/[.$W$21])^(1/20)*[.X21]" office:value-type="float" office:value="109.285017804843" calcext:value-type="float">
            <text:p>109.3</text:p>
          </table:table-cell>
          <table:table-cell table:style-name="ce100" table:formula="of:=([.$AQ$21]/[.$W$21])^(1/20)*[.Y21]" office:value-type="float" office:value="114.245983590901" calcext:value-type="float">
            <text:p>114.2</text:p>
          </table:table-cell>
          <table:table-cell table:style-name="ce100" table:formula="of:=([.$AQ$21]/[.$W$21])^(1/20)*[.Z21]" office:value-type="float" office:value="119.432151166049" calcext:value-type="float">
            <text:p>119.4</text:p>
          </table:table-cell>
          <table:table-cell table:style-name="ce100" table:formula="of:=([.$AQ$21]/[.$W$21])^(1/20)*[.AA21]" office:value-type="float" office:value="124.853743508634" calcext:value-type="float">
            <text:p>124.9</text:p>
          </table:table-cell>
          <table:table-cell table:style-name="ce100" table:formula="of:=([.$AQ$21]/[.$W$21])^(1/20)*[.AB21]" office:value-type="float" office:value="130.521447666524" calcext:value-type="float">
            <text:p>130.5</text:p>
          </table:table-cell>
          <table:table-cell table:style-name="ce100" table:formula="of:=([.$AQ$21]/[.$W$21])^(1/20)*[.AC21]" office:value-type="float" office:value="136.446435823425" calcext:value-type="float">
            <text:p>136.4</text:p>
          </table:table-cell>
          <table:table-cell table:style-name="ce100" table:formula="of:=([.$AQ$21]/[.$W$21])^(1/20)*[.AD21]" office:value-type="float" office:value="142.6403873215" calcext:value-type="float">
            <text:p>142.6</text:p>
          </table:table-cell>
          <table:table-cell table:style-name="ce100" table:formula="of:=([.$AQ$21]/[.$W$21])^(1/20)*[.AE21]" office:value-type="float" office:value="149.115511683704" calcext:value-type="float">
            <text:p>149.1</text:p>
          </table:table-cell>
          <table:table-cell table:style-name="ce100" table:formula="of:=([.$AQ$21]/[.$W$21])^(1/20)*[.AF21]" office:value-type="float" office:value="155.884572681199" calcext:value-type="float">
            <text:p>155.9</text:p>
          </table:table-cell>
          <table:table-cell table:style-name="ce100" table:formula="of:=([.$AQ$21]/[.$W$21])^(1/20)*[.AG21]" office:value-type="float" office:value="162.960913493319" calcext:value-type="float">
            <text:p>163.0</text:p>
          </table:table-cell>
          <table:table-cell table:style-name="ce100" table:formula="of:=([.$AQ$21]/[.$W$21])^(1/20)*[.AH21]" office:value-type="float" office:value="170.358483009652" calcext:value-type="float">
            <text:p>170.4</text:p>
          </table:table-cell>
          <table:table-cell table:style-name="ce100" table:formula="of:=([.$AQ$21]/[.$W$21])^(1/20)*[.AI21]" office:value-type="float" office:value="178.091863326109" calcext:value-type="float">
            <text:p>178.1</text:p>
          </table:table-cell>
          <table:table-cell table:style-name="ce100" table:formula="of:=([.$AQ$21]/[.$W$21])^(1/20)*[.AJ21]" office:value-type="float" office:value="186.176298489159" calcext:value-type="float">
            <text:p>186.2</text:p>
          </table:table-cell>
          <table:table-cell table:style-name="ce100" table:formula="of:=([.$AQ$21]/[.$W$21])^(1/20)*[.AK21]" office:value-type="float" office:value="194.627724544915" calcext:value-type="float">
            <text:p>194.6</text:p>
          </table:table-cell>
          <table:table-cell table:style-name="ce100" table:formula="of:=([.$AQ$21]/[.$W$21])^(1/20)*[.AL21]" office:value-type="float" office:value="203.462800952276" calcext:value-type="float">
            <text:p>203.5</text:p>
          </table:table-cell>
          <table:table-cell table:style-name="ce100" table:formula="of:=([.$AQ$21]/[.$W$21])^(1/20)*[.AM21]" office:value-type="float" office:value="212.698943422072" calcext:value-type="float">
            <text:p>212.7</text:p>
          </table:table-cell>
          <table:table-cell table:style-name="ce100" table:formula="of:=([.$AQ$21]/[.$W$21])^(1/20)*[.AN21]" office:value-type="float" office:value="222.354358246927" calcext:value-type="float">
            <text:p>222.4</text:p>
          </table:table-cell>
          <table:table-cell table:style-name="ce100" table:formula="of:=([.$AQ$21]/[.$W$21])^(1/20)*[.AO21]" office:value-type="float" office:value="232.448078189524" calcext:value-type="float">
            <text:p>232.4</text:p>
          </table:table-cell>
          <table:table-cell office:value-type="float" office:value="243" calcext:value-type="float">
            <text:p>243</text:p>
          </table:table-cell>
          <table:table-cell table:number-columns-repeated="981"/>
        </table:table-row>
        <table:table-row table:style-name="ro1">
          <table:table-cell table:style-name="ce60" table:number-columns-repeated="7"/>
          <table:table-cell table:number-columns-repeated="1017"/>
        </table:table-row>
        <table:table-row table:style-name="ro1">
          <table:table-cell table:style-name="ce63" office:value-type="string" calcext:value-type="string">
            <text:p>EN € 2015 / MWh</text:p>
          </table:table-cell>
          <table:table-cell table:style-name="ce63" table:number-columns-repeated="6"/>
          <table:table-cell table:number-columns-repeated="16"/>
          <table:table-cell table:style-name="ce111"/>
          <table:table-cell table:number-columns-repeated="1000"/>
        </table:table-row>
        <table:table-row table:style-name="ro1">
          <table:table-cell table:style-name="ce64" office:value-type="string" calcext:value-type="string">
            <text:p>Prix de l'électricité pour un particulier</text:p>
          </table:table-cell>
          <table:table-cell table:style-name="ce64" table:number-columns-repeated="6"/>
          <table:table-cell table:style-name="ce72" office:value-type="float" office:value="2015" calcext:value-type="float">
            <text:p>2015</text:p>
          </table:table-cell>
          <table:table-cell table:style-name="ce73" table:formula="of:=[.H24]+1" office:value-type="float" office:value="2016" calcext:value-type="float">
            <text:p>2016</text:p>
          </table:table-cell>
          <table:table-cell table:style-name="ce73" table:formula="of:=[.I24]+1" office:value-type="float" office:value="2017" calcext:value-type="float">
            <text:p>2017</text:p>
          </table:table-cell>
          <table:table-cell table:style-name="ce73" table:formula="of:=[.J24]+1" office:value-type="float" office:value="2018" calcext:value-type="float">
            <text:p>2018</text:p>
          </table:table-cell>
          <table:table-cell table:style-name="ce73" table:formula="of:=[.K24]+1" office:value-type="float" office:value="2019" calcext:value-type="float">
            <text:p>2019</text:p>
          </table:table-cell>
          <table:table-cell table:style-name="ce73" table:formula="of:=[.L24]+1" office:value-type="float" office:value="2020" calcext:value-type="float">
            <text:p>2020</text:p>
          </table:table-cell>
          <table:table-cell table:style-name="ce73" table:formula="of:=[.M24]+1" office:value-type="float" office:value="2021" calcext:value-type="float">
            <text:p>2021</text:p>
          </table:table-cell>
          <table:table-cell table:style-name="ce73" table:formula="of:=[.N24]+1" office:value-type="float" office:value="2022" calcext:value-type="float">
            <text:p>2022</text:p>
          </table:table-cell>
          <table:table-cell table:style-name="ce73" table:formula="of:=[.O24]+1" office:value-type="float" office:value="2023" calcext:value-type="float">
            <text:p>2023</text:p>
          </table:table-cell>
          <table:table-cell table:style-name="ce73" table:formula="of:=[.P24]+1" office:value-type="float" office:value="2024" calcext:value-type="float">
            <text:p>2024</text:p>
          </table:table-cell>
          <table:table-cell table:style-name="ce73" table:formula="of:=[.Q24]+1" office:value-type="float" office:value="2025" calcext:value-type="float">
            <text:p>2025</text:p>
          </table:table-cell>
          <table:table-cell table:style-name="ce73" table:formula="of:=[.R24]+1" office:value-type="float" office:value="2026" calcext:value-type="float">
            <text:p>2026</text:p>
          </table:table-cell>
          <table:table-cell table:style-name="ce73" table:formula="of:=[.S24]+1" office:value-type="float" office:value="2027" calcext:value-type="float">
            <text:p>2027</text:p>
          </table:table-cell>
          <table:table-cell table:style-name="ce73" table:formula="of:=[.T24]+1" office:value-type="float" office:value="2028" calcext:value-type="float">
            <text:p>2028</text:p>
          </table:table-cell>
          <table:table-cell table:style-name="ce73" table:formula="of:=[.U24]+1" office:value-type="float" office:value="2029" calcext:value-type="float">
            <text:p>2029</text:p>
          </table:table-cell>
          <table:table-cell table:style-name="ce73" table:formula="of:=[.V24]+1" office:value-type="float" office:value="2030" calcext:value-type="float">
            <text:p>2030</text:p>
          </table:table-cell>
          <table:table-cell table:style-name="ce73" table:formula="of:=[.W24]+1" office:value-type="float" office:value="2031" calcext:value-type="float">
            <text:p>2031</text:p>
          </table:table-cell>
          <table:table-cell table:style-name="ce73" table:formula="of:=[.X24]+1" office:value-type="float" office:value="2032" calcext:value-type="float">
            <text:p>2032</text:p>
          </table:table-cell>
          <table:table-cell table:style-name="ce73" table:formula="of:=[.Y24]+1" office:value-type="float" office:value="2033" calcext:value-type="float">
            <text:p>2033</text:p>
          </table:table-cell>
          <table:table-cell table:style-name="ce73" table:formula="of:=[.Z24]+1" office:value-type="float" office:value="2034" calcext:value-type="float">
            <text:p>2034</text:p>
          </table:table-cell>
          <table:table-cell table:style-name="ce73" table:formula="of:=[.AA24]+1" office:value-type="float" office:value="2035" calcext:value-type="float">
            <text:p>2035</text:p>
          </table:table-cell>
          <table:table-cell table:style-name="ce73" table:formula="of:=[.AB24]+1" office:value-type="float" office:value="2036" calcext:value-type="float">
            <text:p>2036</text:p>
          </table:table-cell>
          <table:table-cell table:style-name="ce73" table:formula="of:=[.AC24]+1" office:value-type="float" office:value="2037" calcext:value-type="float">
            <text:p>2037</text:p>
          </table:table-cell>
          <table:table-cell table:style-name="ce73" table:formula="of:=[.AD24]+1" office:value-type="float" office:value="2038" calcext:value-type="float">
            <text:p>2038</text:p>
          </table:table-cell>
          <table:table-cell table:style-name="ce73" table:formula="of:=[.AE24]+1" office:value-type="float" office:value="2039" calcext:value-type="float">
            <text:p>2039</text:p>
          </table:table-cell>
          <table:table-cell table:style-name="ce73" table:formula="of:=[.AF24]+1" office:value-type="float" office:value="2040" calcext:value-type="float">
            <text:p>2040</text:p>
          </table:table-cell>
          <table:table-cell table:style-name="ce73" table:formula="of:=[.AG24]+1" office:value-type="float" office:value="2041" calcext:value-type="float">
            <text:p>2041</text:p>
          </table:table-cell>
          <table:table-cell table:style-name="ce73" table:formula="of:=[.AH24]+1" office:value-type="float" office:value="2042" calcext:value-type="float">
            <text:p>2042</text:p>
          </table:table-cell>
          <table:table-cell table:style-name="ce73" table:formula="of:=[.AI24]+1" office:value-type="float" office:value="2043" calcext:value-type="float">
            <text:p>2043</text:p>
          </table:table-cell>
          <table:table-cell table:style-name="ce73" table:formula="of:=[.AJ24]+1" office:value-type="float" office:value="2044" calcext:value-type="float">
            <text:p>2044</text:p>
          </table:table-cell>
          <table:table-cell table:style-name="ce73" table:formula="of:=[.AK24]+1" office:value-type="float" office:value="2045" calcext:value-type="float">
            <text:p>2045</text:p>
          </table:table-cell>
          <table:table-cell table:style-name="ce73" table:formula="of:=[.AL24]+1" office:value-type="float" office:value="2046" calcext:value-type="float">
            <text:p>2046</text:p>
          </table:table-cell>
          <table:table-cell table:style-name="ce73" table:formula="of:=[.AM24]+1" office:value-type="float" office:value="2047" calcext:value-type="float">
            <text:p>2047</text:p>
          </table:table-cell>
          <table:table-cell table:style-name="ce73" table:formula="of:=[.AN24]+1" office:value-type="float" office:value="2048" calcext:value-type="float">
            <text:p>2048</text:p>
          </table:table-cell>
          <table:table-cell table:style-name="ce73" table:formula="of:=[.AO24]+1" office:value-type="float" office:value="2049" calcext:value-type="float">
            <text:p>2049</text:p>
          </table:table-cell>
          <table:table-cell table:style-name="ce73" table:formula="of:=[.AP24]+1" office:value-type="float" office:value="2050" calcext:value-type="float">
            <text:p>2050</text:p>
          </table:table-cell>
          <table:table-cell table:number-columns-repeated="981"/>
        </table:table-row>
        <table:table-row table:style-name="ro1">
          <table:table-cell table:style-name="ce65" office:value-type="string" calcext:value-type="string">
            <text:p>HTT / MWh</text:p>
          </table:table-cell>
          <table:table-cell table:style-name="ce65" table:number-columns-repeated="6"/>
          <table:table-cell table:style-name="ce71" table:formula="of:=[.H26]+[.H27]" office:value-type="float" office:value="99.91" calcext:value-type="float">
            <office:annotation draw:style-name="gr1" draw:text-style-name="P2" svg:width="56.95mm" svg:height="20.9mm" svg:x="227.63mm" svg:y="99.76mm" draw:caption-point-x="90.91mm" draw:caption-point-y="92.95mm">
              <dc:date>2017-08-28T00:00:00</dc:date>
              <text:p text:style-name="P1"><text:span text:style-name="T1">BAIZ Adam - CGDD/SEEI/MA3:</text:span></text:p>
              <text:p text:style-name="P1"><text:span text:style-name="T2">voir le ppt sur L:\3 - MA3\Energie\Données</text:span></text:p>
              <text:p text:style-name="P1"><text:span text:style-name="T2">pour la décomposition du prix</text:span></text:p>
            </office:annotation>
            <text:p>99.91</text:p>
          </table:table-cell>
          <table:table-cell table:style-name="ce71" table:formula="of:=[.I26]+[.I27]" office:value-type="float" office:value="100.9091" calcext:value-type="float">
            <text:p>100.91</text:p>
          </table:table-cell>
          <table:table-cell table:style-name="ce71" table:formula="of:=[.J26]+[.J27]" office:value-type="float" office:value="101.918191" calcext:value-type="float">
            <text:p>101.92</text:p>
          </table:table-cell>
          <table:table-cell table:style-name="ce71" table:formula="of:=[.K26]+[.K27]" office:value-type="float" office:value="102.93737291" calcext:value-type="float">
            <text:p>102.94</text:p>
          </table:table-cell>
          <table:table-cell table:style-name="ce71" table:formula="of:=[.L26]+[.L27]" office:value-type="float" office:value="103.9667466391" calcext:value-type="float">
            <text:p>103.97</text:p>
          </table:table-cell>
          <table:table-cell table:style-name="ce71" table:formula="of:=[.M26]+[.M27]" office:value-type="float" office:value="105.006414105491" calcext:value-type="float">
            <text:p>105.01</text:p>
          </table:table-cell>
          <table:table-cell table:style-name="ce71" table:formula="of:=[.N26]+[.N27]" office:value-type="float" office:value="106.056478246546" calcext:value-type="float">
            <text:p>106.06</text:p>
          </table:table-cell>
          <table:table-cell table:style-name="ce71" table:formula="of:=[.O26]+[.O27]" office:value-type="float" office:value="107.117043029011" calcext:value-type="float">
            <text:p>107.12</text:p>
          </table:table-cell>
          <table:table-cell table:style-name="ce71" table:formula="of:=[.P26]+[.P27]" office:value-type="float" office:value="108.188213459302" calcext:value-type="float">
            <text:p>108.19</text:p>
          </table:table-cell>
          <table:table-cell table:style-name="ce71" table:formula="of:=[.Q26]+[.Q27]" office:value-type="float" office:value="109.270095593895" calcext:value-type="float">
            <text:p>109.27</text:p>
          </table:table-cell>
          <table:table-cell table:style-name="ce71" table:formula="of:=[.R26]+[.R27]" office:value-type="float" office:value="110.362796549833" calcext:value-type="float">
            <text:p>110.36</text:p>
          </table:table-cell>
          <table:table-cell table:style-name="ce71" table:formula="of:=[.S26]+[.S27]" office:value-type="float" office:value="111.466424515332" calcext:value-type="float">
            <text:p>111.47</text:p>
          </table:table-cell>
          <table:table-cell table:style-name="ce71" table:formula="of:=[.T26]+[.T27]" office:value-type="float" office:value="112.581088760485" calcext:value-type="float">
            <text:p>112.58</text:p>
          </table:table-cell>
          <table:table-cell table:style-name="ce71" table:formula="of:=[.U26]+[.U27]" office:value-type="float" office:value="113.70689964809" calcext:value-type="float">
            <text:p>113.71</text:p>
          </table:table-cell>
          <table:table-cell table:style-name="ce71" table:formula="of:=[.V26]+[.V27]" office:value-type="float" office:value="114.843968644571" calcext:value-type="float">
            <text:p>114.84</text:p>
          </table:table-cell>
          <table:table-cell table:style-name="ce71" table:formula="of:=[.W26]+[.W27]" office:value-type="float" office:value="115.992408331017" calcext:value-type="float">
            <text:p>115.99</text:p>
          </table:table-cell>
          <table:table-cell table:style-name="ce71" table:formula="of:=[.X26]+[.X27]" office:value-type="float" office:value="115.992408331017" calcext:value-type="float">
            <text:p>115.99</text:p>
          </table:table-cell>
          <table:table-cell table:style-name="ce71" table:formula="of:=[.Y26]+[.Y27]" office:value-type="float" office:value="115.992408331017" calcext:value-type="float">
            <text:p>115.99</text:p>
          </table:table-cell>
          <table:table-cell table:style-name="ce71" table:formula="of:=[.Z26]+[.Z27]" office:value-type="float" office:value="115.992408331017" calcext:value-type="float">
            <text:p>115.99</text:p>
          </table:table-cell>
          <table:table-cell table:style-name="ce71" table:formula="of:=[.AA26]+[.AA27]" office:value-type="float" office:value="115.992408331017" calcext:value-type="float">
            <text:p>115.99</text:p>
          </table:table-cell>
          <table:table-cell table:style-name="ce71" table:formula="of:=[.AB26]+[.AB27]" office:value-type="float" office:value="115.992408331017" calcext:value-type="float">
            <text:p>115.99</text:p>
          </table:table-cell>
          <table:table-cell table:style-name="ce71" table:formula="of:=[.AC26]+[.AC27]" office:value-type="float" office:value="115.992408331017" calcext:value-type="float">
            <text:p>115.99</text:p>
          </table:table-cell>
          <table:table-cell table:style-name="ce71" table:formula="of:=[.AD26]+[.AD27]" office:value-type="float" office:value="115.992408331017" calcext:value-type="float">
            <text:p>115.99</text:p>
          </table:table-cell>
          <table:table-cell table:style-name="ce71" table:formula="of:=[.AE26]+[.AE27]" office:value-type="float" office:value="115.992408331017" calcext:value-type="float">
            <text:p>115.99</text:p>
          </table:table-cell>
          <table:table-cell table:style-name="ce71" table:formula="of:=[.AF26]+[.AF27]" office:value-type="float" office:value="115.992408331017" calcext:value-type="float">
            <text:p>115.99</text:p>
          </table:table-cell>
          <table:table-cell table:style-name="ce71" table:formula="of:=[.AG26]+[.AG27]" office:value-type="float" office:value="115.992408331017" calcext:value-type="float">
            <text:p>115.99</text:p>
          </table:table-cell>
          <table:table-cell table:style-name="ce71" table:formula="of:=[.AH26]+[.AH27]" office:value-type="float" office:value="115.992408331017" calcext:value-type="float">
            <text:p>115.99</text:p>
          </table:table-cell>
          <table:table-cell table:style-name="ce71" table:formula="of:=[.AI26]+[.AI27]" office:value-type="float" office:value="115.992408331017" calcext:value-type="float">
            <text:p>115.99</text:p>
          </table:table-cell>
          <table:table-cell table:style-name="ce71" table:formula="of:=[.AJ26]+[.AJ27]" office:value-type="float" office:value="115.992408331017" calcext:value-type="float">
            <text:p>115.99</text:p>
          </table:table-cell>
          <table:table-cell table:style-name="ce71" table:formula="of:=[.AK26]+[.AK27]" office:value-type="float" office:value="115.992408331017" calcext:value-type="float">
            <text:p>115.99</text:p>
          </table:table-cell>
          <table:table-cell table:style-name="ce71" table:formula="of:=[.AL26]+[.AL27]" office:value-type="float" office:value="115.992408331017" calcext:value-type="float">
            <text:p>115.99</text:p>
          </table:table-cell>
          <table:table-cell table:style-name="ce71" table:formula="of:=[.AM26]+[.AM27]" office:value-type="float" office:value="115.992408331017" calcext:value-type="float">
            <text:p>115.99</text:p>
          </table:table-cell>
          <table:table-cell table:style-name="ce71" table:formula="of:=[.AN26]+[.AN27]" office:value-type="float" office:value="115.992408331017" calcext:value-type="float">
            <text:p>115.99</text:p>
          </table:table-cell>
          <table:table-cell table:style-name="ce71" table:formula="of:=[.AO26]+[.AO27]" office:value-type="float" office:value="115.992408331017" calcext:value-type="float">
            <text:p>115.99</text:p>
          </table:table-cell>
          <table:table-cell table:style-name="ce71" table:formula="of:=[.AP26]+[.AP27]" office:value-type="float" office:value="115.992408331017" calcext:value-type="float">
            <text:p>115.99</text:p>
          </table:table-cell>
          <table:table-cell table:style-name="ce71" table:formula="of:=[.AQ26]+[.AQ27]" office:value-type="float" office:value="115.992408331017" calcext:value-type="float">
            <text:p>115.99</text:p>
          </table:table-cell>
          <table:table-cell table:style-name="ce87" table:number-columns-repeated="981"/>
        </table:table-row>
        <table:table-row table:style-name="ro1">
          <table:table-cell table:style-name="ce66" office:value-type="string" calcext:value-type="string">
            <text:p>TURPE </text:p>
          </table:table-cell>
          <table:table-cell table:style-name="ce66" table:number-columns-repeated="6"/>
          <table:table-cell table:style-name="ce79" table:formula="of:=43.65" office:value-type="float" office:value="43.65" calcext:value-type="float">
            <text:p>43.65</text:p>
          </table:table-cell>
          <table:table-cell table:style-name="ce79" table:formula="of:=[.H26]*1.01" office:value-type="float" office:value="44.0865" calcext:value-type="float">
            <text:p>44.09</text:p>
          </table:table-cell>
          <table:table-cell table:style-name="ce79" table:formula="of:=[.I26]*1.01" office:value-type="float" office:value="44.527365" calcext:value-type="float">
            <text:p>44.53</text:p>
          </table:table-cell>
          <table:table-cell table:style-name="ce79" table:formula="of:=[.J26]*1.01" office:value-type="float" office:value="44.97263865" calcext:value-type="float">
            <text:p>44.97</text:p>
          </table:table-cell>
          <table:table-cell table:style-name="ce79" table:formula="of:=[.K26]*1.01" office:value-type="float" office:value="45.4223650365" calcext:value-type="float">
            <text:p>45.42</text:p>
          </table:table-cell>
          <table:table-cell table:style-name="ce79" table:formula="of:=[.L26]*1.01" office:value-type="float" office:value="45.876588686865" calcext:value-type="float">
            <text:p>45.88</text:p>
          </table:table-cell>
          <table:table-cell table:style-name="ce79" table:formula="of:=[.M26]*1.01" office:value-type="float" office:value="46.3353545737337" calcext:value-type="float">
            <text:p>46.34</text:p>
          </table:table-cell>
          <table:table-cell table:style-name="ce79" table:formula="of:=[.N26]*1.01" office:value-type="float" office:value="46.798708119471" calcext:value-type="float">
            <text:p>46.80</text:p>
          </table:table-cell>
          <table:table-cell table:style-name="ce79" table:formula="of:=[.O26]*1.01" office:value-type="float" office:value="47.2666952006657" calcext:value-type="float">
            <text:p>47.27</text:p>
          </table:table-cell>
          <table:table-cell table:style-name="ce79" table:formula="of:=[.P26]*1.01" office:value-type="float" office:value="47.7393621526724" calcext:value-type="float">
            <text:p>47.74</text:p>
          </table:table-cell>
          <table:table-cell table:style-name="ce79" table:formula="of:=[.Q26]*1.01" office:value-type="float" office:value="48.2167557741991" calcext:value-type="float">
            <text:p>48.22</text:p>
          </table:table-cell>
          <table:table-cell table:style-name="ce79" table:formula="of:=[.R26]*1.01" office:value-type="float" office:value="48.6989233319411" calcext:value-type="float">
            <text:p>48.70</text:p>
          </table:table-cell>
          <table:table-cell table:style-name="ce79" table:formula="of:=[.S26]*1.01" office:value-type="float" office:value="49.1859125652605" calcext:value-type="float">
            <text:p>49.19</text:p>
          </table:table-cell>
          <table:table-cell table:style-name="ce79" table:formula="of:=[.T26]*1.01" office:value-type="float" office:value="49.6777716909131" calcext:value-type="float">
            <text:p>49.68</text:p>
          </table:table-cell>
          <table:table-cell table:style-name="ce79" table:formula="of:=[.U26]*1.01" office:value-type="float" office:value="50.1745494078222" calcext:value-type="float">
            <text:p>50.17</text:p>
          </table:table-cell>
          <table:table-cell table:style-name="ce79" table:formula="of:=[.V26]*1.01" office:value-type="float" office:value="50.6762949019004" calcext:value-type="float">
            <text:p>50.68</text:p>
          </table:table-cell>
          <table:table-cell table:style-name="ce79" table:formula="of:=[.W26]" office:value-type="float" office:value="50.6762949019004" calcext:value-type="float">
            <office:annotation draw:style-name="gr11" draw:text-style-name="P2" svg:width="37.09mm" svg:height="20.91mm" svg:x="517.8mm" svg:y="103.68mm" draw:caption-point-x="225.45mm" draw:caption-point-y="94.61mm">
              <dc:date>2017-08-28T00:00:00</dc:date>
              <text:p text:style-name="P1"><text:span text:style-name="T1">BAIZ Adam - CGDD/SEEI/MA3:</text:span></text:p>
              <text:p text:style-name="P1"><text:span text:style-name="T2">stable dès 2030</text:span></text:p>
              <text:p text:style-name="P1"><text:span text:style-name="T2"/></text:p>
            </office:annotation>
            <text:p>50.68</text:p>
          </table:table-cell>
          <table:table-cell table:style-name="ce79" table:formula="of:=[.X26]" office:value-type="float" office:value="50.6762949019004" calcext:value-type="float">
            <text:p>50.68</text:p>
          </table:table-cell>
          <table:table-cell table:style-name="ce79" table:formula="of:=[.Y26]" office:value-type="float" office:value="50.6762949019004" calcext:value-type="float">
            <text:p>50.68</text:p>
          </table:table-cell>
          <table:table-cell table:style-name="ce79" table:formula="of:=[.Z26]" office:value-type="float" office:value="50.6762949019004" calcext:value-type="float">
            <text:p>50.68</text:p>
          </table:table-cell>
          <table:table-cell table:style-name="ce79" table:formula="of:=[.AA26]" office:value-type="float" office:value="50.6762949019004" calcext:value-type="float">
            <text:p>50.68</text:p>
          </table:table-cell>
          <table:table-cell table:style-name="ce79" table:formula="of:=[.AB26]" office:value-type="float" office:value="50.6762949019004" calcext:value-type="float">
            <text:p>50.68</text:p>
          </table:table-cell>
          <table:table-cell table:style-name="ce79" table:formula="of:=[.AC26]" office:value-type="float" office:value="50.6762949019004" calcext:value-type="float">
            <text:p>50.68</text:p>
          </table:table-cell>
          <table:table-cell table:style-name="ce79" table:formula="of:=[.AD26]" office:value-type="float" office:value="50.6762949019004" calcext:value-type="float">
            <text:p>50.68</text:p>
          </table:table-cell>
          <table:table-cell table:style-name="ce79" table:formula="of:=[.AE26]" office:value-type="float" office:value="50.6762949019004" calcext:value-type="float">
            <text:p>50.68</text:p>
          </table:table-cell>
          <table:table-cell table:style-name="ce79" table:formula="of:=[.AF26]" office:value-type="float" office:value="50.6762949019004" calcext:value-type="float">
            <text:p>50.68</text:p>
          </table:table-cell>
          <table:table-cell table:style-name="ce79" table:formula="of:=[.AG26]" office:value-type="float" office:value="50.6762949019004" calcext:value-type="float">
            <text:p>50.68</text:p>
          </table:table-cell>
          <table:table-cell table:style-name="ce79" table:formula="of:=[.AH26]" office:value-type="float" office:value="50.6762949019004" calcext:value-type="float">
            <text:p>50.68</text:p>
          </table:table-cell>
          <table:table-cell table:style-name="ce79" table:formula="of:=[.AI26]" office:value-type="float" office:value="50.6762949019004" calcext:value-type="float">
            <text:p>50.68</text:p>
          </table:table-cell>
          <table:table-cell table:style-name="ce79" table:formula="of:=[.AJ26]" office:value-type="float" office:value="50.6762949019004" calcext:value-type="float">
            <text:p>50.68</text:p>
          </table:table-cell>
          <table:table-cell table:style-name="ce79" table:formula="of:=[.AK26]" office:value-type="float" office:value="50.6762949019004" calcext:value-type="float">
            <text:p>50.68</text:p>
          </table:table-cell>
          <table:table-cell table:style-name="ce79" table:formula="of:=[.AL26]" office:value-type="float" office:value="50.6762949019004" calcext:value-type="float">
            <text:p>50.68</text:p>
          </table:table-cell>
          <table:table-cell table:style-name="ce79" table:formula="of:=[.AM26]" office:value-type="float" office:value="50.6762949019004" calcext:value-type="float">
            <text:p>50.68</text:p>
          </table:table-cell>
          <table:table-cell table:style-name="ce79" table:formula="of:=[.AN26]" office:value-type="float" office:value="50.6762949019004" calcext:value-type="float">
            <text:p>50.68</text:p>
          </table:table-cell>
          <table:table-cell table:style-name="ce79" table:formula="of:=[.AO26]" office:value-type="float" office:value="50.6762949019004" calcext:value-type="float">
            <text:p>50.68</text:p>
          </table:table-cell>
          <table:table-cell table:style-name="ce79" table:formula="of:=[.AP26]" office:value-type="float" office:value="50.6762949019004" calcext:value-type="float">
            <text:p>50.68</text:p>
          </table:table-cell>
          <table:table-cell table:number-columns-repeated="981"/>
        </table:table-row>
        <table:table-row table:style-name="ro1">
          <table:table-cell table:style-name="ce66" office:value-type="string" calcext:value-type="string">
            <text:p>Fourniture (yc coûts commerciaux)</text:p>
          </table:table-cell>
          <table:table-cell table:style-name="ce66" table:number-columns-repeated="6"/>
          <table:table-cell table:style-name="ce79" table:formula="of:=56.26" office:value-type="float" office:value="56.26" calcext:value-type="float">
            <text:p>56.26</text:p>
          </table:table-cell>
          <table:table-cell table:style-name="ce79" table:formula="of:=[.H27]*1.01" office:value-type="float" office:value="56.8226" calcext:value-type="float">
            <text:p>56.82</text:p>
          </table:table-cell>
          <table:table-cell table:style-name="ce79" table:formula="of:=[.I27]*1.01" office:value-type="float" office:value="57.390826" calcext:value-type="float">
            <text:p>57.39</text:p>
          </table:table-cell>
          <table:table-cell table:style-name="ce79" table:formula="of:=[.J27]*1.01" office:value-type="float" office:value="57.96473426" calcext:value-type="float">
            <text:p>57.96</text:p>
          </table:table-cell>
          <table:table-cell table:style-name="ce79" table:formula="of:=[.K27]*1.01" office:value-type="float" office:value="58.5443816026" calcext:value-type="float">
            <text:p>58.54</text:p>
          </table:table-cell>
          <table:table-cell table:style-name="ce79" table:formula="of:=[.L27]*1.01" office:value-type="float" office:value="59.129825418626" calcext:value-type="float">
            <text:p>59.13</text:p>
          </table:table-cell>
          <table:table-cell table:style-name="ce79" table:formula="of:=[.M27]*1.01" office:value-type="float" office:value="59.7211236728123" calcext:value-type="float">
            <text:p>59.72</text:p>
          </table:table-cell>
          <table:table-cell table:style-name="ce79" table:formula="of:=[.N27]*1.01" office:value-type="float" office:value="60.3183349095404" calcext:value-type="float">
            <text:p>60.32</text:p>
          </table:table-cell>
          <table:table-cell table:style-name="ce79" table:formula="of:=[.O27]*1.01" office:value-type="float" office:value="60.9215182586358" calcext:value-type="float">
            <text:p>60.92</text:p>
          </table:table-cell>
          <table:table-cell table:style-name="ce79" table:formula="of:=[.P27]*1.01" office:value-type="float" office:value="61.5307334412222" calcext:value-type="float">
            <text:p>61.53</text:p>
          </table:table-cell>
          <table:table-cell table:style-name="ce79" table:formula="of:=[.Q27]*1.01" office:value-type="float" office:value="62.1460407756344" calcext:value-type="float">
            <text:p>62.15</text:p>
          </table:table-cell>
          <table:table-cell table:style-name="ce79" table:formula="of:=[.R27]*1.01" office:value-type="float" office:value="62.7675011833907" calcext:value-type="float">
            <text:p>62.77</text:p>
          </table:table-cell>
          <table:table-cell table:style-name="ce79" table:formula="of:=[.S27]*1.01" office:value-type="float" office:value="63.3951761952246" calcext:value-type="float">
            <text:p>63.40</text:p>
          </table:table-cell>
          <table:table-cell table:style-name="ce79" table:formula="of:=[.T27]*1.01" office:value-type="float" office:value="64.0291279571769" calcext:value-type="float">
            <text:p>64.03</text:p>
          </table:table-cell>
          <table:table-cell table:style-name="ce79" table:formula="of:=[.U27]*1.01" office:value-type="float" office:value="64.6694192367487" calcext:value-type="float">
            <text:p>64.67</text:p>
          </table:table-cell>
          <table:table-cell table:style-name="ce79" table:formula="of:=[.V27]*1.01" office:value-type="float" office:value="65.3161134291161" calcext:value-type="float">
            <text:p>65.32</text:p>
          </table:table-cell>
          <table:table-cell table:style-name="ce79" table:formula="of:=[.W27]" office:value-type="float" office:value="65.3161134291161" calcext:value-type="float">
            <office:annotation draw:style-name="gr11" draw:text-style-name="P2" svg:width="37.09mm" svg:height="20.91mm" svg:x="517.8mm" svg:y="108.19mm" draw:caption-point-x="225.45mm" draw:caption-point-y="95.67mm">
              <dc:date>2017-08-28T00:00:00</dc:date>
              <text:p text:style-name="P1"><text:span text:style-name="T1">BAIZ Adam - CGDD/SEEI/MA3:</text:span></text:p>
              <text:p text:style-name="P1"><text:span text:style-name="T2">stable dès 2030</text:span></text:p>
            </office:annotation>
            <text:p>65.32</text:p>
          </table:table-cell>
          <table:table-cell table:style-name="ce79" table:formula="of:=[.X27]" office:value-type="float" office:value="65.3161134291161" calcext:value-type="float">
            <text:p>65.32</text:p>
          </table:table-cell>
          <table:table-cell table:style-name="ce79" table:formula="of:=[.Y27]" office:value-type="float" office:value="65.3161134291161" calcext:value-type="float">
            <text:p>65.32</text:p>
          </table:table-cell>
          <table:table-cell table:style-name="ce79" table:formula="of:=[.Z27]" office:value-type="float" office:value="65.3161134291161" calcext:value-type="float">
            <text:p>65.32</text:p>
          </table:table-cell>
          <table:table-cell table:style-name="ce79" table:formula="of:=[.AA27]" office:value-type="float" office:value="65.3161134291161" calcext:value-type="float">
            <text:p>65.32</text:p>
          </table:table-cell>
          <table:table-cell table:style-name="ce79" table:formula="of:=[.AB27]" office:value-type="float" office:value="65.3161134291161" calcext:value-type="float">
            <text:p>65.32</text:p>
          </table:table-cell>
          <table:table-cell table:style-name="ce79" table:formula="of:=[.AC27]" office:value-type="float" office:value="65.3161134291161" calcext:value-type="float">
            <text:p>65.32</text:p>
          </table:table-cell>
          <table:table-cell table:style-name="ce79" table:formula="of:=[.AD27]" office:value-type="float" office:value="65.3161134291161" calcext:value-type="float">
            <text:p>65.32</text:p>
          </table:table-cell>
          <table:table-cell table:style-name="ce79" table:formula="of:=[.AE27]" office:value-type="float" office:value="65.3161134291161" calcext:value-type="float">
            <text:p>65.32</text:p>
          </table:table-cell>
          <table:table-cell table:style-name="ce79" table:formula="of:=[.AF27]" office:value-type="float" office:value="65.3161134291161" calcext:value-type="float">
            <text:p>65.32</text:p>
          </table:table-cell>
          <table:table-cell table:style-name="ce79" table:formula="of:=[.AG27]" office:value-type="float" office:value="65.3161134291161" calcext:value-type="float">
            <text:p>65.32</text:p>
          </table:table-cell>
          <table:table-cell table:style-name="ce79" table:formula="of:=[.AH27]" office:value-type="float" office:value="65.3161134291161" calcext:value-type="float">
            <text:p>65.32</text:p>
          </table:table-cell>
          <table:table-cell table:style-name="ce79" table:formula="of:=[.AI27]" office:value-type="float" office:value="65.3161134291161" calcext:value-type="float">
            <text:p>65.32</text:p>
          </table:table-cell>
          <table:table-cell table:style-name="ce79" table:formula="of:=[.AJ27]" office:value-type="float" office:value="65.3161134291161" calcext:value-type="float">
            <text:p>65.32</text:p>
          </table:table-cell>
          <table:table-cell table:style-name="ce79" table:formula="of:=[.AK27]" office:value-type="float" office:value="65.3161134291161" calcext:value-type="float">
            <text:p>65.32</text:p>
          </table:table-cell>
          <table:table-cell table:style-name="ce79" table:formula="of:=[.AL27]" office:value-type="float" office:value="65.3161134291161" calcext:value-type="float">
            <text:p>65.32</text:p>
          </table:table-cell>
          <table:table-cell table:style-name="ce79" table:formula="of:=[.AM27]" office:value-type="float" office:value="65.3161134291161" calcext:value-type="float">
            <text:p>65.32</text:p>
          </table:table-cell>
          <table:table-cell table:style-name="ce79" table:formula="of:=[.AN27]" office:value-type="float" office:value="65.3161134291161" calcext:value-type="float">
            <text:p>65.32</text:p>
          </table:table-cell>
          <table:table-cell table:style-name="ce79" table:formula="of:=[.AO27]" office:value-type="float" office:value="65.3161134291161" calcext:value-type="float">
            <text:p>65.32</text:p>
          </table:table-cell>
          <table:table-cell table:style-name="ce79" table:formula="of:=[.AP27]" office:value-type="float" office:value="65.3161134291161" calcext:value-type="float">
            <text:p>65.32</text:p>
          </table:table-cell>
          <table:table-cell table:number-columns-repeated="981"/>
        </table:table-row>
        <table:table-row table:style-name="ro1">
          <table:table-cell table:style-name="ce66" office:value-type="string" calcext:value-type="string">
            <text:p>CSPE</text:p>
          </table:table-cell>
          <table:table-cell table:style-name="ce66" table:number-columns-repeated="6"/>
          <table:table-cell table:style-name="ce79" table:formula="of:=0.0189*1000" office:value-type="float" office:value="18.9" calcext:value-type="float">
            <text:p>18.90</text:p>
          </table:table-cell>
          <table:table-cell table:style-name="ce79" table:formula="of:=0.0225*1000" office:value-type="float" office:value="22.5" calcext:value-type="float">
            <office:annotation draw:style-name="gr11" draw:text-style-name="P2" svg:width="24.64mm" svg:height="20.91mm" svg:x="209.87mm" svg:y="119.06mm" draw:caption-point-x="148.99mm" draw:caption-point-y="90.37mm">
              <dc:date>2017-08-28T00:00:00</dc:date>
              <text:p text:style-name="P1"><text:span text:style-name="T1">BAIZ Adam - CGDD/SEEI/MA3:</text:span></text:p>
              <text:p text:style-name="P1"><text:span text:style-name="T2">gelé dès 2016</text:span></text:p>
            </office:annotation>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number-columns-repeated="981"/>
        </table:table-row>
        <table:table-row table:style-name="ro1">
          <table:table-cell table:style-name="ce66" office:value-type="string" calcext:value-type="string">
            <office:annotation draw:style-name="gr12" draw:text-style-name="P2" svg:width="39.5mm" svg:height="21.21mm" svg:x="32.69mm" svg:y="117.32mm" draw:caption-point-x="91.03mm" draw:caption-point-y="97.69mm">
              <dc:date>2017-08-28T00:00:00</dc:date>
              <text:p text:style-name="P1"><text:span text:style-name="T1">BAIZ Adam - CGDD/SEEI/MA3:</text:span></text:p>
              <text:p text:style-name="P1"><text:span text:style-name="T2">pour couvrir tous les coûts des ENR électriques </text:span></text:p>
              <text:p text:style-name="P1"><text:span text:style-name="T2"/></text:p>
            </office:annotation>
            <text:p>majoration CSPE</text:p>
          </table:table-cell>
          <table:table-cell table:style-name="ce66" table:number-columns-repeated="6"/>
          <table:table-cell table:number-columns-repeated="2" table:style-name="ce79" office:value-type="float" office:value="0" calcext:value-type="float">
            <text:p>0.00</text:p>
          </table:table-cell>
          <table:table-cell table:style-name="ce79" office:value-type="float" office:value="3" calcext:value-type="float">
            <text:p>3.00</text:p>
          </table:table-cell>
          <table:table-cell table:style-name="ce79" table:formula="of:=[.J29]+[.$J$29]" office:value-type="float" office:value="6" calcext:value-type="float">
            <text:p>6.00</text:p>
          </table:table-cell>
          <table:table-cell table:style-name="ce79" table:formula="of:=[.K29]+[.$J$29]" office:value-type="float" office:value="9" calcext:value-type="float">
            <text:p>9.00</text:p>
          </table:table-cell>
          <table:table-cell table:style-name="ce79" table:formula="of:=[.L29]+[.$J$29]" office:value-type="float" office:value="12" calcext:value-type="float">
            <text:p>12.00</text:p>
          </table:table-cell>
          <table:table-cell table:style-name="ce79" table:formula="of:=[.M29]+[.$J$29]" office:value-type="float" office:value="15" calcext:value-type="float">
            <text:p>15.00</text:p>
          </table:table-cell>
          <table:table-cell table:style-name="ce79" table:formula="of:=[.N29]+[.$J$29]" office:value-type="float" office:value="18" calcext:value-type="float">
            <text:p>18.00</text:p>
          </table:table-cell>
          <table:table-cell table:style-name="ce79" table:formula="of:=[.O29]+[.$J$29]" office:value-type="float" office:value="21" calcext:value-type="float">
            <text:p>21.00</text:p>
          </table:table-cell>
          <table:table-cell table:style-name="ce79" table:formula="of:=[.P29]+[.$J$29]" office:value-type="float" office:value="24" calcext:value-type="float">
            <text:p>24.00</text:p>
          </table:table-cell>
          <table:table-cell table:style-name="ce79" table:formula="of:=[.Q29]+[.$J$29]" office:value-type="float" office:value="27" calcext:value-type="float">
            <text:p>27.00</text:p>
          </table:table-cell>
          <table:table-cell table:style-name="ce79" table:formula="of:=[.R29]" office:value-type="float" office:value="27" calcext:value-type="float">
            <text:p>27.00</text:p>
          </table:table-cell>
          <table:table-cell table:style-name="ce79" table:formula="of:=[.S29]" office:value-type="float" office:value="27" calcext:value-type="float">
            <text:p>27.00</text:p>
          </table:table-cell>
          <table:table-cell table:style-name="ce79" table:formula="of:=[.T29]" office:value-type="float" office:value="27" calcext:value-type="float">
            <text:p>27.00</text:p>
          </table:table-cell>
          <table:table-cell table:style-name="ce79" table:formula="of:=[.U29]" office:value-type="float" office:value="27" calcext:value-type="float">
            <text:p>27.00</text:p>
          </table:table-cell>
          <table:table-cell table:style-name="ce79" table:formula="of:=[.V29]" office:value-type="float" office:value="27" calcext:value-type="float">
            <text:p>27.00</text:p>
          </table:table-cell>
          <table:table-cell table:style-name="ce79" table:formula="of:=[.W29]" office:value-type="float" office:value="27" calcext:value-type="float">
            <text:p>27.00</text:p>
          </table:table-cell>
          <table:table-cell table:style-name="ce79" table:formula="of:=[.X29]" office:value-type="float" office:value="27" calcext:value-type="float">
            <text:p>27.00</text:p>
          </table:table-cell>
          <table:table-cell table:style-name="ce79" table:formula="of:=[.Y29]" office:value-type="float" office:value="27" calcext:value-type="float">
            <text:p>27.00</text:p>
          </table:table-cell>
          <table:table-cell table:style-name="ce79" table:formula="of:=[.Z29]" office:value-type="float" office:value="27" calcext:value-type="float">
            <text:p>27.00</text:p>
          </table:table-cell>
          <table:table-cell table:style-name="ce79" table:formula="of:=[.AA29]" office:value-type="float" office:value="27" calcext:value-type="float">
            <text:p>27.00</text:p>
          </table:table-cell>
          <table:table-cell table:style-name="ce79" table:formula="of:=[.AB29]" office:value-type="float" office:value="27" calcext:value-type="float">
            <text:p>27.00</text:p>
          </table:table-cell>
          <table:table-cell table:style-name="ce79" table:formula="of:=[.AC29]" office:value-type="float" office:value="27" calcext:value-type="float">
            <text:p>27.00</text:p>
          </table:table-cell>
          <table:table-cell table:style-name="ce79" table:formula="of:=[.AD29]" office:value-type="float" office:value="27" calcext:value-type="float">
            <text:p>27.00</text:p>
          </table:table-cell>
          <table:table-cell table:style-name="ce79" table:formula="of:=[.AE29]" office:value-type="float" office:value="27" calcext:value-type="float">
            <text:p>27.00</text:p>
          </table:table-cell>
          <table:table-cell table:style-name="ce79" table:formula="of:=[.AF29]" office:value-type="float" office:value="27" calcext:value-type="float">
            <text:p>27.00</text:p>
          </table:table-cell>
          <table:table-cell table:style-name="ce79" table:formula="of:=[.AG29]" office:value-type="float" office:value="27" calcext:value-type="float">
            <text:p>27.00</text:p>
          </table:table-cell>
          <table:table-cell table:style-name="ce79" table:formula="of:=[.AH29]" office:value-type="float" office:value="27" calcext:value-type="float">
            <text:p>27.00</text:p>
          </table:table-cell>
          <table:table-cell table:style-name="ce79" table:formula="of:=[.AI29]" office:value-type="float" office:value="27" calcext:value-type="float">
            <text:p>27.00</text:p>
          </table:table-cell>
          <table:table-cell table:style-name="ce79" table:formula="of:=[.AJ29]" office:value-type="float" office:value="27" calcext:value-type="float">
            <text:p>27.00</text:p>
          </table:table-cell>
          <table:table-cell table:style-name="ce79" table:formula="of:=[.AK29]" office:value-type="float" office:value="27" calcext:value-type="float">
            <text:p>27.00</text:p>
          </table:table-cell>
          <table:table-cell table:style-name="ce79" table:formula="of:=[.AL29]" office:value-type="float" office:value="27" calcext:value-type="float">
            <text:p>27.00</text:p>
          </table:table-cell>
          <table:table-cell table:style-name="ce79" table:formula="of:=[.AM29]" office:value-type="float" office:value="27" calcext:value-type="float">
            <text:p>27.00</text:p>
          </table:table-cell>
          <table:table-cell table:style-name="ce79" table:formula="of:=[.AN29]" office:value-type="float" office:value="27" calcext:value-type="float">
            <text:p>27.00</text:p>
          </table:table-cell>
          <table:table-cell table:style-name="ce79" table:formula="of:=[.AO29]" office:value-type="float" office:value="27" calcext:value-type="float">
            <text:p>27.00</text:p>
          </table:table-cell>
          <table:table-cell table:style-name="ce79" table:formula="of:=[.AP29]" office:value-type="float" office:value="27" calcext:value-type="float">
            <text:p>27.00</text:p>
          </table:table-cell>
          <table:table-cell table:number-columns-repeated="981"/>
        </table:table-row>
        <table:table-row table:style-name="ro1">
          <table:table-cell table:style-name="ce66" office:value-type="string" calcext:value-type="string">
            <text:p>TCFE</text:p>
          </table:table-cell>
          <table:table-cell table:style-name="ce66" table:number-columns-repeated="6"/>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number-columns-repeated="981"/>
        </table:table-row>
        <table:table-row table:style-name="ro1">
          <table:table-cell table:style-name="ce66" office:value-type="string" calcext:value-type="string">
            <office:annotation draw:style-name="gr13" draw:text-style-name="P2" svg:width="73.08mm" svg:height="24.61mm" svg:x="32.69mm" svg:y="118.84mm" draw:caption-point-x="91.03mm" draw:caption-point-y="107.32mm">
              <dc:date>2017-08-28T00:00:00</dc:date>
              <text:p text:style-name="P1"><text:span text:style-name="T1">BAIZ Adam - CGDD/SEEI/MA3:</text:span></text:p>
              <text:p text:style-name="P1"><text:span text:style-name="T2">ordre de grandeur seulement. Autrement ça vaut 27.04% de la partie acheminement -fixe donc- de l'abonnement</text:span></text:p>
            </office:annotation>
            <text:p>CTA</text:p>
          </table:table-cell>
          <table:table-cell table:style-name="ce66" table:number-columns-repeated="6"/>
          <table:table-cell table:style-name="ce79" office:value-type="float" office:value="2.5" calcext:value-type="float">
            <office:annotation draw:style-name="gr1" draw:text-style-name="P2" svg:width="56.95mm" svg:height="20.9mm" svg:x="227.63mm" svg:y="122.03mm" draw:caption-point-x="90.91mm" draw:caption-point-y="104.13mm">
              <dc:date>2017-08-28T00:00:00</dc:date>
              <text:p text:style-name="P1"><text:span text:style-name="T1">BAIZ Adam - CGDD/SEEI/MA3:</text:span></text:p>
              <text:p text:style-name="P1"><text:span text:style-name="T2">environ 2% du total TTC</text:span></text:p>
            </office:annotation>
            <text:p>2.50</text:p>
          </table:table-cell>
          <table:table-cell table:style-name="ce79" table:formula="of:=[.H31]" office:value-type="float" office:value="2.5" calcext:value-type="float">
            <text:p>2.50</text:p>
          </table:table-cell>
          <table:table-cell table:style-name="ce79" table:formula="of:=[.I31]" office:value-type="float" office:value="2.5" calcext:value-type="float">
            <text:p>2.50</text:p>
          </table:table-cell>
          <table:table-cell table:style-name="ce79" table:formula="of:=[.J31]" office:value-type="float" office:value="2.5" calcext:value-type="float">
            <text:p>2.50</text:p>
          </table:table-cell>
          <table:table-cell table:style-name="ce79" table:formula="of:=[.K31]" office:value-type="float" office:value="2.5" calcext:value-type="float">
            <text:p>2.50</text:p>
          </table:table-cell>
          <table:table-cell table:style-name="ce79" table:formula="of:=[.L31]" office:value-type="float" office:value="2.5" calcext:value-type="float">
            <text:p>2.50</text:p>
          </table:table-cell>
          <table:table-cell table:style-name="ce79" table:formula="of:=[.M31]" office:value-type="float" office:value="2.5" calcext:value-type="float">
            <text:p>2.50</text:p>
          </table:table-cell>
          <table:table-cell table:style-name="ce79" table:formula="of:=[.N31]" office:value-type="float" office:value="2.5" calcext:value-type="float">
            <text:p>2.50</text:p>
          </table:table-cell>
          <table:table-cell table:style-name="ce79" table:formula="of:=[.O31]" office:value-type="float" office:value="2.5" calcext:value-type="float">
            <text:p>2.50</text:p>
          </table:table-cell>
          <table:table-cell table:style-name="ce79" table:formula="of:=[.P31]" office:value-type="float" office:value="2.5" calcext:value-type="float">
            <text:p>2.50</text:p>
          </table:table-cell>
          <table:table-cell table:style-name="ce79" table:formula="of:=[.Q31]" office:value-type="float" office:value="2.5" calcext:value-type="float">
            <text:p>2.50</text:p>
          </table:table-cell>
          <table:table-cell table:style-name="ce79" table:formula="of:=[.R31]" office:value-type="float" office:value="2.5" calcext:value-type="float">
            <text:p>2.50</text:p>
          </table:table-cell>
          <table:table-cell table:style-name="ce79" table:formula="of:=[.S31]" office:value-type="float" office:value="2.5" calcext:value-type="float">
            <text:p>2.50</text:p>
          </table:table-cell>
          <table:table-cell table:style-name="ce79" table:formula="of:=[.T31]" office:value-type="float" office:value="2.5" calcext:value-type="float">
            <text:p>2.50</text:p>
          </table:table-cell>
          <table:table-cell table:style-name="ce79" table:formula="of:=[.U31]" office:value-type="float" office:value="2.5" calcext:value-type="float">
            <text:p>2.50</text:p>
          </table:table-cell>
          <table:table-cell table:style-name="ce79" table:formula="of:=[.V31]" office:value-type="float" office:value="2.5" calcext:value-type="float">
            <text:p>2.50</text:p>
          </table:table-cell>
          <table:table-cell table:style-name="ce79" table:formula="of:=[.W31]" office:value-type="float" office:value="2.5" calcext:value-type="float">
            <text:p>2.50</text:p>
          </table:table-cell>
          <table:table-cell table:style-name="ce79" table:formula="of:=[.X31]" office:value-type="float" office:value="2.5" calcext:value-type="float">
            <text:p>2.50</text:p>
          </table:table-cell>
          <table:table-cell table:style-name="ce79" table:formula="of:=[.Y31]" office:value-type="float" office:value="2.5" calcext:value-type="float">
            <text:p>2.50</text:p>
          </table:table-cell>
          <table:table-cell table:style-name="ce79" table:formula="of:=[.Z31]" office:value-type="float" office:value="2.5" calcext:value-type="float">
            <text:p>2.50</text:p>
          </table:table-cell>
          <table:table-cell table:style-name="ce79" table:formula="of:=[.AA31]" office:value-type="float" office:value="2.5" calcext:value-type="float">
            <text:p>2.50</text:p>
          </table:table-cell>
          <table:table-cell table:style-name="ce79" table:formula="of:=[.AB31]" office:value-type="float" office:value="2.5" calcext:value-type="float">
            <text:p>2.50</text:p>
          </table:table-cell>
          <table:table-cell table:style-name="ce79" table:formula="of:=[.AC31]" office:value-type="float" office:value="2.5" calcext:value-type="float">
            <text:p>2.50</text:p>
          </table:table-cell>
          <table:table-cell table:style-name="ce79" table:formula="of:=[.AD31]" office:value-type="float" office:value="2.5" calcext:value-type="float">
            <text:p>2.50</text:p>
          </table:table-cell>
          <table:table-cell table:style-name="ce79" table:formula="of:=[.AE31]" office:value-type="float" office:value="2.5" calcext:value-type="float">
            <text:p>2.50</text:p>
          </table:table-cell>
          <table:table-cell table:style-name="ce79" table:formula="of:=[.AF31]" office:value-type="float" office:value="2.5" calcext:value-type="float">
            <text:p>2.50</text:p>
          </table:table-cell>
          <table:table-cell table:style-name="ce79" table:formula="of:=[.AG31]" office:value-type="float" office:value="2.5" calcext:value-type="float">
            <text:p>2.50</text:p>
          </table:table-cell>
          <table:table-cell table:style-name="ce79" table:formula="of:=[.AH31]" office:value-type="float" office:value="2.5" calcext:value-type="float">
            <text:p>2.50</text:p>
          </table:table-cell>
          <table:table-cell table:style-name="ce79" table:formula="of:=[.AI31]" office:value-type="float" office:value="2.5" calcext:value-type="float">
            <text:p>2.50</text:p>
          </table:table-cell>
          <table:table-cell table:style-name="ce79" table:formula="of:=[.AJ31]" office:value-type="float" office:value="2.5" calcext:value-type="float">
            <text:p>2.50</text:p>
          </table:table-cell>
          <table:table-cell table:style-name="ce79" table:formula="of:=[.AK31]" office:value-type="float" office:value="2.5" calcext:value-type="float">
            <text:p>2.50</text:p>
          </table:table-cell>
          <table:table-cell table:style-name="ce79" table:formula="of:=[.AL31]" office:value-type="float" office:value="2.5" calcext:value-type="float">
            <text:p>2.50</text:p>
          </table:table-cell>
          <table:table-cell table:style-name="ce79" table:formula="of:=[.AM31]" office:value-type="float" office:value="2.5" calcext:value-type="float">
            <text:p>2.50</text:p>
          </table:table-cell>
          <table:table-cell table:style-name="ce79" table:formula="of:=[.AN31]" office:value-type="float" office:value="2.5" calcext:value-type="float">
            <text:p>2.50</text:p>
          </table:table-cell>
          <table:table-cell table:style-name="ce79" table:formula="of:=[.AO31]" office:value-type="float" office:value="2.5" calcext:value-type="float">
            <text:p>2.50</text:p>
          </table:table-cell>
          <table:table-cell table:style-name="ce79" table:formula="of:=[.AP31]" office:value-type="float" office:value="2.5" calcext:value-type="float">
            <text:p>2.50</text:p>
          </table:table-cell>
          <table:table-cell table:number-columns-repeated="981"/>
        </table:table-row>
        <table:table-row table:style-name="ro1">
          <table:table-cell table:style-name="ce65" office:value-type="string" calcext:value-type="string">
            <text:p>Total HTVA</text:p>
          </table:table-cell>
          <table:table-cell table:style-name="ce65" table:number-columns-repeated="6"/>
          <table:table-cell table:style-name="ce71" table:formula="of:=[.H25]+[.H28]+[.H30]+[.H31]" office:value-type="float" office:value="130.88" calcext:value-type="float">
            <text:p>130.88</text:p>
          </table:table-cell>
          <table:table-cell table:style-name="ce71" table:formula="of:=[.I25]+[.I28]+[.I30]+[.I31]" office:value-type="float" office:value="135.4791" calcext:value-type="float">
            <text:p>135.48</text:p>
          </table:table-cell>
          <table:table-cell table:style-name="ce71" table:formula="of:=[.J25]+[.J28]+[.J30]+[.J31]" office:value-type="float" office:value="136.488191" calcext:value-type="float">
            <text:p>136.49</text:p>
          </table:table-cell>
          <table:table-cell table:style-name="ce71" table:formula="of:=[.K25]+[.K28]+[.K30]+[.K31]" office:value-type="float" office:value="137.50737291" calcext:value-type="float">
            <text:p>137.51</text:p>
          </table:table-cell>
          <table:table-cell table:style-name="ce71" table:formula="of:=[.L25]+[.L28]+[.L30]+[.L31]" office:value-type="float" office:value="138.5367466391" calcext:value-type="float">
            <text:p>138.54</text:p>
          </table:table-cell>
          <table:table-cell table:style-name="ce71" table:formula="of:=[.M25]+[.M28]+[.M30]+[.M31]" office:value-type="float" office:value="139.576414105491" calcext:value-type="float">
            <text:p>139.58</text:p>
          </table:table-cell>
          <table:table-cell table:style-name="ce71" table:formula="of:=[.N25]+[.N28]+[.N30]+[.N31]" office:value-type="float" office:value="140.626478246546" calcext:value-type="float">
            <text:p>140.63</text:p>
          </table:table-cell>
          <table:table-cell table:style-name="ce71" table:formula="of:=[.O25]+[.O28]+[.O30]+[.O31]" office:value-type="float" office:value="141.687043029011" calcext:value-type="float">
            <text:p>141.69</text:p>
          </table:table-cell>
          <table:table-cell table:style-name="ce71" table:formula="of:=[.P25]+[.P28]+[.P30]+[.P31]" office:value-type="float" office:value="142.758213459301" calcext:value-type="float">
            <text:p>142.76</text:p>
          </table:table-cell>
          <table:table-cell table:style-name="ce71" table:formula="of:=[.Q25]+[.Q28]+[.Q30]+[.Q31]" office:value-type="float" office:value="143.840095593894" calcext:value-type="float">
            <text:p>143.84</text:p>
          </table:table-cell>
          <table:table-cell table:style-name="ce71" table:formula="of:=[.R25]+[.R28]+[.R30]+[.R31]" office:value-type="float" office:value="144.932796549833" calcext:value-type="float">
            <text:p>144.93</text:p>
          </table:table-cell>
          <table:table-cell table:style-name="ce71" table:formula="of:=[.S25]+[.S28]+[.S30]+[.S31]" office:value-type="float" office:value="146.036424515332" calcext:value-type="float">
            <text:p>146.04</text:p>
          </table:table-cell>
          <table:table-cell table:style-name="ce71" table:formula="of:=[.T25]+[.T28]+[.T30]+[.T31]" office:value-type="float" office:value="147.151088760485" calcext:value-type="float">
            <text:p>147.15</text:p>
          </table:table-cell>
          <table:table-cell table:style-name="ce71" table:formula="of:=[.U25]+[.U28]+[.U30]+[.U31]" office:value-type="float" office:value="148.27689964809" calcext:value-type="float">
            <text:p>148.28</text:p>
          </table:table-cell>
          <table:table-cell table:style-name="ce71" table:formula="of:=[.V25]+[.V28]+[.V30]+[.V31]" office:value-type="float" office:value="149.413968644571" calcext:value-type="float">
            <text:p>149.41</text:p>
          </table:table-cell>
          <table:table-cell table:style-name="ce71" table:formula="of:=[.W25]+[.W28]+[.W30]+[.W31]" office:value-type="float" office:value="150.562408331017" calcext:value-type="float">
            <text:p>150.56</text:p>
          </table:table-cell>
          <table:table-cell table:style-name="ce71" table:formula="of:=[.X25]+[.X28]+[.X30]+[.X31]" office:value-type="float" office:value="150.562408331017" calcext:value-type="float">
            <text:p>150.56</text:p>
          </table:table-cell>
          <table:table-cell table:style-name="ce71" table:formula="of:=[.Y25]+[.Y28]+[.Y30]+[.Y31]" office:value-type="float" office:value="150.562408331017" calcext:value-type="float">
            <text:p>150.56</text:p>
          </table:table-cell>
          <table:table-cell table:style-name="ce71" table:formula="of:=[.Z25]+[.Z28]+[.Z30]+[.Z31]" office:value-type="float" office:value="150.562408331017" calcext:value-type="float">
            <text:p>150.56</text:p>
          </table:table-cell>
          <table:table-cell table:style-name="ce71" table:formula="of:=[.AA25]+[.AA28]+[.AA30]+[.AA31]" office:value-type="float" office:value="150.562408331017" calcext:value-type="float">
            <text:p>150.56</text:p>
          </table:table-cell>
          <table:table-cell table:style-name="ce71" table:formula="of:=[.AB25]+[.AB28]+[.AB30]+[.AB31]" office:value-type="float" office:value="150.562408331017" calcext:value-type="float">
            <text:p>150.56</text:p>
          </table:table-cell>
          <table:table-cell table:style-name="ce71" table:formula="of:=[.AC25]+[.AC28]+[.AC30]+[.AC31]" office:value-type="float" office:value="150.562408331017" calcext:value-type="float">
            <text:p>150.56</text:p>
          </table:table-cell>
          <table:table-cell table:style-name="ce71" table:formula="of:=[.AD25]+[.AD28]+[.AD30]+[.AD31]" office:value-type="float" office:value="150.562408331017" calcext:value-type="float">
            <text:p>150.56</text:p>
          </table:table-cell>
          <table:table-cell table:style-name="ce71" table:formula="of:=[.AE25]+[.AE28]+[.AE30]+[.AE31]" office:value-type="float" office:value="150.562408331017" calcext:value-type="float">
            <text:p>150.56</text:p>
          </table:table-cell>
          <table:table-cell table:style-name="ce71" table:formula="of:=[.AF25]+[.AF28]+[.AF30]+[.AF31]" office:value-type="float" office:value="150.562408331017" calcext:value-type="float">
            <text:p>150.56</text:p>
          </table:table-cell>
          <table:table-cell table:style-name="ce71" table:formula="of:=[.AG25]+[.AG28]+[.AG30]+[.AG31]" office:value-type="float" office:value="150.562408331017" calcext:value-type="float">
            <text:p>150.56</text:p>
          </table:table-cell>
          <table:table-cell table:style-name="ce71" table:formula="of:=[.AH25]+[.AH28]+[.AH30]+[.AH31]" office:value-type="float" office:value="150.562408331017" calcext:value-type="float">
            <text:p>150.56</text:p>
          </table:table-cell>
          <table:table-cell table:style-name="ce71" table:formula="of:=[.AI25]+[.AI28]+[.AI30]+[.AI31]" office:value-type="float" office:value="150.562408331017" calcext:value-type="float">
            <text:p>150.56</text:p>
          </table:table-cell>
          <table:table-cell table:style-name="ce71" table:formula="of:=[.AJ25]+[.AJ28]+[.AJ30]+[.AJ31]" office:value-type="float" office:value="150.562408331017" calcext:value-type="float">
            <text:p>150.56</text:p>
          </table:table-cell>
          <table:table-cell table:style-name="ce71" table:formula="of:=[.AK25]+[.AK28]+[.AK30]+[.AK31]" office:value-type="float" office:value="150.562408331017" calcext:value-type="float">
            <text:p>150.56</text:p>
          </table:table-cell>
          <table:table-cell table:style-name="ce71" table:formula="of:=[.AL25]+[.AL28]+[.AL30]+[.AL31]" office:value-type="float" office:value="150.562408331017" calcext:value-type="float">
            <text:p>150.56</text:p>
          </table:table-cell>
          <table:table-cell table:style-name="ce71" table:formula="of:=[.AM25]+[.AM28]+[.AM30]+[.AM31]" office:value-type="float" office:value="150.562408331017" calcext:value-type="float">
            <text:p>150.56</text:p>
          </table:table-cell>
          <table:table-cell table:style-name="ce71" table:formula="of:=[.AN25]+[.AN28]+[.AN30]+[.AN31]" office:value-type="float" office:value="150.562408331017" calcext:value-type="float">
            <text:p>150.56</text:p>
          </table:table-cell>
          <table:table-cell table:style-name="ce71" table:formula="of:=[.AO25]+[.AO28]+[.AO30]+[.AO31]" office:value-type="float" office:value="150.562408331017" calcext:value-type="float">
            <text:p>150.56</text:p>
          </table:table-cell>
          <table:table-cell table:style-name="ce71" table:formula="of:=[.AP25]+[.AP28]+[.AP30]+[.AP31]" office:value-type="float" office:value="150.562408331017" calcext:value-type="float">
            <text:p>150.56</text:p>
          </table:table-cell>
          <table:table-cell table:style-name="ce71" table:formula="of:=[.AQ25]+[.AQ28]+[.AQ30]+[.AQ31]" office:value-type="float" office:value="150.562408331017" calcext:value-type="float">
            <text:p>150.56</text:p>
          </table:table-cell>
          <table:table-cell table:style-name="ce87" table:number-columns-repeated="981"/>
        </table:table-row>
        <table:table-row table:style-name="ro1">
          <table:table-cell table:style-name="ce67" office:value-type="string" calcext:value-type="string">
            <office:annotation draw:style-name="gr14" draw:text-style-name="P2" svg:width="77.05mm" svg:height="41.02mm" svg:x="32.69mm" svg:y="141.64mm" draw:caption-point-x="91.03mm" draw:caption-point-y="95.66mm">
              <dc:date>2017-08-28T00:00:00</dc:date>
              <text:p text:style-name="P1"><text:span text:style-name="T1">BAIZ Adam - CGDD/SEEI/MA3:</text:span></text:p>
              <text:p text:style-name="P1"><text:span text:style-name="T1">Nous appliquons une TVA moyenne </text:span></text:p>
              <text:p text:style-name="P1"><text:span text:style-name="T2">Une TVA réduite à 5,5% s’applique sur le montant de l’abonnement ainsi que sur la contribution tarifaire d’acheminement (CTA). <text:s/></text:span></text:p>
              <text:p text:style-name="P1"><text:span text:style-name="T2">Une TVA à 19,6% s’applique sur le montant des consommations ainsi que sur la contribution aux charges de service public de l’électricité <text:s/>(CSPE) et sur les Taxes sur la Consommation Finale d’Electricité (TCFE).</text:span></text:p>
            </office:annotation>
            <text:p>TVA à 18%</text:p>
          </table:table-cell>
          <table:table-cell table:style-name="ce67" table:number-columns-repeated="6"/>
          <table:table-cell table:style-name="ce79" table:formula="of:=0.18*([.H27]+[.H28]+[.H30]+[.H26]+[.H31])" office:value-type="float" office:value="23.5584" calcext:value-type="float">
            <text:p>23.56</text:p>
          </table:table-cell>
          <table:table-cell table:style-name="ce79" table:formula="of:=0.2*([.I27]+[.I28]+[.I30]+0.9*[.I26])" office:value-type="float" office:value="25.71409" calcext:value-type="float">
            <text:p>25.71</text:p>
          </table:table-cell>
          <table:table-cell table:style-name="ce79" table:formula="of:=0.2*([.J27]+[.J28]+[.J30]+0.9*[.J26])" office:value-type="float" office:value="25.9070909" calcext:value-type="float">
            <text:p>25.91</text:p>
          </table:table-cell>
          <table:table-cell table:style-name="ce79" table:formula="of:=0.2*([.K27]+[.K28]+[.K30]+0.9*[.K26])" office:value-type="float" office:value="26.102021809" calcext:value-type="float">
            <text:p>26.10</text:p>
          </table:table-cell>
          <table:table-cell table:style-name="ce79" table:formula="of:=0.2*([.L27]+[.L28]+[.L30]+0.9*[.L26])" office:value-type="float" office:value="26.29890202709" calcext:value-type="float">
            <text:p>26.30</text:p>
          </table:table-cell>
          <table:table-cell table:style-name="ce79" table:formula="of:=0.2*([.M27]+[.M28]+[.M30]+0.9*[.M26])" office:value-type="float" office:value="26.4977510473609" calcext:value-type="float">
            <text:p>26.50</text:p>
          </table:table-cell>
          <table:table-cell table:style-name="ce79" table:formula="of:=0.2*([.N27]+[.N28]+[.N30]+0.9*[.N26])" office:value-type="float" office:value="26.6985885578345" calcext:value-type="float">
            <text:p>26.70</text:p>
          </table:table-cell>
          <table:table-cell table:style-name="ce79" table:formula="of:=0.2*([.O27]+[.O28]+[.O30]+0.9*[.O26])" office:value-type="float" office:value="26.9014344434129" calcext:value-type="float">
            <text:p>26.90</text:p>
          </table:table-cell>
          <table:table-cell table:style-name="ce79" table:formula="of:=0.2*([.P27]+[.P28]+[.P30]+0.9*[.P26])" office:value-type="float" office:value="27.106308787847" calcext:value-type="float">
            <text:p>27.11</text:p>
          </table:table-cell>
          <table:table-cell table:style-name="ce79" table:formula="of:=0.2*([.Q27]+[.Q28]+[.Q30]+0.9*[.Q26])" office:value-type="float" office:value="27.3132318757255" calcext:value-type="float">
            <text:p>27.31</text:p>
          </table:table-cell>
          <table:table-cell table:style-name="ce79" table:formula="of:=0.2*([.R27]+[.R28]+[.R30]+0.9*[.R26])" office:value-type="float" office:value="27.5222241944827" calcext:value-type="float">
            <text:p>27.52</text:p>
          </table:table-cell>
          <table:table-cell table:style-name="ce79" table:formula="of:=0.2*([.S27]+[.S28]+[.S30]+0.9*[.S26])" office:value-type="float" office:value="27.7333064364275" calcext:value-type="float">
            <text:p>27.73</text:p>
          </table:table-cell>
          <table:table-cell table:style-name="ce79" table:formula="of:=0.2*([.T27]+[.T28]+[.T30]+0.9*[.T26])" office:value-type="float" office:value="27.9464995007918" calcext:value-type="float">
            <text:p>27.95</text:p>
          </table:table-cell>
          <table:table-cell table:style-name="ce79" table:formula="of:=0.2*([.U27]+[.U28]+[.U30]+0.9*[.U26])" office:value-type="float" office:value="28.1618244957997" calcext:value-type="float">
            <text:p>28.16</text:p>
          </table:table-cell>
          <table:table-cell table:style-name="ce79" table:formula="of:=0.2*([.V27]+[.V28]+[.V30]+0.9*[.V26])" office:value-type="float" office:value="28.3793027407577" calcext:value-type="float">
            <text:p>28.38</text:p>
          </table:table-cell>
          <table:table-cell table:style-name="ce79" table:formula="of:=0.2*([.W27]+[.W28]+[.W30]+0.9*[.W26])" office:value-type="float" office:value="28.5989557681653" calcext:value-type="float">
            <text:p>28.60</text:p>
          </table:table-cell>
          <table:table-cell table:style-name="ce79" table:formula="of:=0.2*([.X27]+[.X28]+[.X30]+0.9*[.X26])" office:value-type="float" office:value="28.5989557681653" calcext:value-type="float">
            <text:p>28.60</text:p>
          </table:table-cell>
          <table:table-cell table:style-name="ce79" table:formula="of:=0.2*([.Y27]+[.Y28]+[.Y30]+0.9*[.Y26])" office:value-type="float" office:value="28.5989557681653" calcext:value-type="float">
            <text:p>28.60</text:p>
          </table:table-cell>
          <table:table-cell table:style-name="ce79" table:formula="of:=0.2*([.Z27]+[.Z28]+[.Z30]+0.9*[.Z26])" office:value-type="float" office:value="28.5989557681653" calcext:value-type="float">
            <text:p>28.60</text:p>
          </table:table-cell>
          <table:table-cell table:style-name="ce79" table:formula="of:=0.2*([.AA27]+[.AA28]+[.AA30]+0.9*[.AA26])" office:value-type="float" office:value="28.5989557681653" calcext:value-type="float">
            <text:p>28.60</text:p>
          </table:table-cell>
          <table:table-cell table:style-name="ce79" table:formula="of:=0.2*([.AB27]+[.AB28]+[.AB30]+0.9*[.AB26])" office:value-type="float" office:value="28.5989557681653" calcext:value-type="float">
            <text:p>28.60</text:p>
          </table:table-cell>
          <table:table-cell table:style-name="ce79" table:formula="of:=0.2*([.AC27]+[.AC28]+[.AC30]+0.9*[.AC26])" office:value-type="float" office:value="28.5989557681653" calcext:value-type="float">
            <text:p>28.60</text:p>
          </table:table-cell>
          <table:table-cell table:style-name="ce79" table:formula="of:=0.2*([.AD27]+[.AD28]+[.AD30]+0.9*[.AD26])" office:value-type="float" office:value="28.5989557681653" calcext:value-type="float">
            <text:p>28.60</text:p>
          </table:table-cell>
          <table:table-cell table:style-name="ce79" table:formula="of:=0.2*([.AE27]+[.AE28]+[.AE30]+0.9*[.AE26])" office:value-type="float" office:value="28.5989557681653" calcext:value-type="float">
            <text:p>28.60</text:p>
          </table:table-cell>
          <table:table-cell table:style-name="ce79" table:formula="of:=0.2*([.AF27]+[.AF28]+[.AF30]+0.9*[.AF26])" office:value-type="float" office:value="28.5989557681653" calcext:value-type="float">
            <text:p>28.60</text:p>
          </table:table-cell>
          <table:table-cell table:style-name="ce79" table:formula="of:=0.2*([.AG27]+[.AG28]+[.AG30]+0.9*[.AG26])" office:value-type="float" office:value="28.5989557681653" calcext:value-type="float">
            <text:p>28.60</text:p>
          </table:table-cell>
          <table:table-cell table:style-name="ce79" table:formula="of:=0.2*([.AH27]+[.AH28]+[.AH30]+0.9*[.AH26])" office:value-type="float" office:value="28.5989557681653" calcext:value-type="float">
            <text:p>28.60</text:p>
          </table:table-cell>
          <table:table-cell table:style-name="ce79" table:formula="of:=0.2*([.AI27]+[.AI28]+[.AI30]+0.9*[.AI26])" office:value-type="float" office:value="28.5989557681653" calcext:value-type="float">
            <text:p>28.60</text:p>
          </table:table-cell>
          <table:table-cell table:style-name="ce79" table:formula="of:=0.2*([.AJ27]+[.AJ28]+[.AJ30]+0.9*[.AJ26])" office:value-type="float" office:value="28.5989557681653" calcext:value-type="float">
            <text:p>28.60</text:p>
          </table:table-cell>
          <table:table-cell table:style-name="ce79" table:formula="of:=0.2*([.AK27]+[.AK28]+[.AK30]+0.9*[.AK26])" office:value-type="float" office:value="28.5989557681653" calcext:value-type="float">
            <text:p>28.60</text:p>
          </table:table-cell>
          <table:table-cell table:style-name="ce79" table:formula="of:=0.2*([.AL27]+[.AL28]+[.AL30]+0.9*[.AL26])" office:value-type="float" office:value="28.5989557681653" calcext:value-type="float">
            <text:p>28.60</text:p>
          </table:table-cell>
          <table:table-cell table:style-name="ce79" table:formula="of:=0.2*([.AM27]+[.AM28]+[.AM30]+0.9*[.AM26])" office:value-type="float" office:value="28.5989557681653" calcext:value-type="float">
            <text:p>28.60</text:p>
          </table:table-cell>
          <table:table-cell table:style-name="ce79" table:formula="of:=0.2*([.AN27]+[.AN28]+[.AN30]+0.9*[.AN26])" office:value-type="float" office:value="28.5989557681653" calcext:value-type="float">
            <text:p>28.60</text:p>
          </table:table-cell>
          <table:table-cell table:style-name="ce79" table:formula="of:=0.2*([.AO27]+[.AO28]+[.AO30]+0.9*[.AO26])" office:value-type="float" office:value="28.5989557681653" calcext:value-type="float">
            <text:p>28.60</text:p>
          </table:table-cell>
          <table:table-cell table:style-name="ce79" table:formula="of:=0.2*([.AP27]+[.AP28]+[.AP30]+0.9*[.AP26])" office:value-type="float" office:value="28.5989557681653" calcext:value-type="float">
            <text:p>28.60</text:p>
          </table:table-cell>
          <table:table-cell table:style-name="ce79" table:formula="of:=0.2*([.AQ27]+[.AQ28]+[.AQ30]+0.9*[.AQ26])" office:value-type="float" office:value="28.5989557681653" calcext:value-type="float">
            <text:p>28.60</text:p>
          </table:table-cell>
          <table:table-cell table:number-columns-repeated="981"/>
        </table:table-row>
        <table:table-row table:style-name="ro1">
          <table:table-cell table:style-name="ce68" office:value-type="string" calcext:value-type="string">
            <text:p>Total acteurs</text:p>
          </table:table-cell>
          <table:table-cell table:style-name="ce68" table:number-columns-repeated="6"/>
          <table:table-cell table:style-name="ce80" table:formula="of:=[.H32]+[.H33]" office:value-type="float" office:value="154.4384" calcext:value-type="float">
            <office:annotation draw:style-name="gr1" draw:text-style-name="P2" svg:width="56.95mm" svg:height="20.9mm" svg:x="227.63mm" svg:y="156.74mm" draw:caption-point-x="90.91mm" draw:caption-point-y="86.14mm">
              <dc:date>2017-08-28T00:00:00</dc:date>
              <text:p text:style-name="P1"><text:span text:style-name="T1">BAIZ Adam - CGDD/SEEI/MA3:</text:span></text:p>
              <text:p text:style-name="P1"><text:span text:style-name="T2">C'est le prix TTC 2015 donné par pégase</text:span></text:p>
            </office:annotation>
            <text:p>154.44</text:p>
          </table:table-cell>
          <table:table-cell table:style-name="ce80" table:formula="of:=[.I32]+[.I33]" office:value-type="float" office:value="161.19319" calcext:value-type="float">
            <text:p>161.19</text:p>
          </table:table-cell>
          <table:table-cell table:style-name="ce80" table:formula="of:=[.J32]+[.J33]" office:value-type="float" office:value="162.3952819" calcext:value-type="float">
            <text:p>162.40</text:p>
          </table:table-cell>
          <table:table-cell table:style-name="ce80" table:formula="of:=[.K32]+[.K33]" office:value-type="float" office:value="163.609394719" calcext:value-type="float">
            <text:p>163.61</text:p>
          </table:table-cell>
          <table:table-cell table:style-name="ce80" table:formula="of:=[.L32]+[.L33]" office:value-type="float" office:value="164.83564866619" calcext:value-type="float">
            <text:p>164.84</text:p>
          </table:table-cell>
          <table:table-cell table:style-name="ce80" table:formula="of:=[.M32]+[.M33]" office:value-type="float" office:value="166.074165152852" calcext:value-type="float">
            <text:p>166.07</text:p>
          </table:table-cell>
          <table:table-cell table:style-name="ce80" table:formula="of:=[.N32]+[.N33]" office:value-type="float" office:value="167.32506680438" calcext:value-type="float">
            <text:p>167.33</text:p>
          </table:table-cell>
          <table:table-cell table:style-name="ce80" table:formula="of:=[.O32]+[.O33]" office:value-type="float" office:value="168.588477472424" calcext:value-type="float">
            <text:p>168.59</text:p>
          </table:table-cell>
          <table:table-cell table:style-name="ce80" table:formula="of:=[.P32]+[.P33]" office:value-type="float" office:value="169.864522247148" calcext:value-type="float">
            <text:p>169.86</text:p>
          </table:table-cell>
          <table:table-cell table:style-name="ce80" table:formula="of:=[.Q32]+[.Q33]" office:value-type="float" office:value="171.15332746962" calcext:value-type="float">
            <text:p>171.15</text:p>
          </table:table-cell>
          <table:table-cell table:style-name="ce80" table:formula="of:=[.R32]+[.R33]" office:value-type="float" office:value="172.455020744316" calcext:value-type="float">
            <text:p>172.46</text:p>
          </table:table-cell>
          <table:table-cell table:style-name="ce80" table:formula="of:=[.S32]+[.S33]" office:value-type="float" office:value="173.769730951759" calcext:value-type="float">
            <text:p>173.77</text:p>
          </table:table-cell>
          <table:table-cell table:style-name="ce80" table:formula="of:=[.T32]+[.T33]" office:value-type="float" office:value="175.097588261277" calcext:value-type="float">
            <text:p>175.10</text:p>
          </table:table-cell>
          <table:table-cell table:style-name="ce80" table:formula="of:=[.U32]+[.U33]" office:value-type="float" office:value="176.43872414389" calcext:value-type="float">
            <text:p>176.44</text:p>
          </table:table-cell>
          <table:table-cell table:style-name="ce80" table:formula="of:=[.V32]+[.V33]" office:value-type="float" office:value="177.793271385329" calcext:value-type="float">
            <text:p>177.79</text:p>
          </table:table-cell>
          <table:table-cell table:style-name="ce80" table:formula="of:=[.W32]+[.W33]" office:value-type="float" office:value="179.161364099182" calcext:value-type="float">
            <text:p>179.16</text:p>
          </table:table-cell>
          <table:table-cell table:style-name="ce80" table:formula="of:=[.X32]+[.X33]" office:value-type="float" office:value="179.161364099182" calcext:value-type="float">
            <text:p>179.16</text:p>
          </table:table-cell>
          <table:table-cell table:style-name="ce80" table:formula="of:=[.Y32]+[.Y33]" office:value-type="float" office:value="179.161364099182" calcext:value-type="float">
            <text:p>179.16</text:p>
          </table:table-cell>
          <table:table-cell table:style-name="ce80" table:formula="of:=[.Z32]+[.Z33]" office:value-type="float" office:value="179.161364099182" calcext:value-type="float">
            <text:p>179.16</text:p>
          </table:table-cell>
          <table:table-cell table:style-name="ce80" table:formula="of:=[.AA32]+[.AA33]" office:value-type="float" office:value="179.161364099182" calcext:value-type="float">
            <text:p>179.16</text:p>
          </table:table-cell>
          <table:table-cell table:style-name="ce80" table:formula="of:=[.AB32]+[.AB33]" office:value-type="float" office:value="179.161364099182" calcext:value-type="float">
            <text:p>179.16</text:p>
          </table:table-cell>
          <table:table-cell table:style-name="ce80" table:formula="of:=[.AC32]+[.AC33]" office:value-type="float" office:value="179.161364099182" calcext:value-type="float">
            <text:p>179.16</text:p>
          </table:table-cell>
          <table:table-cell table:style-name="ce80" table:formula="of:=[.AD32]+[.AD33]" office:value-type="float" office:value="179.161364099182" calcext:value-type="float">
            <text:p>179.16</text:p>
          </table:table-cell>
          <table:table-cell table:style-name="ce80" table:formula="of:=[.AE32]+[.AE33]" office:value-type="float" office:value="179.161364099182" calcext:value-type="float">
            <text:p>179.16</text:p>
          </table:table-cell>
          <table:table-cell table:style-name="ce80" table:formula="of:=[.AF32]+[.AF33]" office:value-type="float" office:value="179.161364099182" calcext:value-type="float">
            <text:p>179.16</text:p>
          </table:table-cell>
          <table:table-cell table:style-name="ce80" table:formula="of:=[.AG32]+[.AG33]" office:value-type="float" office:value="179.161364099182" calcext:value-type="float">
            <text:p>179.16</text:p>
          </table:table-cell>
          <table:table-cell table:style-name="ce80" table:formula="of:=[.AH32]+[.AH33]" office:value-type="float" office:value="179.161364099182" calcext:value-type="float">
            <text:p>179.16</text:p>
          </table:table-cell>
          <table:table-cell table:style-name="ce80" table:formula="of:=[.AI32]+[.AI33]" office:value-type="float" office:value="179.161364099182" calcext:value-type="float">
            <text:p>179.16</text:p>
          </table:table-cell>
          <table:table-cell table:style-name="ce80" table:formula="of:=[.AJ32]+[.AJ33]" office:value-type="float" office:value="179.161364099182" calcext:value-type="float">
            <text:p>179.16</text:p>
          </table:table-cell>
          <table:table-cell table:style-name="ce80" table:formula="of:=[.AK32]+[.AK33]" office:value-type="float" office:value="179.161364099182" calcext:value-type="float">
            <text:p>179.16</text:p>
          </table:table-cell>
          <table:table-cell table:style-name="ce80" table:formula="of:=[.AL32]+[.AL33]" office:value-type="float" office:value="179.161364099182" calcext:value-type="float">
            <text:p>179.16</text:p>
          </table:table-cell>
          <table:table-cell table:style-name="ce80" table:formula="of:=[.AM32]+[.AM33]" office:value-type="float" office:value="179.161364099182" calcext:value-type="float">
            <text:p>179.16</text:p>
          </table:table-cell>
          <table:table-cell table:style-name="ce80" table:formula="of:=[.AN32]+[.AN33]" office:value-type="float" office:value="179.161364099182" calcext:value-type="float">
            <text:p>179.16</text:p>
          </table:table-cell>
          <table:table-cell table:style-name="ce80" table:formula="of:=[.AO32]+[.AO33]" office:value-type="float" office:value="179.161364099182" calcext:value-type="float">
            <text:p>179.16</text:p>
          </table:table-cell>
          <table:table-cell table:style-name="ce80" table:formula="of:=[.AP32]+[.AP33]" office:value-type="float" office:value="179.161364099182" calcext:value-type="float">
            <text:p>179.16</text:p>
          </table:table-cell>
          <table:table-cell table:style-name="ce80" table:formula="of:=[.AQ32]+[.AQ33]" office:value-type="float" office:value="179.161364099182" calcext:value-type="float">
            <text:p>179.16</text:p>
          </table:table-cell>
          <table:table-cell table:style-name="ce112" table:number-columns-repeated="981"/>
        </table:table-row>
        <table:table-row table:style-name="ro1">
          <table:table-cell table:style-name="ce67" office:value-type="string" calcext:value-type="string">
            <office:annotation draw:style-name="gr15" draw:text-style-name="P2" svg:width="39.5mm" svg:height="48.09mm" svg:x="32.69mm" svg:y="130.97mm" draw:caption-point-x="91.03mm" draw:caption-point-y="117.48mm">
              <dc:date>2017-08-28T00:00:00</dc:date>
              <text:p text:style-name="P1"><text:span text:style-name="T1">BAIZ Adam - CGDD/SEEI/MA3:</text:span></text:p>
              <text:p text:style-name="P1"><text:span text:style-name="T2">nous supposons que les années 2015 et 2016 intègrent déjà une composante carbone (via la CSPE, la TICGN et la TICPE) : en revanche, dès 2017, nous ajoutons un différentiel de taxe carbone pour respecter la trajectoire Quinet</text:span></text:p>
            </office:annotation>
            <text:p>CO2</text:p>
          </table:table-cell>
          <table:table-cell table:style-name="ce67" table:number-columns-repeated="6"/>
          <table:table-cell table:number-columns-repeated="2" table:style-name="ce81" office:value-type="float" office:value="0" calcext:value-type="float">
            <text:p>0.00</text:p>
          </table:table-cell>
          <table:table-cell table:style-name="ce81" table:formula="of:=([.J21]-[.$I$21])*[.$I$14]*10^(-3)" office:value-type="float" office:value="1.53" calcext:value-type="float">
            <text:p>1.53</text:p>
          </table:table-cell>
          <table:table-cell table:style-name="ce81" table:formula="of:=([.K21]-[.$I$21])*[.$I$14]*10^(-3)" office:value-type="float" office:value="2.76256598435807" calcext:value-type="float">
            <text:p>2.76</text:p>
          </table:table-cell>
          <table:table-cell table:style-name="ce81" table:formula="of:=([.L21]-[.$I$21])*[.$I$14]*10^(-3)" office:value-type="float" office:value="4.27185672387034" calcext:value-type="float">
            <text:p>4.27</text:p>
          </table:table-cell>
          <table:table-cell table:style-name="ce81" table:formula="of:=([.M21]-[.$I$21])*[.$I$14]*10^(-3)" office:value-type="float" office:value="6.12" calcext:value-type="float">
            <text:p>6.12</text:p>
          </table:table-cell>
          <table:table-cell table:style-name="ce81" table:formula="of:=([.N21]-[.$I$21])*[.$I$14]*10^(-3)" office:value-type="float" office:value="6.72173327647055" calcext:value-type="float">
            <text:p>6.72</text:p>
          </table:table-cell>
          <table:table-cell table:style-name="ce81" table:formula="of:=([.O21]-[.$I$21])*[.$I$14]*10^(-3)" office:value-type="float" office:value="7.35938747913276" calcext:value-type="float">
            <text:p>7.36</text:p>
          </table:table-cell>
          <table:table-cell table:style-name="ce81" table:formula="of:=([.P21]-[.$I$21])*[.$I$14]*10^(-3)" office:value-type="float" office:value="8.03510693503139" calcext:value-type="float">
            <text:p>8.04</text:p>
          </table:table-cell>
          <table:table-cell table:style-name="ce81" table:formula="of:=([.Q21]-[.$I$21])*[.$I$14]*10^(-3)" office:value-type="float" office:value="8.75116397844716" calcext:value-type="float">
            <text:p>8.75</text:p>
          </table:table-cell>
          <table:table-cell table:style-name="ce81" table:formula="of:=([.R21]-[.$I$21])*[.$I$14]*10^(-3)" office:value-type="float" office:value="9.50996659238619" calcext:value-type="float">
            <text:p>9.51</text:p>
          </table:table-cell>
          <table:table-cell table:style-name="ce81" table:formula="of:=([.S21]-[.$I$21])*[.$I$14]*10^(-3)" office:value-type="float" office:value="10.3140665062339" calcext:value-type="float">
            <text:p>10.31</text:p>
          </table:table-cell>
          <table:table-cell table:style-name="ce81" table:formula="of:=([.T21]-[.$I$21])*[.$I$14]*10^(-3)" office:value-type="float" office:value="11.1661677768048" calcext:value-type="float">
            <text:p>11.17</text:p>
          </table:table-cell>
          <table:table-cell table:style-name="ce81" table:formula="of:=([.U21]-[.$I$21])*[.$I$14]*10^(-3)" office:value-type="float" office:value="12.0691358816441" calcext:value-type="float">
            <text:p>12.07</text:p>
          </table:table-cell>
          <table:table-cell table:style-name="ce81" table:formula="of:=([.V21]-[.$I$21])*[.$I$14]*10^(-3)" office:value-type="float" office:value="13.0260073551613" calcext:value-type="float">
            <text:p>13.03</text:p>
          </table:table-cell>
          <table:table-cell table:style-name="ce81" table:formula="of:=([.W21]-[.$I$21])*[.$I$14]*10^(-3)" office:value-type="float" office:value="14.04" calcext:value-type="float">
            <text:p>14.04</text:p>
          </table:table-cell>
          <table:table-cell table:style-name="ce81" table:formula="of:=([.X21]-[.$I$21])*[.$I$14]*10^(-3)" office:value-type="float" office:value="14.857105454551" calcext:value-type="float">
            <text:p>14.86</text:p>
          </table:table-cell>
          <table:table-cell table:style-name="ce81" table:formula="of:=([.Y21]-[.$I$21])*[.$I$14]*10^(-3)" office:value-type="float" office:value="15.7113032048718" calcext:value-type="float">
            <text:p>15.71</text:p>
          </table:table-cell>
          <table:table-cell table:style-name="ce81" table:formula="of:=([.Z21]-[.$I$21])*[.$I$14]*10^(-3)" office:value-type="float" office:value="16.6042770463622" calcext:value-type="float">
            <text:p>16.60</text:p>
          </table:table-cell>
          <table:table-cell table:style-name="ce81" table:formula="of:=([.AA21]-[.$I$21])*[.$I$14]*10^(-3)" office:value-type="float" office:value="17.5377872098888" calcext:value-type="float">
            <text:p>17.54</text:p>
          </table:table-cell>
          <table:table-cell table:style-name="ce81" table:formula="of:=([.AB21]-[.$I$21])*[.$I$14]*10^(-3)" office:value-type="float" office:value="18.5136738315542" calcext:value-type="float">
            <text:p>18.51</text:p>
          </table:table-cell>
          <table:table-cell table:style-name="ce81" table:formula="of:=([.AC21]-[.$I$21])*[.$I$14]*10^(-3)" office:value-type="float" office:value="19.5338605799743" calcext:value-type="float">
            <text:p>19.53</text:p>
          </table:table-cell>
          <table:table-cell table:style-name="ce81" table:formula="of:=([.AD21]-[.$I$21])*[.$I$14]*10^(-3)" office:value-type="float" office:value="20.6003584482164" calcext:value-type="float">
            <text:p>20.60</text:p>
          </table:table-cell>
          <table:table-cell table:style-name="ce81" table:formula="of:=([.AE21]-[.$I$21])*[.$I$14]*10^(-3)" office:value-type="float" office:value="21.71526971787" calcext:value-type="float">
            <text:p>21.72</text:p>
          </table:table-cell>
          <table:table-cell table:style-name="ce81" table:formula="of:=([.AF21]-[.$I$21])*[.$I$14]*10^(-3)" office:value-type="float" office:value="22.8807921030666" calcext:value-type="float">
            <text:p>22.88</text:p>
          </table:table-cell>
          <table:table-cell table:style-name="ce81" table:formula="of:=([.AG21]-[.$I$21])*[.$I$14]*10^(-3)" office:value-type="float" office:value="24.0992230826158" calcext:value-type="float">
            <text:p>24.10</text:p>
          </table:table-cell>
          <table:table-cell table:style-name="ce81" table:formula="of:=([.AH21]-[.$I$21])*[.$I$14]*10^(-3)" office:value-type="float" office:value="25.3729644287973" calcext:value-type="float">
            <text:p>25.37</text:p>
          </table:table-cell>
          <table:table-cell table:style-name="ce81" table:formula="of:=([.AI21]-[.$I$21])*[.$I$14]*10^(-3)" office:value-type="float" office:value="26.7045269417374" calcext:value-type="float">
            <text:p>26.70</text:p>
          </table:table-cell>
          <table:table-cell table:style-name="ce81" table:formula="of:=([.AJ21]-[.$I$21])*[.$I$14]*10^(-3)" office:value-type="float" office:value="28.0965353986995" calcext:value-type="float">
            <text:p>28.10</text:p>
          </table:table-cell>
          <table:table-cell table:style-name="ce81" table:formula="of:=([.AK21]-[.$I$21])*[.$I$14]*10^(-3)" office:value-type="float" office:value="29.5517337280486" calcext:value-type="float">
            <text:p>29.55</text:p>
          </table:table-cell>
          <table:table-cell table:style-name="ce81" table:formula="of:=([.AL21]-[.$I$21])*[.$I$14]*10^(-3)" office:value-type="float" office:value="31.0729904180847" calcext:value-type="float">
            <text:p>31.07</text:p>
          </table:table-cell>
          <table:table-cell table:style-name="ce81" table:formula="of:=([.AM21]-[.$I$21])*[.$I$14]*10^(-3)" office:value-type="float" office:value="32.6633041714096" calcext:value-type="float">
            <text:p>32.66</text:p>
          </table:table-cell>
          <table:table-cell table:style-name="ce81" table:formula="of:=([.AN21]-[.$I$21])*[.$I$14]*10^(-3)" office:value-type="float" office:value="34.3258098159729" calcext:value-type="float">
            <text:p>34.33</text:p>
          </table:table-cell>
          <table:table-cell table:style-name="ce81" table:formula="of:=([.AO21]-[.$I$21])*[.$I$14]*10^(-3)" office:value-type="float" office:value="36.0637844844469" calcext:value-type="float">
            <text:p>36.06</text:p>
          </table:table-cell>
          <table:table-cell table:style-name="ce81" table:formula="of:=([.AP21]-[.$I$21])*[.$I$14]*10^(-3)" office:value-type="float" office:value="37.8806540741144" calcext:value-type="float">
            <text:p>37.88</text:p>
          </table:table-cell>
          <table:table-cell table:style-name="ce81" table:formula="of:=([.AQ21]-[.$I$21])*[.$I$14]*10^(-3)" office:value-type="float" office:value="39.78" calcext:value-type="float">
            <text:p>39.78</text:p>
          </table:table-cell>
          <table:table-cell table:number-columns-repeated="981"/>
        </table:table-row>
        <table:table-row table:style-name="ro1">
          <table:table-cell table:style-name="ce67" office:value-type="string" calcext:value-type="string">
            <text:p>Autres externalités écologiques</text:p>
          </table:table-cell>
          <table:table-cell table:style-name="ce67" table:number-columns-repeated="6"/>
          <table:table-cell table:style-name="ce81" table:formula="of:=([.L14]*[.Q15]+[.M14]*[.Q16]+[.N14]*[.Q17])/1000000" office:value-type="float" office:value="1.5801905" calcext:value-type="float">
            <text:p>1.58</text:p>
          </table:table-cell>
          <table:table-cell table:style-name="ce81" table:formula="of:=[.H36]*1.01" office:value-type="float" office:value="1.595992405" calcext:value-type="float">
            <text:p>1.60</text:p>
          </table:table-cell>
          <table:table-cell table:style-name="ce81" table:formula="of:=[.I36]*1.01" office:value-type="float" office:value="1.61195232905" calcext:value-type="float">
            <text:p>1.61</text:p>
          </table:table-cell>
          <table:table-cell table:style-name="ce81" table:formula="of:=[.J36]*1.01" office:value-type="float" office:value="1.6280718523405" calcext:value-type="float">
            <text:p>1.63</text:p>
          </table:table-cell>
          <table:table-cell table:style-name="ce81" table:formula="of:=[.K36]*1.01" office:value-type="float" office:value="1.64435257086391" calcext:value-type="float">
            <text:p>1.64</text:p>
          </table:table-cell>
          <table:table-cell table:style-name="ce81" table:formula="of:=[.L36]*1.01" office:value-type="float" office:value="1.66079609657254" calcext:value-type="float">
            <text:p>1.66</text:p>
          </table:table-cell>
          <table:table-cell table:style-name="ce81" table:formula="of:=[.M36]*1.01" office:value-type="float" office:value="1.67740405753827" calcext:value-type="float">
            <text:p>1.68</text:p>
          </table:table-cell>
          <table:table-cell table:style-name="ce81" table:formula="of:=[.N36]*1.01" office:value-type="float" office:value="1.69417809811365" calcext:value-type="float">
            <text:p>1.69</text:p>
          </table:table-cell>
          <table:table-cell table:style-name="ce81" table:formula="of:=[.O36]*1.01" office:value-type="float" office:value="1.71111987909479" calcext:value-type="float">
            <text:p>1.71</text:p>
          </table:table-cell>
          <table:table-cell table:style-name="ce81" table:formula="of:=[.P36]*1.01" office:value-type="float" office:value="1.72823107788574" calcext:value-type="float">
            <text:p>1.73</text:p>
          </table:table-cell>
          <table:table-cell table:style-name="ce81" table:formula="of:=[.Q36]*1.01" office:value-type="float" office:value="1.74551338866459" calcext:value-type="float">
            <text:p>1.75</text:p>
          </table:table-cell>
          <table:table-cell table:style-name="ce81" table:formula="of:=[.R36]*1.01" office:value-type="float" office:value="1.76296852255124" calcext:value-type="float">
            <text:p>1.76</text:p>
          </table:table-cell>
          <table:table-cell table:style-name="ce81" table:formula="of:=[.S36]*1.01" office:value-type="float" office:value="1.78059820777675" calcext:value-type="float">
            <text:p>1.78</text:p>
          </table:table-cell>
          <table:table-cell table:style-name="ce81" table:formula="of:=[.T36]*1.01" office:value-type="float" office:value="1.79840418985452" calcext:value-type="float">
            <text:p>1.80</text:p>
          </table:table-cell>
          <table:table-cell table:style-name="ce81" table:formula="of:=[.U36]*1.01" office:value-type="float" office:value="1.81638823175307" calcext:value-type="float">
            <text:p>1.82</text:p>
          </table:table-cell>
          <table:table-cell table:style-name="ce81" table:formula="of:=[.V36]*1.01" office:value-type="float" office:value="1.8345521140706" calcext:value-type="float">
            <text:p>1.83</text:p>
          </table:table-cell>
          <table:table-cell table:style-name="ce81" table:formula="of:=[.W36]*1.01" office:value-type="float" office:value="1.8528976352113" calcext:value-type="float">
            <text:p>1.85</text:p>
          </table:table-cell>
          <table:table-cell table:style-name="ce81" table:formula="of:=[.X36]*1.01" office:value-type="float" office:value="1.87142661156342" calcext:value-type="float">
            <text:p>1.87</text:p>
          </table:table-cell>
          <table:table-cell table:style-name="ce81" table:formula="of:=[.Y36]*1.01" office:value-type="float" office:value="1.89014087767905" calcext:value-type="float">
            <text:p>1.89</text:p>
          </table:table-cell>
          <table:table-cell table:style-name="ce81" table:formula="of:=[.Z36]*1.01" office:value-type="float" office:value="1.90904228645584" calcext:value-type="float">
            <text:p>1.91</text:p>
          </table:table-cell>
          <table:table-cell table:style-name="ce81" table:formula="of:=[.AA36]*1.01" office:value-type="float" office:value="1.9281327093204" calcext:value-type="float">
            <text:p>1.93</text:p>
          </table:table-cell>
          <table:table-cell table:style-name="ce81" table:formula="of:=[.AB36]*1.01" office:value-type="float" office:value="1.9474140364136" calcext:value-type="float">
            <text:p>1.95</text:p>
          </table:table-cell>
          <table:table-cell table:style-name="ce81" table:formula="of:=[.AC36]*1.01" office:value-type="float" office:value="1.96688817677774" calcext:value-type="float">
            <text:p>1.97</text:p>
          </table:table-cell>
          <table:table-cell table:style-name="ce81" table:formula="of:=[.AD36]*1.01" office:value-type="float" office:value="1.98655705854552" calcext:value-type="float">
            <text:p>1.99</text:p>
          </table:table-cell>
          <table:table-cell table:style-name="ce81" table:formula="of:=[.AE36]*1.01" office:value-type="float" office:value="2.00642262913097" calcext:value-type="float">
            <text:p>2.01</text:p>
          </table:table-cell>
          <table:table-cell table:style-name="ce81" table:formula="of:=[.AF36]*1.01" office:value-type="float" office:value="2.02648685542228" calcext:value-type="float">
            <text:p>2.03</text:p>
          </table:table-cell>
          <table:table-cell table:style-name="ce81" table:formula="of:=[.AG36]*1.01" office:value-type="float" office:value="2.0467517239765" calcext:value-type="float">
            <text:p>2.05</text:p>
          </table:table-cell>
          <table:table-cell table:style-name="ce81" table:formula="of:=[.AH36]*1.01" office:value-type="float" office:value="2.06721924121627" calcext:value-type="float">
            <text:p>2.07</text:p>
          </table:table-cell>
          <table:table-cell table:style-name="ce81" table:formula="of:=[.AI36]*1.01" office:value-type="float" office:value="2.08789143362843" calcext:value-type="float">
            <text:p>2.09</text:p>
          </table:table-cell>
          <table:table-cell table:style-name="ce81" table:formula="of:=[.AJ36]*1.01" office:value-type="float" office:value="2.10877034796472" calcext:value-type="float">
            <text:p>2.11</text:p>
          </table:table-cell>
          <table:table-cell table:style-name="ce81" table:formula="of:=[.AK36]*1.01" office:value-type="float" office:value="2.12985805144436" calcext:value-type="float">
            <text:p>2.13</text:p>
          </table:table-cell>
          <table:table-cell table:style-name="ce81" table:formula="of:=[.AL36]*1.01" office:value-type="float" office:value="2.15115663195881" calcext:value-type="float">
            <text:p>2.15</text:p>
          </table:table-cell>
          <table:table-cell table:style-name="ce81" table:formula="of:=[.AM36]*1.01" office:value-type="float" office:value="2.17266819827839" calcext:value-type="float">
            <text:p>2.17</text:p>
          </table:table-cell>
          <table:table-cell table:style-name="ce81" table:formula="of:=[.AN36]*1.01" office:value-type="float" office:value="2.19439488026118" calcext:value-type="float">
            <text:p>2.19</text:p>
          </table:table-cell>
          <table:table-cell table:style-name="ce81" table:formula="of:=[.AO36]*1.01" office:value-type="float" office:value="2.21633882906379" calcext:value-type="float">
            <text:p>2.22</text:p>
          </table:table-cell>
          <table:table-cell table:style-name="ce81" table:formula="of:=[.AP36]*1.01" office:value-type="float" office:value="2.23850221735443" calcext:value-type="float">
            <text:p>2.24</text:p>
          </table:table-cell>
          <table:table-cell table:number-columns-repeated="981"/>
        </table:table-row>
        <table:table-row table:style-name="ro1">
          <table:table-cell table:style-name="ce68" office:value-type="string" calcext:value-type="string">
            <text:p>Total socioéconomique</text:p>
          </table:table-cell>
          <table:table-cell table:style-name="ce68" table:number-columns-repeated="6"/>
          <table:table-cell table:style-name="ce80" table:formula="of:=[.H32]+[.H29]+[.H35]+[.H36]-[.H30]" office:value-type="float" office:value="122.8901905" calcext:value-type="float">
            <text:p>122.89</text:p>
          </table:table-cell>
          <table:table-cell table:style-name="ce80" table:formula="of:=[.I32]+[.I29]+[.I35]+[.I36]-[.I30]" office:value-type="float" office:value="127.505092405" calcext:value-type="float">
            <text:p>127.51</text:p>
          </table:table-cell>
          <table:table-cell table:style-name="ce80" table:formula="of:=[.J32]+[.J29]+[.J35]+[.J36]-[.J30]" office:value-type="float" office:value="133.06014332905" calcext:value-type="float">
            <text:p>133.06</text:p>
          </table:table-cell>
          <table:table-cell table:style-name="ce80" table:formula="of:=[.K32]+[.K29]+[.K35]+[.K36]-[.K30]" office:value-type="float" office:value="138.328010746699" calcext:value-type="float">
            <text:p>138.33</text:p>
          </table:table-cell>
          <table:table-cell table:style-name="ce80" table:formula="of:=[.L32]+[.L29]+[.L35]+[.L36]-[.L30]" office:value-type="float" office:value="143.882955933834" calcext:value-type="float">
            <text:p>143.88</text:p>
          </table:table-cell>
          <table:table-cell table:style-name="ce80" table:formula="of:=[.M32]+[.M29]+[.M35]+[.M36]-[.M30]" office:value-type="float" office:value="149.787210202064" calcext:value-type="float">
            <text:p>149.79</text:p>
          </table:table-cell>
          <table:table-cell table:style-name="ce80" table:formula="of:=[.N32]+[.N29]+[.N35]+[.N36]-[.N30]" office:value-type="float" office:value="154.455615580555" calcext:value-type="float">
            <text:p>154.46</text:p>
          </table:table-cell>
          <table:table-cell table:style-name="ce80" table:formula="of:=[.O32]+[.O29]+[.O35]+[.O36]-[.O30]" office:value-type="float" office:value="159.170608606258" calcext:value-type="float">
            <text:p>159.17</text:p>
          </table:table-cell>
          <table:table-cell table:style-name="ce80" table:formula="of:=[.P32]+[.P29]+[.P35]+[.P36]-[.P30]" office:value-type="float" office:value="163.934440273428" calcext:value-type="float">
            <text:p>163.93</text:p>
          </table:table-cell>
          <table:table-cell table:style-name="ce80" table:formula="of:=[.Q32]+[.Q29]+[.Q35]+[.Q36]-[.Q30]" office:value-type="float" office:value="168.749490650227" calcext:value-type="float">
            <text:p>168.75</text:p>
          </table:table-cell>
          <table:table-cell table:style-name="ce80" table:formula="of:=[.R32]+[.R29]+[.R35]+[.R36]-[.R30]" office:value-type="float" office:value="173.618276530884" calcext:value-type="float">
            <text:p>173.62</text:p>
          </table:table-cell>
          <table:table-cell table:style-name="ce80" table:formula="of:=[.S32]+[.S29]+[.S35]+[.S36]-[.S30]" office:value-type="float" office:value="175.543459544117" calcext:value-type="float">
            <text:p>175.54</text:p>
          </table:table-cell>
          <table:table-cell table:style-name="ce80" table:formula="of:=[.T32]+[.T29]+[.T35]+[.T36]-[.T30]" office:value-type="float" office:value="177.527854745067" calcext:value-type="float">
            <text:p>177.53</text:p>
          </table:table-cell>
          <table:table-cell table:style-name="ce80" table:formula="of:=[.U32]+[.U29]+[.U35]+[.U36]-[.U30]" office:value-type="float" office:value="179.574439719589" calcext:value-type="float">
            <text:p>179.57</text:p>
          </table:table-cell>
          <table:table-cell table:style-name="ce80" table:formula="of:=[.V32]+[.V29]+[.V35]+[.V36]-[.V30]" office:value-type="float" office:value="181.686364231485" calcext:value-type="float">
            <text:p>181.69</text:p>
          </table:table-cell>
          <table:table-cell table:style-name="ce80" table:formula="of:=[.W32]+[.W29]+[.W35]+[.W36]-[.W30]" office:value-type="float" office:value="183.866960445087" calcext:value-type="float">
            <text:p>183.87</text:p>
          </table:table-cell>
          <table:table-cell table:style-name="ce80" table:formula="of:=[.X32]+[.X29]+[.X35]+[.X36]-[.X30]" office:value-type="float" office:value="184.702411420779" calcext:value-type="float">
            <text:p>184.70</text:p>
          </table:table-cell>
          <table:table-cell table:style-name="ce80" table:formula="of:=[.Y32]+[.Y29]+[.Y35]+[.Y36]-[.Y30]" office:value-type="float" office:value="185.575138147452" calcext:value-type="float">
            <text:p>185.58</text:p>
          </table:table-cell>
          <table:table-cell table:style-name="ce80" table:formula="of:=[.Z32]+[.Z29]+[.Z35]+[.Z36]-[.Z30]" office:value-type="float" office:value="186.486826255058" calcext:value-type="float">
            <text:p>186.49</text:p>
          </table:table-cell>
          <table:table-cell table:style-name="ce80" table:formula="of:=[.AA32]+[.AA29]+[.AA35]+[.AA36]-[.AA30]" office:value-type="float" office:value="187.439237827361" calcext:value-type="float">
            <text:p>187.44</text:p>
          </table:table-cell>
          <table:table-cell table:style-name="ce80" table:formula="of:=[.AB32]+[.AB29]+[.AB35]+[.AB36]-[.AB30]" office:value-type="float" office:value="188.434214871891" calcext:value-type="float">
            <text:p>188.43</text:p>
          </table:table-cell>
          <table:table-cell table:style-name="ce80" table:formula="of:=[.AC32]+[.AC29]+[.AC35]+[.AC36]-[.AC30]" office:value-type="float" office:value="189.473682947405" calcext:value-type="float">
            <text:p>189.47</text:p>
          </table:table-cell>
          <table:table-cell table:style-name="ce80" table:formula="of:=[.AD32]+[.AD29]+[.AD35]+[.AD36]-[.AD30]" office:value-type="float" office:value="190.559654956011" calcext:value-type="float">
            <text:p>190.56</text:p>
          </table:table-cell>
          <table:table-cell table:style-name="ce80" table:formula="of:=[.AE32]+[.AE29]+[.AE35]+[.AE36]-[.AE30]" office:value-type="float" office:value="191.694235107432" calcext:value-type="float">
            <text:p>191.69</text:p>
          </table:table-cell>
          <table:table-cell table:style-name="ce80" table:formula="of:=[.AF32]+[.AF29]+[.AF35]+[.AF36]-[.AF30]" office:value-type="float" office:value="192.879623063214" calcext:value-type="float">
            <text:p>192.88</text:p>
          </table:table-cell>
          <table:table-cell table:style-name="ce80" table:formula="of:=[.AG32]+[.AG29]+[.AG35]+[.AG36]-[.AG30]" office:value-type="float" office:value="194.118118269055" calcext:value-type="float">
            <text:p>194.12</text:p>
          </table:table-cell>
          <table:table-cell table:style-name="ce80" table:formula="of:=[.AH32]+[.AH29]+[.AH35]+[.AH36]-[.AH30]" office:value-type="float" office:value="195.41212448379" calcext:value-type="float">
            <text:p>195.41</text:p>
          </table:table-cell>
          <table:table-cell table:style-name="ce80" table:formula="of:=[.AI32]+[.AI29]+[.AI35]+[.AI36]-[.AI30]" office:value-type="float" office:value="196.76415451397" calcext:value-type="float">
            <text:p>196.76</text:p>
          </table:table-cell>
          <table:table-cell table:style-name="ce80" table:formula="of:=[.AJ32]+[.AJ29]+[.AJ35]+[.AJ36]-[.AJ30]" office:value-type="float" office:value="198.176835163345" calcext:value-type="float">
            <text:p>198.18</text:p>
          </table:table-cell>
          <table:table-cell table:style-name="ce80" table:formula="of:=[.AK32]+[.AK29]+[.AK35]+[.AK36]-[.AK30]" office:value-type="float" office:value="199.65291240703" calcext:value-type="float">
            <text:p>199.65</text:p>
          </table:table-cell>
          <table:table-cell table:style-name="ce80" table:formula="of:=[.AL32]+[.AL29]+[.AL35]+[.AL36]-[.AL30]" office:value-type="float" office:value="201.195256800546" calcext:value-type="float">
            <text:p>201.20</text:p>
          </table:table-cell>
          <table:table-cell table:style-name="ce80" table:formula="of:=[.AM32]+[.AM29]+[.AM35]+[.AM36]-[.AM30]" office:value-type="float" office:value="202.806869134385" calcext:value-type="float">
            <text:p>202.81</text:p>
          </table:table-cell>
          <table:table-cell table:style-name="ce80" table:formula="of:=[.AN32]+[.AN29]+[.AN35]+[.AN36]-[.AN30]" office:value-type="float" office:value="204.490886345268" calcext:value-type="float">
            <text:p>204.49</text:p>
          </table:table-cell>
          <table:table-cell table:style-name="ce80" table:formula="of:=[.AO32]+[.AO29]+[.AO35]+[.AO36]-[.AO30]" office:value-type="float" office:value="206.250587695725" calcext:value-type="float">
            <text:p>206.25</text:p>
          </table:table-cell>
          <table:table-cell table:style-name="ce80" table:formula="of:=[.AP32]+[.AP29]+[.AP35]+[.AP36]-[.AP30]" office:value-type="float" office:value="208.089401234195" calcext:value-type="float">
            <text:p>208.09</text:p>
          </table:table-cell>
          <table:table-cell table:style-name="ce80" table:formula="of:=[.AQ32]+[.AQ29]+[.AQ35]+[.AQ36]-[.AQ30]" office:value-type="float" office:value="210.010910548371" calcext:value-type="float">
            <text:p>210.01</text:p>
          </table:table-cell>
          <table:table-cell table:number-columns-repeated="981"/>
        </table:table-row>
        <table:table-row table:style-name="ro1">
          <table:table-cell table:style-name="ce65" table:number-columns-repeated="7"/>
          <table:table-cell table:style-name="ce82" table:number-columns-repeated="2"/>
          <table:table-cell table:style-name="ce87" table:number-columns-repeated="1015"/>
        </table:table-row>
        <table:table-row table:style-name="ro1">
          <table:table-cell table:style-name="ce65" office:value-type="string" calcext:value-type="string">
            <text:p>TCAM 2015-2030 HTT</text:p>
          </table:table-cell>
          <table:table-cell table:style-name="ce65" table:number-columns-repeated="6"/>
          <table:table-cell table:style-name="ce83" table:formula="of:=([.W25]/[.H25])^(1/15)-1" office:value-type="percentage" office:value="0.01" calcext:value-type="percentage">
            <text:p>1.00%</text:p>
          </table:table-cell>
          <table:table-cell/>
          <table:table-cell table:style-name="ce87" table:number-columns-repeated="1015"/>
        </table:table-row>
        <table:table-row table:style-name="ro1">
          <table:table-cell table:style-name="ce65" office:value-type="string" calcext:value-type="string">
            <text:p>TCAM 2015-2030 TTC acteurs</text:p>
          </table:table-cell>
          <table:table-cell table:style-name="ce65" table:number-columns-repeated="6"/>
          <table:table-cell table:style-name="ce83" table:formula="of:=([.W34]/[.H34])^(1/15)-1" office:value-type="percentage" office:value="0.009948599111399" calcext:value-type="percentage">
            <text:p>0.99%</text:p>
          </table:table-cell>
          <table:table-cell table:style-name="ce82"/>
          <table:table-cell table:number-columns-repeated="1015"/>
        </table:table-row>
        <table:table-row table:style-name="ro1">
          <table:table-cell table:style-name="ce65" office:value-type="string" calcext:value-type="string">
            <office:annotation draw:style-name="gr2" draw:text-style-name="P2" svg:width="39.5mm" svg:height="28.89mm" svg:x="32.69mm" svg:y="163.19mm" draw:caption-point-x="91.03mm" draw:caption-point-y="118.7mm">
              <dc:date>2017-08-28T00:00:00</dc:date>
              <text:p text:style-name="P1"><text:span text:style-name="T1">BAIZ Adam - CGDD/SEEI/MA3:</text:span></text:p>
              <text:p text:style-name="P1"><text:span text:style-name="T2">HT consiste à enlever les taxes versées directement à l'Etat et à conserver les taxes qui couvrent les coûts inhérents à la filière</text:span></text:p>
            </office:annotation>
            <text:p>TCAM 2015-2030 socio-éco</text:p>
          </table:table-cell>
          <table:table-cell table:style-name="ce65" table:number-columns-repeated="6"/>
          <table:table-cell table:style-name="ce83" table:formula="of:=([.W37]/[.H37])^(1/15)-1" office:value-type="percentage" office:value="0.0272254371605449" calcext:value-type="percentage">
            <text:p>2.72%</text:p>
          </table:table-cell>
          <table:table-cell table:style-name="ce82"/>
          <table:table-cell table:number-columns-repeated="1015"/>
        </table:table-row>
        <table:table-row table:style-name="ro1">
          <table:table-cell table:style-name="ce65" table:number-columns-repeated="7"/>
          <table:table-cell table:style-name="ce83"/>
          <table:table-cell table:style-name="ce82"/>
          <table:table-cell table:number-columns-repeated="1015"/>
        </table:table-row>
        <table:table-row table:style-name="ro1">
          <table:table-cell table:style-name="ce65" office:value-type="string" calcext:value-type="string">
            <text:p>TCAM 2030 -2050 HTT</text:p>
          </table:table-cell>
          <table:table-cell table:style-name="ce65" table:number-columns-repeated="6"/>
          <table:table-cell table:style-name="ce83" table:formula="of:=([.AQ25]/[.W25])^(1/20)-1" office:value-type="percentage" office:value="0" calcext:value-type="percentage">
            <text:p>0.00%</text:p>
          </table:table-cell>
          <table:table-cell table:style-name="ce82"/>
          <table:table-cell table:number-columns-repeated="1015"/>
        </table:table-row>
        <table:table-row table:style-name="ro1">
          <table:table-cell table:style-name="ce65" office:value-type="string" calcext:value-type="string">
            <text:p>TCAM 2030-2050 TTC acteurs</text:p>
          </table:table-cell>
          <table:table-cell table:style-name="ce65" table:number-columns-repeated="6"/>
          <table:table-cell table:style-name="ce83" table:formula="of:=([.AQ34]/[.W34])^(1/20)-1" office:value-type="percentage" office:value="0" calcext:value-type="percentage">
            <text:p>0.00%</text:p>
          </table:table-cell>
          <table:table-cell table:style-name="ce82"/>
          <table:table-cell table:number-columns-repeated="1015"/>
        </table:table-row>
        <table:table-row table:style-name="ro1">
          <table:table-cell table:style-name="ce65" office:value-type="string" calcext:value-type="string">
            <office:annotation draw:style-name="gr2" draw:text-style-name="P2" svg:width="39.23mm" svg:height="28.89mm" svg:x="32.95mm" svg:y="185.74mm" draw:caption-point-x="90.77mm" draw:caption-point-y="118.45mm">
              <dc:date>2017-08-28T00:00:00</dc:date>
              <text:p text:style-name="P1"><text:span text:style-name="T1">BAIZ Adam - CGDD/SEEI/MA3:</text:span></text:p>
              <text:p text:style-name="P1"><text:span text:style-name="T2">HT consiste à enlever les taxes versées directement à l'Etat et à conserver les taxes qui couvrent les coûts inhérents à la filière</text:span></text:p>
            </office:annotation>
            <text:p>TCAM 2030 - 2050 socio-éco</text:p>
          </table:table-cell>
          <table:table-cell table:style-name="ce65" table:number-columns-repeated="6"/>
          <table:table-cell table:style-name="ce83" table:formula="of:=([.AQ37]/[.W37])^(1/20)-1" office:value-type="percentage" office:value="0.00666949414348839" calcext:value-type="percentage">
            <text:p>0.67%</text:p>
          </table:table-cell>
          <table:table-cell table:style-name="ce82"/>
          <table:table-cell table:number-columns-repeated="1015"/>
        </table:table-row>
        <table:table-row table:style-name="ro1">
          <table:table-cell table:style-name="ce65" table:number-columns-repeated="7"/>
          <table:table-cell table:style-name="ce83"/>
          <table:table-cell table:style-name="ce82"/>
          <table:table-cell table:number-columns-repeated="1015"/>
        </table:table-row>
        <table:table-row table:style-name="ro1">
          <table:table-cell table:style-name="ce65" table:number-columns-repeated="7"/>
          <table:table-cell table:style-name="ce82" table:number-columns-repeated="2"/>
          <table:table-cell table:number-columns-repeated="1015"/>
        </table:table-row>
        <table:table-row table:style-name="ro1">
          <table:table-cell table:style-name="ce64" office:value-type="string" calcext:value-type="string">
            <text:p>Prix du gaz naturel <text:s/>pour un particulier</text:p>
          </table:table-cell>
          <table:table-cell table:style-name="ce64" office:value-type="float" office:value="2009" calcext:value-type="float">
            <text:p>2009</text:p>
          </table:table-cell>
          <table:table-cell table:style-name="ce64" office:value-type="float" office:value="2010" calcext:value-type="float">
            <text:p>2010</text:p>
          </table:table-cell>
          <table:table-cell table:style-name="ce72" office:value-type="float" office:value="2011" calcext:value-type="float">
            <text:p>2011</text:p>
          </table:table-cell>
          <table:table-cell table:style-name="ce73" office:value-type="float" office:value="2012" calcext:value-type="float">
            <text:p>2012</text:p>
          </table:table-cell>
          <table:table-cell table:style-name="ce72" office:value-type="float" office:value="2013" calcext:value-type="float">
            <text:p>2013</text:p>
          </table:table-cell>
          <table:table-cell table:style-name="ce73" office:value-type="float" office:value="2014" calcext:value-type="float">
            <text:p>2014</text:p>
          </table:table-cell>
          <table:table-cell table:style-name="ce72" office:value-type="float" office:value="2015" calcext:value-type="float">
            <text:p>2015</text:p>
          </table:table-cell>
          <table:table-cell table:style-name="ce73" table:formula="of:=[.H48]+1" office:value-type="float" office:value="2016" calcext:value-type="float">
            <text:p>2016</text:p>
          </table:table-cell>
          <table:table-cell table:style-name="ce73" table:formula="of:=[.I48]+1" office:value-type="float" office:value="2017" calcext:value-type="float">
            <text:p>2017</text:p>
          </table:table-cell>
          <table:table-cell table:style-name="ce73" table:formula="of:=[.J48]+1" office:value-type="float" office:value="2018" calcext:value-type="float">
            <text:p>2018</text:p>
          </table:table-cell>
          <table:table-cell table:style-name="ce73" table:formula="of:=[.K48]+1" office:value-type="float" office:value="2019" calcext:value-type="float">
            <text:p>2019</text:p>
          </table:table-cell>
          <table:table-cell table:style-name="ce73" table:formula="of:=[.L48]+1" office:value-type="float" office:value="2020" calcext:value-type="float">
            <text:p>2020</text:p>
          </table:table-cell>
          <table:table-cell table:style-name="ce73" table:formula="of:=[.M48]+1" office:value-type="float" office:value="2021" calcext:value-type="float">
            <text:p>2021</text:p>
          </table:table-cell>
          <table:table-cell table:style-name="ce73" table:formula="of:=[.N48]+1" office:value-type="float" office:value="2022" calcext:value-type="float">
            <text:p>2022</text:p>
          </table:table-cell>
          <table:table-cell table:style-name="ce73" table:formula="of:=[.O48]+1" office:value-type="float" office:value="2023" calcext:value-type="float">
            <text:p>2023</text:p>
          </table:table-cell>
          <table:table-cell table:style-name="ce73" table:formula="of:=[.P48]+1" office:value-type="float" office:value="2024" calcext:value-type="float">
            <text:p>2024</text:p>
          </table:table-cell>
          <table:table-cell table:style-name="ce73" table:formula="of:=[.Q48]+1" office:value-type="float" office:value="2025" calcext:value-type="float">
            <text:p>2025</text:p>
          </table:table-cell>
          <table:table-cell table:style-name="ce73" table:formula="of:=[.R48]+1" office:value-type="float" office:value="2026" calcext:value-type="float">
            <text:p>2026</text:p>
          </table:table-cell>
          <table:table-cell table:style-name="ce73" table:formula="of:=[.S48]+1" office:value-type="float" office:value="2027" calcext:value-type="float">
            <text:p>2027</text:p>
          </table:table-cell>
          <table:table-cell table:style-name="ce73" table:formula="of:=[.T48]+1" office:value-type="float" office:value="2028" calcext:value-type="float">
            <text:p>2028</text:p>
          </table:table-cell>
          <table:table-cell table:style-name="ce73" table:formula="of:=[.U48]+1" office:value-type="float" office:value="2029" calcext:value-type="float">
            <text:p>2029</text:p>
          </table:table-cell>
          <table:table-cell table:style-name="ce73" table:formula="of:=[.V48]+1" office:value-type="float" office:value="2030" calcext:value-type="float">
            <text:p>2030</text:p>
          </table:table-cell>
          <table:table-cell table:style-name="ce73" table:formula="of:=[.W48]+1" office:value-type="float" office:value="2031" calcext:value-type="float">
            <text:p>2031</text:p>
          </table:table-cell>
          <table:table-cell table:style-name="ce73" table:formula="of:=[.X48]+1" office:value-type="float" office:value="2032" calcext:value-type="float">
            <text:p>2032</text:p>
          </table:table-cell>
          <table:table-cell table:style-name="ce73" table:formula="of:=[.Y48]+1" office:value-type="float" office:value="2033" calcext:value-type="float">
            <text:p>2033</text:p>
          </table:table-cell>
          <table:table-cell table:style-name="ce73" table:formula="of:=[.Z48]+1" office:value-type="float" office:value="2034" calcext:value-type="float">
            <text:p>2034</text:p>
          </table:table-cell>
          <table:table-cell table:style-name="ce73" table:formula="of:=[.AA48]+1" office:value-type="float" office:value="2035" calcext:value-type="float">
            <text:p>2035</text:p>
          </table:table-cell>
          <table:table-cell table:style-name="ce73" table:formula="of:=[.AB48]+1" office:value-type="float" office:value="2036" calcext:value-type="float">
            <text:p>2036</text:p>
          </table:table-cell>
          <table:table-cell table:style-name="ce73" table:formula="of:=[.AC48]+1" office:value-type="float" office:value="2037" calcext:value-type="float">
            <text:p>2037</text:p>
          </table:table-cell>
          <table:table-cell table:style-name="ce73" table:formula="of:=[.AD48]+1" office:value-type="float" office:value="2038" calcext:value-type="float">
            <text:p>2038</text:p>
          </table:table-cell>
          <table:table-cell table:style-name="ce73" table:formula="of:=[.AE48]+1" office:value-type="float" office:value="2039" calcext:value-type="float">
            <text:p>2039</text:p>
          </table:table-cell>
          <table:table-cell table:style-name="ce73" table:formula="of:=[.AF48]+1" office:value-type="float" office:value="2040" calcext:value-type="float">
            <text:p>2040</text:p>
          </table:table-cell>
          <table:table-cell table:style-name="ce73" table:formula="of:=[.AG48]+1" office:value-type="float" office:value="2041" calcext:value-type="float">
            <text:p>2041</text:p>
          </table:table-cell>
          <table:table-cell table:style-name="ce73" table:formula="of:=[.AH48]+1" office:value-type="float" office:value="2042" calcext:value-type="float">
            <text:p>2042</text:p>
          </table:table-cell>
          <table:table-cell table:style-name="ce73" table:formula="of:=[.AI48]+1" office:value-type="float" office:value="2043" calcext:value-type="float">
            <text:p>2043</text:p>
          </table:table-cell>
          <table:table-cell table:style-name="ce73" table:formula="of:=[.AJ48]+1" office:value-type="float" office:value="2044" calcext:value-type="float">
            <text:p>2044</text:p>
          </table:table-cell>
          <table:table-cell table:style-name="ce73" table:formula="of:=[.AK48]+1" office:value-type="float" office:value="2045" calcext:value-type="float">
            <text:p>2045</text:p>
          </table:table-cell>
          <table:table-cell table:style-name="ce73" table:formula="of:=[.AL48]+1" office:value-type="float" office:value="2046" calcext:value-type="float">
            <text:p>2046</text:p>
          </table:table-cell>
          <table:table-cell table:style-name="ce73" table:formula="of:=[.AM48]+1" office:value-type="float" office:value="2047" calcext:value-type="float">
            <text:p>2047</text:p>
          </table:table-cell>
          <table:table-cell table:style-name="ce73" table:formula="of:=[.AN48]+1" office:value-type="float" office:value="2048" calcext:value-type="float">
            <text:p>2048</text:p>
          </table:table-cell>
          <table:table-cell table:style-name="ce73" table:formula="of:=[.AO48]+1" office:value-type="float" office:value="2049" calcext:value-type="float">
            <text:p>2049</text:p>
          </table:table-cell>
          <table:table-cell table:style-name="ce73" table:formula="of:=[.AP48]+1" office:value-type="float" office:value="2050" calcext:value-type="float">
            <text:p>2050</text:p>
          </table:table-cell>
          <table:table-cell table:number-columns-repeated="981"/>
        </table:table-row>
        <table:table-row table:style-name="ro1">
          <table:table-cell table:style-name="ce65" office:value-type="string" calcext:value-type="string">
            <text:p>HTT / MWh</text:p>
          </table:table-cell>
          <table:table-cell table:style-name="ce65" office:value-type="float" office:value="43" calcext:value-type="float">
            <text:p>43</text:p>
          </table:table-cell>
          <table:table-cell table:style-name="ce65" table:formula="of:=[.B49]+([.$E$49]-[.$B$49])/3" office:value-type="float" office:value="48.6666666666667" calcext:value-type="float">
            <text:p>48.6666666667</text:p>
          </table:table-cell>
          <table:table-cell table:style-name="ce65" table:formula="of:=[.C49]+([.$E$49]-[.$B$49])/3" office:value-type="float" office:value="54.3333333333333" calcext:value-type="float">
            <text:p>54.3333333333</text:p>
          </table:table-cell>
          <table:table-cell table:number-columns-repeated="2" table:style-name="ce65" office:value-type="float" office:value="60" calcext:value-type="float">
            <text:p>60</text:p>
          </table:table-cell>
          <table:table-cell table:style-name="ce65" office:value-type="float" office:value="57.5" calcext:value-type="float">
            <text:p>57.5</text:p>
          </table:table-cell>
          <table:table-cell table:style-name="ce71" table:formula="of:=SUM([.H50:.H52])" office:value-type="float" office:value="55.5" calcext:value-type="float">
            <office:annotation draw:style-name="gr1" draw:text-style-name="P2" svg:width="56.95mm" svg:height="20.9mm" svg:x="227.63mm" svg:y="207.8mm" draw:caption-point-x="90.91mm" draw:caption-point-y="118.69mm">
              <dc:date>2017-08-28T00:00:00</dc:date>
              <text:p text:style-name="P1"><text:span text:style-name="T1">BAIZ Adam - CGDD/SEEI/MA3:</text:span></text:p>
              <text:p text:style-name="P1"><text:span text:style-name="T2">voir le ppt sur L:\3 - MA3\Energie\Données</text:span></text:p>
              <text:p text:style-name="P1"><text:span text:style-name="T2">pour la décomposition du prix</text:span></text:p>
            </office:annotation>
            <text:p>55.50</text:p>
          </table:table-cell>
          <table:table-cell table:style-name="ce71" table:formula="of:=SUM([.I50:.I52])" office:value-type="float" office:value="56.2793199214137" calcext:value-type="float">
            <text:p>56.28</text:p>
          </table:table-cell>
          <table:table-cell table:style-name="ce71" table:formula="of:=SUM([.J50:.J52])" office:value-type="float" office:value="57.077727447017" calcext:value-type="float">
            <text:p>57.08</text:p>
          </table:table-cell>
          <table:table-cell table:style-name="ce71" table:formula="of:=SUM([.K50:.K52])" office:value-type="float" office:value="57.8957036867584" calcext:value-type="float">
            <text:p>57.90</text:p>
          </table:table-cell>
          <table:table-cell table:style-name="ce71" table:formula="of:=SUM([.L50:.L52])" office:value-type="float" office:value="58.733742019867" calcext:value-type="float">
            <text:p>58.73</text:p>
          </table:table-cell>
          <table:table-cell table:style-name="ce71" table:formula="of:=SUM([.M50:.M52])" office:value-type="float" office:value="59.5923484091995" calcext:value-type="float">
            <text:p>59.59</text:p>
          </table:table-cell>
          <table:table-cell table:style-name="ce71" table:formula="of:=SUM([.N50:.N52])" office:value-type="float" office:value="60.4720417236553" calcext:value-type="float">
            <text:p>60.47</text:p>
          </table:table-cell>
          <table:table-cell table:style-name="ce71" table:formula="of:=SUM([.O50:.O52])" office:value-type="float" office:value="61.3733540688676" calcext:value-type="float">
            <text:p>61.37</text:p>
          </table:table-cell>
          <table:table-cell table:style-name="ce71" table:formula="of:=SUM([.P50:.P52])" office:value-type="float" office:value="62.2968311263819" calcext:value-type="float">
            <text:p>62.30</text:p>
          </table:table-cell>
          <table:table-cell table:style-name="ce71" table:formula="of:=SUM([.Q50:.Q52])" office:value-type="float" office:value="63.2430325015417" calcext:value-type="float">
            <text:p>63.24</text:p>
          </table:table-cell>
          <table:table-cell table:style-name="ce71" table:formula="of:=SUM([.R50:.R52])" office:value-type="float" office:value="64.212532080304" calcext:value-type="float">
            <text:p>64.21</text:p>
          </table:table-cell>
          <table:table-cell table:style-name="ce71" table:formula="of:=SUM([.S50:.S52])" office:value-type="float" office:value="65.2059183952129" calcext:value-type="float">
            <text:p>65.21</text:p>
          </table:table-cell>
          <table:table-cell table:style-name="ce71" table:formula="of:=SUM([.T50:.T52])" office:value-type="float" office:value="66.2237950007697" calcext:value-type="float">
            <text:p>66.22</text:p>
          </table:table-cell>
          <table:table-cell table:style-name="ce71" table:formula="of:=SUM([.U50:.U52])" office:value-type="float" office:value="67.2667808584367" calcext:value-type="float">
            <text:p>67.27</text:p>
          </table:table-cell>
          <table:table-cell table:style-name="ce71" table:formula="of:=SUM([.V50:.V52])" office:value-type="float" office:value="68.3355107315263" calcext:value-type="float">
            <text:p>68.34</text:p>
          </table:table-cell>
          <table:table-cell table:style-name="ce71" table:formula="of:=SUM([.W50:.W52])" office:value-type="float" office:value="69.430635590226" calcext:value-type="float">
            <text:p>69.43</text:p>
          </table:table-cell>
          <table:table-cell table:style-name="ce71" table:formula="of:=SUM([.X50:.X52])" office:value-type="float" office:value="69.9078017562097" calcext:value-type="float">
            <text:p>69.91</text:p>
          </table:table-cell>
          <table:table-cell table:style-name="ce71" table:formula="of:=SUM([.Y50:.Y52])" office:value-type="float" office:value="70.3897202738387" calcext:value-type="float">
            <text:p>70.39</text:p>
          </table:table-cell>
          <table:table-cell table:style-name="ce71" table:formula="of:=SUM([.Z50:.Z52])" office:value-type="float" office:value="70.8764384744439" calcext:value-type="float">
            <text:p>70.88</text:p>
          </table:table-cell>
          <table:table-cell table:style-name="ce71" table:formula="of:=SUM([.AA50:.AA52])" office:value-type="float" office:value="71.3680041607566" calcext:value-type="float">
            <text:p>71.37</text:p>
          </table:table-cell>
          <table:table-cell table:style-name="ce71" table:formula="of:=SUM([.AB50:.AB52])" office:value-type="float" office:value="71.8644656116038" calcext:value-type="float">
            <text:p>71.86</text:p>
          </table:table-cell>
          <table:table-cell table:style-name="ce71" table:formula="of:=SUM([.AC50:.AC52])" office:value-type="float" office:value="72.3658715866494" calcext:value-type="float">
            <text:p>72.37</text:p>
          </table:table-cell>
          <table:table-cell table:style-name="ce71" table:formula="of:=SUM([.AD50:.AD52])" office:value-type="float" office:value="72.872271331184" calcext:value-type="float">
            <text:p>72.87</text:p>
          </table:table-cell>
          <table:table-cell table:style-name="ce71" table:formula="of:=SUM([.AE50:.AE52])" office:value-type="float" office:value="73.3837145809606" calcext:value-type="float">
            <text:p>73.38</text:p>
          </table:table-cell>
          <table:table-cell table:style-name="ce71" table:formula="of:=SUM([.AF50:.AF52])" office:value-type="float" office:value="73.9002515670802" calcext:value-type="float">
            <text:p>73.90</text:p>
          </table:table-cell>
          <table:table-cell table:style-name="ce71" table:formula="of:=SUM([.AG50:.AG52])" office:value-type="float" office:value="74.4219330209247" calcext:value-type="float">
            <text:p>74.42</text:p>
          </table:table-cell>
          <table:table-cell table:style-name="ce71" table:formula="of:=SUM([.AH50:.AH52])" office:value-type="float" office:value="74.94881017914" calcext:value-type="float">
            <text:p>74.95</text:p>
          </table:table-cell>
          <table:table-cell table:style-name="ce71" table:formula="of:=SUM([.AI50:.AI52])" office:value-type="float" office:value="75.4809347886678" calcext:value-type="float">
            <text:p>75.48</text:p>
          </table:table-cell>
          <table:table-cell table:style-name="ce71" table:formula="of:=SUM([.AJ50:.AJ52])" office:value-type="float" office:value="76.0183591118283" calcext:value-type="float">
            <text:p>76.02</text:p>
          </table:table-cell>
          <table:table-cell table:style-name="ce71" table:formula="of:=SUM([.AK50:.AK52])" office:value-type="float" office:value="76.5611359314528" calcext:value-type="float">
            <text:p>76.56</text:p>
          </table:table-cell>
          <table:table-cell table:style-name="ce71" table:formula="of:=SUM([.AL50:.AL52])" office:value-type="float" office:value="77.1093185560683" calcext:value-type="float">
            <text:p>77.11</text:p>
          </table:table-cell>
          <table:table-cell table:style-name="ce71" table:formula="of:=SUM([.AM50:.AM52])" office:value-type="float" office:value="77.6629608251328" calcext:value-type="float">
            <text:p>77.66</text:p>
          </table:table-cell>
          <table:table-cell table:style-name="ce71" table:formula="of:=SUM([.AN50:.AN52])" office:value-type="float" office:value="78.2221171143233" calcext:value-type="float">
            <text:p>78.22</text:p>
          </table:table-cell>
          <table:table-cell table:style-name="ce71" table:formula="of:=SUM([.AO50:.AO52])" office:value-type="float" office:value="78.7868423408763" calcext:value-type="float">
            <text:p>78.79</text:p>
          </table:table-cell>
          <table:table-cell table:style-name="ce71" table:formula="of:=SUM([.AP50:.AP52])" office:value-type="float" office:value="79.3571919689817" calcext:value-type="float">
            <text:p>79.36</text:p>
          </table:table-cell>
          <table:table-cell table:style-name="ce71" table:formula="of:=SUM([.AQ50:.AQ52])" office:value-type="float" office:value="79.9332220152301" calcext:value-type="float">
            <text:p>79.93</text:p>
          </table:table-cell>
          <table:table-cell table:style-name="ce87" table:number-columns-repeated="981"/>
        </table:table-row>
        <table:table-row table:style-name="ro1">
          <table:table-cell table:style-name="ce66" office:value-type="string" calcext:value-type="string">
            <text:p>Transport, stockage et distribution</text:p>
          </table:table-cell>
          <table:table-cell table:style-name="ce66" table:number-columns-repeated="6"/>
          <table:table-cell table:style-name="ce84" table:formula="of:=21.52" office:value-type="float" office:value="21.52" calcext:value-type="float">
            <office:annotation draw:style-name="gr16" draw:text-style-name="P2" svg:width="56.95mm" svg:height="20.63mm" svg:x="227.63mm" svg:y="207.82mm" draw:caption-point-x="90.91mm" draw:caption-point-y="124.24mm">
              <dc:date>2017-08-28T00:00:00</dc:date>
              <text:p text:style-name="P1"><text:span text:style-name="T1">BAIZ Adam - CGDD/SEEI/MA3:</text:span></text:p>
              <text:p text:style-name="P1"><text:span text:style-name="T2">ça correspond à environ 36% du HTT</text:span></text:p>
            </office:annotation>
            <text:p>21.52</text:p>
          </table:table-cell>
          <table:table-cell table:style-name="ce84" table:formula="of:=[.H50]" office:value-type="float" office:value="21.52" calcext:value-type="float">
            <text:p>21.52</text:p>
          </table:table-cell>
          <table:table-cell table:style-name="ce84" table:formula="of:=[.I50]" office:value-type="float" office:value="21.52" calcext:value-type="float">
            <text:p>21.52</text:p>
          </table:table-cell>
          <table:table-cell table:style-name="ce84" table:formula="of:=[.J50]" office:value-type="float" office:value="21.52" calcext:value-type="float">
            <text:p>21.52</text:p>
          </table:table-cell>
          <table:table-cell table:style-name="ce84" table:formula="of:=[.K50]" office:value-type="float" office:value="21.52" calcext:value-type="float">
            <text:p>21.52</text:p>
          </table:table-cell>
          <table:table-cell table:style-name="ce84" table:formula="of:=[.L50]" office:value-type="float" office:value="21.52" calcext:value-type="float">
            <text:p>21.52</text:p>
          </table:table-cell>
          <table:table-cell table:style-name="ce84" table:formula="of:=[.M50]" office:value-type="float" office:value="21.52" calcext:value-type="float">
            <text:p>21.52</text:p>
          </table:table-cell>
          <table:table-cell table:style-name="ce84" table:formula="of:=[.N50]" office:value-type="float" office:value="21.52" calcext:value-type="float">
            <text:p>21.52</text:p>
          </table:table-cell>
          <table:table-cell table:style-name="ce84" table:formula="of:=[.O50]" office:value-type="float" office:value="21.52" calcext:value-type="float">
            <text:p>21.52</text:p>
          </table:table-cell>
          <table:table-cell table:style-name="ce84" table:formula="of:=[.P50]" office:value-type="float" office:value="21.52" calcext:value-type="float">
            <text:p>21.52</text:p>
          </table:table-cell>
          <table:table-cell table:style-name="ce84" table:formula="of:=[.Q50]" office:value-type="float" office:value="21.52" calcext:value-type="float">
            <text:p>21.52</text:p>
          </table:table-cell>
          <table:table-cell table:style-name="ce84" table:formula="of:=[.R50]" office:value-type="float" office:value="21.52" calcext:value-type="float">
            <text:p>21.52</text:p>
          </table:table-cell>
          <table:table-cell table:style-name="ce84" table:formula="of:=[.S50]" office:value-type="float" office:value="21.52" calcext:value-type="float">
            <text:p>21.52</text:p>
          </table:table-cell>
          <table:table-cell table:style-name="ce84" table:formula="of:=[.T50]" office:value-type="float" office:value="21.52" calcext:value-type="float">
            <text:p>21.52</text:p>
          </table:table-cell>
          <table:table-cell table:style-name="ce84" table:formula="of:=[.U50]" office:value-type="float" office:value="21.52" calcext:value-type="float">
            <text:p>21.52</text:p>
          </table:table-cell>
          <table:table-cell table:style-name="ce84" table:formula="of:=[.V50]" office:value-type="float" office:value="21.52" calcext:value-type="float">
            <text:p>21.52</text:p>
          </table:table-cell>
          <table:table-cell table:style-name="ce84" table:formula="of:=[.W50]" office:value-type="float" office:value="21.52" calcext:value-type="float">
            <office:annotation draw:style-name="gr11" draw:text-style-name="P2" svg:width="37.09mm" svg:height="20.91mm" svg:x="517.8mm" svg:y="212.05mm" draw:caption-point-x="225.45mm" draw:caption-point-y="120.01mm">
              <dc:date>2017-08-28T00:00:00</dc:date>
              <text:p text:style-name="P1"><text:span text:style-name="T1">BAIZ Adam - CGDD/SEEI/MA3:</text:span></text:p>
              <text:p text:style-name="P1"><text:span text:style-name="T2">stable dès 2030</text:span></text:p>
            </office:annotation>
            <text:p>21.52</text:p>
          </table:table-cell>
          <table:table-cell table:style-name="ce84" table:formula="of:=[.X50]" office:value-type="float" office:value="21.52" calcext:value-type="float">
            <text:p>21.52</text:p>
          </table:table-cell>
          <table:table-cell table:style-name="ce84" table:formula="of:=[.Y50]" office:value-type="float" office:value="21.52" calcext:value-type="float">
            <text:p>21.52</text:p>
          </table:table-cell>
          <table:table-cell table:style-name="ce84" table:formula="of:=[.Z50]" office:value-type="float" office:value="21.52" calcext:value-type="float">
            <text:p>21.52</text:p>
          </table:table-cell>
          <table:table-cell table:style-name="ce84" table:formula="of:=[.AA50]" office:value-type="float" office:value="21.52" calcext:value-type="float">
            <text:p>21.52</text:p>
          </table:table-cell>
          <table:table-cell table:style-name="ce84" table:formula="of:=[.AB50]" office:value-type="float" office:value="21.52" calcext:value-type="float">
            <text:p>21.52</text:p>
          </table:table-cell>
          <table:table-cell table:style-name="ce84" table:formula="of:=[.AC50]" office:value-type="float" office:value="21.52" calcext:value-type="float">
            <text:p>21.52</text:p>
          </table:table-cell>
          <table:table-cell table:style-name="ce84" table:formula="of:=[.AD50]" office:value-type="float" office:value="21.52" calcext:value-type="float">
            <text:p>21.52</text:p>
          </table:table-cell>
          <table:table-cell table:style-name="ce84" table:formula="of:=[.AE50]" office:value-type="float" office:value="21.52" calcext:value-type="float">
            <text:p>21.52</text:p>
          </table:table-cell>
          <table:table-cell table:style-name="ce84" table:formula="of:=[.AF50]" office:value-type="float" office:value="21.52" calcext:value-type="float">
            <text:p>21.52</text:p>
          </table:table-cell>
          <table:table-cell table:style-name="ce84" table:formula="of:=[.AG50]" office:value-type="float" office:value="21.52" calcext:value-type="float">
            <text:p>21.52</text:p>
          </table:table-cell>
          <table:table-cell table:style-name="ce84" table:formula="of:=[.AH50]" office:value-type="float" office:value="21.52" calcext:value-type="float">
            <text:p>21.52</text:p>
          </table:table-cell>
          <table:table-cell table:style-name="ce84" table:formula="of:=[.AI50]" office:value-type="float" office:value="21.52" calcext:value-type="float">
            <text:p>21.52</text:p>
          </table:table-cell>
          <table:table-cell table:style-name="ce84" table:formula="of:=[.AJ50]" office:value-type="float" office:value="21.52" calcext:value-type="float">
            <text:p>21.52</text:p>
          </table:table-cell>
          <table:table-cell table:style-name="ce84" table:formula="of:=[.AK50]" office:value-type="float" office:value="21.52" calcext:value-type="float">
            <text:p>21.52</text:p>
          </table:table-cell>
          <table:table-cell table:style-name="ce84" table:formula="of:=[.AL50]" office:value-type="float" office:value="21.52" calcext:value-type="float">
            <text:p>21.52</text:p>
          </table:table-cell>
          <table:table-cell table:style-name="ce84" table:formula="of:=[.AM50]" office:value-type="float" office:value="21.52" calcext:value-type="float">
            <text:p>21.52</text:p>
          </table:table-cell>
          <table:table-cell table:style-name="ce84" table:formula="of:=[.AN50]" office:value-type="float" office:value="21.52" calcext:value-type="float">
            <text:p>21.52</text:p>
          </table:table-cell>
          <table:table-cell table:style-name="ce84" table:formula="of:=[.AO50]" office:value-type="float" office:value="21.52" calcext:value-type="float">
            <text:p>21.52</text:p>
          </table:table-cell>
          <table:table-cell table:style-name="ce84" table:formula="of:=[.AP50]" office:value-type="float" office:value="21.52" calcext:value-type="float">
            <text:p>21.52</text:p>
          </table:table-cell>
          <table:table-cell table:number-columns-repeated="981"/>
        </table:table-row>
        <table:table-row table:style-name="ro1">
          <table:table-cell table:style-name="ce66" office:value-type="string" calcext:value-type="string">
            <text:p>Commercialisation</text:p>
          </table:table-cell>
          <table:table-cell table:style-name="ce66" table:number-columns-repeated="6"/>
          <table:table-cell table:style-name="ce84" table:formula="of:=5.98" office:value-type="float" office:value="5.98" calcext:value-type="float">
            <office:annotation draw:style-name="gr17" draw:text-style-name="P2" svg:width="56.95mm" svg:height="20.64mm" svg:x="227.63mm" svg:y="212.34mm" draw:caption-point-x="90.91mm" draw:caption-point-y="125.29mm">
              <dc:date>2017-08-28T00:00:00</dc:date>
              <text:p text:style-name="P1"><text:span text:style-name="T1">BAIZ Adam - CGDD/SEEI/MA3:</text:span></text:p>
              <text:p text:style-name="P1"><text:span text:style-name="T2">ça correspond à environ 10</text:span></text:p>
              <text:p text:style-name="P1"><text:span text:style-name="T2">% du HTT</text:span></text:p>
            </office:annotation>
            <text:p>5.98</text:p>
          </table:table-cell>
          <table:table-cell table:style-name="ce84" table:formula="of:=[.H51]*1.01" office:value-type="float" office:value="6.0398" calcext:value-type="float">
            <text:p>6.04</text:p>
          </table:table-cell>
          <table:table-cell table:style-name="ce84" table:formula="of:=[.I51]*1.01" office:value-type="float" office:value="6.100198" calcext:value-type="float">
            <text:p>6.10</text:p>
          </table:table-cell>
          <table:table-cell table:style-name="ce84" table:formula="of:=[.J51]*1.01" office:value-type="float" office:value="6.16119998" calcext:value-type="float">
            <text:p>6.16</text:p>
          </table:table-cell>
          <table:table-cell table:style-name="ce84" table:formula="of:=[.K51]*1.01" office:value-type="float" office:value="6.2228119798" calcext:value-type="float">
            <text:p>6.22</text:p>
          </table:table-cell>
          <table:table-cell table:style-name="ce84" table:formula="of:=[.L51]*1.01" office:value-type="float" office:value="6.285040099598" calcext:value-type="float">
            <text:p>6.29</text:p>
          </table:table-cell>
          <table:table-cell table:style-name="ce84" table:formula="of:=[.M51]*1.01" office:value-type="float" office:value="6.34789050059398" calcext:value-type="float">
            <text:p>6.35</text:p>
          </table:table-cell>
          <table:table-cell table:style-name="ce84" table:formula="of:=[.N51]*1.01" office:value-type="float" office:value="6.41136940559992" calcext:value-type="float">
            <text:p>6.41</text:p>
          </table:table-cell>
          <table:table-cell table:style-name="ce84" table:formula="of:=[.O51]*1.01" office:value-type="float" office:value="6.47548309965592" calcext:value-type="float">
            <text:p>6.48</text:p>
          </table:table-cell>
          <table:table-cell table:style-name="ce84" table:formula="of:=[.P51]*1.01" office:value-type="float" office:value="6.54023793065248" calcext:value-type="float">
            <text:p>6.54</text:p>
          </table:table-cell>
          <table:table-cell table:style-name="ce84" table:formula="of:=[.Q51]*1.01" office:value-type="float" office:value="6.605640309959" calcext:value-type="float">
            <text:p>6.61</text:p>
          </table:table-cell>
          <table:table-cell table:style-name="ce84" table:formula="of:=[.R51]*1.01" office:value-type="float" office:value="6.67169671305859" calcext:value-type="float">
            <text:p>6.67</text:p>
          </table:table-cell>
          <table:table-cell table:style-name="ce84" table:formula="of:=[.S51]*1.01" office:value-type="float" office:value="6.73841368018918" calcext:value-type="float">
            <text:p>6.74</text:p>
          </table:table-cell>
          <table:table-cell table:style-name="ce84" table:formula="of:=[.T51]*1.01" office:value-type="float" office:value="6.80579781699107" calcext:value-type="float">
            <text:p>6.81</text:p>
          </table:table-cell>
          <table:table-cell table:style-name="ce84" table:formula="of:=[.U51]*1.01" office:value-type="float" office:value="6.87385579516098" calcext:value-type="float">
            <text:p>6.87</text:p>
          </table:table-cell>
          <table:table-cell table:style-name="ce84" table:formula="of:=[.V51]*1.01" office:value-type="float" office:value="6.94259435311259" calcext:value-type="float">
            <text:p>6.94</text:p>
          </table:table-cell>
          <table:table-cell table:style-name="ce84" table:formula="of:=[.W51]*1.01" office:value-type="float" office:value="7.01202029664372" calcext:value-type="float">
            <text:p>7.01</text:p>
          </table:table-cell>
          <table:table-cell table:style-name="ce84" table:formula="of:=[.X51]*1.01" office:value-type="float" office:value="7.08214049961016" calcext:value-type="float">
            <text:p>7.08</text:p>
          </table:table-cell>
          <table:table-cell table:style-name="ce84" table:formula="of:=[.Y51]*1.01" office:value-type="float" office:value="7.15296190460626" calcext:value-type="float">
            <text:p>7.15</text:p>
          </table:table-cell>
          <table:table-cell table:style-name="ce84" table:formula="of:=[.Z51]*1.01" office:value-type="float" office:value="7.22449152365232" calcext:value-type="float">
            <text:p>7.22</text:p>
          </table:table-cell>
          <table:table-cell table:style-name="ce84" table:formula="of:=[.AA51]*1.01" office:value-type="float" office:value="7.29673643888884" calcext:value-type="float">
            <text:p>7.30</text:p>
          </table:table-cell>
          <table:table-cell table:style-name="ce84" table:formula="of:=[.AB51]*1.01" office:value-type="float" office:value="7.36970380327773" calcext:value-type="float">
            <text:p>7.37</text:p>
          </table:table-cell>
          <table:table-cell table:style-name="ce84" table:formula="of:=[.AC51]*1.01" office:value-type="float" office:value="7.44340084131051" calcext:value-type="float">
            <text:p>7.44</text:p>
          </table:table-cell>
          <table:table-cell table:style-name="ce84" table:formula="of:=[.AD51]*1.01" office:value-type="float" office:value="7.51783484972362" calcext:value-type="float">
            <text:p>7.52</text:p>
          </table:table-cell>
          <table:table-cell table:style-name="ce84" table:formula="of:=[.AE51]*1.01" office:value-type="float" office:value="7.59301319822085" calcext:value-type="float">
            <text:p>7.59</text:p>
          </table:table-cell>
          <table:table-cell table:style-name="ce84" table:formula="of:=[.AF51]*1.01" office:value-type="float" office:value="7.66894333020306" calcext:value-type="float">
            <text:p>7.67</text:p>
          </table:table-cell>
          <table:table-cell table:style-name="ce84" table:formula="of:=[.AG51]*1.01" office:value-type="float" office:value="7.74563276350509" calcext:value-type="float">
            <text:p>7.75</text:p>
          </table:table-cell>
          <table:table-cell table:style-name="ce84" table:formula="of:=[.AH51]*1.01" office:value-type="float" office:value="7.82308909114014" calcext:value-type="float">
            <text:p>7.82</text:p>
          </table:table-cell>
          <table:table-cell table:style-name="ce84" table:formula="of:=[.AI51]*1.01" office:value-type="float" office:value="7.90131998205154" calcext:value-type="float">
            <text:p>7.90</text:p>
          </table:table-cell>
          <table:table-cell table:style-name="ce84" table:formula="of:=[.AJ51]*1.01" office:value-type="float" office:value="7.98033318187206" calcext:value-type="float">
            <text:p>7.98</text:p>
          </table:table-cell>
          <table:table-cell table:style-name="ce84" table:formula="of:=[.AK51]*1.01" office:value-type="float" office:value="8.06013651369078" calcext:value-type="float">
            <text:p>8.06</text:p>
          </table:table-cell>
          <table:table-cell table:style-name="ce84" table:formula="of:=[.AL51]*1.01" office:value-type="float" office:value="8.14073787882769" calcext:value-type="float">
            <text:p>8.14</text:p>
          </table:table-cell>
          <table:table-cell table:style-name="ce84" table:formula="of:=[.AM51]*1.01" office:value-type="float" office:value="8.22214525761596" calcext:value-type="float">
            <text:p>8.22</text:p>
          </table:table-cell>
          <table:table-cell table:style-name="ce84" table:formula="of:=[.AN51]*1.01" office:value-type="float" office:value="8.30436671019212" calcext:value-type="float">
            <text:p>8.30</text:p>
          </table:table-cell>
          <table:table-cell table:style-name="ce84" table:formula="of:=[.AO51]*1.01" office:value-type="float" office:value="8.38741037729405" calcext:value-type="float">
            <text:p>8.39</text:p>
          </table:table-cell>
          <table:table-cell table:style-name="ce84" table:formula="of:=[.AP51]*1.01" office:value-type="float" office:value="8.47128448106699" calcext:value-type="float">
            <text:p>8.47</text:p>
          </table:table-cell>
          <table:table-cell table:number-columns-repeated="981"/>
        </table:table-row>
        <table:table-row table:style-name="ro1">
          <table:table-cell table:style-name="ce66" office:value-type="string" calcext:value-type="string">
            <text:p>Approvisionnement (énergie)</text:p>
          </table:table-cell>
          <table:table-cell table:style-name="ce66" table:number-columns-repeated="6"/>
          <table:table-cell table:style-name="ce84" office:value-type="float" office:value="28" calcext:value-type="float">
            <office:annotation draw:style-name="gr7" draw:text-style-name="P2" svg:width="56.95mm" svg:height="25.05mm" svg:x="227.63mm" svg:y="214.65mm" draw:caption-point-x="90.91mm" draw:caption-point-y="128.56mm">
              <dc:date>2017-08-28T00:00:00</dc:date>
              <text:p text:style-name="P1"><text:span text:style-name="T1">BAIZ Adam - CGDD/SEEI/MA3:</text:span></text:p>
              <text:p text:style-name="P1"><text:span text:style-name="T2">ça correspond à environ 54% du HTT</text:span></text:p>
              <text:p text:style-name="P1"><text:span text:style-name="T2">Finalement on l'a calé pour retrouver le graphe en bas de la page:</text:span></text:p>
              <text:p text:style-name="P1"><text:span text:style-name="T2">http://www.cre.fr/marches/marche-de-detail/marche-du-gaz</text:span></text:p>
            </office:annotation>
            <text:p>28.00</text:p>
          </table:table-cell>
          <table:table-cell table:style-name="ce84" table:formula="of:=[.H52]*[.$R$9]" office:value-type="float" office:value="28.7195199214137" calcext:value-type="float">
            <office:annotation draw:style-name="gr7" draw:text-style-name="P2" svg:width="42.37mm" svg:height="25.05mm" svg:x="209.87mm" svg:y="224.7mm" draw:caption-point-x="148.99mm" draw:caption-point-y="118.51mm">
              <dc:date>2017-08-28T00:00:00</dc:date>
              <text:p text:style-name="P1"><text:span text:style-name="T1">BAIZ Adam - CGDD/SEEI/MA3:</text:span></text:p>
              <text:p text:style-name="P1"><text:span text:style-name="T2">TCAM de 1.8% environ sur le gaz (scénario AMS2 s'appuyant sur le World Energy Outlook)</text:span></text:p>
            </office:annotation>
            <text:p>28.72</text:p>
          </table:table-cell>
          <table:table-cell table:style-name="ce84" table:formula="of:=[.I52]*[.$R$9]" office:value-type="float" office:value="29.457529447017" calcext:value-type="float">
            <text:p>29.46</text:p>
          </table:table-cell>
          <table:table-cell table:style-name="ce84" table:formula="of:=[.J52]*[.$R$9]" office:value-type="float" office:value="30.2145037067584" calcext:value-type="float">
            <text:p>30.21</text:p>
          </table:table-cell>
          <table:table-cell table:style-name="ce84" table:formula="of:=[.K52]*[.$R$9]" office:value-type="float" office:value="30.990930040067" calcext:value-type="float">
            <text:p>30.99</text:p>
          </table:table-cell>
          <table:table-cell table:style-name="ce84" table:formula="of:=[.L52]*[.$R$9]" office:value-type="float" office:value="31.7873083096015" calcext:value-type="float">
            <text:p>31.79</text:p>
          </table:table-cell>
          <table:table-cell table:style-name="ce84" table:formula="of:=[.M52]*[.$R$9]" office:value-type="float" office:value="32.6041512230614" calcext:value-type="float">
            <text:p>32.60</text:p>
          </table:table-cell>
          <table:table-cell table:style-name="ce84" table:formula="of:=[.N52]*[.$R$9]" office:value-type="float" office:value="33.4419846632677" calcext:value-type="float">
            <text:p>33.44</text:p>
          </table:table-cell>
          <table:table-cell table:style-name="ce84" table:formula="of:=[.O52]*[.$R$9]" office:value-type="float" office:value="34.3013480267259" calcext:value-type="float">
            <text:p>34.30</text:p>
          </table:table-cell>
          <table:table-cell table:style-name="ce84" table:formula="of:=[.P52]*[.$R$9]" office:value-type="float" office:value="35.1827945708893" calcext:value-type="float">
            <text:p>35.18</text:p>
          </table:table-cell>
          <table:table-cell table:style-name="ce84" table:formula="of:=[.Q52]*[.$R$9]" office:value-type="float" office:value="36.086891770345" calcext:value-type="float">
            <text:p>36.09</text:p>
          </table:table-cell>
          <table:table-cell table:style-name="ce84" table:formula="of:=[.R52]*[.$R$9]" office:value-type="float" office:value="37.0142216821543" calcext:value-type="float">
            <text:p>37.01</text:p>
          </table:table-cell>
          <table:table-cell table:style-name="ce84" table:formula="of:=[.S52]*[.$R$9]" office:value-type="float" office:value="37.9653813205805" calcext:value-type="float">
            <text:p>37.97</text:p>
          </table:table-cell>
          <table:table-cell table:style-name="ce84" table:formula="of:=[.T52]*[.$R$9]" office:value-type="float" office:value="38.9409830414456" calcext:value-type="float">
            <text:p>38.94</text:p>
          </table:table-cell>
          <table:table-cell table:style-name="ce84" table:formula="of:=[.U52]*[.$R$9]" office:value-type="float" office:value="39.9416549363653" calcext:value-type="float">
            <text:p>39.94</text:p>
          </table:table-cell>
          <table:table-cell table:style-name="ce84" table:formula="of:=[.V52]*[.$R$9]" office:value-type="float" office:value="40.9680412371134" calcext:value-type="float">
            <text:p>40.97</text:p>
          </table:table-cell>
          <table:table-cell table:style-name="ce84" table:formula="of:=[.W52]*[.$R$10]" office:value-type="float" office:value="41.3757814595659" calcext:value-type="float">
            <office:annotation draw:style-name="gr11" draw:text-style-name="P2" svg:width="37.09mm" svg:height="20.91mm" svg:x="517.8mm" svg:y="227.16mm" draw:caption-point-x="225.45mm" draw:caption-point-y="116.05mm">
              <dc:date>2017-08-28T00:00:00</dc:date>
              <text:p text:style-name="P1"><text:span text:style-name="T1">FRAGNOL Ludovic - CGDD/SEEI/MA3:</text:span></text:p>
              <text:p text:style-name="P1"><text:span text:style-name="T2">modif TCAM</text:span></text:p>
            </office:annotation>
            <text:p>41.38</text:p>
          </table:table-cell>
          <table:table-cell table:style-name="ce84" table:formula="of:=[.X52]*[.$R$10]" office:value-type="float" office:value="41.7875797742285" calcext:value-type="float">
            <text:p>41.79</text:p>
          </table:table-cell>
          <table:table-cell table:style-name="ce84" table:formula="of:=[.Y52]*[.$R$10]" office:value-type="float" office:value="42.2034765698376" calcext:value-type="float">
            <text:p>42.20</text:p>
          </table:table-cell>
          <table:table-cell table:style-name="ce84" table:formula="of:=[.Z52]*[.$R$10]" office:value-type="float" office:value="42.6235126371043" calcext:value-type="float">
            <text:p>42.62</text:p>
          </table:table-cell>
          <table:table-cell table:style-name="ce84" table:formula="of:=[.AA52]*[.$R$10]" office:value-type="float" office:value="43.0477291727149" calcext:value-type="float">
            <text:p>43.05</text:p>
          </table:table-cell>
          <table:table-cell table:style-name="ce84" table:formula="of:=[.AB52]*[.$R$10]" office:value-type="float" office:value="43.4761677833717" calcext:value-type="float">
            <text:p>43.48</text:p>
          </table:table-cell>
          <table:table-cell table:style-name="ce84" table:formula="of:=[.AC52]*[.$R$10]" office:value-type="float" office:value="43.9088704898735" calcext:value-type="float">
            <text:p>43.91</text:p>
          </table:table-cell>
          <table:table-cell table:style-name="ce84" table:formula="of:=[.AD52]*[.$R$10]" office:value-type="float" office:value="44.345879731237" calcext:value-type="float">
            <text:p>44.35</text:p>
          </table:table-cell>
          <table:table-cell table:style-name="ce84" table:formula="of:=[.AE52]*[.$R$10]" office:value-type="float" office:value="44.7872383688594" calcext:value-type="float">
            <text:p>44.79</text:p>
          </table:table-cell>
          <table:table-cell table:style-name="ce84" table:formula="of:=[.AF52]*[.$R$10]" office:value-type="float" office:value="45.2329896907217" calcext:value-type="float">
            <text:p>45.23</text:p>
          </table:table-cell>
          <table:table-cell table:style-name="ce84" table:formula="of:=[.AG52]*[.$R$10]" office:value-type="float" office:value="45.6831774156349" calcext:value-type="float">
            <text:p>45.68</text:p>
          </table:table-cell>
          <table:table-cell table:style-name="ce84" table:formula="of:=[.AH52]*[.$R$10]" office:value-type="float" office:value="46.1378456975277" calcext:value-type="float">
            <text:p>46.14</text:p>
          </table:table-cell>
          <table:table-cell table:style-name="ce84" table:formula="of:=[.AI52]*[.$R$10]" office:value-type="float" office:value="46.5970391297767" calcext:value-type="float">
            <text:p>46.60</text:p>
          </table:table-cell>
          <table:table-cell table:style-name="ce84" table:formula="of:=[.AJ52]*[.$R$10]" office:value-type="float" office:value="47.0608027495808" calcext:value-type="float">
            <text:p>47.06</text:p>
          </table:table-cell>
          <table:table-cell table:style-name="ce84" table:formula="of:=[.AK52]*[.$R$10]" office:value-type="float" office:value="47.5291820423776" calcext:value-type="float">
            <text:p>47.53</text:p>
          </table:table-cell>
          <table:table-cell table:style-name="ce84" table:formula="of:=[.AL52]*[.$R$10]" office:value-type="float" office:value="48.0022229463051" calcext:value-type="float">
            <text:p>48.00</text:p>
          </table:table-cell>
          <table:table-cell table:style-name="ce84" table:formula="of:=[.AM52]*[.$R$10]" office:value-type="float" office:value="48.4799718567073" calcext:value-type="float">
            <text:p>48.48</text:p>
          </table:table-cell>
          <table:table-cell table:style-name="ce84" table:formula="of:=[.AN52]*[.$R$10]" office:value-type="float" office:value="48.9624756306842" calcext:value-type="float">
            <text:p>48.96</text:p>
          </table:table-cell>
          <table:table-cell table:style-name="ce84" table:formula="of:=[.AO52]*[.$R$10]" office:value-type="float" office:value="49.4497815916876" calcext:value-type="float">
            <text:p>49.45</text:p>
          </table:table-cell>
          <table:table-cell table:style-name="ce84" table:formula="of:=[.AP52]*[.$R$10]" office:value-type="float" office:value="49.9419375341631" calcext:value-type="float">
            <text:p>49.94</text:p>
          </table:table-cell>
          <table:table-cell table:number-columns-repeated="981"/>
        </table:table-row>
        <table:table-row table:style-name="ro1">
          <table:table-cell table:style-name="ce66" office:value-type="string" calcext:value-type="string">
            <text:p>CSPG</text:p>
          </table:table-cell>
          <table:table-cell table:style-name="ce70" table:formula="of:=[.C53]" office:value-type="float" office:value="0.0153" calcext:value-type="float">
            <text:p>0.02</text:p>
          </table:table-cell>
          <table:table-cell table:style-name="ce70" table:formula="of:=[.D53]" office:value-type="float" office:value="0.0153" calcext:value-type="float">
            <text:p>0.02</text:p>
          </table:table-cell>
          <table:table-cell table:style-name="ce70" table:formula="of:=[.E53]" office:value-type="float" office:value="0.0153" calcext:value-type="float">
            <text:p>0.02</text:p>
          </table:table-cell>
          <table:table-cell table:style-name="ce70" table:formula="of:=[.F53]" office:value-type="float" office:value="0.0153" calcext:value-type="float">
            <text:p>0.02</text:p>
          </table:table-cell>
          <table:table-cell table:style-name="ce70" table:formula="of:=[.G53]" office:value-type="float" office:value="0.0153" calcext:value-type="float">
            <text:p>0.02</text:p>
          </table:table-cell>
          <table:table-cell table:style-name="ce70" table:formula="of:=[.H53]" office:value-type="float" office:value="0.0153" calcext:value-type="float">
            <text:p>0.02</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number-columns-repeated="981"/>
        </table:table-row>
        <table:table-row table:style-name="ro1">
          <table:table-cell table:style-name="ce66" office:value-type="string" calcext:value-type="string">
            <text:p>CTSSG</text:p>
          </table:table-cell>
          <table:table-cell table:style-name="ce70" table:formula="of:=[.C54]" office:value-type="float" office:value="0.2" calcext:value-type="float">
            <text:p>0.20</text:p>
          </table:table-cell>
          <table:table-cell table:style-name="ce70" table:formula="of:=[.D54]" office:value-type="float" office:value="0.2" calcext:value-type="float">
            <text:p>0.20</text:p>
          </table:table-cell>
          <table:table-cell table:style-name="ce70" table:formula="of:=[.E54]" office:value-type="float" office:value="0.2" calcext:value-type="float">
            <text:p>0.20</text:p>
          </table:table-cell>
          <table:table-cell table:style-name="ce70" table:formula="of:=[.F54]" office:value-type="float" office:value="0.2" calcext:value-type="float">
            <text:p>0.20</text:p>
          </table:table-cell>
          <table:table-cell table:style-name="ce70" table:formula="of:=[.G54]" office:value-type="float" office:value="0.2" calcext:value-type="float">
            <text:p>0.20</text:p>
          </table:table-cell>
          <table:table-cell table:style-name="ce70" table:formula="of:=[.H54]" office:value-type="float" office:value="0.2" calcext:value-type="float">
            <text:p>0.20</text:p>
          </table:table-cell>
          <table:table-cell table:style-name="ce79" table:formula="of:=0.0002*1000" office:value-type="float" office:value="0.2" calcext:value-type="float">
            <text:p>0.20</text:p>
          </table:table-cell>
          <table:table-cell table:style-name="ce79" table:formula="of:=[.H54]" office:value-type="float" office:value="0.2" calcext:value-type="float">
            <text:p>0.20</text:p>
          </table:table-cell>
          <table:table-cell table:style-name="ce79" table:formula="of:=[.I54]" office:value-type="float" office:value="0.2" calcext:value-type="float">
            <text:p>0.20</text:p>
          </table:table-cell>
          <table:table-cell table:style-name="ce79" table:formula="of:=[.J54]" office:value-type="float" office:value="0.2" calcext:value-type="float">
            <text:p>0.20</text:p>
          </table:table-cell>
          <table:table-cell table:style-name="ce79" table:formula="of:=[.K54]" office:value-type="float" office:value="0.2" calcext:value-type="float">
            <text:p>0.20</text:p>
          </table:table-cell>
          <table:table-cell table:style-name="ce79" table:formula="of:=[.L54]" office:value-type="float" office:value="0.2" calcext:value-type="float">
            <text:p>0.20</text:p>
          </table:table-cell>
          <table:table-cell table:style-name="ce79" table:formula="of:=[.M54]" office:value-type="float" office:value="0.2" calcext:value-type="float">
            <text:p>0.20</text:p>
          </table:table-cell>
          <table:table-cell table:style-name="ce79" table:formula="of:=[.N54]" office:value-type="float" office:value="0.2" calcext:value-type="float">
            <text:p>0.20</text:p>
          </table:table-cell>
          <table:table-cell table:style-name="ce79" table:formula="of:=[.O54]" office:value-type="float" office:value="0.2" calcext:value-type="float">
            <text:p>0.20</text:p>
          </table:table-cell>
          <table:table-cell table:style-name="ce79" table:formula="of:=[.P54]" office:value-type="float" office:value="0.2" calcext:value-type="float">
            <text:p>0.20</text:p>
          </table:table-cell>
          <table:table-cell table:style-name="ce79" table:formula="of:=[.Q54]" office:value-type="float" office:value="0.2" calcext:value-type="float">
            <text:p>0.20</text:p>
          </table:table-cell>
          <table:table-cell table:style-name="ce79" table:formula="of:=[.R54]" office:value-type="float" office:value="0.2" calcext:value-type="float">
            <text:p>0.20</text:p>
          </table:table-cell>
          <table:table-cell table:style-name="ce79" table:formula="of:=[.S54]" office:value-type="float" office:value="0.2" calcext:value-type="float">
            <text:p>0.20</text:p>
          </table:table-cell>
          <table:table-cell table:style-name="ce79" table:formula="of:=[.T54]" office:value-type="float" office:value="0.2" calcext:value-type="float">
            <text:p>0.20</text:p>
          </table:table-cell>
          <table:table-cell table:style-name="ce79" table:formula="of:=[.U54]" office:value-type="float" office:value="0.2" calcext:value-type="float">
            <text:p>0.20</text:p>
          </table:table-cell>
          <table:table-cell table:style-name="ce79" table:formula="of:=[.V54]" office:value-type="float" office:value="0.2" calcext:value-type="float">
            <text:p>0.20</text:p>
          </table:table-cell>
          <table:table-cell table:style-name="ce79" table:formula="of:=[.W54]" office:value-type="float" office:value="0.2" calcext:value-type="float">
            <text:p>0.20</text:p>
          </table:table-cell>
          <table:table-cell table:style-name="ce79" table:formula="of:=[.X54]" office:value-type="float" office:value="0.2" calcext:value-type="float">
            <text:p>0.20</text:p>
          </table:table-cell>
          <table:table-cell table:style-name="ce79" table:formula="of:=[.Y54]" office:value-type="float" office:value="0.2" calcext:value-type="float">
            <text:p>0.20</text:p>
          </table:table-cell>
          <table:table-cell table:style-name="ce79" table:formula="of:=[.Z54]" office:value-type="float" office:value="0.2" calcext:value-type="float">
            <text:p>0.20</text:p>
          </table:table-cell>
          <table:table-cell table:style-name="ce79" table:formula="of:=[.AA54]" office:value-type="float" office:value="0.2" calcext:value-type="float">
            <text:p>0.20</text:p>
          </table:table-cell>
          <table:table-cell table:style-name="ce79" table:formula="of:=[.AB54]" office:value-type="float" office:value="0.2" calcext:value-type="float">
            <text:p>0.20</text:p>
          </table:table-cell>
          <table:table-cell table:style-name="ce79" table:formula="of:=[.AC54]" office:value-type="float" office:value="0.2" calcext:value-type="float">
            <text:p>0.20</text:p>
          </table:table-cell>
          <table:table-cell table:style-name="ce79" table:formula="of:=[.AD54]" office:value-type="float" office:value="0.2" calcext:value-type="float">
            <text:p>0.20</text:p>
          </table:table-cell>
          <table:table-cell table:style-name="ce79" table:formula="of:=[.AE54]" office:value-type="float" office:value="0.2" calcext:value-type="float">
            <text:p>0.20</text:p>
          </table:table-cell>
          <table:table-cell table:style-name="ce79" table:formula="of:=[.AF54]" office:value-type="float" office:value="0.2" calcext:value-type="float">
            <text:p>0.20</text:p>
          </table:table-cell>
          <table:table-cell table:style-name="ce79" table:formula="of:=[.AG54]" office:value-type="float" office:value="0.2" calcext:value-type="float">
            <text:p>0.20</text:p>
          </table:table-cell>
          <table:table-cell table:style-name="ce79" table:formula="of:=[.AH54]" office:value-type="float" office:value="0.2" calcext:value-type="float">
            <text:p>0.20</text:p>
          </table:table-cell>
          <table:table-cell table:style-name="ce79" table:formula="of:=[.AI54]" office:value-type="float" office:value="0.2" calcext:value-type="float">
            <text:p>0.20</text:p>
          </table:table-cell>
          <table:table-cell table:style-name="ce79" table:formula="of:=[.AJ54]" office:value-type="float" office:value="0.2" calcext:value-type="float">
            <text:p>0.20</text:p>
          </table:table-cell>
          <table:table-cell table:style-name="ce79" table:formula="of:=[.AK54]" office:value-type="float" office:value="0.2" calcext:value-type="float">
            <text:p>0.20</text:p>
          </table:table-cell>
          <table:table-cell table:style-name="ce79" table:formula="of:=[.AL54]" office:value-type="float" office:value="0.2" calcext:value-type="float">
            <text:p>0.20</text:p>
          </table:table-cell>
          <table:table-cell table:style-name="ce79" table:formula="of:=[.AM54]" office:value-type="float" office:value="0.2" calcext:value-type="float">
            <text:p>0.20</text:p>
          </table:table-cell>
          <table:table-cell table:style-name="ce79" table:formula="of:=[.AN54]" office:value-type="float" office:value="0.2" calcext:value-type="float">
            <text:p>0.20</text:p>
          </table:table-cell>
          <table:table-cell table:style-name="ce79" table:formula="of:=[.AO54]" office:value-type="float" office:value="0.2" calcext:value-type="float">
            <text:p>0.20</text:p>
          </table:table-cell>
          <table:table-cell table:style-name="ce79" table:formula="of:=[.AP54]" office:value-type="float" office:value="0.2" calcext:value-type="float">
            <text:p>0.20</text:p>
          </table:table-cell>
          <table:table-cell table:number-columns-repeated="981"/>
        </table:table-row>
        <table:table-row table:style-name="ro1">
          <table:table-cell table:style-name="ce66" office:value-type="string" calcext:value-type="string">
            <text:p>TICGN </text:p>
          </table:table-cell>
          <table:table-cell table:style-name="ce70" table:formula="of:=[.C55]" office:value-type="float" office:value="2.64" calcext:value-type="float">
            <text:p>2.64</text:p>
          </table:table-cell>
          <table:table-cell table:style-name="ce70" table:formula="of:=[.D55]" office:value-type="float" office:value="2.64" calcext:value-type="float">
            <text:p>2.64</text:p>
          </table:table-cell>
          <table:table-cell table:style-name="ce70" table:formula="of:=[.E55]" office:value-type="float" office:value="2.64" calcext:value-type="float">
            <text:p>2.64</text:p>
          </table:table-cell>
          <table:table-cell table:style-name="ce70" table:formula="of:=[.F55]" office:value-type="float" office:value="2.64" calcext:value-type="float">
            <text:p>2.64</text:p>
          </table:table-cell>
          <table:table-cell table:style-name="ce70" table:formula="of:=[.G55]" office:value-type="float" office:value="2.64" calcext:value-type="float">
            <text:p>2.64</text:p>
          </table:table-cell>
          <table:table-cell table:style-name="ce70" table:formula="of:=[.H55]" office:value-type="float" office:value="2.64" calcext:value-type="float">
            <text:p>2.64</text:p>
          </table:table-cell>
          <table:table-cell table:style-name="ce79" table:formula="of:=0.00264*1000" office:value-type="float" office:value="2.64" calcext:value-type="float">
            <text:p>2.64</text:p>
          </table:table-cell>
          <table:table-cell table:style-name="ce79"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number-columns-repeated="981"/>
        </table:table-row>
        <table:table-row table:style-name="ro1">
          <table:table-cell table:style-name="ce66" office:value-type="string" calcext:value-type="string">
            <text:p>CTA</text:p>
          </table:table-cell>
          <table:table-cell table:style-name="ce70" table:formula="of:=[.C56]" office:value-type="float" office:value="1.8" calcext:value-type="float">
            <text:p>1.80</text:p>
          </table:table-cell>
          <table:table-cell table:style-name="ce70" table:formula="of:=[.D56]" office:value-type="float" office:value="1.8" calcext:value-type="float">
            <text:p>1.80</text:p>
          </table:table-cell>
          <table:table-cell table:style-name="ce70" table:formula="of:=[.E56]" office:value-type="float" office:value="1.8" calcext:value-type="float">
            <text:p>1.80</text:p>
          </table:table-cell>
          <table:table-cell table:style-name="ce70" table:formula="of:=[.F56]" office:value-type="float" office:value="1.8" calcext:value-type="float">
            <text:p>1.80</text:p>
          </table:table-cell>
          <table:table-cell table:style-name="ce70" table:formula="of:=[.G56]" office:value-type="float" office:value="1.8" calcext:value-type="float">
            <text:p>1.80</text:p>
          </table:table-cell>
          <table:table-cell table:style-name="ce70" table:formula="of:=[.H56]" office:value-type="float" office:value="1.8" calcext:value-type="float">
            <text:p>1.80</text:p>
          </table:table-cell>
          <table:table-cell table:style-name="ce79" office:value-type="float" office:value="1.8" calcext:value-type="float">
            <office:annotation draw:style-name="gr16" draw:text-style-name="P2" svg:width="56.95mm" svg:height="20.63mm" svg:x="227.63mm" svg:y="234.92mm" draw:caption-point-x="90.91mm" draw:caption-point-y="130.58mm">
              <dc:date>2017-08-28T00:00:00</dc:date>
              <text:p text:style-name="P1"><text:span text:style-name="T1">BAIZ Adam - CGDD/SEEI/MA3:</text:span></text:p>
              <text:p text:style-name="P1"><text:span text:style-name="T2">environ 2% du total TTC</text:span></text:p>
            </office:annotation>
            <text:p>1.80</text:p>
          </table:table-cell>
          <table:table-cell table:style-name="ce79" table:formula="of:=[.H56]" office:value-type="float" office:value="1.8" calcext:value-type="float">
            <text:p>1.80</text:p>
          </table:table-cell>
          <table:table-cell table:style-name="ce79" table:formula="of:=[.I56]" office:value-type="float" office:value="1.8" calcext:value-type="float">
            <text:p>1.80</text:p>
          </table:table-cell>
          <table:table-cell table:style-name="ce79" table:formula="of:=[.J56]" office:value-type="float" office:value="1.8" calcext:value-type="float">
            <text:p>1.80</text:p>
          </table:table-cell>
          <table:table-cell table:style-name="ce79" table:formula="of:=[.K56]" office:value-type="float" office:value="1.8" calcext:value-type="float">
            <text:p>1.80</text:p>
          </table:table-cell>
          <table:table-cell table:style-name="ce79" table:formula="of:=[.L56]" office:value-type="float" office:value="1.8" calcext:value-type="float">
            <text:p>1.80</text:p>
          </table:table-cell>
          <table:table-cell table:style-name="ce79" table:formula="of:=[.M56]" office:value-type="float" office:value="1.8" calcext:value-type="float">
            <text:p>1.80</text:p>
          </table:table-cell>
          <table:table-cell table:style-name="ce79" table:formula="of:=[.N56]" office:value-type="float" office:value="1.8" calcext:value-type="float">
            <text:p>1.80</text:p>
          </table:table-cell>
          <table:table-cell table:style-name="ce79" table:formula="of:=[.O56]" office:value-type="float" office:value="1.8" calcext:value-type="float">
            <text:p>1.80</text:p>
          </table:table-cell>
          <table:table-cell table:style-name="ce79" table:formula="of:=[.P56]" office:value-type="float" office:value="1.8" calcext:value-type="float">
            <text:p>1.80</text:p>
          </table:table-cell>
          <table:table-cell table:style-name="ce79" table:formula="of:=[.Q56]" office:value-type="float" office:value="1.8" calcext:value-type="float">
            <text:p>1.80</text:p>
          </table:table-cell>
          <table:table-cell table:style-name="ce79" table:formula="of:=[.R56]" office:value-type="float" office:value="1.8" calcext:value-type="float">
            <text:p>1.80</text:p>
          </table:table-cell>
          <table:table-cell table:style-name="ce79" table:formula="of:=[.S56]" office:value-type="float" office:value="1.8" calcext:value-type="float">
            <text:p>1.80</text:p>
          </table:table-cell>
          <table:table-cell table:style-name="ce79" table:formula="of:=[.T56]" office:value-type="float" office:value="1.8" calcext:value-type="float">
            <text:p>1.80</text:p>
          </table:table-cell>
          <table:table-cell table:style-name="ce79" table:formula="of:=[.U56]" office:value-type="float" office:value="1.8" calcext:value-type="float">
            <text:p>1.80</text:p>
          </table:table-cell>
          <table:table-cell table:style-name="ce79" table:formula="of:=[.V56]" office:value-type="float" office:value="1.8" calcext:value-type="float">
            <text:p>1.80</text:p>
          </table:table-cell>
          <table:table-cell table:style-name="ce79" table:formula="of:=[.W56]" office:value-type="float" office:value="1.8" calcext:value-type="float">
            <text:p>1.80</text:p>
          </table:table-cell>
          <table:table-cell table:style-name="ce79" table:formula="of:=[.X56]" office:value-type="float" office:value="1.8" calcext:value-type="float">
            <text:p>1.80</text:p>
          </table:table-cell>
          <table:table-cell table:style-name="ce79" table:formula="of:=[.Y56]" office:value-type="float" office:value="1.8" calcext:value-type="float">
            <text:p>1.80</text:p>
          </table:table-cell>
          <table:table-cell table:style-name="ce79" table:formula="of:=[.Z56]" office:value-type="float" office:value="1.8" calcext:value-type="float">
            <text:p>1.80</text:p>
          </table:table-cell>
          <table:table-cell table:style-name="ce79" table:formula="of:=[.AA56]" office:value-type="float" office:value="1.8" calcext:value-type="float">
            <text:p>1.80</text:p>
          </table:table-cell>
          <table:table-cell table:style-name="ce79" table:formula="of:=[.AB56]" office:value-type="float" office:value="1.8" calcext:value-type="float">
            <text:p>1.80</text:p>
          </table:table-cell>
          <table:table-cell table:style-name="ce79" table:formula="of:=[.AC56]" office:value-type="float" office:value="1.8" calcext:value-type="float">
            <text:p>1.80</text:p>
          </table:table-cell>
          <table:table-cell table:style-name="ce79" table:formula="of:=[.AD56]" office:value-type="float" office:value="1.8" calcext:value-type="float">
            <text:p>1.80</text:p>
          </table:table-cell>
          <table:table-cell table:style-name="ce79" table:formula="of:=[.AE56]" office:value-type="float" office:value="1.8" calcext:value-type="float">
            <text:p>1.80</text:p>
          </table:table-cell>
          <table:table-cell table:style-name="ce79" table:formula="of:=[.AF56]" office:value-type="float" office:value="1.8" calcext:value-type="float">
            <text:p>1.80</text:p>
          </table:table-cell>
          <table:table-cell table:style-name="ce79" table:formula="of:=[.AG56]" office:value-type="float" office:value="1.8" calcext:value-type="float">
            <text:p>1.80</text:p>
          </table:table-cell>
          <table:table-cell table:style-name="ce79" table:formula="of:=[.AH56]" office:value-type="float" office:value="1.8" calcext:value-type="float">
            <text:p>1.80</text:p>
          </table:table-cell>
          <table:table-cell table:style-name="ce79" table:formula="of:=[.AI56]" office:value-type="float" office:value="1.8" calcext:value-type="float">
            <text:p>1.80</text:p>
          </table:table-cell>
          <table:table-cell table:style-name="ce79" table:formula="of:=[.AJ56]" office:value-type="float" office:value="1.8" calcext:value-type="float">
            <text:p>1.80</text:p>
          </table:table-cell>
          <table:table-cell table:style-name="ce79" table:formula="of:=[.AK56]" office:value-type="float" office:value="1.8" calcext:value-type="float">
            <text:p>1.80</text:p>
          </table:table-cell>
          <table:table-cell table:style-name="ce79" table:formula="of:=[.AL56]" office:value-type="float" office:value="1.8" calcext:value-type="float">
            <text:p>1.80</text:p>
          </table:table-cell>
          <table:table-cell table:style-name="ce79" table:formula="of:=[.AM56]" office:value-type="float" office:value="1.8" calcext:value-type="float">
            <text:p>1.80</text:p>
          </table:table-cell>
          <table:table-cell table:style-name="ce79" table:formula="of:=[.AN56]" office:value-type="float" office:value="1.8" calcext:value-type="float">
            <text:p>1.80</text:p>
          </table:table-cell>
          <table:table-cell table:style-name="ce79" table:formula="of:=[.AO56]" office:value-type="float" office:value="1.8" calcext:value-type="float">
            <text:p>1.80</text:p>
          </table:table-cell>
          <table:table-cell table:style-name="ce79" table:formula="of:=[.AP56]" office:value-type="float" office:value="1.8" calcext:value-type="float">
            <text:p>1.80</text:p>
          </table:table-cell>
          <table:table-cell table:number-columns-repeated="981"/>
        </table:table-row>
        <table:table-row table:style-name="ro1">
          <table:table-cell table:style-name="ce65" office:value-type="string" calcext:value-type="string">
            <text:p>Total HTVA</text:p>
          </table:table-cell>
          <table:table-cell table:style-name="ce71" table:formula="of:=[.B49]+[.B53]+[.B54]+[.B55]+[.B56]" office:value-type="float" office:value="47.6553" calcext:value-type="float">
            <text:p>47.66</text:p>
          </table:table-cell>
          <table:table-cell table:style-name="ce71" table:formula="of:=[.C49]+[.C53]+[.C54]+[.C55]+[.C56]" office:value-type="float" office:value="53.3219666666667" calcext:value-type="float">
            <text:p>53.32</text:p>
          </table:table-cell>
          <table:table-cell table:style-name="ce71" table:formula="of:=[.D49]+[.D53]+[.D54]+[.D55]+[.D56]" office:value-type="float" office:value="58.9886333333333" calcext:value-type="float">
            <text:p>58.99</text:p>
          </table:table-cell>
          <table:table-cell table:style-name="ce71" table:formula="of:=[.E49]+[.E53]+[.E54]+[.E55]+[.E56]" office:value-type="float" office:value="64.6553" calcext:value-type="float">
            <text:p>64.66</text:p>
          </table:table-cell>
          <table:table-cell table:style-name="ce71" table:formula="of:=[.F49]+[.F53]+[.F54]+[.F55]+[.F56]" office:value-type="float" office:value="64.6553" calcext:value-type="float">
            <text:p>64.66</text:p>
          </table:table-cell>
          <table:table-cell table:style-name="ce71" table:formula="of:=[.G49]+[.G53]+[.G54]+[.G55]+[.G56]" office:value-type="float" office:value="62.1553" calcext:value-type="float">
            <text:p>62.16</text:p>
          </table:table-cell>
          <table:table-cell table:style-name="ce71" table:formula="of:=[.H49]+[.H53]+[.H54]+[.H55]+[.H56]" office:value-type="float" office:value="60.1553" calcext:value-type="float">
            <text:p>60.16</text:p>
          </table:table-cell>
          <table:table-cell table:style-name="ce71" table:formula="of:=[.I49]+[.I53]+[.I54]+[.I55]+[.I56]" office:value-type="float" office:value="62.6346199214137" calcext:value-type="float">
            <text:p>62.63</text:p>
          </table:table-cell>
          <table:table-cell table:style-name="ce71" table:formula="of:=[.J49]+[.J53]+[.J54]+[.J55]+[.J56]" office:value-type="float" office:value="63.433027447017" calcext:value-type="float">
            <text:p>63.43</text:p>
          </table:table-cell>
          <table:table-cell table:style-name="ce71" table:formula="of:=[.K49]+[.K53]+[.K54]+[.K55]+[.K56]" office:value-type="float" office:value="64.2510036867584" calcext:value-type="float">
            <text:p>64.25</text:p>
          </table:table-cell>
          <table:table-cell table:style-name="ce71" table:formula="of:=[.L49]+[.L53]+[.L54]+[.L55]+[.L56]" office:value-type="float" office:value="65.089042019867" calcext:value-type="float">
            <text:p>65.09</text:p>
          </table:table-cell>
          <table:table-cell table:style-name="ce71" table:formula="of:=[.M49]+[.M53]+[.M54]+[.M55]+[.M56]" office:value-type="float" office:value="65.9476484091995" calcext:value-type="float">
            <text:p>65.95</text:p>
          </table:table-cell>
          <table:table-cell table:style-name="ce71" table:formula="of:=[.N49]+[.N53]+[.N54]+[.N55]+[.N56]" office:value-type="float" office:value="66.8273417236553" calcext:value-type="float">
            <text:p>66.83</text:p>
          </table:table-cell>
          <table:table-cell table:style-name="ce71" table:formula="of:=[.O49]+[.O53]+[.O54]+[.O55]+[.O56]" office:value-type="float" office:value="67.7286540688676" calcext:value-type="float">
            <text:p>67.73</text:p>
          </table:table-cell>
          <table:table-cell table:style-name="ce71" table:formula="of:=[.P49]+[.P53]+[.P54]+[.P55]+[.P56]" office:value-type="float" office:value="68.6521311263819" calcext:value-type="float">
            <text:p>68.65</text:p>
          </table:table-cell>
          <table:table-cell table:style-name="ce71" table:formula="of:=[.Q49]+[.Q53]+[.Q54]+[.Q55]+[.Q56]" office:value-type="float" office:value="69.5983325015417" calcext:value-type="float">
            <text:p>69.60</text:p>
          </table:table-cell>
          <table:table-cell table:style-name="ce71" table:formula="of:=[.R49]+[.R53]+[.R54]+[.R55]+[.R56]" office:value-type="float" office:value="70.567832080304" calcext:value-type="float">
            <text:p>70.57</text:p>
          </table:table-cell>
          <table:table-cell table:style-name="ce71" table:formula="of:=[.S49]+[.S53]+[.S54]+[.S55]+[.S56]" office:value-type="float" office:value="71.5612183952129" calcext:value-type="float">
            <text:p>71.56</text:p>
          </table:table-cell>
          <table:table-cell table:style-name="ce71" table:formula="of:=[.T49]+[.T53]+[.T54]+[.T55]+[.T56]" office:value-type="float" office:value="72.5790950007697" calcext:value-type="float">
            <text:p>72.58</text:p>
          </table:table-cell>
          <table:table-cell table:style-name="ce71" table:formula="of:=[.U49]+[.U53]+[.U54]+[.U55]+[.U56]" office:value-type="float" office:value="73.6220808584367" calcext:value-type="float">
            <text:p>73.62</text:p>
          </table:table-cell>
          <table:table-cell table:style-name="ce71" table:formula="of:=[.V49]+[.V53]+[.V54]+[.V55]+[.V56]" office:value-type="float" office:value="74.6908107315263" calcext:value-type="float">
            <text:p>74.69</text:p>
          </table:table-cell>
          <table:table-cell table:style-name="ce71" table:formula="of:=[.W49]+[.W53]+[.W54]+[.W55]+[.W56]" office:value-type="float" office:value="75.785935590226" calcext:value-type="float">
            <text:p>75.79</text:p>
          </table:table-cell>
          <table:table-cell table:style-name="ce71" table:formula="of:=[.X49]+[.X53]+[.X54]+[.X55]+[.X56]" office:value-type="float" office:value="76.2631017562097" calcext:value-type="float">
            <text:p>76.26</text:p>
          </table:table-cell>
          <table:table-cell table:style-name="ce71" table:formula="of:=[.Y49]+[.Y53]+[.Y54]+[.Y55]+[.Y56]" office:value-type="float" office:value="76.7450202738387" calcext:value-type="float">
            <text:p>76.75</text:p>
          </table:table-cell>
          <table:table-cell table:style-name="ce71" table:formula="of:=[.Z49]+[.Z53]+[.Z54]+[.Z55]+[.Z56]" office:value-type="float" office:value="77.2317384744439" calcext:value-type="float">
            <text:p>77.23</text:p>
          </table:table-cell>
          <table:table-cell table:style-name="ce71" table:formula="of:=[.AA49]+[.AA53]+[.AA54]+[.AA55]+[.AA56]" office:value-type="float" office:value="77.7233041607566" calcext:value-type="float">
            <text:p>77.72</text:p>
          </table:table-cell>
          <table:table-cell table:style-name="ce71" table:formula="of:=[.AB49]+[.AB53]+[.AB54]+[.AB55]+[.AB56]" office:value-type="float" office:value="78.2197656116038" calcext:value-type="float">
            <text:p>78.22</text:p>
          </table:table-cell>
          <table:table-cell table:style-name="ce71" table:formula="of:=[.AC49]+[.AC53]+[.AC54]+[.AC55]+[.AC56]" office:value-type="float" office:value="78.7211715866494" calcext:value-type="float">
            <text:p>78.72</text:p>
          </table:table-cell>
          <table:table-cell table:style-name="ce71" table:formula="of:=[.AD49]+[.AD53]+[.AD54]+[.AD55]+[.AD56]" office:value-type="float" office:value="79.227571331184" calcext:value-type="float">
            <text:p>79.23</text:p>
          </table:table-cell>
          <table:table-cell table:style-name="ce71" table:formula="of:=[.AE49]+[.AE53]+[.AE54]+[.AE55]+[.AE56]" office:value-type="float" office:value="79.7390145809606" calcext:value-type="float">
            <text:p>79.74</text:p>
          </table:table-cell>
          <table:table-cell table:style-name="ce71" table:formula="of:=[.AF49]+[.AF53]+[.AF54]+[.AF55]+[.AF56]" office:value-type="float" office:value="80.2555515670802" calcext:value-type="float">
            <text:p>80.26</text:p>
          </table:table-cell>
          <table:table-cell table:style-name="ce71" table:formula="of:=[.AG49]+[.AG53]+[.AG54]+[.AG55]+[.AG56]" office:value-type="float" office:value="80.7772330209247" calcext:value-type="float">
            <text:p>80.78</text:p>
          </table:table-cell>
          <table:table-cell table:style-name="ce71" table:formula="of:=[.AH49]+[.AH53]+[.AH54]+[.AH55]+[.AH56]" office:value-type="float" office:value="81.30411017914" calcext:value-type="float">
            <text:p>81.30</text:p>
          </table:table-cell>
          <table:table-cell table:style-name="ce71" table:formula="of:=[.AI49]+[.AI53]+[.AI54]+[.AI55]+[.AI56]" office:value-type="float" office:value="81.8362347886678" calcext:value-type="float">
            <text:p>81.84</text:p>
          </table:table-cell>
          <table:table-cell table:style-name="ce71" table:formula="of:=[.AJ49]+[.AJ53]+[.AJ54]+[.AJ55]+[.AJ56]" office:value-type="float" office:value="82.3736591118283" calcext:value-type="float">
            <text:p>82.37</text:p>
          </table:table-cell>
          <table:table-cell table:style-name="ce71" table:formula="of:=[.AK49]+[.AK53]+[.AK54]+[.AK55]+[.AK56]" office:value-type="float" office:value="82.9164359314528" calcext:value-type="float">
            <text:p>82.92</text:p>
          </table:table-cell>
          <table:table-cell table:style-name="ce71" table:formula="of:=[.AL49]+[.AL53]+[.AL54]+[.AL55]+[.AL56]" office:value-type="float" office:value="83.4646185560683" calcext:value-type="float">
            <text:p>83.46</text:p>
          </table:table-cell>
          <table:table-cell table:style-name="ce71" table:formula="of:=[.AM49]+[.AM53]+[.AM54]+[.AM55]+[.AM56]" office:value-type="float" office:value="84.0182608251328" calcext:value-type="float">
            <text:p>84.02</text:p>
          </table:table-cell>
          <table:table-cell table:style-name="ce71" table:formula="of:=[.AN49]+[.AN53]+[.AN54]+[.AN55]+[.AN56]" office:value-type="float" office:value="84.5774171143233" calcext:value-type="float">
            <text:p>84.58</text:p>
          </table:table-cell>
          <table:table-cell table:style-name="ce71" table:formula="of:=[.AO49]+[.AO53]+[.AO54]+[.AO55]+[.AO56]" office:value-type="float" office:value="85.1421423408763" calcext:value-type="float">
            <text:p>85.14</text:p>
          </table:table-cell>
          <table:table-cell table:style-name="ce71" table:formula="of:=[.AP49]+[.AP53]+[.AP54]+[.AP55]+[.AP56]" office:value-type="float" office:value="85.7124919689817" calcext:value-type="float">
            <text:p>85.71</text:p>
          </table:table-cell>
          <table:table-cell table:style-name="ce71" table:formula="of:=[.AQ49]+[.AQ53]+[.AQ54]+[.AQ55]+[.AQ56]" office:value-type="float" office:value="86.2885220152301" calcext:value-type="float">
            <text:p>86.29</text:p>
          </table:table-cell>
          <table:table-cell table:style-name="ce87" table:number-columns-repeated="981"/>
        </table:table-row>
        <table:table-row table:style-name="ro1">
          <table:table-cell table:style-name="ce67" office:value-type="string" calcext:value-type="string">
            <office:annotation draw:style-name="gr18" draw:text-style-name="P2" svg:width="77.05mm" svg:height="41.27mm" svg:x="32.69mm" svg:y="265.1mm" draw:caption-point-x="91.03mm" draw:caption-point-y="111.55mm">
              <dc:date>2017-08-28T00:00:00</dc:date>
              <text:p text:style-name="P1"><text:span text:style-name="T1">BAIZ Adam - CGDD/SEEI/MA3:</text:span></text:p>
              <text:p text:style-name="P1"><text:span text:style-name="T1">Nous appliquons une TVA moyenne </text:span></text:p>
              <text:p text:style-name="P1"><text:span text:style-name="T2">Une TVA réduite à 5,5% s’applique sur le montant de l’abonnement ainsi que sur la contribution tarifaire d’acheminement (CTA). <text:s/></text:span></text:p>
              <text:p text:style-name="P1"><text:span text:style-name="T2">Une TVA à 19,6% s’applique sur le montant des consommations ainsi que sur la contribution aux charges de service public de l’électricité <text:s/>(CSPE) et sur les Taxes sur la Consommation Finale d’Electricité (TCFE).</text:span></text:p>
            </office:annotation>
            <text:p>TVA à 18%</text:p>
          </table:table-cell>
          <table:table-cell table:style-name="ce67" table:number-columns-repeated="6"/>
          <table:table-cell table:style-name="ce79" table:formula="of:=0.18*([.H49]+[.H53]+[.H54]+[.H55]+[.H56])" office:value-type="float" office:value="10.827954" calcext:value-type="float">
            <text:p>10.83</text:p>
          </table:table-cell>
          <table:table-cell table:style-name="ce79" table:formula="of:=0.18*([.I49]+[.I53]+[.I54]+[.I55]+[.I56])" office:value-type="float" office:value="11.2742315858545" calcext:value-type="float">
            <text:p>11.27</text:p>
          </table:table-cell>
          <table:table-cell table:style-name="ce79" table:formula="of:=0.18*([.J49]+[.J53]+[.J54]+[.J55]+[.J56])" office:value-type="float" office:value="11.4179449404631" calcext:value-type="float">
            <text:p>11.42</text:p>
          </table:table-cell>
          <table:table-cell table:style-name="ce79" table:formula="of:=0.18*([.K49]+[.K53]+[.K54]+[.K55]+[.K56])" office:value-type="float" office:value="11.5651806636165" calcext:value-type="float">
            <text:p>11.57</text:p>
          </table:table-cell>
          <table:table-cell table:style-name="ce79" table:formula="of:=0.18*([.L49]+[.L53]+[.L54]+[.L55]+[.L56])" office:value-type="float" office:value="11.7160275635761" calcext:value-type="float">
            <text:p>11.72</text:p>
          </table:table-cell>
          <table:table-cell table:style-name="ce79" table:formula="of:=0.18*([.M49]+[.M53]+[.M54]+[.M55]+[.M56])" office:value-type="float" office:value="11.8705767136559" calcext:value-type="float">
            <text:p>11.87</text:p>
          </table:table-cell>
          <table:table-cell table:style-name="ce79" table:formula="of:=0.18*([.N49]+[.N53]+[.N54]+[.N55]+[.N56])" office:value-type="float" office:value="12.028921510258" calcext:value-type="float">
            <text:p>12.03</text:p>
          </table:table-cell>
          <table:table-cell table:style-name="ce79" table:formula="of:=0.18*([.O49]+[.O53]+[.O54]+[.O55]+[.O56])" office:value-type="float" office:value="12.1911577323962" calcext:value-type="float">
            <text:p>12.19</text:p>
          </table:table-cell>
          <table:table-cell table:style-name="ce79" table:formula="of:=0.18*([.P49]+[.P53]+[.P54]+[.P55]+[.P56])" office:value-type="float" office:value="12.3573836027487" calcext:value-type="float">
            <text:p>12.36</text:p>
          </table:table-cell>
          <table:table-cell table:style-name="ce79" table:formula="of:=0.18*([.Q49]+[.Q53]+[.Q54]+[.Q55]+[.Q56])" office:value-type="float" office:value="12.5276998502775" calcext:value-type="float">
            <text:p>12.53</text:p>
          </table:table-cell>
          <table:table-cell table:style-name="ce79" table:formula="of:=0.18*([.R49]+[.R53]+[.R54]+[.R55]+[.R56])" office:value-type="float" office:value="12.7022097744547" calcext:value-type="float">
            <text:p>12.70</text:p>
          </table:table-cell>
          <table:table-cell table:style-name="ce79" table:formula="of:=0.18*([.S49]+[.S53]+[.S54]+[.S55]+[.S56])" office:value-type="float" office:value="12.8810193111383" calcext:value-type="float">
            <text:p>12.88</text:p>
          </table:table-cell>
          <table:table-cell table:style-name="ce79" table:formula="of:=0.18*([.T49]+[.T53]+[.T54]+[.T55]+[.T56])" office:value-type="float" office:value="13.0642371001385" calcext:value-type="float">
            <text:p>13.06</text:p>
          </table:table-cell>
          <table:table-cell table:style-name="ce79" table:formula="of:=0.18*([.U49]+[.U53]+[.U54]+[.U55]+[.U56])" office:value-type="float" office:value="13.2519745545186" calcext:value-type="float">
            <text:p>13.25</text:p>
          </table:table-cell>
          <table:table-cell table:style-name="ce79" table:formula="of:=0.18*([.V49]+[.V53]+[.V54]+[.V55]+[.V56])" office:value-type="float" office:value="13.4443459316747" calcext:value-type="float">
            <text:p>13.44</text:p>
          </table:table-cell>
          <table:table-cell table:style-name="ce79" table:formula="of:=0.18*([.W49]+[.W53]+[.W54]+[.W55]+[.W56])" office:value-type="float" office:value="13.6414684062407" calcext:value-type="float">
            <text:p>13.64</text:p>
          </table:table-cell>
          <table:table-cell table:style-name="ce79" table:formula="of:=0.18*([.X49]+[.X53]+[.X54]+[.X55]+[.X56])" office:value-type="float" office:value="13.7273583161177" calcext:value-type="float">
            <text:p>13.73</text:p>
          </table:table-cell>
          <table:table-cell table:style-name="ce79" table:formula="of:=0.18*([.Y49]+[.Y53]+[.Y54]+[.Y55]+[.Y56])" office:value-type="float" office:value="13.814103649291" calcext:value-type="float">
            <text:p>13.81</text:p>
          </table:table-cell>
          <table:table-cell table:style-name="ce79" table:formula="of:=0.18*([.Z49]+[.Z53]+[.Z54]+[.Z55]+[.Z56])" office:value-type="float" office:value="13.9017129253999" calcext:value-type="float">
            <text:p>13.90</text:p>
          </table:table-cell>
          <table:table-cell table:style-name="ce79" table:formula="of:=0.18*([.AA49]+[.AA53]+[.AA54]+[.AA55]+[.AA56])" office:value-type="float" office:value="13.9901947489362" calcext:value-type="float">
            <text:p>13.99</text:p>
          </table:table-cell>
          <table:table-cell table:style-name="ce79" table:formula="of:=0.18*([.AB49]+[.AB53]+[.AB54]+[.AB55]+[.AB56])" office:value-type="float" office:value="14.0795578100887" calcext:value-type="float">
            <text:p>14.08</text:p>
          </table:table-cell>
          <table:table-cell table:style-name="ce79" table:formula="of:=0.18*([.AC49]+[.AC53]+[.AC54]+[.AC55]+[.AC56])" office:value-type="float" office:value="14.1698108855969" calcext:value-type="float">
            <text:p>14.17</text:p>
          </table:table-cell>
          <table:table-cell table:style-name="ce79" table:formula="of:=0.18*([.AD49]+[.AD53]+[.AD54]+[.AD55]+[.AD56])" office:value-type="float" office:value="14.2609628396131" calcext:value-type="float">
            <text:p>14.26</text:p>
          </table:table-cell>
          <table:table-cell table:style-name="ce79" table:formula="of:=0.18*([.AE49]+[.AE53]+[.AE54]+[.AE55]+[.AE56])" office:value-type="float" office:value="14.3530226245729" calcext:value-type="float">
            <text:p>14.35</text:p>
          </table:table-cell>
          <table:table-cell table:style-name="ce79" table:formula="of:=0.18*([.AF49]+[.AF53]+[.AF54]+[.AF55]+[.AF56])" office:value-type="float" office:value="14.4459992820744" calcext:value-type="float">
            <text:p>14.45</text:p>
          </table:table-cell>
          <table:table-cell table:style-name="ce79" table:formula="of:=0.18*([.AG49]+[.AG53]+[.AG54]+[.AG55]+[.AG56])" office:value-type="float" office:value="14.5399019437665" calcext:value-type="float">
            <text:p>14.54</text:p>
          </table:table-cell>
          <table:table-cell table:style-name="ce79" table:formula="of:=0.18*([.AH49]+[.AH53]+[.AH54]+[.AH55]+[.AH56])" office:value-type="float" office:value="14.6347398322452" calcext:value-type="float">
            <text:p>14.63</text:p>
          </table:table-cell>
          <table:table-cell table:style-name="ce79" table:formula="of:=0.18*([.AI49]+[.AI53]+[.AI54]+[.AI55]+[.AI56])" office:value-type="float" office:value="14.7305222619602" calcext:value-type="float">
            <text:p>14.73</text:p>
          </table:table-cell>
          <table:table-cell table:style-name="ce79" table:formula="of:=0.18*([.AJ49]+[.AJ53]+[.AJ54]+[.AJ55]+[.AJ56])" office:value-type="float" office:value="14.8272586401291" calcext:value-type="float">
            <text:p>14.83</text:p>
          </table:table-cell>
          <table:table-cell table:style-name="ce79" table:formula="of:=0.18*([.AK49]+[.AK53]+[.AK54]+[.AK55]+[.AK56])" office:value-type="float" office:value="14.9249584676615" calcext:value-type="float">
            <text:p>14.92</text:p>
          </table:table-cell>
          <table:table-cell table:style-name="ce79" table:formula="of:=0.18*([.AL49]+[.AL53]+[.AL54]+[.AL55]+[.AL56])" office:value-type="float" office:value="15.0236313400923" calcext:value-type="float">
            <text:p>15.02</text:p>
          </table:table-cell>
          <table:table-cell table:style-name="ce79" table:formula="of:=0.18*([.AM49]+[.AM53]+[.AM54]+[.AM55]+[.AM56])" office:value-type="float" office:value="15.1232869485239" calcext:value-type="float">
            <text:p>15.12</text:p>
          </table:table-cell>
          <table:table-cell table:style-name="ce79" table:formula="of:=0.18*([.AN49]+[.AN53]+[.AN54]+[.AN55]+[.AN56])" office:value-type="float" office:value="15.2239350805782" calcext:value-type="float">
            <text:p>15.22</text:p>
          </table:table-cell>
          <table:table-cell table:style-name="ce79" table:formula="of:=0.18*([.AO49]+[.AO53]+[.AO54]+[.AO55]+[.AO56])" office:value-type="float" office:value="15.3255856213577" calcext:value-type="float">
            <text:p>15.33</text:p>
          </table:table-cell>
          <table:table-cell table:style-name="ce79" table:formula="of:=0.18*([.AP49]+[.AP53]+[.AP54]+[.AP55]+[.AP56])" office:value-type="float" office:value="15.4282485544167" calcext:value-type="float">
            <text:p>15.43</text:p>
          </table:table-cell>
          <table:table-cell table:style-name="ce79" table:formula="of:=0.18*([.AQ49]+[.AQ53]+[.AQ54]+[.AQ55]+[.AQ56])" office:value-type="float" office:value="15.5319339627414" calcext:value-type="float">
            <text:p>15.53</text:p>
          </table:table-cell>
          <table:table-cell table:number-columns-repeated="981"/>
        </table:table-row>
        <table:table-row table:style-name="ro1">
          <table:table-cell table:style-name="ce68" office:value-type="string" calcext:value-type="string">
            <text:p>Total acteurs</text:p>
          </table:table-cell>
          <table:table-cell table:style-name="ce68" table:number-columns-repeated="6"/>
          <table:table-cell table:style-name="ce80" table:formula="of:=[.H57]+[.H58]+1.2*[.H60]" office:value-type="float" office:value="70.983254" calcext:value-type="float">
            <office:annotation draw:style-name="gr17" draw:text-style-name="P2" svg:width="56.95mm" svg:height="20.64mm" svg:x="227.63mm" svg:y="269.63mm" draw:caption-point-x="90.91mm" draw:caption-point-y="112.59mm">
              <dc:date>2017-08-28T00:00:00</dc:date>
              <text:p text:style-name="P1"><text:span text:style-name="T1">BAIZ Adam - CGDD/SEEI/MA3:</text:span></text:p>
              <text:p text:style-name="P1"><text:span text:style-name="T2">C'est le prix TTC 2015 donné par pégase</text:span></text:p>
            </office:annotation>
            <text:p>70.98</text:p>
          </table:table-cell>
          <table:table-cell table:style-name="ce80" table:formula="of:=[.I57]+[.I58]+1.2*[.I60]" office:value-type="float" office:value="73.9088515072681" calcext:value-type="float">
            <text:p>73.91</text:p>
          </table:table-cell>
          <table:table-cell table:style-name="ce80" table:formula="of:=[.J57]+[.J58]+1.2*[.J60]" office:value-type="float" office:value="76.9011723874801" calcext:value-type="float">
            <text:p>76.90</text:p>
          </table:table-cell>
          <table:table-cell table:style-name="ce80" table:formula="of:=[.K57]+[.K58]+1.2*[.K60]" office:value-type="float" office:value="79.5180227694148" calcext:value-type="float">
            <text:p>79.52</text:p>
          </table:table-cell>
          <table:table-cell table:style-name="ce80" table:formula="of:=[.L57]+[.L58]+1.2*[.L60]" office:value-type="float" office:value="82.5293575934293" calcext:value-type="float">
            <text:p>82.53</text:p>
          </table:table-cell>
          <table:table-cell table:style-name="ce80" table:formula="of:=[.M57]+[.M58]+1.2*[.M60]" office:value-type="float" office:value="86.0190251228554" calcext:value-type="float">
            <text:p>86.02</text:p>
          </table:table-cell>
          <table:table-cell table:style-name="ce80" table:formula="of:=[.N57]+[.N58]+1.2*[.N60]" office:value-type="float" office:value="87.8633858243838" calcext:value-type="float">
            <text:p>87.86</text:p>
          </table:table-cell>
          <table:table-cell table:style-name="ce80" table:formula="of:=[.O57]+[.O58]+1.2*[.O60]" office:value-type="float" office:value="89.7813910233016" calcext:value-type="float">
            <text:p>89.78</text:p>
          </table:table-cell>
          <table:table-cell table:style-name="ce80" table:formula="of:=[.P57]+[.P58]+1.2*[.P60]" office:value-type="float" office:value="91.7765580220727" calcext:value-type="float">
            <text:p>91.78</text:p>
          </table:table-cell>
          <table:table-cell table:style-name="ce80" table:formula="of:=[.Q57]+[.Q58]+1.2*[.Q60]" office:value-type="float" office:value="93.8525920829384" calcext:value-type="float">
            <text:p>93.85</text:p>
          </table:table-cell>
          <table:table-cell table:style-name="ce80" table:formula="of:=[.R57]+[.R58]+1.2*[.R60]" office:value-type="float" office:value="96.0133970885562" calcext:value-type="float">
            <text:p>96.01</text:p>
          </table:table-cell>
          <table:table-cell table:style-name="ce80" table:formula="of:=[.S57]+[.S58]+1.2*[.S60]" office:value-type="float" office:value="98.2630868247047" calcext:value-type="float">
            <text:p>98.26</text:p>
          </table:table-cell>
          <table:table-cell table:style-name="ce80" table:formula="of:=[.T57]+[.T58]+1.2*[.T60]" office:value-type="float" office:value="100.605996921827" calcext:value-type="float">
            <text:p>100.61</text:p>
          </table:table-cell>
          <table:table-cell table:style-name="ce80" table:formula="of:=[.U57]+[.U58]+1.2*[.U60]" office:value-type="float" office:value="103.046697494358" calcext:value-type="float">
            <text:p>103.05</text:p>
          </table:table-cell>
          <table:table-cell table:style-name="ce80" table:formula="of:=[.V57]+[.V58]+1.2*[.V60]" office:value-type="float" office:value="105.590006519117" calcext:value-type="float">
            <text:p>105.59</text:p>
          </table:table-cell>
          <table:table-cell table:style-name="ce80" table:formula="of:=[.W57]+[.W58]+1.2*[.W60]" office:value-type="float" office:value="108.241003996467" calcext:value-type="float">
            <text:p>108.24</text:p>
          </table:table-cell>
          <table:table-cell table:style-name="ce80" table:formula="of:=[.X57]+[.X58]+1.2*[.X60]" office:value-type="float" office:value="109.898981381426" calcext:value-type="float">
            <text:p>109.90</text:p>
          </table:table-cell>
          <table:table-cell table:style-name="ce80" table:formula="of:=[.Y57]+[.Y58]+1.2*[.Y60]" office:value-type="float" office:value="111.612270217658" calcext:value-type="float">
            <text:p>111.61</text:p>
          </table:table-cell>
          <table:table-cell table:style-name="ce80" table:formula="of:=[.Z57]+[.Z58]+1.2*[.Z60]" office:value-type="float" office:value="113.383182641969" calcext:value-type="float">
            <text:p>113.38</text:p>
          </table:table-cell>
          <table:table-cell table:style-name="ce80" table:formula="of:=[.AA57]+[.AA58]+1.2*[.AA60]" office:value-type="float" office:value="115.214133770944" calcext:value-type="float">
            <text:p>115.21</text:p>
          </table:table-cell>
          <table:table-cell table:style-name="ce80" table:formula="of:=[.AB57]+[.AB58]+1.2*[.AB60]" office:value-type="float" office:value="117.107646355975" calcext:value-type="float">
            <text:p>117.11</text:p>
          </table:table-cell>
          <table:table-cell table:style-name="ce80" table:formula="of:=[.AC57]+[.AC58]+1.2*[.AC60]" office:value-type="float" office:value="119.066355649412" calcext:value-type="float">
            <text:p>119.07</text:p>
          </table:table-cell>
          <table:table-cell table:style-name="ce80" table:formula="of:=[.AD57]+[.AD58]+1.2*[.AD60]" office:value-type="float" office:value="121.093014491407" calcext:value-type="float">
            <text:p>121.09</text:p>
          </table:table-cell>
          <table:table-cell table:style-name="ce80" table:formula="of:=[.AE57]+[.AE58]+1.2*[.AE60]" office:value-type="float" office:value="123.190498627479" calcext:value-type="float">
            <text:p>123.19</text:p>
          </table:table-cell>
          <table:table-cell table:style-name="ce80" table:formula="of:=[.AF57]+[.AF58]+1.2*[.AF60]" office:value-type="float" office:value="125.361812267264" calcext:value-type="float">
            <text:p>125.36</text:p>
          </table:table-cell>
          <table:table-cell table:style-name="ce80" table:formula="of:=[.AG57]+[.AG58]+1.2*[.AG60]" office:value-type="float" office:value="127.610093895396" calcext:value-type="float">
            <text:p>127.61</text:p>
          </table:table-cell>
          <table:table-cell table:style-name="ce80" table:formula="of:=[.AH57]+[.AH58]+1.2*[.AH60]" office:value-type="float" office:value="129.938622345974" calcext:value-type="float">
            <text:p>129.94</text:p>
          </table:table-cell>
          <table:table-cell table:style-name="ce80" table:formula="of:=[.AI57]+[.AI58]+1.2*[.AI60]" office:value-type="float" office:value="132.350823152556" calcext:value-type="float">
            <text:p>132.35</text:p>
          </table:table-cell>
          <table:table-cell table:style-name="ce80" table:formula="of:=[.AJ57]+[.AJ58]+1.2*[.AJ60]" office:value-type="float" office:value="134.850275186215" calcext:value-type="float">
            <text:p>134.85</text:p>
          </table:table-cell>
          <table:table-cell table:style-name="ce80" table:formula="of:=[.AK57]+[.AK58]+1.2*[.AK60]" office:value-type="float" office:value="137.4407175947" calcext:value-type="float">
            <text:p>137.44</text:p>
          </table:table-cell>
          <table:table-cell table:style-name="ce80" table:formula="of:=[.AL57]+[.AL58]+1.2*[.AL60]" office:value-type="float" office:value="140.126057056394" calcext:value-type="float">
            <text:p>140.13</text:p>
          </table:table-cell>
          <table:table-cell table:style-name="ce80" table:formula="of:=[.AM57]+[.AM58]+1.2*[.AM60]" office:value-type="float" office:value="142.910375363346" calcext:value-type="float">
            <text:p>142.91</text:p>
          </table:table-cell>
          <table:table-cell table:style-name="ce80" table:formula="of:=[.AN57]+[.AN58]+1.2*[.AN60]" office:value-type="float" office:value="145.797937348305" calcext:value-type="float">
            <text:p>145.80</text:p>
          </table:table-cell>
          <table:table-cell table:style-name="ce80" table:formula="of:=[.AO57]+[.AO58]+1.2*[.AO60]" office:value-type="float" office:value="148.793199171393" calcext:value-type="float">
            <text:p>148.79</text:p>
          </table:table-cell>
          <table:table-cell table:style-name="ce80" table:formula="of:=[.AP57]+[.AP58]+1.2*[.AP60]" office:value-type="float" office:value="151.900816982712" calcext:value-type="float">
            <text:p>151.90</text:p>
          </table:table-cell>
          <table:table-cell table:style-name="ce80" table:formula="of:=[.AQ57]+[.AQ58]+1.2*[.AQ60]" office:value-type="float" office:value="155.125655977971" calcext:value-type="float">
            <text:p>155.13</text:p>
          </table:table-cell>
          <table:table-cell table:style-name="ce112" table:number-columns-repeated="981"/>
        </table:table-row>
        <table:table-row table:style-name="ro1">
          <table:table-cell table:style-name="ce67" office:value-type="string" calcext:value-type="string">
            <office:annotation draw:style-name="gr15" draw:text-style-name="P2" svg:width="39.5mm" svg:height="48.09mm" svg:x="32.69mm" svg:y="243.87mm" draw:caption-point-x="91.03mm" draw:caption-point-y="143.93mm">
              <dc:date>2017-08-28T00:00:00</dc:date>
              <text:p text:style-name="P1"><text:span text:style-name="T1">BAIZ Adam - CGDD/SEEI/MA3:</text:span></text:p>
              <text:p text:style-name="P1"><text:span text:style-name="T2">nous supposons que les années 2015 et 2016 intègrent déjà une composante carbone (via la CSPE, la TICGN et la TICPE) : en revanche, dès 2017, nous ajoutons un différentiel de taxe carbone pour respecter la trajectoire Quinet</text:span></text:p>
            </office:annotation>
            <text:p>CO2</text:p>
          </table:table-cell>
          <table:table-cell table:style-name="ce67" table:number-columns-repeated="6"/>
          <table:table-cell table:number-columns-repeated="2" table:style-name="ce81" office:value-type="float" office:value="0" calcext:value-type="float">
            <text:p>0.00</text:p>
          </table:table-cell>
          <table:table-cell table:style-name="ce81" table:formula="of:=([.J21]-[.$I$21])*[.$I$15]*10^(-3)" office:value-type="float" office:value="1.7085" calcext:value-type="float">
            <text:p>1.71</text:p>
          </table:table-cell>
          <table:table-cell table:style-name="ce81" table:formula="of:=([.K21]-[.$I$21])*[.$I$15]*10^(-3)" office:value-type="float" office:value="3.08486534919984" calcext:value-type="float">
            <text:p>3.08</text:p>
          </table:table-cell>
          <table:table-cell table:style-name="ce81" table:formula="of:=([.L21]-[.$I$21])*[.$I$15]*10^(-3)" office:value-type="float" office:value="4.77024000832188" calcext:value-type="float">
            <text:p>4.77</text:p>
          </table:table-cell>
          <table:table-cell table:style-name="ce81" table:formula="of:=([.M21]-[.$I$21])*[.$I$15]*10^(-3)" office:value-type="float" office:value="6.834" calcext:value-type="float">
            <text:p>6.83</text:p>
          </table:table-cell>
          <table:table-cell table:style-name="ce81" table:formula="of:=([.N21]-[.$I$21])*[.$I$15]*10^(-3)" office:value-type="float" office:value="7.50593549205878" calcext:value-type="float">
            <text:p>7.51</text:p>
          </table:table-cell>
          <table:table-cell table:style-name="ce81" table:formula="of:=([.O21]-[.$I$21])*[.$I$15]*10^(-3)" office:value-type="float" office:value="8.21798268503158" calcext:value-type="float">
            <text:p>8.22</text:p>
          </table:table-cell>
          <table:table-cell table:style-name="ce81" table:formula="of:=([.P21]-[.$I$21])*[.$I$15]*10^(-3)" office:value-type="float" office:value="8.97253607745172" calcext:value-type="float">
            <text:p>8.97</text:p>
          </table:table-cell>
          <table:table-cell table:style-name="ce81" table:formula="of:=([.Q21]-[.$I$21])*[.$I$15]*10^(-3)" office:value-type="float" office:value="9.772133109266" calcext:value-type="float">
            <text:p>9.77</text:p>
          </table:table-cell>
          <table:table-cell table:style-name="ce81" table:formula="of:=([.R21]-[.$I$21])*[.$I$15]*10^(-3)" office:value-type="float" office:value="10.6194626948312" calcext:value-type="float">
            <text:p>10.62</text:p>
          </table:table-cell>
          <table:table-cell table:style-name="ce81" table:formula="of:=([.S21]-[.$I$21])*[.$I$15]*10^(-3)" office:value-type="float" office:value="11.5173742652946" calcext:value-type="float">
            <text:p>11.52</text:p>
          </table:table-cell>
          <table:table-cell table:style-name="ce81" table:formula="of:=([.T21]-[.$I$21])*[.$I$15]*10^(-3)" office:value-type="float" office:value="12.4688873507654" calcext:value-type="float">
            <text:p>12.47</text:p>
          </table:table-cell>
          <table:table-cell table:style-name="ce81" table:formula="of:=([.U21]-[.$I$21])*[.$I$15]*10^(-3)" office:value-type="float" office:value="13.4772017345026" calcext:value-type="float">
            <text:p>13.48</text:p>
          </table:table-cell>
          <table:table-cell table:style-name="ce81" table:formula="of:=([.V21]-[.$I$21])*[.$I$15]*10^(-3)" office:value-type="float" office:value="14.5457082132635" calcext:value-type="float">
            <text:p>14.55</text:p>
          </table:table-cell>
          <table:table-cell table:style-name="ce81" table:formula="of:=([.W21]-[.$I$21])*[.$I$15]*10^(-3)" office:value-type="float" office:value="15.678" calcext:value-type="float">
            <text:p>15.68</text:p>
          </table:table-cell>
          <table:table-cell table:style-name="ce81" table:formula="of:=([.X21]-[.$I$21])*[.$I$15]*10^(-3)" office:value-type="float" office:value="16.5904344242486" calcext:value-type="float">
            <text:p>16.59</text:p>
          </table:table-cell>
          <table:table-cell table:style-name="ce81" table:formula="of:=([.Y21]-[.$I$21])*[.$I$15]*10^(-3)" office:value-type="float" office:value="17.5442885787735" calcext:value-type="float">
            <text:p>17.54</text:p>
          </table:table-cell>
          <table:table-cell table:style-name="ce81" table:formula="of:=([.Z21]-[.$I$21])*[.$I$15]*10^(-3)" office:value-type="float" office:value="18.5414427017711" calcext:value-type="float">
            <text:p>18.54</text:p>
          </table:table-cell>
          <table:table-cell table:style-name="ce81" table:formula="of:=([.AA21]-[.$I$21])*[.$I$15]*10^(-3)" office:value-type="float" office:value="19.5838623843759" calcext:value-type="float">
            <text:p>19.58</text:p>
          </table:table-cell>
          <table:table-cell table:style-name="ce81" table:formula="of:=([.AB21]-[.$I$21])*[.$I$15]*10^(-3)" office:value-type="float" office:value="20.6736024452355" calcext:value-type="float">
            <text:p>20.67</text:p>
          </table:table-cell>
          <table:table-cell table:style-name="ce81" table:formula="of:=([.AC21]-[.$I$21])*[.$I$15]*10^(-3)" office:value-type="float" office:value="21.8128109809713" calcext:value-type="float">
            <text:p>21.81</text:p>
          </table:table-cell>
          <table:table-cell table:style-name="ce81" table:formula="of:=([.AD21]-[.$I$21])*[.$I$15]*10^(-3)" office:value-type="float" office:value="23.0037336005083" calcext:value-type="float">
            <text:p>23.00</text:p>
          </table:table-cell>
          <table:table-cell table:style-name="ce81" table:formula="of:=([.AE21]-[.$I$21])*[.$I$15]*10^(-3)" office:value-type="float" office:value="24.2487178516215" calcext:value-type="float">
            <text:p>24.25</text:p>
          </table:table-cell>
          <table:table-cell table:style-name="ce81" table:formula="of:=([.AF21]-[.$I$21])*[.$I$15]*10^(-3)" office:value-type="float" office:value="25.5502178484244" calcext:value-type="float">
            <text:p>25.55</text:p>
          </table:table-cell>
          <table:table-cell table:style-name="ce81" table:formula="of:=([.AG21]-[.$I$21])*[.$I$15]*10^(-3)" office:value-type="float" office:value="26.910799108921" calcext:value-type="float">
            <text:p>26.91</text:p>
          </table:table-cell>
          <table:table-cell table:style-name="ce81" table:formula="of:=([.AH21]-[.$I$21])*[.$I$15]*10^(-3)" office:value-type="float" office:value="28.333143612157" calcext:value-type="float">
            <text:p>28.33</text:p>
          </table:table-cell>
          <table:table-cell table:style-name="ce81" table:formula="of:=([.AI21]-[.$I$21])*[.$I$15]*10^(-3)" office:value-type="float" office:value="29.8200550849401" calcext:value-type="float">
            <text:p>29.82</text:p>
          </table:table-cell>
          <table:table-cell table:style-name="ce81" table:formula="of:=([.AJ21]-[.$I$21])*[.$I$15]*10^(-3)" office:value-type="float" office:value="31.3744645285478" calcext:value-type="float">
            <text:p>31.37</text:p>
          </table:table-cell>
          <table:table-cell table:style-name="ce81" table:formula="of:=([.AK21]-[.$I$21])*[.$I$15]*10^(-3)" office:value-type="float" office:value="32.999435996321" calcext:value-type="float">
            <text:p>33.00</text:p>
          </table:table-cell>
          <table:table-cell table:style-name="ce81" table:formula="of:=([.AL21]-[.$I$21])*[.$I$15]*10^(-3)" office:value-type="float" office:value="34.6981726335279" calcext:value-type="float">
            <text:p>34.70</text:p>
          </table:table-cell>
          <table:table-cell table:style-name="ce81" table:formula="of:=([.AM21]-[.$I$21])*[.$I$15]*10^(-3)" office:value-type="float" office:value="36.4740229914074" calcext:value-type="float">
            <text:p>36.47</text:p>
          </table:table-cell>
          <table:table-cell table:style-name="ce81" table:formula="of:=([.AN21]-[.$I$21])*[.$I$15]*10^(-3)" office:value-type="float" office:value="38.3304876278364" calcext:value-type="float">
            <text:p>38.33</text:p>
          </table:table-cell>
          <table:table-cell table:style-name="ce81" table:formula="of:=([.AO21]-[.$I$21])*[.$I$15]*10^(-3)" office:value-type="float" office:value="40.2712260076324" calcext:value-type="float">
            <text:p>40.27</text:p>
          </table:table-cell>
          <table:table-cell table:style-name="ce81" table:formula="of:=([.AP21]-[.$I$21])*[.$I$15]*10^(-3)" office:value-type="float" office:value="42.3000637160944" calcext:value-type="float">
            <text:p>42.30</text:p>
          </table:table-cell>
          <table:table-cell table:style-name="ce81" table:formula="of:=([.AQ21]-[.$I$21])*[.$I$15]*10^(-3)" office:value-type="float" office:value="44.421" calcext:value-type="float">
            <text:p>44.42</text:p>
          </table:table-cell>
          <table:table-cell table:number-columns-repeated="981"/>
        </table:table-row>
        <table:table-row table:style-name="ro1">
          <table:table-cell table:style-name="ce67" office:value-type="string" calcext:value-type="string">
            <text:p>Autres externalités écologiques</text:p>
          </table:table-cell>
          <table:table-cell table:style-name="ce67" table:number-columns-repeated="6"/>
          <table:table-cell table:style-name="ce81" table:formula="of:=([.L15]*[.Q15]+[.M15]*[.Q16]+[.N15]*[.Q17])/1000000" office:value-type="float" office:value="2.2853568" calcext:value-type="float">
            <text:p>2.29</text:p>
          </table:table-cell>
          <table:table-cell table:style-name="ce81" table:formula="of:=[.H61]*1.01" office:value-type="float" office:value="2.308210368" calcext:value-type="float">
            <text:p>2.31</text:p>
          </table:table-cell>
          <table:table-cell table:style-name="ce81" table:formula="of:=[.I61]*1.01" office:value-type="float" office:value="2.33129247168" calcext:value-type="float">
            <text:p>2.33</text:p>
          </table:table-cell>
          <table:table-cell table:style-name="ce81" table:formula="of:=[.J61]*1.01" office:value-type="float" office:value="2.3546053963968" calcext:value-type="float">
            <text:p>2.35</text:p>
          </table:table-cell>
          <table:table-cell table:style-name="ce81" table:formula="of:=[.K61]*1.01" office:value-type="float" office:value="2.37815145036077" calcext:value-type="float">
            <text:p>2.38</text:p>
          </table:table-cell>
          <table:table-cell table:style-name="ce81" table:formula="of:=[.L61]*1.01" office:value-type="float" office:value="2.40193296486438" calcext:value-type="float">
            <text:p>2.40</text:p>
          </table:table-cell>
          <table:table-cell table:style-name="ce81" table:formula="of:=[.M61]*1.01" office:value-type="float" office:value="2.42595229451302" calcext:value-type="float">
            <text:p>2.43</text:p>
          </table:table-cell>
          <table:table-cell table:style-name="ce81" table:formula="of:=[.N61]*1.01" office:value-type="float" office:value="2.45021181745815" calcext:value-type="float">
            <text:p>2.45</text:p>
          </table:table-cell>
          <table:table-cell table:style-name="ce81" table:formula="of:=[.O61]*1.01" office:value-type="float" office:value="2.47471393563273" calcext:value-type="float">
            <text:p>2.47</text:p>
          </table:table-cell>
          <table:table-cell table:style-name="ce81" table:formula="of:=[.P61]*1.01" office:value-type="float" office:value="2.49946107498906" calcext:value-type="float">
            <text:p>2.50</text:p>
          </table:table-cell>
          <table:table-cell table:style-name="ce81" table:formula="of:=[.Q61]*1.01" office:value-type="float" office:value="2.52445568573895" calcext:value-type="float">
            <text:p>2.52</text:p>
          </table:table-cell>
          <table:table-cell table:style-name="ce81" table:formula="of:=[.R61]*1.01" office:value-type="float" office:value="2.54970024259634" calcext:value-type="float">
            <text:p>2.55</text:p>
          </table:table-cell>
          <table:table-cell table:style-name="ce81" table:formula="of:=[.S61]*1.01" office:value-type="float" office:value="2.5751972450223" calcext:value-type="float">
            <text:p>2.58</text:p>
          </table:table-cell>
          <table:table-cell table:style-name="ce81" table:formula="of:=[.T61]*1.01" office:value-type="float" office:value="2.60094921747253" calcext:value-type="float">
            <text:p>2.60</text:p>
          </table:table-cell>
          <table:table-cell table:style-name="ce81" table:formula="of:=[.U61]*1.01" office:value-type="float" office:value="2.62695870964725" calcext:value-type="float">
            <text:p>2.63</text:p>
          </table:table-cell>
          <table:table-cell table:style-name="ce81" table:formula="of:=[.V61]*1.01" office:value-type="float" office:value="2.65322829674372" calcext:value-type="float">
            <text:p>2.65</text:p>
          </table:table-cell>
          <table:table-cell table:style-name="ce81" table:formula="of:=[.W61]*1.01" office:value-type="float" office:value="2.67976057971116" calcext:value-type="float">
            <text:p>2.68</text:p>
          </table:table-cell>
          <table:table-cell table:style-name="ce81" table:formula="of:=[.X61]*1.01" office:value-type="float" office:value="2.70655818550827" calcext:value-type="float">
            <text:p>2.71</text:p>
          </table:table-cell>
          <table:table-cell table:style-name="ce81" table:formula="of:=[.Y61]*1.01" office:value-type="float" office:value="2.73362376736335" calcext:value-type="float">
            <text:p>2.73</text:p>
          </table:table-cell>
          <table:table-cell table:style-name="ce81" table:formula="of:=[.Z61]*1.01" office:value-type="float" office:value="2.76096000503699" calcext:value-type="float">
            <text:p>2.76</text:p>
          </table:table-cell>
          <table:table-cell table:style-name="ce81" table:formula="of:=[.AA61]*1.01" office:value-type="float" office:value="2.78856960508736" calcext:value-type="float">
            <text:p>2.79</text:p>
          </table:table-cell>
          <table:table-cell table:style-name="ce81" table:formula="of:=[.AB61]*1.01" office:value-type="float" office:value="2.81645530113823" calcext:value-type="float">
            <text:p>2.82</text:p>
          </table:table-cell>
          <table:table-cell table:style-name="ce81" table:formula="of:=[.AC61]*1.01" office:value-type="float" office:value="2.84461985414961" calcext:value-type="float">
            <text:p>2.84</text:p>
          </table:table-cell>
          <table:table-cell table:style-name="ce81" table:formula="of:=[.AD61]*1.01" office:value-type="float" office:value="2.87306605269111" calcext:value-type="float">
            <text:p>2.87</text:p>
          </table:table-cell>
          <table:table-cell table:style-name="ce81" table:formula="of:=[.AE61]*1.01" office:value-type="float" office:value="2.90179671321802" calcext:value-type="float">
            <text:p>2.90</text:p>
          </table:table-cell>
          <table:table-cell table:style-name="ce81" table:formula="of:=[.AF61]*1.01" office:value-type="float" office:value="2.9308146803502" calcext:value-type="float">
            <text:p>2.93</text:p>
          </table:table-cell>
          <table:table-cell table:style-name="ce81" table:formula="of:=[.AG61]*1.01" office:value-type="float" office:value="2.9601228271537" calcext:value-type="float">
            <text:p>2.96</text:p>
          </table:table-cell>
          <table:table-cell table:style-name="ce81" table:formula="of:=[.AH61]*1.01" office:value-type="float" office:value="2.98972405542524" calcext:value-type="float">
            <text:p>2.99</text:p>
          </table:table-cell>
          <table:table-cell table:style-name="ce81" table:formula="of:=[.AI61]*1.01" office:value-type="float" office:value="3.01962129597949" calcext:value-type="float">
            <text:p>3.02</text:p>
          </table:table-cell>
          <table:table-cell table:style-name="ce81" table:formula="of:=[.AJ61]*1.01" office:value-type="float" office:value="3.04981750893929" calcext:value-type="float">
            <text:p>3.05</text:p>
          </table:table-cell>
          <table:table-cell table:style-name="ce81" table:formula="of:=[.AK61]*1.01" office:value-type="float" office:value="3.08031568402868" calcext:value-type="float">
            <text:p>3.08</text:p>
          </table:table-cell>
          <table:table-cell table:style-name="ce81" table:formula="of:=[.AL61]*1.01" office:value-type="float" office:value="3.11111884086897" calcext:value-type="float">
            <text:p>3.11</text:p>
          </table:table-cell>
          <table:table-cell table:style-name="ce81" table:formula="of:=[.AM61]*1.01" office:value-type="float" office:value="3.14223002927766" calcext:value-type="float">
            <text:p>3.14</text:p>
          </table:table-cell>
          <table:table-cell table:style-name="ce81" table:formula="of:=[.AN61]*1.01" office:value-type="float" office:value="3.17365232957043" calcext:value-type="float">
            <text:p>3.17</text:p>
          </table:table-cell>
          <table:table-cell table:style-name="ce81" table:formula="of:=[.AO61]*1.01" office:value-type="float" office:value="3.20538885286614" calcext:value-type="float">
            <text:p>3.21</text:p>
          </table:table-cell>
          <table:table-cell table:style-name="ce81" table:formula="of:=[.AP61]*1.01" office:value-type="float" office:value="3.2374427413948" calcext:value-type="float">
            <text:p>3.24</text:p>
          </table:table-cell>
          <table:table-cell table:number-columns-repeated="981"/>
        </table:table-row>
        <table:table-row table:style-name="ro1">
          <table:table-cell table:style-name="ce68" office:value-type="string" calcext:value-type="string">
            <text:p>Total socioéconomique</text:p>
          </table:table-cell>
          <table:table-cell table:style-name="ce68" table:number-columns-repeated="6"/>
          <table:table-cell table:style-name="ce80" table:formula="of:=[.H57]-[.H55]+[.H61]+[.H60]" office:value-type="float" office:value="59.8006568" calcext:value-type="float">
            <text:p>59.80</text:p>
          </table:table-cell>
          <table:table-cell table:style-name="ce80" table:formula="of:=[.I57]-[.I55]+[.I61]+[.I60]" office:value-type="float" office:value="60.6028302894137" calcext:value-type="float">
            <text:p>60.60</text:p>
          </table:table-cell>
          <table:table-cell table:style-name="ce80" table:formula="of:=[.J57]-[.J55]+[.J61]+[.J60]" office:value-type="float" office:value="63.132819918697" calcext:value-type="float">
            <text:p>63.13</text:p>
          </table:table-cell>
          <table:table-cell table:style-name="ce80" table:formula="of:=[.K57]-[.K55]+[.K61]+[.K60]" office:value-type="float" office:value="65.3504744323551" calcext:value-type="float">
            <text:p>65.35</text:p>
          </table:table-cell>
          <table:table-cell table:style-name="ce80" table:formula="of:=[.L57]-[.L55]+[.L61]+[.L60]" office:value-type="float" office:value="67.8974334785496" calcext:value-type="float">
            <text:p>67.90</text:p>
          </table:table-cell>
          <table:table-cell table:style-name="ce80" table:formula="of:=[.M57]-[.M55]+[.M61]+[.M60]" office:value-type="float" office:value="70.8435813740639" calcext:value-type="float">
            <text:p>70.84</text:p>
          </table:table-cell>
          <table:table-cell table:style-name="ce80" table:formula="of:=[.N57]-[.N55]+[.N61]+[.N60]" office:value-type="float" office:value="72.4192295102271" calcext:value-type="float">
            <text:p>72.42</text:p>
          </table:table-cell>
          <table:table-cell table:style-name="ce80" table:formula="of:=[.O57]-[.O55]+[.O61]+[.O60]" office:value-type="float" office:value="74.0568485713573" calcext:value-type="float">
            <text:p>74.06</text:p>
          </table:table-cell>
          <table:table-cell table:style-name="ce80" table:formula="of:=[.P57]-[.P55]+[.P61]+[.P60]" office:value-type="float" office:value="75.7593811394663" calcext:value-type="float">
            <text:p>75.76</text:p>
          </table:table-cell>
          <table:table-cell table:style-name="ce80" table:formula="of:=[.Q57]-[.Q55]+[.Q61]+[.Q60]" office:value-type="float" office:value="77.5299266857968" calcext:value-type="float">
            <text:p>77.53</text:p>
          </table:table-cell>
          <table:table-cell table:style-name="ce80" table:formula="of:=[.R57]-[.R55]+[.R61]+[.R60]" office:value-type="float" office:value="79.3717504608741" calcext:value-type="float">
            <text:p>79.37</text:p>
          </table:table-cell>
          <table:table-cell table:style-name="ce80" table:formula="of:=[.S57]-[.S55]+[.S61]+[.S60]" office:value-type="float" office:value="81.2882929031038" calcext:value-type="float">
            <text:p>81.29</text:p>
          </table:table-cell>
          <table:table-cell table:style-name="ce80" table:formula="of:=[.T57]-[.T55]+[.T61]+[.T60]" office:value-type="float" office:value="83.2831795965574" calcext:value-type="float">
            <text:p>83.28</text:p>
          </table:table-cell>
          <table:table-cell table:style-name="ce80" table:formula="of:=[.U57]-[.U55]+[.U61]+[.U60]" office:value-type="float" office:value="85.3602318104118" calcext:value-type="float">
            <text:p>85.36</text:p>
          </table:table-cell>
          <table:table-cell table:style-name="ce80" table:formula="of:=[.V57]-[.V55]+[.V61]+[.V60]" office:value-type="float" office:value="87.5234776544371" calcext:value-type="float">
            <text:p>87.52</text:p>
          </table:table-cell>
          <table:table-cell table:style-name="ce80" table:formula="of:=[.W57]-[.W55]+[.W61]+[.W60]" office:value-type="float" office:value="89.7771638869697" calcext:value-type="float">
            <text:p>89.78</text:p>
          </table:table-cell>
          <table:table-cell table:style-name="ce80" table:formula="of:=[.X57]-[.X55]+[.X61]+[.X60]" office:value-type="float" office:value="91.1932967601694" calcext:value-type="float">
            <text:p>91.19</text:p>
          </table:table-cell>
          <table:table-cell table:style-name="ce80" table:formula="of:=[.Y57]-[.Y55]+[.Y61]+[.Y60]" office:value-type="float" office:value="92.6558670381205" calcext:value-type="float">
            <text:p>92.66</text:p>
          </table:table-cell>
          <table:table-cell table:style-name="ce80" table:formula="of:=[.Z57]-[.Z55]+[.Z61]+[.Z60]" office:value-type="float" office:value="94.1668049435783" calcext:value-type="float">
            <text:p>94.17</text:p>
          </table:table-cell>
          <table:table-cell table:style-name="ce80" table:formula="of:=[.AA57]-[.AA55]+[.AA61]+[.AA60]" office:value-type="float" office:value="95.7281265501695" calcext:value-type="float">
            <text:p>95.73</text:p>
          </table:table-cell>
          <table:table-cell table:style-name="ce80" table:formula="of:=[.AB57]-[.AB55]+[.AB61]+[.AB60]" office:value-type="float" office:value="97.3419376619266" calcext:value-type="float">
            <text:p>97.34</text:p>
          </table:table-cell>
          <table:table-cell table:style-name="ce80" table:formula="of:=[.AC57]-[.AC55]+[.AC61]+[.AC60]" office:value-type="float" office:value="99.010437868759" calcext:value-type="float">
            <text:p>99.01</text:p>
          </table:table-cell>
          <table:table-cell table:style-name="ce80" table:formula="of:=[.AD57]-[.AD55]+[.AD61]+[.AD60]" office:value-type="float" office:value="100.735924785842" calcext:value-type="float">
            <text:p>100.74</text:p>
          </table:table-cell>
          <table:table-cell table:style-name="ce80" table:formula="of:=[.AE57]-[.AE55]+[.AE61]+[.AE60]" office:value-type="float" office:value="102.520798485273" calcext:value-type="float">
            <text:p>102.52</text:p>
          </table:table-cell>
          <table:table-cell table:style-name="ce80" table:formula="of:=[.AF57]-[.AF55]+[.AF61]+[.AF60]" office:value-type="float" office:value="104.367566128723" calcext:value-type="float">
            <text:p>104.37</text:p>
          </table:table-cell>
          <table:table-cell table:style-name="ce80" table:formula="of:=[.AG57]-[.AG55]+[.AG61]+[.AG60]" office:value-type="float" office:value="106.278846810196" calcext:value-type="float">
            <text:p>106.28</text:p>
          </table:table-cell>
          <table:table-cell table:style-name="ce80" table:formula="of:=[.AH57]-[.AH55]+[.AH61]+[.AH60]" office:value-type="float" office:value="108.257376618451" calcext:value-type="float">
            <text:p>108.26</text:p>
          </table:table-cell>
          <table:table-cell table:style-name="ce80" table:formula="of:=[.AI57]-[.AI55]+[.AI61]+[.AI60]" office:value-type="float" office:value="110.306013929033" calcext:value-type="float">
            <text:p>110.31</text:p>
          </table:table-cell>
          <table:table-cell table:style-name="ce80" table:formula="of:=[.AJ57]-[.AJ55]+[.AJ61]+[.AJ60]" office:value-type="float" office:value="112.427744936356" calcext:value-type="float">
            <text:p>112.43</text:p>
          </table:table-cell>
          <table:table-cell table:style-name="ce80" table:formula="of:=[.AK57]-[.AK55]+[.AK61]+[.AK60]" office:value-type="float" office:value="114.625689436713" calcext:value-type="float">
            <text:p>114.63</text:p>
          </table:table-cell>
          <table:table-cell table:style-name="ce80" table:formula="of:=[.AL57]-[.AL55]+[.AL61]+[.AL60]" office:value-type="float" office:value="116.903106873625" calcext:value-type="float">
            <text:p>116.90</text:p>
          </table:table-cell>
          <table:table-cell table:style-name="ce80" table:formula="of:=[.AM57]-[.AM55]+[.AM61]+[.AM60]" office:value-type="float" office:value="119.263402657409" calcext:value-type="float">
            <text:p>119.26</text:p>
          </table:table-cell>
          <table:table-cell table:style-name="ce80" table:formula="of:=[.AN57]-[.AN55]+[.AN61]+[.AN60]" office:value-type="float" office:value="121.710134771437" calcext:value-type="float">
            <text:p>121.71</text:p>
          </table:table-cell>
          <table:table-cell table:style-name="ce80" table:formula="of:=[.AO57]-[.AO55]+[.AO61]+[.AO60]" office:value-type="float" office:value="124.247020678079" calcext:value-type="float">
            <text:p>124.25</text:p>
          </table:table-cell>
          <table:table-cell table:style-name="ce80" table:formula="of:=[.AP57]-[.AP55]+[.AP61]+[.AP60]" office:value-type="float" office:value="126.877944537942" calcext:value-type="float">
            <text:p>126.88</text:p>
          </table:table-cell>
          <table:table-cell table:style-name="ce80" table:formula="of:=[.AQ57]-[.AQ55]+[.AQ61]+[.AQ60]" office:value-type="float" office:value="129.606964756625" calcext:value-type="float">
            <text:p>129.61</text:p>
          </table:table-cell>
          <table:table-cell table:number-columns-repeated="981"/>
        </table:table-row>
        <table:table-row table:style-name="ro1">
          <table:table-cell table:style-name="ce65" table:number-columns-repeated="7"/>
          <table:table-cell table:style-name="ce86"/>
          <table:table-cell table:style-name="ce87" table:number-columns-repeated="1016"/>
        </table:table-row>
        <table:table-row table:style-name="ro1">
          <table:table-cell table:style-name="ce65" office:value-type="string" calcext:value-type="string">
            <text:p>TCAM 2015-2030 HTT</text:p>
          </table:table-cell>
          <table:table-cell table:style-name="ce65" table:number-columns-repeated="6"/>
          <table:table-cell table:style-name="ce83" table:formula="of:=([.W49]/[.H49])^(1/15)-1" office:value-type="percentage" office:value="0.0150416833173888" calcext:value-type="percentage">
            <text:p>1.50%</text:p>
          </table:table-cell>
          <table:table-cell table:style-name="ce87" table:number-columns-repeated="1016"/>
        </table:table-row>
        <table:table-row table:style-name="ro1">
          <table:table-cell table:style-name="ce65" office:value-type="string" calcext:value-type="string">
            <text:p>TCAM 2015-2030 TTC acteurs</text:p>
          </table:table-cell>
          <table:table-cell table:style-name="ce65" table:number-columns-repeated="6"/>
          <table:table-cell table:style-name="ce83" table:formula="of:=([.W59]/[.H59])^(1/15)-1" office:value-type="percentage" office:value="0.0285270716926624" calcext:value-type="percentage">
            <text:p>2.85%</text:p>
          </table:table-cell>
          <table:table-cell table:style-name="ce87" table:number-columns-repeated="1016"/>
        </table:table-row>
        <table:table-row table:style-name="ro1">
          <table:table-cell table:style-name="ce65" office:value-type="string" calcext:value-type="string">
            <office:annotation draw:style-name="gr2" draw:text-style-name="P2" svg:width="39.23mm" svg:height="28.89mm" svg:x="32.95mm" svg:y="280.57mm" draw:caption-point-x="90.77mm" draw:caption-point-y="140.67mm">
              <dc:date>2017-08-28T00:00:00</dc:date>
              <text:p text:style-name="P1"><text:span text:style-name="T1">BAIZ Adam - CGDD/SEEI/MA3:</text:span></text:p>
              <text:p text:style-name="P1"><text:span text:style-name="T2">HT consiste à enlever les taxes versées directement à l'Etat et à conserver les taxes qui couvrent les coûts inhérents à la filière</text:span></text:p>
            </office:annotation>
            <text:p>TCAM 2015-2030 socio-éco</text:p>
          </table:table-cell>
          <table:table-cell table:style-name="ce65" table:number-columns-repeated="6"/>
          <table:table-cell table:style-name="ce83" table:formula="of:=([.W62]/[.H62])^(1/15)-1" office:value-type="percentage" office:value="0.0274578040630216" calcext:value-type="percentage">
            <text:p>2.75%</text:p>
          </table:table-cell>
          <table:table-cell table:style-name="ce87" table:number-columns-repeated="1016"/>
        </table:table-row>
        <table:table-row table:style-name="ro1">
          <table:table-cell table:style-name="ce65" table:number-columns-repeated="7"/>
          <table:table-cell table:style-name="ce83"/>
          <table:table-cell table:style-name="ce87" table:number-columns-repeated="1016"/>
        </table:table-row>
        <table:table-row table:style-name="ro1">
          <table:table-cell table:style-name="ce65" office:value-type="string" calcext:value-type="string">
            <text:p>TCAM 2030 -2050 HTT</text:p>
          </table:table-cell>
          <table:table-cell table:style-name="ce65" table:number-columns-repeated="6"/>
          <table:table-cell table:style-name="ce83" table:formula="of:=([.AQ49]/[.W49])^(1/20)-1" office:value-type="percentage" office:value="0.00706802924791972" calcext:value-type="percentage">
            <text:p>0.71%</text:p>
          </table:table-cell>
          <table:table-cell table:style-name="ce87" table:number-columns-repeated="1016"/>
        </table:table-row>
        <table:table-row table:style-name="ro1">
          <table:table-cell table:style-name="ce65" office:value-type="string" calcext:value-type="string">
            <text:p>TCAM 2030-2050 TTC acteurs</text:p>
          </table:table-cell>
          <table:table-cell table:style-name="ce65" table:number-columns-repeated="6"/>
          <table:table-cell table:style-name="ce83" table:formula="of:=([.AQ59]/[.W59])^(1/20)-1" office:value-type="percentage" office:value="0.0181566237217687" calcext:value-type="percentage">
            <text:p>1.82%</text:p>
          </table:table-cell>
          <table:table-cell table:style-name="ce87" table:number-columns-repeated="1016"/>
        </table:table-row>
        <table:table-row table:style-name="ro1">
          <table:table-cell table:style-name="ce65" office:value-type="string" calcext:value-type="string">
            <office:annotation draw:style-name="gr2" draw:text-style-name="P2" svg:width="39.23mm" svg:height="28.89mm" svg:x="32.95mm" svg:y="298.63mm" draw:caption-point-x="90.77mm" draw:caption-point-y="144.91mm">
              <dc:date>2017-08-28T00:00:00</dc:date>
              <text:p text:style-name="P1"><text:span text:style-name="T1">BAIZ Adam - CGDD/SEEI/MA3:</text:span></text:p>
              <text:p text:style-name="P1"><text:span text:style-name="T2">HT consiste à enlever les taxes versées directement à l'Etat et à conserver les taxes qui couvrent les coûts inhérents à la filière</text:span></text:p>
            </office:annotation>
            <text:p>TCAM 2030 - 2050 socio-éco</text:p>
          </table:table-cell>
          <table:table-cell table:style-name="ce65" table:number-columns-repeated="6"/>
          <table:table-cell table:style-name="ce83" table:formula="of:=([.AQ62]/[.W62])^(1/20)-1" office:value-type="percentage" office:value="0.0185283526804505" calcext:value-type="percentage">
            <text:p>1.85%</text:p>
          </table:table-cell>
          <table:table-cell table:style-name="ce87" table:number-columns-repeated="1016"/>
        </table:table-row>
        <table:table-row table:style-name="ro1">
          <table:table-cell table:style-name="ce65" table:number-columns-repeated="7"/>
          <table:table-cell table:style-name="ce83"/>
          <table:table-cell table:style-name="ce87" table:number-columns-repeated="1016"/>
        </table:table-row>
        <table:table-row table:style-name="ro1">
          <table:table-cell table:style-name="ce65"/>
          <table:table-cell table:style-name="ce43" office:value-type="float" office:value="215" calcext:value-type="float">
            <text:p>215</text:p>
          </table:table-cell>
          <table:table-cell table:style-name="ce43" office:value-type="float" office:value="242" calcext:value-type="float">
            <text:p>242</text:p>
          </table:table-cell>
          <table:table-cell table:style-name="ce43" office:value-type="float" office:value="250" calcext:value-type="float">
            <text:p>250</text:p>
          </table:table-cell>
          <table:table-cell table:style-name="ce43" office:value-type="float" office:value="260" calcext:value-type="float">
            <text:p>260</text:p>
          </table:table-cell>
          <table:table-cell table:style-name="ce43" office:value-type="float" office:value="274" calcext:value-type="float">
            <text:p>274</text:p>
          </table:table-cell>
          <table:table-cell table:style-name="ce43" office:value-type="float" office:value="289" calcext:value-type="float">
            <text:p>289</text:p>
          </table:table-cell>
          <table:table-cell table:style-name="ce43" office:value-type="float" office:value="285" calcext:value-type="float">
            <text:p>285</text:p>
          </table:table-cell>
          <table:table-cell table:number-columns-repeated="1016"/>
        </table:table-row>
        <table:table-row table:style-name="ro1">
          <table:table-cell table:style-name="ce64" office:value-type="string" calcext:value-type="string">
            <text:p>Prix du bois granulés pour un particulier</text:p>
          </table:table-cell>
          <table:table-cell table:style-name="ce64" office:value-type="float" office:value="2009" calcext:value-type="float">
            <text:p>2009</text:p>
          </table:table-cell>
          <table:table-cell table:style-name="ce64" office:value-type="float" office:value="2010" calcext:value-type="float">
            <text:p>2010</text:p>
          </table:table-cell>
          <table:table-cell table:style-name="ce64" office:value-type="float" office:value="2011" calcext:value-type="float">
            <text:p>2011</text:p>
          </table:table-cell>
          <table:table-cell table:style-name="ce64" office:value-type="float" office:value="2012" calcext:value-type="float">
            <text:p>2012</text:p>
          </table:table-cell>
          <table:table-cell table:style-name="ce64" office:value-type="float" office:value="2013" calcext:value-type="float">
            <text:p>2013</text:p>
          </table:table-cell>
          <table:table-cell table:style-name="ce64" office:value-type="float" office:value="2014" calcext:value-type="float">
            <text:p>2014</text:p>
          </table:table-cell>
          <table:table-cell table:style-name="ce72" office:value-type="float" office:value="2015" calcext:value-type="float">
            <text:p>2015</text:p>
          </table:table-cell>
          <table:table-cell table:style-name="ce73" table:formula="of:=[.H73]+1" office:value-type="float" office:value="2016" calcext:value-type="float">
            <text:p>2016</text:p>
          </table:table-cell>
          <table:table-cell table:style-name="ce73" table:formula="of:=[.I73]+1" office:value-type="float" office:value="2017" calcext:value-type="float">
            <text:p>2017</text:p>
          </table:table-cell>
          <table:table-cell table:style-name="ce73" table:formula="of:=[.J73]+1" office:value-type="float" office:value="2018" calcext:value-type="float">
            <text:p>2018</text:p>
          </table:table-cell>
          <table:table-cell table:style-name="ce73" table:formula="of:=[.K73]+1" office:value-type="float" office:value="2019" calcext:value-type="float">
            <text:p>2019</text:p>
          </table:table-cell>
          <table:table-cell table:style-name="ce73" table:formula="of:=[.L73]+1" office:value-type="float" office:value="2020" calcext:value-type="float">
            <text:p>2020</text:p>
          </table:table-cell>
          <table:table-cell table:style-name="ce73" table:formula="of:=[.M73]+1" office:value-type="float" office:value="2021" calcext:value-type="float">
            <text:p>2021</text:p>
          </table:table-cell>
          <table:table-cell table:style-name="ce73" table:formula="of:=[.N73]+1" office:value-type="float" office:value="2022" calcext:value-type="float">
            <text:p>2022</text:p>
          </table:table-cell>
          <table:table-cell table:style-name="ce73" table:formula="of:=[.O73]+1" office:value-type="float" office:value="2023" calcext:value-type="float">
            <text:p>2023</text:p>
          </table:table-cell>
          <table:table-cell table:style-name="ce73" table:formula="of:=[.P73]+1" office:value-type="float" office:value="2024" calcext:value-type="float">
            <text:p>2024</text:p>
          </table:table-cell>
          <table:table-cell table:style-name="ce73" table:formula="of:=[.Q73]+1" office:value-type="float" office:value="2025" calcext:value-type="float">
            <text:p>2025</text:p>
          </table:table-cell>
          <table:table-cell table:style-name="ce73" table:formula="of:=[.R73]+1" office:value-type="float" office:value="2026" calcext:value-type="float">
            <text:p>2026</text:p>
          </table:table-cell>
          <table:table-cell table:style-name="ce73" table:formula="of:=[.S73]+1" office:value-type="float" office:value="2027" calcext:value-type="float">
            <text:p>2027</text:p>
          </table:table-cell>
          <table:table-cell table:style-name="ce73" table:formula="of:=[.T73]+1" office:value-type="float" office:value="2028" calcext:value-type="float">
            <text:p>2028</text:p>
          </table:table-cell>
          <table:table-cell table:style-name="ce73" table:formula="of:=[.U73]+1" office:value-type="float" office:value="2029" calcext:value-type="float">
            <text:p>2029</text:p>
          </table:table-cell>
          <table:table-cell table:style-name="ce73" table:formula="of:=[.V73]+1" office:value-type="float" office:value="2030" calcext:value-type="float">
            <text:p>2030</text:p>
          </table:table-cell>
          <table:table-cell table:style-name="ce73" table:formula="of:=[.W73]+1" office:value-type="float" office:value="2031" calcext:value-type="float">
            <text:p>2031</text:p>
          </table:table-cell>
          <table:table-cell table:style-name="ce73" table:formula="of:=[.X73]+1" office:value-type="float" office:value="2032" calcext:value-type="float">
            <text:p>2032</text:p>
          </table:table-cell>
          <table:table-cell table:style-name="ce73" table:formula="of:=[.Y73]+1" office:value-type="float" office:value="2033" calcext:value-type="float">
            <text:p>2033</text:p>
          </table:table-cell>
          <table:table-cell table:style-name="ce73" table:formula="of:=[.Z73]+1" office:value-type="float" office:value="2034" calcext:value-type="float">
            <text:p>2034</text:p>
          </table:table-cell>
          <table:table-cell table:style-name="ce73" table:formula="of:=[.AA73]+1" office:value-type="float" office:value="2035" calcext:value-type="float">
            <text:p>2035</text:p>
          </table:table-cell>
          <table:table-cell table:style-name="ce73" table:formula="of:=[.AB73]+1" office:value-type="float" office:value="2036" calcext:value-type="float">
            <text:p>2036</text:p>
          </table:table-cell>
          <table:table-cell table:style-name="ce73" table:formula="of:=[.AC73]+1" office:value-type="float" office:value="2037" calcext:value-type="float">
            <text:p>2037</text:p>
          </table:table-cell>
          <table:table-cell table:style-name="ce73" table:formula="of:=[.AD73]+1" office:value-type="float" office:value="2038" calcext:value-type="float">
            <text:p>2038</text:p>
          </table:table-cell>
          <table:table-cell table:style-name="ce73" table:formula="of:=[.AE73]+1" office:value-type="float" office:value="2039" calcext:value-type="float">
            <text:p>2039</text:p>
          </table:table-cell>
          <table:table-cell table:style-name="ce73" table:formula="of:=[.AF73]+1" office:value-type="float" office:value="2040" calcext:value-type="float">
            <text:p>2040</text:p>
          </table:table-cell>
          <table:table-cell table:style-name="ce73" table:formula="of:=[.AG73]+1" office:value-type="float" office:value="2041" calcext:value-type="float">
            <text:p>2041</text:p>
          </table:table-cell>
          <table:table-cell table:style-name="ce73" table:formula="of:=[.AH73]+1" office:value-type="float" office:value="2042" calcext:value-type="float">
            <text:p>2042</text:p>
          </table:table-cell>
          <table:table-cell table:style-name="ce73" table:formula="of:=[.AI73]+1" office:value-type="float" office:value="2043" calcext:value-type="float">
            <text:p>2043</text:p>
          </table:table-cell>
          <table:table-cell table:style-name="ce73" table:formula="of:=[.AJ73]+1" office:value-type="float" office:value="2044" calcext:value-type="float">
            <text:p>2044</text:p>
          </table:table-cell>
          <table:table-cell table:style-name="ce73" table:formula="of:=[.AK73]+1" office:value-type="float" office:value="2045" calcext:value-type="float">
            <text:p>2045</text:p>
          </table:table-cell>
          <table:table-cell table:style-name="ce73" table:formula="of:=[.AL73]+1" office:value-type="float" office:value="2046" calcext:value-type="float">
            <text:p>2046</text:p>
          </table:table-cell>
          <table:table-cell table:style-name="ce73" table:formula="of:=[.AM73]+1" office:value-type="float" office:value="2047" calcext:value-type="float">
            <text:p>2047</text:p>
          </table:table-cell>
          <table:table-cell table:style-name="ce73" table:formula="of:=[.AN73]+1" office:value-type="float" office:value="2048" calcext:value-type="float">
            <text:p>2048</text:p>
          </table:table-cell>
          <table:table-cell table:style-name="ce73" table:formula="of:=[.AO73]+1" office:value-type="float" office:value="2049" calcext:value-type="float">
            <text:p>2049</text:p>
          </table:table-cell>
          <table:table-cell table:style-name="ce73" table:formula="of:=[.AP73]+1" office:value-type="float" office:value="2050" calcext:value-type="float">
            <text:p>2050</text:p>
          </table:table-cell>
          <table:table-cell table:number-columns-repeated="981"/>
        </table:table-row>
        <table:table-row table:style-name="ro1">
          <table:table-cell table:style-name="ce65" office:value-type="string" calcext:value-type="string">
            <text:p>HTT / MWh</text:p>
          </table:table-cell>
          <table:table-cell table:style-name="ce65" table:formula="of:=[.C74]*[.B72]/[.C72]" office:value-type="float" office:value="45.2631578947368" calcext:value-type="float">
            <text:p>45.2631578947</text:p>
          </table:table-cell>
          <table:table-cell table:style-name="ce65" table:formula="of:=[.D74]*[.C72]/[.D72]" office:value-type="float" office:value="50.9473684210526" calcext:value-type="float">
            <text:p>50.9473684211</text:p>
          </table:table-cell>
          <table:table-cell table:style-name="ce65" table:formula="of:=[.E74]*[.D72]/[.E72]" office:value-type="float" office:value="52.6315789473684" calcext:value-type="float">
            <text:p>52.6315789474</text:p>
          </table:table-cell>
          <table:table-cell table:style-name="ce65" table:formula="of:=[.F74]*[.E72]/[.F72]" office:value-type="float" office:value="54.7368421052632" calcext:value-type="float">
            <text:p>54.7368421053</text:p>
          </table:table-cell>
          <table:table-cell table:style-name="ce65" table:formula="of:=[.G74]*[.F72]/[.G72]" office:value-type="float" office:value="57.6842105263158" calcext:value-type="float">
            <text:p>57.6842105263</text:p>
          </table:table-cell>
          <table:table-cell table:style-name="ce65" table:formula="of:=[.H74]*[.G72]/[.H72]" office:value-type="float" office:value="60.8421052631579" calcext:value-type="float">
            <text:p>60.8421052632</text:p>
          </table:table-cell>
          <table:table-cell table:style-name="ce71" table:formula="of:=60" office:value-type="float" office:value="60" calcext:value-type="float">
            <text:p>60.00</text:p>
          </table:table-cell>
          <table:table-cell table:style-name="ce71" table:formula="of:=[.H74]*(1+0.013)" office:value-type="float" office:value="60.78" calcext:value-type="float">
            <text:p>60.78</text:p>
          </table:table-cell>
          <table:table-cell table:style-name="ce71" table:formula="of:=[.I74]*(1+0.013)" office:value-type="float" office:value="61.57014" calcext:value-type="float">
            <text:p>61.57</text:p>
          </table:table-cell>
          <table:table-cell table:style-name="ce71" table:formula="of:=[.J74]*(1+0.013)" office:value-type="float" office:value="62.37055182" calcext:value-type="float">
            <text:p>62.37</text:p>
          </table:table-cell>
          <table:table-cell table:style-name="ce71" table:formula="of:=[.K74]*(1+0.013)" office:value-type="float" office:value="63.18136899366" calcext:value-type="float">
            <text:p>63.18</text:p>
          </table:table-cell>
          <table:table-cell table:style-name="ce71" table:formula="of:=[.L74]*(1+0.013)" office:value-type="float" office:value="64.0027267905775" calcext:value-type="float">
            <text:p>64.00</text:p>
          </table:table-cell>
          <table:table-cell table:style-name="ce71" table:formula="of:=[.M74]*(1+0.013)" office:value-type="float" office:value="64.8347622388551" calcext:value-type="float">
            <text:p>64.83</text:p>
          </table:table-cell>
          <table:table-cell table:style-name="ce71" table:formula="of:=[.N74]*(1+0.013)" office:value-type="float" office:value="65.6776141479602" calcext:value-type="float">
            <text:p>65.68</text:p>
          </table:table-cell>
          <table:table-cell table:style-name="ce71" table:formula="of:=[.O74]*(1+0.013)" office:value-type="float" office:value="66.5314231318836" calcext:value-type="float">
            <text:p>66.53</text:p>
          </table:table-cell>
          <table:table-cell table:style-name="ce71" table:formula="of:=[.P74]*(1+0.013)" office:value-type="float" office:value="67.3963316325981" calcext:value-type="float">
            <text:p>67.40</text:p>
          </table:table-cell>
          <table:table-cell table:style-name="ce71" table:formula="of:=[.Q74]*(1+0.013)" office:value-type="float" office:value="68.2724839438219" calcext:value-type="float">
            <text:p>68.27</text:p>
          </table:table-cell>
          <table:table-cell table:style-name="ce71" table:formula="of:=[.R74]*(1+0.013)" office:value-type="float" office:value="69.1600262350916" calcext:value-type="float">
            <text:p>69.16</text:p>
          </table:table-cell>
          <table:table-cell table:style-name="ce71" table:formula="of:=[.S74]*(1+0.013)" office:value-type="float" office:value="70.0591065761477" calcext:value-type="float">
            <text:p>70.06</text:p>
          </table:table-cell>
          <table:table-cell table:style-name="ce71" table:formula="of:=[.T74]*(1+0.013)" office:value-type="float" office:value="70.9698749616377" calcext:value-type="float">
            <text:p>70.97</text:p>
          </table:table-cell>
          <table:table-cell table:style-name="ce71" table:formula="of:=[.U74]*(1+0.013)" office:value-type="float" office:value="71.8924833361389" calcext:value-type="float">
            <text:p>71.89</text:p>
          </table:table-cell>
          <table:table-cell table:style-name="ce71" table:formula="of:=[.V74]*(1+0.013)" office:value-type="float" office:value="72.8270856195087" calcext:value-type="float">
            <text:p>72.83</text:p>
          </table:table-cell>
          <table:table-cell table:style-name="ce71" table:formula="of:=[.W74]*(1+0.013)" office:value-type="float" office:value="73.7738377325623" calcext:value-type="float">
            <text:p>73.77</text:p>
          </table:table-cell>
          <table:table-cell table:style-name="ce71" table:formula="of:=[.X74]*(1+0.013)" office:value-type="float" office:value="74.7328976230856" calcext:value-type="float">
            <text:p>74.73</text:p>
          </table:table-cell>
          <table:table-cell table:style-name="ce71" table:formula="of:=[.Y74]*(1+0.013)" office:value-type="float" office:value="75.7044252921857" calcext:value-type="float">
            <text:p>75.70</text:p>
          </table:table-cell>
          <table:table-cell table:style-name="ce71" table:formula="of:=[.Z74]*(1+0.013)" office:value-type="float" office:value="76.6885828209842" calcext:value-type="float">
            <text:p>76.69</text:p>
          </table:table-cell>
          <table:table-cell table:style-name="ce71" table:formula="of:=[.AA74]*(1+0.013)" office:value-type="float" office:value="77.6855343976569" calcext:value-type="float">
            <text:p>77.69</text:p>
          </table:table-cell>
          <table:table-cell table:style-name="ce71" table:formula="of:=[.AB74]*(1+0.013)" office:value-type="float" office:value="78.6954463448265" calcext:value-type="float">
            <text:p>78.70</text:p>
          </table:table-cell>
          <table:table-cell table:style-name="ce71" table:formula="of:=[.AC74]*(1+0.013)" office:value-type="float" office:value="79.7184871473092" calcext:value-type="float">
            <text:p>79.72</text:p>
          </table:table-cell>
          <table:table-cell table:style-name="ce71" table:formula="of:=[.AD74]*(1+0.013)" office:value-type="float" office:value="80.7548274802242" calcext:value-type="float">
            <text:p>80.75</text:p>
          </table:table-cell>
          <table:table-cell table:style-name="ce71" table:formula="of:=[.AE74]*(1+0.013)" office:value-type="float" office:value="81.8046402374671" calcext:value-type="float">
            <text:p>81.80</text:p>
          </table:table-cell>
          <table:table-cell table:style-name="ce71" table:formula="of:=[.AF74]*(1+0.013)" office:value-type="float" office:value="82.8681005605542" calcext:value-type="float">
            <text:p>82.87</text:p>
          </table:table-cell>
          <table:table-cell table:style-name="ce71" table:formula="of:=[.AG74]*(1+0.013)" office:value-type="float" office:value="83.9453858678414" calcext:value-type="float">
            <text:p>83.95</text:p>
          </table:table-cell>
          <table:table-cell table:style-name="ce71" table:formula="of:=[.AH74]*(1+0.013)" office:value-type="float" office:value="85.0366758841233" calcext:value-type="float">
            <text:p>85.04</text:p>
          </table:table-cell>
          <table:table-cell table:style-name="ce71" table:formula="of:=[.AI74]*(1+0.013)" office:value-type="float" office:value="86.1421526706169" calcext:value-type="float">
            <text:p>86.14</text:p>
          </table:table-cell>
          <table:table-cell table:style-name="ce71" table:formula="of:=[.AJ74]*(1+0.013)" office:value-type="float" office:value="87.2620006553349" calcext:value-type="float">
            <text:p>87.26</text:p>
          </table:table-cell>
          <table:table-cell table:style-name="ce71" table:formula="of:=[.AK74]*(1+0.013)" office:value-type="float" office:value="88.3964066638543" calcext:value-type="float">
            <text:p>88.40</text:p>
          </table:table-cell>
          <table:table-cell table:style-name="ce71" table:formula="of:=[.AL74]*(1+0.013)" office:value-type="float" office:value="89.5455599504844" calcext:value-type="float">
            <text:p>89.55</text:p>
          </table:table-cell>
          <table:table-cell table:style-name="ce71" table:formula="of:=[.AM74]*(1+0.013)" office:value-type="float" office:value="90.7096522298407" calcext:value-type="float">
            <text:p>90.71</text:p>
          </table:table-cell>
          <table:table-cell table:style-name="ce71" table:formula="of:=[.AN74]*(1+0.013)" office:value-type="float" office:value="91.8888777088286" calcext:value-type="float">
            <text:p>91.89</text:p>
          </table:table-cell>
          <table:table-cell table:style-name="ce71" table:formula="of:=[.AO74]*(1+0.013)" office:value-type="float" office:value="93.0834331190433" calcext:value-type="float">
            <text:p>93.08</text:p>
          </table:table-cell>
          <table:table-cell table:style-name="ce71" table:formula="of:=[.AP74]*(1+0.013)" office:value-type="float" office:value="94.2935177495909" calcext:value-type="float">
            <text:p>94.29</text:p>
          </table:table-cell>
          <table:table-cell table:style-name="ce87" table:number-columns-repeated="981"/>
        </table:table-row>
        <table:table-row table:style-name="ro1">
          <table:table-cell table:style-name="ce66" office:value-type="string" calcext:value-type="string">
            <text:p>TVA à 10%</text:p>
          </table:table-cell>
          <table:table-cell table:style-name="ce66" table:number-columns-repeated="6"/>
          <table:table-cell table:style-name="ce79" table:formula="of:=0.1*[.H74]" office:value-type="float" office:value="6" calcext:value-type="float">
            <text:p>6.00</text:p>
          </table:table-cell>
          <table:table-cell table:style-name="ce79" table:formula="of:=0.1*[.I74]" office:value-type="float" office:value="6.078" calcext:value-type="float">
            <text:p>6.08</text:p>
          </table:table-cell>
          <table:table-cell table:style-name="ce79" table:formula="of:=0.1*[.J74]" office:value-type="float" office:value="6.157014" calcext:value-type="float">
            <text:p>6.16</text:p>
          </table:table-cell>
          <table:table-cell table:style-name="ce79" table:formula="of:=0.1*[.K74]" office:value-type="float" office:value="6.237055182" calcext:value-type="float">
            <text:p>6.24</text:p>
          </table:table-cell>
          <table:table-cell table:style-name="ce79" table:formula="of:=0.1*[.L74]" office:value-type="float" office:value="6.318136899366" calcext:value-type="float">
            <text:p>6.32</text:p>
          </table:table-cell>
          <table:table-cell table:style-name="ce79" table:formula="of:=0.1*[.M74]" office:value-type="float" office:value="6.40027267905775" calcext:value-type="float">
            <text:p>6.40</text:p>
          </table:table-cell>
          <table:table-cell table:style-name="ce79" table:formula="of:=0.1*[.N74]" office:value-type="float" office:value="6.48347622388551" calcext:value-type="float">
            <text:p>6.48</text:p>
          </table:table-cell>
          <table:table-cell table:style-name="ce79" table:formula="of:=0.1*[.O74]" office:value-type="float" office:value="6.56776141479602" calcext:value-type="float">
            <text:p>6.57</text:p>
          </table:table-cell>
          <table:table-cell table:style-name="ce79" table:formula="of:=0.1*[.P74]" office:value-type="float" office:value="6.65314231318836" calcext:value-type="float">
            <text:p>6.65</text:p>
          </table:table-cell>
          <table:table-cell table:style-name="ce79" table:formula="of:=0.1*[.Q74]" office:value-type="float" office:value="6.73963316325981" calcext:value-type="float">
            <text:p>6.74</text:p>
          </table:table-cell>
          <table:table-cell table:style-name="ce79" table:formula="of:=0.1*[.R74]" office:value-type="float" office:value="6.82724839438219" calcext:value-type="float">
            <text:p>6.83</text:p>
          </table:table-cell>
          <table:table-cell table:style-name="ce79" table:formula="of:=0.1*[.S74]" office:value-type="float" office:value="6.91600262350916" calcext:value-type="float">
            <text:p>6.92</text:p>
          </table:table-cell>
          <table:table-cell table:style-name="ce79" table:formula="of:=0.1*[.T74]" office:value-type="float" office:value="7.00591065761477" calcext:value-type="float">
            <text:p>7.01</text:p>
          </table:table-cell>
          <table:table-cell table:style-name="ce79" table:formula="of:=0.1*[.U74]" office:value-type="float" office:value="7.09698749616377" calcext:value-type="float">
            <text:p>7.10</text:p>
          </table:table-cell>
          <table:table-cell table:style-name="ce79" table:formula="of:=0.1*[.V74]" office:value-type="float" office:value="7.18924833361389" calcext:value-type="float">
            <text:p>7.19</text:p>
          </table:table-cell>
          <table:table-cell table:style-name="ce79" table:formula="of:=0.1*[.W74]" office:value-type="float" office:value="7.28270856195087" calcext:value-type="float">
            <text:p>7.28</text:p>
          </table:table-cell>
          <table:table-cell table:style-name="ce79" table:formula="of:=0.1*[.X74]" office:value-type="float" office:value="7.37738377325623" calcext:value-type="float">
            <text:p>7.38</text:p>
          </table:table-cell>
          <table:table-cell table:style-name="ce79" table:formula="of:=0.1*[.Y74]" office:value-type="float" office:value="7.47328976230856" calcext:value-type="float">
            <text:p>7.47</text:p>
          </table:table-cell>
          <table:table-cell table:style-name="ce79" table:formula="of:=0.1*[.Z74]" office:value-type="float" office:value="7.57044252921857" calcext:value-type="float">
            <text:p>7.57</text:p>
          </table:table-cell>
          <table:table-cell table:style-name="ce79" table:formula="of:=0.1*[.AA74]" office:value-type="float" office:value="7.66885828209842" calcext:value-type="float">
            <text:p>7.67</text:p>
          </table:table-cell>
          <table:table-cell table:style-name="ce79" table:formula="of:=0.1*[.AB74]" office:value-type="float" office:value="7.76855343976569" calcext:value-type="float">
            <text:p>7.77</text:p>
          </table:table-cell>
          <table:table-cell table:style-name="ce79" table:formula="of:=0.1*[.AC74]" office:value-type="float" office:value="7.86954463448265" calcext:value-type="float">
            <text:p>7.87</text:p>
          </table:table-cell>
          <table:table-cell table:style-name="ce79" table:formula="of:=0.1*[.AD74]" office:value-type="float" office:value="7.97184871473092" calcext:value-type="float">
            <text:p>7.97</text:p>
          </table:table-cell>
          <table:table-cell table:style-name="ce79" table:formula="of:=0.1*[.AE74]" office:value-type="float" office:value="8.07548274802242" calcext:value-type="float">
            <text:p>8.08</text:p>
          </table:table-cell>
          <table:table-cell table:style-name="ce79" table:formula="of:=0.1*[.AF74]" office:value-type="float" office:value="8.18046402374671" calcext:value-type="float">
            <text:p>8.18</text:p>
          </table:table-cell>
          <table:table-cell table:style-name="ce79" table:formula="of:=0.1*[.AG74]" office:value-type="float" office:value="8.28681005605542" calcext:value-type="float">
            <text:p>8.29</text:p>
          </table:table-cell>
          <table:table-cell table:style-name="ce79" table:formula="of:=0.1*[.AH74]" office:value-type="float" office:value="8.39453858678414" calcext:value-type="float">
            <text:p>8.39</text:p>
          </table:table-cell>
          <table:table-cell table:style-name="ce79" table:formula="of:=0.1*[.AI74]" office:value-type="float" office:value="8.50366758841233" calcext:value-type="float">
            <text:p>8.50</text:p>
          </table:table-cell>
          <table:table-cell table:style-name="ce79" table:formula="of:=0.1*[.AJ74]" office:value-type="float" office:value="8.61421526706169" calcext:value-type="float">
            <text:p>8.61</text:p>
          </table:table-cell>
          <table:table-cell table:style-name="ce79" table:formula="of:=0.1*[.AK74]" office:value-type="float" office:value="8.72620006553349" calcext:value-type="float">
            <text:p>8.73</text:p>
          </table:table-cell>
          <table:table-cell table:style-name="ce79" table:formula="of:=0.1*[.AL74]" office:value-type="float" office:value="8.83964066638543" calcext:value-type="float">
            <text:p>8.84</text:p>
          </table:table-cell>
          <table:table-cell table:style-name="ce79" table:formula="of:=0.1*[.AM74]" office:value-type="float" office:value="8.95455599504844" calcext:value-type="float">
            <text:p>8.95</text:p>
          </table:table-cell>
          <table:table-cell table:style-name="ce79" table:formula="of:=0.1*[.AN74]" office:value-type="float" office:value="9.07096522298407" calcext:value-type="float">
            <text:p>9.07</text:p>
          </table:table-cell>
          <table:table-cell table:style-name="ce79" table:formula="of:=0.1*[.AO74]" office:value-type="float" office:value="9.18888777088286" calcext:value-type="float">
            <text:p>9.19</text:p>
          </table:table-cell>
          <table:table-cell table:style-name="ce79" table:formula="of:=0.1*[.AP74]" office:value-type="float" office:value="9.30834331190433" calcext:value-type="float">
            <text:p>9.31</text:p>
          </table:table-cell>
          <table:table-cell table:style-name="ce79" table:formula="of:=0.1*[.AQ74]" office:value-type="float" office:value="9.42935177495909" calcext:value-type="float">
            <text:p>9.43</text:p>
          </table:table-cell>
          <table:table-cell table:number-columns-repeated="981"/>
        </table:table-row>
        <table:table-row table:style-name="ro1">
          <table:table-cell table:style-name="ce68" office:value-type="string" calcext:value-type="string">
            <text:p>Total acteurs</text:p>
          </table:table-cell>
          <table:table-cell table:style-name="ce68" table:number-columns-repeated="6"/>
          <table:table-cell table:style-name="ce80" table:formula="of:=[.H74]+[.H75]+1.2*[.H77]" office:value-type="float" office:value="66" calcext:value-type="float">
            <office:annotation draw:style-name="gr16" draw:text-style-name="P2" svg:width="56.95mm" svg:height="20.63mm" svg:x="227.63mm" svg:y="346.38mm" draw:caption-point-x="90.91mm" draw:caption-point-y="130.6mm">
              <dc:date>2017-08-28T00:00:00</dc:date>
              <text:p text:style-name="P1"><text:span text:style-name="T1">BAIZ Adam - CGDD/SEEI/MA3:</text:span></text:p>
              <text:p text:style-name="P1"><text:span text:style-name="T2">C'est le prix TTC 2015 donné par pégase</text:span></text:p>
            </office:annotation>
            <text:p>66.00</text:p>
          </table:table-cell>
          <table:table-cell table:style-name="ce80" table:formula="of:=[.I74]+[.I75]+1.2*[.I77]" office:value-type="float" office:value="66.858" calcext:value-type="float">
            <text:p>66.86</text:p>
          </table:table-cell>
          <table:table-cell table:style-name="ce80" table:formula="of:=[.J74]+[.J75]+1.2*[.J77]" office:value-type="float" office:value="67.727154" calcext:value-type="float">
            <text:p>67.73</text:p>
          </table:table-cell>
          <table:table-cell table:style-name="ce80" table:formula="of:=[.K74]+[.K75]+1.2*[.K77]" office:value-type="float" office:value="68.607607002" calcext:value-type="float">
            <text:p>68.61</text:p>
          </table:table-cell>
          <table:table-cell table:style-name="ce80" table:formula="of:=[.L74]+[.L75]+1.2*[.L77]" office:value-type="float" office:value="69.499505893026" calcext:value-type="float">
            <text:p>69.50</text:p>
          </table:table-cell>
          <table:table-cell table:style-name="ce80" table:formula="of:=[.M74]+[.M75]+1.2*[.M77]" office:value-type="float" office:value="70.4029994696353" calcext:value-type="float">
            <text:p>70.40</text:p>
          </table:table-cell>
          <table:table-cell table:style-name="ce80" table:formula="of:=[.N74]+[.N75]+1.2*[.N77]" office:value-type="float" office:value="71.3182384627406" calcext:value-type="float">
            <text:p>71.32</text:p>
          </table:table-cell>
          <table:table-cell table:style-name="ce80" table:formula="of:=[.O74]+[.O75]+1.2*[.O77]" office:value-type="float" office:value="72.2453755627562" calcext:value-type="float">
            <text:p>72.25</text:p>
          </table:table-cell>
          <table:table-cell table:style-name="ce80" table:formula="of:=[.P74]+[.P75]+1.2*[.P77]" office:value-type="float" office:value="73.184565445072" calcext:value-type="float">
            <text:p>73.18</text:p>
          </table:table-cell>
          <table:table-cell table:style-name="ce80" table:formula="of:=[.Q74]+[.Q75]+1.2*[.Q77]" office:value-type="float" office:value="74.1359647958579" calcext:value-type="float">
            <text:p>74.14</text:p>
          </table:table-cell>
          <table:table-cell table:style-name="ce80" table:formula="of:=[.R74]+[.R75]+1.2*[.R77]" office:value-type="float" office:value="75.0997323382041" calcext:value-type="float">
            <text:p>75.10</text:p>
          </table:table-cell>
          <table:table-cell table:style-name="ce80" table:formula="of:=[.S74]+[.S75]+1.2*[.S77]" office:value-type="float" office:value="76.0760288586007" calcext:value-type="float">
            <text:p>76.08</text:p>
          </table:table-cell>
          <table:table-cell table:style-name="ce80" table:formula="of:=[.T74]+[.T75]+1.2*[.T77]" office:value-type="float" office:value="77.0650172337625" calcext:value-type="float">
            <text:p>77.07</text:p>
          </table:table-cell>
          <table:table-cell table:style-name="ce80" table:formula="of:=[.U74]+[.U75]+1.2*[.U77]" office:value-type="float" office:value="78.0668624578014" calcext:value-type="float">
            <text:p>78.07</text:p>
          </table:table-cell>
          <table:table-cell table:style-name="ce80" table:formula="of:=[.V74]+[.V75]+1.2*[.V77]" office:value-type="float" office:value="79.0817316697528" calcext:value-type="float">
            <text:p>79.08</text:p>
          </table:table-cell>
          <table:table-cell table:style-name="ce80" table:formula="of:=[.W74]+[.W75]+1.2*[.W77]" office:value-type="float" office:value="80.1097941814596" calcext:value-type="float">
            <text:p>80.11</text:p>
          </table:table-cell>
          <table:table-cell table:style-name="ce80" table:formula="of:=[.X74]+[.X75]+1.2*[.X77]" office:value-type="float" office:value="81.1512215058186" calcext:value-type="float">
            <text:p>81.15</text:p>
          </table:table-cell>
          <table:table-cell table:style-name="ce80" table:formula="of:=[.Y74]+[.Y75]+1.2*[.Y77]" office:value-type="float" office:value="82.2061873853942" calcext:value-type="float">
            <text:p>82.21</text:p>
          </table:table-cell>
          <table:table-cell table:style-name="ce80" table:formula="of:=[.Z74]+[.Z75]+1.2*[.Z77]" office:value-type="float" office:value="83.2748678214043" calcext:value-type="float">
            <text:p>83.27</text:p>
          </table:table-cell>
          <table:table-cell table:style-name="ce80" table:formula="of:=[.AA74]+[.AA75]+1.2*[.AA77]" office:value-type="float" office:value="84.3574411030826" calcext:value-type="float">
            <text:p>84.36</text:p>
          </table:table-cell>
          <table:table-cell table:style-name="ce80" table:formula="of:=[.AB74]+[.AB75]+1.2*[.AB77]" office:value-type="float" office:value="85.4540878374226" calcext:value-type="float">
            <text:p>85.45</text:p>
          </table:table-cell>
          <table:table-cell table:style-name="ce80" table:formula="of:=[.AC74]+[.AC75]+1.2*[.AC77]" office:value-type="float" office:value="86.5649909793091" calcext:value-type="float">
            <text:p>86.56</text:p>
          </table:table-cell>
          <table:table-cell table:style-name="ce80" table:formula="of:=[.AD74]+[.AD75]+1.2*[.AD77]" office:value-type="float" office:value="87.6903358620401" calcext:value-type="float">
            <text:p>87.69</text:p>
          </table:table-cell>
          <table:table-cell table:style-name="ce80" table:formula="of:=[.AE74]+[.AE75]+1.2*[.AE77]" office:value-type="float" office:value="88.8303102282466" calcext:value-type="float">
            <text:p>88.83</text:p>
          </table:table-cell>
          <table:table-cell table:style-name="ce80" table:formula="of:=[.AF74]+[.AF75]+1.2*[.AF77]" office:value-type="float" office:value="89.9851042612138" calcext:value-type="float">
            <text:p>89.99</text:p>
          </table:table-cell>
          <table:table-cell table:style-name="ce80" table:formula="of:=[.AG74]+[.AG75]+1.2*[.AG77]" office:value-type="float" office:value="91.1549106166096" calcext:value-type="float">
            <text:p>91.15</text:p>
          </table:table-cell>
          <table:table-cell table:style-name="ce80" table:formula="of:=[.AH74]+[.AH75]+1.2*[.AH77]" office:value-type="float" office:value="92.3399244546255" calcext:value-type="float">
            <text:p>92.34</text:p>
          </table:table-cell>
          <table:table-cell table:style-name="ce80" table:formula="of:=[.AI74]+[.AI75]+1.2*[.AI77]" office:value-type="float" office:value="93.5403434725357" calcext:value-type="float">
            <text:p>93.54</text:p>
          </table:table-cell>
          <table:table-cell table:style-name="ce80" table:formula="of:=[.AJ74]+[.AJ75]+1.2*[.AJ77]" office:value-type="float" office:value="94.7563679376786" calcext:value-type="float">
            <text:p>94.76</text:p>
          </table:table-cell>
          <table:table-cell table:style-name="ce80" table:formula="of:=[.AK74]+[.AK75]+1.2*[.AK77]" office:value-type="float" office:value="95.9882007208684" calcext:value-type="float">
            <text:p>95.99</text:p>
          </table:table-cell>
          <table:table-cell table:style-name="ce80" table:formula="of:=[.AL74]+[.AL75]+1.2*[.AL77]" office:value-type="float" office:value="97.2360473302397" calcext:value-type="float">
            <text:p>97.24</text:p>
          </table:table-cell>
          <table:table-cell table:style-name="ce80" table:formula="of:=[.AM74]+[.AM75]+1.2*[.AM77]" office:value-type="float" office:value="98.5001159455328" calcext:value-type="float">
            <text:p>98.50</text:p>
          </table:table-cell>
          <table:table-cell table:style-name="ce80" table:formula="of:=[.AN74]+[.AN75]+1.2*[.AN77]" office:value-type="float" office:value="99.7806174528247" calcext:value-type="float">
            <text:p>99.78</text:p>
          </table:table-cell>
          <table:table-cell table:style-name="ce80" table:formula="of:=[.AO74]+[.AO75]+1.2*[.AO77]" office:value-type="float" office:value="101.077765479711" calcext:value-type="float">
            <text:p>101.08</text:p>
          </table:table-cell>
          <table:table-cell table:style-name="ce80" table:formula="of:=[.AP74]+[.AP75]+1.2*[.AP77]" office:value-type="float" office:value="102.391776430948" calcext:value-type="float">
            <text:p>102.39</text:p>
          </table:table-cell>
          <table:table-cell table:style-name="ce80" table:formula="of:=[.AQ74]+[.AQ75]+1.2*[.AQ77]" office:value-type="float" office:value="103.72286952455" calcext:value-type="float">
            <text:p>103.72</text:p>
          </table:table-cell>
          <table:table-cell table:style-name="ce112" table:number-columns-repeated="981"/>
        </table:table-row>
        <table:table-row table:style-name="ro1">
          <table:table-cell table:style-name="ce67" office:value-type="string" calcext:value-type="string">
            <office:annotation draw:style-name="gr15" draw:text-style-name="P2" svg:width="39.5mm" svg:height="48.09mm" svg:x="32.69mm" svg:y="320.64mm" draw:caption-point-x="91.03mm" draw:caption-point-y="161.91mm">
              <dc:date>2017-08-28T00:00:00</dc:date>
              <text:p text:style-name="P1"><text:span text:style-name="T1">BAIZ Adam - CGDD/SEEI/MA3:</text:span></text:p>
              <text:p text:style-name="P1"><text:span text:style-name="T2">nous supposons que les années 2015 et 2016 intègrent déjà une composante carbone (via la CSPE, la TICGN et la TICPE) : en revanche, dès 2017, nous ajoutons un différentiel de taxe carbone pour respecter la trajectoire Quinet</text:span></text:p>
            </office:annotation>
            <text:p>CO2</text:p>
          </table:table-cell>
          <table:table-cell table:style-name="ce67" table:number-columns-repeated="6"/>
          <table:table-cell table:style-name="ce81" office:value-type="float" office:value="0" calcext:value-type="float">
            <text:p>0.00</text:p>
          </table:table-cell>
          <table:table-cell table:style-name="ce81" table:formula="of:=[.H77]" office:value-type="float" office:value="0" calcext:value-type="float">
            <text:p>0.00</text:p>
          </table:table-cell>
          <table:table-cell table:style-name="ce81" table:formula="of:=[.I77]" office:value-type="float" office:value="0" calcext:value-type="float">
            <text:p>0.00</text:p>
          </table:table-cell>
          <table:table-cell table:style-name="ce81" table:formula="of:=[.J77]" office:value-type="float" office:value="0" calcext:value-type="float">
            <text:p>0.00</text:p>
          </table:table-cell>
          <table:table-cell table:style-name="ce81" table:formula="of:=[.K77]" office:value-type="float" office:value="0" calcext:value-type="float">
            <text:p>0.00</text:p>
          </table:table-cell>
          <table:table-cell table:style-name="ce81" table:formula="of:=[.L77]" office:value-type="float" office:value="0" calcext:value-type="float">
            <text:p>0.00</text:p>
          </table:table-cell>
          <table:table-cell table:style-name="ce81" table:formula="of:=[.M77]" office:value-type="float" office:value="0" calcext:value-type="float">
            <text:p>0.00</text:p>
          </table:table-cell>
          <table:table-cell table:style-name="ce81" table:formula="of:=[.N77]" office:value-type="float" office:value="0" calcext:value-type="float">
            <text:p>0.00</text:p>
          </table:table-cell>
          <table:table-cell table:style-name="ce81" table:formula="of:=[.O77]" office:value-type="float" office:value="0" calcext:value-type="float">
            <text:p>0.00</text:p>
          </table:table-cell>
          <table:table-cell table:style-name="ce81" table:formula="of:=[.P77]" office:value-type="float" office:value="0" calcext:value-type="float">
            <text:p>0.00</text:p>
          </table:table-cell>
          <table:table-cell table:style-name="ce81" table:formula="of:=[.Q77]" office:value-type="float" office:value="0" calcext:value-type="float">
            <text:p>0.00</text:p>
          </table:table-cell>
          <table:table-cell table:style-name="ce81" table:formula="of:=[.R77]" office:value-type="float" office:value="0" calcext:value-type="float">
            <text:p>0.00</text:p>
          </table:table-cell>
          <table:table-cell table:style-name="ce81" table:formula="of:=[.S77]" office:value-type="float" office:value="0" calcext:value-type="float">
            <text:p>0.00</text:p>
          </table:table-cell>
          <table:table-cell table:style-name="ce81" table:formula="of:=[.T77]" office:value-type="float" office:value="0" calcext:value-type="float">
            <text:p>0.00</text:p>
          </table:table-cell>
          <table:table-cell table:style-name="ce81" table:formula="of:=[.U77]" office:value-type="float" office:value="0" calcext:value-type="float">
            <text:p>0.00</text:p>
          </table:table-cell>
          <table:table-cell table:style-name="ce81" table:formula="of:=[.V77]" office:value-type="float" office:value="0" calcext:value-type="float">
            <text:p>0.00</text:p>
          </table:table-cell>
          <table:table-cell table:style-name="ce81" table:formula="of:=[.W77]" office:value-type="float" office:value="0" calcext:value-type="float">
            <text:p>0.00</text:p>
          </table:table-cell>
          <table:table-cell table:style-name="ce81" table:formula="of:=[.X77]" office:value-type="float" office:value="0" calcext:value-type="float">
            <text:p>0.00</text:p>
          </table:table-cell>
          <table:table-cell table:style-name="ce81" table:formula="of:=[.Y77]" office:value-type="float" office:value="0" calcext:value-type="float">
            <text:p>0.00</text:p>
          </table:table-cell>
          <table:table-cell table:style-name="ce81" table:formula="of:=[.Z77]" office:value-type="float" office:value="0" calcext:value-type="float">
            <text:p>0.00</text:p>
          </table:table-cell>
          <table:table-cell table:style-name="ce81" table:formula="of:=[.AA77]" office:value-type="float" office:value="0" calcext:value-type="float">
            <text:p>0.00</text:p>
          </table:table-cell>
          <table:table-cell table:style-name="ce81" table:formula="of:=[.AB77]" office:value-type="float" office:value="0" calcext:value-type="float">
            <text:p>0.00</text:p>
          </table:table-cell>
          <table:table-cell table:style-name="ce81" table:formula="of:=[.AC77]" office:value-type="float" office:value="0" calcext:value-type="float">
            <text:p>0.00</text:p>
          </table:table-cell>
          <table:table-cell table:style-name="ce81" table:formula="of:=[.AD77]" office:value-type="float" office:value="0" calcext:value-type="float">
            <text:p>0.00</text:p>
          </table:table-cell>
          <table:table-cell table:style-name="ce81" table:formula="of:=[.AE77]" office:value-type="float" office:value="0" calcext:value-type="float">
            <text:p>0.00</text:p>
          </table:table-cell>
          <table:table-cell table:style-name="ce81" table:formula="of:=[.AF77]" office:value-type="float" office:value="0" calcext:value-type="float">
            <text:p>0.00</text:p>
          </table:table-cell>
          <table:table-cell table:style-name="ce81" table:formula="of:=[.AG77]" office:value-type="float" office:value="0" calcext:value-type="float">
            <text:p>0.00</text:p>
          </table:table-cell>
          <table:table-cell table:style-name="ce81" table:formula="of:=[.AH77]" office:value-type="float" office:value="0" calcext:value-type="float">
            <text:p>0.00</text:p>
          </table:table-cell>
          <table:table-cell table:style-name="ce81" table:formula="of:=[.AI77]" office:value-type="float" office:value="0" calcext:value-type="float">
            <text:p>0.00</text:p>
          </table:table-cell>
          <table:table-cell table:style-name="ce81" table:formula="of:=[.AJ77]" office:value-type="float" office:value="0" calcext:value-type="float">
            <text:p>0.00</text:p>
          </table:table-cell>
          <table:table-cell table:style-name="ce81" table:formula="of:=[.AK77]" office:value-type="float" office:value="0" calcext:value-type="float">
            <text:p>0.00</text:p>
          </table:table-cell>
          <table:table-cell table:style-name="ce81" table:formula="of:=[.AL77]" office:value-type="float" office:value="0" calcext:value-type="float">
            <text:p>0.00</text:p>
          </table:table-cell>
          <table:table-cell table:style-name="ce81" table:formula="of:=[.AM77]" office:value-type="float" office:value="0" calcext:value-type="float">
            <text:p>0.00</text:p>
          </table:table-cell>
          <table:table-cell table:style-name="ce81" table:formula="of:=[.AN77]" office:value-type="float" office:value="0" calcext:value-type="float">
            <text:p>0.00</text:p>
          </table:table-cell>
          <table:table-cell table:style-name="ce81" table:formula="of:=[.AO77]" office:value-type="float" office:value="0" calcext:value-type="float">
            <text:p>0.00</text:p>
          </table:table-cell>
          <table:table-cell table:style-name="ce81" table:formula="of:=[.AP77]" office:value-type="float" office:value="0" calcext:value-type="float">
            <text:p>0.00</text:p>
          </table:table-cell>
          <table:table-cell table:number-columns-repeated="981"/>
        </table:table-row>
        <table:table-row table:style-name="ro1">
          <table:table-cell table:style-name="ce67" office:value-type="string" calcext:value-type="string">
            <text:p>Autres externalités écologiques</text:p>
          </table:table-cell>
          <table:table-cell table:style-name="ce67" table:number-columns-repeated="6"/>
          <table:table-cell table:style-name="ce81" table:formula="of:=([.L17]*[.Q15]+[.M17]*[.Q16]+[.N17]*[.Q17])/1000000" office:value-type="float" office:value="32.546691" calcext:value-type="float">
            <text:p>32.55</text:p>
          </table:table-cell>
          <table:table-cell table:style-name="ce81" table:formula="of:=[.H78]*1.01" office:value-type="float" office:value="32.87215791" calcext:value-type="float">
            <text:p>32.87</text:p>
          </table:table-cell>
          <table:table-cell table:style-name="ce81" table:formula="of:=[.I78]*1.01" office:value-type="float" office:value="33.2008794891" calcext:value-type="float">
            <text:p>33.20</text:p>
          </table:table-cell>
          <table:table-cell table:style-name="ce81" table:formula="of:=[.J78]*1.01" office:value-type="float" office:value="33.532888283991" calcext:value-type="float">
            <text:p>33.53</text:p>
          </table:table-cell>
          <table:table-cell table:style-name="ce81" table:formula="of:=[.K78]*1.01" office:value-type="float" office:value="33.8682171668309" calcext:value-type="float">
            <text:p>33.87</text:p>
          </table:table-cell>
          <table:table-cell table:style-name="ce81" table:formula="of:=[.L78]*1.01" office:value-type="float" office:value="34.2068993384992" calcext:value-type="float">
            <text:p>34.21</text:p>
          </table:table-cell>
          <table:table-cell table:style-name="ce81" table:formula="of:=[.M78]*1.01" office:value-type="float" office:value="34.5489683318842" calcext:value-type="float">
            <text:p>34.55</text:p>
          </table:table-cell>
          <table:table-cell table:style-name="ce81" table:formula="of:=[.N78]*1.01" office:value-type="float" office:value="34.8944580152031" calcext:value-type="float">
            <text:p>34.89</text:p>
          </table:table-cell>
          <table:table-cell table:style-name="ce81" table:formula="of:=[.O78]*1.01" office:value-type="float" office:value="35.2434025953551" calcext:value-type="float">
            <text:p>35.24</text:p>
          </table:table-cell>
          <table:table-cell table:style-name="ce81" table:formula="of:=[.P78]*1.01" office:value-type="float" office:value="35.5958366213086" calcext:value-type="float">
            <text:p>35.60</text:p>
          </table:table-cell>
          <table:table-cell table:style-name="ce81" table:formula="of:=[.Q78]*1.01" office:value-type="float" office:value="35.9517949875217" calcext:value-type="float">
            <text:p>35.95</text:p>
          </table:table-cell>
          <table:table-cell table:style-name="ce81" table:formula="of:=[.R78]*1.01" office:value-type="float" office:value="36.3113129373969" calcext:value-type="float">
            <text:p>36.31</text:p>
          </table:table-cell>
          <table:table-cell table:style-name="ce81" table:formula="of:=[.S78]*1.01" office:value-type="float" office:value="36.6744260667709" calcext:value-type="float">
            <text:p>36.67</text:p>
          </table:table-cell>
          <table:table-cell table:style-name="ce81" table:formula="of:=[.T78]*1.01" office:value-type="float" office:value="37.0411703274386" calcext:value-type="float">
            <text:p>37.04</text:p>
          </table:table-cell>
          <table:table-cell table:style-name="ce81" table:formula="of:=[.U78]*1.01" office:value-type="float" office:value="37.411582030713" calcext:value-type="float">
            <text:p>37.41</text:p>
          </table:table-cell>
          <table:table-cell table:style-name="ce81" table:formula="of:=[.V78]*1.01" office:value-type="float" office:value="37.7856978510201" calcext:value-type="float">
            <text:p>37.79</text:p>
          </table:table-cell>
          <table:table-cell table:style-name="ce81" table:formula="of:=[.W78]*1.01" office:value-type="float" office:value="38.1635548295303" calcext:value-type="float">
            <text:p>38.16</text:p>
          </table:table-cell>
          <table:table-cell table:style-name="ce81" table:formula="of:=[.X78]*1.01" office:value-type="float" office:value="38.5451903778257" calcext:value-type="float">
            <text:p>38.55</text:p>
          </table:table-cell>
          <table:table-cell table:style-name="ce81" table:formula="of:=[.Y78]*1.01" office:value-type="float" office:value="38.9306422816039" calcext:value-type="float">
            <text:p>38.93</text:p>
          </table:table-cell>
          <table:table-cell table:style-name="ce81" table:formula="of:=[.Z78]*1.01" office:value-type="float" office:value="39.3199487044199" calcext:value-type="float">
            <text:p>39.32</text:p>
          </table:table-cell>
          <table:table-cell table:style-name="ce81" table:formula="of:=[.AA78]*1.01" office:value-type="float" office:value="39.7131481914641" calcext:value-type="float">
            <text:p>39.71</text:p>
          </table:table-cell>
          <table:table-cell table:style-name="ce81" table:formula="of:=[.AB78]*1.01" office:value-type="float" office:value="40.1102796733788" calcext:value-type="float">
            <text:p>40.11</text:p>
          </table:table-cell>
          <table:table-cell table:style-name="ce81" table:formula="of:=[.AC78]*1.01" office:value-type="float" office:value="40.5113824701126" calcext:value-type="float">
            <text:p>40.51</text:p>
          </table:table-cell>
          <table:table-cell table:style-name="ce81" table:formula="of:=[.AD78]*1.01" office:value-type="float" office:value="40.9164962948137" calcext:value-type="float">
            <text:p>40.92</text:p>
          </table:table-cell>
          <table:table-cell table:style-name="ce81" table:formula="of:=[.AE78]*1.01" office:value-type="float" office:value="41.3256612577619" calcext:value-type="float">
            <text:p>41.33</text:p>
          </table:table-cell>
          <table:table-cell table:style-name="ce81" table:formula="of:=[.AF78]*1.01" office:value-type="float" office:value="41.7389178703395" calcext:value-type="float">
            <text:p>41.74</text:p>
          </table:table-cell>
          <table:table-cell table:style-name="ce81" table:formula="of:=[.AG78]*1.01" office:value-type="float" office:value="42.1563070490429" calcext:value-type="float">
            <text:p>42.16</text:p>
          </table:table-cell>
          <table:table-cell table:style-name="ce81" table:formula="of:=[.AH78]*1.01" office:value-type="float" office:value="42.5778701195333" calcext:value-type="float">
            <text:p>42.58</text:p>
          </table:table-cell>
          <table:table-cell table:style-name="ce81" table:formula="of:=[.AI78]*1.01" office:value-type="float" office:value="43.0036488207286" calcext:value-type="float">
            <text:p>43.00</text:p>
          </table:table-cell>
          <table:table-cell table:style-name="ce81" table:formula="of:=[.AJ78]*1.01" office:value-type="float" office:value="43.4336853089359" calcext:value-type="float">
            <text:p>43.43</text:p>
          </table:table-cell>
          <table:table-cell table:style-name="ce81" table:formula="of:=[.AK78]*1.01" office:value-type="float" office:value="43.8680221620253" calcext:value-type="float">
            <text:p>43.87</text:p>
          </table:table-cell>
          <table:table-cell table:style-name="ce81" table:formula="of:=[.AL78]*1.01" office:value-type="float" office:value="44.3067023836455" calcext:value-type="float">
            <text:p>44.31</text:p>
          </table:table-cell>
          <table:table-cell table:style-name="ce81" table:formula="of:=[.AM78]*1.01" office:value-type="float" office:value="44.749769407482" calcext:value-type="float">
            <text:p>44.75</text:p>
          </table:table-cell>
          <table:table-cell table:style-name="ce81" table:formula="of:=[.AN78]*1.01" office:value-type="float" office:value="45.1972671015568" calcext:value-type="float">
            <text:p>45.20</text:p>
          </table:table-cell>
          <table:table-cell table:style-name="ce81" table:formula="of:=[.AO78]*1.01" office:value-type="float" office:value="45.6492397725724" calcext:value-type="float">
            <text:p>45.65</text:p>
          </table:table-cell>
          <table:table-cell table:style-name="ce81" table:formula="of:=[.AP78]*1.01" office:value-type="float" office:value="46.1057321702981" calcext:value-type="float">
            <text:p>46.11</text:p>
          </table:table-cell>
          <table:table-cell table:number-columns-repeated="981"/>
        </table:table-row>
        <table:table-row table:style-name="ro1">
          <table:table-cell table:style-name="ce68" office:value-type="string" calcext:value-type="string">
            <text:p>Total socioéconomique</text:p>
          </table:table-cell>
          <table:table-cell table:style-name="ce68" table:number-columns-repeated="6"/>
          <table:table-cell table:style-name="ce80" table:formula="of:=[.H74]+[.H78]+[.H77]" office:value-type="float" office:value="92.546691" calcext:value-type="float">
            <text:p>92.55</text:p>
          </table:table-cell>
          <table:table-cell table:style-name="ce80" table:formula="of:=[.I74]+[.I78]+[.I77]" office:value-type="float" office:value="93.65215791" calcext:value-type="float">
            <text:p>93.65</text:p>
          </table:table-cell>
          <table:table-cell table:style-name="ce80" table:formula="of:=[.J74]+[.J78]+[.J77]" office:value-type="float" office:value="94.7710194891" calcext:value-type="float">
            <text:p>94.77</text:p>
          </table:table-cell>
          <table:table-cell table:style-name="ce80" table:formula="of:=[.K74]+[.K78]+[.K77]" office:value-type="float" office:value="95.903440103991" calcext:value-type="float">
            <text:p>95.90</text:p>
          </table:table-cell>
          <table:table-cell table:style-name="ce80" table:formula="of:=[.L74]+[.L78]+[.L77]" office:value-type="float" office:value="97.0495861604909" calcext:value-type="float">
            <text:p>97.05</text:p>
          </table:table-cell>
          <table:table-cell table:style-name="ce80" table:formula="of:=[.M74]+[.M78]+[.M77]" office:value-type="float" office:value="98.2096261290768" calcext:value-type="float">
            <text:p>98.21</text:p>
          </table:table-cell>
          <table:table-cell table:style-name="ce80" table:formula="of:=[.N74]+[.N78]+[.N77]" office:value-type="float" office:value="99.3837305707393" calcext:value-type="float">
            <text:p>99.38</text:p>
          </table:table-cell>
          <table:table-cell table:style-name="ce80" table:formula="of:=[.O74]+[.O78]+[.O77]" office:value-type="float" office:value="100.572072163163" calcext:value-type="float">
            <text:p>100.57</text:p>
          </table:table-cell>
          <table:table-cell table:style-name="ce80" table:formula="of:=[.P74]+[.P78]+[.P77]" office:value-type="float" office:value="101.774825727239" calcext:value-type="float">
            <text:p>101.77</text:p>
          </table:table-cell>
          <table:table-cell table:style-name="ce80" table:formula="of:=[.Q74]+[.Q78]+[.Q77]" office:value-type="float" office:value="102.992168253907" calcext:value-type="float">
            <text:p>102.99</text:p>
          </table:table-cell>
          <table:table-cell table:style-name="ce80" table:formula="of:=[.R74]+[.R78]+[.R77]" office:value-type="float" office:value="104.224278931344" calcext:value-type="float">
            <text:p>104.22</text:p>
          </table:table-cell>
          <table:table-cell table:style-name="ce80" table:formula="of:=[.S74]+[.S78]+[.S77]" office:value-type="float" office:value="105.471339172489" calcext:value-type="float">
            <text:p>105.47</text:p>
          </table:table-cell>
          <table:table-cell table:style-name="ce80" table:formula="of:=[.T74]+[.T78]+[.T77]" office:value-type="float" office:value="106.733532642919" calcext:value-type="float">
            <text:p>106.73</text:p>
          </table:table-cell>
          <table:table-cell table:style-name="ce80" table:formula="of:=[.U74]+[.U78]+[.U77]" office:value-type="float" office:value="108.011045289076" calcext:value-type="float">
            <text:p>108.01</text:p>
          </table:table-cell>
          <table:table-cell table:style-name="ce80" table:formula="of:=[.V74]+[.V78]+[.V77]" office:value-type="float" office:value="109.304065366852" calcext:value-type="float">
            <text:p>109.30</text:p>
          </table:table-cell>
          <table:table-cell table:style-name="ce80" table:formula="of:=[.W74]+[.W78]+[.W77]" office:value-type="float" office:value="110.612783470529" calcext:value-type="float">
            <text:p>110.61</text:p>
          </table:table-cell>
          <table:table-cell table:style-name="ce80" table:formula="of:=[.X74]+[.X78]+[.X77]" office:value-type="float" office:value="111.937392562093" calcext:value-type="float">
            <text:p>111.94</text:p>
          </table:table-cell>
          <table:table-cell table:style-name="ce80" table:formula="of:=[.Y74]+[.Y78]+[.Y77]" office:value-type="float" office:value="113.278088000911" calcext:value-type="float">
            <text:p>113.28</text:p>
          </table:table-cell>
          <table:table-cell table:style-name="ce80" table:formula="of:=[.Z74]+[.Z78]+[.Z77]" office:value-type="float" office:value="114.63506757379" calcext:value-type="float">
            <text:p>114.64</text:p>
          </table:table-cell>
          <table:table-cell table:style-name="ce80" table:formula="of:=[.AA74]+[.AA78]+[.AA77]" office:value-type="float" office:value="116.008531525404" calcext:value-type="float">
            <text:p>116.01</text:p>
          </table:table-cell>
          <table:table-cell table:style-name="ce80" table:formula="of:=[.AB74]+[.AB78]+[.AB77]" office:value-type="float" office:value="117.398682589121" calcext:value-type="float">
            <text:p>117.40</text:p>
          </table:table-cell>
          <table:table-cell table:style-name="ce80" table:formula="of:=[.AC74]+[.AC78]+[.AC77]" office:value-type="float" office:value="118.805726018205" calcext:value-type="float">
            <text:p>118.81</text:p>
          </table:table-cell>
          <table:table-cell table:style-name="ce80" table:formula="of:=[.AD74]+[.AD78]+[.AD77]" office:value-type="float" office:value="120.229869617422" calcext:value-type="float">
            <text:p>120.23</text:p>
          </table:table-cell>
          <table:table-cell table:style-name="ce80" table:formula="of:=[.AE74]+[.AE78]+[.AE77]" office:value-type="float" office:value="121.671323775038" calcext:value-type="float">
            <text:p>121.67</text:p>
          </table:table-cell>
          <table:table-cell table:style-name="ce80" table:formula="of:=[.AF74]+[.AF78]+[.AF77]" office:value-type="float" office:value="123.130301495229" calcext:value-type="float">
            <text:p>123.13</text:p>
          </table:table-cell>
          <table:table-cell table:style-name="ce80" table:formula="of:=[.AG74]+[.AG78]+[.AG77]" office:value-type="float" office:value="124.607018430894" calcext:value-type="float">
            <text:p>124.61</text:p>
          </table:table-cell>
          <table:table-cell table:style-name="ce80" table:formula="of:=[.AH74]+[.AH78]+[.AH77]" office:value-type="float" office:value="126.101692916884" calcext:value-type="float">
            <text:p>126.10</text:p>
          </table:table-cell>
          <table:table-cell table:style-name="ce80" table:formula="of:=[.AI74]+[.AI78]+[.AI77]" office:value-type="float" office:value="127.614546003657" calcext:value-type="float">
            <text:p>127.61</text:p>
          </table:table-cell>
          <table:table-cell table:style-name="ce80" table:formula="of:=[.AJ74]+[.AJ78]+[.AJ77]" office:value-type="float" office:value="129.145801491346" calcext:value-type="float">
            <text:p>129.15</text:p>
          </table:table-cell>
          <table:table-cell table:style-name="ce80" table:formula="of:=[.AK74]+[.AK78]+[.AK77]" office:value-type="float" office:value="130.695685964271" calcext:value-type="float">
            <text:p>130.70</text:p>
          </table:table-cell>
          <table:table-cell table:style-name="ce80" table:formula="of:=[.AL74]+[.AL78]+[.AL77]" office:value-type="float" office:value="132.26442882588" calcext:value-type="float">
            <text:p>132.26</text:p>
          </table:table-cell>
          <table:table-cell table:style-name="ce80" table:formula="of:=[.AM74]+[.AM78]+[.AM77]" office:value-type="float" office:value="133.85226233413" calcext:value-type="float">
            <text:p>133.85</text:p>
          </table:table-cell>
          <table:table-cell table:style-name="ce80" table:formula="of:=[.AN74]+[.AN78]+[.AN77]" office:value-type="float" office:value="135.459421637323" calcext:value-type="float">
            <text:p>135.46</text:p>
          </table:table-cell>
          <table:table-cell table:style-name="ce80" table:formula="of:=[.AO74]+[.AO78]+[.AO77]" office:value-type="float" office:value="137.086144810385" calcext:value-type="float">
            <text:p>137.09</text:p>
          </table:table-cell>
          <table:table-cell table:style-name="ce80" table:formula="of:=[.AP74]+[.AP78]+[.AP77]" office:value-type="float" office:value="138.732672891616" calcext:value-type="float">
            <text:p>138.73</text:p>
          </table:table-cell>
          <table:table-cell table:style-name="ce80" table:formula="of:=[.AQ74]+[.AQ78]+[.AQ77]" office:value-type="float" office:value="140.399249919889" calcext:value-type="float">
            <text:p>140.40</text:p>
          </table:table-cell>
          <table:table-cell table:number-columns-repeated="981"/>
        </table:table-row>
        <table:table-row table:style-name="ro1">
          <table:table-cell table:style-name="ce65" table:number-columns-repeated="7"/>
          <table:table-cell table:style-name="ce87" table:number-columns-repeated="1017"/>
        </table:table-row>
        <table:table-row table:style-name="ro1">
          <table:table-cell table:style-name="ce65" office:value-type="string" calcext:value-type="string">
            <text:p>TCAM 2015-2030 HTT</text:p>
          </table:table-cell>
          <table:table-cell table:style-name="ce65" table:number-columns-repeated="6"/>
          <table:table-cell table:style-name="ce83" table:formula="of:=([.W74]/[.H74])^(1/15)-1" office:value-type="percentage" office:value="0.0129999999999999" calcext:value-type="percentage">
            <text:p>1.30%</text:p>
          </table:table-cell>
          <table:table-cell table:style-name="ce87" table:number-columns-repeated="1016"/>
        </table:table-row>
        <table:table-row table:style-name="ro1">
          <table:table-cell table:style-name="ce65" office:value-type="string" calcext:value-type="string">
            <text:p>TCAM 2015-2030 TTC acteurs</text:p>
          </table:table-cell>
          <table:table-cell table:style-name="ce65" table:number-columns-repeated="6"/>
          <table:table-cell table:style-name="ce83" table:formula="of:=([.W76]/[.H76])^(1/15)-1" office:value-type="percentage" office:value="0.0129999999999999" calcext:value-type="percentage">
            <text:p>1.30%</text:p>
          </table:table-cell>
          <table:table-cell table:style-name="ce87" table:number-columns-repeated="1016"/>
        </table:table-row>
        <table:table-row table:style-name="ro1">
          <table:table-cell table:style-name="ce65" office:value-type="string" calcext:value-type="string">
            <office:annotation draw:style-name="gr2" draw:text-style-name="P2" svg:width="39.23mm" svg:height="28.89mm" svg:x="32.95mm" svg:y="357.32mm" draw:caption-point-x="90.77mm" draw:caption-point-y="158.68mm">
              <dc:date>2017-08-28T00:00:00</dc:date>
              <text:p text:style-name="P1"><text:span text:style-name="T1">BAIZ Adam - CGDD/SEEI/MA3:</text:span></text:p>
              <text:p text:style-name="P1"><text:span text:style-name="T2">HT consiste à enlever les taxes versées directement à l'Etat et à conserver les taxes qui couvrent les coûts inhérents à la filière</text:span></text:p>
            </office:annotation>
            <text:p>TCAM 2015-2030 socio-éco</text:p>
          </table:table-cell>
          <table:table-cell table:style-name="ce65" table:number-columns-repeated="6"/>
          <table:table-cell table:style-name="ce83" table:formula="of:=([.W79]/[.H79])^(1/15)-1" office:value-type="percentage" office:value="0.0119591037212796" calcext:value-type="percentage">
            <text:p>1.20%</text:p>
          </table:table-cell>
          <table:table-cell table:style-name="ce87" table:number-columns-repeated="1016"/>
        </table:table-row>
        <table:table-row table:style-name="ro1">
          <table:table-cell table:style-name="ce65" table:number-columns-repeated="7"/>
          <table:table-cell table:style-name="ce83"/>
          <table:table-cell table:style-name="ce87" table:number-columns-repeated="1016"/>
        </table:table-row>
        <table:table-row table:style-name="ro1">
          <table:table-cell table:style-name="ce65" office:value-type="string" calcext:value-type="string">
            <text:p>TCAM 2030 -2050 HTT</text:p>
          </table:table-cell>
          <table:table-cell table:style-name="ce65" table:number-columns-repeated="6"/>
          <table:table-cell table:style-name="ce83" table:formula="of:=([.AQ74]/[.W74])^(1/20)-1" office:value-type="percentage" office:value="0.0129999999999999" calcext:value-type="percentage">
            <text:p>1.30%</text:p>
          </table:table-cell>
          <table:table-cell table:style-name="ce87"/>
          <table:table-cell table:style-name="ce87" table:formula="of:=7/58" office:value-type="float" office:value="0.120689655172414" calcext:value-type="float">
            <text:p>0.1206896552</text:p>
          </table:table-cell>
          <table:table-cell table:style-name="ce87"/>
          <table:table-cell table:style-name="ce87" table:formula="of:=12/77" office:value-type="float" office:value="0.155844155844156" calcext:value-type="float">
            <text:p>0.1558441558</text:p>
          </table:table-cell>
          <table:table-cell table:style-name="ce87" table:number-columns-repeated="1012"/>
        </table:table-row>
        <table:table-row table:style-name="ro1">
          <table:table-cell table:style-name="ce65" office:value-type="string" calcext:value-type="string">
            <text:p>TCAM 2030-2050 TTC acteurs</text:p>
          </table:table-cell>
          <table:table-cell table:style-name="ce65" table:number-columns-repeated="6"/>
          <table:table-cell table:style-name="ce83" table:formula="of:=([.AQ76]/[.W76])^(1/20)-1" office:value-type="percentage" office:value="0.0129999999999999" calcext:value-type="percentage">
            <text:p>1.30%</text:p>
          </table:table-cell>
          <table:table-cell table:style-name="ce87"/>
          <table:table-cell table:style-name="ce87" table:formula="of:=12/58" office:value-type="float" office:value="0.206896551724138" calcext:value-type="float">
            <text:p>0.2068965517</text:p>
          </table:table-cell>
          <table:table-cell table:style-name="ce87"/>
          <table:table-cell table:style-name="ce87" table:formula="of:=7/77" office:value-type="float" office:value="0.0909090909090909" calcext:value-type="float">
            <text:p>0.0909090909</text:p>
          </table:table-cell>
          <table:table-cell table:style-name="ce87" table:number-columns-repeated="1012"/>
        </table:table-row>
        <table:table-row table:style-name="ro1">
          <table:table-cell table:style-name="ce65" office:value-type="string" calcext:value-type="string">
            <office:annotation draw:style-name="gr2" draw:text-style-name="P2" svg:width="39.23mm" svg:height="28.89mm" svg:x="32.95mm" svg:y="375.4mm" draw:caption-point-x="90.77mm" draw:caption-point-y="162.89mm">
              <dc:date>2017-08-28T00:00:00</dc:date>
              <text:p text:style-name="P1"><text:span text:style-name="T1">BAIZ Adam - CGDD/SEEI/MA3:</text:span></text:p>
              <text:p text:style-name="P1"><text:span text:style-name="T2">HT consiste à enlever les taxes versées directement à l'Etat et à conserver les taxes qui couvrent les coûts inhérents à la filière</text:span></text:p>
            </office:annotation>
            <text:p>TCAM 2030 - 2050 socio-éco</text:p>
          </table:table-cell>
          <table:table-cell table:style-name="ce65" table:number-columns-repeated="6"/>
          <table:table-cell table:style-name="ce83" table:formula="of:=([.AQ79]/[.W79])^(1/20)-1" office:value-type="percentage" office:value="0.0119940831819849" calcext:value-type="percentage">
            <text:p>1.20%</text:p>
          </table:table-cell>
          <table:table-cell table:style-name="ce87"/>
          <table:table-cell/>
          <table:table-cell table:style-name="ce87"/>
          <table:table-cell/>
          <table:table-cell table:style-name="ce87" table:number-columns-repeated="1012"/>
        </table:table-row>
        <table:table-row table:style-name="ro1">
          <table:table-cell table:style-name="ce65" table:number-columns-repeated="7"/>
          <table:table-cell table:style-name="ce83"/>
          <table:table-cell table:style-name="ce87"/>
          <table:table-cell/>
          <table:table-cell table:style-name="ce87"/>
          <table:table-cell/>
          <table:table-cell table:style-name="ce87" table:number-columns-repeated="1012"/>
        </table:table-row>
        <table:table-row table:style-name="ro1">
          <table:table-cell table:style-name="ce65" table:number-columns-repeated="7"/>
          <table:table-cell/>
          <table:table-cell table:style-name="ce87"/>
          <table:table-cell/>
          <table:table-cell table:style-name="ce87"/>
          <table:table-cell/>
          <table:table-cell table:style-name="ce87" table:number-columns-repeated="1012"/>
        </table:table-row>
        <table:table-row table:style-name="ro1">
          <table:table-cell table:style-name="ce64" office:value-type="string" calcext:value-type="string">
            <text:p>Prix du fioul domestique pour un particulier</text:p>
          </table:table-cell>
          <table:table-cell table:style-name="ce64" office:value-type="float" office:value="2009" calcext:value-type="float">
            <text:p>2009</text:p>
          </table:table-cell>
          <table:table-cell table:style-name="ce64" office:value-type="float" office:value="2010" calcext:value-type="float">
            <text:p>2010</text:p>
          </table:table-cell>
          <table:table-cell table:style-name="ce64" office:value-type="float" office:value="2011" calcext:value-type="float">
            <text:p>2011</text:p>
          </table:table-cell>
          <table:table-cell table:style-name="ce64" office:value-type="float" office:value="2012" calcext:value-type="float">
            <text:p>2012</text:p>
          </table:table-cell>
          <table:table-cell table:style-name="ce64" office:value-type="float" office:value="2013" calcext:value-type="float">
            <text:p>2013</text:p>
          </table:table-cell>
          <table:table-cell table:style-name="ce64" office:value-type="float" office:value="2014" calcext:value-type="float">
            <text:p>2014</text:p>
          </table:table-cell>
          <table:table-cell table:style-name="ce72" office:value-type="float" office:value="2015" calcext:value-type="float">
            <text:p>2015</text:p>
          </table:table-cell>
          <table:table-cell table:style-name="ce73" table:formula="of:=[.H90]+1" office:value-type="float" office:value="2016" calcext:value-type="float">
            <text:p>2016</text:p>
          </table:table-cell>
          <table:table-cell table:style-name="ce73" table:formula="of:=[.I90]+1" office:value-type="float" office:value="2017" calcext:value-type="float">
            <text:p>2017</text:p>
          </table:table-cell>
          <table:table-cell table:style-name="ce73" table:formula="of:=[.J90]+1" office:value-type="float" office:value="2018" calcext:value-type="float">
            <text:p>2018</text:p>
          </table:table-cell>
          <table:table-cell table:style-name="ce73" table:formula="of:=[.K90]+1" office:value-type="float" office:value="2019" calcext:value-type="float">
            <text:p>2019</text:p>
          </table:table-cell>
          <table:table-cell table:style-name="ce73" table:formula="of:=[.L90]+1" office:value-type="float" office:value="2020" calcext:value-type="float">
            <text:p>2020</text:p>
          </table:table-cell>
          <table:table-cell table:style-name="ce73" table:formula="of:=[.M90]+1" office:value-type="float" office:value="2021" calcext:value-type="float">
            <text:p>2021</text:p>
          </table:table-cell>
          <table:table-cell table:style-name="ce73" table:formula="of:=[.N90]+1" office:value-type="float" office:value="2022" calcext:value-type="float">
            <text:p>2022</text:p>
          </table:table-cell>
          <table:table-cell table:style-name="ce73" table:formula="of:=[.O90]+1" office:value-type="float" office:value="2023" calcext:value-type="float">
            <text:p>2023</text:p>
          </table:table-cell>
          <table:table-cell table:style-name="ce73" table:formula="of:=[.P90]+1" office:value-type="float" office:value="2024" calcext:value-type="float">
            <text:p>2024</text:p>
          </table:table-cell>
          <table:table-cell table:style-name="ce73" table:formula="of:=[.Q90]+1" office:value-type="float" office:value="2025" calcext:value-type="float">
            <text:p>2025</text:p>
          </table:table-cell>
          <table:table-cell table:style-name="ce73" table:formula="of:=[.R90]+1" office:value-type="float" office:value="2026" calcext:value-type="float">
            <text:p>2026</text:p>
          </table:table-cell>
          <table:table-cell table:style-name="ce73" table:formula="of:=[.S90]+1" office:value-type="float" office:value="2027" calcext:value-type="float">
            <text:p>2027</text:p>
          </table:table-cell>
          <table:table-cell table:style-name="ce73" table:formula="of:=[.T90]+1" office:value-type="float" office:value="2028" calcext:value-type="float">
            <text:p>2028</text:p>
          </table:table-cell>
          <table:table-cell table:style-name="ce73" table:formula="of:=[.U90]+1" office:value-type="float" office:value="2029" calcext:value-type="float">
            <text:p>2029</text:p>
          </table:table-cell>
          <table:table-cell table:style-name="ce73" table:formula="of:=[.V90]+1" office:value-type="float" office:value="2030" calcext:value-type="float">
            <text:p>2030</text:p>
          </table:table-cell>
          <table:table-cell table:style-name="ce73" table:formula="of:=[.W90]+1" office:value-type="float" office:value="2031" calcext:value-type="float">
            <text:p>2031</text:p>
          </table:table-cell>
          <table:table-cell table:style-name="ce73" table:formula="of:=[.X90]+1" office:value-type="float" office:value="2032" calcext:value-type="float">
            <text:p>2032</text:p>
          </table:table-cell>
          <table:table-cell table:style-name="ce73" table:formula="of:=[.Y90]+1" office:value-type="float" office:value="2033" calcext:value-type="float">
            <text:p>2033</text:p>
          </table:table-cell>
          <table:table-cell table:style-name="ce73" table:formula="of:=[.Z90]+1" office:value-type="float" office:value="2034" calcext:value-type="float">
            <text:p>2034</text:p>
          </table:table-cell>
          <table:table-cell table:style-name="ce73" table:formula="of:=[.AA90]+1" office:value-type="float" office:value="2035" calcext:value-type="float">
            <text:p>2035</text:p>
          </table:table-cell>
          <table:table-cell table:style-name="ce73" table:formula="of:=[.AB90]+1" office:value-type="float" office:value="2036" calcext:value-type="float">
            <text:p>2036</text:p>
          </table:table-cell>
          <table:table-cell table:style-name="ce73" table:formula="of:=[.AC90]+1" office:value-type="float" office:value="2037" calcext:value-type="float">
            <text:p>2037</text:p>
          </table:table-cell>
          <table:table-cell table:style-name="ce73" table:formula="of:=[.AD90]+1" office:value-type="float" office:value="2038" calcext:value-type="float">
            <text:p>2038</text:p>
          </table:table-cell>
          <table:table-cell table:style-name="ce73" table:formula="of:=[.AE90]+1" office:value-type="float" office:value="2039" calcext:value-type="float">
            <text:p>2039</text:p>
          </table:table-cell>
          <table:table-cell table:style-name="ce73" table:formula="of:=[.AF90]+1" office:value-type="float" office:value="2040" calcext:value-type="float">
            <text:p>2040</text:p>
          </table:table-cell>
          <table:table-cell table:style-name="ce73" table:formula="of:=[.AG90]+1" office:value-type="float" office:value="2041" calcext:value-type="float">
            <text:p>2041</text:p>
          </table:table-cell>
          <table:table-cell table:style-name="ce73" table:formula="of:=[.AH90]+1" office:value-type="float" office:value="2042" calcext:value-type="float">
            <text:p>2042</text:p>
          </table:table-cell>
          <table:table-cell table:style-name="ce73" table:formula="of:=[.AI90]+1" office:value-type="float" office:value="2043" calcext:value-type="float">
            <text:p>2043</text:p>
          </table:table-cell>
          <table:table-cell table:style-name="ce73" table:formula="of:=[.AJ90]+1" office:value-type="float" office:value="2044" calcext:value-type="float">
            <text:p>2044</text:p>
          </table:table-cell>
          <table:table-cell table:style-name="ce73" table:formula="of:=[.AK90]+1" office:value-type="float" office:value="2045" calcext:value-type="float">
            <text:p>2045</text:p>
          </table:table-cell>
          <table:table-cell table:style-name="ce73" table:formula="of:=[.AL90]+1" office:value-type="float" office:value="2046" calcext:value-type="float">
            <text:p>2046</text:p>
          </table:table-cell>
          <table:table-cell table:style-name="ce73" table:formula="of:=[.AM90]+1" office:value-type="float" office:value="2047" calcext:value-type="float">
            <text:p>2047</text:p>
          </table:table-cell>
          <table:table-cell table:style-name="ce73" table:formula="of:=[.AN90]+1" office:value-type="float" office:value="2048" calcext:value-type="float">
            <text:p>2048</text:p>
          </table:table-cell>
          <table:table-cell table:style-name="ce73" table:formula="of:=[.AO90]+1" office:value-type="float" office:value="2049" calcext:value-type="float">
            <text:p>2049</text:p>
          </table:table-cell>
          <table:table-cell table:style-name="ce73" table:formula="of:=[.AP90]+1" office:value-type="float" office:value="2050" calcext:value-type="float">
            <text:p>2050</text:p>
          </table:table-cell>
          <table:table-cell table:number-columns-repeated="981"/>
        </table:table-row>
        <table:table-row table:style-name="ro1">
          <table:table-cell table:style-name="ce65" office:value-type="string" calcext:value-type="string">
            <text:p>HTT / MWh</text:p>
          </table:table-cell>
          <table:table-cell table:style-name="ce71" table:formula="of:=SUM([.B92:.B94])" office:value-type="float" office:value="54.1456337491149" calcext:value-type="float">
            <text:p>54.15</text:p>
          </table:table-cell>
          <table:table-cell table:style-name="ce71" table:formula="of:=SUM([.C92:.C94])" office:value-type="float" office:value="68.7529293534506" calcext:value-type="float">
            <text:p>68.75</text:p>
          </table:table-cell>
          <table:table-cell table:style-name="ce71" table:formula="of:=SUM([.D92:.D94])" office:value-type="float" office:value="87.0235726346751" calcext:value-type="float">
            <text:p>87.02</text:p>
          </table:table-cell>
          <table:table-cell table:style-name="ce71" table:formula="of:=SUM([.E92:.E94])" office:value-type="float" office:value="93.502360695027" calcext:value-type="float">
            <text:p>93.50</text:p>
          </table:table-cell>
          <table:table-cell table:style-name="ce71" table:formula="of:=SUM([.F92:.F94])" office:value-type="float" office:value="89.6061114439784" calcext:value-type="float">
            <text:p>89.61</text:p>
          </table:table-cell>
          <table:table-cell table:style-name="ce71" table:formula="of:=SUM([.G92:.G94])" office:value-type="float" office:value="83.7265597254752" calcext:value-type="float">
            <text:p>83.73</text:p>
          </table:table-cell>
          <table:table-cell table:style-name="ce71" table:formula="of:=SUM([.H92:.H94])" office:value-type="float" office:value="59.17" calcext:value-type="float">
            <text:p>59.17</text:p>
          </table:table-cell>
          <table:table-cell table:style-name="ce71" table:formula="of:=SUM([.I92:.I94])" office:value-type="float" office:value="61.1921765801761" calcext:value-type="float">
            <text:p>61.19</text:p>
          </table:table-cell>
          <table:table-cell table:style-name="ce71" table:formula="of:=SUM([.J92:.J94])" office:value-type="float" office:value="63.3061627275145" calcext:value-type="float">
            <text:p>63.31</text:p>
          </table:table-cell>
          <table:table-cell table:style-name="ce71" table:formula="of:=SUM([.K92:.K94])" office:value-type="float" office:value="65.5161267212375" calcext:value-type="float">
            <text:p>65.52</text:p>
          </table:table-cell>
          <table:table-cell table:style-name="ce71" table:formula="of:=SUM([.L92:.L94])" office:value-type="float" office:value="67.826426086113" calcext:value-type="float">
            <text:p>67.83</text:p>
          </table:table-cell>
          <table:table-cell table:style-name="ce71" table:formula="of:=SUM([.M92:.M94])" office:value-type="float" office:value="70.2416161844607" calcext:value-type="float">
            <text:p>70.24</text:p>
          </table:table-cell>
          <table:table-cell table:style-name="ce71" table:formula="of:=SUM([.N92:.N94])" office:value-type="float" office:value="72.7664591982451" calcext:value-type="float">
            <text:p>72.77</text:p>
          </table:table-cell>
          <table:table-cell table:style-name="ce71" table:formula="of:=SUM([.O92:.O94])" office:value-type="float" office:value="75.4059335189692" calcext:value-type="float">
            <text:p>75.41</text:p>
          </table:table-cell>
          <table:table-cell table:style-name="ce71" table:formula="of:=SUM([.P92:.P94])" office:value-type="float" office:value="78.1652435638816" calcext:value-type="float">
            <text:p>78.17</text:p>
          </table:table-cell>
          <table:table-cell table:style-name="ce71" table:formula="of:=SUM([.Q92:.Q94])" office:value-type="float" office:value="81.0498300378525" calcext:value-type="float">
            <text:p>81.05</text:p>
          </table:table-cell>
          <table:table-cell table:style-name="ce71" table:formula="of:=SUM([.R92:.R94])" office:value-type="float" office:value="84.0653806611534" calcext:value-type="float">
            <text:p>84.07</text:p>
          </table:table-cell>
          <table:table-cell table:style-name="ce71" table:formula="of:=SUM([.S92:.S94])" office:value-type="float" office:value="87.217841384292" calcext:value-type="float">
            <text:p>87.22</text:p>
          </table:table-cell>
          <table:table-cell table:style-name="ce71" table:formula="of:=SUM([.T92:.T94])" office:value-type="float" office:value="90.5134281120165" calcext:value-type="float">
            <text:p>90.51</text:p>
          </table:table-cell>
          <table:table-cell table:style-name="ce71" table:formula="of:=SUM([.U92:.U94])" office:value-type="float" office:value="93.9586389596051" calcext:value-type="float">
            <text:p>93.96</text:p>
          </table:table-cell>
          <table:table-cell table:style-name="ce71" table:formula="of:=SUM([.V92:.V94])" office:value-type="float" office:value="97.5602670656077" calcext:value-type="float">
            <text:p>97.56</text:p>
          </table:table-cell>
          <table:table-cell table:style-name="ce71" table:formula="of:=SUM([.W92:.W94])" office:value-type="float" office:value="101.325413986304" calcext:value-type="float">
            <text:p>101.33</text:p>
          </table:table-cell>
          <table:table-cell table:style-name="ce71" table:formula="of:=SUM([.X92:.X94])" office:value-type="float" office:value="102.191222513883" calcext:value-type="float">
            <text:p>102.19</text:p>
          </table:table-cell>
          <table:table-cell table:style-name="ce71" table:formula="of:=SUM([.Y92:.Y94])" office:value-type="float" office:value="103.065677685754" calcext:value-type="float">
            <text:p>103.07</text:p>
          </table:table-cell>
          <table:table-cell table:style-name="ce71" table:formula="of:=SUM([.Z92:.Z94])" office:value-type="float" office:value="103.948865854099" calcext:value-type="float">
            <text:p>103.95</text:p>
          </table:table-cell>
          <table:table-cell table:style-name="ce71" table:formula="of:=SUM([.AA92:.AA94])" office:value-type="float" office:value="104.840874233486" calcext:value-type="float">
            <text:p>104.84</text:p>
          </table:table-cell>
          <table:table-cell table:style-name="ce71" table:formula="of:=SUM([.AB92:.AB94])" office:value-type="float" office:value="105.741790909471" calcext:value-type="float">
            <text:p>105.74</text:p>
          </table:table-cell>
          <table:table-cell table:style-name="ce71" table:formula="of:=SUM([.AC92:.AC94])" office:value-type="float" office:value="106.651704847305" calcext:value-type="float">
            <text:p>106.65</text:p>
          </table:table-cell>
          <table:table-cell table:style-name="ce71" table:formula="of:=SUM([.AD92:.AD94])" office:value-type="float" office:value="107.570705900714" calcext:value-type="float">
            <text:p>107.57</text:p>
          </table:table-cell>
          <table:table-cell table:style-name="ce71" table:formula="of:=SUM([.AE92:.AE94])" office:value-type="float" office:value="108.498884820776" calcext:value-type="float">
            <text:p>108.50</text:p>
          </table:table-cell>
          <table:table-cell table:style-name="ce71" table:formula="of:=SUM([.AF92:.AF94])" office:value-type="float" office:value="109.436333264877" calcext:value-type="float">
            <text:p>109.44</text:p>
          </table:table-cell>
          <table:table-cell table:style-name="ce71" table:formula="of:=SUM([.AG92:.AG94])" office:value-type="float" office:value="110.383143805769" calcext:value-type="float">
            <text:p>110.38</text:p>
          </table:table-cell>
          <table:table-cell table:style-name="ce71" table:formula="of:=SUM([.AH92:.AH94])" office:value-type="float" office:value="110.820462309846" calcext:value-type="float">
            <text:p>110.82</text:p>
          </table:table-cell>
          <table:table-cell table:style-name="ce71" table:formula="of:=SUM([.AI92:.AI94])" office:value-type="float" office:value="111.259778110997" calcext:value-type="float">
            <text:p>111.26</text:p>
          </table:table-cell>
          <table:table-cell table:style-name="ce71" table:formula="of:=SUM([.AJ92:.AJ94])" office:value-type="float" office:value="111.701100331169" calcext:value-type="float">
            <text:p>111.70</text:p>
          </table:table-cell>
          <table:table-cell table:style-name="ce71" table:formula="of:=SUM([.AK92:.AK94])" office:value-type="float" office:value="112.144438133968" calcext:value-type="float">
            <text:p>112.14</text:p>
          </table:table-cell>
          <table:table-cell table:style-name="ce71" table:formula="of:=SUM([.AL92:.AL94])" office:value-type="float" office:value="112.589800724852" calcext:value-type="float">
            <text:p>112.59</text:p>
          </table:table-cell>
          <table:table-cell table:style-name="ce71" table:formula="of:=SUM([.AM92:.AM94])" office:value-type="float" office:value="113.037197351323" calcext:value-type="float">
            <text:p>113.04</text:p>
          </table:table-cell>
          <table:table-cell table:style-name="ce71" table:formula="of:=SUM([.AN92:.AN94])" office:value-type="float" office:value="113.486637303116" calcext:value-type="float">
            <text:p>113.49</text:p>
          </table:table-cell>
          <table:table-cell table:style-name="ce71" table:formula="of:=SUM([.AO92:.AO94])" office:value-type="float" office:value="113.938129912394" calcext:value-type="float">
            <text:p>113.94</text:p>
          </table:table-cell>
          <table:table-cell table:style-name="ce71" table:formula="of:=SUM([.AP92:.AP94])" office:value-type="float" office:value="114.391684553943" calcext:value-type="float">
            <text:p>114.39</text:p>
          </table:table-cell>
          <table:table-cell table:style-name="ce71" table:formula="of:=SUM([.AQ92:.AQ94])" office:value-type="float" office:value="114.847310645362" calcext:value-type="float">
            <text:p>114.85</text:p>
          </table:table-cell>
          <table:table-cell table:style-name="ce87" table:number-columns-repeated="981"/>
        </table:table-row>
        <table:table-row table:style-name="ro1">
          <table:table-cell table:style-name="ce66" office:value-type="string" calcext:value-type="string">
            <text:p>transport, distribution, commercialisation</text:p>
          </table:table-cell>
          <table:table-cell table:style-name="ce70" table:formula="of:=[.C92]" office:value-type="float" office:value="9.29" calcext:value-type="float">
            <text:p>9.29</text:p>
          </table:table-cell>
          <table:table-cell table:style-name="ce70" table:formula="of:=[.D92]" office:value-type="float" office:value="9.29" calcext:value-type="float">
            <text:p>9.29</text:p>
          </table:table-cell>
          <table:table-cell table:style-name="ce70" table:formula="of:=[.E92]" office:value-type="float" office:value="9.29" calcext:value-type="float">
            <text:p>9.29</text:p>
          </table:table-cell>
          <table:table-cell table:style-name="ce70" table:formula="of:=[.F92]" office:value-type="float" office:value="9.29" calcext:value-type="float">
            <text:p>9.29</text:p>
          </table:table-cell>
          <table:table-cell table:style-name="ce70" table:formula="of:=[.G92]" office:value-type="float" office:value="9.29" calcext:value-type="float">
            <text:p>9.29</text:p>
          </table:table-cell>
          <table:table-cell table:style-name="ce70" table:formula="of:=[.H92]" office:value-type="float" office:value="9.29" calcext:value-type="float">
            <text:p>9.29</text:p>
          </table:table-cell>
          <table:table-cell table:style-name="ce84" table:formula="of:=9.29" office:value-type="float" office:value="9.29" calcext:value-type="float">
            <office:annotation draw:style-name="gr17" draw:text-style-name="P2" svg:width="56.95mm" svg:height="20.64mm" svg:x="227.63mm" svg:y="408.06mm" draw:caption-point-x="90.91mm" draw:caption-point-y="158.1mm">
              <dc:date>2017-08-28T00:00:00</dc:date>
              <text:p text:style-name="P1"><text:span text:style-name="T1">BAIZ Adam - CGDD/SEEI/MA3:</text:span></text:p>
              <text:p text:style-name="P1"><text:span text:style-name="T2">environ 16% du total HTT</text:span></text:p>
            </office:annotation>
            <text:p>9.29</text:p>
          </table:table-cell>
          <table:table-cell table:style-name="ce84" table:formula="of:=[.H92]" office:value-type="float" office:value="9.29" calcext:value-type="float">
            <text:p>9.29</text:p>
          </table:table-cell>
          <table:table-cell table:style-name="ce84" table:formula="of:=[.I92]" office:value-type="float" office:value="9.29" calcext:value-type="float">
            <text:p>9.29</text:p>
          </table:table-cell>
          <table:table-cell table:style-name="ce84" table:formula="of:=[.J92]" office:value-type="float" office:value="9.29" calcext:value-type="float">
            <text:p>9.29</text:p>
          </table:table-cell>
          <table:table-cell table:style-name="ce84" table:formula="of:=[.K92]" office:value-type="float" office:value="9.29" calcext:value-type="float">
            <text:p>9.29</text:p>
          </table:table-cell>
          <table:table-cell table:style-name="ce84" table:formula="of:=[.L92]" office:value-type="float" office:value="9.29" calcext:value-type="float">
            <text:p>9.29</text:p>
          </table:table-cell>
          <table:table-cell table:style-name="ce84" table:formula="of:=[.M92]" office:value-type="float" office:value="9.29" calcext:value-type="float">
            <text:p>9.29</text:p>
          </table:table-cell>
          <table:table-cell table:style-name="ce84" table:formula="of:=[.N92]" office:value-type="float" office:value="9.29" calcext:value-type="float">
            <text:p>9.29</text:p>
          </table:table-cell>
          <table:table-cell table:style-name="ce84" table:formula="of:=[.O92]" office:value-type="float" office:value="9.29" calcext:value-type="float">
            <text:p>9.29</text:p>
          </table:table-cell>
          <table:table-cell table:style-name="ce84" table:formula="of:=[.P92]" office:value-type="float" office:value="9.29" calcext:value-type="float">
            <text:p>9.29</text:p>
          </table:table-cell>
          <table:table-cell table:style-name="ce84" table:formula="of:=[.Q92]" office:value-type="float" office:value="9.29" calcext:value-type="float">
            <text:p>9.29</text:p>
          </table:table-cell>
          <table:table-cell table:style-name="ce84" table:formula="of:=[.R92]" office:value-type="float" office:value="9.29" calcext:value-type="float">
            <text:p>9.29</text:p>
          </table:table-cell>
          <table:table-cell table:style-name="ce84" table:formula="of:=[.S92]" office:value-type="float" office:value="9.29" calcext:value-type="float">
            <text:p>9.29</text:p>
          </table:table-cell>
          <table:table-cell table:style-name="ce84" table:formula="of:=[.T92]" office:value-type="float" office:value="9.29" calcext:value-type="float">
            <text:p>9.29</text:p>
          </table:table-cell>
          <table:table-cell table:style-name="ce84" table:formula="of:=[.U92]" office:value-type="float" office:value="9.29" calcext:value-type="float">
            <text:p>9.29</text:p>
          </table:table-cell>
          <table:table-cell table:style-name="ce84" table:formula="of:=[.V92]" office:value-type="float" office:value="9.29" calcext:value-type="float">
            <text:p>9.29</text:p>
          </table:table-cell>
          <table:table-cell table:style-name="ce84" table:formula="of:=[.W92]" office:value-type="float" office:value="9.29" calcext:value-type="float">
            <text:p>9.29</text:p>
          </table:table-cell>
          <table:table-cell table:style-name="ce84" table:formula="of:=[.X92]" office:value-type="float" office:value="9.29" calcext:value-type="float">
            <text:p>9.29</text:p>
          </table:table-cell>
          <table:table-cell table:style-name="ce84" table:formula="of:=[.Y92]" office:value-type="float" office:value="9.29" calcext:value-type="float">
            <text:p>9.29</text:p>
          </table:table-cell>
          <table:table-cell table:style-name="ce84" table:formula="of:=[.Z92]" office:value-type="float" office:value="9.29" calcext:value-type="float">
            <text:p>9.29</text:p>
          </table:table-cell>
          <table:table-cell table:style-name="ce84" table:formula="of:=[.AA92]" office:value-type="float" office:value="9.29" calcext:value-type="float">
            <text:p>9.29</text:p>
          </table:table-cell>
          <table:table-cell table:style-name="ce84" table:formula="of:=[.AB92]" office:value-type="float" office:value="9.29" calcext:value-type="float">
            <text:p>9.29</text:p>
          </table:table-cell>
          <table:table-cell table:style-name="ce84" table:formula="of:=[.AC92]" office:value-type="float" office:value="9.29" calcext:value-type="float">
            <text:p>9.29</text:p>
          </table:table-cell>
          <table:table-cell table:style-name="ce84" table:formula="of:=[.AD92]" office:value-type="float" office:value="9.29" calcext:value-type="float">
            <text:p>9.29</text:p>
          </table:table-cell>
          <table:table-cell table:style-name="ce84" table:formula="of:=[.AE92]" office:value-type="float" office:value="9.29" calcext:value-type="float">
            <text:p>9.29</text:p>
          </table:table-cell>
          <table:table-cell table:style-name="ce84" table:formula="of:=[.AF92]" office:value-type="float" office:value="9.29" calcext:value-type="float">
            <text:p>9.29</text:p>
          </table:table-cell>
          <table:table-cell table:style-name="ce84" table:formula="of:=[.AG92]" office:value-type="float" office:value="9.29" calcext:value-type="float">
            <text:p>9.29</text:p>
          </table:table-cell>
          <table:table-cell table:style-name="ce84" table:formula="of:=[.AH92]" office:value-type="float" office:value="9.29" calcext:value-type="float">
            <text:p>9.29</text:p>
          </table:table-cell>
          <table:table-cell table:style-name="ce84" table:formula="of:=[.AI92]" office:value-type="float" office:value="9.29" calcext:value-type="float">
            <text:p>9.29</text:p>
          </table:table-cell>
          <table:table-cell table:style-name="ce84" table:formula="of:=[.AJ92]" office:value-type="float" office:value="9.29" calcext:value-type="float">
            <text:p>9.29</text:p>
          </table:table-cell>
          <table:table-cell table:style-name="ce84" table:formula="of:=[.AK92]" office:value-type="float" office:value="9.29" calcext:value-type="float">
            <text:p>9.29</text:p>
          </table:table-cell>
          <table:table-cell table:style-name="ce84" table:formula="of:=[.AL92]" office:value-type="float" office:value="9.29" calcext:value-type="float">
            <text:p>9.29</text:p>
          </table:table-cell>
          <table:table-cell table:style-name="ce84" table:formula="of:=[.AM92]" office:value-type="float" office:value="9.29" calcext:value-type="float">
            <text:p>9.29</text:p>
          </table:table-cell>
          <table:table-cell table:style-name="ce84" table:formula="of:=[.AN92]" office:value-type="float" office:value="9.29" calcext:value-type="float">
            <text:p>9.29</text:p>
          </table:table-cell>
          <table:table-cell table:style-name="ce84" table:formula="of:=[.AO92]" office:value-type="float" office:value="9.29" calcext:value-type="float">
            <text:p>9.29</text:p>
          </table:table-cell>
          <table:table-cell table:style-name="ce84" table:formula="of:=[.AP92]" office:value-type="float" office:value="9.29" calcext:value-type="float">
            <text:p>9.29</text:p>
          </table:table-cell>
          <table:table-cell table:number-columns-repeated="981"/>
        </table:table-row>
        <table:table-row table:style-name="ro1">
          <table:table-cell table:style-name="ce66" office:value-type="string" calcext:value-type="string">
            <text:p>raffinage</text:p>
          </table:table-cell>
          <table:table-cell table:style-name="ce70" table:formula="of:=[.C93]" office:value-type="float" office:value="5.34" calcext:value-type="float">
            <text:p>5.34</text:p>
          </table:table-cell>
          <table:table-cell table:style-name="ce70" table:formula="of:=[.D93]" office:value-type="float" office:value="5.34" calcext:value-type="float">
            <text:p>5.34</text:p>
          </table:table-cell>
          <table:table-cell table:style-name="ce70" table:formula="of:=[.E93]" office:value-type="float" office:value="5.34" calcext:value-type="float">
            <text:p>5.34</text:p>
          </table:table-cell>
          <table:table-cell table:style-name="ce70" table:formula="of:=[.F93]" office:value-type="float" office:value="5.34" calcext:value-type="float">
            <text:p>5.34</text:p>
          </table:table-cell>
          <table:table-cell table:style-name="ce70" table:formula="of:=[.G93]" office:value-type="float" office:value="5.34" calcext:value-type="float">
            <text:p>5.34</text:p>
          </table:table-cell>
          <table:table-cell table:style-name="ce70" table:formula="of:=[.H93]" office:value-type="float" office:value="5.34" calcext:value-type="float">
            <text:p>5.34</text:p>
          </table:table-cell>
          <table:table-cell table:style-name="ce84" table:formula="of:=5.34" office:value-type="float" office:value="5.34" calcext:value-type="float">
            <office:annotation draw:style-name="gr17" draw:text-style-name="P2" svg:width="56.95mm" svg:height="20.64mm" svg:x="227.63mm" svg:y="412.58mm" draw:caption-point-x="90.91mm" draw:caption-point-y="159.16mm">
              <dc:date>2017-08-28T00:00:00</dc:date>
              <text:p text:style-name="P1"><text:span text:style-name="T1">BAIZ Adam - CGDD/SEEI/MA3:</text:span></text:p>
              <text:p text:style-name="P1"><text:span text:style-name="T2">environ 9% du total HTT</text:span></text:p>
            </office:annotation>
            <text:p>5.34</text:p>
          </table:table-cell>
          <table:table-cell table:style-name="ce84" table:formula="of:=[.H93]" office:value-type="float" office:value="5.34" calcext:value-type="float">
            <text:p>5.34</text:p>
          </table:table-cell>
          <table:table-cell table:style-name="ce84" table:formula="of:=[.I93]" office:value-type="float" office:value="5.34" calcext:value-type="float">
            <text:p>5.34</text:p>
          </table:table-cell>
          <table:table-cell table:style-name="ce84" table:formula="of:=[.J93]" office:value-type="float" office:value="5.34" calcext:value-type="float">
            <text:p>5.34</text:p>
          </table:table-cell>
          <table:table-cell table:style-name="ce84" table:formula="of:=[.K93]" office:value-type="float" office:value="5.34" calcext:value-type="float">
            <text:p>5.34</text:p>
          </table:table-cell>
          <table:table-cell table:style-name="ce84" table:formula="of:=[.L93]" office:value-type="float" office:value="5.34" calcext:value-type="float">
            <text:p>5.34</text:p>
          </table:table-cell>
          <table:table-cell table:style-name="ce84" table:formula="of:=[.M93]" office:value-type="float" office:value="5.34" calcext:value-type="float">
            <text:p>5.34</text:p>
          </table:table-cell>
          <table:table-cell table:style-name="ce84" table:formula="of:=[.N93]" office:value-type="float" office:value="5.34" calcext:value-type="float">
            <text:p>5.34</text:p>
          </table:table-cell>
          <table:table-cell table:style-name="ce84" table:formula="of:=[.O93]" office:value-type="float" office:value="5.34" calcext:value-type="float">
            <text:p>5.34</text:p>
          </table:table-cell>
          <table:table-cell table:style-name="ce84" table:formula="of:=[.P93]" office:value-type="float" office:value="5.34" calcext:value-type="float">
            <text:p>5.34</text:p>
          </table:table-cell>
          <table:table-cell table:style-name="ce84" table:formula="of:=[.Q93]" office:value-type="float" office:value="5.34" calcext:value-type="float">
            <text:p>5.34</text:p>
          </table:table-cell>
          <table:table-cell table:style-name="ce84" table:formula="of:=[.R93]" office:value-type="float" office:value="5.34" calcext:value-type="float">
            <text:p>5.34</text:p>
          </table:table-cell>
          <table:table-cell table:style-name="ce84" table:formula="of:=[.S93]" office:value-type="float" office:value="5.34" calcext:value-type="float">
            <text:p>5.34</text:p>
          </table:table-cell>
          <table:table-cell table:style-name="ce84" table:formula="of:=[.T93]" office:value-type="float" office:value="5.34" calcext:value-type="float">
            <text:p>5.34</text:p>
          </table:table-cell>
          <table:table-cell table:style-name="ce84" table:formula="of:=[.U93]" office:value-type="float" office:value="5.34" calcext:value-type="float">
            <text:p>5.34</text:p>
          </table:table-cell>
          <table:table-cell table:style-name="ce84" table:formula="of:=[.V93]" office:value-type="float" office:value="5.34" calcext:value-type="float">
            <text:p>5.34</text:p>
          </table:table-cell>
          <table:table-cell table:style-name="ce84" table:formula="of:=[.W93]" office:value-type="float" office:value="5.34" calcext:value-type="float">
            <text:p>5.34</text:p>
          </table:table-cell>
          <table:table-cell table:style-name="ce84" table:formula="of:=[.X93]" office:value-type="float" office:value="5.34" calcext:value-type="float">
            <text:p>5.34</text:p>
          </table:table-cell>
          <table:table-cell table:style-name="ce84" table:formula="of:=[.Y93]" office:value-type="float" office:value="5.34" calcext:value-type="float">
            <text:p>5.34</text:p>
          </table:table-cell>
          <table:table-cell table:style-name="ce84" table:formula="of:=[.Z93]" office:value-type="float" office:value="5.34" calcext:value-type="float">
            <text:p>5.34</text:p>
          </table:table-cell>
          <table:table-cell table:style-name="ce84" table:formula="of:=[.AA93]" office:value-type="float" office:value="5.34" calcext:value-type="float">
            <text:p>5.34</text:p>
          </table:table-cell>
          <table:table-cell table:style-name="ce84" table:formula="of:=[.AB93]" office:value-type="float" office:value="5.34" calcext:value-type="float">
            <text:p>5.34</text:p>
          </table:table-cell>
          <table:table-cell table:style-name="ce84" table:formula="of:=[.AC93]" office:value-type="float" office:value="5.34" calcext:value-type="float">
            <text:p>5.34</text:p>
          </table:table-cell>
          <table:table-cell table:style-name="ce84" table:formula="of:=[.AD93]" office:value-type="float" office:value="5.34" calcext:value-type="float">
            <text:p>5.34</text:p>
          </table:table-cell>
          <table:table-cell table:style-name="ce84" table:formula="of:=[.AE93]" office:value-type="float" office:value="5.34" calcext:value-type="float">
            <text:p>5.34</text:p>
          </table:table-cell>
          <table:table-cell table:style-name="ce84" table:formula="of:=[.AF93]" office:value-type="float" office:value="5.34" calcext:value-type="float">
            <text:p>5.34</text:p>
          </table:table-cell>
          <table:table-cell table:style-name="ce84" table:formula="of:=[.AG93]" office:value-type="float" office:value="5.34" calcext:value-type="float">
            <text:p>5.34</text:p>
          </table:table-cell>
          <table:table-cell table:style-name="ce84" table:formula="of:=[.AH93]" office:value-type="float" office:value="5.34" calcext:value-type="float">
            <text:p>5.34</text:p>
          </table:table-cell>
          <table:table-cell table:style-name="ce84" table:formula="of:=[.AI93]" office:value-type="float" office:value="5.34" calcext:value-type="float">
            <text:p>5.34</text:p>
          </table:table-cell>
          <table:table-cell table:style-name="ce84" table:formula="of:=[.AJ93]" office:value-type="float" office:value="5.34" calcext:value-type="float">
            <text:p>5.34</text:p>
          </table:table-cell>
          <table:table-cell table:style-name="ce84" table:formula="of:=[.AK93]" office:value-type="float" office:value="5.34" calcext:value-type="float">
            <text:p>5.34</text:p>
          </table:table-cell>
          <table:table-cell table:style-name="ce84" table:formula="of:=[.AL93]" office:value-type="float" office:value="5.34" calcext:value-type="float">
            <text:p>5.34</text:p>
          </table:table-cell>
          <table:table-cell table:style-name="ce84" table:formula="of:=[.AM93]" office:value-type="float" office:value="5.34" calcext:value-type="float">
            <text:p>5.34</text:p>
          </table:table-cell>
          <table:table-cell table:style-name="ce84" table:formula="of:=[.AN93]" office:value-type="float" office:value="5.34" calcext:value-type="float">
            <text:p>5.34</text:p>
          </table:table-cell>
          <table:table-cell table:style-name="ce84" table:formula="of:=[.AO93]" office:value-type="float" office:value="5.34" calcext:value-type="float">
            <text:p>5.34</text:p>
          </table:table-cell>
          <table:table-cell table:style-name="ce84" table:formula="of:=[.AP93]" office:value-type="float" office:value="5.34" calcext:value-type="float">
            <text:p>5.34</text:p>
          </table:table-cell>
          <table:table-cell table:number-columns-repeated="981"/>
        </table:table-row>
        <table:table-row table:style-name="ro1">
          <table:table-cell table:style-name="ce66" office:value-type="string" calcext:value-type="string">
            <text:p>pétrole brut</text:p>
          </table:table-cell>
          <table:table-cell table:style-name="ce66" table:formula="of:=[.C94]*[.B9]/[.C9]" office:value-type="float" office:value="39.5156337491149" calcext:value-type="float">
            <text:p>39.5156337491</text:p>
          </table:table-cell>
          <table:table-cell table:style-name="ce66" table:formula="of:=[.D94]*[.C9]/[.D9]" office:value-type="float" office:value="54.1229293534506" calcext:value-type="float">
            <text:p>54.1229293535</text:p>
          </table:table-cell>
          <table:table-cell table:style-name="ce66" table:formula="of:=[.E94]*[.D9]/[.E9]" office:value-type="float" office:value="72.3935726346751" calcext:value-type="float">
            <text:p>72.3935726347</text:p>
          </table:table-cell>
          <table:table-cell table:style-name="ce66" table:formula="of:=[.F94]*[.E9]/[.F9]" office:value-type="float" office:value="78.872360695027" calcext:value-type="float">
            <text:p>78.872360695</text:p>
          </table:table-cell>
          <table:table-cell table:style-name="ce66" table:formula="of:=[.G94]*[.F9]/[.G9]" office:value-type="float" office:value="74.9761114439784" calcext:value-type="float">
            <text:p>74.976111444</text:p>
          </table:table-cell>
          <table:table-cell table:style-name="ce66" table:formula="of:=[.H94]*[.G9]/[.H9]" office:value-type="float" office:value="69.0965597254752" calcext:value-type="float">
            <text:p>69.0965597255</text:p>
          </table:table-cell>
          <table:table-cell table:style-name="ce84" table:formula="of:=44.54" office:value-type="float" office:value="44.54" calcext:value-type="float">
            <office:annotation draw:style-name="gr17" draw:text-style-name="P2" svg:width="56.95mm" svg:height="20.64mm" svg:x="227.63mm" svg:y="417.07mm" draw:caption-point-x="90.91mm" draw:caption-point-y="160.24mm">
              <dc:date>2017-08-28T00:00:00</dc:date>
              <text:p text:style-name="P1"><text:span text:style-name="T1">BAIZ Adam - CGDD/SEEI/MA3:</text:span></text:p>
              <text:p text:style-name="P1"><text:span text:style-name="T2">environ 75% du total HTT</text:span></text:p>
            </office:annotation>
            <text:p>44.54</text:p>
          </table:table-cell>
          <table:table-cell table:style-name="ce84" table:formula="of:=[.H94]*[.$M$9]" office:value-type="float" office:value="46.5621765801761" calcext:value-type="float">
            <office:annotation draw:style-name="gr19" draw:text-style-name="P2" svg:width="24.64mm" svg:height="40.41mm" svg:x="209.87mm" svg:y="407.19mm" draw:caption-point-x="148.99mm" draw:caption-point-y="170.12mm">
              <dc:date>2017-08-28T00:00:00</dc:date>
              <text:p text:style-name="P1"><text:span text:style-name="T1">BAIZ Adam - CGDD/SEEI/MA3:</text:span></text:p>
              <text:p text:style-name="P1"><text:span text:style-name="T2">TCAM de 1.2% environ sur le gaz (scénario AMS2 s'appuyant sur le World Energy Outlook)</text:span></text:p>
            </office:annotation>
            <text:p>46.56</text:p>
          </table:table-cell>
          <table:table-cell table:style-name="ce84" table:formula="of:=[.I94]*[.$M$9]" office:value-type="float" office:value="48.6761627275145" calcext:value-type="float">
            <text:p>48.68</text:p>
          </table:table-cell>
          <table:table-cell table:style-name="ce84" table:formula="of:=[.J94]*[.$M$9]" office:value-type="float" office:value="50.8861267212375" calcext:value-type="float">
            <text:p>50.89</text:p>
          </table:table-cell>
          <table:table-cell table:style-name="ce84" table:formula="of:=[.K94]*[.$M$9]" office:value-type="float" office:value="53.196426086113" calcext:value-type="float">
            <text:p>53.20</text:p>
          </table:table-cell>
          <table:table-cell table:style-name="ce84" table:formula="of:=[.L94]*[.$M$9]" office:value-type="float" office:value="55.6116161844607" calcext:value-type="float">
            <text:p>55.61</text:p>
          </table:table-cell>
          <table:table-cell table:style-name="ce84" table:formula="of:=[.M94]*[.$M$9]" office:value-type="float" office:value="58.1364591982451" calcext:value-type="float">
            <text:p>58.14</text:p>
          </table:table-cell>
          <table:table-cell table:style-name="ce84" table:formula="of:=[.N94]*[.$M$9]" office:value-type="float" office:value="60.7759335189692" calcext:value-type="float">
            <text:p>60.78</text:p>
          </table:table-cell>
          <table:table-cell table:style-name="ce84" table:formula="of:=[.O94]*[.$M$9]" office:value-type="float" office:value="63.5352435638816" calcext:value-type="float">
            <text:p>63.54</text:p>
          </table:table-cell>
          <table:table-cell table:style-name="ce84" table:formula="of:=[.P94]*[.$M$9]" office:value-type="float" office:value="66.4198300378525" calcext:value-type="float">
            <text:p>66.42</text:p>
          </table:table-cell>
          <table:table-cell table:style-name="ce84" table:formula="of:=[.Q94]*[.$M$9]" office:value-type="float" office:value="69.4353806611534" calcext:value-type="float">
            <text:p>69.44</text:p>
          </table:table-cell>
          <table:table-cell table:style-name="ce84" table:formula="of:=[.R94]*[.$M$9]" office:value-type="float" office:value="72.587841384292" calcext:value-type="float">
            <text:p>72.59</text:p>
          </table:table-cell>
          <table:table-cell table:style-name="ce84" table:formula="of:=[.S94]*[.$M$9]" office:value-type="float" office:value="75.8834281120165" calcext:value-type="float">
            <text:p>75.88</text:p>
          </table:table-cell>
          <table:table-cell table:style-name="ce84" table:formula="of:=[.T94]*[.$M$9]" office:value-type="float" office:value="79.3286389596051" calcext:value-type="float">
            <text:p>79.33</text:p>
          </table:table-cell>
          <table:table-cell table:style-name="ce84" table:formula="of:=[.U94]*[.$M$9]" office:value-type="float" office:value="82.9302670656077" calcext:value-type="float">
            <text:p>82.93</text:p>
          </table:table-cell>
          <table:table-cell table:style-name="ce84" table:formula="of:=[.V94]*[.$M$9]" office:value-type="float" office:value="86.6954139863041" calcext:value-type="float">
            <text:p>86.70</text:p>
          </table:table-cell>
          <table:table-cell table:style-name="ce84" table:formula="of:=[.W94]*[.$M$10]" office:value-type="float" office:value="87.5612225138832" calcext:value-type="float">
            <office:annotation draw:style-name="gr11" draw:text-style-name="P2" svg:width="37.09mm" svg:height="20.91mm" svg:x="517.8mm" svg:y="416.8mm" draw:caption-point-x="225.45mm" draw:caption-point-y="160.51mm">
              <dc:date>2017-08-28T00:00:00</dc:date>
              <text:p text:style-name="P1"><text:span text:style-name="T1">FRAGNOL Ludovic - CGDD/SEEI/MA3:</text:span></text:p>
              <text:p text:style-name="P1"><text:span text:style-name="T2">chgt TCAM</text:span></text:p>
            </office:annotation>
            <text:p>87.56</text:p>
          </table:table-cell>
          <table:table-cell table:style-name="ce84" table:formula="of:=[.X94]*[.$M$10]" office:value-type="float" office:value="88.4356776857535" calcext:value-type="float">
            <text:p>88.44</text:p>
          </table:table-cell>
          <table:table-cell table:style-name="ce84" table:formula="of:=[.Y94]*[.$M$10]" office:value-type="float" office:value="89.3188658540995" calcext:value-type="float">
            <text:p>89.32</text:p>
          </table:table-cell>
          <table:table-cell table:style-name="ce84" table:formula="of:=[.Z94]*[.$M$10]" office:value-type="float" office:value="90.210874233486" calcext:value-type="float">
            <text:p>90.21</text:p>
          </table:table-cell>
          <table:table-cell table:style-name="ce84" table:formula="of:=[.AA94]*[.$M$10]" office:value-type="float" office:value="91.1117909094713" calcext:value-type="float">
            <text:p>91.11</text:p>
          </table:table-cell>
          <table:table-cell table:style-name="ce84" table:formula="of:=[.AB94]*[.$M$10]" office:value-type="float" office:value="92.0217048473053" calcext:value-type="float">
            <text:p>92.02</text:p>
          </table:table-cell>
          <table:table-cell table:style-name="ce84" table:formula="of:=[.AC94]*[.$M$10]" office:value-type="float" office:value="92.9407059007145" calcext:value-type="float">
            <text:p>92.94</text:p>
          </table:table-cell>
          <table:table-cell table:style-name="ce84" table:formula="of:=[.AD94]*[.$M$10]" office:value-type="float" office:value="93.8688848207755" calcext:value-type="float">
            <text:p>93.87</text:p>
          </table:table-cell>
          <table:table-cell table:style-name="ce84" table:formula="of:=[.AE94]*[.$M$10]" office:value-type="float" office:value="94.8063332648766" calcext:value-type="float">
            <text:p>94.81</text:p>
          </table:table-cell>
          <table:table-cell table:style-name="ce84" table:formula="of:=[.AF94]*[.$M$10]" office:value-type="float" office:value="95.7531438057687" calcext:value-type="float">
            <text:p>95.75</text:p>
          </table:table-cell>
          <table:table-cell table:style-name="ce84" table:formula="of:=[.AG94]*[.$M$11]" office:value-type="float" office:value="96.1904623098456" calcext:value-type="float">
            <text:p>96.19</text:p>
          </table:table-cell>
          <table:table-cell table:style-name="ce84" table:formula="of:=[.AH94]*[.$M$11]" office:value-type="float" office:value="96.6297781109972" calcext:value-type="float">
            <text:p>96.63</text:p>
          </table:table-cell>
          <table:table-cell table:style-name="ce84" table:formula="of:=[.AI94]*[.$M$11]" office:value-type="float" office:value="97.071100331169" calcext:value-type="float">
            <text:p>97.07</text:p>
          </table:table-cell>
          <table:table-cell table:style-name="ce84" table:formula="of:=[.AJ94]*[.$M$11]" office:value-type="float" office:value="97.5144381339679" calcext:value-type="float">
            <text:p>97.51</text:p>
          </table:table-cell>
          <table:table-cell table:style-name="ce84" table:formula="of:=[.AK94]*[.$M$11]" office:value-type="float" office:value="97.9598007248522" calcext:value-type="float">
            <text:p>97.96</text:p>
          </table:table-cell>
          <table:table-cell table:style-name="ce84" table:formula="of:=[.AL94]*[.$M$11]" office:value-type="float" office:value="98.4071973513229" calcext:value-type="float">
            <text:p>98.41</text:p>
          </table:table-cell>
          <table:table-cell table:style-name="ce84" table:formula="of:=[.AM94]*[.$M$11]" office:value-type="float" office:value="98.8566373031159" calcext:value-type="float">
            <text:p>98.86</text:p>
          </table:table-cell>
          <table:table-cell table:style-name="ce84" table:formula="of:=[.AN94]*[.$M$11]" office:value-type="float" office:value="99.3081299123943" calcext:value-type="float">
            <text:p>99.31</text:p>
          </table:table-cell>
          <table:table-cell table:style-name="ce84" table:formula="of:=[.AO94]*[.$M$11]" office:value-type="float" office:value="99.7616845539428" calcext:value-type="float">
            <text:p>99.76</text:p>
          </table:table-cell>
          <table:table-cell table:style-name="ce84" table:formula="of:=[.AP94]*[.$M$11]" office:value-type="float" office:value="100.217310645362" calcext:value-type="float">
            <text:p>100.22</text:p>
          </table:table-cell>
          <table:table-cell table:number-columns-repeated="981"/>
        </table:table-row>
        <table:table-row table:style-name="ro1">
          <table:table-cell table:style-name="ce66" office:value-type="string" calcext:value-type="string">
            <office:annotation draw:style-name="gr7" draw:text-style-name="P2" svg:width="39.5mm" svg:height="25.05mm" svg:x="32.69mm" svg:y="419.27mm" draw:caption-point-x="91.03mm" draw:caption-point-y="163.61mm">
              <dc:date>2017-08-28T00:00:00</dc:date>
              <text:p text:style-name="P1"><text:span text:style-name="T1">BAIZ Adam - CGDD/SEEI/MA3:</text:span></text:p>
              <text:p text:style-name="P1"><text:span text:style-name="T2">http://www.developpement-durable.gouv.fr/La-fiscalite-des-produits,11221.html</text:span></text:p>
            </office:annotation>
            <text:p>TICPE </text:p>
          </table:table-cell>
          <table:table-cell table:style-name="ce70" table:formula="of:=[.C95]" office:value-type="float" office:value="7.64" calcext:value-type="float">
            <text:p>7.64</text:p>
          </table:table-cell>
          <table:table-cell table:style-name="ce70" table:formula="of:=[.D95]" office:value-type="float" office:value="7.64" calcext:value-type="float">
            <text:p>7.64</text:p>
          </table:table-cell>
          <table:table-cell table:style-name="ce70" table:formula="of:=[.E95]" office:value-type="float" office:value="7.64" calcext:value-type="float">
            <text:p>7.64</text:p>
          </table:table-cell>
          <table:table-cell table:style-name="ce70" table:formula="of:=[.F95]" office:value-type="float" office:value="7.64" calcext:value-type="float">
            <text:p>7.64</text:p>
          </table:table-cell>
          <table:table-cell table:style-name="ce70" table:formula="of:=[.G95]" office:value-type="float" office:value="7.64" calcext:value-type="float">
            <text:p>7.64</text:p>
          </table:table-cell>
          <table:table-cell table:style-name="ce70" table:formula="of:=[.H95]" office:value-type="float" office:value="7.64" calcext:value-type="float">
            <text:p>7.64</text:p>
          </table:table-cell>
          <table:table-cell table:style-name="ce79" office:value-type="float" office:value="7.64" calcext:value-type="float">
            <text:p>7.64</text:p>
          </table:table-cell>
          <table:table-cell table:number-columns-repeated="35" table:style-name="ce79" office:value-type="float" office:value="9.68" calcext:value-type="float">
            <text:p>9.68</text:p>
          </table:table-cell>
          <table:table-cell table:style-name="ce79" table:number-columns-repeated="2"/>
          <table:table-cell table:number-columns-repeated="979"/>
        </table:table-row>
        <table:table-row table:style-name="ro1">
          <table:table-cell table:style-name="ce65" office:value-type="string" calcext:value-type="string">
            <text:p>Total HTVA</text:p>
          </table:table-cell>
          <table:table-cell table:style-name="ce71" table:formula="of:=[.B91]+[.B95]" office:value-type="float" office:value="61.7856337491149" calcext:value-type="float">
            <text:p>61.79</text:p>
          </table:table-cell>
          <table:table-cell table:style-name="ce71" table:formula="of:=[.C91]+[.C95]" office:value-type="float" office:value="76.3929293534506" calcext:value-type="float">
            <text:p>76.39</text:p>
          </table:table-cell>
          <table:table-cell table:style-name="ce71" table:formula="of:=[.D91]+[.D95]" office:value-type="float" office:value="94.6635726346751" calcext:value-type="float">
            <text:p>94.66</text:p>
          </table:table-cell>
          <table:table-cell table:style-name="ce71" table:formula="of:=[.E91]+[.E95]" office:value-type="float" office:value="101.142360695027" calcext:value-type="float">
            <text:p>101.14</text:p>
          </table:table-cell>
          <table:table-cell table:style-name="ce71" table:formula="of:=[.F91]+[.F95]" office:value-type="float" office:value="97.2461114439784" calcext:value-type="float">
            <text:p>97.25</text:p>
          </table:table-cell>
          <table:table-cell table:style-name="ce71" table:formula="of:=[.G91]+[.G95]" office:value-type="float" office:value="91.3665597254752" calcext:value-type="float">
            <text:p>91.37</text:p>
          </table:table-cell>
          <table:table-cell table:style-name="ce71" table:formula="of:=[.H91]+[.H95]" office:value-type="float" office:value="66.81" calcext:value-type="float">
            <text:p>66.81</text:p>
          </table:table-cell>
          <table:table-cell table:style-name="ce71" table:formula="of:=[.I91]+[.I95]" office:value-type="float" office:value="70.8721765801761" calcext:value-type="float">
            <text:p>70.87</text:p>
          </table:table-cell>
          <table:table-cell table:style-name="ce71" table:formula="of:=[.J91]+[.J95]" office:value-type="float" office:value="72.9861627275145" calcext:value-type="float">
            <text:p>72.99</text:p>
          </table:table-cell>
          <table:table-cell table:style-name="ce71" table:formula="of:=[.K91]+[.K95]" office:value-type="float" office:value="75.1961267212374" calcext:value-type="float">
            <text:p>75.20</text:p>
          </table:table-cell>
          <table:table-cell table:style-name="ce71" table:formula="of:=[.L91]+[.L95]" office:value-type="float" office:value="77.506426086113" calcext:value-type="float">
            <text:p>77.51</text:p>
          </table:table-cell>
          <table:table-cell table:style-name="ce71" table:formula="of:=[.M91]+[.M95]" office:value-type="float" office:value="79.9216161844607" calcext:value-type="float">
            <text:p>79.92</text:p>
          </table:table-cell>
          <table:table-cell table:style-name="ce71" table:formula="of:=[.N91]+[.N95]" office:value-type="float" office:value="82.4464591982451" calcext:value-type="float">
            <text:p>82.45</text:p>
          </table:table-cell>
          <table:table-cell table:style-name="ce71" table:formula="of:=[.O91]+[.O95]" office:value-type="float" office:value="85.0859335189692" calcext:value-type="float">
            <text:p>85.09</text:p>
          </table:table-cell>
          <table:table-cell table:style-name="ce71" table:formula="of:=[.P91]+[.P95]" office:value-type="float" office:value="87.8452435638816" calcext:value-type="float">
            <text:p>87.85</text:p>
          </table:table-cell>
          <table:table-cell table:style-name="ce71" table:formula="of:=[.Q91]+[.Q95]" office:value-type="float" office:value="90.7298300378525" calcext:value-type="float">
            <text:p>90.73</text:p>
          </table:table-cell>
          <table:table-cell table:style-name="ce71" table:formula="of:=[.R91]+[.R95]" office:value-type="float" office:value="93.7453806611534" calcext:value-type="float">
            <text:p>93.75</text:p>
          </table:table-cell>
          <table:table-cell table:style-name="ce71" table:formula="of:=[.S91]+[.S95]" office:value-type="float" office:value="96.897841384292" calcext:value-type="float">
            <text:p>96.90</text:p>
          </table:table-cell>
          <table:table-cell table:style-name="ce71" table:formula="of:=[.T91]+[.T95]" office:value-type="float" office:value="100.193428112017" calcext:value-type="float">
            <text:p>100.19</text:p>
          </table:table-cell>
          <table:table-cell table:style-name="ce71" table:formula="of:=[.U91]+[.U95]" office:value-type="float" office:value="103.638638959605" calcext:value-type="float">
            <text:p>103.64</text:p>
          </table:table-cell>
          <table:table-cell table:style-name="ce71" table:formula="of:=[.V91]+[.V95]" office:value-type="float" office:value="107.240267065608" calcext:value-type="float">
            <text:p>107.24</text:p>
          </table:table-cell>
          <table:table-cell table:style-name="ce71" table:formula="of:=[.W91]+[.W95]" office:value-type="float" office:value="111.005413986304" calcext:value-type="float">
            <text:p>111.01</text:p>
          </table:table-cell>
          <table:table-cell table:style-name="ce71" table:formula="of:=[.X91]+[.X95]" office:value-type="float" office:value="111.871222513883" calcext:value-type="float">
            <text:p>111.87</text:p>
          </table:table-cell>
          <table:table-cell table:style-name="ce71" table:formula="of:=[.Y91]+[.Y95]" office:value-type="float" office:value="112.745677685754" calcext:value-type="float">
            <text:p>112.75</text:p>
          </table:table-cell>
          <table:table-cell table:style-name="ce71" table:formula="of:=[.Z91]+[.Z95]" office:value-type="float" office:value="113.628865854099" calcext:value-type="float">
            <text:p>113.63</text:p>
          </table:table-cell>
          <table:table-cell table:style-name="ce71" table:formula="of:=[.AA91]+[.AA95]" office:value-type="float" office:value="114.520874233486" calcext:value-type="float">
            <text:p>114.52</text:p>
          </table:table-cell>
          <table:table-cell table:style-name="ce71" table:formula="of:=[.AB91]+[.AB95]" office:value-type="float" office:value="115.421790909471" calcext:value-type="float">
            <text:p>115.42</text:p>
          </table:table-cell>
          <table:table-cell table:style-name="ce71" table:formula="of:=[.AC91]+[.AC95]" office:value-type="float" office:value="116.331704847305" calcext:value-type="float">
            <text:p>116.33</text:p>
          </table:table-cell>
          <table:table-cell table:style-name="ce71" table:formula="of:=[.AD91]+[.AD95]" office:value-type="float" office:value="117.250705900714" calcext:value-type="float">
            <text:p>117.25</text:p>
          </table:table-cell>
          <table:table-cell table:style-name="ce71" table:formula="of:=[.AE91]+[.AE95]" office:value-type="float" office:value="118.178884820776" calcext:value-type="float">
            <text:p>118.18</text:p>
          </table:table-cell>
          <table:table-cell table:style-name="ce71" table:formula="of:=[.AF91]+[.AF95]" office:value-type="float" office:value="119.116333264877" calcext:value-type="float">
            <text:p>119.12</text:p>
          </table:table-cell>
          <table:table-cell table:style-name="ce71" table:formula="of:=[.AG91]+[.AG95]" office:value-type="float" office:value="120.063143805769" calcext:value-type="float">
            <text:p>120.06</text:p>
          </table:table-cell>
          <table:table-cell table:style-name="ce71" table:formula="of:=[.AH91]+[.AH95]" office:value-type="float" office:value="120.500462309846" calcext:value-type="float">
            <text:p>120.50</text:p>
          </table:table-cell>
          <table:table-cell table:style-name="ce71" table:formula="of:=[.AI91]+[.AI95]" office:value-type="float" office:value="120.939778110997" calcext:value-type="float">
            <text:p>120.94</text:p>
          </table:table-cell>
          <table:table-cell table:style-name="ce71" table:formula="of:=[.AJ91]+[.AJ95]" office:value-type="float" office:value="121.381100331169" calcext:value-type="float">
            <text:p>121.38</text:p>
          </table:table-cell>
          <table:table-cell table:style-name="ce71" table:formula="of:=[.AK91]+[.AK95]" office:value-type="float" office:value="121.824438133968" calcext:value-type="float">
            <text:p>121.82</text:p>
          </table:table-cell>
          <table:table-cell table:style-name="ce71" table:formula="of:=[.AL91]+[.AL95]" office:value-type="float" office:value="122.269800724852" calcext:value-type="float">
            <text:p>122.27</text:p>
          </table:table-cell>
          <table:table-cell table:style-name="ce71" table:formula="of:=[.AM91]+[.AM95]" office:value-type="float" office:value="122.717197351323" calcext:value-type="float">
            <text:p>122.72</text:p>
          </table:table-cell>
          <table:table-cell table:style-name="ce71" table:formula="of:=[.AN91]+[.AN95]" office:value-type="float" office:value="123.166637303116" calcext:value-type="float">
            <text:p>123.17</text:p>
          </table:table-cell>
          <table:table-cell table:style-name="ce71" table:formula="of:=[.AO91]+[.AO95]" office:value-type="float" office:value="123.618129912394" calcext:value-type="float">
            <text:p>123.62</text:p>
          </table:table-cell>
          <table:table-cell table:style-name="ce71" table:formula="of:=[.AP91]+[.AP95]" office:value-type="float" office:value="124.071684553943" calcext:value-type="float">
            <text:p>124.07</text:p>
          </table:table-cell>
          <table:table-cell table:style-name="ce71" table:formula="of:=[.AQ91]+[.AQ95]" office:value-type="float" office:value="124.527310645362" calcext:value-type="float">
            <text:p>124.53</text:p>
          </table:table-cell>
          <table:table-cell table:style-name="ce87" table:number-columns-repeated="981"/>
        </table:table-row>
        <table:table-row table:style-name="ro1">
          <table:table-cell table:style-name="ce66" office:value-type="string" calcext:value-type="string">
            <text:p>TVA à 20%</text:p>
          </table:table-cell>
          <table:table-cell table:style-name="ce66" table:number-columns-repeated="6"/>
          <table:table-cell table:style-name="ce79" table:formula="of:=[.H96]*0.2" office:value-type="float" office:value="13.362" calcext:value-type="float">
            <text:p>13.36</text:p>
          </table:table-cell>
          <table:table-cell table:style-name="ce79" table:formula="of:=[.I96]*0.2" office:value-type="float" office:value="14.1744353160352" calcext:value-type="float">
            <text:p>14.17</text:p>
          </table:table-cell>
          <table:table-cell table:style-name="ce79" table:formula="of:=[.J96]*0.2" office:value-type="float" office:value="14.5972325455029" calcext:value-type="float">
            <text:p>14.60</text:p>
          </table:table-cell>
          <table:table-cell table:style-name="ce79" table:formula="of:=[.K96]*0.2" office:value-type="float" office:value="15.0392253442475" calcext:value-type="float">
            <text:p>15.04</text:p>
          </table:table-cell>
          <table:table-cell table:style-name="ce79" table:formula="of:=[.L96]*0.2" office:value-type="float" office:value="15.5012852172226" calcext:value-type="float">
            <text:p>15.50</text:p>
          </table:table-cell>
          <table:table-cell table:style-name="ce79" table:formula="of:=[.M96]*0.2" office:value-type="float" office:value="15.9843232368921" calcext:value-type="float">
            <text:p>15.98</text:p>
          </table:table-cell>
          <table:table-cell table:style-name="ce79" table:formula="of:=[.N96]*0.2" office:value-type="float" office:value="16.489291839649" calcext:value-type="float">
            <text:p>16.49</text:p>
          </table:table-cell>
          <table:table-cell table:style-name="ce79" table:formula="of:=[.O96]*0.2" office:value-type="float" office:value="17.0171867037938" calcext:value-type="float">
            <text:p>17.02</text:p>
          </table:table-cell>
          <table:table-cell table:style-name="ce79" table:formula="of:=[.P96]*0.2" office:value-type="float" office:value="17.5690487127763" calcext:value-type="float">
            <text:p>17.57</text:p>
          </table:table-cell>
          <table:table-cell table:style-name="ce79" table:formula="of:=[.Q96]*0.2" office:value-type="float" office:value="18.1459660075705" calcext:value-type="float">
            <text:p>18.15</text:p>
          </table:table-cell>
          <table:table-cell table:style-name="ce79" table:formula="of:=[.R96]*0.2" office:value-type="float" office:value="18.7490761322307" calcext:value-type="float">
            <text:p>18.75</text:p>
          </table:table-cell>
          <table:table-cell table:style-name="ce79" table:formula="of:=[.S96]*0.2" office:value-type="float" office:value="19.3795682768584" calcext:value-type="float">
            <text:p>19.38</text:p>
          </table:table-cell>
          <table:table-cell table:style-name="ce79" table:formula="of:=[.T96]*0.2" office:value-type="float" office:value="20.0386856224033" calcext:value-type="float">
            <text:p>20.04</text:p>
          </table:table-cell>
          <table:table-cell table:style-name="ce79" table:formula="of:=[.U96]*0.2" office:value-type="float" office:value="20.727727791921" calcext:value-type="float">
            <text:p>20.73</text:p>
          </table:table-cell>
          <table:table-cell table:style-name="ce79" table:formula="of:=[.V96]*0.2" office:value-type="float" office:value="21.4480534131215" calcext:value-type="float">
            <text:p>21.45</text:p>
          </table:table-cell>
          <table:table-cell table:style-name="ce79" table:formula="of:=[.W96]*0.2" office:value-type="float" office:value="22.2010827972608" calcext:value-type="float">
            <text:p>22.20</text:p>
          </table:table-cell>
          <table:table-cell table:style-name="ce79" table:formula="of:=[.X96]*0.2" office:value-type="float" office:value="22.3742445027766" calcext:value-type="float">
            <text:p>22.37</text:p>
          </table:table-cell>
          <table:table-cell table:style-name="ce79" table:formula="of:=[.Y96]*0.2" office:value-type="float" office:value="22.5491355371507" calcext:value-type="float">
            <text:p>22.55</text:p>
          </table:table-cell>
          <table:table-cell table:style-name="ce79" table:formula="of:=[.Z96]*0.2" office:value-type="float" office:value="22.7257731708199" calcext:value-type="float">
            <text:p>22.73</text:p>
          </table:table-cell>
          <table:table-cell table:style-name="ce79" table:formula="of:=[.AA96]*0.2" office:value-type="float" office:value="22.9041748466972" calcext:value-type="float">
            <text:p>22.90</text:p>
          </table:table-cell>
          <table:table-cell table:style-name="ce79" table:formula="of:=[.AB96]*0.2" office:value-type="float" office:value="23.0843581818943" calcext:value-type="float">
            <text:p>23.08</text:p>
          </table:table-cell>
          <table:table-cell table:style-name="ce79" table:formula="of:=[.AC96]*0.2" office:value-type="float" office:value="23.2663409694611" calcext:value-type="float">
            <text:p>23.27</text:p>
          </table:table-cell>
          <table:table-cell table:style-name="ce79" table:formula="of:=[.AD96]*0.2" office:value-type="float" office:value="23.4501411801429" calcext:value-type="float">
            <text:p>23.45</text:p>
          </table:table-cell>
          <table:table-cell table:style-name="ce79" table:formula="of:=[.AE96]*0.2" office:value-type="float" office:value="23.6357769641551" calcext:value-type="float">
            <text:p>23.64</text:p>
          </table:table-cell>
          <table:table-cell table:style-name="ce79" table:formula="of:=[.AF96]*0.2" office:value-type="float" office:value="23.8232666529753" calcext:value-type="float">
            <text:p>23.82</text:p>
          </table:table-cell>
          <table:table-cell table:style-name="ce79" table:formula="of:=[.AG96]*0.2" office:value-type="float" office:value="24.0126287611537" calcext:value-type="float">
            <text:p>24.01</text:p>
          </table:table-cell>
          <table:table-cell table:style-name="ce79" table:formula="of:=[.AH96]*0.2" office:value-type="float" office:value="24.1000924619691" calcext:value-type="float">
            <text:p>24.10</text:p>
          </table:table-cell>
          <table:table-cell table:style-name="ce79" table:formula="of:=[.AI96]*0.2" office:value-type="float" office:value="24.1879556221994" calcext:value-type="float">
            <text:p>24.19</text:p>
          </table:table-cell>
          <table:table-cell table:style-name="ce79" table:formula="of:=[.AJ96]*0.2" office:value-type="float" office:value="24.2762200662338" calcext:value-type="float">
            <text:p>24.28</text:p>
          </table:table-cell>
          <table:table-cell table:style-name="ce79" table:formula="of:=[.AK96]*0.2" office:value-type="float" office:value="24.3648876267936" calcext:value-type="float">
            <text:p>24.36</text:p>
          </table:table-cell>
          <table:table-cell table:style-name="ce79" table:formula="of:=[.AL96]*0.2" office:value-type="float" office:value="24.4539601449704" calcext:value-type="float">
            <text:p>24.45</text:p>
          </table:table-cell>
          <table:table-cell table:style-name="ce79" table:formula="of:=[.AM96]*0.2" office:value-type="float" office:value="24.5434394702646" calcext:value-type="float">
            <text:p>24.54</text:p>
          </table:table-cell>
          <table:table-cell table:style-name="ce79" table:formula="of:=[.AN96]*0.2" office:value-type="float" office:value="24.6333274606232" calcext:value-type="float">
            <text:p>24.63</text:p>
          </table:table-cell>
          <table:table-cell table:style-name="ce79" table:formula="of:=[.AO96]*0.2" office:value-type="float" office:value="24.7236259824789" calcext:value-type="float">
            <text:p>24.72</text:p>
          </table:table-cell>
          <table:table-cell table:style-name="ce79" table:formula="of:=[.AP96]*0.2" office:value-type="float" office:value="24.8143369107886" calcext:value-type="float">
            <text:p>24.81</text:p>
          </table:table-cell>
          <table:table-cell table:style-name="ce79" table:formula="of:=[.AQ96]*0.2" office:value-type="float" office:value="24.9054621290724" calcext:value-type="float">
            <text:p>24.91</text:p>
          </table:table-cell>
          <table:table-cell table:number-columns-repeated="981"/>
        </table:table-row>
        <table:table-row table:style-name="ro1">
          <table:table-cell table:style-name="ce68" office:value-type="string" calcext:value-type="string">
            <text:p>Total acteurs</text:p>
          </table:table-cell>
          <table:table-cell table:style-name="ce68" table:number-columns-repeated="6"/>
          <table:table-cell table:style-name="ce80" table:formula="of:=[.H96]+[.H97]+1.2*[.H99]" office:value-type="float" office:value="80.172" calcext:value-type="float">
            <office:annotation draw:style-name="gr20" draw:text-style-name="P2" svg:width="56.95mm" svg:height="38.64mm" svg:x="227.63mm" svg:y="445.73mm" draw:caption-point-x="90.91mm" draw:caption-point-y="153.88mm">
              <dc:date>2017-08-28T00:00:00</dc:date>
              <text:p text:style-name="P1"><text:span text:style-name="T1">BAIZ Adam - CGDD/SEEI/MA3:</text:span></text:p>
              <text:p text:style-name="P1"><text:span text:style-name="T2">C'est le prix TTC 2015 donné par pégase</text:span></text:p>
            </office:annotation>
            <text:p>80.17</text:p>
          </table:table-cell>
          <table:table-cell table:style-name="ce80" table:formula="of:=[.I96]+[.I97]+1.2*[.I99]" office:value-type="float" office:value="85.0466118962113" calcext:value-type="float">
            <text:p>85.05</text:p>
          </table:table-cell>
          <table:table-cell table:style-name="ce80" table:formula="of:=[.J96]+[.J97]+1.2*[.J99]" office:value-type="float" office:value="90.3373952730174" calcext:value-type="float">
            <text:p>90.34</text:p>
          </table:table-cell>
          <table:table-cell table:style-name="ce80" table:formula="of:=[.K96]+[.K97]+1.2*[.K99]" office:value-type="float" office:value="95.2079708373295" calcext:value-type="float">
            <text:p>95.21</text:p>
          </table:table-cell>
          <table:table-cell table:style-name="ce80" table:formula="of:=[.L96]+[.L97]+1.2*[.L99]" office:value-type="float" office:value="100.697053406302" calcext:value-type="float">
            <text:p>100.70</text:p>
          </table:table-cell>
          <table:table-cell table:style-name="ce80" table:formula="of:=[.M96]+[.M97]+1.2*[.M99]" office:value-type="float" office:value="106.921939421353" calcext:value-type="float">
            <text:p>106.92</text:p>
          </table:table-cell>
          <table:table-cell table:style-name="ce80" table:formula="of:=[.N96]+[.N97]+1.2*[.N99]" office:value-type="float" office:value="111.034870935541" calcext:value-type="float">
            <text:p>111.03</text:p>
          </table:table-cell>
          <table:table-cell table:style-name="ce80" table:formula="of:=[.O96]+[.O97]+1.2*[.O99]" office:value-type="float" office:value="115.350017685202" calcext:value-type="float">
            <text:p>115.35</text:p>
          </table:table-cell>
          <table:table-cell table:style-name="ce80" table:formula="of:=[.P96]+[.P97]+1.2*[.P99]" office:value-type="float" office:value="119.877484759714" calcext:value-type="float">
            <text:p>119.88</text:p>
          </table:table-cell>
          <table:table-cell table:style-name="ce80" table:formula="of:=[.Q96]+[.Q97]+1.2*[.Q99]" office:value-type="float" office:value="124.627891206628" calcext:value-type="float">
            <text:p>124.63</text:p>
          </table:table-cell>
          <table:table-cell table:style-name="ce80" table:formula="of:=[.R96]+[.R97]+1.2*[.R99]" office:value-type="float" office:value="129.612396659679" calcext:value-type="float">
            <text:p>129.61</text:p>
          </table:table-cell>
          <table:table-cell table:style-name="ce80" table:formula="of:=[.S96]+[.S97]+1.2*[.S99]" office:value-type="float" office:value="134.842729372371" calcext:value-type="float">
            <text:p>134.84</text:p>
          </table:table-cell>
          <table:table-cell table:style-name="ce80" table:formula="of:=[.T96]+[.T97]+1.2*[.T99]" office:value-type="float" office:value="140.331215732669" calcext:value-type="float">
            <text:p>140.33</text:p>
          </table:table-cell>
          <table:table-cell table:style-name="ce80" table:formula="of:=[.U96]+[.U97]+1.2*[.U99]" office:value-type="float" office:value="146.090811338485" calcext:value-type="float">
            <text:p>146.09</text:p>
          </table:table-cell>
          <table:table-cell table:style-name="ce80" table:formula="of:=[.V96]+[.V97]+1.2*[.V99]" office:value-type="float" office:value="152.13513371802" calcext:value-type="float">
            <text:p>152.14</text:p>
          </table:table-cell>
          <table:table-cell table:style-name="ce80" table:formula="of:=[.W96]+[.W97]+1.2*[.W99]" office:value-type="float" office:value="158.478496783565" calcext:value-type="float">
            <text:p>158.48</text:p>
          </table:table-cell>
          <table:table-cell table:style-name="ce80" table:formula="of:=[.X96]+[.X97]+1.2*[.X99]" office:value-type="float" office:value="160.988256834852" calcext:value-type="float">
            <text:p>160.99</text:p>
          </table:table-cell>
          <table:table-cell table:style-name="ce80" table:formula="of:=[.Y96]+[.Y97]+1.2*[.Y99]" office:value-type="float" office:value="163.575158991673" calcext:value-type="float">
            <text:p>163.58</text:p>
          </table:table-cell>
          <table:table-cell table:style-name="ce80" table:formula="of:=[.Z96]+[.Z97]+1.2*[.Z99]" office:value-type="float" office:value="166.242337708371" calcext:value-type="float">
            <text:p>166.24</text:p>
          </table:table-cell>
          <table:table-cell table:style-name="ce80" table:formula="of:=[.AA96]+[.AA97]+1.2*[.AA99]" office:value-type="float" office:value="168.993066057983" calcext:value-type="float">
            <text:p>168.99</text:p>
          </table:table-cell>
          <table:table-cell table:style-name="ce80" table:formula="of:=[.AB96]+[.AB97]+1.2*[.AB99]" office:value-type="float" office:value="171.830761988163" calcext:value-type="float">
            <text:p>171.83</text:p>
          </table:table-cell>
          <table:table-cell table:style-name="ce80" table:formula="of:=[.AC96]+[.AC97]+1.2*[.AC99]" office:value-type="float" office:value="174.75899486072" calcext:value-type="float">
            <text:p>174.76</text:p>
          </table:table-cell>
          <table:table-cell table:style-name="ce80" table:formula="of:=[.AD96]+[.AD97]+1.2*[.AD99]" office:value-type="float" office:value="177.781492287647" calcext:value-type="float">
            <text:p>177.78</text:p>
          </table:table-cell>
          <table:table-cell table:style-name="ce80" table:formula="of:=[.AE96]+[.AE97]+1.2*[.AE99]" office:value-type="float" office:value="180.902147277097" calcext:value-type="float">
            <text:p>180.90</text:p>
          </table:table-cell>
          <table:table-cell table:style-name="ce80" table:formula="of:=[.AF96]+[.AF97]+1.2*[.AF99]" office:value-type="float" office:value="184.125025703372" calcext:value-type="float">
            <text:p>184.13</text:p>
          </table:table-cell>
          <table:table-cell table:style-name="ce80" table:formula="of:=[.AG96]+[.AG97]+1.2*[.AG99]" office:value-type="float" office:value="187.454374115631" calcext:value-type="float">
            <text:p>187.45</text:p>
          </table:table-cell>
          <table:table-cell table:style-name="ce80" table:formula="of:=[.AH96]+[.AH97]+1.2*[.AH99]" office:value-type="float" office:value="190.27189074365" calcext:value-type="float">
            <text:p>190.27</text:p>
          </table:table-cell>
          <table:table-cell table:style-name="ce80" table:formula="of:=[.AI96]+[.AI97]+1.2*[.AI99]" office:value-type="float" office:value="193.195882228324" calcext:value-type="float">
            <text:p>193.20</text:p>
          </table:table-cell>
          <table:table-cell table:style-name="ce80" table:formula="of:=[.AJ96]+[.AJ97]+1.2*[.AJ99]" office:value-type="float" office:value="196.231084115062" calcext:value-type="float">
            <text:p>196.23</text:p>
          </table:table-cell>
          <table:table-cell table:style-name="ce80" table:formula="of:=[.AK96]+[.AK97]+1.2*[.AK99]" office:value-type="float" office:value="199.382446471249" calcext:value-type="float">
            <text:p>199.38</text:p>
          </table:table-cell>
          <table:table-cell table:style-name="ce80" table:formula="of:=[.AL96]+[.AL97]+1.2*[.AL99]" office:value-type="float" office:value="202.655143622375" calcext:value-type="float">
            <text:p>202.66</text:p>
          </table:table-cell>
          <table:table-cell table:style-name="ce80" table:formula="of:=[.AM96]+[.AM97]+1.2*[.AM99]" office:value-type="float" office:value="206.054584330125" calcext:value-type="float">
            <text:p>206.05</text:p>
          </table:table-cell>
          <table:table-cell table:style-name="ce80" table:formula="of:=[.AN96]+[.AN97]+1.2*[.AN99]" office:value-type="float" office:value="209.58642243249" calcext:value-type="float">
            <text:p>209.59</text:p>
          </table:table-cell>
          <table:table-cell table:style-name="ce80" table:formula="of:=[.AO96]+[.AO97]+1.2*[.AO99]" office:value-type="float" office:value="213.256567966878" calcext:value-type="float">
            <text:p>213.26</text:p>
          </table:table-cell>
          <table:table-cell table:style-name="ce80" table:formula="of:=[.AP96]+[.AP97]+1.2*[.AP99]" office:value-type="float" office:value="217.071198798137" calcext:value-type="float">
            <text:p>217.07</text:p>
          </table:table-cell>
          <table:table-cell table:style-name="ce80" table:formula="of:=[.AQ96]+[.AQ97]+1.2*[.AQ99]" office:value-type="float" office:value="221.036772774434" calcext:value-type="float">
            <text:p>221.04</text:p>
          </table:table-cell>
          <table:table-cell table:style-name="ce112" table:number-columns-repeated="981"/>
        </table:table-row>
        <table:table-row table:style-name="ro1">
          <table:table-cell table:style-name="ce67" office:value-type="string" calcext:value-type="string">
            <office:annotation draw:style-name="gr15" draw:text-style-name="P2" svg:width="39.5mm" svg:height="48.09mm" svg:x="32.69mm" svg:y="419.98mm" draw:caption-point-x="91.03mm" draw:caption-point-y="185.2mm">
              <dc:date>2017-08-28T00:00:00</dc:date>
              <text:p text:style-name="P1"><text:span text:style-name="T1">BAIZ Adam - CGDD/SEEI/MA3:</text:span></text:p>
              <text:p text:style-name="P1"><text:span text:style-name="T2">nous supposons que les années 2015 et 2016 intègrent déjà une composante carbone (via la CSPE, la TICGN et la TICPE) : en revanche, dès 2017, nous ajoutons un différentiel de taxe carbone pour respecter la trajectoire Quinet</text:span></text:p>
            </office:annotation>
            <text:p>CO2</text:p>
          </table:table-cell>
          <table:table-cell table:style-name="ce67" table:number-columns-repeated="6"/>
          <table:table-cell table:number-columns-repeated="2" table:style-name="ce81" office:value-type="float" office:value="0" calcext:value-type="float">
            <text:p>0.00</text:p>
          </table:table-cell>
          <table:table-cell table:style-name="ce81" table:formula="of:=([.J21]-[.$I$21])*[.$I$16]*10^(-3)" office:value-type="float" office:value="2.295" calcext:value-type="float">
            <text:p>2.30</text:p>
          </table:table-cell>
          <table:table-cell table:style-name="ce81" table:formula="of:=([.K21]-[.$I$21])*[.$I$16]*10^(-3)" office:value-type="float" office:value="4.1438489765371" calcext:value-type="float">
            <text:p>4.14</text:p>
          </table:table-cell>
          <table:table-cell table:style-name="ce81" table:formula="of:=([.L21]-[.$I$21])*[.$I$16]*10^(-3)" office:value-type="float" office:value="6.40778508580551" calcext:value-type="float">
            <text:p>6.41</text:p>
          </table:table-cell>
          <table:table-cell table:style-name="ce81" table:formula="of:=([.M21]-[.$I$21])*[.$I$16]*10^(-3)" office:value-type="float" office:value="9.18" calcext:value-type="float">
            <text:p>9.18</text:p>
          </table:table-cell>
          <table:table-cell table:style-name="ce81" table:formula="of:=([.N21]-[.$I$21])*[.$I$16]*10^(-3)" office:value-type="float" office:value="10.0825999147058" calcext:value-type="float">
            <text:p>10.08</text:p>
          </table:table-cell>
          <table:table-cell table:style-name="ce81" table:formula="of:=([.O21]-[.$I$21])*[.$I$16]*10^(-3)" office:value-type="float" office:value="11.0390812186991" calcext:value-type="float">
            <text:p>11.04</text:p>
          </table:table-cell>
          <table:table-cell table:style-name="ce81" table:formula="of:=([.P21]-[.$I$21])*[.$I$16]*10^(-3)" office:value-type="float" office:value="12.0526604025471" calcext:value-type="float">
            <text:p>12.05</text:p>
          </table:table-cell>
          <table:table-cell table:style-name="ce81" table:formula="of:=([.Q21]-[.$I$21])*[.$I$16]*10^(-3)" office:value-type="float" office:value="13.1267459676707" calcext:value-type="float">
            <text:p>13.13</text:p>
          </table:table-cell>
          <table:table-cell table:style-name="ce81" table:formula="of:=([.R21]-[.$I$21])*[.$I$16]*10^(-3)" office:value-type="float" office:value="14.2649498885793" calcext:value-type="float">
            <text:p>14.26</text:p>
          </table:table-cell>
          <table:table-cell table:style-name="ce81" table:formula="of:=([.S21]-[.$I$21])*[.$I$16]*10^(-3)" office:value-type="float" office:value="15.4710997593509" calcext:value-type="float">
            <text:p>15.47</text:p>
          </table:table-cell>
          <table:table-cell table:style-name="ce81" table:formula="of:=([.T21]-[.$I$21])*[.$I$16]*10^(-3)" office:value-type="float" office:value="16.7492516652073" calcext:value-type="float">
            <text:p>16.75</text:p>
          </table:table-cell>
          <table:table-cell table:style-name="ce81" table:formula="of:=([.U21]-[.$I$21])*[.$I$16]*10^(-3)" office:value-type="float" office:value="18.1037038224662" calcext:value-type="float">
            <text:p>18.10</text:p>
          </table:table-cell>
          <table:table-cell table:style-name="ce81" table:formula="of:=([.V21]-[.$I$21])*[.$I$16]*10^(-3)" office:value-type="float" office:value="19.539011032742" calcext:value-type="float">
            <text:p>19.54</text:p>
          </table:table-cell>
          <table:table-cell table:style-name="ce81" table:formula="of:=([.W21]-[.$I$21])*[.$I$16]*10^(-3)" office:value-type="float" office:value="21.06" calcext:value-type="float">
            <text:p>21.06</text:p>
          </table:table-cell>
          <table:table-cell table:style-name="ce81" table:formula="of:=([.X21]-[.$I$21])*[.$I$16]*10^(-3)" office:value-type="float" office:value="22.2856581818265" calcext:value-type="float">
            <text:p>22.29</text:p>
          </table:table-cell>
          <table:table-cell table:style-name="ce81" table:formula="of:=([.Y21]-[.$I$21])*[.$I$16]*10^(-3)" office:value-type="float" office:value="23.5669548073077" calcext:value-type="float">
            <text:p>23.57</text:p>
          </table:table-cell>
          <table:table-cell table:style-name="ce81" table:formula="of:=([.Z21]-[.$I$21])*[.$I$16]*10^(-3)" office:value-type="float" office:value="24.9064155695433" calcext:value-type="float">
            <text:p>24.91</text:p>
          </table:table-cell>
          <table:table-cell table:style-name="ce81" table:formula="of:=([.AA21]-[.$I$21])*[.$I$16]*10^(-3)" office:value-type="float" office:value="26.3066808148333" calcext:value-type="float">
            <text:p>26.31</text:p>
          </table:table-cell>
          <table:table-cell table:style-name="ce81" table:formula="of:=([.AB21]-[.$I$21])*[.$I$16]*10^(-3)" office:value-type="float" office:value="27.7705107473313" calcext:value-type="float">
            <text:p>27.77</text:p>
          </table:table-cell>
          <table:table-cell table:style-name="ce81" table:formula="of:=([.AC21]-[.$I$21])*[.$I$16]*10^(-3)" office:value-type="float" office:value="29.3007908699615" calcext:value-type="float">
            <text:p>29.30</text:p>
          </table:table-cell>
          <table:table-cell table:style-name="ce81" table:formula="of:=([.AD21]-[.$I$21])*[.$I$16]*10^(-3)" office:value-type="float" office:value="30.9005376723246" calcext:value-type="float">
            <text:p>30.90</text:p>
          </table:table-cell>
          <table:table-cell table:style-name="ce81" table:formula="of:=([.AE21]-[.$I$21])*[.$I$16]*10^(-3)" office:value-type="float" office:value="32.572904576805" calcext:value-type="float">
            <text:p>32.57</text:p>
          </table:table-cell>
          <table:table-cell table:style-name="ce81" table:formula="of:=([.AF21]-[.$I$21])*[.$I$16]*10^(-3)" office:value-type="float" office:value="34.3211881546" calcext:value-type="float">
            <text:p>34.32</text:p>
          </table:table-cell>
          <table:table-cell table:style-name="ce81" table:formula="of:=([.AG21]-[.$I$21])*[.$I$16]*10^(-3)" office:value-type="float" office:value="36.1488346239237" calcext:value-type="float">
            <text:p>36.15</text:p>
          </table:table-cell>
          <table:table-cell table:style-name="ce81" table:formula="of:=([.AH21]-[.$I$21])*[.$I$16]*10^(-3)" office:value-type="float" office:value="38.059446643196" calcext:value-type="float">
            <text:p>38.06</text:p>
          </table:table-cell>
          <table:table-cell table:style-name="ce81" table:formula="of:=([.AI21]-[.$I$21])*[.$I$16]*10^(-3)" office:value-type="float" office:value="40.056790412606" calcext:value-type="float">
            <text:p>40.06</text:p>
          </table:table-cell>
          <table:table-cell table:style-name="ce81" table:formula="of:=([.AJ21]-[.$I$21])*[.$I$16]*10^(-3)" office:value-type="float" office:value="42.1448030980493" calcext:value-type="float">
            <text:p>42.14</text:p>
          </table:table-cell>
          <table:table-cell table:style-name="ce81" table:formula="of:=([.AK21]-[.$I$21])*[.$I$16]*10^(-3)" office:value-type="float" office:value="44.327600592073" calcext:value-type="float">
            <text:p>44.33</text:p>
          </table:table-cell>
          <table:table-cell table:style-name="ce81" table:formula="of:=([.AL21]-[.$I$21])*[.$I$16]*10^(-3)" office:value-type="float" office:value="46.609485627127" calcext:value-type="float">
            <text:p>46.61</text:p>
          </table:table-cell>
          <table:table-cell table:style-name="ce81" table:formula="of:=([.AM21]-[.$I$21])*[.$I$16]*10^(-3)" office:value-type="float" office:value="48.9949562571145" calcext:value-type="float">
            <text:p>48.99</text:p>
          </table:table-cell>
          <table:table-cell table:style-name="ce81" table:formula="of:=([.AN21]-[.$I$21])*[.$I$16]*10^(-3)" office:value-type="float" office:value="51.4887147239593" calcext:value-type="float">
            <text:p>51.49</text:p>
          </table:table-cell>
          <table:table-cell table:style-name="ce81" table:formula="of:=([.AO21]-[.$I$21])*[.$I$16]*10^(-3)" office:value-type="float" office:value="54.0956767266704" calcext:value-type="float">
            <text:p>54.10</text:p>
          </table:table-cell>
          <table:table-cell table:style-name="ce81" table:formula="of:=([.AP21]-[.$I$21])*[.$I$16]*10^(-3)" office:value-type="float" office:value="56.8209811111716" calcext:value-type="float">
            <text:p>56.82</text:p>
          </table:table-cell>
          <table:table-cell table:style-name="ce81" table:formula="of:=([.AQ21]-[.$I$21])*[.$I$16]*10^(-3)" office:value-type="float" office:value="59.67" calcext:value-type="float">
            <text:p>59.67</text:p>
          </table:table-cell>
          <table:table-cell table:number-columns-repeated="981"/>
        </table:table-row>
        <table:table-row table:style-name="ro1">
          <table:table-cell table:style-name="ce67" office:value-type="string" calcext:value-type="string">
            <text:p>Autres externalités écologiques</text:p>
          </table:table-cell>
          <table:table-cell table:style-name="ce67" table:number-columns-repeated="6"/>
          <table:table-cell table:style-name="ce81" table:formula="of:=([.L16]*[.Q15]+[.M16]*[.Q16]+[.N16]*[.Q17])/1000000" office:value-type="float" office:value="6.404922" calcext:value-type="float">
            <text:p>6.40</text:p>
          </table:table-cell>
          <table:table-cell table:style-name="ce81" table:formula="of:=[.H100]*1.01" office:value-type="float" office:value="6.46897122" calcext:value-type="float">
            <text:p>6.47</text:p>
          </table:table-cell>
          <table:table-cell table:style-name="ce81" table:formula="of:=[.I100]*1.01" office:value-type="float" office:value="6.5336609322" calcext:value-type="float">
            <text:p>6.53</text:p>
          </table:table-cell>
          <table:table-cell table:style-name="ce81" table:formula="of:=[.J100]*1.01" office:value-type="float" office:value="6.598997541522" calcext:value-type="float">
            <text:p>6.60</text:p>
          </table:table-cell>
          <table:table-cell table:style-name="ce81" table:formula="of:=[.K100]*1.01" office:value-type="float" office:value="6.66498751693722" calcext:value-type="float">
            <text:p>6.66</text:p>
          </table:table-cell>
          <table:table-cell table:style-name="ce81" table:formula="of:=[.L100]*1.01" office:value-type="float" office:value="6.73163739210659" calcext:value-type="float">
            <text:p>6.73</text:p>
          </table:table-cell>
          <table:table-cell table:style-name="ce81" table:formula="of:=[.M100]*1.01" office:value-type="float" office:value="6.79895376602766" calcext:value-type="float">
            <text:p>6.80</text:p>
          </table:table-cell>
          <table:table-cell table:style-name="ce81" table:formula="of:=[.N100]*1.01" office:value-type="float" office:value="6.86694330368794" calcext:value-type="float">
            <text:p>6.87</text:p>
          </table:table-cell>
          <table:table-cell table:style-name="ce81" table:formula="of:=[.O100]*1.01" office:value-type="float" office:value="6.93561273672481" calcext:value-type="float">
            <text:p>6.94</text:p>
          </table:table-cell>
          <table:table-cell table:style-name="ce81" table:formula="of:=[.P100]*1.01" office:value-type="float" office:value="7.00496886409206" calcext:value-type="float">
            <text:p>7.00</text:p>
          </table:table-cell>
          <table:table-cell table:style-name="ce81" table:formula="of:=[.Q100]*1.01" office:value-type="float" office:value="7.07501855273298" calcext:value-type="float">
            <text:p>7.08</text:p>
          </table:table-cell>
          <table:table-cell table:style-name="ce81" table:formula="of:=[.R100]*1.01" office:value-type="float" office:value="7.14576873826031" calcext:value-type="float">
            <text:p>7.15</text:p>
          </table:table-cell>
          <table:table-cell table:style-name="ce81" table:formula="of:=[.S100]*1.01" office:value-type="float" office:value="7.21722642564292" calcext:value-type="float">
            <text:p>7.22</text:p>
          </table:table-cell>
          <table:table-cell table:style-name="ce81" table:formula="of:=[.T100]*1.01" office:value-type="float" office:value="7.28939868989935" calcext:value-type="float">
            <text:p>7.29</text:p>
          </table:table-cell>
          <table:table-cell table:style-name="ce81" table:formula="of:=[.U100]*1.01" office:value-type="float" office:value="7.36229267679834" calcext:value-type="float">
            <text:p>7.36</text:p>
          </table:table-cell>
          <table:table-cell table:style-name="ce81" table:formula="of:=[.V100]*1.01" office:value-type="float" office:value="7.43591560356632" calcext:value-type="float">
            <text:p>7.44</text:p>
          </table:table-cell>
          <table:table-cell table:style-name="ce81" table:formula="of:=[.W100]*1.01" office:value-type="float" office:value="7.51027475960199" calcext:value-type="float">
            <text:p>7.51</text:p>
          </table:table-cell>
          <table:table-cell table:style-name="ce81" table:formula="of:=[.X100]*1.01" office:value-type="float" office:value="7.58537750719801" calcext:value-type="float">
            <text:p>7.59</text:p>
          </table:table-cell>
          <table:table-cell table:style-name="ce81" table:formula="of:=[.Y100]*1.01" office:value-type="float" office:value="7.66123128226999" calcext:value-type="float">
            <text:p>7.66</text:p>
          </table:table-cell>
          <table:table-cell table:style-name="ce81" table:formula="of:=[.Z100]*1.01" office:value-type="float" office:value="7.73784359509269" calcext:value-type="float">
            <text:p>7.74</text:p>
          </table:table-cell>
          <table:table-cell table:style-name="ce81" table:formula="of:=[.AA100]*1.01" office:value-type="float" office:value="7.81522203104361" calcext:value-type="float">
            <text:p>7.82</text:p>
          </table:table-cell>
          <table:table-cell table:style-name="ce81" table:formula="of:=[.AB100]*1.01" office:value-type="float" office:value="7.89337425135405" calcext:value-type="float">
            <text:p>7.89</text:p>
          </table:table-cell>
          <table:table-cell table:style-name="ce81" table:formula="of:=[.AC100]*1.01" office:value-type="float" office:value="7.97230799386759" calcext:value-type="float">
            <text:p>7.97</text:p>
          </table:table-cell>
          <table:table-cell table:style-name="ce81" table:formula="of:=[.AD100]*1.01" office:value-type="float" office:value="8.05203107380627" calcext:value-type="float">
            <text:p>8.05</text:p>
          </table:table-cell>
          <table:table-cell table:style-name="ce81" table:formula="of:=[.AE100]*1.01" office:value-type="float" office:value="8.13255138454433" calcext:value-type="float">
            <text:p>8.13</text:p>
          </table:table-cell>
          <table:table-cell table:style-name="ce81" table:formula="of:=[.AF100]*1.01" office:value-type="float" office:value="8.21387689838977" calcext:value-type="float">
            <text:p>8.21</text:p>
          </table:table-cell>
          <table:table-cell table:style-name="ce81" table:formula="of:=[.AG100]*1.01" office:value-type="float" office:value="8.29601566737367" calcext:value-type="float">
            <text:p>8.30</text:p>
          </table:table-cell>
          <table:table-cell table:style-name="ce81" table:formula="of:=[.AH100]*1.01" office:value-type="float" office:value="8.37897582404741" calcext:value-type="float">
            <text:p>8.38</text:p>
          </table:table-cell>
          <table:table-cell table:style-name="ce81" table:formula="of:=[.AI100]*1.01" office:value-type="float" office:value="8.46276558228788" calcext:value-type="float">
            <text:p>8.46</text:p>
          </table:table-cell>
          <table:table-cell table:style-name="ce81" table:formula="of:=[.AJ100]*1.01" office:value-type="float" office:value="8.54739323811076" calcext:value-type="float">
            <text:p>8.55</text:p>
          </table:table-cell>
          <table:table-cell table:style-name="ce81" table:formula="of:=[.AK100]*1.01" office:value-type="float" office:value="8.63286717049187" calcext:value-type="float">
            <text:p>8.63</text:p>
          </table:table-cell>
          <table:table-cell table:style-name="ce81" table:formula="of:=[.AL100]*1.01" office:value-type="float" office:value="8.71919584219679" calcext:value-type="float">
            <text:p>8.72</text:p>
          </table:table-cell>
          <table:table-cell table:style-name="ce81" table:formula="of:=[.AM100]*1.01" office:value-type="float" office:value="8.80638780061875" calcext:value-type="float">
            <text:p>8.81</text:p>
          </table:table-cell>
          <table:table-cell table:style-name="ce81" table:formula="of:=[.AN100]*1.01" office:value-type="float" office:value="8.89445167862494" calcext:value-type="float">
            <text:p>8.89</text:p>
          </table:table-cell>
          <table:table-cell table:style-name="ce81" table:formula="of:=[.AO100]*1.01" office:value-type="float" office:value="8.98339619541119" calcext:value-type="float">
            <text:p>8.98</text:p>
          </table:table-cell>
          <table:table-cell table:style-name="ce81" table:formula="of:=[.AP100]*1.01" office:value-type="float" office:value="9.0732301573653" calcext:value-type="float">
            <text:p>9.07</text:p>
          </table:table-cell>
          <table:table-cell table:number-columns-repeated="981"/>
        </table:table-row>
        <table:table-row table:style-name="ro1">
          <table:table-cell table:style-name="ce68" office:value-type="string" calcext:value-type="string">
            <text:p>Total socioéconomique</text:p>
          </table:table-cell>
          <table:table-cell table:style-name="ce68" table:number-columns-repeated="6"/>
          <table:table-cell table:style-name="ce80" table:formula="of:=[.H96]-[.H95]+[.H99]+[.H100]" office:value-type="float" office:value="65.574922" calcext:value-type="float">
            <text:p>65.57</text:p>
          </table:table-cell>
          <table:table-cell table:style-name="ce80" table:formula="of:=[.I96]-[.I95]+[.I99]+[.I100]" office:value-type="float" office:value="67.6611478001761" calcext:value-type="float">
            <text:p>67.66</text:p>
          </table:table-cell>
          <table:table-cell table:style-name="ce80" table:formula="of:=[.J96]-[.J95]+[.J99]+[.J100]" office:value-type="float" office:value="72.1348236597145" calcext:value-type="float">
            <text:p>72.13</text:p>
          </table:table-cell>
          <table:table-cell table:style-name="ce80" table:formula="of:=[.K96]-[.K95]+[.K99]+[.K100]" office:value-type="float" office:value="76.2589732392965" calcext:value-type="float">
            <text:p>76.26</text:p>
          </table:table-cell>
          <table:table-cell table:style-name="ce80" table:formula="of:=[.L96]-[.L95]+[.L99]+[.L100]" office:value-type="float" office:value="80.8991986888558" calcext:value-type="float">
            <text:p>80.90</text:p>
          </table:table-cell>
          <table:table-cell table:style-name="ce80" table:formula="of:=[.M96]-[.M95]+[.M99]+[.M100]" office:value-type="float" office:value="86.1532535765673" calcext:value-type="float">
            <text:p>86.15</text:p>
          </table:table-cell>
          <table:table-cell table:style-name="ce80" table:formula="of:=[.N96]-[.N95]+[.N99]+[.N100]" office:value-type="float" office:value="89.6480128789786" calcext:value-type="float">
            <text:p>89.65</text:p>
          </table:table-cell>
          <table:table-cell table:style-name="ce80" table:formula="of:=[.O96]-[.O95]+[.O99]+[.O100]" office:value-type="float" office:value="93.3119580413563" calcext:value-type="float">
            <text:p>93.31</text:p>
          </table:table-cell>
          <table:table-cell table:style-name="ce80" table:formula="of:=[.P96]-[.P95]+[.P99]+[.P100]" office:value-type="float" office:value="97.1535167031535" calcext:value-type="float">
            <text:p>97.15</text:p>
          </table:table-cell>
          <table:table-cell table:style-name="ce80" table:formula="of:=[.Q96]-[.Q95]+[.Q99]+[.Q100]" office:value-type="float" office:value="101.181544869615" calcext:value-type="float">
            <text:p>101.18</text:p>
          </table:table-cell>
          <table:table-cell table:style-name="ce80" table:formula="of:=[.R96]-[.R95]+[.R99]+[.R100]" office:value-type="float" office:value="105.405349102466" calcext:value-type="float">
            <text:p>105.41</text:p>
          </table:table-cell>
          <table:table-cell table:style-name="ce80" table:formula="of:=[.S96]-[.S95]+[.S99]+[.S100]" office:value-type="float" office:value="109.834709881903" calcext:value-type="float">
            <text:p>109.83</text:p>
          </table:table-cell>
          <table:table-cell table:style-name="ce80" table:formula="of:=[.T96]-[.T95]+[.T99]+[.T100]" office:value-type="float" office:value="114.479906202867" calcext:value-type="float">
            <text:p>114.48</text:p>
          </table:table-cell>
          <table:table-cell table:style-name="ce80" table:formula="of:=[.U96]-[.U95]+[.U99]+[.U100]" office:value-type="float" office:value="119.351741471971" calcext:value-type="float">
            <text:p>119.35</text:p>
          </table:table-cell>
          <table:table-cell table:style-name="ce80" table:formula="of:=[.V96]-[.V95]+[.V99]+[.V100]" office:value-type="float" office:value="124.461570775148" calcext:value-type="float">
            <text:p>124.46</text:p>
          </table:table-cell>
          <table:table-cell table:style-name="ce80" table:formula="of:=[.W96]-[.W95]+[.W99]+[.W100]" office:value-type="float" office:value="129.82132958987" calcext:value-type="float">
            <text:p>129.82</text:p>
          </table:table-cell>
          <table:table-cell table:style-name="ce80" table:formula="of:=[.X96]-[.X95]+[.X99]+[.X100]" office:value-type="float" office:value="131.987155455312" calcext:value-type="float">
            <text:p>131.99</text:p>
          </table:table-cell>
          <table:table-cell table:style-name="ce80" table:formula="of:=[.Y96]-[.Y95]+[.Y99]+[.Y100]" office:value-type="float" office:value="134.218010000259" calcext:value-type="float">
            <text:p>134.22</text:p>
          </table:table-cell>
          <table:table-cell table:style-name="ce80" table:formula="of:=[.Z96]-[.Z95]+[.Z99]+[.Z100]" office:value-type="float" office:value="136.516512705913" calcext:value-type="float">
            <text:p>136.52</text:p>
          </table:table-cell>
          <table:table-cell table:style-name="ce80" table:formula="of:=[.AA96]-[.AA95]+[.AA99]+[.AA100]" office:value-type="float" office:value="138.885398643412" calcext:value-type="float">
            <text:p>138.89</text:p>
          </table:table-cell>
          <table:table-cell table:style-name="ce80" table:formula="of:=[.AB96]-[.AB95]+[.AB99]+[.AB100]" office:value-type="float" office:value="141.327523687846" calcext:value-type="float">
            <text:p>141.33</text:p>
          </table:table-cell>
          <table:table-cell table:style-name="ce80" table:formula="of:=[.AC96]-[.AC95]+[.AC99]+[.AC100]" office:value-type="float" office:value="143.845869968621" calcext:value-type="float">
            <text:p>143.85</text:p>
          </table:table-cell>
          <table:table-cell table:style-name="ce80" table:formula="of:=[.AD96]-[.AD95]+[.AD99]+[.AD100]" office:value-type="float" office:value="146.443551566907" calcext:value-type="float">
            <text:p>146.44</text:p>
          </table:table-cell>
          <table:table-cell table:style-name="ce80" table:formula="of:=[.AE96]-[.AE95]+[.AE99]+[.AE100]" office:value-type="float" office:value="149.123820471387" calcext:value-type="float">
            <text:p>149.12</text:p>
          </table:table-cell>
          <table:table-cell table:style-name="ce80" table:formula="of:=[.AF96]-[.AF95]+[.AF99]+[.AF100]" office:value-type="float" office:value="151.890072804021" calcext:value-type="float">
            <text:p>151.89</text:p>
          </table:table-cell>
          <table:table-cell table:style-name="ce80" table:formula="of:=[.AG96]-[.AG95]+[.AG99]+[.AG100]" office:value-type="float" office:value="154.745855328082" calcext:value-type="float">
            <text:p>154.75</text:p>
          </table:table-cell>
          <table:table-cell table:style-name="ce80" table:formula="of:=[.AH96]-[.AH95]+[.AH99]+[.AH100]" office:value-type="float" office:value="157.175924620415" calcext:value-type="float">
            <text:p>157.18</text:p>
          </table:table-cell>
          <table:table-cell table:style-name="ce80" table:formula="of:=[.AI96]-[.AI95]+[.AI99]+[.AI100]" office:value-type="float" office:value="159.695544347651" calcext:value-type="float">
            <text:p>159.70</text:p>
          </table:table-cell>
          <table:table-cell table:style-name="ce80" table:formula="of:=[.AJ96]-[.AJ95]+[.AJ99]+[.AJ100]" office:value-type="float" office:value="162.308669011506" calcext:value-type="float">
            <text:p>162.31</text:p>
          </table:table-cell>
          <table:table-cell table:style-name="ce80" table:formula="of:=[.AK96]-[.AK95]+[.AK99]+[.AK100]" office:value-type="float" office:value="165.019431964152" calcext:value-type="float">
            <text:p>165.02</text:p>
          </table:table-cell>
          <table:table-cell table:style-name="ce80" table:formula="of:=[.AL96]-[.AL95]+[.AL99]+[.AL100]" office:value-type="float" office:value="167.832153522471" calcext:value-type="float">
            <text:p>167.83</text:p>
          </table:table-cell>
          <table:table-cell table:style-name="ce80" table:formula="of:=[.AM96]-[.AM95]+[.AM99]+[.AM100]" office:value-type="float" office:value="170.751349450634" calcext:value-type="float">
            <text:p>170.75</text:p>
          </table:table-cell>
          <table:table-cell table:style-name="ce80" table:formula="of:=[.AN96]-[.AN95]+[.AN99]+[.AN100]" office:value-type="float" office:value="173.781739827694" calcext:value-type="float">
            <text:p>173.78</text:p>
          </table:table-cell>
          <table:table-cell table:style-name="ce80" table:formula="of:=[.AO96]-[.AO95]+[.AO99]+[.AO100]" office:value-type="float" office:value="176.92825831769" calcext:value-type="float">
            <text:p>176.93</text:p>
          </table:table-cell>
          <table:table-cell table:style-name="ce80" table:formula="of:=[.AP96]-[.AP95]+[.AP99]+[.AP100]" office:value-type="float" office:value="180.196061860526" calcext:value-type="float">
            <text:p>180.20</text:p>
          </table:table-cell>
          <table:table-cell table:style-name="ce80" table:formula="of:=[.AQ96]-[.AQ95]+[.AQ99]+[.AQ100]" office:value-type="float" office:value="183.590540802727" calcext:value-type="float">
            <text:p>183.59</text:p>
          </table:table-cell>
          <table:table-cell table:number-columns-repeated="981"/>
        </table:table-row>
        <table:table-row table:style-name="ro1">
          <table:table-cell table:style-name="ce61" table:number-columns-repeated="7"/>
          <table:table-cell table:style-name="ce88" table:number-columns-repeated="16"/>
          <table:table-cell table:number-columns-repeated="1001"/>
        </table:table-row>
        <table:table-row table:style-name="ro1">
          <table:table-cell table:style-name="ce65" office:value-type="string" calcext:value-type="string">
            <text:p>TCAM 2015-2030 HTT</text:p>
          </table:table-cell>
          <table:table-cell table:style-name="ce65" table:number-columns-repeated="6"/>
          <table:table-cell table:style-name="ce83" table:formula="of:=([.W91]/[.H91])^(1/15)-1" office:value-type="percentage" office:value="0.0365122866152352" calcext:value-type="percentage">
            <text:p>3.65%</text:p>
          </table:table-cell>
          <table:table-cell table:number-columns-repeated="1016"/>
        </table:table-row>
        <table:table-row table:style-name="ro1">
          <table:table-cell table:style-name="ce65" office:value-type="string" calcext:value-type="string">
            <text:p>TCAM 2015-2030 TTC acteurs</text:p>
          </table:table-cell>
          <table:table-cell table:style-name="ce65" table:number-columns-repeated="6"/>
          <table:table-cell table:style-name="ce83" table:formula="of:=([.W98]/[.H98])^(1/15)-1" office:value-type="percentage" office:value="0.0464773712060698" calcext:value-type="percentage">
            <text:p>4.65%</text:p>
          </table:table-cell>
          <table:table-cell table:number-columns-repeated="1016"/>
        </table:table-row>
        <table:table-row table:style-name="ro1">
          <table:table-cell table:style-name="ce65" office:value-type="string" calcext:value-type="string">
            <office:annotation draw:style-name="gr2" draw:text-style-name="P2" svg:width="39.23mm" svg:height="28.89mm" svg:x="32.95mm" svg:y="456.68mm" draw:caption-point-x="90.77mm" draw:caption-point-y="181.94mm">
              <dc:date>2017-08-28T00:00:00</dc:date>
              <text:p text:style-name="P1"><text:span text:style-name="T1">BAIZ Adam - CGDD/SEEI/MA3:</text:span></text:p>
              <text:p text:style-name="P1"><text:span text:style-name="T2">HT consiste à enlever les taxes versées directement à l'Etat et à conserver les taxes qui couvrent les coûts inhérents à la filière</text:span></text:p>
            </office:annotation>
            <text:p>TCAM 2015-2030 socio-éco</text:p>
          </table:table-cell>
          <table:table-cell table:style-name="ce65" table:number-columns-repeated="6"/>
          <table:table-cell table:style-name="ce83" table:formula="of:=([.W101]/[.H101])^(1/15)-1" office:value-type="percentage" office:value="0.0465835026952184" calcext:value-type="percentage">
            <text:p>4.66%</text:p>
          </table:table-cell>
          <table:table-cell table:number-columns-repeated="1016"/>
        </table:table-row>
        <table:table-row table:style-name="ro1">
          <table:table-cell table:number-columns-repeated="7"/>
          <table:table-cell table:style-name="ce89"/>
          <table:table-cell table:number-columns-repeated="1016"/>
        </table:table-row>
        <table:table-row table:style-name="ro1">
          <table:table-cell table:style-name="ce65" office:value-type="string" calcext:value-type="string">
            <text:p>TCAM 2030 -2050 HTT</text:p>
          </table:table-cell>
          <table:table-cell table:style-name="ce65" table:number-columns-repeated="6"/>
          <table:table-cell table:style-name="ce83" table:formula="of:=([.AQ91]/[.W91])^(1/20)-1" office:value-type="percentage" office:value="0.00628296827760355" calcext:value-type="percentage">
            <text:p>0.63%</text:p>
          </table:table-cell>
          <table:table-cell table:number-columns-repeated="1016"/>
        </table:table-row>
        <table:table-row table:style-name="ro1">
          <table:table-cell table:style-name="ce65" office:value-type="string" calcext:value-type="string">
            <text:p>TCAM 2030-2050 TTC acteurs</text:p>
          </table:table-cell>
          <table:table-cell table:style-name="ce65" table:number-columns-repeated="6"/>
          <table:table-cell table:style-name="ce83" table:formula="of:=([.AQ98]/[.W98])^(1/20)-1" office:value-type="percentage" office:value="0.0167746487123785" calcext:value-type="percentage">
            <text:p>1.68%</text:p>
          </table:table-cell>
          <table:table-cell table:number-columns-repeated="1016"/>
        </table:table-row>
        <table:table-row table:style-name="ro1">
          <table:table-cell table:style-name="ce65" office:value-type="string" calcext:value-type="string">
            <office:annotation draw:style-name="gr2" draw:text-style-name="P2" svg:width="39.23mm" svg:height="28.89mm" svg:x="32.95mm" svg:y="474.74mm" draw:caption-point-x="90.77mm" draw:caption-point-y="186.18mm">
              <dc:date>2017-08-28T00:00:00</dc:date>
              <text:p text:style-name="P1"><text:span text:style-name="T1">BAIZ Adam - CGDD/SEEI/MA3:</text:span></text:p>
              <text:p text:style-name="P1"><text:span text:style-name="T2">HT consiste à enlever les taxes versées directement à l'Etat et à conserver les taxes qui couvrent les coûts inhérents à la filière</text:span></text:p>
            </office:annotation>
            <text:p>TCAM 2030 - 2050 socio-éco</text:p>
          </table:table-cell>
          <table:table-cell table:style-name="ce65" table:number-columns-repeated="6"/>
          <table:table-cell table:style-name="ce83" table:formula="of:=([.AQ101]/[.W101])^(1/20)-1" office:value-type="percentage" office:value="0.0174784328985109" calcext:value-type="percentage">
            <text:p>1.75%</text:p>
          </table:table-cell>
          <table:table-cell table:number-columns-repeated="1016"/>
        </table:table-row>
        <table:table-row table:style-name="ro1" table:number-rows-repeated="2">
          <table:table-cell table:number-columns-repeated="1024"/>
        </table:table-row>
        <table:table-row table:style-name="ro1">
          <table:table-cell table:style-name="ce64" office:value-type="string" calcext:value-type="string">
            <text:p>Prix du diesel pour un particulier</text:p>
          </table:table-cell>
          <table:table-cell table:style-name="ce64" table:number-columns-repeated="6"/>
          <table:table-cell table:style-name="ce72" office:value-type="float" office:value="2015" calcext:value-type="float">
            <text:p>2015</text:p>
          </table:table-cell>
          <table:table-cell table:style-name="ce73" table:formula="of:=[.H112]+1" office:value-type="float" office:value="2016" calcext:value-type="float">
            <text:p>2016</text:p>
          </table:table-cell>
          <table:table-cell table:style-name="ce73" table:formula="of:=[.I112]+1" office:value-type="float" office:value="2017" calcext:value-type="float">
            <text:p>2017</text:p>
          </table:table-cell>
          <table:table-cell table:style-name="ce73" table:formula="of:=[.J112]+1" office:value-type="float" office:value="2018" calcext:value-type="float">
            <text:p>2018</text:p>
          </table:table-cell>
          <table:table-cell table:style-name="ce73" table:formula="of:=[.K112]+1" office:value-type="float" office:value="2019" calcext:value-type="float">
            <text:p>2019</text:p>
          </table:table-cell>
          <table:table-cell table:style-name="ce73" table:formula="of:=[.L112]+1" office:value-type="float" office:value="2020" calcext:value-type="float">
            <text:p>2020</text:p>
          </table:table-cell>
          <table:table-cell table:style-name="ce73" table:formula="of:=[.M112]+1" office:value-type="float" office:value="2021" calcext:value-type="float">
            <text:p>2021</text:p>
          </table:table-cell>
          <table:table-cell table:style-name="ce73" table:formula="of:=[.N112]+1" office:value-type="float" office:value="2022" calcext:value-type="float">
            <text:p>2022</text:p>
          </table:table-cell>
          <table:table-cell table:style-name="ce73" table:formula="of:=[.O112]+1" office:value-type="float" office:value="2023" calcext:value-type="float">
            <text:p>2023</text:p>
          </table:table-cell>
          <table:table-cell table:style-name="ce73" table:formula="of:=[.P112]+1" office:value-type="float" office:value="2024" calcext:value-type="float">
            <text:p>2024</text:p>
          </table:table-cell>
          <table:table-cell table:style-name="ce73" table:formula="of:=[.Q112]+1" office:value-type="float" office:value="2025" calcext:value-type="float">
            <text:p>2025</text:p>
          </table:table-cell>
          <table:table-cell table:style-name="ce73" table:formula="of:=[.R112]+1" office:value-type="float" office:value="2026" calcext:value-type="float">
            <text:p>2026</text:p>
          </table:table-cell>
          <table:table-cell table:style-name="ce73" table:formula="of:=[.S112]+1" office:value-type="float" office:value="2027" calcext:value-type="float">
            <text:p>2027</text:p>
          </table:table-cell>
          <table:table-cell table:style-name="ce73" table:formula="of:=[.T112]+1" office:value-type="float" office:value="2028" calcext:value-type="float">
            <text:p>2028</text:p>
          </table:table-cell>
          <table:table-cell table:style-name="ce73" table:formula="of:=[.U112]+1" office:value-type="float" office:value="2029" calcext:value-type="float">
            <text:p>2029</text:p>
          </table:table-cell>
          <table:table-cell table:style-name="ce73" table:formula="of:=[.V112]+1" office:value-type="float" office:value="2030" calcext:value-type="float">
            <text:p>2030</text:p>
          </table:table-cell>
          <table:table-cell table:style-name="ce73" table:formula="of:=[.W112]+1" office:value-type="float" office:value="2031" calcext:value-type="float">
            <text:p>2031</text:p>
          </table:table-cell>
          <table:table-cell table:style-name="ce73" table:formula="of:=[.X112]+1" office:value-type="float" office:value="2032" calcext:value-type="float">
            <text:p>2032</text:p>
          </table:table-cell>
          <table:table-cell table:style-name="ce73" table:formula="of:=[.Y112]+1" office:value-type="float" office:value="2033" calcext:value-type="float">
            <text:p>2033</text:p>
          </table:table-cell>
          <table:table-cell table:style-name="ce73" table:formula="of:=[.Z112]+1" office:value-type="float" office:value="2034" calcext:value-type="float">
            <text:p>2034</text:p>
          </table:table-cell>
          <table:table-cell table:style-name="ce73" table:formula="of:=[.AA112]+1" office:value-type="float" office:value="2035" calcext:value-type="float">
            <text:p>2035</text:p>
          </table:table-cell>
          <table:table-cell table:style-name="ce73" table:formula="of:=[.AB112]+1" office:value-type="float" office:value="2036" calcext:value-type="float">
            <text:p>2036</text:p>
          </table:table-cell>
          <table:table-cell table:style-name="ce73" table:formula="of:=[.AC112]+1" office:value-type="float" office:value="2037" calcext:value-type="float">
            <text:p>2037</text:p>
          </table:table-cell>
          <table:table-cell table:style-name="ce73" table:formula="of:=[.AD112]+1" office:value-type="float" office:value="2038" calcext:value-type="float">
            <text:p>2038</text:p>
          </table:table-cell>
          <table:table-cell table:style-name="ce73" table:formula="of:=[.AE112]+1" office:value-type="float" office:value="2039" calcext:value-type="float">
            <text:p>2039</text:p>
          </table:table-cell>
          <table:table-cell table:style-name="ce73" table:formula="of:=[.AF112]+1" office:value-type="float" office:value="2040" calcext:value-type="float">
            <text:p>2040</text:p>
          </table:table-cell>
          <table:table-cell table:style-name="ce73" table:formula="of:=[.AG112]+1" office:value-type="float" office:value="2041" calcext:value-type="float">
            <text:p>2041</text:p>
          </table:table-cell>
          <table:table-cell table:style-name="ce73" table:formula="of:=[.AH112]+1" office:value-type="float" office:value="2042" calcext:value-type="float">
            <text:p>2042</text:p>
          </table:table-cell>
          <table:table-cell table:style-name="ce73" table:formula="of:=[.AI112]+1" office:value-type="float" office:value="2043" calcext:value-type="float">
            <text:p>2043</text:p>
          </table:table-cell>
          <table:table-cell table:style-name="ce73" table:formula="of:=[.AJ112]+1" office:value-type="float" office:value="2044" calcext:value-type="float">
            <text:p>2044</text:p>
          </table:table-cell>
          <table:table-cell table:style-name="ce73" table:formula="of:=[.AK112]+1" office:value-type="float" office:value="2045" calcext:value-type="float">
            <text:p>2045</text:p>
          </table:table-cell>
          <table:table-cell table:style-name="ce73" table:formula="of:=[.AL112]+1" office:value-type="float" office:value="2046" calcext:value-type="float">
            <text:p>2046</text:p>
          </table:table-cell>
          <table:table-cell table:style-name="ce73" table:formula="of:=[.AM112]+1" office:value-type="float" office:value="2047" calcext:value-type="float">
            <text:p>2047</text:p>
          </table:table-cell>
          <table:table-cell table:style-name="ce73" table:formula="of:=[.AN112]+1" office:value-type="float" office:value="2048" calcext:value-type="float">
            <text:p>2048</text:p>
          </table:table-cell>
          <table:table-cell table:style-name="ce73" table:formula="of:=[.AO112]+1" office:value-type="float" office:value="2049" calcext:value-type="float">
            <text:p>2049</text:p>
          </table:table-cell>
          <table:table-cell table:style-name="ce73" table:formula="of:=[.AP112]+1" office:value-type="float" office:value="2050" calcext:value-type="float">
            <text:p>2050</text:p>
          </table:table-cell>
          <table:table-cell table:number-columns-repeated="981"/>
        </table:table-row>
        <table:table-row table:style-name="ro1">
          <table:table-cell table:style-name="ce65" office:value-type="string" calcext:value-type="string">
            <text:p>à la pompe HTT en €/L</text:p>
          </table:table-cell>
          <table:table-cell table:style-name="ce65" table:number-columns-repeated="6"/>
          <table:table-cell table:style-name="ce90" table:formula="of:=[.H114]+[.H115]+[.H116]" office:value-type="float" office:value="0.4797" calcext:value-type="float">
            <office:annotation draw:style-name="gr7" draw:text-style-name="P2" svg:width="56.95mm" svg:height="25.05mm" svg:x="227.63mm" svg:y="495.38mm" draw:caption-point-x="90.91mm" draw:caption-point-y="187.83mm">
              <dc:date>2017-08-28T00:00:00</dc:date>
              <text:p text:style-name="P1"><text:span text:style-name="T1">FRAGNOL Ludovic - CGDD/SEEI/MA3:</text:span></text:p>
              <text:p text:style-name="P1"><text:span text:style-name="T2">en 2015, <text:s/>prix HT de 0,4771 €/L pr le diesel</text:span></text:p>
              <text:p text:style-name="P1"><text:span text:style-name="T2">donnée moyenne annuelle Pégase</text:span></text:p>
              <text:p text:style-name="P1"><text:span text:style-name="T2"/></text:p>
            </office:annotation>
            <text:p>0.48</text:p>
          </table:table-cell>
          <table:table-cell table:style-name="ce90" table:formula="of:=[.I114]+[.I115]+[.I116]" office:value-type="float" office:value="0.50078057671936" calcext:value-type="float">
            <text:p>0.50</text:p>
          </table:table-cell>
          <table:table-cell table:style-name="ce90" table:formula="of:=[.J114]+[.J115]+[.J116]" office:value-type="float" office:value="0.518113934173514" calcext:value-type="float">
            <text:p>0.52</text:p>
          </table:table-cell>
          <table:table-cell table:style-name="ce90" table:formula="of:=[.K114]+[.K115]+[.K116]" office:value-type="float" office:value="0.5362342496317" calcext:value-type="float">
            <text:p>0.54</text:p>
          </table:table-cell>
          <table:table-cell table:style-name="ce90" table:formula="of:=[.L114]+[.L115]+[.L116]" office:value-type="float" office:value="0.555177252057667" calcext:value-type="float">
            <text:p>0.56</text:p>
          </table:table-cell>
          <table:table-cell table:style-name="ce90" table:formula="of:=[.M114]+[.M115]+[.M116]" office:value-type="float" office:value="0.574980292558712" calcext:value-type="float">
            <text:p>0.57</text:p>
          </table:table-cell>
          <table:table-cell table:style-name="ce90" table:formula="of:=[.N114]+[.N115]+[.N116]" office:value-type="float" office:value="0.595682418033209" calcext:value-type="float">
            <text:p>0.60</text:p>
          </table:table-cell>
          <table:table-cell table:style-name="ce90" table:formula="of:=[.O114]+[.O115]+[.O116]" office:value-type="float" office:value="0.617324448161822" calcext:value-type="float">
            <text:p>0.62</text:p>
          </table:table-cell>
          <table:table-cell table:style-name="ce90" table:formula="of:=[.P114]+[.P115]+[.P116]" office:value-type="float" office:value="0.639949055894243" calcext:value-type="float">
            <text:p>0.64</text:p>
          </table:table-cell>
          <table:table-cell table:style-name="ce90" table:formula="of:=[.Q114]+[.Q115]+[.Q116]" office:value-type="float" office:value="0.663600851590115" calcext:value-type="float">
            <text:p>0.66</text:p>
          </table:table-cell>
          <table:table-cell table:style-name="ce90" table:formula="of:=[.R114]+[.R115]+[.R116]" office:value-type="float" office:value="0.68832647098009" calcext:value-type="float">
            <text:p>0.69</text:p>
          </table:table-cell>
          <table:table-cell table:style-name="ce90" table:formula="of:=[.S114]+[.S115]+[.S116]" office:value-type="float" office:value="0.714174667120418" calcext:value-type="float">
            <text:p>0.71</text:p>
          </table:table-cell>
          <table:table-cell table:style-name="ce90" table:formula="of:=[.T114]+[.T115]+[.T116]" office:value-type="float" office:value="0.741196406522417" calcext:value-type="float">
            <text:p>0.74</text:p>
          </table:table-cell>
          <table:table-cell table:style-name="ce90" table:formula="of:=[.U114]+[.U115]+[.U116]" office:value-type="float" office:value="0.769444969646335" calcext:value-type="float">
            <text:p>0.77</text:p>
          </table:table-cell>
          <table:table-cell table:style-name="ce90" table:formula="of:=[.V114]+[.V115]+[.V116]" office:value-type="float" office:value="0.798976055957789" calcext:value-type="float">
            <text:p>0.80</text:p>
          </table:table-cell>
          <table:table-cell table:style-name="ce90" table:formula="of:=[.W114]+[.W115]+[.W116]" office:value-type="float" office:value="0.82984789375389" calcext:value-type="float">
            <text:p>0.83</text:p>
          </table:table-cell>
          <table:table-cell table:style-name="ce90" table:formula="of:=[.X114]+[.X115]+[.X116]" office:value-type="float" office:value="0.836946979390888" calcext:value-type="float">
            <text:p>0.84</text:p>
          </table:table-cell>
          <table:table-cell table:style-name="ce90" table:formula="of:=[.Y114]+[.Y115]+[.Y116]" office:value-type="float" office:value="0.844116962075375" calcext:value-type="float">
            <text:p>0.84</text:p>
          </table:table-cell>
          <table:table-cell table:style-name="ce90" table:formula="of:=[.Z114]+[.Z115]+[.Z116]" office:value-type="float" office:value="0.851358549840977" calcext:value-type="float">
            <text:p>0.85</text:p>
          </table:table-cell>
          <table:table-cell table:style-name="ce90" table:formula="of:=[.AA114]+[.AA115]+[.AA116]" office:value-type="float" office:value="0.858672457792301" calcext:value-type="float">
            <text:p>0.86</text:p>
          </table:table-cell>
          <table:table-cell table:style-name="ce90" table:formula="of:=[.AB114]+[.AB115]+[.AB116]" office:value-type="float" office:value="0.866059408175549" calcext:value-type="float">
            <text:p>0.87</text:p>
          </table:table-cell>
          <table:table-cell table:style-name="ce90" table:formula="of:=[.AC114]+[.AC115]+[.AC116]" office:value-type="float" office:value="0.87352013044984" calcext:value-type="float">
            <text:p>0.87</text:p>
          </table:table-cell>
          <table:table-cell table:style-name="ce90" table:formula="of:=[.AD114]+[.AD115]+[.AD116]" office:value-type="float" office:value="0.881055361359248" calcext:value-type="float">
            <text:p>0.88</text:p>
          </table:table-cell>
          <table:table-cell table:style-name="ce90" table:formula="of:=[.AE114]+[.AE115]+[.AE116]" office:value-type="float" office:value="0.88866584500555" calcext:value-type="float">
            <text:p>0.89</text:p>
          </table:table-cell>
          <table:table-cell table:style-name="ce90" table:formula="of:=[.AF114]+[.AF115]+[.AF116]" office:value-type="float" office:value="0.89635233292171" calcext:value-type="float">
            <text:p>0.90</text:p>
          </table:table-cell>
          <table:table-cell table:style-name="ce90" table:formula="of:=[.AG114]+[.AG115]+[.AG116]" office:value-type="float" office:value="0.904115584146087" calcext:value-type="float">
            <text:p>0.90</text:p>
          </table:table-cell>
          <table:table-cell table:style-name="ce90" table:formula="of:=[.AH114]+[.AH115]+[.AH116]" office:value-type="float" office:value="0.911956365297398" calcext:value-type="float">
            <text:p>0.91</text:p>
          </table:table-cell>
          <table:table-cell table:style-name="ce90" table:formula="of:=[.AI114]+[.AI115]+[.AI116]" office:value-type="float" office:value="0.919875450650413" calcext:value-type="float">
            <text:p>0.92</text:p>
          </table:table-cell>
          <table:table-cell table:style-name="ce90" table:formula="of:=[.AJ114]+[.AJ115]+[.AJ116]" office:value-type="float" office:value="0.927873622212422" calcext:value-type="float">
            <text:p>0.93</text:p>
          </table:table-cell>
          <table:table-cell table:style-name="ce90" table:formula="of:=[.AK114]+[.AK115]+[.AK116]" office:value-type="float" office:value="0.935951669800451" calcext:value-type="float">
            <text:p>0.94</text:p>
          </table:table-cell>
          <table:table-cell table:style-name="ce90" table:formula="of:=[.AL114]+[.AL115]+[.AL116]" office:value-type="float" office:value="0.944110391119262" calcext:value-type="float">
            <text:p>0.94</text:p>
          </table:table-cell>
          <table:table-cell table:style-name="ce90" table:formula="of:=[.AM114]+[.AM115]+[.AM116]" office:value-type="float" office:value="0.952350591840122" calcext:value-type="float">
            <text:p>0.95</text:p>
          </table:table-cell>
          <table:table-cell table:style-name="ce90" table:formula="of:=[.AN114]+[.AN115]+[.AN116]" office:value-type="float" office:value="0.960673085680363" calcext:value-type="float">
            <text:p>0.96</text:p>
          </table:table-cell>
          <table:table-cell table:style-name="ce90" table:formula="of:=[.AO114]+[.AO115]+[.AO116]" office:value-type="float" office:value="0.969078694483742" calcext:value-type="float">
            <text:p>0.97</text:p>
          </table:table-cell>
          <table:table-cell table:style-name="ce90" table:formula="of:=[.AP114]+[.AP115]+[.AP116]" office:value-type="float" office:value="0.977568248301589" calcext:value-type="float">
            <text:p>0.98</text:p>
          </table:table-cell>
          <table:table-cell table:style-name="ce90" table:formula="of:=[.AQ114]+[.AQ115]+[.AQ116]" office:value-type="float" office:value="0.986142585474782" calcext:value-type="float">
            <text:p>0.99</text:p>
          </table:table-cell>
          <table:table-cell table:number-columns-repeated="981"/>
        </table:table-row>
        <table:table-row table:style-name="ro1">
          <table:table-cell table:style-name="ce66" office:value-type="string" calcext:value-type="string">
            <text:p>pétrole brut</text:p>
          </table:table-cell>
          <table:table-cell table:style-name="ce66" table:number-columns-repeated="6"/>
          <table:table-cell table:style-name="ce90" office:value-type="float" office:value="0.3652" calcext:value-type="float">
            <office:annotation draw:style-name="gr1" draw:text-style-name="P2" svg:width="56.95mm" svg:height="20.9mm" svg:x="227.63mm" svg:y="501.83mm" draw:caption-point-x="90.91mm" draw:caption-point-y="186.96mm">
              <dc:date>2017-08-28T00:00:00</dc:date>
              <text:p text:style-name="P1"><text:span text:style-name="T1">FRAGNOL Ludovic - CGDD/SEEI/MA3:</text:span></text:p>
              <text:p text:style-name="P1"><text:span text:style-name="T2">76% en 2015</text:span></text:p>
            </office:annotation>
            <text:p>0.37</text:p>
          </table:table-cell>
          <table:table-cell table:style-name="ce90" table:formula="of:=[.H114]*[.$M$9]" office:value-type="float" office:value="0.38178057671936" calcext:value-type="float">
            <office:annotation draw:style-name="gr21" draw:text-style-name="P2" svg:width="24.64mm" svg:height="44.25mm" svg:x="209.87mm" svg:y="490.16mm" draw:caption-point-x="148.99mm" draw:caption-point-y="198.63mm">
              <dc:date>2017-08-28T00:00:00</dc:date>
              <text:p text:style-name="P1"><text:span text:style-name="T1">FRAGNOL Ludovic - CGDD/SEEI/MA3:</text:span></text:p>
              <text:p text:style-name="P1"><text:span text:style-name="T2">TCAM de 1.2% environ sur le gaz (scénario AMS2 s'appuyant sur le World Energy Outlook)</text:span></text:p>
            </office:annotation>
            <text:p>0.38</text:p>
          </table:table-cell>
          <table:table-cell table:style-name="ce90" table:formula="of:=[.I114]*[.$M$9]" office:value-type="float" office:value="0.399113934173514" calcext:value-type="float">
            <text:p>0.40</text:p>
          </table:table-cell>
          <table:table-cell table:style-name="ce90" table:formula="of:=[.J114]*[.$M$9]" office:value-type="float" office:value="0.4172342496317" calcext:value-type="float">
            <text:p>0.42</text:p>
          </table:table-cell>
          <table:table-cell table:style-name="ce90" table:formula="of:=[.K114]*[.$M$9]" office:value-type="float" office:value="0.436177252057667" calcext:value-type="float">
            <text:p>0.44</text:p>
          </table:table-cell>
          <table:table-cell table:style-name="ce90" table:formula="of:=[.L114]*[.$M$9]" office:value-type="float" office:value="0.455980292558712" calcext:value-type="float">
            <text:p>0.46</text:p>
          </table:table-cell>
          <table:table-cell table:style-name="ce90" table:formula="of:=[.M114]*[.$M$9]" office:value-type="float" office:value="0.476682418033209" calcext:value-type="float">
            <text:p>0.48</text:p>
          </table:table-cell>
          <table:table-cell table:style-name="ce90" table:formula="of:=[.N114]*[.$M$9]" office:value-type="float" office:value="0.498324448161822" calcext:value-type="float">
            <text:p>0.50</text:p>
          </table:table-cell>
          <table:table-cell table:style-name="ce90" table:formula="of:=[.O114]*[.$M$9]" office:value-type="float" office:value="0.520949055894243" calcext:value-type="float">
            <text:p>0.52</text:p>
          </table:table-cell>
          <table:table-cell table:style-name="ce90" table:formula="of:=[.P114]*[.$M$9]" office:value-type="float" office:value="0.544600851590115" calcext:value-type="float">
            <text:p>0.54</text:p>
          </table:table-cell>
          <table:table-cell table:style-name="ce90" table:formula="of:=[.Q114]*[.$M$9]" office:value-type="float" office:value="0.56932647098009" calcext:value-type="float">
            <text:p>0.57</text:p>
          </table:table-cell>
          <table:table-cell table:style-name="ce90" table:formula="of:=[.R114]*[.$M$9]" office:value-type="float" office:value="0.595174667120418" calcext:value-type="float">
            <text:p>0.60</text:p>
          </table:table-cell>
          <table:table-cell table:style-name="ce90" table:formula="of:=[.S114]*[.$M$9]" office:value-type="float" office:value="0.622196406522417" calcext:value-type="float">
            <text:p>0.62</text:p>
          </table:table-cell>
          <table:table-cell table:style-name="ce90" table:formula="of:=[.T114]*[.$M$9]" office:value-type="float" office:value="0.650444969646335" calcext:value-type="float">
            <text:p>0.65</text:p>
          </table:table-cell>
          <table:table-cell table:style-name="ce90" table:formula="of:=[.U114]*[.$M$9]" office:value-type="float" office:value="0.679976055957789" calcext:value-type="float">
            <text:p>0.68</text:p>
          </table:table-cell>
          <table:table-cell table:style-name="ce90" table:formula="of:=[.V114]*[.$M$9]" office:value-type="float" office:value="0.71084789375389" calcext:value-type="float">
            <text:p>0.71</text:p>
          </table:table-cell>
          <table:table-cell table:style-name="ce90" table:formula="of:=[.W114]*[.$M$10]" office:value-type="float" office:value="0.717946979390888" calcext:value-type="float">
            <office:annotation draw:style-name="gr1" draw:text-style-name="P2" svg:width="37.09mm" svg:height="20.9mm" svg:x="517.8mm" svg:y="507.12mm" draw:caption-point-x="225.45mm" draw:caption-point-y="181.67mm">
              <dc:date>2017-08-28T00:00:00</dc:date>
              <text:p text:style-name="P1"><text:span text:style-name="T1">FRAGNOL Ludovic - CGDD/SEEI/MA3:</text:span></text:p>
              <text:p text:style-name="P1"><text:span text:style-name="T2">modif TCAM</text:span></text:p>
            </office:annotation>
            <text:p>0.72</text:p>
          </table:table-cell>
          <table:table-cell table:style-name="ce90" table:formula="of:=[.X114]*[.$M$10]" office:value-type="float" office:value="0.725116962075375" calcext:value-type="float">
            <text:p>0.73</text:p>
          </table:table-cell>
          <table:table-cell table:style-name="ce90" table:formula="of:=[.Y114]*[.$M$10]" office:value-type="float" office:value="0.732358549840977" calcext:value-type="float">
            <text:p>0.73</text:p>
          </table:table-cell>
          <table:table-cell table:style-name="ce90" table:formula="of:=[.Z114]*[.$M$10]" office:value-type="float" office:value="0.739672457792301" calcext:value-type="float">
            <text:p>0.74</text:p>
          </table:table-cell>
          <table:table-cell table:style-name="ce90" table:formula="of:=[.AA114]*[.$M$10]" office:value-type="float" office:value="0.747059408175549" calcext:value-type="float">
            <text:p>0.75</text:p>
          </table:table-cell>
          <table:table-cell table:style-name="ce90" table:formula="of:=[.AB114]*[.$M$10]" office:value-type="float" office:value="0.75452013044984" calcext:value-type="float">
            <text:p>0.75</text:p>
          </table:table-cell>
          <table:table-cell table:style-name="ce90" table:formula="of:=[.AC114]*[.$M$10]" office:value-type="float" office:value="0.762055361359248" calcext:value-type="float">
            <text:p>0.76</text:p>
          </table:table-cell>
          <table:table-cell table:style-name="ce90" table:formula="of:=[.AD114]*[.$M$10]" office:value-type="float" office:value="0.76966584500555" calcext:value-type="float">
            <text:p>0.77</text:p>
          </table:table-cell>
          <table:table-cell table:style-name="ce90" table:formula="of:=[.AE114]*[.$M$10]" office:value-type="float" office:value="0.77735233292171" calcext:value-type="float">
            <text:p>0.78</text:p>
          </table:table-cell>
          <table:table-cell table:style-name="ce90" table:formula="of:=[.AF114]*[.$M$10]" office:value-type="float" office:value="0.785115584146087" calcext:value-type="float">
            <text:p>0.79</text:p>
          </table:table-cell>
          <table:table-cell table:style-name="ce90" table:formula="of:=[.AG114]*[.$M$10]" office:value-type="float" office:value="0.792956365297398" calcext:value-type="float">
            <text:p>0.79</text:p>
          </table:table-cell>
          <table:table-cell table:style-name="ce90" table:formula="of:=[.AH114]*[.$M$10]" office:value-type="float" office:value="0.800875450650413" calcext:value-type="float">
            <text:p>0.80</text:p>
          </table:table-cell>
          <table:table-cell table:style-name="ce90" table:formula="of:=[.AI114]*[.$M$10]" office:value-type="float" office:value="0.808873622212422" calcext:value-type="float">
            <text:p>0.81</text:p>
          </table:table-cell>
          <table:table-cell table:style-name="ce90" table:formula="of:=[.AJ114]*[.$M$10]" office:value-type="float" office:value="0.816951669800451" calcext:value-type="float">
            <text:p>0.82</text:p>
          </table:table-cell>
          <table:table-cell table:style-name="ce90" table:formula="of:=[.AK114]*[.$M$10]" office:value-type="float" office:value="0.825110391119262" calcext:value-type="float">
            <text:p>0.83</text:p>
          </table:table-cell>
          <table:table-cell table:style-name="ce90" table:formula="of:=[.AL114]*[.$M$10]" office:value-type="float" office:value="0.833350591840122" calcext:value-type="float">
            <text:p>0.83</text:p>
          </table:table-cell>
          <table:table-cell table:style-name="ce90" table:formula="of:=[.AM114]*[.$M$10]" office:value-type="float" office:value="0.841673085680363" calcext:value-type="float">
            <text:p>0.84</text:p>
          </table:table-cell>
          <table:table-cell table:style-name="ce90" table:formula="of:=[.AN114]*[.$M$10]" office:value-type="float" office:value="0.850078694483742" calcext:value-type="float">
            <text:p>0.85</text:p>
          </table:table-cell>
          <table:table-cell table:style-name="ce90" table:formula="of:=[.AO114]*[.$M$10]" office:value-type="float" office:value="0.858568248301589" calcext:value-type="float">
            <text:p>0.86</text:p>
          </table:table-cell>
          <table:table-cell table:style-name="ce90" table:formula="of:=[.AP114]*[.$M$10]" office:value-type="float" office:value="0.867142585474782" calcext:value-type="float">
            <text:p>0.87</text:p>
          </table:table-cell>
          <table:table-cell table:number-columns-repeated="981"/>
        </table:table-row>
        <table:table-row table:style-name="ro1">
          <table:table-cell table:style-name="ce66" office:value-type="string" calcext:value-type="string">
            <text:p>transport, distribution, commercialisation</text:p>
          </table:table-cell>
          <table:table-cell table:style-name="ce66" table:number-columns-repeated="6"/>
          <table:table-cell table:style-name="ce90" table:formula="of:=0.0668" office:value-type="float" office:value="0.0668" calcext:value-type="float">
            <office:annotation draw:style-name="gr1" draw:text-style-name="P2" svg:width="56.95mm" svg:height="20.9mm" svg:x="227.63mm" svg:y="506.35mm" draw:caption-point-x="90.91mm" draw:caption-point-y="188.01mm">
              <dc:date>2017-08-28T00:00:00</dc:date>
              <text:p text:style-name="P1"><text:span text:style-name="T1">FRAGNOL Ludovic - CGDD/SEEI/MA3:</text:span></text:p>
              <text:p text:style-name="P1"><text:span text:style-name="T2">14% en 2015</text:span></text:p>
            </office:annotation>
            <text:p>0.07</text:p>
          </table:table-cell>
          <table:table-cell table:style-name="ce90" table:formula="of:=[.H115]" office:value-type="float" office:value="0.0668" calcext:value-type="float">
            <text:p>0.07</text:p>
          </table:table-cell>
          <table:table-cell table:style-name="ce90" table:formula="of:=[.I115]" office:value-type="float" office:value="0.0668" calcext:value-type="float">
            <text:p>0.07</text:p>
          </table:table-cell>
          <table:table-cell table:style-name="ce90" table:formula="of:=[.J115]" office:value-type="float" office:value="0.0668" calcext:value-type="float">
            <text:p>0.07</text:p>
          </table:table-cell>
          <table:table-cell table:style-name="ce90" table:formula="of:=[.K115]" office:value-type="float" office:value="0.0668" calcext:value-type="float">
            <text:p>0.07</text:p>
          </table:table-cell>
          <table:table-cell table:style-name="ce90" table:formula="of:=[.L115]" office:value-type="float" office:value="0.0668" calcext:value-type="float">
            <text:p>0.07</text:p>
          </table:table-cell>
          <table:table-cell table:style-name="ce90" table:formula="of:=[.M115]" office:value-type="float" office:value="0.0668" calcext:value-type="float">
            <text:p>0.07</text:p>
          </table:table-cell>
          <table:table-cell table:style-name="ce90" table:formula="of:=[.N115]" office:value-type="float" office:value="0.0668" calcext:value-type="float">
            <text:p>0.07</text:p>
          </table:table-cell>
          <table:table-cell table:style-name="ce90" table:formula="of:=[.O115]" office:value-type="float" office:value="0.0668" calcext:value-type="float">
            <text:p>0.07</text:p>
          </table:table-cell>
          <table:table-cell table:style-name="ce90" table:formula="of:=[.P115]" office:value-type="float" office:value="0.0668" calcext:value-type="float">
            <text:p>0.07</text:p>
          </table:table-cell>
          <table:table-cell table:style-name="ce90" table:formula="of:=[.Q115]" office:value-type="float" office:value="0.0668" calcext:value-type="float">
            <text:p>0.07</text:p>
          </table:table-cell>
          <table:table-cell table:style-name="ce90" table:formula="of:=[.R115]" office:value-type="float" office:value="0.0668" calcext:value-type="float">
            <text:p>0.07</text:p>
          </table:table-cell>
          <table:table-cell table:style-name="ce90" table:formula="of:=[.S115]" office:value-type="float" office:value="0.0668" calcext:value-type="float">
            <text:p>0.07</text:p>
          </table:table-cell>
          <table:table-cell table:style-name="ce90" table:formula="of:=[.T115]" office:value-type="float" office:value="0.0668" calcext:value-type="float">
            <text:p>0.07</text:p>
          </table:table-cell>
          <table:table-cell table:style-name="ce90" table:formula="of:=[.U115]" office:value-type="float" office:value="0.0668" calcext:value-type="float">
            <text:p>0.07</text:p>
          </table:table-cell>
          <table:table-cell table:style-name="ce90" table:formula="of:=[.V115]" office:value-type="float" office:value="0.0668" calcext:value-type="float">
            <text:p>0.07</text:p>
          </table:table-cell>
          <table:table-cell table:style-name="ce90" table:formula="of:=[.W115]" office:value-type="float" office:value="0.0668" calcext:value-type="float">
            <text:p>0.07</text:p>
          </table:table-cell>
          <table:table-cell table:style-name="ce90" table:formula="of:=[.X115]" office:value-type="float" office:value="0.0668" calcext:value-type="float">
            <text:p>0.07</text:p>
          </table:table-cell>
          <table:table-cell table:style-name="ce90" table:formula="of:=[.Y115]" office:value-type="float" office:value="0.0668" calcext:value-type="float">
            <text:p>0.07</text:p>
          </table:table-cell>
          <table:table-cell table:style-name="ce90" table:formula="of:=[.Z115]" office:value-type="float" office:value="0.0668" calcext:value-type="float">
            <text:p>0.07</text:p>
          </table:table-cell>
          <table:table-cell table:style-name="ce90" table:formula="of:=[.AA115]" office:value-type="float" office:value="0.0668" calcext:value-type="float">
            <text:p>0.07</text:p>
          </table:table-cell>
          <table:table-cell table:style-name="ce90" table:formula="of:=[.AB115]" office:value-type="float" office:value="0.0668" calcext:value-type="float">
            <text:p>0.07</text:p>
          </table:table-cell>
          <table:table-cell table:style-name="ce90" table:formula="of:=[.AC115]" office:value-type="float" office:value="0.0668" calcext:value-type="float">
            <text:p>0.07</text:p>
          </table:table-cell>
          <table:table-cell table:style-name="ce90" table:formula="of:=[.AD115]" office:value-type="float" office:value="0.0668" calcext:value-type="float">
            <text:p>0.07</text:p>
          </table:table-cell>
          <table:table-cell table:style-name="ce90" table:formula="of:=[.AE115]" office:value-type="float" office:value="0.0668" calcext:value-type="float">
            <text:p>0.07</text:p>
          </table:table-cell>
          <table:table-cell table:style-name="ce90" table:formula="of:=[.AF115]" office:value-type="float" office:value="0.0668" calcext:value-type="float">
            <text:p>0.07</text:p>
          </table:table-cell>
          <table:table-cell table:style-name="ce90" table:formula="of:=[.AG115]" office:value-type="float" office:value="0.0668" calcext:value-type="float">
            <text:p>0.07</text:p>
          </table:table-cell>
          <table:table-cell table:style-name="ce90" table:formula="of:=[.AH115]" office:value-type="float" office:value="0.0668" calcext:value-type="float">
            <text:p>0.07</text:p>
          </table:table-cell>
          <table:table-cell table:style-name="ce90" table:formula="of:=[.AI115]" office:value-type="float" office:value="0.0668" calcext:value-type="float">
            <text:p>0.07</text:p>
          </table:table-cell>
          <table:table-cell table:style-name="ce90" table:formula="of:=[.AJ115]" office:value-type="float" office:value="0.0668" calcext:value-type="float">
            <text:p>0.07</text:p>
          </table:table-cell>
          <table:table-cell table:style-name="ce90" table:formula="of:=[.AK115]" office:value-type="float" office:value="0.0668" calcext:value-type="float">
            <text:p>0.07</text:p>
          </table:table-cell>
          <table:table-cell table:style-name="ce90" table:formula="of:=[.AL115]" office:value-type="float" office:value="0.0668" calcext:value-type="float">
            <text:p>0.07</text:p>
          </table:table-cell>
          <table:table-cell table:style-name="ce90" table:formula="of:=[.AM115]" office:value-type="float" office:value="0.0668" calcext:value-type="float">
            <text:p>0.07</text:p>
          </table:table-cell>
          <table:table-cell table:style-name="ce90" table:formula="of:=[.AN115]" office:value-type="float" office:value="0.0668" calcext:value-type="float">
            <text:p>0.07</text:p>
          </table:table-cell>
          <table:table-cell table:style-name="ce90" table:formula="of:=[.AO115]" office:value-type="float" office:value="0.0668" calcext:value-type="float">
            <text:p>0.07</text:p>
          </table:table-cell>
          <table:table-cell table:style-name="ce90" table:formula="of:=[.AP115]" office:value-type="float" office:value="0.0668" calcext:value-type="float">
            <text:p>0.07</text:p>
          </table:table-cell>
          <table:table-cell table:number-columns-repeated="981"/>
        </table:table-row>
        <table:table-row table:style-name="ro1">
          <table:table-cell table:style-name="ce66" office:value-type="string" calcext:value-type="string">
            <text:p>raffinage</text:p>
          </table:table-cell>
          <table:table-cell table:style-name="ce66" table:number-columns-repeated="6"/>
          <table:table-cell table:style-name="ce90" office:value-type="float" office:value="0.0477" calcext:value-type="float">
            <office:annotation draw:style-name="gr11" draw:text-style-name="P2" svg:width="56.95mm" svg:height="20.91mm" svg:x="227.63mm" svg:y="510.87mm" draw:caption-point-x="90.91mm" draw:caption-point-y="189.07mm">
              <dc:date>2017-08-28T00:00:00</dc:date>
              <text:p text:style-name="P1"><text:span text:style-name="T1">FRAGNOL Ludovic - CGDD/SEEI/MA3:</text:span></text:p>
              <text:p text:style-name="P1"><text:span text:style-name="T2">10% en 2015</text:span></text:p>
            </office:annotation>
            <text:p>0.05</text:p>
          </table:table-cell>
          <table:table-cell table:number-columns-repeated="35" table:style-name="ce90" office:value-type="float" office:value="0.0522" calcext:value-type="float">
            <text:p>0.05</text:p>
          </table:table-cell>
          <table:table-cell table:number-columns-repeated="981"/>
        </table:table-row>
        <table:table-row table:style-name="ro1">
          <table:table-cell table:style-name="ce66" office:value-type="string" calcext:value-type="string">
            <text:p>Prix carbone retenu</text:p>
          </table:table-cell>
          <table:table-cell table:style-name="ce66" table:number-columns-repeated="6"/>
          <table:table-cell table:style-name="ce90" table:formula="of:=[.H21]-7" office:value-type="float" office:value="7.5" calcext:value-type="float">
            <text:p>7.50</text:p>
          </table:table-cell>
          <table:table-cell table:style-name="ce90" table:formula="of:=[.I21]-7" office:value-type="float" office:value="15" calcext:value-type="float">
            <text:p>15.00</text:p>
          </table:table-cell>
          <table:table-cell table:style-name="ce90" table:formula="of:=[.J21]-7" office:value-type="float" office:value="23.5" calcext:value-type="float">
            <text:p>23.50</text:p>
          </table:table-cell>
          <table:table-cell table:style-name="ce90" table:formula="of:=[.K21]-7" office:value-type="float" office:value="30.3475888019893" calcext:value-type="float">
            <text:p>30.35</text:p>
          </table:table-cell>
          <table:table-cell table:style-name="ce90" table:formula="of:=[.L21]-7" office:value-type="float" office:value="38.7325373548352" calcext:value-type="float">
            <text:p>38.73</text:p>
          </table:table-cell>
          <table:table-cell table:style-name="ce90" table:formula="of:=[.M21]-7" office:value-type="float" office:value="49" calcext:value-type="float">
            <text:p>49.00</text:p>
          </table:table-cell>
          <table:table-cell table:style-name="ce90" table:formula="of:=[.N21]-7" office:value-type="float" office:value="52.3429626470586" calcext:value-type="float">
            <text:p>52.34</text:p>
          </table:table-cell>
          <table:table-cell table:style-name="ce90" table:formula="of:=[.O21]-7" office:value-type="float" office:value="55.885485995182" calcext:value-type="float">
            <text:p>55.89</text:p>
          </table:table-cell>
          <table:table-cell table:style-name="ce90" table:formula="of:=[.P21]-7" office:value-type="float" office:value="59.6394829723966" calcext:value-type="float">
            <text:p>59.64</text:p>
          </table:table-cell>
          <table:table-cell table:style-name="ce90" table:formula="of:=[.Q21]-7" office:value-type="float" office:value="63.6175776580398" calcext:value-type="float">
            <text:p>63.62</text:p>
          </table:table-cell>
          <table:table-cell table:style-name="ce90" table:formula="of:=[.R21]-7" office:value-type="float" office:value="67.8331477354788" calcext:value-type="float">
            <text:p>67.83</text:p>
          </table:table-cell>
          <table:table-cell table:style-name="ce90" table:formula="of:=[.S21]-7" office:value-type="float" office:value="72.3003694790774" calcext:value-type="float">
            <text:p>72.30</text:p>
          </table:table-cell>
          <table:table-cell table:style-name="ce90" table:formula="of:=[.T21]-7" office:value-type="float" office:value="77.0342654266935" calcext:value-type="float">
            <text:p>77.03</text:p>
          </table:table-cell>
          <table:table-cell table:style-name="ce90" table:formula="of:=[.U21]-7" office:value-type="float" office:value="82.0507548980229" calcext:value-type="float">
            <text:p>82.05</text:p>
          </table:table-cell>
          <table:table-cell table:style-name="ce90" table:formula="of:=[.V21]-7" office:value-type="float" office:value="87.366707528674" calcext:value-type="float">
            <text:p>87.37</text:p>
          </table:table-cell>
          <table:table-cell table:style-name="ce90" table:formula="of:=[.W21]-7" office:value-type="float" office:value="93" calcext:value-type="float">
            <text:p>93.00</text:p>
          </table:table-cell>
          <table:table-cell table:style-name="ce90" table:formula="of:=[.X21]-7" office:value-type="float" office:value="97.5394747475055" calcext:value-type="float">
            <text:p>97.54</text:p>
          </table:table-cell>
          <table:table-cell table:style-name="ce90" table:formula="of:=[.Y21]-7" office:value-type="float" office:value="102.285017804843" calcext:value-type="float">
            <text:p>102.29</text:p>
          </table:table-cell>
          <table:table-cell table:style-name="ce90" table:formula="of:=[.Z21]-7" office:value-type="float" office:value="107.245983590901" calcext:value-type="float">
            <text:p>107.25</text:p>
          </table:table-cell>
          <table:table-cell table:style-name="ce90" table:formula="of:=[.AA21]-7" office:value-type="float" office:value="112.432151166049" calcext:value-type="float">
            <text:p>112.43</text:p>
          </table:table-cell>
          <table:table-cell table:style-name="ce90" table:formula="of:=[.AB21]-7" office:value-type="float" office:value="117.853743508634" calcext:value-type="float">
            <text:p>117.85</text:p>
          </table:table-cell>
          <table:table-cell table:style-name="ce90" table:formula="of:=[.AC21]-7" office:value-type="float" office:value="123.521447666524" calcext:value-type="float">
            <text:p>123.52</text:p>
          </table:table-cell>
          <table:table-cell table:style-name="ce90" table:formula="of:=[.AD21]-7" office:value-type="float" office:value="129.446435823425" calcext:value-type="float">
            <text:p>129.45</text:p>
          </table:table-cell>
          <table:table-cell table:style-name="ce90" table:formula="of:=[.AE21]-7" office:value-type="float" office:value="135.6403873215" calcext:value-type="float">
            <text:p>135.64</text:p>
          </table:table-cell>
          <table:table-cell table:style-name="ce90" table:formula="of:=[.AF21]-7" office:value-type="float" office:value="142.115511683704" calcext:value-type="float">
            <text:p>142.12</text:p>
          </table:table-cell>
          <table:table-cell table:style-name="ce90" table:formula="of:=[.AG21]-7" office:value-type="float" office:value="148.884572681199" calcext:value-type="float">
            <text:p>148.88</text:p>
          </table:table-cell>
          <table:table-cell table:style-name="ce90" table:formula="of:=[.AH21]-7" office:value-type="float" office:value="155.960913493319" calcext:value-type="float">
            <text:p>155.96</text:p>
          </table:table-cell>
          <table:table-cell table:style-name="ce90" table:formula="of:=[.AI21]-7" office:value-type="float" office:value="163.358483009652" calcext:value-type="float">
            <text:p>163.36</text:p>
          </table:table-cell>
          <table:table-cell table:style-name="ce90" table:formula="of:=[.AJ21]-7" office:value-type="float" office:value="171.091863326109" calcext:value-type="float">
            <text:p>171.09</text:p>
          </table:table-cell>
          <table:table-cell table:style-name="ce90" table:formula="of:=[.AK21]-7" office:value-type="float" office:value="179.176298489159" calcext:value-type="float">
            <text:p>179.18</text:p>
          </table:table-cell>
          <table:table-cell table:style-name="ce90" table:formula="of:=[.AL21]-7" office:value-type="float" office:value="187.627724544915" calcext:value-type="float">
            <text:p>187.63</text:p>
          </table:table-cell>
          <table:table-cell table:style-name="ce90" table:formula="of:=[.AM21]-7" office:value-type="float" office:value="196.462800952276" calcext:value-type="float">
            <text:p>196.46</text:p>
          </table:table-cell>
          <table:table-cell table:style-name="ce90" table:formula="of:=[.AN21]-7" office:value-type="float" office:value="205.698943422072" calcext:value-type="float">
            <text:p>205.70</text:p>
          </table:table-cell>
          <table:table-cell table:style-name="ce90" table:formula="of:=[.AO21]-7" office:value-type="float" office:value="215.354358246927" calcext:value-type="float">
            <text:p>215.35</text:p>
          </table:table-cell>
          <table:table-cell table:style-name="ce90" table:formula="of:=[.AP21]-7" office:value-type="float" office:value="225.448078189524" calcext:value-type="float">
            <text:p>225.45</text:p>
          </table:table-cell>
          <table:table-cell table:style-name="ce90" table:formula="of:=[.AQ21]-7" office:value-type="float" office:value="236" calcext:value-type="float">
            <text:p>236.00</text:p>
          </table:table-cell>
          <table:table-cell table:number-columns-repeated="981"/>
        </table:table-row>
        <table:table-row table:style-name="ro1">
          <table:table-cell table:style-name="ce66" office:value-type="string" calcext:value-type="string">
            <text:p>Taxe Carbone (c€/L)</text:p>
          </table:table-cell>
          <table:table-cell table:style-name="ce66" table:number-columns-repeated="6"/>
          <table:table-cell table:style-name="ce90" table:formula="of:=[.H117]*[.$U$14]/10" office:value-type="float" office:value="1.8675" calcext:value-type="float">
            <text:p>1.87</text:p>
          </table:table-cell>
          <table:table-cell table:style-name="ce90" table:formula="of:=[.I117]*[.$U$14]/10" office:value-type="float" office:value="3.735" calcext:value-type="float">
            <text:p>3.74</text:p>
          </table:table-cell>
          <table:table-cell table:style-name="ce90" table:formula="of:=[.J117]*[.$U$14]/10" office:value-type="float" office:value="5.8515" calcext:value-type="float">
            <text:p>5.85</text:p>
          </table:table-cell>
          <table:table-cell table:style-name="ce90" table:formula="of:=[.K117]*[.$U$14]/10" office:value-type="float" office:value="7.55654961169533" calcext:value-type="float">
            <text:p>7.56</text:p>
          </table:table-cell>
          <table:table-cell table:style-name="ce90" table:formula="of:=[.L117]*[.$U$14]/10" office:value-type="float" office:value="9.64440180135397" calcext:value-type="float">
            <text:p>9.64</text:p>
          </table:table-cell>
          <table:table-cell table:style-name="ce90" table:formula="of:=[.M117]*[.$U$14]/10" office:value-type="float" office:value="12.201" calcext:value-type="float">
            <text:p>12.20</text:p>
          </table:table-cell>
          <table:table-cell table:style-name="ce90" table:formula="of:=[.N117]*[.$U$14]/10" office:value-type="float" office:value="13.0333976991176" calcext:value-type="float">
            <text:p>13.03</text:p>
          </table:table-cell>
          <table:table-cell table:style-name="ce90" table:formula="of:=[.O117]*[.$U$14]/10" office:value-type="float" office:value="13.9154860128003" calcext:value-type="float">
            <text:p>13.92</text:p>
          </table:table-cell>
          <table:table-cell table:style-name="ce90" table:formula="of:=[.P117]*[.$U$14]/10" office:value-type="float" office:value="14.8502312601268" calcext:value-type="float">
            <text:p>14.85</text:p>
          </table:table-cell>
          <table:table-cell table:style-name="ce90" table:formula="of:=[.Q117]*[.$U$14]/10" office:value-type="float" office:value="15.8407768368519" calcext:value-type="float">
            <text:p>15.84</text:p>
          </table:table-cell>
          <table:table-cell table:style-name="ce90" table:formula="of:=[.R117]*[.$U$14]/10" office:value-type="float" office:value="16.8904537861342" calcext:value-type="float">
            <text:p>16.89</text:p>
          </table:table-cell>
          <table:table-cell table:style-name="ce90" table:formula="of:=[.S117]*[.$U$14]/10" office:value-type="float" office:value="18.0027920002903" calcext:value-type="float">
            <text:p>18.00</text:p>
          </table:table-cell>
          <table:table-cell table:style-name="ce90" table:formula="of:=[.T117]*[.$U$14]/10" office:value-type="float" office:value="19.1815320912467" calcext:value-type="float">
            <text:p>19.18</text:p>
          </table:table-cell>
          <table:table-cell table:style-name="ce90" table:formula="of:=[.U117]*[.$U$14]/10" office:value-type="float" office:value="20.4306379696077" calcext:value-type="float">
            <text:p>20.43</text:p>
          </table:table-cell>
          <table:table-cell table:style-name="ce90" table:formula="of:=[.V117]*[.$U$14]/10" office:value-type="float" office:value="21.7543101746398" calcext:value-type="float">
            <text:p>21.75</text:p>
          </table:table-cell>
          <table:table-cell table:style-name="ce90" table:formula="of:=[.W117]*[.$U$14]/10" office:value-type="float" office:value="23.157" calcext:value-type="float">
            <text:p>23.16</text:p>
          </table:table-cell>
          <table:table-cell table:style-name="ce90" table:formula="of:=[.X117]*[.$U$14]/10" office:value-type="float" office:value="24.2873292121289" calcext:value-type="float">
            <text:p>24.29</text:p>
          </table:table-cell>
          <table:table-cell table:style-name="ce90" table:formula="of:=[.Y117]*[.$U$14]/10" office:value-type="float" office:value="25.468969433406" calcext:value-type="float">
            <text:p>25.47</text:p>
          </table:table-cell>
          <table:table-cell table:style-name="ce90" table:formula="of:=[.Z117]*[.$U$14]/10" office:value-type="float" office:value="26.7042499141343" calcext:value-type="float">
            <text:p>26.70</text:p>
          </table:table-cell>
          <table:table-cell table:style-name="ce90" table:formula="of:=[.AA117]*[.$U$14]/10" office:value-type="float" office:value="27.9956056403462" calcext:value-type="float">
            <text:p>28.00</text:p>
          </table:table-cell>
          <table:table-cell table:style-name="ce90" table:formula="of:=[.AB117]*[.$U$14]/10" office:value-type="float" office:value="29.34558213365" calcext:value-type="float">
            <text:p>29.35</text:p>
          </table:table-cell>
          <table:table-cell table:style-name="ce90" table:formula="of:=[.AC117]*[.$U$14]/10" office:value-type="float" office:value="30.7568404689645" calcext:value-type="float">
            <text:p>30.76</text:p>
          </table:table-cell>
          <table:table-cell table:style-name="ce90" table:formula="of:=[.AD117]*[.$U$14]/10" office:value-type="float" office:value="32.2321625200327" calcext:value-type="float">
            <text:p>32.23</text:p>
          </table:table-cell>
          <table:table-cell table:style-name="ce90" table:formula="of:=[.AE117]*[.$U$14]/10" office:value-type="float" office:value="33.7744564430535" calcext:value-type="float">
            <text:p>33.77</text:p>
          </table:table-cell>
          <table:table-cell table:style-name="ce90" table:formula="of:=[.AF117]*[.$U$14]/10" office:value-type="float" office:value="35.3867624092422" calcext:value-type="float">
            <text:p>35.39</text:p>
          </table:table-cell>
          <table:table-cell table:style-name="ce90" table:formula="of:=[.AG117]*[.$U$14]/10" office:value-type="float" office:value="37.0722585976185" calcext:value-type="float">
            <text:p>37.07</text:p>
          </table:table-cell>
          <table:table-cell table:style-name="ce90" table:formula="of:=[.AH117]*[.$U$14]/10" office:value-type="float" office:value="38.8342674598363" calcext:value-type="float">
            <text:p>38.83</text:p>
          </table:table-cell>
          <table:table-cell table:style-name="ce90" table:formula="of:=[.AI117]*[.$U$14]/10" office:value-type="float" office:value="40.6762622694034" calcext:value-type="float">
            <text:p>40.68</text:p>
          </table:table-cell>
          <table:table-cell table:style-name="ce90" table:formula="of:=[.AJ117]*[.$U$14]/10" office:value-type="float" office:value="42.601873968201" calcext:value-type="float">
            <text:p>42.60</text:p>
          </table:table-cell>
          <table:table-cell table:style-name="ce90" table:formula="of:=[.AK117]*[.$U$14]/10" office:value-type="float" office:value="44.6148983238006" calcext:value-type="float">
            <text:p>44.61</text:p>
          </table:table-cell>
          <table:table-cell table:style-name="ce90" table:formula="of:=[.AL117]*[.$U$14]/10" office:value-type="float" office:value="46.7193034116838" calcext:value-type="float">
            <text:p>46.72</text:p>
          </table:table-cell>
          <table:table-cell table:style-name="ce90" table:formula="of:=[.AM117]*[.$U$14]/10" office:value-type="float" office:value="48.9192374371167" calcext:value-type="float">
            <text:p>48.92</text:p>
          </table:table-cell>
          <table:table-cell table:style-name="ce90" table:formula="of:=[.AN117]*[.$U$14]/10" office:value-type="float" office:value="51.2190369120958" calcext:value-type="float">
            <text:p>51.22</text:p>
          </table:table-cell>
          <table:table-cell table:style-name="ce90" table:formula="of:=[.AO117]*[.$U$14]/10" office:value-type="float" office:value="53.6232352034849" calcext:value-type="float">
            <text:p>53.62</text:p>
          </table:table-cell>
          <table:table-cell table:style-name="ce90" table:formula="of:=[.AP117]*[.$U$14]/10" office:value-type="float" office:value="56.1365714691916" calcext:value-type="float">
            <text:p>56.14</text:p>
          </table:table-cell>
          <table:table-cell table:style-name="ce90" table:formula="of:=[.AQ117]*[.$U$14]/10" office:value-type="float" office:value="58.764" calcext:value-type="float">
            <text:p>58.76</text:p>
          </table:table-cell>
          <table:table-cell table:number-columns-repeated="981"/>
        </table:table-row>
        <table:table-row table:style-name="ro1">
          <table:table-cell table:style-name="ce66" office:value-type="string" calcext:value-type="string">
            <text:p>Niveau initial TICPE (c€/L)</text:p>
          </table:table-cell>
          <table:table-cell table:style-name="ce66" table:number-columns-repeated="6"/>
          <table:table-cell table:style-name="ce91" table:formula="of:=44.82" office:value-type="float" office:value="44.82" calcext:value-type="float">
            <office:annotation draw:style-name="gr22" draw:text-style-name="P2" svg:width="56.95mm" svg:height="21.17mm" svg:x="227.63mm" svg:y="524.4mm" draw:caption-point-x="90.91mm" draw:caption-point-y="192.26mm">
              <dc:date>2017-08-28T00:00:00</dc:date>
              <text:p text:style-name="P1"><text:span text:style-name="T1">FRAGNOL Ludovic - CGDD/SEEI/MA3:</text:span></text:p>
              <text:p text:style-name="P1"><text:span text:style-name="T2">hors 2 c€/L pour financer les transports propres</text:span></text:p>
            </office:annotation>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number-columns-repeated="981"/>
        </table:table-row>
        <table:table-row table:style-name="ro1">
          <table:table-cell table:style-name="ce66" office:value-type="string" calcext:value-type="string">
            <text:p>Evolution TICPE Gazole (c€/L)</text:p>
          </table:table-cell>
          <table:table-cell table:style-name="ce66" table:number-columns-repeated="6"/>
          <table:table-cell table:style-name="ce92" office:value-type="float" office:value="0" calcext:value-type="float">
            <text:p>0.0</text:p>
          </table:table-cell>
          <table:table-cell table:number-columns-repeated="6" table:style-name="ce92" office:value-type="float" office:value="1" calcext:value-type="float">
            <text:p>1.0</text:p>
          </table:table-cell>
          <table:table-cell table:style-name="ce92" office:value-type="float" office:value="0.7" calcext:value-type="float">
            <text:p>0.7</text:p>
          </table:table-cell>
          <table:table-cell table:style-name="ce92" office:value-type="float" office:value="0" calcext:value-type="float">
            <text:p>0.0</text:p>
          </table:table-cell>
          <table:table-cell table:style-name="ce92" office:value-type="float" office:value="0.75" calcext:value-type="float">
            <text:p>0.8</text:p>
          </table:table-cell>
          <table:table-cell table:number-columns-repeated="26" table:style-name="ce92" office:value-type="float" office:value="0" calcext:value-type="float">
            <text:p>0.0</text:p>
          </table:table-cell>
          <table:table-cell table:number-columns-repeated="981"/>
        </table:table-row>
        <table:table-row table:style-name="ro1">
          <table:table-cell table:style-name="ce66" office:value-type="string" calcext:value-type="string">
            <text:p>TICPE Gazole (c€/L)</text:p>
          </table:table-cell>
          <table:table-cell table:style-name="ce66" table:number-columns-repeated="6"/>
          <table:table-cell table:style-name="ce91" table:formula="of:=[.H119]" office:value-type="float" office:value="44.82" calcext:value-type="float">
            <text:p>44.8</text:p>
          </table:table-cell>
          <table:table-cell table:style-name="ce91" table:formula="of:=[.H121]+[.I120]" office:value-type="float" office:value="45.82" calcext:value-type="float">
            <text:p>45.8</text:p>
          </table:table-cell>
          <table:table-cell table:style-name="ce91" table:formula="of:=[.I121]+[.J120]" office:value-type="float" office:value="46.82" calcext:value-type="float">
            <text:p>46.8</text:p>
          </table:table-cell>
          <table:table-cell table:style-name="ce91" table:formula="of:=[.J121]+[.K120]" office:value-type="float" office:value="47.82" calcext:value-type="float">
            <text:p>47.8</text:p>
          </table:table-cell>
          <table:table-cell table:style-name="ce91" table:formula="of:=[.K121]+[.L120]" office:value-type="float" office:value="48.82" calcext:value-type="float">
            <text:p>48.8</text:p>
          </table:table-cell>
          <table:table-cell table:style-name="ce91" table:formula="of:=[.L121]+[.M120]" office:value-type="float" office:value="49.82" calcext:value-type="float">
            <text:p>49.8</text:p>
          </table:table-cell>
          <table:table-cell table:style-name="ce91" table:formula="of:=[.M121]+[.N120]" office:value-type="float" office:value="50.82" calcext:value-type="float">
            <text:p>50.8</text:p>
          </table:table-cell>
          <table:table-cell table:style-name="ce91" table:formula="of:=[.N121]+[.O120]" office:value-type="float" office:value="51.52" calcext:value-type="float">
            <text:p>51.5</text:p>
          </table:table-cell>
          <table:table-cell table:style-name="ce91" table:formula="of:=[.O121]+[.P120]" office:value-type="float" office:value="51.52" calcext:value-type="float">
            <text:p>51.5</text:p>
          </table:table-cell>
          <table:table-cell table:style-name="ce91" table:formula="of:=[.P121]+[.Q120]" office:value-type="float" office:value="52.27" calcext:value-type="float">
            <text:p>52.3</text:p>
          </table:table-cell>
          <table:table-cell table:style-name="ce91" table:formula="of:=[.Q121]+[.R120]" office:value-type="float" office:value="52.27" calcext:value-type="float">
            <text:p>52.3</text:p>
          </table:table-cell>
          <table:table-cell table:style-name="ce91" table:formula="of:=[.R121]+[.S120]" office:value-type="float" office:value="52.27" calcext:value-type="float">
            <text:p>52.3</text:p>
          </table:table-cell>
          <table:table-cell table:style-name="ce91" table:formula="of:=[.S121]+[.T120]" office:value-type="float" office:value="52.27" calcext:value-type="float">
            <text:p>52.3</text:p>
          </table:table-cell>
          <table:table-cell table:style-name="ce91" table:formula="of:=[.T121]+[.U120]" office:value-type="float" office:value="52.27" calcext:value-type="float">
            <text:p>52.3</text:p>
          </table:table-cell>
          <table:table-cell table:style-name="ce91" table:formula="of:=[.U121]+[.V120]" office:value-type="float" office:value="52.27" calcext:value-type="float">
            <text:p>52.3</text:p>
          </table:table-cell>
          <table:table-cell table:style-name="ce91" table:formula="of:=[.V121]+[.W120]" office:value-type="float" office:value="52.27" calcext:value-type="float">
            <text:p>52.3</text:p>
          </table:table-cell>
          <table:table-cell table:style-name="ce91" table:formula="of:=[.W121]+[.X120]" office:value-type="float" office:value="52.27" calcext:value-type="float">
            <text:p>52.3</text:p>
          </table:table-cell>
          <table:table-cell table:style-name="ce91" table:formula="of:=[.X121]+[.Y120]" office:value-type="float" office:value="52.27" calcext:value-type="float">
            <text:p>52.3</text:p>
          </table:table-cell>
          <table:table-cell table:style-name="ce91" table:formula="of:=[.Y121]+[.Z120]" office:value-type="float" office:value="52.27" calcext:value-type="float">
            <text:p>52.3</text:p>
          </table:table-cell>
          <table:table-cell table:style-name="ce91" table:formula="of:=[.Z121]+[.AA120]" office:value-type="float" office:value="52.27" calcext:value-type="float">
            <text:p>52.3</text:p>
          </table:table-cell>
          <table:table-cell table:style-name="ce91" table:formula="of:=[.AA121]+[.AB120]" office:value-type="float" office:value="52.27" calcext:value-type="float">
            <text:p>52.3</text:p>
          </table:table-cell>
          <table:table-cell table:style-name="ce91" table:formula="of:=[.AB121]+[.AC120]" office:value-type="float" office:value="52.27" calcext:value-type="float">
            <text:p>52.3</text:p>
          </table:table-cell>
          <table:table-cell table:style-name="ce91" table:formula="of:=[.AC121]+[.AD120]" office:value-type="float" office:value="52.27" calcext:value-type="float">
            <text:p>52.3</text:p>
          </table:table-cell>
          <table:table-cell table:style-name="ce91" table:formula="of:=[.AD121]+[.AE120]" office:value-type="float" office:value="52.27" calcext:value-type="float">
            <text:p>52.3</text:p>
          </table:table-cell>
          <table:table-cell table:style-name="ce91" table:formula="of:=[.AE121]+[.AF120]" office:value-type="float" office:value="52.27" calcext:value-type="float">
            <text:p>52.3</text:p>
          </table:table-cell>
          <table:table-cell table:style-name="ce91" table:formula="of:=[.AF121]+[.AG120]" office:value-type="float" office:value="52.27" calcext:value-type="float">
            <text:p>52.3</text:p>
          </table:table-cell>
          <table:table-cell table:style-name="ce91" table:formula="of:=[.AG121]+[.AH120]" office:value-type="float" office:value="52.27" calcext:value-type="float">
            <text:p>52.3</text:p>
          </table:table-cell>
          <table:table-cell table:style-name="ce91" table:formula="of:=[.AH121]+[.AI120]" office:value-type="float" office:value="52.27" calcext:value-type="float">
            <text:p>52.3</text:p>
          </table:table-cell>
          <table:table-cell table:style-name="ce91" table:formula="of:=[.AI121]+[.AJ120]" office:value-type="float" office:value="52.27" calcext:value-type="float">
            <text:p>52.3</text:p>
          </table:table-cell>
          <table:table-cell table:style-name="ce91" table:formula="of:=[.AJ121]+[.AK120]" office:value-type="float" office:value="52.27" calcext:value-type="float">
            <text:p>52.3</text:p>
          </table:table-cell>
          <table:table-cell table:style-name="ce91" table:formula="of:=[.AK121]+[.AL120]" office:value-type="float" office:value="52.27" calcext:value-type="float">
            <text:p>52.3</text:p>
          </table:table-cell>
          <table:table-cell table:style-name="ce91" table:formula="of:=[.AL121]+[.AM120]" office:value-type="float" office:value="52.27" calcext:value-type="float">
            <text:p>52.3</text:p>
          </table:table-cell>
          <table:table-cell table:style-name="ce91" table:formula="of:=[.AM121]+[.AN120]" office:value-type="float" office:value="52.27" calcext:value-type="float">
            <text:p>52.3</text:p>
          </table:table-cell>
          <table:table-cell table:style-name="ce91" table:formula="of:=[.AN121]+[.AO120]" office:value-type="float" office:value="52.27" calcext:value-type="float">
            <text:p>52.3</text:p>
          </table:table-cell>
          <table:table-cell table:style-name="ce91" table:formula="of:=[.AO121]+[.AP120]" office:value-type="float" office:value="52.27" calcext:value-type="float">
            <text:p>52.3</text:p>
          </table:table-cell>
          <table:table-cell table:style-name="ce91" table:formula="of:=[.AP121]+[.AQ120]" office:value-type="float" office:value="52.27" calcext:value-type="float">
            <text:p>52.3</text:p>
          </table:table-cell>
          <table:table-cell table:number-columns-repeated="981"/>
        </table:table-row>
        <table:table-row table:style-name="ro1">
          <table:table-cell table:style-name="ce66" office:value-type="string" calcext:value-type="string">
            <text:p>Taxation Gazole (TICPE + Taxe Carbone) (€/L)</text:p>
          </table:table-cell>
          <table:table-cell table:style-name="ce66" table:number-columns-repeated="6"/>
          <table:table-cell table:style-name="ce90" table:formula="of:=([.H118]+[.H121])/100" office:value-type="float" office:value="0.466875" calcext:value-type="float">
            <text:p>0.47</text:p>
          </table:table-cell>
          <table:table-cell table:style-name="ce90" table:formula="of:=([.I118]+[.I121])/100" office:value-type="float" office:value="0.49555" calcext:value-type="float">
            <text:p>0.50</text:p>
          </table:table-cell>
          <table:table-cell table:style-name="ce90" table:formula="of:=([.J118]+[.J121])/100" office:value-type="float" office:value="0.526715" calcext:value-type="float">
            <text:p>0.53</text:p>
          </table:table-cell>
          <table:table-cell table:style-name="ce90" table:formula="of:=([.K118]+[.K121])/100" office:value-type="float" office:value="0.553765496116953" calcext:value-type="float">
            <text:p>0.55</text:p>
          </table:table-cell>
          <table:table-cell table:style-name="ce90" table:formula="of:=([.L118]+[.L121])/100" office:value-type="float" office:value="0.58464401801354" calcext:value-type="float">
            <text:p>0.58</text:p>
          </table:table-cell>
          <table:table-cell table:style-name="ce90" table:formula="of:=([.M118]+[.M121])/100" office:value-type="float" office:value="0.62021" calcext:value-type="float">
            <text:p>0.62</text:p>
          </table:table-cell>
          <table:table-cell table:style-name="ce90" table:formula="of:=([.N118]+[.N121])/100" office:value-type="float" office:value="0.638533976991176" calcext:value-type="float">
            <text:p>0.64</text:p>
          </table:table-cell>
          <table:table-cell table:style-name="ce90" table:formula="of:=([.O118]+[.O121])/100" office:value-type="float" office:value="0.654354860128003" calcext:value-type="float">
            <text:p>0.65</text:p>
          </table:table-cell>
          <table:table-cell table:style-name="ce90" table:formula="of:=([.P118]+[.P121])/100" office:value-type="float" office:value="0.663702312601268" calcext:value-type="float">
            <text:p>0.66</text:p>
          </table:table-cell>
          <table:table-cell table:style-name="ce90" table:formula="of:=([.Q118]+[.Q121])/100" office:value-type="float" office:value="0.681107768368519" calcext:value-type="float">
            <text:p>0.68</text:p>
          </table:table-cell>
          <table:table-cell table:style-name="ce90" table:formula="of:=([.R118]+[.R121])/100" office:value-type="float" office:value="0.691604537861342" calcext:value-type="float">
            <text:p>0.69</text:p>
          </table:table-cell>
          <table:table-cell table:style-name="ce90" table:formula="of:=([.S118]+[.S121])/100" office:value-type="float" office:value="0.702727920002903" calcext:value-type="float">
            <text:p>0.70</text:p>
          </table:table-cell>
          <table:table-cell table:style-name="ce90" table:formula="of:=([.T118]+[.T121])/100" office:value-type="float" office:value="0.714515320912467" calcext:value-type="float">
            <text:p>0.71</text:p>
          </table:table-cell>
          <table:table-cell table:style-name="ce90" table:formula="of:=([.U118]+[.U121])/100" office:value-type="float" office:value="0.727006379696077" calcext:value-type="float">
            <text:p>0.73</text:p>
          </table:table-cell>
          <table:table-cell table:style-name="ce90" table:formula="of:=([.V118]+[.V121])/100" office:value-type="float" office:value="0.740243101746398" calcext:value-type="float">
            <text:p>0.74</text:p>
          </table:table-cell>
          <table:table-cell table:style-name="ce90" table:formula="of:=([.W118]+[.W121])/100" office:value-type="float" office:value="0.75427" calcext:value-type="float">
            <text:p>0.75</text:p>
          </table:table-cell>
          <table:table-cell table:style-name="ce90" table:formula="of:=([.X118]+[.X121])/100" office:value-type="float" office:value="0.765573292121289" calcext:value-type="float">
            <text:p>0.77</text:p>
          </table:table-cell>
          <table:table-cell table:style-name="ce90" table:formula="of:=([.Y118]+[.Y121])/100" office:value-type="float" office:value="0.77738969433406" calcext:value-type="float">
            <text:p>0.78</text:p>
          </table:table-cell>
          <table:table-cell table:style-name="ce90" table:formula="of:=([.Z118]+[.Z121])/100" office:value-type="float" office:value="0.789742499141343" calcext:value-type="float">
            <text:p>0.79</text:p>
          </table:table-cell>
          <table:table-cell table:style-name="ce90" table:formula="of:=([.AA118]+[.AA121])/100" office:value-type="float" office:value="0.802656056403462" calcext:value-type="float">
            <text:p>0.80</text:p>
          </table:table-cell>
          <table:table-cell table:style-name="ce90" table:formula="of:=([.AB118]+[.AB121])/100" office:value-type="float" office:value="0.8161558213365" calcext:value-type="float">
            <text:p>0.82</text:p>
          </table:table-cell>
          <table:table-cell table:style-name="ce90" table:formula="of:=([.AC118]+[.AC121])/100" office:value-type="float" office:value="0.830268404689645" calcext:value-type="float">
            <text:p>0.83</text:p>
          </table:table-cell>
          <table:table-cell table:style-name="ce90" table:formula="of:=([.AD118]+[.AD121])/100" office:value-type="float" office:value="0.845021625200327" calcext:value-type="float">
            <text:p>0.85</text:p>
          </table:table-cell>
          <table:table-cell table:style-name="ce90" table:formula="of:=([.AE118]+[.AE121])/100" office:value-type="float" office:value="0.860444564430535" calcext:value-type="float">
            <text:p>0.86</text:p>
          </table:table-cell>
          <table:table-cell table:style-name="ce90" table:formula="of:=([.AF118]+[.AF121])/100" office:value-type="float" office:value="0.876567624092422" calcext:value-type="float">
            <text:p>0.88</text:p>
          </table:table-cell>
          <table:table-cell table:style-name="ce90" table:formula="of:=([.AG118]+[.AG121])/100" office:value-type="float" office:value="0.893422585976185" calcext:value-type="float">
            <text:p>0.89</text:p>
          </table:table-cell>
          <table:table-cell table:style-name="ce90" table:formula="of:=([.AH118]+[.AH121])/100" office:value-type="float" office:value="0.911042674598363" calcext:value-type="float">
            <text:p>0.91</text:p>
          </table:table-cell>
          <table:table-cell table:style-name="ce90" table:formula="of:=([.AI118]+[.AI121])/100" office:value-type="float" office:value="0.929462622694033" calcext:value-type="float">
            <text:p>0.93</text:p>
          </table:table-cell>
          <table:table-cell table:style-name="ce90" table:formula="of:=([.AJ118]+[.AJ121])/100" office:value-type="float" office:value="0.94871873968201" calcext:value-type="float">
            <text:p>0.95</text:p>
          </table:table-cell>
          <table:table-cell table:style-name="ce90" table:formula="of:=([.AK118]+[.AK121])/100" office:value-type="float" office:value="0.968848983238006" calcext:value-type="float">
            <text:p>0.97</text:p>
          </table:table-cell>
          <table:table-cell table:style-name="ce90" table:formula="of:=([.AL118]+[.AL121])/100" office:value-type="float" office:value="0.989893034116838" calcext:value-type="float">
            <text:p>0.99</text:p>
          </table:table-cell>
          <table:table-cell table:style-name="ce90" table:formula="of:=([.AM118]+[.AM121])/100" office:value-type="float" office:value="1.01189237437117" calcext:value-type="float">
            <text:p>1.01</text:p>
          </table:table-cell>
          <table:table-cell table:style-name="ce90" table:formula="of:=([.AN118]+[.AN121])/100" office:value-type="float" office:value="1.03489036912096" calcext:value-type="float">
            <text:p>1.03</text:p>
          </table:table-cell>
          <table:table-cell table:style-name="ce90" table:formula="of:=([.AO118]+[.AO121])/100" office:value-type="float" office:value="1.05893235203485" calcext:value-type="float">
            <text:p>1.06</text:p>
          </table:table-cell>
          <table:table-cell table:style-name="ce90" table:formula="of:=([.AP118]+[.AP121])/100" office:value-type="float" office:value="1.08406571469192" calcext:value-type="float">
            <text:p>1.08</text:p>
          </table:table-cell>
          <table:table-cell table:style-name="ce90" table:formula="of:=([.AQ118]+[.AQ121])/100" office:value-type="float" office:value="1.11034" calcext:value-type="float">
            <text:p>1.11</text:p>
          </table:table-cell>
          <table:table-cell table:number-columns-repeated="981"/>
        </table:table-row>
        <table:table-row table:style-name="ro1">
          <table:table-cell table:style-name="ce65" office:value-type="string" calcext:value-type="string">
            <text:p>Total HTVA (€/L)</text:p>
          </table:table-cell>
          <table:table-cell table:style-name="ce65" table:number-columns-repeated="6"/>
          <table:table-cell table:style-name="ce90" table:formula="of:=[.H113]+[.H122]" office:value-type="float" office:value="0.946575" calcext:value-type="float">
            <text:p>0.95</text:p>
          </table:table-cell>
          <table:table-cell table:style-name="ce90" table:formula="of:=[.I113]+[.I122]" office:value-type="float" office:value="0.99633057671936" calcext:value-type="float">
            <text:p>1.00</text:p>
          </table:table-cell>
          <table:table-cell table:style-name="ce90" table:formula="of:=[.J113]+[.J122]" office:value-type="float" office:value="1.04482893417351" calcext:value-type="float">
            <text:p>1.04</text:p>
          </table:table-cell>
          <table:table-cell table:style-name="ce90" table:formula="of:=[.K113]+[.K122]" office:value-type="float" office:value="1.08999974574865" calcext:value-type="float">
            <text:p>1.09</text:p>
          </table:table-cell>
          <table:table-cell table:style-name="ce90" table:formula="of:=[.L113]+[.L122]" office:value-type="float" office:value="1.13982127007121" calcext:value-type="float">
            <text:p>1.14</text:p>
          </table:table-cell>
          <table:table-cell table:style-name="ce90" table:formula="of:=[.M113]+[.M122]" office:value-type="float" office:value="1.19519029255871" calcext:value-type="float">
            <text:p>1.20</text:p>
          </table:table-cell>
          <table:table-cell table:style-name="ce90" table:formula="of:=[.N113]+[.N122]" office:value-type="float" office:value="1.23421639502438" calcext:value-type="float">
            <text:p>1.23</text:p>
          </table:table-cell>
          <table:table-cell table:style-name="ce90" table:formula="of:=[.O113]+[.O122]" office:value-type="float" office:value="1.27167930828983" calcext:value-type="float">
            <text:p>1.27</text:p>
          </table:table-cell>
          <table:table-cell table:style-name="ce90" table:formula="of:=[.P113]+[.P122]" office:value-type="float" office:value="1.30365136849551" calcext:value-type="float">
            <text:p>1.30</text:p>
          </table:table-cell>
          <table:table-cell table:style-name="ce90" table:formula="of:=[.Q113]+[.Q122]" office:value-type="float" office:value="1.34470861995863" calcext:value-type="float">
            <text:p>1.34</text:p>
          </table:table-cell>
          <table:table-cell table:style-name="ce90" table:formula="of:=[.R113]+[.R122]" office:value-type="float" office:value="1.37993100884143" calcext:value-type="float">
            <text:p>1.38</text:p>
          </table:table-cell>
          <table:table-cell table:style-name="ce90" table:formula="of:=[.S113]+[.S122]" office:value-type="float" office:value="1.41690258712332" calcext:value-type="float">
            <text:p>1.42</text:p>
          </table:table-cell>
          <table:table-cell table:style-name="ce90" table:formula="of:=[.T113]+[.T122]" office:value-type="float" office:value="1.45571172743488" calcext:value-type="float">
            <text:p>1.46</text:p>
          </table:table-cell>
          <table:table-cell table:style-name="ce90" table:formula="of:=[.U113]+[.U122]" office:value-type="float" office:value="1.49645134934241" calcext:value-type="float">
            <text:p>1.50</text:p>
          </table:table-cell>
          <table:table-cell table:style-name="ce90" table:formula="of:=[.V113]+[.V122]" office:value-type="float" office:value="1.53921915770419" calcext:value-type="float">
            <text:p>1.54</text:p>
          </table:table-cell>
          <table:table-cell table:style-name="ce90" table:formula="of:=[.W113]+[.W122]" office:value-type="float" office:value="1.58411789375389" calcext:value-type="float">
            <text:p>1.58</text:p>
          </table:table-cell>
          <table:table-cell table:style-name="ce90" table:formula="of:=[.X113]+[.X122]" office:value-type="float" office:value="1.60252027151218" calcext:value-type="float">
            <text:p>1.60</text:p>
          </table:table-cell>
          <table:table-cell table:style-name="ce90" table:formula="of:=[.Y113]+[.Y122]" office:value-type="float" office:value="1.62150665640943" calcext:value-type="float">
            <text:p>1.62</text:p>
          </table:table-cell>
          <table:table-cell table:style-name="ce90" table:formula="of:=[.Z113]+[.Z122]" office:value-type="float" office:value="1.64110104898232" calcext:value-type="float">
            <text:p>1.64</text:p>
          </table:table-cell>
          <table:table-cell table:style-name="ce90" table:formula="of:=[.AA113]+[.AA122]" office:value-type="float" office:value="1.66132851419576" calcext:value-type="float">
            <text:p>1.66</text:p>
          </table:table-cell>
          <table:table-cell table:style-name="ce90" table:formula="of:=[.AB113]+[.AB122]" office:value-type="float" office:value="1.68221522951205" calcext:value-type="float">
            <text:p>1.68</text:p>
          </table:table-cell>
          <table:table-cell table:style-name="ce90" table:formula="of:=[.AC113]+[.AC122]" office:value-type="float" office:value="1.70378853513949" calcext:value-type="float">
            <text:p>1.70</text:p>
          </table:table-cell>
          <table:table-cell table:style-name="ce90" table:formula="of:=[.AD113]+[.AD122]" office:value-type="float" office:value="1.72607698655958" calcext:value-type="float">
            <text:p>1.73</text:p>
          </table:table-cell>
          <table:table-cell table:style-name="ce90" table:formula="of:=[.AE113]+[.AE122]" office:value-type="float" office:value="1.74911040943609" calcext:value-type="float">
            <text:p>1.75</text:p>
          </table:table-cell>
          <table:table-cell table:style-name="ce90" table:formula="of:=[.AF113]+[.AF122]" office:value-type="float" office:value="1.77291995701413" calcext:value-type="float">
            <text:p>1.77</text:p>
          </table:table-cell>
          <table:table-cell table:style-name="ce90" table:formula="of:=[.AG113]+[.AG122]" office:value-type="float" office:value="1.79753817012227" calcext:value-type="float">
            <text:p>1.80</text:p>
          </table:table-cell>
          <table:table-cell table:style-name="ce90" table:formula="of:=[.AH113]+[.AH122]" office:value-type="float" office:value="1.82299903989576" calcext:value-type="float">
            <text:p>1.82</text:p>
          </table:table-cell>
          <table:table-cell table:style-name="ce90" table:formula="of:=[.AI113]+[.AI122]" office:value-type="float" office:value="1.84933807334445" calcext:value-type="float">
            <text:p>1.85</text:p>
          </table:table-cell>
          <table:table-cell table:style-name="ce90" table:formula="of:=[.AJ113]+[.AJ122]" office:value-type="float" office:value="1.87659236189443" calcext:value-type="float">
            <text:p>1.88</text:p>
          </table:table-cell>
          <table:table-cell table:style-name="ce90" table:formula="of:=[.AK113]+[.AK122]" office:value-type="float" office:value="1.90480065303846" calcext:value-type="float">
            <text:p>1.90</text:p>
          </table:table-cell>
          <table:table-cell table:style-name="ce90" table:formula="of:=[.AL113]+[.AL122]" office:value-type="float" office:value="1.9340034252361" calcext:value-type="float">
            <text:p>1.93</text:p>
          </table:table-cell>
          <table:table-cell table:style-name="ce90" table:formula="of:=[.AM113]+[.AM122]" office:value-type="float" office:value="1.96424296621129" calcext:value-type="float">
            <text:p>1.96</text:p>
          </table:table-cell>
          <table:table-cell table:style-name="ce90" table:formula="of:=[.AN113]+[.AN122]" office:value-type="float" office:value="1.99556345480132" calcext:value-type="float">
            <text:p>2.00</text:p>
          </table:table-cell>
          <table:table-cell table:style-name="ce90" table:formula="of:=[.AO113]+[.AO122]" office:value-type="float" office:value="2.02801104651859" calcext:value-type="float">
            <text:p>2.03</text:p>
          </table:table-cell>
          <table:table-cell table:style-name="ce90" table:formula="of:=[.AP113]+[.AP122]" office:value-type="float" office:value="2.0616339629935" calcext:value-type="float">
            <text:p>2.06</text:p>
          </table:table-cell>
          <table:table-cell table:style-name="ce90" table:formula="of:=[.AQ113]+[.AQ122]" office:value-type="float" office:value="2.09648258547478" calcext:value-type="float">
            <text:p>2.10</text:p>
          </table:table-cell>
          <table:table-cell table:number-columns-repeated="981"/>
        </table:table-row>
        <table:table-row table:style-name="ro1">
          <table:table-cell table:style-name="ce66" office:value-type="string" calcext:value-type="string">
            <text:p>TVA à 20%</text:p>
          </table:table-cell>
          <table:table-cell table:style-name="ce66" table:number-columns-repeated="6"/>
          <table:table-cell table:style-name="ce90" table:formula="of:=[.H123]*0.2" office:value-type="float" office:value="0.189315" calcext:value-type="float">
            <text:p>0.19</text:p>
          </table:table-cell>
          <table:table-cell table:style-name="ce90" table:formula="of:=[.I123]*0.2" office:value-type="float" office:value="0.199266115343872" calcext:value-type="float">
            <text:p>0.20</text:p>
          </table:table-cell>
          <table:table-cell table:style-name="ce90" table:formula="of:=[.J123]*0.2" office:value-type="float" office:value="0.208965786834703" calcext:value-type="float">
            <text:p>0.21</text:p>
          </table:table-cell>
          <table:table-cell table:style-name="ce90" table:formula="of:=[.K123]*0.2" office:value-type="float" office:value="0.217999949149731" calcext:value-type="float">
            <text:p>0.22</text:p>
          </table:table-cell>
          <table:table-cell table:style-name="ce90" table:formula="of:=[.L123]*0.2" office:value-type="float" office:value="0.227964254014241" calcext:value-type="float">
            <text:p>0.23</text:p>
          </table:table-cell>
          <table:table-cell table:style-name="ce90" table:formula="of:=[.M123]*0.2" office:value-type="float" office:value="0.239038058511742" calcext:value-type="float">
            <text:p>0.24</text:p>
          </table:table-cell>
          <table:table-cell table:style-name="ce90" table:formula="of:=[.N123]*0.2" office:value-type="float" office:value="0.246843279004877" calcext:value-type="float">
            <text:p>0.25</text:p>
          </table:table-cell>
          <table:table-cell table:style-name="ce90" table:formula="of:=[.O123]*0.2" office:value-type="float" office:value="0.254335861657965" calcext:value-type="float">
            <text:p>0.25</text:p>
          </table:table-cell>
          <table:table-cell table:style-name="ce90" table:formula="of:=[.P123]*0.2" office:value-type="float" office:value="0.260730273699102" calcext:value-type="float">
            <text:p>0.26</text:p>
          </table:table-cell>
          <table:table-cell table:style-name="ce90" table:formula="of:=[.Q123]*0.2" office:value-type="float" office:value="0.268941723991727" calcext:value-type="float">
            <text:p>0.27</text:p>
          </table:table-cell>
          <table:table-cell table:style-name="ce90" table:formula="of:=[.R123]*0.2" office:value-type="float" office:value="0.275986201768286" calcext:value-type="float">
            <text:p>0.28</text:p>
          </table:table-cell>
          <table:table-cell table:style-name="ce90" table:formula="of:=[.S123]*0.2" office:value-type="float" office:value="0.283380517424664" calcext:value-type="float">
            <text:p>0.28</text:p>
          </table:table-cell>
          <table:table-cell table:style-name="ce90" table:formula="of:=[.T123]*0.2" office:value-type="float" office:value="0.291142345486977" calcext:value-type="float">
            <text:p>0.29</text:p>
          </table:table-cell>
          <table:table-cell table:style-name="ce90" table:formula="of:=[.U123]*0.2" office:value-type="float" office:value="0.299290269868482" calcext:value-type="float">
            <text:p>0.30</text:p>
          </table:table-cell>
          <table:table-cell table:style-name="ce90" table:formula="of:=[.V123]*0.2" office:value-type="float" office:value="0.307843831540837" calcext:value-type="float">
            <text:p>0.31</text:p>
          </table:table-cell>
          <table:table-cell table:style-name="ce90" table:formula="of:=[.W123]*0.2" office:value-type="float" office:value="0.316823578750778" calcext:value-type="float">
            <text:p>0.32</text:p>
          </table:table-cell>
          <table:table-cell table:style-name="ce90" table:formula="of:=[.X123]*0.2" office:value-type="float" office:value="0.320504054302435" calcext:value-type="float">
            <text:p>0.32</text:p>
          </table:table-cell>
          <table:table-cell table:style-name="ce90" table:formula="of:=[.Y123]*0.2" office:value-type="float" office:value="0.324301331281887" calcext:value-type="float">
            <text:p>0.32</text:p>
          </table:table-cell>
          <table:table-cell table:style-name="ce90" table:formula="of:=[.Z123]*0.2" office:value-type="float" office:value="0.328220209796464" calcext:value-type="float">
            <text:p>0.33</text:p>
          </table:table-cell>
          <table:table-cell table:style-name="ce90" table:formula="of:=[.AA123]*0.2" office:value-type="float" office:value="0.332265702839153" calcext:value-type="float">
            <text:p>0.33</text:p>
          </table:table-cell>
          <table:table-cell table:style-name="ce90" table:formula="of:=[.AB123]*0.2" office:value-type="float" office:value="0.33644304590241" calcext:value-type="float">
            <text:p>0.34</text:p>
          </table:table-cell>
          <table:table-cell table:style-name="ce90" table:formula="of:=[.AC123]*0.2" office:value-type="float" office:value="0.340757707027897" calcext:value-type="float">
            <text:p>0.34</text:p>
          </table:table-cell>
          <table:table-cell table:style-name="ce90" table:formula="of:=[.AD123]*0.2" office:value-type="float" office:value="0.345215397311915" calcext:value-type="float">
            <text:p>0.35</text:p>
          </table:table-cell>
          <table:table-cell table:style-name="ce90" table:formula="of:=[.AE123]*0.2" office:value-type="float" office:value="0.349822081887217" calcext:value-type="float">
            <text:p>0.35</text:p>
          </table:table-cell>
          <table:table-cell table:style-name="ce90" table:formula="of:=[.AF123]*0.2" office:value-type="float" office:value="0.354583991402826" calcext:value-type="float">
            <text:p>0.35</text:p>
          </table:table-cell>
          <table:table-cell table:style-name="ce90" table:formula="of:=[.AG123]*0.2" office:value-type="float" office:value="0.359507634024454" calcext:value-type="float">
            <text:p>0.36</text:p>
          </table:table-cell>
          <table:table-cell table:style-name="ce90" table:formula="of:=[.AH123]*0.2" office:value-type="float" office:value="0.364599807979152" calcext:value-type="float">
            <text:p>0.36</text:p>
          </table:table-cell>
          <table:table-cell table:style-name="ce90" table:formula="of:=[.AI123]*0.2" office:value-type="float" office:value="0.369867614668889" calcext:value-type="float">
            <text:p>0.37</text:p>
          </table:table-cell>
          <table:table-cell table:style-name="ce90" table:formula="of:=[.AJ123]*0.2" office:value-type="float" office:value="0.375318472378886" calcext:value-type="float">
            <text:p>0.38</text:p>
          </table:table-cell>
          <table:table-cell table:style-name="ce90" table:formula="of:=[.AK123]*0.2" office:value-type="float" office:value="0.380960130607692" calcext:value-type="float">
            <text:p>0.38</text:p>
          </table:table-cell>
          <table:table-cell table:style-name="ce90" table:formula="of:=[.AL123]*0.2" office:value-type="float" office:value="0.38680068504722" calcext:value-type="float">
            <text:p>0.39</text:p>
          </table:table-cell>
          <table:table-cell table:style-name="ce90" table:formula="of:=[.AM123]*0.2" office:value-type="float" office:value="0.392848593242258" calcext:value-type="float">
            <text:p>0.39</text:p>
          </table:table-cell>
          <table:table-cell table:style-name="ce90" table:formula="of:=[.AN123]*0.2" office:value-type="float" office:value="0.399112690960264" calcext:value-type="float">
            <text:p>0.40</text:p>
          </table:table-cell>
          <table:table-cell table:style-name="ce90" table:formula="of:=[.AO123]*0.2" office:value-type="float" office:value="0.405602209303718" calcext:value-type="float">
            <text:p>0.41</text:p>
          </table:table-cell>
          <table:table-cell table:style-name="ce90" table:formula="of:=[.AP123]*0.2" office:value-type="float" office:value="0.412326792598701" calcext:value-type="float">
            <text:p>0.41</text:p>
          </table:table-cell>
          <table:table-cell table:style-name="ce90" table:formula="of:=[.AQ123]*0.2" office:value-type="float" office:value="0.419296517094957" calcext:value-type="float">
            <text:p>0.42</text:p>
          </table:table-cell>
          <table:table-cell table:number-columns-repeated="981"/>
        </table:table-row>
        <table:table-row table:style-name="ro1">
          <table:table-cell table:style-name="ce68" office:value-type="string" calcext:value-type="string">
            <text:p>Total acteurs (€/L)</text:p>
          </table:table-cell>
          <table:table-cell table:style-name="ce68" table:number-columns-repeated="6"/>
          <table:table-cell table:style-name="ce80" table:formula="of:=[.H123]+[.H124]" office:value-type="float" office:value="1.13589" calcext:value-type="float">
            <text:p>1.14</text:p>
          </table:table-cell>
          <table:table-cell table:style-name="ce80" table:formula="of:=[.I123]+[.I124]" office:value-type="float" office:value="1.19559669206323" calcext:value-type="float">
            <text:p>1.20</text:p>
          </table:table-cell>
          <table:table-cell table:style-name="ce80" table:formula="of:=[.J123]+[.J124]" office:value-type="float" office:value="1.25379472100822" calcext:value-type="float">
            <text:p>1.25</text:p>
          </table:table-cell>
          <table:table-cell table:style-name="ce80" table:formula="of:=[.K123]+[.K124]" office:value-type="float" office:value="1.30799969489838" calcext:value-type="float">
            <text:p>1.31</text:p>
          </table:table-cell>
          <table:table-cell table:style-name="ce80" table:formula="of:=[.L123]+[.L124]" office:value-type="float" office:value="1.36778552408545" calcext:value-type="float">
            <text:p>1.37</text:p>
          </table:table-cell>
          <table:table-cell table:style-name="ce80" table:formula="of:=[.M123]+[.M124]" office:value-type="float" office:value="1.43422835107045" calcext:value-type="float">
            <text:p>1.43</text:p>
          </table:table-cell>
          <table:table-cell table:style-name="ce80" table:formula="of:=[.N123]+[.N124]" office:value-type="float" office:value="1.48105967402926" calcext:value-type="float">
            <text:p>1.48</text:p>
          </table:table-cell>
          <table:table-cell table:style-name="ce80" table:formula="of:=[.O123]+[.O124]" office:value-type="float" office:value="1.52601516994779" calcext:value-type="float">
            <text:p>1.53</text:p>
          </table:table-cell>
          <table:table-cell table:style-name="ce80" table:formula="of:=[.P123]+[.P124]" office:value-type="float" office:value="1.56438164219461" calcext:value-type="float">
            <text:p>1.56</text:p>
          </table:table-cell>
          <table:table-cell table:style-name="ce80" table:formula="of:=[.Q123]+[.Q124]" office:value-type="float" office:value="1.61365034395036" calcext:value-type="float">
            <text:p>1.61</text:p>
          </table:table-cell>
          <table:table-cell table:style-name="ce80" table:formula="of:=[.R123]+[.R124]" office:value-type="float" office:value="1.65591721060972" calcext:value-type="float">
            <text:p>1.66</text:p>
          </table:table-cell>
          <table:table-cell table:style-name="ce80" table:formula="of:=[.S123]+[.S124]" office:value-type="float" office:value="1.70028310454799" calcext:value-type="float">
            <text:p>1.70</text:p>
          </table:table-cell>
          <table:table-cell table:style-name="ce80" table:formula="of:=[.T123]+[.T124]" office:value-type="float" office:value="1.74685407292186" calcext:value-type="float">
            <text:p>1.75</text:p>
          </table:table-cell>
          <table:table-cell table:style-name="ce80" table:formula="of:=[.U123]+[.U124]" office:value-type="float" office:value="1.79574161921089" calcext:value-type="float">
            <text:p>1.80</text:p>
          </table:table-cell>
          <table:table-cell table:style-name="ce80" table:formula="of:=[.V123]+[.V124]" office:value-type="float" office:value="1.84706298924502" calcext:value-type="float">
            <text:p>1.85</text:p>
          </table:table-cell>
          <table:table-cell table:style-name="ce80" table:formula="of:=[.W123]+[.W124]" office:value-type="float" office:value="1.90094147250467" calcext:value-type="float">
            <text:p>1.90</text:p>
          </table:table-cell>
          <table:table-cell table:style-name="ce80" table:formula="of:=[.X123]+[.X124]" office:value-type="float" office:value="1.92302432581461" calcext:value-type="float">
            <text:p>1.92</text:p>
          </table:table-cell>
          <table:table-cell table:style-name="ce80" table:formula="of:=[.Y123]+[.Y124]" office:value-type="float" office:value="1.94580798769132" calcext:value-type="float">
            <text:p>1.95</text:p>
          </table:table-cell>
          <table:table-cell table:style-name="ce80" table:formula="of:=[.Z123]+[.Z124]" office:value-type="float" office:value="1.96932125877879" calcext:value-type="float">
            <text:p>1.97</text:p>
          </table:table-cell>
          <table:table-cell table:style-name="ce80" table:formula="of:=[.AA123]+[.AA124]" office:value-type="float" office:value="1.99359421703492" calcext:value-type="float">
            <text:p>1.99</text:p>
          </table:table-cell>
          <table:table-cell table:style-name="ce80" table:formula="of:=[.AB123]+[.AB124]" office:value-type="float" office:value="2.01865827541446" calcext:value-type="float">
            <text:p>2.02</text:p>
          </table:table-cell>
          <table:table-cell table:style-name="ce80" table:formula="of:=[.AC123]+[.AC124]" office:value-type="float" office:value="2.04454624216738" calcext:value-type="float">
            <text:p>2.04</text:p>
          </table:table-cell>
          <table:table-cell table:style-name="ce80" table:formula="of:=[.AD123]+[.AD124]" office:value-type="float" office:value="2.07129238387149" calcext:value-type="float">
            <text:p>2.07</text:p>
          </table:table-cell>
          <table:table-cell table:style-name="ce80" table:formula="of:=[.AE123]+[.AE124]" office:value-type="float" office:value="2.0989324913233" calcext:value-type="float">
            <text:p>2.10</text:p>
          </table:table-cell>
          <table:table-cell table:style-name="ce80" table:formula="of:=[.AF123]+[.AF124]" office:value-type="float" office:value="2.12750394841696" calcext:value-type="float">
            <text:p>2.13</text:p>
          </table:table-cell>
          <table:table-cell table:style-name="ce80" table:formula="of:=[.AG123]+[.AG124]" office:value-type="float" office:value="2.15704580414673" calcext:value-type="float">
            <text:p>2.16</text:p>
          </table:table-cell>
          <table:table-cell table:style-name="ce80" table:formula="of:=[.AH123]+[.AH124]" office:value-type="float" office:value="2.18759884787491" calcext:value-type="float">
            <text:p>2.19</text:p>
          </table:table-cell>
          <table:table-cell table:style-name="ce80" table:formula="of:=[.AI123]+[.AI124]" office:value-type="float" office:value="2.21920568801334" calcext:value-type="float">
            <text:p>2.22</text:p>
          </table:table-cell>
          <table:table-cell table:style-name="ce80" table:formula="of:=[.AJ123]+[.AJ124]" office:value-type="float" office:value="2.25191083427332" calcext:value-type="float">
            <text:p>2.25</text:p>
          </table:table-cell>
          <table:table-cell table:style-name="ce80" table:formula="of:=[.AK123]+[.AK124]" office:value-type="float" office:value="2.28576078364615" calcext:value-type="float">
            <text:p>2.29</text:p>
          </table:table-cell>
          <table:table-cell table:style-name="ce80" table:formula="of:=[.AL123]+[.AL124]" office:value-type="float" office:value="2.32080411028332" calcext:value-type="float">
            <text:p>2.32</text:p>
          </table:table-cell>
          <table:table-cell table:style-name="ce80" table:formula="of:=[.AM123]+[.AM124]" office:value-type="float" office:value="2.35709155945355" calcext:value-type="float">
            <text:p>2.36</text:p>
          </table:table-cell>
          <table:table-cell table:style-name="ce80" table:formula="of:=[.AN123]+[.AN124]" office:value-type="float" office:value="2.39467614576159" calcext:value-type="float">
            <text:p>2.39</text:p>
          </table:table-cell>
          <table:table-cell table:style-name="ce80" table:formula="of:=[.AO123]+[.AO124]" office:value-type="float" office:value="2.43361325582231" calcext:value-type="float">
            <text:p>2.43</text:p>
          </table:table-cell>
          <table:table-cell table:style-name="ce80" table:formula="of:=[.AP123]+[.AP124]" office:value-type="float" office:value="2.47396075559221" calcext:value-type="float">
            <text:p>2.47</text:p>
          </table:table-cell>
          <table:table-cell table:style-name="ce80" table:formula="of:=[.AQ123]+[.AQ124]" office:value-type="float" office:value="2.51577910256974" calcext:value-type="float">
            <text:p>2.52</text:p>
          </table:table-cell>
          <table:table-cell table:number-columns-repeated="981"/>
        </table:table-row>
        <table:table-row table:style-name="ro1" table:number-rows-repeated="2">
          <table:table-cell table:number-columns-repeated="1024"/>
        </table:table-row>
        <table:table-row table:style-name="ro1">
          <table:table-cell table:style-name="ce64" office:value-type="string" calcext:value-type="string">
            <text:p>Prix de l'essence pour un particulier</text:p>
          </table:table-cell>
          <table:table-cell table:style-name="ce64" table:number-columns-repeated="6"/>
          <table:table-cell table:style-name="ce72" office:value-type="float" office:value="2015" calcext:value-type="float">
            <text:p>2015</text:p>
          </table:table-cell>
          <table:table-cell table:style-name="ce73" table:formula="of:=[.H128]+1" office:value-type="float" office:value="2016" calcext:value-type="float">
            <text:p>2016</text:p>
          </table:table-cell>
          <table:table-cell table:style-name="ce73" table:formula="of:=[.I128]+1" office:value-type="float" office:value="2017" calcext:value-type="float">
            <text:p>2017</text:p>
          </table:table-cell>
          <table:table-cell table:style-name="ce73" table:formula="of:=[.J128]+1" office:value-type="float" office:value="2018" calcext:value-type="float">
            <text:p>2018</text:p>
          </table:table-cell>
          <table:table-cell table:style-name="ce73" table:formula="of:=[.K128]+1" office:value-type="float" office:value="2019" calcext:value-type="float">
            <text:p>2019</text:p>
          </table:table-cell>
          <table:table-cell table:style-name="ce73" table:formula="of:=[.L128]+1" office:value-type="float" office:value="2020" calcext:value-type="float">
            <text:p>2020</text:p>
          </table:table-cell>
          <table:table-cell table:style-name="ce73" table:formula="of:=[.M128]+1" office:value-type="float" office:value="2021" calcext:value-type="float">
            <text:p>2021</text:p>
          </table:table-cell>
          <table:table-cell table:style-name="ce73" table:formula="of:=[.N128]+1" office:value-type="float" office:value="2022" calcext:value-type="float">
            <text:p>2022</text:p>
          </table:table-cell>
          <table:table-cell table:style-name="ce73" table:formula="of:=[.O128]+1" office:value-type="float" office:value="2023" calcext:value-type="float">
            <text:p>2023</text:p>
          </table:table-cell>
          <table:table-cell table:style-name="ce73" table:formula="of:=[.P128]+1" office:value-type="float" office:value="2024" calcext:value-type="float">
            <text:p>2024</text:p>
          </table:table-cell>
          <table:table-cell table:style-name="ce73" table:formula="of:=[.Q128]+1" office:value-type="float" office:value="2025" calcext:value-type="float">
            <text:p>2025</text:p>
          </table:table-cell>
          <table:table-cell table:style-name="ce73" table:formula="of:=[.R128]+1" office:value-type="float" office:value="2026" calcext:value-type="float">
            <text:p>2026</text:p>
          </table:table-cell>
          <table:table-cell table:style-name="ce73" table:formula="of:=[.S128]+1" office:value-type="float" office:value="2027" calcext:value-type="float">
            <text:p>2027</text:p>
          </table:table-cell>
          <table:table-cell table:style-name="ce73" table:formula="of:=[.T128]+1" office:value-type="float" office:value="2028" calcext:value-type="float">
            <text:p>2028</text:p>
          </table:table-cell>
          <table:table-cell table:style-name="ce73" table:formula="of:=[.U128]+1" office:value-type="float" office:value="2029" calcext:value-type="float">
            <text:p>2029</text:p>
          </table:table-cell>
          <table:table-cell table:style-name="ce73" table:formula="of:=[.V128]+1" office:value-type="float" office:value="2030" calcext:value-type="float">
            <text:p>2030</text:p>
          </table:table-cell>
          <table:table-cell table:style-name="ce73" table:formula="of:=[.W128]+1" office:value-type="float" office:value="2031" calcext:value-type="float">
            <text:p>2031</text:p>
          </table:table-cell>
          <table:table-cell table:style-name="ce73" table:formula="of:=[.X128]+1" office:value-type="float" office:value="2032" calcext:value-type="float">
            <text:p>2032</text:p>
          </table:table-cell>
          <table:table-cell table:style-name="ce73" table:formula="of:=[.Y128]+1" office:value-type="float" office:value="2033" calcext:value-type="float">
            <text:p>2033</text:p>
          </table:table-cell>
          <table:table-cell table:style-name="ce73" table:formula="of:=[.Z128]+1" office:value-type="float" office:value="2034" calcext:value-type="float">
            <text:p>2034</text:p>
          </table:table-cell>
          <table:table-cell table:style-name="ce73" table:formula="of:=[.AA128]+1" office:value-type="float" office:value="2035" calcext:value-type="float">
            <text:p>2035</text:p>
          </table:table-cell>
          <table:table-cell table:style-name="ce73" table:formula="of:=[.AB128]+1" office:value-type="float" office:value="2036" calcext:value-type="float">
            <text:p>2036</text:p>
          </table:table-cell>
          <table:table-cell table:style-name="ce73" table:formula="of:=[.AC128]+1" office:value-type="float" office:value="2037" calcext:value-type="float">
            <text:p>2037</text:p>
          </table:table-cell>
          <table:table-cell table:style-name="ce73" table:formula="of:=[.AD128]+1" office:value-type="float" office:value="2038" calcext:value-type="float">
            <text:p>2038</text:p>
          </table:table-cell>
          <table:table-cell table:style-name="ce73" table:formula="of:=[.AE128]+1" office:value-type="float" office:value="2039" calcext:value-type="float">
            <text:p>2039</text:p>
          </table:table-cell>
          <table:table-cell table:style-name="ce73" table:formula="of:=[.AF128]+1" office:value-type="float" office:value="2040" calcext:value-type="float">
            <text:p>2040</text:p>
          </table:table-cell>
          <table:table-cell table:style-name="ce73" table:formula="of:=[.AG128]+1" office:value-type="float" office:value="2041" calcext:value-type="float">
            <text:p>2041</text:p>
          </table:table-cell>
          <table:table-cell table:style-name="ce73" table:formula="of:=[.AH128]+1" office:value-type="float" office:value="2042" calcext:value-type="float">
            <text:p>2042</text:p>
          </table:table-cell>
          <table:table-cell table:style-name="ce73" table:formula="of:=[.AI128]+1" office:value-type="float" office:value="2043" calcext:value-type="float">
            <text:p>2043</text:p>
          </table:table-cell>
          <table:table-cell table:style-name="ce73" table:formula="of:=[.AJ128]+1" office:value-type="float" office:value="2044" calcext:value-type="float">
            <text:p>2044</text:p>
          </table:table-cell>
          <table:table-cell table:style-name="ce73" table:formula="of:=[.AK128]+1" office:value-type="float" office:value="2045" calcext:value-type="float">
            <text:p>2045</text:p>
          </table:table-cell>
          <table:table-cell table:style-name="ce73" table:formula="of:=[.AL128]+1" office:value-type="float" office:value="2046" calcext:value-type="float">
            <text:p>2046</text:p>
          </table:table-cell>
          <table:table-cell table:style-name="ce73" table:formula="of:=[.AM128]+1" office:value-type="float" office:value="2047" calcext:value-type="float">
            <text:p>2047</text:p>
          </table:table-cell>
          <table:table-cell table:style-name="ce73" table:formula="of:=[.AN128]+1" office:value-type="float" office:value="2048" calcext:value-type="float">
            <text:p>2048</text:p>
          </table:table-cell>
          <table:table-cell table:style-name="ce73" table:formula="of:=[.AO128]+1" office:value-type="float" office:value="2049" calcext:value-type="float">
            <text:p>2049</text:p>
          </table:table-cell>
          <table:table-cell table:style-name="ce73" table:formula="of:=[.AP128]+1" office:value-type="float" office:value="2050" calcext:value-type="float">
            <text:p>2050</text:p>
          </table:table-cell>
          <table:table-cell table:number-columns-repeated="981"/>
        </table:table-row>
        <table:table-row table:style-name="ro1">
          <table:table-cell table:style-name="ce65" office:value-type="string" calcext:value-type="string">
            <text:p>à la pompe HTT en €/L</text:p>
          </table:table-cell>
          <table:table-cell table:style-name="ce65" table:number-columns-repeated="6"/>
          <table:table-cell table:style-name="ce90" table:formula="of:=[.H130]+[.H131]+[.H132]" office:value-type="float" office:value="0.4905" calcext:value-type="float">
            <office:annotation draw:style-name="gr22" draw:text-style-name="P2" svg:width="56.95mm" svg:height="21.17mm" svg:x="227.63mm" svg:y="569.58mm" draw:caption-point-x="90.91mm" draw:caption-point-y="202.82mm">
              <dc:date>2017-08-28T00:00:00</dc:date>
              <text:p text:style-name="P1"><text:span text:style-name="T1">FRAGNOL Ludovic - CGDD/SEEI/MA3:</text:span></text:p>
              <text:p text:style-name="P1"><text:span text:style-name="T2">en 2015, prix HT de 0,4905 €/L</text:span></text:p>
            </office:annotation>
            <text:p>0.49</text:p>
          </table:table-cell>
          <table:table-cell table:style-name="ce90" table:formula="of:=[.I130]+[.I131]+[.I132]" office:value-type="float" office:value="0.510248093720981" calcext:value-type="float">
            <text:p>0.51</text:p>
          </table:table-cell>
          <table:table-cell table:style-name="ce90" table:formula="of:=[.J130]+[.J131]+[.J132]" office:value-type="float" office:value="0.528174734220526" calcext:value-type="float">
            <text:p>0.53</text:p>
          </table:table-cell>
          <table:table-cell table:style-name="ce90" table:formula="of:=[.K130]+[.K131]+[.K132]" office:value-type="float" office:value="0.546915268581306" calcext:value-type="float">
            <text:p>0.55</text:p>
          </table:table-cell>
          <table:table-cell table:style-name="ce90" table:formula="of:=[.L130]+[.L131]+[.L132]" office:value-type="float" office:value="0.566506648691623" calcext:value-type="float">
            <text:p>0.57</text:p>
          </table:table-cell>
          <table:table-cell table:style-name="ce90" table:formula="of:=[.M130]+[.M131]+[.M132]" office:value-type="float" office:value="0.586987504105766" calcext:value-type="float">
            <text:p>0.59</text:p>
          </table:table-cell>
          <table:table-cell table:style-name="ce90" table:formula="of:=[.N130]+[.N131]+[.N132]" office:value-type="float" office:value="0.60839821821233" calcext:value-type="float">
            <text:p>0.61</text:p>
          </table:table-cell>
          <table:table-cell table:style-name="ce90" table:formula="of:=[.O130]+[.O131]+[.O132]" office:value-type="float" office:value="0.63078100786068" calcext:value-type="float">
            <text:p>0.63</text:p>
          </table:table-cell>
          <table:table-cell table:style-name="ce90" table:formula="of:=[.P130]+[.P131]+[.P132]" office:value-type="float" office:value="0.654180006602561" calcext:value-type="float">
            <text:p>0.65</text:p>
          </table:table-cell>
          <table:table-cell table:style-name="ce90" table:formula="of:=[.Q130]+[.Q131]+[.Q132]" office:value-type="float" office:value="0.678641351712997" calcext:value-type="float">
            <text:p>0.68</text:p>
          </table:table-cell>
          <table:table-cell table:style-name="ce90" table:formula="of:=[.R130]+[.R131]+[.R132]" office:value-type="float" office:value="0.704213275162048" calcext:value-type="float">
            <text:p>0.70</text:p>
          </table:table-cell>
          <table:table-cell table:style-name="ce90" table:formula="of:=[.S130]+[.S131]+[.S132]" office:value-type="float" office:value="0.730946198716819" calcext:value-type="float">
            <text:p>0.73</text:p>
          </table:table-cell>
          <table:table-cell table:style-name="ce90" table:formula="of:=[.T130]+[.T131]+[.T132]" office:value-type="float" office:value="0.758892833361218" calcext:value-type="float">
            <text:p>0.76</text:p>
          </table:table-cell>
          <table:table-cell table:style-name="ce90" table:formula="of:=[.U130]+[.U131]+[.U132]" office:value-type="float" office:value="0.788108283229521" calcext:value-type="float">
            <text:p>0.79</text:p>
          </table:table-cell>
          <table:table-cell table:style-name="ce90" table:formula="of:=[.V130]+[.V131]+[.V132]" office:value-type="float" office:value="0.818650154258645" calcext:value-type="float">
            <text:p>0.82</text:p>
          </table:table-cell>
          <table:table-cell table:style-name="ce90" table:formula="of:=[.W130]+[.W131]+[.W132]" office:value-type="float" office:value="0.850578667773396" calcext:value-type="float">
            <text:p>0.85</text:p>
          </table:table-cell>
          <table:table-cell table:style-name="ce90" table:formula="of:=[.X130]+[.X131]+[.X132]" office:value-type="float" office:value="0.857920739638385" calcext:value-type="float">
            <text:p>0.86</text:p>
          </table:table-cell>
          <table:table-cell table:style-name="ce90" table:formula="of:=[.Y130]+[.Y131]+[.Y132]" office:value-type="float" office:value="0.86533613520227" calcext:value-type="float">
            <text:p>0.87</text:p>
          </table:table-cell>
          <table:table-cell table:style-name="ce90" table:formula="of:=[.Z130]+[.Z131]+[.Z132]" office:value-type="float" office:value="0.872825586733125" calcext:value-type="float">
            <text:p>0.87</text:p>
          </table:table-cell>
          <table:table-cell table:style-name="ce90" table:formula="of:=[.AA130]+[.AA131]+[.AA132]" office:value-type="float" office:value="0.880389833812027" calcext:value-type="float">
            <text:p>0.88</text:p>
          </table:table-cell>
          <table:table-cell table:style-name="ce90" table:formula="of:=[.AB130]+[.AB131]+[.AB132]" office:value-type="float" office:value="0.888029623406092" calcext:value-type="float">
            <text:p>0.89</text:p>
          </table:table-cell>
          <table:table-cell table:style-name="ce90" table:formula="of:=[.AC130]+[.AC131]+[.AC132]" office:value-type="float" office:value="0.895745709942236" calcext:value-type="float">
            <text:p>0.90</text:p>
          </table:table-cell>
          <table:table-cell table:style-name="ce90" table:formula="of:=[.AD130]+[.AD131]+[.AD132]" office:value-type="float" office:value="0.903538855381676" calcext:value-type="float">
            <text:p>0.90</text:p>
          </table:table-cell>
          <table:table-cell table:style-name="ce90" table:formula="of:=[.AE130]+[.AE131]+[.AE132]" office:value-type="float" office:value="0.911409829295171" calcext:value-type="float">
            <text:p>0.91</text:p>
          </table:table-cell>
          <table:table-cell table:style-name="ce90" table:formula="of:=[.AF130]+[.AF131]+[.AF132]" office:value-type="float" office:value="0.919359408939019" calcext:value-type="float">
            <text:p>0.92</text:p>
          </table:table-cell>
          <table:table-cell table:style-name="ce90" table:formula="of:=[.AG130]+[.AG131]+[.AG132]" office:value-type="float" office:value="0.927388379331811" calcext:value-type="float">
            <text:p>0.93</text:p>
          </table:table-cell>
          <table:table-cell table:style-name="ce90" table:formula="of:=[.AH130]+[.AH131]+[.AH132]" office:value-type="float" office:value="0.935497533331948" calcext:value-type="float">
            <text:p>0.94</text:p>
          </table:table-cell>
          <table:table-cell table:style-name="ce90" table:formula="of:=[.AI130]+[.AI131]+[.AI132]" office:value-type="float" office:value="0.94368767171594" calcext:value-type="float">
            <text:p>0.94</text:p>
          </table:table-cell>
          <table:table-cell table:style-name="ce90" table:formula="of:=[.AJ130]+[.AJ131]+[.AJ132]" office:value-type="float" office:value="0.951959603257481" calcext:value-type="float">
            <text:p>0.95</text:p>
          </table:table-cell>
          <table:table-cell table:style-name="ce90" table:formula="of:=[.AK130]+[.AK131]+[.AK132]" office:value-type="float" office:value="0.960314144807313" calcext:value-type="float">
            <text:p>0.96</text:p>
          </table:table-cell>
          <table:table-cell table:style-name="ce90" table:formula="of:=[.AL130]+[.AL131]+[.AL132]" office:value-type="float" office:value="0.968752121373892" calcext:value-type="float">
            <text:p>0.97</text:p>
          </table:table-cell>
          <table:table-cell table:style-name="ce90" table:formula="of:=[.AM130]+[.AM131]+[.AM132]" office:value-type="float" office:value="0.977274366204858" calcext:value-type="float">
            <text:p>0.98</text:p>
          </table:table-cell>
          <table:table-cell table:style-name="ce90" table:formula="of:=[.AN130]+[.AN131]+[.AN132]" office:value-type="float" office:value="0.985881720869314" calcext:value-type="float">
            <text:p>0.99</text:p>
          </table:table-cell>
          <table:table-cell table:style-name="ce90" table:formula="of:=[.AO130]+[.AO131]+[.AO132]" office:value-type="float" office:value="0.994575035340935" calcext:value-type="float">
            <text:p>0.99</text:p>
          </table:table-cell>
          <table:table-cell table:style-name="ce90" table:formula="of:=[.AP130]+[.AP131]+[.AP132]" office:value-type="float" office:value="1.0033551680819" calcext:value-type="float">
            <text:p>1.00</text:p>
          </table:table-cell>
          <table:table-cell table:style-name="ce90" table:formula="of:=[.AQ130]+[.AQ131]+[.AQ132]" office:value-type="float" office:value="1.01222298612767" calcext:value-type="float">
            <text:p>1.01</text:p>
          </table:table-cell>
          <table:table-cell table:number-columns-repeated="981"/>
        </table:table-row>
        <table:table-row table:style-name="ro1">
          <table:table-cell table:style-name="ce66" office:value-type="string" calcext:value-type="string">
            <text:p>pétrole brut</text:p>
          </table:table-cell>
          <table:table-cell table:style-name="ce66" table:number-columns-repeated="6"/>
          <table:table-cell table:style-name="ce90" table:formula="of:=0.3777" office:value-type="float" office:value="0.3777" calcext:value-type="float">
            <office:annotation draw:style-name="gr11" draw:text-style-name="P2" svg:width="56.95mm" svg:height="20.91mm" svg:x="227.63mm" svg:y="574.07mm" draw:caption-point-x="90.91mm" draw:caption-point-y="203.9mm">
              <dc:date>2017-08-28T00:00:00</dc:date>
              <text:p text:style-name="P1"><text:span text:style-name="T1">FRAGNOL Ludovic - CGDD/SEEI/MA3:</text:span></text:p>
              <text:p text:style-name="P1"><text:span text:style-name="T2">77% en 2015</text:span></text:p>
            </office:annotation>
            <text:p>0.38</text:p>
          </table:table-cell>
          <table:table-cell table:style-name="ce90" table:formula="of:=[.H130]*[.$M$9]" office:value-type="float" office:value="0.394848093720981" calcext:value-type="float">
            <office:annotation draw:style-name="gr21" draw:text-style-name="P2" svg:width="24.64mm" svg:height="44.25mm" svg:x="209.87mm" svg:y="562.4mm" draw:caption-point-x="148.99mm" draw:caption-point-y="215.57mm">
              <dc:date>2017-08-28T00:00:00</dc:date>
              <text:p text:style-name="P1"><text:span text:style-name="T1">FRAGNOL Ludovic - CGDD/SEEI/MA3:</text:span></text:p>
              <text:p text:style-name="P1"><text:span text:style-name="T2">TCAM de 1.2% environ sur le gaz (scénario AMS2 s'appuyant sur le World Energy Outlook)</text:span></text:p>
            </office:annotation>
            <text:p>0.39</text:p>
          </table:table-cell>
          <table:table-cell table:style-name="ce90" table:formula="of:=[.I130]*[.$M$9]" office:value-type="float" office:value="0.412774734220526" calcext:value-type="float">
            <text:p>0.41</text:p>
          </table:table-cell>
          <table:table-cell table:style-name="ce90" table:formula="of:=[.J130]*[.$M$9]" office:value-type="float" office:value="0.431515268581306" calcext:value-type="float">
            <text:p>0.43</text:p>
          </table:table-cell>
          <table:table-cell table:style-name="ce90" table:formula="of:=[.K130]*[.$M$9]" office:value-type="float" office:value="0.451106648691623" calcext:value-type="float">
            <text:p>0.45</text:p>
          </table:table-cell>
          <table:table-cell table:style-name="ce90" table:formula="of:=[.L130]*[.$M$9]" office:value-type="float" office:value="0.471587504105766" calcext:value-type="float">
            <text:p>0.47</text:p>
          </table:table-cell>
          <table:table-cell table:style-name="ce90" table:formula="of:=[.M130]*[.$M$9]" office:value-type="float" office:value="0.49299821821233" calcext:value-type="float">
            <text:p>0.49</text:p>
          </table:table-cell>
          <table:table-cell table:style-name="ce90" table:formula="of:=[.N130]*[.$M$9]" office:value-type="float" office:value="0.51538100786068" calcext:value-type="float">
            <text:p>0.52</text:p>
          </table:table-cell>
          <table:table-cell table:style-name="ce90" table:formula="of:=[.O130]*[.$M$9]" office:value-type="float" office:value="0.538780006602561" calcext:value-type="float">
            <text:p>0.54</text:p>
          </table:table-cell>
          <table:table-cell table:style-name="ce90" table:formula="of:=[.P130]*[.$M$9]" office:value-type="float" office:value="0.563241351712997" calcext:value-type="float">
            <text:p>0.56</text:p>
          </table:table-cell>
          <table:table-cell table:style-name="ce90" table:formula="of:=[.Q130]*[.$M$9]" office:value-type="float" office:value="0.588813275162048" calcext:value-type="float">
            <text:p>0.59</text:p>
          </table:table-cell>
          <table:table-cell table:style-name="ce90" table:formula="of:=[.R130]*[.$M$9]" office:value-type="float" office:value="0.615546198716818" calcext:value-type="float">
            <text:p>0.62</text:p>
          </table:table-cell>
          <table:table-cell table:style-name="ce90" table:formula="of:=[.S130]*[.$M$9]" office:value-type="float" office:value="0.643492833361218" calcext:value-type="float">
            <text:p>0.64</text:p>
          </table:table-cell>
          <table:table-cell table:style-name="ce90" table:formula="of:=[.T130]*[.$M$9]" office:value-type="float" office:value="0.672708283229521" calcext:value-type="float">
            <text:p>0.67</text:p>
          </table:table-cell>
          <table:table-cell table:style-name="ce90" table:formula="of:=[.U130]*[.$M$9]" office:value-type="float" office:value="0.703250154258645" calcext:value-type="float">
            <text:p>0.70</text:p>
          </table:table-cell>
          <table:table-cell table:style-name="ce90" table:formula="of:=[.V130]*[.$M$9]" office:value-type="float" office:value="0.735178667773396" calcext:value-type="float">
            <text:p>0.74</text:p>
          </table:table-cell>
          <table:table-cell table:style-name="ce90" table:formula="of:=[.W130]*[.$M$10]" office:value-type="float" office:value="0.742520739638385" calcext:value-type="float">
            <office:annotation draw:style-name="gr11" draw:text-style-name="P2" svg:width="37.09mm" svg:height="20.91mm" svg:x="517.8mm" svg:y="579.36mm" draw:caption-point-x="225.45mm" draw:caption-point-y="198.61mm">
              <dc:date>2017-08-28T00:00:00</dc:date>
              <text:p text:style-name="P1"><text:span text:style-name="T1">FRAGNOL Ludovic - CGDD/SEEI/MA3:</text:span></text:p>
              <text:p text:style-name="P1"><text:span text:style-name="T2">modif TCAM</text:span></text:p>
            </office:annotation>
            <text:p>0.74</text:p>
          </table:table-cell>
          <table:table-cell table:style-name="ce90" table:formula="of:=[.X130]*[.$M$10]" office:value-type="float" office:value="0.74993613520227" calcext:value-type="float">
            <text:p>0.75</text:p>
          </table:table-cell>
          <table:table-cell table:style-name="ce90" table:formula="of:=[.Y130]*[.$M$10]" office:value-type="float" office:value="0.757425586733125" calcext:value-type="float">
            <text:p>0.76</text:p>
          </table:table-cell>
          <table:table-cell table:style-name="ce90" table:formula="of:=[.Z130]*[.$M$10]" office:value-type="float" office:value="0.764989833812027" calcext:value-type="float">
            <text:p>0.76</text:p>
          </table:table-cell>
          <table:table-cell table:style-name="ce90" table:formula="of:=[.AA130]*[.$M$10]" office:value-type="float" office:value="0.772629623406092" calcext:value-type="float">
            <text:p>0.77</text:p>
          </table:table-cell>
          <table:table-cell table:style-name="ce90" table:formula="of:=[.AB130]*[.$M$10]" office:value-type="float" office:value="0.780345709942236" calcext:value-type="float">
            <text:p>0.78</text:p>
          </table:table-cell>
          <table:table-cell table:style-name="ce90" table:formula="of:=[.AC130]*[.$M$10]" office:value-type="float" office:value="0.788138855381676" calcext:value-type="float">
            <text:p>0.79</text:p>
          </table:table-cell>
          <table:table-cell table:style-name="ce90" table:formula="of:=[.AD130]*[.$M$10]" office:value-type="float" office:value="0.796009829295171" calcext:value-type="float">
            <text:p>0.80</text:p>
          </table:table-cell>
          <table:table-cell table:style-name="ce90" table:formula="of:=[.AE130]*[.$M$10]" office:value-type="float" office:value="0.803959408939019" calcext:value-type="float">
            <text:p>0.80</text:p>
          </table:table-cell>
          <table:table-cell table:style-name="ce90" table:formula="of:=[.AF130]*[.$M$10]" office:value-type="float" office:value="0.81198837933181" calcext:value-type="float">
            <text:p>0.81</text:p>
          </table:table-cell>
          <table:table-cell table:style-name="ce90" table:formula="of:=[.AG130]*[.$M$10]" office:value-type="float" office:value="0.820097533331948" calcext:value-type="float">
            <text:p>0.82</text:p>
          </table:table-cell>
          <table:table-cell table:style-name="ce90" table:formula="of:=[.AH130]*[.$M$10]" office:value-type="float" office:value="0.82828767171594" calcext:value-type="float">
            <text:p>0.83</text:p>
          </table:table-cell>
          <table:table-cell table:style-name="ce90" table:formula="of:=[.AI130]*[.$M$10]" office:value-type="float" office:value="0.836559603257481" calcext:value-type="float">
            <text:p>0.84</text:p>
          </table:table-cell>
          <table:table-cell table:style-name="ce90" table:formula="of:=[.AJ130]*[.$M$10]" office:value-type="float" office:value="0.844914144807313" calcext:value-type="float">
            <text:p>0.84</text:p>
          </table:table-cell>
          <table:table-cell table:style-name="ce90" table:formula="of:=[.AK130]*[.$M$10]" office:value-type="float" office:value="0.853352121373892" calcext:value-type="float">
            <text:p>0.85</text:p>
          </table:table-cell>
          <table:table-cell table:style-name="ce90" table:formula="of:=[.AL130]*[.$M$10]" office:value-type="float" office:value="0.861874366204858" calcext:value-type="float">
            <text:p>0.86</text:p>
          </table:table-cell>
          <table:table-cell table:style-name="ce90" table:formula="of:=[.AM130]*[.$M$10]" office:value-type="float" office:value="0.870481720869314" calcext:value-type="float">
            <text:p>0.87</text:p>
          </table:table-cell>
          <table:table-cell table:style-name="ce90" table:formula="of:=[.AN130]*[.$M$10]" office:value-type="float" office:value="0.879175035340935" calcext:value-type="float">
            <text:p>0.88</text:p>
          </table:table-cell>
          <table:table-cell table:style-name="ce90" table:formula="of:=[.AO130]*[.$M$10]" office:value-type="float" office:value="0.887955168081902" calcext:value-type="float">
            <text:p>0.89</text:p>
          </table:table-cell>
          <table:table-cell table:style-name="ce90" table:formula="of:=[.AP130]*[.$M$10]" office:value-type="float" office:value="0.896822986127671" calcext:value-type="float">
            <text:p>0.90</text:p>
          </table:table-cell>
          <table:table-cell table:number-columns-repeated="981"/>
        </table:table-row>
        <table:table-row table:style-name="ro1">
          <table:table-cell table:style-name="ce66" office:value-type="string" calcext:value-type="string">
            <text:p>transport, distribution, commercialisation</text:p>
          </table:table-cell>
          <table:table-cell table:style-name="ce66" table:number-columns-repeated="6"/>
          <table:table-cell table:style-name="ce93" table:formula="of:=0.0785" office:value-type="float" office:value="0.0785" calcext:value-type="float">
            <office:annotation draw:style-name="gr11" draw:text-style-name="P2" svg:width="56.95mm" svg:height="20.91mm" svg:x="227.63mm" svg:y="578.6mm" draw:caption-point-x="90.91mm" draw:caption-point-y="204.94mm">
              <dc:date>2017-08-28T00:00:00</dc:date>
              <text:p text:style-name="P1"><text:span text:style-name="T1">FRAGNOL Ludovic - CGDD/SEEI/MA3:</text:span></text:p>
              <text:p text:style-name="P1"><text:span text:style-name="T2">16% en 2015</text:span></text:p>
            </office:annotation>
            <text:p>0.08</text:p>
          </table:table-cell>
          <table:table-cell table:style-name="ce93" table:formula="of:=[.H131]" office:value-type="float" office:value="0.0785" calcext:value-type="float">
            <text:p>0.08</text:p>
          </table:table-cell>
          <table:table-cell table:style-name="ce93" table:formula="of:=[.I131]" office:value-type="float" office:value="0.0785" calcext:value-type="float">
            <text:p>0.08</text:p>
          </table:table-cell>
          <table:table-cell table:style-name="ce93" table:formula="of:=[.J131]" office:value-type="float" office:value="0.0785" calcext:value-type="float">
            <text:p>0.08</text:p>
          </table:table-cell>
          <table:table-cell table:style-name="ce93" table:formula="of:=[.K131]" office:value-type="float" office:value="0.0785" calcext:value-type="float">
            <text:p>0.08</text:p>
          </table:table-cell>
          <table:table-cell table:style-name="ce93" table:formula="of:=[.L131]" office:value-type="float" office:value="0.0785" calcext:value-type="float">
            <text:p>0.08</text:p>
          </table:table-cell>
          <table:table-cell table:style-name="ce93" table:formula="of:=[.M131]" office:value-type="float" office:value="0.0785" calcext:value-type="float">
            <text:p>0.08</text:p>
          </table:table-cell>
          <table:table-cell table:style-name="ce93" table:formula="of:=[.N131]" office:value-type="float" office:value="0.0785" calcext:value-type="float">
            <text:p>0.08</text:p>
          </table:table-cell>
          <table:table-cell table:style-name="ce93" table:formula="of:=[.O131]" office:value-type="float" office:value="0.0785" calcext:value-type="float">
            <text:p>0.08</text:p>
          </table:table-cell>
          <table:table-cell table:style-name="ce93" table:formula="of:=[.P131]" office:value-type="float" office:value="0.0785" calcext:value-type="float">
            <text:p>0.08</text:p>
          </table:table-cell>
          <table:table-cell table:style-name="ce93" table:formula="of:=[.Q131]" office:value-type="float" office:value="0.0785" calcext:value-type="float">
            <text:p>0.08</text:p>
          </table:table-cell>
          <table:table-cell table:style-name="ce93" table:formula="of:=[.R131]" office:value-type="float" office:value="0.0785" calcext:value-type="float">
            <text:p>0.08</text:p>
          </table:table-cell>
          <table:table-cell table:style-name="ce93" table:formula="of:=[.S131]" office:value-type="float" office:value="0.0785" calcext:value-type="float">
            <text:p>0.08</text:p>
          </table:table-cell>
          <table:table-cell table:style-name="ce93" table:formula="of:=[.T131]" office:value-type="float" office:value="0.0785" calcext:value-type="float">
            <text:p>0.08</text:p>
          </table:table-cell>
          <table:table-cell table:style-name="ce93" table:formula="of:=[.U131]" office:value-type="float" office:value="0.0785" calcext:value-type="float">
            <text:p>0.08</text:p>
          </table:table-cell>
          <table:table-cell table:style-name="ce93" table:formula="of:=[.V131]" office:value-type="float" office:value="0.0785" calcext:value-type="float">
            <text:p>0.08</text:p>
          </table:table-cell>
          <table:table-cell table:style-name="ce93" table:formula="of:=[.W131]" office:value-type="float" office:value="0.0785" calcext:value-type="float">
            <text:p>0.08</text:p>
          </table:table-cell>
          <table:table-cell table:style-name="ce93" table:formula="of:=[.X131]" office:value-type="float" office:value="0.0785" calcext:value-type="float">
            <text:p>0.08</text:p>
          </table:table-cell>
          <table:table-cell table:style-name="ce93" table:formula="of:=[.Y131]" office:value-type="float" office:value="0.0785" calcext:value-type="float">
            <text:p>0.08</text:p>
          </table:table-cell>
          <table:table-cell table:style-name="ce93" table:formula="of:=[.Z131]" office:value-type="float" office:value="0.0785" calcext:value-type="float">
            <text:p>0.08</text:p>
          </table:table-cell>
          <table:table-cell table:style-name="ce93" table:formula="of:=[.AA131]" office:value-type="float" office:value="0.0785" calcext:value-type="float">
            <text:p>0.08</text:p>
          </table:table-cell>
          <table:table-cell table:style-name="ce93" table:formula="of:=[.AB131]" office:value-type="float" office:value="0.0785" calcext:value-type="float">
            <text:p>0.08</text:p>
          </table:table-cell>
          <table:table-cell table:style-name="ce93" table:formula="of:=[.AC131]" office:value-type="float" office:value="0.0785" calcext:value-type="float">
            <text:p>0.08</text:p>
          </table:table-cell>
          <table:table-cell table:style-name="ce93" table:formula="of:=[.AD131]" office:value-type="float" office:value="0.0785" calcext:value-type="float">
            <text:p>0.08</text:p>
          </table:table-cell>
          <table:table-cell table:style-name="ce93" table:formula="of:=[.AE131]" office:value-type="float" office:value="0.0785" calcext:value-type="float">
            <text:p>0.08</text:p>
          </table:table-cell>
          <table:table-cell table:style-name="ce93" table:formula="of:=[.AF131]" office:value-type="float" office:value="0.0785" calcext:value-type="float">
            <text:p>0.08</text:p>
          </table:table-cell>
          <table:table-cell table:style-name="ce93" table:formula="of:=[.AG131]" office:value-type="float" office:value="0.0785" calcext:value-type="float">
            <text:p>0.08</text:p>
          </table:table-cell>
          <table:table-cell table:style-name="ce93" table:formula="of:=[.AH131]" office:value-type="float" office:value="0.0785" calcext:value-type="float">
            <text:p>0.08</text:p>
          </table:table-cell>
          <table:table-cell table:style-name="ce93" table:formula="of:=[.AI131]" office:value-type="float" office:value="0.0785" calcext:value-type="float">
            <text:p>0.08</text:p>
          </table:table-cell>
          <table:table-cell table:style-name="ce93" table:formula="of:=[.AJ131]" office:value-type="float" office:value="0.0785" calcext:value-type="float">
            <text:p>0.08</text:p>
          </table:table-cell>
          <table:table-cell table:style-name="ce93" table:formula="of:=[.AK131]" office:value-type="float" office:value="0.0785" calcext:value-type="float">
            <text:p>0.08</text:p>
          </table:table-cell>
          <table:table-cell table:style-name="ce93" table:formula="of:=[.AL131]" office:value-type="float" office:value="0.0785" calcext:value-type="float">
            <text:p>0.08</text:p>
          </table:table-cell>
          <table:table-cell table:style-name="ce93" table:formula="of:=[.AM131]" office:value-type="float" office:value="0.0785" calcext:value-type="float">
            <text:p>0.08</text:p>
          </table:table-cell>
          <table:table-cell table:style-name="ce93" table:formula="of:=[.AN131]" office:value-type="float" office:value="0.0785" calcext:value-type="float">
            <text:p>0.08</text:p>
          </table:table-cell>
          <table:table-cell table:style-name="ce93" table:formula="of:=[.AO131]" office:value-type="float" office:value="0.0785" calcext:value-type="float">
            <text:p>0.08</text:p>
          </table:table-cell>
          <table:table-cell table:style-name="ce93" table:formula="of:=[.AP131]" office:value-type="float" office:value="0.0785" calcext:value-type="float">
            <text:p>0.08</text:p>
          </table:table-cell>
          <table:table-cell table:number-columns-repeated="981"/>
        </table:table-row>
        <table:table-row table:style-name="ro1">
          <table:table-cell table:style-name="ce66" office:value-type="string" calcext:value-type="string">
            <text:p>raffinage</text:p>
          </table:table-cell>
          <table:table-cell table:style-name="ce66" table:number-columns-repeated="6"/>
          <table:table-cell table:style-name="ce90" table:formula="of:=0.0343" office:value-type="float" office:value="0.0343" calcext:value-type="float">
            <office:annotation draw:style-name="gr1" draw:text-style-name="P2" svg:width="56.95mm" svg:height="20.9mm" svg:x="227.63mm" svg:y="583.11mm" draw:caption-point-x="90.91mm" draw:caption-point-y="206.01mm">
              <dc:date>2017-08-28T00:00:00</dc:date>
              <text:p text:style-name="P1"><text:span text:style-name="T1">FRAGNOL Ludovic - CGDD/SEEI/MA3:</text:span></text:p>
              <text:p text:style-name="P1"><text:span text:style-name="T2">7% en 2015</text:span></text:p>
            </office:annotation>
            <text:p>0.03</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number-columns-repeated="981"/>
        </table:table-row>
        <table:table-row table:style-name="ro1">
          <table:table-cell table:style-name="ce66" office:value-type="string" calcext:value-type="string">
            <text:p>Prix carbone retenu</text:p>
          </table:table-cell>
          <table:table-cell table:style-name="ce66" table:number-columns-repeated="6"/>
          <table:table-cell table:style-name="ce90" table:formula="of:=[.H21]-7" office:value-type="float" office:value="7.5" calcext:value-type="float">
            <text:p>7.50</text:p>
          </table:table-cell>
          <table:table-cell table:style-name="ce90" table:formula="of:=[.I21]-7" office:value-type="float" office:value="15" calcext:value-type="float">
            <text:p>15.00</text:p>
          </table:table-cell>
          <table:table-cell table:style-name="ce90" table:formula="of:=[.J21]-7" office:value-type="float" office:value="23.5" calcext:value-type="float">
            <text:p>23.50</text:p>
          </table:table-cell>
          <table:table-cell table:style-name="ce90" table:formula="of:=[.K21]-7" office:value-type="float" office:value="30.3475888019893" calcext:value-type="float">
            <text:p>30.35</text:p>
          </table:table-cell>
          <table:table-cell table:style-name="ce90" table:formula="of:=[.L21]-7" office:value-type="float" office:value="38.7325373548352" calcext:value-type="float">
            <text:p>38.73</text:p>
          </table:table-cell>
          <table:table-cell table:style-name="ce90" table:formula="of:=[.M21]-7" office:value-type="float" office:value="49" calcext:value-type="float">
            <text:p>49.00</text:p>
          </table:table-cell>
          <table:table-cell table:style-name="ce90" table:formula="of:=[.N21]-7" office:value-type="float" office:value="52.3429626470586" calcext:value-type="float">
            <text:p>52.34</text:p>
          </table:table-cell>
          <table:table-cell table:style-name="ce90" table:formula="of:=[.O21]-7" office:value-type="float" office:value="55.885485995182" calcext:value-type="float">
            <text:p>55.89</text:p>
          </table:table-cell>
          <table:table-cell table:style-name="ce90" table:formula="of:=[.P21]-7" office:value-type="float" office:value="59.6394829723966" calcext:value-type="float">
            <text:p>59.64</text:p>
          </table:table-cell>
          <table:table-cell table:style-name="ce90" table:formula="of:=[.Q21]-7" office:value-type="float" office:value="63.6175776580398" calcext:value-type="float">
            <text:p>63.62</text:p>
          </table:table-cell>
          <table:table-cell table:style-name="ce90" table:formula="of:=[.R21]-7" office:value-type="float" office:value="67.8331477354788" calcext:value-type="float">
            <text:p>67.83</text:p>
          </table:table-cell>
          <table:table-cell table:style-name="ce90" table:formula="of:=[.S21]-7" office:value-type="float" office:value="72.3003694790774" calcext:value-type="float">
            <text:p>72.30</text:p>
          </table:table-cell>
          <table:table-cell table:style-name="ce90" table:formula="of:=[.T21]-7" office:value-type="float" office:value="77.0342654266935" calcext:value-type="float">
            <text:p>77.03</text:p>
          </table:table-cell>
          <table:table-cell table:style-name="ce90" table:formula="of:=[.U21]-7" office:value-type="float" office:value="82.0507548980229" calcext:value-type="float">
            <text:p>82.05</text:p>
          </table:table-cell>
          <table:table-cell table:style-name="ce90" table:formula="of:=[.V21]-7" office:value-type="float" office:value="87.366707528674" calcext:value-type="float">
            <text:p>87.37</text:p>
          </table:table-cell>
          <table:table-cell table:style-name="ce90" table:formula="of:=[.W21]-7" office:value-type="float" office:value="93" calcext:value-type="float">
            <text:p>93.00</text:p>
          </table:table-cell>
          <table:table-cell table:style-name="ce90" table:formula="of:=[.X21]-7" office:value-type="float" office:value="97.5394747475055" calcext:value-type="float">
            <text:p>97.54</text:p>
          </table:table-cell>
          <table:table-cell table:style-name="ce90" table:formula="of:=[.Y21]-7" office:value-type="float" office:value="102.285017804843" calcext:value-type="float">
            <text:p>102.29</text:p>
          </table:table-cell>
          <table:table-cell table:style-name="ce90" table:formula="of:=[.Z21]-7" office:value-type="float" office:value="107.245983590901" calcext:value-type="float">
            <text:p>107.25</text:p>
          </table:table-cell>
          <table:table-cell table:style-name="ce90" table:formula="of:=[.AA21]-7" office:value-type="float" office:value="112.432151166049" calcext:value-type="float">
            <text:p>112.43</text:p>
          </table:table-cell>
          <table:table-cell table:style-name="ce90" table:formula="of:=[.AB21]-7" office:value-type="float" office:value="117.853743508634" calcext:value-type="float">
            <text:p>117.85</text:p>
          </table:table-cell>
          <table:table-cell table:style-name="ce90" table:formula="of:=[.AC21]-7" office:value-type="float" office:value="123.521447666524" calcext:value-type="float">
            <text:p>123.52</text:p>
          </table:table-cell>
          <table:table-cell table:style-name="ce90" table:formula="of:=[.AD21]-7" office:value-type="float" office:value="129.446435823425" calcext:value-type="float">
            <text:p>129.45</text:p>
          </table:table-cell>
          <table:table-cell table:style-name="ce90" table:formula="of:=[.AE21]-7" office:value-type="float" office:value="135.6403873215" calcext:value-type="float">
            <text:p>135.64</text:p>
          </table:table-cell>
          <table:table-cell table:style-name="ce90" table:formula="of:=[.AF21]-7" office:value-type="float" office:value="142.115511683704" calcext:value-type="float">
            <text:p>142.12</text:p>
          </table:table-cell>
          <table:table-cell table:style-name="ce90" table:formula="of:=[.AG21]-7" office:value-type="float" office:value="148.884572681199" calcext:value-type="float">
            <text:p>148.88</text:p>
          </table:table-cell>
          <table:table-cell table:style-name="ce90" table:formula="of:=[.AH21]-7" office:value-type="float" office:value="155.960913493319" calcext:value-type="float">
            <text:p>155.96</text:p>
          </table:table-cell>
          <table:table-cell table:style-name="ce90" table:formula="of:=[.AI21]-7" office:value-type="float" office:value="163.358483009652" calcext:value-type="float">
            <text:p>163.36</text:p>
          </table:table-cell>
          <table:table-cell table:style-name="ce90" table:formula="of:=[.AJ21]-7" office:value-type="float" office:value="171.091863326109" calcext:value-type="float">
            <text:p>171.09</text:p>
          </table:table-cell>
          <table:table-cell table:style-name="ce90" table:formula="of:=[.AK21]-7" office:value-type="float" office:value="179.176298489159" calcext:value-type="float">
            <text:p>179.18</text:p>
          </table:table-cell>
          <table:table-cell table:style-name="ce90" table:formula="of:=[.AL21]-7" office:value-type="float" office:value="187.627724544915" calcext:value-type="float">
            <text:p>187.63</text:p>
          </table:table-cell>
          <table:table-cell table:style-name="ce90" table:formula="of:=[.AM21]-7" office:value-type="float" office:value="196.462800952276" calcext:value-type="float">
            <text:p>196.46</text:p>
          </table:table-cell>
          <table:table-cell table:style-name="ce90" table:formula="of:=[.AN21]-7" office:value-type="float" office:value="205.698943422072" calcext:value-type="float">
            <text:p>205.70</text:p>
          </table:table-cell>
          <table:table-cell table:style-name="ce90" table:formula="of:=[.AO21]-7" office:value-type="float" office:value="215.354358246927" calcext:value-type="float">
            <text:p>215.35</text:p>
          </table:table-cell>
          <table:table-cell table:style-name="ce90" table:formula="of:=[.AP21]-7" office:value-type="float" office:value="225.448078189524" calcext:value-type="float">
            <text:p>225.45</text:p>
          </table:table-cell>
          <table:table-cell table:style-name="ce90" table:formula="of:=[.AQ21]-7" office:value-type="float" office:value="236" calcext:value-type="float">
            <text:p>236.00</text:p>
          </table:table-cell>
          <table:table-cell table:number-columns-repeated="981"/>
        </table:table-row>
        <table:table-row table:style-name="ro1">
          <table:table-cell table:style-name="ce66" office:value-type="string" calcext:value-type="string">
            <text:p>Taxe Carbone (c€/L)</text:p>
          </table:table-cell>
          <table:table-cell table:style-name="ce66" table:number-columns-repeated="6"/>
          <table:table-cell table:style-name="ce90" table:formula="of:=[.H133]*[.$U$15]/10" office:value-type="float" office:value="1.68" calcext:value-type="float">
            <text:p>1.68</text:p>
          </table:table-cell>
          <table:table-cell table:style-name="ce90" table:formula="of:=[.I133]*[.$U$15]/10" office:value-type="float" office:value="3.36" calcext:value-type="float">
            <text:p>3.36</text:p>
          </table:table-cell>
          <table:table-cell table:style-name="ce90" table:formula="of:=[.J133]*[.$U$15]/10" office:value-type="float" office:value="5.264" calcext:value-type="float">
            <text:p>5.26</text:p>
          </table:table-cell>
          <table:table-cell table:style-name="ce90" table:formula="of:=[.K133]*[.$U$15]/10" office:value-type="float" office:value="6.7978598916456" calcext:value-type="float">
            <text:p>6.80</text:p>
          </table:table-cell>
          <table:table-cell table:style-name="ce90" table:formula="of:=[.L133]*[.$U$15]/10" office:value-type="float" office:value="8.67608836748309" calcext:value-type="float">
            <text:p>8.68</text:p>
          </table:table-cell>
          <table:table-cell table:style-name="ce90" table:formula="of:=[.M133]*[.$U$15]/10" office:value-type="float" office:value="10.976" calcext:value-type="float">
            <text:p>10.98</text:p>
          </table:table-cell>
          <table:table-cell table:style-name="ce90" table:formula="of:=[.N133]*[.$U$15]/10" office:value-type="float" office:value="11.7248236329411" calcext:value-type="float">
            <text:p>11.72</text:p>
          </table:table-cell>
          <table:table-cell table:style-name="ce90" table:formula="of:=[.O133]*[.$U$15]/10" office:value-type="float" office:value="12.5183488629208" calcext:value-type="float">
            <text:p>12.52</text:p>
          </table:table-cell>
          <table:table-cell table:style-name="ce90" table:formula="of:=[.P133]*[.$U$15]/10" office:value-type="float" office:value="13.3592441858168" calcext:value-type="float">
            <text:p>13.36</text:p>
          </table:table-cell>
          <table:table-cell table:style-name="ce90" table:formula="of:=[.Q133]*[.$U$15]/10" office:value-type="float" office:value="14.2503373954009" calcext:value-type="float">
            <text:p>14.25</text:p>
          </table:table-cell>
          <table:table-cell table:style-name="ce90" table:formula="of:=[.R133]*[.$U$15]/10" office:value-type="float" office:value="15.1946250927473" calcext:value-type="float">
            <text:p>15.19</text:p>
          </table:table-cell>
          <table:table-cell table:style-name="ce90" table:formula="of:=[.S133]*[.$U$15]/10" office:value-type="float" office:value="16.1952827633134" calcext:value-type="float">
            <text:p>16.20</text:p>
          </table:table-cell>
          <table:table-cell table:style-name="ce90" table:formula="of:=[.T133]*[.$U$15]/10" office:value-type="float" office:value="17.2556754555794" calcext:value-type="float">
            <text:p>17.26</text:p>
          </table:table-cell>
          <table:table-cell table:style-name="ce90" table:formula="of:=[.U133]*[.$U$15]/10" office:value-type="float" office:value="18.3793690971571" calcext:value-type="float">
            <text:p>18.38</text:p>
          </table:table-cell>
          <table:table-cell table:style-name="ce90" table:formula="of:=[.V133]*[.$U$15]/10" office:value-type="float" office:value="19.570142486423" calcext:value-type="float">
            <text:p>19.57</text:p>
          </table:table-cell>
          <table:table-cell table:style-name="ce90" table:formula="of:=[.W133]*[.$U$15]/10" office:value-type="float" office:value="20.832" calcext:value-type="float">
            <text:p>20.83</text:p>
          </table:table-cell>
          <table:table-cell table:style-name="ce90" table:formula="of:=[.X133]*[.$U$15]/10" office:value-type="float" office:value="21.8488423434412" calcext:value-type="float">
            <text:p>21.85</text:p>
          </table:table-cell>
          <table:table-cell table:style-name="ce90" table:formula="of:=[.Y133]*[.$U$15]/10" office:value-type="float" office:value="22.9118439882849" calcext:value-type="float">
            <text:p>22.91</text:p>
          </table:table-cell>
          <table:table-cell table:style-name="ce90" table:formula="of:=[.Z133]*[.$U$15]/10" office:value-type="float" office:value="24.0231003243618" calcext:value-type="float">
            <text:p>24.02</text:p>
          </table:table-cell>
          <table:table-cell table:style-name="ce90" table:formula="of:=[.AA133]*[.$U$15]/10" office:value-type="float" office:value="25.184801861195" calcext:value-type="float">
            <text:p>25.18</text:p>
          </table:table-cell>
          <table:table-cell table:style-name="ce90" table:formula="of:=[.AB133]*[.$U$15]/10" office:value-type="float" office:value="26.3992385459341" calcext:value-type="float">
            <text:p>26.40</text:p>
          </table:table-cell>
          <table:table-cell table:style-name="ce90" table:formula="of:=[.AC133]*[.$U$15]/10" office:value-type="float" office:value="27.6688042773014" calcext:value-type="float">
            <text:p>27.67</text:p>
          </table:table-cell>
          <table:table-cell table:style-name="ce90" table:formula="of:=[.AD133]*[.$U$15]/10" office:value-type="float" office:value="28.9960016244471" calcext:value-type="float">
            <text:p>29.00</text:p>
          </table:table-cell>
          <table:table-cell table:style-name="ce90" table:formula="of:=[.AE133]*[.$U$15]/10" office:value-type="float" office:value="30.383446760016" calcext:value-type="float">
            <text:p>30.38</text:p>
          </table:table-cell>
          <table:table-cell table:style-name="ce90" table:formula="of:=[.AF133]*[.$U$15]/10" office:value-type="float" office:value="31.8338746171496" calcext:value-type="float">
            <text:p>31.83</text:p>
          </table:table-cell>
          <table:table-cell table:style-name="ce90" table:formula="of:=[.AG133]*[.$U$15]/10" office:value-type="float" office:value="33.3501442805885" calcext:value-type="float">
            <text:p>33.35</text:p>
          </table:table-cell>
          <table:table-cell table:style-name="ce90" table:formula="of:=[.AH133]*[.$U$15]/10" office:value-type="float" office:value="34.9352446225034" calcext:value-type="float">
            <text:p>34.94</text:p>
          </table:table-cell>
          <table:table-cell table:style-name="ce90" table:formula="of:=[.AI133]*[.$U$15]/10" office:value-type="float" office:value="36.5923001941621" calcext:value-type="float">
            <text:p>36.59</text:p>
          </table:table-cell>
          <table:table-cell table:style-name="ce90" table:formula="of:=[.AJ133]*[.$U$15]/10" office:value-type="float" office:value="38.3245773850483" calcext:value-type="float">
            <text:p>38.32</text:p>
          </table:table-cell>
          <table:table-cell table:style-name="ce90" table:formula="of:=[.AK133]*[.$U$15]/10" office:value-type="float" office:value="40.1354908615717" calcext:value-type="float">
            <text:p>40.14</text:p>
          </table:table-cell>
          <table:table-cell table:style-name="ce90" table:formula="of:=[.AL133]*[.$U$15]/10" office:value-type="float" office:value="42.0286102980609" calcext:value-type="float">
            <text:p>42.03</text:p>
          </table:table-cell>
          <table:table-cell table:style-name="ce90" table:formula="of:=[.AM133]*[.$U$15]/10" office:value-type="float" office:value="44.0076674133098" calcext:value-type="float">
            <text:p>44.01</text:p>
          </table:table-cell>
          <table:table-cell table:style-name="ce90" table:formula="of:=[.AN133]*[.$U$15]/10" office:value-type="float" office:value="46.076563326544" calcext:value-type="float">
            <text:p>46.08</text:p>
          </table:table-cell>
          <table:table-cell table:style-name="ce90" table:formula="of:=[.AO133]*[.$U$15]/10" office:value-type="float" office:value="48.2393762473117" calcext:value-type="float">
            <text:p>48.24</text:p>
          </table:table-cell>
          <table:table-cell table:style-name="ce90" table:formula="of:=[.AP133]*[.$U$15]/10" office:value-type="float" office:value="50.5003695144535" calcext:value-type="float">
            <text:p>50.50</text:p>
          </table:table-cell>
          <table:table-cell table:style-name="ce90" table:formula="of:=[.AQ133]*[.$U$15]/10" office:value-type="float" office:value="52.864" calcext:value-type="float">
            <text:p>52.86</text:p>
          </table:table-cell>
          <table:table-cell table:number-columns-repeated="981"/>
        </table:table-row>
        <table:table-row table:style-name="ro1">
          <table:table-cell table:style-name="ce66" office:value-type="string" calcext:value-type="string">
            <text:p>Niveau initial TICPE (c€/L)</text:p>
          </table:table-cell>
          <table:table-cell table:style-name="ce66" table:number-columns-repeated="6"/>
          <table:table-cell table:number-columns-repeated="36" table:style-name="ce91" office:value-type="float" office:value="60.69" calcext:value-type="float">
            <text:p>60.7</text:p>
          </table:table-cell>
          <table:table-cell table:number-columns-repeated="981"/>
        </table:table-row>
        <table:table-row table:style-name="ro1">
          <table:table-cell table:style-name="ce66" office:value-type="string" calcext:value-type="string">
            <text:p>Evolution TICPE Gazole (c€/L)</text:p>
          </table:table-cell>
          <table:table-cell table:style-name="ce66" table:number-columns-repeated="6"/>
          <table:table-cell table:style-name="ce92" office:value-type="float" office:value="0" calcext:value-type="float">
            <text:p>0.0</text:p>
          </table:table-cell>
          <table:table-cell table:style-name="ce92" office:value-type="float" office:value="-2" calcext:value-type="float">
            <office:annotation draw:style-name="gr23" draw:text-style-name="P2" svg:width="24.64mm" svg:height="32.73mm" svg:x="209.87mm" svg:y="595.27mm" draw:caption-point-x="148.99mm" draw:caption-point-y="216.14mm">
              <dc:date>2017-08-28T00:00:00</dc:date>
              <text:p text:style-name="P1"><text:span text:style-name="T1">FRAGNOL Ludovic - CGDD/SEEI/MA3:</text:span></text:p>
              <text:p text:style-name="P1"><text:span text:style-name="T2">valable pour carburant avec 5 à 10% de biocarb</text:span></text:p>
            </office:annotation>
            <text:p>-2.0</text:p>
          </table:table-cell>
          <table:table-cell table:number-columns-repeated="5" table:style-name="ce92" office:value-type="float" office:value="-1" calcext:value-type="float">
            <text:p>-1.0</text:p>
          </table:table-cell>
          <table:table-cell table:style-name="ce92" office:value-type="float" office:value="-0.7" calcext:value-type="float">
            <text:p>-0.7</text:p>
          </table:table-cell>
          <table:table-cell table:number-columns-repeated="28" table:style-name="ce92" office:value-type="float" office:value="0" calcext:value-type="float">
            <text:p>0.0</text:p>
          </table:table-cell>
          <table:table-cell table:number-columns-repeated="981"/>
        </table:table-row>
        <table:table-row table:style-name="ro1">
          <table:table-cell table:style-name="ce66" office:value-type="string" calcext:value-type="string">
            <text:p>TICPE Gazole (c€/L)</text:p>
          </table:table-cell>
          <table:table-cell table:style-name="ce66" table:number-columns-repeated="6"/>
          <table:table-cell table:style-name="ce91" table:formula="of:=[.H135]" office:value-type="float" office:value="60.69" calcext:value-type="float">
            <text:p>60.7</text:p>
          </table:table-cell>
          <table:table-cell table:style-name="ce91" table:formula="of:=[.H137]+[.I136]" office:value-type="float" office:value="58.69" calcext:value-type="float">
            <text:p>58.7</text:p>
          </table:table-cell>
          <table:table-cell table:style-name="ce91" table:formula="of:=[.I137]+[.J136]" office:value-type="float" office:value="57.69" calcext:value-type="float">
            <text:p>57.7</text:p>
          </table:table-cell>
          <table:table-cell table:style-name="ce91" table:formula="of:=[.J137]+[.K136]" office:value-type="float" office:value="56.69" calcext:value-type="float">
            <text:p>56.7</text:p>
          </table:table-cell>
          <table:table-cell table:style-name="ce91" table:formula="of:=[.K137]+[.L136]" office:value-type="float" office:value="55.69" calcext:value-type="float">
            <text:p>55.7</text:p>
          </table:table-cell>
          <table:table-cell table:style-name="ce91" table:formula="of:=[.L137]+[.M136]" office:value-type="float" office:value="54.69" calcext:value-type="float">
            <text:p>54.7</text:p>
          </table:table-cell>
          <table:table-cell table:style-name="ce91" table:formula="of:=[.M137]+[.N136]" office:value-type="float" office:value="53.69" calcext:value-type="float">
            <text:p>53.7</text:p>
          </table:table-cell>
          <table:table-cell table:style-name="ce91" table:formula="of:=[.N137]+[.O136]" office:value-type="float" office:value="52.99" calcext:value-type="float">
            <text:p>53.0</text:p>
          </table:table-cell>
          <table:table-cell table:style-name="ce91" table:formula="of:=[.O137]+[.P136]" office:value-type="float" office:value="52.99" calcext:value-type="float">
            <text:p>53.0</text:p>
          </table:table-cell>
          <table:table-cell table:style-name="ce91" table:formula="of:=[.P137]+[.Q136]" office:value-type="float" office:value="52.99" calcext:value-type="float">
            <text:p>53.0</text:p>
          </table:table-cell>
          <table:table-cell table:style-name="ce91" table:formula="of:=[.Q137]+[.R136]" office:value-type="float" office:value="52.99" calcext:value-type="float">
            <text:p>53.0</text:p>
          </table:table-cell>
          <table:table-cell table:style-name="ce91" table:formula="of:=[.R137]+[.S136]" office:value-type="float" office:value="52.99" calcext:value-type="float">
            <text:p>53.0</text:p>
          </table:table-cell>
          <table:table-cell table:style-name="ce91" table:formula="of:=[.S137]+[.T136]" office:value-type="float" office:value="52.99" calcext:value-type="float">
            <text:p>53.0</text:p>
          </table:table-cell>
          <table:table-cell table:style-name="ce91" table:formula="of:=[.T137]+[.U136]" office:value-type="float" office:value="52.99" calcext:value-type="float">
            <text:p>53.0</text:p>
          </table:table-cell>
          <table:table-cell table:style-name="ce91" table:formula="of:=[.U137]+[.V136]" office:value-type="float" office:value="52.99" calcext:value-type="float">
            <text:p>53.0</text:p>
          </table:table-cell>
          <table:table-cell table:style-name="ce91" table:formula="of:=[.V137]+[.W136]" office:value-type="float" office:value="52.99" calcext:value-type="float">
            <text:p>53.0</text:p>
          </table:table-cell>
          <table:table-cell table:style-name="ce91" table:formula="of:=[.W137]+[.X136]" office:value-type="float" office:value="52.99" calcext:value-type="float">
            <text:p>53.0</text:p>
          </table:table-cell>
          <table:table-cell table:style-name="ce91" table:formula="of:=[.X137]+[.Y136]" office:value-type="float" office:value="52.99" calcext:value-type="float">
            <text:p>53.0</text:p>
          </table:table-cell>
          <table:table-cell table:style-name="ce91" table:formula="of:=[.Y137]+[.Z136]" office:value-type="float" office:value="52.99" calcext:value-type="float">
            <text:p>53.0</text:p>
          </table:table-cell>
          <table:table-cell table:style-name="ce91" table:formula="of:=[.Z137]+[.AA136]" office:value-type="float" office:value="52.99" calcext:value-type="float">
            <text:p>53.0</text:p>
          </table:table-cell>
          <table:table-cell table:style-name="ce91" table:formula="of:=[.AA137]+[.AB136]" office:value-type="float" office:value="52.99" calcext:value-type="float">
            <text:p>53.0</text:p>
          </table:table-cell>
          <table:table-cell table:style-name="ce91" table:formula="of:=[.AB137]+[.AC136]" office:value-type="float" office:value="52.99" calcext:value-type="float">
            <text:p>53.0</text:p>
          </table:table-cell>
          <table:table-cell table:style-name="ce91" table:formula="of:=[.AC137]+[.AD136]" office:value-type="float" office:value="52.99" calcext:value-type="float">
            <text:p>53.0</text:p>
          </table:table-cell>
          <table:table-cell table:style-name="ce91" table:formula="of:=[.AD137]+[.AE136]" office:value-type="float" office:value="52.99" calcext:value-type="float">
            <text:p>53.0</text:p>
          </table:table-cell>
          <table:table-cell table:style-name="ce91" table:formula="of:=[.AE137]+[.AF136]" office:value-type="float" office:value="52.99" calcext:value-type="float">
            <text:p>53.0</text:p>
          </table:table-cell>
          <table:table-cell table:style-name="ce91" table:formula="of:=[.AF137]+[.AG136]" office:value-type="float" office:value="52.99" calcext:value-type="float">
            <text:p>53.0</text:p>
          </table:table-cell>
          <table:table-cell table:style-name="ce91" table:formula="of:=[.AG137]+[.AH136]" office:value-type="float" office:value="52.99" calcext:value-type="float">
            <text:p>53.0</text:p>
          </table:table-cell>
          <table:table-cell table:style-name="ce91" table:formula="of:=[.AH137]+[.AI136]" office:value-type="float" office:value="52.99" calcext:value-type="float">
            <text:p>53.0</text:p>
          </table:table-cell>
          <table:table-cell table:style-name="ce91" table:formula="of:=[.AI137]+[.AJ136]" office:value-type="float" office:value="52.99" calcext:value-type="float">
            <text:p>53.0</text:p>
          </table:table-cell>
          <table:table-cell table:style-name="ce91" table:formula="of:=[.AJ137]+[.AK136]" office:value-type="float" office:value="52.99" calcext:value-type="float">
            <text:p>53.0</text:p>
          </table:table-cell>
          <table:table-cell table:style-name="ce91" table:formula="of:=[.AK137]+[.AL136]" office:value-type="float" office:value="52.99" calcext:value-type="float">
            <text:p>53.0</text:p>
          </table:table-cell>
          <table:table-cell table:style-name="ce91" table:formula="of:=[.AL137]+[.AM136]" office:value-type="float" office:value="52.99" calcext:value-type="float">
            <text:p>53.0</text:p>
          </table:table-cell>
          <table:table-cell table:style-name="ce91" table:formula="of:=[.AM137]+[.AN136]" office:value-type="float" office:value="52.99" calcext:value-type="float">
            <text:p>53.0</text:p>
          </table:table-cell>
          <table:table-cell table:style-name="ce91" table:formula="of:=[.AN137]+[.AO136]" office:value-type="float" office:value="52.99" calcext:value-type="float">
            <text:p>53.0</text:p>
          </table:table-cell>
          <table:table-cell table:style-name="ce91" table:formula="of:=[.AO137]+[.AP136]" office:value-type="float" office:value="52.99" calcext:value-type="float">
            <text:p>53.0</text:p>
          </table:table-cell>
          <table:table-cell table:style-name="ce91" table:formula="of:=[.AP137]+[.AQ136]" office:value-type="float" office:value="52.99" calcext:value-type="float">
            <text:p>53.0</text:p>
          </table:table-cell>
          <table:table-cell table:number-columns-repeated="981"/>
        </table:table-row>
        <table:table-row table:style-name="ro1">
          <table:table-cell table:style-name="ce66" office:value-type="string" calcext:value-type="string">
            <text:p>Taxation Gazole (TICPE + Taxe Carbone) (€/L)</text:p>
          </table:table-cell>
          <table:table-cell table:style-name="ce66" table:number-columns-repeated="6"/>
          <table:table-cell table:style-name="ce90" table:formula="of:=([.H134]+[.H137])/100" office:value-type="float" office:value="0.6237" calcext:value-type="float">
            <text:p>0.62</text:p>
          </table:table-cell>
          <table:table-cell table:style-name="ce90" table:formula="of:=([.I134]+[.I137])/100" office:value-type="float" office:value="0.6205" calcext:value-type="float">
            <text:p>0.62</text:p>
          </table:table-cell>
          <table:table-cell table:style-name="ce90" table:formula="of:=([.J134]+[.J137])/100" office:value-type="float" office:value="0.62954" calcext:value-type="float">
            <text:p>0.63</text:p>
          </table:table-cell>
          <table:table-cell table:style-name="ce90" table:formula="of:=([.K134]+[.K137])/100" office:value-type="float" office:value="0.634878598916456" calcext:value-type="float">
            <text:p>0.63</text:p>
          </table:table-cell>
          <table:table-cell table:style-name="ce90" table:formula="of:=([.L134]+[.L137])/100" office:value-type="float" office:value="0.643660883674831" calcext:value-type="float">
            <text:p>0.64</text:p>
          </table:table-cell>
          <table:table-cell table:style-name="ce90" table:formula="of:=([.M134]+[.M137])/100" office:value-type="float" office:value="0.65666" calcext:value-type="float">
            <text:p>0.66</text:p>
          </table:table-cell>
          <table:table-cell table:style-name="ce90" table:formula="of:=([.N134]+[.N137])/100" office:value-type="float" office:value="0.654148236329411" calcext:value-type="float">
            <text:p>0.65</text:p>
          </table:table-cell>
          <table:table-cell table:style-name="ce90" table:formula="of:=([.O134]+[.O137])/100" office:value-type="float" office:value="0.655083488629207" calcext:value-type="float">
            <text:p>0.66</text:p>
          </table:table-cell>
          <table:table-cell table:style-name="ce90" table:formula="of:=([.P134]+[.P137])/100" office:value-type="float" office:value="0.663492441858168" calcext:value-type="float">
            <text:p>0.66</text:p>
          </table:table-cell>
          <table:table-cell table:style-name="ce90" table:formula="of:=([.Q134]+[.Q137])/100" office:value-type="float" office:value="0.672403373954009" calcext:value-type="float">
            <text:p>0.67</text:p>
          </table:table-cell>
          <table:table-cell table:style-name="ce90" table:formula="of:=([.R134]+[.R137])/100" office:value-type="float" office:value="0.681846250927473" calcext:value-type="float">
            <text:p>0.68</text:p>
          </table:table-cell>
          <table:table-cell table:style-name="ce90" table:formula="of:=([.S134]+[.S137])/100" office:value-type="float" office:value="0.691852827633134" calcext:value-type="float">
            <text:p>0.69</text:p>
          </table:table-cell>
          <table:table-cell table:style-name="ce90" table:formula="of:=([.T134]+[.T137])/100" office:value-type="float" office:value="0.702456754555793" calcext:value-type="float">
            <text:p>0.70</text:p>
          </table:table-cell>
          <table:table-cell table:style-name="ce90" table:formula="of:=([.U134]+[.U137])/100" office:value-type="float" office:value="0.713693690971571" calcext:value-type="float">
            <text:p>0.71</text:p>
          </table:table-cell>
          <table:table-cell table:style-name="ce90" table:formula="of:=([.V134]+[.V137])/100" office:value-type="float" office:value="0.72560142486423" calcext:value-type="float">
            <text:p>0.73</text:p>
          </table:table-cell>
          <table:table-cell table:style-name="ce90" table:formula="of:=([.W134]+[.W137])/100" office:value-type="float" office:value="0.73822" calcext:value-type="float">
            <text:p>0.74</text:p>
          </table:table-cell>
          <table:table-cell table:style-name="ce90" table:formula="of:=([.X134]+[.X137])/100" office:value-type="float" office:value="0.748388423434412" calcext:value-type="float">
            <text:p>0.75</text:p>
          </table:table-cell>
          <table:table-cell table:style-name="ce90" table:formula="of:=([.Y134]+[.Y137])/100" office:value-type="float" office:value="0.759018439882849" calcext:value-type="float">
            <text:p>0.76</text:p>
          </table:table-cell>
          <table:table-cell table:style-name="ce90" table:formula="of:=([.Z134]+[.Z137])/100" office:value-type="float" office:value="0.770131003243618" calcext:value-type="float">
            <text:p>0.77</text:p>
          </table:table-cell>
          <table:table-cell table:style-name="ce90" table:formula="of:=([.AA134]+[.AA137])/100" office:value-type="float" office:value="0.78174801861195" calcext:value-type="float">
            <text:p>0.78</text:p>
          </table:table-cell>
          <table:table-cell table:style-name="ce90" table:formula="of:=([.AB134]+[.AB137])/100" office:value-type="float" office:value="0.793892385459341" calcext:value-type="float">
            <text:p>0.79</text:p>
          </table:table-cell>
          <table:table-cell table:style-name="ce90" table:formula="of:=([.AC134]+[.AC137])/100" office:value-type="float" office:value="0.806588042773014" calcext:value-type="float">
            <text:p>0.81</text:p>
          </table:table-cell>
          <table:table-cell table:style-name="ce90" table:formula="of:=([.AD134]+[.AD137])/100" office:value-type="float" office:value="0.819860016244471" calcext:value-type="float">
            <text:p>0.82</text:p>
          </table:table-cell>
          <table:table-cell table:style-name="ce90" table:formula="of:=([.AE134]+[.AE137])/100" office:value-type="float" office:value="0.83373446760016" calcext:value-type="float">
            <text:p>0.83</text:p>
          </table:table-cell>
          <table:table-cell table:style-name="ce90" table:formula="of:=([.AF134]+[.AF137])/100" office:value-type="float" office:value="0.848238746171496" calcext:value-type="float">
            <text:p>0.85</text:p>
          </table:table-cell>
          <table:table-cell table:style-name="ce90" table:formula="of:=([.AG134]+[.AG137])/100" office:value-type="float" office:value="0.863401442805885" calcext:value-type="float">
            <text:p>0.86</text:p>
          </table:table-cell>
          <table:table-cell table:style-name="ce90" table:formula="of:=([.AH134]+[.AH137])/100" office:value-type="float" office:value="0.879252446225034" calcext:value-type="float">
            <text:p>0.88</text:p>
          </table:table-cell>
          <table:table-cell table:style-name="ce90" table:formula="of:=([.AI134]+[.AI137])/100" office:value-type="float" office:value="0.895823001941621" calcext:value-type="float">
            <text:p>0.90</text:p>
          </table:table-cell>
          <table:table-cell table:style-name="ce90" table:formula="of:=([.AJ134]+[.AJ137])/100" office:value-type="float" office:value="0.913145773850483" calcext:value-type="float">
            <text:p>0.91</text:p>
          </table:table-cell>
          <table:table-cell table:style-name="ce90" table:formula="of:=([.AK134]+[.AK137])/100" office:value-type="float" office:value="0.931254908615716" calcext:value-type="float">
            <text:p>0.93</text:p>
          </table:table-cell>
          <table:table-cell table:style-name="ce90" table:formula="of:=([.AL134]+[.AL137])/100" office:value-type="float" office:value="0.950186102980609" calcext:value-type="float">
            <text:p>0.95</text:p>
          </table:table-cell>
          <table:table-cell table:style-name="ce90" table:formula="of:=([.AM134]+[.AM137])/100" office:value-type="float" office:value="0.969976674133098" calcext:value-type="float">
            <text:p>0.97</text:p>
          </table:table-cell>
          <table:table-cell table:style-name="ce90" table:formula="of:=([.AN134]+[.AN137])/100" office:value-type="float" office:value="0.99066563326544" calcext:value-type="float">
            <text:p>0.99</text:p>
          </table:table-cell>
          <table:table-cell table:style-name="ce90" table:formula="of:=([.AO134]+[.AO137])/100" office:value-type="float" office:value="1.01229376247312" calcext:value-type="float">
            <text:p>1.01</text:p>
          </table:table-cell>
          <table:table-cell table:style-name="ce90" table:formula="of:=([.AP134]+[.AP137])/100" office:value-type="float" office:value="1.03490369514453" calcext:value-type="float">
            <text:p>1.03</text:p>
          </table:table-cell>
          <table:table-cell table:style-name="ce90" table:formula="of:=([.AQ134]+[.AQ137])/100" office:value-type="float" office:value="1.05854" calcext:value-type="float">
            <text:p>1.06</text:p>
          </table:table-cell>
          <table:table-cell table:number-columns-repeated="981"/>
        </table:table-row>
        <table:table-row table:style-name="ro1">
          <table:table-cell table:style-name="ce65" office:value-type="string" calcext:value-type="string">
            <text:p>Total HTVA (€/L)</text:p>
          </table:table-cell>
          <table:table-cell table:style-name="ce65" table:number-columns-repeated="6"/>
          <table:table-cell table:style-name="ce90" table:formula="of:=[.H129]+[.H138]" office:value-type="float" office:value="1.1142" calcext:value-type="float">
            <text:p>1.11</text:p>
          </table:table-cell>
          <table:table-cell table:style-name="ce90" table:formula="of:=[.I129]+[.I138]" office:value-type="float" office:value="1.13074809372098" calcext:value-type="float">
            <text:p>1.13</text:p>
          </table:table-cell>
          <table:table-cell table:style-name="ce90" table:formula="of:=[.J129]+[.J138]" office:value-type="float" office:value="1.15771473422053" calcext:value-type="float">
            <text:p>1.16</text:p>
          </table:table-cell>
          <table:table-cell table:style-name="ce90" table:formula="of:=[.K129]+[.K138]" office:value-type="float" office:value="1.18179386749776" calcext:value-type="float">
            <text:p>1.18</text:p>
          </table:table-cell>
          <table:table-cell table:style-name="ce90" table:formula="of:=[.L129]+[.L138]" office:value-type="float" office:value="1.21016753236645" calcext:value-type="float">
            <text:p>1.21</text:p>
          </table:table-cell>
          <table:table-cell table:style-name="ce90" table:formula="of:=[.M129]+[.M138]" office:value-type="float" office:value="1.24364750410577" calcext:value-type="float">
            <text:p>1.24</text:p>
          </table:table-cell>
          <table:table-cell table:style-name="ce90" table:formula="of:=[.N129]+[.N138]" office:value-type="float" office:value="1.26254645454174" calcext:value-type="float">
            <text:p>1.26</text:p>
          </table:table-cell>
          <table:table-cell table:style-name="ce90" table:formula="of:=[.O129]+[.O138]" office:value-type="float" office:value="1.28586449648989" calcext:value-type="float">
            <text:p>1.29</text:p>
          </table:table-cell>
          <table:table-cell table:style-name="ce90" table:formula="of:=[.P129]+[.P138]" office:value-type="float" office:value="1.31767244846073" calcext:value-type="float">
            <text:p>1.32</text:p>
          </table:table-cell>
          <table:table-cell table:style-name="ce90" table:formula="of:=[.Q129]+[.Q138]" office:value-type="float" office:value="1.35104472566701" calcext:value-type="float">
            <text:p>1.35</text:p>
          </table:table-cell>
          <table:table-cell table:style-name="ce90" table:formula="of:=[.R129]+[.R138]" office:value-type="float" office:value="1.38605952608952" calcext:value-type="float">
            <text:p>1.39</text:p>
          </table:table-cell>
          <table:table-cell table:style-name="ce90" table:formula="of:=[.S129]+[.S138]" office:value-type="float" office:value="1.42279902634995" calcext:value-type="float">
            <text:p>1.42</text:p>
          </table:table-cell>
          <table:table-cell table:style-name="ce90" table:formula="of:=[.T129]+[.T138]" office:value-type="float" office:value="1.46134958791701" calcext:value-type="float">
            <text:p>1.46</text:p>
          </table:table-cell>
          <table:table-cell table:style-name="ce90" table:formula="of:=[.U129]+[.U138]" office:value-type="float" office:value="1.50180197420109" calcext:value-type="float">
            <text:p>1.50</text:p>
          </table:table-cell>
          <table:table-cell table:style-name="ce90" table:formula="of:=[.V129]+[.V138]" office:value-type="float" office:value="1.54425157912287" calcext:value-type="float">
            <text:p>1.54</text:p>
          </table:table-cell>
          <table:table-cell table:style-name="ce90" table:formula="of:=[.W129]+[.W138]" office:value-type="float" office:value="1.5887986677734" calcext:value-type="float">
            <text:p>1.59</text:p>
          </table:table-cell>
          <table:table-cell table:style-name="ce90" table:formula="of:=[.X129]+[.X138]" office:value-type="float" office:value="1.6063091630728" calcext:value-type="float">
            <text:p>1.61</text:p>
          </table:table-cell>
          <table:table-cell table:style-name="ce90" table:formula="of:=[.Y129]+[.Y138]" office:value-type="float" office:value="1.62435457508512" calcext:value-type="float">
            <text:p>1.62</text:p>
          </table:table-cell>
          <table:table-cell table:style-name="ce90" table:formula="of:=[.Z129]+[.Z138]" office:value-type="float" office:value="1.64295658997674" calcext:value-type="float">
            <text:p>1.64</text:p>
          </table:table-cell>
          <table:table-cell table:style-name="ce90" table:formula="of:=[.AA129]+[.AA138]" office:value-type="float" office:value="1.66213785242398" calcext:value-type="float">
            <text:p>1.66</text:p>
          </table:table-cell>
          <table:table-cell table:style-name="ce90" table:formula="of:=[.AB129]+[.AB138]" office:value-type="float" office:value="1.68192200886543" calcext:value-type="float">
            <text:p>1.68</text:p>
          </table:table-cell>
          <table:table-cell table:style-name="ce90" table:formula="of:=[.AC129]+[.AC138]" office:value-type="float" office:value="1.70233375271525" calcext:value-type="float">
            <text:p>1.70</text:p>
          </table:table-cell>
          <table:table-cell table:style-name="ce90" table:formula="of:=[.AD129]+[.AD138]" office:value-type="float" office:value="1.72339887162615" calcext:value-type="float">
            <text:p>1.72</text:p>
          </table:table-cell>
          <table:table-cell table:style-name="ce90" table:formula="of:=[.AE129]+[.AE138]" office:value-type="float" office:value="1.74514429689533" calcext:value-type="float">
            <text:p>1.75</text:p>
          </table:table-cell>
          <table:table-cell table:style-name="ce90" table:formula="of:=[.AF129]+[.AF138]" office:value-type="float" office:value="1.76759815511052" calcext:value-type="float">
            <text:p>1.77</text:p>
          </table:table-cell>
          <table:table-cell table:style-name="ce90" table:formula="of:=[.AG129]+[.AG138]" office:value-type="float" office:value="1.7907898221377" calcext:value-type="float">
            <text:p>1.79</text:p>
          </table:table-cell>
          <table:table-cell table:style-name="ce90" table:formula="of:=[.AH129]+[.AH138]" office:value-type="float" office:value="1.81474997955698" calcext:value-type="float">
            <text:p>1.81</text:p>
          </table:table-cell>
          <table:table-cell table:style-name="ce90" table:formula="of:=[.AI129]+[.AI138]" office:value-type="float" office:value="1.83951067365756" calcext:value-type="float">
            <text:p>1.84</text:p>
          </table:table-cell>
          <table:table-cell table:style-name="ce90" table:formula="of:=[.AJ129]+[.AJ138]" office:value-type="float" office:value="1.86510537710796" calcext:value-type="float">
            <text:p>1.87</text:p>
          </table:table-cell>
          <table:table-cell table:style-name="ce90" table:formula="of:=[.AK129]+[.AK138]" office:value-type="float" office:value="1.89156905342303" calcext:value-type="float">
            <text:p>1.89</text:p>
          </table:table-cell>
          <table:table-cell table:style-name="ce90" table:formula="of:=[.AL129]+[.AL138]" office:value-type="float" office:value="1.9189382243545" calcext:value-type="float">
            <text:p>1.92</text:p>
          </table:table-cell>
          <table:table-cell table:style-name="ce90" table:formula="of:=[.AM129]+[.AM138]" office:value-type="float" office:value="1.94725104033796" calcext:value-type="float">
            <text:p>1.95</text:p>
          </table:table-cell>
          <table:table-cell table:style-name="ce90" table:formula="of:=[.AN129]+[.AN138]" office:value-type="float" office:value="1.97654735413475" calcext:value-type="float">
            <text:p>1.98</text:p>
          </table:table-cell>
          <table:table-cell table:style-name="ce90" table:formula="of:=[.AO129]+[.AO138]" office:value-type="float" office:value="2.00686879781405" calcext:value-type="float">
            <text:p>2.01</text:p>
          </table:table-cell>
          <table:table-cell table:style-name="ce90" table:formula="of:=[.AP129]+[.AP138]" office:value-type="float" office:value="2.03825886322644" calcext:value-type="float">
            <text:p>2.04</text:p>
          </table:table-cell>
          <table:table-cell table:style-name="ce90" table:formula="of:=[.AQ129]+[.AQ138]" office:value-type="float" office:value="2.07076298612767" calcext:value-type="float">
            <text:p>2.07</text:p>
          </table:table-cell>
          <table:table-cell table:number-columns-repeated="981"/>
        </table:table-row>
        <table:table-row table:style-name="ro1">
          <table:table-cell table:style-name="ce66" office:value-type="string" calcext:value-type="string">
            <text:p>TVA à 20%</text:p>
          </table:table-cell>
          <table:table-cell table:style-name="ce66" table:number-columns-repeated="6"/>
          <table:table-cell table:style-name="ce90" table:formula="of:=[.H139]*0.2" office:value-type="float" office:value="0.22284" calcext:value-type="float">
            <text:p>0.22</text:p>
          </table:table-cell>
          <table:table-cell table:style-name="ce90" table:formula="of:=[.I139]*0.2" office:value-type="float" office:value="0.226149618744196" calcext:value-type="float">
            <text:p>0.23</text:p>
          </table:table-cell>
          <table:table-cell table:style-name="ce90" table:formula="of:=[.J139]*0.2" office:value-type="float" office:value="0.231542946844105" calcext:value-type="float">
            <text:p>0.23</text:p>
          </table:table-cell>
          <table:table-cell table:style-name="ce90" table:formula="of:=[.K139]*0.2" office:value-type="float" office:value="0.236358773499552" calcext:value-type="float">
            <text:p>0.24</text:p>
          </table:table-cell>
          <table:table-cell table:style-name="ce90" table:formula="of:=[.L139]*0.2" office:value-type="float" office:value="0.242033506473291" calcext:value-type="float">
            <text:p>0.24</text:p>
          </table:table-cell>
          <table:table-cell table:style-name="ce90" table:formula="of:=[.M139]*0.2" office:value-type="float" office:value="0.248729500821153" calcext:value-type="float">
            <text:p>0.25</text:p>
          </table:table-cell>
          <table:table-cell table:style-name="ce90" table:formula="of:=[.N139]*0.2" office:value-type="float" office:value="0.252509290908348" calcext:value-type="float">
            <text:p>0.25</text:p>
          </table:table-cell>
          <table:table-cell table:style-name="ce90" table:formula="of:=[.O139]*0.2" office:value-type="float" office:value="0.257172899297977" calcext:value-type="float">
            <text:p>0.26</text:p>
          </table:table-cell>
          <table:table-cell table:style-name="ce90" table:formula="of:=[.P139]*0.2" office:value-type="float" office:value="0.263534489692146" calcext:value-type="float">
            <text:p>0.26</text:p>
          </table:table-cell>
          <table:table-cell table:style-name="ce90" table:formula="of:=[.Q139]*0.2" office:value-type="float" office:value="0.270208945133401" calcext:value-type="float">
            <text:p>0.27</text:p>
          </table:table-cell>
          <table:table-cell table:style-name="ce90" table:formula="of:=[.R139]*0.2" office:value-type="float" office:value="0.277211905217904" calcext:value-type="float">
            <text:p>0.28</text:p>
          </table:table-cell>
          <table:table-cell table:style-name="ce90" table:formula="of:=[.S139]*0.2" office:value-type="float" office:value="0.28455980526999" calcext:value-type="float">
            <text:p>0.28</text:p>
          </table:table-cell>
          <table:table-cell table:style-name="ce90" table:formula="of:=[.T139]*0.2" office:value-type="float" office:value="0.292269917583402" calcext:value-type="float">
            <text:p>0.29</text:p>
          </table:table-cell>
          <table:table-cell table:style-name="ce90" table:formula="of:=[.U139]*0.2" office:value-type="float" office:value="0.300360394840218" calcext:value-type="float">
            <text:p>0.30</text:p>
          </table:table-cell>
          <table:table-cell table:style-name="ce90" table:formula="of:=[.V139]*0.2" office:value-type="float" office:value="0.308850315824575" calcext:value-type="float">
            <text:p>0.31</text:p>
          </table:table-cell>
          <table:table-cell table:style-name="ce90" table:formula="of:=[.W139]*0.2" office:value-type="float" office:value="0.317759733554679" calcext:value-type="float">
            <text:p>0.32</text:p>
          </table:table-cell>
          <table:table-cell table:style-name="ce90" table:formula="of:=[.X139]*0.2" office:value-type="float" office:value="0.32126183261456" calcext:value-type="float">
            <text:p>0.32</text:p>
          </table:table-cell>
          <table:table-cell table:style-name="ce90" table:formula="of:=[.Y139]*0.2" office:value-type="float" office:value="0.324870915017024" calcext:value-type="float">
            <text:p>0.32</text:p>
          </table:table-cell>
          <table:table-cell table:style-name="ce90" table:formula="of:=[.Z139]*0.2" office:value-type="float" office:value="0.328591317995349" calcext:value-type="float">
            <text:p>0.33</text:p>
          </table:table-cell>
          <table:table-cell table:style-name="ce90" table:formula="of:=[.AA139]*0.2" office:value-type="float" office:value="0.332427570484795" calcext:value-type="float">
            <text:p>0.33</text:p>
          </table:table-cell>
          <table:table-cell table:style-name="ce90" table:formula="of:=[.AB139]*0.2" office:value-type="float" office:value="0.336384401773087" calcext:value-type="float">
            <text:p>0.34</text:p>
          </table:table-cell>
          <table:table-cell table:style-name="ce90" table:formula="of:=[.AC139]*0.2" office:value-type="float" office:value="0.34046675054305" calcext:value-type="float">
            <text:p>0.34</text:p>
          </table:table-cell>
          <table:table-cell table:style-name="ce90" table:formula="of:=[.AD139]*0.2" office:value-type="float" office:value="0.344679774325229" calcext:value-type="float">
            <text:p>0.34</text:p>
          </table:table-cell>
          <table:table-cell table:style-name="ce90" table:formula="of:=[.AE139]*0.2" office:value-type="float" office:value="0.349028859379066" calcext:value-type="float">
            <text:p>0.35</text:p>
          </table:table-cell>
          <table:table-cell table:style-name="ce90" table:formula="of:=[.AF139]*0.2" office:value-type="float" office:value="0.353519631022103" calcext:value-type="float">
            <text:p>0.35</text:p>
          </table:table-cell>
          <table:table-cell table:style-name="ce90" table:formula="of:=[.AG139]*0.2" office:value-type="float" office:value="0.358157964427539" calcext:value-type="float">
            <text:p>0.36</text:p>
          </table:table-cell>
          <table:table-cell table:style-name="ce90" table:formula="of:=[.AH139]*0.2" office:value-type="float" office:value="0.362949995911396" calcext:value-type="float">
            <text:p>0.36</text:p>
          </table:table-cell>
          <table:table-cell table:style-name="ce90" table:formula="of:=[.AI139]*0.2" office:value-type="float" office:value="0.367902134731512" calcext:value-type="float">
            <text:p>0.37</text:p>
          </table:table-cell>
          <table:table-cell table:style-name="ce90" table:formula="of:=[.AJ139]*0.2" office:value-type="float" office:value="0.373021075421593" calcext:value-type="float">
            <text:p>0.37</text:p>
          </table:table-cell>
          <table:table-cell table:style-name="ce90" table:formula="of:=[.AK139]*0.2" office:value-type="float" office:value="0.378313810684606" calcext:value-type="float">
            <text:p>0.38</text:p>
          </table:table-cell>
          <table:table-cell table:style-name="ce90" table:formula="of:=[.AL139]*0.2" office:value-type="float" office:value="0.3837876448709" calcext:value-type="float">
            <text:p>0.38</text:p>
          </table:table-cell>
          <table:table-cell table:style-name="ce90" table:formula="of:=[.AM139]*0.2" office:value-type="float" office:value="0.389450208067591" calcext:value-type="float">
            <text:p>0.39</text:p>
          </table:table-cell>
          <table:table-cell table:style-name="ce90" table:formula="of:=[.AN139]*0.2" office:value-type="float" office:value="0.395309470826951" calcext:value-type="float">
            <text:p>0.40</text:p>
          </table:table-cell>
          <table:table-cell table:style-name="ce90" table:formula="of:=[.AO139]*0.2" office:value-type="float" office:value="0.401373759562811" calcext:value-type="float">
            <text:p>0.40</text:p>
          </table:table-cell>
          <table:table-cell table:style-name="ce90" table:formula="of:=[.AP139]*0.2" office:value-type="float" office:value="0.407651772645287" calcext:value-type="float">
            <text:p>0.41</text:p>
          </table:table-cell>
          <table:table-cell table:style-name="ce90" table:formula="of:=[.AQ139]*0.2" office:value-type="float" office:value="0.414152597225534" calcext:value-type="float">
            <text:p>0.41</text:p>
          </table:table-cell>
          <table:table-cell table:number-columns-repeated="981"/>
        </table:table-row>
        <table:table-row table:style-name="ro1">
          <table:table-cell table:style-name="ce68" office:value-type="string" calcext:value-type="string">
            <text:p>Total acteurs (€/L)</text:p>
          </table:table-cell>
          <table:table-cell table:style-name="ce68" table:number-columns-repeated="6"/>
          <table:table-cell table:style-name="ce80" table:formula="of:=[.H139]+[.H140]" office:value-type="float" office:value="1.33704" calcext:value-type="float">
            <text:p>1.34</text:p>
          </table:table-cell>
          <table:table-cell table:style-name="ce80" table:formula="of:=[.I139]+[.I140]" office:value-type="float" office:value="1.35689771246518" calcext:value-type="float">
            <text:p>1.36</text:p>
          </table:table-cell>
          <table:table-cell table:style-name="ce80" table:formula="of:=[.J139]+[.J140]" office:value-type="float" office:value="1.38925768106463" calcext:value-type="float">
            <text:p>1.39</text:p>
          </table:table-cell>
          <table:table-cell table:style-name="ce80" table:formula="of:=[.K139]+[.K140]" office:value-type="float" office:value="1.41815264099732" calcext:value-type="float">
            <text:p>1.42</text:p>
          </table:table-cell>
          <table:table-cell table:style-name="ce80" table:formula="of:=[.L139]+[.L140]" office:value-type="float" office:value="1.45220103883974" calcext:value-type="float">
            <text:p>1.45</text:p>
          </table:table-cell>
          <table:table-cell table:style-name="ce80" table:formula="of:=[.M139]+[.M140]" office:value-type="float" office:value="1.49237700492692" calcext:value-type="float">
            <text:p>1.49</text:p>
          </table:table-cell>
          <table:table-cell table:style-name="ce80" table:formula="of:=[.N139]+[.N140]" office:value-type="float" office:value="1.51505574545009" calcext:value-type="float">
            <text:p>1.52</text:p>
          </table:table-cell>
          <table:table-cell table:style-name="ce80" table:formula="of:=[.O139]+[.O140]" office:value-type="float" office:value="1.54303739578787" calcext:value-type="float">
            <text:p>1.54</text:p>
          </table:table-cell>
          <table:table-cell table:style-name="ce80" table:formula="of:=[.P139]+[.P140]" office:value-type="float" office:value="1.58120693815288" calcext:value-type="float">
            <text:p>1.58</text:p>
          </table:table-cell>
          <table:table-cell table:style-name="ce80" table:formula="of:=[.Q139]+[.Q140]" office:value-type="float" office:value="1.62125367080041" calcext:value-type="float">
            <text:p>1.62</text:p>
          </table:table-cell>
          <table:table-cell table:style-name="ce80" table:formula="of:=[.R139]+[.R140]" office:value-type="float" office:value="1.66327143130742" calcext:value-type="float">
            <text:p>1.66</text:p>
          </table:table-cell>
          <table:table-cell table:style-name="ce80" table:formula="of:=[.S139]+[.S140]" office:value-type="float" office:value="1.70735883161994" calcext:value-type="float">
            <text:p>1.71</text:p>
          </table:table-cell>
          <table:table-cell table:style-name="ce80" table:formula="of:=[.T139]+[.T140]" office:value-type="float" office:value="1.75361950550041" calcext:value-type="float">
            <text:p>1.75</text:p>
          </table:table-cell>
          <table:table-cell table:style-name="ce80" table:formula="of:=[.U139]+[.U140]" office:value-type="float" office:value="1.80216236904131" calcext:value-type="float">
            <text:p>1.80</text:p>
          </table:table-cell>
          <table:table-cell table:style-name="ce80" table:formula="of:=[.V139]+[.V140]" office:value-type="float" office:value="1.85310189494745" calcext:value-type="float">
            <text:p>1.85</text:p>
          </table:table-cell>
          <table:table-cell table:style-name="ce80" table:formula="of:=[.W139]+[.W140]" office:value-type="float" office:value="1.90655840132808" calcext:value-type="float">
            <text:p>1.91</text:p>
          </table:table-cell>
          <table:table-cell table:style-name="ce80" table:formula="of:=[.X139]+[.X140]" office:value-type="float" office:value="1.92757099568736" calcext:value-type="float">
            <text:p>1.93</text:p>
          </table:table-cell>
          <table:table-cell table:style-name="ce80" table:formula="of:=[.Y139]+[.Y140]" office:value-type="float" office:value="1.94922549010214" calcext:value-type="float">
            <text:p>1.95</text:p>
          </table:table-cell>
          <table:table-cell table:style-name="ce80" table:formula="of:=[.Z139]+[.Z140]" office:value-type="float" office:value="1.97154790797209" calcext:value-type="float">
            <text:p>1.97</text:p>
          </table:table-cell>
          <table:table-cell table:style-name="ce80" table:formula="of:=[.AA139]+[.AA140]" office:value-type="float" office:value="1.99456542290877" calcext:value-type="float">
            <text:p>1.99</text:p>
          </table:table-cell>
          <table:table-cell table:style-name="ce80" table:formula="of:=[.AB139]+[.AB140]" office:value-type="float" office:value="2.01830641063852" calcext:value-type="float">
            <text:p>2.02</text:p>
          </table:table-cell>
          <table:table-cell table:style-name="ce80" table:formula="of:=[.AC139]+[.AC140]" office:value-type="float" office:value="2.0428005032583" calcext:value-type="float">
            <text:p>2.04</text:p>
          </table:table-cell>
          <table:table-cell table:style-name="ce80" table:formula="of:=[.AD139]+[.AD140]" office:value-type="float" office:value="2.06807864595138" calcext:value-type="float">
            <text:p>2.07</text:p>
          </table:table-cell>
          <table:table-cell table:style-name="ce80" table:formula="of:=[.AE139]+[.AE140]" office:value-type="float" office:value="2.0941731562744" calcext:value-type="float">
            <text:p>2.09</text:p>
          </table:table-cell>
          <table:table-cell table:style-name="ce80" table:formula="of:=[.AF139]+[.AF140]" office:value-type="float" office:value="2.12111778613262" calcext:value-type="float">
            <text:p>2.12</text:p>
          </table:table-cell>
          <table:table-cell table:style-name="ce80" table:formula="of:=[.AG139]+[.AG140]" office:value-type="float" office:value="2.14894778656523" calcext:value-type="float">
            <text:p>2.15</text:p>
          </table:table-cell>
          <table:table-cell table:style-name="ce80" table:formula="of:=[.AH139]+[.AH140]" office:value-type="float" office:value="2.17769997546838" calcext:value-type="float">
            <text:p>2.18</text:p>
          </table:table-cell>
          <table:table-cell table:style-name="ce80" table:formula="of:=[.AI139]+[.AI140]" office:value-type="float" office:value="2.20741280838907" calcext:value-type="float">
            <text:p>2.21</text:p>
          </table:table-cell>
          <table:table-cell table:style-name="ce80" table:formula="of:=[.AJ139]+[.AJ140]" office:value-type="float" office:value="2.23812645252956" calcext:value-type="float">
            <text:p>2.24</text:p>
          </table:table-cell>
          <table:table-cell table:style-name="ce80" table:formula="of:=[.AK139]+[.AK140]" office:value-type="float" office:value="2.26988286410764" calcext:value-type="float">
            <text:p>2.27</text:p>
          </table:table-cell>
          <table:table-cell table:style-name="ce80" table:formula="of:=[.AL139]+[.AL140]" office:value-type="float" office:value="2.3027258692254" calcext:value-type="float">
            <text:p>2.30</text:p>
          </table:table-cell>
          <table:table-cell table:style-name="ce80" table:formula="of:=[.AM139]+[.AM140]" office:value-type="float" office:value="2.33670124840555" calcext:value-type="float">
            <text:p>2.34</text:p>
          </table:table-cell>
          <table:table-cell table:style-name="ce80" table:formula="of:=[.AN139]+[.AN140]" office:value-type="float" office:value="2.37185682496171" calcext:value-type="float">
            <text:p>2.37</text:p>
          </table:table-cell>
          <table:table-cell table:style-name="ce80" table:formula="of:=[.AO139]+[.AO140]" office:value-type="float" office:value="2.40824255737686" calcext:value-type="float">
            <text:p>2.41</text:p>
          </table:table-cell>
          <table:table-cell table:style-name="ce80" table:formula="of:=[.AP139]+[.AP140]" office:value-type="float" office:value="2.44591063587172" calcext:value-type="float">
            <text:p>2.45</text:p>
          </table:table-cell>
          <table:table-cell table:style-name="ce80" table:formula="of:=[.AQ139]+[.AQ140]" office:value-type="float" office:value="2.4849155833532" calcext:value-type="float">
            <text:p>2.48</text:p>
          </table:table-cell>
          <table:table-cell table:number-columns-repeated="981"/>
        </table:table-row>
        <table:table-row table:style-name="ro1" table:number-rows-repeated="1048434">
          <table:table-cell table:number-columns-repeated="1024"/>
        </table:table-row>
        <table:table-row table:style-name="ro1">
          <table:table-cell table:number-columns-repeated="1024"/>
        </table:table-row>
      </table:table>
      <table:table table:name="Industrie &amp; Tertiaire pour AME" table:style-name="ta1">
        <office:forms form:automatic-focus="false" form:apply-design-mode="false"/>
        <table:table-column table:style-name="co28" table:default-cell-style-name="Default"/>
        <table:table-column table:style-name="co29" table:number-columns-repeated="6" table:default-cell-style-name="Default"/>
        <table:table-column table:style-name="co26" table:default-cell-style-name="Default"/>
        <table:table-column table:style-name="co24" table:default-cell-style-name="Default"/>
        <table:table-column table:style-name="co25" table:default-cell-style-name="Default"/>
        <table:table-column table:style-name="co6" table:default-cell-style-name="Default"/>
        <table:table-column table:style-name="co30" table:number-columns-repeated="2" table:default-cell-style-name="Default"/>
        <table:table-column table:style-name="co24" table:default-cell-style-name="Default"/>
        <table:table-column table:style-name="co25" table:default-cell-style-name="Default"/>
        <table:table-column table:style-name="co6" table:default-cell-style-name="Default"/>
        <table:table-column table:style-name="co25" table:default-cell-style-name="Default"/>
        <table:table-column table:style-name="co26" table:default-cell-style-name="Default"/>
        <table:table-column table:style-name="co27" table:default-cell-style-name="Default"/>
        <table:table-column table:style-name="co25" table:default-cell-style-name="Default"/>
        <table:table-column table:style-name="co31" table:default-cell-style-name="Default"/>
        <table:table-column table:style-name="co25" table:number-columns-repeated="2" table:default-cell-style-name="Default"/>
        <table:table-column table:style-name="co23" table:default-cell-style-name="Default"/>
        <table:table-column table:style-name="co26" table:default-cell-style-name="Default"/>
        <table:table-column table:style-name="co23" table:number-columns-repeated="999" table:default-cell-style-name="Default"/>
        <table:table-row table:style-name="ro13">
          <table:table-cell table:style-name="ce57" office:value-type="string" calcext:value-type="string">
            <text:p>Les données sur les différentes composantes des prix ont été essentiellement récupérées sur : </text:p>
            <text:p>http://www.energie-info.fr/Fiches-pratiques/Ma-facture-mon-compteur/Les-differents-elements-de-ma-facture</text:p>
            <text:p>Voir également les rapports de la CRE sur les tarifs du gaz et de l'électricité. </text:p>
          </table:table-cell>
          <table:table-cell table:style-name="ce57" table:number-columns-repeated="6"/>
          <table:table-cell table:number-columns-repeated="6"/>
          <table:table-cell table:style-name="ce122" table:formula="of:=[.N4]/0.29307" office:value-type="float" office:value="25.5911556965913" calcext:value-type="float">
            <text:p>25.59 <text:s text:c="3"/></text:p>
          </table:table-cell>
          <table:table-cell office:value-type="string" calcext:value-type="string">
            <text:p>$/MWh</text:p>
          </table:table-cell>
          <table:table-cell table:number-columns-repeated="4"/>
          <table:table-cell office:value-type="string" calcext:value-type="string">
            <text:p>50-55 $ pour 2015</text:p>
          </table:table-cell>
          <table:table-cell table:number-columns-repeated="1004"/>
        </table:table-row>
        <table:table-row table:style-name="ro1">
          <table:table-cell table:style-name="ce58" table:number-columns-repeated="7"/>
          <table:table-cell table:style-name="ce74" office:value-type="string" calcext:value-type="string" table:number-columns-spanned="6" table:number-rows-spanned="1">
            <text:p><text:s/>pétrole brut ($/barril)</text:p>
          </table:table-cell>
          <table:covered-table-cell table:number-columns-repeated="5" table:style-name="ce94"/>
          <table:table-cell table:style-name="ce74" office:value-type="string" calcext:value-type="string">
            <text:p>Gaz naturel vers l'europe ($/Mbtu)</text:p>
          </table:table-cell>
          <table:table-cell table:style-name="ce94" table:number-columns-repeated="5"/>
          <table:table-cell table:style-name="ce74" office:value-type="string" calcext:value-type="string" table:number-columns-spanned="5" table:number-rows-spanned="1">
            <text:p>Charbon OCDE ($/tonne)</text:p>
          </table:table-cell>
          <table:covered-table-cell table:number-columns-repeated="4" table:style-name="ce94"/>
          <table:table-cell table:number-columns-repeated="1000"/>
        </table:table-row>
        <table:table-row table:style-name="ro10">
          <table:table-cell table:style-name="ce59" office:value-type="string" calcext:value-type="string">
            <text:p>Projections AIE de 2015 (€ 2014) : les TCAM s'appliqueront à la part</text:p>
            <text:p>moléculaire</text:p>
          </table:table-cell>
          <table:table-cell table:style-name="ce59" table:number-columns-repeated="6"/>
          <table:table-cell table:style-name="ce75" office:value-type="float" office:value="2015" calcext:value-type="float">
            <office:annotation draw:style-name="gr24" draw:text-style-name="P2" svg:width="27.08mm" svg:height="36.57mm" svg:x="165.41mm" svg:y="2.12mm" draw:caption-point-x="170.17mm" draw:caption-point-y="24.61mm">
              <dc:date>2017-08-28T00:00:00</dc:date>
              <text:p text:style-name="P1"><text:span text:style-name="T1">BAIZ Adam - CGDD/SEEI/MA3: une moyenne sur 2015 : voir</text:span></text:p>
              <text:p text:style-name="P1"><text:span text:style-name="T2">https://www.eia.gov/forecasts/steo/report/prices.cfm</text:span></text:p>
            </office:annotation>
            <text:p>2015</text:p>
          </table:table-cell>
          <table:table-cell table:style-name="ce75" office:value-type="float" office:value="2020" calcext:value-type="float">
            <text:p>2020</text:p>
          </table:table-cell>
          <table:table-cell table:style-name="ce75" office:value-type="float" office:value="2030" calcext:value-type="float">
            <text:p>2030</text:p>
          </table:table-cell>
          <table:table-cell table:style-name="ce75" office:value-type="float" office:value="2040" calcext:value-type="float">
            <text:p>2040</text:p>
          </table:table-cell>
          <table:table-cell table:style-name="ce75" office:value-type="float" office:value="2050" calcext:value-type="float">
            <text:p>2050</text:p>
          </table:table-cell>
          <table:table-cell table:style-name="ce96" office:value-type="string" calcext:value-type="string">
            <text:p>TCAM</text:p>
          </table:table-cell>
          <table:table-cell table:style-name="ce75" office:value-type="float" office:value="2015" calcext:value-type="float">
            <office:annotation draw:style-name="gr7" draw:text-style-name="P2" svg:width="29.7mm" svg:height="25.05mm" svg:x="316.26mm" svg:y="2.12mm" draw:caption-point-x="211.67mm" draw:caption-point-y="24.61mm">
              <dc:date>2017-08-28T00:00:00</dc:date>
              <text:p text:style-name="P1"><text:span text:style-name="T1">BAIZ Adam - CGDD/SEEI/MA3:</text:span></text:p>
              <text:p text:style-name="P1"><text:span text:style-name="T2">https://ycharts.com/indicators/europe_natural_gas_price</text:span></text:p>
            </office:annotation>
            <text:p>2015</text:p>
          </table:table-cell>
          <table:table-cell table:style-name="ce75" office:value-type="float" office:value="2020" calcext:value-type="float">
            <text:p>2020</text:p>
          </table:table-cell>
          <table:table-cell table:style-name="ce75" office:value-type="float" office:value="2030" calcext:value-type="float">
            <text:p>2030</text:p>
          </table:table-cell>
          <table:table-cell table:style-name="ce75" office:value-type="float" office:value="2040" calcext:value-type="float">
            <text:p>2040</text:p>
          </table:table-cell>
          <table:table-cell table:style-name="ce75"/>
          <table:table-cell table:style-name="ce96" office:value-type="string" calcext:value-type="string">
            <text:p>TCAM</text:p>
          </table:table-cell>
          <table:table-cell table:style-name="ce75" office:value-type="float" office:value="2014" calcext:value-type="float">
            <text:p>2014</text:p>
          </table:table-cell>
          <table:table-cell table:style-name="ce75" office:value-type="float" office:value="2020" calcext:value-type="float">
            <text:p>2020</text:p>
          </table:table-cell>
          <table:table-cell table:style-name="ce75" office:value-type="float" office:value="2030" calcext:value-type="float">
            <text:p>2030</text:p>
          </table:table-cell>
          <table:table-cell table:style-name="ce75" office:value-type="float" office:value="2040" calcext:value-type="float">
            <text:p>2040</text:p>
          </table:table-cell>
          <table:table-cell table:style-name="ce96" office:value-type="string" calcext:value-type="string">
            <text:p>TCAM</text:p>
          </table:table-cell>
          <table:table-cell table:number-columns-repeated="1000"/>
        </table:table-row>
        <table:table-row table:style-name="ro11">
          <table:table-cell table:style-name="ce60" office:value-type="string" calcext:value-type="string">
            <text:p>New Policies Scenario</text:p>
          </table:table-cell>
          <table:table-cell table:style-name="ce60" table:number-columns-repeated="6"/>
          <table:table-cell office:value-type="float" office:value="50" calcext:value-type="float">
            <text:p>50</text:p>
          </table:table-cell>
          <table:table-cell office:value-type="float" office:value="80" calcext:value-type="float">
            <text:p>80</text:p>
          </table:table-cell>
          <table:table-cell office:value-type="float" office:value="113" calcext:value-type="float">
            <text:p>113</text:p>
          </table:table-cell>
          <table:table-cell office:value-type="float" office:value="128" calcext:value-type="float">
            <text:p>128</text:p>
          </table:table-cell>
          <table:table-cell/>
          <table:table-cell table:style-name="ce103" table:formula="of:=([.K4]/[.H4])^(1/25)" office:value-type="float" office:value="1.03831612493707" calcext:value-type="float">
            <text:p>1.038</text:p>
          </table:table-cell>
          <table:table-cell office:value-type="float" office:value="7.5" calcext:value-type="float">
            <text:p>7.5</text:p>
          </table:table-cell>
          <table:table-cell office:value-type="float" office:value="7.8" calcext:value-type="float">
            <text:p>7.8</text:p>
          </table:table-cell>
          <table:table-cell office:value-type="float" office:value="11.2" calcext:value-type="float">
            <text:p>11.2</text:p>
          </table:table-cell>
          <table:table-cell office:value-type="float" office:value="12.4" calcext:value-type="float">
            <text:p>12.4</text:p>
          </table:table-cell>
          <table:table-cell/>
          <table:table-cell table:style-name="ce103" table:formula="of:=([.Q4]/[.N4])^(1/25)" office:value-type="float" office:value="1.02031534173756" calcext:value-type="float">
            <text:p>1.020</text:p>
          </table:table-cell>
          <table:table-cell office:value-type="float" office:value="78" calcext:value-type="float">
            <text:p>78</text:p>
          </table:table-cell>
          <table:table-cell office:value-type="float" office:value="94" calcext:value-type="float">
            <text:p>94</text:p>
          </table:table-cell>
          <table:table-cell office:value-type="float" office:value="102" calcext:value-type="float">
            <text:p>102</text:p>
          </table:table-cell>
          <table:table-cell office:value-type="float" office:value="108" calcext:value-type="float">
            <text:p>108</text:p>
          </table:table-cell>
          <table:table-cell table:style-name="ce103" table:formula="of:=([.W4]/[.T4])^(1/26)" office:value-type="float" office:value="1.0125949021965" calcext:value-type="float">
            <text:p>1.013</text:p>
          </table:table-cell>
          <table:table-cell table:number-columns-repeated="1000"/>
        </table:table-row>
        <table:table-row table:style-name="ro11">
          <table:table-cell table:style-name="ce60" office:value-type="string" calcext:value-type="string">
            <text:p>Current Policies Scenario</text:p>
          </table:table-cell>
          <table:table-cell table:style-name="ce60" table:number-columns-repeated="6"/>
          <table:table-cell office:value-type="float" office:value="50" calcext:value-type="float">
            <text:p>50</text:p>
          </table:table-cell>
          <table:table-cell office:value-type="float" office:value="83" calcext:value-type="float">
            <text:p>83</text:p>
          </table:table-cell>
          <table:table-cell office:value-type="float" office:value="130" calcext:value-type="float">
            <text:p>130</text:p>
          </table:table-cell>
          <table:table-cell office:value-type="float" office:value="150" calcext:value-type="float">
            <text:p>150</text:p>
          </table:table-cell>
          <table:table-cell/>
          <table:table-cell table:style-name="ce103" table:formula="of:=([.K5]/[.H5])^(1/25)" office:value-type="float" office:value="1.04492435114409" calcext:value-type="float">
            <text:p>1.045</text:p>
          </table:table-cell>
          <table:table-cell office:value-type="float" office:value="7.5" calcext:value-type="float">
            <text:p>7.5</text:p>
          </table:table-cell>
          <table:table-cell office:value-type="float" office:value="8.1" calcext:value-type="float">
            <text:p>8.1</text:p>
          </table:table-cell>
          <table:table-cell office:value-type="float" office:value="12.5" calcext:value-type="float">
            <text:p>12.5</text:p>
          </table:table-cell>
          <table:table-cell office:value-type="float" office:value="13.8" calcext:value-type="float">
            <text:p>13.8</text:p>
          </table:table-cell>
          <table:table-cell/>
          <table:table-cell table:style-name="ce103" table:formula="of:=([.Q5]/[.N5])^(1/25)" office:value-type="float" office:value="1.02469050726549" calcext:value-type="float">
            <text:p>1.025</text:p>
          </table:table-cell>
          <table:table-cell office:value-type="float" office:value="78" calcext:value-type="float">
            <text:p>78</text:p>
          </table:table-cell>
          <table:table-cell office:value-type="float" office:value="99" calcext:value-type="float">
            <text:p>99</text:p>
          </table:table-cell>
          <table:table-cell office:value-type="float" office:value="115" calcext:value-type="float">
            <text:p>115</text:p>
          </table:table-cell>
          <table:table-cell office:value-type="float" office:value="123" calcext:value-type="float">
            <text:p>123</text:p>
          </table:table-cell>
          <table:table-cell table:style-name="ce103" table:formula="of:=([.W5]/[.T5])^(1/26)" office:value-type="float" office:value="1.01767263477007" calcext:value-type="float">
            <text:p>1.018</text:p>
          </table:table-cell>
          <table:table-cell table:number-columns-repeated="1000"/>
        </table:table-row>
        <table:table-row table:style-name="ro11">
          <table:table-cell table:style-name="ce60" office:value-type="string" calcext:value-type="string">
            <text:p>450 Scenario</text:p>
          </table:table-cell>
          <table:table-cell table:style-name="ce60" table:number-columns-repeated="6"/>
          <table:table-cell office:value-type="float" office:value="50" calcext:value-type="float">
            <text:p>50</text:p>
          </table:table-cell>
          <table:table-cell office:value-type="float" office:value="77" calcext:value-type="float">
            <text:p>77</text:p>
          </table:table-cell>
          <table:table-cell office:value-type="float" office:value="97" calcext:value-type="float">
            <text:p>97</text:p>
          </table:table-cell>
          <table:table-cell office:value-type="float" office:value="95" calcext:value-type="float">
            <text:p>95</text:p>
          </table:table-cell>
          <table:table-cell/>
          <table:table-cell table:style-name="ce103" table:formula="of:=([.K6]/[.H6])^(1/25)" office:value-type="float" office:value="1.02600657534554" calcext:value-type="float">
            <text:p>1.026</text:p>
          </table:table-cell>
          <table:table-cell table:number-columns-repeated="2" office:value-type="float" office:value="7.5" calcext:value-type="float">
            <text:p>7.5</text:p>
          </table:table-cell>
          <table:table-cell office:value-type="float" office:value="9.4" calcext:value-type="float">
            <text:p>9.4</text:p>
          </table:table-cell>
          <table:table-cell office:value-type="float" office:value="8.9" calcext:value-type="float">
            <text:p>8.9</text:p>
          </table:table-cell>
          <table:table-cell/>
          <table:table-cell table:style-name="ce103" table:formula="of:=([.Q6]/[.N6])^(1/25)" office:value-type="float" office:value="1.00686941719439" calcext:value-type="float">
            <text:p>1.007</text:p>
          </table:table-cell>
          <table:table-cell office:value-type="float" office:value="78" calcext:value-type="float">
            <text:p>78</text:p>
          </table:table-cell>
          <table:table-cell office:value-type="float" office:value="80" calcext:value-type="float">
            <text:p>80</text:p>
          </table:table-cell>
          <table:table-cell office:value-type="float" office:value="79" calcext:value-type="float">
            <text:p>79</text:p>
          </table:table-cell>
          <table:table-cell office:value-type="float" office:value="77" calcext:value-type="float">
            <text:p>77</text:p>
          </table:table-cell>
          <table:table-cell table:style-name="ce103" table:formula="of:=([.W6]/[.T6])^(1/26)" office:value-type="float" office:value="0.999503838327551" calcext:value-type="float">
            <text:p>1.000</text:p>
          </table:table-cell>
          <table:table-cell table:number-columns-repeated="1000"/>
        </table:table-row>
        <table:table-row table:style-name="ro11">
          <table:table-cell table:style-name="ce60" office:value-type="string" calcext:value-type="string">
            <text:p>Low Oil Price Scenario</text:p>
          </table:table-cell>
          <table:table-cell table:style-name="ce60" table:number-columns-repeated="6"/>
          <table:table-cell office:value-type="float" office:value="50" calcext:value-type="float">
            <text:p>50</text:p>
          </table:table-cell>
          <table:table-cell office:value-type="float" office:value="55" calcext:value-type="float">
            <text:p>55</text:p>
          </table:table-cell>
          <table:table-cell office:value-type="float" office:value="70" calcext:value-type="float">
            <text:p>70</text:p>
          </table:table-cell>
          <table:table-cell office:value-type="float" office:value="85" calcext:value-type="float">
            <text:p>85</text:p>
          </table:table-cell>
          <table:table-cell/>
          <table:table-cell table:style-name="ce103" table:formula="of:=([.K7]/[.H7])^(1/25)" office:value-type="float" office:value="1.02145198528292" calcext:value-type="float">
            <text:p>1.021</text:p>
          </table:table-cell>
          <table:table-cell office:value-type="float" office:value="7.5" calcext:value-type="float">
            <text:p>7.5</text:p>
          </table:table-cell>
          <table:table-cell office:value-type="float" office:value="5.9" calcext:value-type="float">
            <text:p>5.9</text:p>
          </table:table-cell>
          <table:table-cell office:value-type="float" office:value="8.9" calcext:value-type="float">
            <text:p>8.9</text:p>
          </table:table-cell>
          <table:table-cell office:value-type="float" office:value="11.4" calcext:value-type="float">
            <text:p>11.4</text:p>
          </table:table-cell>
          <table:table-cell/>
          <table:table-cell table:style-name="ce103" table:formula="of:=([.Q7]/[.N7])^(1/25)" office:value-type="float" office:value="1.01688945437395" calcext:value-type="float">
            <text:p>1.017</text:p>
          </table:table-cell>
          <table:table-cell office:value-type="float" office:value="78" calcext:value-type="float">
            <text:p>78</text:p>
          </table:table-cell>
          <table:table-cell office:value-type="float" office:value="88" calcext:value-type="float">
            <text:p>88</text:p>
          </table:table-cell>
          <table:table-cell office:value-type="float" office:value="97" calcext:value-type="float">
            <text:p>97</text:p>
          </table:table-cell>
          <table:table-cell office:value-type="float" office:value="102" calcext:value-type="float">
            <text:p>102</text:p>
          </table:table-cell>
          <table:table-cell table:style-name="ce103" table:formula="of:=([.W7]/[.T7])^(1/26)" office:value-type="float" office:value="1.01037125815019" calcext:value-type="float">
            <text:p>1.010</text:p>
          </table:table-cell>
          <table:table-cell table:number-columns-repeated="1000"/>
        </table:table-row>
        <table:table-row table:style-name="ro11">
          <table:table-cell table:style-name="ce60" office:value-type="string" calcext:value-type="string">
            <text:p>AME 2017</text:p>
          </table:table-cell>
          <table:table-cell table:style-name="ce60" table:number-columns-repeated="6"/>
          <table:table-cell table:style-name="ce76" office:value-type="float" office:value="48.19" calcext:value-type="float">
            <text:p>48.19</text:p>
          </table:table-cell>
          <table:table-cell table:style-name="ce76" office:value-type="float" office:value="75.01" calcext:value-type="float">
            <text:p>75.01</text:p>
          </table:table-cell>
          <table:table-cell table:style-name="ce76" office:value-type="float" office:value="93.8" calcext:value-type="float">
            <text:p>93.8</text:p>
          </table:table-cell>
          <table:table-cell table:style-name="ce76" office:value-type="float" office:value="103.6" calcext:value-type="float">
            <text:p>103.6</text:p>
          </table:table-cell>
          <table:table-cell table:style-name="ce76" office:value-type="float" office:value="108.43" calcext:value-type="float">
            <text:p>108.43</text:p>
          </table:table-cell>
          <table:table-cell table:style-name="ce103" table:formula="of:=([.K8]/[.H8])^(1/25)" office:value-type="float" office:value="1.03108890379989" calcext:value-type="float">
            <text:p>1.031</text:p>
          </table:table-cell>
          <table:table-cell office:value-type="float" office:value="38.8" calcext:value-type="float">
            <text:p>38.8</text:p>
          </table:table-cell>
          <table:table-cell office:value-type="float" office:value="48.25" calcext:value-type="float">
            <text:p>48.25</text:p>
          </table:table-cell>
          <table:table-cell office:value-type="float" office:value="56.77" calcext:value-type="float">
            <text:p>56.77</text:p>
          </table:table-cell>
          <table:table-cell office:value-type="float" office:value="62.68" calcext:value-type="float">
            <text:p>62.68</text:p>
          </table:table-cell>
          <table:table-cell office:value-type="float" office:value="64.95" calcext:value-type="float">
            <text:p>64.95</text:p>
          </table:table-cell>
          <table:table-cell table:style-name="ce103" table:formula="of:=([.Q8]/[.N8])^(1/25)" office:value-type="float" office:value="1.01937009930653" calcext:value-type="float">
            <text:p>1.019</text:p>
          </table:table-cell>
          <table:table-cell table:number-columns-repeated="4"/>
          <table:table-cell table:style-name="ce103"/>
          <table:table-cell table:number-columns-repeated="1000"/>
        </table:table-row>
        <table:table-row table:style-name="ro10">
          <table:table-cell table:style-name="ce60" table:number-columns-repeated="7"/>
          <table:table-cell table:number-columns-repeated="4"/>
          <table:table-cell table:style-name="ce60" office:value-type="string" calcext:value-type="string">
            <text:p>TCAM retenu 2015-2030</text:p>
          </table:table-cell>
          <table:table-cell table:style-name="ce103" table:formula="of:=([.J8]/[.H8])^(1/15)" office:value-type="float" office:value="1.04540136012968" calcext:value-type="float">
            <text:p>1.045</text:p>
          </table:table-cell>
          <table:table-cell table:number-columns-repeated="4"/>
          <table:table-cell table:style-name="ce60" office:value-type="string" calcext:value-type="string">
            <text:p>TCAM retenu 2015-2030</text:p>
          </table:table-cell>
          <table:table-cell table:style-name="ce103" table:formula="of:=([.P8]/[.N8])^(1/15)" office:value-type="float" office:value="1.02569714005049" calcext:value-type="float">
            <text:p>1.026</text:p>
          </table:table-cell>
          <table:table-cell table:number-columns-repeated="3"/>
          <table:table-cell table:style-name="ce60" office:value-type="string" calcext:value-type="string">
            <text:p>TCAM retenu</text:p>
          </table:table-cell>
          <table:table-cell table:style-name="ce103" table:formula="of:=[.X5]" office:value-type="float" office:value="1.01767263477007" calcext:value-type="float">
            <text:p>1.018</text:p>
          </table:table-cell>
          <table:table-cell table:number-columns-repeated="1000"/>
        </table:table-row>
        <table:table-row table:style-name="ro10">
          <table:table-cell table:style-name="ce60" table:number-columns-repeated="7"/>
          <table:table-cell table:number-columns-repeated="4"/>
          <table:table-cell table:style-name="ce60" office:value-type="string" calcext:value-type="string">
            <office:annotation draw:style-name="gr2" draw:text-style-name="P2" svg:width="22.52mm" svg:height="28.89mm" svg:x="237.36mm" svg:y="33.71mm" draw:caption-point-x="220.02mm" draw:caption-point-y="47.03mm">
              <dc:date>2017-08-28T00:00:00</dc:date>
              <text:p text:style-name="P1"><text:span text:style-name="T1">FRAGNOL Ludovic - CGDD/SEEI/MA3:</text:span></text:p>
              <text:p text:style-name="P1"><text:span text:style-name="T2">valable pour 2030 - 2050 par hypothèse</text:span></text:p>
            </office:annotation>
            <text:p>TCAM retenu 2030-2040</text:p>
          </table:table-cell>
          <table:table-cell table:style-name="ce103" table:formula="of:=([.K8]/[.J8])^(1/10)" office:value-type="float" office:value="1.00998678577988" calcext:value-type="float">
            <text:p>1.010</text:p>
          </table:table-cell>
          <table:table-cell table:number-columns-repeated="4"/>
          <table:table-cell table:style-name="ce60" office:value-type="string" calcext:value-type="string">
            <office:annotation draw:style-name="gr2" draw:text-style-name="P2" svg:width="22.52mm" svg:height="28.89mm" svg:x="409.28mm" svg:y="33.71mm" draw:caption-point-x="220.02mm" draw:caption-point-y="47.03mm">
              <dc:date>2017-08-28T00:00:00</dc:date>
              <text:p text:style-name="P1"><text:span text:style-name="T1">FRAGNOL Ludovic - CGDD/SEEI/MA3:</text:span></text:p>
              <text:p text:style-name="P1"><text:span text:style-name="T2">valable pour 2030 - 2050 par hypothèse</text:span></text:p>
            </office:annotation>
            <text:p>TCAM retenu 2030-2040</text:p>
          </table:table-cell>
          <table:table-cell table:style-name="ce103" table:formula="of:=([.Q8]/[.P8])^(1/10)" office:value-type="float" office:value="1.00995264137948" calcext:value-type="float">
            <text:p>1.010</text:p>
          </table:table-cell>
          <table:table-cell table:number-columns-repeated="4"/>
          <table:table-cell table:style-name="ce103"/>
          <table:table-cell table:number-columns-repeated="1000"/>
        </table:table-row>
        <table:table-row table:style-name="ro14">
          <table:table-cell table:style-name="ce60" table:number-columns-repeated="7"/>
          <table:table-cell table:number-columns-repeated="4"/>
          <table:table-cell table:style-name="ce60" office:value-type="string" calcext:value-type="string">
            <office:annotation draw:style-name="gr2" draw:text-style-name="P2" svg:width="22.52mm" svg:height="28.89mm" svg:x="237.36mm" svg:y="44.93mm" draw:caption-point-x="220.02mm" draw:caption-point-y="47.03mm">
              <dc:date>2017-08-28T00:00:00</dc:date>
              <text:p text:style-name="P1"><text:span text:style-name="T1">FRAGNOL Ludovic - CGDD/SEEI/MA3:</text:span></text:p>
              <text:p text:style-name="P1"><text:span text:style-name="T2">valable pour 2030 - 2050 par hypothèse</text:span></text:p>
            </office:annotation>
            <text:p>TCAM retenu 2040-2050</text:p>
          </table:table-cell>
          <table:table-cell table:style-name="ce104" table:formula="of:=([.L8]/[.K8])^(1/10)" office:value-type="float" office:value="1.00456714512647" calcext:value-type="float">
            <text:p>1.005</text:p>
          </table:table-cell>
          <table:table-cell table:style-name="ce78" table:number-columns-repeated="3"/>
          <table:table-cell/>
          <table:table-cell table:style-name="ce60" office:value-type="string" calcext:value-type="string">
            <office:annotation draw:style-name="gr2" draw:text-style-name="P2" svg:width="22.52mm" svg:height="28.89mm" svg:x="409.28mm" svg:y="44.93mm" draw:caption-point-x="220.02mm" draw:caption-point-y="47.03mm">
              <dc:date>2017-08-28T00:00:00</dc:date>
              <text:p text:style-name="P1"><text:span text:style-name="T1">FRAGNOL Ludovic - CGDD/SEEI/MA3:</text:span></text:p>
              <text:p text:style-name="P1"><text:span text:style-name="T2">valable pour 2030 - 2050 par hypothèse</text:span></text:p>
            </office:annotation>
            <text:p>TCAM retenu 2040-2050</text:p>
          </table:table-cell>
          <table:table-cell table:style-name="ce104" table:formula="of:=([.R8]/[.Q8])^(1/10)" office:value-type="float" office:value="1.00356386809257" calcext:value-type="float">
            <text:p>1.004</text:p>
          </table:table-cell>
          <table:table-cell table:number-columns-repeated="3"/>
          <table:table-cell table:style-name="ce104"/>
          <table:table-cell table:number-columns-repeated="1001"/>
        </table:table-row>
        <table:table-row table:style-name="ro1">
          <table:table-cell table:style-name="ce60" table:number-columns-repeated="7"/>
          <table:table-cell table:number-columns-repeated="4"/>
          <table:table-cell table:style-name="ce104"/>
          <table:table-cell table:style-name="ce78" table:number-columns-repeated="2"/>
          <table:table-cell/>
          <table:table-cell table:style-name="ce78"/>
          <table:table-cell table:style-name="ce101" office:value-type="string" calcext:value-type="string" table:number-columns-spanned="3" table:number-rows-spanned="1">
            <text:p>Valeurs Quinet €2002/g</text:p>
          </table:table-cell>
          <table:covered-table-cell table:number-columns-repeated="2" table:style-name="ce105"/>
          <table:table-cell table:number-columns-repeated="1005"/>
        </table:table-row>
        <table:table-row table:style-name="ro1">
          <table:table-cell table:style-name="ce60" table:number-columns-repeated="7"/>
          <table:table-cell table:number-columns-repeated="4"/>
          <table:table-cell table:style-name="ce104"/>
          <table:table-cell table:style-name="ce78" table:number-columns-repeated="2"/>
          <table:table-cell/>
          <table:table-cell table:style-name="ce77" office:value-type="string" calcext:value-type="string">
            <text:p>PM 2,5</text:p>
          </table:table-cell>
          <table:table-cell table:style-name="ce78" office:value-type="string" calcext:value-type="string">
            <text:p>interurbain</text:p>
          </table:table-cell>
          <table:table-cell office:value-type="string" calcext:value-type="string">
            <text:p>urbain diffus</text:p>
          </table:table-cell>
          <table:table-cell office:value-type="string" calcext:value-type="string">
            <text:p>urbain </text:p>
          </table:table-cell>
          <table:table-cell office:value-type="string" calcext:value-type="string">
            <text:p>urbain dense</text:p>
          </table:table-cell>
          <table:table-cell office:value-type="string" calcext:value-type="string">
            <text:p>urbain très dense</text:p>
          </table:table-cell>
          <table:table-cell table:number-columns-repeated="1003"/>
        </table:table-row>
        <table:table-row table:style-name="ro1">
          <table:table-cell table:number-columns-repeated="8"/>
          <table:table-cell table:style-name="ce95" table:number-columns-spanned="2" table:number-rows-spanned="1"/>
          <table:covered-table-cell table:style-name="ce97"/>
          <table:table-cell/>
          <table:table-cell table:style-name="ce101" office:value-type="string" calcext:value-type="string" table:number-columns-spanned="3" table:number-rows-spanned="1">
            <office:annotation draw:style-name="gr25" draw:text-style-name="P4" svg:width="60.43mm" svg:height="31.49mm" svg:x="278.63mm" svg:y="57.41mm" draw:caption-point-x="249.3mm" draw:caption-point-y="57.97mm">
              <dc:date>2017-08-28T00:00:00</dc:date>
              <text:p text:style-name="P3"><text:span text:style-name="T3">MEDDE:</text:span></text:p>
              <text:p text:style-name="P3"><text:span text:style-name="T4">ordres de grandeur obtenues sur le site http://www.energieplus-lesite.be/index.php?id=15568</text:span></text:p>
            </office:annotation>
            <text:p>Contenu pollution locale (g/MWh)</text:p>
          </table:table-cell>
          <table:covered-table-cell table:number-columns-repeated="2" table:style-name="ce105"/>
          <table:table-cell/>
          <table:table-cell table:style-name="ce77" office:value-type="string" calcext:value-type="string">
            <text:p>SO2</text:p>
          </table:table-cell>
          <table:table-cell office:value-type="float" office:value="0.0144" calcext:value-type="float">
            <text:p>0.0144</text:p>
          </table:table-cell>
          <table:table-cell office:value-type="float" office:value="0.1435" calcext:value-type="float">
            <text:p>0.1435</text:p>
          </table:table-cell>
          <table:table-cell office:value-type="float" office:value="0.4305" calcext:value-type="float">
            <text:p>0.4305</text:p>
          </table:table-cell>
          <table:table-cell office:value-type="float" office:value="1.2915" calcext:value-type="float">
            <text:p>1.2915</text:p>
          </table:table-cell>
          <table:table-cell office:value-type="float" office:value="3.8745" calcext:value-type="float">
            <text:p>3.8745</text:p>
          </table:table-cell>
          <table:table-cell table:number-columns-repeated="1003"/>
        </table:table-row>
        <table:table-row table:style-name="ro1">
          <table:table-cell table:number-columns-repeated="8"/>
          <table:table-cell table:style-name="ce97" table:number-columns-repeated="2"/>
          <table:table-cell/>
          <table:table-cell table:style-name="ce105" table:number-columns-repeated="3"/>
          <table:table-cell/>
          <table:table-cell table:style-name="ce77" office:value-type="string" calcext:value-type="string">
            <text:p>Nox</text:p>
          </table:table-cell>
          <table:table-cell office:value-type="float" office:value="0.0072" calcext:value-type="float">
            <text:p>0.0072</text:p>
          </table:table-cell>
          <table:table-cell table:number-columns-repeated="1007"/>
        </table:table-row>
        <table:table-row table:style-name="ro12">
          <table:table-cell table:number-columns-repeated="8"/>
          <table:table-cell table:style-name="ce96" office:value-type="string" calcext:value-type="string">
            <text:p>Contenu CO2 (g/KWh)</text:p>
          </table:table-cell>
          <table:table-cell table:style-name="ce98"/>
          <table:table-cell/>
          <table:table-cell table:style-name="ce102" office:value-type="string" calcext:value-type="string">
            <text:p>Contenu SO2</text:p>
          </table:table-cell>
          <table:table-cell table:style-name="ce102" office:value-type="string" calcext:value-type="string">
            <text:p>Contenu NOx</text:p>
          </table:table-cell>
          <table:table-cell table:style-name="ce102" office:value-type="string" calcext:value-type="string">
            <text:p>Particules (PM10)</text:p>
          </table:table-cell>
          <table:table-cell/>
          <table:table-cell table:style-name="ce77" office:value-type="string" calcext:value-type="string">
            <text:p>COVNM</text:p>
          </table:table-cell>
          <table:table-cell office:value-type="float" office:value="0.0077" calcext:value-type="float">
            <text:p>0.0077</text:p>
          </table:table-cell>
          <table:table-cell table:number-columns-repeated="7"/>
          <table:table-cell table:style-name="ce110" office:value-type="string" calcext:value-type="string">
            <text:p>Contenu CO2 (kg/L)</text:p>
          </table:table-cell>
          <table:table-cell table:number-columns-repeated="3"/>
          <table:table-cell table:style-name="ce108"/>
          <table:table-cell office:value-type="string" calcext:value-type="string">
            <text:p>mg de PM / kg ds diesel</text:p>
          </table:table-cell>
          <table:table-cell table:number-columns-repeated="994"/>
        </table:table-row>
        <table:table-row table:style-name="ro15">
          <table:table-cell table:number-columns-repeated="7"/>
          <table:table-cell table:style-name="ce77" office:value-type="string" calcext:value-type="string">
            <office:annotation draw:style-name="gr26" draw:text-style-name="P2" svg:width="27.08mm" svg:height="37.83mm" svg:x="165.41mm" svg:y="86.56mm" draw:caption-point-x="170.17mm" draw:caption-point-y="50.82mm">
              <dc:date>2017-08-28T00:00:00</dc:date>
              <text:p text:style-name="P1"><text:span text:style-name="T1">BAIZ Adam - CGDD/SEEI/MA3:</text:span></text:p>
              <text:p text:style-name="P1"><text:span text:style-name="T2">ajouter 40 pour ECS et climatisation</text:span></text:p>
            </office:annotation>
            <text:p>Elec </text:p>
          </table:table-cell>
          <table:table-cell office:value-type="float" office:value="180" calcext:value-type="float">
            <office:annotation draw:style-name="gr27" draw:text-style-name="P4" svg:width="32.02mm" svg:height="32.61mm" svg:x="204.74mm" svg:y="60.73mm" draw:caption-point-x="171.16mm" draw:caption-point-y="76.65mm">
              <dc:date>2017-08-28T00:00:00</dc:date>
              <text:p text:style-name="P3"><text:span text:style-name="T3">MEDDE:</text:span></text:p>
              <text:p text:style-name="P3"><text:span text:style-name="T4">usage chauffage ; d'après les indicateurs simplifiés de l'ADEME et EDF en 2005, pour l'usage "chauffage", qui tiennent compte du mix de production électrique</text:span></text:p>
            </office:annotation>
            <text:p>180</text:p>
          </table:table-cell>
          <table:table-cell/>
          <table:table-cell table:style-name="ce77" office:value-type="string" calcext:value-type="string">
            <text:p>Elec</text:p>
          </table:table-cell>
          <table:table-cell office:value-type="float" office:value="73" calcext:value-type="float">
            <text:p>73</text:p>
          </table:table-cell>
          <table:table-cell office:value-type="float" office:value="52" calcext:value-type="float">
            <office:annotation draw:style-name="gr28" draw:text-style-name="P4" svg:width="25.2mm" svg:height="19.05mm" svg:x="276.2mm" svg:y="67.51mm" draw:caption-point-x="211.41mm" draw:caption-point-y="69.87mm">
              <dc:date>2017-08-28T00:00:00</dc:date>
              <text:p text:style-name="P3"><text:span text:style-name="T3">MEDDE:</text:span></text:p>
              <text:p text:style-name="P3"><text:span text:style-name="T4">à partir de données EDF obtenues par JJM </text:span></text:p>
            </office:annotation>
            <text:p>52</text:p>
          </table:table-cell>
          <table:table-cell office:value-type="float" office:value="2.5" calcext:value-type="float">
            <office:annotation draw:style-name="gr28" draw:text-style-name="P4" svg:width="32.28mm" svg:height="19.05mm" svg:x="316.83mm" svg:y="67.51mm" draw:caption-point-x="211.1mm" draw:caption-point-y="69.87mm">
              <dc:date>2017-08-28T00:00:00</dc:date>
              <text:p text:style-name="P3"><text:span text:style-name="T3">MEDDE:</text:span></text:p>
              <text:p text:style-name="P3"><text:span text:style-name="T4">à partir de données EDF obtenues par JJM </text:span></text:p>
            </office:annotation>
            <text:p>2.5</text:p>
          </table:table-cell>
          <table:table-cell table:number-columns-repeated="2"/>
          <table:table-cell office:value-type="float" office:value="0.0012" calcext:value-type="float">
            <text:p>0.0012</text:p>
          </table:table-cell>
          <table:table-cell table:style-name="ce123" office:value-type="string" calcext:value-type="string">
            <text:p>croissance pib/tete + inflation 2002-2015</text:p>
          </table:table-cell>
          <table:table-cell table:style-name="ce124" office:value-type="percentage" office:value="0.54" calcext:value-type="percentage">
            <text:p>54%</text:p>
          </table:table-cell>
          <table:table-cell table:style-name="ce123" office:value-type="string" calcext:value-type="string">
            <text:p>Hyp croissance PIB/tete jusqu'en 2050</text:p>
          </table:table-cell>
          <table:table-cell table:style-name="ce125" office:value-type="percentage" office:value="0.013" calcext:value-type="percentage">
            <text:p>1.3%</text:p>
          </table:table-cell>
          <table:table-cell table:number-columns-repeated="2"/>
          <table:table-cell table:style-name="ce77" office:value-type="string" calcext:value-type="string">
            <office:annotation draw:style-name="gr7" draw:text-style-name="P2" svg:width="32.58mm" svg:height="25.05mm" svg:x="483.26mm" svg:y="64.51mm" draw:caption-point-x="307.79mm" draw:caption-point-y="72.87mm">
              <dc:date>2017-08-28T00:00:00</dc:date>
              <text:p text:style-name="P1"><text:span text:style-name="T1">FRAGNOL Ludovic - CGDD/SEEI/MA3:</text:span></text:p>
              <text:p text:style-name="P1"><text:span text:style-name="T2">avec incorporation biocarburants d'environ 7%</text:span></text:p>
            </office:annotation>
            <text:p>Diesel</text:p>
          </table:table-cell>
          <table:table-cell office:value-type="float" office:value="2.49" calcext:value-type="float">
            <text:p>2.49</text:p>
          </table:table-cell>
          <table:table-cell table:number-columns-repeated="3"/>
          <table:table-cell table:style-name="ce77" office:value-type="string" calcext:value-type="string">
            <text:p>PM</text:p>
          </table:table-cell>
          <table:table-cell office:value-type="float" office:value="530" calcext:value-type="float">
            <office:annotation draw:style-name="gr29" draw:text-style-name="P2" svg:width="38.14mm" svg:height="53.97mm" svg:x="606.31mm" svg:y="86.56mm" draw:caption-point-x="314.83mm" draw:caption-point-y="50.82mm">
              <dc:date>2017-08-28T00:00:00</dc:date>
              <text:p text:style-name="P1"><text:span text:style-name="T1">FRAGNOL Ludovic - CGDD/SEEI/MA3:</text:span></text:p>
              <text:p text:style-name="P1"><text:span text:style-name="T2">pour du euro 6</text:span></text:p>
            </office:annotation>
            <text:p>530</text:p>
          </table:table-cell>
          <table:table-cell table:number-columns-repeated="994"/>
        </table:table-row>
        <table:table-row table:style-name="ro1">
          <table:table-cell table:number-columns-repeated="7"/>
          <table:table-cell table:style-name="ce77" office:value-type="string" calcext:value-type="string">
            <text:p>Gaz</text:p>
          </table:table-cell>
          <table:table-cell office:value-type="float" office:value="201" calcext:value-type="float">
            <office:annotation draw:style-name="gr30" draw:text-style-name="P4" svg:width="32.02mm" svg:height="179.91mm" svg:x="204.74mm" svg:y="85.79mm" draw:caption-point-x="171.16mm" draw:caption-point-y="56.88mm">
              <dc:date>2017-08-28T00:00:00</dc:date>
              <text:p text:style-name="P3"><text:span text:style-name="T3">MEDDE:</text:span></text:p>
              <text:p text:style-name="P3"><text:span text:style-name="T4">d'après GUIDE DES FACTEURS</text:span></text:p>
              <text:p text:style-name="P3"><text:span text:style-name="T4">D’EMISSIONS</text:span></text:p>
              <text:p text:style-name="P3"><text:span text:style-name="T4">Version 6.1, ADEME, juin 2010, p14</text:span></text:p>
            </office:annotation>
            <text:p>201</text:p>
          </table:table-cell>
          <table:table-cell/>
          <table:table-cell table:style-name="ce77" office:value-type="string" calcext:value-type="string">
            <text:p>Gaz</text:p>
          </table:table-cell>
          <table:table-cell office:value-type="float" office:value="1.8" calcext:value-type="float">
            <text:p>1.8</text:p>
          </table:table-cell>
          <table:table-cell office:value-type="float" office:value="180" calcext:value-type="float">
            <text:p>180</text:p>
          </table:table-cell>
          <table:table-cell office:value-type="float" office:value="3.2" calcext:value-type="float">
            <text:p>3.2</text:p>
          </table:table-cell>
          <table:table-cell table:number-columns-repeated="9"/>
          <table:table-cell table:style-name="ce77" office:value-type="string" calcext:value-type="string">
            <text:p>Essence</text:p>
          </table:table-cell>
          <table:table-cell office:value-type="float" office:value="2.24" calcext:value-type="float">
            <text:p>2.24</text:p>
          </table:table-cell>
          <table:table-cell table:number-columns-repeated="999"/>
        </table:table-row>
        <table:table-row table:style-name="ro3">
          <table:table-cell table:number-columns-repeated="7"/>
          <table:table-cell table:style-name="ce77" office:value-type="string" calcext:value-type="string">
            <text:p>Fioul</text:p>
          </table:table-cell>
          <table:table-cell office:value-type="float" office:value="270" calcext:value-type="float">
            <office:annotation draw:style-name="gr31" draw:text-style-name="P4" svg:width="32.02mm" svg:height="181.5mm" svg:x="204.74mm" svg:y="85.01mm" draw:caption-point-x="171.16mm" draw:caption-point-y="63.23mm">
              <dc:date>2017-08-28T00:00:00</dc:date>
              <text:p text:style-name="P3"><text:span text:style-name="T3">MEDDE:</text:span></text:p>
              <text:p text:style-name="P3"><text:span text:style-name="T4">d'après GUIDE DES FACTEURS</text:span></text:p>
              <text:p text:style-name="P3"><text:span text:style-name="T4">D’EMISSIONS</text:span></text:p>
              <text:p text:style-name="P3"><text:span text:style-name="T4">Version 6.1, ADEME, juin 2010, p12</text:span></text:p>
            </office:annotation>
            <text:p>270</text:p>
          </table:table-cell>
          <table:table-cell/>
          <table:table-cell table:style-name="ce77" office:value-type="string" calcext:value-type="string">
            <text:p>Fioul</text:p>
          </table:table-cell>
          <table:table-cell office:value-type="float" office:value="172" calcext:value-type="float">
            <text:p>172</text:p>
          </table:table-cell>
          <table:table-cell office:value-type="float" office:value="180" calcext:value-type="float">
            <text:p>180</text:p>
          </table:table-cell>
          <table:table-cell office:value-type="float" office:value="18" calcext:value-type="float">
            <text:p>18</text:p>
          </table:table-cell>
          <table:table-cell table:number-columns-repeated="2"/>
          <table:table-cell table:style-name="ce101" office:value-type="string" calcext:value-type="string" table:number-columns-spanned="6" table:number-rows-spanned="1">
            <text:p>Coût des externalités</text:p>
            <text:p> € (2015) / tonne </text:p>
          </table:table-cell>
          <table:covered-table-cell table:number-columns-repeated="5" table:style-name="ce105"/>
          <table:table-cell table:number-columns-repeated="1002"/>
        </table:table-row>
        <table:table-row table:style-name="ro1">
          <table:table-cell table:number-columns-repeated="7"/>
          <table:table-cell table:style-name="ce77" office:value-type="string" calcext:value-type="string">
            <text:p>Bois</text:p>
          </table:table-cell>
          <table:table-cell office:value-type="float" office:value="13" calcext:value-type="float">
            <office:annotation draw:style-name="gr32" draw:text-style-name="P4" svg:width="32.02mm" svg:height="49.74mm" svg:x="204.74mm" svg:y="89.26mm" draw:caption-point-x="171.16mm" draw:caption-point-y="69.51mm">
              <dc:date>2017-08-28T00:00:00</dc:date>
              <text:p text:style-name="P3"><text:span text:style-name="T3">MEDDE:</text:span></text:p>
              <text:p text:style-name="P3"><text:span text:style-name="T4">Le bois est une énergie verte. Le CO2 émis par la combustion du bois est recyclé par la biomasse en croissance (c'est ce que l'on appelle la photosynthèse). L'émission de CO2 est de 355g/kWh sans replantation</text:span></text:p>
            </office:annotation>
            <text:p>13</text:p>
          </table:table-cell>
          <table:table-cell/>
          <table:table-cell table:style-name="ce77" office:value-type="string" calcext:value-type="string">
            <text:p>Bois</text:p>
          </table:table-cell>
          <table:table-cell office:value-type="float" office:value="36" calcext:value-type="float">
            <text:p>36</text:p>
          </table:table-cell>
          <table:table-cell office:value-type="float" office:value="720" calcext:value-type="float">
            <text:p>720</text:p>
          </table:table-cell>
          <table:table-cell office:value-type="float" office:value="342" calcext:value-type="float">
            <text:p>342</text:p>
          </table:table-cell>
          <table:table-cell table:number-columns-repeated="2"/>
          <table:table-cell table:style-name="ce77" office:value-type="string" calcext:value-type="string">
            <text:p>SO2</text:p>
          </table:table-cell>
          <table:table-cell table:style-name="ce109" table:formula="of:=[.Q15]*10^6*(1+[.$S$17])" office:value-type="float" office:value="11088" calcext:value-type="float">
            <text:p>11088.0</text:p>
          </table:table-cell>
          <table:table-cell table:style-name="ce109"/>
          <table:table-cell table:number-columns-repeated="1005"/>
        </table:table-row>
        <table:table-row table:style-name="ro1">
          <table:table-cell table:number-columns-repeated="7"/>
          <table:table-cell table:style-name="ce78" table:number-columns-repeated="3"/>
          <table:table-cell table:number-columns-repeated="6"/>
          <table:table-cell table:style-name="ce77" office:value-type="string" calcext:value-type="string">
            <text:p>NOx</text:p>
          </table:table-cell>
          <table:table-cell table:style-name="ce109" table:formula="of:=[.Q16]*10^6*(1+[.$S$17])" office:value-type="float" office:value="11858" calcext:value-type="float">
            <text:p>11858.0</text:p>
          </table:table-cell>
          <table:table-cell table:style-name="ce109"/>
          <table:table-cell table:number-columns-repeated="1005"/>
        </table:table-row>
        <table:table-row table:style-name="ro1">
          <table:table-cell table:number-columns-repeated="7"/>
          <table:table-cell table:style-name="ce78" table:number-columns-repeated="3"/>
          <table:table-cell table:number-columns-repeated="6"/>
          <table:table-cell table:style-name="ce77" office:value-type="string" calcext:value-type="string">
            <office:annotation draw:style-name="gr1" draw:text-style-name="P2" svg:width="31mm" svg:height="20.9mm" svg:x="375.8mm" svg:y="109.14mm" draw:caption-point-x="228.02mm" draw:caption-point-y="60.78mm">
              <dc:date>2017-08-28T00:00:00</dc:date>
              <text:p text:style-name="P1"><text:span text:style-name="T1">FRAGNOL Ludovic - CGDD/SEEI/MA3:</text:span></text:p>
              <text:p text:style-name="P1"><text:span text:style-name="T2">non pris en compte</text:span></text:p>
            </office:annotation>
            <text:p>COVNM</text:p>
          </table:table-cell>
          <table:table-cell table:style-name="ce109" table:formula="of:=[.Q17]*10^6*(1+[.$S$17])" office:value-type="float" office:value="1848" calcext:value-type="float">
            <text:p>1848.0</text:p>
          </table:table-cell>
          <table:table-cell table:style-name="ce109"/>
          <table:table-cell table:number-columns-repeated="1005"/>
        </table:table-row>
        <table:table-row table:style-name="ro1">
          <table:table-cell table:style-name="ce78" table:number-columns-repeated="17"/>
          <table:table-cell table:style-name="ce78" office:value-type="string" calcext:value-type="string">
            <text:p>interurbain</text:p>
          </table:table-cell>
          <table:table-cell table:style-name="ce78" office:value-type="string" calcext:value-type="string">
            <text:p>urbain diffus</text:p>
          </table:table-cell>
          <table:table-cell table:style-name="ce78" office:value-type="string" calcext:value-type="string">
            <text:p>urbain </text:p>
          </table:table-cell>
          <table:table-cell table:style-name="ce78" office:value-type="string" calcext:value-type="string">
            <text:p>urbain dense</text:p>
          </table:table-cell>
          <table:table-cell table:style-name="ce78" office:value-type="string" calcext:value-type="string">
            <text:p>urbain très dense</text:p>
          </table:table-cell>
          <table:table-cell table:style-name="ce78" table:number-columns-repeated="1002"/>
        </table:table-row>
        <table:table-row table:style-name="ro1">
          <table:table-cell/>
          <table:table-cell table:style-name="ce78" table:number-columns-repeated="15"/>
          <table:table-cell table:style-name="ce77" office:value-type="string" calcext:value-type="string">
            <text:p>PM</text:p>
          </table:table-cell>
          <table:table-cell table:style-name="ce78" table:formula="of:=[.Q14]*10^6*(1+[.$S$17])" office:value-type="float" office:value="22176" calcext:value-type="float">
            <text:p>22176</text:p>
          </table:table-cell>
          <table:table-cell table:style-name="ce78" table:formula="of:=[.R14]*10^6*(1+[.$S$17])" office:value-type="float" office:value="220990" calcext:value-type="float">
            <text:p>220990</text:p>
          </table:table-cell>
          <table:table-cell table:style-name="ce78" table:formula="of:=[.S14]*10^6*(1+[.$S$17])" office:value-type="float" office:value="662970" calcext:value-type="float">
            <text:p>662970</text:p>
          </table:table-cell>
          <table:table-cell table:style-name="ce78" table:formula="of:=[.T14]*10^6*(1+[.$S$17])" office:value-type="float" office:value="1988910" calcext:value-type="float">
            <text:p>1988910</text:p>
          </table:table-cell>
          <table:table-cell table:style-name="ce78" table:formula="of:=[.U14]*10^6*(1+[.$S$17])" office:value-type="float" office:value="5966730" calcext:value-type="float">
            <text:p>5966730</text:p>
          </table:table-cell>
          <table:table-cell table:number-columns-repeated="1002"/>
        </table:table-row>
        <table:table-row table:style-name="ro1">
          <table:table-cell office:value-type="string" calcext:value-type="string">
            <text:p>tcam elec prix ttc AME</text:p>
          </table:table-cell>
          <table:table-cell table:style-name="ce78" table:number-columns-repeated="6"/>
          <table:table-cell table:number-columns-repeated="36" table:style-name="ce114" office:value-type="float" office:value="1.011" calcext:value-type="float">
            <text:p>1.011</text:p>
          </table:table-cell>
          <table:table-cell table:number-columns-repeated="981"/>
        </table:table-row>
        <table:table-row table:style-name="ro1">
          <table:table-cell office:value-type="string" calcext:value-type="string">
            <text:p>tcam elec fourniture</text:p>
          </table:table-cell>
          <table:table-cell table:style-name="ce114" table:number-columns-repeated="6"/>
          <table:table-cell table:number-columns-repeated="36" table:style-name="ce114" office:value-type="float" office:value="1.011" calcext:value-type="float">
            <text:p>1.011</text:p>
          </table:table-cell>
          <table:table-cell table:number-columns-repeated="981"/>
        </table:table-row>
        <table:table-row table:style-name="ro1">
          <table:table-cell table:style-name="ce61"/>
          <table:table-cell table:style-name="ce72" office:value-type="float" office:value="2009" calcext:value-type="float">
            <text:p>2009</text:p>
          </table:table-cell>
          <table:table-cell table:style-name="ce73" office:value-type="float" office:value="2010" calcext:value-type="float">
            <text:p>2010</text:p>
          </table:table-cell>
          <table:table-cell table:style-name="ce72" office:value-type="float" office:value="2011" calcext:value-type="float">
            <text:p>2011</text:p>
          </table:table-cell>
          <table:table-cell table:style-name="ce73" office:value-type="float" office:value="2012" calcext:value-type="float">
            <text:p>2012</text:p>
          </table:table-cell>
          <table:table-cell table:style-name="ce72" office:value-type="float" office:value="2013" calcext:value-type="float">
            <text:p>2013</text:p>
          </table:table-cell>
          <table:table-cell table:style-name="ce73" office:value-type="float" office:value="2014" calcext:value-type="float">
            <text:p>2014</text:p>
          </table:table-cell>
          <table:table-cell table:style-name="ce72" office:value-type="float" office:value="2015" calcext:value-type="float">
            <text:p>2015</text:p>
          </table:table-cell>
          <table:table-cell table:style-name="ce73" table:formula="of:=[.H27]+1" office:value-type="float" office:value="2016" calcext:value-type="float">
            <text:p>2016</text:p>
          </table:table-cell>
          <table:table-cell table:style-name="ce73" table:formula="of:=[.I27]+1" office:value-type="float" office:value="2017" calcext:value-type="float">
            <text:p>2017</text:p>
          </table:table-cell>
          <table:table-cell table:style-name="ce73" table:formula="of:=[.J27]+1" office:value-type="float" office:value="2018" calcext:value-type="float">
            <text:p>2018</text:p>
          </table:table-cell>
          <table:table-cell table:style-name="ce73" table:formula="of:=[.K27]+1" office:value-type="float" office:value="2019" calcext:value-type="float">
            <text:p>2019</text:p>
          </table:table-cell>
          <table:table-cell table:style-name="ce73" table:formula="of:=[.L27]+1" office:value-type="float" office:value="2020" calcext:value-type="float">
            <text:p>2020</text:p>
          </table:table-cell>
          <table:table-cell table:style-name="ce73" table:formula="of:=[.M27]+1" office:value-type="float" office:value="2021" calcext:value-type="float">
            <text:p>2021</text:p>
          </table:table-cell>
          <table:table-cell table:style-name="ce73" table:formula="of:=[.N27]+1" office:value-type="float" office:value="2022" calcext:value-type="float">
            <text:p>2022</text:p>
          </table:table-cell>
          <table:table-cell table:style-name="ce73" table:formula="of:=[.O27]+1" office:value-type="float" office:value="2023" calcext:value-type="float">
            <text:p>2023</text:p>
          </table:table-cell>
          <table:table-cell table:style-name="ce73" table:formula="of:=[.P27]+1" office:value-type="float" office:value="2024" calcext:value-type="float">
            <text:p>2024</text:p>
          </table:table-cell>
          <table:table-cell table:style-name="ce73" table:formula="of:=[.Q27]+1" office:value-type="float" office:value="2025" calcext:value-type="float">
            <text:p>2025</text:p>
          </table:table-cell>
          <table:table-cell table:style-name="ce73" table:formula="of:=[.R27]+1" office:value-type="float" office:value="2026" calcext:value-type="float">
            <text:p>2026</text:p>
          </table:table-cell>
          <table:table-cell table:style-name="ce73" table:formula="of:=[.S27]+1" office:value-type="float" office:value="2027" calcext:value-type="float">
            <text:p>2027</text:p>
          </table:table-cell>
          <table:table-cell table:style-name="ce73" table:formula="of:=[.T27]+1" office:value-type="float" office:value="2028" calcext:value-type="float">
            <text:p>2028</text:p>
          </table:table-cell>
          <table:table-cell table:style-name="ce73" table:formula="of:=[.U27]+1" office:value-type="float" office:value="2029" calcext:value-type="float">
            <text:p>2029</text:p>
          </table:table-cell>
          <table:table-cell table:style-name="ce73" table:formula="of:=[.V27]+1" office:value-type="float" office:value="2030" calcext:value-type="float">
            <text:p>2030</text:p>
          </table:table-cell>
          <table:table-cell table:style-name="ce73" table:formula="of:=[.W27]+1" office:value-type="float" office:value="2031" calcext:value-type="float">
            <text:p>2031</text:p>
          </table:table-cell>
          <table:table-cell table:style-name="ce73" table:formula="of:=[.X27]+1" office:value-type="float" office:value="2032" calcext:value-type="float">
            <text:p>2032</text:p>
          </table:table-cell>
          <table:table-cell table:style-name="ce73" table:formula="of:=[.Y27]+1" office:value-type="float" office:value="2033" calcext:value-type="float">
            <text:p>2033</text:p>
          </table:table-cell>
          <table:table-cell table:style-name="ce73" table:formula="of:=[.Z27]+1" office:value-type="float" office:value="2034" calcext:value-type="float">
            <text:p>2034</text:p>
          </table:table-cell>
          <table:table-cell table:style-name="ce73" table:formula="of:=[.AA27]+1" office:value-type="float" office:value="2035" calcext:value-type="float">
            <text:p>2035</text:p>
          </table:table-cell>
          <table:table-cell table:style-name="ce73" table:formula="of:=[.AB27]+1" office:value-type="float" office:value="2036" calcext:value-type="float">
            <text:p>2036</text:p>
          </table:table-cell>
          <table:table-cell table:style-name="ce73" table:formula="of:=[.AC27]+1" office:value-type="float" office:value="2037" calcext:value-type="float">
            <text:p>2037</text:p>
          </table:table-cell>
          <table:table-cell table:style-name="ce73" table:formula="of:=[.AD27]+1" office:value-type="float" office:value="2038" calcext:value-type="float">
            <text:p>2038</text:p>
          </table:table-cell>
          <table:table-cell table:style-name="ce73" table:formula="of:=[.AE27]+1" office:value-type="float" office:value="2039" calcext:value-type="float">
            <text:p>2039</text:p>
          </table:table-cell>
          <table:table-cell table:style-name="ce73" table:formula="of:=[.AF27]+1" office:value-type="float" office:value="2040" calcext:value-type="float">
            <text:p>2040</text:p>
          </table:table-cell>
          <table:table-cell table:style-name="ce73" table:formula="of:=[.AG27]+1" office:value-type="float" office:value="2041" calcext:value-type="float">
            <text:p>2041</text:p>
          </table:table-cell>
          <table:table-cell table:style-name="ce73" table:formula="of:=[.AH27]+1" office:value-type="float" office:value="2042" calcext:value-type="float">
            <text:p>2042</text:p>
          </table:table-cell>
          <table:table-cell table:style-name="ce73" table:formula="of:=[.AI27]+1" office:value-type="float" office:value="2043" calcext:value-type="float">
            <text:p>2043</text:p>
          </table:table-cell>
          <table:table-cell table:style-name="ce73" table:formula="of:=[.AJ27]+1" office:value-type="float" office:value="2044" calcext:value-type="float">
            <text:p>2044</text:p>
          </table:table-cell>
          <table:table-cell table:style-name="ce73" table:formula="of:=[.AK27]+1" office:value-type="float" office:value="2045" calcext:value-type="float">
            <text:p>2045</text:p>
          </table:table-cell>
          <table:table-cell table:style-name="ce73" table:formula="of:=[.AL27]+1" office:value-type="float" office:value="2046" calcext:value-type="float">
            <text:p>2046</text:p>
          </table:table-cell>
          <table:table-cell table:style-name="ce73" table:formula="of:=[.AM27]+1" office:value-type="float" office:value="2047" calcext:value-type="float">
            <text:p>2047</text:p>
          </table:table-cell>
          <table:table-cell table:style-name="ce73" table:formula="of:=[.AN27]+1" office:value-type="float" office:value="2048" calcext:value-type="float">
            <text:p>2048</text:p>
          </table:table-cell>
          <table:table-cell table:style-name="ce73" table:formula="of:=[.AO27]+1" office:value-type="float" office:value="2049" calcext:value-type="float">
            <text:p>2049</text:p>
          </table:table-cell>
          <table:table-cell table:style-name="ce73" table:formula="of:=[.AP27]+1" office:value-type="float" office:value="2050" calcext:value-type="float">
            <text:p>2050</text:p>
          </table:table-cell>
          <table:table-cell table:style-name="ce87" table:number-columns-repeated="981"/>
        </table:table-row>
        <table:table-row table:style-name="ro1">
          <table:table-cell table:style-name="ce62" office:value-type="string" calcext:value-type="string">
            <text:p>Taxe carbone (trajectoire Quinet) (en €/tonne)</text:p>
          </table:table-cell>
          <table:table-cell table:style-name="ce62" table:number-columns-repeated="6"/>
          <table:table-cell office:value-type="float" office:value="14.5" calcext:value-type="float">
            <text:p>14.5</text:p>
          </table:table-cell>
          <table:table-cell office:value-type="float" office:value="22" calcext:value-type="float">
            <text:p>22</text:p>
          </table:table-cell>
          <table:table-cell office:value-type="float" office:value="30.5" calcext:value-type="float">
            <text:p>30.5</text:p>
          </table:table-cell>
          <table:table-cell table:style-name="ce100" table:formula="of:=[.J28]*([.$M$28]/[.$J$28])^(1/3)" office:value-type="float" office:value="37.3475888019893" calcext:value-type="float">
            <text:p>37.3</text:p>
          </table:table-cell>
          <table:table-cell table:style-name="ce100" table:formula="of:=[.K28]*([.$M$28]/[.$J$28])^(1/3)" office:value-type="float" office:value="45.7325373548352" calcext:value-type="float">
            <text:p>45.7</text:p>
          </table:table-cell>
          <table:table-cell office:value-type="float" office:value="56" calcext:value-type="float">
            <text:p>56</text:p>
          </table:table-cell>
          <table:table-cell table:style-name="ce100" table:formula="of:=[.M28]*([.$W$28]/[.$M$28])^(1/10)" office:value-type="float" office:value="59.3429626470586" calcext:value-type="float">
            <text:p>59.3</text:p>
          </table:table-cell>
          <table:table-cell table:style-name="ce100" table:formula="of:=[.N28]*([.$W$28]/[.$M$28])^(1/10)" office:value-type="float" office:value="62.885485995182" calcext:value-type="float">
            <text:p>62.9</text:p>
          </table:table-cell>
          <table:table-cell table:style-name="ce100" table:formula="of:=[.O28]*([.$W$28]/[.$M$28])^(1/10)" office:value-type="float" office:value="66.6394829723966" calcext:value-type="float">
            <text:p>66.6</text:p>
          </table:table-cell>
          <table:table-cell table:style-name="ce100" table:formula="of:=[.P28]*([.$W$28]/[.$M$28])^(1/10)" office:value-type="float" office:value="70.6175776580398" calcext:value-type="float">
            <text:p>70.6</text:p>
          </table:table-cell>
          <table:table-cell table:style-name="ce100" table:formula="of:=[.Q28]*([.$W$28]/[.$M$28])^(1/10)" office:value-type="float" office:value="74.8331477354788" calcext:value-type="float">
            <text:p>74.8</text:p>
          </table:table-cell>
          <table:table-cell table:style-name="ce100" table:formula="of:=[.R28]*([.$W$28]/[.$M$28])^(1/10)" office:value-type="float" office:value="79.3003694790774" calcext:value-type="float">
            <text:p>79.3</text:p>
          </table:table-cell>
          <table:table-cell table:style-name="ce100" table:formula="of:=[.S28]*([.$W$28]/[.$M$28])^(1/10)" office:value-type="float" office:value="84.0342654266935" calcext:value-type="float">
            <text:p>84.0</text:p>
          </table:table-cell>
          <table:table-cell table:style-name="ce100" table:formula="of:=[.T28]*([.$W$28]/[.$M$28])^(1/10)" office:value-type="float" office:value="89.0507548980229" calcext:value-type="float">
            <text:p>89.1</text:p>
          </table:table-cell>
          <table:table-cell table:style-name="ce100" table:formula="of:=[.U28]*([.$W$28]/[.$M$28])^(1/10)" office:value-type="float" office:value="94.366707528674" calcext:value-type="float">
            <text:p>94.4</text:p>
          </table:table-cell>
          <table:table-cell office:value-type="float" office:value="100" calcext:value-type="float">
            <text:p>100</text:p>
          </table:table-cell>
          <table:table-cell table:style-name="ce100" table:formula="of:=([.$AQ$28]/[.$W$28])^(1/20)*[.W28]" office:value-type="float" office:value="104.539474747505" calcext:value-type="float">
            <text:p>104.5</text:p>
          </table:table-cell>
          <table:table-cell table:style-name="ce100" table:formula="of:=([.$AQ$28]/[.$W$28])^(1/20)*[.X28]" office:value-type="float" office:value="109.285017804843" calcext:value-type="float">
            <text:p>109.3</text:p>
          </table:table-cell>
          <table:table-cell table:style-name="ce100" table:formula="of:=([.$AQ$28]/[.$W$28])^(1/20)*[.Y28]" office:value-type="float" office:value="114.245983590901" calcext:value-type="float">
            <text:p>114.2</text:p>
          </table:table-cell>
          <table:table-cell table:style-name="ce100" table:formula="of:=([.$AQ$28]/[.$W$28])^(1/20)*[.Z28]" office:value-type="float" office:value="119.432151166049" calcext:value-type="float">
            <text:p>119.4</text:p>
          </table:table-cell>
          <table:table-cell table:style-name="ce100" table:formula="of:=([.$AQ$28]/[.$W$28])^(1/20)*[.AA28]" office:value-type="float" office:value="124.853743508634" calcext:value-type="float">
            <text:p>124.9</text:p>
          </table:table-cell>
          <table:table-cell table:style-name="ce100" table:formula="of:=([.$AQ$28]/[.$W$28])^(1/20)*[.AB28]" office:value-type="float" office:value="130.521447666524" calcext:value-type="float">
            <text:p>130.5</text:p>
          </table:table-cell>
          <table:table-cell table:style-name="ce100" table:formula="of:=([.$AQ$28]/[.$W$28])^(1/20)*[.AC28]" office:value-type="float" office:value="136.446435823425" calcext:value-type="float">
            <text:p>136.4</text:p>
          </table:table-cell>
          <table:table-cell table:style-name="ce100" table:formula="of:=([.$AQ$28]/[.$W$28])^(1/20)*[.AD28]" office:value-type="float" office:value="142.6403873215" calcext:value-type="float">
            <text:p>142.6</text:p>
          </table:table-cell>
          <table:table-cell table:style-name="ce100" table:formula="of:=([.$AQ$28]/[.$W$28])^(1/20)*[.AE28]" office:value-type="float" office:value="149.115511683704" calcext:value-type="float">
            <text:p>149.1</text:p>
          </table:table-cell>
          <table:table-cell table:style-name="ce100" table:formula="of:=([.$AQ$28]/[.$W$28])^(1/20)*[.AF28]" office:value-type="float" office:value="155.884572681199" calcext:value-type="float">
            <text:p>155.9</text:p>
          </table:table-cell>
          <table:table-cell table:style-name="ce100" table:formula="of:=([.$AQ$28]/[.$W$28])^(1/20)*[.AG28]" office:value-type="float" office:value="162.960913493319" calcext:value-type="float">
            <text:p>163.0</text:p>
          </table:table-cell>
          <table:table-cell table:style-name="ce100" table:formula="of:=([.$AQ$28]/[.$W$28])^(1/20)*[.AH28]" office:value-type="float" office:value="170.358483009652" calcext:value-type="float">
            <text:p>170.4</text:p>
          </table:table-cell>
          <table:table-cell table:style-name="ce100" table:formula="of:=([.$AQ$28]/[.$W$28])^(1/20)*[.AI28]" office:value-type="float" office:value="178.091863326109" calcext:value-type="float">
            <text:p>178.1</text:p>
          </table:table-cell>
          <table:table-cell table:style-name="ce100" table:formula="of:=([.$AQ$28]/[.$W$28])^(1/20)*[.AJ28]" office:value-type="float" office:value="186.176298489159" calcext:value-type="float">
            <text:p>186.2</text:p>
          </table:table-cell>
          <table:table-cell table:style-name="ce100" table:formula="of:=([.$AQ$28]/[.$W$28])^(1/20)*[.AK28]" office:value-type="float" office:value="194.627724544915" calcext:value-type="float">
            <text:p>194.6</text:p>
          </table:table-cell>
          <table:table-cell table:style-name="ce100" table:formula="of:=([.$AQ$28]/[.$W$28])^(1/20)*[.AL28]" office:value-type="float" office:value="203.462800952276" calcext:value-type="float">
            <text:p>203.5</text:p>
          </table:table-cell>
          <table:table-cell table:style-name="ce100" table:formula="of:=([.$AQ$28]/[.$W$28])^(1/20)*[.AM28]" office:value-type="float" office:value="212.698943422072" calcext:value-type="float">
            <text:p>212.7</text:p>
          </table:table-cell>
          <table:table-cell table:style-name="ce100" table:formula="of:=([.$AQ$28]/[.$W$28])^(1/20)*[.AN28]" office:value-type="float" office:value="222.354358246927" calcext:value-type="float">
            <text:p>222.4</text:p>
          </table:table-cell>
          <table:table-cell table:style-name="ce100" table:formula="of:=([.$AQ$28]/[.$W$28])^(1/20)*[.AO28]" office:value-type="float" office:value="232.448078189524" calcext:value-type="float">
            <text:p>232.4</text:p>
          </table:table-cell>
          <table:table-cell office:value-type="float" office:value="243" calcext:value-type="float">
            <text:p>243</text:p>
          </table:table-cell>
          <table:table-cell table:number-columns-repeated="981"/>
        </table:table-row>
        <table:table-row table:style-name="ro1">
          <table:table-cell table:style-name="ce60" table:number-columns-repeated="7"/>
          <table:table-cell table:number-columns-repeated="1017"/>
        </table:table-row>
        <table:table-row table:style-name="ro1">
          <table:table-cell table:style-name="ce63" office:value-type="string" calcext:value-type="string">
            <text:p>EN € 2015 / MWh</text:p>
          </table:table-cell>
          <table:table-cell table:style-name="ce63" table:number-columns-repeated="6"/>
          <table:table-cell table:number-columns-repeated="16"/>
          <table:table-cell table:style-name="ce111"/>
          <table:table-cell table:number-columns-repeated="1000"/>
        </table:table-row>
        <table:table-row table:style-name="ro1">
          <table:table-cell table:style-name="ce64" office:value-type="string" calcext:value-type="string">
            <text:p>Prix de l'électricité pour l'industrie </text:p>
          </table:table-cell>
          <table:table-cell table:style-name="ce64" table:number-columns-repeated="6"/>
          <table:table-cell table:style-name="ce72" office:value-type="float" office:value="2015" calcext:value-type="float">
            <text:p>2015</text:p>
          </table:table-cell>
          <table:table-cell table:style-name="ce73" table:formula="of:=[.H31]+1" office:value-type="float" office:value="2016" calcext:value-type="float">
            <text:p>2016</text:p>
          </table:table-cell>
          <table:table-cell table:style-name="ce73" table:formula="of:=[.I31]+1" office:value-type="float" office:value="2017" calcext:value-type="float">
            <text:p>2017</text:p>
          </table:table-cell>
          <table:table-cell table:style-name="ce73" table:formula="of:=[.J31]+1" office:value-type="float" office:value="2018" calcext:value-type="float">
            <text:p>2018</text:p>
          </table:table-cell>
          <table:table-cell table:style-name="ce73" table:formula="of:=[.K31]+1" office:value-type="float" office:value="2019" calcext:value-type="float">
            <text:p>2019</text:p>
          </table:table-cell>
          <table:table-cell table:style-name="ce73" table:formula="of:=[.L31]+1" office:value-type="float" office:value="2020" calcext:value-type="float">
            <text:p>2020</text:p>
          </table:table-cell>
          <table:table-cell table:style-name="ce73" table:formula="of:=[.M31]+1" office:value-type="float" office:value="2021" calcext:value-type="float">
            <text:p>2021</text:p>
          </table:table-cell>
          <table:table-cell table:style-name="ce73" table:formula="of:=[.N31]+1" office:value-type="float" office:value="2022" calcext:value-type="float">
            <text:p>2022</text:p>
          </table:table-cell>
          <table:table-cell table:style-name="ce73" table:formula="of:=[.O31]+1" office:value-type="float" office:value="2023" calcext:value-type="float">
            <text:p>2023</text:p>
          </table:table-cell>
          <table:table-cell table:style-name="ce73" table:formula="of:=[.P31]+1" office:value-type="float" office:value="2024" calcext:value-type="float">
            <text:p>2024</text:p>
          </table:table-cell>
          <table:table-cell table:style-name="ce73" table:formula="of:=[.Q31]+1" office:value-type="float" office:value="2025" calcext:value-type="float">
            <text:p>2025</text:p>
          </table:table-cell>
          <table:table-cell table:style-name="ce73" table:formula="of:=[.R31]+1" office:value-type="float" office:value="2026" calcext:value-type="float">
            <text:p>2026</text:p>
          </table:table-cell>
          <table:table-cell table:style-name="ce73" table:formula="of:=[.S31]+1" office:value-type="float" office:value="2027" calcext:value-type="float">
            <text:p>2027</text:p>
          </table:table-cell>
          <table:table-cell table:style-name="ce73" table:formula="of:=[.T31]+1" office:value-type="float" office:value="2028" calcext:value-type="float">
            <text:p>2028</text:p>
          </table:table-cell>
          <table:table-cell table:style-name="ce73" table:formula="of:=[.U31]+1" office:value-type="float" office:value="2029" calcext:value-type="float">
            <text:p>2029</text:p>
          </table:table-cell>
          <table:table-cell table:style-name="ce73" table:formula="of:=[.V31]+1" office:value-type="float" office:value="2030" calcext:value-type="float">
            <text:p>2030</text:p>
          </table:table-cell>
          <table:table-cell table:style-name="ce73" table:formula="of:=[.W31]+1" office:value-type="float" office:value="2031" calcext:value-type="float">
            <text:p>2031</text:p>
          </table:table-cell>
          <table:table-cell table:style-name="ce73" table:formula="of:=[.X31]+1" office:value-type="float" office:value="2032" calcext:value-type="float">
            <text:p>2032</text:p>
          </table:table-cell>
          <table:table-cell table:style-name="ce73" table:formula="of:=[.Y31]+1" office:value-type="float" office:value="2033" calcext:value-type="float">
            <text:p>2033</text:p>
          </table:table-cell>
          <table:table-cell table:style-name="ce73" table:formula="of:=[.Z31]+1" office:value-type="float" office:value="2034" calcext:value-type="float">
            <text:p>2034</text:p>
          </table:table-cell>
          <table:table-cell table:style-name="ce73" table:formula="of:=[.AA31]+1" office:value-type="float" office:value="2035" calcext:value-type="float">
            <text:p>2035</text:p>
          </table:table-cell>
          <table:table-cell table:style-name="ce73" table:formula="of:=[.AB31]+1" office:value-type="float" office:value="2036" calcext:value-type="float">
            <text:p>2036</text:p>
          </table:table-cell>
          <table:table-cell table:style-name="ce73" table:formula="of:=[.AC31]+1" office:value-type="float" office:value="2037" calcext:value-type="float">
            <text:p>2037</text:p>
          </table:table-cell>
          <table:table-cell table:style-name="ce73" table:formula="of:=[.AD31]+1" office:value-type="float" office:value="2038" calcext:value-type="float">
            <text:p>2038</text:p>
          </table:table-cell>
          <table:table-cell table:style-name="ce73" table:formula="of:=[.AE31]+1" office:value-type="float" office:value="2039" calcext:value-type="float">
            <text:p>2039</text:p>
          </table:table-cell>
          <table:table-cell table:style-name="ce73" table:formula="of:=[.AF31]+1" office:value-type="float" office:value="2040" calcext:value-type="float">
            <text:p>2040</text:p>
          </table:table-cell>
          <table:table-cell table:style-name="ce73" table:formula="of:=[.AG31]+1" office:value-type="float" office:value="2041" calcext:value-type="float">
            <text:p>2041</text:p>
          </table:table-cell>
          <table:table-cell table:style-name="ce73" table:formula="of:=[.AH31]+1" office:value-type="float" office:value="2042" calcext:value-type="float">
            <text:p>2042</text:p>
          </table:table-cell>
          <table:table-cell table:style-name="ce73" table:formula="of:=[.AI31]+1" office:value-type="float" office:value="2043" calcext:value-type="float">
            <text:p>2043</text:p>
          </table:table-cell>
          <table:table-cell table:style-name="ce73" table:formula="of:=[.AJ31]+1" office:value-type="float" office:value="2044" calcext:value-type="float">
            <text:p>2044</text:p>
          </table:table-cell>
          <table:table-cell table:style-name="ce73" table:formula="of:=[.AK31]+1" office:value-type="float" office:value="2045" calcext:value-type="float">
            <text:p>2045</text:p>
          </table:table-cell>
          <table:table-cell table:style-name="ce73" table:formula="of:=[.AL31]+1" office:value-type="float" office:value="2046" calcext:value-type="float">
            <text:p>2046</text:p>
          </table:table-cell>
          <table:table-cell table:style-name="ce73" table:formula="of:=[.AM31]+1" office:value-type="float" office:value="2047" calcext:value-type="float">
            <text:p>2047</text:p>
          </table:table-cell>
          <table:table-cell table:style-name="ce73" table:formula="of:=[.AN31]+1" office:value-type="float" office:value="2048" calcext:value-type="float">
            <text:p>2048</text:p>
          </table:table-cell>
          <table:table-cell table:style-name="ce73" table:formula="of:=[.AO31]+1" office:value-type="float" office:value="2049" calcext:value-type="float">
            <text:p>2049</text:p>
          </table:table-cell>
          <table:table-cell table:style-name="ce73" table:formula="of:=[.AP31]+1" office:value-type="float" office:value="2050" calcext:value-type="float">
            <text:p>2050</text:p>
          </table:table-cell>
          <table:table-cell table:number-columns-repeated="981"/>
        </table:table-row>
        <table:table-row table:style-name="ro1">
          <table:table-cell table:style-name="ce65" office:value-type="string" calcext:value-type="string">
            <text:p>HTT / MWh</text:p>
          </table:table-cell>
          <table:table-cell table:style-name="ce65" table:number-columns-repeated="6"/>
          <table:table-cell table:style-name="ce71" table:formula="of:=[.H33]+[.H34]" office:value-type="float" office:value="67" calcext:value-type="float">
            <text:p>67.00</text:p>
          </table:table-cell>
          <table:table-cell table:style-name="ce71" table:formula="of:=[.I33]+[.I34]" office:value-type="float" office:value="67.67" calcext:value-type="float">
            <text:p>67.67</text:p>
          </table:table-cell>
          <table:table-cell table:style-name="ce71" table:formula="of:=[.J33]+[.J34]" office:value-type="float" office:value="68.3467" calcext:value-type="float">
            <text:p>68.35</text:p>
          </table:table-cell>
          <table:table-cell table:style-name="ce71" table:formula="of:=[.K33]+[.K34]" office:value-type="float" office:value="69.030167" calcext:value-type="float">
            <text:p>69.03</text:p>
          </table:table-cell>
          <table:table-cell table:style-name="ce71" table:formula="of:=[.L33]+[.L34]" office:value-type="float" office:value="69.72046867" calcext:value-type="float">
            <text:p>69.72</text:p>
          </table:table-cell>
          <table:table-cell table:style-name="ce71" table:formula="of:=[.M33]+[.M34]" office:value-type="float" office:value="70.4176733567" calcext:value-type="float">
            <text:p>70.42</text:p>
          </table:table-cell>
          <table:table-cell table:style-name="ce71" table:formula="of:=[.N33]+[.N34]" office:value-type="float" office:value="71.121850090267" calcext:value-type="float">
            <text:p>71.12</text:p>
          </table:table-cell>
          <table:table-cell table:style-name="ce71" table:formula="of:=[.O33]+[.O34]" office:value-type="float" office:value="71.8330685911697" calcext:value-type="float">
            <text:p>71.83</text:p>
          </table:table-cell>
          <table:table-cell table:style-name="ce71" table:formula="of:=[.P33]+[.P34]" office:value-type="float" office:value="72.5513992770814" calcext:value-type="float">
            <text:p>72.55</text:p>
          </table:table-cell>
          <table:table-cell table:style-name="ce71" table:formula="of:=[.Q33]+[.Q34]" office:value-type="float" office:value="73.2769132698522" calcext:value-type="float">
            <text:p>73.28</text:p>
          </table:table-cell>
          <table:table-cell table:style-name="ce71" table:formula="of:=[.R33]+[.R34]" office:value-type="float" office:value="74.0096824025507" calcext:value-type="float">
            <text:p>74.01</text:p>
          </table:table-cell>
          <table:table-cell table:style-name="ce71" table:formula="of:=[.S33]+[.S34]" office:value-type="float" office:value="74.7497792265762" calcext:value-type="float">
            <text:p>74.75</text:p>
          </table:table-cell>
          <table:table-cell table:style-name="ce71" table:formula="of:=[.T33]+[.T34]" office:value-type="float" office:value="75.497277018842" calcext:value-type="float">
            <text:p>75.50</text:p>
          </table:table-cell>
          <table:table-cell table:style-name="ce71" table:formula="of:=[.U33]+[.U34]" office:value-type="float" office:value="76.2522497890304" calcext:value-type="float">
            <text:p>76.25</text:p>
          </table:table-cell>
          <table:table-cell table:style-name="ce71" table:formula="of:=[.V33]+[.V34]" office:value-type="float" office:value="77.0147722869207" calcext:value-type="float">
            <text:p>77.01</text:p>
          </table:table-cell>
          <table:table-cell table:style-name="ce71" table:formula="of:=[.W33]+[.W34]" office:value-type="float" office:value="77.7849200097899" calcext:value-type="float">
            <text:p>77.78</text:p>
          </table:table-cell>
          <table:table-cell table:style-name="ce71" table:formula="of:=[.X33]+[.X34]" office:value-type="float" office:value="77.7849200097899" calcext:value-type="float">
            <text:p>77.78</text:p>
          </table:table-cell>
          <table:table-cell table:style-name="ce71" table:formula="of:=[.Y33]+[.Y34]" office:value-type="float" office:value="77.7849200097899" calcext:value-type="float">
            <text:p>77.78</text:p>
          </table:table-cell>
          <table:table-cell table:style-name="ce71" table:formula="of:=[.Z33]+[.Z34]" office:value-type="float" office:value="77.7849200097899" calcext:value-type="float">
            <text:p>77.78</text:p>
          </table:table-cell>
          <table:table-cell table:style-name="ce71" table:formula="of:=[.AA33]+[.AA34]" office:value-type="float" office:value="77.7849200097899" calcext:value-type="float">
            <text:p>77.78</text:p>
          </table:table-cell>
          <table:table-cell table:style-name="ce71" table:formula="of:=[.AB33]+[.AB34]" office:value-type="float" office:value="77.7849200097899" calcext:value-type="float">
            <text:p>77.78</text:p>
          </table:table-cell>
          <table:table-cell table:style-name="ce71" table:formula="of:=[.AC33]+[.AC34]" office:value-type="float" office:value="77.7849200097899" calcext:value-type="float">
            <text:p>77.78</text:p>
          </table:table-cell>
          <table:table-cell table:style-name="ce71" table:formula="of:=[.AD33]+[.AD34]" office:value-type="float" office:value="77.7849200097899" calcext:value-type="float">
            <text:p>77.78</text:p>
          </table:table-cell>
          <table:table-cell table:style-name="ce71" table:formula="of:=[.AE33]+[.AE34]" office:value-type="float" office:value="77.7849200097899" calcext:value-type="float">
            <text:p>77.78</text:p>
          </table:table-cell>
          <table:table-cell table:style-name="ce71" table:formula="of:=[.AF33]+[.AF34]" office:value-type="float" office:value="77.7849200097899" calcext:value-type="float">
            <text:p>77.78</text:p>
          </table:table-cell>
          <table:table-cell table:style-name="ce71" table:formula="of:=[.AG33]+[.AG34]" office:value-type="float" office:value="77.7849200097899" calcext:value-type="float">
            <text:p>77.78</text:p>
          </table:table-cell>
          <table:table-cell table:style-name="ce71" table:formula="of:=[.AH33]+[.AH34]" office:value-type="float" office:value="77.7849200097899" calcext:value-type="float">
            <text:p>77.78</text:p>
          </table:table-cell>
          <table:table-cell table:style-name="ce71" table:formula="of:=[.AI33]+[.AI34]" office:value-type="float" office:value="77.7849200097899" calcext:value-type="float">
            <text:p>77.78</text:p>
          </table:table-cell>
          <table:table-cell table:style-name="ce71" table:formula="of:=[.AJ33]+[.AJ34]" office:value-type="float" office:value="77.7849200097899" calcext:value-type="float">
            <text:p>77.78</text:p>
          </table:table-cell>
          <table:table-cell table:style-name="ce71" table:formula="of:=[.AK33]+[.AK34]" office:value-type="float" office:value="77.7849200097899" calcext:value-type="float">
            <text:p>77.78</text:p>
          </table:table-cell>
          <table:table-cell table:style-name="ce71" table:formula="of:=[.AL33]+[.AL34]" office:value-type="float" office:value="77.7849200097899" calcext:value-type="float">
            <text:p>77.78</text:p>
          </table:table-cell>
          <table:table-cell table:style-name="ce71" table:formula="of:=[.AM33]+[.AM34]" office:value-type="float" office:value="77.7849200097899" calcext:value-type="float">
            <text:p>77.78</text:p>
          </table:table-cell>
          <table:table-cell table:style-name="ce71" table:formula="of:=[.AN33]+[.AN34]" office:value-type="float" office:value="77.7849200097899" calcext:value-type="float">
            <text:p>77.78</text:p>
          </table:table-cell>
          <table:table-cell table:style-name="ce71" table:formula="of:=[.AO33]+[.AO34]" office:value-type="float" office:value="77.7849200097899" calcext:value-type="float">
            <text:p>77.78</text:p>
          </table:table-cell>
          <table:table-cell table:style-name="ce71" table:formula="of:=[.AP33]+[.AP34]" office:value-type="float" office:value="77.7849200097899" calcext:value-type="float">
            <text:p>77.78</text:p>
          </table:table-cell>
          <table:table-cell table:style-name="ce71" table:formula="of:=[.AQ33]+[.AQ34]" office:value-type="float" office:value="77.7849200097899" calcext:value-type="float">
            <text:p>77.78</text:p>
          </table:table-cell>
          <table:table-cell table:style-name="ce87" table:number-columns-repeated="981"/>
        </table:table-row>
        <table:table-row table:style-name="ro1">
          <table:table-cell table:style-name="ce66" office:value-type="string" calcext:value-type="string">
            <text:p>TURPE </text:p>
          </table:table-cell>
          <table:table-cell table:style-name="ce66" table:number-columns-repeated="6"/>
          <table:table-cell table:style-name="ce79" office:value-type="float" office:value="23" calcext:value-type="float">
            <text:p>23.00</text:p>
          </table:table-cell>
          <table:table-cell table:style-name="ce79" table:formula="of:=[.H33]*1.01" office:value-type="float" office:value="23.23" calcext:value-type="float">
            <text:p>23.23</text:p>
          </table:table-cell>
          <table:table-cell table:style-name="ce79" table:formula="of:=[.I33]*1.01" office:value-type="float" office:value="23.4623" calcext:value-type="float">
            <text:p>23.46</text:p>
          </table:table-cell>
          <table:table-cell table:style-name="ce79" table:formula="of:=[.J33]*1.01" office:value-type="float" office:value="23.696923" calcext:value-type="float">
            <text:p>23.70</text:p>
          </table:table-cell>
          <table:table-cell table:style-name="ce79" table:formula="of:=[.K33]*1.01" office:value-type="float" office:value="23.93389223" calcext:value-type="float">
            <text:p>23.93</text:p>
          </table:table-cell>
          <table:table-cell table:style-name="ce79" table:formula="of:=[.L33]*1.01" office:value-type="float" office:value="24.1732311523" calcext:value-type="float">
            <text:p>24.17</text:p>
          </table:table-cell>
          <table:table-cell table:style-name="ce79" table:formula="of:=[.M33]*1.01" office:value-type="float" office:value="24.414963463823" calcext:value-type="float">
            <text:p>24.41</text:p>
          </table:table-cell>
          <table:table-cell table:style-name="ce79" table:formula="of:=[.N33]*1.01" office:value-type="float" office:value="24.6591130984612" calcext:value-type="float">
            <text:p>24.66</text:p>
          </table:table-cell>
          <table:table-cell table:style-name="ce79" table:formula="of:=[.O33]*1.01" office:value-type="float" office:value="24.9057042294458" calcext:value-type="float">
            <text:p>24.91</text:p>
          </table:table-cell>
          <table:table-cell table:style-name="ce79" table:formula="of:=[.P33]*1.01" office:value-type="float" office:value="25.1547612717403" calcext:value-type="float">
            <text:p>25.15</text:p>
          </table:table-cell>
          <table:table-cell table:style-name="ce79" table:formula="of:=[.Q33]*1.01" office:value-type="float" office:value="25.4063088844577" calcext:value-type="float">
            <text:p>25.41</text:p>
          </table:table-cell>
          <table:table-cell table:style-name="ce79" table:formula="of:=[.R33]*1.01" office:value-type="float" office:value="25.6603719733023" calcext:value-type="float">
            <text:p>25.66</text:p>
          </table:table-cell>
          <table:table-cell table:style-name="ce79" table:formula="of:=[.S33]*1.01" office:value-type="float" office:value="25.9169756930353" calcext:value-type="float">
            <text:p>25.92</text:p>
          </table:table-cell>
          <table:table-cell table:style-name="ce79" table:formula="of:=[.T33]*1.01" office:value-type="float" office:value="26.1761454499657" calcext:value-type="float">
            <text:p>26.18</text:p>
          </table:table-cell>
          <table:table-cell table:style-name="ce79" table:formula="of:=[.U33]*1.01" office:value-type="float" office:value="26.4379069044653" calcext:value-type="float">
            <text:p>26.44</text:p>
          </table:table-cell>
          <table:table-cell table:style-name="ce79" table:formula="of:=[.V33]*1.01" office:value-type="float" office:value="26.70228597351" calcext:value-type="float">
            <text:p>26.70</text:p>
          </table:table-cell>
          <table:table-cell table:style-name="ce79" table:formula="of:=[.W33]" office:value-type="float" office:value="26.70228597351" calcext:value-type="float">
            <office:annotation draw:style-name="gr16" draw:text-style-name="P2" svg:width="30.46mm" svg:height="20.63mm" svg:x="477.17mm" svg:y="138.46mm" draw:caption-point-x="313.88mm" draw:caption-point-y="92.78mm">
              <dc:date>2017-08-28T00:00:00</dc:date>
              <text:p text:style-name="P1"><text:span text:style-name="T1">BAIZ Adam - CGDD/SEEI/MA3:</text:span></text:p>
              <text:p text:style-name="P1"><text:span text:style-name="T2">stable dès 2030</text:span></text:p>
            </office:annotation>
            <text:p>26.70</text:p>
          </table:table-cell>
          <table:table-cell table:style-name="ce79" table:formula="of:=[.X33]" office:value-type="float" office:value="26.70228597351" calcext:value-type="float">
            <text:p>26.70</text:p>
          </table:table-cell>
          <table:table-cell table:style-name="ce79" table:formula="of:=[.Y33]" office:value-type="float" office:value="26.70228597351" calcext:value-type="float">
            <text:p>26.70</text:p>
          </table:table-cell>
          <table:table-cell table:style-name="ce79" table:formula="of:=[.Z33]" office:value-type="float" office:value="26.70228597351" calcext:value-type="float">
            <text:p>26.70</text:p>
          </table:table-cell>
          <table:table-cell table:style-name="ce79" table:formula="of:=[.AA33]" office:value-type="float" office:value="26.70228597351" calcext:value-type="float">
            <text:p>26.70</text:p>
          </table:table-cell>
          <table:table-cell table:style-name="ce79" table:formula="of:=[.AB33]" office:value-type="float" office:value="26.70228597351" calcext:value-type="float">
            <text:p>26.70</text:p>
          </table:table-cell>
          <table:table-cell table:style-name="ce79" table:formula="of:=[.AC33]" office:value-type="float" office:value="26.70228597351" calcext:value-type="float">
            <text:p>26.70</text:p>
          </table:table-cell>
          <table:table-cell table:style-name="ce79" table:formula="of:=[.AD33]" office:value-type="float" office:value="26.70228597351" calcext:value-type="float">
            <text:p>26.70</text:p>
          </table:table-cell>
          <table:table-cell table:style-name="ce79" table:formula="of:=[.AE33]" office:value-type="float" office:value="26.70228597351" calcext:value-type="float">
            <text:p>26.70</text:p>
          </table:table-cell>
          <table:table-cell table:style-name="ce79" table:formula="of:=[.AF33]" office:value-type="float" office:value="26.70228597351" calcext:value-type="float">
            <text:p>26.70</text:p>
          </table:table-cell>
          <table:table-cell table:style-name="ce79" table:formula="of:=[.AG33]" office:value-type="float" office:value="26.70228597351" calcext:value-type="float">
            <text:p>26.70</text:p>
          </table:table-cell>
          <table:table-cell table:style-name="ce79" table:formula="of:=[.AH33]" office:value-type="float" office:value="26.70228597351" calcext:value-type="float">
            <text:p>26.70</text:p>
          </table:table-cell>
          <table:table-cell table:style-name="ce79" table:formula="of:=[.AI33]" office:value-type="float" office:value="26.70228597351" calcext:value-type="float">
            <text:p>26.70</text:p>
          </table:table-cell>
          <table:table-cell table:style-name="ce79" table:formula="of:=[.AJ33]" office:value-type="float" office:value="26.70228597351" calcext:value-type="float">
            <text:p>26.70</text:p>
          </table:table-cell>
          <table:table-cell table:style-name="ce79" table:formula="of:=[.AK33]" office:value-type="float" office:value="26.70228597351" calcext:value-type="float">
            <text:p>26.70</text:p>
          </table:table-cell>
          <table:table-cell table:style-name="ce79" table:formula="of:=[.AL33]" office:value-type="float" office:value="26.70228597351" calcext:value-type="float">
            <text:p>26.70</text:p>
          </table:table-cell>
          <table:table-cell table:style-name="ce79" table:formula="of:=[.AM33]" office:value-type="float" office:value="26.70228597351" calcext:value-type="float">
            <text:p>26.70</text:p>
          </table:table-cell>
          <table:table-cell table:style-name="ce79" table:formula="of:=[.AN33]" office:value-type="float" office:value="26.70228597351" calcext:value-type="float">
            <text:p>26.70</text:p>
          </table:table-cell>
          <table:table-cell table:style-name="ce79" table:formula="of:=[.AO33]" office:value-type="float" office:value="26.70228597351" calcext:value-type="float">
            <text:p>26.70</text:p>
          </table:table-cell>
          <table:table-cell table:style-name="ce79" table:formula="of:=[.AP33]" office:value-type="float" office:value="26.70228597351" calcext:value-type="float">
            <text:p>26.70</text:p>
          </table:table-cell>
          <table:table-cell table:number-columns-repeated="981"/>
        </table:table-row>
        <table:table-row table:style-name="ro1">
          <table:table-cell table:style-name="ce66" office:value-type="string" calcext:value-type="string">
            <text:p>Fourniture (yc coûts commerciaux)</text:p>
          </table:table-cell>
          <table:table-cell table:style-name="ce66" table:number-columns-repeated="6"/>
          <table:table-cell table:style-name="ce79" office:value-type="float" office:value="44" calcext:value-type="float">
            <text:p>44.00</text:p>
          </table:table-cell>
          <table:table-cell table:style-name="ce79" table:formula="of:=[.H34]*1.01" office:value-type="float" office:value="44.44" calcext:value-type="float">
            <text:p>44.44</text:p>
          </table:table-cell>
          <table:table-cell table:style-name="ce79" table:formula="of:=[.I34]*1.01" office:value-type="float" office:value="44.8844" calcext:value-type="float">
            <text:p>44.88</text:p>
          </table:table-cell>
          <table:table-cell table:style-name="ce79" table:formula="of:=[.J34]*1.01" office:value-type="float" office:value="45.333244" calcext:value-type="float">
            <text:p>45.33</text:p>
          </table:table-cell>
          <table:table-cell table:style-name="ce79" table:formula="of:=[.K34]*1.01" office:value-type="float" office:value="45.78657644" calcext:value-type="float">
            <text:p>45.79</text:p>
          </table:table-cell>
          <table:table-cell table:style-name="ce79" table:formula="of:=[.L34]*1.01" office:value-type="float" office:value="46.2444422044" calcext:value-type="float">
            <text:p>46.24</text:p>
          </table:table-cell>
          <table:table-cell table:style-name="ce79" table:formula="of:=[.M34]*1.01" office:value-type="float" office:value="46.706886626444" calcext:value-type="float">
            <text:p>46.71</text:p>
          </table:table-cell>
          <table:table-cell table:style-name="ce79" table:formula="of:=[.N34]*1.01" office:value-type="float" office:value="47.1739554927084" calcext:value-type="float">
            <text:p>47.17</text:p>
          </table:table-cell>
          <table:table-cell table:style-name="ce79" table:formula="of:=[.O34]*1.01" office:value-type="float" office:value="47.6456950476355" calcext:value-type="float">
            <text:p>47.65</text:p>
          </table:table-cell>
          <table:table-cell table:style-name="ce79" table:formula="of:=[.P34]*1.01" office:value-type="float" office:value="48.1221519981119" calcext:value-type="float">
            <text:p>48.12</text:p>
          </table:table-cell>
          <table:table-cell table:style-name="ce79" table:formula="of:=[.Q34]*1.01" office:value-type="float" office:value="48.603373518093" calcext:value-type="float">
            <text:p>48.60</text:p>
          </table:table-cell>
          <table:table-cell table:style-name="ce79" table:formula="of:=[.R34]*1.01" office:value-type="float" office:value="49.0894072532739" calcext:value-type="float">
            <text:p>49.09</text:p>
          </table:table-cell>
          <table:table-cell table:style-name="ce79" table:formula="of:=[.S34]*1.01" office:value-type="float" office:value="49.5803013258067" calcext:value-type="float">
            <text:p>49.58</text:p>
          </table:table-cell>
          <table:table-cell table:style-name="ce79" table:formula="of:=[.T34]*1.01" office:value-type="float" office:value="50.0761043390647" calcext:value-type="float">
            <text:p>50.08</text:p>
          </table:table-cell>
          <table:table-cell table:style-name="ce79" table:formula="of:=[.U34]*1.01" office:value-type="float" office:value="50.5768653824554" calcext:value-type="float">
            <text:p>50.58</text:p>
          </table:table-cell>
          <table:table-cell table:style-name="ce79" table:formula="of:=[.V34]*1.01" office:value-type="float" office:value="51.0826340362799" calcext:value-type="float">
            <text:p>51.08</text:p>
          </table:table-cell>
          <table:table-cell table:style-name="ce79" table:formula="of:=[.W34]" office:value-type="float" office:value="51.0826340362799" calcext:value-type="float">
            <office:annotation draw:style-name="gr16" draw:text-style-name="P2" svg:width="30.46mm" svg:height="20.63mm" svg:x="477.17mm" svg:y="142.96mm" draw:caption-point-x="313.88mm" draw:caption-point-y="93.85mm">
              <dc:date>2017-08-28T00:00:00</dc:date>
              <text:p text:style-name="P1"><text:span text:style-name="T1">BAIZ Adam - CGDD/SEEI/MA3:</text:span></text:p>
              <text:p text:style-name="P1"><text:span text:style-name="T2">stable dès 2030</text:span></text:p>
            </office:annotation>
            <text:p>51.08</text:p>
          </table:table-cell>
          <table:table-cell table:style-name="ce79" table:formula="of:=[.X34]" office:value-type="float" office:value="51.0826340362799" calcext:value-type="float">
            <text:p>51.08</text:p>
          </table:table-cell>
          <table:table-cell table:style-name="ce79" table:formula="of:=[.Y34]" office:value-type="float" office:value="51.0826340362799" calcext:value-type="float">
            <text:p>51.08</text:p>
          </table:table-cell>
          <table:table-cell table:style-name="ce79" table:formula="of:=[.Z34]" office:value-type="float" office:value="51.0826340362799" calcext:value-type="float">
            <text:p>51.08</text:p>
          </table:table-cell>
          <table:table-cell table:style-name="ce79" table:formula="of:=[.AA34]" office:value-type="float" office:value="51.0826340362799" calcext:value-type="float">
            <text:p>51.08</text:p>
          </table:table-cell>
          <table:table-cell table:style-name="ce79" table:formula="of:=[.AB34]" office:value-type="float" office:value="51.0826340362799" calcext:value-type="float">
            <text:p>51.08</text:p>
          </table:table-cell>
          <table:table-cell table:style-name="ce79" table:formula="of:=[.AC34]" office:value-type="float" office:value="51.0826340362799" calcext:value-type="float">
            <text:p>51.08</text:p>
          </table:table-cell>
          <table:table-cell table:style-name="ce79" table:formula="of:=[.AD34]" office:value-type="float" office:value="51.0826340362799" calcext:value-type="float">
            <text:p>51.08</text:p>
          </table:table-cell>
          <table:table-cell table:style-name="ce79" table:formula="of:=[.AE34]" office:value-type="float" office:value="51.0826340362799" calcext:value-type="float">
            <text:p>51.08</text:p>
          </table:table-cell>
          <table:table-cell table:style-name="ce79" table:formula="of:=[.AF34]" office:value-type="float" office:value="51.0826340362799" calcext:value-type="float">
            <text:p>51.08</text:p>
          </table:table-cell>
          <table:table-cell table:style-name="ce79" table:formula="of:=[.AG34]" office:value-type="float" office:value="51.0826340362799" calcext:value-type="float">
            <text:p>51.08</text:p>
          </table:table-cell>
          <table:table-cell table:style-name="ce79" table:formula="of:=[.AH34]" office:value-type="float" office:value="51.0826340362799" calcext:value-type="float">
            <text:p>51.08</text:p>
          </table:table-cell>
          <table:table-cell table:style-name="ce79" table:formula="of:=[.AI34]" office:value-type="float" office:value="51.0826340362799" calcext:value-type="float">
            <text:p>51.08</text:p>
          </table:table-cell>
          <table:table-cell table:style-name="ce79" table:formula="of:=[.AJ34]" office:value-type="float" office:value="51.0826340362799" calcext:value-type="float">
            <text:p>51.08</text:p>
          </table:table-cell>
          <table:table-cell table:style-name="ce79" table:formula="of:=[.AK34]" office:value-type="float" office:value="51.0826340362799" calcext:value-type="float">
            <text:p>51.08</text:p>
          </table:table-cell>
          <table:table-cell table:style-name="ce79" table:formula="of:=[.AL34]" office:value-type="float" office:value="51.0826340362799" calcext:value-type="float">
            <text:p>51.08</text:p>
          </table:table-cell>
          <table:table-cell table:style-name="ce79" table:formula="of:=[.AM34]" office:value-type="float" office:value="51.0826340362799" calcext:value-type="float">
            <text:p>51.08</text:p>
          </table:table-cell>
          <table:table-cell table:style-name="ce79" table:formula="of:=[.AN34]" office:value-type="float" office:value="51.0826340362799" calcext:value-type="float">
            <text:p>51.08</text:p>
          </table:table-cell>
          <table:table-cell table:style-name="ce79" table:formula="of:=[.AO34]" office:value-type="float" office:value="51.0826340362799" calcext:value-type="float">
            <text:p>51.08</text:p>
          </table:table-cell>
          <table:table-cell table:style-name="ce79" table:formula="of:=[.AP34]" office:value-type="float" office:value="51.0826340362799" calcext:value-type="float">
            <text:p>51.08</text:p>
          </table:table-cell>
          <table:table-cell table:number-columns-repeated="981"/>
        </table:table-row>
        <table:table-row table:style-name="ro1">
          <table:table-cell table:style-name="ce66" office:value-type="string" calcext:value-type="string">
            <text:p>CSPE</text:p>
          </table:table-cell>
          <table:table-cell table:style-name="ce66" table:number-columns-repeated="6"/>
          <table:table-cell table:style-name="ce79" table:formula="of:=0.0189*1000" office:value-type="float" office:value="18.9" calcext:value-type="float">
            <text:p>18.90</text:p>
          </table:table-cell>
          <table:table-cell table:style-name="ce79" table:formula="of:=0.0225*1000" office:value-type="float" office:value="22.5" calcext:value-type="float">
            <office:annotation draw:style-name="gr17" draw:text-style-name="P2" svg:width="26.81mm" svg:height="20.64mm" svg:x="150.05mm" svg:y="153.3mm" draw:caption-point-x="225.85mm" draw:caption-point-y="89.08mm">
              <dc:date>2017-08-28T00:00:00</dc:date>
              <text:p text:style-name="P1"><text:span text:style-name="T1">BAIZ Adam - CGDD/SEEI/MA3:</text:span></text:p>
              <text:p text:style-name="P1"><text:span text:style-name="T2">gelé dès 2016</text:span></text:p>
            </office:annotation>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number-columns-repeated="981"/>
        </table:table-row>
        <table:table-row table:style-name="ro1">
          <table:table-cell table:style-name="ce66" office:value-type="string" calcext:value-type="string">
            <office:annotation draw:style-name="gr7" draw:text-style-name="P2" svg:width="38.11mm" svg:height="25.05mm" svg:x="0mm" svg:y="149.78mm" draw:caption-point-x="167.32mm" draw:caption-point-y="98.18mm">
              <dc:date>2017-08-28T00:00:00</dc:date>
              <text:p text:style-name="P1"><text:span text:style-name="T1">BAIZ Adam - CGDD/SEEI/MA3:</text:span></text:p>
              <text:p text:style-name="P1"><text:span text:style-name="T2">pour couvrir tous les coûts des ENR électriques </text:span></text:p>
              <text:p text:style-name="P1"><text:span text:style-name="T2"/></text:p>
            </office:annotation>
            <text:p>majoration CSPE</text:p>
          </table:table-cell>
          <table:table-cell table:style-name="ce66" table:number-columns-repeated="6"/>
          <table:table-cell table:number-columns-repeated="2" table:style-name="ce79" office:value-type="float" office:value="0" calcext:value-type="float">
            <text:p>0.00</text:p>
          </table:table-cell>
          <table:table-cell table:style-name="ce79" office:value-type="float" office:value="3" calcext:value-type="float">
            <text:p>3.00</text:p>
          </table:table-cell>
          <table:table-cell table:style-name="ce79" table:formula="of:=[.J36]+[.$J$36]" office:value-type="float" office:value="6" calcext:value-type="float">
            <text:p>6.00</text:p>
          </table:table-cell>
          <table:table-cell table:style-name="ce79" table:formula="of:=[.K36]+[.$J$36]" office:value-type="float" office:value="9" calcext:value-type="float">
            <text:p>9.00</text:p>
          </table:table-cell>
          <table:table-cell table:style-name="ce79" table:formula="of:=[.L36]+[.$J$36]" office:value-type="float" office:value="12" calcext:value-type="float">
            <text:p>12.00</text:p>
          </table:table-cell>
          <table:table-cell table:style-name="ce79" table:formula="of:=[.M36]+[.$J$36]" office:value-type="float" office:value="15" calcext:value-type="float">
            <text:p>15.00</text:p>
          </table:table-cell>
          <table:table-cell table:style-name="ce79" table:formula="of:=[.N36]+[.$J$36]" office:value-type="float" office:value="18" calcext:value-type="float">
            <text:p>18.00</text:p>
          </table:table-cell>
          <table:table-cell table:style-name="ce79" table:formula="of:=[.O36]+[.$J$36]" office:value-type="float" office:value="21" calcext:value-type="float">
            <text:p>21.00</text:p>
          </table:table-cell>
          <table:table-cell table:style-name="ce79" table:formula="of:=[.P36]+[.$J$36]" office:value-type="float" office:value="24" calcext:value-type="float">
            <text:p>24.00</text:p>
          </table:table-cell>
          <table:table-cell table:style-name="ce79" table:formula="of:=[.Q36]+[.$J$36]" office:value-type="float" office:value="27" calcext:value-type="float">
            <text:p>27.00</text:p>
          </table:table-cell>
          <table:table-cell table:style-name="ce79" table:formula="of:=[.R36]" office:value-type="float" office:value="27" calcext:value-type="float">
            <text:p>27.00</text:p>
          </table:table-cell>
          <table:table-cell table:style-name="ce79" table:formula="of:=[.S36]" office:value-type="float" office:value="27" calcext:value-type="float">
            <text:p>27.00</text:p>
          </table:table-cell>
          <table:table-cell table:style-name="ce79" table:formula="of:=[.T36]" office:value-type="float" office:value="27" calcext:value-type="float">
            <text:p>27.00</text:p>
          </table:table-cell>
          <table:table-cell table:style-name="ce79" table:formula="of:=[.U36]" office:value-type="float" office:value="27" calcext:value-type="float">
            <text:p>27.00</text:p>
          </table:table-cell>
          <table:table-cell table:style-name="ce79" table:formula="of:=[.V36]" office:value-type="float" office:value="27" calcext:value-type="float">
            <text:p>27.00</text:p>
          </table:table-cell>
          <table:table-cell table:style-name="ce79" table:formula="of:=[.W36]" office:value-type="float" office:value="27" calcext:value-type="float">
            <text:p>27.00</text:p>
          </table:table-cell>
          <table:table-cell table:style-name="ce79" table:formula="of:=[.X36]" office:value-type="float" office:value="27" calcext:value-type="float">
            <text:p>27.00</text:p>
          </table:table-cell>
          <table:table-cell table:style-name="ce79" table:formula="of:=[.Y36]" office:value-type="float" office:value="27" calcext:value-type="float">
            <text:p>27.00</text:p>
          </table:table-cell>
          <table:table-cell table:style-name="ce79" table:formula="of:=[.Z36]" office:value-type="float" office:value="27" calcext:value-type="float">
            <text:p>27.00</text:p>
          </table:table-cell>
          <table:table-cell table:style-name="ce79" table:formula="of:=[.AA36]" office:value-type="float" office:value="27" calcext:value-type="float">
            <text:p>27.00</text:p>
          </table:table-cell>
          <table:table-cell table:style-name="ce79" table:formula="of:=[.AB36]" office:value-type="float" office:value="27" calcext:value-type="float">
            <text:p>27.00</text:p>
          </table:table-cell>
          <table:table-cell table:style-name="ce79" table:formula="of:=[.AC36]" office:value-type="float" office:value="27" calcext:value-type="float">
            <text:p>27.00</text:p>
          </table:table-cell>
          <table:table-cell table:style-name="ce79" table:formula="of:=[.AD36]" office:value-type="float" office:value="27" calcext:value-type="float">
            <text:p>27.00</text:p>
          </table:table-cell>
          <table:table-cell table:style-name="ce79" table:formula="of:=[.AE36]" office:value-type="float" office:value="27" calcext:value-type="float">
            <text:p>27.00</text:p>
          </table:table-cell>
          <table:table-cell table:style-name="ce79" table:formula="of:=[.AF36]" office:value-type="float" office:value="27" calcext:value-type="float">
            <text:p>27.00</text:p>
          </table:table-cell>
          <table:table-cell table:style-name="ce79" table:formula="of:=[.AG36]" office:value-type="float" office:value="27" calcext:value-type="float">
            <text:p>27.00</text:p>
          </table:table-cell>
          <table:table-cell table:style-name="ce79" table:formula="of:=[.AH36]" office:value-type="float" office:value="27" calcext:value-type="float">
            <text:p>27.00</text:p>
          </table:table-cell>
          <table:table-cell table:style-name="ce79" table:formula="of:=[.AI36]" office:value-type="float" office:value="27" calcext:value-type="float">
            <text:p>27.00</text:p>
          </table:table-cell>
          <table:table-cell table:style-name="ce79" table:formula="of:=[.AJ36]" office:value-type="float" office:value="27" calcext:value-type="float">
            <text:p>27.00</text:p>
          </table:table-cell>
          <table:table-cell table:style-name="ce79" table:formula="of:=[.AK36]" office:value-type="float" office:value="27" calcext:value-type="float">
            <text:p>27.00</text:p>
          </table:table-cell>
          <table:table-cell table:style-name="ce79" table:formula="of:=[.AL36]" office:value-type="float" office:value="27" calcext:value-type="float">
            <text:p>27.00</text:p>
          </table:table-cell>
          <table:table-cell table:style-name="ce79" table:formula="of:=[.AM36]" office:value-type="float" office:value="27" calcext:value-type="float">
            <text:p>27.00</text:p>
          </table:table-cell>
          <table:table-cell table:style-name="ce79" table:formula="of:=[.AN36]" office:value-type="float" office:value="27" calcext:value-type="float">
            <text:p>27.00</text:p>
          </table:table-cell>
          <table:table-cell table:style-name="ce79" table:formula="of:=[.AO36]" office:value-type="float" office:value="27" calcext:value-type="float">
            <text:p>27.00</text:p>
          </table:table-cell>
          <table:table-cell table:style-name="ce79" table:formula="of:=[.AP36]" office:value-type="float" office:value="27" calcext:value-type="float">
            <text:p>27.00</text:p>
          </table:table-cell>
          <table:table-cell table:number-columns-repeated="981"/>
        </table:table-row>
        <table:table-row table:style-name="ro1">
          <table:table-cell table:style-name="ce66" office:value-type="string" calcext:value-type="string">
            <text:p>TCFE</text:p>
          </table:table-cell>
          <table:table-cell table:style-name="ce66" table:number-columns-repeated="6"/>
          <table:table-cell table:style-name="ce79" office:value-type="float" office:value="0" calcext:value-type="float">
            <text:p>0.00</text:p>
          </table:table-cell>
          <table:table-cell table:style-name="ce79" table:formula="of:=[.H37]" office:value-type="float" office:value="0" calcext:value-type="float">
            <text:p>0.00</text:p>
          </table:table-cell>
          <table:table-cell table:style-name="ce79" table:formula="of:=[.I37]" office:value-type="float" office:value="0" calcext:value-type="float">
            <text:p>0.00</text:p>
          </table:table-cell>
          <table:table-cell table:style-name="ce79" table:formula="of:=[.J37]" office:value-type="float" office:value="0" calcext:value-type="float">
            <text:p>0.00</text:p>
          </table:table-cell>
          <table:table-cell table:style-name="ce79" table:formula="of:=[.K37]" office:value-type="float" office:value="0" calcext:value-type="float">
            <text:p>0.00</text:p>
          </table:table-cell>
          <table:table-cell table:style-name="ce79" table:formula="of:=[.L37]" office:value-type="float" office:value="0" calcext:value-type="float">
            <text:p>0.00</text:p>
          </table:table-cell>
          <table:table-cell table:style-name="ce79" table:formula="of:=[.M37]" office:value-type="float" office:value="0" calcext:value-type="float">
            <text:p>0.00</text:p>
          </table:table-cell>
          <table:table-cell table:style-name="ce79" table:formula="of:=[.N37]" office:value-type="float" office:value="0" calcext:value-type="float">
            <text:p>0.00</text:p>
          </table:table-cell>
          <table:table-cell table:style-name="ce79" table:formula="of:=[.O37]" office:value-type="float" office:value="0" calcext:value-type="float">
            <text:p>0.00</text:p>
          </table:table-cell>
          <table:table-cell table:style-name="ce79" table:formula="of:=[.P37]" office:value-type="float" office:value="0" calcext:value-type="float">
            <text:p>0.00</text:p>
          </table:table-cell>
          <table:table-cell table:style-name="ce79" table:formula="of:=[.Q37]" office:value-type="float" office:value="0" calcext:value-type="float">
            <text:p>0.00</text:p>
          </table:table-cell>
          <table:table-cell table:style-name="ce79" table:formula="of:=[.R37]" office:value-type="float" office:value="0" calcext:value-type="float">
            <text:p>0.00</text:p>
          </table:table-cell>
          <table:table-cell table:style-name="ce79" table:formula="of:=[.S37]" office:value-type="float" office:value="0" calcext:value-type="float">
            <text:p>0.00</text:p>
          </table:table-cell>
          <table:table-cell table:style-name="ce79" table:formula="of:=[.T37]" office:value-type="float" office:value="0" calcext:value-type="float">
            <text:p>0.00</text:p>
          </table:table-cell>
          <table:table-cell table:style-name="ce79" table:formula="of:=[.U37]" office:value-type="float" office:value="0" calcext:value-type="float">
            <text:p>0.00</text:p>
          </table:table-cell>
          <table:table-cell table:style-name="ce79" table:formula="of:=[.V37]" office:value-type="float" office:value="0" calcext:value-type="float">
            <text:p>0.00</text:p>
          </table:table-cell>
          <table:table-cell table:style-name="ce79" table:formula="of:=[.W37]" office:value-type="float" office:value="0" calcext:value-type="float">
            <text:p>0.00</text:p>
          </table:table-cell>
          <table:table-cell table:style-name="ce79" table:formula="of:=[.X37]" office:value-type="float" office:value="0" calcext:value-type="float">
            <text:p>0.00</text:p>
          </table:table-cell>
          <table:table-cell table:style-name="ce79" table:formula="of:=[.Y37]" office:value-type="float" office:value="0" calcext:value-type="float">
            <text:p>0.00</text:p>
          </table:table-cell>
          <table:table-cell table:style-name="ce79" table:formula="of:=[.Z37]" office:value-type="float" office:value="0" calcext:value-type="float">
            <text:p>0.00</text:p>
          </table:table-cell>
          <table:table-cell table:style-name="ce79" table:formula="of:=[.AA37]" office:value-type="float" office:value="0" calcext:value-type="float">
            <text:p>0.00</text:p>
          </table:table-cell>
          <table:table-cell table:style-name="ce79" table:formula="of:=[.AB37]" office:value-type="float" office:value="0" calcext:value-type="float">
            <text:p>0.00</text:p>
          </table:table-cell>
          <table:table-cell table:style-name="ce79" table:formula="of:=[.AC37]" office:value-type="float" office:value="0" calcext:value-type="float">
            <text:p>0.00</text:p>
          </table:table-cell>
          <table:table-cell table:style-name="ce79" table:formula="of:=[.AD37]" office:value-type="float" office:value="0" calcext:value-type="float">
            <text:p>0.00</text:p>
          </table:table-cell>
          <table:table-cell table:style-name="ce79" table:formula="of:=[.AE37]" office:value-type="float" office:value="0" calcext:value-type="float">
            <text:p>0.00</text:p>
          </table:table-cell>
          <table:table-cell table:style-name="ce79" table:formula="of:=[.AF37]" office:value-type="float" office:value="0" calcext:value-type="float">
            <text:p>0.00</text:p>
          </table:table-cell>
          <table:table-cell table:style-name="ce79" table:formula="of:=[.AG37]" office:value-type="float" office:value="0" calcext:value-type="float">
            <text:p>0.00</text:p>
          </table:table-cell>
          <table:table-cell table:style-name="ce79" table:formula="of:=[.AH37]" office:value-type="float" office:value="0" calcext:value-type="float">
            <text:p>0.00</text:p>
          </table:table-cell>
          <table:table-cell table:style-name="ce79" table:formula="of:=[.AI37]" office:value-type="float" office:value="0" calcext:value-type="float">
            <text:p>0.00</text:p>
          </table:table-cell>
          <table:table-cell table:style-name="ce79" table:formula="of:=[.AJ37]" office:value-type="float" office:value="0" calcext:value-type="float">
            <text:p>0.00</text:p>
          </table:table-cell>
          <table:table-cell table:style-name="ce79" table:formula="of:=[.AK37]" office:value-type="float" office:value="0" calcext:value-type="float">
            <text:p>0.00</text:p>
          </table:table-cell>
          <table:table-cell table:style-name="ce79" table:formula="of:=[.AL37]" office:value-type="float" office:value="0" calcext:value-type="float">
            <text:p>0.00</text:p>
          </table:table-cell>
          <table:table-cell table:style-name="ce79" table:formula="of:=[.AM37]" office:value-type="float" office:value="0" calcext:value-type="float">
            <text:p>0.00</text:p>
          </table:table-cell>
          <table:table-cell table:style-name="ce79" table:formula="of:=[.AN37]" office:value-type="float" office:value="0" calcext:value-type="float">
            <text:p>0.00</text:p>
          </table:table-cell>
          <table:table-cell table:style-name="ce79" table:formula="of:=[.AO37]" office:value-type="float" office:value="0" calcext:value-type="float">
            <text:p>0.00</text:p>
          </table:table-cell>
          <table:table-cell table:style-name="ce79" table:formula="of:=[.AP37]" office:value-type="float" office:value="0" calcext:value-type="float">
            <text:p>0.00</text:p>
          </table:table-cell>
          <table:table-cell table:number-columns-repeated="981"/>
        </table:table-row>
        <table:table-row table:style-name="ro1">
          <table:table-cell table:style-name="ce66" office:value-type="string" calcext:value-type="string">
            <office:annotation draw:style-name="gr33" draw:text-style-name="P2" svg:width="80.87mm" svg:height="24.34mm" svg:x="0mm" svg:y="153.08mm" draw:caption-point-x="167.32mm" draw:caption-point-y="106.02mm">
              <dc:date>2017-08-28T00:00:00</dc:date>
              <text:p text:style-name="P1"><text:span text:style-name="T1">BAIZ Adam - CGDD/SEEI/MA3:</text:span></text:p>
              <text:p text:style-name="P1"><text:span text:style-name="T2">ordre de grandeur seulement. Autrement ça vaut 27.04% de la partie acheminement -fixe donc- de l'abonnement</text:span></text:p>
            </office:annotation>
            <text:p>CTA</text:p>
          </table:table-cell>
          <table:table-cell table:style-name="ce66" table:number-columns-repeated="6"/>
          <table:table-cell table:style-name="ce79" office:value-type="float" office:value="1" calcext:value-type="float">
            <office:annotation draw:style-name="gr12" draw:text-style-name="P2" svg:width="26.81mm" svg:height="21.21mm" svg:x="165.41mm" svg:y="155.98mm" draw:caption-point-x="170.17mm" draw:caption-point-y="103.12mm">
              <dc:date>2017-08-28T00:00:00</dc:date>
              <text:p text:style-name="P1"><text:span text:style-name="T1">BAIZ Adam - CGDD/SEEI/MA3:</text:span></text:p>
              <text:p text:style-name="P1"><text:span text:style-name="T2">environ 2% du total TTC</text:span></text:p>
            </office:annotation>
            <text:p>1.00</text:p>
          </table:table-cell>
          <table:table-cell table:style-name="ce79" table:formula="of:=[.H38]" office:value-type="float" office:value="1" calcext:value-type="float">
            <text:p>1.00</text:p>
          </table:table-cell>
          <table:table-cell table:style-name="ce79" table:formula="of:=[.I38]" office:value-type="float" office:value="1" calcext:value-type="float">
            <text:p>1.00</text:p>
          </table:table-cell>
          <table:table-cell table:style-name="ce79" table:formula="of:=[.J38]" office:value-type="float" office:value="1" calcext:value-type="float">
            <text:p>1.00</text:p>
          </table:table-cell>
          <table:table-cell table:style-name="ce79" table:formula="of:=[.K38]" office:value-type="float" office:value="1" calcext:value-type="float">
            <text:p>1.00</text:p>
          </table:table-cell>
          <table:table-cell table:style-name="ce79" table:formula="of:=[.L38]" office:value-type="float" office:value="1" calcext:value-type="float">
            <text:p>1.00</text:p>
          </table:table-cell>
          <table:table-cell table:style-name="ce79" table:formula="of:=[.M38]" office:value-type="float" office:value="1" calcext:value-type="float">
            <text:p>1.00</text:p>
          </table:table-cell>
          <table:table-cell table:style-name="ce79" table:formula="of:=[.N38]" office:value-type="float" office:value="1" calcext:value-type="float">
            <text:p>1.00</text:p>
          </table:table-cell>
          <table:table-cell table:style-name="ce79" table:formula="of:=[.O38]" office:value-type="float" office:value="1" calcext:value-type="float">
            <text:p>1.00</text:p>
          </table:table-cell>
          <table:table-cell table:style-name="ce79" table:formula="of:=[.P38]" office:value-type="float" office:value="1" calcext:value-type="float">
            <text:p>1.00</text:p>
          </table:table-cell>
          <table:table-cell table:style-name="ce79" table:formula="of:=[.Q38]" office:value-type="float" office:value="1" calcext:value-type="float">
            <text:p>1.00</text:p>
          </table:table-cell>
          <table:table-cell table:style-name="ce79" table:formula="of:=[.R38]" office:value-type="float" office:value="1" calcext:value-type="float">
            <text:p>1.00</text:p>
          </table:table-cell>
          <table:table-cell table:style-name="ce79" table:formula="of:=[.S38]" office:value-type="float" office:value="1" calcext:value-type="float">
            <text:p>1.00</text:p>
          </table:table-cell>
          <table:table-cell table:style-name="ce79" table:formula="of:=[.T38]" office:value-type="float" office:value="1" calcext:value-type="float">
            <text:p>1.00</text:p>
          </table:table-cell>
          <table:table-cell table:style-name="ce79" table:formula="of:=[.U38]" office:value-type="float" office:value="1" calcext:value-type="float">
            <text:p>1.00</text:p>
          </table:table-cell>
          <table:table-cell table:style-name="ce79" table:formula="of:=[.V38]" office:value-type="float" office:value="1" calcext:value-type="float">
            <text:p>1.00</text:p>
          </table:table-cell>
          <table:table-cell table:style-name="ce79" table:formula="of:=[.W38]" office:value-type="float" office:value="1" calcext:value-type="float">
            <text:p>1.00</text:p>
          </table:table-cell>
          <table:table-cell table:style-name="ce79" table:formula="of:=[.X38]" office:value-type="float" office:value="1" calcext:value-type="float">
            <text:p>1.00</text:p>
          </table:table-cell>
          <table:table-cell table:style-name="ce79" table:formula="of:=[.Y38]" office:value-type="float" office:value="1" calcext:value-type="float">
            <text:p>1.00</text:p>
          </table:table-cell>
          <table:table-cell table:style-name="ce79" table:formula="of:=[.Z38]" office:value-type="float" office:value="1" calcext:value-type="float">
            <text:p>1.00</text:p>
          </table:table-cell>
          <table:table-cell table:style-name="ce79" table:formula="of:=[.AA38]" office:value-type="float" office:value="1" calcext:value-type="float">
            <text:p>1.00</text:p>
          </table:table-cell>
          <table:table-cell table:style-name="ce79" table:formula="of:=[.AB38]" office:value-type="float" office:value="1" calcext:value-type="float">
            <text:p>1.00</text:p>
          </table:table-cell>
          <table:table-cell table:style-name="ce79" table:formula="of:=[.AC38]" office:value-type="float" office:value="1" calcext:value-type="float">
            <text:p>1.00</text:p>
          </table:table-cell>
          <table:table-cell table:style-name="ce79" table:formula="of:=[.AD38]" office:value-type="float" office:value="1" calcext:value-type="float">
            <text:p>1.00</text:p>
          </table:table-cell>
          <table:table-cell table:style-name="ce79" table:formula="of:=[.AE38]" office:value-type="float" office:value="1" calcext:value-type="float">
            <text:p>1.00</text:p>
          </table:table-cell>
          <table:table-cell table:style-name="ce79" table:formula="of:=[.AF38]" office:value-type="float" office:value="1" calcext:value-type="float">
            <text:p>1.00</text:p>
          </table:table-cell>
          <table:table-cell table:style-name="ce79" table:formula="of:=[.AG38]" office:value-type="float" office:value="1" calcext:value-type="float">
            <text:p>1.00</text:p>
          </table:table-cell>
          <table:table-cell table:style-name="ce79" table:formula="of:=[.AH38]" office:value-type="float" office:value="1" calcext:value-type="float">
            <text:p>1.00</text:p>
          </table:table-cell>
          <table:table-cell table:style-name="ce79" table:formula="of:=[.AI38]" office:value-type="float" office:value="1" calcext:value-type="float">
            <text:p>1.00</text:p>
          </table:table-cell>
          <table:table-cell table:style-name="ce79" table:formula="of:=[.AJ38]" office:value-type="float" office:value="1" calcext:value-type="float">
            <text:p>1.00</text:p>
          </table:table-cell>
          <table:table-cell table:style-name="ce79" table:formula="of:=[.AK38]" office:value-type="float" office:value="1" calcext:value-type="float">
            <text:p>1.00</text:p>
          </table:table-cell>
          <table:table-cell table:style-name="ce79" table:formula="of:=[.AL38]" office:value-type="float" office:value="1" calcext:value-type="float">
            <text:p>1.00</text:p>
          </table:table-cell>
          <table:table-cell table:style-name="ce79" table:formula="of:=[.AM38]" office:value-type="float" office:value="1" calcext:value-type="float">
            <text:p>1.00</text:p>
          </table:table-cell>
          <table:table-cell table:style-name="ce79" table:formula="of:=[.AN38]" office:value-type="float" office:value="1" calcext:value-type="float">
            <text:p>1.00</text:p>
          </table:table-cell>
          <table:table-cell table:style-name="ce79" table:formula="of:=[.AO38]" office:value-type="float" office:value="1" calcext:value-type="float">
            <text:p>1.00</text:p>
          </table:table-cell>
          <table:table-cell table:style-name="ce79" table:formula="of:=[.AP38]" office:value-type="float" office:value="1" calcext:value-type="float">
            <text:p>1.00</text:p>
          </table:table-cell>
          <table:table-cell table:number-columns-repeated="981"/>
        </table:table-row>
        <table:table-row table:style-name="ro1">
          <table:table-cell table:style-name="ce65" office:value-type="string" calcext:value-type="string">
            <text:p>Total HTVA</text:p>
          </table:table-cell>
          <table:table-cell table:style-name="ce65" table:number-columns-repeated="6"/>
          <table:table-cell table:style-name="ce71" table:formula="of:=[.H32]+[.H35]+[.H37]+[.H38]" office:value-type="float" office:value="86.9" calcext:value-type="float">
            <text:p>86.90</text:p>
          </table:table-cell>
          <table:table-cell table:style-name="ce71" table:formula="of:=[.I32]+[.I35]+[.I37]+[.I38]" office:value-type="float" office:value="91.17" calcext:value-type="float">
            <text:p>91.17</text:p>
          </table:table-cell>
          <table:table-cell table:style-name="ce71" table:formula="of:=[.J32]+[.J35]+[.J37]+[.J38]" office:value-type="float" office:value="91.8467" calcext:value-type="float">
            <text:p>91.85</text:p>
          </table:table-cell>
          <table:table-cell table:style-name="ce71" table:formula="of:=[.K32]+[.K35]+[.K37]+[.K38]" office:value-type="float" office:value="92.530167" calcext:value-type="float">
            <text:p>92.53</text:p>
          </table:table-cell>
          <table:table-cell table:style-name="ce71" table:formula="of:=[.L32]+[.L35]+[.L37]+[.L38]" office:value-type="float" office:value="93.22046867" calcext:value-type="float">
            <text:p>93.22</text:p>
          </table:table-cell>
          <table:table-cell table:style-name="ce71" table:formula="of:=[.M32]+[.M35]+[.M37]+[.M38]" office:value-type="float" office:value="93.9176733567" calcext:value-type="float">
            <text:p>93.92</text:p>
          </table:table-cell>
          <table:table-cell table:style-name="ce71" table:formula="of:=[.N32]+[.N35]+[.N37]+[.N38]" office:value-type="float" office:value="94.621850090267" calcext:value-type="float">
            <text:p>94.62</text:p>
          </table:table-cell>
          <table:table-cell table:style-name="ce71" table:formula="of:=[.O32]+[.O35]+[.O37]+[.O38]" office:value-type="float" office:value="95.3330685911697" calcext:value-type="float">
            <text:p>95.33</text:p>
          </table:table-cell>
          <table:table-cell table:style-name="ce71" table:formula="of:=[.P32]+[.P35]+[.P37]+[.P38]" office:value-type="float" office:value="96.0513992770814" calcext:value-type="float">
            <text:p>96.05</text:p>
          </table:table-cell>
          <table:table-cell table:style-name="ce71" table:formula="of:=[.Q32]+[.Q35]+[.Q37]+[.Q38]" office:value-type="float" office:value="96.7769132698522" calcext:value-type="float">
            <text:p>96.78</text:p>
          </table:table-cell>
          <table:table-cell table:style-name="ce71" table:formula="of:=[.R32]+[.R35]+[.R37]+[.R38]" office:value-type="float" office:value="97.5096824025507" calcext:value-type="float">
            <text:p>97.51</text:p>
          </table:table-cell>
          <table:table-cell table:style-name="ce71" table:formula="of:=[.S32]+[.S35]+[.S37]+[.S38]" office:value-type="float" office:value="98.2497792265762" calcext:value-type="float">
            <text:p>98.25</text:p>
          </table:table-cell>
          <table:table-cell table:style-name="ce71" table:formula="of:=[.T32]+[.T35]+[.T37]+[.T38]" office:value-type="float" office:value="98.997277018842" calcext:value-type="float">
            <text:p>99.00</text:p>
          </table:table-cell>
          <table:table-cell table:style-name="ce71" table:formula="of:=[.U32]+[.U35]+[.U37]+[.U38]" office:value-type="float" office:value="99.7522497890304" calcext:value-type="float">
            <text:p>99.75</text:p>
          </table:table-cell>
          <table:table-cell table:style-name="ce71" table:formula="of:=[.V32]+[.V35]+[.V37]+[.V38]" office:value-type="float" office:value="100.514772286921" calcext:value-type="float">
            <text:p>100.51</text:p>
          </table:table-cell>
          <table:table-cell table:style-name="ce71" table:formula="of:=[.W32]+[.W35]+[.W37]+[.W38]" office:value-type="float" office:value="101.28492000979" calcext:value-type="float">
            <text:p>101.28</text:p>
          </table:table-cell>
          <table:table-cell table:style-name="ce71" table:formula="of:=[.X32]+[.X35]+[.X37]+[.X38]" office:value-type="float" office:value="101.28492000979" calcext:value-type="float">
            <text:p>101.28</text:p>
          </table:table-cell>
          <table:table-cell table:style-name="ce71" table:formula="of:=[.Y32]+[.Y35]+[.Y37]+[.Y38]" office:value-type="float" office:value="101.28492000979" calcext:value-type="float">
            <text:p>101.28</text:p>
          </table:table-cell>
          <table:table-cell table:style-name="ce71" table:formula="of:=[.Z32]+[.Z35]+[.Z37]+[.Z38]" office:value-type="float" office:value="101.28492000979" calcext:value-type="float">
            <text:p>101.28</text:p>
          </table:table-cell>
          <table:table-cell table:style-name="ce71" table:formula="of:=[.AA32]+[.AA35]+[.AA37]+[.AA38]" office:value-type="float" office:value="101.28492000979" calcext:value-type="float">
            <text:p>101.28</text:p>
          </table:table-cell>
          <table:table-cell table:style-name="ce71" table:formula="of:=[.AB32]+[.AB35]+[.AB37]+[.AB38]" office:value-type="float" office:value="101.28492000979" calcext:value-type="float">
            <text:p>101.28</text:p>
          </table:table-cell>
          <table:table-cell table:style-name="ce71" table:formula="of:=[.AC32]+[.AC35]+[.AC37]+[.AC38]" office:value-type="float" office:value="101.28492000979" calcext:value-type="float">
            <text:p>101.28</text:p>
          </table:table-cell>
          <table:table-cell table:style-name="ce71" table:formula="of:=[.AD32]+[.AD35]+[.AD37]+[.AD38]" office:value-type="float" office:value="101.28492000979" calcext:value-type="float">
            <text:p>101.28</text:p>
          </table:table-cell>
          <table:table-cell table:style-name="ce71" table:formula="of:=[.AE32]+[.AE35]+[.AE37]+[.AE38]" office:value-type="float" office:value="101.28492000979" calcext:value-type="float">
            <text:p>101.28</text:p>
          </table:table-cell>
          <table:table-cell table:style-name="ce71" table:formula="of:=[.AF32]+[.AF35]+[.AF37]+[.AF38]" office:value-type="float" office:value="101.28492000979" calcext:value-type="float">
            <text:p>101.28</text:p>
          </table:table-cell>
          <table:table-cell table:style-name="ce71" table:formula="of:=[.AG32]+[.AG35]+[.AG37]+[.AG38]" office:value-type="float" office:value="101.28492000979" calcext:value-type="float">
            <text:p>101.28</text:p>
          </table:table-cell>
          <table:table-cell table:style-name="ce71" table:formula="of:=[.AH32]+[.AH35]+[.AH37]+[.AH38]" office:value-type="float" office:value="101.28492000979" calcext:value-type="float">
            <text:p>101.28</text:p>
          </table:table-cell>
          <table:table-cell table:style-name="ce71" table:formula="of:=[.AI32]+[.AI35]+[.AI37]+[.AI38]" office:value-type="float" office:value="101.28492000979" calcext:value-type="float">
            <text:p>101.28</text:p>
          </table:table-cell>
          <table:table-cell table:style-name="ce71" table:formula="of:=[.AJ32]+[.AJ35]+[.AJ37]+[.AJ38]" office:value-type="float" office:value="101.28492000979" calcext:value-type="float">
            <text:p>101.28</text:p>
          </table:table-cell>
          <table:table-cell table:style-name="ce71" table:formula="of:=[.AK32]+[.AK35]+[.AK37]+[.AK38]" office:value-type="float" office:value="101.28492000979" calcext:value-type="float">
            <text:p>101.28</text:p>
          </table:table-cell>
          <table:table-cell table:style-name="ce71" table:formula="of:=[.AL32]+[.AL35]+[.AL37]+[.AL38]" office:value-type="float" office:value="101.28492000979" calcext:value-type="float">
            <text:p>101.28</text:p>
          </table:table-cell>
          <table:table-cell table:style-name="ce71" table:formula="of:=[.AM32]+[.AM35]+[.AM37]+[.AM38]" office:value-type="float" office:value="101.28492000979" calcext:value-type="float">
            <text:p>101.28</text:p>
          </table:table-cell>
          <table:table-cell table:style-name="ce71" table:formula="of:=[.AN32]+[.AN35]+[.AN37]+[.AN38]" office:value-type="float" office:value="101.28492000979" calcext:value-type="float">
            <text:p>101.28</text:p>
          </table:table-cell>
          <table:table-cell table:style-name="ce71" table:formula="of:=[.AO32]+[.AO35]+[.AO37]+[.AO38]" office:value-type="float" office:value="101.28492000979" calcext:value-type="float">
            <text:p>101.28</text:p>
          </table:table-cell>
          <table:table-cell table:style-name="ce71" table:formula="of:=[.AP32]+[.AP35]+[.AP37]+[.AP38]" office:value-type="float" office:value="101.28492000979" calcext:value-type="float">
            <text:p>101.28</text:p>
          </table:table-cell>
          <table:table-cell table:style-name="ce71" table:formula="of:=[.AQ32]+[.AQ35]+[.AQ37]+[.AQ38]" office:value-type="float" office:value="101.28492000979" calcext:value-type="float">
            <text:p>101.28</text:p>
          </table:table-cell>
          <table:table-cell table:style-name="ce87" table:number-columns-repeated="981"/>
        </table:table-row>
        <table:table-row table:style-name="ro1">
          <table:table-cell table:style-name="ce67" office:value-type="string" calcext:value-type="string">
            <office:annotation draw:style-name="gr18" draw:text-style-name="P2" svg:width="84.31mm" svg:height="41.27mm" svg:x="0mm" svg:y="175.88mm" draw:caption-point-x="167.32mm" draw:caption-point-y="94.37mm">
              <dc:date>2017-08-28T00:00:00</dc:date>
              <text:p text:style-name="P1"><text:span text:style-name="T1">BAIZ Adam - CGDD/SEEI/MA3:</text:span></text:p>
              <text:p text:style-name="P1"><text:span text:style-name="T1">Nous appliquons une TVA moyenne </text:span></text:p>
              <text:p text:style-name="P1"><text:span text:style-name="T2">Une TVA réduite à 5,5% s’applique sur le montant de l’abonnement ainsi que sur la contribution tarifaire d’acheminement (CTA). <text:s/></text:span></text:p>
              <text:p text:style-name="P1"><text:span text:style-name="T2">Une TVA à 19,6% s’applique sur le montant des consommations ainsi que sur la contribution aux charges de service public de l’électricité <text:s/>(CSPE) et sur les Taxes sur la Consommation Finale d’Electricité (TCFE).</text:span></text:p>
            </office:annotation>
            <text:p>TVA à 18%</text:p>
          </table:table-cell>
          <table:table-cell table:style-name="ce67" table:number-columns-repeated="6"/>
          <table:table-cell table:style-name="ce79" table:formula="of:=0.18*([.H34]+[.H35]+[.H37]+[.H33]+[.H38])" office:value-type="float" office:value="15.642" calcext:value-type="float">
            <text:p>15.64</text:p>
          </table:table-cell>
          <table:table-cell table:style-name="ce79" table:formula="of:=0.2*([.I34]+[.I35]+[.I37]+0.9*[.I33])" office:value-type="float" office:value="17.5694" calcext:value-type="float">
            <text:p>17.57</text:p>
          </table:table-cell>
          <table:table-cell table:style-name="ce79" table:formula="of:=0.2*([.J34]+[.J35]+[.J37]+0.9*[.J33])" office:value-type="float" office:value="17.700094" calcext:value-type="float">
            <text:p>17.70</text:p>
          </table:table-cell>
          <table:table-cell table:style-name="ce79" table:formula="of:=0.2*([.K34]+[.K35]+[.K37]+0.9*[.K33])" office:value-type="float" office:value="17.83209494" calcext:value-type="float">
            <text:p>17.83</text:p>
          </table:table-cell>
          <table:table-cell table:style-name="ce79" table:formula="of:=0.2*([.L34]+[.L35]+[.L37]+0.9*[.L33])" office:value-type="float" office:value="17.9654158894" calcext:value-type="float">
            <text:p>17.97</text:p>
          </table:table-cell>
          <table:table-cell table:style-name="ce79" table:formula="of:=0.2*([.M34]+[.M35]+[.M37]+0.9*[.M33])" office:value-type="float" office:value="18.100070048294" calcext:value-type="float">
            <text:p>18.10</text:p>
          </table:table-cell>
          <table:table-cell table:style-name="ce79" table:formula="of:=0.2*([.N34]+[.N35]+[.N37]+0.9*[.N33])" office:value-type="float" office:value="18.2360707487769" calcext:value-type="float">
            <text:p>18.24</text:p>
          </table:table-cell>
          <table:table-cell table:style-name="ce79" table:formula="of:=0.2*([.O34]+[.O35]+[.O37]+0.9*[.O33])" office:value-type="float" office:value="18.3734314562647" calcext:value-type="float">
            <text:p>18.37</text:p>
          </table:table-cell>
          <table:table-cell table:style-name="ce79" table:formula="of:=0.2*([.P34]+[.P35]+[.P37]+0.9*[.P33])" office:value-type="float" office:value="18.5121657708274" calcext:value-type="float">
            <text:p>18.51</text:p>
          </table:table-cell>
          <table:table-cell table:style-name="ce79" table:formula="of:=0.2*([.Q34]+[.Q35]+[.Q37]+0.9*[.Q33])" office:value-type="float" office:value="18.6522874285356" calcext:value-type="float">
            <text:p>18.65</text:p>
          </table:table-cell>
          <table:table-cell table:style-name="ce79" table:formula="of:=0.2*([.R34]+[.R35]+[.R37]+0.9*[.R33])" office:value-type="float" office:value="18.793810302821" calcext:value-type="float">
            <text:p>18.79</text:p>
          </table:table-cell>
          <table:table-cell table:style-name="ce79" table:formula="of:=0.2*([.S34]+[.S35]+[.S37]+0.9*[.S33])" office:value-type="float" office:value="18.9367484058492" calcext:value-type="float">
            <text:p>18.94</text:p>
          </table:table-cell>
          <table:table-cell table:style-name="ce79" table:formula="of:=0.2*([.T34]+[.T35]+[.T37]+0.9*[.T33])" office:value-type="float" office:value="19.0811158899077" calcext:value-type="float">
            <text:p>19.08</text:p>
          </table:table-cell>
          <table:table-cell table:style-name="ce79" table:formula="of:=0.2*([.U34]+[.U35]+[.U37]+0.9*[.U33])" office:value-type="float" office:value="19.2269270488068" calcext:value-type="float">
            <text:p>19.23</text:p>
          </table:table-cell>
          <table:table-cell table:style-name="ce79" table:formula="of:=0.2*([.V34]+[.V35]+[.V37]+0.9*[.V33])" office:value-type="float" office:value="19.3741963192948" calcext:value-type="float">
            <text:p>19.37</text:p>
          </table:table-cell>
          <table:table-cell table:style-name="ce79" table:formula="of:=0.2*([.W34]+[.W35]+[.W37]+0.9*[.W33])" office:value-type="float" office:value="19.5229382824878" calcext:value-type="float">
            <text:p>19.52</text:p>
          </table:table-cell>
          <table:table-cell table:style-name="ce79" table:formula="of:=0.2*([.X34]+[.X35]+[.X37]+0.9*[.X33])" office:value-type="float" office:value="19.5229382824878" calcext:value-type="float">
            <text:p>19.52</text:p>
          </table:table-cell>
          <table:table-cell table:style-name="ce79" table:formula="of:=0.2*([.Y34]+[.Y35]+[.Y37]+0.9*[.Y33])" office:value-type="float" office:value="19.5229382824878" calcext:value-type="float">
            <text:p>19.52</text:p>
          </table:table-cell>
          <table:table-cell table:style-name="ce79" table:formula="of:=0.2*([.Z34]+[.Z35]+[.Z37]+0.9*[.Z33])" office:value-type="float" office:value="19.5229382824878" calcext:value-type="float">
            <text:p>19.52</text:p>
          </table:table-cell>
          <table:table-cell table:style-name="ce79" table:formula="of:=0.2*([.AA34]+[.AA35]+[.AA37]+0.9*[.AA33])" office:value-type="float" office:value="19.5229382824878" calcext:value-type="float">
            <text:p>19.52</text:p>
          </table:table-cell>
          <table:table-cell table:style-name="ce79" table:formula="of:=0.2*([.AB34]+[.AB35]+[.AB37]+0.9*[.AB33])" office:value-type="float" office:value="19.5229382824878" calcext:value-type="float">
            <text:p>19.52</text:p>
          </table:table-cell>
          <table:table-cell table:style-name="ce79" table:formula="of:=0.2*([.AC34]+[.AC35]+[.AC37]+0.9*[.AC33])" office:value-type="float" office:value="19.5229382824878" calcext:value-type="float">
            <text:p>19.52</text:p>
          </table:table-cell>
          <table:table-cell table:style-name="ce79" table:formula="of:=0.2*([.AD34]+[.AD35]+[.AD37]+0.9*[.AD33])" office:value-type="float" office:value="19.5229382824878" calcext:value-type="float">
            <text:p>19.52</text:p>
          </table:table-cell>
          <table:table-cell table:style-name="ce79" table:formula="of:=0.2*([.AE34]+[.AE35]+[.AE37]+0.9*[.AE33])" office:value-type="float" office:value="19.5229382824878" calcext:value-type="float">
            <text:p>19.52</text:p>
          </table:table-cell>
          <table:table-cell table:style-name="ce79" table:formula="of:=0.2*([.AF34]+[.AF35]+[.AF37]+0.9*[.AF33])" office:value-type="float" office:value="19.5229382824878" calcext:value-type="float">
            <text:p>19.52</text:p>
          </table:table-cell>
          <table:table-cell table:style-name="ce79" table:formula="of:=0.2*([.AG34]+[.AG35]+[.AG37]+0.9*[.AG33])" office:value-type="float" office:value="19.5229382824878" calcext:value-type="float">
            <text:p>19.52</text:p>
          </table:table-cell>
          <table:table-cell table:style-name="ce79" table:formula="of:=0.2*([.AH34]+[.AH35]+[.AH37]+0.9*[.AH33])" office:value-type="float" office:value="19.5229382824878" calcext:value-type="float">
            <text:p>19.52</text:p>
          </table:table-cell>
          <table:table-cell table:style-name="ce79" table:formula="of:=0.2*([.AI34]+[.AI35]+[.AI37]+0.9*[.AI33])" office:value-type="float" office:value="19.5229382824878" calcext:value-type="float">
            <text:p>19.52</text:p>
          </table:table-cell>
          <table:table-cell table:style-name="ce79" table:formula="of:=0.2*([.AJ34]+[.AJ35]+[.AJ37]+0.9*[.AJ33])" office:value-type="float" office:value="19.5229382824878" calcext:value-type="float">
            <text:p>19.52</text:p>
          </table:table-cell>
          <table:table-cell table:style-name="ce79" table:formula="of:=0.2*([.AK34]+[.AK35]+[.AK37]+0.9*[.AK33])" office:value-type="float" office:value="19.5229382824878" calcext:value-type="float">
            <text:p>19.52</text:p>
          </table:table-cell>
          <table:table-cell table:style-name="ce79" table:formula="of:=0.2*([.AL34]+[.AL35]+[.AL37]+0.9*[.AL33])" office:value-type="float" office:value="19.5229382824878" calcext:value-type="float">
            <text:p>19.52</text:p>
          </table:table-cell>
          <table:table-cell table:style-name="ce79" table:formula="of:=0.2*([.AM34]+[.AM35]+[.AM37]+0.9*[.AM33])" office:value-type="float" office:value="19.5229382824878" calcext:value-type="float">
            <text:p>19.52</text:p>
          </table:table-cell>
          <table:table-cell table:style-name="ce79" table:formula="of:=0.2*([.AN34]+[.AN35]+[.AN37]+0.9*[.AN33])" office:value-type="float" office:value="19.5229382824878" calcext:value-type="float">
            <text:p>19.52</text:p>
          </table:table-cell>
          <table:table-cell table:style-name="ce79" table:formula="of:=0.2*([.AO34]+[.AO35]+[.AO37]+0.9*[.AO33])" office:value-type="float" office:value="19.5229382824878" calcext:value-type="float">
            <text:p>19.52</text:p>
          </table:table-cell>
          <table:table-cell table:style-name="ce79" table:formula="of:=0.2*([.AP34]+[.AP35]+[.AP37]+0.9*[.AP33])" office:value-type="float" office:value="19.5229382824878" calcext:value-type="float">
            <text:p>19.52</text:p>
          </table:table-cell>
          <table:table-cell table:style-name="ce79" table:formula="of:=0.2*([.AQ34]+[.AQ35]+[.AQ37]+0.9*[.AQ33])" office:value-type="float" office:value="19.5229382824878" calcext:value-type="float">
            <text:p>19.52</text:p>
          </table:table-cell>
          <table:table-cell table:number-columns-repeated="981"/>
        </table:table-row>
        <table:table-row table:style-name="ro1">
          <table:table-cell table:style-name="ce68" office:value-type="string" calcext:value-type="string">
            <text:p>Total acteurs (HTVA)</text:p>
          </table:table-cell>
          <table:table-cell table:style-name="ce68" table:number-columns-repeated="6"/>
          <table:table-cell table:style-name="ce80" table:formula="of:=[.H39]" office:value-type="float" office:value="86.9" calcext:value-type="float">
            <office:annotation draw:style-name="gr7" draw:text-style-name="P2" svg:width="26.81mm" svg:height="25.05mm" svg:x="165.41mm" svg:y="188.77mm" draw:caption-point-x="170.17mm" draw:caption-point-y="87.06mm">
              <dc:date>2017-08-28T00:00:00</dc:date>
              <text:p text:style-name="P1"><text:span text:style-name="T1">BAIZ Adam - CGDD/SEEI/MA3:</text:span></text:p>
              <text:p text:style-name="P1"><text:span text:style-name="T2">C'est le prix TTC 2015 donné par pégase</text:span></text:p>
            </office:annotation>
            <text:p>86.90</text:p>
          </table:table-cell>
          <table:table-cell table:style-name="ce80" table:formula="of:=[.I39]" office:value-type="float" office:value="91.17" calcext:value-type="float">
            <text:p>91.17</text:p>
          </table:table-cell>
          <table:table-cell table:style-name="ce80" table:formula="of:=[.J39]" office:value-type="float" office:value="91.8467" calcext:value-type="float">
            <text:p>91.85</text:p>
          </table:table-cell>
          <table:table-cell table:style-name="ce80" table:formula="of:=[.K39]" office:value-type="float" office:value="92.530167" calcext:value-type="float">
            <text:p>92.53</text:p>
          </table:table-cell>
          <table:table-cell table:style-name="ce80" table:formula="of:=[.L39]" office:value-type="float" office:value="93.22046867" calcext:value-type="float">
            <text:p>93.22</text:p>
          </table:table-cell>
          <table:table-cell table:style-name="ce80" table:formula="of:=[.M39]" office:value-type="float" office:value="93.9176733567" calcext:value-type="float">
            <text:p>93.92</text:p>
          </table:table-cell>
          <table:table-cell table:style-name="ce80" table:formula="of:=[.N39]" office:value-type="float" office:value="94.621850090267" calcext:value-type="float">
            <text:p>94.62</text:p>
          </table:table-cell>
          <table:table-cell table:style-name="ce80" table:formula="of:=[.O39]" office:value-type="float" office:value="95.3330685911697" calcext:value-type="float">
            <text:p>95.33</text:p>
          </table:table-cell>
          <table:table-cell table:style-name="ce80" table:formula="of:=[.P39]" office:value-type="float" office:value="96.0513992770814" calcext:value-type="float">
            <text:p>96.05</text:p>
          </table:table-cell>
          <table:table-cell table:style-name="ce80" table:formula="of:=[.Q39]" office:value-type="float" office:value="96.7769132698522" calcext:value-type="float">
            <text:p>96.78</text:p>
          </table:table-cell>
          <table:table-cell table:style-name="ce80" table:formula="of:=[.R39]" office:value-type="float" office:value="97.5096824025507" calcext:value-type="float">
            <text:p>97.51</text:p>
          </table:table-cell>
          <table:table-cell table:style-name="ce80" table:formula="of:=[.S39]" office:value-type="float" office:value="98.2497792265762" calcext:value-type="float">
            <text:p>98.25</text:p>
          </table:table-cell>
          <table:table-cell table:style-name="ce80" table:formula="of:=[.T39]" office:value-type="float" office:value="98.997277018842" calcext:value-type="float">
            <text:p>99.00</text:p>
          </table:table-cell>
          <table:table-cell table:style-name="ce80" table:formula="of:=[.U39]" office:value-type="float" office:value="99.7522497890304" calcext:value-type="float">
            <text:p>99.75</text:p>
          </table:table-cell>
          <table:table-cell table:style-name="ce80" table:formula="of:=[.V39]" office:value-type="float" office:value="100.514772286921" calcext:value-type="float">
            <text:p>100.51</text:p>
          </table:table-cell>
          <table:table-cell table:style-name="ce80" table:formula="of:=[.W39]" office:value-type="float" office:value="101.28492000979" calcext:value-type="float">
            <text:p>101.28</text:p>
          </table:table-cell>
          <table:table-cell table:style-name="ce80" table:formula="of:=[.X39]" office:value-type="float" office:value="101.28492000979" calcext:value-type="float">
            <text:p>101.28</text:p>
          </table:table-cell>
          <table:table-cell table:style-name="ce80" table:formula="of:=[.Y39]" office:value-type="float" office:value="101.28492000979" calcext:value-type="float">
            <text:p>101.28</text:p>
          </table:table-cell>
          <table:table-cell table:style-name="ce80" table:formula="of:=[.Z39]" office:value-type="float" office:value="101.28492000979" calcext:value-type="float">
            <text:p>101.28</text:p>
          </table:table-cell>
          <table:table-cell table:style-name="ce80" table:formula="of:=[.AA39]" office:value-type="float" office:value="101.28492000979" calcext:value-type="float">
            <text:p>101.28</text:p>
          </table:table-cell>
          <table:table-cell table:style-name="ce80" table:formula="of:=[.AB39]" office:value-type="float" office:value="101.28492000979" calcext:value-type="float">
            <text:p>101.28</text:p>
          </table:table-cell>
          <table:table-cell table:style-name="ce80" table:formula="of:=[.AC39]" office:value-type="float" office:value="101.28492000979" calcext:value-type="float">
            <text:p>101.28</text:p>
          </table:table-cell>
          <table:table-cell table:style-name="ce80" table:formula="of:=[.AD39]" office:value-type="float" office:value="101.28492000979" calcext:value-type="float">
            <text:p>101.28</text:p>
          </table:table-cell>
          <table:table-cell table:style-name="ce80" table:formula="of:=[.AE39]" office:value-type="float" office:value="101.28492000979" calcext:value-type="float">
            <text:p>101.28</text:p>
          </table:table-cell>
          <table:table-cell table:style-name="ce80" table:formula="of:=[.AF39]" office:value-type="float" office:value="101.28492000979" calcext:value-type="float">
            <text:p>101.28</text:p>
          </table:table-cell>
          <table:table-cell table:style-name="ce80" table:formula="of:=[.AG39]" office:value-type="float" office:value="101.28492000979" calcext:value-type="float">
            <text:p>101.28</text:p>
          </table:table-cell>
          <table:table-cell table:style-name="ce80" table:formula="of:=[.AH39]" office:value-type="float" office:value="101.28492000979" calcext:value-type="float">
            <text:p>101.28</text:p>
          </table:table-cell>
          <table:table-cell table:style-name="ce80" table:formula="of:=[.AI39]" office:value-type="float" office:value="101.28492000979" calcext:value-type="float">
            <text:p>101.28</text:p>
          </table:table-cell>
          <table:table-cell table:style-name="ce80" table:formula="of:=[.AJ39]" office:value-type="float" office:value="101.28492000979" calcext:value-type="float">
            <text:p>101.28</text:p>
          </table:table-cell>
          <table:table-cell table:style-name="ce80" table:formula="of:=[.AK39]" office:value-type="float" office:value="101.28492000979" calcext:value-type="float">
            <text:p>101.28</text:p>
          </table:table-cell>
          <table:table-cell table:style-name="ce80" table:formula="of:=[.AL39]" office:value-type="float" office:value="101.28492000979" calcext:value-type="float">
            <text:p>101.28</text:p>
          </table:table-cell>
          <table:table-cell table:style-name="ce80" table:formula="of:=[.AM39]" office:value-type="float" office:value="101.28492000979" calcext:value-type="float">
            <text:p>101.28</text:p>
          </table:table-cell>
          <table:table-cell table:style-name="ce80" table:formula="of:=[.AN39]" office:value-type="float" office:value="101.28492000979" calcext:value-type="float">
            <text:p>101.28</text:p>
          </table:table-cell>
          <table:table-cell table:style-name="ce80" table:formula="of:=[.AO39]" office:value-type="float" office:value="101.28492000979" calcext:value-type="float">
            <text:p>101.28</text:p>
          </table:table-cell>
          <table:table-cell table:style-name="ce80" table:formula="of:=[.AP39]" office:value-type="float" office:value="101.28492000979" calcext:value-type="float">
            <text:p>101.28</text:p>
          </table:table-cell>
          <table:table-cell table:style-name="ce80" table:formula="of:=[.AQ39]" office:value-type="float" office:value="101.28492000979" calcext:value-type="float">
            <text:p>101.28</text:p>
          </table:table-cell>
          <table:table-cell table:style-name="ce112" table:number-columns-repeated="981"/>
        </table:table-row>
        <table:table-row table:style-name="ro1">
          <table:table-cell table:style-name="ce67" office:value-type="string" calcext:value-type="string">
            <office:annotation draw:style-name="gr15" draw:text-style-name="P2" svg:width="38.11mm" svg:height="48.09mm" svg:x="0mm" svg:y="165.36mm" draw:caption-point-x="167.32mm" draw:caption-point-y="116.04mm">
              <dc:date>2017-08-28T00:00:00</dc:date>
              <text:p text:style-name="P1"><text:span text:style-name="T1">BAIZ Adam - CGDD/SEEI/MA3:</text:span></text:p>
              <text:p text:style-name="P1"><text:span text:style-name="T2">nous supposons que les années 2015 et 2016 intègrent déjà une composante carbone (via la CSPE, la TICGN et la TICPE) : en revanche, dès 2017, nous ajoutons un différentiel de taxe carbone pour respecter la trajectoire Quinet</text:span></text:p>
            </office:annotation>
            <text:p>CO2</text:p>
          </table:table-cell>
          <table:table-cell table:style-name="ce67" table:number-columns-repeated="6"/>
          <table:table-cell table:number-columns-repeated="2" table:style-name="ce81" office:value-type="float" office:value="0" calcext:value-type="float">
            <text:p>0.00</text:p>
          </table:table-cell>
          <table:table-cell table:style-name="ce81" table:formula="of:=([.J28]-[.$I$28])*[.$I$17]*10^(-3)" office:value-type="float" office:value="1.53" calcext:value-type="float">
            <text:p>1.53</text:p>
          </table:table-cell>
          <table:table-cell table:style-name="ce81" table:formula="of:=([.K28]-[.$I$28])*[.$I$17]*10^(-3)" office:value-type="float" office:value="2.76256598435807" calcext:value-type="float">
            <text:p>2.76</text:p>
          </table:table-cell>
          <table:table-cell table:style-name="ce81" table:formula="of:=([.L28]-[.$I$28])*[.$I$17]*10^(-3)" office:value-type="float" office:value="4.27185672387034" calcext:value-type="float">
            <text:p>4.27</text:p>
          </table:table-cell>
          <table:table-cell table:style-name="ce81" table:formula="of:=([.M28]-[.$I$28])*[.$I$17]*10^(-3)" office:value-type="float" office:value="6.12" calcext:value-type="float">
            <text:p>6.12</text:p>
          </table:table-cell>
          <table:table-cell table:style-name="ce81" table:formula="of:=([.N28]-[.$I$28])*[.$I$17]*10^(-3)" office:value-type="float" office:value="6.72173327647055" calcext:value-type="float">
            <text:p>6.72</text:p>
          </table:table-cell>
          <table:table-cell table:style-name="ce81" table:formula="of:=([.O28]-[.$I$28])*[.$I$17]*10^(-3)" office:value-type="float" office:value="7.35938747913276" calcext:value-type="float">
            <text:p>7.36</text:p>
          </table:table-cell>
          <table:table-cell table:style-name="ce81" table:formula="of:=([.P28]-[.$I$28])*[.$I$17]*10^(-3)" office:value-type="float" office:value="8.03510693503139" calcext:value-type="float">
            <text:p>8.04</text:p>
          </table:table-cell>
          <table:table-cell table:style-name="ce81" table:formula="of:=([.Q28]-[.$I$28])*[.$I$17]*10^(-3)" office:value-type="float" office:value="8.75116397844716" calcext:value-type="float">
            <text:p>8.75</text:p>
          </table:table-cell>
          <table:table-cell table:style-name="ce81" table:formula="of:=([.R28]-[.$I$28])*[.$I$17]*10^(-3)" office:value-type="float" office:value="9.50996659238619" calcext:value-type="float">
            <text:p>9.51</text:p>
          </table:table-cell>
          <table:table-cell table:style-name="ce81" table:formula="of:=([.S28]-[.$I$28])*[.$I$17]*10^(-3)" office:value-type="float" office:value="10.3140665062339" calcext:value-type="float">
            <text:p>10.31</text:p>
          </table:table-cell>
          <table:table-cell table:style-name="ce81" table:formula="of:=([.T28]-[.$I$28])*[.$I$17]*10^(-3)" office:value-type="float" office:value="11.1661677768048" calcext:value-type="float">
            <text:p>11.17</text:p>
          </table:table-cell>
          <table:table-cell table:style-name="ce81" table:formula="of:=([.U28]-[.$I$28])*[.$I$17]*10^(-3)" office:value-type="float" office:value="12.0691358816441" calcext:value-type="float">
            <text:p>12.07</text:p>
          </table:table-cell>
          <table:table-cell table:style-name="ce81" table:formula="of:=([.V28]-[.$I$28])*[.$I$17]*10^(-3)" office:value-type="float" office:value="13.0260073551613" calcext:value-type="float">
            <text:p>13.03</text:p>
          </table:table-cell>
          <table:table-cell table:style-name="ce81" table:formula="of:=([.W28]-[.$I$28])*[.$I$17]*10^(-3)" office:value-type="float" office:value="14.04" calcext:value-type="float">
            <text:p>14.04</text:p>
          </table:table-cell>
          <table:table-cell table:style-name="ce81" table:formula="of:=([.X28]-[.$I$28])*[.$I$17]*10^(-3)" office:value-type="float" office:value="14.857105454551" calcext:value-type="float">
            <text:p>14.86</text:p>
          </table:table-cell>
          <table:table-cell table:style-name="ce81" table:formula="of:=([.Y28]-[.$I$28])*[.$I$17]*10^(-3)" office:value-type="float" office:value="15.7113032048718" calcext:value-type="float">
            <text:p>15.71</text:p>
          </table:table-cell>
          <table:table-cell table:style-name="ce81" table:formula="of:=([.Z28]-[.$I$28])*[.$I$17]*10^(-3)" office:value-type="float" office:value="16.6042770463622" calcext:value-type="float">
            <text:p>16.60</text:p>
          </table:table-cell>
          <table:table-cell table:style-name="ce81" table:formula="of:=([.AA28]-[.$I$28])*[.$I$17]*10^(-3)" office:value-type="float" office:value="17.5377872098888" calcext:value-type="float">
            <text:p>17.54</text:p>
          </table:table-cell>
          <table:table-cell table:style-name="ce81" table:formula="of:=([.AB28]-[.$I$28])*[.$I$17]*10^(-3)" office:value-type="float" office:value="18.5136738315542" calcext:value-type="float">
            <text:p>18.51</text:p>
          </table:table-cell>
          <table:table-cell table:style-name="ce81" table:formula="of:=([.AC28]-[.$I$28])*[.$I$17]*10^(-3)" office:value-type="float" office:value="19.5338605799743" calcext:value-type="float">
            <text:p>19.53</text:p>
          </table:table-cell>
          <table:table-cell table:style-name="ce81" table:formula="of:=([.AD28]-[.$I$28])*[.$I$17]*10^(-3)" office:value-type="float" office:value="20.6003584482164" calcext:value-type="float">
            <text:p>20.60</text:p>
          </table:table-cell>
          <table:table-cell table:style-name="ce81" table:formula="of:=([.AE28]-[.$I$28])*[.$I$17]*10^(-3)" office:value-type="float" office:value="21.71526971787" calcext:value-type="float">
            <text:p>21.72</text:p>
          </table:table-cell>
          <table:table-cell table:style-name="ce81" table:formula="of:=([.AF28]-[.$I$28])*[.$I$17]*10^(-3)" office:value-type="float" office:value="22.8807921030666" calcext:value-type="float">
            <text:p>22.88</text:p>
          </table:table-cell>
          <table:table-cell table:style-name="ce81" table:formula="of:=([.AG28]-[.$I$28])*[.$I$17]*10^(-3)" office:value-type="float" office:value="24.0992230826158" calcext:value-type="float">
            <text:p>24.10</text:p>
          </table:table-cell>
          <table:table-cell table:style-name="ce81" table:formula="of:=([.AH28]-[.$I$28])*[.$I$17]*10^(-3)" office:value-type="float" office:value="25.3729644287973" calcext:value-type="float">
            <text:p>25.37</text:p>
          </table:table-cell>
          <table:table-cell table:style-name="ce81" table:formula="of:=([.AI28]-[.$I$28])*[.$I$17]*10^(-3)" office:value-type="float" office:value="26.7045269417374" calcext:value-type="float">
            <text:p>26.70</text:p>
          </table:table-cell>
          <table:table-cell table:style-name="ce81" table:formula="of:=([.AJ28]-[.$I$28])*[.$I$17]*10^(-3)" office:value-type="float" office:value="28.0965353986995" calcext:value-type="float">
            <text:p>28.10</text:p>
          </table:table-cell>
          <table:table-cell table:style-name="ce81" table:formula="of:=([.AK28]-[.$I$28])*[.$I$17]*10^(-3)" office:value-type="float" office:value="29.5517337280486" calcext:value-type="float">
            <text:p>29.55</text:p>
          </table:table-cell>
          <table:table-cell table:style-name="ce81" table:formula="of:=([.AL28]-[.$I$28])*[.$I$17]*10^(-3)" office:value-type="float" office:value="31.0729904180847" calcext:value-type="float">
            <text:p>31.07</text:p>
          </table:table-cell>
          <table:table-cell table:style-name="ce81" table:formula="of:=([.AM28]-[.$I$28])*[.$I$17]*10^(-3)" office:value-type="float" office:value="32.6633041714096" calcext:value-type="float">
            <text:p>32.66</text:p>
          </table:table-cell>
          <table:table-cell table:style-name="ce81" table:formula="of:=([.AN28]-[.$I$28])*[.$I$17]*10^(-3)" office:value-type="float" office:value="34.3258098159729" calcext:value-type="float">
            <text:p>34.33</text:p>
          </table:table-cell>
          <table:table-cell table:style-name="ce81" table:formula="of:=([.AO28]-[.$I$28])*[.$I$17]*10^(-3)" office:value-type="float" office:value="36.0637844844469" calcext:value-type="float">
            <text:p>36.06</text:p>
          </table:table-cell>
          <table:table-cell table:style-name="ce81" table:formula="of:=([.AP28]-[.$I$28])*[.$I$17]*10^(-3)" office:value-type="float" office:value="37.8806540741144" calcext:value-type="float">
            <text:p>37.88</text:p>
          </table:table-cell>
          <table:table-cell table:style-name="ce81" table:formula="of:=([.AQ28]-[.$I$28])*[.$I$17]*10^(-3)" office:value-type="float" office:value="39.78" calcext:value-type="float">
            <text:p>39.78</text:p>
          </table:table-cell>
          <table:table-cell table:number-columns-repeated="981"/>
        </table:table-row>
        <table:table-row table:style-name="ro1">
          <table:table-cell table:style-name="ce67" office:value-type="string" calcext:value-type="string">
            <text:p>Autres externalités écologiques</text:p>
          </table:table-cell>
          <table:table-cell table:style-name="ce67" table:number-columns-repeated="6"/>
          <table:table-cell table:style-name="ce81" table:formula="of:=([.L17]*[.R20]+[.M17]*[.R21]+[.N17]*[.R24])/1000000" office:value-type="float" office:value="1.48148" calcext:value-type="float">
            <office:annotation draw:style-name="gr23" draw:text-style-name="P2" svg:width="22.79mm" svg:height="32.73mm" svg:x="224.87mm" svg:y="188.8mm" draw:caption-point-x="110.71mm" draw:caption-point-y="98.17mm">
              <dc:date>2017-08-28T00:00:00</dc:date>
              <text:p text:style-name="P1"><text:span text:style-name="T1">FRAGNOL Ludovic - CGDD/SEEI/MA3:</text:span></text:p>
              <text:p text:style-name="P1"><text:span text:style-name="T2">pour PM : interurbain = là où sont les centrales</text:span></text:p>
            </office:annotation>
            <text:p>1.48</text:p>
          </table:table-cell>
          <table:table-cell table:style-name="ce81" table:formula="of:=[.H43]*(1+[.$U$17])" office:value-type="float" office:value="1.50073924" calcext:value-type="float">
            <text:p>1.50</text:p>
          </table:table-cell>
          <table:table-cell table:style-name="ce81" table:formula="of:=[.I43]*(1+[.$U$17])" office:value-type="float" office:value="1.52024885012" calcext:value-type="float">
            <text:p>1.52</text:p>
          </table:table-cell>
          <table:table-cell table:style-name="ce81" table:formula="of:=[.J43]*(1+[.$U$17])" office:value-type="float" office:value="1.54001208517156" calcext:value-type="float">
            <text:p>1.54</text:p>
          </table:table-cell>
          <table:table-cell table:style-name="ce81" table:formula="of:=[.K43]*(1+[.$U$17])" office:value-type="float" office:value="1.56003224227879" calcext:value-type="float">
            <text:p>1.56</text:p>
          </table:table-cell>
          <table:table-cell table:style-name="ce81" table:formula="of:=[.L43]*(1+[.$U$17])" office:value-type="float" office:value="1.58031266142841" calcext:value-type="float">
            <text:p>1.58</text:p>
          </table:table-cell>
          <table:table-cell table:style-name="ce81" table:formula="of:=[.M43]*(1+[.$U$17])" office:value-type="float" office:value="1.60085672602698" calcext:value-type="float">
            <text:p>1.60</text:p>
          </table:table-cell>
          <table:table-cell table:style-name="ce81" table:formula="of:=[.N43]*(1+[.$U$17])" office:value-type="float" office:value="1.62166786346533" calcext:value-type="float">
            <text:p>1.62</text:p>
          </table:table-cell>
          <table:table-cell table:style-name="ce81" table:formula="of:=[.O43]*(1+[.$U$17])" office:value-type="float" office:value="1.64274954569038" calcext:value-type="float">
            <text:p>1.64</text:p>
          </table:table-cell>
          <table:table-cell table:style-name="ce81" table:formula="of:=[.P43]*(1+[.$U$17])" office:value-type="float" office:value="1.66410528978436" calcext:value-type="float">
            <text:p>1.66</text:p>
          </table:table-cell>
          <table:table-cell table:style-name="ce81" table:formula="of:=[.Q43]*(1+[.$U$17])" office:value-type="float" office:value="1.68573865855155" calcext:value-type="float">
            <text:p>1.69</text:p>
          </table:table-cell>
          <table:table-cell table:style-name="ce81" table:formula="of:=[.R43]*(1+[.$U$17])" office:value-type="float" office:value="1.70765326111272" calcext:value-type="float">
            <text:p>1.71</text:p>
          </table:table-cell>
          <table:table-cell table:style-name="ce81" table:formula="of:=[.S43]*(1+[.$U$17])" office:value-type="float" office:value="1.72985275350719" calcext:value-type="float">
            <text:p>1.73</text:p>
          </table:table-cell>
          <table:table-cell table:style-name="ce81" table:formula="of:=[.T43]*(1+[.$U$17])" office:value-type="float" office:value="1.75234083930278" calcext:value-type="float">
            <text:p>1.75</text:p>
          </table:table-cell>
          <table:table-cell table:style-name="ce81" table:formula="of:=[.U43]*(1+[.$U$17])" office:value-type="float" office:value="1.77512127021372" calcext:value-type="float">
            <text:p>1.78</text:p>
          </table:table-cell>
          <table:table-cell table:style-name="ce81" table:formula="of:=[.V43]*(1+[.$U$17])" office:value-type="float" office:value="1.7981978467265" calcext:value-type="float">
            <text:p>1.80</text:p>
          </table:table-cell>
          <table:table-cell table:style-name="ce81" table:formula="of:=[.W43]*(1+[.$U$17])" office:value-type="float" office:value="1.82157441873394" calcext:value-type="float">
            <text:p>1.82</text:p>
          </table:table-cell>
          <table:table-cell table:style-name="ce81" table:formula="of:=[.X43]*(1+[.$U$17])" office:value-type="float" office:value="1.84525488617748" calcext:value-type="float">
            <text:p>1.85</text:p>
          </table:table-cell>
          <table:table-cell table:style-name="ce81" table:formula="of:=[.Y43]*(1+[.$U$17])" office:value-type="float" office:value="1.86924319969779" calcext:value-type="float">
            <text:p>1.87</text:p>
          </table:table-cell>
          <table:table-cell table:style-name="ce81" table:formula="of:=[.Z43]*(1+[.$U$17])" office:value-type="float" office:value="1.89354336129386" calcext:value-type="float">
            <text:p>1.89</text:p>
          </table:table-cell>
          <table:table-cell table:style-name="ce81" table:formula="of:=[.AA43]*(1+[.$U$17])" office:value-type="float" office:value="1.91815942499068" calcext:value-type="float">
            <text:p>1.92</text:p>
          </table:table-cell>
          <table:table-cell table:style-name="ce81" table:formula="of:=[.AB43]*(1+[.$U$17])" office:value-type="float" office:value="1.94309549751556" calcext:value-type="float">
            <text:p>1.94</text:p>
          </table:table-cell>
          <table:table-cell table:style-name="ce81" table:formula="of:=[.AC43]*(1+[.$U$17])" office:value-type="float" office:value="1.96835573898326" calcext:value-type="float">
            <text:p>1.97</text:p>
          </table:table-cell>
          <table:table-cell table:style-name="ce81" table:formula="of:=[.AD43]*(1+[.$U$17])" office:value-type="float" office:value="1.99394436359004" calcext:value-type="float">
            <text:p>1.99</text:p>
          </table:table-cell>
          <table:table-cell table:style-name="ce81" table:formula="of:=[.AE43]*(1+[.$U$17])" office:value-type="float" office:value="2.01986564031671" calcext:value-type="float">
            <text:p>2.02</text:p>
          </table:table-cell>
          <table:table-cell table:style-name="ce81" table:formula="of:=[.AF43]*(1+[.$U$17])" office:value-type="float" office:value="2.04612389364083" calcext:value-type="float">
            <text:p>2.05</text:p>
          </table:table-cell>
          <table:table-cell table:style-name="ce81" table:formula="of:=[.AG43]*(1+[.$U$17])" office:value-type="float" office:value="2.07272350425816" calcext:value-type="float">
            <text:p>2.07</text:p>
          </table:table-cell>
          <table:table-cell table:style-name="ce81" table:formula="of:=[.AH43]*(1+[.$U$17])" office:value-type="float" office:value="2.09966890981352" calcext:value-type="float">
            <text:p>2.10</text:p>
          </table:table-cell>
          <table:table-cell table:style-name="ce81" table:formula="of:=[.AI43]*(1+[.$U$17])" office:value-type="float" office:value="2.12696460564109" calcext:value-type="float">
            <text:p>2.13</text:p>
          </table:table-cell>
          <table:table-cell table:style-name="ce81" table:formula="of:=[.AJ43]*(1+[.$U$17])" office:value-type="float" office:value="2.15461514551443" calcext:value-type="float">
            <text:p>2.15</text:p>
          </table:table-cell>
          <table:table-cell table:style-name="ce81" table:formula="of:=[.AK43]*(1+[.$U$17])" office:value-type="float" office:value="2.18262514240612" calcext:value-type="float">
            <text:p>2.18</text:p>
          </table:table-cell>
          <table:table-cell table:style-name="ce81" table:formula="of:=[.AL43]*(1+[.$U$17])" office:value-type="float" office:value="2.21099926925739" calcext:value-type="float">
            <text:p>2.21</text:p>
          </table:table-cell>
          <table:table-cell table:style-name="ce81" table:formula="of:=[.AM43]*(1+[.$U$17])" office:value-type="float" office:value="2.23974225975774" calcext:value-type="float">
            <text:p>2.24</text:p>
          </table:table-cell>
          <table:table-cell table:style-name="ce81" table:formula="of:=[.AN43]*(1+[.$U$17])" office:value-type="float" office:value="2.26885890913459" calcext:value-type="float">
            <text:p>2.27</text:p>
          </table:table-cell>
          <table:table-cell table:style-name="ce81" table:formula="of:=[.AO43]*(1+[.$U$17])" office:value-type="float" office:value="2.29835407495334" calcext:value-type="float">
            <text:p>2.30</text:p>
          </table:table-cell>
          <table:table-cell table:style-name="ce81" table:formula="of:=[.AP43]*(1+[.$U$17])" office:value-type="float" office:value="2.32823267792773" calcext:value-type="float">
            <text:p>2.33</text:p>
          </table:table-cell>
          <table:table-cell table:number-columns-repeated="981"/>
        </table:table-row>
        <table:table-row table:style-name="ro16">
          <table:table-cell table:style-name="ce68" office:value-type="string" calcext:value-type="string">
            <text:p>Total socioéconomique</text:p>
          </table:table-cell>
          <table:table-cell table:style-name="ce68" table:number-columns-repeated="6"/>
          <table:table-cell table:style-name="ce80" table:formula="of:=[.H39]+[.H36]+[.H42]+[.H43]-[.H37]" office:value-type="float" office:value="88.38148" calcext:value-type="float">
            <text:p>88.38</text:p>
          </table:table-cell>
          <table:table-cell table:style-name="ce80" table:formula="of:=[.I39]+[.I36]+[.I42]+[.I43]-[.I37]" office:value-type="float" office:value="92.67073924" calcext:value-type="float">
            <text:p>92.67</text:p>
          </table:table-cell>
          <table:table-cell table:style-name="ce80" table:formula="of:=[.J39]+[.J36]+[.J42]+[.J43]-[.J37]" office:value-type="float" office:value="97.89694885012" calcext:value-type="float">
            <text:p>97.90</text:p>
          </table:table-cell>
          <table:table-cell table:style-name="ce80" table:formula="of:=[.K39]+[.K36]+[.K42]+[.K43]-[.K37]" office:value-type="float" office:value="102.83274506953" calcext:value-type="float">
            <text:p>102.83</text:p>
          </table:table-cell>
          <table:table-cell table:style-name="ce80" table:formula="of:=[.L39]+[.L36]+[.L42]+[.L43]-[.L37]" office:value-type="float" office:value="108.052357636149" calcext:value-type="float">
            <text:p>108.05</text:p>
          </table:table-cell>
          <table:table-cell table:style-name="ce80" table:formula="of:=[.M39]+[.M36]+[.M42]+[.M43]-[.M37]" office:value-type="float" office:value="113.617986018128" calcext:value-type="float">
            <text:p>113.62</text:p>
          </table:table-cell>
          <table:table-cell table:style-name="ce80" table:formula="of:=[.N39]+[.N36]+[.N42]+[.N43]-[.N37]" office:value-type="float" office:value="117.944440092765" calcext:value-type="float">
            <text:p>117.94</text:p>
          </table:table-cell>
          <table:table-cell table:style-name="ce80" table:formula="of:=[.O39]+[.O36]+[.O42]+[.O43]-[.O37]" office:value-type="float" office:value="122.314123933768" calcext:value-type="float">
            <text:p>122.31</text:p>
          </table:table-cell>
          <table:table-cell table:style-name="ce80" table:formula="of:=[.P39]+[.P36]+[.P42]+[.P43]-[.P37]" office:value-type="float" office:value="126.729255757803" calcext:value-type="float">
            <text:p>126.73</text:p>
          </table:table-cell>
          <table:table-cell table:style-name="ce80" table:formula="of:=[.Q39]+[.Q36]+[.Q42]+[.Q43]-[.Q37]" office:value-type="float" office:value="131.192182538084" calcext:value-type="float">
            <text:p>131.19</text:p>
          </table:table-cell>
          <table:table-cell table:style-name="ce80" table:formula="of:=[.R39]+[.R36]+[.R42]+[.R43]-[.R37]" office:value-type="float" office:value="135.705387653488" calcext:value-type="float">
            <text:p>135.71</text:p>
          </table:table-cell>
          <table:table-cell table:style-name="ce80" table:formula="of:=[.S39]+[.S36]+[.S42]+[.S43]-[.S37]" office:value-type="float" office:value="137.271498993923" calcext:value-type="float">
            <text:p>137.27</text:p>
          </table:table-cell>
          <table:table-cell table:style-name="ce80" table:formula="of:=[.T39]+[.T36]+[.T42]+[.T43]-[.T37]" office:value-type="float" office:value="138.893297549154" calcext:value-type="float">
            <text:p>138.89</text:p>
          </table:table-cell>
          <table:table-cell table:style-name="ce80" table:formula="of:=[.U39]+[.U36]+[.U42]+[.U43]-[.U37]" office:value-type="float" office:value="140.573726509977" calcext:value-type="float">
            <text:p>140.57</text:p>
          </table:table-cell>
          <table:table-cell table:style-name="ce80" table:formula="of:=[.V39]+[.V36]+[.V42]+[.V43]-[.V37]" office:value-type="float" office:value="142.315900912296" calcext:value-type="float">
            <text:p>142.32</text:p>
          </table:table-cell>
          <table:table-cell table:style-name="ce80" table:formula="of:=[.W39]+[.W36]+[.W42]+[.W43]-[.W37]" office:value-type="float" office:value="144.123117856516" calcext:value-type="float">
            <text:p>144.12</text:p>
          </table:table-cell>
          <table:table-cell table:style-name="ce80" table:formula="of:=[.X39]+[.X36]+[.X42]+[.X43]-[.X37]" office:value-type="float" office:value="144.963599883075" calcext:value-type="float">
            <text:p>144.96</text:p>
          </table:table-cell>
          <table:table-cell table:style-name="ce80" table:formula="of:=[.Y39]+[.Y36]+[.Y42]+[.Y43]-[.Y37]" office:value-type="float" office:value="145.841478100839" calcext:value-type="float">
            <text:p>145.84</text:p>
          </table:table-cell>
          <table:table-cell table:style-name="ce80" table:formula="of:=[.Z39]+[.Z36]+[.Z42]+[.Z43]-[.Z37]" office:value-type="float" office:value="146.75844025585" calcext:value-type="float">
            <text:p>146.76</text:p>
          </table:table-cell>
          <table:table-cell table:style-name="ce80" table:formula="of:=[.AA39]+[.AA36]+[.AA42]+[.AA43]-[.AA37]" office:value-type="float" office:value="147.716250580973" calcext:value-type="float">
            <text:p>147.72</text:p>
          </table:table-cell>
          <table:table-cell table:style-name="ce80" table:formula="of:=[.AB39]+[.AB36]+[.AB42]+[.AB43]-[.AB37]" office:value-type="float" office:value="148.716753266335" calcext:value-type="float">
            <text:p>148.72</text:p>
          </table:table-cell>
          <table:table-cell table:style-name="ce80" table:formula="of:=[.AC39]+[.AC36]+[.AC42]+[.AC43]-[.AC37]" office:value-type="float" office:value="149.76187608728" calcext:value-type="float">
            <text:p>149.76</text:p>
          </table:table-cell>
          <table:table-cell table:style-name="ce80" table:formula="of:=[.AD39]+[.AD36]+[.AD42]+[.AD43]-[.AD37]" office:value-type="float" office:value="150.85363419699" calcext:value-type="float">
            <text:p>150.85</text:p>
          </table:table-cell>
          <table:table-cell table:style-name="ce80" table:formula="of:=[.AE39]+[.AE36]+[.AE42]+[.AE43]-[.AE37]" office:value-type="float" office:value="151.99413409125" calcext:value-type="float">
            <text:p>151.99</text:p>
          </table:table-cell>
          <table:table-cell table:style-name="ce80" table:formula="of:=[.AF39]+[.AF36]+[.AF42]+[.AF43]-[.AF37]" office:value-type="float" office:value="153.185577753173" calcext:value-type="float">
            <text:p>153.19</text:p>
          </table:table-cell>
          <table:table-cell table:style-name="ce80" table:formula="of:=[.AG39]+[.AG36]+[.AG42]+[.AG43]-[.AG37]" office:value-type="float" office:value="154.430266986047" calcext:value-type="float">
            <text:p>154.43</text:p>
          </table:table-cell>
          <table:table-cell table:style-name="ce80" table:formula="of:=[.AH39]+[.AH36]+[.AH42]+[.AH43]-[.AH37]" office:value-type="float" office:value="155.730607942845" calcext:value-type="float">
            <text:p>155.73</text:p>
          </table:table-cell>
          <table:table-cell table:style-name="ce80" table:formula="of:=[.AI39]+[.AI36]+[.AI42]+[.AI43]-[.AI37]" office:value-type="float" office:value="157.089115861341" calcext:value-type="float">
            <text:p>157.09</text:p>
          </table:table-cell>
          <table:table-cell table:style-name="ce80" table:formula="of:=[.AJ39]+[.AJ36]+[.AJ42]+[.AJ43]-[.AJ37]" office:value-type="float" office:value="158.508420014131" calcext:value-type="float">
            <text:p>158.51</text:p>
          </table:table-cell>
          <table:table-cell table:style-name="ce80" table:formula="of:=[.AK39]+[.AK36]+[.AK42]+[.AK43]-[.AK37]" office:value-type="float" office:value="159.991268883353" calcext:value-type="float">
            <text:p>159.99</text:p>
          </table:table-cell>
          <table:table-cell table:style-name="ce80" table:formula="of:=[.AL39]+[.AL36]+[.AL42]+[.AL43]-[.AL37]" office:value-type="float" office:value="161.540535570281" calcext:value-type="float">
            <text:p>161.54</text:p>
          </table:table-cell>
          <table:table-cell table:style-name="ce80" table:formula="of:=[.AM39]+[.AM36]+[.AM42]+[.AM43]-[.AM37]" office:value-type="float" office:value="163.159223450457" calcext:value-type="float">
            <text:p>163.16</text:p>
          </table:table-cell>
          <table:table-cell table:style-name="ce80" table:formula="of:=[.AN39]+[.AN36]+[.AN42]+[.AN43]-[.AN37]" office:value-type="float" office:value="164.850472085521" calcext:value-type="float">
            <text:p>164.85</text:p>
          </table:table-cell>
          <table:table-cell table:style-name="ce80" table:formula="of:=[.AO39]+[.AO36]+[.AO42]+[.AO43]-[.AO37]" office:value-type="float" office:value="166.617563403371" calcext:value-type="float">
            <text:p>166.62</text:p>
          </table:table-cell>
          <table:table-cell table:style-name="ce80" table:formula="of:=[.AP39]+[.AP36]+[.AP42]+[.AP43]-[.AP37]" office:value-type="float" office:value="168.463928158858" calcext:value-type="float">
            <text:p>168.46</text:p>
          </table:table-cell>
          <table:table-cell table:style-name="ce80" table:formula="of:=[.AQ39]+[.AQ36]+[.AQ42]+[.AQ43]-[.AQ37]" office:value-type="float" office:value="170.393152687718" calcext:value-type="float">
            <text:p>170.39</text:p>
          </table:table-cell>
          <table:table-cell table:number-columns-repeated="981"/>
        </table:table-row>
        <table:table-row table:style-name="ro1">
          <table:table-cell table:number-columns-repeated="1024"/>
        </table:table-row>
        <table:table-row table:style-name="ro1">
          <table:table-cell table:style-name="ce68" office:value-type="string" calcext:value-type="string">
            <text:p>Acteur AE : on intègre la CSPE "non plafonnées" et on enlève le CO2</text:p>
          </table:table-cell>
          <table:table-cell table:style-name="ce68" table:number-columns-repeated="6"/>
          <table:table-cell table:style-name="ce80" table:formula="of:=[.H44]-[.H42]-[.H43]" office:value-type="float" office:value="86.9" calcext:value-type="float">
            <text:p>86.90</text:p>
          </table:table-cell>
          <table:table-cell table:style-name="ce80" table:formula="of:=[.I44]-[.I42]-[.I43]" office:value-type="float" office:value="91.17" calcext:value-type="float">
            <text:p>91.17</text:p>
          </table:table-cell>
          <table:table-cell table:style-name="ce80" table:formula="of:=[.J44]-[.J42]-[.J43]" office:value-type="float" office:value="94.8467" calcext:value-type="float">
            <text:p>94.85</text:p>
          </table:table-cell>
          <table:table-cell table:style-name="ce80" table:formula="of:=[.K44]-[.K42]-[.K43]" office:value-type="float" office:value="98.530167" calcext:value-type="float">
            <text:p>98.53</text:p>
          </table:table-cell>
          <table:table-cell table:style-name="ce80" table:formula="of:=[.L44]-[.L42]-[.L43]" office:value-type="float" office:value="102.22046867" calcext:value-type="float">
            <text:p>102.22</text:p>
          </table:table-cell>
          <table:table-cell table:style-name="ce80" table:formula="of:=[.M44]-[.M42]-[.M43]" office:value-type="float" office:value="105.9176733567" calcext:value-type="float">
            <text:p>105.92</text:p>
          </table:table-cell>
          <table:table-cell table:style-name="ce80" table:formula="of:=[.N44]-[.N42]-[.N43]" office:value-type="float" office:value="109.621850090267" calcext:value-type="float">
            <text:p>109.62</text:p>
          </table:table-cell>
          <table:table-cell table:style-name="ce80" table:formula="of:=[.O44]-[.O42]-[.O43]" office:value-type="float" office:value="113.33306859117" calcext:value-type="float">
            <text:p>113.33</text:p>
          </table:table-cell>
          <table:table-cell table:style-name="ce80" table:formula="of:=[.P44]-[.P42]-[.P43]" office:value-type="float" office:value="117.051399277081" calcext:value-type="float">
            <text:p>117.05</text:p>
          </table:table-cell>
          <table:table-cell table:style-name="ce80" table:formula="of:=[.Q44]-[.Q42]-[.Q43]" office:value-type="float" office:value="120.776913269852" calcext:value-type="float">
            <text:p>120.78</text:p>
          </table:table-cell>
          <table:table-cell table:style-name="ce80" table:formula="of:=[.R44]-[.R42]-[.R43]" office:value-type="float" office:value="124.509682402551" calcext:value-type="float">
            <text:p>124.51</text:p>
          </table:table-cell>
          <table:table-cell table:style-name="ce80" table:formula="of:=[.S44]-[.S42]-[.S43]" office:value-type="float" office:value="125.249779226576" calcext:value-type="float">
            <text:p>125.25</text:p>
          </table:table-cell>
          <table:table-cell table:style-name="ce80" table:formula="of:=[.T44]-[.T42]-[.T43]" office:value-type="float" office:value="125.997277018842" calcext:value-type="float">
            <text:p>126.00</text:p>
          </table:table-cell>
          <table:table-cell table:style-name="ce80" table:formula="of:=[.U44]-[.U42]-[.U43]" office:value-type="float" office:value="126.75224978903" calcext:value-type="float">
            <text:p>126.75</text:p>
          </table:table-cell>
          <table:table-cell table:style-name="ce80" table:formula="of:=[.V44]-[.V42]-[.V43]" office:value-type="float" office:value="127.514772286921" calcext:value-type="float">
            <text:p>127.51</text:p>
          </table:table-cell>
          <table:table-cell table:style-name="ce80" table:formula="of:=[.W44]-[.W42]-[.W43]" office:value-type="float" office:value="128.28492000979" calcext:value-type="float">
            <text:p>128.28</text:p>
          </table:table-cell>
          <table:table-cell table:style-name="ce80" table:formula="of:=[.X44]-[.X42]-[.X43]" office:value-type="float" office:value="128.28492000979" calcext:value-type="float">
            <text:p>128.28</text:p>
          </table:table-cell>
          <table:table-cell table:style-name="ce80" table:formula="of:=[.Y44]-[.Y42]-[.Y43]" office:value-type="float" office:value="128.28492000979" calcext:value-type="float">
            <text:p>128.28</text:p>
          </table:table-cell>
          <table:table-cell table:style-name="ce80" table:formula="of:=[.Z44]-[.Z42]-[.Z43]" office:value-type="float" office:value="128.28492000979" calcext:value-type="float">
            <text:p>128.28</text:p>
          </table:table-cell>
          <table:table-cell table:style-name="ce80" table:formula="of:=[.AA44]-[.AA42]-[.AA43]" office:value-type="float" office:value="128.28492000979" calcext:value-type="float">
            <text:p>128.28</text:p>
          </table:table-cell>
          <table:table-cell table:style-name="ce80" table:formula="of:=[.AB44]-[.AB42]-[.AB43]" office:value-type="float" office:value="128.28492000979" calcext:value-type="float">
            <text:p>128.28</text:p>
          </table:table-cell>
          <table:table-cell table:style-name="ce80" table:formula="of:=[.AC44]-[.AC42]-[.AC43]" office:value-type="float" office:value="128.28492000979" calcext:value-type="float">
            <text:p>128.28</text:p>
          </table:table-cell>
          <table:table-cell table:style-name="ce80" table:formula="of:=[.AD44]-[.AD42]-[.AD43]" office:value-type="float" office:value="128.28492000979" calcext:value-type="float">
            <text:p>128.28</text:p>
          </table:table-cell>
          <table:table-cell table:style-name="ce80" table:formula="of:=[.AE44]-[.AE42]-[.AE43]" office:value-type="float" office:value="128.28492000979" calcext:value-type="float">
            <text:p>128.28</text:p>
          </table:table-cell>
          <table:table-cell table:style-name="ce80" table:formula="of:=[.AF44]-[.AF42]-[.AF43]" office:value-type="float" office:value="128.28492000979" calcext:value-type="float">
            <text:p>128.28</text:p>
          </table:table-cell>
          <table:table-cell table:style-name="ce80" table:formula="of:=[.AG44]-[.AG42]-[.AG43]" office:value-type="float" office:value="128.28492000979" calcext:value-type="float">
            <text:p>128.28</text:p>
          </table:table-cell>
          <table:table-cell table:style-name="ce80" table:formula="of:=[.AH44]-[.AH42]-[.AH43]" office:value-type="float" office:value="128.28492000979" calcext:value-type="float">
            <text:p>128.28</text:p>
          </table:table-cell>
          <table:table-cell table:style-name="ce80" table:formula="of:=[.AI44]-[.AI42]-[.AI43]" office:value-type="float" office:value="128.28492000979" calcext:value-type="float">
            <text:p>128.28</text:p>
          </table:table-cell>
          <table:table-cell table:style-name="ce80" table:formula="of:=[.AJ44]-[.AJ42]-[.AJ43]" office:value-type="float" office:value="128.28492000979" calcext:value-type="float">
            <text:p>128.28</text:p>
          </table:table-cell>
          <table:table-cell table:style-name="ce80" table:formula="of:=[.AK44]-[.AK42]-[.AK43]" office:value-type="float" office:value="128.28492000979" calcext:value-type="float">
            <text:p>128.28</text:p>
          </table:table-cell>
          <table:table-cell table:style-name="ce80" table:formula="of:=[.AL44]-[.AL42]-[.AL43]" office:value-type="float" office:value="128.28492000979" calcext:value-type="float">
            <text:p>128.28</text:p>
          </table:table-cell>
          <table:table-cell table:style-name="ce80" table:formula="of:=[.AM44]-[.AM42]-[.AM43]" office:value-type="float" office:value="128.28492000979" calcext:value-type="float">
            <text:p>128.28</text:p>
          </table:table-cell>
          <table:table-cell table:style-name="ce80" table:formula="of:=[.AN44]-[.AN42]-[.AN43]" office:value-type="float" office:value="128.28492000979" calcext:value-type="float">
            <text:p>128.28</text:p>
          </table:table-cell>
          <table:table-cell table:style-name="ce80" table:formula="of:=[.AO44]-[.AO42]-[.AO43]" office:value-type="float" office:value="128.28492000979" calcext:value-type="float">
            <text:p>128.28</text:p>
          </table:table-cell>
          <table:table-cell table:style-name="ce80" table:formula="of:=[.AP44]-[.AP42]-[.AP43]" office:value-type="float" office:value="128.28492000979" calcext:value-type="float">
            <text:p>128.28</text:p>
          </table:table-cell>
          <table:table-cell table:style-name="ce80" table:formula="of:=[.AQ44]-[.AQ42]-[.AQ43]" office:value-type="float" office:value="128.28492000979" calcext:value-type="float">
            <text:p>128.28</text:p>
          </table:table-cell>
          <table:table-cell table:style-name="ce87" table:number-columns-repeated="981"/>
        </table:table-row>
        <table:table-row table:style-name="ro1">
          <table:table-cell table:style-name="ce65" office:value-type="string" calcext:value-type="string">
            <text:p>TCAM 2015-2030 HTT</text:p>
          </table:table-cell>
          <table:table-cell table:style-name="ce65" table:number-columns-repeated="6"/>
          <table:table-cell table:style-name="ce83" table:formula="of:=([.W32]/[.H32])^(1/15)-1" office:value-type="percentage" office:value="0.01" calcext:value-type="percentage">
            <text:p>1.00%</text:p>
          </table:table-cell>
          <table:table-cell table:number-columns-repeated="1016"/>
        </table:table-row>
        <table:table-row table:style-name="ro1">
          <table:table-cell table:style-name="ce65" office:value-type="string" calcext:value-type="string">
            <text:p>TCAM <text:s/>2015-2030 TTC acteurs</text:p>
          </table:table-cell>
          <table:table-cell table:style-name="ce65" table:number-columns-repeated="6"/>
          <table:table-cell table:style-name="ce83" table:formula="of:=([.W41]/[.H41])^(1/15)-1" office:value-type="percentage" office:value="0.010264286961805" calcext:value-type="percentage">
            <text:p>1.03%</text:p>
          </table:table-cell>
          <table:table-cell table:style-name="ce82"/>
          <table:table-cell table:number-columns-repeated="1015"/>
        </table:table-row>
        <table:table-row table:style-name="ro1">
          <table:table-cell table:style-name="ce65" office:value-type="string" calcext:value-type="string">
            <office:annotation draw:style-name="gr23" draw:text-style-name="P2" svg:width="38.11mm" svg:height="32.73mm" svg:x="0mm" svg:y="202.15mm" draw:caption-point-x="167.32mm" draw:caption-point-y="120.4mm">
              <dc:date>2017-08-28T00:00:00</dc:date>
              <text:p text:style-name="P1"><text:span text:style-name="T1">BAIZ Adam - CGDD/SEEI/MA3:</text:span></text:p>
              <text:p text:style-name="P1"><text:span text:style-name="T2">HT consiste à enlever les taxes versées directement à l'Etat et à conserver les taxes qui couvrent les coûts inhérents à la filière</text:span></text:p>
            </office:annotation>
            <text:p>TCAM <text:s/>2015-2030 socio-éco</text:p>
          </table:table-cell>
          <table:table-cell table:style-name="ce65" table:number-columns-repeated="6"/>
          <table:table-cell table:style-name="ce83" table:formula="of:=([.W44]/[.H44])^(1/15)-1" office:value-type="percentage" office:value="0.033137578722602" calcext:value-type="percentage">
            <text:p>3.31%</text:p>
          </table:table-cell>
          <table:table-cell table:style-name="ce82"/>
          <table:table-cell table:number-columns-repeated="1015"/>
        </table:table-row>
        <table:table-row table:style-name="ro1">
          <table:table-cell table:style-name="ce65" table:number-columns-repeated="7"/>
          <table:table-cell table:style-name="ce83"/>
          <table:table-cell table:style-name="ce82"/>
          <table:table-cell table:number-columns-repeated="1015"/>
        </table:table-row>
        <table:table-row table:style-name="ro1">
          <table:table-cell table:style-name="ce65" office:value-type="string" calcext:value-type="string">
            <text:p>TCAM 2030 -2050 HTT</text:p>
          </table:table-cell>
          <table:table-cell table:style-name="ce65" table:number-columns-repeated="6"/>
          <table:table-cell table:style-name="ce83" table:formula="of:=([.AQ32]/[.W32])^(1/20)-1" office:value-type="percentage" office:value="0" calcext:value-type="percentage">
            <text:p>0.00%</text:p>
          </table:table-cell>
          <table:table-cell table:style-name="ce82"/>
          <table:table-cell table:number-columns-repeated="1015"/>
        </table:table-row>
        <table:table-row table:style-name="ro1">
          <table:table-cell table:style-name="ce65" office:value-type="string" calcext:value-type="string">
            <text:p>TCAM 2030-2050 TTC acteurs</text:p>
          </table:table-cell>
          <table:table-cell table:style-name="ce65" table:number-columns-repeated="6"/>
          <table:table-cell table:style-name="ce83" table:formula="of:=([.AQ41]/[.W41])^(1/20)-1" office:value-type="percentage" office:value="0" calcext:value-type="percentage">
            <text:p>0.00%</text:p>
          </table:table-cell>
          <table:table-cell table:style-name="ce82"/>
          <table:table-cell table:number-columns-repeated="1015"/>
        </table:table-row>
        <table:table-row table:style-name="ro1">
          <table:table-cell table:style-name="ce65" office:value-type="string" calcext:value-type="string">
            <office:annotation draw:style-name="gr23" draw:text-style-name="P2" svg:width="38.11mm" svg:height="32.73mm" svg:x="0mm" svg:y="224.86mm" draw:caption-point-x="167.32mm" draw:caption-point-y="119.99mm">
              <dc:date>2017-08-28T00:00:00</dc:date>
              <text:p text:style-name="P1"><text:span text:style-name="T1">BAIZ Adam - CGDD/SEEI/MA3:</text:span></text:p>
              <text:p text:style-name="P1"><text:span text:style-name="T2">HT consiste à enlever les taxes versées directement à l'Etat et à conserver les taxes qui couvrent les coûts inhérents à la filière</text:span></text:p>
            </office:annotation>
            <text:p>TCAM 2030 - 2050 socio-éco</text:p>
          </table:table-cell>
          <table:table-cell table:style-name="ce65" table:number-columns-repeated="6"/>
          <table:table-cell table:style-name="ce83" table:formula="of:=([.AQ44]/[.W44])^(1/20)-1" office:value-type="percentage" office:value="0.00840716893260929" calcext:value-type="percentage">
            <text:p>0.84%</text:p>
          </table:table-cell>
          <table:table-cell table:style-name="ce82"/>
          <table:table-cell table:number-columns-repeated="1015"/>
        </table:table-row>
        <table:table-row table:style-name="ro1">
          <table:table-cell table:style-name="ce65" table:number-columns-repeated="7"/>
          <table:table-cell table:style-name="ce83"/>
          <table:table-cell table:style-name="ce82"/>
          <table:table-cell table:number-columns-repeated="1015"/>
        </table:table-row>
        <table:table-row table:style-name="ro1">
          <table:table-cell table:style-name="ce65" table:number-columns-repeated="7"/>
          <table:table-cell table:style-name="ce82" table:number-columns-repeated="2"/>
          <table:table-cell table:number-columns-repeated="1015"/>
        </table:table-row>
        <table:table-row table:style-name="ro1">
          <table:table-cell table:style-name="ce64" office:value-type="string" calcext:value-type="string">
            <text:p>Prix de l'électricité pour le tertiaire</text:p>
          </table:table-cell>
          <table:table-cell table:style-name="ce72" office:value-type="float" office:value="2009" calcext:value-type="float">
            <text:p>2009</text:p>
          </table:table-cell>
          <table:table-cell table:style-name="ce73" office:value-type="float" office:value="2010" calcext:value-type="float">
            <text:p>2010</text:p>
          </table:table-cell>
          <table:table-cell table:style-name="ce72" office:value-type="float" office:value="2011" calcext:value-type="float">
            <text:p>2011</text:p>
          </table:table-cell>
          <table:table-cell table:style-name="ce73" office:value-type="float" office:value="2012" calcext:value-type="float">
            <text:p>2012</text:p>
          </table:table-cell>
          <table:table-cell table:style-name="ce72" office:value-type="float" office:value="2013" calcext:value-type="float">
            <text:p>2013</text:p>
          </table:table-cell>
          <table:table-cell table:style-name="ce73" office:value-type="float" office:value="2014" calcext:value-type="float">
            <text:p>2014</text:p>
          </table:table-cell>
          <table:table-cell table:style-name="ce72" office:value-type="float" office:value="2015" calcext:value-type="float">
            <text:p>2015</text:p>
          </table:table-cell>
          <table:table-cell table:style-name="ce73" table:formula="of:=[.H56]+1" office:value-type="float" office:value="2016" calcext:value-type="float">
            <text:p>2016</text:p>
          </table:table-cell>
          <table:table-cell table:style-name="ce73" table:formula="of:=[.I56]+1" office:value-type="float" office:value="2017" calcext:value-type="float">
            <text:p>2017</text:p>
          </table:table-cell>
          <table:table-cell table:style-name="ce73" table:formula="of:=[.J56]+1" office:value-type="float" office:value="2018" calcext:value-type="float">
            <text:p>2018</text:p>
          </table:table-cell>
          <table:table-cell table:style-name="ce73" table:formula="of:=[.K56]+1" office:value-type="float" office:value="2019" calcext:value-type="float">
            <text:p>2019</text:p>
          </table:table-cell>
          <table:table-cell table:style-name="ce73" table:formula="of:=[.L56]+1" office:value-type="float" office:value="2020" calcext:value-type="float">
            <text:p>2020</text:p>
          </table:table-cell>
          <table:table-cell table:style-name="ce73" table:formula="of:=[.M56]+1" office:value-type="float" office:value="2021" calcext:value-type="float">
            <text:p>2021</text:p>
          </table:table-cell>
          <table:table-cell table:style-name="ce73" table:formula="of:=[.N56]+1" office:value-type="float" office:value="2022" calcext:value-type="float">
            <text:p>2022</text:p>
          </table:table-cell>
          <table:table-cell table:style-name="ce73" table:formula="of:=[.O56]+1" office:value-type="float" office:value="2023" calcext:value-type="float">
            <text:p>2023</text:p>
          </table:table-cell>
          <table:table-cell table:style-name="ce73" table:formula="of:=[.P56]+1" office:value-type="float" office:value="2024" calcext:value-type="float">
            <text:p>2024</text:p>
          </table:table-cell>
          <table:table-cell table:style-name="ce73" table:formula="of:=[.Q56]+1" office:value-type="float" office:value="2025" calcext:value-type="float">
            <text:p>2025</text:p>
          </table:table-cell>
          <table:table-cell table:style-name="ce73" table:formula="of:=[.R56]+1" office:value-type="float" office:value="2026" calcext:value-type="float">
            <text:p>2026</text:p>
          </table:table-cell>
          <table:table-cell table:style-name="ce73" table:formula="of:=[.S56]+1" office:value-type="float" office:value="2027" calcext:value-type="float">
            <text:p>2027</text:p>
          </table:table-cell>
          <table:table-cell table:style-name="ce73" table:formula="of:=[.T56]+1" office:value-type="float" office:value="2028" calcext:value-type="float">
            <text:p>2028</text:p>
          </table:table-cell>
          <table:table-cell table:style-name="ce73" table:formula="of:=[.U56]+1" office:value-type="float" office:value="2029" calcext:value-type="float">
            <text:p>2029</text:p>
          </table:table-cell>
          <table:table-cell table:style-name="ce73" table:formula="of:=[.V56]+1" office:value-type="float" office:value="2030" calcext:value-type="float">
            <text:p>2030</text:p>
          </table:table-cell>
          <table:table-cell table:style-name="ce73" table:formula="of:=[.W56]+1" office:value-type="float" office:value="2031" calcext:value-type="float">
            <text:p>2031</text:p>
          </table:table-cell>
          <table:table-cell table:style-name="ce73" table:formula="of:=[.X56]+1" office:value-type="float" office:value="2032" calcext:value-type="float">
            <text:p>2032</text:p>
          </table:table-cell>
          <table:table-cell table:style-name="ce73" table:formula="of:=[.Y56]+1" office:value-type="float" office:value="2033" calcext:value-type="float">
            <text:p>2033</text:p>
          </table:table-cell>
          <table:table-cell table:style-name="ce73" table:formula="of:=[.Z56]+1" office:value-type="float" office:value="2034" calcext:value-type="float">
            <text:p>2034</text:p>
          </table:table-cell>
          <table:table-cell table:style-name="ce73" table:formula="of:=[.AA56]+1" office:value-type="float" office:value="2035" calcext:value-type="float">
            <text:p>2035</text:p>
          </table:table-cell>
          <table:table-cell table:style-name="ce73" table:formula="of:=[.AB56]+1" office:value-type="float" office:value="2036" calcext:value-type="float">
            <text:p>2036</text:p>
          </table:table-cell>
          <table:table-cell table:style-name="ce73" table:formula="of:=[.AC56]+1" office:value-type="float" office:value="2037" calcext:value-type="float">
            <text:p>2037</text:p>
          </table:table-cell>
          <table:table-cell table:style-name="ce73" table:formula="of:=[.AD56]+1" office:value-type="float" office:value="2038" calcext:value-type="float">
            <text:p>2038</text:p>
          </table:table-cell>
          <table:table-cell table:style-name="ce73" table:formula="of:=[.AE56]+1" office:value-type="float" office:value="2039" calcext:value-type="float">
            <text:p>2039</text:p>
          </table:table-cell>
          <table:table-cell table:style-name="ce73" table:formula="of:=[.AF56]+1" office:value-type="float" office:value="2040" calcext:value-type="float">
            <text:p>2040</text:p>
          </table:table-cell>
          <table:table-cell table:style-name="ce73" table:formula="of:=[.AG56]+1" office:value-type="float" office:value="2041" calcext:value-type="float">
            <text:p>2041</text:p>
          </table:table-cell>
          <table:table-cell table:style-name="ce73" table:formula="of:=[.AH56]+1" office:value-type="float" office:value="2042" calcext:value-type="float">
            <text:p>2042</text:p>
          </table:table-cell>
          <table:table-cell table:style-name="ce73" table:formula="of:=[.AI56]+1" office:value-type="float" office:value="2043" calcext:value-type="float">
            <text:p>2043</text:p>
          </table:table-cell>
          <table:table-cell table:style-name="ce73" table:formula="of:=[.AJ56]+1" office:value-type="float" office:value="2044" calcext:value-type="float">
            <text:p>2044</text:p>
          </table:table-cell>
          <table:table-cell table:style-name="ce73" table:formula="of:=[.AK56]+1" office:value-type="float" office:value="2045" calcext:value-type="float">
            <text:p>2045</text:p>
          </table:table-cell>
          <table:table-cell table:style-name="ce73" table:formula="of:=[.AL56]+1" office:value-type="float" office:value="2046" calcext:value-type="float">
            <text:p>2046</text:p>
          </table:table-cell>
          <table:table-cell table:style-name="ce73" table:formula="of:=[.AM56]+1" office:value-type="float" office:value="2047" calcext:value-type="float">
            <text:p>2047</text:p>
          </table:table-cell>
          <table:table-cell table:style-name="ce73" table:formula="of:=[.AN56]+1" office:value-type="float" office:value="2048" calcext:value-type="float">
            <text:p>2048</text:p>
          </table:table-cell>
          <table:table-cell table:style-name="ce73" table:formula="of:=[.AO56]+1" office:value-type="float" office:value="2049" calcext:value-type="float">
            <text:p>2049</text:p>
          </table:table-cell>
          <table:table-cell table:style-name="ce73" table:formula="of:=[.AP56]+1" office:value-type="float" office:value="2050" calcext:value-type="float">
            <text:p>2050</text:p>
          </table:table-cell>
          <table:table-cell table:number-columns-repeated="981"/>
        </table:table-row>
        <table:table-row table:style-name="ro1">
          <table:table-cell table:style-name="ce65" office:value-type="string" calcext:value-type="string">
            <text:p>HTT / MWh</text:p>
          </table:table-cell>
          <table:table-cell table:style-name="ce65" office:value-type="float" office:value="80" calcext:value-type="float">
            <text:p>80</text:p>
          </table:table-cell>
          <table:table-cell table:style-name="ce65" office:value-type="float" office:value="82" calcext:value-type="float">
            <text:p>82</text:p>
          </table:table-cell>
          <table:table-cell table:style-name="ce66" table:formula="of:=[.C57]+([.$H$57]-[.$C$57])/5" office:value-type="float" office:value="83.252" calcext:value-type="float">
            <text:p>83.252</text:p>
          </table:table-cell>
          <table:table-cell table:style-name="ce66" table:formula="of:=[.D57]+([.$H$57]-[.$C$57])/5" office:value-type="float" office:value="84.504" calcext:value-type="float">
            <text:p>84.504</text:p>
          </table:table-cell>
          <table:table-cell table:style-name="ce66" table:formula="of:=[.E57]+([.$H$57]-[.$C$57])/5" office:value-type="float" office:value="85.756" calcext:value-type="float">
            <text:p>85.756</text:p>
          </table:table-cell>
          <table:table-cell table:style-name="ce66" table:formula="of:=[.F57]+([.$H$57]-[.$C$57])/5" office:value-type="float" office:value="87.008" calcext:value-type="float">
            <text:p>87.008</text:p>
          </table:table-cell>
          <table:table-cell table:style-name="ce71" table:formula="of:=[.H58]+[.H59]" office:value-type="float" office:value="88.26" calcext:value-type="float">
            <text:p>88.26</text:p>
          </table:table-cell>
          <table:table-cell table:style-name="ce71" table:formula="of:=[.I58]+[.I59]" office:value-type="float" office:value="89.19886" calcext:value-type="float">
            <text:p>89.20</text:p>
          </table:table-cell>
          <table:table-cell table:style-name="ce71" table:formula="of:=[.J58]+[.J59]" office:value-type="float" office:value="90.14772746" calcext:value-type="float">
            <text:p>90.15</text:p>
          </table:table-cell>
          <table:table-cell table:style-name="ce71" table:formula="of:=[.K58]+[.K59]" office:value-type="float" office:value="91.10670926206" calcext:value-type="float">
            <text:p>91.11</text:p>
          </table:table-cell>
          <table:table-cell table:style-name="ce71" table:formula="of:=[.L58]+[.L59]" office:value-type="float" office:value="92.0759134319426" calcext:value-type="float">
            <text:p>92.08</text:p>
          </table:table-cell>
          <table:table-cell table:style-name="ce71" table:formula="of:=[.M58]+[.M59]" office:value-type="float" office:value="93.055449151374" calcext:value-type="float">
            <text:p>93.06</text:p>
          </table:table-cell>
          <table:table-cell table:style-name="ce71" table:formula="of:=[.N58]+[.N59]" office:value-type="float" office:value="94.0454267704359" calcext:value-type="float">
            <text:p>94.05</text:p>
          </table:table-cell>
          <table:table-cell table:style-name="ce71" table:formula="of:=[.O58]+[.O59]" office:value-type="float" office:value="95.0459578200915" calcext:value-type="float">
            <text:p>95.05</text:p>
          </table:table-cell>
          <table:table-cell table:style-name="ce71" table:formula="of:=[.P58]+[.P59]" office:value-type="float" office:value="96.057155024845" calcext:value-type="float">
            <text:p>96.06</text:p>
          </table:table-cell>
          <table:table-cell table:style-name="ce71" table:formula="of:=[.Q58]+[.Q59]" office:value-type="float" office:value="97.0791323155382" calcext:value-type="float">
            <text:p>97.08</text:p>
          </table:table-cell>
          <table:table-cell table:style-name="ce71" table:formula="of:=[.R58]+[.R59]" office:value-type="float" office:value="98.1120048422833" calcext:value-type="float">
            <text:p>98.11</text:p>
          </table:table-cell>
          <table:table-cell table:style-name="ce71" table:formula="of:=[.S58]+[.S59]" office:value-type="float" office:value="99.1558889875352" calcext:value-type="float">
            <text:p>99.16</text:p>
          </table:table-cell>
          <table:table-cell table:style-name="ce71" table:formula="of:=[.T58]+[.T59]" office:value-type="float" office:value="100.210902379305" calcext:value-type="float">
            <text:p>100.21</text:p>
          </table:table-cell>
          <table:table-cell table:style-name="ce71" table:formula="of:=[.U58]+[.U59]" office:value-type="float" office:value="101.277163904513" calcext:value-type="float">
            <text:p>101.28</text:p>
          </table:table-cell>
          <table:table-cell table:style-name="ce71" table:formula="of:=[.V58]+[.V59]" office:value-type="float" office:value="102.354793722489" calcext:value-type="float">
            <text:p>102.35</text:p>
          </table:table-cell>
          <table:table-cell table:style-name="ce71" table:formula="of:=[.W58]+[.W59]" office:value-type="float" office:value="103.443913278612" calcext:value-type="float">
            <text:p>103.44</text:p>
          </table:table-cell>
          <table:table-cell table:style-name="ce71" table:formula="of:=[.X58]+[.X59]" office:value-type="float" office:value="104.173135252387" calcext:value-type="float">
            <text:p>104.17</text:p>
          </table:table-cell>
          <table:table-cell table:style-name="ce71" table:formula="of:=[.Y58]+[.Y59]" office:value-type="float" office:value="104.910378667873" calcext:value-type="float">
            <text:p>104.91</text:p>
          </table:table-cell>
          <table:table-cell table:style-name="ce71" table:formula="of:=[.Z58]+[.Z59]" office:value-type="float" office:value="105.655731760929" calcext:value-type="float">
            <text:p>105.66</text:p>
          </table:table-cell>
          <table:table-cell table:style-name="ce71" table:formula="of:=[.AA58]+[.AA59]" office:value-type="float" office:value="106.409283738009" calcext:value-type="float">
            <text:p>106.41</text:p>
          </table:table-cell>
          <table:table-cell table:style-name="ce71" table:formula="of:=[.AB58]+[.AB59]" office:value-type="float" office:value="107.171124786837" calcext:value-type="float">
            <text:p>107.17</text:p>
          </table:table-cell>
          <table:table-cell table:style-name="ce71" table:formula="of:=[.AC58]+[.AC59]" office:value-type="float" office:value="107.941346087202" calcext:value-type="float">
            <text:p>107.94</text:p>
          </table:table-cell>
          <table:table-cell table:style-name="ce71" table:formula="of:=[.AD58]+[.AD59]" office:value-type="float" office:value="108.720039821871" calcext:value-type="float">
            <text:p>108.72</text:p>
          </table:table-cell>
          <table:table-cell table:style-name="ce71" table:formula="of:=[.AE58]+[.AE59]" office:value-type="float" office:value="109.507299187621" calcext:value-type="float">
            <text:p>109.51</text:p>
          </table:table-cell>
          <table:table-cell table:style-name="ce71" table:formula="of:=[.AF58]+[.AF59]" office:value-type="float" office:value="110.303218406395" calcext:value-type="float">
            <text:p>110.30</text:p>
          </table:table-cell>
          <table:table-cell table:style-name="ce71" table:formula="of:=[.AG58]+[.AG59]" office:value-type="float" office:value="111.107892736575" calcext:value-type="float">
            <text:p>111.11</text:p>
          </table:table-cell>
          <table:table-cell table:style-name="ce71" table:formula="of:=[.AH58]+[.AH59]" office:value-type="float" office:value="111.921418484387" calcext:value-type="float">
            <text:p>111.92</text:p>
          </table:table-cell>
          <table:table-cell table:style-name="ce71" table:formula="of:=[.AI58]+[.AI59]" office:value-type="float" office:value="112.743893015425" calcext:value-type="float">
            <text:p>112.74</text:p>
          </table:table-cell>
          <table:table-cell table:style-name="ce71" table:formula="of:=[.AJ58]+[.AJ59]" office:value-type="float" office:value="113.575414766305" calcext:value-type="float">
            <text:p>113.58</text:p>
          </table:table-cell>
          <table:table-cell table:style-name="ce71" table:formula="of:=[.AK58]+[.AK59]" office:value-type="float" office:value="114.416083256444" calcext:value-type="float">
            <text:p>114.42</text:p>
          </table:table-cell>
          <table:table-cell table:style-name="ce71" table:formula="of:=[.AL58]+[.AL59]" office:value-type="float" office:value="115.265999099974" calcext:value-type="float">
            <text:p>115.27</text:p>
          </table:table-cell>
          <table:table-cell table:style-name="ce71" table:formula="of:=[.AM58]+[.AM59]" office:value-type="float" office:value="116.125264017784" calcext:value-type="float">
            <text:p>116.13</text:p>
          </table:table-cell>
          <table:table-cell table:style-name="ce71" table:formula="of:=[.AN58]+[.AN59]" office:value-type="float" office:value="116.993980849689" calcext:value-type="float">
            <text:p>116.99</text:p>
          </table:table-cell>
          <table:table-cell table:style-name="ce71" table:formula="of:=[.AO58]+[.AO59]" office:value-type="float" office:value="117.872253566746" calcext:value-type="float">
            <text:p>117.87</text:p>
          </table:table-cell>
          <table:table-cell table:style-name="ce71" table:formula="of:=[.AP58]+[.AP59]" office:value-type="float" office:value="118.760187283689" calcext:value-type="float">
            <text:p>118.76</text:p>
          </table:table-cell>
          <table:table-cell table:style-name="ce71" table:formula="of:=[.AQ58]+[.AQ59]" office:value-type="float" office:value="119.65788827152" calcext:value-type="float">
            <text:p>119.66</text:p>
          </table:table-cell>
          <table:table-cell table:style-name="ce87" table:number-columns-repeated="981"/>
        </table:table-row>
        <table:table-row table:style-name="ro1">
          <table:table-cell table:style-name="ce66" office:value-type="string" calcext:value-type="string">
            <text:p>TURPE </text:p>
          </table:table-cell>
          <table:table-cell table:style-name="ce66" table:number-columns-repeated="6"/>
          <table:table-cell table:style-name="ce79" office:value-type="float" office:value="32" calcext:value-type="float">
            <office:annotation draw:style-name="gr34" draw:text-style-name="P2" svg:width="27.34mm" svg:height="25.05mm" svg:x="165.41mm" svg:y="251.27mm" draw:caption-point-x="170.17mm" draw:caption-point-y="121.45mm">
              <dc:date>2017-08-28T00:00:00</dc:date>
              <text:p text:style-name="P1"><text:span text:style-name="T1">BAIZ Adam - CGDD/SEEI/MA3:</text:span></text:p>
              <text:p text:style-name="P1"><text:span text:style-name="T2">-11 euros par rapport aux particuliers</text:span></text:p>
            </office:annotation>
            <text:p>32.00</text:p>
          </table:table-cell>
          <table:table-cell table:style-name="ce79" table:formula="of:=[.H58]*1.01" office:value-type="float" office:value="32.32" calcext:value-type="float">
            <text:p>32.32</text:p>
          </table:table-cell>
          <table:table-cell table:style-name="ce79" table:formula="of:=[.I58]*1.01" office:value-type="float" office:value="32.6432" calcext:value-type="float">
            <text:p>32.64</text:p>
          </table:table-cell>
          <table:table-cell table:style-name="ce79" table:formula="of:=[.J58]*1.01" office:value-type="float" office:value="32.969632" calcext:value-type="float">
            <text:p>32.97</text:p>
          </table:table-cell>
          <table:table-cell table:style-name="ce79" table:formula="of:=[.K58]*1.01" office:value-type="float" office:value="33.29932832" calcext:value-type="float">
            <text:p>33.30</text:p>
          </table:table-cell>
          <table:table-cell table:style-name="ce79" table:formula="of:=[.L58]*1.01" office:value-type="float" office:value="33.6323216032" calcext:value-type="float">
            <text:p>33.63</text:p>
          </table:table-cell>
          <table:table-cell table:style-name="ce79" table:formula="of:=[.M58]*1.01" office:value-type="float" office:value="33.968644819232" calcext:value-type="float">
            <text:p>33.97</text:p>
          </table:table-cell>
          <table:table-cell table:style-name="ce79" table:formula="of:=[.N58]*1.01" office:value-type="float" office:value="34.3083312674243" calcext:value-type="float">
            <text:p>34.31</text:p>
          </table:table-cell>
          <table:table-cell table:style-name="ce79" table:formula="of:=[.O58]*1.01" office:value-type="float" office:value="34.6514145800986" calcext:value-type="float">
            <text:p>34.65</text:p>
          </table:table-cell>
          <table:table-cell table:style-name="ce79" table:formula="of:=[.P58]*1.01" office:value-type="float" office:value="34.9979287258995" calcext:value-type="float">
            <text:p>35.00</text:p>
          </table:table-cell>
          <table:table-cell table:style-name="ce79" table:formula="of:=[.Q58]*1.01" office:value-type="float" office:value="35.3479080131585" calcext:value-type="float">
            <text:p>35.35</text:p>
          </table:table-cell>
          <table:table-cell table:style-name="ce79" table:formula="of:=[.R58]*1.01" office:value-type="float" office:value="35.7013870932901" calcext:value-type="float">
            <text:p>35.70</text:p>
          </table:table-cell>
          <table:table-cell table:style-name="ce79" table:formula="of:=[.S58]*1.01" office:value-type="float" office:value="36.058400964223" calcext:value-type="float">
            <text:p>36.06</text:p>
          </table:table-cell>
          <table:table-cell table:style-name="ce79" table:formula="of:=[.T58]*1.01" office:value-type="float" office:value="36.4189849738653" calcext:value-type="float">
            <text:p>36.42</text:p>
          </table:table-cell>
          <table:table-cell table:style-name="ce79" table:formula="of:=[.U58]*1.01" office:value-type="float" office:value="36.7831748236039" calcext:value-type="float">
            <text:p>36.78</text:p>
          </table:table-cell>
          <table:table-cell table:style-name="ce79" table:formula="of:=[.V58]*1.01" office:value-type="float" office:value="37.15100657184" calcext:value-type="float">
            <text:p>37.15</text:p>
          </table:table-cell>
          <table:table-cell table:style-name="ce79" table:formula="of:=[.W58]" office:value-type="float" office:value="37.15100657184" calcext:value-type="float">
            <office:annotation draw:style-name="gr16" draw:text-style-name="P2" svg:width="30.46mm" svg:height="20.63mm" svg:x="477.17mm" svg:y="253.48mm" draw:caption-point-x="313.88mm" draw:caption-point-y="119.24mm">
              <dc:date>2017-08-28T00:00:00</dc:date>
              <text:p text:style-name="P1"><text:span text:style-name="T1">BAIZ Adam - CGDD/SEEI/MA3:</text:span></text:p>
              <text:p text:style-name="P1"><text:span text:style-name="T2">stable dès 2030</text:span></text:p>
            </office:annotation>
            <text:p>37.15</text:p>
          </table:table-cell>
          <table:table-cell table:style-name="ce79" table:formula="of:=[.X58]" office:value-type="float" office:value="37.15100657184" calcext:value-type="float">
            <text:p>37.15</text:p>
          </table:table-cell>
          <table:table-cell table:style-name="ce79" table:formula="of:=[.Y58]" office:value-type="float" office:value="37.15100657184" calcext:value-type="float">
            <text:p>37.15</text:p>
          </table:table-cell>
          <table:table-cell table:style-name="ce79" table:formula="of:=[.Z58]" office:value-type="float" office:value="37.15100657184" calcext:value-type="float">
            <text:p>37.15</text:p>
          </table:table-cell>
          <table:table-cell table:style-name="ce79" table:formula="of:=[.AA58]" office:value-type="float" office:value="37.15100657184" calcext:value-type="float">
            <text:p>37.15</text:p>
          </table:table-cell>
          <table:table-cell table:style-name="ce79" table:formula="of:=[.AB58]" office:value-type="float" office:value="37.15100657184" calcext:value-type="float">
            <text:p>37.15</text:p>
          </table:table-cell>
          <table:table-cell table:style-name="ce79" table:formula="of:=[.AC58]" office:value-type="float" office:value="37.15100657184" calcext:value-type="float">
            <text:p>37.15</text:p>
          </table:table-cell>
          <table:table-cell table:style-name="ce79" table:formula="of:=[.AD58]" office:value-type="float" office:value="37.15100657184" calcext:value-type="float">
            <text:p>37.15</text:p>
          </table:table-cell>
          <table:table-cell table:style-name="ce79" table:formula="of:=[.AE58]" office:value-type="float" office:value="37.15100657184" calcext:value-type="float">
            <text:p>37.15</text:p>
          </table:table-cell>
          <table:table-cell table:style-name="ce79" table:formula="of:=[.AF58]" office:value-type="float" office:value="37.15100657184" calcext:value-type="float">
            <text:p>37.15</text:p>
          </table:table-cell>
          <table:table-cell table:style-name="ce79" table:formula="of:=[.AG58]" office:value-type="float" office:value="37.15100657184" calcext:value-type="float">
            <text:p>37.15</text:p>
          </table:table-cell>
          <table:table-cell table:style-name="ce79" table:formula="of:=[.AH58]" office:value-type="float" office:value="37.15100657184" calcext:value-type="float">
            <text:p>37.15</text:p>
          </table:table-cell>
          <table:table-cell table:style-name="ce79" table:formula="of:=[.AI58]" office:value-type="float" office:value="37.15100657184" calcext:value-type="float">
            <text:p>37.15</text:p>
          </table:table-cell>
          <table:table-cell table:style-name="ce79" table:formula="of:=[.AJ58]" office:value-type="float" office:value="37.15100657184" calcext:value-type="float">
            <text:p>37.15</text:p>
          </table:table-cell>
          <table:table-cell table:style-name="ce79" table:formula="of:=[.AK58]" office:value-type="float" office:value="37.15100657184" calcext:value-type="float">
            <text:p>37.15</text:p>
          </table:table-cell>
          <table:table-cell table:style-name="ce79" table:formula="of:=[.AL58]" office:value-type="float" office:value="37.15100657184" calcext:value-type="float">
            <text:p>37.15</text:p>
          </table:table-cell>
          <table:table-cell table:style-name="ce79" table:formula="of:=[.AM58]" office:value-type="float" office:value="37.15100657184" calcext:value-type="float">
            <text:p>37.15</text:p>
          </table:table-cell>
          <table:table-cell table:style-name="ce79" table:formula="of:=[.AN58]" office:value-type="float" office:value="37.15100657184" calcext:value-type="float">
            <text:p>37.15</text:p>
          </table:table-cell>
          <table:table-cell table:style-name="ce79" table:formula="of:=[.AO58]" office:value-type="float" office:value="37.15100657184" calcext:value-type="float">
            <text:p>37.15</text:p>
          </table:table-cell>
          <table:table-cell table:style-name="ce79" table:formula="of:=[.AP58]" office:value-type="float" office:value="37.15100657184" calcext:value-type="float">
            <text:p>37.15</text:p>
          </table:table-cell>
          <table:table-cell table:number-columns-repeated="981"/>
        </table:table-row>
        <table:table-row table:style-name="ro1">
          <table:table-cell table:style-name="ce66" office:value-type="string" calcext:value-type="string">
            <text:p>Fourniture (yc coûts commerciaux)</text:p>
          </table:table-cell>
          <table:table-cell table:style-name="ce66" table:number-columns-repeated="6"/>
          <table:table-cell table:style-name="ce79" table:formula="of:=56.26" office:value-type="float" office:value="56.26" calcext:value-type="float">
            <text:p>56.26</text:p>
          </table:table-cell>
          <table:table-cell table:style-name="ce79" table:formula="of:=[.H59]*[.$I$26]" office:value-type="float" office:value="56.87886" calcext:value-type="float">
            <text:p>56.88</text:p>
          </table:table-cell>
          <table:table-cell table:style-name="ce79" table:formula="of:=[.I59]*[.$I$26]" office:value-type="float" office:value="57.50452746" calcext:value-type="float">
            <text:p>57.50</text:p>
          </table:table-cell>
          <table:table-cell table:style-name="ce79" table:formula="of:=[.J59]*[.$I$26]" office:value-type="float" office:value="58.13707726206" calcext:value-type="float">
            <text:p>58.14</text:p>
          </table:table-cell>
          <table:table-cell table:style-name="ce79" table:formula="of:=[.K59]*[.$I$26]" office:value-type="float" office:value="58.7765851119426" calcext:value-type="float">
            <text:p>58.78</text:p>
          </table:table-cell>
          <table:table-cell table:style-name="ce79" table:formula="of:=[.L59]*[.$I$26]" office:value-type="float" office:value="59.423127548174" calcext:value-type="float">
            <text:p>59.42</text:p>
          </table:table-cell>
          <table:table-cell table:style-name="ce79" table:formula="of:=[.M59]*[.$I$26]" office:value-type="float" office:value="60.0767819512039" calcext:value-type="float">
            <text:p>60.08</text:p>
          </table:table-cell>
          <table:table-cell table:style-name="ce79" table:formula="of:=[.N59]*[.$I$26]" office:value-type="float" office:value="60.7376265526671" calcext:value-type="float">
            <text:p>60.74</text:p>
          </table:table-cell>
          <table:table-cell table:style-name="ce79" table:formula="of:=[.O59]*[.$I$26]" office:value-type="float" office:value="61.4057404447465" calcext:value-type="float">
            <text:p>61.41</text:p>
          </table:table-cell>
          <table:table-cell table:style-name="ce79" table:formula="of:=[.P59]*[.$I$26]" office:value-type="float" office:value="62.0812035896387" calcext:value-type="float">
            <text:p>62.08</text:p>
          </table:table-cell>
          <table:table-cell table:style-name="ce79" table:formula="of:=[.Q59]*[.$I$26]" office:value-type="float" office:value="62.7640968291247" calcext:value-type="float">
            <text:p>62.76</text:p>
          </table:table-cell>
          <table:table-cell table:style-name="ce79" table:formula="of:=[.R59]*[.$I$26]" office:value-type="float" office:value="63.4545018942451" calcext:value-type="float">
            <text:p>63.45</text:p>
          </table:table-cell>
          <table:table-cell table:style-name="ce79" table:formula="of:=[.S59]*[.$I$26]" office:value-type="float" office:value="64.1525014150818" calcext:value-type="float">
            <text:p>64.15</text:p>
          </table:table-cell>
          <table:table-cell table:style-name="ce79" table:formula="of:=[.T59]*[.$I$26]" office:value-type="float" office:value="64.8581789306477" calcext:value-type="float">
            <text:p>64.86</text:p>
          </table:table-cell>
          <table:table-cell table:style-name="ce79" table:formula="of:=[.U59]*[.$I$26]" office:value-type="float" office:value="65.5716188988848" calcext:value-type="float">
            <text:p>65.57</text:p>
          </table:table-cell>
          <table:table-cell table:style-name="ce79" table:formula="of:=[.V59]*[.$I$26]" office:value-type="float" office:value="66.2929067067725" calcext:value-type="float">
            <text:p>66.29</text:p>
          </table:table-cell>
          <table:table-cell table:style-name="ce79" table:formula="of:=[.W59]*[.$I$26]" office:value-type="float" office:value="67.022128680547" calcext:value-type="float">
            <office:annotation draw:style-name="gr17" draw:text-style-name="P2" svg:width="30.46mm" svg:height="20.64mm" svg:x="477.17mm" svg:y="257.98mm" draw:caption-point-x="313.88mm" draw:caption-point-y="120.31mm">
              <dc:date>2017-08-28T00:00:00</dc:date>
              <text:p text:style-name="P1"><text:span text:style-name="T1">BAIZ Adam - CGDD/SEEI/MA3:</text:span></text:p>
              <text:p text:style-name="P1"><text:span text:style-name="T2">stable dès 2030</text:span></text:p>
            </office:annotation>
            <text:p>67.02</text:p>
          </table:table-cell>
          <table:table-cell table:style-name="ce79" table:formula="of:=[.X59]*[.$I$26]" office:value-type="float" office:value="67.759372096033" calcext:value-type="float">
            <text:p>67.76</text:p>
          </table:table-cell>
          <table:table-cell table:style-name="ce79" table:formula="of:=[.Y59]*[.$I$26]" office:value-type="float" office:value="68.5047251890893" calcext:value-type="float">
            <text:p>68.50</text:p>
          </table:table-cell>
          <table:table-cell table:style-name="ce79" table:formula="of:=[.Z59]*[.$I$26]" office:value-type="float" office:value="69.2582771661693" calcext:value-type="float">
            <text:p>69.26</text:p>
          </table:table-cell>
          <table:table-cell table:style-name="ce79" table:formula="of:=[.AA59]*[.$I$26]" office:value-type="float" office:value="70.0201182149972" calcext:value-type="float">
            <text:p>70.02</text:p>
          </table:table-cell>
          <table:table-cell table:style-name="ce79" table:formula="of:=[.AB59]*[.$I$26]" office:value-type="float" office:value="70.7903395153621" calcext:value-type="float">
            <text:p>70.79</text:p>
          </table:table-cell>
          <table:table-cell table:style-name="ce79" table:formula="of:=[.AC59]*[.$I$26]" office:value-type="float" office:value="71.5690332500311" calcext:value-type="float">
            <text:p>71.57</text:p>
          </table:table-cell>
          <table:table-cell table:style-name="ce79" table:formula="of:=[.AD59]*[.$I$26]" office:value-type="float" office:value="72.3562926157814" calcext:value-type="float">
            <text:p>72.36</text:p>
          </table:table-cell>
          <table:table-cell table:style-name="ce79" table:formula="of:=[.AE59]*[.$I$26]" office:value-type="float" office:value="73.152211834555" calcext:value-type="float">
            <text:p>73.15</text:p>
          </table:table-cell>
          <table:table-cell table:style-name="ce79" table:formula="of:=[.AF59]*[.$I$26]" office:value-type="float" office:value="73.9568861647351" calcext:value-type="float">
            <text:p>73.96</text:p>
          </table:table-cell>
          <table:table-cell table:style-name="ce79" table:formula="of:=[.AG59]*[.$I$26]" office:value-type="float" office:value="74.7704119125472" calcext:value-type="float">
            <text:p>74.77</text:p>
          </table:table-cell>
          <table:table-cell table:style-name="ce79" table:formula="of:=[.AH59]*[.$I$26]" office:value-type="float" office:value="75.5928864435852" calcext:value-type="float">
            <text:p>75.59</text:p>
          </table:table-cell>
          <table:table-cell table:style-name="ce79" table:formula="of:=[.AI59]*[.$I$26]" office:value-type="float" office:value="76.4244081944647" calcext:value-type="float">
            <text:p>76.42</text:p>
          </table:table-cell>
          <table:table-cell table:style-name="ce79" table:formula="of:=[.AJ59]*[.$I$26]" office:value-type="float" office:value="77.2650766846038" calcext:value-type="float">
            <text:p>77.27</text:p>
          </table:table-cell>
          <table:table-cell table:style-name="ce79" table:formula="of:=[.AK59]*[.$I$26]" office:value-type="float" office:value="78.1149925281344" calcext:value-type="float">
            <text:p>78.11</text:p>
          </table:table-cell>
          <table:table-cell table:style-name="ce79" table:formula="of:=[.AL59]*[.$I$26]" office:value-type="float" office:value="78.9742574459439" calcext:value-type="float">
            <text:p>78.97</text:p>
          </table:table-cell>
          <table:table-cell table:style-name="ce79" table:formula="of:=[.AM59]*[.$I$26]" office:value-type="float" office:value="79.8429742778492" calcext:value-type="float">
            <text:p>79.84</text:p>
          </table:table-cell>
          <table:table-cell table:style-name="ce79" table:formula="of:=[.AN59]*[.$I$26]" office:value-type="float" office:value="80.7212469949056" calcext:value-type="float">
            <text:p>80.72</text:p>
          </table:table-cell>
          <table:table-cell table:style-name="ce79" table:formula="of:=[.AO59]*[.$I$26]" office:value-type="float" office:value="81.6091807118495" calcext:value-type="float">
            <text:p>81.61</text:p>
          </table:table-cell>
          <table:table-cell table:style-name="ce79" table:formula="of:=[.AP59]*[.$I$26]" office:value-type="float" office:value="82.5068816996799" calcext:value-type="float">
            <text:p>82.51</text:p>
          </table:table-cell>
          <table:table-cell table:number-columns-repeated="981"/>
        </table:table-row>
        <table:table-row table:style-name="ro1">
          <table:table-cell table:style-name="ce66" office:value-type="string" calcext:value-type="string">
            <text:p>CSPE</text:p>
          </table:table-cell>
          <table:table-cell table:style-name="ce66" office:value-type="float" office:value="4.5" calcext:value-type="float">
            <text:p>4.5</text:p>
          </table:table-cell>
          <table:table-cell table:style-name="ce66" table:formula="of:=[.B60]+([.$H$60]-[.$B$60])/6" office:value-type="float" office:value="6.9" calcext:value-type="float">
            <text:p>6.9</text:p>
          </table:table-cell>
          <table:table-cell table:style-name="ce66" table:formula="of:=[.C60]+([.$H$60]-[.$B$60])/6" office:value-type="float" office:value="9.3" calcext:value-type="float">
            <text:p>9.3</text:p>
          </table:table-cell>
          <table:table-cell table:style-name="ce66" table:formula="of:=[.D60]+([.$H$60]-[.$B$60])/6" office:value-type="float" office:value="11.7" calcext:value-type="float">
            <text:p>11.7</text:p>
          </table:table-cell>
          <table:table-cell table:style-name="ce66" table:formula="of:=[.E60]+([.$H$60]-[.$B$60])/6" office:value-type="float" office:value="14.1" calcext:value-type="float">
            <text:p>14.1</text:p>
          </table:table-cell>
          <table:table-cell table:style-name="ce66" table:formula="of:=[.F60]+([.$H$60]-[.$B$60])/6" office:value-type="float" office:value="16.5" calcext:value-type="float">
            <text:p>16.5</text:p>
          </table:table-cell>
          <table:table-cell table:style-name="ce79" table:formula="of:=0.0189*1000" office:value-type="float" office:value="18.9" calcext:value-type="float">
            <text:p>18.90</text:p>
          </table:table-cell>
          <table:table-cell table:style-name="ce79" table:formula="of:=0.0225*1000" office:value-type="float" office:value="22.5" calcext:value-type="float">
            <office:annotation draw:style-name="gr17" draw:text-style-name="P2" svg:width="53.85mm" svg:height="20.64mm" svg:x="180.57mm" svg:y="262.49mm" draw:caption-point-x="195.33mm" draw:caption-point-y="121.37mm">
              <dc:date>2017-08-28T00:00:00</dc:date>
              <text:p text:style-name="P1"><text:span text:style-name="T1">BAIZ Adam - CGDD/SEEI/MA3:</text:span></text:p>
              <text:p text:style-name="P1"><text:span text:style-name="T2">gelé dès 2016</text:span></text:p>
            </office:annotation>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style-name="ce79" table:formula="of:=0.0225*1000" office:value-type="float" office:value="22.5" calcext:value-type="float">
            <text:p>22.50</text:p>
          </table:table-cell>
          <table:table-cell table:number-columns-repeated="981"/>
        </table:table-row>
        <table:table-row table:style-name="ro1">
          <table:table-cell table:style-name="ce66" office:value-type="string" calcext:value-type="string">
            <office:annotation draw:style-name="gr7" draw:text-style-name="P2" svg:width="38.11mm" svg:height="25.05mm" svg:x="0mm" svg:y="264.81mm" draw:caption-point-x="167.32mm" draw:caption-point-y="124.63mm">
              <dc:date>2017-08-28T00:00:00</dc:date>
              <text:p text:style-name="P1"><text:span text:style-name="T1">BAIZ Adam - CGDD/SEEI/MA3:</text:span></text:p>
              <text:p text:style-name="P1"><text:span text:style-name="T2">pour couvrir tous les coûts des ENR électriques </text:span></text:p>
              <text:p text:style-name="P1"><text:span text:style-name="T2"/></text:p>
            </office:annotation>
            <text:p>majoration CSPE</text:p>
          </table:table-cell>
          <table:table-cell table:style-name="ce66" table:number-columns-repeated="6"/>
          <table:table-cell table:number-columns-repeated="2" table:style-name="ce79" office:value-type="float" office:value="0" calcext:value-type="float">
            <text:p>0.00</text:p>
          </table:table-cell>
          <table:table-cell table:style-name="ce79" office:value-type="float" office:value="3" calcext:value-type="float">
            <text:p>3.00</text:p>
          </table:table-cell>
          <table:table-cell table:style-name="ce79" table:formula="of:=[.J61]+[.$J$36]" office:value-type="float" office:value="6" calcext:value-type="float">
            <text:p>6.00</text:p>
          </table:table-cell>
          <table:table-cell table:style-name="ce79" table:formula="of:=[.K61]+[.$J$36]" office:value-type="float" office:value="9" calcext:value-type="float">
            <text:p>9.00</text:p>
          </table:table-cell>
          <table:table-cell table:style-name="ce79" table:formula="of:=[.L61]+[.$J$36]" office:value-type="float" office:value="12" calcext:value-type="float">
            <text:p>12.00</text:p>
          </table:table-cell>
          <table:table-cell table:style-name="ce79" table:formula="of:=[.M61]+[.$J$36]" office:value-type="float" office:value="15" calcext:value-type="float">
            <text:p>15.00</text:p>
          </table:table-cell>
          <table:table-cell table:style-name="ce79" table:formula="of:=[.N61]+[.$J$36]" office:value-type="float" office:value="18" calcext:value-type="float">
            <text:p>18.00</text:p>
          </table:table-cell>
          <table:table-cell table:style-name="ce79" table:formula="of:=[.O61]+[.$J$36]" office:value-type="float" office:value="21" calcext:value-type="float">
            <text:p>21.00</text:p>
          </table:table-cell>
          <table:table-cell table:style-name="ce79" table:formula="of:=[.P61]+[.$J$36]" office:value-type="float" office:value="24" calcext:value-type="float">
            <text:p>24.00</text:p>
          </table:table-cell>
          <table:table-cell table:style-name="ce79" table:formula="of:=[.Q61]+[.$J$36]" office:value-type="float" office:value="27" calcext:value-type="float">
            <text:p>27.00</text:p>
          </table:table-cell>
          <table:table-cell table:style-name="ce79" table:formula="of:=[.R61]" office:value-type="float" office:value="27" calcext:value-type="float">
            <text:p>27.00</text:p>
          </table:table-cell>
          <table:table-cell table:style-name="ce79" table:formula="of:=[.S61]" office:value-type="float" office:value="27" calcext:value-type="float">
            <text:p>27.00</text:p>
          </table:table-cell>
          <table:table-cell table:style-name="ce79" table:formula="of:=[.T61]" office:value-type="float" office:value="27" calcext:value-type="float">
            <text:p>27.00</text:p>
          </table:table-cell>
          <table:table-cell table:style-name="ce79" table:formula="of:=[.U61]" office:value-type="float" office:value="27" calcext:value-type="float">
            <text:p>27.00</text:p>
          </table:table-cell>
          <table:table-cell table:style-name="ce79" table:formula="of:=[.V61]" office:value-type="float" office:value="27" calcext:value-type="float">
            <text:p>27.00</text:p>
          </table:table-cell>
          <table:table-cell table:style-name="ce79" table:formula="of:=[.W61]" office:value-type="float" office:value="27" calcext:value-type="float">
            <text:p>27.00</text:p>
          </table:table-cell>
          <table:table-cell table:style-name="ce79" table:formula="of:=[.X61]" office:value-type="float" office:value="27" calcext:value-type="float">
            <text:p>27.00</text:p>
          </table:table-cell>
          <table:table-cell table:style-name="ce79" table:formula="of:=[.Y61]" office:value-type="float" office:value="27" calcext:value-type="float">
            <text:p>27.00</text:p>
          </table:table-cell>
          <table:table-cell table:style-name="ce79" table:formula="of:=[.Z61]" office:value-type="float" office:value="27" calcext:value-type="float">
            <text:p>27.00</text:p>
          </table:table-cell>
          <table:table-cell table:style-name="ce79" table:formula="of:=[.AA61]" office:value-type="float" office:value="27" calcext:value-type="float">
            <text:p>27.00</text:p>
          </table:table-cell>
          <table:table-cell table:style-name="ce79" table:formula="of:=[.AB61]" office:value-type="float" office:value="27" calcext:value-type="float">
            <text:p>27.00</text:p>
          </table:table-cell>
          <table:table-cell table:style-name="ce79" table:formula="of:=[.AC61]" office:value-type="float" office:value="27" calcext:value-type="float">
            <text:p>27.00</text:p>
          </table:table-cell>
          <table:table-cell table:style-name="ce79" table:formula="of:=[.AD61]" office:value-type="float" office:value="27" calcext:value-type="float">
            <text:p>27.00</text:p>
          </table:table-cell>
          <table:table-cell table:style-name="ce79" table:formula="of:=[.AE61]" office:value-type="float" office:value="27" calcext:value-type="float">
            <text:p>27.00</text:p>
          </table:table-cell>
          <table:table-cell table:style-name="ce79" table:formula="of:=[.AF61]" office:value-type="float" office:value="27" calcext:value-type="float">
            <text:p>27.00</text:p>
          </table:table-cell>
          <table:table-cell table:style-name="ce79" table:formula="of:=[.AG61]" office:value-type="float" office:value="27" calcext:value-type="float">
            <text:p>27.00</text:p>
          </table:table-cell>
          <table:table-cell table:style-name="ce79" table:formula="of:=[.AH61]" office:value-type="float" office:value="27" calcext:value-type="float">
            <text:p>27.00</text:p>
          </table:table-cell>
          <table:table-cell table:style-name="ce79" table:formula="of:=[.AI61]" office:value-type="float" office:value="27" calcext:value-type="float">
            <text:p>27.00</text:p>
          </table:table-cell>
          <table:table-cell table:style-name="ce79" table:formula="of:=[.AJ61]" office:value-type="float" office:value="27" calcext:value-type="float">
            <text:p>27.00</text:p>
          </table:table-cell>
          <table:table-cell table:style-name="ce79" table:formula="of:=[.AK61]" office:value-type="float" office:value="27" calcext:value-type="float">
            <text:p>27.00</text:p>
          </table:table-cell>
          <table:table-cell table:style-name="ce79" table:formula="of:=[.AL61]" office:value-type="float" office:value="27" calcext:value-type="float">
            <text:p>27.00</text:p>
          </table:table-cell>
          <table:table-cell table:style-name="ce79" table:formula="of:=[.AM61]" office:value-type="float" office:value="27" calcext:value-type="float">
            <text:p>27.00</text:p>
          </table:table-cell>
          <table:table-cell table:style-name="ce79" table:formula="of:=[.AN61]" office:value-type="float" office:value="27" calcext:value-type="float">
            <text:p>27.00</text:p>
          </table:table-cell>
          <table:table-cell table:style-name="ce79" table:formula="of:=[.AO61]" office:value-type="float" office:value="27" calcext:value-type="float">
            <text:p>27.00</text:p>
          </table:table-cell>
          <table:table-cell table:style-name="ce79" table:formula="of:=[.AP61]" office:value-type="float" office:value="27" calcext:value-type="float">
            <text:p>27.00</text:p>
          </table:table-cell>
          <table:table-cell table:number-columns-repeated="981"/>
        </table:table-row>
        <table:table-row table:style-name="ro1">
          <table:table-cell table:style-name="ce66" office:value-type="string" calcext:value-type="string">
            <text:p>TCFE</text:p>
          </table:table-cell>
          <table:table-cell table:style-name="ce70" table:formula="of:=[.C62]" office:value-type="float" office:value="9.57" calcext:value-type="float">
            <text:p>9.57</text:p>
          </table:table-cell>
          <table:table-cell table:style-name="ce70" table:formula="of:=[.D62]" office:value-type="float" office:value="9.57" calcext:value-type="float">
            <text:p>9.57</text:p>
          </table:table-cell>
          <table:table-cell table:style-name="ce70" table:formula="of:=[.E62]" office:value-type="float" office:value="9.57" calcext:value-type="float">
            <text:p>9.57</text:p>
          </table:table-cell>
          <table:table-cell table:style-name="ce70" table:formula="of:=[.F62]" office:value-type="float" office:value="9.57" calcext:value-type="float">
            <text:p>9.57</text:p>
          </table:table-cell>
          <table:table-cell table:style-name="ce70" table:formula="of:=[.G62]" office:value-type="float" office:value="9.57" calcext:value-type="float">
            <text:p>9.57</text:p>
          </table:table-cell>
          <table:table-cell table:style-name="ce70" table:formula="of:=[.H62]"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style-name="ce79" table:formula="of:=0.00957*1000" office:value-type="float" office:value="9.57" calcext:value-type="float">
            <text:p>9.57</text:p>
          </table:table-cell>
          <table:table-cell table:number-columns-repeated="981"/>
        </table:table-row>
        <table:table-row table:style-name="ro1">
          <table:table-cell table:style-name="ce66" office:value-type="string" calcext:value-type="string">
            <office:annotation draw:style-name="gr35" draw:text-style-name="P2" svg:width="80.87mm" svg:height="24.07mm" svg:x="0mm" svg:y="276.05mm" draw:caption-point-x="167.32mm" draw:caption-point-y="124.54mm">
              <dc:date>2017-08-28T00:00:00</dc:date>
              <text:p text:style-name="P1"><text:span text:style-name="T1">BAIZ Adam - CGDD/SEEI/MA3:</text:span></text:p>
              <text:p text:style-name="P1"><text:span text:style-name="T2">ordre de grandeur seulement. Autrement ça vaut 27.04% de la partie acheminement -fixe donc- de l'abonnement</text:span></text:p>
            </office:annotation>
            <text:p>CTA</text:p>
          </table:table-cell>
          <table:table-cell table:style-name="ce66" table:number-columns-repeated="6"/>
          <table:table-cell table:style-name="ce79" office:value-type="float" office:value="2" calcext:value-type="float">
            <office:annotation draw:style-name="gr12" draw:text-style-name="P2" svg:width="27.34mm" svg:height="21.21mm" svg:x="165.41mm" svg:y="275.76mm" draw:caption-point-x="170.17mm" draw:caption-point-y="124.83mm">
              <dc:date>2017-08-28T00:00:00</dc:date>
              <text:p text:style-name="P1"><text:span text:style-name="T1">BAIZ Adam - CGDD/SEEI/MA3:</text:span></text:p>
              <text:p text:style-name="P1"><text:span text:style-name="T2">environ 2% du total TTC</text:span></text:p>
            </office:annotation>
            <text:p>2.00</text:p>
          </table:table-cell>
          <table:table-cell table:style-name="ce79" table:formula="of:=[.H63]" office:value-type="float" office:value="2" calcext:value-type="float">
            <text:p>2.00</text:p>
          </table:table-cell>
          <table:table-cell table:style-name="ce79" table:formula="of:=[.I63]" office:value-type="float" office:value="2" calcext:value-type="float">
            <text:p>2.00</text:p>
          </table:table-cell>
          <table:table-cell table:style-name="ce79" table:formula="of:=[.J63]" office:value-type="float" office:value="2" calcext:value-type="float">
            <text:p>2.00</text:p>
          </table:table-cell>
          <table:table-cell table:style-name="ce79" table:formula="of:=[.K63]" office:value-type="float" office:value="2" calcext:value-type="float">
            <text:p>2.00</text:p>
          </table:table-cell>
          <table:table-cell table:style-name="ce79" table:formula="of:=[.L63]" office:value-type="float" office:value="2" calcext:value-type="float">
            <text:p>2.00</text:p>
          </table:table-cell>
          <table:table-cell table:style-name="ce79" table:formula="of:=[.M63]" office:value-type="float" office:value="2" calcext:value-type="float">
            <text:p>2.00</text:p>
          </table:table-cell>
          <table:table-cell table:style-name="ce79" table:formula="of:=[.N63]" office:value-type="float" office:value="2" calcext:value-type="float">
            <text:p>2.00</text:p>
          </table:table-cell>
          <table:table-cell table:style-name="ce79" table:formula="of:=[.O63]" office:value-type="float" office:value="2" calcext:value-type="float">
            <text:p>2.00</text:p>
          </table:table-cell>
          <table:table-cell table:style-name="ce79" table:formula="of:=[.P63]" office:value-type="float" office:value="2" calcext:value-type="float">
            <text:p>2.00</text:p>
          </table:table-cell>
          <table:table-cell table:style-name="ce79" table:formula="of:=[.Q63]" office:value-type="float" office:value="2" calcext:value-type="float">
            <text:p>2.00</text:p>
          </table:table-cell>
          <table:table-cell table:style-name="ce79" table:formula="of:=[.R63]" office:value-type="float" office:value="2" calcext:value-type="float">
            <text:p>2.00</text:p>
          </table:table-cell>
          <table:table-cell table:style-name="ce79" table:formula="of:=[.S63]" office:value-type="float" office:value="2" calcext:value-type="float">
            <text:p>2.00</text:p>
          </table:table-cell>
          <table:table-cell table:style-name="ce79" table:formula="of:=[.T63]" office:value-type="float" office:value="2" calcext:value-type="float">
            <text:p>2.00</text:p>
          </table:table-cell>
          <table:table-cell table:style-name="ce79" table:formula="of:=[.U63]" office:value-type="float" office:value="2" calcext:value-type="float">
            <text:p>2.00</text:p>
          </table:table-cell>
          <table:table-cell table:style-name="ce79" table:formula="of:=[.V63]" office:value-type="float" office:value="2" calcext:value-type="float">
            <text:p>2.00</text:p>
          </table:table-cell>
          <table:table-cell table:style-name="ce79" table:formula="of:=[.W63]" office:value-type="float" office:value="2" calcext:value-type="float">
            <text:p>2.00</text:p>
          </table:table-cell>
          <table:table-cell table:style-name="ce79" table:formula="of:=[.X63]" office:value-type="float" office:value="2" calcext:value-type="float">
            <text:p>2.00</text:p>
          </table:table-cell>
          <table:table-cell table:style-name="ce79" table:formula="of:=[.Y63]" office:value-type="float" office:value="2" calcext:value-type="float">
            <text:p>2.00</text:p>
          </table:table-cell>
          <table:table-cell table:style-name="ce79" table:formula="of:=[.Z63]" office:value-type="float" office:value="2" calcext:value-type="float">
            <text:p>2.00</text:p>
          </table:table-cell>
          <table:table-cell table:style-name="ce79" table:formula="of:=[.AA63]" office:value-type="float" office:value="2" calcext:value-type="float">
            <text:p>2.00</text:p>
          </table:table-cell>
          <table:table-cell table:style-name="ce79" table:formula="of:=[.AB63]" office:value-type="float" office:value="2" calcext:value-type="float">
            <text:p>2.00</text:p>
          </table:table-cell>
          <table:table-cell table:style-name="ce79" table:formula="of:=[.AC63]" office:value-type="float" office:value="2" calcext:value-type="float">
            <text:p>2.00</text:p>
          </table:table-cell>
          <table:table-cell table:style-name="ce79" table:formula="of:=[.AD63]" office:value-type="float" office:value="2" calcext:value-type="float">
            <text:p>2.00</text:p>
          </table:table-cell>
          <table:table-cell table:style-name="ce79" table:formula="of:=[.AE63]" office:value-type="float" office:value="2" calcext:value-type="float">
            <text:p>2.00</text:p>
          </table:table-cell>
          <table:table-cell table:style-name="ce79" table:formula="of:=[.AF63]" office:value-type="float" office:value="2" calcext:value-type="float">
            <text:p>2.00</text:p>
          </table:table-cell>
          <table:table-cell table:style-name="ce79" table:formula="of:=[.AG63]" office:value-type="float" office:value="2" calcext:value-type="float">
            <text:p>2.00</text:p>
          </table:table-cell>
          <table:table-cell table:style-name="ce79" table:formula="of:=[.AH63]" office:value-type="float" office:value="2" calcext:value-type="float">
            <text:p>2.00</text:p>
          </table:table-cell>
          <table:table-cell table:style-name="ce79" table:formula="of:=[.AI63]" office:value-type="float" office:value="2" calcext:value-type="float">
            <text:p>2.00</text:p>
          </table:table-cell>
          <table:table-cell table:style-name="ce79" table:formula="of:=[.AJ63]" office:value-type="float" office:value="2" calcext:value-type="float">
            <text:p>2.00</text:p>
          </table:table-cell>
          <table:table-cell table:style-name="ce79" table:formula="of:=[.AK63]" office:value-type="float" office:value="2" calcext:value-type="float">
            <text:p>2.00</text:p>
          </table:table-cell>
          <table:table-cell table:style-name="ce79" table:formula="of:=[.AL63]" office:value-type="float" office:value="2" calcext:value-type="float">
            <text:p>2.00</text:p>
          </table:table-cell>
          <table:table-cell table:style-name="ce79" table:formula="of:=[.AM63]" office:value-type="float" office:value="2" calcext:value-type="float">
            <text:p>2.00</text:p>
          </table:table-cell>
          <table:table-cell table:style-name="ce79" table:formula="of:=[.AN63]" office:value-type="float" office:value="2" calcext:value-type="float">
            <text:p>2.00</text:p>
          </table:table-cell>
          <table:table-cell table:style-name="ce79" table:formula="of:=[.AO63]" office:value-type="float" office:value="2" calcext:value-type="float">
            <text:p>2.00</text:p>
          </table:table-cell>
          <table:table-cell table:style-name="ce79" table:formula="of:=[.AP63]" office:value-type="float" office:value="2" calcext:value-type="float">
            <text:p>2.00</text:p>
          </table:table-cell>
          <table:table-cell table:number-columns-repeated="981"/>
        </table:table-row>
        <table:table-row table:style-name="ro1">
          <table:table-cell table:style-name="ce65" office:value-type="string" calcext:value-type="string">
            <text:p>Total HTVA</text:p>
          </table:table-cell>
          <table:table-cell table:style-name="ce71" table:formula="of:=[.B57]+[.B60]+[.B62]+[.B63]" office:value-type="float" office:value="94.07" calcext:value-type="float">
            <text:p>94.07</text:p>
          </table:table-cell>
          <table:table-cell table:style-name="ce71" table:formula="of:=[.C57]+[.C60]+[.C62]+[.C63]" office:value-type="float" office:value="98.47" calcext:value-type="float">
            <text:p>98.47</text:p>
          </table:table-cell>
          <table:table-cell table:style-name="ce71" table:formula="of:=[.D57]+[.D60]+[.D62]+[.D63]" office:value-type="float" office:value="102.122" calcext:value-type="float">
            <text:p>102.12</text:p>
          </table:table-cell>
          <table:table-cell table:style-name="ce71" table:formula="of:=[.E57]+[.E60]+[.E62]+[.E63]" office:value-type="float" office:value="105.774" calcext:value-type="float">
            <text:p>105.77</text:p>
          </table:table-cell>
          <table:table-cell table:style-name="ce71" table:formula="of:=[.F57]+[.F60]+[.F62]+[.F63]" office:value-type="float" office:value="109.426" calcext:value-type="float">
            <text:p>109.43</text:p>
          </table:table-cell>
          <table:table-cell table:style-name="ce71" table:formula="of:=[.G57]+[.G60]+[.G62]+[.G63]" office:value-type="float" office:value="113.078" calcext:value-type="float">
            <text:p>113.08</text:p>
          </table:table-cell>
          <table:table-cell table:style-name="ce71" table:formula="of:=[.H57]+[.H60]+[.H62]+[.H63]" office:value-type="float" office:value="118.73" calcext:value-type="float">
            <text:p>118.73</text:p>
          </table:table-cell>
          <table:table-cell table:style-name="ce71" table:formula="of:=[.I57]+[.I60]+[.I62]+[.I63]" office:value-type="float" office:value="123.26886" calcext:value-type="float">
            <text:p>123.27</text:p>
          </table:table-cell>
          <table:table-cell table:style-name="ce71" table:formula="of:=[.J57]+[.J60]+[.J62]+[.J63]" office:value-type="float" office:value="124.21772746" calcext:value-type="float">
            <text:p>124.22</text:p>
          </table:table-cell>
          <table:table-cell table:style-name="ce71" table:formula="of:=[.K57]+[.K60]+[.K62]+[.K63]" office:value-type="float" office:value="125.17670926206" calcext:value-type="float">
            <text:p>125.18</text:p>
          </table:table-cell>
          <table:table-cell table:style-name="ce71" table:formula="of:=[.L57]+[.L60]+[.L62]+[.L63]" office:value-type="float" office:value="126.145913431943" calcext:value-type="float">
            <text:p>126.15</text:p>
          </table:table-cell>
          <table:table-cell table:style-name="ce71" table:formula="of:=[.M57]+[.M60]+[.M62]+[.M63]" office:value-type="float" office:value="127.125449151374" calcext:value-type="float">
            <text:p>127.13</text:p>
          </table:table-cell>
          <table:table-cell table:style-name="ce71" table:formula="of:=[.N57]+[.N60]+[.N62]+[.N63]" office:value-type="float" office:value="128.115426770436" calcext:value-type="float">
            <text:p>128.12</text:p>
          </table:table-cell>
          <table:table-cell table:style-name="ce71" table:formula="of:=[.O57]+[.O60]+[.O62]+[.O63]" office:value-type="float" office:value="129.115957820091" calcext:value-type="float">
            <text:p>129.12</text:p>
          </table:table-cell>
          <table:table-cell table:style-name="ce71" table:formula="of:=[.P57]+[.P60]+[.P62]+[.P63]" office:value-type="float" office:value="130.127155024845" calcext:value-type="float">
            <text:p>130.13</text:p>
          </table:table-cell>
          <table:table-cell table:style-name="ce71" table:formula="of:=[.Q57]+[.Q60]+[.Q62]+[.Q63]" office:value-type="float" office:value="131.149132315538" calcext:value-type="float">
            <text:p>131.15</text:p>
          </table:table-cell>
          <table:table-cell table:style-name="ce71" table:formula="of:=[.R57]+[.R60]+[.R62]+[.R63]" office:value-type="float" office:value="132.182004842283" calcext:value-type="float">
            <text:p>132.18</text:p>
          </table:table-cell>
          <table:table-cell table:style-name="ce71" table:formula="of:=[.S57]+[.S60]+[.S62]+[.S63]" office:value-type="float" office:value="133.225888987535" calcext:value-type="float">
            <text:p>133.23</text:p>
          </table:table-cell>
          <table:table-cell table:style-name="ce71" table:formula="of:=[.T57]+[.T60]+[.T62]+[.T63]" office:value-type="float" office:value="134.280902379305" calcext:value-type="float">
            <text:p>134.28</text:p>
          </table:table-cell>
          <table:table-cell table:style-name="ce71" table:formula="of:=[.U57]+[.U60]+[.U62]+[.U63]" office:value-type="float" office:value="135.347163904513" calcext:value-type="float">
            <text:p>135.35</text:p>
          </table:table-cell>
          <table:table-cell table:style-name="ce71" table:formula="of:=[.V57]+[.V60]+[.V62]+[.V63]" office:value-type="float" office:value="136.424793722489" calcext:value-type="float">
            <text:p>136.42</text:p>
          </table:table-cell>
          <table:table-cell table:style-name="ce71" table:formula="of:=[.W57]+[.W60]+[.W62]+[.W63]" office:value-type="float" office:value="137.513913278612" calcext:value-type="float">
            <text:p>137.51</text:p>
          </table:table-cell>
          <table:table-cell table:style-name="ce71" table:formula="of:=[.X57]+[.X60]+[.X62]+[.X63]" office:value-type="float" office:value="138.243135252387" calcext:value-type="float">
            <text:p>138.24</text:p>
          </table:table-cell>
          <table:table-cell table:style-name="ce71" table:formula="of:=[.Y57]+[.Y60]+[.Y62]+[.Y63]" office:value-type="float" office:value="138.980378667873" calcext:value-type="float">
            <text:p>138.98</text:p>
          </table:table-cell>
          <table:table-cell table:style-name="ce71" table:formula="of:=[.Z57]+[.Z60]+[.Z62]+[.Z63]" office:value-type="float" office:value="139.725731760929" calcext:value-type="float">
            <text:p>139.73</text:p>
          </table:table-cell>
          <table:table-cell table:style-name="ce71" table:formula="of:=[.AA57]+[.AA60]+[.AA62]+[.AA63]" office:value-type="float" office:value="140.479283738009" calcext:value-type="float">
            <text:p>140.48</text:p>
          </table:table-cell>
          <table:table-cell table:style-name="ce71" table:formula="of:=[.AB57]+[.AB60]+[.AB62]+[.AB63]" office:value-type="float" office:value="141.241124786837" calcext:value-type="float">
            <text:p>141.24</text:p>
          </table:table-cell>
          <table:table-cell table:style-name="ce71" table:formula="of:=[.AC57]+[.AC60]+[.AC62]+[.AC63]" office:value-type="float" office:value="142.011346087202" calcext:value-type="float">
            <text:p>142.01</text:p>
          </table:table-cell>
          <table:table-cell table:style-name="ce71" table:formula="of:=[.AD57]+[.AD60]+[.AD62]+[.AD63]" office:value-type="float" office:value="142.790039821871" calcext:value-type="float">
            <text:p>142.79</text:p>
          </table:table-cell>
          <table:table-cell table:style-name="ce71" table:formula="of:=[.AE57]+[.AE60]+[.AE62]+[.AE63]" office:value-type="float" office:value="143.577299187621" calcext:value-type="float">
            <text:p>143.58</text:p>
          </table:table-cell>
          <table:table-cell table:style-name="ce71" table:formula="of:=[.AF57]+[.AF60]+[.AF62]+[.AF63]" office:value-type="float" office:value="144.373218406395" calcext:value-type="float">
            <text:p>144.37</text:p>
          </table:table-cell>
          <table:table-cell table:style-name="ce71" table:formula="of:=[.AG57]+[.AG60]+[.AG62]+[.AG63]" office:value-type="float" office:value="145.177892736575" calcext:value-type="float">
            <text:p>145.18</text:p>
          </table:table-cell>
          <table:table-cell table:style-name="ce71" table:formula="of:=[.AH57]+[.AH60]+[.AH62]+[.AH63]" office:value-type="float" office:value="145.991418484387" calcext:value-type="float">
            <text:p>145.99</text:p>
          </table:table-cell>
          <table:table-cell table:style-name="ce71" table:formula="of:=[.AI57]+[.AI60]+[.AI62]+[.AI63]" office:value-type="float" office:value="146.813893015425" calcext:value-type="float">
            <text:p>146.81</text:p>
          </table:table-cell>
          <table:table-cell table:style-name="ce71" table:formula="of:=[.AJ57]+[.AJ60]+[.AJ62]+[.AJ63]" office:value-type="float" office:value="147.645414766305" calcext:value-type="float">
            <text:p>147.65</text:p>
          </table:table-cell>
          <table:table-cell table:style-name="ce71" table:formula="of:=[.AK57]+[.AK60]+[.AK62]+[.AK63]" office:value-type="float" office:value="148.486083256444" calcext:value-type="float">
            <text:p>148.49</text:p>
          </table:table-cell>
          <table:table-cell table:style-name="ce71" table:formula="of:=[.AL57]+[.AL60]+[.AL62]+[.AL63]" office:value-type="float" office:value="149.335999099974" calcext:value-type="float">
            <text:p>149.34</text:p>
          </table:table-cell>
          <table:table-cell table:style-name="ce71" table:formula="of:=[.AM57]+[.AM60]+[.AM62]+[.AM63]" office:value-type="float" office:value="150.195264017784" calcext:value-type="float">
            <text:p>150.20</text:p>
          </table:table-cell>
          <table:table-cell table:style-name="ce71" table:formula="of:=[.AN57]+[.AN60]+[.AN62]+[.AN63]" office:value-type="float" office:value="151.063980849689" calcext:value-type="float">
            <text:p>151.06</text:p>
          </table:table-cell>
          <table:table-cell table:style-name="ce71" table:formula="of:=[.AO57]+[.AO60]+[.AO62]+[.AO63]" office:value-type="float" office:value="151.942253566746" calcext:value-type="float">
            <text:p>151.94</text:p>
          </table:table-cell>
          <table:table-cell table:style-name="ce71" table:formula="of:=[.AP57]+[.AP60]+[.AP62]+[.AP63]" office:value-type="float" office:value="152.830187283689" calcext:value-type="float">
            <text:p>152.83</text:p>
          </table:table-cell>
          <table:table-cell table:style-name="ce71" table:formula="of:=[.AQ57]+[.AQ60]+[.AQ62]+[.AQ63]" office:value-type="float" office:value="153.72788827152" calcext:value-type="float">
            <text:p>153.73</text:p>
          </table:table-cell>
          <table:table-cell table:style-name="ce87" table:number-columns-repeated="981"/>
        </table:table-row>
        <table:table-row table:style-name="ro1">
          <table:table-cell table:style-name="ce67" office:value-type="string" calcext:value-type="string">
            <office:annotation draw:style-name="gr36" draw:text-style-name="P2" svg:width="84.31mm" svg:height="41.01mm" svg:x="0mm" svg:y="285.08mm" draw:caption-point-x="167.32mm" draw:caption-point-y="126.65mm">
              <dc:date>2017-08-28T00:00:00</dc:date>
              <text:p text:style-name="P1"><text:span text:style-name="T1">BAIZ Adam - CGDD/SEEI/MA3:</text:span></text:p>
              <text:p text:style-name="P1"><text:span text:style-name="T1">Nous appliquons une TVA moyenne </text:span></text:p>
              <text:p text:style-name="P1"><text:span text:style-name="T2">Une TVA réduite à 5,5% s’applique sur le montant de l’abonnement ainsi que sur la contribution tarifaire d’acheminement (CTA). <text:s/></text:span></text:p>
              <text:p text:style-name="P1"><text:span text:style-name="T2">Une TVA à 19,6% s’applique sur le montant des consommations ainsi que sur la contribution aux charges de service public de l’électricité <text:s/>(CSPE) et sur les Taxes sur la Consommation Finale d’Electricité (TCFE).</text:span></text:p>
            </office:annotation>
            <text:p>TVA à 18%</text:p>
          </table:table-cell>
          <table:table-cell table:style-name="ce67" table:number-columns-repeated="6"/>
          <table:table-cell table:style-name="ce79" table:formula="of:=0.18*([.H59]+[.H60]+[.H62]+[.H58]+[.H63])" office:value-type="float" office:value="21.3714" calcext:value-type="float">
            <text:p>21.37</text:p>
          </table:table-cell>
          <table:table-cell table:style-name="ce79" table:formula="of:=0.2*([.I59]+[.I60]+[.I62]+0.9*[.I58])" office:value-type="float" office:value="23.607372" calcext:value-type="float">
            <text:p>23.61</text:p>
          </table:table-cell>
          <table:table-cell table:style-name="ce79" table:formula="of:=0.2*([.J59]+[.J60]+[.J62]+0.9*[.J58])" office:value-type="float" office:value="23.790681492" calcext:value-type="float">
            <text:p>23.79</text:p>
          </table:table-cell>
          <table:table-cell table:style-name="ce79" table:formula="of:=0.2*([.K59]+[.K60]+[.K62]+0.9*[.K58])" office:value-type="float" office:value="23.975949212412" calcext:value-type="float">
            <text:p>23.98</text:p>
          </table:table-cell>
          <table:table-cell table:style-name="ce79" table:formula="of:=0.2*([.L59]+[.L60]+[.L62]+0.9*[.L58])" office:value-type="float" office:value="24.1631961199885" calcext:value-type="float">
            <text:p>24.16</text:p>
          </table:table-cell>
          <table:table-cell table:style-name="ce79" table:formula="of:=0.2*([.M59]+[.M60]+[.M62]+0.9*[.M58])" office:value-type="float" office:value="24.3524433982108" calcext:value-type="float">
            <text:p>24.35</text:p>
          </table:table-cell>
          <table:table-cell table:style-name="ce79" table:formula="of:=0.2*([.N59]+[.N60]+[.N62]+0.9*[.N58])" office:value-type="float" office:value="24.5437124577025" calcext:value-type="float">
            <text:p>24.54</text:p>
          </table:table-cell>
          <table:table-cell table:style-name="ce79" table:formula="of:=0.2*([.O59]+[.O60]+[.O62]+0.9*[.O58])" office:value-type="float" office:value="24.7370249386698" calcext:value-type="float">
            <text:p>24.74</text:p>
          </table:table-cell>
          <table:table-cell table:style-name="ce79" table:formula="of:=0.2*([.P59]+[.P60]+[.P62]+0.9*[.P58])" office:value-type="float" office:value="24.932402713367" calcext:value-type="float">
            <text:p>24.93</text:p>
          </table:table-cell>
          <table:table-cell table:style-name="ce79" table:formula="of:=0.2*([.Q59]+[.Q60]+[.Q62]+0.9*[.Q58])" office:value-type="float" office:value="25.1298678885897" calcext:value-type="float">
            <text:p>25.13</text:p>
          </table:table-cell>
          <table:table-cell table:style-name="ce79" table:formula="of:=0.2*([.R59]+[.R60]+[.R62]+0.9*[.R58])" office:value-type="float" office:value="25.3294428081935" calcext:value-type="float">
            <text:p>25.33</text:p>
          </table:table-cell>
          <table:table-cell table:style-name="ce79" table:formula="of:=0.2*([.S59]+[.S60]+[.S62]+0.9*[.S58])" office:value-type="float" office:value="25.5311500556412" calcext:value-type="float">
            <text:p>25.53</text:p>
          </table:table-cell>
          <table:table-cell table:style-name="ce79" table:formula="of:=0.2*([.T59]+[.T60]+[.T62]+0.9*[.T58])" office:value-type="float" office:value="25.7350124565765" calcext:value-type="float">
            <text:p>25.74</text:p>
          </table:table-cell>
          <table:table-cell table:style-name="ce79" table:formula="of:=0.2*([.U59]+[.U60]+[.U62]+0.9*[.U58])" office:value-type="float" office:value="25.9410530814253" calcext:value-type="float">
            <text:p>25.94</text:p>
          </table:table-cell>
          <table:table-cell table:style-name="ce79" table:formula="of:=0.2*([.V59]+[.V60]+[.V62]+0.9*[.V58])" office:value-type="float" office:value="26.1492952480257" calcext:value-type="float">
            <text:p>26.15</text:p>
          </table:table-cell>
          <table:table-cell table:style-name="ce79" table:formula="of:=0.2*([.W59]+[.W60]+[.W62]+0.9*[.W58])" office:value-type="float" office:value="26.3597625242857" calcext:value-type="float">
            <text:p>26.36</text:p>
          </table:table-cell>
          <table:table-cell table:style-name="ce79" table:formula="of:=0.2*([.X59]+[.X60]+[.X62]+0.9*[.X58])" office:value-type="float" office:value="26.5056069190406" calcext:value-type="float">
            <text:p>26.51</text:p>
          </table:table-cell>
          <table:table-cell table:style-name="ce79" table:formula="of:=0.2*([.Y59]+[.Y60]+[.Y62]+0.9*[.Y58])" office:value-type="float" office:value="26.6530556021378" calcext:value-type="float">
            <text:p>26.65</text:p>
          </table:table-cell>
          <table:table-cell table:style-name="ce79" table:formula="of:=0.2*([.Z59]+[.Z60]+[.Z62]+0.9*[.Z58])" office:value-type="float" office:value="26.8021262207491" calcext:value-type="float">
            <text:p>26.80</text:p>
          </table:table-cell>
          <table:table-cell table:style-name="ce79" table:formula="of:=0.2*([.AA59]+[.AA60]+[.AA62]+0.9*[.AA58])" office:value-type="float" office:value="26.9528366161651" calcext:value-type="float">
            <text:p>26.95</text:p>
          </table:table-cell>
          <table:table-cell table:style-name="ce79" table:formula="of:=0.2*([.AB59]+[.AB60]+[.AB62]+0.9*[.AB58])" office:value-type="float" office:value="27.1052048259306" calcext:value-type="float">
            <text:p>27.11</text:p>
          </table:table-cell>
          <table:table-cell table:style-name="ce79" table:formula="of:=0.2*([.AC59]+[.AC60]+[.AC62]+0.9*[.AC58])" office:value-type="float" office:value="27.2592490860036" calcext:value-type="float">
            <text:p>27.26</text:p>
          </table:table-cell>
          <table:table-cell table:style-name="ce79" table:formula="of:=0.2*([.AD59]+[.AD60]+[.AD62]+0.9*[.AD58])" office:value-type="float" office:value="27.4149878329374" calcext:value-type="float">
            <text:p>27.41</text:p>
          </table:table-cell>
          <table:table-cell table:style-name="ce79" table:formula="of:=0.2*([.AE59]+[.AE60]+[.AE62]+0.9*[.AE58])" office:value-type="float" office:value="27.5724397060875" calcext:value-type="float">
            <text:p>27.57</text:p>
          </table:table-cell>
          <table:table-cell table:style-name="ce79" table:formula="of:=0.2*([.AF59]+[.AF60]+[.AF62]+0.9*[.AF58])" office:value-type="float" office:value="27.7316235498422" calcext:value-type="float">
            <text:p>27.73</text:p>
          </table:table-cell>
          <table:table-cell table:style-name="ce79" table:formula="of:=0.2*([.AG59]+[.AG60]+[.AG62]+0.9*[.AG58])" office:value-type="float" office:value="27.8925584158782" calcext:value-type="float">
            <text:p>27.89</text:p>
          </table:table-cell>
          <table:table-cell table:style-name="ce79" table:formula="of:=0.2*([.AH59]+[.AH60]+[.AH62]+0.9*[.AH58])" office:value-type="float" office:value="28.0552635654406" calcext:value-type="float">
            <text:p>28.06</text:p>
          </table:table-cell>
          <table:table-cell table:style-name="ce79" table:formula="of:=0.2*([.AI59]+[.AI60]+[.AI62]+0.9*[.AI58])" office:value-type="float" office:value="28.2197584716482" calcext:value-type="float">
            <text:p>28.22</text:p>
          </table:table-cell>
          <table:table-cell table:style-name="ce79" table:formula="of:=0.2*([.AJ59]+[.AJ60]+[.AJ62]+0.9*[.AJ58])" office:value-type="float" office:value="28.3860628218241" calcext:value-type="float">
            <text:p>28.39</text:p>
          </table:table-cell>
          <table:table-cell table:style-name="ce79" table:formula="of:=0.2*([.AK59]+[.AK60]+[.AK62]+0.9*[.AK58])" office:value-type="float" office:value="28.5541965198519" calcext:value-type="float">
            <text:p>28.55</text:p>
          </table:table-cell>
          <table:table-cell table:style-name="ce79" table:formula="of:=0.2*([.AL59]+[.AL60]+[.AL62]+0.9*[.AL58])" office:value-type="float" office:value="28.7241796885581" calcext:value-type="float">
            <text:p>28.72</text:p>
          </table:table-cell>
          <table:table-cell table:style-name="ce79" table:formula="of:=0.2*([.AM59]+[.AM60]+[.AM62]+0.9*[.AM58])" office:value-type="float" office:value="28.89603267212" calcext:value-type="float">
            <text:p>28.90</text:p>
          </table:table-cell>
          <table:table-cell table:style-name="ce79" table:formula="of:=0.2*([.AN59]+[.AN60]+[.AN62]+0.9*[.AN58])" office:value-type="float" office:value="29.069776038501" calcext:value-type="float">
            <text:p>29.07</text:p>
          </table:table-cell>
          <table:table-cell table:style-name="ce79" table:formula="of:=0.2*([.AO59]+[.AO60]+[.AO62]+0.9*[.AO58])" office:value-type="float" office:value="29.2454305819123" calcext:value-type="float">
            <text:p>29.25</text:p>
          </table:table-cell>
          <table:table-cell table:style-name="ce79" table:formula="of:=0.2*([.AP59]+[.AP60]+[.AP62]+0.9*[.AP58])" office:value-type="float" office:value="29.4230173253011" calcext:value-type="float">
            <text:p>29.42</text:p>
          </table:table-cell>
          <table:table-cell table:style-name="ce79" table:formula="of:=0.2*([.AQ59]+[.AQ60]+[.AQ62]+0.9*[.AQ58])" office:value-type="float" office:value="29.6025575228672" calcext:value-type="float">
            <text:p>29.60</text:p>
          </table:table-cell>
          <table:table-cell table:number-columns-repeated="981"/>
        </table:table-row>
        <table:table-row table:style-name="ro1">
          <table:table-cell table:style-name="ce68" office:value-type="string" calcext:value-type="string">
            <text:p>Total acteurs (HTVA)</text:p>
          </table:table-cell>
          <table:table-cell table:style-name="ce68" table:number-columns-repeated="6"/>
          <table:table-cell table:style-name="ce80" table:formula="of:=[.H64]" office:value-type="float" office:value="118.73" calcext:value-type="float">
            <office:annotation draw:style-name="gr7" draw:text-style-name="P2" svg:width="27.34mm" svg:height="25.05mm" svg:x="165.41mm" svg:y="287.39mm" draw:caption-point-x="170.17mm" draw:caption-point-y="129.92mm">
              <dc:date>2017-08-28T00:00:00</dc:date>
              <text:p text:style-name="P1"><text:span text:style-name="T1">BAIZ Adam - CGDD/SEEI/MA3:</text:span></text:p>
              <text:p text:style-name="P1"><text:span text:style-name="T2">C'est le prix TTC 2015 donné par pégase</text:span></text:p>
            </office:annotation>
            <text:p>118.73</text:p>
          </table:table-cell>
          <table:table-cell table:style-name="ce80" table:formula="of:=[.I64]" office:value-type="float" office:value="123.26886" calcext:value-type="float">
            <text:p>123.27</text:p>
          </table:table-cell>
          <table:table-cell table:style-name="ce80" table:formula="of:=[.J64]" office:value-type="float" office:value="124.21772746" calcext:value-type="float">
            <text:p>124.22</text:p>
          </table:table-cell>
          <table:table-cell table:style-name="ce80" table:formula="of:=[.K64]" office:value-type="float" office:value="125.17670926206" calcext:value-type="float">
            <text:p>125.18</text:p>
          </table:table-cell>
          <table:table-cell table:style-name="ce80" table:formula="of:=[.L64]" office:value-type="float" office:value="126.145913431943" calcext:value-type="float">
            <text:p>126.15</text:p>
          </table:table-cell>
          <table:table-cell table:style-name="ce80" table:formula="of:=[.M64]" office:value-type="float" office:value="127.125449151374" calcext:value-type="float">
            <text:p>127.13</text:p>
          </table:table-cell>
          <table:table-cell table:style-name="ce80" table:formula="of:=[.N64]" office:value-type="float" office:value="128.115426770436" calcext:value-type="float">
            <text:p>128.12</text:p>
          </table:table-cell>
          <table:table-cell table:style-name="ce80" table:formula="of:=[.O64]" office:value-type="float" office:value="129.115957820091" calcext:value-type="float">
            <text:p>129.12</text:p>
          </table:table-cell>
          <table:table-cell table:style-name="ce80" table:formula="of:=[.P64]" office:value-type="float" office:value="130.127155024845" calcext:value-type="float">
            <text:p>130.13</text:p>
          </table:table-cell>
          <table:table-cell table:style-name="ce80" table:formula="of:=[.Q64]" office:value-type="float" office:value="131.149132315538" calcext:value-type="float">
            <text:p>131.15</text:p>
          </table:table-cell>
          <table:table-cell table:style-name="ce80" table:formula="of:=[.R64]" office:value-type="float" office:value="132.182004842283" calcext:value-type="float">
            <text:p>132.18</text:p>
          </table:table-cell>
          <table:table-cell table:style-name="ce80" table:formula="of:=[.S64]" office:value-type="float" office:value="133.225888987535" calcext:value-type="float">
            <text:p>133.23</text:p>
          </table:table-cell>
          <table:table-cell table:style-name="ce80" table:formula="of:=[.T64]" office:value-type="float" office:value="134.280902379305" calcext:value-type="float">
            <text:p>134.28</text:p>
          </table:table-cell>
          <table:table-cell table:style-name="ce80" table:formula="of:=[.U64]" office:value-type="float" office:value="135.347163904513" calcext:value-type="float">
            <text:p>135.35</text:p>
          </table:table-cell>
          <table:table-cell table:style-name="ce80" table:formula="of:=[.V64]" office:value-type="float" office:value="136.424793722489" calcext:value-type="float">
            <text:p>136.42</text:p>
          </table:table-cell>
          <table:table-cell table:style-name="ce80" table:formula="of:=[.W64]" office:value-type="float" office:value="137.513913278612" calcext:value-type="float">
            <text:p>137.51</text:p>
          </table:table-cell>
          <table:table-cell table:style-name="ce80" table:formula="of:=[.X64]" office:value-type="float" office:value="138.243135252387" calcext:value-type="float">
            <text:p>138.24</text:p>
          </table:table-cell>
          <table:table-cell table:style-name="ce80" table:formula="of:=[.Y64]" office:value-type="float" office:value="138.980378667873" calcext:value-type="float">
            <text:p>138.98</text:p>
          </table:table-cell>
          <table:table-cell table:style-name="ce80" table:formula="of:=[.Z64]" office:value-type="float" office:value="139.725731760929" calcext:value-type="float">
            <text:p>139.73</text:p>
          </table:table-cell>
          <table:table-cell table:style-name="ce80" table:formula="of:=[.AA64]" office:value-type="float" office:value="140.479283738009" calcext:value-type="float">
            <text:p>140.48</text:p>
          </table:table-cell>
          <table:table-cell table:style-name="ce80" table:formula="of:=[.AB64]" office:value-type="float" office:value="141.241124786837" calcext:value-type="float">
            <text:p>141.24</text:p>
          </table:table-cell>
          <table:table-cell table:style-name="ce80" table:formula="of:=[.AC64]" office:value-type="float" office:value="142.011346087202" calcext:value-type="float">
            <text:p>142.01</text:p>
          </table:table-cell>
          <table:table-cell table:style-name="ce80" table:formula="of:=[.AD64]" office:value-type="float" office:value="142.790039821871" calcext:value-type="float">
            <text:p>142.79</text:p>
          </table:table-cell>
          <table:table-cell table:style-name="ce80" table:formula="of:=[.AE64]" office:value-type="float" office:value="143.577299187621" calcext:value-type="float">
            <text:p>143.58</text:p>
          </table:table-cell>
          <table:table-cell table:style-name="ce80" table:formula="of:=[.AF64]" office:value-type="float" office:value="144.373218406395" calcext:value-type="float">
            <text:p>144.37</text:p>
          </table:table-cell>
          <table:table-cell table:style-name="ce80" table:formula="of:=[.AG64]" office:value-type="float" office:value="145.177892736575" calcext:value-type="float">
            <text:p>145.18</text:p>
          </table:table-cell>
          <table:table-cell table:style-name="ce80" table:formula="of:=[.AH64]" office:value-type="float" office:value="145.991418484387" calcext:value-type="float">
            <text:p>145.99</text:p>
          </table:table-cell>
          <table:table-cell table:style-name="ce80" table:formula="of:=[.AI64]" office:value-type="float" office:value="146.813893015425" calcext:value-type="float">
            <text:p>146.81</text:p>
          </table:table-cell>
          <table:table-cell table:style-name="ce80" table:formula="of:=[.AJ64]" office:value-type="float" office:value="147.645414766305" calcext:value-type="float">
            <text:p>147.65</text:p>
          </table:table-cell>
          <table:table-cell table:style-name="ce80" table:formula="of:=[.AK64]" office:value-type="float" office:value="148.486083256444" calcext:value-type="float">
            <text:p>148.49</text:p>
          </table:table-cell>
          <table:table-cell table:style-name="ce80" table:formula="of:=[.AL64]" office:value-type="float" office:value="149.335999099974" calcext:value-type="float">
            <text:p>149.34</text:p>
          </table:table-cell>
          <table:table-cell table:style-name="ce80" table:formula="of:=[.AM64]" office:value-type="float" office:value="150.195264017784" calcext:value-type="float">
            <text:p>150.20</text:p>
          </table:table-cell>
          <table:table-cell table:style-name="ce80" table:formula="of:=[.AN64]" office:value-type="float" office:value="151.063980849689" calcext:value-type="float">
            <text:p>151.06</text:p>
          </table:table-cell>
          <table:table-cell table:style-name="ce80" table:formula="of:=[.AO64]" office:value-type="float" office:value="151.942253566746" calcext:value-type="float">
            <text:p>151.94</text:p>
          </table:table-cell>
          <table:table-cell table:style-name="ce80" table:formula="of:=[.AP64]" office:value-type="float" office:value="152.830187283689" calcext:value-type="float">
            <text:p>152.83</text:p>
          </table:table-cell>
          <table:table-cell table:style-name="ce80" table:formula="of:=[.AQ64]" office:value-type="float" office:value="153.72788827152" calcext:value-type="float">
            <text:p>153.73</text:p>
          </table:table-cell>
          <table:table-cell table:style-name="ce112" table:number-columns-repeated="981"/>
        </table:table-row>
        <table:table-row table:style-name="ro1">
          <table:table-cell table:style-name="ce67" office:value-type="string" calcext:value-type="string">
            <office:annotation draw:style-name="gr15" draw:text-style-name="P2" svg:width="38.11mm" svg:height="48.09mm" svg:x="0mm" svg:y="280.38mm" draw:caption-point-x="167.32mm" draw:caption-point-y="142.5mm">
              <dc:date>2017-08-28T00:00:00</dc:date>
              <text:p text:style-name="P1"><text:span text:style-name="T1">BAIZ Adam - CGDD/SEEI/MA3:</text:span></text:p>
              <text:p text:style-name="P1"><text:span text:style-name="T2">nous supposons que les années 2015 et 2016 intègrent déjà une composante carbone (via la CSPE, la TICGN et la TICPE) : en revanche, dès 2017, nous ajoutons un différentiel de taxe carbone pour respecter la trajectoire Quinet</text:span></text:p>
            </office:annotation>
            <text:p>CO2</text:p>
          </table:table-cell>
          <table:table-cell table:style-name="ce67" table:number-columns-repeated="6"/>
          <table:table-cell table:style-name="ce81" office:value-type="float" office:value="0" calcext:value-type="float">
            <text:p>0.00</text:p>
          </table:table-cell>
          <table:table-cell table:style-name="ce81" table:formula="of:=([.I28]-[.$I$28])*['file:///L:/3%20-%20MA3/Energie/Donn%C3%A9es/2017_08_25_decomposition_prix_energies.xlsx'#$Particulier.$I$14]*10^(-3)" office:value-type="float" office:value="0" calcext:value-type="float">
            <text:p>0.00</text:p>
          </table:table-cell>
          <table:table-cell table:style-name="ce81" table:formula="of:=([.J28]-[.$I$28])*['file:///L:/3%20-%20MA3/Energie/Donn%C3%A9es/2017_08_25_decomposition_prix_energies.xlsx'#$Particulier.$I$14]*10^(-3)" office:value-type="float" office:value="1.53" calcext:value-type="float">
            <text:p>1.53</text:p>
          </table:table-cell>
          <table:table-cell table:style-name="ce81" table:formula="of:=([.K28]-[.$I$28])*['file:///L:/3%20-%20MA3/Energie/Donn%C3%A9es/2017_08_25_decomposition_prix_energies.xlsx'#$Particulier.$I$14]*10^(-3)" office:value-type="float" office:value="2.76256598435807" calcext:value-type="float">
            <text:p>2.76</text:p>
          </table:table-cell>
          <table:table-cell table:style-name="ce81" table:formula="of:=([.L28]-[.$I$28])*['file:///L:/3%20-%20MA3/Energie/Donn%C3%A9es/2017_08_25_decomposition_prix_energies.xlsx'#$Particulier.$I$14]*10^(-3)" office:value-type="float" office:value="4.27185672387034" calcext:value-type="float">
            <text:p>4.27</text:p>
          </table:table-cell>
          <table:table-cell table:style-name="ce81" table:formula="of:=([.M28]-[.$I$28])*['file:///L:/3%20-%20MA3/Energie/Donn%C3%A9es/2017_08_25_decomposition_prix_energies.xlsx'#$Particulier.$I$14]*10^(-3)" office:value-type="float" office:value="6.12" calcext:value-type="float">
            <text:p>6.12</text:p>
          </table:table-cell>
          <table:table-cell table:style-name="ce81" table:formula="of:=([.N28]-[.$I$28])*['file:///L:/3%20-%20MA3/Energie/Donn%C3%A9es/2017_08_25_decomposition_prix_energies.xlsx'#$Particulier.$I$14]*10^(-3)" office:value-type="float" office:value="6.72173327647055" calcext:value-type="float">
            <text:p>6.72</text:p>
          </table:table-cell>
          <table:table-cell table:style-name="ce81" table:formula="of:=([.O28]-[.$I$28])*['file:///L:/3%20-%20MA3/Energie/Donn%C3%A9es/2017_08_25_decomposition_prix_energies.xlsx'#$Particulier.$I$14]*10^(-3)" office:value-type="float" office:value="7.35938747913276" calcext:value-type="float">
            <text:p>7.36</text:p>
          </table:table-cell>
          <table:table-cell table:style-name="ce81" table:formula="of:=([.P28]-[.$I$28])*['file:///L:/3%20-%20MA3/Energie/Donn%C3%A9es/2017_08_25_decomposition_prix_energies.xlsx'#$Particulier.$I$14]*10^(-3)" office:value-type="float" office:value="8.03510693503139" calcext:value-type="float">
            <text:p>8.04</text:p>
          </table:table-cell>
          <table:table-cell table:style-name="ce81" table:formula="of:=([.Q28]-[.$I$28])*['file:///L:/3%20-%20MA3/Energie/Donn%C3%A9es/2017_08_25_decomposition_prix_energies.xlsx'#$Particulier.$I$14]*10^(-3)" office:value-type="float" office:value="8.75116397844716" calcext:value-type="float">
            <text:p>8.75</text:p>
          </table:table-cell>
          <table:table-cell table:style-name="ce81" table:formula="of:=([.R28]-[.$I$28])*['file:///L:/3%20-%20MA3/Energie/Donn%C3%A9es/2017_08_25_decomposition_prix_energies.xlsx'#$Particulier.$I$14]*10^(-3)" office:value-type="float" office:value="9.50996659238619" calcext:value-type="float">
            <text:p>9.51</text:p>
          </table:table-cell>
          <table:table-cell table:style-name="ce81" table:formula="of:=([.S28]-[.$I$28])*['file:///L:/3%20-%20MA3/Energie/Donn%C3%A9es/2017_08_25_decomposition_prix_energies.xlsx'#$Particulier.$I$14]*10^(-3)" office:value-type="float" office:value="10.3140665062339" calcext:value-type="float">
            <text:p>10.31</text:p>
          </table:table-cell>
          <table:table-cell table:style-name="ce81" table:formula="of:=([.T28]-[.$I$28])*['file:///L:/3%20-%20MA3/Energie/Donn%C3%A9es/2017_08_25_decomposition_prix_energies.xlsx'#$Particulier.$I$14]*10^(-3)" office:value-type="float" office:value="11.1661677768048" calcext:value-type="float">
            <text:p>11.17</text:p>
          </table:table-cell>
          <table:table-cell table:style-name="ce81" table:formula="of:=([.U28]-[.$I$28])*['file:///L:/3%20-%20MA3/Energie/Donn%C3%A9es/2017_08_25_decomposition_prix_energies.xlsx'#$Particulier.$I$14]*10^(-3)" office:value-type="float" office:value="12.0691358816441" calcext:value-type="float">
            <text:p>12.07</text:p>
          </table:table-cell>
          <table:table-cell table:style-name="ce81" table:formula="of:=([.V28]-[.$I$28])*['file:///L:/3%20-%20MA3/Energie/Donn%C3%A9es/2017_08_25_decomposition_prix_energies.xlsx'#$Particulier.$I$14]*10^(-3)" office:value-type="float" office:value="13.0260073551613" calcext:value-type="float">
            <text:p>13.03</text:p>
          </table:table-cell>
          <table:table-cell table:style-name="ce81" table:formula="of:=([.W28]-[.$I$28])*['file:///L:/3%20-%20MA3/Energie/Donn%C3%A9es/2017_08_25_decomposition_prix_energies.xlsx'#$Particulier.$I$14]*10^(-3)" office:value-type="float" office:value="14.04" calcext:value-type="float">
            <text:p>14.04</text:p>
          </table:table-cell>
          <table:table-cell table:style-name="ce81" table:formula="of:=([.X28]-[.$I$28])*['file:///L:/3%20-%20MA3/Energie/Donn%C3%A9es/2017_08_25_decomposition_prix_energies.xlsx'#$Particulier.$I$14]*10^(-3)" office:value-type="float" office:value="14.857105454551" calcext:value-type="float">
            <text:p>14.86</text:p>
          </table:table-cell>
          <table:table-cell table:style-name="ce81" table:formula="of:=([.Y28]-[.$I$28])*['file:///L:/3%20-%20MA3/Energie/Donn%C3%A9es/2017_08_25_decomposition_prix_energies.xlsx'#$Particulier.$I$14]*10^(-3)" office:value-type="float" office:value="15.7113032048718" calcext:value-type="float">
            <text:p>15.71</text:p>
          </table:table-cell>
          <table:table-cell table:style-name="ce81" table:formula="of:=([.Z28]-[.$I$28])*['file:///L:/3%20-%20MA3/Energie/Donn%C3%A9es/2017_08_25_decomposition_prix_energies.xlsx'#$Particulier.$I$14]*10^(-3)" office:value-type="float" office:value="16.6042770463622" calcext:value-type="float">
            <text:p>16.60</text:p>
          </table:table-cell>
          <table:table-cell table:style-name="ce81" table:formula="of:=([.AA28]-[.$I$28])*['file:///L:/3%20-%20MA3/Energie/Donn%C3%A9es/2017_08_25_decomposition_prix_energies.xlsx'#$Particulier.$I$14]*10^(-3)" office:value-type="float" office:value="17.5377872098888" calcext:value-type="float">
            <text:p>17.54</text:p>
          </table:table-cell>
          <table:table-cell table:style-name="ce81" table:formula="of:=([.AB28]-[.$I$28])*['file:///L:/3%20-%20MA3/Energie/Donn%C3%A9es/2017_08_25_decomposition_prix_energies.xlsx'#$Particulier.$I$14]*10^(-3)" office:value-type="float" office:value="18.5136738315542" calcext:value-type="float">
            <text:p>18.51</text:p>
          </table:table-cell>
          <table:table-cell table:style-name="ce81" table:formula="of:=([.AC28]-[.$I$28])*['file:///L:/3%20-%20MA3/Energie/Donn%C3%A9es/2017_08_25_decomposition_prix_energies.xlsx'#$Particulier.$I$14]*10^(-3)" office:value-type="float" office:value="19.5338605799743" calcext:value-type="float">
            <text:p>19.53</text:p>
          </table:table-cell>
          <table:table-cell table:style-name="ce81" table:formula="of:=([.AD28]-[.$I$28])*['file:///L:/3%20-%20MA3/Energie/Donn%C3%A9es/2017_08_25_decomposition_prix_energies.xlsx'#$Particulier.$I$14]*10^(-3)" office:value-type="float" office:value="20.6003584482164" calcext:value-type="float">
            <text:p>20.60</text:p>
          </table:table-cell>
          <table:table-cell table:style-name="ce81" table:formula="of:=([.AE28]-[.$I$28])*['file:///L:/3%20-%20MA3/Energie/Donn%C3%A9es/2017_08_25_decomposition_prix_energies.xlsx'#$Particulier.$I$14]*10^(-3)" office:value-type="float" office:value="21.71526971787" calcext:value-type="float">
            <text:p>21.72</text:p>
          </table:table-cell>
          <table:table-cell table:style-name="ce81" table:formula="of:=([.AF28]-[.$I$28])*['file:///L:/3%20-%20MA3/Energie/Donn%C3%A9es/2017_08_25_decomposition_prix_energies.xlsx'#$Particulier.$I$14]*10^(-3)" office:value-type="float" office:value="22.8807921030666" calcext:value-type="float">
            <text:p>22.88</text:p>
          </table:table-cell>
          <table:table-cell table:style-name="ce81" table:formula="of:=([.AG28]-[.$I$28])*['file:///L:/3%20-%20MA3/Energie/Donn%C3%A9es/2017_08_25_decomposition_prix_energies.xlsx'#$Particulier.$I$14]*10^(-3)" office:value-type="float" office:value="24.0992230826158" calcext:value-type="float">
            <text:p>24.10</text:p>
          </table:table-cell>
          <table:table-cell table:style-name="ce81" table:formula="of:=([.AH28]-[.$I$28])*['file:///L:/3%20-%20MA3/Energie/Donn%C3%A9es/2017_08_25_decomposition_prix_energies.xlsx'#$Particulier.$I$14]*10^(-3)" office:value-type="float" office:value="25.3729644287973" calcext:value-type="float">
            <text:p>25.37</text:p>
          </table:table-cell>
          <table:table-cell table:style-name="ce81" table:formula="of:=([.AI28]-[.$I$28])*['file:///L:/3%20-%20MA3/Energie/Donn%C3%A9es/2017_08_25_decomposition_prix_energies.xlsx'#$Particulier.$I$14]*10^(-3)" office:value-type="float" office:value="26.7045269417374" calcext:value-type="float">
            <text:p>26.70</text:p>
          </table:table-cell>
          <table:table-cell table:style-name="ce81" table:formula="of:=([.AJ28]-[.$I$28])*['file:///L:/3%20-%20MA3/Energie/Donn%C3%A9es/2017_08_25_decomposition_prix_energies.xlsx'#$Particulier.$I$14]*10^(-3)" office:value-type="float" office:value="28.0965353986995" calcext:value-type="float">
            <text:p>28.10</text:p>
          </table:table-cell>
          <table:table-cell table:style-name="ce81" table:formula="of:=([.AK28]-[.$I$28])*['file:///L:/3%20-%20MA3/Energie/Donn%C3%A9es/2017_08_25_decomposition_prix_energies.xlsx'#$Particulier.$I$14]*10^(-3)" office:value-type="float" office:value="29.5517337280486" calcext:value-type="float">
            <text:p>29.55</text:p>
          </table:table-cell>
          <table:table-cell table:style-name="ce81" table:formula="of:=([.AL28]-[.$I$28])*['file:///L:/3%20-%20MA3/Energie/Donn%C3%A9es/2017_08_25_decomposition_prix_energies.xlsx'#$Particulier.$I$14]*10^(-3)" office:value-type="float" office:value="31.0729904180847" calcext:value-type="float">
            <text:p>31.07</text:p>
          </table:table-cell>
          <table:table-cell table:style-name="ce81" table:formula="of:=([.AM28]-[.$I$28])*['file:///L:/3%20-%20MA3/Energie/Donn%C3%A9es/2017_08_25_decomposition_prix_energies.xlsx'#$Particulier.$I$14]*10^(-3)" office:value-type="float" office:value="32.6633041714096" calcext:value-type="float">
            <text:p>32.66</text:p>
          </table:table-cell>
          <table:table-cell table:style-name="ce81" table:formula="of:=([.AN28]-[.$I$28])*['file:///L:/3%20-%20MA3/Energie/Donn%C3%A9es/2017_08_25_decomposition_prix_energies.xlsx'#$Particulier.$I$14]*10^(-3)" office:value-type="float" office:value="34.3258098159729" calcext:value-type="float">
            <text:p>34.33</text:p>
          </table:table-cell>
          <table:table-cell table:style-name="ce81" table:formula="of:=([.AO28]-[.$I$28])*['file:///L:/3%20-%20MA3/Energie/Donn%C3%A9es/2017_08_25_decomposition_prix_energies.xlsx'#$Particulier.$I$14]*10^(-3)" office:value-type="float" office:value="36.0637844844469" calcext:value-type="float">
            <text:p>36.06</text:p>
          </table:table-cell>
          <table:table-cell table:style-name="ce81" table:formula="of:=([.AP28]-[.$I$28])*['file:///L:/3%20-%20MA3/Energie/Donn%C3%A9es/2017_08_25_decomposition_prix_energies.xlsx'#$Particulier.$I$14]*10^(-3)" office:value-type="float" office:value="37.8806540741144" calcext:value-type="float">
            <text:p>37.88</text:p>
          </table:table-cell>
          <table:table-cell table:style-name="ce81" table:formula="of:=([.AQ28]-[.$I$28])*['file:///L:/3%20-%20MA3/Energie/Donn%C3%A9es/2017_08_25_decomposition_prix_energies.xlsx'#$Particulier.$I$14]*10^(-3)" office:value-type="float" office:value="39.78" calcext:value-type="float">
            <text:p>39.78</text:p>
          </table:table-cell>
          <table:table-cell table:number-columns-repeated="981"/>
        </table:table-row>
        <table:table-row table:style-name="ro1">
          <table:table-cell table:style-name="ce67" office:value-type="string" calcext:value-type="string">
            <text:p>Autres externalités écologiques</text:p>
          </table:table-cell>
          <table:table-cell table:style-name="ce67" table:number-columns-repeated="6"/>
          <table:table-cell table:style-name="ce81" table:formula="of:=[.H43]" office:value-type="float" office:value="1.48148" calcext:value-type="float">
            <text:p>1.48</text:p>
          </table:table-cell>
          <table:table-cell table:style-name="ce81" table:formula="of:=[.H68]*1.01" office:value-type="float" office:value="1.4962948" calcext:value-type="float">
            <text:p>1.50</text:p>
          </table:table-cell>
          <table:table-cell table:style-name="ce81" table:formula="of:=[.I68]*1.01" office:value-type="float" office:value="1.511257748" calcext:value-type="float">
            <text:p>1.51</text:p>
          </table:table-cell>
          <table:table-cell table:style-name="ce81" table:formula="of:=[.J68]*1.01" office:value-type="float" office:value="1.52637032548" calcext:value-type="float">
            <text:p>1.53</text:p>
          </table:table-cell>
          <table:table-cell table:style-name="ce81" table:formula="of:=[.K68]*1.01" office:value-type="float" office:value="1.5416340287348" calcext:value-type="float">
            <text:p>1.54</text:p>
          </table:table-cell>
          <table:table-cell table:style-name="ce81" table:formula="of:=[.L68]*1.01" office:value-type="float" office:value="1.55705036902215" calcext:value-type="float">
            <text:p>1.56</text:p>
          </table:table-cell>
          <table:table-cell table:style-name="ce81" table:formula="of:=[.M68]*1.01" office:value-type="float" office:value="1.57262087271237" calcext:value-type="float">
            <text:p>1.57</text:p>
          </table:table-cell>
          <table:table-cell table:style-name="ce81" table:formula="of:=[.N68]*1.01" office:value-type="float" office:value="1.58834708143949" calcext:value-type="float">
            <text:p>1.59</text:p>
          </table:table-cell>
          <table:table-cell table:style-name="ce81" table:formula="of:=[.O68]*1.01" office:value-type="float" office:value="1.60423055225389" calcext:value-type="float">
            <text:p>1.60</text:p>
          </table:table-cell>
          <table:table-cell table:style-name="ce81" table:formula="of:=[.P68]*1.01" office:value-type="float" office:value="1.62027285777643" calcext:value-type="float">
            <text:p>1.62</text:p>
          </table:table-cell>
          <table:table-cell table:style-name="ce81" table:formula="of:=[.Q68]*1.01" office:value-type="float" office:value="1.63647558635419" calcext:value-type="float">
            <text:p>1.64</text:p>
          </table:table-cell>
          <table:table-cell table:style-name="ce81" table:formula="of:=[.R68]*1.01" office:value-type="float" office:value="1.65284034221773" calcext:value-type="float">
            <text:p>1.65</text:p>
          </table:table-cell>
          <table:table-cell table:style-name="ce81" table:formula="of:=[.S68]*1.01" office:value-type="float" office:value="1.66936874563991" calcext:value-type="float">
            <text:p>1.67</text:p>
          </table:table-cell>
          <table:table-cell table:style-name="ce81" table:formula="of:=[.T68]*1.01" office:value-type="float" office:value="1.68606243309631" calcext:value-type="float">
            <text:p>1.69</text:p>
          </table:table-cell>
          <table:table-cell table:style-name="ce81" table:formula="of:=[.U68]*1.01" office:value-type="float" office:value="1.70292305742727" calcext:value-type="float">
            <text:p>1.70</text:p>
          </table:table-cell>
          <table:table-cell table:style-name="ce81" table:formula="of:=[.V68]*1.01" office:value-type="float" office:value="1.71995228800155" calcext:value-type="float">
            <text:p>1.72</text:p>
          </table:table-cell>
          <table:table-cell table:style-name="ce81" table:formula="of:=[.W68]*1.01" office:value-type="float" office:value="1.73715181088156" calcext:value-type="float">
            <text:p>1.74</text:p>
          </table:table-cell>
          <table:table-cell table:style-name="ce81" table:formula="of:=[.X68]*1.01" office:value-type="float" office:value="1.75452332899038" calcext:value-type="float">
            <text:p>1.75</text:p>
          </table:table-cell>
          <table:table-cell table:style-name="ce81" table:formula="of:=[.Y68]*1.01" office:value-type="float" office:value="1.77206856228028" calcext:value-type="float">
            <text:p>1.77</text:p>
          </table:table-cell>
          <table:table-cell table:style-name="ce81" table:formula="of:=[.Z68]*1.01" office:value-type="float" office:value="1.78978924790308" calcext:value-type="float">
            <text:p>1.79</text:p>
          </table:table-cell>
          <table:table-cell table:style-name="ce81" table:formula="of:=[.AA68]*1.01" office:value-type="float" office:value="1.80768714038211" calcext:value-type="float">
            <text:p>1.81</text:p>
          </table:table-cell>
          <table:table-cell table:style-name="ce81" table:formula="of:=[.AB68]*1.01" office:value-type="float" office:value="1.82576401178594" calcext:value-type="float">
            <text:p>1.83</text:p>
          </table:table-cell>
          <table:table-cell table:style-name="ce81" table:formula="of:=[.AC68]*1.01" office:value-type="float" office:value="1.84402165190379" calcext:value-type="float">
            <text:p>1.84</text:p>
          </table:table-cell>
          <table:table-cell table:style-name="ce81" table:formula="of:=[.AD68]*1.01" office:value-type="float" office:value="1.86246186842283" calcext:value-type="float">
            <text:p>1.86</text:p>
          </table:table-cell>
          <table:table-cell table:style-name="ce81" table:formula="of:=[.AE68]*1.01" office:value-type="float" office:value="1.88108648710706" calcext:value-type="float">
            <text:p>1.88</text:p>
          </table:table-cell>
          <table:table-cell table:style-name="ce81" table:formula="of:=[.AF68]*1.01" office:value-type="float" office:value="1.89989735197813" calcext:value-type="float">
            <text:p>1.90</text:p>
          </table:table-cell>
          <table:table-cell table:style-name="ce81" table:formula="of:=[.AG68]*1.01" office:value-type="float" office:value="1.91889632549791" calcext:value-type="float">
            <text:p>1.92</text:p>
          </table:table-cell>
          <table:table-cell table:style-name="ce81" table:formula="of:=[.AH68]*1.01" office:value-type="float" office:value="1.93808528875289" calcext:value-type="float">
            <text:p>1.94</text:p>
          </table:table-cell>
          <table:table-cell table:style-name="ce81" table:formula="of:=[.AI68]*1.01" office:value-type="float" office:value="1.95746614164042" calcext:value-type="float">
            <text:p>1.96</text:p>
          </table:table-cell>
          <table:table-cell table:style-name="ce81" table:formula="of:=[.AJ68]*1.01" office:value-type="float" office:value="1.97704080305683" calcext:value-type="float">
            <text:p>1.98</text:p>
          </table:table-cell>
          <table:table-cell table:style-name="ce81" table:formula="of:=[.AK68]*1.01" office:value-type="float" office:value="1.99681121108739" calcext:value-type="float">
            <text:p>2.00</text:p>
          </table:table-cell>
          <table:table-cell table:style-name="ce81" table:formula="of:=[.AL68]*1.01" office:value-type="float" office:value="2.01677932319827" calcext:value-type="float">
            <text:p>2.02</text:p>
          </table:table-cell>
          <table:table-cell table:style-name="ce81" table:formula="of:=[.AM68]*1.01" office:value-type="float" office:value="2.03694711643025" calcext:value-type="float">
            <text:p>2.04</text:p>
          </table:table-cell>
          <table:table-cell table:style-name="ce81" table:formula="of:=[.AN68]*1.01" office:value-type="float" office:value="2.05731658759455" calcext:value-type="float">
            <text:p>2.06</text:p>
          </table:table-cell>
          <table:table-cell table:style-name="ce81" table:formula="of:=[.AO68]*1.01" office:value-type="float" office:value="2.0778897534705" calcext:value-type="float">
            <text:p>2.08</text:p>
          </table:table-cell>
          <table:table-cell table:style-name="ce81" table:formula="of:=[.AP68]*1.01" office:value-type="float" office:value="2.0986686510052" calcext:value-type="float">
            <text:p>2.10</text:p>
          </table:table-cell>
          <table:table-cell table:number-columns-repeated="981"/>
        </table:table-row>
        <table:table-row table:style-name="ro1">
          <table:table-cell table:style-name="ce68" office:value-type="string" calcext:value-type="string">
            <text:p>Total socioéconomique</text:p>
          </table:table-cell>
          <table:table-cell table:style-name="ce68" table:number-columns-repeated="6"/>
          <table:table-cell table:style-name="ce80" table:formula="of:=[.H64]+[.H61]+[.H67]+[.H68]-[.H62]" office:value-type="float" office:value="110.64148" calcext:value-type="float">
            <text:p>110.64</text:p>
          </table:table-cell>
          <table:table-cell table:style-name="ce80" table:formula="of:=[.I64]+[.I61]+[.I67]+[.I68]-[.I62]" office:value-type="float" office:value="115.1951548" calcext:value-type="float">
            <text:p>115.20</text:p>
          </table:table-cell>
          <table:table-cell table:style-name="ce80" table:formula="of:=[.J64]+[.J61]+[.J67]+[.J68]-[.J62]" office:value-type="float" office:value="120.688985208" calcext:value-type="float">
            <text:p>120.69</text:p>
          </table:table-cell>
          <table:table-cell table:style-name="ce80" table:formula="of:=[.K64]+[.K61]+[.K67]+[.K68]-[.K62]" office:value-type="float" office:value="125.895645571898" calcext:value-type="float">
            <text:p>125.90</text:p>
          </table:table-cell>
          <table:table-cell table:style-name="ce80" table:formula="of:=[.L64]+[.L61]+[.L67]+[.L68]-[.L62]" office:value-type="float" office:value="131.389404184548" calcext:value-type="float">
            <text:p>131.39</text:p>
          </table:table-cell>
          <table:table-cell table:style-name="ce80" table:formula="of:=[.M64]+[.M61]+[.M67]+[.M68]-[.M62]" office:value-type="float" office:value="137.232499520396" calcext:value-type="float">
            <text:p>137.23</text:p>
          </table:table-cell>
          <table:table-cell table:style-name="ce80" table:formula="of:=[.N64]+[.N61]+[.N67]+[.N68]-[.N62]" office:value-type="float" office:value="141.839780919619" calcext:value-type="float">
            <text:p>141.84</text:p>
          </table:table-cell>
          <table:table-cell table:style-name="ce80" table:formula="of:=[.O64]+[.O61]+[.O67]+[.O68]-[.O62]" office:value-type="float" office:value="146.493692380664" calcext:value-type="float">
            <text:p>146.49</text:p>
          </table:table-cell>
          <table:table-cell table:style-name="ce80" table:formula="of:=[.P64]+[.P61]+[.P67]+[.P68]-[.P62]" office:value-type="float" office:value="151.19649251213" calcext:value-type="float">
            <text:p>151.20</text:p>
          </table:table-cell>
          <table:table-cell table:style-name="ce80" table:formula="of:=[.Q64]+[.Q61]+[.Q67]+[.Q68]-[.Q62]" office:value-type="float" office:value="155.950569151762" calcext:value-type="float">
            <text:p>155.95</text:p>
          </table:table-cell>
          <table:table-cell table:style-name="ce80" table:formula="of:=[.R64]+[.R61]+[.R67]+[.R68]-[.R62]" office:value-type="float" office:value="160.758447021024" calcext:value-type="float">
            <text:p>160.76</text:p>
          </table:table-cell>
          <table:table-cell table:style-name="ce80" table:formula="of:=[.S64]+[.S61]+[.S67]+[.S68]-[.S62]" office:value-type="float" office:value="162.622795835987" calcext:value-type="float">
            <text:p>162.62</text:p>
          </table:table-cell>
          <table:table-cell table:style-name="ce80" table:formula="of:=[.T64]+[.T61]+[.T67]+[.T68]-[.T62]" office:value-type="float" office:value="164.54643890175" calcext:value-type="float">
            <text:p>164.55</text:p>
          </table:table-cell>
          <table:table-cell table:style-name="ce80" table:formula="of:=[.U64]+[.U61]+[.U67]+[.U68]-[.U62]" office:value-type="float" office:value="166.532362219253" calcext:value-type="float">
            <text:p>166.53</text:p>
          </table:table-cell>
          <table:table-cell table:style-name="ce80" table:formula="of:=[.V64]+[.V61]+[.V67]+[.V68]-[.V62]" office:value-type="float" office:value="168.583724135077" calcext:value-type="float">
            <text:p>168.58</text:p>
          </table:table-cell>
          <table:table-cell table:style-name="ce80" table:formula="of:=[.W64]+[.W61]+[.W67]+[.W68]-[.W62]" office:value-type="float" office:value="170.703865566614" calcext:value-type="float">
            <text:p>170.70</text:p>
          </table:table-cell>
          <table:table-cell table:style-name="ce80" table:formula="of:=[.X64]+[.X61]+[.X67]+[.X68]-[.X62]" office:value-type="float" office:value="172.267392517819" calcext:value-type="float">
            <text:p>172.27</text:p>
          </table:table-cell>
          <table:table-cell table:style-name="ce80" table:formula="of:=[.Y64]+[.Y61]+[.Y67]+[.Y68]-[.Y62]" office:value-type="float" office:value="173.876205201735" calcext:value-type="float">
            <text:p>173.88</text:p>
          </table:table-cell>
          <table:table-cell table:style-name="ce80" table:formula="of:=[.Z64]+[.Z61]+[.Z67]+[.Z68]-[.Z62]" office:value-type="float" office:value="175.532077369572" calcext:value-type="float">
            <text:p>175.53</text:p>
          </table:table-cell>
          <table:table-cell table:style-name="ce80" table:formula="of:=[.AA64]+[.AA61]+[.AA67]+[.AA68]-[.AA62]" office:value-type="float" office:value="177.236860195801" calcext:value-type="float">
            <text:p>177.24</text:p>
          </table:table-cell>
          <table:table-cell table:style-name="ce80" table:formula="of:=[.AB64]+[.AB61]+[.AB67]+[.AB68]-[.AB62]" office:value-type="float" office:value="178.992485758773" calcext:value-type="float">
            <text:p>178.99</text:p>
          </table:table-cell>
          <table:table-cell table:style-name="ce80" table:formula="of:=[.AC64]+[.AC61]+[.AC67]+[.AC68]-[.AC62]" office:value-type="float" office:value="180.800970678962" calcext:value-type="float">
            <text:p>180.80</text:p>
          </table:table-cell>
          <table:table-cell table:style-name="ce80" table:formula="of:=[.AD64]+[.AD61]+[.AD67]+[.AD68]-[.AD62]" office:value-type="float" office:value="182.664419921991" calcext:value-type="float">
            <text:p>182.66</text:p>
          </table:table-cell>
          <table:table-cell table:style-name="ce80" table:formula="of:=[.AE64]+[.AE61]+[.AE67]+[.AE68]-[.AE62]" office:value-type="float" office:value="184.585030773914" calcext:value-type="float">
            <text:p>184.59</text:p>
          </table:table-cell>
          <table:table-cell table:style-name="ce80" table:formula="of:=[.AF64]+[.AF61]+[.AF67]+[.AF68]-[.AF62]" office:value-type="float" office:value="186.565096996569" calcext:value-type="float">
            <text:p>186.57</text:p>
          </table:table-cell>
          <table:table-cell table:style-name="ce80" table:formula="of:=[.AG64]+[.AG61]+[.AG67]+[.AG68]-[.AG62]" office:value-type="float" office:value="188.607013171169" calcext:value-type="float">
            <text:p>188.61</text:p>
          </table:table-cell>
          <table:table-cell table:style-name="ce80" table:formula="of:=[.AH64]+[.AH61]+[.AH67]+[.AH68]-[.AH62]" office:value-type="float" office:value="190.713279238682" calcext:value-type="float">
            <text:p>190.71</text:p>
          </table:table-cell>
          <table:table-cell table:style-name="ce80" table:formula="of:=[.AI64]+[.AI61]+[.AI67]+[.AI68]-[.AI62]" office:value-type="float" office:value="192.886505245915" calcext:value-type="float">
            <text:p>192.89</text:p>
          </table:table-cell>
          <table:table-cell table:style-name="ce80" table:formula="of:=[.AJ64]+[.AJ61]+[.AJ67]+[.AJ68]-[.AJ62]" office:value-type="float" office:value="195.129416306645" calcext:value-type="float">
            <text:p>195.13</text:p>
          </table:table-cell>
          <table:table-cell table:style-name="ce80" table:formula="of:=[.AK64]+[.AK61]+[.AK67]+[.AK68]-[.AK62]" office:value-type="float" office:value="197.444857787549" calcext:value-type="float">
            <text:p>197.44</text:p>
          </table:table-cell>
          <table:table-cell table:style-name="ce80" table:formula="of:=[.AL64]+[.AL61]+[.AL67]+[.AL68]-[.AL62]" office:value-type="float" office:value="199.835800729146" calcext:value-type="float">
            <text:p>199.84</text:p>
          </table:table-cell>
          <table:table-cell table:style-name="ce80" table:formula="of:=[.AM64]+[.AM61]+[.AM67]+[.AM68]-[.AM62]" office:value-type="float" office:value="202.305347512392" calcext:value-type="float">
            <text:p>202.31</text:p>
          </table:table-cell>
          <table:table-cell table:style-name="ce80" table:formula="of:=[.AN64]+[.AN61]+[.AN67]+[.AN68]-[.AN62]" office:value-type="float" office:value="204.856737782092" calcext:value-type="float">
            <text:p>204.86</text:p>
          </table:table-cell>
          <table:table-cell table:style-name="ce80" table:formula="of:=[.AO64]+[.AO61]+[.AO67]+[.AO68]-[.AO62]" office:value-type="float" office:value="207.493354638787" calcext:value-type="float">
            <text:p>207.49</text:p>
          </table:table-cell>
          <table:table-cell table:style-name="ce80" table:formula="of:=[.AP64]+[.AP61]+[.AP67]+[.AP68]-[.AP62]" office:value-type="float" office:value="210.218731111274" calcext:value-type="float">
            <text:p>210.22</text:p>
          </table:table-cell>
          <table:table-cell table:style-name="ce80" table:formula="of:=[.AQ64]+[.AQ61]+[.AQ67]+[.AQ68]-[.AQ62]" office:value-type="float" office:value="213.036556922525" calcext:value-type="float">
            <text:p>213.04</text:p>
          </table:table-cell>
          <table:table-cell table:number-columns-repeated="981"/>
        </table:table-row>
        <table:table-row table:style-name="ro1">
          <table:table-cell table:style-name="ce65" table:number-columns-repeated="7"/>
          <table:table-cell table:style-name="ce82" table:number-columns-repeated="2"/>
          <table:table-cell table:style-name="ce87" table:number-columns-repeated="1015"/>
        </table:table-row>
        <table:table-row table:style-name="ro1">
          <table:table-cell table:style-name="ce65" office:value-type="string" calcext:value-type="string">
            <text:p>TCAM 2015-2030 HTT</text:p>
          </table:table-cell>
          <table:table-cell table:style-name="ce65" table:number-columns-repeated="6"/>
          <table:table-cell table:style-name="ce83" table:formula="of:=([.W57]/[.H57])^(1/15)-1" office:value-type="percentage" office:value="0.0106390337072353" calcext:value-type="percentage">
            <text:p>1.06%</text:p>
          </table:table-cell>
          <table:table-cell/>
          <table:table-cell table:style-name="ce87" table:number-columns-repeated="1015"/>
        </table:table-row>
        <table:table-row table:style-name="ro1">
          <table:table-cell table:style-name="ce65" office:value-type="string" calcext:value-type="string">
            <text:p>TCAM <text:s/>2015-2030 TTC acteurs</text:p>
          </table:table-cell>
          <table:table-cell table:style-name="ce65" table:number-columns-repeated="6"/>
          <table:table-cell table:style-name="ce83" table:formula="of:=([.W66]/[.H66])^(1/15)-1" office:value-type="percentage" office:value="0.00983963341829042" calcext:value-type="percentage">
            <text:p>0.98%</text:p>
          </table:table-cell>
          <table:table-cell table:style-name="ce82"/>
          <table:table-cell table:number-columns-repeated="1015"/>
        </table:table-row>
        <table:table-row table:style-name="ro1">
          <table:table-cell table:style-name="ce65" office:value-type="string" calcext:value-type="string">
            <office:annotation draw:style-name="gr23" draw:text-style-name="P2" svg:width="38.11mm" svg:height="32.73mm" svg:x="0mm" svg:y="315.15mm" draw:caption-point-x="167.32mm" draw:caption-point-y="141.17mm">
              <dc:date>2017-08-28T00:00:00</dc:date>
              <text:p text:style-name="P1"><text:span text:style-name="T1">BAIZ Adam - CGDD/SEEI/MA3:</text:span></text:p>
              <text:p text:style-name="P1"><text:span text:style-name="T2">HT consiste à enlever les taxes versées directement à l'Etat et à conserver les taxes qui couvrent les coûts inhérents à la filière</text:span></text:p>
            </office:annotation>
            <text:p>TCAM <text:s/>2015-2030 socio-éco</text:p>
          </table:table-cell>
          <table:table-cell table:style-name="ce65" table:number-columns-repeated="6"/>
          <table:table-cell table:style-name="ce83" table:formula="of:=([.W69]/[.H69])^(1/15)-1" office:value-type="percentage" office:value="0.029330935574452" calcext:value-type="percentage">
            <text:p>2.93%</text:p>
          </table:table-cell>
          <table:table-cell table:style-name="ce82"/>
          <table:table-cell table:number-columns-repeated="1015"/>
        </table:table-row>
        <table:table-row table:style-name="ro1">
          <table:table-cell table:style-name="ce65" table:number-columns-repeated="7"/>
          <table:table-cell table:style-name="ce83"/>
          <table:table-cell table:style-name="ce82"/>
          <table:table-cell table:number-columns-repeated="1015"/>
        </table:table-row>
        <table:table-row table:style-name="ro1">
          <table:table-cell table:style-name="ce65" office:value-type="string" calcext:value-type="string">
            <text:p>TCAM 2030 -2050 HTT</text:p>
          </table:table-cell>
          <table:table-cell table:style-name="ce65" table:number-columns-repeated="6"/>
          <table:table-cell table:style-name="ce83" table:formula="of:=([.AQ57]/[.W57])^(1/20)-1" office:value-type="percentage" office:value="0.00730692498982322" calcext:value-type="percentage">
            <text:p>0.73%</text:p>
          </table:table-cell>
          <table:table-cell table:style-name="ce82"/>
          <table:table-cell table:number-columns-repeated="1015"/>
        </table:table-row>
        <table:table-row table:style-name="ro1">
          <table:table-cell table:style-name="ce65" office:value-type="string" calcext:value-type="string">
            <text:p>TCAM 2030-2050 TTC acteurs</text:p>
          </table:table-cell>
          <table:table-cell table:style-name="ce65" table:number-columns-repeated="6"/>
          <table:table-cell table:style-name="ce83" table:formula="of:=([.AQ66]/[.W66])^(1/20)-1" office:value-type="percentage" office:value="0.00558850680572287" calcext:value-type="percentage">
            <text:p>0.56%</text:p>
          </table:table-cell>
          <table:table-cell table:style-name="ce82"/>
          <table:table-cell table:number-columns-repeated="1015"/>
        </table:table-row>
        <table:table-row table:style-name="ro1">
          <table:table-cell table:style-name="ce65" office:value-type="string" calcext:value-type="string">
            <office:annotation draw:style-name="gr23" draw:text-style-name="P2" svg:width="38.11mm" svg:height="32.73mm" svg:x="0mm" svg:y="333.22mm" draw:caption-point-x="167.32mm" draw:caption-point-y="145.4mm">
              <dc:date>2017-08-28T00:00:00</dc:date>
              <text:p text:style-name="P1"><text:span text:style-name="T1">BAIZ Adam - CGDD/SEEI/MA3:</text:span></text:p>
              <text:p text:style-name="P1"><text:span text:style-name="T2">HT consiste à enlever les taxes versées directement à l'Etat et à conserver les taxes qui couvrent les coûts inhérents à la filière</text:span></text:p>
            </office:annotation>
            <text:p>TCAM 2030 - 2050 socio-éco</text:p>
          </table:table-cell>
          <table:table-cell table:style-name="ce65" table:number-columns-repeated="6"/>
          <table:table-cell table:style-name="ce83" table:formula="of:=([.AQ69]/[.W69])^(1/20)-1" office:value-type="percentage" office:value="0.0111382487404892" calcext:value-type="percentage">
            <text:p>1.11%</text:p>
          </table:table-cell>
          <table:table-cell table:style-name="ce82"/>
          <table:table-cell table:number-columns-repeated="1015"/>
        </table:table-row>
        <table:table-row table:style-name="ro1">
          <table:table-cell table:style-name="ce65" table:number-columns-repeated="7"/>
          <table:table-cell table:style-name="ce83"/>
          <table:table-cell table:style-name="ce82"/>
          <table:table-cell table:number-columns-repeated="1015"/>
        </table:table-row>
        <table:table-row table:style-name="ro1">
          <table:table-cell table:style-name="ce65" office:value-type="string" calcext:value-type="string">
            <text:p>Prix ttc tertiaire AME</text:p>
          </table:table-cell>
          <table:table-cell table:style-name="ce65" table:number-columns-repeated="6"/>
          <table:table-cell table:style-name="ce118" table:formula="of:=[.H66]+[.H65]" office:value-type="float" office:value="140.1014" calcext:value-type="float">
            <text:p>140.1014</text:p>
          </table:table-cell>
          <table:table-cell table:style-name="ce118" table:formula="of:=[.H79]*[.I25]" office:value-type="float" office:value="141.6425154" calcext:value-type="float">
            <text:p>141.6425154</text:p>
          </table:table-cell>
          <table:table-cell table:style-name="ce118" table:formula="of:=[.I79]*[.J25]" office:value-type="float" office:value="143.2005830694" calcext:value-type="float">
            <text:p>143.2005830694</text:p>
          </table:table-cell>
          <table:table-cell table:style-name="ce118" table:formula="of:=[.J79]*[.K25]" office:value-type="float" office:value="144.775789483163" calcext:value-type="float">
            <text:p>144.7757894832</text:p>
          </table:table-cell>
          <table:table-cell table:style-name="ce118" table:formula="of:=[.K79]*[.L25]" office:value-type="float" office:value="146.368323167478" calcext:value-type="float">
            <text:p>146.3683231675</text:p>
          </table:table-cell>
          <table:table-cell table:style-name="ce118" table:formula="of:=[.L79]*[.M25]" office:value-type="float" office:value="147.97837472232" calcext:value-type="float">
            <text:p>147.9783747223</text:p>
          </table:table-cell>
          <table:table-cell table:style-name="ce118" table:formula="of:=[.M79]*[.N25]" office:value-type="float" office:value="149.606136844266" calcext:value-type="float">
            <text:p>149.6061368443</text:p>
          </table:table-cell>
          <table:table-cell table:style-name="ce118" table:formula="of:=[.N79]*[.O25]" office:value-type="float" office:value="151.251804349553" calcext:value-type="float">
            <text:p>151.2518043496</text:p>
          </table:table-cell>
          <table:table-cell table:style-name="ce118" table:formula="of:=[.O79]*[.P25]" office:value-type="float" office:value="152.915574197398" calcext:value-type="float">
            <text:p>152.9155741974</text:p>
          </table:table-cell>
          <table:table-cell table:style-name="ce118" table:formula="of:=[.P79]*[.Q25]" office:value-type="float" office:value="154.597645513569" calcext:value-type="float">
            <text:p>154.5976455136</text:p>
          </table:table-cell>
          <table:table-cell table:style-name="ce118" table:formula="of:=[.Q79]*[.R25]" office:value-type="float" office:value="156.298219614219" calcext:value-type="float">
            <text:p>156.2982196142</text:p>
          </table:table-cell>
          <table:table-cell table:style-name="ce118" table:formula="of:=[.R79]*[.S25]" office:value-type="float" office:value="158.017500029975" calcext:value-type="float">
            <text:p>158.01750003</text:p>
          </table:table-cell>
          <table:table-cell table:style-name="ce118" table:formula="of:=[.S79]*[.T25]" office:value-type="float" office:value="159.755692530305" calcext:value-type="float">
            <text:p>159.7556925303</text:p>
          </table:table-cell>
          <table:table-cell table:style-name="ce118" table:formula="of:=[.T79]*[.U25]" office:value-type="float" office:value="161.513005148138" calcext:value-type="float">
            <text:p>161.5130051481</text:p>
          </table:table-cell>
          <table:table-cell table:style-name="ce118" table:formula="of:=[.U79]*[.V25]" office:value-type="float" office:value="163.289648204767" calcext:value-type="float">
            <text:p>163.2896482048</text:p>
          </table:table-cell>
          <table:table-cell table:style-name="ce118" table:formula="of:=[.V79]*[.W25]" office:value-type="float" office:value="165.08583433502" calcext:value-type="float">
            <text:p>165.085834335</text:p>
          </table:table-cell>
          <table:table-cell table:style-name="ce118" table:formula="of:=[.W79]*[.X25]" office:value-type="float" office:value="166.901778512705" calcext:value-type="float">
            <text:p>166.9017785127</text:p>
          </table:table-cell>
          <table:table-cell table:style-name="ce118" table:formula="of:=[.X79]*[.Y25]" office:value-type="float" office:value="168.737698076345" calcext:value-type="float">
            <text:p>168.7376980763</text:p>
          </table:table-cell>
          <table:table-cell table:style-name="ce118" table:formula="of:=[.Y79]*[.Z25]" office:value-type="float" office:value="170.593812755185" calcext:value-type="float">
            <text:p>170.5938127552</text:p>
          </table:table-cell>
          <table:table-cell table:style-name="ce118" table:formula="of:=[.Z79]*[.AA25]" office:value-type="float" office:value="172.470344695492" calcext:value-type="float">
            <text:p>172.4703446955</text:p>
          </table:table-cell>
          <table:table-cell table:style-name="ce118" table:formula="of:=[.AA79]*[.AB25]" office:value-type="float" office:value="174.367518487142" calcext:value-type="float">
            <text:p>174.3675184871</text:p>
          </table:table-cell>
          <table:table-cell table:style-name="ce118" table:formula="of:=[.AB79]*[.AC25]" office:value-type="float" office:value="176.285561190501" calcext:value-type="float">
            <text:p>176.2855611905</text:p>
          </table:table-cell>
          <table:table-cell table:style-name="ce118" table:formula="of:=[.AC79]*[.AD25]" office:value-type="float" office:value="178.224702363596" calcext:value-type="float">
            <text:p>178.2247023636</text:p>
          </table:table-cell>
          <table:table-cell table:style-name="ce118" table:formula="of:=[.AD79]*[.AE25]" office:value-type="float" office:value="180.185174089596" calcext:value-type="float">
            <text:p>180.1851740896</text:p>
          </table:table-cell>
          <table:table-cell table:style-name="ce118" table:formula="of:=[.AE79]*[.AF25]" office:value-type="float" office:value="182.167211004581" calcext:value-type="float">
            <text:p>182.1672110046</text:p>
          </table:table-cell>
          <table:table-cell table:style-name="ce118" table:formula="of:=[.AF79]*[.AG25]" office:value-type="float" office:value="184.171050325632" calcext:value-type="float">
            <text:p>184.1710503256</text:p>
          </table:table-cell>
          <table:table-cell table:style-name="ce118" table:formula="of:=[.AG79]*[.AH25]" office:value-type="float" office:value="186.196931879213" calcext:value-type="float">
            <text:p>186.1969318792</text:p>
          </table:table-cell>
          <table:table-cell table:style-name="ce118" table:formula="of:=[.AH79]*[.AI25]" office:value-type="float" office:value="188.245098129885" calcext:value-type="float">
            <text:p>188.2450981299</text:p>
          </table:table-cell>
          <table:table-cell table:style-name="ce118" table:formula="of:=[.AI79]*[.AJ25]" office:value-type="float" office:value="190.315794209313" calcext:value-type="float">
            <text:p>190.3157942093</text:p>
          </table:table-cell>
          <table:table-cell table:style-name="ce118" table:formula="of:=[.AJ79]*[.AK25]" office:value-type="float" office:value="192.409267945616" calcext:value-type="float">
            <text:p>192.4092679456</text:p>
          </table:table-cell>
          <table:table-cell table:style-name="ce118" table:formula="of:=[.AK79]*[.AL25]" office:value-type="float" office:value="194.525769893018" calcext:value-type="float">
            <text:p>194.525769893</text:p>
          </table:table-cell>
          <table:table-cell table:style-name="ce118" table:formula="of:=[.AL79]*[.AM25]" office:value-type="float" office:value="196.665553361841" calcext:value-type="float">
            <text:p>196.6655533618</text:p>
          </table:table-cell>
          <table:table-cell table:style-name="ce118" table:formula="of:=[.AM79]*[.AN25]" office:value-type="float" office:value="198.828874448821" calcext:value-type="float">
            <text:p>198.8288744488</text:p>
          </table:table-cell>
          <table:table-cell table:style-name="ce118" table:formula="of:=[.AN79]*[.AO25]" office:value-type="float" office:value="201.015992067758" calcext:value-type="float">
            <text:p>201.0159920678</text:p>
          </table:table-cell>
          <table:table-cell table:style-name="ce118" table:formula="of:=[.AO79]*[.AP25]" office:value-type="float" office:value="203.227167980503" calcext:value-type="float">
            <text:p>203.2271679805</text:p>
          </table:table-cell>
          <table:table-cell table:style-name="ce118" table:formula="of:=[.AP79]*[.AQ25]" office:value-type="float" office:value="205.462666828289" calcext:value-type="float">
            <text:p>205.4626668283</text:p>
          </table:table-cell>
          <table:table-cell table:number-columns-repeated="981"/>
        </table:table-row>
        <table:table-row table:style-name="ro1">
          <table:table-cell table:style-name="ce113" office:value-type="string" calcext:value-type="string">
            <text:p>prix HTVA tertiaire AME</text:p>
          </table:table-cell>
          <table:table-cell table:style-name="ce115" table:formula="of:=[.B64]" office:value-type="float" office:value="94.07" calcext:value-type="float">
            <text:p>94.07</text:p>
          </table:table-cell>
          <table:table-cell table:style-name="ce115" table:formula="of:=[.C64]" office:value-type="float" office:value="98.47" calcext:value-type="float">
            <text:p>98.47</text:p>
          </table:table-cell>
          <table:table-cell table:style-name="ce115" table:formula="of:=[.D64]" office:value-type="float" office:value="102.122" calcext:value-type="float">
            <text:p>102.12</text:p>
          </table:table-cell>
          <table:table-cell table:style-name="ce115" table:formula="of:=[.E64]" office:value-type="float" office:value="105.774" calcext:value-type="float">
            <text:p>105.77</text:p>
          </table:table-cell>
          <table:table-cell table:style-name="ce115" table:formula="of:=[.F64]" office:value-type="float" office:value="109.426" calcext:value-type="float">
            <text:p>109.43</text:p>
          </table:table-cell>
          <table:table-cell table:style-name="ce115" table:formula="of:=[.G64]" office:value-type="float" office:value="113.078" calcext:value-type="float">
            <text:p>113.08</text:p>
          </table:table-cell>
          <table:table-cell table:style-name="ce119" table:formula="of:=[.H79]/1.18" office:value-type="float" office:value="118.73" calcext:value-type="float">
            <text:p>118.73</text:p>
          </table:table-cell>
          <table:table-cell table:style-name="ce119" table:formula="of:=[.I79]/1.18" office:value-type="float" office:value="120.03603" calcext:value-type="float">
            <text:p>120.03603</text:p>
          </table:table-cell>
          <table:table-cell table:style-name="ce119" table:formula="of:=[.J79]/1.18" office:value-type="float" office:value="121.35642633" calcext:value-type="float">
            <text:p>121.35642633</text:p>
          </table:table-cell>
          <table:table-cell table:style-name="ce119" table:formula="of:=[.K79]/1.18" office:value-type="float" office:value="122.69134701963" calcext:value-type="float">
            <text:p>122.6913470196</text:p>
          </table:table-cell>
          <table:table-cell table:style-name="ce119" table:formula="of:=[.L79]/1.18" office:value-type="float" office:value="124.040951836846" calcext:value-type="float">
            <text:p>124.0409518368</text:p>
          </table:table-cell>
          <table:table-cell table:style-name="ce119" table:formula="of:=[.M79]/1.18" office:value-type="float" office:value="125.405402307051" calcext:value-type="float">
            <text:p>125.4054023071</text:p>
          </table:table-cell>
          <table:table-cell table:style-name="ce119" table:formula="of:=[.N79]/1.18" office:value-type="float" office:value="126.784861732429" calcext:value-type="float">
            <text:p>126.7848617324</text:p>
          </table:table-cell>
          <table:table-cell table:style-name="ce119" table:formula="of:=[.O79]/1.18" office:value-type="float" office:value="128.179495211485" calcext:value-type="float">
            <text:p>128.1794952115</text:p>
          </table:table-cell>
          <table:table-cell table:style-name="ce119" table:formula="of:=[.P79]/1.18" office:value-type="float" office:value="129.589469658812" calcext:value-type="float">
            <text:p>129.5894696588</text:p>
          </table:table-cell>
          <table:table-cell table:style-name="ce119" table:formula="of:=[.Q79]/1.18" office:value-type="float" office:value="131.014953825059" calcext:value-type="float">
            <text:p>131.0149538251</text:p>
          </table:table-cell>
          <table:table-cell table:style-name="ce119" table:formula="of:=[.R79]/1.18" office:value-type="float" office:value="132.456118317134" calcext:value-type="float">
            <text:p>132.4561183171</text:p>
          </table:table-cell>
          <table:table-cell table:style-name="ce119" table:formula="of:=[.S79]/1.18" office:value-type="float" office:value="133.913135618623" calcext:value-type="float">
            <text:p>133.9131356186</text:p>
          </table:table-cell>
          <table:table-cell table:style-name="ce119" table:formula="of:=[.T79]/1.18" office:value-type="float" office:value="135.386180110428" calcext:value-type="float">
            <text:p>135.3861801104</text:p>
          </table:table-cell>
          <table:table-cell table:style-name="ce119" table:formula="of:=[.U79]/1.18" office:value-type="float" office:value="136.875428091642" calcext:value-type="float">
            <text:p>136.8754280916</text:p>
          </table:table-cell>
          <table:table-cell table:style-name="ce119" table:formula="of:=[.V79]/1.18" office:value-type="float" office:value="138.38105780065" calcext:value-type="float">
            <text:p>138.3810578007</text:p>
          </table:table-cell>
          <table:table-cell table:style-name="ce119" table:formula="of:=[.W79]/1.18" office:value-type="float" office:value="139.903249436458" calcext:value-type="float">
            <text:p>139.9032494365</text:p>
          </table:table-cell>
          <table:table-cell table:style-name="ce119" table:formula="of:=[.X79]/1.18" office:value-type="float" office:value="141.442185180259" calcext:value-type="float">
            <text:p>141.4421851803</text:p>
          </table:table-cell>
          <table:table-cell table:style-name="ce119" table:formula="of:=[.Y79]/1.18" office:value-type="float" office:value="142.998049217241" calcext:value-type="float">
            <text:p>142.9980492172</text:p>
          </table:table-cell>
          <table:table-cell table:style-name="ce119" table:formula="of:=[.Z79]/1.18" office:value-type="float" office:value="144.571027758631" calcext:value-type="float">
            <text:p>144.5710277586</text:p>
          </table:table-cell>
          <table:table-cell table:style-name="ce119" table:formula="of:=[.AA79]/1.18" office:value-type="float" office:value="146.161309063976" calcext:value-type="float">
            <text:p>146.161309064</text:p>
          </table:table-cell>
          <table:table-cell table:style-name="ce119" table:formula="of:=[.AB79]/1.18" office:value-type="float" office:value="147.76908346368" calcext:value-type="float">
            <text:p>147.7690834637</text:p>
          </table:table-cell>
          <table:table-cell table:style-name="ce119" table:formula="of:=[.AC79]/1.18" office:value-type="float" office:value="149.39454338178" calcext:value-type="float">
            <text:p>149.3945433818</text:p>
          </table:table-cell>
          <table:table-cell table:style-name="ce119" table:formula="of:=[.AD79]/1.18" office:value-type="float" office:value="151.03788335898" calcext:value-type="float">
            <text:p>151.037883359</text:p>
          </table:table-cell>
          <table:table-cell table:style-name="ce119" table:formula="of:=[.AE79]/1.18" office:value-type="float" office:value="152.699300075928" calcext:value-type="float">
            <text:p>152.6993000759</text:p>
          </table:table-cell>
          <table:table-cell table:style-name="ce119" table:formula="of:=[.AF79]/1.18" office:value-type="float" office:value="154.378992376764" calcext:value-type="float">
            <text:p>154.3789923768</text:p>
          </table:table-cell>
          <table:table-cell table:style-name="ce119" table:formula="of:=[.AG79]/1.18" office:value-type="float" office:value="156.077161292908" calcext:value-type="float">
            <text:p>156.0771612929</text:p>
          </table:table-cell>
          <table:table-cell table:style-name="ce119" table:formula="of:=[.AH79]/1.18" office:value-type="float" office:value="157.79401006713" calcext:value-type="float">
            <text:p>157.7940100671</text:p>
          </table:table-cell>
          <table:table-cell table:style-name="ce119" table:formula="of:=[.AI79]/1.18" office:value-type="float" office:value="159.529744177868" calcext:value-type="float">
            <text:p>159.5297441779</text:p>
          </table:table-cell>
          <table:table-cell table:style-name="ce119" table:formula="of:=[.AJ79]/1.18" office:value-type="float" office:value="161.284571363825" calcext:value-type="float">
            <text:p>161.2845713638</text:p>
          </table:table-cell>
          <table:table-cell table:style-name="ce119" table:formula="of:=[.AK79]/1.18" office:value-type="float" office:value="163.058701648827" calcext:value-type="float">
            <text:p>163.0587016488</text:p>
          </table:table-cell>
          <table:table-cell table:style-name="ce119" table:formula="of:=[.AL79]/1.18" office:value-type="float" office:value="164.852347366964" calcext:value-type="float">
            <text:p>164.852347367</text:p>
          </table:table-cell>
          <table:table-cell table:style-name="ce119" table:formula="of:=[.AM79]/1.18" office:value-type="float" office:value="166.665723188001" calcext:value-type="float">
            <text:p>166.665723188</text:p>
          </table:table-cell>
          <table:table-cell table:style-name="ce119" table:formula="of:=[.AN79]/1.18" office:value-type="float" office:value="168.499046143069" calcext:value-type="float">
            <text:p>168.4990461431</text:p>
          </table:table-cell>
          <table:table-cell table:style-name="ce119" table:formula="of:=[.AO79]/1.18" office:value-type="float" office:value="170.352535650642" calcext:value-type="float">
            <text:p>170.3525356506</text:p>
          </table:table-cell>
          <table:table-cell table:style-name="ce119" table:formula="of:=[.AP79]/1.18" office:value-type="float" office:value="172.226413542799" calcext:value-type="float">
            <text:p>172.2264135428</text:p>
          </table:table-cell>
          <table:table-cell table:style-name="ce119" table:formula="of:=[.AQ79]/1.18" office:value-type="float" office:value="174.12090409177" calcext:value-type="float">
            <text:p>174.1209040918</text:p>
          </table:table-cell>
          <table:table-cell table:style-name="ce126" table:number-columns-repeated="981"/>
        </table:table-row>
        <table:table-row table:style-name="ro1">
          <table:table-cell table:style-name="ce65" table:number-columns-repeated="7"/>
          <table:table-cell table:style-name="ce118"/>
          <table:table-cell table:style-name="ce82"/>
          <table:table-cell table:number-columns-repeated="1015"/>
        </table:table-row>
        <table:table-row table:style-name="ro1" table:number-rows-repeated="3">
          <table:table-cell table:style-name="ce65" table:number-columns-repeated="7"/>
          <table:table-cell table:style-name="ce83"/>
          <table:table-cell table:style-name="ce82"/>
          <table:table-cell table:number-columns-repeated="1015"/>
        </table:table-row>
        <table:table-row table:style-name="ro1">
          <table:table-cell table:style-name="ce65" table:number-columns-repeated="7"/>
          <table:table-cell table:style-name="ce82" table:number-columns-repeated="2"/>
          <table:table-cell table:number-columns-repeated="1015"/>
        </table:table-row>
        <table:table-row table:style-name="ro1">
          <table:table-cell table:style-name="ce64" office:value-type="string" calcext:value-type="string">
            <text:p>Prix du gaz naturel <text:s/>pour l'industrie </text:p>
          </table:table-cell>
          <table:table-cell table:style-name="ce64" table:number-columns-repeated="6"/>
          <table:table-cell table:style-name="ce72" office:value-type="float" office:value="2015" calcext:value-type="float">
            <text:p>2015</text:p>
          </table:table-cell>
          <table:table-cell table:style-name="ce73" table:formula="of:=[.H86]+1" office:value-type="float" office:value="2016" calcext:value-type="float">
            <text:p>2016</text:p>
          </table:table-cell>
          <table:table-cell table:style-name="ce73" table:formula="of:=[.I86]+1" office:value-type="float" office:value="2017" calcext:value-type="float">
            <text:p>2017</text:p>
          </table:table-cell>
          <table:table-cell table:style-name="ce73" table:formula="of:=[.J86]+1" office:value-type="float" office:value="2018" calcext:value-type="float">
            <text:p>2018</text:p>
          </table:table-cell>
          <table:table-cell table:style-name="ce73" table:formula="of:=[.K86]+1" office:value-type="float" office:value="2019" calcext:value-type="float">
            <text:p>2019</text:p>
          </table:table-cell>
          <table:table-cell table:style-name="ce73" table:formula="of:=[.L86]+1" office:value-type="float" office:value="2020" calcext:value-type="float">
            <text:p>2020</text:p>
          </table:table-cell>
          <table:table-cell table:style-name="ce73" table:formula="of:=[.M86]+1" office:value-type="float" office:value="2021" calcext:value-type="float">
            <text:p>2021</text:p>
          </table:table-cell>
          <table:table-cell table:style-name="ce73" table:formula="of:=[.N86]+1" office:value-type="float" office:value="2022" calcext:value-type="float">
            <text:p>2022</text:p>
          </table:table-cell>
          <table:table-cell table:style-name="ce73" table:formula="of:=[.O86]+1" office:value-type="float" office:value="2023" calcext:value-type="float">
            <text:p>2023</text:p>
          </table:table-cell>
          <table:table-cell table:style-name="ce73" table:formula="of:=[.P86]+1" office:value-type="float" office:value="2024" calcext:value-type="float">
            <text:p>2024</text:p>
          </table:table-cell>
          <table:table-cell table:style-name="ce73" table:formula="of:=[.Q86]+1" office:value-type="float" office:value="2025" calcext:value-type="float">
            <text:p>2025</text:p>
          </table:table-cell>
          <table:table-cell table:style-name="ce73" table:formula="of:=[.R86]+1" office:value-type="float" office:value="2026" calcext:value-type="float">
            <text:p>2026</text:p>
          </table:table-cell>
          <table:table-cell table:style-name="ce73" table:formula="of:=[.S86]+1" office:value-type="float" office:value="2027" calcext:value-type="float">
            <text:p>2027</text:p>
          </table:table-cell>
          <table:table-cell table:style-name="ce73" table:formula="of:=[.T86]+1" office:value-type="float" office:value="2028" calcext:value-type="float">
            <text:p>2028</text:p>
          </table:table-cell>
          <table:table-cell table:style-name="ce73" table:formula="of:=[.U86]+1" office:value-type="float" office:value="2029" calcext:value-type="float">
            <text:p>2029</text:p>
          </table:table-cell>
          <table:table-cell table:style-name="ce73" table:formula="of:=[.V86]+1" office:value-type="float" office:value="2030" calcext:value-type="float">
            <text:p>2030</text:p>
          </table:table-cell>
          <table:table-cell table:style-name="ce73" table:formula="of:=[.W86]+1" office:value-type="float" office:value="2031" calcext:value-type="float">
            <text:p>2031</text:p>
          </table:table-cell>
          <table:table-cell table:style-name="ce73" table:formula="of:=[.X86]+1" office:value-type="float" office:value="2032" calcext:value-type="float">
            <text:p>2032</text:p>
          </table:table-cell>
          <table:table-cell table:style-name="ce73" table:formula="of:=[.Y86]+1" office:value-type="float" office:value="2033" calcext:value-type="float">
            <text:p>2033</text:p>
          </table:table-cell>
          <table:table-cell table:style-name="ce73" table:formula="of:=[.Z86]+1" office:value-type="float" office:value="2034" calcext:value-type="float">
            <text:p>2034</text:p>
          </table:table-cell>
          <table:table-cell table:style-name="ce73" table:formula="of:=[.AA86]+1" office:value-type="float" office:value="2035" calcext:value-type="float">
            <text:p>2035</text:p>
          </table:table-cell>
          <table:table-cell table:style-name="ce73" table:formula="of:=[.AB86]+1" office:value-type="float" office:value="2036" calcext:value-type="float">
            <text:p>2036</text:p>
          </table:table-cell>
          <table:table-cell table:style-name="ce73" table:formula="of:=[.AC86]+1" office:value-type="float" office:value="2037" calcext:value-type="float">
            <text:p>2037</text:p>
          </table:table-cell>
          <table:table-cell table:style-name="ce73" table:formula="of:=[.AD86]+1" office:value-type="float" office:value="2038" calcext:value-type="float">
            <text:p>2038</text:p>
          </table:table-cell>
          <table:table-cell table:style-name="ce73" table:formula="of:=[.AE86]+1" office:value-type="float" office:value="2039" calcext:value-type="float">
            <text:p>2039</text:p>
          </table:table-cell>
          <table:table-cell table:style-name="ce73" table:formula="of:=[.AF86]+1" office:value-type="float" office:value="2040" calcext:value-type="float">
            <text:p>2040</text:p>
          </table:table-cell>
          <table:table-cell table:style-name="ce73" table:formula="of:=[.AG86]+1" office:value-type="float" office:value="2041" calcext:value-type="float">
            <text:p>2041</text:p>
          </table:table-cell>
          <table:table-cell table:style-name="ce73" table:formula="of:=[.AH86]+1" office:value-type="float" office:value="2042" calcext:value-type="float">
            <text:p>2042</text:p>
          </table:table-cell>
          <table:table-cell table:style-name="ce73" table:formula="of:=[.AI86]+1" office:value-type="float" office:value="2043" calcext:value-type="float">
            <text:p>2043</text:p>
          </table:table-cell>
          <table:table-cell table:style-name="ce73" table:formula="of:=[.AJ86]+1" office:value-type="float" office:value="2044" calcext:value-type="float">
            <text:p>2044</text:p>
          </table:table-cell>
          <table:table-cell table:style-name="ce73" table:formula="of:=[.AK86]+1" office:value-type="float" office:value="2045" calcext:value-type="float">
            <text:p>2045</text:p>
          </table:table-cell>
          <table:table-cell table:style-name="ce73" table:formula="of:=[.AL86]+1" office:value-type="float" office:value="2046" calcext:value-type="float">
            <text:p>2046</text:p>
          </table:table-cell>
          <table:table-cell table:style-name="ce73" table:formula="of:=[.AM86]+1" office:value-type="float" office:value="2047" calcext:value-type="float">
            <text:p>2047</text:p>
          </table:table-cell>
          <table:table-cell table:style-name="ce73" table:formula="of:=[.AN86]+1" office:value-type="float" office:value="2048" calcext:value-type="float">
            <text:p>2048</text:p>
          </table:table-cell>
          <table:table-cell table:style-name="ce73" table:formula="of:=[.AO86]+1" office:value-type="float" office:value="2049" calcext:value-type="float">
            <text:p>2049</text:p>
          </table:table-cell>
          <table:table-cell table:style-name="ce73" table:formula="of:=[.AP86]+1" office:value-type="float" office:value="2050" calcext:value-type="float">
            <text:p>2050</text:p>
          </table:table-cell>
          <table:table-cell table:number-columns-repeated="981"/>
        </table:table-row>
        <table:table-row table:style-name="ro1">
          <table:table-cell table:style-name="ce65" office:value-type="string" calcext:value-type="string">
            <text:p>HTT / MWh</text:p>
          </table:table-cell>
          <table:table-cell table:style-name="ce65" table:number-columns-repeated="6"/>
          <table:table-cell table:style-name="ce71" table:formula="of:=SUM([.H88:.H90])" office:value-type="float" office:value="30.6" calcext:value-type="float">
            <office:annotation draw:style-name="gr37" draw:text-style-name="P2" svg:width="27.34mm" svg:height="63.45mm" svg:x="165.41mm" svg:y="369.36mm" draw:caption-point-x="170.17mm" draw:caption-point-y="165mm">
              <dc:date>2017-08-28T00:00:00</dc:date>
              <text:p text:style-name="P1"><text:span text:style-name="T1">BAIZ Adam - CGDD/SEEI/MA3:</text:span></text:p>
              <text:p text:style-name="P1"><text:span text:style-name="T2">http://ec.europa.eu/eurostat/tgm/refreshTableAction.do;jsessionid=s1laCaZ4F_huIn_CNVjrZwqh3kCF4ZZ7tzCKz4c3VgxCRFkaQrc4!-1527901574?tab=table&amp;plugin=1&amp;pcode=ten00118&amp;language=en</text:span></text:p>
            </office:annotation>
            <text:p>30.60</text:p>
          </table:table-cell>
          <table:table-cell table:style-name="ce71" table:formula="of:=SUM([.I88:.I90])" office:value-type="float" office:value="31.3195199214137" calcext:value-type="float">
            <text:p>31.32</text:p>
          </table:table-cell>
          <table:table-cell table:style-name="ce71" table:formula="of:=SUM([.J88:.J90])" office:value-type="float" office:value="32.057529447017" calcext:value-type="float">
            <text:p>32.06</text:p>
          </table:table-cell>
          <table:table-cell table:style-name="ce71" table:formula="of:=SUM([.K88:.K90])" office:value-type="float" office:value="32.8145037067584" calcext:value-type="float">
            <text:p>32.81</text:p>
          </table:table-cell>
          <table:table-cell table:style-name="ce71" table:formula="of:=SUM([.L88:.L90])" office:value-type="float" office:value="33.590930040067" calcext:value-type="float">
            <text:p>33.59</text:p>
          </table:table-cell>
          <table:table-cell table:style-name="ce71" table:formula="of:=SUM([.M88:.M90])" office:value-type="float" office:value="34.3873083096015" calcext:value-type="float">
            <text:p>34.39</text:p>
          </table:table-cell>
          <table:table-cell table:style-name="ce71" table:formula="of:=SUM([.N88:.N90])" office:value-type="float" office:value="35.2041512230614" calcext:value-type="float">
            <text:p>35.20</text:p>
          </table:table-cell>
          <table:table-cell table:style-name="ce71" table:formula="of:=SUM([.O88:.O90])" office:value-type="float" office:value="36.0419846632677" calcext:value-type="float">
            <text:p>36.04</text:p>
          </table:table-cell>
          <table:table-cell table:style-name="ce71" table:formula="of:=SUM([.P88:.P90])" office:value-type="float" office:value="36.9013480267259" calcext:value-type="float">
            <text:p>36.90</text:p>
          </table:table-cell>
          <table:table-cell table:style-name="ce71" table:formula="of:=SUM([.Q88:.Q90])" office:value-type="float" office:value="37.7827945708893" calcext:value-type="float">
            <text:p>37.78</text:p>
          </table:table-cell>
          <table:table-cell table:style-name="ce71" table:formula="of:=SUM([.R88:.R90])" office:value-type="float" office:value="38.686891770345" calcext:value-type="float">
            <text:p>38.69</text:p>
          </table:table-cell>
          <table:table-cell table:style-name="ce71" table:formula="of:=SUM([.S88:.S90])" office:value-type="float" office:value="39.6142216821543" calcext:value-type="float">
            <text:p>39.61</text:p>
          </table:table-cell>
          <table:table-cell table:style-name="ce71" table:formula="of:=SUM([.T88:.T90])" office:value-type="float" office:value="40.5653813205805" calcext:value-type="float">
            <text:p>40.57</text:p>
          </table:table-cell>
          <table:table-cell table:style-name="ce71" table:formula="of:=SUM([.U88:.U90])" office:value-type="float" office:value="41.5409830414456" calcext:value-type="float">
            <text:p>41.54</text:p>
          </table:table-cell>
          <table:table-cell table:style-name="ce71" table:formula="of:=SUM([.V88:.V90])" office:value-type="float" office:value="42.5416549363654" calcext:value-type="float">
            <text:p>42.54</text:p>
          </table:table-cell>
          <table:table-cell table:style-name="ce71" table:formula="of:=SUM([.W88:.W90])" office:value-type="float" office:value="43.5680412371134" calcext:value-type="float">
            <text:p>43.57</text:p>
          </table:table-cell>
          <table:table-cell table:style-name="ce71" table:formula="of:=SUM([.X88:.X90])" office:value-type="float" office:value="43.9757814595659" calcext:value-type="float">
            <text:p>43.98</text:p>
          </table:table-cell>
          <table:table-cell table:style-name="ce71" table:formula="of:=SUM([.Y88:.Y90])" office:value-type="float" office:value="44.3875797742285" calcext:value-type="float">
            <text:p>44.39</text:p>
          </table:table-cell>
          <table:table-cell table:style-name="ce71" table:formula="of:=SUM([.Z88:.Z90])" office:value-type="float" office:value="44.8034765698376" calcext:value-type="float">
            <text:p>44.80</text:p>
          </table:table-cell>
          <table:table-cell table:style-name="ce71" table:formula="of:=SUM([.AA88:.AA90])" office:value-type="float" office:value="45.2235126371043" calcext:value-type="float">
            <text:p>45.22</text:p>
          </table:table-cell>
          <table:table-cell table:style-name="ce71" table:formula="of:=SUM([.AB88:.AB90])" office:value-type="float" office:value="45.6477291727149" calcext:value-type="float">
            <text:p>45.65</text:p>
          </table:table-cell>
          <table:table-cell table:style-name="ce71" table:formula="of:=SUM([.AC88:.AC90])" office:value-type="float" office:value="46.0761677833717" calcext:value-type="float">
            <text:p>46.08</text:p>
          </table:table-cell>
          <table:table-cell table:style-name="ce71" table:formula="of:=SUM([.AD88:.AD90])" office:value-type="float" office:value="46.5088704898735" calcext:value-type="float">
            <text:p>46.51</text:p>
          </table:table-cell>
          <table:table-cell table:style-name="ce71" table:formula="of:=SUM([.AE88:.AE90])" office:value-type="float" office:value="46.945879731237" calcext:value-type="float">
            <text:p>46.95</text:p>
          </table:table-cell>
          <table:table-cell table:style-name="ce71" table:formula="of:=SUM([.AF88:.AF90])" office:value-type="float" office:value="47.3872383688594" calcext:value-type="float">
            <text:p>47.39</text:p>
          </table:table-cell>
          <table:table-cell table:style-name="ce71" table:formula="of:=SUM([.AG88:.AG90])" office:value-type="float" office:value="47.8329896907217" calcext:value-type="float">
            <text:p>47.83</text:p>
          </table:table-cell>
          <table:table-cell table:style-name="ce71" table:formula="of:=SUM([.AH88:.AH90])" office:value-type="float" office:value="47.994194099412" calcext:value-type="float">
            <text:p>47.99</text:p>
          </table:table-cell>
          <table:table-cell table:style-name="ce71" table:formula="of:=SUM([.AI88:.AI90])" office:value-type="float" office:value="48.1559730193508" calcext:value-type="float">
            <text:p>48.16</text:p>
          </table:table-cell>
          <table:table-cell table:style-name="ce71" table:formula="of:=SUM([.AJ88:.AJ90])" office:value-type="float" office:value="48.3183284980205" calcext:value-type="float">
            <text:p>48.32</text:p>
          </table:table-cell>
          <table:table-cell table:style-name="ce71" table:formula="of:=SUM([.AK88:.AK90])" office:value-type="float" office:value="48.4812625902002" calcext:value-type="float">
            <text:p>48.48</text:p>
          </table:table-cell>
          <table:table-cell table:style-name="ce71" table:formula="of:=SUM([.AL88:.AL90])" office:value-type="float" office:value="48.6447773579923" calcext:value-type="float">
            <text:p>48.64</text:p>
          </table:table-cell>
          <table:table-cell table:style-name="ce71" table:formula="of:=SUM([.AM88:.AM90])" office:value-type="float" office:value="48.8088748708479" calcext:value-type="float">
            <text:p>48.81</text:p>
          </table:table-cell>
          <table:table-cell table:style-name="ce71" table:formula="of:=SUM([.AN88:.AN90])" office:value-type="float" office:value="48.9735572055937" calcext:value-type="float">
            <text:p>48.97</text:p>
          </table:table-cell>
          <table:table-cell table:style-name="ce71" table:formula="of:=SUM([.AO88:.AO90])" office:value-type="float" office:value="49.1388264464577" calcext:value-type="float">
            <text:p>49.14</text:p>
          </table:table-cell>
          <table:table-cell table:style-name="ce71" table:formula="of:=SUM([.AP88:.AP90])" office:value-type="float" office:value="49.3046846850958" calcext:value-type="float">
            <text:p>49.30</text:p>
          </table:table-cell>
          <table:table-cell table:style-name="ce71" table:formula="of:=SUM([.AQ88:.AQ90])" office:value-type="float" office:value="49.4711340206186" calcext:value-type="float">
            <text:p>49.47</text:p>
          </table:table-cell>
          <table:table-cell table:style-name="ce87" table:number-columns-repeated="981"/>
        </table:table-row>
        <table:table-row table:style-name="ro1">
          <table:table-cell table:style-name="ce66" office:value-type="string" calcext:value-type="string">
            <text:p>Transport, stockage et distribution</text:p>
          </table:table-cell>
          <table:table-cell table:style-name="ce66" table:number-columns-repeated="6"/>
          <table:table-cell table:style-name="ce84" office:value-type="float" office:value="2.6" calcext:value-type="float">
            <office:annotation draw:style-name="gr23" draw:text-style-name="P2" svg:width="27.34mm" svg:height="32.73mm" svg:x="165.41mm" svg:y="389.24mm" draw:caption-point-x="170.17mm" draw:caption-point-y="150.69mm">
              <dc:date>2017-08-28T00:00:00</dc:date>
              <text:p text:style-name="P1"><text:span text:style-name="T1">BAIZ Adam - CGDD/SEEI/MA3:</text:span></text:p>
              <text:p text:style-name="P1"><text:span text:style-name="T2">Nous calibrons ce chiffre pour tomber sur le prix HTT donné par Eurostat</text:span></text:p>
            </office:annotation>
            <text:p>2.60</text:p>
          </table:table-cell>
          <table:table-cell table:style-name="ce84" table:formula="of:=[.H88]" office:value-type="float" office:value="2.6" calcext:value-type="float">
            <text:p>2.60</text:p>
          </table:table-cell>
          <table:table-cell table:style-name="ce84" table:formula="of:=[.I88]" office:value-type="float" office:value="2.6" calcext:value-type="float">
            <text:p>2.60</text:p>
          </table:table-cell>
          <table:table-cell table:style-name="ce84" table:formula="of:=[.J88]" office:value-type="float" office:value="2.6" calcext:value-type="float">
            <text:p>2.60</text:p>
          </table:table-cell>
          <table:table-cell table:style-name="ce84" table:formula="of:=[.K88]" office:value-type="float" office:value="2.6" calcext:value-type="float">
            <text:p>2.60</text:p>
          </table:table-cell>
          <table:table-cell table:style-name="ce84" table:formula="of:=[.L88]" office:value-type="float" office:value="2.6" calcext:value-type="float">
            <text:p>2.60</text:p>
          </table:table-cell>
          <table:table-cell table:style-name="ce84" table:formula="of:=[.M88]" office:value-type="float" office:value="2.6" calcext:value-type="float">
            <text:p>2.60</text:p>
          </table:table-cell>
          <table:table-cell table:style-name="ce84" table:formula="of:=[.N88]" office:value-type="float" office:value="2.6" calcext:value-type="float">
            <text:p>2.60</text:p>
          </table:table-cell>
          <table:table-cell table:style-name="ce84" table:formula="of:=[.O88]" office:value-type="float" office:value="2.6" calcext:value-type="float">
            <text:p>2.60</text:p>
          </table:table-cell>
          <table:table-cell table:style-name="ce84" table:formula="of:=[.P88]" office:value-type="float" office:value="2.6" calcext:value-type="float">
            <text:p>2.60</text:p>
          </table:table-cell>
          <table:table-cell table:style-name="ce84" table:formula="of:=[.Q88]" office:value-type="float" office:value="2.6" calcext:value-type="float">
            <text:p>2.60</text:p>
          </table:table-cell>
          <table:table-cell table:style-name="ce84" table:formula="of:=[.R88]" office:value-type="float" office:value="2.6" calcext:value-type="float">
            <text:p>2.60</text:p>
          </table:table-cell>
          <table:table-cell table:style-name="ce84" table:formula="of:=[.S88]" office:value-type="float" office:value="2.6" calcext:value-type="float">
            <text:p>2.60</text:p>
          </table:table-cell>
          <table:table-cell table:style-name="ce84" table:formula="of:=[.T88]" office:value-type="float" office:value="2.6" calcext:value-type="float">
            <text:p>2.60</text:p>
          </table:table-cell>
          <table:table-cell table:style-name="ce84" table:formula="of:=[.U88]" office:value-type="float" office:value="2.6" calcext:value-type="float">
            <text:p>2.60</text:p>
          </table:table-cell>
          <table:table-cell table:style-name="ce84" table:formula="of:=[.V88]" office:value-type="float" office:value="2.6" calcext:value-type="float">
            <text:p>2.60</text:p>
          </table:table-cell>
          <table:table-cell table:style-name="ce84" table:formula="of:=[.W88]" office:value-type="float" office:value="2.6" calcext:value-type="float">
            <office:annotation draw:style-name="gr16" draw:text-style-name="P2" svg:width="30.46mm" svg:height="20.63mm" svg:x="477.17mm" svg:y="395.29mm" draw:caption-point-x="313.88mm" draw:caption-point-y="144.64mm">
              <dc:date>2017-08-28T00:00:00</dc:date>
              <text:p text:style-name="P1"><text:span text:style-name="T1">BAIZ Adam - CGDD/SEEI/MA3:</text:span></text:p>
              <text:p text:style-name="P1"><text:span text:style-name="T2">stable dès 2030</text:span></text:p>
            </office:annotation>
            <text:p>2.60</text:p>
          </table:table-cell>
          <table:table-cell table:style-name="ce84" table:formula="of:=[.X88]" office:value-type="float" office:value="2.6" calcext:value-type="float">
            <text:p>2.60</text:p>
          </table:table-cell>
          <table:table-cell table:style-name="ce84" table:formula="of:=[.Y88]" office:value-type="float" office:value="2.6" calcext:value-type="float">
            <text:p>2.60</text:p>
          </table:table-cell>
          <table:table-cell table:style-name="ce84" table:formula="of:=[.Z88]" office:value-type="float" office:value="2.6" calcext:value-type="float">
            <text:p>2.60</text:p>
          </table:table-cell>
          <table:table-cell table:style-name="ce84" table:formula="of:=[.AA88]" office:value-type="float" office:value="2.6" calcext:value-type="float">
            <text:p>2.60</text:p>
          </table:table-cell>
          <table:table-cell table:style-name="ce84" table:formula="of:=[.AB88]" office:value-type="float" office:value="2.6" calcext:value-type="float">
            <text:p>2.60</text:p>
          </table:table-cell>
          <table:table-cell table:style-name="ce84" table:formula="of:=[.AC88]" office:value-type="float" office:value="2.6" calcext:value-type="float">
            <text:p>2.60</text:p>
          </table:table-cell>
          <table:table-cell table:style-name="ce84" table:formula="of:=[.AD88]" office:value-type="float" office:value="2.6" calcext:value-type="float">
            <text:p>2.60</text:p>
          </table:table-cell>
          <table:table-cell table:style-name="ce84" table:formula="of:=[.AE88]" office:value-type="float" office:value="2.6" calcext:value-type="float">
            <text:p>2.60</text:p>
          </table:table-cell>
          <table:table-cell table:style-name="ce84" table:formula="of:=[.AF88]" office:value-type="float" office:value="2.6" calcext:value-type="float">
            <text:p>2.60</text:p>
          </table:table-cell>
          <table:table-cell table:style-name="ce84" table:formula="of:=[.AG88]" office:value-type="float" office:value="2.6" calcext:value-type="float">
            <text:p>2.60</text:p>
          </table:table-cell>
          <table:table-cell table:style-name="ce84" table:formula="of:=[.AH88]" office:value-type="float" office:value="2.6" calcext:value-type="float">
            <text:p>2.60</text:p>
          </table:table-cell>
          <table:table-cell table:style-name="ce84" table:formula="of:=[.AI88]" office:value-type="float" office:value="2.6" calcext:value-type="float">
            <text:p>2.60</text:p>
          </table:table-cell>
          <table:table-cell table:style-name="ce84" table:formula="of:=[.AJ88]" office:value-type="float" office:value="2.6" calcext:value-type="float">
            <text:p>2.60</text:p>
          </table:table-cell>
          <table:table-cell table:style-name="ce84" table:formula="of:=[.AK88]" office:value-type="float" office:value="2.6" calcext:value-type="float">
            <text:p>2.60</text:p>
          </table:table-cell>
          <table:table-cell table:style-name="ce84" table:formula="of:=[.AL88]" office:value-type="float" office:value="2.6" calcext:value-type="float">
            <text:p>2.60</text:p>
          </table:table-cell>
          <table:table-cell table:style-name="ce84" table:formula="of:=[.AM88]" office:value-type="float" office:value="2.6" calcext:value-type="float">
            <text:p>2.60</text:p>
          </table:table-cell>
          <table:table-cell table:style-name="ce84" table:formula="of:=[.AN88]" office:value-type="float" office:value="2.6" calcext:value-type="float">
            <text:p>2.60</text:p>
          </table:table-cell>
          <table:table-cell table:style-name="ce84" table:formula="of:=[.AO88]" office:value-type="float" office:value="2.6" calcext:value-type="float">
            <text:p>2.60</text:p>
          </table:table-cell>
          <table:table-cell table:style-name="ce84" table:formula="of:=[.AP88]" office:value-type="float" office:value="2.6" calcext:value-type="float">
            <text:p>2.60</text:p>
          </table:table-cell>
          <table:table-cell table:number-columns-repeated="981"/>
        </table:table-row>
        <table:table-row table:style-name="ro1">
          <table:table-cell table:style-name="ce66" office:value-type="string" calcext:value-type="string">
            <text:p>Commercialisation</text:p>
          </table:table-cell>
          <table:table-cell table:style-name="ce66" table:number-columns-repeated="6"/>
          <table:table-cell table:style-name="ce84" office:value-type="float" office:value="0" calcext:value-type="float">
            <office:annotation draw:style-name="gr12" draw:text-style-name="P2" svg:width="27.34mm" svg:height="21.21mm" svg:x="165.41mm" svg:y="399.53mm" draw:caption-point-x="170.17mm" draw:caption-point-y="145.98mm">
              <dc:date>2017-08-28T00:00:00</dc:date>
              <text:p text:style-name="P1"><text:span text:style-name="T1">BAIZ Adam - CGDD/SEEI/MA3:</text:span></text:p>
              <text:p text:style-name="P1"><text:span text:style-name="T2">Nous fixons ce coût à 0</text:span></text:p>
            </office:annotation>
            <text:p>0.00</text:p>
          </table:table-cell>
          <table:table-cell table:style-name="ce84" table:formula="of:=[.H89]*1.01" office:value-type="float" office:value="0" calcext:value-type="float">
            <text:p>0.00</text:p>
          </table:table-cell>
          <table:table-cell table:style-name="ce84" table:formula="of:=[.I89]*1.01" office:value-type="float" office:value="0" calcext:value-type="float">
            <text:p>0.00</text:p>
          </table:table-cell>
          <table:table-cell table:style-name="ce84" table:formula="of:=[.J89]*1.01" office:value-type="float" office:value="0" calcext:value-type="float">
            <text:p>0.00</text:p>
          </table:table-cell>
          <table:table-cell table:style-name="ce84" table:formula="of:=[.K89]*1.01" office:value-type="float" office:value="0" calcext:value-type="float">
            <text:p>0.00</text:p>
          </table:table-cell>
          <table:table-cell table:style-name="ce84" table:formula="of:=[.L89]*1.01" office:value-type="float" office:value="0" calcext:value-type="float">
            <text:p>0.00</text:p>
          </table:table-cell>
          <table:table-cell table:style-name="ce84" table:formula="of:=[.M89]*1.01" office:value-type="float" office:value="0" calcext:value-type="float">
            <text:p>0.00</text:p>
          </table:table-cell>
          <table:table-cell table:style-name="ce84" table:formula="of:=[.N89]*1.01" office:value-type="float" office:value="0" calcext:value-type="float">
            <text:p>0.00</text:p>
          </table:table-cell>
          <table:table-cell table:style-name="ce84" table:formula="of:=[.O89]*1.01" office:value-type="float" office:value="0" calcext:value-type="float">
            <text:p>0.00</text:p>
          </table:table-cell>
          <table:table-cell table:style-name="ce84" table:formula="of:=[.P89]*1.01" office:value-type="float" office:value="0" calcext:value-type="float">
            <text:p>0.00</text:p>
          </table:table-cell>
          <table:table-cell table:style-name="ce84" table:formula="of:=[.Q89]*1.01" office:value-type="float" office:value="0" calcext:value-type="float">
            <text:p>0.00</text:p>
          </table:table-cell>
          <table:table-cell table:style-name="ce84" table:formula="of:=[.R89]*1.01" office:value-type="float" office:value="0" calcext:value-type="float">
            <text:p>0.00</text:p>
          </table:table-cell>
          <table:table-cell table:style-name="ce84" table:formula="of:=[.S89]*1.01" office:value-type="float" office:value="0" calcext:value-type="float">
            <text:p>0.00</text:p>
          </table:table-cell>
          <table:table-cell table:style-name="ce84" table:formula="of:=[.T89]*1.01" office:value-type="float" office:value="0" calcext:value-type="float">
            <text:p>0.00</text:p>
          </table:table-cell>
          <table:table-cell table:style-name="ce84" table:formula="of:=[.U89]*1.01" office:value-type="float" office:value="0" calcext:value-type="float">
            <text:p>0.00</text:p>
          </table:table-cell>
          <table:table-cell table:style-name="ce84" table:formula="of:=[.V89]*1.01" office:value-type="float" office:value="0" calcext:value-type="float">
            <text:p>0.00</text:p>
          </table:table-cell>
          <table:table-cell table:style-name="ce84" table:formula="of:=[.W89]*1.01" office:value-type="float" office:value="0" calcext:value-type="float">
            <text:p>0.00</text:p>
          </table:table-cell>
          <table:table-cell table:style-name="ce84" table:formula="of:=[.X89]*1.01" office:value-type="float" office:value="0" calcext:value-type="float">
            <text:p>0.00</text:p>
          </table:table-cell>
          <table:table-cell table:style-name="ce84" table:formula="of:=[.Y89]*1.01" office:value-type="float" office:value="0" calcext:value-type="float">
            <text:p>0.00</text:p>
          </table:table-cell>
          <table:table-cell table:style-name="ce84" table:formula="of:=[.Z89]*1.01" office:value-type="float" office:value="0" calcext:value-type="float">
            <text:p>0.00</text:p>
          </table:table-cell>
          <table:table-cell table:style-name="ce84" table:formula="of:=[.AA89]*1.01" office:value-type="float" office:value="0" calcext:value-type="float">
            <text:p>0.00</text:p>
          </table:table-cell>
          <table:table-cell table:style-name="ce84" table:formula="of:=[.AB89]*1.01" office:value-type="float" office:value="0" calcext:value-type="float">
            <text:p>0.00</text:p>
          </table:table-cell>
          <table:table-cell table:style-name="ce84" table:formula="of:=[.AC89]*1.01" office:value-type="float" office:value="0" calcext:value-type="float">
            <text:p>0.00</text:p>
          </table:table-cell>
          <table:table-cell table:style-name="ce84" table:formula="of:=[.AD89]*1.01" office:value-type="float" office:value="0" calcext:value-type="float">
            <text:p>0.00</text:p>
          </table:table-cell>
          <table:table-cell table:style-name="ce84" table:formula="of:=[.AE89]*1.01" office:value-type="float" office:value="0" calcext:value-type="float">
            <text:p>0.00</text:p>
          </table:table-cell>
          <table:table-cell table:style-name="ce84" table:formula="of:=[.AF89]*1.01" office:value-type="float" office:value="0" calcext:value-type="float">
            <text:p>0.00</text:p>
          </table:table-cell>
          <table:table-cell table:style-name="ce84" table:formula="of:=[.AG89]*1.01" office:value-type="float" office:value="0" calcext:value-type="float">
            <text:p>0.00</text:p>
          </table:table-cell>
          <table:table-cell table:style-name="ce84" table:formula="of:=[.AH89]*1.01" office:value-type="float" office:value="0" calcext:value-type="float">
            <text:p>0.00</text:p>
          </table:table-cell>
          <table:table-cell table:style-name="ce84" table:formula="of:=[.AI89]*1.01" office:value-type="float" office:value="0" calcext:value-type="float">
            <text:p>0.00</text:p>
          </table:table-cell>
          <table:table-cell table:style-name="ce84" table:formula="of:=[.AJ89]*1.01" office:value-type="float" office:value="0" calcext:value-type="float">
            <text:p>0.00</text:p>
          </table:table-cell>
          <table:table-cell table:style-name="ce84" table:formula="of:=[.AK89]*1.01" office:value-type="float" office:value="0" calcext:value-type="float">
            <text:p>0.00</text:p>
          </table:table-cell>
          <table:table-cell table:style-name="ce84" table:formula="of:=[.AL89]*1.01" office:value-type="float" office:value="0" calcext:value-type="float">
            <text:p>0.00</text:p>
          </table:table-cell>
          <table:table-cell table:style-name="ce84" table:formula="of:=[.AM89]*1.01" office:value-type="float" office:value="0" calcext:value-type="float">
            <text:p>0.00</text:p>
          </table:table-cell>
          <table:table-cell table:style-name="ce84" table:formula="of:=[.AN89]*1.01" office:value-type="float" office:value="0" calcext:value-type="float">
            <text:p>0.00</text:p>
          </table:table-cell>
          <table:table-cell table:style-name="ce84" table:formula="of:=[.AO89]*1.01" office:value-type="float" office:value="0" calcext:value-type="float">
            <text:p>0.00</text:p>
          </table:table-cell>
          <table:table-cell table:style-name="ce84" table:formula="of:=[.AP89]*1.01" office:value-type="float" office:value="0" calcext:value-type="float">
            <text:p>0.00</text:p>
          </table:table-cell>
          <table:table-cell table:number-columns-repeated="981"/>
        </table:table-row>
        <table:table-row table:style-name="ro1">
          <table:table-cell table:style-name="ce66" office:value-type="string" calcext:value-type="string">
            <text:p>Approvisionnement (énergie)</text:p>
          </table:table-cell>
          <table:table-cell table:style-name="ce66" table:number-columns-repeated="6"/>
          <table:table-cell table:style-name="ce84" office:value-type="float" office:value="28" calcext:value-type="float">
            <office:annotation draw:style-name="gr38" draw:text-style-name="P2" svg:width="27.34mm" svg:height="40.41mm" svg:x="165.41mm" svg:y="394.43mm" draw:caption-point-x="170.17mm" draw:caption-point-y="156.65mm">
              <dc:date>2017-08-28T00:00:00</dc:date>
              <text:p text:style-name="P1"><text:span text:style-name="T1">BAIZ Adam - CGDD/SEEI/MA3:</text:span></text:p>
              <text:p text:style-name="P1"><text:span text:style-name="T2">Nous le considérons comme incompressible (dont identique à l'onglet particuliers)</text:span></text:p>
            </office:annotation>
            <text:p>28.00</text:p>
          </table:table-cell>
          <table:table-cell table:style-name="ce84" table:formula="of:=[.H90]*[.$S$9]" office:value-type="float" office:value="28.7195199214137" calcext:value-type="float">
            <office:annotation draw:style-name="gr39" draw:text-style-name="P2" svg:width="75.87mm" svg:height="19.32mm" svg:x="150.05mm" svg:y="410.13mm" draw:caption-point-x="225.85mm" draw:caption-point-y="140.95mm">
              <dc:date>2017-08-28T00:00:00</dc:date>
              <text:p text:style-name="P1"><text:span text:style-name="T1">BAIZ Adam - CGDD/SEEI/MA3:</text:span></text:p>
              <text:p text:style-name="P1"><text:span text:style-name="T2">TCAM de 1.8% environ sur le gaz (scénario AMS2 s'appuyant sur le World Energy Outlook)</text:span></text:p>
            </office:annotation>
            <text:p>28.72</text:p>
          </table:table-cell>
          <table:table-cell table:style-name="ce84" table:formula="of:=[.I90]*[.$S$9]" office:value-type="float" office:value="29.457529447017" calcext:value-type="float">
            <text:p>29.46</text:p>
          </table:table-cell>
          <table:table-cell table:style-name="ce84" table:formula="of:=[.J90]*[.$S$9]" office:value-type="float" office:value="30.2145037067584" calcext:value-type="float">
            <text:p>30.21</text:p>
          </table:table-cell>
          <table:table-cell table:style-name="ce84" table:formula="of:=[.K90]*[.$S$9]" office:value-type="float" office:value="30.990930040067" calcext:value-type="float">
            <text:p>30.99</text:p>
          </table:table-cell>
          <table:table-cell table:style-name="ce84" table:formula="of:=[.L90]*[.$S$9]" office:value-type="float" office:value="31.7873083096015" calcext:value-type="float">
            <text:p>31.79</text:p>
          </table:table-cell>
          <table:table-cell table:style-name="ce84" table:formula="of:=[.M90]*[.$S$9]" office:value-type="float" office:value="32.6041512230614" calcext:value-type="float">
            <text:p>32.60</text:p>
          </table:table-cell>
          <table:table-cell table:style-name="ce84" table:formula="of:=[.N90]*[.$S$9]" office:value-type="float" office:value="33.4419846632677" calcext:value-type="float">
            <text:p>33.44</text:p>
          </table:table-cell>
          <table:table-cell table:style-name="ce84" table:formula="of:=[.O90]*[.$S$9]" office:value-type="float" office:value="34.3013480267259" calcext:value-type="float">
            <text:p>34.30</text:p>
          </table:table-cell>
          <table:table-cell table:style-name="ce84" table:formula="of:=[.P90]*[.$S$9]" office:value-type="float" office:value="35.1827945708893" calcext:value-type="float">
            <text:p>35.18</text:p>
          </table:table-cell>
          <table:table-cell table:style-name="ce84" table:formula="of:=[.Q90]*[.$S$9]" office:value-type="float" office:value="36.086891770345" calcext:value-type="float">
            <text:p>36.09</text:p>
          </table:table-cell>
          <table:table-cell table:style-name="ce84" table:formula="of:=[.R90]*[.$S$9]" office:value-type="float" office:value="37.0142216821543" calcext:value-type="float">
            <text:p>37.01</text:p>
          </table:table-cell>
          <table:table-cell table:style-name="ce84" table:formula="of:=[.S90]*[.$S$9]" office:value-type="float" office:value="37.9653813205805" calcext:value-type="float">
            <text:p>37.97</text:p>
          </table:table-cell>
          <table:table-cell table:style-name="ce84" table:formula="of:=[.T90]*[.$S$9]" office:value-type="float" office:value="38.9409830414456" calcext:value-type="float">
            <text:p>38.94</text:p>
          </table:table-cell>
          <table:table-cell table:style-name="ce84" table:formula="of:=[.U90]*[.$S$9]" office:value-type="float" office:value="39.9416549363653" calcext:value-type="float">
            <text:p>39.94</text:p>
          </table:table-cell>
          <table:table-cell table:style-name="ce84" table:formula="of:=[.V90]*[.$S$9]" office:value-type="float" office:value="40.9680412371134" calcext:value-type="float">
            <text:p>40.97</text:p>
          </table:table-cell>
          <table:table-cell table:style-name="ce84" table:formula="of:=[.W90]*[.$S$10]" office:value-type="float" office:value="41.3757814595659" calcext:value-type="float">
            <office:annotation draw:style-name="gr17" draw:text-style-name="P2" svg:width="30.99mm" svg:height="20.64mm" svg:x="477.44mm" svg:y="414.89mm" draw:caption-point-x="313.61mm" draw:caption-point-y="136.19mm">
              <dc:date>2017-08-28T00:00:00</dc:date>
              <text:p text:style-name="P1"><text:span text:style-name="T1">FRAGNOL Ludovic - CGDD/SEEI/MA3:</text:span></text:p>
              <text:p text:style-name="P1"><text:span text:style-name="T2">modif TCAM</text:span></text:p>
            </office:annotation>
            <text:p>41.38</text:p>
          </table:table-cell>
          <table:table-cell table:style-name="ce84" table:formula="of:=[.X90]*[.$S$10]" office:value-type="float" office:value="41.7875797742285" calcext:value-type="float">
            <text:p>41.79</text:p>
          </table:table-cell>
          <table:table-cell table:style-name="ce84" table:formula="of:=[.Y90]*[.$S$10]" office:value-type="float" office:value="42.2034765698376" calcext:value-type="float">
            <text:p>42.20</text:p>
          </table:table-cell>
          <table:table-cell table:style-name="ce84" table:formula="of:=[.Z90]*[.$S$10]" office:value-type="float" office:value="42.6235126371043" calcext:value-type="float">
            <text:p>42.62</text:p>
          </table:table-cell>
          <table:table-cell table:style-name="ce84" table:formula="of:=[.AA90]*[.$S$10]" office:value-type="float" office:value="43.0477291727149" calcext:value-type="float">
            <text:p>43.05</text:p>
          </table:table-cell>
          <table:table-cell table:style-name="ce84" table:formula="of:=[.AB90]*[.$S$10]" office:value-type="float" office:value="43.4761677833717" calcext:value-type="float">
            <text:p>43.48</text:p>
          </table:table-cell>
          <table:table-cell table:style-name="ce84" table:formula="of:=[.AC90]*[.$S$10]" office:value-type="float" office:value="43.9088704898735" calcext:value-type="float">
            <text:p>43.91</text:p>
          </table:table-cell>
          <table:table-cell table:style-name="ce84" table:formula="of:=[.AD90]*[.$S$10]" office:value-type="float" office:value="44.345879731237" calcext:value-type="float">
            <text:p>44.35</text:p>
          </table:table-cell>
          <table:table-cell table:style-name="ce84" table:formula="of:=[.AE90]*[.$S$10]" office:value-type="float" office:value="44.7872383688594" calcext:value-type="float">
            <text:p>44.79</text:p>
          </table:table-cell>
          <table:table-cell table:style-name="ce84" table:formula="of:=[.AF90]*[.$S$10]" office:value-type="float" office:value="45.2329896907217" calcext:value-type="float">
            <text:p>45.23</text:p>
          </table:table-cell>
          <table:table-cell table:style-name="ce84" table:formula="of:=[.AG90]*[.$S$11]" office:value-type="float" office:value="45.394194099412" calcext:value-type="float">
            <text:p>45.39</text:p>
          </table:table-cell>
          <table:table-cell table:style-name="ce84" table:formula="of:=[.AH90]*[.$S$11]" office:value-type="float" office:value="45.5559730193508" calcext:value-type="float">
            <text:p>45.56</text:p>
          </table:table-cell>
          <table:table-cell table:style-name="ce84" table:formula="of:=[.AI90]*[.$S$11]" office:value-type="float" office:value="45.7183284980205" calcext:value-type="float">
            <text:p>45.72</text:p>
          </table:table-cell>
          <table:table-cell table:style-name="ce84" table:formula="of:=[.AJ90]*[.$S$11]" office:value-type="float" office:value="45.8812625902002" calcext:value-type="float">
            <text:p>45.88</text:p>
          </table:table-cell>
          <table:table-cell table:style-name="ce84" table:formula="of:=[.AK90]*[.$S$11]" office:value-type="float" office:value="46.0447773579922" calcext:value-type="float">
            <text:p>46.04</text:p>
          </table:table-cell>
          <table:table-cell table:style-name="ce84" table:formula="of:=[.AL90]*[.$S$11]" office:value-type="float" office:value="46.2088748708479" calcext:value-type="float">
            <text:p>46.21</text:p>
          </table:table-cell>
          <table:table-cell table:style-name="ce84" table:formula="of:=[.AM90]*[.$S$11]" office:value-type="float" office:value="46.3735572055937" calcext:value-type="float">
            <text:p>46.37</text:p>
          </table:table-cell>
          <table:table-cell table:style-name="ce84" table:formula="of:=[.AN90]*[.$S$11]" office:value-type="float" office:value="46.5388264464576" calcext:value-type="float">
            <text:p>46.54</text:p>
          </table:table-cell>
          <table:table-cell table:style-name="ce84" table:formula="of:=[.AO90]*[.$S$11]" office:value-type="float" office:value="46.7046846850958" calcext:value-type="float">
            <text:p>46.70</text:p>
          </table:table-cell>
          <table:table-cell table:style-name="ce84" table:formula="of:=[.AP90]*[.$S$11]" office:value-type="float" office:value="46.8711340206186" calcext:value-type="float">
            <text:p>46.87</text:p>
          </table:table-cell>
          <table:table-cell table:number-columns-repeated="981"/>
        </table:table-row>
        <table:table-row table:style-name="ro1">
          <table:table-cell table:style-name="ce66" office:value-type="string" calcext:value-type="string">
            <text:p>CSPG</text:p>
          </table:table-cell>
          <table:table-cell table:style-name="ce66" table:number-columns-repeated="6"/>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number-columns-repeated="981"/>
        </table:table-row>
        <table:table-row table:style-name="ro1">
          <table:table-cell table:style-name="ce66" office:value-type="string" calcext:value-type="string">
            <text:p>CTSSG</text:p>
          </table:table-cell>
          <table:table-cell table:style-name="ce66" table:number-columns-repeated="6"/>
          <table:table-cell table:style-name="ce79" table:formula="of:=0.0002*1000" office:value-type="float" office:value="0.2" calcext:value-type="float">
            <text:p>0.20</text:p>
          </table:table-cell>
          <table:table-cell table:style-name="ce79" table:formula="of:=[.H92]" office:value-type="float" office:value="0.2" calcext:value-type="float">
            <text:p>0.20</text:p>
          </table:table-cell>
          <table:table-cell table:style-name="ce79" table:formula="of:=[.I92]" office:value-type="float" office:value="0.2" calcext:value-type="float">
            <text:p>0.20</text:p>
          </table:table-cell>
          <table:table-cell table:style-name="ce79" table:formula="of:=[.J92]" office:value-type="float" office:value="0.2" calcext:value-type="float">
            <text:p>0.20</text:p>
          </table:table-cell>
          <table:table-cell table:style-name="ce79" table:formula="of:=[.K92]" office:value-type="float" office:value="0.2" calcext:value-type="float">
            <text:p>0.20</text:p>
          </table:table-cell>
          <table:table-cell table:style-name="ce79" table:formula="of:=[.L92]" office:value-type="float" office:value="0.2" calcext:value-type="float">
            <text:p>0.20</text:p>
          </table:table-cell>
          <table:table-cell table:style-name="ce79" table:formula="of:=[.M92]" office:value-type="float" office:value="0.2" calcext:value-type="float">
            <text:p>0.20</text:p>
          </table:table-cell>
          <table:table-cell table:style-name="ce79" table:formula="of:=[.N92]" office:value-type="float" office:value="0.2" calcext:value-type="float">
            <text:p>0.20</text:p>
          </table:table-cell>
          <table:table-cell table:style-name="ce79" table:formula="of:=[.O92]" office:value-type="float" office:value="0.2" calcext:value-type="float">
            <text:p>0.20</text:p>
          </table:table-cell>
          <table:table-cell table:style-name="ce79" table:formula="of:=[.P92]" office:value-type="float" office:value="0.2" calcext:value-type="float">
            <text:p>0.20</text:p>
          </table:table-cell>
          <table:table-cell table:style-name="ce79" table:formula="of:=[.Q92]" office:value-type="float" office:value="0.2" calcext:value-type="float">
            <text:p>0.20</text:p>
          </table:table-cell>
          <table:table-cell table:style-name="ce79" table:formula="of:=[.R92]" office:value-type="float" office:value="0.2" calcext:value-type="float">
            <text:p>0.20</text:p>
          </table:table-cell>
          <table:table-cell table:style-name="ce79" table:formula="of:=[.S92]" office:value-type="float" office:value="0.2" calcext:value-type="float">
            <text:p>0.20</text:p>
          </table:table-cell>
          <table:table-cell table:style-name="ce79" table:formula="of:=[.T92]" office:value-type="float" office:value="0.2" calcext:value-type="float">
            <text:p>0.20</text:p>
          </table:table-cell>
          <table:table-cell table:style-name="ce79" table:formula="of:=[.U92]" office:value-type="float" office:value="0.2" calcext:value-type="float">
            <text:p>0.20</text:p>
          </table:table-cell>
          <table:table-cell table:style-name="ce79" table:formula="of:=[.V92]" office:value-type="float" office:value="0.2" calcext:value-type="float">
            <text:p>0.20</text:p>
          </table:table-cell>
          <table:table-cell table:style-name="ce79" table:formula="of:=[.W92]" office:value-type="float" office:value="0.2" calcext:value-type="float">
            <text:p>0.20</text:p>
          </table:table-cell>
          <table:table-cell table:style-name="ce79" table:formula="of:=[.X92]" office:value-type="float" office:value="0.2" calcext:value-type="float">
            <text:p>0.20</text:p>
          </table:table-cell>
          <table:table-cell table:style-name="ce79" table:formula="of:=[.Y92]" office:value-type="float" office:value="0.2" calcext:value-type="float">
            <text:p>0.20</text:p>
          </table:table-cell>
          <table:table-cell table:style-name="ce79" table:formula="of:=[.Z92]" office:value-type="float" office:value="0.2" calcext:value-type="float">
            <text:p>0.20</text:p>
          </table:table-cell>
          <table:table-cell table:style-name="ce79" table:formula="of:=[.AA92]" office:value-type="float" office:value="0.2" calcext:value-type="float">
            <text:p>0.20</text:p>
          </table:table-cell>
          <table:table-cell table:style-name="ce79" table:formula="of:=[.AB92]" office:value-type="float" office:value="0.2" calcext:value-type="float">
            <text:p>0.20</text:p>
          </table:table-cell>
          <table:table-cell table:style-name="ce79" table:formula="of:=[.AC92]" office:value-type="float" office:value="0.2" calcext:value-type="float">
            <text:p>0.20</text:p>
          </table:table-cell>
          <table:table-cell table:style-name="ce79" table:formula="of:=[.AD92]" office:value-type="float" office:value="0.2" calcext:value-type="float">
            <text:p>0.20</text:p>
          </table:table-cell>
          <table:table-cell table:style-name="ce79" table:formula="of:=[.AE92]" office:value-type="float" office:value="0.2" calcext:value-type="float">
            <text:p>0.20</text:p>
          </table:table-cell>
          <table:table-cell table:style-name="ce79" table:formula="of:=[.AF92]" office:value-type="float" office:value="0.2" calcext:value-type="float">
            <text:p>0.20</text:p>
          </table:table-cell>
          <table:table-cell table:style-name="ce79" table:formula="of:=[.AG92]" office:value-type="float" office:value="0.2" calcext:value-type="float">
            <text:p>0.20</text:p>
          </table:table-cell>
          <table:table-cell table:style-name="ce79" table:formula="of:=[.AH92]" office:value-type="float" office:value="0.2" calcext:value-type="float">
            <text:p>0.20</text:p>
          </table:table-cell>
          <table:table-cell table:style-name="ce79" table:formula="of:=[.AI92]" office:value-type="float" office:value="0.2" calcext:value-type="float">
            <text:p>0.20</text:p>
          </table:table-cell>
          <table:table-cell table:style-name="ce79" table:formula="of:=[.AJ92]" office:value-type="float" office:value="0.2" calcext:value-type="float">
            <text:p>0.20</text:p>
          </table:table-cell>
          <table:table-cell table:style-name="ce79" table:formula="of:=[.AK92]" office:value-type="float" office:value="0.2" calcext:value-type="float">
            <text:p>0.20</text:p>
          </table:table-cell>
          <table:table-cell table:style-name="ce79" table:formula="of:=[.AL92]" office:value-type="float" office:value="0.2" calcext:value-type="float">
            <text:p>0.20</text:p>
          </table:table-cell>
          <table:table-cell table:style-name="ce79" table:formula="of:=[.AM92]" office:value-type="float" office:value="0.2" calcext:value-type="float">
            <text:p>0.20</text:p>
          </table:table-cell>
          <table:table-cell table:style-name="ce79" table:formula="of:=[.AN92]" office:value-type="float" office:value="0.2" calcext:value-type="float">
            <text:p>0.20</text:p>
          </table:table-cell>
          <table:table-cell table:style-name="ce79" table:formula="of:=[.AO92]" office:value-type="float" office:value="0.2" calcext:value-type="float">
            <text:p>0.20</text:p>
          </table:table-cell>
          <table:table-cell table:style-name="ce79" table:formula="of:=[.AP92]" office:value-type="float" office:value="0.2" calcext:value-type="float">
            <text:p>0.20</text:p>
          </table:table-cell>
          <table:table-cell table:number-columns-repeated="981"/>
        </table:table-row>
        <table:table-row table:style-name="ro1">
          <table:table-cell table:style-name="ce66" office:value-type="string" calcext:value-type="string">
            <text:p>TICGN </text:p>
          </table:table-cell>
          <table:table-cell table:style-name="ce66" table:number-columns-repeated="6"/>
          <table:table-cell table:style-name="ce79" table:formula="of:=0.00264*1000" office:value-type="float" office:value="2.64" calcext:value-type="float">
            <text:p>2.64</text:p>
          </table:table-cell>
          <table:table-cell table:style-name="ce79"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number-columns-repeated="981"/>
        </table:table-row>
        <table:table-row table:style-name="ro1">
          <table:table-cell table:style-name="ce66" office:value-type="string" calcext:value-type="string">
            <text:p>CTA</text:p>
          </table:table-cell>
          <table:table-cell table:style-name="ce66" table:number-columns-repeated="6"/>
          <table:table-cell table:style-name="ce79" table:formula="of:=1.8/2" office:value-type="float" office:value="0.9" calcext:value-type="float">
            <office:annotation draw:style-name="gr12" draw:text-style-name="P2" svg:width="27.34mm" svg:height="21.21mm" svg:x="165.41mm" svg:y="417.47mm" draw:caption-point-x="170.17mm" draw:caption-point-y="155.91mm">
              <dc:date>2017-08-28T00:00:00</dc:date>
              <text:p text:style-name="P1"><text:span text:style-name="T1">BAIZ Adam - CGDD/SEEI/MA3:</text:span></text:p>
              <text:p text:style-name="P1"><text:span text:style-name="T2">environ 2% du total TTC</text:span></text:p>
            </office:annotation>
            <text:p>0.90</text:p>
          </table:table-cell>
          <table:table-cell table:style-name="ce79" table:formula="of:=[.H94]" office:value-type="float" office:value="0.9" calcext:value-type="float">
            <text:p>0.90</text:p>
          </table:table-cell>
          <table:table-cell table:style-name="ce79" table:formula="of:=[.I94]" office:value-type="float" office:value="0.9" calcext:value-type="float">
            <text:p>0.90</text:p>
          </table:table-cell>
          <table:table-cell table:style-name="ce79" table:formula="of:=[.J94]" office:value-type="float" office:value="0.9" calcext:value-type="float">
            <text:p>0.90</text:p>
          </table:table-cell>
          <table:table-cell table:style-name="ce79" table:formula="of:=[.K94]" office:value-type="float" office:value="0.9" calcext:value-type="float">
            <text:p>0.90</text:p>
          </table:table-cell>
          <table:table-cell table:style-name="ce79" table:formula="of:=[.L94]" office:value-type="float" office:value="0.9" calcext:value-type="float">
            <text:p>0.90</text:p>
          </table:table-cell>
          <table:table-cell table:style-name="ce79" table:formula="of:=[.M94]" office:value-type="float" office:value="0.9" calcext:value-type="float">
            <text:p>0.90</text:p>
          </table:table-cell>
          <table:table-cell table:style-name="ce79" table:formula="of:=[.N94]" office:value-type="float" office:value="0.9" calcext:value-type="float">
            <text:p>0.90</text:p>
          </table:table-cell>
          <table:table-cell table:style-name="ce79" table:formula="of:=[.O94]" office:value-type="float" office:value="0.9" calcext:value-type="float">
            <text:p>0.90</text:p>
          </table:table-cell>
          <table:table-cell table:style-name="ce79" table:formula="of:=[.P94]" office:value-type="float" office:value="0.9" calcext:value-type="float">
            <text:p>0.90</text:p>
          </table:table-cell>
          <table:table-cell table:style-name="ce79" table:formula="of:=[.Q94]" office:value-type="float" office:value="0.9" calcext:value-type="float">
            <text:p>0.90</text:p>
          </table:table-cell>
          <table:table-cell table:style-name="ce79" table:formula="of:=[.R94]" office:value-type="float" office:value="0.9" calcext:value-type="float">
            <text:p>0.90</text:p>
          </table:table-cell>
          <table:table-cell table:style-name="ce79" table:formula="of:=[.S94]" office:value-type="float" office:value="0.9" calcext:value-type="float">
            <text:p>0.90</text:p>
          </table:table-cell>
          <table:table-cell table:style-name="ce79" table:formula="of:=[.T94]" office:value-type="float" office:value="0.9" calcext:value-type="float">
            <text:p>0.90</text:p>
          </table:table-cell>
          <table:table-cell table:style-name="ce79" table:formula="of:=[.U94]" office:value-type="float" office:value="0.9" calcext:value-type="float">
            <text:p>0.90</text:p>
          </table:table-cell>
          <table:table-cell table:style-name="ce79" table:formula="of:=[.V94]" office:value-type="float" office:value="0.9" calcext:value-type="float">
            <text:p>0.90</text:p>
          </table:table-cell>
          <table:table-cell table:style-name="ce79" table:formula="of:=[.W94]" office:value-type="float" office:value="0.9" calcext:value-type="float">
            <text:p>0.90</text:p>
          </table:table-cell>
          <table:table-cell table:style-name="ce79" table:formula="of:=[.X94]" office:value-type="float" office:value="0.9" calcext:value-type="float">
            <text:p>0.90</text:p>
          </table:table-cell>
          <table:table-cell table:style-name="ce79" table:formula="of:=[.Y94]" office:value-type="float" office:value="0.9" calcext:value-type="float">
            <text:p>0.90</text:p>
          </table:table-cell>
          <table:table-cell table:style-name="ce79" table:formula="of:=[.Z94]" office:value-type="float" office:value="0.9" calcext:value-type="float">
            <text:p>0.90</text:p>
          </table:table-cell>
          <table:table-cell table:style-name="ce79" table:formula="of:=[.AA94]" office:value-type="float" office:value="0.9" calcext:value-type="float">
            <text:p>0.90</text:p>
          </table:table-cell>
          <table:table-cell table:style-name="ce79" table:formula="of:=[.AB94]" office:value-type="float" office:value="0.9" calcext:value-type="float">
            <text:p>0.90</text:p>
          </table:table-cell>
          <table:table-cell table:style-name="ce79" table:formula="of:=[.AC94]" office:value-type="float" office:value="0.9" calcext:value-type="float">
            <text:p>0.90</text:p>
          </table:table-cell>
          <table:table-cell table:style-name="ce79" table:formula="of:=[.AD94]" office:value-type="float" office:value="0.9" calcext:value-type="float">
            <text:p>0.90</text:p>
          </table:table-cell>
          <table:table-cell table:style-name="ce79" table:formula="of:=[.AE94]" office:value-type="float" office:value="0.9" calcext:value-type="float">
            <text:p>0.90</text:p>
          </table:table-cell>
          <table:table-cell table:style-name="ce79" table:formula="of:=[.AF94]" office:value-type="float" office:value="0.9" calcext:value-type="float">
            <text:p>0.90</text:p>
          </table:table-cell>
          <table:table-cell table:style-name="ce79" table:formula="of:=[.AG94]" office:value-type="float" office:value="0.9" calcext:value-type="float">
            <text:p>0.90</text:p>
          </table:table-cell>
          <table:table-cell table:style-name="ce79" table:formula="of:=[.AH94]" office:value-type="float" office:value="0.9" calcext:value-type="float">
            <text:p>0.90</text:p>
          </table:table-cell>
          <table:table-cell table:style-name="ce79" table:formula="of:=[.AI94]" office:value-type="float" office:value="0.9" calcext:value-type="float">
            <text:p>0.90</text:p>
          </table:table-cell>
          <table:table-cell table:style-name="ce79" table:formula="of:=[.AJ94]" office:value-type="float" office:value="0.9" calcext:value-type="float">
            <text:p>0.90</text:p>
          </table:table-cell>
          <table:table-cell table:style-name="ce79" table:formula="of:=[.AK94]" office:value-type="float" office:value="0.9" calcext:value-type="float">
            <text:p>0.90</text:p>
          </table:table-cell>
          <table:table-cell table:style-name="ce79" table:formula="of:=[.AL94]" office:value-type="float" office:value="0.9" calcext:value-type="float">
            <text:p>0.90</text:p>
          </table:table-cell>
          <table:table-cell table:style-name="ce79" table:formula="of:=[.AM94]" office:value-type="float" office:value="0.9" calcext:value-type="float">
            <text:p>0.90</text:p>
          </table:table-cell>
          <table:table-cell table:style-name="ce79" table:formula="of:=[.AN94]" office:value-type="float" office:value="0.9" calcext:value-type="float">
            <text:p>0.90</text:p>
          </table:table-cell>
          <table:table-cell table:style-name="ce79" table:formula="of:=[.AO94]" office:value-type="float" office:value="0.9" calcext:value-type="float">
            <text:p>0.90</text:p>
          </table:table-cell>
          <table:table-cell table:style-name="ce79" table:formula="of:=[.AP94]" office:value-type="float" office:value="0.9" calcext:value-type="float">
            <text:p>0.90</text:p>
          </table:table-cell>
          <table:table-cell table:number-columns-repeated="981"/>
        </table:table-row>
        <table:table-row table:style-name="ro1">
          <table:table-cell table:style-name="ce65" office:value-type="string" calcext:value-type="string">
            <text:p>Total HTVA</text:p>
          </table:table-cell>
          <table:table-cell table:style-name="ce65" table:number-columns-repeated="6"/>
          <table:table-cell table:style-name="ce71" table:formula="of:=[.H87]+[.H91]+[.H92]+[.H93]+[.H94]" office:value-type="float" office:value="34.3553" calcext:value-type="float">
            <text:p>34.36</text:p>
          </table:table-cell>
          <table:table-cell table:style-name="ce71" table:formula="of:=[.I87]+[.I91]+[.I92]+[.I93]+[.I94]" office:value-type="float" office:value="36.7748199214137" calcext:value-type="float">
            <text:p>36.77</text:p>
          </table:table-cell>
          <table:table-cell table:style-name="ce71" table:formula="of:=[.J87]+[.J91]+[.J92]+[.J93]+[.J94]" office:value-type="float" office:value="37.512829447017" calcext:value-type="float">
            <text:p>37.51</text:p>
          </table:table-cell>
          <table:table-cell table:style-name="ce71" table:formula="of:=[.K87]+[.K91]+[.K92]+[.K93]+[.K94]" office:value-type="float" office:value="38.2698037067584" calcext:value-type="float">
            <text:p>38.27</text:p>
          </table:table-cell>
          <table:table-cell table:style-name="ce71" table:formula="of:=[.L87]+[.L91]+[.L92]+[.L93]+[.L94]" office:value-type="float" office:value="39.046230040067" calcext:value-type="float">
            <text:p>39.05</text:p>
          </table:table-cell>
          <table:table-cell table:style-name="ce71" table:formula="of:=[.M87]+[.M91]+[.M92]+[.M93]+[.M94]" office:value-type="float" office:value="39.8426083096015" calcext:value-type="float">
            <text:p>39.84</text:p>
          </table:table-cell>
          <table:table-cell table:style-name="ce71" table:formula="of:=[.N87]+[.N91]+[.N92]+[.N93]+[.N94]" office:value-type="float" office:value="40.6594512230614" calcext:value-type="float">
            <text:p>40.66</text:p>
          </table:table-cell>
          <table:table-cell table:style-name="ce71" table:formula="of:=[.O87]+[.O91]+[.O92]+[.O93]+[.O94]" office:value-type="float" office:value="41.4972846632677" calcext:value-type="float">
            <text:p>41.50</text:p>
          </table:table-cell>
          <table:table-cell table:style-name="ce71" table:formula="of:=[.P87]+[.P91]+[.P92]+[.P93]+[.P94]" office:value-type="float" office:value="42.3566480267259" calcext:value-type="float">
            <text:p>42.36</text:p>
          </table:table-cell>
          <table:table-cell table:style-name="ce71" table:formula="of:=[.Q87]+[.Q91]+[.Q92]+[.Q93]+[.Q94]" office:value-type="float" office:value="43.2380945708893" calcext:value-type="float">
            <text:p>43.24</text:p>
          </table:table-cell>
          <table:table-cell table:style-name="ce71" table:formula="of:=[.R87]+[.R91]+[.R92]+[.R93]+[.R94]" office:value-type="float" office:value="44.142191770345" calcext:value-type="float">
            <text:p>44.14</text:p>
          </table:table-cell>
          <table:table-cell table:style-name="ce71" table:formula="of:=[.S87]+[.S91]+[.S92]+[.S93]+[.S94]" office:value-type="float" office:value="45.0695216821543" calcext:value-type="float">
            <text:p>45.07</text:p>
          </table:table-cell>
          <table:table-cell table:style-name="ce71" table:formula="of:=[.T87]+[.T91]+[.T92]+[.T93]+[.T94]" office:value-type="float" office:value="46.0206813205805" calcext:value-type="float">
            <text:p>46.02</text:p>
          </table:table-cell>
          <table:table-cell table:style-name="ce71" table:formula="of:=[.U87]+[.U91]+[.U92]+[.U93]+[.U94]" office:value-type="float" office:value="46.9962830414456" calcext:value-type="float">
            <text:p>47.00</text:p>
          </table:table-cell>
          <table:table-cell table:style-name="ce71" table:formula="of:=[.V87]+[.V91]+[.V92]+[.V93]+[.V94]" office:value-type="float" office:value="47.9969549363654" calcext:value-type="float">
            <text:p>48.00</text:p>
          </table:table-cell>
          <table:table-cell table:style-name="ce71" table:formula="of:=[.W87]+[.W91]+[.W92]+[.W93]+[.W94]" office:value-type="float" office:value="49.0233412371134" calcext:value-type="float">
            <text:p>49.02</text:p>
          </table:table-cell>
          <table:table-cell table:style-name="ce71" table:formula="of:=[.X87]+[.X91]+[.X92]+[.X93]+[.X94]" office:value-type="float" office:value="49.4310814595659" calcext:value-type="float">
            <text:p>49.43</text:p>
          </table:table-cell>
          <table:table-cell table:style-name="ce71" table:formula="of:=[.Y87]+[.Y91]+[.Y92]+[.Y93]+[.Y94]" office:value-type="float" office:value="49.8428797742285" calcext:value-type="float">
            <text:p>49.84</text:p>
          </table:table-cell>
          <table:table-cell table:style-name="ce71" table:formula="of:=[.Z87]+[.Z91]+[.Z92]+[.Z93]+[.Z94]" office:value-type="float" office:value="50.2587765698376" calcext:value-type="float">
            <text:p>50.26</text:p>
          </table:table-cell>
          <table:table-cell table:style-name="ce71" table:formula="of:=[.AA87]+[.AA91]+[.AA92]+[.AA93]+[.AA94]" office:value-type="float" office:value="50.6788126371043" calcext:value-type="float">
            <text:p>50.68</text:p>
          </table:table-cell>
          <table:table-cell table:style-name="ce71" table:formula="of:=[.AB87]+[.AB91]+[.AB92]+[.AB93]+[.AB94]" office:value-type="float" office:value="51.1030291727149" calcext:value-type="float">
            <text:p>51.10</text:p>
          </table:table-cell>
          <table:table-cell table:style-name="ce71" table:formula="of:=[.AC87]+[.AC91]+[.AC92]+[.AC93]+[.AC94]" office:value-type="float" office:value="51.5314677833717" calcext:value-type="float">
            <text:p>51.53</text:p>
          </table:table-cell>
          <table:table-cell table:style-name="ce71" table:formula="of:=[.AD87]+[.AD91]+[.AD92]+[.AD93]+[.AD94]" office:value-type="float" office:value="51.9641704898735" calcext:value-type="float">
            <text:p>51.96</text:p>
          </table:table-cell>
          <table:table-cell table:style-name="ce71" table:formula="of:=[.AE87]+[.AE91]+[.AE92]+[.AE93]+[.AE94]" office:value-type="float" office:value="52.401179731237" calcext:value-type="float">
            <text:p>52.40</text:p>
          </table:table-cell>
          <table:table-cell table:style-name="ce71" table:formula="of:=[.AF87]+[.AF91]+[.AF92]+[.AF93]+[.AF94]" office:value-type="float" office:value="52.8425383688594" calcext:value-type="float">
            <text:p>52.84</text:p>
          </table:table-cell>
          <table:table-cell table:style-name="ce71" table:formula="of:=[.AG87]+[.AG91]+[.AG92]+[.AG93]+[.AG94]" office:value-type="float" office:value="53.2882896907217" calcext:value-type="float">
            <text:p>53.29</text:p>
          </table:table-cell>
          <table:table-cell table:style-name="ce71" table:formula="of:=[.AH87]+[.AH91]+[.AH92]+[.AH93]+[.AH94]" office:value-type="float" office:value="53.449494099412" calcext:value-type="float">
            <text:p>53.45</text:p>
          </table:table-cell>
          <table:table-cell table:style-name="ce71" table:formula="of:=[.AI87]+[.AI91]+[.AI92]+[.AI93]+[.AI94]" office:value-type="float" office:value="53.6112730193508" calcext:value-type="float">
            <text:p>53.61</text:p>
          </table:table-cell>
          <table:table-cell table:style-name="ce71" table:formula="of:=[.AJ87]+[.AJ91]+[.AJ92]+[.AJ93]+[.AJ94]" office:value-type="float" office:value="53.7736284980205" calcext:value-type="float">
            <text:p>53.77</text:p>
          </table:table-cell>
          <table:table-cell table:style-name="ce71" table:formula="of:=[.AK87]+[.AK91]+[.AK92]+[.AK93]+[.AK94]" office:value-type="float" office:value="53.9365625902002" calcext:value-type="float">
            <text:p>53.94</text:p>
          </table:table-cell>
          <table:table-cell table:style-name="ce71" table:formula="of:=[.AL87]+[.AL91]+[.AL92]+[.AL93]+[.AL94]" office:value-type="float" office:value="54.1000773579923" calcext:value-type="float">
            <text:p>54.10</text:p>
          </table:table-cell>
          <table:table-cell table:style-name="ce71" table:formula="of:=[.AM87]+[.AM91]+[.AM92]+[.AM93]+[.AM94]" office:value-type="float" office:value="54.2641748708479" calcext:value-type="float">
            <text:p>54.26</text:p>
          </table:table-cell>
          <table:table-cell table:style-name="ce71" table:formula="of:=[.AN87]+[.AN91]+[.AN92]+[.AN93]+[.AN94]" office:value-type="float" office:value="54.4288572055937" calcext:value-type="float">
            <text:p>54.43</text:p>
          </table:table-cell>
          <table:table-cell table:style-name="ce71" table:formula="of:=[.AO87]+[.AO91]+[.AO92]+[.AO93]+[.AO94]" office:value-type="float" office:value="54.5941264464577" calcext:value-type="float">
            <text:p>54.59</text:p>
          </table:table-cell>
          <table:table-cell table:style-name="ce71" table:formula="of:=[.AP87]+[.AP91]+[.AP92]+[.AP93]+[.AP94]" office:value-type="float" office:value="54.7599846850958" calcext:value-type="float">
            <text:p>54.76</text:p>
          </table:table-cell>
          <table:table-cell table:style-name="ce71" table:formula="of:=[.AQ87]+[.AQ91]+[.AQ92]+[.AQ93]+[.AQ94]" office:value-type="float" office:value="54.9264340206186" calcext:value-type="float">
            <text:p>54.93</text:p>
          </table:table-cell>
          <table:table-cell table:style-name="ce87" table:number-columns-repeated="981"/>
        </table:table-row>
        <table:table-row table:style-name="ro1">
          <table:table-cell table:style-name="ce67" office:value-type="string" calcext:value-type="string">
            <office:annotation draw:style-name="gr18" draw:text-style-name="P2" svg:width="84.31mm" svg:height="41.27mm" svg:x="0mm" svg:y="447.8mm" draw:caption-point-x="167.32mm" draw:caption-point-y="136.72mm">
              <dc:date>2017-08-28T00:00:00</dc:date>
              <text:p text:style-name="P1"><text:span text:style-name="T1">BAIZ Adam - CGDD/SEEI/MA3:</text:span></text:p>
              <text:p text:style-name="P1"><text:span text:style-name="T1">Nous appliquons une TVA moyenne </text:span></text:p>
              <text:p text:style-name="P1"><text:span text:style-name="T2">Une TVA réduite à 5,5% s’applique sur le montant de l’abonnement ainsi que sur la contribution tarifaire d’acheminement (CTA). <text:s/></text:span></text:p>
              <text:p text:style-name="P1"><text:span text:style-name="T2">Une TVA à 19,6% s’applique sur le montant des consommations ainsi que sur la contribution aux charges de service public de l’électricité <text:s/>(CSPE) et sur les Taxes sur la Consommation Finale d’Electricité (TCFE).</text:span></text:p>
            </office:annotation>
            <text:p>TVA à 18%</text:p>
          </table:table-cell>
          <table:table-cell table:style-name="ce67" table:number-columns-repeated="6"/>
          <table:table-cell table:style-name="ce79" table:formula="of:=0.18*([.H87]+[.H91]+[.H92]+[.H93]+[.H94])" office:value-type="float" office:value="6.183954" calcext:value-type="float">
            <text:p>6.18</text:p>
          </table:table-cell>
          <table:table-cell table:style-name="ce79" table:formula="of:=0.18*([.I87]+[.I91]+[.I92]+[.I93]+[.I94])" office:value-type="float" office:value="6.61946758585446" calcext:value-type="float">
            <text:p>6.62</text:p>
          </table:table-cell>
          <table:table-cell table:style-name="ce79" table:formula="of:=0.18*([.J87]+[.J91]+[.J92]+[.J93]+[.J94])" office:value-type="float" office:value="6.75230930046307" calcext:value-type="float">
            <text:p>6.75</text:p>
          </table:table-cell>
          <table:table-cell table:style-name="ce79" table:formula="of:=0.18*([.K87]+[.K91]+[.K92]+[.K93]+[.K94])" office:value-type="float" office:value="6.88856466721651" calcext:value-type="float">
            <text:p>6.89</text:p>
          </table:table-cell>
          <table:table-cell table:style-name="ce79" table:formula="of:=0.18*([.L87]+[.L91]+[.L92]+[.L93]+[.L94])" office:value-type="float" office:value="7.02832140721206" calcext:value-type="float">
            <text:p>7.03</text:p>
          </table:table-cell>
          <table:table-cell table:style-name="ce79" table:formula="of:=0.18*([.M87]+[.M91]+[.M92]+[.M93]+[.M94])" office:value-type="float" office:value="7.17166949572827" calcext:value-type="float">
            <text:p>7.17</text:p>
          </table:table-cell>
          <table:table-cell table:style-name="ce79" table:formula="of:=0.18*([.N87]+[.N91]+[.N92]+[.N93]+[.N94])" office:value-type="float" office:value="7.31870122015105" calcext:value-type="float">
            <text:p>7.32</text:p>
          </table:table-cell>
          <table:table-cell table:style-name="ce79" table:formula="of:=0.18*([.O87]+[.O91]+[.O92]+[.O93]+[.O94])" office:value-type="float" office:value="7.46951123938818" calcext:value-type="float">
            <text:p>7.47</text:p>
          </table:table-cell>
          <table:table-cell table:style-name="ce79" table:formula="of:=0.18*([.P87]+[.P91]+[.P92]+[.P93]+[.P94])" office:value-type="float" office:value="7.62419664481067" calcext:value-type="float">
            <text:p>7.62</text:p>
          </table:table-cell>
          <table:table-cell table:style-name="ce79" table:formula="of:=0.18*([.Q87]+[.Q91]+[.Q92]+[.Q93]+[.Q94])" office:value-type="float" office:value="7.78285702276007" calcext:value-type="float">
            <text:p>7.78</text:p>
          </table:table-cell>
          <table:table-cell table:style-name="ce79" table:formula="of:=0.18*([.R87]+[.R91]+[.R92]+[.R93]+[.R94])" office:value-type="float" office:value="7.94559451866209" calcext:value-type="float">
            <text:p>7.95</text:p>
          </table:table-cell>
          <table:table-cell table:style-name="ce79" table:formula="of:=0.18*([.S87]+[.S91]+[.S92]+[.S93]+[.S94])" office:value-type="float" office:value="8.11251390278778" calcext:value-type="float">
            <text:p>8.11</text:p>
          </table:table-cell>
          <table:table-cell table:style-name="ce79" table:formula="of:=0.18*([.T87]+[.T91]+[.T92]+[.T93]+[.T94])" office:value-type="float" office:value="8.28372263770449" calcext:value-type="float">
            <text:p>8.28</text:p>
          </table:table-cell>
          <table:table-cell table:style-name="ce79" table:formula="of:=0.18*([.U87]+[.U91]+[.U92]+[.U93]+[.U94])" office:value-type="float" office:value="8.45933094746021" calcext:value-type="float">
            <text:p>8.46</text:p>
          </table:table-cell>
          <table:table-cell table:style-name="ce79" table:formula="of:=0.18*([.V87]+[.V91]+[.V92]+[.V93]+[.V94])" office:value-type="float" office:value="8.63945188854576" calcext:value-type="float">
            <text:p>8.64</text:p>
          </table:table-cell>
          <table:table-cell table:style-name="ce79" table:formula="of:=0.18*([.W87]+[.W91]+[.W92]+[.W93]+[.W94])" office:value-type="float" office:value="8.82420142268041" calcext:value-type="float">
            <text:p>8.82</text:p>
          </table:table-cell>
          <table:table-cell table:style-name="ce79" table:formula="of:=0.18*([.X87]+[.X91]+[.X92]+[.X93]+[.X94])" office:value-type="float" office:value="8.89759466272187" calcext:value-type="float">
            <text:p>8.90</text:p>
          </table:table-cell>
          <table:table-cell table:style-name="ce79" table:formula="of:=0.18*([.Y87]+[.Y91]+[.Y92]+[.Y93]+[.Y94])" office:value-type="float" office:value="8.97171835936114" calcext:value-type="float">
            <text:p>8.97</text:p>
          </table:table-cell>
          <table:table-cell table:style-name="ce79" table:formula="of:=0.18*([.Z87]+[.Z91]+[.Z92]+[.Z93]+[.Z94])" office:value-type="float" office:value="9.04657978257077" calcext:value-type="float">
            <text:p>9.05</text:p>
          </table:table-cell>
          <table:table-cell table:style-name="ce79" table:formula="of:=0.18*([.AA87]+[.AA91]+[.AA92]+[.AA93]+[.AA94])" office:value-type="float" office:value="9.12218627467878" calcext:value-type="float">
            <text:p>9.12</text:p>
          </table:table-cell>
          <table:table-cell table:style-name="ce79" table:formula="of:=0.18*([.AB87]+[.AB91]+[.AB92]+[.AB93]+[.AB94])" office:value-type="float" office:value="9.19854525108869" calcext:value-type="float">
            <text:p>9.20</text:p>
          </table:table-cell>
          <table:table-cell table:style-name="ce79" table:formula="of:=0.18*([.AC87]+[.AC91]+[.AC92]+[.AC93]+[.AC94])" office:value-type="float" office:value="9.27566420100691" calcext:value-type="float">
            <text:p>9.28</text:p>
          </table:table-cell>
          <table:table-cell table:style-name="ce79" table:formula="of:=0.18*([.AD87]+[.AD91]+[.AD92]+[.AD93]+[.AD94])" office:value-type="float" office:value="9.35355068817723" calcext:value-type="float">
            <text:p>9.35</text:p>
          </table:table-cell>
          <table:table-cell table:style-name="ce79" table:formula="of:=0.18*([.AE87]+[.AE91]+[.AE92]+[.AE93]+[.AE94])" office:value-type="float" office:value="9.43221235162267" calcext:value-type="float">
            <text:p>9.43</text:p>
          </table:table-cell>
          <table:table-cell table:style-name="ce79" table:formula="of:=0.18*([.AF87]+[.AF91]+[.AF92]+[.AF93]+[.AF94])" office:value-type="float" office:value="9.51165690639469" calcext:value-type="float">
            <text:p>9.51</text:p>
          </table:table-cell>
          <table:table-cell table:style-name="ce79" table:formula="of:=0.18*([.AG87]+[.AG91]+[.AG92]+[.AG93]+[.AG94])" office:value-type="float" office:value="9.5918921443299" calcext:value-type="float">
            <text:p>9.59</text:p>
          </table:table-cell>
          <table:table-cell table:style-name="ce79" table:formula="of:=0.18*([.AH87]+[.AH91]+[.AH92]+[.AH93]+[.AH94])" office:value-type="float" office:value="9.62090893789416" calcext:value-type="float">
            <text:p>9.62</text:p>
          </table:table-cell>
          <table:table-cell table:style-name="ce79" table:formula="of:=0.18*([.AI87]+[.AI91]+[.AI92]+[.AI93]+[.AI94])" office:value-type="float" office:value="9.65002914348315" calcext:value-type="float">
            <text:p>9.65</text:p>
          </table:table-cell>
          <table:table-cell table:style-name="ce79" table:formula="of:=0.18*([.AJ87]+[.AJ91]+[.AJ92]+[.AJ93]+[.AJ94])" office:value-type="float" office:value="9.67925312964369" calcext:value-type="float">
            <text:p>9.68</text:p>
          </table:table-cell>
          <table:table-cell table:style-name="ce79" table:formula="of:=0.18*([.AK87]+[.AK91]+[.AK92]+[.AK93]+[.AK94])" office:value-type="float" office:value="9.70858126623604" calcext:value-type="float">
            <text:p>9.71</text:p>
          </table:table-cell>
          <table:table-cell table:style-name="ce79" table:formula="of:=0.18*([.AL87]+[.AL91]+[.AL92]+[.AL93]+[.AL94])" office:value-type="float" office:value="9.73801392443861" calcext:value-type="float">
            <text:p>9.74</text:p>
          </table:table-cell>
          <table:table-cell table:style-name="ce79" table:formula="of:=0.18*([.AM87]+[.AM91]+[.AM92]+[.AM93]+[.AM94])" office:value-type="float" office:value="9.76755147675262" calcext:value-type="float">
            <text:p>9.77</text:p>
          </table:table-cell>
          <table:table-cell table:style-name="ce79" table:formula="of:=0.18*([.AN87]+[.AN91]+[.AN92]+[.AN93]+[.AN94])" office:value-type="float" office:value="9.79719429700686" calcext:value-type="float">
            <text:p>9.80</text:p>
          </table:table-cell>
          <table:table-cell table:style-name="ce79" table:formula="of:=0.18*([.AO87]+[.AO91]+[.AO92]+[.AO93]+[.AO94])" office:value-type="float" office:value="9.82694276036238" calcext:value-type="float">
            <text:p>9.83</text:p>
          </table:table-cell>
          <table:table-cell table:style-name="ce79" table:formula="of:=0.18*([.AP87]+[.AP91]+[.AP92]+[.AP93]+[.AP94])" office:value-type="float" office:value="9.85679724331725" calcext:value-type="float">
            <text:p>9.86</text:p>
          </table:table-cell>
          <table:table-cell table:style-name="ce79" table:formula="of:=0.18*([.AQ87]+[.AQ91]+[.AQ92]+[.AQ93]+[.AQ94])" office:value-type="float" office:value="9.88675812371135" calcext:value-type="float">
            <text:p>9.89</text:p>
          </table:table-cell>
          <table:table-cell table:number-columns-repeated="981"/>
        </table:table-row>
        <table:table-row table:style-name="ro1">
          <table:table-cell table:style-name="ce68" office:value-type="string" calcext:value-type="string">
            <text:p>Total acteurs (HTVA)</text:p>
          </table:table-cell>
          <table:table-cell table:style-name="ce68" table:number-columns-repeated="6"/>
          <table:table-cell table:style-name="ce80" table:formula="of:=[.H95]+[.H98]" office:value-type="float" office:value="34.3553" calcext:value-type="float">
            <office:annotation draw:style-name="gr7" draw:text-style-name="P2" svg:width="27.34mm" svg:height="25.05mm" svg:x="165.41mm" svg:y="450.26mm" draw:caption-point-x="170.17mm" draw:caption-point-y="139.84mm">
              <dc:date>2017-08-28T00:00:00</dc:date>
              <text:p text:style-name="P1"><text:span text:style-name="T1">BAIZ Adam - CGDD/SEEI/MA3:</text:span></text:p>
              <text:p text:style-name="P1"><text:span text:style-name="T2">C'est le prix TTC 2015 donné par pégase</text:span></text:p>
            </office:annotation>
            <text:p>34.36</text:p>
          </table:table-cell>
          <table:table-cell table:style-name="ce80" table:formula="of:=[.I95]+[.I98]" office:value-type="float" office:value="36.7748199214137" calcext:value-type="float">
            <text:p>36.77</text:p>
          </table:table-cell>
          <table:table-cell table:style-name="ce80" table:formula="of:=[.J95]+[.J98]" office:value-type="float" office:value="39.221329447017" calcext:value-type="float">
            <text:p>39.22</text:p>
          </table:table-cell>
          <table:table-cell table:style-name="ce80" table:formula="of:=[.K95]+[.K98]" office:value-type="float" office:value="41.3546690559583" calcext:value-type="float">
            <text:p>41.35</text:p>
          </table:table-cell>
          <table:table-cell table:style-name="ce80" table:formula="of:=[.L95]+[.L98]" office:value-type="float" office:value="43.8164700483889" calcext:value-type="float">
            <text:p>43.82</text:p>
          </table:table-cell>
          <table:table-cell table:style-name="ce80" table:formula="of:=[.M95]+[.M98]" office:value-type="float" office:value="46.6766083096015" calcext:value-type="float">
            <text:p>46.68</text:p>
          </table:table-cell>
          <table:table-cell table:style-name="ce80" table:formula="of:=[.N95]+[.N98]" office:value-type="float" office:value="48.1653867151201" calcext:value-type="float">
            <text:p>48.17</text:p>
          </table:table-cell>
          <table:table-cell table:style-name="ce80" table:formula="of:=[.O95]+[.O98]" office:value-type="float" office:value="49.7152673482993" calcext:value-type="float">
            <text:p>49.72</text:p>
          </table:table-cell>
          <table:table-cell table:style-name="ce80" table:formula="of:=[.P95]+[.P98]" office:value-type="float" office:value="51.3291841041777" calcext:value-type="float">
            <text:p>51.33</text:p>
          </table:table-cell>
          <table:table-cell table:style-name="ce80" table:formula="of:=[.Q95]+[.Q98]" office:value-type="float" office:value="53.0102276801553" calcext:value-type="float">
            <text:p>53.01</text:p>
          </table:table-cell>
          <table:table-cell table:style-name="ce80" table:formula="of:=[.R95]+[.R98]" office:value-type="float" office:value="54.7616544651762" calcext:value-type="float">
            <text:p>54.76</text:p>
          </table:table-cell>
          <table:table-cell table:style-name="ce80" table:formula="of:=[.S95]+[.S98]" office:value-type="float" office:value="56.5868959474489" calcext:value-type="float">
            <text:p>56.59</text:p>
          </table:table-cell>
          <table:table-cell table:style-name="ce80" table:formula="of:=[.T95]+[.T98]" office:value-type="float" office:value="58.4895686713459" calcext:value-type="float">
            <text:p>58.49</text:p>
          </table:table-cell>
          <table:table-cell table:style-name="ce80" table:formula="of:=[.U95]+[.U98]" office:value-type="float" office:value="60.4734847759482" calcext:value-type="float">
            <text:p>60.47</text:p>
          </table:table-cell>
          <table:table-cell table:style-name="ce80" table:formula="of:=[.V95]+[.V98]" office:value-type="float" office:value="62.5426631496288" calcext:value-type="float">
            <text:p>62.54</text:p>
          </table:table-cell>
          <table:table-cell table:style-name="ce80" table:formula="of:=[.W95]+[.W98]" office:value-type="float" office:value="64.7013412371134" calcext:value-type="float">
            <text:p>64.70</text:p>
          </table:table-cell>
          <table:table-cell table:style-name="ce80" table:formula="of:=[.X95]+[.X98]" office:value-type="float" office:value="66.0215158838145" calcext:value-type="float">
            <text:p>66.02</text:p>
          </table:table-cell>
          <table:table-cell table:style-name="ce80" table:formula="of:=[.Y95]+[.Y98]" office:value-type="float" office:value="67.387168353002" calcext:value-type="float">
            <text:p>67.39</text:p>
          </table:table-cell>
          <table:table-cell table:style-name="ce80" table:formula="of:=[.Z95]+[.Z98]" office:value-type="float" office:value="68.8002192716087" calcext:value-type="float">
            <text:p>68.80</text:p>
          </table:table-cell>
          <table:table-cell table:style-name="ce80" table:formula="of:=[.AA95]+[.AA98]" office:value-type="float" office:value="70.2626750214802" calcext:value-type="float">
            <text:p>70.26</text:p>
          </table:table-cell>
          <table:table-cell table:style-name="ce80" table:formula="of:=[.AB95]+[.AB98]" office:value-type="float" office:value="71.7766316179504" calcext:value-type="float">
            <text:p>71.78</text:p>
          </table:table-cell>
          <table:table-cell table:style-name="ce80" table:formula="of:=[.AC95]+[.AC98]" office:value-type="float" office:value="73.3442787643431" calcext:value-type="float">
            <text:p>73.34</text:p>
          </table:table-cell>
          <table:table-cell table:style-name="ce80" table:formula="of:=[.AD95]+[.AD98]" office:value-type="float" office:value="74.9679040903818" calcext:value-type="float">
            <text:p>74.97</text:p>
          </table:table-cell>
          <table:table-cell table:style-name="ce80" table:formula="of:=[.AE95]+[.AE98]" office:value-type="float" office:value="76.6498975828586" calcext:value-type="float">
            <text:p>76.65</text:p>
          </table:table-cell>
          <table:table-cell table:style-name="ce80" table:formula="of:=[.AF95]+[.AF98]" office:value-type="float" office:value="78.3927562172838" calcext:value-type="float">
            <text:p>78.39</text:p>
          </table:table-cell>
          <table:table-cell table:style-name="ce80" table:formula="of:=[.AG95]+[.AG98]" office:value-type="float" office:value="80.1990887996427" calcext:value-type="float">
            <text:p>80.20</text:p>
          </table:table-cell>
          <table:table-cell table:style-name="ce80" table:formula="of:=[.AH95]+[.AH98]" office:value-type="float" office:value="81.782637711569" calcext:value-type="float">
            <text:p>81.78</text:p>
          </table:table-cell>
          <table:table-cell table:style-name="ce80" table:formula="of:=[.AI95]+[.AI98]" office:value-type="float" office:value="83.4313281042909" calcext:value-type="float">
            <text:p>83.43</text:p>
          </table:table-cell>
          <table:table-cell table:style-name="ce80" table:formula="of:=[.AJ95]+[.AJ98]" office:value-type="float" office:value="85.1480930265683" calcext:value-type="float">
            <text:p>85.15</text:p>
          </table:table-cell>
          <table:table-cell table:style-name="ce80" table:formula="of:=[.AK95]+[.AK98]" office:value-type="float" office:value="86.9359985865212" calcext:value-type="float">
            <text:p>86.94</text:p>
          </table:table-cell>
          <table:table-cell table:style-name="ce80" table:formula="of:=[.AL95]+[.AL98]" office:value-type="float" office:value="88.7982499915202" calcext:value-type="float">
            <text:p>88.80</text:p>
          </table:table-cell>
          <table:table-cell table:style-name="ce80" table:formula="of:=[.AM95]+[.AM98]" office:value-type="float" office:value="90.7381978622553" calcext:value-type="float">
            <text:p>90.74</text:p>
          </table:table-cell>
          <table:table-cell table:style-name="ce80" table:formula="of:=[.AN95]+[.AN98]" office:value-type="float" office:value="92.75934483343" calcext:value-type="float">
            <text:p>92.76</text:p>
          </table:table-cell>
          <table:table-cell table:style-name="ce80" table:formula="of:=[.AO95]+[.AO98]" office:value-type="float" office:value="94.8653524540901" calcext:value-type="float">
            <text:p>94.87</text:p>
          </table:table-cell>
          <table:table-cell table:style-name="ce80" table:formula="of:=[.AP95]+[.AP98]" office:value-type="float" office:value="97.0600484011903" calcext:value-type="float">
            <text:p>97.06</text:p>
          </table:table-cell>
          <table:table-cell table:style-name="ce80" table:formula="of:=[.AQ95]+[.AQ98]" office:value-type="float" office:value="99.3474340206186" calcext:value-type="float">
            <text:p>99.35</text:p>
          </table:table-cell>
          <table:table-cell table:style-name="ce112" table:number-columns-repeated="981"/>
        </table:table-row>
        <table:table-row table:style-name="ro1">
          <table:table-cell table:style-name="ce67" office:value-type="string" calcext:value-type="string">
            <office:annotation draw:style-name="gr15" draw:text-style-name="P2" svg:width="38.11mm" svg:height="48.09mm" svg:x="0mm" svg:y="426.72mm" draw:caption-point-x="167.32mm" draw:caption-point-y="168.95mm">
              <dc:date>2017-08-28T00:00:00</dc:date>
              <text:p text:style-name="P1"><text:span text:style-name="T1">BAIZ Adam - CGDD/SEEI/MA3:</text:span></text:p>
              <text:p text:style-name="P1"><text:span text:style-name="T2">nous supposons que les années 2015 et 2016 intègrent déjà une composante carbone (via la CSPE, la TICGN et la TICPE) : en revanche, dès 2017, nous ajoutons un différentiel de taxe carbone pour respecter la trajectoire Quinet</text:span></text:p>
            </office:annotation>
            <text:p>CO2</text:p>
          </table:table-cell>
          <table:table-cell table:style-name="ce67" table:number-columns-repeated="6"/>
          <table:table-cell table:number-columns-repeated="2" table:style-name="ce81" office:value-type="float" office:value="0" calcext:value-type="float">
            <text:p>0.00</text:p>
          </table:table-cell>
          <table:table-cell table:style-name="ce81" table:formula="of:=([.J28]-[.$I$28])*[.$I$18]*10^(-3)" office:value-type="float" office:value="1.7085" calcext:value-type="float">
            <text:p>1.71</text:p>
          </table:table-cell>
          <table:table-cell table:style-name="ce81" table:formula="of:=([.K28]-[.$I$28])*[.$I$18]*10^(-3)" office:value-type="float" office:value="3.08486534919984" calcext:value-type="float">
            <text:p>3.08</text:p>
          </table:table-cell>
          <table:table-cell table:style-name="ce81" table:formula="of:=([.L28]-[.$I$28])*[.$I$18]*10^(-3)" office:value-type="float" office:value="4.77024000832188" calcext:value-type="float">
            <text:p>4.77</text:p>
          </table:table-cell>
          <table:table-cell table:style-name="ce81" table:formula="of:=([.M28]-[.$I$28])*[.$I$18]*10^(-3)" office:value-type="float" office:value="6.834" calcext:value-type="float">
            <text:p>6.83</text:p>
          </table:table-cell>
          <table:table-cell table:style-name="ce81" table:formula="of:=([.N28]-[.$I$28])*[.$I$18]*10^(-3)" office:value-type="float" office:value="7.50593549205878" calcext:value-type="float">
            <text:p>7.51</text:p>
          </table:table-cell>
          <table:table-cell table:style-name="ce81" table:formula="of:=([.O28]-[.$I$28])*[.$I$18]*10^(-3)" office:value-type="float" office:value="8.21798268503158" calcext:value-type="float">
            <text:p>8.22</text:p>
          </table:table-cell>
          <table:table-cell table:style-name="ce81" table:formula="of:=([.P28]-[.$I$28])*[.$I$18]*10^(-3)" office:value-type="float" office:value="8.97253607745172" calcext:value-type="float">
            <text:p>8.97</text:p>
          </table:table-cell>
          <table:table-cell table:style-name="ce81" table:formula="of:=([.Q28]-[.$I$28])*[.$I$18]*10^(-3)" office:value-type="float" office:value="9.772133109266" calcext:value-type="float">
            <text:p>9.77</text:p>
          </table:table-cell>
          <table:table-cell table:style-name="ce81" table:formula="of:=([.R28]-[.$I$28])*[.$I$18]*10^(-3)" office:value-type="float" office:value="10.6194626948312" calcext:value-type="float">
            <text:p>10.62</text:p>
          </table:table-cell>
          <table:table-cell table:style-name="ce81" table:formula="of:=([.S28]-[.$I$28])*[.$I$18]*10^(-3)" office:value-type="float" office:value="11.5173742652946" calcext:value-type="float">
            <text:p>11.52</text:p>
          </table:table-cell>
          <table:table-cell table:style-name="ce81" table:formula="of:=([.T28]-[.$I$28])*[.$I$18]*10^(-3)" office:value-type="float" office:value="12.4688873507654" calcext:value-type="float">
            <text:p>12.47</text:p>
          </table:table-cell>
          <table:table-cell table:style-name="ce81" table:formula="of:=([.U28]-[.$I$28])*[.$I$18]*10^(-3)" office:value-type="float" office:value="13.4772017345026" calcext:value-type="float">
            <text:p>13.48</text:p>
          </table:table-cell>
          <table:table-cell table:style-name="ce81" table:formula="of:=([.V28]-[.$I$28])*[.$I$18]*10^(-3)" office:value-type="float" office:value="14.5457082132635" calcext:value-type="float">
            <text:p>14.55</text:p>
          </table:table-cell>
          <table:table-cell table:style-name="ce81" table:formula="of:=([.W28]-[.$I$28])*[.$I$18]*10^(-3)" office:value-type="float" office:value="15.678" calcext:value-type="float">
            <text:p>15.68</text:p>
          </table:table-cell>
          <table:table-cell table:style-name="ce81" table:formula="of:=([.X28]-[.$I$28])*[.$I$18]*10^(-3)" office:value-type="float" office:value="16.5904344242486" calcext:value-type="float">
            <text:p>16.59</text:p>
          </table:table-cell>
          <table:table-cell table:style-name="ce81" table:formula="of:=([.Y28]-[.$I$28])*[.$I$18]*10^(-3)" office:value-type="float" office:value="17.5442885787735" calcext:value-type="float">
            <text:p>17.54</text:p>
          </table:table-cell>
          <table:table-cell table:style-name="ce81" table:formula="of:=([.Z28]-[.$I$28])*[.$I$18]*10^(-3)" office:value-type="float" office:value="18.5414427017711" calcext:value-type="float">
            <text:p>18.54</text:p>
          </table:table-cell>
          <table:table-cell table:style-name="ce81" table:formula="of:=([.AA28]-[.$I$28])*[.$I$18]*10^(-3)" office:value-type="float" office:value="19.5838623843759" calcext:value-type="float">
            <text:p>19.58</text:p>
          </table:table-cell>
          <table:table-cell table:style-name="ce81" table:formula="of:=([.AB28]-[.$I$28])*[.$I$18]*10^(-3)" office:value-type="float" office:value="20.6736024452355" calcext:value-type="float">
            <text:p>20.67</text:p>
          </table:table-cell>
          <table:table-cell table:style-name="ce81" table:formula="of:=([.AC28]-[.$I$28])*[.$I$18]*10^(-3)" office:value-type="float" office:value="21.8128109809713" calcext:value-type="float">
            <text:p>21.81</text:p>
          </table:table-cell>
          <table:table-cell table:style-name="ce81" table:formula="of:=([.AD28]-[.$I$28])*[.$I$18]*10^(-3)" office:value-type="float" office:value="23.0037336005083" calcext:value-type="float">
            <text:p>23.00</text:p>
          </table:table-cell>
          <table:table-cell table:style-name="ce81" table:formula="of:=([.AE28]-[.$I$28])*[.$I$18]*10^(-3)" office:value-type="float" office:value="24.2487178516215" calcext:value-type="float">
            <text:p>24.25</text:p>
          </table:table-cell>
          <table:table-cell table:style-name="ce81" table:formula="of:=([.AF28]-[.$I$28])*[.$I$18]*10^(-3)" office:value-type="float" office:value="25.5502178484244" calcext:value-type="float">
            <text:p>25.55</text:p>
          </table:table-cell>
          <table:table-cell table:style-name="ce81" table:formula="of:=([.AG28]-[.$I$28])*[.$I$18]*10^(-3)" office:value-type="float" office:value="26.910799108921" calcext:value-type="float">
            <text:p>26.91</text:p>
          </table:table-cell>
          <table:table-cell table:style-name="ce81" table:formula="of:=([.AH28]-[.$I$28])*[.$I$18]*10^(-3)" office:value-type="float" office:value="28.333143612157" calcext:value-type="float">
            <text:p>28.33</text:p>
          </table:table-cell>
          <table:table-cell table:style-name="ce81" table:formula="of:=([.AI28]-[.$I$28])*[.$I$18]*10^(-3)" office:value-type="float" office:value="29.8200550849401" calcext:value-type="float">
            <text:p>29.82</text:p>
          </table:table-cell>
          <table:table-cell table:style-name="ce81" table:formula="of:=([.AJ28]-[.$I$28])*[.$I$18]*10^(-3)" office:value-type="float" office:value="31.3744645285478" calcext:value-type="float">
            <text:p>31.37</text:p>
          </table:table-cell>
          <table:table-cell table:style-name="ce81" table:formula="of:=([.AK28]-[.$I$28])*[.$I$18]*10^(-3)" office:value-type="float" office:value="32.999435996321" calcext:value-type="float">
            <text:p>33.00</text:p>
          </table:table-cell>
          <table:table-cell table:style-name="ce81" table:formula="of:=([.AL28]-[.$I$28])*[.$I$18]*10^(-3)" office:value-type="float" office:value="34.6981726335279" calcext:value-type="float">
            <text:p>34.70</text:p>
          </table:table-cell>
          <table:table-cell table:style-name="ce81" table:formula="of:=([.AM28]-[.$I$28])*[.$I$18]*10^(-3)" office:value-type="float" office:value="36.4740229914074" calcext:value-type="float">
            <text:p>36.47</text:p>
          </table:table-cell>
          <table:table-cell table:style-name="ce81" table:formula="of:=([.AN28]-[.$I$28])*[.$I$18]*10^(-3)" office:value-type="float" office:value="38.3304876278364" calcext:value-type="float">
            <text:p>38.33</text:p>
          </table:table-cell>
          <table:table-cell table:style-name="ce81" table:formula="of:=([.AO28]-[.$I$28])*[.$I$18]*10^(-3)" office:value-type="float" office:value="40.2712260076324" calcext:value-type="float">
            <text:p>40.27</text:p>
          </table:table-cell>
          <table:table-cell table:style-name="ce81" table:formula="of:=([.AP28]-[.$I$28])*[.$I$18]*10^(-3)" office:value-type="float" office:value="42.3000637160944" calcext:value-type="float">
            <text:p>42.30</text:p>
          </table:table-cell>
          <table:table-cell table:style-name="ce81" table:formula="of:=([.AQ28]-[.$I$28])*[.$I$18]*10^(-3)" office:value-type="float" office:value="44.421" calcext:value-type="float">
            <text:p>44.42</text:p>
          </table:table-cell>
          <table:table-cell table:number-columns-repeated="981"/>
        </table:table-row>
        <table:table-row table:style-name="ro1">
          <table:table-cell table:style-name="ce67" office:value-type="string" calcext:value-type="string">
            <text:p>Autres externalités écologiques</text:p>
          </table:table-cell>
          <table:table-cell table:style-name="ce67" table:number-columns-repeated="6"/>
          <table:table-cell table:style-name="ce81" table:formula="of:=([.L18]*[.R20]+[.M18]*[.R21]+[.N18]*[.S24])/1000000" office:value-type="float" office:value="2.8615664" calcext:value-type="float">
            <text:p>2.86</text:p>
          </table:table-cell>
          <table:table-cell table:style-name="ce81" table:formula="of:=[.H99]*(1+[.$U$17])" office:value-type="float" office:value="2.8987667632" calcext:value-type="float">
            <text:p>2.90</text:p>
          </table:table-cell>
          <table:table-cell table:style-name="ce81" table:formula="of:=[.I99]*(1+[.$U$17])" office:value-type="float" office:value="2.9364507311216" calcext:value-type="float">
            <text:p>2.94</text:p>
          </table:table-cell>
          <table:table-cell table:style-name="ce81" table:formula="of:=[.J99]*(1+[.$U$17])" office:value-type="float" office:value="2.97462459062618" calcext:value-type="float">
            <text:p>2.97</text:p>
          </table:table-cell>
          <table:table-cell table:style-name="ce81" table:formula="of:=[.K99]*(1+[.$U$17])" office:value-type="float" office:value="3.01329471030432" calcext:value-type="float">
            <text:p>3.01</text:p>
          </table:table-cell>
          <table:table-cell table:style-name="ce81" table:formula="of:=[.L99]*(1+[.$U$17])" office:value-type="float" office:value="3.05246754153828" calcext:value-type="float">
            <text:p>3.05</text:p>
          </table:table-cell>
          <table:table-cell table:style-name="ce81" table:formula="of:=[.M99]*(1+[.$U$17])" office:value-type="float" office:value="3.09214961957827" calcext:value-type="float">
            <text:p>3.09</text:p>
          </table:table-cell>
          <table:table-cell table:style-name="ce81" table:formula="of:=[.N99]*(1+[.$U$17])" office:value-type="float" office:value="3.13234756463279" calcext:value-type="float">
            <text:p>3.13</text:p>
          </table:table-cell>
          <table:table-cell table:style-name="ce81" table:formula="of:=[.O99]*(1+[.$U$17])" office:value-type="float" office:value="3.17306808297302" calcext:value-type="float">
            <text:p>3.17</text:p>
          </table:table-cell>
          <table:table-cell table:style-name="ce81" table:formula="of:=[.P99]*(1+[.$U$17])" office:value-type="float" office:value="3.21431796805167" calcext:value-type="float">
            <text:p>3.21</text:p>
          </table:table-cell>
          <table:table-cell table:style-name="ce81" table:formula="of:=[.Q99]*(1+[.$U$17])" office:value-type="float" office:value="3.25610410163634" calcext:value-type="float">
            <text:p>3.26</text:p>
          </table:table-cell>
          <table:table-cell table:style-name="ce81" table:formula="of:=[.R99]*(1+[.$U$17])" office:value-type="float" office:value="3.29843345495761" calcext:value-type="float">
            <text:p>3.30</text:p>
          </table:table-cell>
          <table:table-cell table:style-name="ce81" table:formula="of:=[.S99]*(1+[.$U$17])" office:value-type="float" office:value="3.34131308987206" calcext:value-type="float">
            <text:p>3.34</text:p>
          </table:table-cell>
          <table:table-cell table:style-name="ce81" table:formula="of:=[.T99]*(1+[.$U$17])" office:value-type="float" office:value="3.38475016004039" calcext:value-type="float">
            <text:p>3.38</text:p>
          </table:table-cell>
          <table:table-cell table:style-name="ce81" table:formula="of:=[.U99]*(1+[.$U$17])" office:value-type="float" office:value="3.42875191212092" calcext:value-type="float">
            <text:p>3.43</text:p>
          </table:table-cell>
          <table:table-cell table:style-name="ce81" table:formula="of:=[.V99]*(1+[.$U$17])" office:value-type="float" office:value="3.47332568697849" calcext:value-type="float">
            <text:p>3.47</text:p>
          </table:table-cell>
          <table:table-cell table:style-name="ce81" table:formula="of:=[.W99]*(1+[.$U$17])" office:value-type="float" office:value="3.51847892090921" calcext:value-type="float">
            <text:p>3.52</text:p>
          </table:table-cell>
          <table:table-cell table:style-name="ce81" table:formula="of:=[.X99]*(1+[.$U$17])" office:value-type="float" office:value="3.56421914688103" calcext:value-type="float">
            <text:p>3.56</text:p>
          </table:table-cell>
          <table:table-cell table:style-name="ce81" table:formula="of:=[.Y99]*(1+[.$U$17])" office:value-type="float" office:value="3.61055399579048" calcext:value-type="float">
            <text:p>3.61</text:p>
          </table:table-cell>
          <table:table-cell table:style-name="ce81" table:formula="of:=[.Z99]*(1+[.$U$17])" office:value-type="float" office:value="3.65749119773576" calcext:value-type="float">
            <text:p>3.66</text:p>
          </table:table-cell>
          <table:table-cell table:style-name="ce81" table:formula="of:=[.AA99]*(1+[.$U$17])" office:value-type="float" office:value="3.70503858330632" calcext:value-type="float">
            <text:p>3.71</text:p>
          </table:table-cell>
          <table:table-cell table:style-name="ce81" table:formula="of:=[.AB99]*(1+[.$U$17])" office:value-type="float" office:value="3.7532040848893" calcext:value-type="float">
            <text:p>3.75</text:p>
          </table:table-cell>
          <table:table-cell table:style-name="ce81" table:formula="of:=[.AC99]*(1+[.$U$17])" office:value-type="float" office:value="3.80199573799287" calcext:value-type="float">
            <text:p>3.80</text:p>
          </table:table-cell>
          <table:table-cell table:style-name="ce81" table:formula="of:=[.AD99]*(1+[.$U$17])" office:value-type="float" office:value="3.85142168258677" calcext:value-type="float">
            <text:p>3.85</text:p>
          </table:table-cell>
          <table:table-cell table:style-name="ce81" table:formula="of:=[.AE99]*(1+[.$U$17])" office:value-type="float" office:value="3.9014901644604" calcext:value-type="float">
            <text:p>3.90</text:p>
          </table:table-cell>
          <table:table-cell table:style-name="ce81" table:formula="of:=[.AF99]*(1+[.$U$17])" office:value-type="float" office:value="3.95220953659838" calcext:value-type="float">
            <text:p>3.95</text:p>
          </table:table-cell>
          <table:table-cell table:style-name="ce81" table:formula="of:=[.AG99]*(1+[.$U$17])" office:value-type="float" office:value="4.00358826057416" calcext:value-type="float">
            <text:p>4.00</text:p>
          </table:table-cell>
          <table:table-cell table:style-name="ce81" table:formula="of:=[.AH99]*(1+[.$U$17])" office:value-type="float" office:value="4.05563490796163" calcext:value-type="float">
            <text:p>4.06</text:p>
          </table:table-cell>
          <table:table-cell table:style-name="ce81" table:formula="of:=[.AI99]*(1+[.$U$17])" office:value-type="float" office:value="4.10835816176513" calcext:value-type="float">
            <text:p>4.11</text:p>
          </table:table-cell>
          <table:table-cell table:style-name="ce81" table:formula="of:=[.AJ99]*(1+[.$U$17])" office:value-type="float" office:value="4.16176681786808" calcext:value-type="float">
            <text:p>4.16</text:p>
          </table:table-cell>
          <table:table-cell table:style-name="ce81" table:formula="of:=[.AK99]*(1+[.$U$17])" office:value-type="float" office:value="4.21586978650036" calcext:value-type="float">
            <text:p>4.22</text:p>
          </table:table-cell>
          <table:table-cell table:style-name="ce81" table:formula="of:=[.AL99]*(1+[.$U$17])" office:value-type="float" office:value="4.27067609372486" calcext:value-type="float">
            <text:p>4.27</text:p>
          </table:table-cell>
          <table:table-cell table:style-name="ce81" table:formula="of:=[.AM99]*(1+[.$U$17])" office:value-type="float" office:value="4.32619488294329" calcext:value-type="float">
            <text:p>4.33</text:p>
          </table:table-cell>
          <table:table-cell table:style-name="ce81" table:formula="of:=[.AN99]*(1+[.$U$17])" office:value-type="float" office:value="4.38243541642155" calcext:value-type="float">
            <text:p>4.38</text:p>
          </table:table-cell>
          <table:table-cell table:style-name="ce81" table:formula="of:=[.AO99]*(1+[.$U$17])" office:value-type="float" office:value="4.43940707683503" calcext:value-type="float">
            <text:p>4.44</text:p>
          </table:table-cell>
          <table:table-cell table:style-name="ce81" table:formula="of:=[.AP99]*(1+[.$U$17])" office:value-type="float" office:value="4.49711936883388" calcext:value-type="float">
            <text:p>4.50</text:p>
          </table:table-cell>
          <table:table-cell table:number-columns-repeated="981"/>
        </table:table-row>
        <table:table-row table:style-name="ro1">
          <table:table-cell table:style-name="ce68" office:value-type="string" calcext:value-type="string">
            <text:p>Total socioéconomique</text:p>
          </table:table-cell>
          <table:table-cell table:style-name="ce68" table:number-columns-repeated="6"/>
          <table:table-cell table:style-name="ce80" table:formula="of:=[.H95]-[.H93]+[.H99]+[.H98]" office:value-type="float" office:value="34.5768664" calcext:value-type="float">
            <text:p>34.58</text:p>
          </table:table-cell>
          <table:table-cell table:style-name="ce80" table:formula="of:=[.I95]-[.I93]+[.I99]+[.I98]" office:value-type="float" office:value="35.3335866846137" calcext:value-type="float">
            <text:p>35.33</text:p>
          </table:table-cell>
          <table:table-cell table:style-name="ce80" table:formula="of:=[.J95]-[.J93]+[.J99]+[.J98]" office:value-type="float" office:value="37.8177801781386" calcext:value-type="float">
            <text:p>37.82</text:p>
          </table:table-cell>
          <table:table-cell table:style-name="ce80" table:formula="of:=[.K95]-[.K93]+[.K99]+[.K98]" office:value-type="float" office:value="39.9892936465844" calcext:value-type="float">
            <text:p>39.99</text:p>
          </table:table-cell>
          <table:table-cell table:style-name="ce80" table:formula="of:=[.L95]-[.L93]+[.L99]+[.L98]" office:value-type="float" office:value="42.4897647586932" calcext:value-type="float">
            <text:p>42.49</text:p>
          </table:table-cell>
          <table:table-cell table:style-name="ce80" table:formula="of:=[.M95]-[.M93]+[.M99]+[.M98]" office:value-type="float" office:value="45.3890758511398" calcext:value-type="float">
            <text:p>45.39</text:p>
          </table:table-cell>
          <table:table-cell table:style-name="ce80" table:formula="of:=[.N95]-[.N93]+[.N99]+[.N98]" office:value-type="float" office:value="46.9175363346984" calcext:value-type="float">
            <text:p>46.92</text:p>
          </table:table-cell>
          <table:table-cell table:style-name="ce80" table:formula="of:=[.O95]-[.O93]+[.O99]+[.O98]" office:value-type="float" office:value="48.507614912932" calcext:value-type="float">
            <text:p>48.51</text:p>
          </table:table-cell>
          <table:table-cell table:style-name="ce80" table:formula="of:=[.P95]-[.P93]+[.P99]+[.P98]" office:value-type="float" office:value="50.1622521871507" calcext:value-type="float">
            <text:p>50.16</text:p>
          </table:table-cell>
          <table:table-cell table:style-name="ce80" table:formula="of:=[.Q95]-[.Q93]+[.Q99]+[.Q98]" office:value-type="float" office:value="51.8845456482069" calcext:value-type="float">
            <text:p>51.88</text:p>
          </table:table-cell>
          <table:table-cell table:style-name="ce80" table:formula="of:=[.R95]-[.R93]+[.R99]+[.R98]" office:value-type="float" office:value="53.6777585668126" calcext:value-type="float">
            <text:p>53.68</text:p>
          </table:table-cell>
          <table:table-cell table:style-name="ce80" table:formula="of:=[.S95]-[.S93]+[.S99]+[.S98]" office:value-type="float" office:value="55.5453294024065" calcext:value-type="float">
            <text:p>55.55</text:p>
          </table:table-cell>
          <table:table-cell table:style-name="ce80" table:formula="of:=[.T95]-[.T93]+[.T99]+[.T98]" office:value-type="float" office:value="57.490881761218" calcext:value-type="float">
            <text:p>57.49</text:p>
          </table:table-cell>
          <table:table-cell table:style-name="ce80" table:formula="of:=[.U95]-[.U93]+[.U99]+[.U98]" office:value-type="float" office:value="59.5182349359886" calcext:value-type="float">
            <text:p>59.52</text:p>
          </table:table-cell>
          <table:table-cell table:style-name="ce80" table:formula="of:=[.V95]-[.V93]+[.V99]+[.V98]" office:value-type="float" office:value="61.6314150617497" calcext:value-type="float">
            <text:p>61.63</text:p>
          </table:table-cell>
          <table:table-cell table:style-name="ce80" table:formula="of:=[.W95]-[.W93]+[.W99]+[.W98]" office:value-type="float" office:value="63.8346669240919" calcext:value-type="float">
            <text:p>63.83</text:p>
          </table:table-cell>
          <table:table-cell table:style-name="ce80" table:formula="of:=[.X95]-[.X93]+[.X99]+[.X98]" office:value-type="float" office:value="65.1999948047237" calcext:value-type="float">
            <text:p>65.20</text:p>
          </table:table-cell>
          <table:table-cell table:style-name="ce80" table:formula="of:=[.Y95]-[.Y93]+[.Y99]+[.Y98]" office:value-type="float" office:value="66.6113874998831" calcext:value-type="float">
            <text:p>66.61</text:p>
          </table:table-cell>
          <table:table-cell table:style-name="ce80" table:formula="of:=[.Z95]-[.Z93]+[.Z99]+[.Z98]" office:value-type="float" office:value="68.0707732673992" calcext:value-type="float">
            <text:p>68.07</text:p>
          </table:table-cell>
          <table:table-cell table:style-name="ce80" table:formula="of:=[.AA95]-[.AA93]+[.AA99]+[.AA98]" office:value-type="float" office:value="69.580166219216" calcext:value-type="float">
            <text:p>69.58</text:p>
          </table:table-cell>
          <table:table-cell table:style-name="ce80" table:formula="of:=[.AB95]-[.AB93]+[.AB99]+[.AB98]" office:value-type="float" office:value="71.1416702012568" calcext:value-type="float">
            <text:p>71.14</text:p>
          </table:table-cell>
          <table:table-cell table:style-name="ce80" table:formula="of:=[.AC95]-[.AC93]+[.AC99]+[.AC98]" office:value-type="float" office:value="72.7574828492324" calcext:value-type="float">
            <text:p>72.76</text:p>
          </table:table-cell>
          <table:table-cell table:style-name="ce80" table:formula="of:=[.AD95]-[.AD93]+[.AD99]+[.AD98]" office:value-type="float" office:value="74.4298998283747" calcext:value-type="float">
            <text:p>74.43</text:p>
          </table:table-cell>
          <table:table-cell table:style-name="ce80" table:formula="of:=[.AE95]-[.AE93]+[.AE99]+[.AE98]" office:value-type="float" office:value="76.1613192654453" calcext:value-type="float">
            <text:p>76.16</text:p>
          </table:table-cell>
          <table:table-cell table:style-name="ce80" table:formula="of:=[.AF95]-[.AF93]+[.AF99]+[.AF98]" office:value-type="float" office:value="77.9542463817442" calcext:value-type="float">
            <text:p>77.95</text:p>
          </table:table-cell>
          <table:table-cell table:style-name="ce80" table:formula="of:=[.AG95]-[.AG93]+[.AG99]+[.AG98]" office:value-type="float" office:value="79.811298336241" calcext:value-type="float">
            <text:p>79.81</text:p>
          </table:table-cell>
          <table:table-cell table:style-name="ce80" table:formula="of:=[.AH95]-[.AH93]+[.AH99]+[.AH98]" office:value-type="float" office:value="81.4462259721432" calcext:value-type="float">
            <text:p>81.45</text:p>
          </table:table-cell>
          <table:table-cell table:style-name="ce80" table:formula="of:=[.AI95]-[.AI93]+[.AI99]+[.AI98]" office:value-type="float" office:value="83.1469630122525" calcext:value-type="float">
            <text:p>83.15</text:p>
          </table:table-cell>
          <table:table-cell table:style-name="ce80" table:formula="of:=[.AJ95]-[.AJ93]+[.AJ99]+[.AJ98]" office:value-type="float" office:value="84.9164511883334" calcext:value-type="float">
            <text:p>84.92</text:p>
          </table:table-cell>
          <table:table-cell table:style-name="ce80" table:formula="of:=[.AK95]-[.AK93]+[.AK99]+[.AK98]" office:value-type="float" office:value="86.7577654043893" calcext:value-type="float">
            <text:p>86.76</text:p>
          </table:table-cell>
          <table:table-cell table:style-name="ce80" table:formula="of:=[.AL95]-[.AL93]+[.AL99]+[.AL98]" office:value-type="float" office:value="88.6741197780205" calcext:value-type="float">
            <text:p>88.67</text:p>
          </table:table-cell>
          <table:table-cell table:style-name="ce80" table:formula="of:=[.AM95]-[.AM93]+[.AM99]+[.AM98]" office:value-type="float" office:value="90.6688739559802" calcext:value-type="float">
            <text:p>90.67</text:p>
          </table:table-cell>
          <table:table-cell table:style-name="ce80" table:formula="of:=[.AN95]-[.AN93]+[.AN99]+[.AN98]" office:value-type="float" office:value="92.7455397163734" calcext:value-type="float">
            <text:p>92.75</text:p>
          </table:table-cell>
          <table:table-cell table:style-name="ce80" table:formula="of:=[.AO95]-[.AO93]+[.AO99]+[.AO98]" office:value-type="float" office:value="94.9077878705116" calcext:value-type="float">
            <text:p>94.91</text:p>
          </table:table-cell>
          <table:table-cell table:style-name="ce80" table:formula="of:=[.AP95]-[.AP93]+[.AP99]+[.AP98]" office:value-type="float" office:value="97.1594554780253" calcext:value-type="float">
            <text:p>97.16</text:p>
          </table:table-cell>
          <table:table-cell table:style-name="ce80" table:formula="of:=[.AQ95]-[.AQ93]+[.AQ99]+[.AQ98]" office:value-type="float" office:value="99.5045533894525" calcext:value-type="float">
            <text:p>99.50</text:p>
          </table:table-cell>
          <table:table-cell table:number-columns-repeated="981"/>
        </table:table-row>
        <table:table-row table:style-name="ro1">
          <table:table-cell table:style-name="ce65" table:number-columns-repeated="7"/>
          <table:table-cell table:style-name="ce86"/>
          <table:table-cell table:style-name="ce87" table:number-columns-repeated="1016"/>
        </table:table-row>
        <table:table-row table:style-name="ro1">
          <table:table-cell table:style-name="ce65" office:value-type="string" calcext:value-type="string">
            <text:p>TCAM 2015-2030 HTT</text:p>
          </table:table-cell>
          <table:table-cell table:style-name="ce65" table:number-columns-repeated="6"/>
          <table:table-cell table:style-name="ce83" table:formula="of:=([.W87]/[.H87])^(1/15)-1" office:value-type="percentage" office:value="0.0238345332098204" calcext:value-type="percentage">
            <text:p>2.38%</text:p>
          </table:table-cell>
          <table:table-cell table:style-name="ce87" table:number-columns-repeated="1016"/>
        </table:table-row>
        <table:table-row table:style-name="ro1">
          <table:table-cell table:style-name="ce65" office:value-type="string" calcext:value-type="string">
            <text:p>TCAM <text:s/>2015-2030 TTC acteurs</text:p>
          </table:table-cell>
          <table:table-cell table:style-name="ce65" table:number-columns-repeated="6"/>
          <table:table-cell table:style-name="ce83" table:formula="of:=([.W97]/[.H97])^(1/15)-1" office:value-type="percentage" office:value="0.0431048608636797" calcext:value-type="percentage">
            <text:p>4.31%</text:p>
          </table:table-cell>
          <table:table-cell table:style-name="ce87" table:number-columns-repeated="1016"/>
        </table:table-row>
        <table:table-row table:style-name="ro1">
          <table:table-cell table:style-name="ce65" office:value-type="string" calcext:value-type="string">
            <office:annotation draw:style-name="gr23" draw:text-style-name="P2" svg:width="38.11mm" svg:height="32.73mm" svg:x="0mm" svg:y="461.49mm" draw:caption-point-x="167.32mm" draw:caption-point-y="167.63mm">
              <dc:date>2017-08-28T00:00:00</dc:date>
              <text:p text:style-name="P1"><text:span text:style-name="T1">BAIZ Adam - CGDD/SEEI/MA3:</text:span></text:p>
              <text:p text:style-name="P1"><text:span text:style-name="T2">HT consiste à enlever les taxes versées directement à l'Etat et à conserver les taxes qui couvrent les coûts inhérents à la filière</text:span></text:p>
            </office:annotation>
            <text:p>TCAM <text:s/>2015-2030 socio-éco</text:p>
          </table:table-cell>
          <table:table-cell table:style-name="ce65" table:number-columns-repeated="6"/>
          <table:table-cell table:style-name="ce83" table:formula="of:=([.W100]/[.H100])^(1/15)-1" office:value-type="percentage" office:value="0.0417209483863279" calcext:value-type="percentage">
            <text:p>4.17%</text:p>
          </table:table-cell>
          <table:table-cell table:style-name="ce87" table:number-columns-repeated="1016"/>
        </table:table-row>
        <table:table-row table:style-name="ro1">
          <table:table-cell table:style-name="ce65" table:number-columns-repeated="7"/>
          <table:table-cell table:style-name="ce83"/>
          <table:table-cell table:style-name="ce87" table:number-columns-repeated="1016"/>
        </table:table-row>
        <table:table-row table:style-name="ro1">
          <table:table-cell table:style-name="ce65" office:value-type="string" calcext:value-type="string">
            <text:p>TCAM 2030 -2050 HTT</text:p>
          </table:table-cell>
          <table:table-cell table:style-name="ce65" table:number-columns-repeated="6"/>
          <table:table-cell table:style-name="ce83" table:formula="of:=([.AQ87]/[.W87])^(1/20)-1" office:value-type="percentage" office:value="0.00637349814675647" calcext:value-type="percentage">
            <text:p>0.64%</text:p>
          </table:table-cell>
          <table:table-cell table:style-name="ce87" table:number-columns-repeated="1016"/>
        </table:table-row>
        <table:table-row table:style-name="ro1">
          <table:table-cell table:style-name="ce65" office:value-type="string" calcext:value-type="string">
            <text:p>TCAM 2030-2050 TTC acteurs</text:p>
          </table:table-cell>
          <table:table-cell table:style-name="ce65" table:number-columns-repeated="6"/>
          <table:table-cell table:style-name="ce83" table:formula="of:=([.AQ97]/[.W97])^(1/20)-1" office:value-type="percentage" office:value="0.0216735933450909" calcext:value-type="percentage">
            <text:p>2.17%</text:p>
          </table:table-cell>
          <table:table-cell table:style-name="ce87" table:number-columns-repeated="1016"/>
        </table:table-row>
        <table:table-row table:style-name="ro1">
          <table:table-cell table:style-name="ce65" office:value-type="string" calcext:value-type="string">
            <office:annotation draw:style-name="gr23" draw:text-style-name="P2" svg:width="38.11mm" svg:height="32.73mm" svg:x="0mm" svg:y="479.55mm" draw:caption-point-x="167.32mm" draw:caption-point-y="171.86mm">
              <dc:date>2017-08-28T00:00:00</dc:date>
              <text:p text:style-name="P1"><text:span text:style-name="T1">BAIZ Adam - CGDD/SEEI/MA3:</text:span></text:p>
              <text:p text:style-name="P1"><text:span text:style-name="T2">HT consiste à enlever les taxes versées directement à l'Etat et à conserver les taxes qui couvrent les coûts inhérents à la filière</text:span></text:p>
            </office:annotation>
            <text:p>TCAM 2030 - 2050 socio-éco</text:p>
          </table:table-cell>
          <table:table-cell table:style-name="ce65" table:number-columns-repeated="6"/>
          <table:table-cell table:style-name="ce83" table:formula="of:=([.AQ100]/[.W100])^(1/20)-1" office:value-type="percentage" office:value="0.0224434990103797" calcext:value-type="percentage">
            <text:p>2.24%</text:p>
          </table:table-cell>
          <table:table-cell table:style-name="ce87" table:number-columns-repeated="1016"/>
        </table:table-row>
        <table:table-row table:style-name="ro1">
          <table:table-cell table:style-name="ce65" table:number-columns-repeated="7"/>
          <table:table-cell table:style-name="ce86"/>
          <table:table-cell table:number-columns-repeated="1016"/>
        </table:table-row>
        <table:table-row table:style-name="ro1">
          <table:table-cell table:number-columns-repeated="1024"/>
        </table:table-row>
        <table:table-row table:style-name="ro1">
          <table:table-cell table:style-name="ce64" office:value-type="string" calcext:value-type="string">
            <text:p>Prix du gaz naturel <text:s/>pour le tertiaire </text:p>
          </table:table-cell>
          <table:table-cell table:style-name="ce72" office:value-type="float" office:value="2009" calcext:value-type="float">
            <text:p>2009</text:p>
          </table:table-cell>
          <table:table-cell table:style-name="ce73" office:value-type="float" office:value="2010" calcext:value-type="float">
            <text:p>2010</text:p>
          </table:table-cell>
          <table:table-cell table:style-name="ce72" office:value-type="float" office:value="2011" calcext:value-type="float">
            <text:p>2011</text:p>
          </table:table-cell>
          <table:table-cell table:style-name="ce73" office:value-type="float" office:value="2012" calcext:value-type="float">
            <text:p>2012</text:p>
          </table:table-cell>
          <table:table-cell table:style-name="ce72" office:value-type="float" office:value="2013" calcext:value-type="float">
            <text:p>2013</text:p>
          </table:table-cell>
          <table:table-cell table:style-name="ce73" office:value-type="float" office:value="2014" calcext:value-type="float">
            <text:p>2014</text:p>
          </table:table-cell>
          <table:table-cell table:style-name="ce72" office:value-type="float" office:value="2015" calcext:value-type="float">
            <text:p>2015</text:p>
          </table:table-cell>
          <table:table-cell table:style-name="ce73" table:formula="of:=[.H111]+1" office:value-type="float" office:value="2016" calcext:value-type="float">
            <text:p>2016</text:p>
          </table:table-cell>
          <table:table-cell table:style-name="ce73" table:formula="of:=[.I111]+1" office:value-type="float" office:value="2017" calcext:value-type="float">
            <text:p>2017</text:p>
          </table:table-cell>
          <table:table-cell table:style-name="ce73" table:formula="of:=[.J111]+1" office:value-type="float" office:value="2018" calcext:value-type="float">
            <text:p>2018</text:p>
          </table:table-cell>
          <table:table-cell table:style-name="ce73" table:formula="of:=[.K111]+1" office:value-type="float" office:value="2019" calcext:value-type="float">
            <text:p>2019</text:p>
          </table:table-cell>
          <table:table-cell table:style-name="ce73" table:formula="of:=[.L111]+1" office:value-type="float" office:value="2020" calcext:value-type="float">
            <text:p>2020</text:p>
          </table:table-cell>
          <table:table-cell table:style-name="ce73" table:formula="of:=[.M111]+1" office:value-type="float" office:value="2021" calcext:value-type="float">
            <text:p>2021</text:p>
          </table:table-cell>
          <table:table-cell table:style-name="ce73" table:formula="of:=[.N111]+1" office:value-type="float" office:value="2022" calcext:value-type="float">
            <text:p>2022</text:p>
          </table:table-cell>
          <table:table-cell table:style-name="ce73" table:formula="of:=[.O111]+1" office:value-type="float" office:value="2023" calcext:value-type="float">
            <text:p>2023</text:p>
          </table:table-cell>
          <table:table-cell table:style-name="ce73" table:formula="of:=[.P111]+1" office:value-type="float" office:value="2024" calcext:value-type="float">
            <text:p>2024</text:p>
          </table:table-cell>
          <table:table-cell table:style-name="ce73" table:formula="of:=[.Q111]+1" office:value-type="float" office:value="2025" calcext:value-type="float">
            <text:p>2025</text:p>
          </table:table-cell>
          <table:table-cell table:style-name="ce73" table:formula="of:=[.R111]+1" office:value-type="float" office:value="2026" calcext:value-type="float">
            <text:p>2026</text:p>
          </table:table-cell>
          <table:table-cell table:style-name="ce73" table:formula="of:=[.S111]+1" office:value-type="float" office:value="2027" calcext:value-type="float">
            <text:p>2027</text:p>
          </table:table-cell>
          <table:table-cell table:style-name="ce73" table:formula="of:=[.T111]+1" office:value-type="float" office:value="2028" calcext:value-type="float">
            <text:p>2028</text:p>
          </table:table-cell>
          <table:table-cell table:style-name="ce73" table:formula="of:=[.U111]+1" office:value-type="float" office:value="2029" calcext:value-type="float">
            <text:p>2029</text:p>
          </table:table-cell>
          <table:table-cell table:style-name="ce73" table:formula="of:=[.V111]+1" office:value-type="float" office:value="2030" calcext:value-type="float">
            <text:p>2030</text:p>
          </table:table-cell>
          <table:table-cell table:style-name="ce73" table:formula="of:=[.W111]+1" office:value-type="float" office:value="2031" calcext:value-type="float">
            <text:p>2031</text:p>
          </table:table-cell>
          <table:table-cell table:style-name="ce73" table:formula="of:=[.X111]+1" office:value-type="float" office:value="2032" calcext:value-type="float">
            <text:p>2032</text:p>
          </table:table-cell>
          <table:table-cell table:style-name="ce73" table:formula="of:=[.Y111]+1" office:value-type="float" office:value="2033" calcext:value-type="float">
            <text:p>2033</text:p>
          </table:table-cell>
          <table:table-cell table:style-name="ce73" table:formula="of:=[.Z111]+1" office:value-type="float" office:value="2034" calcext:value-type="float">
            <text:p>2034</text:p>
          </table:table-cell>
          <table:table-cell table:style-name="ce73" table:formula="of:=[.AA111]+1" office:value-type="float" office:value="2035" calcext:value-type="float">
            <text:p>2035</text:p>
          </table:table-cell>
          <table:table-cell table:style-name="ce73" table:formula="of:=[.AB111]+1" office:value-type="float" office:value="2036" calcext:value-type="float">
            <text:p>2036</text:p>
          </table:table-cell>
          <table:table-cell table:style-name="ce73" table:formula="of:=[.AC111]+1" office:value-type="float" office:value="2037" calcext:value-type="float">
            <text:p>2037</text:p>
          </table:table-cell>
          <table:table-cell table:style-name="ce73" table:formula="of:=[.AD111]+1" office:value-type="float" office:value="2038" calcext:value-type="float">
            <text:p>2038</text:p>
          </table:table-cell>
          <table:table-cell table:style-name="ce73" table:formula="of:=[.AE111]+1" office:value-type="float" office:value="2039" calcext:value-type="float">
            <text:p>2039</text:p>
          </table:table-cell>
          <table:table-cell table:style-name="ce73" table:formula="of:=[.AF111]+1" office:value-type="float" office:value="2040" calcext:value-type="float">
            <text:p>2040</text:p>
          </table:table-cell>
          <table:table-cell table:style-name="ce73" table:formula="of:=[.AG111]+1" office:value-type="float" office:value="2041" calcext:value-type="float">
            <text:p>2041</text:p>
          </table:table-cell>
          <table:table-cell table:style-name="ce73" table:formula="of:=[.AH111]+1" office:value-type="float" office:value="2042" calcext:value-type="float">
            <text:p>2042</text:p>
          </table:table-cell>
          <table:table-cell table:style-name="ce73" table:formula="of:=[.AI111]+1" office:value-type="float" office:value="2043" calcext:value-type="float">
            <text:p>2043</text:p>
          </table:table-cell>
          <table:table-cell table:style-name="ce73" table:formula="of:=[.AJ111]+1" office:value-type="float" office:value="2044" calcext:value-type="float">
            <text:p>2044</text:p>
          </table:table-cell>
          <table:table-cell table:style-name="ce73" table:formula="of:=[.AK111]+1" office:value-type="float" office:value="2045" calcext:value-type="float">
            <text:p>2045</text:p>
          </table:table-cell>
          <table:table-cell table:style-name="ce73" table:formula="of:=[.AL111]+1" office:value-type="float" office:value="2046" calcext:value-type="float">
            <text:p>2046</text:p>
          </table:table-cell>
          <table:table-cell table:style-name="ce73" table:formula="of:=[.AM111]+1" office:value-type="float" office:value="2047" calcext:value-type="float">
            <text:p>2047</text:p>
          </table:table-cell>
          <table:table-cell table:style-name="ce73" table:formula="of:=[.AN111]+1" office:value-type="float" office:value="2048" calcext:value-type="float">
            <text:p>2048</text:p>
          </table:table-cell>
          <table:table-cell table:style-name="ce73" table:formula="of:=[.AO111]+1" office:value-type="float" office:value="2049" calcext:value-type="float">
            <text:p>2049</text:p>
          </table:table-cell>
          <table:table-cell table:style-name="ce73" table:formula="of:=[.AP111]+1" office:value-type="float" office:value="2050" calcext:value-type="float">
            <text:p>2050</text:p>
          </table:table-cell>
          <table:table-cell table:number-columns-repeated="981"/>
        </table:table-row>
        <table:table-row table:style-name="ro1">
          <table:table-cell table:style-name="ce65" office:value-type="string" calcext:value-type="string">
            <text:p>HTT / MWh</text:p>
          </table:table-cell>
          <table:table-cell table:style-name="ce116" table:formula="of:=[.C112]+['Particulier pour AME'.B49]-['Particulier pour AME'.C49]" office:value-type="float" office:value="29.25" calcext:value-type="float">
            <text:p>29.25</text:p>
          </table:table-cell>
          <table:table-cell table:style-name="ce116" table:formula="of:=[.D112]+['Particulier pour AME'.C49]-['Particulier pour AME'.D49]" office:value-type="float" office:value="34.9166666666667" calcext:value-type="float">
            <text:p>34.92</text:p>
          </table:table-cell>
          <table:table-cell table:style-name="ce116" table:formula="of:=[.E112]+['Particulier pour AME'.D49]-['Particulier pour AME'.E49]" office:value-type="float" office:value="40.5833333333333" calcext:value-type="float">
            <text:p>40.58</text:p>
          </table:table-cell>
          <table:table-cell table:style-name="ce116" table:formula="of:=[.F112]+['Particulier pour AME'.E49]-['Particulier pour AME'.F49]" office:value-type="float" office:value="46.25" calcext:value-type="float">
            <text:p>46.25</text:p>
          </table:table-cell>
          <table:table-cell table:style-name="ce116" table:formula="of:=[.G112]+['Particulier pour AME'.F49]-['Particulier pour AME'.G49]" office:value-type="float" office:value="46.25" calcext:value-type="float">
            <text:p>46.25</text:p>
          </table:table-cell>
          <table:table-cell table:style-name="ce116" table:formula="of:=[.H112]+['Particulier pour AME'.G49]-['Particulier pour AME'.H49]" office:value-type="float" office:value="43.75" calcext:value-type="float">
            <text:p>43.75</text:p>
          </table:table-cell>
          <table:table-cell table:style-name="ce71" table:formula="of:=SUM([.H113:.H115])" office:value-type="float" office:value="41.75" calcext:value-type="float">
            <text:p>41.75</text:p>
          </table:table-cell>
          <table:table-cell table:style-name="ce71" table:formula="of:=SUM([.I113:.I115])" office:value-type="float" office:value="42.4994199214137" calcext:value-type="float">
            <text:p>42.50</text:p>
          </table:table-cell>
          <table:table-cell table:style-name="ce71" table:formula="of:=SUM([.J113:.J115])" office:value-type="float" office:value="43.267628447017" calcext:value-type="float">
            <text:p>43.27</text:p>
          </table:table-cell>
          <table:table-cell table:style-name="ce71" table:formula="of:=SUM([.K113:.K115])" office:value-type="float" office:value="44.0551036967584" calcext:value-type="float">
            <text:p>44.06</text:p>
          </table:table-cell>
          <table:table-cell table:style-name="ce71" table:formula="of:=SUM([.L113:.L115])" office:value-type="float" office:value="44.862336029967" calcext:value-type="float">
            <text:p>44.86</text:p>
          </table:table-cell>
          <table:table-cell table:style-name="ce71" table:formula="of:=SUM([.M113:.M115])" office:value-type="float" office:value="45.6898283594005" calcext:value-type="float">
            <text:p>45.69</text:p>
          </table:table-cell>
          <table:table-cell table:style-name="ce71" table:formula="of:=SUM([.N113:.N115])" office:value-type="float" office:value="46.5380964733584" calcext:value-type="float">
            <text:p>46.54</text:p>
          </table:table-cell>
          <table:table-cell table:style-name="ce71" table:formula="of:=SUM([.O113:.O115])" office:value-type="float" office:value="47.4076693660676" calcext:value-type="float">
            <text:p>47.41</text:p>
          </table:table-cell>
          <table:table-cell table:style-name="ce71" table:formula="of:=SUM([.P113:.P115])" office:value-type="float" office:value="48.2990895765539" calcext:value-type="float">
            <text:p>48.30</text:p>
          </table:table-cell>
          <table:table-cell table:style-name="ce71" table:formula="of:=SUM([.Q113:.Q115])" office:value-type="float" office:value="49.2129135362155" calcext:value-type="float">
            <text:p>49.21</text:p>
          </table:table-cell>
          <table:table-cell table:style-name="ce71" table:formula="of:=SUM([.R113:.R115])" office:value-type="float" office:value="50.1497119253245" calcext:value-type="float">
            <text:p>50.15</text:p>
          </table:table-cell>
          <table:table-cell table:style-name="ce71" table:formula="of:=SUM([.S113:.S115])" office:value-type="float" office:value="51.1100700386836" calcext:value-type="float">
            <text:p>51.11</text:p>
          </table:table-cell>
          <table:table-cell table:style-name="ce71" table:formula="of:=SUM([.T113:.T115])" office:value-type="float" office:value="52.0945881606751" calcext:value-type="float">
            <text:p>52.09</text:p>
          </table:table-cell>
          <table:table-cell table:style-name="ce71" table:formula="of:=SUM([.U113:.U115])" office:value-type="float" office:value="53.1038819499412" calcext:value-type="float">
            <text:p>53.10</text:p>
          </table:table-cell>
          <table:table-cell table:style-name="ce71" table:formula="of:=SUM([.V113:.V115])" office:value-type="float" office:value="54.1385828339458" calcext:value-type="float">
            <text:p>54.14</text:p>
          </table:table-cell>
          <table:table-cell table:style-name="ce71" table:formula="of:=SUM([.W113:.W115])" office:value-type="float" office:value="55.1993384136697" calcext:value-type="float">
            <text:p>55.20</text:p>
          </table:table-cell>
          <table:table-cell table:style-name="ce71" table:formula="of:=SUM([.X113:.X115])" office:value-type="float" office:value="55.6417916078878" calcext:value-type="float">
            <text:p>55.64</text:p>
          </table:table-cell>
          <table:table-cell table:style-name="ce71" table:formula="of:=SUM([.Y113:.Y115])" office:value-type="float" office:value="56.0886500240336" calcext:value-type="float">
            <text:p>56.09</text:p>
          </table:table-cell>
          <table:table-cell table:style-name="ce71" table:formula="of:=SUM([.Z113:.Z115])" office:value-type="float" office:value="56.5399575221408" calcext:value-type="float">
            <text:p>56.54</text:p>
          </table:table-cell>
          <table:table-cell table:style-name="ce71" table:formula="of:=SUM([.AA113:.AA115])" office:value-type="float" office:value="56.9957583989305" calcext:value-type="float">
            <text:p>57.00</text:p>
          </table:table-cell>
          <table:table-cell table:style-name="ce71" table:formula="of:=SUM([.AB113:.AB115])" office:value-type="float" office:value="57.4560973921593" calcext:value-type="float">
            <text:p>57.46</text:p>
          </table:table-cell>
          <table:table-cell table:style-name="ce71" table:formula="of:=SUM([.AC113:.AC115])" office:value-type="float" office:value="57.9210196850106" calcext:value-type="float">
            <text:p>57.92</text:p>
          </table:table-cell>
          <table:table-cell table:style-name="ce71" table:formula="of:=SUM([.AD113:.AD115])" office:value-type="float" office:value="58.3905709105288" calcext:value-type="float">
            <text:p>58.39</text:p>
          </table:table-cell>
          <table:table-cell table:style-name="ce71" table:formula="of:=SUM([.AE113:.AE115])" office:value-type="float" office:value="58.8647971560988" calcext:value-type="float">
            <text:p>58.86</text:p>
          </table:table-cell>
          <table:table-cell table:style-name="ce71" table:formula="of:=SUM([.AF113:.AF115])" office:value-type="float" office:value="59.3437449679698" calcext:value-type="float">
            <text:p>59.34</text:p>
          </table:table-cell>
          <table:table-cell table:style-name="ce71" table:formula="of:=SUM([.AG113:.AG115])" office:value-type="float" office:value="59.8274613558232" calcext:value-type="float">
            <text:p>59.83</text:p>
          </table:table-cell>
          <table:table-cell table:style-name="ce71" table:formula="of:=SUM([.AH113:.AH115])" office:value-type="float" office:value="60.3159937973875" calcext:value-type="float">
            <text:p>60.32</text:p>
          </table:table-cell>
          <table:table-cell table:style-name="ce71" table:formula="of:=SUM([.AI113:.AI115])" office:value-type="float" office:value="60.5175307795638" calcext:value-type="float">
            <text:p>60.52</text:p>
          </table:table-cell>
          <table:table-cell table:style-name="ce71" table:formula="of:=SUM([.AJ113:.AJ115])" office:value-type="float" office:value="60.7200352725312" calcext:value-type="float">
            <text:p>60.72</text:p>
          </table:table-cell>
          <table:table-cell table:style-name="ce71" table:formula="of:=SUM([.AK113:.AK115])" office:value-type="float" office:value="60.9235132169663" calcext:value-type="float">
            <text:p>60.92</text:p>
          </table:table-cell>
          <table:table-cell table:style-name="ce71" table:formula="of:=SUM([.AL113:.AL115])" office:value-type="float" office:value="61.1279705996434" calcext:value-type="float">
            <text:p>61.13</text:p>
          </table:table-cell>
          <table:table-cell table:style-name="ce71" table:formula="of:=SUM([.AM113:.AM115])" office:value-type="float" office:value="61.333413453848" calcext:value-type="float">
            <text:p>61.33</text:p>
          </table:table-cell>
          <table:table-cell table:style-name="ce71" table:formula="of:=SUM([.AN113:.AN115])" office:value-type="float" office:value="61.5398478597944" calcext:value-type="float">
            <text:p>61.54</text:p>
          </table:table-cell>
          <table:table-cell table:style-name="ce71" table:formula="of:=SUM([.AO113:.AO115])" office:value-type="float" office:value="61.7472799450476" calcext:value-type="float">
            <text:p>61.75</text:p>
          </table:table-cell>
          <table:table-cell table:style-name="ce71" table:formula="of:=SUM([.AP113:.AP115])" office:value-type="float" office:value="61.9557158849479" calcext:value-type="float">
            <text:p>61.96</text:p>
          </table:table-cell>
          <table:table-cell table:style-name="ce71" table:formula="of:=SUM([.AQ113:.AQ115])" office:value-type="float" office:value="62.1651619030415" calcext:value-type="float">
            <text:p>62.17</text:p>
          </table:table-cell>
          <table:table-cell table:style-name="ce87" table:number-columns-repeated="981"/>
        </table:table-row>
        <table:table-row table:style-name="ro1">
          <table:table-cell table:style-name="ce66" office:value-type="string" calcext:value-type="string">
            <text:p>Transport, stockage et distribution</text:p>
          </table:table-cell>
          <table:table-cell table:style-name="ce66" table:number-columns-repeated="6"/>
          <table:table-cell table:style-name="ce84" table:formula="of:=21.52/2" office:value-type="float" office:value="10.76" calcext:value-type="float">
            <office:annotation draw:style-name="gr24" draw:text-style-name="P2" svg:width="27.34mm" svg:height="36.57mm" svg:x="165.41mm" svg:y="500.22mm" draw:caption-point-x="170.17mm" draw:caption-point-y="179.06mm">
              <dc:date>2017-08-28T00:00:00</dc:date>
              <text:p text:style-name="P1"><text:span text:style-name="T1">BAIZ Adam - CGDD/SEEI/MA3:</text:span></text:p>
              <text:p text:style-name="P1"><text:span text:style-name="T2">on prend la moitié entre 0 et la valeur correspondante pour les particuliers</text:span></text:p>
            </office:annotation>
            <text:p>10.76</text:p>
          </table:table-cell>
          <table:table-cell table:style-name="ce84" table:formula="of:=[.H113]" office:value-type="float" office:value="10.76" calcext:value-type="float">
            <text:p>10.76</text:p>
          </table:table-cell>
          <table:table-cell table:style-name="ce84" table:formula="of:=[.I113]" office:value-type="float" office:value="10.76" calcext:value-type="float">
            <text:p>10.76</text:p>
          </table:table-cell>
          <table:table-cell table:style-name="ce84" table:formula="of:=[.J113]" office:value-type="float" office:value="10.76" calcext:value-type="float">
            <text:p>10.76</text:p>
          </table:table-cell>
          <table:table-cell table:style-name="ce84" table:formula="of:=[.K113]" office:value-type="float" office:value="10.76" calcext:value-type="float">
            <text:p>10.76</text:p>
          </table:table-cell>
          <table:table-cell table:style-name="ce84" table:formula="of:=[.L113]" office:value-type="float" office:value="10.76" calcext:value-type="float">
            <text:p>10.76</text:p>
          </table:table-cell>
          <table:table-cell table:style-name="ce84" table:formula="of:=[.M113]" office:value-type="float" office:value="10.76" calcext:value-type="float">
            <text:p>10.76</text:p>
          </table:table-cell>
          <table:table-cell table:style-name="ce84" table:formula="of:=[.N113]" office:value-type="float" office:value="10.76" calcext:value-type="float">
            <text:p>10.76</text:p>
          </table:table-cell>
          <table:table-cell table:style-name="ce84" table:formula="of:=[.O113]" office:value-type="float" office:value="10.76" calcext:value-type="float">
            <text:p>10.76</text:p>
          </table:table-cell>
          <table:table-cell table:style-name="ce84" table:formula="of:=[.P113]" office:value-type="float" office:value="10.76" calcext:value-type="float">
            <text:p>10.76</text:p>
          </table:table-cell>
          <table:table-cell table:style-name="ce84" table:formula="of:=[.Q113]" office:value-type="float" office:value="10.76" calcext:value-type="float">
            <text:p>10.76</text:p>
          </table:table-cell>
          <table:table-cell table:style-name="ce84" table:formula="of:=[.R113]" office:value-type="float" office:value="10.76" calcext:value-type="float">
            <text:p>10.76</text:p>
          </table:table-cell>
          <table:table-cell table:style-name="ce84" table:formula="of:=[.S113]" office:value-type="float" office:value="10.76" calcext:value-type="float">
            <text:p>10.76</text:p>
          </table:table-cell>
          <table:table-cell table:style-name="ce84" table:formula="of:=[.T113]" office:value-type="float" office:value="10.76" calcext:value-type="float">
            <text:p>10.76</text:p>
          </table:table-cell>
          <table:table-cell table:style-name="ce84" table:formula="of:=[.U113]" office:value-type="float" office:value="10.76" calcext:value-type="float">
            <text:p>10.76</text:p>
          </table:table-cell>
          <table:table-cell table:style-name="ce84" table:formula="of:=[.V113]" office:value-type="float" office:value="10.76" calcext:value-type="float">
            <text:p>10.76</text:p>
          </table:table-cell>
          <table:table-cell table:style-name="ce84" table:formula="of:=[.W113]" office:value-type="float" office:value="10.76" calcext:value-type="float">
            <office:annotation draw:style-name="gr17" draw:text-style-name="P2" svg:width="30.46mm" svg:height="20.64mm" svg:x="477.17mm" svg:y="508.18mm" draw:caption-point-x="313.88mm" draw:caption-point-y="171.1mm">
              <dc:date>2017-08-28T00:00:00</dc:date>
              <text:p text:style-name="P1"><text:span text:style-name="T1">BAIZ Adam - CGDD/SEEI/MA3:</text:span></text:p>
              <text:p text:style-name="P1"><text:span text:style-name="T2">stable dès 2030</text:span></text:p>
            </office:annotation>
            <text:p>10.76</text:p>
          </table:table-cell>
          <table:table-cell table:style-name="ce84" table:formula="of:=[.X113]" office:value-type="float" office:value="10.76" calcext:value-type="float">
            <text:p>10.76</text:p>
          </table:table-cell>
          <table:table-cell table:style-name="ce84" table:formula="of:=[.Y113]" office:value-type="float" office:value="10.76" calcext:value-type="float">
            <text:p>10.76</text:p>
          </table:table-cell>
          <table:table-cell table:style-name="ce84" table:formula="of:=[.Z113]" office:value-type="float" office:value="10.76" calcext:value-type="float">
            <text:p>10.76</text:p>
          </table:table-cell>
          <table:table-cell table:style-name="ce84" table:formula="of:=[.AA113]" office:value-type="float" office:value="10.76" calcext:value-type="float">
            <text:p>10.76</text:p>
          </table:table-cell>
          <table:table-cell table:style-name="ce84" table:formula="of:=[.AB113]" office:value-type="float" office:value="10.76" calcext:value-type="float">
            <text:p>10.76</text:p>
          </table:table-cell>
          <table:table-cell table:style-name="ce84" table:formula="of:=[.AC113]" office:value-type="float" office:value="10.76" calcext:value-type="float">
            <text:p>10.76</text:p>
          </table:table-cell>
          <table:table-cell table:style-name="ce84" table:formula="of:=[.AD113]" office:value-type="float" office:value="10.76" calcext:value-type="float">
            <text:p>10.76</text:p>
          </table:table-cell>
          <table:table-cell table:style-name="ce84" table:formula="of:=[.AE113]" office:value-type="float" office:value="10.76" calcext:value-type="float">
            <text:p>10.76</text:p>
          </table:table-cell>
          <table:table-cell table:style-name="ce84" table:formula="of:=[.AF113]" office:value-type="float" office:value="10.76" calcext:value-type="float">
            <text:p>10.76</text:p>
          </table:table-cell>
          <table:table-cell table:style-name="ce84" table:formula="of:=[.AG113]" office:value-type="float" office:value="10.76" calcext:value-type="float">
            <text:p>10.76</text:p>
          </table:table-cell>
          <table:table-cell table:style-name="ce84" table:formula="of:=[.AH113]" office:value-type="float" office:value="10.76" calcext:value-type="float">
            <text:p>10.76</text:p>
          </table:table-cell>
          <table:table-cell table:style-name="ce84" table:formula="of:=[.AI113]" office:value-type="float" office:value="10.76" calcext:value-type="float">
            <text:p>10.76</text:p>
          </table:table-cell>
          <table:table-cell table:style-name="ce84" table:formula="of:=[.AJ113]" office:value-type="float" office:value="10.76" calcext:value-type="float">
            <text:p>10.76</text:p>
          </table:table-cell>
          <table:table-cell table:style-name="ce84" table:formula="of:=[.AK113]" office:value-type="float" office:value="10.76" calcext:value-type="float">
            <text:p>10.76</text:p>
          </table:table-cell>
          <table:table-cell table:style-name="ce84" table:formula="of:=[.AL113]" office:value-type="float" office:value="10.76" calcext:value-type="float">
            <text:p>10.76</text:p>
          </table:table-cell>
          <table:table-cell table:style-name="ce84" table:formula="of:=[.AM113]" office:value-type="float" office:value="10.76" calcext:value-type="float">
            <text:p>10.76</text:p>
          </table:table-cell>
          <table:table-cell table:style-name="ce84" table:formula="of:=[.AN113]" office:value-type="float" office:value="10.76" calcext:value-type="float">
            <text:p>10.76</text:p>
          </table:table-cell>
          <table:table-cell table:style-name="ce84" table:formula="of:=[.AO113]" office:value-type="float" office:value="10.76" calcext:value-type="float">
            <text:p>10.76</text:p>
          </table:table-cell>
          <table:table-cell table:style-name="ce84" table:formula="of:=[.AP113]" office:value-type="float" office:value="10.76" calcext:value-type="float">
            <text:p>10.76</text:p>
          </table:table-cell>
          <table:table-cell table:number-columns-repeated="981"/>
        </table:table-row>
        <table:table-row table:style-name="ro1">
          <table:table-cell table:style-name="ce66" office:value-type="string" calcext:value-type="string">
            <text:p>Commercialisation</text:p>
          </table:table-cell>
          <table:table-cell table:style-name="ce66" table:number-columns-repeated="6"/>
          <table:table-cell table:style-name="ce84" table:formula="of:=5.98/2" office:value-type="float" office:value="2.99" calcext:value-type="float">
            <office:annotation draw:style-name="gr24" draw:text-style-name="P2" svg:width="27.34mm" svg:height="36.57mm" svg:x="165.41mm" svg:y="504.71mm" draw:caption-point-x="170.17mm" draw:caption-point-y="180.14mm">
              <dc:date>2017-08-28T00:00:00</dc:date>
              <text:p text:style-name="P1"><text:span text:style-name="T1">BAIZ Adam - CGDD/SEEI/MA3:</text:span></text:p>
              <text:p text:style-name="P1"><text:span text:style-name="T2">on prend la moitié entre 0 et la valeur correspondante pour les particuliers</text:span></text:p>
            </office:annotation>
            <text:p>2.99</text:p>
          </table:table-cell>
          <table:table-cell table:style-name="ce84" table:formula="of:=[.H114]*1.01" office:value-type="float" office:value="3.0199" calcext:value-type="float">
            <text:p>3.02</text:p>
          </table:table-cell>
          <table:table-cell table:style-name="ce84" table:formula="of:=[.I114]*1.01" office:value-type="float" office:value="3.050099" calcext:value-type="float">
            <text:p>3.05</text:p>
          </table:table-cell>
          <table:table-cell table:style-name="ce84" table:formula="of:=[.J114]*1.01" office:value-type="float" office:value="3.08059999" calcext:value-type="float">
            <text:p>3.08</text:p>
          </table:table-cell>
          <table:table-cell table:style-name="ce84" table:formula="of:=[.K114]*1.01" office:value-type="float" office:value="3.1114059899" calcext:value-type="float">
            <text:p>3.11</text:p>
          </table:table-cell>
          <table:table-cell table:style-name="ce84" table:formula="of:=[.L114]*1.01" office:value-type="float" office:value="3.142520049799" calcext:value-type="float">
            <text:p>3.14</text:p>
          </table:table-cell>
          <table:table-cell table:style-name="ce84" table:formula="of:=[.M114]*1.01" office:value-type="float" office:value="3.17394525029699" calcext:value-type="float">
            <text:p>3.17</text:p>
          </table:table-cell>
          <table:table-cell table:style-name="ce84" table:formula="of:=[.N114]*1.01" office:value-type="float" office:value="3.20568470279996" calcext:value-type="float">
            <text:p>3.21</text:p>
          </table:table-cell>
          <table:table-cell table:style-name="ce84" table:formula="of:=[.O114]*1.01" office:value-type="float" office:value="3.23774154982796" calcext:value-type="float">
            <text:p>3.24</text:p>
          </table:table-cell>
          <table:table-cell table:style-name="ce84" table:formula="of:=[.P114]*1.01" office:value-type="float" office:value="3.27011896532624" calcext:value-type="float">
            <text:p>3.27</text:p>
          </table:table-cell>
          <table:table-cell table:style-name="ce84" table:formula="of:=[.Q114]*1.01" office:value-type="float" office:value="3.3028201549795" calcext:value-type="float">
            <text:p>3.30</text:p>
          </table:table-cell>
          <table:table-cell table:style-name="ce84" table:formula="of:=[.R114]*1.01" office:value-type="float" office:value="3.3358483565293" calcext:value-type="float">
            <text:p>3.34</text:p>
          </table:table-cell>
          <table:table-cell table:style-name="ce84" table:formula="of:=[.S114]*1.01" office:value-type="float" office:value="3.36920684009459" calcext:value-type="float">
            <text:p>3.37</text:p>
          </table:table-cell>
          <table:table-cell table:style-name="ce84" table:formula="of:=[.T114]*1.01" office:value-type="float" office:value="3.40289890849554" calcext:value-type="float">
            <text:p>3.40</text:p>
          </table:table-cell>
          <table:table-cell table:style-name="ce84" table:formula="of:=[.U114]*1.01" office:value-type="float" office:value="3.43692789758049" calcext:value-type="float">
            <text:p>3.44</text:p>
          </table:table-cell>
          <table:table-cell table:style-name="ce84" table:formula="of:=[.V114]*1.01" office:value-type="float" office:value="3.4712971765563" calcext:value-type="float">
            <text:p>3.47</text:p>
          </table:table-cell>
          <table:table-cell table:style-name="ce84" table:formula="of:=[.W114]*1.01" office:value-type="float" office:value="3.50601014832186" calcext:value-type="float">
            <text:p>3.51</text:p>
          </table:table-cell>
          <table:table-cell table:style-name="ce84" table:formula="of:=[.X114]*1.01" office:value-type="float" office:value="3.54107024980508" calcext:value-type="float">
            <text:p>3.54</text:p>
          </table:table-cell>
          <table:table-cell table:style-name="ce84" table:formula="of:=[.Y114]*1.01" office:value-type="float" office:value="3.57648095230313" calcext:value-type="float">
            <text:p>3.58</text:p>
          </table:table-cell>
          <table:table-cell table:style-name="ce84" table:formula="of:=[.Z114]*1.01" office:value-type="float" office:value="3.61224576182616" calcext:value-type="float">
            <text:p>3.61</text:p>
          </table:table-cell>
          <table:table-cell table:style-name="ce84" table:formula="of:=[.AA114]*1.01" office:value-type="float" office:value="3.64836821944442" calcext:value-type="float">
            <text:p>3.65</text:p>
          </table:table-cell>
          <table:table-cell table:style-name="ce84" table:formula="of:=[.AB114]*1.01" office:value-type="float" office:value="3.68485190163887" calcext:value-type="float">
            <text:p>3.68</text:p>
          </table:table-cell>
          <table:table-cell table:style-name="ce84" table:formula="of:=[.AC114]*1.01" office:value-type="float" office:value="3.72170042065525" calcext:value-type="float">
            <text:p>3.72</text:p>
          </table:table-cell>
          <table:table-cell table:style-name="ce84" table:formula="of:=[.AD114]*1.01" office:value-type="float" office:value="3.75891742486181" calcext:value-type="float">
            <text:p>3.76</text:p>
          </table:table-cell>
          <table:table-cell table:style-name="ce84" table:formula="of:=[.AE114]*1.01" office:value-type="float" office:value="3.79650659911043" calcext:value-type="float">
            <text:p>3.80</text:p>
          </table:table-cell>
          <table:table-cell table:style-name="ce84" table:formula="of:=[.AF114]*1.01" office:value-type="float" office:value="3.83447166510153" calcext:value-type="float">
            <text:p>3.83</text:p>
          </table:table-cell>
          <table:table-cell table:style-name="ce84" table:formula="of:=[.AG114]*1.01" office:value-type="float" office:value="3.87281638175255" calcext:value-type="float">
            <text:p>3.87</text:p>
          </table:table-cell>
          <table:table-cell table:style-name="ce84" table:formula="of:=[.AH114]*1.01" office:value-type="float" office:value="3.91154454557007" calcext:value-type="float">
            <text:p>3.91</text:p>
          </table:table-cell>
          <table:table-cell table:style-name="ce84" table:formula="of:=[.AI114]*1.01" office:value-type="float" office:value="3.95065999102577" calcext:value-type="float">
            <text:p>3.95</text:p>
          </table:table-cell>
          <table:table-cell table:style-name="ce84" table:formula="of:=[.AJ114]*1.01" office:value-type="float" office:value="3.99016659093603" calcext:value-type="float">
            <text:p>3.99</text:p>
          </table:table-cell>
          <table:table-cell table:style-name="ce84" table:formula="of:=[.AK114]*1.01" office:value-type="float" office:value="4.03006825684539" calcext:value-type="float">
            <text:p>4.03</text:p>
          </table:table-cell>
          <table:table-cell table:style-name="ce84" table:formula="of:=[.AL114]*1.01" office:value-type="float" office:value="4.07036893941384" calcext:value-type="float">
            <text:p>4.07</text:p>
          </table:table-cell>
          <table:table-cell table:style-name="ce84" table:formula="of:=[.AM114]*1.01" office:value-type="float" office:value="4.11107262880798" calcext:value-type="float">
            <text:p>4.11</text:p>
          </table:table-cell>
          <table:table-cell table:style-name="ce84" table:formula="of:=[.AN114]*1.01" office:value-type="float" office:value="4.15218335509606" calcext:value-type="float">
            <text:p>4.15</text:p>
          </table:table-cell>
          <table:table-cell table:style-name="ce84" table:formula="of:=[.AO114]*1.01" office:value-type="float" office:value="4.19370518864702" calcext:value-type="float">
            <text:p>4.19</text:p>
          </table:table-cell>
          <table:table-cell table:style-name="ce84" table:formula="of:=[.AP114]*1.01" office:value-type="float" office:value="4.23564224053349" calcext:value-type="float">
            <text:p>4.24</text:p>
          </table:table-cell>
          <table:table-cell table:number-columns-repeated="981"/>
        </table:table-row>
        <table:table-row table:style-name="ro1">
          <table:table-cell table:style-name="ce66" office:value-type="string" calcext:value-type="string">
            <text:p>Approvisionnement (énergie)</text:p>
          </table:table-cell>
          <table:table-cell table:style-name="ce66" table:number-columns-repeated="6"/>
          <table:table-cell table:style-name="ce84" office:value-type="float" office:value="28" calcext:value-type="float">
            <text:p>28.00</text:p>
          </table:table-cell>
          <table:table-cell table:style-name="ce84" table:formula="of:=[.H115]*[.$S$9]" office:value-type="float" office:value="28.7195199214137" calcext:value-type="float">
            <office:annotation draw:style-name="gr28" draw:text-style-name="P2" svg:width="75.15mm" svg:height="19.05mm" svg:x="180.04mm" svg:y="517.2mm" draw:caption-point-x="195.86mm" draw:caption-point-y="173.23mm">
              <dc:date>2017-08-28T00:00:00</dc:date>
              <text:p text:style-name="P1"><text:span text:style-name="T1">BAIZ Adam - CGDD/SEEI/MA3:</text:span></text:p>
              <text:p text:style-name="P1"><text:span text:style-name="T2">TCAM de 1.8% environ sur le gaz (scénario AMS2 s'appuyant sur le World Energy Outlook)</text:span></text:p>
            </office:annotation>
            <text:p>28.72</text:p>
          </table:table-cell>
          <table:table-cell table:style-name="ce84" table:formula="of:=[.I115]*[.$S$9]" office:value-type="float" office:value="29.457529447017" calcext:value-type="float">
            <text:p>29.46</text:p>
          </table:table-cell>
          <table:table-cell table:style-name="ce84" table:formula="of:=[.J115]*[.$S$9]" office:value-type="float" office:value="30.2145037067584" calcext:value-type="float">
            <text:p>30.21</text:p>
          </table:table-cell>
          <table:table-cell table:style-name="ce84" table:formula="of:=[.K115]*[.$S$9]" office:value-type="float" office:value="30.990930040067" calcext:value-type="float">
            <text:p>30.99</text:p>
          </table:table-cell>
          <table:table-cell table:style-name="ce84" table:formula="of:=[.L115]*[.$S$9]" office:value-type="float" office:value="31.7873083096015" calcext:value-type="float">
            <text:p>31.79</text:p>
          </table:table-cell>
          <table:table-cell table:style-name="ce84" table:formula="of:=[.M115]*[.$S$9]" office:value-type="float" office:value="32.6041512230614" calcext:value-type="float">
            <text:p>32.60</text:p>
          </table:table-cell>
          <table:table-cell table:style-name="ce84" table:formula="of:=[.N115]*[.$S$9]" office:value-type="float" office:value="33.4419846632677" calcext:value-type="float">
            <text:p>33.44</text:p>
          </table:table-cell>
          <table:table-cell table:style-name="ce84" table:formula="of:=[.O115]*[.$S$9]" office:value-type="float" office:value="34.3013480267259" calcext:value-type="float">
            <text:p>34.30</text:p>
          </table:table-cell>
          <table:table-cell table:style-name="ce84" table:formula="of:=[.P115]*[.$S$9]" office:value-type="float" office:value="35.1827945708893" calcext:value-type="float">
            <text:p>35.18</text:p>
          </table:table-cell>
          <table:table-cell table:style-name="ce84" table:formula="of:=[.Q115]*[.$S$9]" office:value-type="float" office:value="36.086891770345" calcext:value-type="float">
            <text:p>36.09</text:p>
          </table:table-cell>
          <table:table-cell table:style-name="ce84" table:formula="of:=[.R115]*[.$S$9]" office:value-type="float" office:value="37.0142216821543" calcext:value-type="float">
            <text:p>37.01</text:p>
          </table:table-cell>
          <table:table-cell table:style-name="ce84" table:formula="of:=[.S115]*[.$S$9]" office:value-type="float" office:value="37.9653813205805" calcext:value-type="float">
            <text:p>37.97</text:p>
          </table:table-cell>
          <table:table-cell table:style-name="ce84" table:formula="of:=[.T115]*[.$S$9]" office:value-type="float" office:value="38.9409830414456" calcext:value-type="float">
            <text:p>38.94</text:p>
          </table:table-cell>
          <table:table-cell table:style-name="ce84" table:formula="of:=[.U115]*[.$S$9]" office:value-type="float" office:value="39.9416549363653" calcext:value-type="float">
            <text:p>39.94</text:p>
          </table:table-cell>
          <table:table-cell table:style-name="ce84" table:formula="of:=[.V115]*[.$S$9]" office:value-type="float" office:value="40.9680412371134" calcext:value-type="float">
            <text:p>40.97</text:p>
          </table:table-cell>
          <table:table-cell table:style-name="ce84" table:formula="of:=[.W115]*[.$S$10]" office:value-type="float" office:value="41.3757814595659" calcext:value-type="float">
            <office:annotation draw:style-name="gr12" draw:text-style-name="P2" svg:width="30.99mm" svg:height="21.21mm" svg:x="477.44mm" svg:y="527.5mm" draw:caption-point-x="313.61mm" draw:caption-point-y="162.93mm">
              <dc:date>2017-08-28T00:00:00</dc:date>
              <text:p text:style-name="P1"><text:span text:style-name="T1">FRAGNOL Ludovic - CGDD/SEEI/MA3:</text:span></text:p>
              <text:p text:style-name="P1"><text:span text:style-name="T2">modif TCAM</text:span></text:p>
              <text:p text:style-name="P1"><text:span text:style-name="T2"/></text:p>
            </office:annotation>
            <text:p>41.38</text:p>
          </table:table-cell>
          <table:table-cell table:style-name="ce84" table:formula="of:=[.X115]*[.$S$10]" office:value-type="float" office:value="41.7875797742285" calcext:value-type="float">
            <text:p>41.79</text:p>
          </table:table-cell>
          <table:table-cell table:style-name="ce84" table:formula="of:=[.Y115]*[.$S$10]" office:value-type="float" office:value="42.2034765698376" calcext:value-type="float">
            <text:p>42.20</text:p>
          </table:table-cell>
          <table:table-cell table:style-name="ce84" table:formula="of:=[.Z115]*[.$S$10]" office:value-type="float" office:value="42.6235126371043" calcext:value-type="float">
            <text:p>42.62</text:p>
          </table:table-cell>
          <table:table-cell table:style-name="ce84" table:formula="of:=[.AA115]*[.$S$10]" office:value-type="float" office:value="43.0477291727149" calcext:value-type="float">
            <text:p>43.05</text:p>
          </table:table-cell>
          <table:table-cell table:style-name="ce84" table:formula="of:=[.AB115]*[.$S$10]" office:value-type="float" office:value="43.4761677833717" calcext:value-type="float">
            <text:p>43.48</text:p>
          </table:table-cell>
          <table:table-cell table:style-name="ce84" table:formula="of:=[.AC115]*[.$S$10]" office:value-type="float" office:value="43.9088704898735" calcext:value-type="float">
            <text:p>43.91</text:p>
          </table:table-cell>
          <table:table-cell table:style-name="ce84" table:formula="of:=[.AD115]*[.$S$10]" office:value-type="float" office:value="44.345879731237" calcext:value-type="float">
            <text:p>44.35</text:p>
          </table:table-cell>
          <table:table-cell table:style-name="ce84" table:formula="of:=[.AE115]*[.$S$10]" office:value-type="float" office:value="44.7872383688594" calcext:value-type="float">
            <text:p>44.79</text:p>
          </table:table-cell>
          <table:table-cell table:style-name="ce84" table:formula="of:=[.AF115]*[.$S$10]" office:value-type="float" office:value="45.2329896907217" calcext:value-type="float">
            <text:p>45.23</text:p>
          </table:table-cell>
          <table:table-cell table:style-name="ce84" table:formula="of:=[.AG115]*[.$S$10]" office:value-type="float" office:value="45.6831774156349" calcext:value-type="float">
            <text:p>45.68</text:p>
          </table:table-cell>
          <table:table-cell table:style-name="ce84" table:formula="of:=[.AH115]*[.$S$11]" office:value-type="float" office:value="45.8459862339937" calcext:value-type="float">
            <text:p>45.85</text:p>
          </table:table-cell>
          <table:table-cell table:style-name="ce84" table:formula="of:=[.AI115]*[.$S$11]" office:value-type="float" office:value="46.0093752815055" calcext:value-type="float">
            <text:p>46.01</text:p>
          </table:table-cell>
          <table:table-cell table:style-name="ce84" table:formula="of:=[.AJ115]*[.$S$11]" office:value-type="float" office:value="46.1733466260303" calcext:value-type="float">
            <text:p>46.17</text:p>
          </table:table-cell>
          <table:table-cell table:style-name="ce84" table:formula="of:=[.AK115]*[.$S$11]" office:value-type="float" office:value="46.337902342798" calcext:value-type="float">
            <text:p>46.34</text:p>
          </table:table-cell>
          <table:table-cell table:style-name="ce84" table:formula="of:=[.AL115]*[.$S$11]" office:value-type="float" office:value="46.5030445144341" calcext:value-type="float">
            <text:p>46.50</text:p>
          </table:table-cell>
          <table:table-cell table:style-name="ce84" table:formula="of:=[.AM115]*[.$S$11]" office:value-type="float" office:value="46.6687752309865" calcext:value-type="float">
            <text:p>46.67</text:p>
          </table:table-cell>
          <table:table-cell table:style-name="ce84" table:formula="of:=[.AN115]*[.$S$11]" office:value-type="float" office:value="46.8350965899515" calcext:value-type="float">
            <text:p>46.84</text:p>
          </table:table-cell>
          <table:table-cell table:style-name="ce84" table:formula="of:=[.AO115]*[.$S$11]" office:value-type="float" office:value="47.0020106963009" calcext:value-type="float">
            <text:p>47.00</text:p>
          </table:table-cell>
          <table:table-cell table:style-name="ce84" table:formula="of:=[.AP115]*[.$S$11]" office:value-type="float" office:value="47.1695196625081" calcext:value-type="float">
            <text:p>47.17</text:p>
          </table:table-cell>
          <table:table-cell table:number-columns-repeated="981"/>
        </table:table-row>
        <table:table-row table:style-name="ro1">
          <table:table-cell table:style-name="ce66" office:value-type="string" calcext:value-type="string">
            <text:p>CSPG</text:p>
          </table:table-cell>
          <table:table-cell table:style-name="ce117" table:formula="of:=[.C116]" office:value-type="float" office:value="0.0153" calcext:value-type="float">
            <text:p>0.0153</text:p>
          </table:table-cell>
          <table:table-cell table:style-name="ce117" table:formula="of:=[.D116]" office:value-type="float" office:value="0.0153" calcext:value-type="float">
            <text:p>0.0153</text:p>
          </table:table-cell>
          <table:table-cell table:style-name="ce117" table:formula="of:=[.E116]" office:value-type="float" office:value="0.0153" calcext:value-type="float">
            <text:p>0.0153</text:p>
          </table:table-cell>
          <table:table-cell table:style-name="ce117" table:formula="of:=[.F116]" office:value-type="float" office:value="0.0153" calcext:value-type="float">
            <text:p>0.0153</text:p>
          </table:table-cell>
          <table:table-cell table:style-name="ce117" table:formula="of:=[.G116]" office:value-type="float" office:value="0.0153" calcext:value-type="float">
            <text:p>0.0153</text:p>
          </table:table-cell>
          <table:table-cell table:style-name="ce117" table:formula="of:=[.H116]"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style-name="ce85" table:formula="of:=0.0153" office:value-type="float" office:value="0.0153" calcext:value-type="float">
            <text:p>0.0153</text:p>
          </table:table-cell>
          <table:table-cell table:number-columns-repeated="981"/>
        </table:table-row>
        <table:table-row table:style-name="ro1">
          <table:table-cell table:style-name="ce66" office:value-type="string" calcext:value-type="string">
            <text:p>CTSSG</text:p>
          </table:table-cell>
          <table:table-cell table:style-name="ce117" table:formula="of:=[.C117]" office:value-type="float" office:value="0.2" calcext:value-type="float">
            <text:p>0.2000</text:p>
          </table:table-cell>
          <table:table-cell table:style-name="ce117" table:formula="of:=[.D117]" office:value-type="float" office:value="0.2" calcext:value-type="float">
            <text:p>0.2000</text:p>
          </table:table-cell>
          <table:table-cell table:style-name="ce117" table:formula="of:=[.E117]" office:value-type="float" office:value="0.2" calcext:value-type="float">
            <text:p>0.2000</text:p>
          </table:table-cell>
          <table:table-cell table:style-name="ce117" table:formula="of:=[.F117]" office:value-type="float" office:value="0.2" calcext:value-type="float">
            <text:p>0.2000</text:p>
          </table:table-cell>
          <table:table-cell table:style-name="ce117" table:formula="of:=[.G117]" office:value-type="float" office:value="0.2" calcext:value-type="float">
            <text:p>0.2000</text:p>
          </table:table-cell>
          <table:table-cell table:style-name="ce117" table:formula="of:=[.H117]" office:value-type="float" office:value="0.2" calcext:value-type="float">
            <text:p>0.2000</text:p>
          </table:table-cell>
          <table:table-cell table:style-name="ce79" table:formula="of:=0.0002*1000" office:value-type="float" office:value="0.2" calcext:value-type="float">
            <text:p>0.20</text:p>
          </table:table-cell>
          <table:table-cell table:style-name="ce79" table:formula="of:=[.H117]" office:value-type="float" office:value="0.2" calcext:value-type="float">
            <text:p>0.20</text:p>
          </table:table-cell>
          <table:table-cell table:style-name="ce79" table:formula="of:=[.I117]" office:value-type="float" office:value="0.2" calcext:value-type="float">
            <text:p>0.20</text:p>
          </table:table-cell>
          <table:table-cell table:style-name="ce79" table:formula="of:=[.J117]" office:value-type="float" office:value="0.2" calcext:value-type="float">
            <text:p>0.20</text:p>
          </table:table-cell>
          <table:table-cell table:style-name="ce79" table:formula="of:=[.K117]" office:value-type="float" office:value="0.2" calcext:value-type="float">
            <text:p>0.20</text:p>
          </table:table-cell>
          <table:table-cell table:style-name="ce79" table:formula="of:=[.L117]" office:value-type="float" office:value="0.2" calcext:value-type="float">
            <text:p>0.20</text:p>
          </table:table-cell>
          <table:table-cell table:style-name="ce79" table:formula="of:=[.M117]" office:value-type="float" office:value="0.2" calcext:value-type="float">
            <text:p>0.20</text:p>
          </table:table-cell>
          <table:table-cell table:style-name="ce79" table:formula="of:=[.N117]" office:value-type="float" office:value="0.2" calcext:value-type="float">
            <text:p>0.20</text:p>
          </table:table-cell>
          <table:table-cell table:style-name="ce79" table:formula="of:=[.O117]" office:value-type="float" office:value="0.2" calcext:value-type="float">
            <text:p>0.20</text:p>
          </table:table-cell>
          <table:table-cell table:style-name="ce79" table:formula="of:=[.P117]" office:value-type="float" office:value="0.2" calcext:value-type="float">
            <text:p>0.20</text:p>
          </table:table-cell>
          <table:table-cell table:style-name="ce79" table:formula="of:=[.Q117]" office:value-type="float" office:value="0.2" calcext:value-type="float">
            <text:p>0.20</text:p>
          </table:table-cell>
          <table:table-cell table:style-name="ce79" table:formula="of:=[.R117]" office:value-type="float" office:value="0.2" calcext:value-type="float">
            <text:p>0.20</text:p>
          </table:table-cell>
          <table:table-cell table:style-name="ce79" table:formula="of:=[.S117]" office:value-type="float" office:value="0.2" calcext:value-type="float">
            <text:p>0.20</text:p>
          </table:table-cell>
          <table:table-cell table:style-name="ce79" table:formula="of:=[.T117]" office:value-type="float" office:value="0.2" calcext:value-type="float">
            <text:p>0.20</text:p>
          </table:table-cell>
          <table:table-cell table:style-name="ce79" table:formula="of:=[.U117]" office:value-type="float" office:value="0.2" calcext:value-type="float">
            <text:p>0.20</text:p>
          </table:table-cell>
          <table:table-cell table:style-name="ce79" table:formula="of:=[.V117]" office:value-type="float" office:value="0.2" calcext:value-type="float">
            <text:p>0.20</text:p>
          </table:table-cell>
          <table:table-cell table:style-name="ce79" table:formula="of:=[.W117]" office:value-type="float" office:value="0.2" calcext:value-type="float">
            <text:p>0.20</text:p>
          </table:table-cell>
          <table:table-cell table:style-name="ce79" table:formula="of:=[.X117]" office:value-type="float" office:value="0.2" calcext:value-type="float">
            <text:p>0.20</text:p>
          </table:table-cell>
          <table:table-cell table:style-name="ce79" table:formula="of:=[.Y117]" office:value-type="float" office:value="0.2" calcext:value-type="float">
            <text:p>0.20</text:p>
          </table:table-cell>
          <table:table-cell table:style-name="ce79" table:formula="of:=[.Z117]" office:value-type="float" office:value="0.2" calcext:value-type="float">
            <text:p>0.20</text:p>
          </table:table-cell>
          <table:table-cell table:style-name="ce79" table:formula="of:=[.AA117]" office:value-type="float" office:value="0.2" calcext:value-type="float">
            <text:p>0.20</text:p>
          </table:table-cell>
          <table:table-cell table:style-name="ce79" table:formula="of:=[.AB117]" office:value-type="float" office:value="0.2" calcext:value-type="float">
            <text:p>0.20</text:p>
          </table:table-cell>
          <table:table-cell table:style-name="ce79" table:formula="of:=[.AC117]" office:value-type="float" office:value="0.2" calcext:value-type="float">
            <text:p>0.20</text:p>
          </table:table-cell>
          <table:table-cell table:style-name="ce79" table:formula="of:=[.AD117]" office:value-type="float" office:value="0.2" calcext:value-type="float">
            <text:p>0.20</text:p>
          </table:table-cell>
          <table:table-cell table:style-name="ce79" table:formula="of:=[.AE117]" office:value-type="float" office:value="0.2" calcext:value-type="float">
            <text:p>0.20</text:p>
          </table:table-cell>
          <table:table-cell table:style-name="ce79" table:formula="of:=[.AF117]" office:value-type="float" office:value="0.2" calcext:value-type="float">
            <text:p>0.20</text:p>
          </table:table-cell>
          <table:table-cell table:style-name="ce79" table:formula="of:=[.AG117]" office:value-type="float" office:value="0.2" calcext:value-type="float">
            <text:p>0.20</text:p>
          </table:table-cell>
          <table:table-cell table:style-name="ce79" table:formula="of:=[.AH117]" office:value-type="float" office:value="0.2" calcext:value-type="float">
            <text:p>0.20</text:p>
          </table:table-cell>
          <table:table-cell table:style-name="ce79" table:formula="of:=[.AI117]" office:value-type="float" office:value="0.2" calcext:value-type="float">
            <text:p>0.20</text:p>
          </table:table-cell>
          <table:table-cell table:style-name="ce79" table:formula="of:=[.AJ117]" office:value-type="float" office:value="0.2" calcext:value-type="float">
            <text:p>0.20</text:p>
          </table:table-cell>
          <table:table-cell table:style-name="ce79" table:formula="of:=[.AK117]" office:value-type="float" office:value="0.2" calcext:value-type="float">
            <text:p>0.20</text:p>
          </table:table-cell>
          <table:table-cell table:style-name="ce79" table:formula="of:=[.AL117]" office:value-type="float" office:value="0.2" calcext:value-type="float">
            <text:p>0.20</text:p>
          </table:table-cell>
          <table:table-cell table:style-name="ce79" table:formula="of:=[.AM117]" office:value-type="float" office:value="0.2" calcext:value-type="float">
            <text:p>0.20</text:p>
          </table:table-cell>
          <table:table-cell table:style-name="ce79" table:formula="of:=[.AN117]" office:value-type="float" office:value="0.2" calcext:value-type="float">
            <text:p>0.20</text:p>
          </table:table-cell>
          <table:table-cell table:style-name="ce79" table:formula="of:=[.AO117]" office:value-type="float" office:value="0.2" calcext:value-type="float">
            <text:p>0.20</text:p>
          </table:table-cell>
          <table:table-cell table:style-name="ce79" table:formula="of:=[.AP117]" office:value-type="float" office:value="0.2" calcext:value-type="float">
            <text:p>0.20</text:p>
          </table:table-cell>
          <table:table-cell table:number-columns-repeated="981"/>
        </table:table-row>
        <table:table-row table:style-name="ro1">
          <table:table-cell table:style-name="ce66" office:value-type="string" calcext:value-type="string">
            <text:p>TICGN </text:p>
          </table:table-cell>
          <table:table-cell table:style-name="ce117" table:formula="of:=[.C118]" office:value-type="float" office:value="2.64" calcext:value-type="float">
            <text:p>2.6400</text:p>
          </table:table-cell>
          <table:table-cell table:style-name="ce117" table:formula="of:=[.D118]" office:value-type="float" office:value="2.64" calcext:value-type="float">
            <text:p>2.6400</text:p>
          </table:table-cell>
          <table:table-cell table:style-name="ce117" table:formula="of:=[.E118]" office:value-type="float" office:value="2.64" calcext:value-type="float">
            <text:p>2.6400</text:p>
          </table:table-cell>
          <table:table-cell table:style-name="ce117" table:formula="of:=[.F118]" office:value-type="float" office:value="2.64" calcext:value-type="float">
            <text:p>2.6400</text:p>
          </table:table-cell>
          <table:table-cell table:style-name="ce117" table:formula="of:=[.G118]" office:value-type="float" office:value="2.64" calcext:value-type="float">
            <text:p>2.6400</text:p>
          </table:table-cell>
          <table:table-cell table:style-name="ce117" table:formula="of:=[.H118]" office:value-type="float" office:value="2.64" calcext:value-type="float">
            <text:p>2.6400</text:p>
          </table:table-cell>
          <table:table-cell table:style-name="ce79" table:formula="of:=0.00264*1000" office:value-type="float" office:value="2.64" calcext:value-type="float">
            <text:p>2.64</text:p>
          </table:table-cell>
          <table:table-cell table:style-name="ce79"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style-name="ce99" table:formula="of:=0.00434*1000" office:value-type="float" office:value="4.34" calcext:value-type="float">
            <text:p>4.34</text:p>
          </table:table-cell>
          <table:table-cell table:number-columns-repeated="981"/>
        </table:table-row>
        <table:table-row table:style-name="ro1">
          <table:table-cell table:style-name="ce66" office:value-type="string" calcext:value-type="string">
            <text:p>CTA</text:p>
          </table:table-cell>
          <table:table-cell table:style-name="ce117" table:formula="of:=[.C119]" office:value-type="float" office:value="0.9" calcext:value-type="float">
            <text:p>0.9000</text:p>
          </table:table-cell>
          <table:table-cell table:style-name="ce117" table:formula="of:=[.D119]" office:value-type="float" office:value="0.9" calcext:value-type="float">
            <text:p>0.9000</text:p>
          </table:table-cell>
          <table:table-cell table:style-name="ce117" table:formula="of:=[.E119]" office:value-type="float" office:value="0.9" calcext:value-type="float">
            <text:p>0.9000</text:p>
          </table:table-cell>
          <table:table-cell table:style-name="ce117" table:formula="of:=[.F119]" office:value-type="float" office:value="0.9" calcext:value-type="float">
            <text:p>0.9000</text:p>
          </table:table-cell>
          <table:table-cell table:style-name="ce117" table:formula="of:=[.G119]" office:value-type="float" office:value="0.9" calcext:value-type="float">
            <text:p>0.9000</text:p>
          </table:table-cell>
          <table:table-cell table:style-name="ce117" table:formula="of:=[.H119]" office:value-type="float" office:value="0.9" calcext:value-type="float">
            <text:p>0.9000</text:p>
          </table:table-cell>
          <table:table-cell table:style-name="ce79" table:formula="of:=1.8/2" office:value-type="float" office:value="0.9" calcext:value-type="float">
            <office:annotation draw:style-name="gr12" draw:text-style-name="P2" svg:width="26.81mm" svg:height="21.21mm" svg:x="165.41mm" svg:y="534.98mm" draw:caption-point-x="170.17mm" draw:caption-point-y="177.74mm">
              <dc:date>2017-08-28T00:00:00</dc:date>
              <text:p text:style-name="P1"><text:span text:style-name="T1">BAIZ Adam - CGDD/SEEI/MA3:</text:span></text:p>
              <text:p text:style-name="P1"><text:span text:style-name="T2">environ 2% du total TTC</text:span></text:p>
            </office:annotation>
            <text:p>0.90</text:p>
          </table:table-cell>
          <table:table-cell table:style-name="ce79" table:formula="of:=[.H119]" office:value-type="float" office:value="0.9" calcext:value-type="float">
            <text:p>0.90</text:p>
          </table:table-cell>
          <table:table-cell table:style-name="ce79" table:formula="of:=[.I119]" office:value-type="float" office:value="0.9" calcext:value-type="float">
            <text:p>0.90</text:p>
          </table:table-cell>
          <table:table-cell table:style-name="ce79" table:formula="of:=[.J119]" office:value-type="float" office:value="0.9" calcext:value-type="float">
            <text:p>0.90</text:p>
          </table:table-cell>
          <table:table-cell table:style-name="ce79" table:formula="of:=[.K119]" office:value-type="float" office:value="0.9" calcext:value-type="float">
            <text:p>0.90</text:p>
          </table:table-cell>
          <table:table-cell table:style-name="ce79" table:formula="of:=[.L119]" office:value-type="float" office:value="0.9" calcext:value-type="float">
            <text:p>0.90</text:p>
          </table:table-cell>
          <table:table-cell table:style-name="ce79" table:formula="of:=[.M119]" office:value-type="float" office:value="0.9" calcext:value-type="float">
            <text:p>0.90</text:p>
          </table:table-cell>
          <table:table-cell table:style-name="ce79" table:formula="of:=[.N119]" office:value-type="float" office:value="0.9" calcext:value-type="float">
            <text:p>0.90</text:p>
          </table:table-cell>
          <table:table-cell table:style-name="ce79" table:formula="of:=[.O119]" office:value-type="float" office:value="0.9" calcext:value-type="float">
            <text:p>0.90</text:p>
          </table:table-cell>
          <table:table-cell table:style-name="ce79" table:formula="of:=[.P119]" office:value-type="float" office:value="0.9" calcext:value-type="float">
            <text:p>0.90</text:p>
          </table:table-cell>
          <table:table-cell table:style-name="ce79" table:formula="of:=[.Q119]" office:value-type="float" office:value="0.9" calcext:value-type="float">
            <text:p>0.90</text:p>
          </table:table-cell>
          <table:table-cell table:style-name="ce79" table:formula="of:=[.R119]" office:value-type="float" office:value="0.9" calcext:value-type="float">
            <text:p>0.90</text:p>
          </table:table-cell>
          <table:table-cell table:style-name="ce79" table:formula="of:=[.S119]" office:value-type="float" office:value="0.9" calcext:value-type="float">
            <text:p>0.90</text:p>
          </table:table-cell>
          <table:table-cell table:style-name="ce79" table:formula="of:=[.T119]" office:value-type="float" office:value="0.9" calcext:value-type="float">
            <text:p>0.90</text:p>
          </table:table-cell>
          <table:table-cell table:style-name="ce79" table:formula="of:=[.U119]" office:value-type="float" office:value="0.9" calcext:value-type="float">
            <text:p>0.90</text:p>
          </table:table-cell>
          <table:table-cell table:style-name="ce79" table:formula="of:=[.V119]" office:value-type="float" office:value="0.9" calcext:value-type="float">
            <text:p>0.90</text:p>
          </table:table-cell>
          <table:table-cell table:style-name="ce79" table:formula="of:=[.W119]" office:value-type="float" office:value="0.9" calcext:value-type="float">
            <text:p>0.90</text:p>
          </table:table-cell>
          <table:table-cell table:style-name="ce79" table:formula="of:=[.X119]" office:value-type="float" office:value="0.9" calcext:value-type="float">
            <text:p>0.90</text:p>
          </table:table-cell>
          <table:table-cell table:style-name="ce79" table:formula="of:=[.Y119]" office:value-type="float" office:value="0.9" calcext:value-type="float">
            <text:p>0.90</text:p>
          </table:table-cell>
          <table:table-cell table:style-name="ce79" table:formula="of:=[.Z119]" office:value-type="float" office:value="0.9" calcext:value-type="float">
            <text:p>0.90</text:p>
          </table:table-cell>
          <table:table-cell table:style-name="ce79" table:formula="of:=[.AA119]" office:value-type="float" office:value="0.9" calcext:value-type="float">
            <text:p>0.90</text:p>
          </table:table-cell>
          <table:table-cell table:style-name="ce79" table:formula="of:=[.AB119]" office:value-type="float" office:value="0.9" calcext:value-type="float">
            <text:p>0.90</text:p>
          </table:table-cell>
          <table:table-cell table:style-name="ce79" table:formula="of:=[.AC119]" office:value-type="float" office:value="0.9" calcext:value-type="float">
            <text:p>0.90</text:p>
          </table:table-cell>
          <table:table-cell table:style-name="ce79" table:formula="of:=[.AD119]" office:value-type="float" office:value="0.9" calcext:value-type="float">
            <text:p>0.90</text:p>
          </table:table-cell>
          <table:table-cell table:style-name="ce79" table:formula="of:=[.AE119]" office:value-type="float" office:value="0.9" calcext:value-type="float">
            <text:p>0.90</text:p>
          </table:table-cell>
          <table:table-cell table:style-name="ce79" table:formula="of:=[.AF119]" office:value-type="float" office:value="0.9" calcext:value-type="float">
            <text:p>0.90</text:p>
          </table:table-cell>
          <table:table-cell table:style-name="ce79" table:formula="of:=[.AG119]" office:value-type="float" office:value="0.9" calcext:value-type="float">
            <text:p>0.90</text:p>
          </table:table-cell>
          <table:table-cell table:style-name="ce79" table:formula="of:=[.AH119]" office:value-type="float" office:value="0.9" calcext:value-type="float">
            <text:p>0.90</text:p>
          </table:table-cell>
          <table:table-cell table:style-name="ce79" table:formula="of:=[.AI119]" office:value-type="float" office:value="0.9" calcext:value-type="float">
            <text:p>0.90</text:p>
          </table:table-cell>
          <table:table-cell table:style-name="ce79" table:formula="of:=[.AJ119]" office:value-type="float" office:value="0.9" calcext:value-type="float">
            <text:p>0.90</text:p>
          </table:table-cell>
          <table:table-cell table:style-name="ce79" table:formula="of:=[.AK119]" office:value-type="float" office:value="0.9" calcext:value-type="float">
            <text:p>0.90</text:p>
          </table:table-cell>
          <table:table-cell table:style-name="ce79" table:formula="of:=[.AL119]" office:value-type="float" office:value="0.9" calcext:value-type="float">
            <text:p>0.90</text:p>
          </table:table-cell>
          <table:table-cell table:style-name="ce79" table:formula="of:=[.AM119]" office:value-type="float" office:value="0.9" calcext:value-type="float">
            <text:p>0.90</text:p>
          </table:table-cell>
          <table:table-cell table:style-name="ce79" table:formula="of:=[.AN119]" office:value-type="float" office:value="0.9" calcext:value-type="float">
            <text:p>0.90</text:p>
          </table:table-cell>
          <table:table-cell table:style-name="ce79" table:formula="of:=[.AO119]" office:value-type="float" office:value="0.9" calcext:value-type="float">
            <text:p>0.90</text:p>
          </table:table-cell>
          <table:table-cell table:style-name="ce79" table:formula="of:=[.AP119]" office:value-type="float" office:value="0.9" calcext:value-type="float">
            <text:p>0.90</text:p>
          </table:table-cell>
          <table:table-cell table:number-columns-repeated="981"/>
        </table:table-row>
        <table:table-row table:style-name="ro1">
          <table:table-cell table:style-name="ce65" office:value-type="string" calcext:value-type="string">
            <text:p>Total HTVA</text:p>
          </table:table-cell>
          <table:table-cell table:style-name="ce71" table:formula="of:=[.B112]+[.B116]+[.B117]+[.B118]+[.B119]" office:value-type="float" office:value="33.0053" calcext:value-type="float">
            <text:p>33.01</text:p>
          </table:table-cell>
          <table:table-cell table:style-name="ce71" table:formula="of:=[.C112]+[.C116]+[.C117]+[.C118]+[.C119]" office:value-type="float" office:value="38.6719666666667" calcext:value-type="float">
            <text:p>38.67</text:p>
          </table:table-cell>
          <table:table-cell table:style-name="ce71" table:formula="of:=[.D112]+[.D116]+[.D117]+[.D118]+[.D119]" office:value-type="float" office:value="44.3386333333333" calcext:value-type="float">
            <text:p>44.34</text:p>
          </table:table-cell>
          <table:table-cell table:style-name="ce71" table:formula="of:=[.E112]+[.E116]+[.E117]+[.E118]+[.E119]" office:value-type="float" office:value="50.0053" calcext:value-type="float">
            <text:p>50.01</text:p>
          </table:table-cell>
          <table:table-cell table:style-name="ce71" table:formula="of:=[.F112]+[.F116]+[.F117]+[.F118]+[.F119]" office:value-type="float" office:value="50.0053" calcext:value-type="float">
            <text:p>50.01</text:p>
          </table:table-cell>
          <table:table-cell table:style-name="ce71" table:formula="of:=[.G112]+[.G116]+[.G117]+[.G118]+[.G119]" office:value-type="float" office:value="47.5053" calcext:value-type="float">
            <text:p>47.51</text:p>
          </table:table-cell>
          <table:table-cell table:style-name="ce71" table:formula="of:=[.H112]+[.H116]+[.H117]+[.H118]+[.H119]" office:value-type="float" office:value="45.5053" calcext:value-type="float">
            <text:p>45.51</text:p>
          </table:table-cell>
          <table:table-cell table:style-name="ce71" table:formula="of:=[.I112]+[.I116]+[.I117]+[.I118]+[.I119]" office:value-type="float" office:value="47.9547199214137" calcext:value-type="float">
            <text:p>47.95</text:p>
          </table:table-cell>
          <table:table-cell table:style-name="ce71" table:formula="of:=[.J112]+[.J116]+[.J117]+[.J118]+[.J119]" office:value-type="float" office:value="48.722928447017" calcext:value-type="float">
            <text:p>48.72</text:p>
          </table:table-cell>
          <table:table-cell table:style-name="ce71" table:formula="of:=[.K112]+[.K116]+[.K117]+[.K118]+[.K119]" office:value-type="float" office:value="49.5104036967584" calcext:value-type="float">
            <text:p>49.51</text:p>
          </table:table-cell>
          <table:table-cell table:style-name="ce71" table:formula="of:=[.L112]+[.L116]+[.L117]+[.L118]+[.L119]" office:value-type="float" office:value="50.317636029967" calcext:value-type="float">
            <text:p>50.32</text:p>
          </table:table-cell>
          <table:table-cell table:style-name="ce71" table:formula="of:=[.M112]+[.M116]+[.M117]+[.M118]+[.M119]" office:value-type="float" office:value="51.1451283594005" calcext:value-type="float">
            <text:p>51.15</text:p>
          </table:table-cell>
          <table:table-cell table:style-name="ce71" table:formula="of:=[.N112]+[.N116]+[.N117]+[.N118]+[.N119]" office:value-type="float" office:value="51.9933964733584" calcext:value-type="float">
            <text:p>51.99</text:p>
          </table:table-cell>
          <table:table-cell table:style-name="ce71" table:formula="of:=[.O112]+[.O116]+[.O117]+[.O118]+[.O119]" office:value-type="float" office:value="52.8629693660676" calcext:value-type="float">
            <text:p>52.86</text:p>
          </table:table-cell>
          <table:table-cell table:style-name="ce71" table:formula="of:=[.P112]+[.P116]+[.P117]+[.P118]+[.P119]" office:value-type="float" office:value="53.7543895765539" calcext:value-type="float">
            <text:p>53.75</text:p>
          </table:table-cell>
          <table:table-cell table:style-name="ce71" table:formula="of:=[.Q112]+[.Q116]+[.Q117]+[.Q118]+[.Q119]" office:value-type="float" office:value="54.6682135362155" calcext:value-type="float">
            <text:p>54.67</text:p>
          </table:table-cell>
          <table:table-cell table:style-name="ce71" table:formula="of:=[.R112]+[.R116]+[.R117]+[.R118]+[.R119]" office:value-type="float" office:value="55.6050119253245" calcext:value-type="float">
            <text:p>55.61</text:p>
          </table:table-cell>
          <table:table-cell table:style-name="ce71" table:formula="of:=[.S112]+[.S116]+[.S117]+[.S118]+[.S119]" office:value-type="float" office:value="56.5653700386836" calcext:value-type="float">
            <text:p>56.57</text:p>
          </table:table-cell>
          <table:table-cell table:style-name="ce71" table:formula="of:=[.T112]+[.T116]+[.T117]+[.T118]+[.T119]" office:value-type="float" office:value="57.5498881606751" calcext:value-type="float">
            <text:p>57.55</text:p>
          </table:table-cell>
          <table:table-cell table:style-name="ce71" table:formula="of:=[.U112]+[.U116]+[.U117]+[.U118]+[.U119]" office:value-type="float" office:value="58.5591819499412" calcext:value-type="float">
            <text:p>58.56</text:p>
          </table:table-cell>
          <table:table-cell table:style-name="ce71" table:formula="of:=[.V112]+[.V116]+[.V117]+[.V118]+[.V119]" office:value-type="float" office:value="59.5938828339458" calcext:value-type="float">
            <text:p>59.59</text:p>
          </table:table-cell>
          <table:table-cell table:style-name="ce71" table:formula="of:=[.W112]+[.W116]+[.W117]+[.W118]+[.W119]" office:value-type="float" office:value="60.6546384136697" calcext:value-type="float">
            <text:p>60.65</text:p>
          </table:table-cell>
          <table:table-cell table:style-name="ce71" table:formula="of:=[.X112]+[.X116]+[.X117]+[.X118]+[.X119]" office:value-type="float" office:value="61.0970916078878" calcext:value-type="float">
            <text:p>61.10</text:p>
          </table:table-cell>
          <table:table-cell table:style-name="ce71" table:formula="of:=[.Y112]+[.Y116]+[.Y117]+[.Y118]+[.Y119]" office:value-type="float" office:value="61.5439500240336" calcext:value-type="float">
            <text:p>61.54</text:p>
          </table:table-cell>
          <table:table-cell table:style-name="ce71" table:formula="of:=[.Z112]+[.Z116]+[.Z117]+[.Z118]+[.Z119]" office:value-type="float" office:value="61.9952575221408" calcext:value-type="float">
            <text:p>62.00</text:p>
          </table:table-cell>
          <table:table-cell table:style-name="ce71" table:formula="of:=[.AA112]+[.AA116]+[.AA117]+[.AA118]+[.AA119]" office:value-type="float" office:value="62.4510583989305" calcext:value-type="float">
            <text:p>62.45</text:p>
          </table:table-cell>
          <table:table-cell table:style-name="ce71" table:formula="of:=[.AB112]+[.AB116]+[.AB117]+[.AB118]+[.AB119]" office:value-type="float" office:value="62.9113973921593" calcext:value-type="float">
            <text:p>62.91</text:p>
          </table:table-cell>
          <table:table-cell table:style-name="ce71" table:formula="of:=[.AC112]+[.AC116]+[.AC117]+[.AC118]+[.AC119]" office:value-type="float" office:value="63.3763196850106" calcext:value-type="float">
            <text:p>63.38</text:p>
          </table:table-cell>
          <table:table-cell table:style-name="ce71" table:formula="of:=[.AD112]+[.AD116]+[.AD117]+[.AD118]+[.AD119]" office:value-type="float" office:value="63.8458709105288" calcext:value-type="float">
            <text:p>63.85</text:p>
          </table:table-cell>
          <table:table-cell table:style-name="ce71" table:formula="of:=[.AE112]+[.AE116]+[.AE117]+[.AE118]+[.AE119]" office:value-type="float" office:value="64.3200971560988" calcext:value-type="float">
            <text:p>64.32</text:p>
          </table:table-cell>
          <table:table-cell table:style-name="ce71" table:formula="of:=[.AF112]+[.AF116]+[.AF117]+[.AF118]+[.AF119]" office:value-type="float" office:value="64.7990449679698" calcext:value-type="float">
            <text:p>64.80</text:p>
          </table:table-cell>
          <table:table-cell table:style-name="ce71" table:formula="of:=[.AG112]+[.AG116]+[.AG117]+[.AG118]+[.AG119]" office:value-type="float" office:value="65.2827613558232" calcext:value-type="float">
            <text:p>65.28</text:p>
          </table:table-cell>
          <table:table-cell table:style-name="ce71" table:formula="of:=[.AH112]+[.AH116]+[.AH117]+[.AH118]+[.AH119]" office:value-type="float" office:value="65.7712937973875" calcext:value-type="float">
            <text:p>65.77</text:p>
          </table:table-cell>
          <table:table-cell table:style-name="ce71" table:formula="of:=[.AI112]+[.AI116]+[.AI117]+[.AI118]+[.AI119]" office:value-type="float" office:value="65.9728307795638" calcext:value-type="float">
            <text:p>65.97</text:p>
          </table:table-cell>
          <table:table-cell table:style-name="ce71" table:formula="of:=[.AJ112]+[.AJ116]+[.AJ117]+[.AJ118]+[.AJ119]" office:value-type="float" office:value="66.1753352725312" calcext:value-type="float">
            <text:p>66.18</text:p>
          </table:table-cell>
          <table:table-cell table:style-name="ce71" table:formula="of:=[.AK112]+[.AK116]+[.AK117]+[.AK118]+[.AK119]" office:value-type="float" office:value="66.3788132169663" calcext:value-type="float">
            <text:p>66.38</text:p>
          </table:table-cell>
          <table:table-cell table:style-name="ce71" table:formula="of:=[.AL112]+[.AL116]+[.AL117]+[.AL118]+[.AL119]" office:value-type="float" office:value="66.5832705996434" calcext:value-type="float">
            <text:p>66.58</text:p>
          </table:table-cell>
          <table:table-cell table:style-name="ce71" table:formula="of:=[.AM112]+[.AM116]+[.AM117]+[.AM118]+[.AM119]" office:value-type="float" office:value="66.788713453848" calcext:value-type="float">
            <text:p>66.79</text:p>
          </table:table-cell>
          <table:table-cell table:style-name="ce71" table:formula="of:=[.AN112]+[.AN116]+[.AN117]+[.AN118]+[.AN119]" office:value-type="float" office:value="66.9951478597945" calcext:value-type="float">
            <text:p>67.00</text:p>
          </table:table-cell>
          <table:table-cell table:style-name="ce71" table:formula="of:=[.AO112]+[.AO116]+[.AO117]+[.AO118]+[.AO119]" office:value-type="float" office:value="67.2025799450476" calcext:value-type="float">
            <text:p>67.20</text:p>
          </table:table-cell>
          <table:table-cell table:style-name="ce71" table:formula="of:=[.AP112]+[.AP116]+[.AP117]+[.AP118]+[.AP119]" office:value-type="float" office:value="67.4110158849479" calcext:value-type="float">
            <text:p>67.41</text:p>
          </table:table-cell>
          <table:table-cell table:style-name="ce71" table:formula="of:=[.AQ112]+[.AQ116]+[.AQ117]+[.AQ118]+[.AQ119]" office:value-type="float" office:value="67.6204619030416" calcext:value-type="float">
            <text:p>67.62</text:p>
          </table:table-cell>
          <table:table-cell table:style-name="ce87" table:number-columns-repeated="981"/>
        </table:table-row>
        <table:table-row table:style-name="ro1">
          <table:table-cell table:style-name="ce67" office:value-type="string" calcext:value-type="string">
            <office:annotation draw:style-name="gr14" draw:text-style-name="P2" svg:width="84.31mm" svg:height="41.02mm" svg:x="0mm" svg:y="544.29mm" draw:caption-point-x="167.32mm" draw:caption-point-y="179.58mm">
              <dc:date>2017-08-28T00:00:00</dc:date>
              <text:p text:style-name="P1"><text:span text:style-name="T1">BAIZ Adam - CGDD/SEEI/MA3:</text:span></text:p>
              <text:p text:style-name="P1"><text:span text:style-name="T1">Nous appliquons une TVA moyenne </text:span></text:p>
              <text:p text:style-name="P1"><text:span text:style-name="T2">Une TVA réduite à 5,5% s’applique sur le montant de l’abonnement ainsi que sur la contribution tarifaire d’acheminement (CTA). <text:s/></text:span></text:p>
              <text:p text:style-name="P1"><text:span text:style-name="T2">Une TVA à 19,6% s’applique sur le montant des consommations ainsi que sur la contribution aux charges de service public de l’électricité <text:s/>(CSPE) et sur les Taxes sur la Consommation Finale d’Electricité (TCFE).</text:span></text:p>
            </office:annotation>
            <text:p>TVA à 18%</text:p>
          </table:table-cell>
          <table:table-cell table:style-name="ce67" table:number-columns-repeated="6"/>
          <table:table-cell table:style-name="ce79" table:formula="of:=0.18*([.H112]+[.H116]+[.H117]+[.H118]+[.H119])" office:value-type="float" office:value="8.190954" calcext:value-type="float">
            <text:p>8.19</text:p>
          </table:table-cell>
          <table:table-cell table:style-name="ce79" table:formula="of:=0.18*([.I112]+[.I116]+[.I117]+[.I118]+[.I119])" office:value-type="float" office:value="8.63184958585446" calcext:value-type="float">
            <text:p>8.63</text:p>
          </table:table-cell>
          <table:table-cell table:style-name="ce79" table:formula="of:=0.18*([.J112]+[.J116]+[.J117]+[.J118]+[.J119])" office:value-type="float" office:value="8.77012712046307" calcext:value-type="float">
            <text:p>8.77</text:p>
          </table:table-cell>
          <table:table-cell table:style-name="ce79" table:formula="of:=0.18*([.K112]+[.K116]+[.K117]+[.K118]+[.K119])" office:value-type="float" office:value="8.91187266541652" calcext:value-type="float">
            <text:p>8.91</text:p>
          </table:table-cell>
          <table:table-cell table:style-name="ce79" table:formula="of:=0.18*([.L112]+[.L116]+[.L117]+[.L118]+[.L119])" office:value-type="float" office:value="9.05717448539406" calcext:value-type="float">
            <text:p>9.06</text:p>
          </table:table-cell>
          <table:table-cell table:style-name="ce79" table:formula="of:=0.18*([.M112]+[.M116]+[.M117]+[.M118]+[.M119])" office:value-type="float" office:value="9.20612310469209" calcext:value-type="float">
            <text:p>9.21</text:p>
          </table:table-cell>
          <table:table-cell table:style-name="ce79" table:formula="of:=0.18*([.N112]+[.N116]+[.N117]+[.N118]+[.N119])" office:value-type="float" office:value="9.3588113652045" calcext:value-type="float">
            <text:p>9.36</text:p>
          </table:table-cell>
          <table:table-cell table:style-name="ce79" table:formula="of:=0.18*([.O112]+[.O116]+[.O117]+[.O118]+[.O119])" office:value-type="float" office:value="9.51533448589217" calcext:value-type="float">
            <text:p>9.52</text:p>
          </table:table-cell>
          <table:table-cell table:style-name="ce79" table:formula="of:=0.18*([.P112]+[.P116]+[.P117]+[.P118]+[.P119])" office:value-type="float" office:value="9.6757901237797" calcext:value-type="float">
            <text:p>9.68</text:p>
          </table:table-cell>
          <table:table-cell table:style-name="ce79" table:formula="of:=0.18*([.Q112]+[.Q116]+[.Q117]+[.Q118]+[.Q119])" office:value-type="float" office:value="9.84027843651879" calcext:value-type="float">
            <text:p>9.84</text:p>
          </table:table-cell>
          <table:table-cell table:style-name="ce79" table:formula="of:=0.18*([.R112]+[.R116]+[.R117]+[.R118]+[.R119])" office:value-type="float" office:value="10.0089021465584" calcext:value-type="float">
            <text:p>10.01</text:p>
          </table:table-cell>
          <table:table-cell table:style-name="ce79" table:formula="of:=0.18*([.S112]+[.S116]+[.S117]+[.S118]+[.S119])" office:value-type="float" office:value="10.1817666069631" calcext:value-type="float">
            <text:p>10.18</text:p>
          </table:table-cell>
          <table:table-cell table:style-name="ce79" table:formula="of:=0.18*([.T112]+[.T116]+[.T117]+[.T118]+[.T119])" office:value-type="float" office:value="10.3589798689215" calcext:value-type="float">
            <text:p>10.36</text:p>
          </table:table-cell>
          <table:table-cell table:style-name="ce79" table:formula="of:=0.18*([.U112]+[.U116]+[.U117]+[.U118]+[.U119])" office:value-type="float" office:value="10.5406527509894" calcext:value-type="float">
            <text:p>10.54</text:p>
          </table:table-cell>
          <table:table-cell table:style-name="ce79" table:formula="of:=0.18*([.V112]+[.V116]+[.V117]+[.V118]+[.V119])" office:value-type="float" office:value="10.7268989101103" calcext:value-type="float">
            <text:p>10.73</text:p>
          </table:table-cell>
          <table:table-cell table:style-name="ce79" table:formula="of:=0.18*([.W112]+[.W116]+[.W117]+[.W118]+[.W119])" office:value-type="float" office:value="10.9178349144605" calcext:value-type="float">
            <text:p>10.92</text:p>
          </table:table-cell>
          <table:table-cell table:style-name="ce79" table:formula="of:=0.18*([.X112]+[.X116]+[.X117]+[.X118]+[.X119])" office:value-type="float" office:value="10.9974764894198" calcext:value-type="float">
            <text:p>11.00</text:p>
          </table:table-cell>
          <table:table-cell table:style-name="ce79" table:formula="of:=0.18*([.Y112]+[.Y116]+[.Y117]+[.Y118]+[.Y119])" office:value-type="float" office:value="11.077911004326" calcext:value-type="float">
            <text:p>11.08</text:p>
          </table:table-cell>
          <table:table-cell table:style-name="ce79" table:formula="of:=0.18*([.Z112]+[.Z116]+[.Z117]+[.Z118]+[.Z119])" office:value-type="float" office:value="11.1591463539853" calcext:value-type="float">
            <text:p>11.16</text:p>
          </table:table-cell>
          <table:table-cell table:style-name="ce79" table:formula="of:=0.18*([.AA112]+[.AA116]+[.AA117]+[.AA118]+[.AA119])" office:value-type="float" office:value="11.2411905118075" calcext:value-type="float">
            <text:p>11.24</text:p>
          </table:table-cell>
          <table:table-cell table:style-name="ce79" table:formula="of:=0.18*([.AB112]+[.AB116]+[.AB117]+[.AB118]+[.AB119])" office:value-type="float" office:value="11.3240515305887" calcext:value-type="float">
            <text:p>11.32</text:p>
          </table:table-cell>
          <table:table-cell table:style-name="ce79" table:formula="of:=0.18*([.AC112]+[.AC116]+[.AC117]+[.AC118]+[.AC119])" office:value-type="float" office:value="11.4077375433019" calcext:value-type="float">
            <text:p>11.41</text:p>
          </table:table-cell>
          <table:table-cell table:style-name="ce79" table:formula="of:=0.18*([.AD112]+[.AD116]+[.AD117]+[.AD118]+[.AD119])" office:value-type="float" office:value="11.4922567638952" calcext:value-type="float">
            <text:p>11.49</text:p>
          </table:table-cell>
          <table:table-cell table:style-name="ce79" table:formula="of:=0.18*([.AE112]+[.AE116]+[.AE117]+[.AE118]+[.AE119])" office:value-type="float" office:value="11.5776174880978" calcext:value-type="float">
            <text:p>11.58</text:p>
          </table:table-cell>
          <table:table-cell table:style-name="ce79" table:formula="of:=0.18*([.AF112]+[.AF116]+[.AF117]+[.AF118]+[.AF119])" office:value-type="float" office:value="11.6638280942346" calcext:value-type="float">
            <text:p>11.66</text:p>
          </table:table-cell>
          <table:table-cell table:style-name="ce79" table:formula="of:=0.18*([.AG112]+[.AG116]+[.AG117]+[.AG118]+[.AG119])" office:value-type="float" office:value="11.7508970440482" calcext:value-type="float">
            <text:p>11.75</text:p>
          </table:table-cell>
          <table:table-cell table:style-name="ce79" table:formula="of:=0.18*([.AH112]+[.AH116]+[.AH117]+[.AH118]+[.AH119])" office:value-type="float" office:value="11.8388328835297" calcext:value-type="float">
            <text:p>11.84</text:p>
          </table:table-cell>
          <table:table-cell table:style-name="ce79" table:formula="of:=0.18*([.AI112]+[.AI116]+[.AI117]+[.AI118]+[.AI119])" office:value-type="float" office:value="11.8751095403215" calcext:value-type="float">
            <text:p>11.88</text:p>
          </table:table-cell>
          <table:table-cell table:style-name="ce79" table:formula="of:=0.18*([.AJ112]+[.AJ116]+[.AJ117]+[.AJ118]+[.AJ119])" office:value-type="float" office:value="11.9115603490556" calcext:value-type="float">
            <text:p>11.91</text:p>
          </table:table-cell>
          <table:table-cell table:style-name="ce79" table:formula="of:=0.18*([.AK112]+[.AK116]+[.AK117]+[.AK118]+[.AK119])" office:value-type="float" office:value="11.9481863790539" calcext:value-type="float">
            <text:p>11.95</text:p>
          </table:table-cell>
          <table:table-cell table:style-name="ce79" table:formula="of:=0.18*([.AL112]+[.AL116]+[.AL117]+[.AL118]+[.AL119])" office:value-type="float" office:value="11.9849887079358" calcext:value-type="float">
            <text:p>11.98</text:p>
          </table:table-cell>
          <table:table-cell table:style-name="ce79" table:formula="of:=0.18*([.AM112]+[.AM116]+[.AM117]+[.AM118]+[.AM119])" office:value-type="float" office:value="12.0219684216926" calcext:value-type="float">
            <text:p>12.02</text:p>
          </table:table-cell>
          <table:table-cell table:style-name="ce79" table:formula="of:=0.18*([.AN112]+[.AN116]+[.AN117]+[.AN118]+[.AN119])" office:value-type="float" office:value="12.059126614763" calcext:value-type="float">
            <text:p>12.06</text:p>
          </table:table-cell>
          <table:table-cell table:style-name="ce79" table:formula="of:=0.18*([.AO112]+[.AO116]+[.AO117]+[.AO118]+[.AO119])" office:value-type="float" office:value="12.0964643901086" calcext:value-type="float">
            <text:p>12.10</text:p>
          </table:table-cell>
          <table:table-cell table:style-name="ce79" table:formula="of:=0.18*([.AP112]+[.AP116]+[.AP117]+[.AP118]+[.AP119])" office:value-type="float" office:value="12.1339828592906" calcext:value-type="float">
            <text:p>12.13</text:p>
          </table:table-cell>
          <table:table-cell table:style-name="ce79" table:formula="of:=0.18*([.AQ112]+[.AQ116]+[.AQ117]+[.AQ118]+[.AQ119])" office:value-type="float" office:value="12.1716831425475" calcext:value-type="float">
            <text:p>12.17</text:p>
          </table:table-cell>
          <table:table-cell table:number-columns-repeated="981"/>
        </table:table-row>
        <table:table-row table:style-name="ro1">
          <table:table-cell table:style-name="ce68" office:value-type="string" calcext:value-type="string">
            <text:p>Total acteurs (HTVA)</text:p>
          </table:table-cell>
          <table:table-cell table:style-name="ce68" table:number-columns-repeated="6"/>
          <table:table-cell table:style-name="ce80" table:formula="of:=[.H120]+[.H123]" office:value-type="float" office:value="45.5053" calcext:value-type="float">
            <office:annotation draw:style-name="gr7" draw:text-style-name="P2" svg:width="26.81mm" svg:height="25.05mm" svg:x="165.41mm" svg:y="546.61mm" draw:caption-point-x="170.17mm" draw:caption-point-y="182.84mm">
              <dc:date>2017-08-28T00:00:00</dc:date>
              <text:p text:style-name="P1"><text:span text:style-name="T1">BAIZ Adam - CGDD/SEEI/MA3:</text:span></text:p>
              <text:p text:style-name="P1"><text:span text:style-name="T2">C'est le prix TTC 2015 donné par pégase</text:span></text:p>
            </office:annotation>
            <text:p>45.51</text:p>
          </table:table-cell>
          <table:table-cell table:style-name="ce80" table:formula="of:=[.I120]+[.I123]" office:value-type="float" office:value="47.9547199214137" calcext:value-type="float">
            <text:p>47.95</text:p>
          </table:table-cell>
          <table:table-cell table:style-name="ce80" table:formula="of:=[.J120]+[.J123]" office:value-type="float" office:value="50.431428447017" calcext:value-type="float">
            <text:p>50.43</text:p>
          </table:table-cell>
          <table:table-cell table:style-name="ce80" table:formula="of:=[.K120]+[.K123]" office:value-type="float" office:value="52.5952690459583" calcext:value-type="float">
            <text:p>52.60</text:p>
          </table:table-cell>
          <table:table-cell table:style-name="ce80" table:formula="of:=[.L120]+[.L123]" office:value-type="float" office:value="55.0878760382889" calcext:value-type="float">
            <text:p>55.09</text:p>
          </table:table-cell>
          <table:table-cell table:style-name="ce80" table:formula="of:=[.M120]+[.M123]" office:value-type="float" office:value="57.9791283594005" calcext:value-type="float">
            <text:p>57.98</text:p>
          </table:table-cell>
          <table:table-cell table:style-name="ce80" table:formula="of:=[.N120]+[.N123]" office:value-type="float" office:value="59.4993319654171" calcext:value-type="float">
            <text:p>59.50</text:p>
          </table:table-cell>
          <table:table-cell table:style-name="ce80" table:formula="of:=[.O120]+[.O123]" office:value-type="float" office:value="61.0809520510992" calcext:value-type="float">
            <text:p>61.08</text:p>
          </table:table-cell>
          <table:table-cell table:style-name="ce80" table:formula="of:=[.P120]+[.P123]" office:value-type="float" office:value="62.7269256540056" calcext:value-type="float">
            <text:p>62.73</text:p>
          </table:table-cell>
          <table:table-cell table:style-name="ce80" table:formula="of:=[.Q120]+[.Q123]" office:value-type="float" office:value="64.4403466454815" calcext:value-type="float">
            <text:p>64.44</text:p>
          </table:table-cell>
          <table:table-cell table:style-name="ce80" table:formula="of:=[.R120]+[.R123]" office:value-type="float" office:value="66.2244746201557" calcext:value-type="float">
            <text:p>66.22</text:p>
          </table:table-cell>
          <table:table-cell table:style-name="ce80" table:formula="of:=[.S120]+[.S123]" office:value-type="float" office:value="68.0827443039782" calcext:value-type="float">
            <text:p>68.08</text:p>
          </table:table-cell>
          <table:table-cell table:style-name="ce80" table:formula="of:=[.T120]+[.T123]" office:value-type="float" office:value="70.0187755114405" calcext:value-type="float">
            <text:p>70.02</text:p>
          </table:table-cell>
          <table:table-cell table:style-name="ce80" table:formula="of:=[.U120]+[.U123]" office:value-type="float" office:value="72.0363836844438" calcext:value-type="float">
            <text:p>72.04</text:p>
          </table:table-cell>
          <table:table-cell table:style-name="ce80" table:formula="of:=[.V120]+[.V123]" office:value-type="float" office:value="74.1395910472093" calcext:value-type="float">
            <text:p>74.14</text:p>
          </table:table-cell>
          <table:table-cell table:style-name="ce80" table:formula="of:=[.W120]+[.W123]" office:value-type="float" office:value="76.3326384136697" calcext:value-type="float">
            <text:p>76.33</text:p>
          </table:table-cell>
          <table:table-cell table:style-name="ce80" table:formula="of:=[.X120]+[.X123]" office:value-type="float" office:value="77.6875260321364" calcext:value-type="float">
            <text:p>77.69</text:p>
          </table:table-cell>
          <table:table-cell table:style-name="ce80" table:formula="of:=[.Y120]+[.Y123]" office:value-type="float" office:value="79.0882386028071" calcext:value-type="float">
            <text:p>79.09</text:p>
          </table:table-cell>
          <table:table-cell table:style-name="ce80" table:formula="of:=[.Z120]+[.Z123]" office:value-type="float" office:value="80.5367002239118" calcext:value-type="float">
            <text:p>80.54</text:p>
          </table:table-cell>
          <table:table-cell table:style-name="ce80" table:formula="of:=[.AA120]+[.AA123]" office:value-type="float" office:value="82.0349207833064" calcext:value-type="float">
            <text:p>82.03</text:p>
          </table:table-cell>
          <table:table-cell table:style-name="ce80" table:formula="of:=[.AB120]+[.AB123]" office:value-type="float" office:value="83.5849998373949" calcext:value-type="float">
            <text:p>83.58</text:p>
          </table:table-cell>
          <table:table-cell table:style-name="ce80" table:formula="of:=[.AC120]+[.AC123]" office:value-type="float" office:value="85.1891306659819" calcext:value-type="float">
            <text:p>85.19</text:p>
          </table:table-cell>
          <table:table-cell table:style-name="ce80" table:formula="of:=[.AD120]+[.AD123]" office:value-type="float" office:value="86.8496045110371" calcext:value-type="float">
            <text:p>86.85</text:p>
          </table:table-cell>
          <table:table-cell table:style-name="ce80" table:formula="of:=[.AE120]+[.AE123]" office:value-type="float" office:value="88.5688150077204" calcext:value-type="float">
            <text:p>88.57</text:p>
          </table:table-cell>
          <table:table-cell table:style-name="ce80" table:formula="of:=[.AF120]+[.AF123]" office:value-type="float" office:value="90.3492628163942" calcext:value-type="float">
            <text:p>90.35</text:p>
          </table:table-cell>
          <table:table-cell table:style-name="ce80" table:formula="of:=[.AG120]+[.AG123]" office:value-type="float" office:value="92.1935604647442" calcext:value-type="float">
            <text:p>92.19</text:p>
          </table:table-cell>
          <table:table-cell table:style-name="ce80" table:formula="of:=[.AH120]+[.AH123]" office:value-type="float" office:value="94.1044374095445" calcext:value-type="float">
            <text:p>94.10</text:p>
          </table:table-cell>
          <table:table-cell table:style-name="ce80" table:formula="of:=[.AI120]+[.AI123]" office:value-type="float" office:value="95.7928858645039" calcext:value-type="float">
            <text:p>95.79</text:p>
          </table:table-cell>
          <table:table-cell table:style-name="ce80" table:formula="of:=[.AJ120]+[.AJ123]" office:value-type="float" office:value="97.5497998010791" calcext:value-type="float">
            <text:p>97.55</text:p>
          </table:table-cell>
          <table:table-cell table:style-name="ce80" table:formula="of:=[.AK120]+[.AK123]" office:value-type="float" office:value="99.3782492132873" calcext:value-type="float">
            <text:p>99.38</text:p>
          </table:table-cell>
          <table:table-cell table:style-name="ce80" table:formula="of:=[.AL120]+[.AL123]" office:value-type="float" office:value="101.281443233171" calcext:value-type="float">
            <text:p>101.28</text:p>
          </table:table-cell>
          <table:table-cell table:style-name="ce80" table:formula="of:=[.AM120]+[.AM123]" office:value-type="float" office:value="103.262736445255" calcext:value-type="float">
            <text:p>103.26</text:p>
          </table:table-cell>
          <table:table-cell table:style-name="ce80" table:formula="of:=[.AN120]+[.AN123]" office:value-type="float" office:value="105.325635487631" calcext:value-type="float">
            <text:p>105.33</text:p>
          </table:table-cell>
          <table:table-cell table:style-name="ce80" table:formula="of:=[.AO120]+[.AO123]" office:value-type="float" office:value="107.47380595268" calcext:value-type="float">
            <text:p>107.47</text:p>
          </table:table-cell>
          <table:table-cell table:style-name="ce80" table:formula="of:=[.AP120]+[.AP123]" office:value-type="float" office:value="109.711079601042" calcext:value-type="float">
            <text:p>109.71</text:p>
          </table:table-cell>
          <table:table-cell table:style-name="ce80" table:formula="of:=[.AQ120]+[.AQ123]" office:value-type="float" office:value="112.041461903042" calcext:value-type="float">
            <text:p>112.04</text:p>
          </table:table-cell>
          <table:table-cell table:style-name="ce112" table:number-columns-repeated="981"/>
        </table:table-row>
        <table:table-row table:style-name="ro1">
          <table:table-cell table:style-name="ce67" office:value-type="string" calcext:value-type="string">
            <office:annotation draw:style-name="gr15" draw:text-style-name="P2" svg:width="37.58mm" svg:height="48.09mm" svg:x="0mm" svg:y="539.6mm" draw:caption-point-x="167.32mm" draw:caption-point-y="195.42mm">
              <dc:date>2017-08-28T00:00:00</dc:date>
              <text:p text:style-name="P1"><text:span text:style-name="T1">BAIZ Adam - CGDD/SEEI/MA3:</text:span></text:p>
              <text:p text:style-name="P1"><text:span text:style-name="T2">nous supposons que les années 2015 et 2016 intègrent déjà une composante carbone (via la CSPE, la TICGN et la TICPE) : en revanche, dès 2017, nous ajoutons un différentiel de taxe carbone pour respecter la trajectoire Quinet</text:span></text:p>
            </office:annotation>
            <text:p>CO2</text:p>
          </table:table-cell>
          <table:table-cell table:style-name="ce67" table:number-columns-repeated="6"/>
          <table:table-cell table:number-columns-repeated="2" table:style-name="ce81" office:value-type="float" office:value="0" calcext:value-type="float">
            <text:p>0.00</text:p>
          </table:table-cell>
          <table:table-cell table:style-name="ce81" table:formula="of:=([.J28]-[.$I$28])*['file:///L:/3%20-%20MA3/Energie/Donn%C3%A9es/2017_08_25_decomposition_prix_energies.xlsx'#$Particulier.$I$15]*10^(-3)" office:value-type="float" office:value="1.7085" calcext:value-type="float">
            <text:p>1.71</text:p>
          </table:table-cell>
          <table:table-cell table:style-name="ce81" table:formula="of:=([.K28]-[.$I$28])*['file:///L:/3%20-%20MA3/Energie/Donn%C3%A9es/2017_08_25_decomposition_prix_energies.xlsx'#$Particulier.$I$15]*10^(-3)" office:value-type="float" office:value="3.08486534919984" calcext:value-type="float">
            <text:p>3.08</text:p>
          </table:table-cell>
          <table:table-cell table:style-name="ce81" table:formula="of:=([.L28]-[.$I$28])*['file:///L:/3%20-%20MA3/Energie/Donn%C3%A9es/2017_08_25_decomposition_prix_energies.xlsx'#$Particulier.$I$15]*10^(-3)" office:value-type="float" office:value="4.77024000832188" calcext:value-type="float">
            <text:p>4.77</text:p>
          </table:table-cell>
          <table:table-cell table:style-name="ce81" table:formula="of:=([.M28]-[.$I$28])*['file:///L:/3%20-%20MA3/Energie/Donn%C3%A9es/2017_08_25_decomposition_prix_energies.xlsx'#$Particulier.$I$15]*10^(-3)" office:value-type="float" office:value="6.834" calcext:value-type="float">
            <text:p>6.83</text:p>
          </table:table-cell>
          <table:table-cell table:style-name="ce81" table:formula="of:=([.N28]-[.$I$28])*['file:///L:/3%20-%20MA3/Energie/Donn%C3%A9es/2017_08_25_decomposition_prix_energies.xlsx'#$Particulier.$I$15]*10^(-3)" office:value-type="float" office:value="7.50593549205878" calcext:value-type="float">
            <text:p>7.51</text:p>
          </table:table-cell>
          <table:table-cell table:style-name="ce81" table:formula="of:=([.O28]-[.$I$28])*['file:///L:/3%20-%20MA3/Energie/Donn%C3%A9es/2017_08_25_decomposition_prix_energies.xlsx'#$Particulier.$I$15]*10^(-3)" office:value-type="float" office:value="8.21798268503158" calcext:value-type="float">
            <text:p>8.22</text:p>
          </table:table-cell>
          <table:table-cell table:style-name="ce81" table:formula="of:=([.P28]-[.$I$28])*['file:///L:/3%20-%20MA3/Energie/Donn%C3%A9es/2017_08_25_decomposition_prix_energies.xlsx'#$Particulier.$I$15]*10^(-3)" office:value-type="float" office:value="8.97253607745172" calcext:value-type="float">
            <text:p>8.97</text:p>
          </table:table-cell>
          <table:table-cell table:style-name="ce81" table:formula="of:=([.Q28]-[.$I$28])*['file:///L:/3%20-%20MA3/Energie/Donn%C3%A9es/2017_08_25_decomposition_prix_energies.xlsx'#$Particulier.$I$15]*10^(-3)" office:value-type="float" office:value="9.772133109266" calcext:value-type="float">
            <text:p>9.77</text:p>
          </table:table-cell>
          <table:table-cell table:style-name="ce81" table:formula="of:=([.R28]-[.$I$28])*['file:///L:/3%20-%20MA3/Energie/Donn%C3%A9es/2017_08_25_decomposition_prix_energies.xlsx'#$Particulier.$I$15]*10^(-3)" office:value-type="float" office:value="10.6194626948312" calcext:value-type="float">
            <text:p>10.62</text:p>
          </table:table-cell>
          <table:table-cell table:style-name="ce81" table:formula="of:=([.S28]-[.$I$28])*['file:///L:/3%20-%20MA3/Energie/Donn%C3%A9es/2017_08_25_decomposition_prix_energies.xlsx'#$Particulier.$I$15]*10^(-3)" office:value-type="float" office:value="11.5173742652946" calcext:value-type="float">
            <text:p>11.52</text:p>
          </table:table-cell>
          <table:table-cell table:style-name="ce81" table:formula="of:=([.T28]-[.$I$28])*['file:///L:/3%20-%20MA3/Energie/Donn%C3%A9es/2017_08_25_decomposition_prix_energies.xlsx'#$Particulier.$I$15]*10^(-3)" office:value-type="float" office:value="12.4688873507654" calcext:value-type="float">
            <text:p>12.47</text:p>
          </table:table-cell>
          <table:table-cell table:style-name="ce81" table:formula="of:=([.U28]-[.$I$28])*['file:///L:/3%20-%20MA3/Energie/Donn%C3%A9es/2017_08_25_decomposition_prix_energies.xlsx'#$Particulier.$I$15]*10^(-3)" office:value-type="float" office:value="13.4772017345026" calcext:value-type="float">
            <text:p>13.48</text:p>
          </table:table-cell>
          <table:table-cell table:style-name="ce81" table:formula="of:=([.V28]-[.$I$28])*['file:///L:/3%20-%20MA3/Energie/Donn%C3%A9es/2017_08_25_decomposition_prix_energies.xlsx'#$Particulier.$I$15]*10^(-3)" office:value-type="float" office:value="14.5457082132635" calcext:value-type="float">
            <text:p>14.55</text:p>
          </table:table-cell>
          <table:table-cell table:style-name="ce81" table:formula="of:=([.W28]-[.$I$28])*['file:///L:/3%20-%20MA3/Energie/Donn%C3%A9es/2017_08_25_decomposition_prix_energies.xlsx'#$Particulier.$I$15]*10^(-3)" office:value-type="float" office:value="15.678" calcext:value-type="float">
            <text:p>15.68</text:p>
          </table:table-cell>
          <table:table-cell table:style-name="ce81" table:formula="of:=([.X28]-[.$I$28])*['file:///L:/3%20-%20MA3/Energie/Donn%C3%A9es/2017_08_25_decomposition_prix_energies.xlsx'#$Particulier.$I$15]*10^(-3)" office:value-type="float" office:value="16.5904344242486" calcext:value-type="float">
            <text:p>16.59</text:p>
          </table:table-cell>
          <table:table-cell table:style-name="ce81" table:formula="of:=([.Y28]-[.$I$28])*['file:///L:/3%20-%20MA3/Energie/Donn%C3%A9es/2017_08_25_decomposition_prix_energies.xlsx'#$Particulier.$I$15]*10^(-3)" office:value-type="float" office:value="17.5442885787735" calcext:value-type="float">
            <text:p>17.54</text:p>
          </table:table-cell>
          <table:table-cell table:style-name="ce81" table:formula="of:=([.Z28]-[.$I$28])*['file:///L:/3%20-%20MA3/Energie/Donn%C3%A9es/2017_08_25_decomposition_prix_energies.xlsx'#$Particulier.$I$15]*10^(-3)" office:value-type="float" office:value="18.5414427017711" calcext:value-type="float">
            <text:p>18.54</text:p>
          </table:table-cell>
          <table:table-cell table:style-name="ce81" table:formula="of:=([.AA28]-[.$I$28])*['file:///L:/3%20-%20MA3/Energie/Donn%C3%A9es/2017_08_25_decomposition_prix_energies.xlsx'#$Particulier.$I$15]*10^(-3)" office:value-type="float" office:value="19.5838623843759" calcext:value-type="float">
            <text:p>19.58</text:p>
          </table:table-cell>
          <table:table-cell table:style-name="ce81" table:formula="of:=([.AB28]-[.$I$28])*['file:///L:/3%20-%20MA3/Energie/Donn%C3%A9es/2017_08_25_decomposition_prix_energies.xlsx'#$Particulier.$I$15]*10^(-3)" office:value-type="float" office:value="20.6736024452355" calcext:value-type="float">
            <text:p>20.67</text:p>
          </table:table-cell>
          <table:table-cell table:style-name="ce81" table:formula="of:=([.AC28]-[.$I$28])*['file:///L:/3%20-%20MA3/Energie/Donn%C3%A9es/2017_08_25_decomposition_prix_energies.xlsx'#$Particulier.$I$15]*10^(-3)" office:value-type="float" office:value="21.8128109809713" calcext:value-type="float">
            <text:p>21.81</text:p>
          </table:table-cell>
          <table:table-cell table:style-name="ce81" table:formula="of:=([.AD28]-[.$I$28])*['file:///L:/3%20-%20MA3/Energie/Donn%C3%A9es/2017_08_25_decomposition_prix_energies.xlsx'#$Particulier.$I$15]*10^(-3)" office:value-type="float" office:value="23.0037336005083" calcext:value-type="float">
            <text:p>23.00</text:p>
          </table:table-cell>
          <table:table-cell table:style-name="ce81" table:formula="of:=([.AE28]-[.$I$28])*['file:///L:/3%20-%20MA3/Energie/Donn%C3%A9es/2017_08_25_decomposition_prix_energies.xlsx'#$Particulier.$I$15]*10^(-3)" office:value-type="float" office:value="24.2487178516215" calcext:value-type="float">
            <text:p>24.25</text:p>
          </table:table-cell>
          <table:table-cell table:style-name="ce81" table:formula="of:=([.AF28]-[.$I$28])*['file:///L:/3%20-%20MA3/Energie/Donn%C3%A9es/2017_08_25_decomposition_prix_energies.xlsx'#$Particulier.$I$15]*10^(-3)" office:value-type="float" office:value="25.5502178484244" calcext:value-type="float">
            <text:p>25.55</text:p>
          </table:table-cell>
          <table:table-cell table:style-name="ce81" table:formula="of:=([.AG28]-[.$I$28])*['file:///L:/3%20-%20MA3/Energie/Donn%C3%A9es/2017_08_25_decomposition_prix_energies.xlsx'#$Particulier.$I$15]*10^(-3)" office:value-type="float" office:value="26.910799108921" calcext:value-type="float">
            <text:p>26.91</text:p>
          </table:table-cell>
          <table:table-cell table:style-name="ce81" table:formula="of:=([.AH28]-[.$I$28])*['file:///L:/3%20-%20MA3/Energie/Donn%C3%A9es/2017_08_25_decomposition_prix_energies.xlsx'#$Particulier.$I$15]*10^(-3)" office:value-type="float" office:value="28.333143612157" calcext:value-type="float">
            <text:p>28.33</text:p>
          </table:table-cell>
          <table:table-cell table:style-name="ce81" table:formula="of:=([.AI28]-[.$I$28])*['file:///L:/3%20-%20MA3/Energie/Donn%C3%A9es/2017_08_25_decomposition_prix_energies.xlsx'#$Particulier.$I$15]*10^(-3)" office:value-type="float" office:value="29.8200550849401" calcext:value-type="float">
            <text:p>29.82</text:p>
          </table:table-cell>
          <table:table-cell table:style-name="ce81" table:formula="of:=([.AJ28]-[.$I$28])*['file:///L:/3%20-%20MA3/Energie/Donn%C3%A9es/2017_08_25_decomposition_prix_energies.xlsx'#$Particulier.$I$15]*10^(-3)" office:value-type="float" office:value="31.3744645285478" calcext:value-type="float">
            <text:p>31.37</text:p>
          </table:table-cell>
          <table:table-cell table:style-name="ce81" table:formula="of:=([.AK28]-[.$I$28])*['file:///L:/3%20-%20MA3/Energie/Donn%C3%A9es/2017_08_25_decomposition_prix_energies.xlsx'#$Particulier.$I$15]*10^(-3)" office:value-type="float" office:value="32.999435996321" calcext:value-type="float">
            <text:p>33.00</text:p>
          </table:table-cell>
          <table:table-cell table:style-name="ce81" table:formula="of:=([.AL28]-[.$I$28])*['file:///L:/3%20-%20MA3/Energie/Donn%C3%A9es/2017_08_25_decomposition_prix_energies.xlsx'#$Particulier.$I$15]*10^(-3)" office:value-type="float" office:value="34.6981726335279" calcext:value-type="float">
            <text:p>34.70</text:p>
          </table:table-cell>
          <table:table-cell table:style-name="ce81" table:formula="of:=([.AM28]-[.$I$28])*['file:///L:/3%20-%20MA3/Energie/Donn%C3%A9es/2017_08_25_decomposition_prix_energies.xlsx'#$Particulier.$I$15]*10^(-3)" office:value-type="float" office:value="36.4740229914074" calcext:value-type="float">
            <text:p>36.47</text:p>
          </table:table-cell>
          <table:table-cell table:style-name="ce81" table:formula="of:=([.AN28]-[.$I$28])*['file:///L:/3%20-%20MA3/Energie/Donn%C3%A9es/2017_08_25_decomposition_prix_energies.xlsx'#$Particulier.$I$15]*10^(-3)" office:value-type="float" office:value="38.3304876278364" calcext:value-type="float">
            <text:p>38.33</text:p>
          </table:table-cell>
          <table:table-cell table:style-name="ce81" table:formula="of:=([.AO28]-[.$I$28])*['file:///L:/3%20-%20MA3/Energie/Donn%C3%A9es/2017_08_25_decomposition_prix_energies.xlsx'#$Particulier.$I$15]*10^(-3)" office:value-type="float" office:value="40.2712260076324" calcext:value-type="float">
            <text:p>40.27</text:p>
          </table:table-cell>
          <table:table-cell table:style-name="ce81" table:formula="of:=([.AP28]-[.$I$28])*['file:///L:/3%20-%20MA3/Energie/Donn%C3%A9es/2017_08_25_decomposition_prix_energies.xlsx'#$Particulier.$I$15]*10^(-3)" office:value-type="float" office:value="42.3000637160944" calcext:value-type="float">
            <text:p>42.30</text:p>
          </table:table-cell>
          <table:table-cell table:style-name="ce81" table:formula="of:=([.AQ28]-[.$I$28])*['file:///L:/3%20-%20MA3/Energie/Donn%C3%A9es/2017_08_25_decomposition_prix_energies.xlsx'#$Particulier.$I$15]*10^(-3)" office:value-type="float" office:value="44.421" calcext:value-type="float">
            <text:p>44.42</text:p>
          </table:table-cell>
          <table:table-cell table:number-columns-repeated="981"/>
        </table:table-row>
        <table:table-row table:style-name="ro1">
          <table:table-cell table:style-name="ce67" office:value-type="string" calcext:value-type="string">
            <text:p>Autres externalités écologiques</text:p>
          </table:table-cell>
          <table:table-cell table:style-name="ce67" table:number-columns-repeated="6"/>
          <table:table-cell table:style-name="ce81" table:formula="of:=([.L18]*[.R20]+[.M18]*[.R21]+[.N18]*[.S24])/1000000" office:value-type="float" office:value="2.8615664" calcext:value-type="float">
            <text:p>2.86</text:p>
          </table:table-cell>
          <table:table-cell table:style-name="ce81" table:formula="of:=[.H124]*(1+[.$U$17])" office:value-type="float" office:value="2.8987667632" calcext:value-type="float">
            <text:p>2.90</text:p>
          </table:table-cell>
          <table:table-cell table:style-name="ce81" table:formula="of:=[.I124]*(1+[.$U$17])" office:value-type="float" office:value="2.9364507311216" calcext:value-type="float">
            <text:p>2.94</text:p>
          </table:table-cell>
          <table:table-cell table:style-name="ce81" table:formula="of:=[.J124]*(1+[.$U$17])" office:value-type="float" office:value="2.97462459062618" calcext:value-type="float">
            <text:p>2.97</text:p>
          </table:table-cell>
          <table:table-cell table:style-name="ce81" table:formula="of:=[.K124]*(1+[.$U$17])" office:value-type="float" office:value="3.01329471030432" calcext:value-type="float">
            <text:p>3.01</text:p>
          </table:table-cell>
          <table:table-cell table:style-name="ce81" table:formula="of:=[.L124]*(1+[.$U$17])" office:value-type="float" office:value="3.05246754153828" calcext:value-type="float">
            <text:p>3.05</text:p>
          </table:table-cell>
          <table:table-cell table:style-name="ce81" table:formula="of:=[.M124]*(1+[.$U$17])" office:value-type="float" office:value="3.09214961957827" calcext:value-type="float">
            <text:p>3.09</text:p>
          </table:table-cell>
          <table:table-cell table:style-name="ce81" table:formula="of:=[.N124]*(1+[.$U$17])" office:value-type="float" office:value="3.13234756463279" calcext:value-type="float">
            <text:p>3.13</text:p>
          </table:table-cell>
          <table:table-cell table:style-name="ce81" table:formula="of:=[.O124]*(1+[.$U$17])" office:value-type="float" office:value="3.17306808297302" calcext:value-type="float">
            <text:p>3.17</text:p>
          </table:table-cell>
          <table:table-cell table:style-name="ce81" table:formula="of:=[.P124]*(1+[.$U$17])" office:value-type="float" office:value="3.21431796805167" calcext:value-type="float">
            <text:p>3.21</text:p>
          </table:table-cell>
          <table:table-cell table:style-name="ce81" table:formula="of:=[.Q124]*(1+[.$U$17])" office:value-type="float" office:value="3.25610410163634" calcext:value-type="float">
            <text:p>3.26</text:p>
          </table:table-cell>
          <table:table-cell table:style-name="ce81" table:formula="of:=[.R124]*(1+[.$U$17])" office:value-type="float" office:value="3.29843345495761" calcext:value-type="float">
            <text:p>3.30</text:p>
          </table:table-cell>
          <table:table-cell table:style-name="ce81" table:formula="of:=[.S124]*(1+[.$U$17])" office:value-type="float" office:value="3.34131308987206" calcext:value-type="float">
            <text:p>3.34</text:p>
          </table:table-cell>
          <table:table-cell table:style-name="ce81" table:formula="of:=[.T124]*(1+[.$U$17])" office:value-type="float" office:value="3.38475016004039" calcext:value-type="float">
            <text:p>3.38</text:p>
          </table:table-cell>
          <table:table-cell table:style-name="ce81" table:formula="of:=[.U124]*(1+[.$U$17])" office:value-type="float" office:value="3.42875191212092" calcext:value-type="float">
            <text:p>3.43</text:p>
          </table:table-cell>
          <table:table-cell table:style-name="ce81" table:formula="of:=[.V124]*(1+[.$U$17])" office:value-type="float" office:value="3.47332568697849" calcext:value-type="float">
            <text:p>3.47</text:p>
          </table:table-cell>
          <table:table-cell table:style-name="ce81" table:formula="of:=[.W124]*(1+[.$U$17])" office:value-type="float" office:value="3.51847892090921" calcext:value-type="float">
            <text:p>3.52</text:p>
          </table:table-cell>
          <table:table-cell table:style-name="ce81" table:formula="of:=[.X124]*(1+[.$U$17])" office:value-type="float" office:value="3.56421914688103" calcext:value-type="float">
            <text:p>3.56</text:p>
          </table:table-cell>
          <table:table-cell table:style-name="ce81" table:formula="of:=[.Y124]*(1+[.$U$17])" office:value-type="float" office:value="3.61055399579048" calcext:value-type="float">
            <text:p>3.61</text:p>
          </table:table-cell>
          <table:table-cell table:style-name="ce81" table:formula="of:=[.Z124]*(1+[.$U$17])" office:value-type="float" office:value="3.65749119773576" calcext:value-type="float">
            <text:p>3.66</text:p>
          </table:table-cell>
          <table:table-cell table:style-name="ce81" table:formula="of:=[.AA124]*(1+[.$U$17])" office:value-type="float" office:value="3.70503858330632" calcext:value-type="float">
            <text:p>3.71</text:p>
          </table:table-cell>
          <table:table-cell table:style-name="ce81" table:formula="of:=[.AB124]*(1+[.$U$17])" office:value-type="float" office:value="3.7532040848893" calcext:value-type="float">
            <text:p>3.75</text:p>
          </table:table-cell>
          <table:table-cell table:style-name="ce81" table:formula="of:=[.AC124]*(1+[.$U$17])" office:value-type="float" office:value="3.80199573799287" calcext:value-type="float">
            <text:p>3.80</text:p>
          </table:table-cell>
          <table:table-cell table:style-name="ce81" table:formula="of:=[.AD124]*(1+[.$U$17])" office:value-type="float" office:value="3.85142168258677" calcext:value-type="float">
            <text:p>3.85</text:p>
          </table:table-cell>
          <table:table-cell table:style-name="ce81" table:formula="of:=[.AE124]*(1+[.$U$17])" office:value-type="float" office:value="3.9014901644604" calcext:value-type="float">
            <text:p>3.90</text:p>
          </table:table-cell>
          <table:table-cell table:style-name="ce81" table:formula="of:=[.AF124]*(1+[.$U$17])" office:value-type="float" office:value="3.95220953659838" calcext:value-type="float">
            <text:p>3.95</text:p>
          </table:table-cell>
          <table:table-cell table:style-name="ce81" table:formula="of:=[.AG124]*(1+[.$U$17])" office:value-type="float" office:value="4.00358826057416" calcext:value-type="float">
            <text:p>4.00</text:p>
          </table:table-cell>
          <table:table-cell table:style-name="ce81" table:formula="of:=[.AH124]*(1+[.$U$17])" office:value-type="float" office:value="4.05563490796163" calcext:value-type="float">
            <text:p>4.06</text:p>
          </table:table-cell>
          <table:table-cell table:style-name="ce81" table:formula="of:=[.AI124]*(1+[.$U$17])" office:value-type="float" office:value="4.10835816176513" calcext:value-type="float">
            <text:p>4.11</text:p>
          </table:table-cell>
          <table:table-cell table:style-name="ce81" table:formula="of:=[.AJ124]*(1+[.$U$17])" office:value-type="float" office:value="4.16176681786808" calcext:value-type="float">
            <text:p>4.16</text:p>
          </table:table-cell>
          <table:table-cell table:style-name="ce81" table:formula="of:=[.AK124]*(1+[.$U$17])" office:value-type="float" office:value="4.21586978650036" calcext:value-type="float">
            <text:p>4.22</text:p>
          </table:table-cell>
          <table:table-cell table:style-name="ce81" table:formula="of:=[.AL124]*(1+[.$U$17])" office:value-type="float" office:value="4.27067609372486" calcext:value-type="float">
            <text:p>4.27</text:p>
          </table:table-cell>
          <table:table-cell table:style-name="ce81" table:formula="of:=[.AM124]*(1+[.$U$17])" office:value-type="float" office:value="4.32619488294329" calcext:value-type="float">
            <text:p>4.33</text:p>
          </table:table-cell>
          <table:table-cell table:style-name="ce81" table:formula="of:=[.AN124]*(1+[.$U$17])" office:value-type="float" office:value="4.38243541642155" calcext:value-type="float">
            <text:p>4.38</text:p>
          </table:table-cell>
          <table:table-cell table:style-name="ce81" table:formula="of:=[.AO124]*(1+[.$U$17])" office:value-type="float" office:value="4.43940707683503" calcext:value-type="float">
            <text:p>4.44</text:p>
          </table:table-cell>
          <table:table-cell table:style-name="ce81" table:formula="of:=[.AP124]*(1+[.$U$17])" office:value-type="float" office:value="4.49711936883388" calcext:value-type="float">
            <text:p>4.50</text:p>
          </table:table-cell>
          <table:table-cell table:number-columns-repeated="981"/>
        </table:table-row>
        <table:table-row table:style-name="ro1">
          <table:table-cell table:style-name="ce68" office:value-type="string" calcext:value-type="string">
            <text:p>Total socioéconomique</text:p>
          </table:table-cell>
          <table:table-cell table:style-name="ce68" table:number-columns-repeated="6"/>
          <table:table-cell table:style-name="ce80" table:formula="of:=[.H120]-[.H118]+[.H124]+[.H123]" office:value-type="float" office:value="45.7268664" calcext:value-type="float">
            <text:p>45.73</text:p>
          </table:table-cell>
          <table:table-cell table:style-name="ce80" table:formula="of:=[.I120]-[.I118]+[.I124]+[.I123]" office:value-type="float" office:value="46.5134866846137" calcext:value-type="float">
            <text:p>46.51</text:p>
          </table:table-cell>
          <table:table-cell table:style-name="ce80" table:formula="of:=[.J120]-[.J118]+[.J124]+[.J123]" office:value-type="float" office:value="49.0278791781386" calcext:value-type="float">
            <text:p>49.03</text:p>
          </table:table-cell>
          <table:table-cell table:style-name="ce80" table:formula="of:=[.K120]-[.K118]+[.K124]+[.K123]" office:value-type="float" office:value="51.2298936365845" calcext:value-type="float">
            <text:p>51.23</text:p>
          </table:table-cell>
          <table:table-cell table:style-name="ce80" table:formula="of:=[.L120]-[.L118]+[.L124]+[.L123]" office:value-type="float" office:value="53.7611707485932" calcext:value-type="float">
            <text:p>53.76</text:p>
          </table:table-cell>
          <table:table-cell table:style-name="ce80" table:formula="of:=[.M120]-[.M118]+[.M124]+[.M123]" office:value-type="float" office:value="56.6915959009388" calcext:value-type="float">
            <text:p>56.69</text:p>
          </table:table-cell>
          <table:table-cell table:style-name="ce80" table:formula="of:=[.N120]-[.N118]+[.N124]+[.N123]" office:value-type="float" office:value="58.2514815849954" calcext:value-type="float">
            <text:p>58.25</text:p>
          </table:table-cell>
          <table:table-cell table:style-name="ce80" table:formula="of:=[.O120]-[.O118]+[.O124]+[.O123]" office:value-type="float" office:value="59.873299615732" calcext:value-type="float">
            <text:p>59.87</text:p>
          </table:table-cell>
          <table:table-cell table:style-name="ce80" table:formula="of:=[.P120]-[.P118]+[.P124]+[.P123]" office:value-type="float" office:value="61.5599937369786" calcext:value-type="float">
            <text:p>61.56</text:p>
          </table:table-cell>
          <table:table-cell table:style-name="ce80" table:formula="of:=[.Q120]-[.Q118]+[.Q124]+[.Q123]" office:value-type="float" office:value="63.3146646135332" calcext:value-type="float">
            <text:p>63.31</text:p>
          </table:table-cell>
          <table:table-cell table:style-name="ce80" table:formula="of:=[.R120]-[.R118]+[.R124]+[.R123]" office:value-type="float" office:value="65.1405787217921" calcext:value-type="float">
            <text:p>65.14</text:p>
          </table:table-cell>
          <table:table-cell table:style-name="ce80" table:formula="of:=[.S120]-[.S118]+[.S124]+[.S123]" office:value-type="float" office:value="67.0411777589358" calcext:value-type="float">
            <text:p>67.04</text:p>
          </table:table-cell>
          <table:table-cell table:style-name="ce80" table:formula="of:=[.T120]-[.T118]+[.T124]+[.T123]" office:value-type="float" office:value="69.0200886013125" calcext:value-type="float">
            <text:p>69.02</text:p>
          </table:table-cell>
          <table:table-cell table:style-name="ce80" table:formula="of:=[.U120]-[.U118]+[.U124]+[.U123]" office:value-type="float" office:value="71.0811338444842" calcext:value-type="float">
            <text:p>71.08</text:p>
          </table:table-cell>
          <table:table-cell table:style-name="ce80" table:formula="of:=[.V120]-[.V118]+[.V124]+[.V123]" office:value-type="float" office:value="73.2283429593302" calcext:value-type="float">
            <text:p>73.23</text:p>
          </table:table-cell>
          <table:table-cell table:style-name="ce80" table:formula="of:=[.W120]-[.W118]+[.W124]+[.W123]" office:value-type="float" office:value="75.4659641006482" calcext:value-type="float">
            <text:p>75.47</text:p>
          </table:table-cell>
          <table:table-cell table:style-name="ce80" table:formula="of:=[.X120]-[.X118]+[.X124]+[.X123]" office:value-type="float" office:value="76.8660049530456" calcext:value-type="float">
            <text:p>76.87</text:p>
          </table:table-cell>
          <table:table-cell table:style-name="ce80" table:formula="of:=[.Y120]-[.Y118]+[.Y124]+[.Y123]" office:value-type="float" office:value="78.3124577496882" calcext:value-type="float">
            <text:p>78.31</text:p>
          </table:table-cell>
          <table:table-cell table:style-name="ce80" table:formula="of:=[.Z120]-[.Z118]+[.Z124]+[.Z123]" office:value-type="float" office:value="79.8072542197023" calcext:value-type="float">
            <text:p>79.81</text:p>
          </table:table-cell>
          <table:table-cell table:style-name="ce80" table:formula="of:=[.AA120]-[.AA118]+[.AA124]+[.AA123]" office:value-type="float" office:value="81.3524119810421" calcext:value-type="float">
            <text:p>81.35</text:p>
          </table:table-cell>
          <table:table-cell table:style-name="ce80" table:formula="of:=[.AB120]-[.AB118]+[.AB124]+[.AB123]" office:value-type="float" office:value="82.9500384207012" calcext:value-type="float">
            <text:p>82.95</text:p>
          </table:table-cell>
          <table:table-cell table:style-name="ce80" table:formula="of:=[.AC120]-[.AC118]+[.AC124]+[.AC123]" office:value-type="float" office:value="84.6023347508712" calcext:value-type="float">
            <text:p>84.60</text:p>
          </table:table-cell>
          <table:table-cell table:style-name="ce80" table:formula="of:=[.AD120]-[.AD118]+[.AD124]+[.AD123]" office:value-type="float" office:value="86.31160024903" calcext:value-type="float">
            <text:p>86.31</text:p>
          </table:table-cell>
          <table:table-cell table:style-name="ce80" table:formula="of:=[.AE120]-[.AE118]+[.AE124]+[.AE123]" office:value-type="float" office:value="88.0802366903071" calcext:value-type="float">
            <text:p>88.08</text:p>
          </table:table-cell>
          <table:table-cell table:style-name="ce80" table:formula="of:=[.AF120]-[.AF118]+[.AF124]+[.AF123]" office:value-type="float" office:value="89.9107529808546" calcext:value-type="float">
            <text:p>89.91</text:p>
          </table:table-cell>
          <table:table-cell table:style-name="ce80" table:formula="of:=[.AG120]-[.AG118]+[.AG124]+[.AG123]" office:value-type="float" office:value="91.8057700013426" calcext:value-type="float">
            <text:p>91.81</text:p>
          </table:table-cell>
          <table:table-cell table:style-name="ce80" table:formula="of:=[.AH120]-[.AH118]+[.AH124]+[.AH123]" office:value-type="float" office:value="93.7680256701187" calcext:value-type="float">
            <text:p>93.77</text:p>
          </table:table-cell>
          <table:table-cell table:style-name="ce80" table:formula="of:=[.AI120]-[.AI118]+[.AI124]+[.AI123]" office:value-type="float" office:value="95.5085207724655" calcext:value-type="float">
            <text:p>95.51</text:p>
          </table:table-cell>
          <table:table-cell table:style-name="ce80" table:formula="of:=[.AJ120]-[.AJ118]+[.AJ124]+[.AJ123]" office:value-type="float" office:value="97.3181579628442" calcext:value-type="float">
            <text:p>97.32</text:p>
          </table:table-cell>
          <table:table-cell table:style-name="ce80" table:formula="of:=[.AK120]-[.AK118]+[.AK124]+[.AK123]" office:value-type="float" office:value="99.2000160311554" calcext:value-type="float">
            <text:p>99.20</text:p>
          </table:table-cell>
          <table:table-cell table:style-name="ce80" table:formula="of:=[.AL120]-[.AL118]+[.AL124]+[.AL123]" office:value-type="float" office:value="101.157313019672" calcext:value-type="float">
            <text:p>101.16</text:p>
          </table:table-cell>
          <table:table-cell table:style-name="ce80" table:formula="of:=[.AM120]-[.AM118]+[.AM124]+[.AM123]" office:value-type="float" office:value="103.19341253898" calcext:value-type="float">
            <text:p>103.19</text:p>
          </table:table-cell>
          <table:table-cell table:style-name="ce80" table:formula="of:=[.AN120]-[.AN118]+[.AN124]+[.AN123]" office:value-type="float" office:value="105.311830370574" calcext:value-type="float">
            <text:p>105.31</text:p>
          </table:table-cell>
          <table:table-cell table:style-name="ce80" table:formula="of:=[.AO120]-[.AO118]+[.AO124]+[.AO123]" office:value-type="float" office:value="107.516241369102" calcext:value-type="float">
            <text:p>107.52</text:p>
          </table:table-cell>
          <table:table-cell table:style-name="ce80" table:formula="of:=[.AP120]-[.AP118]+[.AP124]+[.AP123]" office:value-type="float" office:value="109.810486677877" calcext:value-type="float">
            <text:p>109.81</text:p>
          </table:table-cell>
          <table:table-cell table:style-name="ce80" table:formula="of:=[.AQ120]-[.AQ118]+[.AQ124]+[.AQ123]" office:value-type="float" office:value="112.198581271875" calcext:value-type="float">
            <text:p>112.20</text:p>
          </table:table-cell>
          <table:table-cell table:number-columns-repeated="981"/>
        </table:table-row>
        <table:table-row table:style-name="ro1">
          <table:table-cell table:style-name="ce65" table:number-columns-repeated="7"/>
          <table:table-cell table:style-name="ce86"/>
          <table:table-cell table:style-name="ce87" table:number-columns-repeated="1016"/>
        </table:table-row>
        <table:table-row table:style-name="ro1">
          <table:table-cell table:style-name="ce65" office:value-type="string" calcext:value-type="string">
            <text:p>TCAM 2015-2030 HTT</text:p>
          </table:table-cell>
          <table:table-cell table:style-name="ce65" table:number-columns-repeated="6"/>
          <table:table-cell table:style-name="ce83" table:formula="of:=([.W112]/[.H112])^(1/15)-1" office:value-type="percentage" office:value="0.0187911402010346" calcext:value-type="percentage">
            <text:p>1.88%</text:p>
          </table:table-cell>
          <table:table-cell table:number-columns-repeated="1016"/>
        </table:table-row>
        <table:table-row table:style-name="ro1">
          <table:table-cell table:style-name="ce65" office:value-type="string" calcext:value-type="string">
            <text:p>TCAM <text:s/>2015-2030 TTC acteurs</text:p>
          </table:table-cell>
          <table:table-cell table:style-name="ce65" table:number-columns-repeated="6"/>
          <table:table-cell table:style-name="ce83" table:formula="of:=([.W122]/[.H122])^(1/15)-1" office:value-type="percentage" office:value="0.0350862817236264" calcext:value-type="percentage">
            <text:p>3.51%</text:p>
          </table:table-cell>
          <table:table-cell table:number-columns-repeated="1016"/>
        </table:table-row>
        <table:table-row table:style-name="ro1">
          <table:table-cell table:style-name="ce65" office:value-type="string" calcext:value-type="string">
            <office:annotation draw:style-name="gr23" draw:text-style-name="P2" svg:width="38.11mm" svg:height="32.73mm" svg:x="0mm" svg:y="574.38mm" draw:caption-point-x="167.32mm" draw:caption-point-y="194.08mm">
              <dc:date>2017-08-28T00:00:00</dc:date>
              <text:p text:style-name="P1"><text:span text:style-name="T1">BAIZ Adam - CGDD/SEEI/MA3:</text:span></text:p>
              <text:p text:style-name="P1"><text:span text:style-name="T2">HT consiste à enlever les taxes versées directement à l'Etat et à conserver les taxes qui couvrent les coûts inhérents à la filière</text:span></text:p>
            </office:annotation>
            <text:p>TCAM <text:s/>2015-2030 socio-éco</text:p>
          </table:table-cell>
          <table:table-cell table:style-name="ce65" table:number-columns-repeated="6"/>
          <table:table-cell table:style-name="ce83" table:formula="of:=([.W125]/[.H125])^(1/15)-1" office:value-type="percentage" office:value="0.0339637482733379" calcext:value-type="percentage">
            <text:p>3.40%</text:p>
          </table:table-cell>
          <table:table-cell table:number-columns-repeated="1016"/>
        </table:table-row>
        <table:table-row table:style-name="ro1">
          <table:table-cell table:number-columns-repeated="1024"/>
        </table:table-row>
        <table:table-row table:style-name="ro1">
          <table:table-cell table:style-name="ce65" office:value-type="string" calcext:value-type="string">
            <text:p>TCAM 2030 -2050 HTT</text:p>
          </table:table-cell>
          <table:table-cell table:style-name="ce65" table:number-columns-repeated="6"/>
          <table:table-cell table:style-name="ce83" table:formula="of:=([.AQ112]/[.W112])^(1/20)-1" office:value-type="percentage" office:value="0.00595987866843539" calcext:value-type="percentage">
            <text:p>0.60%</text:p>
          </table:table-cell>
          <table:table-cell table:number-columns-repeated="1016"/>
        </table:table-row>
        <table:table-row table:style-name="ro1">
          <table:table-cell table:style-name="ce65" office:value-type="string" calcext:value-type="string">
            <text:p>TCAM 2030-2050 TTC acteurs</text:p>
          </table:table-cell>
          <table:table-cell table:style-name="ce65" table:number-columns-repeated="6"/>
          <table:table-cell table:style-name="ce83" table:formula="of:=([.AQ122]/[.W122])^(1/20)-1" office:value-type="percentage" office:value="0.0193737002669201" calcext:value-type="percentage">
            <text:p>1.94%</text:p>
          </table:table-cell>
          <table:table-cell table:number-columns-repeated="1016"/>
        </table:table-row>
        <table:table-row table:style-name="ro1">
          <table:table-cell table:style-name="ce65" office:value-type="string" calcext:value-type="string">
            <office:annotation draw:style-name="gr23" draw:text-style-name="P2" svg:width="38.11mm" svg:height="32.73mm" svg:x="0mm" svg:y="592.44mm" draw:caption-point-x="167.32mm" draw:caption-point-y="198.32mm">
              <dc:date>2017-08-28T00:00:00</dc:date>
              <text:p text:style-name="P1"><text:span text:style-name="T1">BAIZ Adam - CGDD/SEEI/MA3:</text:span></text:p>
              <text:p text:style-name="P1"><text:span text:style-name="T2">HT consiste à enlever les taxes versées directement à l'Etat et à conserver les taxes qui couvrent les coûts inhérents à la filière</text:span></text:p>
            </office:annotation>
            <text:p>TCAM 2030 - 2050 socio-éco</text:p>
          </table:table-cell>
          <table:table-cell table:style-name="ce65" table:number-columns-repeated="6"/>
          <table:table-cell table:style-name="ce83" table:formula="of:=([.AQ125]/[.W125])^(1/20)-1" office:value-type="percentage" office:value="0.0200273391434407" calcext:value-type="percentage">
            <text:p>2.00%</text:p>
          </table:table-cell>
          <table:table-cell table:number-columns-repeated="1016"/>
        </table:table-row>
        <table:table-row table:style-name="ro1" table:number-rows-repeated="3">
          <table:table-cell table:number-columns-repeated="1024"/>
        </table:table-row>
        <table:table-row table:style-name="ro1">
          <table:table-cell table:style-name="ce64" office:value-type="string" calcext:value-type="string">
            <text:p>Prix du diesel pour un PL</text:p>
          </table:table-cell>
          <table:table-cell table:style-name="ce64" table:number-columns-repeated="6"/>
          <table:table-cell table:style-name="ce72" office:value-type="float" office:value="2015" calcext:value-type="float">
            <text:p>2015</text:p>
          </table:table-cell>
          <table:table-cell table:style-name="ce73" table:formula="of:=[.H137]+1" office:value-type="float" office:value="2016" calcext:value-type="float">
            <text:p>2016</text:p>
          </table:table-cell>
          <table:table-cell table:style-name="ce73" table:formula="of:=[.I137]+1" office:value-type="float" office:value="2017" calcext:value-type="float">
            <text:p>2017</text:p>
          </table:table-cell>
          <table:table-cell table:style-name="ce73" table:formula="of:=[.J137]+1" office:value-type="float" office:value="2018" calcext:value-type="float">
            <text:p>2018</text:p>
          </table:table-cell>
          <table:table-cell table:style-name="ce73" table:formula="of:=[.K137]+1" office:value-type="float" office:value="2019" calcext:value-type="float">
            <text:p>2019</text:p>
          </table:table-cell>
          <table:table-cell table:style-name="ce73" table:formula="of:=[.L137]+1" office:value-type="float" office:value="2020" calcext:value-type="float">
            <text:p>2020</text:p>
          </table:table-cell>
          <table:table-cell table:style-name="ce73" table:formula="of:=[.M137]+1" office:value-type="float" office:value="2021" calcext:value-type="float">
            <text:p>2021</text:p>
          </table:table-cell>
          <table:table-cell table:style-name="ce73" table:formula="of:=[.N137]+1" office:value-type="float" office:value="2022" calcext:value-type="float">
            <text:p>2022</text:p>
          </table:table-cell>
          <table:table-cell table:style-name="ce73" table:formula="of:=[.O137]+1" office:value-type="float" office:value="2023" calcext:value-type="float">
            <text:p>2023</text:p>
          </table:table-cell>
          <table:table-cell table:style-name="ce73" table:formula="of:=[.P137]+1" office:value-type="float" office:value="2024" calcext:value-type="float">
            <text:p>2024</text:p>
          </table:table-cell>
          <table:table-cell table:style-name="ce73" table:formula="of:=[.Q137]+1" office:value-type="float" office:value="2025" calcext:value-type="float">
            <text:p>2025</text:p>
          </table:table-cell>
          <table:table-cell table:style-name="ce73" table:formula="of:=[.R137]+1" office:value-type="float" office:value="2026" calcext:value-type="float">
            <text:p>2026</text:p>
          </table:table-cell>
          <table:table-cell table:style-name="ce73" table:formula="of:=[.S137]+1" office:value-type="float" office:value="2027" calcext:value-type="float">
            <text:p>2027</text:p>
          </table:table-cell>
          <table:table-cell table:style-name="ce73" table:formula="of:=[.T137]+1" office:value-type="float" office:value="2028" calcext:value-type="float">
            <text:p>2028</text:p>
          </table:table-cell>
          <table:table-cell table:style-name="ce73" table:formula="of:=[.U137]+1" office:value-type="float" office:value="2029" calcext:value-type="float">
            <text:p>2029</text:p>
          </table:table-cell>
          <table:table-cell table:style-name="ce73" table:formula="of:=[.V137]+1" office:value-type="float" office:value="2030" calcext:value-type="float">
            <text:p>2030</text:p>
          </table:table-cell>
          <table:table-cell table:style-name="ce73" table:formula="of:=[.W137]+1" office:value-type="float" office:value="2031" calcext:value-type="float">
            <text:p>2031</text:p>
          </table:table-cell>
          <table:table-cell table:style-name="ce73" table:formula="of:=[.X137]+1" office:value-type="float" office:value="2032" calcext:value-type="float">
            <text:p>2032</text:p>
          </table:table-cell>
          <table:table-cell table:style-name="ce73" table:formula="of:=[.Y137]+1" office:value-type="float" office:value="2033" calcext:value-type="float">
            <text:p>2033</text:p>
          </table:table-cell>
          <table:table-cell table:style-name="ce73" table:formula="of:=[.Z137]+1" office:value-type="float" office:value="2034" calcext:value-type="float">
            <text:p>2034</text:p>
          </table:table-cell>
          <table:table-cell table:style-name="ce73" table:formula="of:=[.AA137]+1" office:value-type="float" office:value="2035" calcext:value-type="float">
            <text:p>2035</text:p>
          </table:table-cell>
          <table:table-cell table:style-name="ce73" table:formula="of:=[.AB137]+1" office:value-type="float" office:value="2036" calcext:value-type="float">
            <text:p>2036</text:p>
          </table:table-cell>
          <table:table-cell table:style-name="ce73" table:formula="of:=[.AC137]+1" office:value-type="float" office:value="2037" calcext:value-type="float">
            <text:p>2037</text:p>
          </table:table-cell>
          <table:table-cell table:style-name="ce73" table:formula="of:=[.AD137]+1" office:value-type="float" office:value="2038" calcext:value-type="float">
            <text:p>2038</text:p>
          </table:table-cell>
          <table:table-cell table:style-name="ce73" table:formula="of:=[.AE137]+1" office:value-type="float" office:value="2039" calcext:value-type="float">
            <text:p>2039</text:p>
          </table:table-cell>
          <table:table-cell table:style-name="ce73" table:formula="of:=[.AF137]+1" office:value-type="float" office:value="2040" calcext:value-type="float">
            <text:p>2040</text:p>
          </table:table-cell>
          <table:table-cell table:style-name="ce73" table:formula="of:=[.AG137]+1" office:value-type="float" office:value="2041" calcext:value-type="float">
            <text:p>2041</text:p>
          </table:table-cell>
          <table:table-cell table:style-name="ce73" table:formula="of:=[.AH137]+1" office:value-type="float" office:value="2042" calcext:value-type="float">
            <text:p>2042</text:p>
          </table:table-cell>
          <table:table-cell table:style-name="ce73" table:formula="of:=[.AI137]+1" office:value-type="float" office:value="2043" calcext:value-type="float">
            <text:p>2043</text:p>
          </table:table-cell>
          <table:table-cell table:style-name="ce73" table:formula="of:=[.AJ137]+1" office:value-type="float" office:value="2044" calcext:value-type="float">
            <text:p>2044</text:p>
          </table:table-cell>
          <table:table-cell table:style-name="ce73" table:formula="of:=[.AK137]+1" office:value-type="float" office:value="2045" calcext:value-type="float">
            <text:p>2045</text:p>
          </table:table-cell>
          <table:table-cell table:style-name="ce73" table:formula="of:=[.AL137]+1" office:value-type="float" office:value="2046" calcext:value-type="float">
            <text:p>2046</text:p>
          </table:table-cell>
          <table:table-cell table:style-name="ce73" table:formula="of:=[.AM137]+1" office:value-type="float" office:value="2047" calcext:value-type="float">
            <text:p>2047</text:p>
          </table:table-cell>
          <table:table-cell table:style-name="ce73" table:formula="of:=[.AN137]+1" office:value-type="float" office:value="2048" calcext:value-type="float">
            <text:p>2048</text:p>
          </table:table-cell>
          <table:table-cell table:style-name="ce73" table:formula="of:=[.AO137]+1" office:value-type="float" office:value="2049" calcext:value-type="float">
            <text:p>2049</text:p>
          </table:table-cell>
          <table:table-cell table:style-name="ce73" table:formula="of:=[.AP137]+1" office:value-type="float" office:value="2050" calcext:value-type="float">
            <text:p>2050</text:p>
          </table:table-cell>
          <table:table-cell table:number-columns-repeated="981"/>
        </table:table-row>
        <table:table-row table:style-name="ro1">
          <table:table-cell table:style-name="ce65" office:value-type="string" calcext:value-type="string">
            <text:p>à la pompe HTT en €/L</text:p>
          </table:table-cell>
          <table:table-cell table:style-name="ce65" table:number-columns-repeated="6"/>
          <table:table-cell table:style-name="ce90" table:formula="of:=[.H139]+[.H140]+[.H141]" office:value-type="float" office:value="0.4797" calcext:value-type="float">
            <office:annotation draw:style-name="gr38" draw:text-style-name="P2" svg:width="27.08mm" svg:height="40.41mm" svg:x="165.41mm" svg:y="622.15mm" draw:caption-point-x="170.17mm" draw:caption-point-y="196.48mm">
              <dc:date>2017-08-28T00:00:00</dc:date>
              <text:p text:style-name="P1"><text:span text:style-name="T1">FRAGNOL Ludovic - CGDD/SEEI/MA3:</text:span></text:p>
              <text:p text:style-name="P1"><text:span text:style-name="T2">en 2015, <text:s/>prix HT de 0,4771 €/L pr le diesel</text:span></text:p>
              <text:p text:style-name="P1"><text:span text:style-name="T2">donnée moyenne annuelle Pégase</text:span></text:p>
              <text:p text:style-name="P1"><text:span text:style-name="T2"/></text:p>
            </office:annotation>
            <text:p>0.48</text:p>
          </table:table-cell>
          <table:table-cell table:style-name="ce90" table:formula="of:=[.I139]+[.I140]+[.I141]" office:value-type="float" office:value="0.50078057671936" calcext:value-type="float">
            <text:p>0.50</text:p>
          </table:table-cell>
          <table:table-cell table:style-name="ce90" table:formula="of:=[.J139]+[.J140]+[.J141]" office:value-type="float" office:value="0.518113934173514" calcext:value-type="float">
            <text:p>0.52</text:p>
          </table:table-cell>
          <table:table-cell table:style-name="ce90" table:formula="of:=[.K139]+[.K140]+[.K141]" office:value-type="float" office:value="0.5362342496317" calcext:value-type="float">
            <text:p>0.54</text:p>
          </table:table-cell>
          <table:table-cell table:style-name="ce90" table:formula="of:=[.L139]+[.L140]+[.L141]" office:value-type="float" office:value="0.555177252057667" calcext:value-type="float">
            <text:p>0.56</text:p>
          </table:table-cell>
          <table:table-cell table:style-name="ce90" table:formula="of:=[.M139]+[.M140]+[.M141]" office:value-type="float" office:value="0.574980292558712" calcext:value-type="float">
            <text:p>0.57</text:p>
          </table:table-cell>
          <table:table-cell table:style-name="ce90" table:formula="of:=[.N139]+[.N140]+[.N141]" office:value-type="float" office:value="0.595682418033209" calcext:value-type="float">
            <text:p>0.60</text:p>
          </table:table-cell>
          <table:table-cell table:style-name="ce90" table:formula="of:=[.O139]+[.O140]+[.O141]" office:value-type="float" office:value="0.617324448161822" calcext:value-type="float">
            <text:p>0.62</text:p>
          </table:table-cell>
          <table:table-cell table:style-name="ce90" table:formula="of:=[.P139]+[.P140]+[.P141]" office:value-type="float" office:value="0.639949055894243" calcext:value-type="float">
            <text:p>0.64</text:p>
          </table:table-cell>
          <table:table-cell table:style-name="ce90" table:formula="of:=[.Q139]+[.Q140]+[.Q141]" office:value-type="float" office:value="0.663600851590115" calcext:value-type="float">
            <text:p>0.66</text:p>
          </table:table-cell>
          <table:table-cell table:style-name="ce90" table:formula="of:=[.R139]+[.R140]+[.R141]" office:value-type="float" office:value="0.68832647098009" calcext:value-type="float">
            <text:p>0.69</text:p>
          </table:table-cell>
          <table:table-cell table:style-name="ce90" table:formula="of:=[.S139]+[.S140]+[.S141]" office:value-type="float" office:value="0.714174667120418" calcext:value-type="float">
            <text:p>0.71</text:p>
          </table:table-cell>
          <table:table-cell table:style-name="ce90" table:formula="of:=[.T139]+[.T140]+[.T141]" office:value-type="float" office:value="0.741196406522417" calcext:value-type="float">
            <text:p>0.74</text:p>
          </table:table-cell>
          <table:table-cell table:style-name="ce90" table:formula="of:=[.U139]+[.U140]+[.U141]" office:value-type="float" office:value="0.769444969646335" calcext:value-type="float">
            <text:p>0.77</text:p>
          </table:table-cell>
          <table:table-cell table:style-name="ce90" table:formula="of:=[.V139]+[.V140]+[.V141]" office:value-type="float" office:value="0.798976055957789" calcext:value-type="float">
            <text:p>0.80</text:p>
          </table:table-cell>
          <table:table-cell table:style-name="ce90" table:formula="of:=[.W139]+[.W140]+[.W141]" office:value-type="float" office:value="0.82984789375389" calcext:value-type="float">
            <text:p>0.83</text:p>
          </table:table-cell>
          <table:table-cell table:style-name="ce90" table:formula="of:=[.X139]+[.X140]+[.X141]" office:value-type="float" office:value="0.836946979390888" calcext:value-type="float">
            <text:p>0.84</text:p>
          </table:table-cell>
          <table:table-cell table:style-name="ce90" table:formula="of:=[.Y139]+[.Y140]+[.Y141]" office:value-type="float" office:value="0.844116962075375" calcext:value-type="float">
            <text:p>0.84</text:p>
          </table:table-cell>
          <table:table-cell table:style-name="ce90" table:formula="of:=[.Z139]+[.Z140]+[.Z141]" office:value-type="float" office:value="0.851358549840977" calcext:value-type="float">
            <text:p>0.85</text:p>
          </table:table-cell>
          <table:table-cell table:style-name="ce90" table:formula="of:=[.AA139]+[.AA140]+[.AA141]" office:value-type="float" office:value="0.858672457792301" calcext:value-type="float">
            <text:p>0.86</text:p>
          </table:table-cell>
          <table:table-cell table:style-name="ce90" table:formula="of:=[.AB139]+[.AB140]+[.AB141]" office:value-type="float" office:value="0.866059408175549" calcext:value-type="float">
            <text:p>0.87</text:p>
          </table:table-cell>
          <table:table-cell table:style-name="ce90" table:formula="of:=[.AC139]+[.AC140]+[.AC141]" office:value-type="float" office:value="0.87352013044984" calcext:value-type="float">
            <text:p>0.87</text:p>
          </table:table-cell>
          <table:table-cell table:style-name="ce90" table:formula="of:=[.AD139]+[.AD140]+[.AD141]" office:value-type="float" office:value="0.881055361359248" calcext:value-type="float">
            <text:p>0.88</text:p>
          </table:table-cell>
          <table:table-cell table:style-name="ce90" table:formula="of:=[.AE139]+[.AE140]+[.AE141]" office:value-type="float" office:value="0.88866584500555" calcext:value-type="float">
            <text:p>0.89</text:p>
          </table:table-cell>
          <table:table-cell table:style-name="ce90" table:formula="of:=[.AF139]+[.AF140]+[.AF141]" office:value-type="float" office:value="0.89635233292171" calcext:value-type="float">
            <text:p>0.90</text:p>
          </table:table-cell>
          <table:table-cell table:style-name="ce90" table:formula="of:=[.AG139]+[.AG140]+[.AG141]" office:value-type="float" office:value="0.904115584146087" calcext:value-type="float">
            <text:p>0.90</text:p>
          </table:table-cell>
          <table:table-cell table:style-name="ce90" table:formula="of:=[.AH139]+[.AH140]+[.AH141]" office:value-type="float" office:value="0.911956365297398" calcext:value-type="float">
            <text:p>0.91</text:p>
          </table:table-cell>
          <table:table-cell table:style-name="ce90" table:formula="of:=[.AI139]+[.AI140]+[.AI141]" office:value-type="float" office:value="0.919875450650413" calcext:value-type="float">
            <text:p>0.92</text:p>
          </table:table-cell>
          <table:table-cell table:style-name="ce90" table:formula="of:=[.AJ139]+[.AJ140]+[.AJ141]" office:value-type="float" office:value="0.927873622212422" calcext:value-type="float">
            <text:p>0.93</text:p>
          </table:table-cell>
          <table:table-cell table:style-name="ce90" table:formula="of:=[.AK139]+[.AK140]+[.AK141]" office:value-type="float" office:value="0.935951669800451" calcext:value-type="float">
            <text:p>0.94</text:p>
          </table:table-cell>
          <table:table-cell table:style-name="ce90" table:formula="of:=[.AL139]+[.AL140]+[.AL141]" office:value-type="float" office:value="0.944110391119262" calcext:value-type="float">
            <text:p>0.94</text:p>
          </table:table-cell>
          <table:table-cell table:style-name="ce90" table:formula="of:=[.AM139]+[.AM140]+[.AM141]" office:value-type="float" office:value="0.952350591840122" calcext:value-type="float">
            <text:p>0.95</text:p>
          </table:table-cell>
          <table:table-cell table:style-name="ce90" table:formula="of:=[.AN139]+[.AN140]+[.AN141]" office:value-type="float" office:value="0.960673085680363" calcext:value-type="float">
            <text:p>0.96</text:p>
          </table:table-cell>
          <table:table-cell table:style-name="ce90" table:formula="of:=[.AO139]+[.AO140]+[.AO141]" office:value-type="float" office:value="0.969078694483742" calcext:value-type="float">
            <text:p>0.97</text:p>
          </table:table-cell>
          <table:table-cell table:style-name="ce90" table:formula="of:=[.AP139]+[.AP140]+[.AP141]" office:value-type="float" office:value="0.977568248301589" calcext:value-type="float">
            <text:p>0.98</text:p>
          </table:table-cell>
          <table:table-cell table:style-name="ce90" table:formula="of:=[.AQ139]+[.AQ140]+[.AQ141]" office:value-type="float" office:value="0.986142585474782" calcext:value-type="float">
            <text:p>0.99</text:p>
          </table:table-cell>
          <table:table-cell table:number-columns-repeated="981"/>
        </table:table-row>
        <table:table-row table:style-name="ro1">
          <table:table-cell table:style-name="ce66" office:value-type="string" calcext:value-type="string">
            <text:p>pétrole brut</text:p>
          </table:table-cell>
          <table:table-cell table:style-name="ce66" table:number-columns-repeated="6"/>
          <table:table-cell table:style-name="ce90" office:value-type="float" office:value="0.3652" calcext:value-type="float">
            <office:annotation draw:style-name="gr40" draw:text-style-name="P2" svg:width="27.08mm" svg:height="21.42mm" svg:x="165.41mm" svg:y="636.16mm" draw:caption-point-x="170.17mm" draw:caption-point-y="188.04mm">
              <dc:date>2017-08-28T00:00:00</dc:date>
              <text:p text:style-name="P1"><text:span text:style-name="T1">FRAGNOL Ludovic - CGDD/SEEI/MA3:</text:span></text:p>
              <text:p text:style-name="P1"><text:span text:style-name="T2">76% en 2015</text:span></text:p>
            </office:annotation>
            <text:p>0.37</text:p>
          </table:table-cell>
          <table:table-cell table:style-name="ce90" table:formula="of:=[.H139]*[.$M$9]" office:value-type="float" office:value="0.38178057671936" calcext:value-type="float">
            <office:annotation draw:style-name="gr7" draw:text-style-name="P2" svg:width="36.25mm" svg:height="25.05mm" svg:x="204.74mm" svg:y="634.35mm" draw:caption-point-x="171.16mm" draw:caption-point-y="189.85mm">
              <dc:date>2017-08-28T00:00:00</dc:date>
              <text:p text:style-name="P1"><text:span text:style-name="T1">FRAGNOL Ludovic - CGDD/SEEI/MA3:</text:span></text:p>
              <text:p text:style-name="P1"><text:span text:style-name="T2">TCAM de 1.2% environ sur le gaz (scénario AMS2 s'appuyant sur le World Energy Outlook)</text:span></text:p>
            </office:annotation>
            <text:p>0.38</text:p>
          </table:table-cell>
          <table:table-cell table:style-name="ce90" table:formula="of:=[.I139]*[.$M$9]" office:value-type="float" office:value="0.399113934173514" calcext:value-type="float">
            <text:p>0.40</text:p>
          </table:table-cell>
          <table:table-cell table:style-name="ce90" table:formula="of:=[.J139]*[.$M$9]" office:value-type="float" office:value="0.4172342496317" calcext:value-type="float">
            <text:p>0.42</text:p>
          </table:table-cell>
          <table:table-cell table:style-name="ce90" table:formula="of:=[.K139]*[.$M$9]" office:value-type="float" office:value="0.436177252057667" calcext:value-type="float">
            <text:p>0.44</text:p>
          </table:table-cell>
          <table:table-cell table:style-name="ce90" table:formula="of:=[.L139]*[.$M$9]" office:value-type="float" office:value="0.455980292558712" calcext:value-type="float">
            <text:p>0.46</text:p>
          </table:table-cell>
          <table:table-cell table:style-name="ce90" table:formula="of:=[.M139]*[.$M$9]" office:value-type="float" office:value="0.476682418033209" calcext:value-type="float">
            <text:p>0.48</text:p>
          </table:table-cell>
          <table:table-cell table:style-name="ce90" table:formula="of:=[.N139]*[.$M$9]" office:value-type="float" office:value="0.498324448161822" calcext:value-type="float">
            <text:p>0.50</text:p>
          </table:table-cell>
          <table:table-cell table:style-name="ce90" table:formula="of:=[.O139]*[.$M$9]" office:value-type="float" office:value="0.520949055894243" calcext:value-type="float">
            <text:p>0.52</text:p>
          </table:table-cell>
          <table:table-cell table:style-name="ce90" table:formula="of:=[.P139]*[.$M$9]" office:value-type="float" office:value="0.544600851590115" calcext:value-type="float">
            <text:p>0.54</text:p>
          </table:table-cell>
          <table:table-cell table:style-name="ce90" table:formula="of:=[.Q139]*[.$M$9]" office:value-type="float" office:value="0.56932647098009" calcext:value-type="float">
            <text:p>0.57</text:p>
          </table:table-cell>
          <table:table-cell table:style-name="ce90" table:formula="of:=[.R139]*[.$M$9]" office:value-type="float" office:value="0.595174667120418" calcext:value-type="float">
            <text:p>0.60</text:p>
          </table:table-cell>
          <table:table-cell table:style-name="ce90" table:formula="of:=[.S139]*[.$M$9]" office:value-type="float" office:value="0.622196406522417" calcext:value-type="float">
            <text:p>0.62</text:p>
          </table:table-cell>
          <table:table-cell table:style-name="ce90" table:formula="of:=[.T139]*[.$M$9]" office:value-type="float" office:value="0.650444969646335" calcext:value-type="float">
            <text:p>0.65</text:p>
          </table:table-cell>
          <table:table-cell table:style-name="ce90" table:formula="of:=[.U139]*[.$M$9]" office:value-type="float" office:value="0.679976055957789" calcext:value-type="float">
            <text:p>0.68</text:p>
          </table:table-cell>
          <table:table-cell table:style-name="ce90" table:formula="of:=[.V139]*[.$M$9]" office:value-type="float" office:value="0.71084789375389" calcext:value-type="float">
            <text:p>0.71</text:p>
          </table:table-cell>
          <table:table-cell table:style-name="ce90" table:formula="of:=[.W139]*[.$M$10]" office:value-type="float" office:value="0.717946979390888" calcext:value-type="float">
            <office:annotation draw:style-name="gr40" draw:text-style-name="P2" svg:width="30.99mm" svg:height="21.42mm" svg:x="477.44mm" svg:y="636.16mm" draw:caption-point-x="313.61mm" draw:caption-point-y="188.04mm">
              <dc:date>2017-08-28T00:00:00</dc:date>
              <text:p text:style-name="P1"><text:span text:style-name="T1">FRAGNOL Ludovic - CGDD/SEEI/MA3:</text:span></text:p>
              <text:p text:style-name="P1"><text:span text:style-name="T2">modif TCAM</text:span></text:p>
            </office:annotation>
            <text:p>0.72</text:p>
          </table:table-cell>
          <table:table-cell table:style-name="ce90" table:formula="of:=[.X139]*[.$M$10]" office:value-type="float" office:value="0.725116962075375" calcext:value-type="float">
            <text:p>0.73</text:p>
          </table:table-cell>
          <table:table-cell table:style-name="ce90" table:formula="of:=[.Y139]*[.$M$10]" office:value-type="float" office:value="0.732358549840977" calcext:value-type="float">
            <text:p>0.73</text:p>
          </table:table-cell>
          <table:table-cell table:style-name="ce90" table:formula="of:=[.Z139]*[.$M$10]" office:value-type="float" office:value="0.739672457792301" calcext:value-type="float">
            <text:p>0.74</text:p>
          </table:table-cell>
          <table:table-cell table:style-name="ce90" table:formula="of:=[.AA139]*[.$M$10]" office:value-type="float" office:value="0.747059408175549" calcext:value-type="float">
            <text:p>0.75</text:p>
          </table:table-cell>
          <table:table-cell table:style-name="ce90" table:formula="of:=[.AB139]*[.$M$10]" office:value-type="float" office:value="0.75452013044984" calcext:value-type="float">
            <text:p>0.75</text:p>
          </table:table-cell>
          <table:table-cell table:style-name="ce90" table:formula="of:=[.AC139]*[.$M$10]" office:value-type="float" office:value="0.762055361359248" calcext:value-type="float">
            <text:p>0.76</text:p>
          </table:table-cell>
          <table:table-cell table:style-name="ce90" table:formula="of:=[.AD139]*[.$M$10]" office:value-type="float" office:value="0.76966584500555" calcext:value-type="float">
            <text:p>0.77</text:p>
          </table:table-cell>
          <table:table-cell table:style-name="ce90" table:formula="of:=[.AE139]*[.$M$10]" office:value-type="float" office:value="0.77735233292171" calcext:value-type="float">
            <text:p>0.78</text:p>
          </table:table-cell>
          <table:table-cell table:style-name="ce90" table:formula="of:=[.AF139]*[.$M$10]" office:value-type="float" office:value="0.785115584146087" calcext:value-type="float">
            <text:p>0.79</text:p>
          </table:table-cell>
          <table:table-cell table:style-name="ce90" table:formula="of:=[.AG139]*[.$M$10]" office:value-type="float" office:value="0.792956365297398" calcext:value-type="float">
            <text:p>0.79</text:p>
          </table:table-cell>
          <table:table-cell table:style-name="ce90" table:formula="of:=[.AH139]*[.$M$10]" office:value-type="float" office:value="0.800875450650413" calcext:value-type="float">
            <text:p>0.80</text:p>
          </table:table-cell>
          <table:table-cell table:style-name="ce90" table:formula="of:=[.AI139]*[.$M$10]" office:value-type="float" office:value="0.808873622212422" calcext:value-type="float">
            <text:p>0.81</text:p>
          </table:table-cell>
          <table:table-cell table:style-name="ce90" table:formula="of:=[.AJ139]*[.$M$10]" office:value-type="float" office:value="0.816951669800451" calcext:value-type="float">
            <text:p>0.82</text:p>
          </table:table-cell>
          <table:table-cell table:style-name="ce90" table:formula="of:=[.AK139]*[.$M$10]" office:value-type="float" office:value="0.825110391119262" calcext:value-type="float">
            <text:p>0.83</text:p>
          </table:table-cell>
          <table:table-cell table:style-name="ce90" table:formula="of:=[.AL139]*[.$M$10]" office:value-type="float" office:value="0.833350591840122" calcext:value-type="float">
            <text:p>0.83</text:p>
          </table:table-cell>
          <table:table-cell table:style-name="ce90" table:formula="of:=[.AM139]*[.$M$10]" office:value-type="float" office:value="0.841673085680363" calcext:value-type="float">
            <text:p>0.84</text:p>
          </table:table-cell>
          <table:table-cell table:style-name="ce90" table:formula="of:=[.AN139]*[.$M$10]" office:value-type="float" office:value="0.850078694483742" calcext:value-type="float">
            <text:p>0.85</text:p>
          </table:table-cell>
          <table:table-cell table:style-name="ce90" table:formula="of:=[.AO139]*[.$M$10]" office:value-type="float" office:value="0.858568248301589" calcext:value-type="float">
            <text:p>0.86</text:p>
          </table:table-cell>
          <table:table-cell table:style-name="ce90" table:formula="of:=[.AP139]*[.$M$10]" office:value-type="float" office:value="0.867142585474782" calcext:value-type="float">
            <text:p>0.87</text:p>
          </table:table-cell>
          <table:table-cell table:number-columns-repeated="981"/>
        </table:table-row>
        <table:table-row table:style-name="ro1">
          <table:table-cell table:style-name="ce66" office:value-type="string" calcext:value-type="string">
            <text:p>transport, distribution, commercialisation</text:p>
          </table:table-cell>
          <table:table-cell table:style-name="ce66" table:number-columns-repeated="6"/>
          <table:table-cell table:style-name="ce90" table:formula="of:=0.0668" office:value-type="float" office:value="0.0668" calcext:value-type="float">
            <office:annotation draw:style-name="gr40" draw:text-style-name="P2" svg:width="27.08mm" svg:height="21.42mm" svg:x="165.41mm" svg:y="640.68mm" draw:caption-point-x="170.17mm" draw:caption-point-y="189.1mm">
              <dc:date>2017-08-28T00:00:00</dc:date>
              <text:p text:style-name="P1"><text:span text:style-name="T1">FRAGNOL Ludovic - CGDD/SEEI/MA3:</text:span></text:p>
              <text:p text:style-name="P1"><text:span text:style-name="T2">14% en 2015</text:span></text:p>
            </office:annotation>
            <text:p>0.07</text:p>
          </table:table-cell>
          <table:table-cell table:style-name="ce90" table:formula="of:=[.H140]" office:value-type="float" office:value="0.0668" calcext:value-type="float">
            <text:p>0.07</text:p>
          </table:table-cell>
          <table:table-cell table:style-name="ce90" table:formula="of:=[.I140]" office:value-type="float" office:value="0.0668" calcext:value-type="float">
            <text:p>0.07</text:p>
          </table:table-cell>
          <table:table-cell table:style-name="ce90" table:formula="of:=[.J140]" office:value-type="float" office:value="0.0668" calcext:value-type="float">
            <text:p>0.07</text:p>
          </table:table-cell>
          <table:table-cell table:style-name="ce90" table:formula="of:=[.K140]" office:value-type="float" office:value="0.0668" calcext:value-type="float">
            <text:p>0.07</text:p>
          </table:table-cell>
          <table:table-cell table:style-name="ce90" table:formula="of:=[.L140]" office:value-type="float" office:value="0.0668" calcext:value-type="float">
            <text:p>0.07</text:p>
          </table:table-cell>
          <table:table-cell table:style-name="ce90" table:formula="of:=[.M140]" office:value-type="float" office:value="0.0668" calcext:value-type="float">
            <text:p>0.07</text:p>
          </table:table-cell>
          <table:table-cell table:style-name="ce90" table:formula="of:=[.N140]" office:value-type="float" office:value="0.0668" calcext:value-type="float">
            <text:p>0.07</text:p>
          </table:table-cell>
          <table:table-cell table:style-name="ce90" table:formula="of:=[.O140]" office:value-type="float" office:value="0.0668" calcext:value-type="float">
            <text:p>0.07</text:p>
          </table:table-cell>
          <table:table-cell table:style-name="ce90" table:formula="of:=[.P140]" office:value-type="float" office:value="0.0668" calcext:value-type="float">
            <text:p>0.07</text:p>
          </table:table-cell>
          <table:table-cell table:style-name="ce90" table:formula="of:=[.Q140]" office:value-type="float" office:value="0.0668" calcext:value-type="float">
            <text:p>0.07</text:p>
          </table:table-cell>
          <table:table-cell table:style-name="ce90" table:formula="of:=[.R140]" office:value-type="float" office:value="0.0668" calcext:value-type="float">
            <text:p>0.07</text:p>
          </table:table-cell>
          <table:table-cell table:style-name="ce90" table:formula="of:=[.S140]" office:value-type="float" office:value="0.0668" calcext:value-type="float">
            <text:p>0.07</text:p>
          </table:table-cell>
          <table:table-cell table:style-name="ce90" table:formula="of:=[.T140]" office:value-type="float" office:value="0.0668" calcext:value-type="float">
            <text:p>0.07</text:p>
          </table:table-cell>
          <table:table-cell table:style-name="ce90" table:formula="of:=[.U140]" office:value-type="float" office:value="0.0668" calcext:value-type="float">
            <text:p>0.07</text:p>
          </table:table-cell>
          <table:table-cell table:style-name="ce90" table:formula="of:=[.V140]" office:value-type="float" office:value="0.0668" calcext:value-type="float">
            <text:p>0.07</text:p>
          </table:table-cell>
          <table:table-cell table:style-name="ce90" table:formula="of:=[.W140]" office:value-type="float" office:value="0.0668" calcext:value-type="float">
            <text:p>0.07</text:p>
          </table:table-cell>
          <table:table-cell table:style-name="ce90" table:formula="of:=[.X140]" office:value-type="float" office:value="0.0668" calcext:value-type="float">
            <text:p>0.07</text:p>
          </table:table-cell>
          <table:table-cell table:style-name="ce90" table:formula="of:=[.Y140]" office:value-type="float" office:value="0.0668" calcext:value-type="float">
            <text:p>0.07</text:p>
          </table:table-cell>
          <table:table-cell table:style-name="ce90" table:formula="of:=[.Z140]" office:value-type="float" office:value="0.0668" calcext:value-type="float">
            <text:p>0.07</text:p>
          </table:table-cell>
          <table:table-cell table:style-name="ce90" table:formula="of:=[.AA140]" office:value-type="float" office:value="0.0668" calcext:value-type="float">
            <text:p>0.07</text:p>
          </table:table-cell>
          <table:table-cell table:style-name="ce90" table:formula="of:=[.AB140]" office:value-type="float" office:value="0.0668" calcext:value-type="float">
            <text:p>0.07</text:p>
          </table:table-cell>
          <table:table-cell table:style-name="ce90" table:formula="of:=[.AC140]" office:value-type="float" office:value="0.0668" calcext:value-type="float">
            <text:p>0.07</text:p>
          </table:table-cell>
          <table:table-cell table:style-name="ce90" table:formula="of:=[.AD140]" office:value-type="float" office:value="0.0668" calcext:value-type="float">
            <text:p>0.07</text:p>
          </table:table-cell>
          <table:table-cell table:style-name="ce90" table:formula="of:=[.AE140]" office:value-type="float" office:value="0.0668" calcext:value-type="float">
            <text:p>0.07</text:p>
          </table:table-cell>
          <table:table-cell table:style-name="ce90" table:formula="of:=[.AF140]" office:value-type="float" office:value="0.0668" calcext:value-type="float">
            <text:p>0.07</text:p>
          </table:table-cell>
          <table:table-cell table:style-name="ce90" table:formula="of:=[.AG140]" office:value-type="float" office:value="0.0668" calcext:value-type="float">
            <text:p>0.07</text:p>
          </table:table-cell>
          <table:table-cell table:style-name="ce90" table:formula="of:=[.AH140]" office:value-type="float" office:value="0.0668" calcext:value-type="float">
            <text:p>0.07</text:p>
          </table:table-cell>
          <table:table-cell table:style-name="ce90" table:formula="of:=[.AI140]" office:value-type="float" office:value="0.0668" calcext:value-type="float">
            <text:p>0.07</text:p>
          </table:table-cell>
          <table:table-cell table:style-name="ce90" table:formula="of:=[.AJ140]" office:value-type="float" office:value="0.0668" calcext:value-type="float">
            <text:p>0.07</text:p>
          </table:table-cell>
          <table:table-cell table:style-name="ce90" table:formula="of:=[.AK140]" office:value-type="float" office:value="0.0668" calcext:value-type="float">
            <text:p>0.07</text:p>
          </table:table-cell>
          <table:table-cell table:style-name="ce90" table:formula="of:=[.AL140]" office:value-type="float" office:value="0.0668" calcext:value-type="float">
            <text:p>0.07</text:p>
          </table:table-cell>
          <table:table-cell table:style-name="ce90" table:formula="of:=[.AM140]" office:value-type="float" office:value="0.0668" calcext:value-type="float">
            <text:p>0.07</text:p>
          </table:table-cell>
          <table:table-cell table:style-name="ce90" table:formula="of:=[.AN140]" office:value-type="float" office:value="0.0668" calcext:value-type="float">
            <text:p>0.07</text:p>
          </table:table-cell>
          <table:table-cell table:style-name="ce90" table:formula="of:=[.AO140]" office:value-type="float" office:value="0.0668" calcext:value-type="float">
            <text:p>0.07</text:p>
          </table:table-cell>
          <table:table-cell table:style-name="ce90" table:formula="of:=[.AP140]" office:value-type="float" office:value="0.0668" calcext:value-type="float">
            <text:p>0.07</text:p>
          </table:table-cell>
          <table:table-cell table:number-columns-repeated="981"/>
        </table:table-row>
        <table:table-row table:style-name="ro1">
          <table:table-cell table:style-name="ce66" office:value-type="string" calcext:value-type="string">
            <text:p>raffinage</text:p>
          </table:table-cell>
          <table:table-cell table:style-name="ce66" table:number-columns-repeated="6"/>
          <table:table-cell table:style-name="ce90" office:value-type="float" office:value="0.0477" calcext:value-type="float">
            <office:annotation draw:style-name="gr41" draw:text-style-name="P2" svg:width="27.08mm" svg:height="21.43mm" svg:x="165.41mm" svg:y="645.19mm" draw:caption-point-x="170.17mm" draw:caption-point-y="190.16mm">
              <dc:date>2017-08-28T00:00:00</dc:date>
              <text:p text:style-name="P1"><text:span text:style-name="T1">FRAGNOL Ludovic - CGDD/SEEI/MA3:</text:span></text:p>
              <text:p text:style-name="P1"><text:span text:style-name="T2">10% en 2015</text:span></text:p>
            </office:annotation>
            <text:p>0.05</text:p>
          </table:table-cell>
          <table:table-cell table:number-columns-repeated="35" table:style-name="ce90" office:value-type="float" office:value="0.0522" calcext:value-type="float">
            <text:p>0.05</text:p>
          </table:table-cell>
          <table:table-cell table:number-columns-repeated="981"/>
        </table:table-row>
        <table:table-row table:style-name="ro1">
          <table:table-cell table:style-name="ce66" office:value-type="string" calcext:value-type="string">
            <text:p>Prix carbone retenu</text:p>
          </table:table-cell>
          <table:table-cell table:style-name="ce66" table:number-columns-repeated="6"/>
          <table:table-cell table:style-name="ce90" table:formula="of:=[.H28]-7" office:value-type="float" office:value="7.5" calcext:value-type="float">
            <text:p>7.50</text:p>
          </table:table-cell>
          <table:table-cell table:style-name="ce90" table:formula="of:=[.I28]-7" office:value-type="float" office:value="15" calcext:value-type="float">
            <text:p>15.00</text:p>
          </table:table-cell>
          <table:table-cell table:style-name="ce90" table:formula="of:=[.J28]-7" office:value-type="float" office:value="23.5" calcext:value-type="float">
            <text:p>23.50</text:p>
          </table:table-cell>
          <table:table-cell table:style-name="ce90" table:formula="of:=[.K28]-7" office:value-type="float" office:value="30.3475888019893" calcext:value-type="float">
            <text:p>30.35</text:p>
          </table:table-cell>
          <table:table-cell table:style-name="ce90" table:formula="of:=[.L28]-7" office:value-type="float" office:value="38.7325373548352" calcext:value-type="float">
            <text:p>38.73</text:p>
          </table:table-cell>
          <table:table-cell table:style-name="ce90" table:formula="of:=[.M28]-7" office:value-type="float" office:value="49" calcext:value-type="float">
            <text:p>49.00</text:p>
          </table:table-cell>
          <table:table-cell table:style-name="ce90" table:formula="of:=[.N28]-7" office:value-type="float" office:value="52.3429626470586" calcext:value-type="float">
            <text:p>52.34</text:p>
          </table:table-cell>
          <table:table-cell table:style-name="ce90" table:formula="of:=[.O28]-7" office:value-type="float" office:value="55.885485995182" calcext:value-type="float">
            <text:p>55.89</text:p>
          </table:table-cell>
          <table:table-cell table:style-name="ce90" table:formula="of:=[.P28]-7" office:value-type="float" office:value="59.6394829723966" calcext:value-type="float">
            <text:p>59.64</text:p>
          </table:table-cell>
          <table:table-cell table:style-name="ce90" table:formula="of:=[.Q28]-7" office:value-type="float" office:value="63.6175776580398" calcext:value-type="float">
            <text:p>63.62</text:p>
          </table:table-cell>
          <table:table-cell table:style-name="ce90" table:formula="of:=[.R28]-7" office:value-type="float" office:value="67.8331477354788" calcext:value-type="float">
            <text:p>67.83</text:p>
          </table:table-cell>
          <table:table-cell table:style-name="ce90" table:formula="of:=[.S28]-7" office:value-type="float" office:value="72.3003694790774" calcext:value-type="float">
            <text:p>72.30</text:p>
          </table:table-cell>
          <table:table-cell table:style-name="ce90" table:formula="of:=[.T28]-7" office:value-type="float" office:value="77.0342654266935" calcext:value-type="float">
            <text:p>77.03</text:p>
          </table:table-cell>
          <table:table-cell table:style-name="ce90" table:formula="of:=[.U28]-7" office:value-type="float" office:value="82.0507548980229" calcext:value-type="float">
            <text:p>82.05</text:p>
          </table:table-cell>
          <table:table-cell table:style-name="ce90" table:formula="of:=[.V28]-7" office:value-type="float" office:value="87.366707528674" calcext:value-type="float">
            <text:p>87.37</text:p>
          </table:table-cell>
          <table:table-cell table:style-name="ce90" table:formula="of:=[.W28]-7" office:value-type="float" office:value="93" calcext:value-type="float">
            <text:p>93.00</text:p>
          </table:table-cell>
          <table:table-cell table:style-name="ce90" table:formula="of:=[.X28]-7" office:value-type="float" office:value="97.5394747475055" calcext:value-type="float">
            <text:p>97.54</text:p>
          </table:table-cell>
          <table:table-cell table:style-name="ce90" table:formula="of:=[.Y28]-7" office:value-type="float" office:value="102.285017804843" calcext:value-type="float">
            <text:p>102.29</text:p>
          </table:table-cell>
          <table:table-cell table:style-name="ce90" table:formula="of:=[.Z28]-7" office:value-type="float" office:value="107.245983590901" calcext:value-type="float">
            <text:p>107.25</text:p>
          </table:table-cell>
          <table:table-cell table:style-name="ce90" table:formula="of:=[.AA28]-7" office:value-type="float" office:value="112.432151166049" calcext:value-type="float">
            <text:p>112.43</text:p>
          </table:table-cell>
          <table:table-cell table:style-name="ce90" table:formula="of:=[.AB28]-7" office:value-type="float" office:value="117.853743508634" calcext:value-type="float">
            <text:p>117.85</text:p>
          </table:table-cell>
          <table:table-cell table:style-name="ce90" table:formula="of:=[.AC28]-7" office:value-type="float" office:value="123.521447666524" calcext:value-type="float">
            <text:p>123.52</text:p>
          </table:table-cell>
          <table:table-cell table:style-name="ce90" table:formula="of:=[.AD28]-7" office:value-type="float" office:value="129.446435823425" calcext:value-type="float">
            <text:p>129.45</text:p>
          </table:table-cell>
          <table:table-cell table:style-name="ce90" table:formula="of:=[.AE28]-7" office:value-type="float" office:value="135.6403873215" calcext:value-type="float">
            <text:p>135.64</text:p>
          </table:table-cell>
          <table:table-cell table:style-name="ce90" table:formula="of:=[.AF28]-7" office:value-type="float" office:value="142.115511683704" calcext:value-type="float">
            <text:p>142.12</text:p>
          </table:table-cell>
          <table:table-cell table:style-name="ce90" table:formula="of:=[.AG28]-7" office:value-type="float" office:value="148.884572681199" calcext:value-type="float">
            <text:p>148.88</text:p>
          </table:table-cell>
          <table:table-cell table:style-name="ce90" table:formula="of:=[.AH28]-7" office:value-type="float" office:value="155.960913493319" calcext:value-type="float">
            <text:p>155.96</text:p>
          </table:table-cell>
          <table:table-cell table:style-name="ce90" table:formula="of:=[.AI28]-7" office:value-type="float" office:value="163.358483009652" calcext:value-type="float">
            <text:p>163.36</text:p>
          </table:table-cell>
          <table:table-cell table:style-name="ce90" table:formula="of:=[.AJ28]-7" office:value-type="float" office:value="171.091863326109" calcext:value-type="float">
            <text:p>171.09</text:p>
          </table:table-cell>
          <table:table-cell table:style-name="ce90" table:formula="of:=[.AK28]-7" office:value-type="float" office:value="179.176298489159" calcext:value-type="float">
            <text:p>179.18</text:p>
          </table:table-cell>
          <table:table-cell table:style-name="ce90" table:formula="of:=[.AL28]-7" office:value-type="float" office:value="187.627724544915" calcext:value-type="float">
            <text:p>187.63</text:p>
          </table:table-cell>
          <table:table-cell table:style-name="ce90" table:formula="of:=[.AM28]-7" office:value-type="float" office:value="196.462800952276" calcext:value-type="float">
            <text:p>196.46</text:p>
          </table:table-cell>
          <table:table-cell table:style-name="ce90" table:formula="of:=[.AN28]-7" office:value-type="float" office:value="205.698943422072" calcext:value-type="float">
            <text:p>205.70</text:p>
          </table:table-cell>
          <table:table-cell table:style-name="ce90" table:formula="of:=[.AO28]-7" office:value-type="float" office:value="215.354358246927" calcext:value-type="float">
            <text:p>215.35</text:p>
          </table:table-cell>
          <table:table-cell table:style-name="ce90" table:formula="of:=[.AP28]-7" office:value-type="float" office:value="225.448078189524" calcext:value-type="float">
            <text:p>225.45</text:p>
          </table:table-cell>
          <table:table-cell table:style-name="ce90" table:formula="of:=[.AQ28]-7" office:value-type="float" office:value="236" calcext:value-type="float">
            <text:p>236.00</text:p>
          </table:table-cell>
          <table:table-cell table:number-columns-repeated="981"/>
        </table:table-row>
        <table:table-row table:style-name="ro1">
          <table:table-cell table:style-name="ce66" office:value-type="string" calcext:value-type="string">
            <text:p>Taxe Carbone (c€/L)</text:p>
          </table:table-cell>
          <table:table-cell table:style-name="ce66" table:number-columns-repeated="6"/>
          <table:table-cell table:style-name="ce90" table:formula="of:=[.H142]*[.$Y$17]/10" office:value-type="float" office:value="1.8675" calcext:value-type="float">
            <text:p>1.87</text:p>
          </table:table-cell>
          <table:table-cell table:style-name="ce90" table:formula="of:=[.I142]*[.$Y$17]/10" office:value-type="float" office:value="3.735" calcext:value-type="float">
            <text:p>3.74</text:p>
          </table:table-cell>
          <table:table-cell table:style-name="ce90" table:formula="of:=[.J142]*[.$Y$17]/10" office:value-type="float" office:value="5.8515" calcext:value-type="float">
            <text:p>5.85</text:p>
          </table:table-cell>
          <table:table-cell table:style-name="ce90" table:formula="of:=[.K142]*[.$Y$17]/10" office:value-type="float" office:value="7.55654961169533" calcext:value-type="float">
            <text:p>7.56</text:p>
          </table:table-cell>
          <table:table-cell table:style-name="ce90" table:formula="of:=[.L142]*[.$Y$17]/10" office:value-type="float" office:value="9.64440180135397" calcext:value-type="float">
            <text:p>9.64</text:p>
          </table:table-cell>
          <table:table-cell table:style-name="ce90" table:formula="of:=[.M142]*[.$Y$17]/10" office:value-type="float" office:value="12.201" calcext:value-type="float">
            <text:p>12.20</text:p>
          </table:table-cell>
          <table:table-cell table:style-name="ce90" table:formula="of:=[.N142]*[.$Y$17]/10" office:value-type="float" office:value="13.0333976991176" calcext:value-type="float">
            <text:p>13.03</text:p>
          </table:table-cell>
          <table:table-cell table:style-name="ce90" table:formula="of:=[.O142]*[.$Y$17]/10" office:value-type="float" office:value="13.9154860128003" calcext:value-type="float">
            <text:p>13.92</text:p>
          </table:table-cell>
          <table:table-cell table:style-name="ce90" table:formula="of:=[.P142]*[.$Y$17]/10" office:value-type="float" office:value="14.8502312601268" calcext:value-type="float">
            <text:p>14.85</text:p>
          </table:table-cell>
          <table:table-cell table:style-name="ce90" table:formula="of:=[.Q142]*[.$Y$17]/10" office:value-type="float" office:value="15.8407768368519" calcext:value-type="float">
            <text:p>15.84</text:p>
          </table:table-cell>
          <table:table-cell table:style-name="ce90" table:formula="of:=[.R142]*[.$Y$17]/10" office:value-type="float" office:value="16.8904537861342" calcext:value-type="float">
            <text:p>16.89</text:p>
          </table:table-cell>
          <table:table-cell table:style-name="ce90" table:formula="of:=[.S142]*[.$Y$17]/10" office:value-type="float" office:value="18.0027920002903" calcext:value-type="float">
            <text:p>18.00</text:p>
          </table:table-cell>
          <table:table-cell table:style-name="ce90" table:formula="of:=[.T142]*[.$Y$17]/10" office:value-type="float" office:value="19.1815320912467" calcext:value-type="float">
            <text:p>19.18</text:p>
          </table:table-cell>
          <table:table-cell table:style-name="ce90" table:formula="of:=[.U142]*[.$Y$17]/10" office:value-type="float" office:value="20.4306379696077" calcext:value-type="float">
            <text:p>20.43</text:p>
          </table:table-cell>
          <table:table-cell table:style-name="ce90" table:formula="of:=[.V142]*[.$Y$17]/10" office:value-type="float" office:value="21.7543101746398" calcext:value-type="float">
            <text:p>21.75</text:p>
          </table:table-cell>
          <table:table-cell table:style-name="ce90" table:formula="of:=[.W142]*[.$Y$17]/10" office:value-type="float" office:value="23.157" calcext:value-type="float">
            <text:p>23.16</text:p>
          </table:table-cell>
          <table:table-cell table:style-name="ce90" table:formula="of:=[.X142]*[.$Y$17]/10" office:value-type="float" office:value="24.2873292121289" calcext:value-type="float">
            <text:p>24.29</text:p>
          </table:table-cell>
          <table:table-cell table:style-name="ce90" table:formula="of:=[.Y142]*[.$Y$17]/10" office:value-type="float" office:value="25.468969433406" calcext:value-type="float">
            <text:p>25.47</text:p>
          </table:table-cell>
          <table:table-cell table:style-name="ce90" table:formula="of:=[.Z142]*[.$Y$17]/10" office:value-type="float" office:value="26.7042499141343" calcext:value-type="float">
            <text:p>26.70</text:p>
          </table:table-cell>
          <table:table-cell table:style-name="ce90" table:formula="of:=[.AA142]*[.$Y$17]/10" office:value-type="float" office:value="27.9956056403462" calcext:value-type="float">
            <text:p>28.00</text:p>
          </table:table-cell>
          <table:table-cell table:style-name="ce90" table:formula="of:=[.AB142]*[.$Y$17]/10" office:value-type="float" office:value="29.34558213365" calcext:value-type="float">
            <text:p>29.35</text:p>
          </table:table-cell>
          <table:table-cell table:style-name="ce90" table:formula="of:=[.AC142]*[.$Y$17]/10" office:value-type="float" office:value="30.7568404689645" calcext:value-type="float">
            <text:p>30.76</text:p>
          </table:table-cell>
          <table:table-cell table:style-name="ce90" table:formula="of:=[.AD142]*[.$Y$17]/10" office:value-type="float" office:value="32.2321625200327" calcext:value-type="float">
            <text:p>32.23</text:p>
          </table:table-cell>
          <table:table-cell table:style-name="ce90" table:formula="of:=[.AE142]*[.$Y$17]/10" office:value-type="float" office:value="33.7744564430535" calcext:value-type="float">
            <text:p>33.77</text:p>
          </table:table-cell>
          <table:table-cell table:style-name="ce90" table:formula="of:=[.AF142]*[.$Y$17]/10" office:value-type="float" office:value="35.3867624092422" calcext:value-type="float">
            <text:p>35.39</text:p>
          </table:table-cell>
          <table:table-cell table:style-name="ce90" table:formula="of:=[.AG142]*[.$Y$17]/10" office:value-type="float" office:value="37.0722585976185" calcext:value-type="float">
            <text:p>37.07</text:p>
          </table:table-cell>
          <table:table-cell table:style-name="ce90" table:formula="of:=[.AH142]*[.$Y$17]/10" office:value-type="float" office:value="38.8342674598363" calcext:value-type="float">
            <text:p>38.83</text:p>
          </table:table-cell>
          <table:table-cell table:style-name="ce90" table:formula="of:=[.AI142]*[.$Y$17]/10" office:value-type="float" office:value="40.6762622694034" calcext:value-type="float">
            <text:p>40.68</text:p>
          </table:table-cell>
          <table:table-cell table:style-name="ce90" table:formula="of:=[.AJ142]*[.$Y$17]/10" office:value-type="float" office:value="42.601873968201" calcext:value-type="float">
            <text:p>42.60</text:p>
          </table:table-cell>
          <table:table-cell table:style-name="ce90" table:formula="of:=[.AK142]*[.$Y$17]/10" office:value-type="float" office:value="44.6148983238006" calcext:value-type="float">
            <text:p>44.61</text:p>
          </table:table-cell>
          <table:table-cell table:style-name="ce90" table:formula="of:=[.AL142]*[.$Y$17]/10" office:value-type="float" office:value="46.7193034116838" calcext:value-type="float">
            <text:p>46.72</text:p>
          </table:table-cell>
          <table:table-cell table:style-name="ce90" table:formula="of:=[.AM142]*[.$Y$17]/10" office:value-type="float" office:value="48.9192374371167" calcext:value-type="float">
            <text:p>48.92</text:p>
          </table:table-cell>
          <table:table-cell table:style-name="ce90" table:formula="of:=[.AN142]*[.$Y$17]/10" office:value-type="float" office:value="51.2190369120958" calcext:value-type="float">
            <text:p>51.22</text:p>
          </table:table-cell>
          <table:table-cell table:style-name="ce90" table:formula="of:=[.AO142]*[.$Y$17]/10" office:value-type="float" office:value="53.6232352034849" calcext:value-type="float">
            <text:p>53.62</text:p>
          </table:table-cell>
          <table:table-cell table:style-name="ce90" table:formula="of:=[.AP142]*[.$Y$17]/10" office:value-type="float" office:value="56.1365714691916" calcext:value-type="float">
            <text:p>56.14</text:p>
          </table:table-cell>
          <table:table-cell table:style-name="ce90" table:formula="of:=[.AQ142]*[.$Y$17]/10" office:value-type="float" office:value="58.764" calcext:value-type="float">
            <text:p>58.76</text:p>
          </table:table-cell>
          <table:table-cell table:number-columns-repeated="981"/>
        </table:table-row>
        <table:table-row table:style-name="ro1">
          <table:table-cell table:style-name="ce66" office:value-type="string" calcext:value-type="string">
            <text:p>Niveau initial TICPE (c€/L)</text:p>
          </table:table-cell>
          <table:table-cell table:style-name="ce66" table:number-columns-repeated="6"/>
          <table:table-cell table:style-name="ce91" table:formula="of:=44.82" office:value-type="float" office:value="44.82" calcext:value-type="float">
            <office:annotation draw:style-name="gr23" draw:text-style-name="P2" svg:width="27.08mm" svg:height="32.73mm" svg:x="165.41mm" svg:y="642.5mm" draw:caption-point-x="170.17mm" draw:caption-point-y="209.57mm">
              <dc:date>2017-08-28T00:00:00</dc:date>
              <text:p text:style-name="P1"><text:span text:style-name="T1">FRAGNOL Ludovic - CGDD/SEEI/MA3:</text:span></text:p>
              <text:p text:style-name="P1"><text:span text:style-name="T2">hors 2 c€/L pour financer les transports propres</text:span></text:p>
            </office:annotation>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number-columns-repeated="981"/>
        </table:table-row>
        <table:table-row table:style-name="ro1">
          <table:table-cell table:style-name="ce66" office:value-type="string" calcext:value-type="string">
            <text:p>Evolution TICPE Gazole (c€/L)</text:p>
          </table:table-cell>
          <table:table-cell table:style-name="ce66" table:number-columns-repeated="6"/>
          <table:table-cell table:style-name="ce92" office:value-type="float" office:value="0" calcext:value-type="float">
            <text:p>0.0</text:p>
          </table:table-cell>
          <table:table-cell table:number-columns-repeated="6" table:style-name="ce92" office:value-type="float" office:value="1" calcext:value-type="float">
            <text:p>1.0</text:p>
          </table:table-cell>
          <table:table-cell table:style-name="ce92" office:value-type="float" office:value="0.7" calcext:value-type="float">
            <text:p>0.7</text:p>
          </table:table-cell>
          <table:table-cell table:style-name="ce92" office:value-type="float" office:value="0" calcext:value-type="float">
            <text:p>0.0</text:p>
          </table:table-cell>
          <table:table-cell table:style-name="ce92" office:value-type="float" office:value="0.75" calcext:value-type="float">
            <text:p>0.8</text:p>
          </table:table-cell>
          <table:table-cell table:number-columns-repeated="26" table:style-name="ce92" office:value-type="float" office:value="0" calcext:value-type="float">
            <text:p>0.0</text:p>
          </table:table-cell>
          <table:table-cell table:number-columns-repeated="981"/>
        </table:table-row>
        <table:table-row table:style-name="ro1">
          <table:table-cell table:style-name="ce66" office:value-type="string" calcext:value-type="string">
            <text:p>TICPE Gazole (c€/L)</text:p>
          </table:table-cell>
          <table:table-cell table:style-name="ce66" table:number-columns-repeated="6"/>
          <table:table-cell table:style-name="ce91" table:formula="of:=[.H144]" office:value-type="float" office:value="44.82" calcext:value-type="float">
            <text:p>44.8</text:p>
          </table:table-cell>
          <table:table-cell table:style-name="ce91" table:formula="of:=[.H146]+[.I145]" office:value-type="float" office:value="45.82" calcext:value-type="float">
            <text:p>45.8</text:p>
          </table:table-cell>
          <table:table-cell table:style-name="ce91" table:formula="of:=[.I146]+[.J145]" office:value-type="float" office:value="46.82" calcext:value-type="float">
            <text:p>46.8</text:p>
          </table:table-cell>
          <table:table-cell table:style-name="ce91" table:formula="of:=[.J146]+[.K145]" office:value-type="float" office:value="47.82" calcext:value-type="float">
            <text:p>47.8</text:p>
          </table:table-cell>
          <table:table-cell table:style-name="ce91" table:formula="of:=[.K146]+[.L145]" office:value-type="float" office:value="48.82" calcext:value-type="float">
            <text:p>48.8</text:p>
          </table:table-cell>
          <table:table-cell table:style-name="ce91" table:formula="of:=[.L146]+[.M145]" office:value-type="float" office:value="49.82" calcext:value-type="float">
            <text:p>49.8</text:p>
          </table:table-cell>
          <table:table-cell table:style-name="ce91" table:formula="of:=[.M146]+[.N145]" office:value-type="float" office:value="50.82" calcext:value-type="float">
            <text:p>50.8</text:p>
          </table:table-cell>
          <table:table-cell table:style-name="ce91" table:formula="of:=[.N146]+[.O145]" office:value-type="float" office:value="51.52" calcext:value-type="float">
            <text:p>51.5</text:p>
          </table:table-cell>
          <table:table-cell table:style-name="ce91" table:formula="of:=[.O146]+[.P145]" office:value-type="float" office:value="51.52" calcext:value-type="float">
            <text:p>51.5</text:p>
          </table:table-cell>
          <table:table-cell table:style-name="ce91" table:formula="of:=[.P146]+[.Q145]" office:value-type="float" office:value="52.27" calcext:value-type="float">
            <text:p>52.3</text:p>
          </table:table-cell>
          <table:table-cell table:style-name="ce91" table:formula="of:=[.Q146]+[.R145]" office:value-type="float" office:value="52.27" calcext:value-type="float">
            <text:p>52.3</text:p>
          </table:table-cell>
          <table:table-cell table:style-name="ce91" table:formula="of:=[.R146]+[.S145]" office:value-type="float" office:value="52.27" calcext:value-type="float">
            <text:p>52.3</text:p>
          </table:table-cell>
          <table:table-cell table:style-name="ce91" table:formula="of:=[.S146]+[.T145]" office:value-type="float" office:value="52.27" calcext:value-type="float">
            <text:p>52.3</text:p>
          </table:table-cell>
          <table:table-cell table:style-name="ce91" table:formula="of:=[.T146]+[.U145]" office:value-type="float" office:value="52.27" calcext:value-type="float">
            <text:p>52.3</text:p>
          </table:table-cell>
          <table:table-cell table:style-name="ce91" table:formula="of:=[.U146]+[.V145]" office:value-type="float" office:value="52.27" calcext:value-type="float">
            <text:p>52.3</text:p>
          </table:table-cell>
          <table:table-cell table:style-name="ce91" table:formula="of:=[.V146]+[.W145]" office:value-type="float" office:value="52.27" calcext:value-type="float">
            <text:p>52.3</text:p>
          </table:table-cell>
          <table:table-cell table:style-name="ce91" table:formula="of:=[.W146]+[.X145]" office:value-type="float" office:value="52.27" calcext:value-type="float">
            <text:p>52.3</text:p>
          </table:table-cell>
          <table:table-cell table:style-name="ce91" table:formula="of:=[.X146]+[.Y145]" office:value-type="float" office:value="52.27" calcext:value-type="float">
            <text:p>52.3</text:p>
          </table:table-cell>
          <table:table-cell table:style-name="ce91" table:formula="of:=[.Y146]+[.Z145]" office:value-type="float" office:value="52.27" calcext:value-type="float">
            <text:p>52.3</text:p>
          </table:table-cell>
          <table:table-cell table:style-name="ce91" table:formula="of:=[.Z146]+[.AA145]" office:value-type="float" office:value="52.27" calcext:value-type="float">
            <text:p>52.3</text:p>
          </table:table-cell>
          <table:table-cell table:style-name="ce91" table:formula="of:=[.AA146]+[.AB145]" office:value-type="float" office:value="52.27" calcext:value-type="float">
            <text:p>52.3</text:p>
          </table:table-cell>
          <table:table-cell table:style-name="ce91" table:formula="of:=[.AB146]+[.AC145]" office:value-type="float" office:value="52.27" calcext:value-type="float">
            <text:p>52.3</text:p>
          </table:table-cell>
          <table:table-cell table:style-name="ce91" table:formula="of:=[.AC146]+[.AD145]" office:value-type="float" office:value="52.27" calcext:value-type="float">
            <text:p>52.3</text:p>
          </table:table-cell>
          <table:table-cell table:style-name="ce91" table:formula="of:=[.AD146]+[.AE145]" office:value-type="float" office:value="52.27" calcext:value-type="float">
            <text:p>52.3</text:p>
          </table:table-cell>
          <table:table-cell table:style-name="ce91" table:formula="of:=[.AE146]+[.AF145]" office:value-type="float" office:value="52.27" calcext:value-type="float">
            <text:p>52.3</text:p>
          </table:table-cell>
          <table:table-cell table:style-name="ce91" table:formula="of:=[.AF146]+[.AG145]" office:value-type="float" office:value="52.27" calcext:value-type="float">
            <text:p>52.3</text:p>
          </table:table-cell>
          <table:table-cell table:style-name="ce91" table:formula="of:=[.AG146]+[.AH145]" office:value-type="float" office:value="52.27" calcext:value-type="float">
            <text:p>52.3</text:p>
          </table:table-cell>
          <table:table-cell table:style-name="ce91" table:formula="of:=[.AH146]+[.AI145]" office:value-type="float" office:value="52.27" calcext:value-type="float">
            <text:p>52.3</text:p>
          </table:table-cell>
          <table:table-cell table:style-name="ce91" table:formula="of:=[.AI146]+[.AJ145]" office:value-type="float" office:value="52.27" calcext:value-type="float">
            <text:p>52.3</text:p>
          </table:table-cell>
          <table:table-cell table:style-name="ce91" table:formula="of:=[.AJ146]+[.AK145]" office:value-type="float" office:value="52.27" calcext:value-type="float">
            <text:p>52.3</text:p>
          </table:table-cell>
          <table:table-cell table:style-name="ce91" table:formula="of:=[.AK146]+[.AL145]" office:value-type="float" office:value="52.27" calcext:value-type="float">
            <text:p>52.3</text:p>
          </table:table-cell>
          <table:table-cell table:style-name="ce91" table:formula="of:=[.AL146]+[.AM145]" office:value-type="float" office:value="52.27" calcext:value-type="float">
            <text:p>52.3</text:p>
          </table:table-cell>
          <table:table-cell table:style-name="ce91" table:formula="of:=[.AM146]+[.AN145]" office:value-type="float" office:value="52.27" calcext:value-type="float">
            <text:p>52.3</text:p>
          </table:table-cell>
          <table:table-cell table:style-name="ce91" table:formula="of:=[.AN146]+[.AO145]" office:value-type="float" office:value="52.27" calcext:value-type="float">
            <text:p>52.3</text:p>
          </table:table-cell>
          <table:table-cell table:style-name="ce91" table:formula="of:=[.AO146]+[.AP145]" office:value-type="float" office:value="52.27" calcext:value-type="float">
            <text:p>52.3</text:p>
          </table:table-cell>
          <table:table-cell table:style-name="ce91" table:formula="of:=[.AP146]+[.AQ145]" office:value-type="float" office:value="52.27" calcext:value-type="float">
            <text:p>52.3</text:p>
          </table:table-cell>
          <table:table-cell table:number-columns-repeated="981"/>
        </table:table-row>
        <table:table-row table:style-name="ro1">
          <table:table-cell table:style-name="ce66" office:value-type="string" calcext:value-type="string">
            <text:p>Taxation Gazole (TICPE + Taxe Carbone) (€/L)</text:p>
          </table:table-cell>
          <table:table-cell table:style-name="ce66" table:number-columns-repeated="6"/>
          <table:table-cell table:style-name="ce90" table:formula="of:=([.H143]+[.H146])/100" office:value-type="float" office:value="0.466875" calcext:value-type="float">
            <text:p>0.47</text:p>
          </table:table-cell>
          <table:table-cell table:style-name="ce90" table:formula="of:=([.I143]+[.I146])/100" office:value-type="float" office:value="0.49555" calcext:value-type="float">
            <text:p>0.50</text:p>
          </table:table-cell>
          <table:table-cell table:style-name="ce90" table:formula="of:=([.J143]+[.J146])/100" office:value-type="float" office:value="0.526715" calcext:value-type="float">
            <text:p>0.53</text:p>
          </table:table-cell>
          <table:table-cell table:style-name="ce90" table:formula="of:=([.K143]+[.K146])/100" office:value-type="float" office:value="0.553765496116953" calcext:value-type="float">
            <text:p>0.55</text:p>
          </table:table-cell>
          <table:table-cell table:style-name="ce90" table:formula="of:=([.L143]+[.L146])/100" office:value-type="float" office:value="0.58464401801354" calcext:value-type="float">
            <text:p>0.58</text:p>
          </table:table-cell>
          <table:table-cell table:style-name="ce90" table:formula="of:=([.M143]+[.M146])/100" office:value-type="float" office:value="0.62021" calcext:value-type="float">
            <text:p>0.62</text:p>
          </table:table-cell>
          <table:table-cell table:style-name="ce90" table:formula="of:=([.N143]+[.N146])/100" office:value-type="float" office:value="0.638533976991176" calcext:value-type="float">
            <text:p>0.64</text:p>
          </table:table-cell>
          <table:table-cell table:style-name="ce90" table:formula="of:=([.O143]+[.O146])/100" office:value-type="float" office:value="0.654354860128003" calcext:value-type="float">
            <text:p>0.65</text:p>
          </table:table-cell>
          <table:table-cell table:style-name="ce90" table:formula="of:=([.P143]+[.P146])/100" office:value-type="float" office:value="0.663702312601268" calcext:value-type="float">
            <text:p>0.66</text:p>
          </table:table-cell>
          <table:table-cell table:style-name="ce90" table:formula="of:=([.Q143]+[.Q146])/100" office:value-type="float" office:value="0.681107768368519" calcext:value-type="float">
            <text:p>0.68</text:p>
          </table:table-cell>
          <table:table-cell table:style-name="ce90" table:formula="of:=([.R143]+[.R146])/100" office:value-type="float" office:value="0.691604537861342" calcext:value-type="float">
            <text:p>0.69</text:p>
          </table:table-cell>
          <table:table-cell table:style-name="ce90" table:formula="of:=([.S143]+[.S146])/100" office:value-type="float" office:value="0.702727920002903" calcext:value-type="float">
            <text:p>0.70</text:p>
          </table:table-cell>
          <table:table-cell table:style-name="ce90" table:formula="of:=([.T143]+[.T146])/100" office:value-type="float" office:value="0.714515320912467" calcext:value-type="float">
            <text:p>0.71</text:p>
          </table:table-cell>
          <table:table-cell table:style-name="ce90" table:formula="of:=([.U143]+[.U146])/100" office:value-type="float" office:value="0.727006379696077" calcext:value-type="float">
            <text:p>0.73</text:p>
          </table:table-cell>
          <table:table-cell table:style-name="ce90" table:formula="of:=([.V143]+[.V146])/100" office:value-type="float" office:value="0.740243101746398" calcext:value-type="float">
            <text:p>0.74</text:p>
          </table:table-cell>
          <table:table-cell table:style-name="ce90" table:formula="of:=([.W143]+[.W146])/100" office:value-type="float" office:value="0.75427" calcext:value-type="float">
            <text:p>0.75</text:p>
          </table:table-cell>
          <table:table-cell table:style-name="ce90" table:formula="of:=([.X143]+[.X146])/100" office:value-type="float" office:value="0.765573292121289" calcext:value-type="float">
            <text:p>0.77</text:p>
          </table:table-cell>
          <table:table-cell table:style-name="ce90" table:formula="of:=([.Y143]+[.Y146])/100" office:value-type="float" office:value="0.77738969433406" calcext:value-type="float">
            <text:p>0.78</text:p>
          </table:table-cell>
          <table:table-cell table:style-name="ce90" table:formula="of:=([.Z143]+[.Z146])/100" office:value-type="float" office:value="0.789742499141343" calcext:value-type="float">
            <text:p>0.79</text:p>
          </table:table-cell>
          <table:table-cell table:style-name="ce90" table:formula="of:=([.AA143]+[.AA146])/100" office:value-type="float" office:value="0.802656056403462" calcext:value-type="float">
            <text:p>0.80</text:p>
          </table:table-cell>
          <table:table-cell table:style-name="ce90" table:formula="of:=([.AB143]+[.AB146])/100" office:value-type="float" office:value="0.8161558213365" calcext:value-type="float">
            <text:p>0.82</text:p>
          </table:table-cell>
          <table:table-cell table:style-name="ce90" table:formula="of:=([.AC143]+[.AC146])/100" office:value-type="float" office:value="0.830268404689645" calcext:value-type="float">
            <text:p>0.83</text:p>
          </table:table-cell>
          <table:table-cell table:style-name="ce90" table:formula="of:=([.AD143]+[.AD146])/100" office:value-type="float" office:value="0.845021625200327" calcext:value-type="float">
            <text:p>0.85</text:p>
          </table:table-cell>
          <table:table-cell table:style-name="ce90" table:formula="of:=([.AE143]+[.AE146])/100" office:value-type="float" office:value="0.860444564430535" calcext:value-type="float">
            <text:p>0.86</text:p>
          </table:table-cell>
          <table:table-cell table:style-name="ce90" table:formula="of:=([.AF143]+[.AF146])/100" office:value-type="float" office:value="0.876567624092422" calcext:value-type="float">
            <text:p>0.88</text:p>
          </table:table-cell>
          <table:table-cell table:style-name="ce90" table:formula="of:=([.AG143]+[.AG146])/100" office:value-type="float" office:value="0.893422585976185" calcext:value-type="float">
            <text:p>0.89</text:p>
          </table:table-cell>
          <table:table-cell table:style-name="ce90" table:formula="of:=([.AH143]+[.AH146])/100" office:value-type="float" office:value="0.911042674598363" calcext:value-type="float">
            <text:p>0.91</text:p>
          </table:table-cell>
          <table:table-cell table:style-name="ce90" table:formula="of:=([.AI143]+[.AI146])/100" office:value-type="float" office:value="0.929462622694033" calcext:value-type="float">
            <text:p>0.93</text:p>
          </table:table-cell>
          <table:table-cell table:style-name="ce90" table:formula="of:=([.AJ143]+[.AJ146])/100" office:value-type="float" office:value="0.94871873968201" calcext:value-type="float">
            <text:p>0.95</text:p>
          </table:table-cell>
          <table:table-cell table:style-name="ce90" table:formula="of:=([.AK143]+[.AK146])/100" office:value-type="float" office:value="0.968848983238006" calcext:value-type="float">
            <text:p>0.97</text:p>
          </table:table-cell>
          <table:table-cell table:style-name="ce90" table:formula="of:=([.AL143]+[.AL146])/100" office:value-type="float" office:value="0.989893034116838" calcext:value-type="float">
            <text:p>0.99</text:p>
          </table:table-cell>
          <table:table-cell table:style-name="ce90" table:formula="of:=([.AM143]+[.AM146])/100" office:value-type="float" office:value="1.01189237437117" calcext:value-type="float">
            <text:p>1.01</text:p>
          </table:table-cell>
          <table:table-cell table:style-name="ce90" table:formula="of:=([.AN143]+[.AN146])/100" office:value-type="float" office:value="1.03489036912096" calcext:value-type="float">
            <text:p>1.03</text:p>
          </table:table-cell>
          <table:table-cell table:style-name="ce90" table:formula="of:=([.AO143]+[.AO146])/100" office:value-type="float" office:value="1.05893235203485" calcext:value-type="float">
            <text:p>1.06</text:p>
          </table:table-cell>
          <table:table-cell table:style-name="ce90" table:formula="of:=([.AP143]+[.AP146])/100" office:value-type="float" office:value="1.08406571469192" calcext:value-type="float">
            <text:p>1.08</text:p>
          </table:table-cell>
          <table:table-cell table:style-name="ce90" table:formula="of:=([.AQ143]+[.AQ146])/100" office:value-type="float" office:value="1.11034" calcext:value-type="float">
            <text:p>1.11</text:p>
          </table:table-cell>
          <table:table-cell table:number-columns-repeated="981"/>
        </table:table-row>
        <table:table-row table:style-name="ro17">
          <table:table-cell table:style-name="ce66" office:value-type="string" calcext:value-type="string">
            <text:p>Remboursement TICPE</text:p>
          </table:table-cell>
          <table:table-cell table:style-name="ce66" table:number-columns-repeated="6"/>
          <table:table-cell table:style-name="ce120" office:value-type="float" office:value="0.0363" calcext:value-type="float">
            <text:p>0.04 <text:s text:c="3"/></text:p>
          </table:table-cell>
          <table:table-cell table:style-name="ce120" office:value-type="float" office:value="0.0662" calcext:value-type="float">
            <text:p>0.07 <text:s text:c="3"/></text:p>
          </table:table-cell>
          <table:table-cell table:style-name="ce120" office:value-type="float" office:value="0.0988" calcext:value-type="float">
            <text:p>0.10 <text:s text:c="3"/></text:p>
          </table:table-cell>
          <table:table-cell table:style-name="ce120" table:formula="of:=[.J148]+([.K143]/100-[.J143]/100)+[.K145]/100" office:value-type="float" office:value="0.125850496116953" calcext:value-type="float">
            <text:p>0.13 <text:s text:c="3"/></text:p>
          </table:table-cell>
          <table:table-cell table:style-name="ce120" table:formula="of:=[.K148]+([.L143]/100-[.K143]/100)+[.L145]/100" office:value-type="float" office:value="0.15672901801354" calcext:value-type="float">
            <text:p>0.16 <text:s text:c="3"/></text:p>
          </table:table-cell>
          <table:table-cell table:style-name="ce120" table:formula="of:=[.L148]+([.M143]/100-[.L143]/100)+[.M145]/100" office:value-type="float" office:value="0.192295" calcext:value-type="float">
            <text:p>0.19 <text:s text:c="3"/></text:p>
          </table:table-cell>
          <table:table-cell table:style-name="ce120" table:formula="of:=[.M148]+([.N143]/100-[.M143]/100)+[.N145]/100" office:value-type="float" office:value="0.210618976991176" calcext:value-type="float">
            <text:p>0.21 <text:s text:c="3"/></text:p>
          </table:table-cell>
          <table:table-cell table:style-name="ce120" table:formula="of:=[.N148]+([.O143]/100-[.N143]/100)+[.O145]/100" office:value-type="float" office:value="0.226439860128003" calcext:value-type="float">
            <text:p>0.23 <text:s text:c="3"/></text:p>
          </table:table-cell>
          <table:table-cell table:style-name="ce120" table:formula="of:=[.O148]+([.P143]/100-[.O143]/100)+[.P145]/100" office:value-type="float" office:value="0.235787312601268" calcext:value-type="float">
            <text:p>0.24 <text:s text:c="3"/></text:p>
          </table:table-cell>
          <table:table-cell table:style-name="ce120" table:formula="of:=[.P148]+([.Q143]/100-[.P143]/100)+[.Q145]/100" office:value-type="float" office:value="0.253192768368519" calcext:value-type="float">
            <text:p>0.25 <text:s text:c="3"/></text:p>
          </table:table-cell>
          <table:table-cell table:style-name="ce120" table:formula="of:=[.Q148]+([.R143]/100-[.Q143]/100)+[.R145]/100" office:value-type="float" office:value="0.263689537861342" calcext:value-type="float">
            <text:p>0.26 <text:s text:c="3"/></text:p>
          </table:table-cell>
          <table:table-cell table:style-name="ce120" table:formula="of:=[.R148]+([.S143]/100-[.R143]/100)+[.S145]/100" office:value-type="float" office:value="0.274812920002903" calcext:value-type="float">
            <text:p>0.27 <text:s text:c="3"/></text:p>
          </table:table-cell>
          <table:table-cell table:style-name="ce120" table:formula="of:=[.S148]+([.T143]/100-[.S143]/100)+[.T145]/100" office:value-type="float" office:value="0.286600320912467" calcext:value-type="float">
            <text:p>0.29 <text:s text:c="3"/></text:p>
          </table:table-cell>
          <table:table-cell table:style-name="ce120" table:formula="of:=[.T148]+([.U143]/100-[.T143]/100)+[.U145]/100" office:value-type="float" office:value="0.299091379696077" calcext:value-type="float">
            <text:p>0.30 <text:s text:c="3"/></text:p>
          </table:table-cell>
          <table:table-cell table:style-name="ce120" table:formula="of:=[.U148]+([.V143]/100-[.U143]/100)+[.V145]/100" office:value-type="float" office:value="0.312328101746398" calcext:value-type="float">
            <text:p>0.31 <text:s text:c="3"/></text:p>
          </table:table-cell>
          <table:table-cell table:style-name="ce120" table:formula="of:=[.V148]+([.W143]/100-[.V143]/100)+[.W145]/100" office:value-type="float" office:value="0.326355" calcext:value-type="float">
            <text:p>0.33 <text:s text:c="3"/></text:p>
          </table:table-cell>
          <table:table-cell table:style-name="ce120" table:formula="of:=[.W148]+([.X143]/100-[.W143]/100)+[.X145]/100" office:value-type="float" office:value="0.337658292121289" calcext:value-type="float">
            <text:p>0.34 <text:s text:c="3"/></text:p>
          </table:table-cell>
          <table:table-cell table:style-name="ce120" table:formula="of:=[.X148]+([.Y143]/100-[.X143]/100)+[.Y145]/100" office:value-type="float" office:value="0.34947469433406" calcext:value-type="float">
            <text:p>0.35 <text:s text:c="3"/></text:p>
          </table:table-cell>
          <table:table-cell table:style-name="ce120" table:formula="of:=[.Y148]+([.Z143]/100-[.Y143]/100)+[.Z145]/100" office:value-type="float" office:value="0.361827499141343" calcext:value-type="float">
            <text:p>0.36 <text:s text:c="3"/></text:p>
          </table:table-cell>
          <table:table-cell table:style-name="ce120" table:formula="of:=[.Z148]+([.AA143]/100-[.Z143]/100)+[.AA145]/100" office:value-type="float" office:value="0.374741056403462" calcext:value-type="float">
            <text:p>0.37 <text:s text:c="3"/></text:p>
          </table:table-cell>
          <table:table-cell table:style-name="ce120" table:formula="of:=[.AA148]+([.AB143]/100-[.AA143]/100)+[.AB145]/100" office:value-type="float" office:value="0.3882408213365" calcext:value-type="float">
            <text:p>0.39 <text:s text:c="3"/></text:p>
          </table:table-cell>
          <table:table-cell table:style-name="ce120" table:formula="of:=[.AB148]+([.AC143]/100-[.AB143]/100)+[.AC145]/100" office:value-type="float" office:value="0.402353404689645" calcext:value-type="float">
            <text:p>0.40 <text:s text:c="3"/></text:p>
          </table:table-cell>
          <table:table-cell table:style-name="ce120" table:formula="of:=[.AC148]+([.AD143]/100-[.AC143]/100)+[.AD145]/100" office:value-type="float" office:value="0.417106625200327" calcext:value-type="float">
            <text:p>0.42 <text:s text:c="3"/></text:p>
          </table:table-cell>
          <table:table-cell table:style-name="ce120" table:formula="of:=[.AD148]+([.AE143]/100-[.AD143]/100)+[.AE145]/100" office:value-type="float" office:value="0.432529564430535" calcext:value-type="float">
            <text:p>0.43 <text:s text:c="3"/></text:p>
          </table:table-cell>
          <table:table-cell table:style-name="ce120" table:formula="of:=[.AE148]+([.AF143]/100-[.AE143]/100)+[.AF145]/100" office:value-type="float" office:value="0.448652624092422" calcext:value-type="float">
            <text:p>0.45 <text:s text:c="3"/></text:p>
          </table:table-cell>
          <table:table-cell table:style-name="ce120" table:formula="of:=[.AF148]+([.AG143]/100-[.AF143]/100)+[.AG145]/100" office:value-type="float" office:value="0.465507585976185" calcext:value-type="float">
            <text:p>0.47 <text:s text:c="3"/></text:p>
          </table:table-cell>
          <table:table-cell table:style-name="ce120" table:formula="of:=[.AG148]+([.AH143]/100-[.AG143]/100)+[.AH145]/100" office:value-type="float" office:value="0.483127674598363" calcext:value-type="float">
            <text:p>0.48 <text:s text:c="3"/></text:p>
          </table:table-cell>
          <table:table-cell table:style-name="ce120" table:formula="of:=[.AH148]+([.AI143]/100-[.AH143]/100)+[.AI145]/100" office:value-type="float" office:value="0.501547622694033" calcext:value-type="float">
            <text:p>0.50 <text:s text:c="3"/></text:p>
          </table:table-cell>
          <table:table-cell table:style-name="ce120" table:formula="of:=[.AI148]+([.AJ143]/100-[.AI143]/100)+[.AJ145]/100" office:value-type="float" office:value="0.52080373968201" calcext:value-type="float">
            <text:p>0.52 <text:s text:c="3"/></text:p>
          </table:table-cell>
          <table:table-cell table:style-name="ce120" table:formula="of:=[.AJ148]+([.AK143]/100-[.AJ143]/100)+[.AK145]/100" office:value-type="float" office:value="0.540933983238006" calcext:value-type="float">
            <text:p>0.54 <text:s text:c="3"/></text:p>
          </table:table-cell>
          <table:table-cell table:style-name="ce120" table:formula="of:=[.AK148]+([.AL143]/100-[.AK143]/100)+[.AL145]/100" office:value-type="float" office:value="0.561978034116838" calcext:value-type="float">
            <text:p>0.56 <text:s text:c="3"/></text:p>
          </table:table-cell>
          <table:table-cell table:style-name="ce120" table:formula="of:=[.AL148]+([.AM143]/100-[.AL143]/100)+[.AM145]/100" office:value-type="float" office:value="0.583977374371167" calcext:value-type="float">
            <text:p>0.58 <text:s text:c="3"/></text:p>
          </table:table-cell>
          <table:table-cell table:style-name="ce120" table:formula="of:=[.AM148]+([.AN143]/100-[.AM143]/100)+[.AN145]/100" office:value-type="float" office:value="0.606975369120958" calcext:value-type="float">
            <text:p>0.61 <text:s text:c="3"/></text:p>
          </table:table-cell>
          <table:table-cell table:style-name="ce120" table:formula="of:=[.AN148]+([.AO143]/100-[.AN143]/100)+[.AO145]/100" office:value-type="float" office:value="0.631017352034849" calcext:value-type="float">
            <text:p>0.63 <text:s text:c="3"/></text:p>
          </table:table-cell>
          <table:table-cell table:style-name="ce120" table:formula="of:=[.AO148]+([.AP143]/100-[.AO143]/100)+[.AP145]/100" office:value-type="float" office:value="0.656150714691916" calcext:value-type="float">
            <text:p>0.66 <text:s text:c="3"/></text:p>
          </table:table-cell>
          <table:table-cell table:style-name="ce120" table:formula="of:=[.AP148]+([.AQ143]/100-[.AP143]/100)+[.AQ145]/100" office:value-type="float" office:value="0.682425" calcext:value-type="float">
            <text:p>0.68 <text:s text:c="3"/></text:p>
          </table:table-cell>
          <table:table-cell table:number-columns-repeated="981"/>
        </table:table-row>
        <table:table-row table:style-name="ro1">
          <table:table-cell table:style-name="ce66" office:value-type="string" calcext:value-type="string">
            <text:p>Taxation Gazole finale (TICPE + Taxe Carbone) (€/L)</text:p>
          </table:table-cell>
          <table:table-cell table:style-name="ce66" table:number-columns-repeated="6"/>
          <table:table-cell table:style-name="ce90" table:formula="of:=[.H147]-[.H148]" office:value-type="float" office:value="0.430575" calcext:value-type="float">
            <text:p>0.43</text:p>
          </table:table-cell>
          <table:table-cell table:style-name="ce90" table:formula="of:=[.I147]-[.I148]" office:value-type="float" office:value="0.42935" calcext:value-type="float">
            <text:p>0.43</text:p>
          </table:table-cell>
          <table:table-cell table:style-name="ce90" table:formula="of:=[.J147]-[.J148]" office:value-type="float" office:value="0.427915" calcext:value-type="float">
            <text:p>0.43</text:p>
          </table:table-cell>
          <table:table-cell table:style-name="ce90" table:formula="of:=[.K147]-[.K148]" office:value-type="float" office:value="0.427915" calcext:value-type="float">
            <text:p>0.43</text:p>
          </table:table-cell>
          <table:table-cell table:style-name="ce90" table:formula="of:=[.L147]-[.L148]" office:value-type="float" office:value="0.427915" calcext:value-type="float">
            <text:p>0.43</text:p>
          </table:table-cell>
          <table:table-cell table:style-name="ce90" table:formula="of:=[.M147]-[.M148]" office:value-type="float" office:value="0.427915" calcext:value-type="float">
            <text:p>0.43</text:p>
          </table:table-cell>
          <table:table-cell table:style-name="ce90" table:formula="of:=[.N147]-[.N148]" office:value-type="float" office:value="0.427915" calcext:value-type="float">
            <text:p>0.43</text:p>
          </table:table-cell>
          <table:table-cell table:style-name="ce90" table:formula="of:=[.O147]-[.O148]" office:value-type="float" office:value="0.427915" calcext:value-type="float">
            <text:p>0.43</text:p>
          </table:table-cell>
          <table:table-cell table:style-name="ce90" table:formula="of:=[.P147]-[.P148]" office:value-type="float" office:value="0.427915" calcext:value-type="float">
            <text:p>0.43</text:p>
          </table:table-cell>
          <table:table-cell table:style-name="ce90" table:formula="of:=[.Q147]-[.Q148]" office:value-type="float" office:value="0.427915" calcext:value-type="float">
            <text:p>0.43</text:p>
          </table:table-cell>
          <table:table-cell table:style-name="ce90" table:formula="of:=[.R147]-[.R148]" office:value-type="float" office:value="0.427915" calcext:value-type="float">
            <text:p>0.43</text:p>
          </table:table-cell>
          <table:table-cell table:style-name="ce90" table:formula="of:=[.S147]-[.S148]" office:value-type="float" office:value="0.427915" calcext:value-type="float">
            <text:p>0.43</text:p>
          </table:table-cell>
          <table:table-cell table:style-name="ce90" table:formula="of:=[.T147]-[.T148]" office:value-type="float" office:value="0.427915" calcext:value-type="float">
            <text:p>0.43</text:p>
          </table:table-cell>
          <table:table-cell table:style-name="ce90" table:formula="of:=[.U147]-[.U148]" office:value-type="float" office:value="0.427915" calcext:value-type="float">
            <text:p>0.43</text:p>
          </table:table-cell>
          <table:table-cell table:style-name="ce90" table:formula="of:=[.V147]-[.V148]" office:value-type="float" office:value="0.427915" calcext:value-type="float">
            <text:p>0.43</text:p>
          </table:table-cell>
          <table:table-cell table:style-name="ce90" table:formula="of:=[.W147]-[.W148]" office:value-type="float" office:value="0.427915" calcext:value-type="float">
            <text:p>0.43</text:p>
          </table:table-cell>
          <table:table-cell table:style-name="ce90" table:formula="of:=[.X147]-[.X148]" office:value-type="float" office:value="0.427915" calcext:value-type="float">
            <text:p>0.43</text:p>
          </table:table-cell>
          <table:table-cell table:style-name="ce90" table:formula="of:=[.Y147]-[.Y148]" office:value-type="float" office:value="0.427915" calcext:value-type="float">
            <text:p>0.43</text:p>
          </table:table-cell>
          <table:table-cell table:style-name="ce90" table:formula="of:=[.Z147]-[.Z148]" office:value-type="float" office:value="0.427915" calcext:value-type="float">
            <text:p>0.43</text:p>
          </table:table-cell>
          <table:table-cell table:style-name="ce90" table:formula="of:=[.AA147]-[.AA148]" office:value-type="float" office:value="0.427915" calcext:value-type="float">
            <text:p>0.43</text:p>
          </table:table-cell>
          <table:table-cell table:style-name="ce90" table:formula="of:=[.AB147]-[.AB148]" office:value-type="float" office:value="0.427915" calcext:value-type="float">
            <text:p>0.43</text:p>
          </table:table-cell>
          <table:table-cell table:style-name="ce90" table:formula="of:=[.AC147]-[.AC148]" office:value-type="float" office:value="0.427915" calcext:value-type="float">
            <text:p>0.43</text:p>
          </table:table-cell>
          <table:table-cell table:style-name="ce90" table:formula="of:=[.AD147]-[.AD148]" office:value-type="float" office:value="0.427915" calcext:value-type="float">
            <text:p>0.43</text:p>
          </table:table-cell>
          <table:table-cell table:style-name="ce90" table:formula="of:=[.AE147]-[.AE148]" office:value-type="float" office:value="0.427915" calcext:value-type="float">
            <text:p>0.43</text:p>
          </table:table-cell>
          <table:table-cell table:style-name="ce90" table:formula="of:=[.AF147]-[.AF148]" office:value-type="float" office:value="0.427915" calcext:value-type="float">
            <text:p>0.43</text:p>
          </table:table-cell>
          <table:table-cell table:style-name="ce90" table:formula="of:=[.AG147]-[.AG148]" office:value-type="float" office:value="0.427915" calcext:value-type="float">
            <text:p>0.43</text:p>
          </table:table-cell>
          <table:table-cell table:style-name="ce90" table:formula="of:=[.AH147]-[.AH148]" office:value-type="float" office:value="0.427915" calcext:value-type="float">
            <text:p>0.43</text:p>
          </table:table-cell>
          <table:table-cell table:style-name="ce90" table:formula="of:=[.AI147]-[.AI148]" office:value-type="float" office:value="0.427915" calcext:value-type="float">
            <text:p>0.43</text:p>
          </table:table-cell>
          <table:table-cell table:style-name="ce90" table:formula="of:=[.AJ147]-[.AJ148]" office:value-type="float" office:value="0.427915" calcext:value-type="float">
            <text:p>0.43</text:p>
          </table:table-cell>
          <table:table-cell table:style-name="ce90" table:formula="of:=[.AK147]-[.AK148]" office:value-type="float" office:value="0.427915" calcext:value-type="float">
            <text:p>0.43</text:p>
          </table:table-cell>
          <table:table-cell table:style-name="ce90" table:formula="of:=[.AL147]-[.AL148]" office:value-type="float" office:value="0.427915" calcext:value-type="float">
            <text:p>0.43</text:p>
          </table:table-cell>
          <table:table-cell table:style-name="ce90" table:formula="of:=[.AM147]-[.AM148]" office:value-type="float" office:value="0.427915" calcext:value-type="float">
            <text:p>0.43</text:p>
          </table:table-cell>
          <table:table-cell table:style-name="ce90" table:formula="of:=[.AN147]-[.AN148]" office:value-type="float" office:value="0.427915" calcext:value-type="float">
            <text:p>0.43</text:p>
          </table:table-cell>
          <table:table-cell table:style-name="ce90" table:formula="of:=[.AO147]-[.AO148]" office:value-type="float" office:value="0.427915" calcext:value-type="float">
            <text:p>0.43</text:p>
          </table:table-cell>
          <table:table-cell table:style-name="ce90" table:formula="of:=[.AP147]-[.AP148]" office:value-type="float" office:value="0.427915" calcext:value-type="float">
            <text:p>0.43</text:p>
          </table:table-cell>
          <table:table-cell table:style-name="ce90" table:formula="of:=[.AQ147]-[.AQ148]" office:value-type="float" office:value="0.427915" calcext:value-type="float">
            <text:p>0.43</text:p>
          </table:table-cell>
          <table:table-cell table:number-columns-repeated="981"/>
        </table:table-row>
        <table:table-row table:style-name="ro1">
          <table:table-cell table:style-name="ce68" office:value-type="string" calcext:value-type="string">
            <office:annotation draw:style-name="gr11" draw:text-style-name="P2" svg:width="39.41mm" svg:height="20.91mm" svg:x="27.55mm" svg:y="686.35mm" draw:caption-point-x="139.77mm" draw:caption-point-y="199.5mm">
              <dc:date>2017-08-28T00:00:00</dc:date>
              <text:p text:style-name="P1"><text:span text:style-name="T1">FRAGNOL Ludovic - CGDD/SEEI/MA3:</text:span></text:p>
              <text:p text:style-name="P1"><text:span text:style-name="T2">pas de TVA pou les PL</text:span></text:p>
            </office:annotation>
            <text:p>Total acteur (€/L)</text:p>
          </table:table-cell>
          <table:table-cell table:style-name="ce68" table:number-columns-repeated="6"/>
          <table:table-cell table:style-name="ce80" table:formula="of:=[.H138]+[.H149]" office:value-type="float" office:value="0.910275" calcext:value-type="float">
            <text:p>0.91</text:p>
          </table:table-cell>
          <table:table-cell table:style-name="ce80" table:formula="of:=[.I138]+[.I149]" office:value-type="float" office:value="0.93013057671936" calcext:value-type="float">
            <text:p>0.93</text:p>
          </table:table-cell>
          <table:table-cell table:style-name="ce80" table:formula="of:=[.J138]+[.J149]" office:value-type="float" office:value="0.946028934173514" calcext:value-type="float">
            <text:p>0.95</text:p>
          </table:table-cell>
          <table:table-cell table:style-name="ce80" table:formula="of:=[.K138]+[.K149]" office:value-type="float" office:value="0.9641492496317" calcext:value-type="float">
            <text:p>0.96</text:p>
          </table:table-cell>
          <table:table-cell table:style-name="ce80" table:formula="of:=[.L138]+[.L149]" office:value-type="float" office:value="0.983092252057667" calcext:value-type="float">
            <text:p>0.98</text:p>
          </table:table-cell>
          <table:table-cell table:style-name="ce80" table:formula="of:=[.M138]+[.M149]" office:value-type="float" office:value="1.00289529255871" calcext:value-type="float">
            <text:p>1.00</text:p>
          </table:table-cell>
          <table:table-cell table:style-name="ce80" table:formula="of:=[.N138]+[.N149]" office:value-type="float" office:value="1.02359741803321" calcext:value-type="float">
            <text:p>1.02</text:p>
          </table:table-cell>
          <table:table-cell table:style-name="ce80" table:formula="of:=[.O138]+[.O149]" office:value-type="float" office:value="1.04523944816182" calcext:value-type="float">
            <text:p>1.05</text:p>
          </table:table-cell>
          <table:table-cell table:style-name="ce80" table:formula="of:=[.P138]+[.P149]" office:value-type="float" office:value="1.06786405589424" calcext:value-type="float">
            <text:p>1.07</text:p>
          </table:table-cell>
          <table:table-cell table:style-name="ce80" table:formula="of:=[.Q138]+[.Q149]" office:value-type="float" office:value="1.09151585159012" calcext:value-type="float">
            <text:p>1.09</text:p>
          </table:table-cell>
          <table:table-cell table:style-name="ce80" table:formula="of:=[.R138]+[.R149]" office:value-type="float" office:value="1.11624147098009" calcext:value-type="float">
            <text:p>1.12</text:p>
          </table:table-cell>
          <table:table-cell table:style-name="ce80" table:formula="of:=[.S138]+[.S149]" office:value-type="float" office:value="1.14208966712042" calcext:value-type="float">
            <text:p>1.14</text:p>
          </table:table-cell>
          <table:table-cell table:style-name="ce80" table:formula="of:=[.T138]+[.T149]" office:value-type="float" office:value="1.16911140652242" calcext:value-type="float">
            <text:p>1.17</text:p>
          </table:table-cell>
          <table:table-cell table:style-name="ce80" table:formula="of:=[.U138]+[.U149]" office:value-type="float" office:value="1.19735996964634" calcext:value-type="float">
            <text:p>1.20</text:p>
          </table:table-cell>
          <table:table-cell table:style-name="ce80" table:formula="of:=[.V138]+[.V149]" office:value-type="float" office:value="1.22689105595779" calcext:value-type="float">
            <text:p>1.23</text:p>
          </table:table-cell>
          <table:table-cell table:style-name="ce80" table:formula="of:=[.W138]+[.W149]" office:value-type="float" office:value="1.25776289375389" calcext:value-type="float">
            <text:p>1.26</text:p>
          </table:table-cell>
          <table:table-cell table:style-name="ce80" table:formula="of:=[.X138]+[.X149]" office:value-type="float" office:value="1.26486197939089" calcext:value-type="float">
            <text:p>1.26</text:p>
          </table:table-cell>
          <table:table-cell table:style-name="ce80" table:formula="of:=[.Y138]+[.Y149]" office:value-type="float" office:value="1.27203196207537" calcext:value-type="float">
            <text:p>1.27</text:p>
          </table:table-cell>
          <table:table-cell table:style-name="ce80" table:formula="of:=[.Z138]+[.Z149]" office:value-type="float" office:value="1.27927354984098" calcext:value-type="float">
            <text:p>1.28</text:p>
          </table:table-cell>
          <table:table-cell table:style-name="ce80" table:formula="of:=[.AA138]+[.AA149]" office:value-type="float" office:value="1.2865874577923" calcext:value-type="float">
            <text:p>1.29</text:p>
          </table:table-cell>
          <table:table-cell table:style-name="ce80" table:formula="of:=[.AB138]+[.AB149]" office:value-type="float" office:value="1.29397440817555" calcext:value-type="float">
            <text:p>1.29</text:p>
          </table:table-cell>
          <table:table-cell table:style-name="ce80" table:formula="of:=[.AC138]+[.AC149]" office:value-type="float" office:value="1.30143513044984" calcext:value-type="float">
            <text:p>1.30</text:p>
          </table:table-cell>
          <table:table-cell table:style-name="ce80" table:formula="of:=[.AD138]+[.AD149]" office:value-type="float" office:value="1.30897036135925" calcext:value-type="float">
            <text:p>1.31</text:p>
          </table:table-cell>
          <table:table-cell table:style-name="ce80" table:formula="of:=[.AE138]+[.AE149]" office:value-type="float" office:value="1.31658084500555" calcext:value-type="float">
            <text:p>1.32</text:p>
          </table:table-cell>
          <table:table-cell table:style-name="ce80" table:formula="of:=[.AF138]+[.AF149]" office:value-type="float" office:value="1.32426733292171" calcext:value-type="float">
            <text:p>1.32</text:p>
          </table:table-cell>
          <table:table-cell table:style-name="ce80" table:formula="of:=[.AG138]+[.AG149]" office:value-type="float" office:value="1.33203058414609" calcext:value-type="float">
            <text:p>1.33</text:p>
          </table:table-cell>
          <table:table-cell table:style-name="ce80" table:formula="of:=[.AH138]+[.AH149]" office:value-type="float" office:value="1.3398713652974" calcext:value-type="float">
            <text:p>1.34</text:p>
          </table:table-cell>
          <table:table-cell table:style-name="ce80" table:formula="of:=[.AI138]+[.AI149]" office:value-type="float" office:value="1.34779045065041" calcext:value-type="float">
            <text:p>1.35</text:p>
          </table:table-cell>
          <table:table-cell table:style-name="ce80" table:formula="of:=[.AJ138]+[.AJ149]" office:value-type="float" office:value="1.35578862221242" calcext:value-type="float">
            <text:p>1.36</text:p>
          </table:table-cell>
          <table:table-cell table:style-name="ce80" table:formula="of:=[.AK138]+[.AK149]" office:value-type="float" office:value="1.36386666980045" calcext:value-type="float">
            <text:p>1.36</text:p>
          </table:table-cell>
          <table:table-cell table:style-name="ce80" table:formula="of:=[.AL138]+[.AL149]" office:value-type="float" office:value="1.37202539111926" calcext:value-type="float">
            <text:p>1.37</text:p>
          </table:table-cell>
          <table:table-cell table:style-name="ce80" table:formula="of:=[.AM138]+[.AM149]" office:value-type="float" office:value="1.38026559184012" calcext:value-type="float">
            <text:p>1.38</text:p>
          </table:table-cell>
          <table:table-cell table:style-name="ce80" table:formula="of:=[.AN138]+[.AN149]" office:value-type="float" office:value="1.38858808568036" calcext:value-type="float">
            <text:p>1.39</text:p>
          </table:table-cell>
          <table:table-cell table:style-name="ce80" table:formula="of:=[.AO138]+[.AO149]" office:value-type="float" office:value="1.39699369448374" calcext:value-type="float">
            <text:p>1.40</text:p>
          </table:table-cell>
          <table:table-cell table:style-name="ce80" table:formula="of:=[.AP138]+[.AP149]" office:value-type="float" office:value="1.40548324830159" calcext:value-type="float">
            <text:p>1.41</text:p>
          </table:table-cell>
          <table:table-cell table:style-name="ce80" table:formula="of:=[.AQ138]+[.AQ149]" office:value-type="float" office:value="1.41405758547478" calcext:value-type="float">
            <text:p>1.41</text:p>
          </table:table-cell>
          <table:table-cell table:number-columns-repeated="981"/>
        </table:table-row>
        <table:table-row table:style-name="ro1">
          <table:table-cell table:style-name="ce66" table:number-columns-repeated="7"/>
          <table:table-cell table:style-name="ce90" table:number-columns-repeated="36"/>
          <table:table-cell table:number-columns-repeated="981"/>
        </table:table-row>
        <table:table-row table:style-name="ro1">
          <table:table-cell table:style-name="ce66" office:value-type="string" calcext:value-type="string">
            <office:annotation draw:style-name="gr2" draw:text-style-name="P2" svg:width="38.11mm" svg:height="28.89mm" svg:x="0mm" svg:y="690.74mm" draw:caption-point-x="167.32mm" draw:caption-point-y="206.26mm">
              <dc:date>2017-08-28T00:00:00</dc:date>
              <text:p text:style-name="P1"><text:span text:style-name="T1">FRAGNOL Ludovic - CGDD/SEEI/MA3:</text:span></text:p>
              <text:p text:style-name="P1"><text:span text:style-name="T2">Coût marginal recalculé « urbain diffus » source Quinet 2013 en euro 2002, on actualise avec idp</text:span></text:p>
            </office:annotation>
            <text:p>Cout pollution locale en €2015/L de diesel</text:p>
          </table:table-cell>
          <table:table-cell table:style-name="ce66" table:number-columns-repeated="6"/>
          <table:table-cell table:style-name="ce121" table:formula="of:=[.S24]*10^(-6)*[.AD17]*0.85/1000" office:value-type="float" office:value="0.099555995" calcext:value-type="float">
            <office:annotation draw:style-name="gr24" draw:text-style-name="P2" svg:width="22.79mm" svg:height="36.57mm" svg:x="224.87mm" svg:y="687.57mm" draw:caption-point-x="110.71mm" draw:caption-point-y="209.43mm">
              <dc:date>2017-08-28T00:00:00</dc:date>
              <text:p text:style-name="P1"><text:span text:style-name="T1">FRAGNOL Ludovic - CGDD/SEEI/MA3:</text:span></text:p>
              <text:p text:style-name="P1"><text:span text:style-name="T2">pour un L de diesel, 0,85 kg de diesel = 1 L de diesel</text:span></text:p>
              <text:p text:style-name="P1"><text:span text:style-name="T2">A MODIFIER</text:span></text:p>
            </office:annotation>
            <text:p>0.10</text:p>
          </table:table-cell>
          <table:table-cell table:style-name="ce121" table:formula="of:=[.H152]*(1+[.$U$17])" office:value-type="float" office:value="0.100850222935" calcext:value-type="float">
            <text:p>0.10</text:p>
          </table:table-cell>
          <table:table-cell table:style-name="ce121" table:formula="of:=[.I152]*(1+[.$U$17])" office:value-type="float" office:value="0.102161275833155" calcext:value-type="float">
            <text:p>0.10</text:p>
          </table:table-cell>
          <table:table-cell table:style-name="ce121" table:formula="of:=[.J152]*(1+[.$U$17])" office:value-type="float" office:value="0.103489372418986" calcext:value-type="float">
            <text:p>0.10</text:p>
          </table:table-cell>
          <table:table-cell table:style-name="ce121" table:formula="of:=[.K152]*(1+[.$U$17])" office:value-type="float" office:value="0.104834734260433" calcext:value-type="float">
            <text:p>0.10</text:p>
          </table:table-cell>
          <table:table-cell table:style-name="ce121" table:formula="of:=[.L152]*(1+[.$U$17])" office:value-type="float" office:value="0.106197585805818" calcext:value-type="float">
            <text:p>0.11</text:p>
          </table:table-cell>
          <table:table-cell table:style-name="ce121" table:formula="of:=[.M152]*(1+[.$U$17])" office:value-type="float" office:value="0.107578154421294" calcext:value-type="float">
            <text:p>0.11</text:p>
          </table:table-cell>
          <table:table-cell table:style-name="ce121" table:formula="of:=[.N152]*(1+[.$U$17])" office:value-type="float" office:value="0.108976670428771" calcext:value-type="float">
            <text:p>0.11</text:p>
          </table:table-cell>
          <table:table-cell table:style-name="ce121" table:formula="of:=[.O152]*(1+[.$U$17])" office:value-type="float" office:value="0.110393367144345" calcext:value-type="float">
            <text:p>0.11</text:p>
          </table:table-cell>
          <table:table-cell table:style-name="ce121" table:formula="of:=[.P152]*(1+[.$U$17])" office:value-type="float" office:value="0.111828480917221" calcext:value-type="float">
            <text:p>0.11</text:p>
          </table:table-cell>
          <table:table-cell table:style-name="ce121" table:formula="of:=[.Q152]*(1+[.$U$17])" office:value-type="float" office:value="0.113282251169145" calcext:value-type="float">
            <text:p>0.11</text:p>
          </table:table-cell>
          <table:table-cell table:style-name="ce121" table:formula="of:=[.R152]*(1+[.$U$17])" office:value-type="float" office:value="0.114754920434344" calcext:value-type="float">
            <text:p>0.11</text:p>
          </table:table-cell>
          <table:table-cell table:style-name="ce121" table:formula="of:=[.S152]*(1+[.$U$17])" office:value-type="float" office:value="0.116246734399991" calcext:value-type="float">
            <text:p>0.12</text:p>
          </table:table-cell>
          <table:table-cell table:style-name="ce121" table:formula="of:=[.T152]*(1+[.$U$17])" office:value-type="float" office:value="0.11775794194719" calcext:value-type="float">
            <office:annotation draw:style-name="gr1" draw:text-style-name="P2" svg:width="32.31mm" svg:height="20.9mm" svg:x="483.88mm" svg:y="695.4mm" draw:caption-point-x="236.97mm" draw:caption-point-y="201.6mm">
              <dc:date>2017-08-28T00:00:00</dc:date>
              <text:p text:style-name="P1"><text:span text:style-name="T1">FRAGNOL Ludovic - CGDD/SEEI/MA3:</text:span></text:p>
              <text:p text:style-name="P1"><text:span text:style-name="T2">à modif</text:span></text:p>
            </office:annotation>
            <text:p>0.12</text:p>
          </table:table-cell>
          <table:table-cell table:style-name="ce121" table:formula="of:=[.U152]*(1+[.$U$17])" office:value-type="float" office:value="0.119288795192504" calcext:value-type="float">
            <text:p>0.12</text:p>
          </table:table-cell>
          <table:table-cell table:style-name="ce121" table:formula="of:=[.V152]*(1+[.$U$17])" office:value-type="float" office:value="0.120839549530006" calcext:value-type="float">
            <text:p>0.12</text:p>
          </table:table-cell>
          <table:table-cell table:style-name="ce121" table:formula="of:=[.W152]*(1+[.$U$17])" office:value-type="float" office:value="0.122410463673896" calcext:value-type="float">
            <text:p>0.12</text:p>
          </table:table-cell>
          <table:table-cell table:style-name="ce121" table:formula="of:=[.X152]*(1+[.$U$17])" office:value-type="float" office:value="0.124001799701657" calcext:value-type="float">
            <text:p>0.12</text:p>
          </table:table-cell>
          <table:table-cell table:style-name="ce121" table:formula="of:=[.Y152]*(1+[.$U$17])" office:value-type="float" office:value="0.125613823097779" calcext:value-type="float">
            <text:p>0.13</text:p>
          </table:table-cell>
          <table:table-cell table:style-name="ce121" table:formula="of:=[.Z152]*(1+[.$U$17])" office:value-type="float" office:value="0.12724680279805" calcext:value-type="float">
            <text:p>0.13</text:p>
          </table:table-cell>
          <table:table-cell table:style-name="ce121" table:formula="of:=[.AA152]*(1+[.$U$17])" office:value-type="float" office:value="0.128901011234424" calcext:value-type="float">
            <text:p>0.13</text:p>
          </table:table-cell>
          <table:table-cell table:style-name="ce121" table:formula="of:=[.AB152]*(1+[.$U$17])" office:value-type="float" office:value="0.130576724380472" calcext:value-type="float">
            <text:p>0.13</text:p>
          </table:table-cell>
          <table:table-cell table:style-name="ce121" table:formula="of:=[.AC152]*(1+[.$U$17])" office:value-type="float" office:value="0.132274221797418" calcext:value-type="float">
            <text:p>0.13</text:p>
          </table:table-cell>
          <table:table-cell table:style-name="ce121" table:formula="of:=[.AD152]*(1+[.$U$17])" office:value-type="float" office:value="0.133993786680784" calcext:value-type="float">
            <text:p>0.13</text:p>
          </table:table-cell>
          <table:table-cell table:style-name="ce121" table:formula="of:=[.AE152]*(1+[.$U$17])" office:value-type="float" office:value="0.135735705907635" calcext:value-type="float">
            <text:p>0.14</text:p>
          </table:table-cell>
          <table:table-cell table:style-name="ce121" table:formula="of:=[.AF152]*(1+[.$U$17])" office:value-type="float" office:value="0.137500270084434" calcext:value-type="float">
            <text:p>0.14</text:p>
          </table:table-cell>
          <table:table-cell table:style-name="ce121" table:formula="of:=[.AG152]*(1+[.$U$17])" office:value-type="float" office:value="0.139287773595531" calcext:value-type="float">
            <text:p>0.14</text:p>
          </table:table-cell>
          <table:table-cell table:style-name="ce121" table:formula="of:=[.AH152]*(1+[.$U$17])" office:value-type="float" office:value="0.141098514652273" calcext:value-type="float">
            <text:p>0.14</text:p>
          </table:table-cell>
          <table:table-cell table:style-name="ce121" table:formula="of:=[.AI152]*(1+[.$U$17])" office:value-type="float" office:value="0.142932795342753" calcext:value-type="float">
            <text:p>0.14</text:p>
          </table:table-cell>
          <table:table-cell table:style-name="ce121" table:formula="of:=[.AJ152]*(1+[.$U$17])" office:value-type="float" office:value="0.144790921682209" calcext:value-type="float">
            <text:p>0.14</text:p>
          </table:table-cell>
          <table:table-cell table:style-name="ce121" table:formula="of:=[.AK152]*(1+[.$U$17])" office:value-type="float" office:value="0.146673203664077" calcext:value-type="float">
            <text:p>0.15</text:p>
          </table:table-cell>
          <table:table-cell table:style-name="ce121" table:formula="of:=[.AL152]*(1+[.$U$17])" office:value-type="float" office:value="0.14857995531171" calcext:value-type="float">
            <text:p>0.15</text:p>
          </table:table-cell>
          <table:table-cell table:style-name="ce121" table:formula="of:=[.AM152]*(1+[.$U$17])" office:value-type="float" office:value="0.150511494730763" calcext:value-type="float">
            <text:p>0.15</text:p>
          </table:table-cell>
          <table:table-cell table:style-name="ce121" table:formula="of:=[.AN152]*(1+[.$U$17])" office:value-type="float" office:value="0.152468144162262" calcext:value-type="float">
            <text:p>0.15</text:p>
          </table:table-cell>
          <table:table-cell table:style-name="ce121" table:formula="of:=[.AO152]*(1+[.$U$17])" office:value-type="float" office:value="0.154450230036372" calcext:value-type="float">
            <text:p>0.15</text:p>
          </table:table-cell>
          <table:table-cell table:style-name="ce121" table:formula="of:=[.AP152]*(1+[.$U$17])" office:value-type="float" office:value="0.156458083026845" calcext:value-type="float">
            <text:p>0.16</text:p>
          </table:table-cell>
          <table:table-cell table:number-columns-repeated="981"/>
        </table:table-row>
        <table:table-row table:style-name="ro1">
          <table:table-cell table:style-name="ce68" office:value-type="string" calcext:value-type="string">
            <text:p>Total socioéconomique (hors partie fixe de la TICPE) + pollution locale</text:p>
          </table:table-cell>
          <table:table-cell table:style-name="ce68" table:number-columns-repeated="6"/>
          <table:table-cell table:style-name="ce80" table:formula="of:=[.H138]+[.H143]/100+[.H152]" office:value-type="float" office:value="0.597930995" calcext:value-type="float">
            <text:p>0.60</text:p>
          </table:table-cell>
          <table:table-cell table:style-name="ce80" table:formula="of:=[.I138]+[.I143]/100+[.I152]" office:value-type="float" office:value="0.63898079965436" calcext:value-type="float">
            <text:p>0.64</text:p>
          </table:table-cell>
          <table:table-cell table:style-name="ce80" table:formula="of:=[.J138]+[.J143]/100+[.J152]" office:value-type="float" office:value="0.678790210006669" calcext:value-type="float">
            <text:p>0.68</text:p>
          </table:table-cell>
          <table:table-cell table:style-name="ce80" table:formula="of:=[.K138]+[.K143]/100+[.K152]" office:value-type="float" office:value="0.715289118167639" calcext:value-type="float">
            <text:p>0.72</text:p>
          </table:table-cell>
          <table:table-cell table:style-name="ce80" table:formula="of:=[.L138]+[.L143]/100+[.L152]" office:value-type="float" office:value="0.756456004331639" calcext:value-type="float">
            <text:p>0.76</text:p>
          </table:table-cell>
          <table:table-cell table:style-name="ce80" table:formula="of:=[.M138]+[.M143]/100+[.M152]" office:value-type="float" office:value="0.803187878364531" calcext:value-type="float">
            <text:p>0.80</text:p>
          </table:table-cell>
          <table:table-cell table:style-name="ce80" table:formula="of:=[.N138]+[.N143]/100+[.N152]" office:value-type="float" office:value="0.833594549445678" calcext:value-type="float">
            <text:p>0.83</text:p>
          </table:table-cell>
          <table:table-cell table:style-name="ce80" table:formula="of:=[.O138]+[.O143]/100+[.O152]" office:value-type="float" office:value="0.865455978718596" calcext:value-type="float">
            <text:p>0.87</text:p>
          </table:table-cell>
          <table:table-cell table:style-name="ce80" table:formula="of:=[.P138]+[.P143]/100+[.P152]" office:value-type="float" office:value="0.898844735639855" calcext:value-type="float">
            <text:p>0.90</text:p>
          </table:table-cell>
          <table:table-cell table:style-name="ce80" table:formula="of:=[.Q138]+[.Q143]/100+[.Q152]" office:value-type="float" office:value="0.933837100875856" calcext:value-type="float">
            <text:p>0.93</text:p>
          </table:table-cell>
          <table:table-cell table:style-name="ce80" table:formula="of:=[.R138]+[.R143]/100+[.R152]" office:value-type="float" office:value="0.970513260010577" calcext:value-type="float">
            <text:p>0.97</text:p>
          </table:table-cell>
          <table:table-cell table:style-name="ce80" table:formula="of:=[.S138]+[.S143]/100+[.S152]" office:value-type="float" office:value="1.00895750755767" calcext:value-type="float">
            <text:p>1.01</text:p>
          </table:table-cell>
          <table:table-cell table:style-name="ce80" table:formula="of:=[.T138]+[.T143]/100+[.T152]" office:value-type="float" office:value="1.04925846183487" calcext:value-type="float">
            <text:p>1.05</text:p>
          </table:table-cell>
          <table:table-cell table:style-name="ce80" table:formula="of:=[.U138]+[.U143]/100+[.U152]" office:value-type="float" office:value="1.0915092912896" calcext:value-type="float">
            <text:p>1.09</text:p>
          </table:table-cell>
          <table:table-cell table:style-name="ce80" table:formula="of:=[.V138]+[.V143]/100+[.V152]" office:value-type="float" office:value="1.13580795289669" calcext:value-type="float">
            <text:p>1.14</text:p>
          </table:table-cell>
          <table:table-cell table:style-name="ce80" table:formula="of:=[.W138]+[.W143]/100+[.W152]" office:value-type="float" office:value="1.1822574432839" calcext:value-type="float">
            <text:p>1.18</text:p>
          </table:table-cell>
          <table:table-cell table:style-name="ce80" table:formula="of:=[.X138]+[.X143]/100+[.X152]" office:value-type="float" office:value="1.20223073518607" calcext:value-type="float">
            <text:p>1.20</text:p>
          </table:table-cell>
          <table:table-cell table:style-name="ce80" table:formula="of:=[.Y138]+[.Y143]/100+[.Y152]" office:value-type="float" office:value="1.22280845611109" calcext:value-type="float">
            <text:p>1.22</text:p>
          </table:table-cell>
          <table:table-cell table:style-name="ce80" table:formula="of:=[.Z138]+[.Z143]/100+[.Z152]" office:value-type="float" office:value="1.2440148720801" calcext:value-type="float">
            <text:p>1.24</text:p>
          </table:table-cell>
          <table:table-cell table:style-name="ce80" table:formula="of:=[.AA138]+[.AA143]/100+[.AA152]" office:value-type="float" office:value="1.26587531699381" calcext:value-type="float">
            <text:p>1.27</text:p>
          </table:table-cell>
          <table:table-cell table:style-name="ce80" table:formula="of:=[.AB138]+[.AB143]/100+[.AB152]" office:value-type="float" office:value="1.28841624074647" calcext:value-type="float">
            <text:p>1.29</text:p>
          </table:table-cell>
          <table:table-cell table:style-name="ce80" table:formula="of:=[.AC138]+[.AC143]/100+[.AC152]" office:value-type="float" office:value="1.31166525951996" calcext:value-type="float">
            <text:p>1.31</text:p>
          </table:table-cell>
          <table:table-cell table:style-name="ce80" table:formula="of:=[.AD138]+[.AD143]/100+[.AD152]" office:value-type="float" office:value="1.33565120835699" calcext:value-type="float">
            <text:p>1.34</text:p>
          </table:table-cell>
          <table:table-cell table:style-name="ce80" table:formula="of:=[.AE138]+[.AE143]/100+[.AE152]" office:value-type="float" office:value="1.36040419611687" calcext:value-type="float">
            <text:p>1.36</text:p>
          </table:table-cell>
          <table:table-cell table:style-name="ce80" table:formula="of:=[.AF138]+[.AF143]/100+[.AF152]" office:value-type="float" office:value="1.38595566292177" calcext:value-type="float">
            <text:p>1.39</text:p>
          </table:table-cell>
          <table:table-cell table:style-name="ce80" table:formula="of:=[.AG138]+[.AG143]/100+[.AG152]" office:value-type="float" office:value="1.41233844020671" calcext:value-type="float">
            <text:p>1.41</text:p>
          </table:table-cell>
          <table:table-cell table:style-name="ce80" table:formula="of:=[.AH138]+[.AH143]/100+[.AH152]" office:value-type="float" office:value="1.43958681349129" calcext:value-type="float">
            <text:p>1.44</text:p>
          </table:table-cell>
          <table:table-cell table:style-name="ce80" table:formula="of:=[.AI138]+[.AI143]/100+[.AI152]" office:value-type="float" office:value="1.46773658799672" calcext:value-type="float">
            <text:p>1.47</text:p>
          </table:table-cell>
          <table:table-cell table:style-name="ce80" table:formula="of:=[.AJ138]+[.AJ143]/100+[.AJ152]" office:value-type="float" office:value="1.49682515723719" calcext:value-type="float">
            <text:p>1.50</text:p>
          </table:table-cell>
          <table:table-cell table:style-name="ce80" table:formula="of:=[.AK138]+[.AK143]/100+[.AK152]" office:value-type="float" office:value="1.52689157472067" calcext:value-type="float">
            <text:p>1.53</text:p>
          </table:table-cell>
          <table:table-cell table:style-name="ce80" table:formula="of:=[.AL138]+[.AL143]/100+[.AL152]" office:value-type="float" office:value="1.55797662890018" calcext:value-type="float">
            <text:p>1.56</text:p>
          </table:table-cell>
          <table:table-cell table:style-name="ce80" table:formula="of:=[.AM138]+[.AM143]/100+[.AM152]" office:value-type="float" office:value="1.590122921523" calcext:value-type="float">
            <text:p>1.59</text:p>
          </table:table-cell>
          <table:table-cell table:style-name="ce80" table:formula="of:=[.AN138]+[.AN143]/100+[.AN152]" office:value-type="float" office:value="1.62337494953208" calcext:value-type="float">
            <text:p>1.62</text:p>
          </table:table-cell>
          <table:table-cell table:style-name="ce80" table:formula="of:=[.AO138]+[.AO143]/100+[.AO152]" office:value-type="float" office:value="1.65777919068085" calcext:value-type="float">
            <text:p>1.66</text:p>
          </table:table-cell>
          <table:table-cell table:style-name="ce80" table:formula="of:=[.AP138]+[.AP143]/100+[.AP152]" office:value-type="float" office:value="1.69338419302988" calcext:value-type="float">
            <text:p>1.69</text:p>
          </table:table-cell>
          <table:table-cell table:style-name="ce80" table:formula="of:=[.AQ138]+[.AQ143]/100+[.AQ152]" office:value-type="float" office:value="1.73024066850163" calcext:value-type="float">
            <text:p>1.73</text:p>
          </table:table-cell>
          <table:table-cell table:number-columns-repeated="981"/>
        </table:table-row>
        <table:table-row table:style-name="ro1" table:number-rows-repeated="3">
          <table:table-cell table:style-name="ce61" table:number-columns-repeated="7"/>
          <table:table-cell table:style-name="ce79" table:number-columns-repeated="36"/>
          <table:table-cell table:number-columns-repeated="981"/>
        </table:table-row>
        <table:table-row table:style-name="ro1">
          <table:table-cell table:style-name="ce64" office:value-type="string" calcext:value-type="string">
            <text:p>Prix de le diésel pour un VP d'entreprise</text:p>
          </table:table-cell>
          <table:table-cell table:style-name="ce64" table:number-columns-repeated="6"/>
          <table:table-cell table:style-name="ce72" office:value-type="float" office:value="2015" calcext:value-type="float">
            <text:p>2015</text:p>
          </table:table-cell>
          <table:table-cell table:style-name="ce73" table:formula="of:=[.H157]+1" office:value-type="float" office:value="2016" calcext:value-type="float">
            <text:p>2016</text:p>
          </table:table-cell>
          <table:table-cell table:style-name="ce73" table:formula="of:=[.I157]+1" office:value-type="float" office:value="2017" calcext:value-type="float">
            <text:p>2017</text:p>
          </table:table-cell>
          <table:table-cell table:style-name="ce73" table:formula="of:=[.J157]+1" office:value-type="float" office:value="2018" calcext:value-type="float">
            <text:p>2018</text:p>
          </table:table-cell>
          <table:table-cell table:style-name="ce73" table:formula="of:=[.K157]+1" office:value-type="float" office:value="2019" calcext:value-type="float">
            <text:p>2019</text:p>
          </table:table-cell>
          <table:table-cell table:style-name="ce73" table:formula="of:=[.L157]+1" office:value-type="float" office:value="2020" calcext:value-type="float">
            <text:p>2020</text:p>
          </table:table-cell>
          <table:table-cell table:style-name="ce73" table:formula="of:=[.M157]+1" office:value-type="float" office:value="2021" calcext:value-type="float">
            <text:p>2021</text:p>
          </table:table-cell>
          <table:table-cell table:style-name="ce73" table:formula="of:=[.N157]+1" office:value-type="float" office:value="2022" calcext:value-type="float">
            <text:p>2022</text:p>
          </table:table-cell>
          <table:table-cell table:style-name="ce73" table:formula="of:=[.O157]+1" office:value-type="float" office:value="2023" calcext:value-type="float">
            <text:p>2023</text:p>
          </table:table-cell>
          <table:table-cell table:style-name="ce73" table:formula="of:=[.P157]+1" office:value-type="float" office:value="2024" calcext:value-type="float">
            <text:p>2024</text:p>
          </table:table-cell>
          <table:table-cell table:style-name="ce73" table:formula="of:=[.Q157]+1" office:value-type="float" office:value="2025" calcext:value-type="float">
            <text:p>2025</text:p>
          </table:table-cell>
          <table:table-cell table:style-name="ce73" table:formula="of:=[.R157]+1" office:value-type="float" office:value="2026" calcext:value-type="float">
            <text:p>2026</text:p>
          </table:table-cell>
          <table:table-cell table:style-name="ce73" table:formula="of:=[.S157]+1" office:value-type="float" office:value="2027" calcext:value-type="float">
            <text:p>2027</text:p>
          </table:table-cell>
          <table:table-cell table:style-name="ce73" table:formula="of:=[.T157]+1" office:value-type="float" office:value="2028" calcext:value-type="float">
            <text:p>2028</text:p>
          </table:table-cell>
          <table:table-cell table:style-name="ce73" table:formula="of:=[.U157]+1" office:value-type="float" office:value="2029" calcext:value-type="float">
            <text:p>2029</text:p>
          </table:table-cell>
          <table:table-cell table:style-name="ce73" table:formula="of:=[.V157]+1" office:value-type="float" office:value="2030" calcext:value-type="float">
            <text:p>2030</text:p>
          </table:table-cell>
          <table:table-cell table:style-name="ce73" table:formula="of:=[.W157]+1" office:value-type="float" office:value="2031" calcext:value-type="float">
            <text:p>2031</text:p>
          </table:table-cell>
          <table:table-cell table:style-name="ce73" table:formula="of:=[.X157]+1" office:value-type="float" office:value="2032" calcext:value-type="float">
            <text:p>2032</text:p>
          </table:table-cell>
          <table:table-cell table:style-name="ce73" table:formula="of:=[.Y157]+1" office:value-type="float" office:value="2033" calcext:value-type="float">
            <text:p>2033</text:p>
          </table:table-cell>
          <table:table-cell table:style-name="ce73" table:formula="of:=[.Z157]+1" office:value-type="float" office:value="2034" calcext:value-type="float">
            <text:p>2034</text:p>
          </table:table-cell>
          <table:table-cell table:style-name="ce73" table:formula="of:=[.AA157]+1" office:value-type="float" office:value="2035" calcext:value-type="float">
            <text:p>2035</text:p>
          </table:table-cell>
          <table:table-cell table:style-name="ce73" table:formula="of:=[.AB157]+1" office:value-type="float" office:value="2036" calcext:value-type="float">
            <text:p>2036</text:p>
          </table:table-cell>
          <table:table-cell table:style-name="ce73" table:formula="of:=[.AC157]+1" office:value-type="float" office:value="2037" calcext:value-type="float">
            <text:p>2037</text:p>
          </table:table-cell>
          <table:table-cell table:style-name="ce73" table:formula="of:=[.AD157]+1" office:value-type="float" office:value="2038" calcext:value-type="float">
            <text:p>2038</text:p>
          </table:table-cell>
          <table:table-cell table:style-name="ce73" table:formula="of:=[.AE157]+1" office:value-type="float" office:value="2039" calcext:value-type="float">
            <text:p>2039</text:p>
          </table:table-cell>
          <table:table-cell table:style-name="ce73" table:formula="of:=[.AF157]+1" office:value-type="float" office:value="2040" calcext:value-type="float">
            <text:p>2040</text:p>
          </table:table-cell>
          <table:table-cell table:style-name="ce73" table:formula="of:=[.AG157]+1" office:value-type="float" office:value="2041" calcext:value-type="float">
            <text:p>2041</text:p>
          </table:table-cell>
          <table:table-cell table:style-name="ce73" table:formula="of:=[.AH157]+1" office:value-type="float" office:value="2042" calcext:value-type="float">
            <text:p>2042</text:p>
          </table:table-cell>
          <table:table-cell table:style-name="ce73" table:formula="of:=[.AI157]+1" office:value-type="float" office:value="2043" calcext:value-type="float">
            <text:p>2043</text:p>
          </table:table-cell>
          <table:table-cell table:style-name="ce73" table:formula="of:=[.AJ157]+1" office:value-type="float" office:value="2044" calcext:value-type="float">
            <text:p>2044</text:p>
          </table:table-cell>
          <table:table-cell table:style-name="ce73" table:formula="of:=[.AK157]+1" office:value-type="float" office:value="2045" calcext:value-type="float">
            <text:p>2045</text:p>
          </table:table-cell>
          <table:table-cell table:style-name="ce73" table:formula="of:=[.AL157]+1" office:value-type="float" office:value="2046" calcext:value-type="float">
            <text:p>2046</text:p>
          </table:table-cell>
          <table:table-cell table:style-name="ce73" table:formula="of:=[.AM157]+1" office:value-type="float" office:value="2047" calcext:value-type="float">
            <text:p>2047</text:p>
          </table:table-cell>
          <table:table-cell table:style-name="ce73" table:formula="of:=[.AN157]+1" office:value-type="float" office:value="2048" calcext:value-type="float">
            <text:p>2048</text:p>
          </table:table-cell>
          <table:table-cell table:style-name="ce73" table:formula="of:=[.AO157]+1" office:value-type="float" office:value="2049" calcext:value-type="float">
            <text:p>2049</text:p>
          </table:table-cell>
          <table:table-cell table:style-name="ce73" table:formula="of:=[.AP157]+1" office:value-type="float" office:value="2050" calcext:value-type="float">
            <text:p>2050</text:p>
          </table:table-cell>
          <table:table-cell table:number-columns-repeated="981"/>
        </table:table-row>
        <table:table-row table:style-name="ro1">
          <table:table-cell table:style-name="ce65" office:value-type="string" calcext:value-type="string">
            <text:p>à la pompe HTT en €/L</text:p>
          </table:table-cell>
          <table:table-cell table:style-name="ce65" table:number-columns-repeated="6"/>
          <table:table-cell table:style-name="ce90" table:formula="of:=[.H159]+[.H160]+[.H161]" office:value-type="float" office:value="0.4797" calcext:value-type="float">
            <office:annotation draw:style-name="gr42" draw:text-style-name="P2" svg:width="22.79mm" svg:height="51.93mm" svg:x="224.87mm" svg:y="707.11mm" draw:caption-point-x="110.71mm" draw:caption-point-y="223.33mm">
              <dc:date>2017-08-28T00:00:00</dc:date>
              <text:p text:style-name="P1"><text:span text:style-name="T1">FRAGNOL Ludovic - CGDD/SEEI/MA3:</text:span></text:p>
              <text:p text:style-name="P1"><text:span text:style-name="T2">en 2015, <text:s/>prix HT de 0,4771 €/L pr le diesel</text:span></text:p>
              <text:p text:style-name="P1"><text:span text:style-name="T2">donnée moyenne annuelle Pégase</text:span></text:p>
              <text:p text:style-name="P1"><text:span text:style-name="T2"/></text:p>
            </office:annotation>
            <text:p>0.48</text:p>
          </table:table-cell>
          <table:table-cell table:style-name="ce90" table:formula="of:=[.I159]+[.I160]+[.I161]" office:value-type="float" office:value="0.50078057671936" calcext:value-type="float">
            <text:p>0.50</text:p>
          </table:table-cell>
          <table:table-cell table:style-name="ce90" table:formula="of:=[.J159]+[.J160]+[.J161]" office:value-type="float" office:value="0.518113934173514" calcext:value-type="float">
            <text:p>0.52</text:p>
          </table:table-cell>
          <table:table-cell table:style-name="ce90" table:formula="of:=[.K159]+[.K160]+[.K161]" office:value-type="float" office:value="0.5362342496317" calcext:value-type="float">
            <text:p>0.54</text:p>
          </table:table-cell>
          <table:table-cell table:style-name="ce90" table:formula="of:=[.L159]+[.L160]+[.L161]" office:value-type="float" office:value="0.555177252057667" calcext:value-type="float">
            <text:p>0.56</text:p>
          </table:table-cell>
          <table:table-cell table:style-name="ce90" table:formula="of:=[.M159]+[.M160]+[.M161]" office:value-type="float" office:value="0.574980292558712" calcext:value-type="float">
            <text:p>0.57</text:p>
          </table:table-cell>
          <table:table-cell table:style-name="ce90" table:formula="of:=[.N159]+[.N160]+[.N161]" office:value-type="float" office:value="0.595682418033209" calcext:value-type="float">
            <text:p>0.60</text:p>
          </table:table-cell>
          <table:table-cell table:style-name="ce90" table:formula="of:=[.O159]+[.O160]+[.O161]" office:value-type="float" office:value="0.617324448161822" calcext:value-type="float">
            <text:p>0.62</text:p>
          </table:table-cell>
          <table:table-cell table:style-name="ce90" table:formula="of:=[.P159]+[.P160]+[.P161]" office:value-type="float" office:value="0.639949055894243" calcext:value-type="float">
            <text:p>0.64</text:p>
          </table:table-cell>
          <table:table-cell table:style-name="ce90" table:formula="of:=[.Q159]+[.Q160]+[.Q161]" office:value-type="float" office:value="0.663600851590115" calcext:value-type="float">
            <text:p>0.66</text:p>
          </table:table-cell>
          <table:table-cell table:style-name="ce90" table:formula="of:=[.R159]+[.R160]+[.R161]" office:value-type="float" office:value="0.68832647098009" calcext:value-type="float">
            <text:p>0.69</text:p>
          </table:table-cell>
          <table:table-cell table:style-name="ce90" table:formula="of:=[.S159]+[.S160]+[.S161]" office:value-type="float" office:value="0.714174667120418" calcext:value-type="float">
            <text:p>0.71</text:p>
          </table:table-cell>
          <table:table-cell table:style-name="ce90" table:formula="of:=[.T159]+[.T160]+[.T161]" office:value-type="float" office:value="0.741196406522417" calcext:value-type="float">
            <text:p>0.74</text:p>
          </table:table-cell>
          <table:table-cell table:style-name="ce90" table:formula="of:=[.U159]+[.U160]+[.U161]" office:value-type="float" office:value="0.769444969646335" calcext:value-type="float">
            <text:p>0.77</text:p>
          </table:table-cell>
          <table:table-cell table:style-name="ce90" table:formula="of:=[.V159]+[.V160]+[.V161]" office:value-type="float" office:value="0.798976055957789" calcext:value-type="float">
            <text:p>0.80</text:p>
          </table:table-cell>
          <table:table-cell table:style-name="ce90" table:formula="of:=[.W159]+[.W160]+[.W161]" office:value-type="float" office:value="0.82984789375389" calcext:value-type="float">
            <text:p>0.83</text:p>
          </table:table-cell>
          <table:table-cell table:style-name="ce90" table:formula="of:=[.X159]+[.X160]+[.X161]" office:value-type="float" office:value="0.836946979390888" calcext:value-type="float">
            <text:p>0.84</text:p>
          </table:table-cell>
          <table:table-cell table:style-name="ce90" table:formula="of:=[.Y159]+[.Y160]+[.Y161]" office:value-type="float" office:value="0.844116962075375" calcext:value-type="float">
            <text:p>0.84</text:p>
          </table:table-cell>
          <table:table-cell table:style-name="ce90" table:formula="of:=[.Z159]+[.Z160]+[.Z161]" office:value-type="float" office:value="0.851358549840977" calcext:value-type="float">
            <text:p>0.85</text:p>
          </table:table-cell>
          <table:table-cell table:style-name="ce90" table:formula="of:=[.AA159]+[.AA160]+[.AA161]" office:value-type="float" office:value="0.858672457792301" calcext:value-type="float">
            <text:p>0.86</text:p>
          </table:table-cell>
          <table:table-cell table:style-name="ce90" table:formula="of:=[.AB159]+[.AB160]+[.AB161]" office:value-type="float" office:value="0.866059408175549" calcext:value-type="float">
            <text:p>0.87</text:p>
          </table:table-cell>
          <table:table-cell table:style-name="ce90" table:formula="of:=[.AC159]+[.AC160]+[.AC161]" office:value-type="float" office:value="0.87352013044984" calcext:value-type="float">
            <text:p>0.87</text:p>
          </table:table-cell>
          <table:table-cell table:style-name="ce90" table:formula="of:=[.AD159]+[.AD160]+[.AD161]" office:value-type="float" office:value="0.881055361359248" calcext:value-type="float">
            <text:p>0.88</text:p>
          </table:table-cell>
          <table:table-cell table:style-name="ce90" table:formula="of:=[.AE159]+[.AE160]+[.AE161]" office:value-type="float" office:value="0.88866584500555" calcext:value-type="float">
            <text:p>0.89</text:p>
          </table:table-cell>
          <table:table-cell table:style-name="ce90" table:formula="of:=[.AF159]+[.AF160]+[.AF161]" office:value-type="float" office:value="0.89635233292171" calcext:value-type="float">
            <text:p>0.90</text:p>
          </table:table-cell>
          <table:table-cell table:style-name="ce90" table:formula="of:=[.AG159]+[.AG160]+[.AG161]" office:value-type="float" office:value="0.904115584146087" calcext:value-type="float">
            <text:p>0.90</text:p>
          </table:table-cell>
          <table:table-cell table:style-name="ce90" table:formula="of:=[.AH159]+[.AH160]+[.AH161]" office:value-type="float" office:value="0.911956365297398" calcext:value-type="float">
            <text:p>0.91</text:p>
          </table:table-cell>
          <table:table-cell table:style-name="ce90" table:formula="of:=[.AI159]+[.AI160]+[.AI161]" office:value-type="float" office:value="0.919875450650413" calcext:value-type="float">
            <text:p>0.92</text:p>
          </table:table-cell>
          <table:table-cell table:style-name="ce90" table:formula="of:=[.AJ159]+[.AJ160]+[.AJ161]" office:value-type="float" office:value="0.927873622212422" calcext:value-type="float">
            <text:p>0.93</text:p>
          </table:table-cell>
          <table:table-cell table:style-name="ce90" table:formula="of:=[.AK159]+[.AK160]+[.AK161]" office:value-type="float" office:value="0.935951669800451" calcext:value-type="float">
            <text:p>0.94</text:p>
          </table:table-cell>
          <table:table-cell table:style-name="ce90" table:formula="of:=[.AL159]+[.AL160]+[.AL161]" office:value-type="float" office:value="0.944110391119262" calcext:value-type="float">
            <text:p>0.94</text:p>
          </table:table-cell>
          <table:table-cell table:style-name="ce90" table:formula="of:=[.AM159]+[.AM160]+[.AM161]" office:value-type="float" office:value="0.952350591840122" calcext:value-type="float">
            <text:p>0.95</text:p>
          </table:table-cell>
          <table:table-cell table:style-name="ce90" table:formula="of:=[.AN159]+[.AN160]+[.AN161]" office:value-type="float" office:value="0.960673085680363" calcext:value-type="float">
            <text:p>0.96</text:p>
          </table:table-cell>
          <table:table-cell table:style-name="ce90" table:formula="of:=[.AO159]+[.AO160]+[.AO161]" office:value-type="float" office:value="0.969078694483742" calcext:value-type="float">
            <text:p>0.97</text:p>
          </table:table-cell>
          <table:table-cell table:style-name="ce90" table:formula="of:=[.AP159]+[.AP160]+[.AP161]" office:value-type="float" office:value="0.977568248301589" calcext:value-type="float">
            <text:p>0.98</text:p>
          </table:table-cell>
          <table:table-cell table:style-name="ce90" table:formula="of:=[.AQ159]+[.AQ160]+[.AQ161]" office:value-type="float" office:value="0.986142585474782" calcext:value-type="float">
            <text:p>0.99</text:p>
          </table:table-cell>
          <table:table-cell table:number-columns-repeated="981"/>
        </table:table-row>
        <table:table-row table:style-name="ro1">
          <table:table-cell table:style-name="ce66" office:value-type="string" calcext:value-type="string">
            <text:p>pétrole brut</text:p>
          </table:table-cell>
          <table:table-cell table:style-name="ce66" table:number-columns-repeated="6"/>
          <table:table-cell table:style-name="ce90" office:value-type="float" office:value="0.3652" calcext:value-type="float">
            <office:annotation draw:style-name="gr12" draw:text-style-name="P2" svg:width="22.79mm" svg:height="21.21mm" svg:x="224.87mm" svg:y="726.97mm" draw:caption-point-x="110.71mm" draw:caption-point-y="209.04mm">
              <dc:date>2017-08-28T00:00:00</dc:date>
              <text:p text:style-name="P1"><text:span text:style-name="T1">FRAGNOL Ludovic - CGDD/SEEI/MA3:</text:span></text:p>
              <text:p text:style-name="P1"><text:span text:style-name="T2">76% en 2015</text:span></text:p>
            </office:annotation>
            <text:p>0.37</text:p>
          </table:table-cell>
          <table:table-cell table:style-name="ce90" table:formula="of:=[.H159]*[.$M$9]" office:value-type="float" office:value="0.38178057671936" calcext:value-type="float">
            <office:annotation draw:style-name="gr42" draw:text-style-name="P2" svg:width="22.52mm" svg:height="51.93mm" svg:x="212.95mm" svg:y="711.61mm" draw:caption-point-x="162.95mm" draw:caption-point-y="224.4mm">
              <dc:date>2017-08-28T00:00:00</dc:date>
              <text:p text:style-name="P1"><text:span text:style-name="T1">FRAGNOL Ludovic - CGDD/SEEI/MA3:</text:span></text:p>
              <text:p text:style-name="P1"><text:span text:style-name="T2">TCAM de 1.2% environ sur le gaz (scénario AMS2 s'appuyant sur le World Energy Outlook)</text:span></text:p>
            </office:annotation>
            <text:p>0.38</text:p>
          </table:table-cell>
          <table:table-cell table:style-name="ce90" table:formula="of:=[.I159]*[.$M$9]" office:value-type="float" office:value="0.399113934173514" calcext:value-type="float">
            <text:p>0.40</text:p>
          </table:table-cell>
          <table:table-cell table:style-name="ce90" table:formula="of:=[.J159]*[.$M$9]" office:value-type="float" office:value="0.4172342496317" calcext:value-type="float">
            <text:p>0.42</text:p>
          </table:table-cell>
          <table:table-cell table:style-name="ce90" table:formula="of:=[.K159]*[.$M$9]" office:value-type="float" office:value="0.436177252057667" calcext:value-type="float">
            <text:p>0.44</text:p>
          </table:table-cell>
          <table:table-cell table:style-name="ce90" table:formula="of:=[.L159]*[.$M$9]" office:value-type="float" office:value="0.455980292558712" calcext:value-type="float">
            <text:p>0.46</text:p>
          </table:table-cell>
          <table:table-cell table:style-name="ce90" table:formula="of:=[.M159]*[.$M$9]" office:value-type="float" office:value="0.476682418033209" calcext:value-type="float">
            <text:p>0.48</text:p>
          </table:table-cell>
          <table:table-cell table:style-name="ce90" table:formula="of:=[.N159]*[.$M$9]" office:value-type="float" office:value="0.498324448161822" calcext:value-type="float">
            <text:p>0.50</text:p>
          </table:table-cell>
          <table:table-cell table:style-name="ce90" table:formula="of:=[.O159]*[.$M$9]" office:value-type="float" office:value="0.520949055894243" calcext:value-type="float">
            <text:p>0.52</text:p>
          </table:table-cell>
          <table:table-cell table:style-name="ce90" table:formula="of:=[.P159]*[.$M$9]" office:value-type="float" office:value="0.544600851590115" calcext:value-type="float">
            <text:p>0.54</text:p>
          </table:table-cell>
          <table:table-cell table:style-name="ce90" table:formula="of:=[.Q159]*[.$M$9]" office:value-type="float" office:value="0.56932647098009" calcext:value-type="float">
            <text:p>0.57</text:p>
          </table:table-cell>
          <table:table-cell table:style-name="ce90" table:formula="of:=[.R159]*[.$M$9]" office:value-type="float" office:value="0.595174667120418" calcext:value-type="float">
            <text:p>0.60</text:p>
          </table:table-cell>
          <table:table-cell table:style-name="ce90" table:formula="of:=[.S159]*[.$M$9]" office:value-type="float" office:value="0.622196406522417" calcext:value-type="float">
            <text:p>0.62</text:p>
          </table:table-cell>
          <table:table-cell table:style-name="ce90" table:formula="of:=[.T159]*[.$M$9]" office:value-type="float" office:value="0.650444969646335" calcext:value-type="float">
            <text:p>0.65</text:p>
          </table:table-cell>
          <table:table-cell table:style-name="ce90" table:formula="of:=[.U159]*[.$M$9]" office:value-type="float" office:value="0.679976055957789" calcext:value-type="float">
            <text:p>0.68</text:p>
          </table:table-cell>
          <table:table-cell table:style-name="ce90" table:formula="of:=[.V159]*[.$M$9]" office:value-type="float" office:value="0.71084789375389" calcext:value-type="float">
            <text:p>0.71</text:p>
          </table:table-cell>
          <table:table-cell table:style-name="ce90" table:formula="of:=[.W159]*[.$M$10]" office:value-type="float" office:value="0.717946979390888" calcext:value-type="float">
            <office:annotation draw:style-name="gr22" draw:text-style-name="P2" svg:width="42.44mm" svg:height="21.17mm" svg:x="556.37mm" svg:y="726.99mm" draw:caption-point-x="234.68mm" draw:caption-point-y="209.02mm">
              <dc:date>2017-08-28T00:00:00</dc:date>
              <text:p text:style-name="P1"><text:span text:style-name="T1">FRAGNOL Ludovic - CGDD/SEEI/MA3:</text:span></text:p>
              <text:p text:style-name="P1"><text:span text:style-name="T2">modif TCAM</text:span></text:p>
            </office:annotation>
            <text:p>0.72</text:p>
          </table:table-cell>
          <table:table-cell table:style-name="ce90" table:formula="of:=[.X159]*[.$M$10]" office:value-type="float" office:value="0.725116962075375" calcext:value-type="float">
            <text:p>0.73</text:p>
          </table:table-cell>
          <table:table-cell table:style-name="ce90" table:formula="of:=[.Y159]*[.$M$10]" office:value-type="float" office:value="0.732358549840977" calcext:value-type="float">
            <text:p>0.73</text:p>
          </table:table-cell>
          <table:table-cell table:style-name="ce90" table:formula="of:=[.Z159]*[.$M$10]" office:value-type="float" office:value="0.739672457792301" calcext:value-type="float">
            <text:p>0.74</text:p>
          </table:table-cell>
          <table:table-cell table:style-name="ce90" table:formula="of:=[.AA159]*[.$M$10]" office:value-type="float" office:value="0.747059408175549" calcext:value-type="float">
            <text:p>0.75</text:p>
          </table:table-cell>
          <table:table-cell table:style-name="ce90" table:formula="of:=[.AB159]*[.$M$10]" office:value-type="float" office:value="0.75452013044984" calcext:value-type="float">
            <text:p>0.75</text:p>
          </table:table-cell>
          <table:table-cell table:style-name="ce90" table:formula="of:=[.AC159]*[.$M$10]" office:value-type="float" office:value="0.762055361359248" calcext:value-type="float">
            <text:p>0.76</text:p>
          </table:table-cell>
          <table:table-cell table:style-name="ce90" table:formula="of:=[.AD159]*[.$M$10]" office:value-type="float" office:value="0.76966584500555" calcext:value-type="float">
            <text:p>0.77</text:p>
          </table:table-cell>
          <table:table-cell table:style-name="ce90" table:formula="of:=[.AE159]*[.$M$10]" office:value-type="float" office:value="0.77735233292171" calcext:value-type="float">
            <text:p>0.78</text:p>
          </table:table-cell>
          <table:table-cell table:style-name="ce90" table:formula="of:=[.AF159]*[.$M$10]" office:value-type="float" office:value="0.785115584146087" calcext:value-type="float">
            <text:p>0.79</text:p>
          </table:table-cell>
          <table:table-cell table:style-name="ce90" table:formula="of:=[.AG159]*[.$M$10]" office:value-type="float" office:value="0.792956365297398" calcext:value-type="float">
            <text:p>0.79</text:p>
          </table:table-cell>
          <table:table-cell table:style-name="ce90" table:formula="of:=[.AH159]*[.$M$10]" office:value-type="float" office:value="0.800875450650413" calcext:value-type="float">
            <text:p>0.80</text:p>
          </table:table-cell>
          <table:table-cell table:style-name="ce90" table:formula="of:=[.AI159]*[.$M$10]" office:value-type="float" office:value="0.808873622212422" calcext:value-type="float">
            <text:p>0.81</text:p>
          </table:table-cell>
          <table:table-cell table:style-name="ce90" table:formula="of:=[.AJ159]*[.$M$10]" office:value-type="float" office:value="0.816951669800451" calcext:value-type="float">
            <text:p>0.82</text:p>
          </table:table-cell>
          <table:table-cell table:style-name="ce90" table:formula="of:=[.AK159]*[.$M$10]" office:value-type="float" office:value="0.825110391119262" calcext:value-type="float">
            <text:p>0.83</text:p>
          </table:table-cell>
          <table:table-cell table:style-name="ce90" table:formula="of:=[.AL159]*[.$M$10]" office:value-type="float" office:value="0.833350591840122" calcext:value-type="float">
            <text:p>0.83</text:p>
          </table:table-cell>
          <table:table-cell table:style-name="ce90" table:formula="of:=[.AM159]*[.$M$10]" office:value-type="float" office:value="0.841673085680363" calcext:value-type="float">
            <text:p>0.84</text:p>
          </table:table-cell>
          <table:table-cell table:style-name="ce90" table:formula="of:=[.AN159]*[.$M$10]" office:value-type="float" office:value="0.850078694483742" calcext:value-type="float">
            <text:p>0.85</text:p>
          </table:table-cell>
          <table:table-cell table:style-name="ce90" table:formula="of:=[.AO159]*[.$M$10]" office:value-type="float" office:value="0.858568248301589" calcext:value-type="float">
            <text:p>0.86</text:p>
          </table:table-cell>
          <table:table-cell table:style-name="ce90" table:formula="of:=[.AP159]*[.$M$10]" office:value-type="float" office:value="0.867142585474782" calcext:value-type="float">
            <text:p>0.87</text:p>
          </table:table-cell>
          <table:table-cell table:number-columns-repeated="981"/>
        </table:table-row>
        <table:table-row table:style-name="ro1">
          <table:table-cell table:style-name="ce66" office:value-type="string" calcext:value-type="string">
            <text:p>transport, distribution, commercialisation</text:p>
          </table:table-cell>
          <table:table-cell table:style-name="ce66" table:number-columns-repeated="6"/>
          <table:table-cell table:style-name="ce90" table:formula="of:=0.0668" office:value-type="float" office:value="0.0668" calcext:value-type="float">
            <office:annotation draw:style-name="gr12" draw:text-style-name="P2" svg:width="22.79mm" svg:height="21.21mm" svg:x="224.87mm" svg:y="731.5mm" draw:caption-point-x="110.71mm" draw:caption-point-y="210.09mm">
              <dc:date>2017-08-28T00:00:00</dc:date>
              <text:p text:style-name="P1"><text:span text:style-name="T1">FRAGNOL Ludovic - CGDD/SEEI/MA3:</text:span></text:p>
              <text:p text:style-name="P1"><text:span text:style-name="T2">14% en 2015</text:span></text:p>
            </office:annotation>
            <text:p>0.07</text:p>
          </table:table-cell>
          <table:table-cell table:style-name="ce90" table:formula="of:=[.H160]" office:value-type="float" office:value="0.0668" calcext:value-type="float">
            <text:p>0.07</text:p>
          </table:table-cell>
          <table:table-cell table:style-name="ce90" table:formula="of:=[.I160]" office:value-type="float" office:value="0.0668" calcext:value-type="float">
            <text:p>0.07</text:p>
          </table:table-cell>
          <table:table-cell table:style-name="ce90" table:formula="of:=[.J160]" office:value-type="float" office:value="0.0668" calcext:value-type="float">
            <text:p>0.07</text:p>
          </table:table-cell>
          <table:table-cell table:style-name="ce90" table:formula="of:=[.K160]" office:value-type="float" office:value="0.0668" calcext:value-type="float">
            <text:p>0.07</text:p>
          </table:table-cell>
          <table:table-cell table:style-name="ce90" table:formula="of:=[.L160]" office:value-type="float" office:value="0.0668" calcext:value-type="float">
            <text:p>0.07</text:p>
          </table:table-cell>
          <table:table-cell table:style-name="ce90" table:formula="of:=[.M160]" office:value-type="float" office:value="0.0668" calcext:value-type="float">
            <text:p>0.07</text:p>
          </table:table-cell>
          <table:table-cell table:style-name="ce90" table:formula="of:=[.N160]" office:value-type="float" office:value="0.0668" calcext:value-type="float">
            <text:p>0.07</text:p>
          </table:table-cell>
          <table:table-cell table:style-name="ce90" table:formula="of:=[.O160]" office:value-type="float" office:value="0.0668" calcext:value-type="float">
            <text:p>0.07</text:p>
          </table:table-cell>
          <table:table-cell table:style-name="ce90" table:formula="of:=[.P160]" office:value-type="float" office:value="0.0668" calcext:value-type="float">
            <text:p>0.07</text:p>
          </table:table-cell>
          <table:table-cell table:style-name="ce90" table:formula="of:=[.Q160]" office:value-type="float" office:value="0.0668" calcext:value-type="float">
            <text:p>0.07</text:p>
          </table:table-cell>
          <table:table-cell table:style-name="ce90" table:formula="of:=[.R160]" office:value-type="float" office:value="0.0668" calcext:value-type="float">
            <text:p>0.07</text:p>
          </table:table-cell>
          <table:table-cell table:style-name="ce90" table:formula="of:=[.S160]" office:value-type="float" office:value="0.0668" calcext:value-type="float">
            <text:p>0.07</text:p>
          </table:table-cell>
          <table:table-cell table:style-name="ce90" table:formula="of:=[.T160]" office:value-type="float" office:value="0.0668" calcext:value-type="float">
            <text:p>0.07</text:p>
          </table:table-cell>
          <table:table-cell table:style-name="ce90" table:formula="of:=[.U160]" office:value-type="float" office:value="0.0668" calcext:value-type="float">
            <text:p>0.07</text:p>
          </table:table-cell>
          <table:table-cell table:style-name="ce90" table:formula="of:=[.V160]" office:value-type="float" office:value="0.0668" calcext:value-type="float">
            <text:p>0.07</text:p>
          </table:table-cell>
          <table:table-cell table:style-name="ce90" table:formula="of:=[.W160]" office:value-type="float" office:value="0.0668" calcext:value-type="float">
            <text:p>0.07</text:p>
          </table:table-cell>
          <table:table-cell table:style-name="ce90" table:formula="of:=[.X160]" office:value-type="float" office:value="0.0668" calcext:value-type="float">
            <text:p>0.07</text:p>
          </table:table-cell>
          <table:table-cell table:style-name="ce90" table:formula="of:=[.Y160]" office:value-type="float" office:value="0.0668" calcext:value-type="float">
            <text:p>0.07</text:p>
          </table:table-cell>
          <table:table-cell table:style-name="ce90" table:formula="of:=[.Z160]" office:value-type="float" office:value="0.0668" calcext:value-type="float">
            <text:p>0.07</text:p>
          </table:table-cell>
          <table:table-cell table:style-name="ce90" table:formula="of:=[.AA160]" office:value-type="float" office:value="0.0668" calcext:value-type="float">
            <text:p>0.07</text:p>
          </table:table-cell>
          <table:table-cell table:style-name="ce90" table:formula="of:=[.AB160]" office:value-type="float" office:value="0.0668" calcext:value-type="float">
            <text:p>0.07</text:p>
          </table:table-cell>
          <table:table-cell table:style-name="ce90" table:formula="of:=[.AC160]" office:value-type="float" office:value="0.0668" calcext:value-type="float">
            <text:p>0.07</text:p>
          </table:table-cell>
          <table:table-cell table:style-name="ce90" table:formula="of:=[.AD160]" office:value-type="float" office:value="0.0668" calcext:value-type="float">
            <text:p>0.07</text:p>
          </table:table-cell>
          <table:table-cell table:style-name="ce90" table:formula="of:=[.AE160]" office:value-type="float" office:value="0.0668" calcext:value-type="float">
            <text:p>0.07</text:p>
          </table:table-cell>
          <table:table-cell table:style-name="ce90" table:formula="of:=[.AF160]" office:value-type="float" office:value="0.0668" calcext:value-type="float">
            <text:p>0.07</text:p>
          </table:table-cell>
          <table:table-cell table:style-name="ce90" table:formula="of:=[.AG160]" office:value-type="float" office:value="0.0668" calcext:value-type="float">
            <text:p>0.07</text:p>
          </table:table-cell>
          <table:table-cell table:style-name="ce90" table:formula="of:=[.AH160]" office:value-type="float" office:value="0.0668" calcext:value-type="float">
            <text:p>0.07</text:p>
          </table:table-cell>
          <table:table-cell table:style-name="ce90" table:formula="of:=[.AI160]" office:value-type="float" office:value="0.0668" calcext:value-type="float">
            <text:p>0.07</text:p>
          </table:table-cell>
          <table:table-cell table:style-name="ce90" table:formula="of:=[.AJ160]" office:value-type="float" office:value="0.0668" calcext:value-type="float">
            <text:p>0.07</text:p>
          </table:table-cell>
          <table:table-cell table:style-name="ce90" table:formula="of:=[.AK160]" office:value-type="float" office:value="0.0668" calcext:value-type="float">
            <text:p>0.07</text:p>
          </table:table-cell>
          <table:table-cell table:style-name="ce90" table:formula="of:=[.AL160]" office:value-type="float" office:value="0.0668" calcext:value-type="float">
            <text:p>0.07</text:p>
          </table:table-cell>
          <table:table-cell table:style-name="ce90" table:formula="of:=[.AM160]" office:value-type="float" office:value="0.0668" calcext:value-type="float">
            <text:p>0.07</text:p>
          </table:table-cell>
          <table:table-cell table:style-name="ce90" table:formula="of:=[.AN160]" office:value-type="float" office:value="0.0668" calcext:value-type="float">
            <text:p>0.07</text:p>
          </table:table-cell>
          <table:table-cell table:style-name="ce90" table:formula="of:=[.AO160]" office:value-type="float" office:value="0.0668" calcext:value-type="float">
            <text:p>0.07</text:p>
          </table:table-cell>
          <table:table-cell table:style-name="ce90" table:formula="of:=[.AP160]" office:value-type="float" office:value="0.0668" calcext:value-type="float">
            <text:p>0.07</text:p>
          </table:table-cell>
          <table:table-cell table:number-columns-repeated="981"/>
        </table:table-row>
        <table:table-row table:style-name="ro1">
          <table:table-cell table:style-name="ce66" office:value-type="string" calcext:value-type="string">
            <text:p>raffinage</text:p>
          </table:table-cell>
          <table:table-cell table:style-name="ce66" table:number-columns-repeated="6"/>
          <table:table-cell table:style-name="ce90" office:value-type="float" office:value="0.0477" calcext:value-type="float">
            <office:annotation draw:style-name="gr12" draw:text-style-name="P2" svg:width="22.79mm" svg:height="21.21mm" svg:x="224.87mm" svg:y="736.02mm" draw:caption-point-x="110.71mm" draw:caption-point-y="211.14mm">
              <dc:date>2017-08-28T00:00:00</dc:date>
              <text:p text:style-name="P1"><text:span text:style-name="T1">FRAGNOL Ludovic - CGDD/SEEI/MA3:</text:span></text:p>
              <text:p text:style-name="P1"><text:span text:style-name="T2">10% en 2015</text:span></text:p>
            </office:annotation>
            <text:p>0.05</text:p>
          </table:table-cell>
          <table:table-cell table:number-columns-repeated="35" table:style-name="ce90" office:value-type="float" office:value="0.0522" calcext:value-type="float">
            <text:p>0.05</text:p>
          </table:table-cell>
          <table:table-cell table:number-columns-repeated="981"/>
        </table:table-row>
        <table:table-row table:style-name="ro1">
          <table:table-cell table:style-name="ce66" office:value-type="string" calcext:value-type="string">
            <text:p>Prix carbone retenu</text:p>
          </table:table-cell>
          <table:table-cell table:style-name="ce66" table:number-columns-repeated="6"/>
          <table:table-cell table:style-name="ce90" table:formula="of:=[.H28]-7" office:value-type="float" office:value="7.5" calcext:value-type="float">
            <text:p>7.50</text:p>
          </table:table-cell>
          <table:table-cell table:style-name="ce90" table:formula="of:=[.I28]-7" office:value-type="float" office:value="15" calcext:value-type="float">
            <text:p>15.00</text:p>
          </table:table-cell>
          <table:table-cell table:style-name="ce90" table:formula="of:=[.J28]-7" office:value-type="float" office:value="23.5" calcext:value-type="float">
            <text:p>23.50</text:p>
          </table:table-cell>
          <table:table-cell table:style-name="ce90" table:formula="of:=[.K28]-7" office:value-type="float" office:value="30.3475888019893" calcext:value-type="float">
            <text:p>30.35</text:p>
          </table:table-cell>
          <table:table-cell table:style-name="ce90" table:formula="of:=[.L28]-7" office:value-type="float" office:value="38.7325373548352" calcext:value-type="float">
            <text:p>38.73</text:p>
          </table:table-cell>
          <table:table-cell table:style-name="ce90" table:formula="of:=[.M28]-7" office:value-type="float" office:value="49" calcext:value-type="float">
            <text:p>49.00</text:p>
          </table:table-cell>
          <table:table-cell table:style-name="ce90" table:formula="of:=[.N28]-7" office:value-type="float" office:value="52.3429626470586" calcext:value-type="float">
            <text:p>52.34</text:p>
          </table:table-cell>
          <table:table-cell table:style-name="ce90" table:formula="of:=[.O28]-7" office:value-type="float" office:value="55.885485995182" calcext:value-type="float">
            <text:p>55.89</text:p>
          </table:table-cell>
          <table:table-cell table:style-name="ce90" table:formula="of:=[.P28]-7" office:value-type="float" office:value="59.6394829723966" calcext:value-type="float">
            <text:p>59.64</text:p>
          </table:table-cell>
          <table:table-cell table:style-name="ce90" table:formula="of:=[.Q28]-7" office:value-type="float" office:value="63.6175776580398" calcext:value-type="float">
            <text:p>63.62</text:p>
          </table:table-cell>
          <table:table-cell table:style-name="ce90" table:formula="of:=[.R28]-7" office:value-type="float" office:value="67.8331477354788" calcext:value-type="float">
            <text:p>67.83</text:p>
          </table:table-cell>
          <table:table-cell table:style-name="ce90" table:formula="of:=[.S28]-7" office:value-type="float" office:value="72.3003694790774" calcext:value-type="float">
            <text:p>72.30</text:p>
          </table:table-cell>
          <table:table-cell table:style-name="ce90" table:formula="of:=[.T28]-7" office:value-type="float" office:value="77.0342654266935" calcext:value-type="float">
            <text:p>77.03</text:p>
          </table:table-cell>
          <table:table-cell table:style-name="ce90" table:formula="of:=[.U28]-7" office:value-type="float" office:value="82.0507548980229" calcext:value-type="float">
            <text:p>82.05</text:p>
          </table:table-cell>
          <table:table-cell table:style-name="ce90" table:formula="of:=[.V28]-7" office:value-type="float" office:value="87.366707528674" calcext:value-type="float">
            <text:p>87.37</text:p>
          </table:table-cell>
          <table:table-cell table:style-name="ce90" table:formula="of:=[.W28]-7" office:value-type="float" office:value="93" calcext:value-type="float">
            <text:p>93.00</text:p>
          </table:table-cell>
          <table:table-cell table:style-name="ce90" table:formula="of:=[.X28]-7" office:value-type="float" office:value="97.5394747475055" calcext:value-type="float">
            <text:p>97.54</text:p>
          </table:table-cell>
          <table:table-cell table:style-name="ce90" table:formula="of:=[.Y28]-7" office:value-type="float" office:value="102.285017804843" calcext:value-type="float">
            <text:p>102.29</text:p>
          </table:table-cell>
          <table:table-cell table:style-name="ce90" table:formula="of:=[.Z28]-7" office:value-type="float" office:value="107.245983590901" calcext:value-type="float">
            <text:p>107.25</text:p>
          </table:table-cell>
          <table:table-cell table:style-name="ce90" table:formula="of:=[.AA28]-7" office:value-type="float" office:value="112.432151166049" calcext:value-type="float">
            <text:p>112.43</text:p>
          </table:table-cell>
          <table:table-cell table:style-name="ce90" table:formula="of:=[.AB28]-7" office:value-type="float" office:value="117.853743508634" calcext:value-type="float">
            <text:p>117.85</text:p>
          </table:table-cell>
          <table:table-cell table:style-name="ce90" table:formula="of:=[.AC28]-7" office:value-type="float" office:value="123.521447666524" calcext:value-type="float">
            <text:p>123.52</text:p>
          </table:table-cell>
          <table:table-cell table:style-name="ce90" table:formula="of:=[.AD28]-7" office:value-type="float" office:value="129.446435823425" calcext:value-type="float">
            <text:p>129.45</text:p>
          </table:table-cell>
          <table:table-cell table:style-name="ce90" table:formula="of:=[.AE28]-7" office:value-type="float" office:value="135.6403873215" calcext:value-type="float">
            <text:p>135.64</text:p>
          </table:table-cell>
          <table:table-cell table:style-name="ce90" table:formula="of:=[.AF28]-7" office:value-type="float" office:value="142.115511683704" calcext:value-type="float">
            <text:p>142.12</text:p>
          </table:table-cell>
          <table:table-cell table:style-name="ce90" table:formula="of:=[.AG28]-7" office:value-type="float" office:value="148.884572681199" calcext:value-type="float">
            <text:p>148.88</text:p>
          </table:table-cell>
          <table:table-cell table:style-name="ce90" table:formula="of:=[.AH28]-7" office:value-type="float" office:value="155.960913493319" calcext:value-type="float">
            <text:p>155.96</text:p>
          </table:table-cell>
          <table:table-cell table:style-name="ce90" table:formula="of:=[.AI28]-7" office:value-type="float" office:value="163.358483009652" calcext:value-type="float">
            <text:p>163.36</text:p>
          </table:table-cell>
          <table:table-cell table:style-name="ce90" table:formula="of:=[.AJ28]-7" office:value-type="float" office:value="171.091863326109" calcext:value-type="float">
            <text:p>171.09</text:p>
          </table:table-cell>
          <table:table-cell table:style-name="ce90" table:formula="of:=[.AK28]-7" office:value-type="float" office:value="179.176298489159" calcext:value-type="float">
            <text:p>179.18</text:p>
          </table:table-cell>
          <table:table-cell table:style-name="ce90" table:formula="of:=[.AL28]-7" office:value-type="float" office:value="187.627724544915" calcext:value-type="float">
            <text:p>187.63</text:p>
          </table:table-cell>
          <table:table-cell table:style-name="ce90" table:formula="of:=[.AM28]-7" office:value-type="float" office:value="196.462800952276" calcext:value-type="float">
            <text:p>196.46</text:p>
          </table:table-cell>
          <table:table-cell table:style-name="ce90" table:formula="of:=[.AN28]-7" office:value-type="float" office:value="205.698943422072" calcext:value-type="float">
            <text:p>205.70</text:p>
          </table:table-cell>
          <table:table-cell table:style-name="ce90" table:formula="of:=[.AO28]-7" office:value-type="float" office:value="215.354358246927" calcext:value-type="float">
            <text:p>215.35</text:p>
          </table:table-cell>
          <table:table-cell table:style-name="ce90" table:formula="of:=[.AP28]-7" office:value-type="float" office:value="225.448078189524" calcext:value-type="float">
            <text:p>225.45</text:p>
          </table:table-cell>
          <table:table-cell table:style-name="ce90" table:formula="of:=[.AQ28]-7" office:value-type="float" office:value="236" calcext:value-type="float">
            <text:p>236.00</text:p>
          </table:table-cell>
          <table:table-cell table:number-columns-repeated="981"/>
        </table:table-row>
        <table:table-row table:style-name="ro1">
          <table:table-cell table:style-name="ce66" office:value-type="string" calcext:value-type="string">
            <text:p>Taxe Carbone (c€/L)</text:p>
          </table:table-cell>
          <table:table-cell table:style-name="ce66" table:number-columns-repeated="6"/>
          <table:table-cell table:style-name="ce90" table:formula="of:=[.H162]*[.$Y$17]/10" office:value-type="float" office:value="1.8675" calcext:value-type="float">
            <text:p>1.87</text:p>
          </table:table-cell>
          <table:table-cell table:style-name="ce90" table:formula="of:=[.I162]*[.$Y$17]/10" office:value-type="float" office:value="3.735" calcext:value-type="float">
            <text:p>3.74</text:p>
          </table:table-cell>
          <table:table-cell table:style-name="ce90" table:formula="of:=[.J162]*[.$Y$17]/10" office:value-type="float" office:value="5.8515" calcext:value-type="float">
            <text:p>5.85</text:p>
          </table:table-cell>
          <table:table-cell table:style-name="ce90" table:formula="of:=[.K162]*[.$Y$17]/10" office:value-type="float" office:value="7.55654961169533" calcext:value-type="float">
            <text:p>7.56</text:p>
          </table:table-cell>
          <table:table-cell table:style-name="ce90" table:formula="of:=[.L162]*[.$Y$17]/10" office:value-type="float" office:value="9.64440180135397" calcext:value-type="float">
            <text:p>9.64</text:p>
          </table:table-cell>
          <table:table-cell table:style-name="ce90" table:formula="of:=[.M162]*[.$Y$17]/10" office:value-type="float" office:value="12.201" calcext:value-type="float">
            <text:p>12.20</text:p>
          </table:table-cell>
          <table:table-cell table:style-name="ce90" table:formula="of:=[.N162]*[.$Y$17]/10" office:value-type="float" office:value="13.0333976991176" calcext:value-type="float">
            <text:p>13.03</text:p>
          </table:table-cell>
          <table:table-cell table:style-name="ce90" table:formula="of:=[.O162]*[.$Y$17]/10" office:value-type="float" office:value="13.9154860128003" calcext:value-type="float">
            <text:p>13.92</text:p>
          </table:table-cell>
          <table:table-cell table:style-name="ce90" table:formula="of:=[.P162]*[.$Y$17]/10" office:value-type="float" office:value="14.8502312601268" calcext:value-type="float">
            <text:p>14.85</text:p>
          </table:table-cell>
          <table:table-cell table:style-name="ce90" table:formula="of:=[.Q162]*[.$Y$17]/10" office:value-type="float" office:value="15.8407768368519" calcext:value-type="float">
            <text:p>15.84</text:p>
          </table:table-cell>
          <table:table-cell table:style-name="ce90" table:formula="of:=[.R162]*[.$Y$17]/10" office:value-type="float" office:value="16.8904537861342" calcext:value-type="float">
            <text:p>16.89</text:p>
          </table:table-cell>
          <table:table-cell table:style-name="ce90" table:formula="of:=[.S162]*[.$Y$17]/10" office:value-type="float" office:value="18.0027920002903" calcext:value-type="float">
            <text:p>18.00</text:p>
          </table:table-cell>
          <table:table-cell table:style-name="ce90" table:formula="of:=[.T162]*[.$Y$17]/10" office:value-type="float" office:value="19.1815320912467" calcext:value-type="float">
            <text:p>19.18</text:p>
          </table:table-cell>
          <table:table-cell table:style-name="ce90" table:formula="of:=[.U162]*[.$Y$17]/10" office:value-type="float" office:value="20.4306379696077" calcext:value-type="float">
            <text:p>20.43</text:p>
          </table:table-cell>
          <table:table-cell table:style-name="ce90" table:formula="of:=[.V162]*[.$Y$17]/10" office:value-type="float" office:value="21.7543101746398" calcext:value-type="float">
            <text:p>21.75</text:p>
          </table:table-cell>
          <table:table-cell table:style-name="ce90" table:formula="of:=[.W162]*[.$Y$17]/10" office:value-type="float" office:value="23.157" calcext:value-type="float">
            <text:p>23.16</text:p>
          </table:table-cell>
          <table:table-cell table:style-name="ce90" table:formula="of:=[.X162]*[.$Y$17]/10" office:value-type="float" office:value="24.2873292121289" calcext:value-type="float">
            <text:p>24.29</text:p>
          </table:table-cell>
          <table:table-cell table:style-name="ce90" table:formula="of:=[.Y162]*[.$Y$17]/10" office:value-type="float" office:value="25.468969433406" calcext:value-type="float">
            <text:p>25.47</text:p>
          </table:table-cell>
          <table:table-cell table:style-name="ce90" table:formula="of:=[.Z162]*[.$Y$17]/10" office:value-type="float" office:value="26.7042499141343" calcext:value-type="float">
            <text:p>26.70</text:p>
          </table:table-cell>
          <table:table-cell table:style-name="ce90" table:formula="of:=[.AA162]*[.$Y$17]/10" office:value-type="float" office:value="27.9956056403462" calcext:value-type="float">
            <text:p>28.00</text:p>
          </table:table-cell>
          <table:table-cell table:style-name="ce90" table:formula="of:=[.AB162]*[.$Y$17]/10" office:value-type="float" office:value="29.34558213365" calcext:value-type="float">
            <text:p>29.35</text:p>
          </table:table-cell>
          <table:table-cell table:style-name="ce90" table:formula="of:=[.AC162]*[.$Y$17]/10" office:value-type="float" office:value="30.7568404689645" calcext:value-type="float">
            <text:p>30.76</text:p>
          </table:table-cell>
          <table:table-cell table:style-name="ce90" table:formula="of:=[.AD162]*[.$Y$17]/10" office:value-type="float" office:value="32.2321625200327" calcext:value-type="float">
            <text:p>32.23</text:p>
          </table:table-cell>
          <table:table-cell table:style-name="ce90" table:formula="of:=[.AE162]*[.$Y$17]/10" office:value-type="float" office:value="33.7744564430535" calcext:value-type="float">
            <text:p>33.77</text:p>
          </table:table-cell>
          <table:table-cell table:style-name="ce90" table:formula="of:=[.AF162]*[.$Y$17]/10" office:value-type="float" office:value="35.3867624092422" calcext:value-type="float">
            <text:p>35.39</text:p>
          </table:table-cell>
          <table:table-cell table:style-name="ce90" table:formula="of:=[.AG162]*[.$Y$17]/10" office:value-type="float" office:value="37.0722585976185" calcext:value-type="float">
            <text:p>37.07</text:p>
          </table:table-cell>
          <table:table-cell table:style-name="ce90" table:formula="of:=[.AH162]*[.$Y$17]/10" office:value-type="float" office:value="38.8342674598363" calcext:value-type="float">
            <text:p>38.83</text:p>
          </table:table-cell>
          <table:table-cell table:style-name="ce90" table:formula="of:=[.AI162]*[.$Y$17]/10" office:value-type="float" office:value="40.6762622694034" calcext:value-type="float">
            <text:p>40.68</text:p>
          </table:table-cell>
          <table:table-cell table:style-name="ce90" table:formula="of:=[.AJ162]*[.$Y$17]/10" office:value-type="float" office:value="42.601873968201" calcext:value-type="float">
            <text:p>42.60</text:p>
          </table:table-cell>
          <table:table-cell table:style-name="ce90" table:formula="of:=[.AK162]*[.$Y$17]/10" office:value-type="float" office:value="44.6148983238006" calcext:value-type="float">
            <text:p>44.61</text:p>
          </table:table-cell>
          <table:table-cell table:style-name="ce90" table:formula="of:=[.AL162]*[.$Y$17]/10" office:value-type="float" office:value="46.7193034116838" calcext:value-type="float">
            <text:p>46.72</text:p>
          </table:table-cell>
          <table:table-cell table:style-name="ce90" table:formula="of:=[.AM162]*[.$Y$17]/10" office:value-type="float" office:value="48.9192374371167" calcext:value-type="float">
            <text:p>48.92</text:p>
          </table:table-cell>
          <table:table-cell table:style-name="ce90" table:formula="of:=[.AN162]*[.$Y$17]/10" office:value-type="float" office:value="51.2190369120958" calcext:value-type="float">
            <text:p>51.22</text:p>
          </table:table-cell>
          <table:table-cell table:style-name="ce90" table:formula="of:=[.AO162]*[.$Y$17]/10" office:value-type="float" office:value="53.6232352034849" calcext:value-type="float">
            <text:p>53.62</text:p>
          </table:table-cell>
          <table:table-cell table:style-name="ce90" table:formula="of:=[.AP162]*[.$Y$17]/10" office:value-type="float" office:value="56.1365714691916" calcext:value-type="float">
            <text:p>56.14</text:p>
          </table:table-cell>
          <table:table-cell table:style-name="ce90" table:formula="of:=[.AQ162]*[.$Y$17]/10" office:value-type="float" office:value="58.764" calcext:value-type="float">
            <text:p>58.76</text:p>
          </table:table-cell>
          <table:table-cell table:number-columns-repeated="981"/>
        </table:table-row>
        <table:table-row table:style-name="ro1">
          <table:table-cell table:style-name="ce66" office:value-type="string" calcext:value-type="string">
            <text:p>Niveau initial TICPE (c€/L)</text:p>
          </table:table-cell>
          <table:table-cell table:style-name="ce66" table:number-columns-repeated="6"/>
          <table:table-cell table:style-name="ce91" table:formula="of:=44.82" office:value-type="float" office:value="44.82" calcext:value-type="float">
            <office:annotation draw:style-name="gr23" draw:text-style-name="P2" svg:width="22.79mm" svg:height="32.73mm" svg:x="224.87mm" svg:y="743.79mm" draw:caption-point-x="110.71mm" draw:caption-point-y="220.09mm">
              <dc:date>2017-08-28T00:00:00</dc:date>
              <text:p text:style-name="P1"><text:span text:style-name="T1">FRAGNOL Ludovic - CGDD/SEEI/MA3:</text:span></text:p>
              <text:p text:style-name="P1"><text:span text:style-name="T2">hors 2 c€/L pour financer les transports propres</text:span></text:p>
            </office:annotation>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number-columns-repeated="981"/>
        </table:table-row>
        <table:table-row table:style-name="ro1">
          <table:table-cell table:style-name="ce66" office:value-type="string" calcext:value-type="string">
            <text:p>Evolution TICPE Gazole (c€/L)</text:p>
          </table:table-cell>
          <table:table-cell table:style-name="ce66" table:number-columns-repeated="6"/>
          <table:table-cell table:style-name="ce92" office:value-type="float" office:value="0" calcext:value-type="float">
            <text:p>0.0</text:p>
          </table:table-cell>
          <table:table-cell table:number-columns-repeated="6" table:style-name="ce92" office:value-type="float" office:value="1" calcext:value-type="float">
            <text:p>1.0</text:p>
          </table:table-cell>
          <table:table-cell table:style-name="ce92" office:value-type="float" office:value="0.7" calcext:value-type="float">
            <text:p>0.7</text:p>
          </table:table-cell>
          <table:table-cell table:style-name="ce92" office:value-type="float" office:value="0" calcext:value-type="float">
            <text:p>0.0</text:p>
          </table:table-cell>
          <table:table-cell table:style-name="ce92" office:value-type="float" office:value="0.75" calcext:value-type="float">
            <text:p>0.8</text:p>
          </table:table-cell>
          <table:table-cell table:number-columns-repeated="26" table:style-name="ce92" office:value-type="float" office:value="0" calcext:value-type="float">
            <text:p>0.0</text:p>
          </table:table-cell>
          <table:table-cell table:number-columns-repeated="981"/>
        </table:table-row>
        <table:table-row table:style-name="ro1">
          <table:table-cell table:style-name="ce66" office:value-type="string" calcext:value-type="string">
            <text:p>TICPE Gazole (c€/L)</text:p>
          </table:table-cell>
          <table:table-cell table:style-name="ce66" table:number-columns-repeated="6"/>
          <table:table-cell table:style-name="ce91" table:formula="of:=[.H164]" office:value-type="float" office:value="44.82" calcext:value-type="float">
            <text:p>44.8</text:p>
          </table:table-cell>
          <table:table-cell table:style-name="ce91" table:formula="of:=[.H166]+[.I165]" office:value-type="float" office:value="45.82" calcext:value-type="float">
            <text:p>45.8</text:p>
          </table:table-cell>
          <table:table-cell table:style-name="ce91" table:formula="of:=[.I166]+[.J165]" office:value-type="float" office:value="46.82" calcext:value-type="float">
            <text:p>46.8</text:p>
          </table:table-cell>
          <table:table-cell table:style-name="ce91" table:formula="of:=[.J166]+[.K165]" office:value-type="float" office:value="47.82" calcext:value-type="float">
            <text:p>47.8</text:p>
          </table:table-cell>
          <table:table-cell table:style-name="ce91" table:formula="of:=[.K166]+[.L165]" office:value-type="float" office:value="48.82" calcext:value-type="float">
            <text:p>48.8</text:p>
          </table:table-cell>
          <table:table-cell table:style-name="ce91" table:formula="of:=[.L166]+[.M165]" office:value-type="float" office:value="49.82" calcext:value-type="float">
            <text:p>49.8</text:p>
          </table:table-cell>
          <table:table-cell table:style-name="ce91" table:formula="of:=[.M166]+[.N165]" office:value-type="float" office:value="50.82" calcext:value-type="float">
            <text:p>50.8</text:p>
          </table:table-cell>
          <table:table-cell table:style-name="ce91" table:formula="of:=[.N166]+[.O165]" office:value-type="float" office:value="51.52" calcext:value-type="float">
            <text:p>51.5</text:p>
          </table:table-cell>
          <table:table-cell table:style-name="ce91" table:formula="of:=[.O166]+[.P165]" office:value-type="float" office:value="51.52" calcext:value-type="float">
            <text:p>51.5</text:p>
          </table:table-cell>
          <table:table-cell table:style-name="ce91" table:formula="of:=[.P166]+[.Q165]" office:value-type="float" office:value="52.27" calcext:value-type="float">
            <text:p>52.3</text:p>
          </table:table-cell>
          <table:table-cell table:style-name="ce91" table:formula="of:=[.Q166]+[.R165]" office:value-type="float" office:value="52.27" calcext:value-type="float">
            <text:p>52.3</text:p>
          </table:table-cell>
          <table:table-cell table:style-name="ce91" table:formula="of:=[.R166]+[.S165]" office:value-type="float" office:value="52.27" calcext:value-type="float">
            <text:p>52.3</text:p>
          </table:table-cell>
          <table:table-cell table:style-name="ce91" table:formula="of:=[.S166]+[.T165]" office:value-type="float" office:value="52.27" calcext:value-type="float">
            <text:p>52.3</text:p>
          </table:table-cell>
          <table:table-cell table:style-name="ce91" table:formula="of:=[.T166]+[.U165]" office:value-type="float" office:value="52.27" calcext:value-type="float">
            <text:p>52.3</text:p>
          </table:table-cell>
          <table:table-cell table:style-name="ce91" table:formula="of:=[.U166]+[.V165]" office:value-type="float" office:value="52.27" calcext:value-type="float">
            <text:p>52.3</text:p>
          </table:table-cell>
          <table:table-cell table:style-name="ce91" table:formula="of:=[.V166]+[.W165]" office:value-type="float" office:value="52.27" calcext:value-type="float">
            <text:p>52.3</text:p>
          </table:table-cell>
          <table:table-cell table:style-name="ce91" table:formula="of:=[.W166]+[.X165]" office:value-type="float" office:value="52.27" calcext:value-type="float">
            <text:p>52.3</text:p>
          </table:table-cell>
          <table:table-cell table:style-name="ce91" table:formula="of:=[.X166]+[.Y165]" office:value-type="float" office:value="52.27" calcext:value-type="float">
            <text:p>52.3</text:p>
          </table:table-cell>
          <table:table-cell table:style-name="ce91" table:formula="of:=[.Y166]+[.Z165]" office:value-type="float" office:value="52.27" calcext:value-type="float">
            <text:p>52.3</text:p>
          </table:table-cell>
          <table:table-cell table:style-name="ce91" table:formula="of:=[.Z166]+[.AA165]" office:value-type="float" office:value="52.27" calcext:value-type="float">
            <text:p>52.3</text:p>
          </table:table-cell>
          <table:table-cell table:style-name="ce91" table:formula="of:=[.AA166]+[.AB165]" office:value-type="float" office:value="52.27" calcext:value-type="float">
            <text:p>52.3</text:p>
          </table:table-cell>
          <table:table-cell table:style-name="ce91" table:formula="of:=[.AB166]+[.AC165]" office:value-type="float" office:value="52.27" calcext:value-type="float">
            <text:p>52.3</text:p>
          </table:table-cell>
          <table:table-cell table:style-name="ce91" table:formula="of:=[.AC166]+[.AD165]" office:value-type="float" office:value="52.27" calcext:value-type="float">
            <text:p>52.3</text:p>
          </table:table-cell>
          <table:table-cell table:style-name="ce91" table:formula="of:=[.AD166]+[.AE165]" office:value-type="float" office:value="52.27" calcext:value-type="float">
            <text:p>52.3</text:p>
          </table:table-cell>
          <table:table-cell table:style-name="ce91" table:formula="of:=[.AE166]+[.AF165]" office:value-type="float" office:value="52.27" calcext:value-type="float">
            <text:p>52.3</text:p>
          </table:table-cell>
          <table:table-cell table:style-name="ce91" table:formula="of:=[.AF166]+[.AG165]" office:value-type="float" office:value="52.27" calcext:value-type="float">
            <text:p>52.3</text:p>
          </table:table-cell>
          <table:table-cell table:style-name="ce91" table:formula="of:=[.AG166]+[.AH165]" office:value-type="float" office:value="52.27" calcext:value-type="float">
            <text:p>52.3</text:p>
          </table:table-cell>
          <table:table-cell table:style-name="ce91" table:formula="of:=[.AH166]+[.AI165]" office:value-type="float" office:value="52.27" calcext:value-type="float">
            <text:p>52.3</text:p>
          </table:table-cell>
          <table:table-cell table:style-name="ce91" table:formula="of:=[.AI166]+[.AJ165]" office:value-type="float" office:value="52.27" calcext:value-type="float">
            <text:p>52.3</text:p>
          </table:table-cell>
          <table:table-cell table:style-name="ce91" table:formula="of:=[.AJ166]+[.AK165]" office:value-type="float" office:value="52.27" calcext:value-type="float">
            <text:p>52.3</text:p>
          </table:table-cell>
          <table:table-cell table:style-name="ce91" table:formula="of:=[.AK166]+[.AL165]" office:value-type="float" office:value="52.27" calcext:value-type="float">
            <text:p>52.3</text:p>
          </table:table-cell>
          <table:table-cell table:style-name="ce91" table:formula="of:=[.AL166]+[.AM165]" office:value-type="float" office:value="52.27" calcext:value-type="float">
            <text:p>52.3</text:p>
          </table:table-cell>
          <table:table-cell table:style-name="ce91" table:formula="of:=[.AM166]+[.AN165]" office:value-type="float" office:value="52.27" calcext:value-type="float">
            <text:p>52.3</text:p>
          </table:table-cell>
          <table:table-cell table:style-name="ce91" table:formula="of:=[.AN166]+[.AO165]" office:value-type="float" office:value="52.27" calcext:value-type="float">
            <text:p>52.3</text:p>
          </table:table-cell>
          <table:table-cell table:style-name="ce91" table:formula="of:=[.AO166]+[.AP165]" office:value-type="float" office:value="52.27" calcext:value-type="float">
            <text:p>52.3</text:p>
          </table:table-cell>
          <table:table-cell table:style-name="ce91" table:formula="of:=[.AP166]+[.AQ165]" office:value-type="float" office:value="52.27" calcext:value-type="float">
            <text:p>52.3</text:p>
          </table:table-cell>
          <table:table-cell table:number-columns-repeated="981"/>
        </table:table-row>
        <table:table-row table:style-name="ro1">
          <table:table-cell table:style-name="ce66" office:value-type="string" calcext:value-type="string">
            <text:p>Taxation Gazole (TICPE + Taxe Carbone) (€/L)</text:p>
          </table:table-cell>
          <table:table-cell table:style-name="ce66" table:number-columns-repeated="6"/>
          <table:table-cell table:style-name="ce90" table:formula="of:=([.H163]+[.H166])/100" office:value-type="float" office:value="0.466875" calcext:value-type="float">
            <text:p>0.47</text:p>
          </table:table-cell>
          <table:table-cell table:style-name="ce90" table:formula="of:=([.I163]+[.I166])/100" office:value-type="float" office:value="0.49555" calcext:value-type="float">
            <text:p>0.50</text:p>
          </table:table-cell>
          <table:table-cell table:style-name="ce90" table:formula="of:=([.J163]+[.J166])/100" office:value-type="float" office:value="0.526715" calcext:value-type="float">
            <text:p>0.53</text:p>
          </table:table-cell>
          <table:table-cell table:style-name="ce90" table:formula="of:=([.K163]+[.K166])/100" office:value-type="float" office:value="0.553765496116953" calcext:value-type="float">
            <text:p>0.55</text:p>
          </table:table-cell>
          <table:table-cell table:style-name="ce90" table:formula="of:=([.L163]+[.L166])/100" office:value-type="float" office:value="0.58464401801354" calcext:value-type="float">
            <text:p>0.58</text:p>
          </table:table-cell>
          <table:table-cell table:style-name="ce90" table:formula="of:=([.M163]+[.M166])/100" office:value-type="float" office:value="0.62021" calcext:value-type="float">
            <text:p>0.62</text:p>
          </table:table-cell>
          <table:table-cell table:style-name="ce90" table:formula="of:=([.N163]+[.N166])/100" office:value-type="float" office:value="0.638533976991176" calcext:value-type="float">
            <text:p>0.64</text:p>
          </table:table-cell>
          <table:table-cell table:style-name="ce90" table:formula="of:=([.O163]+[.O166])/100" office:value-type="float" office:value="0.654354860128003" calcext:value-type="float">
            <text:p>0.65</text:p>
          </table:table-cell>
          <table:table-cell table:style-name="ce90" table:formula="of:=([.P163]+[.P166])/100" office:value-type="float" office:value="0.663702312601268" calcext:value-type="float">
            <text:p>0.66</text:p>
          </table:table-cell>
          <table:table-cell table:style-name="ce90" table:formula="of:=([.Q163]+[.Q166])/100" office:value-type="float" office:value="0.681107768368519" calcext:value-type="float">
            <text:p>0.68</text:p>
          </table:table-cell>
          <table:table-cell table:style-name="ce90" table:formula="of:=([.R163]+[.R166])/100" office:value-type="float" office:value="0.691604537861342" calcext:value-type="float">
            <text:p>0.69</text:p>
          </table:table-cell>
          <table:table-cell table:style-name="ce90" table:formula="of:=([.S163]+[.S166])/100" office:value-type="float" office:value="0.702727920002903" calcext:value-type="float">
            <text:p>0.70</text:p>
          </table:table-cell>
          <table:table-cell table:style-name="ce90" table:formula="of:=([.T163]+[.T166])/100" office:value-type="float" office:value="0.714515320912467" calcext:value-type="float">
            <text:p>0.71</text:p>
          </table:table-cell>
          <table:table-cell table:style-name="ce90" table:formula="of:=([.U163]+[.U166])/100" office:value-type="float" office:value="0.727006379696077" calcext:value-type="float">
            <text:p>0.73</text:p>
          </table:table-cell>
          <table:table-cell table:style-name="ce90" table:formula="of:=([.V163]+[.V166])/100" office:value-type="float" office:value="0.740243101746398" calcext:value-type="float">
            <text:p>0.74</text:p>
          </table:table-cell>
          <table:table-cell table:style-name="ce90" table:formula="of:=([.W163]+[.W166])/100" office:value-type="float" office:value="0.75427" calcext:value-type="float">
            <text:p>0.75</text:p>
          </table:table-cell>
          <table:table-cell table:style-name="ce90" table:formula="of:=([.X163]+[.X166])/100" office:value-type="float" office:value="0.765573292121289" calcext:value-type="float">
            <text:p>0.77</text:p>
          </table:table-cell>
          <table:table-cell table:style-name="ce90" table:formula="of:=([.Y163]+[.Y166])/100" office:value-type="float" office:value="0.77738969433406" calcext:value-type="float">
            <text:p>0.78</text:p>
          </table:table-cell>
          <table:table-cell table:style-name="ce90" table:formula="of:=([.Z163]+[.Z166])/100" office:value-type="float" office:value="0.789742499141343" calcext:value-type="float">
            <text:p>0.79</text:p>
          </table:table-cell>
          <table:table-cell table:style-name="ce90" table:formula="of:=([.AA163]+[.AA166])/100" office:value-type="float" office:value="0.802656056403462" calcext:value-type="float">
            <text:p>0.80</text:p>
          </table:table-cell>
          <table:table-cell table:style-name="ce90" table:formula="of:=([.AB163]+[.AB166])/100" office:value-type="float" office:value="0.8161558213365" calcext:value-type="float">
            <text:p>0.82</text:p>
          </table:table-cell>
          <table:table-cell table:style-name="ce90" table:formula="of:=([.AC163]+[.AC166])/100" office:value-type="float" office:value="0.830268404689645" calcext:value-type="float">
            <text:p>0.83</text:p>
          </table:table-cell>
          <table:table-cell table:style-name="ce90" table:formula="of:=([.AD163]+[.AD166])/100" office:value-type="float" office:value="0.845021625200327" calcext:value-type="float">
            <text:p>0.85</text:p>
          </table:table-cell>
          <table:table-cell table:style-name="ce90" table:formula="of:=([.AE163]+[.AE166])/100" office:value-type="float" office:value="0.860444564430535" calcext:value-type="float">
            <text:p>0.86</text:p>
          </table:table-cell>
          <table:table-cell table:style-name="ce90" table:formula="of:=([.AF163]+[.AF166])/100" office:value-type="float" office:value="0.876567624092422" calcext:value-type="float">
            <text:p>0.88</text:p>
          </table:table-cell>
          <table:table-cell table:style-name="ce90" table:formula="of:=([.AG163]+[.AG166])/100" office:value-type="float" office:value="0.893422585976185" calcext:value-type="float">
            <text:p>0.89</text:p>
          </table:table-cell>
          <table:table-cell table:style-name="ce90" table:formula="of:=([.AH163]+[.AH166])/100" office:value-type="float" office:value="0.911042674598363" calcext:value-type="float">
            <text:p>0.91</text:p>
          </table:table-cell>
          <table:table-cell table:style-name="ce90" table:formula="of:=([.AI163]+[.AI166])/100" office:value-type="float" office:value="0.929462622694033" calcext:value-type="float">
            <text:p>0.93</text:p>
          </table:table-cell>
          <table:table-cell table:style-name="ce90" table:formula="of:=([.AJ163]+[.AJ166])/100" office:value-type="float" office:value="0.94871873968201" calcext:value-type="float">
            <text:p>0.95</text:p>
          </table:table-cell>
          <table:table-cell table:style-name="ce90" table:formula="of:=([.AK163]+[.AK166])/100" office:value-type="float" office:value="0.968848983238006" calcext:value-type="float">
            <text:p>0.97</text:p>
          </table:table-cell>
          <table:table-cell table:style-name="ce90" table:formula="of:=([.AL163]+[.AL166])/100" office:value-type="float" office:value="0.989893034116838" calcext:value-type="float">
            <text:p>0.99</text:p>
          </table:table-cell>
          <table:table-cell table:style-name="ce90" table:formula="of:=([.AM163]+[.AM166])/100" office:value-type="float" office:value="1.01189237437117" calcext:value-type="float">
            <text:p>1.01</text:p>
          </table:table-cell>
          <table:table-cell table:style-name="ce90" table:formula="of:=([.AN163]+[.AN166])/100" office:value-type="float" office:value="1.03489036912096" calcext:value-type="float">
            <text:p>1.03</text:p>
          </table:table-cell>
          <table:table-cell table:style-name="ce90" table:formula="of:=([.AO163]+[.AO166])/100" office:value-type="float" office:value="1.05893235203485" calcext:value-type="float">
            <text:p>1.06</text:p>
          </table:table-cell>
          <table:table-cell table:style-name="ce90" table:formula="of:=([.AP163]+[.AP166])/100" office:value-type="float" office:value="1.08406571469192" calcext:value-type="float">
            <text:p>1.08</text:p>
          </table:table-cell>
          <table:table-cell table:style-name="ce90" table:formula="of:=([.AQ163]+[.AQ166])/100" office:value-type="float" office:value="1.11034" calcext:value-type="float">
            <text:p>1.11</text:p>
          </table:table-cell>
          <table:table-cell table:number-columns-repeated="981"/>
        </table:table-row>
        <table:table-row table:style-name="ro1">
          <table:table-cell table:style-name="ce65" office:value-type="string" calcext:value-type="string">
            <text:p>Total HTVA (€/L)</text:p>
          </table:table-cell>
          <table:table-cell table:style-name="ce65" table:number-columns-repeated="6"/>
          <table:table-cell table:style-name="ce90" table:formula="of:=[.H158]+[.H167]" office:value-type="float" office:value="0.946575" calcext:value-type="float">
            <text:p>0.95</text:p>
          </table:table-cell>
          <table:table-cell table:style-name="ce90" table:formula="of:=[.I158]+[.I167]" office:value-type="float" office:value="0.99633057671936" calcext:value-type="float">
            <text:p>1.00</text:p>
          </table:table-cell>
          <table:table-cell table:style-name="ce90" table:formula="of:=[.J158]+[.J167]" office:value-type="float" office:value="1.04482893417351" calcext:value-type="float">
            <text:p>1.04</text:p>
          </table:table-cell>
          <table:table-cell table:style-name="ce90" table:formula="of:=[.K158]+[.K167]" office:value-type="float" office:value="1.08999974574865" calcext:value-type="float">
            <text:p>1.09</text:p>
          </table:table-cell>
          <table:table-cell table:style-name="ce90" table:formula="of:=[.L158]+[.L167]" office:value-type="float" office:value="1.13982127007121" calcext:value-type="float">
            <text:p>1.14</text:p>
          </table:table-cell>
          <table:table-cell table:style-name="ce90" table:formula="of:=[.M158]+[.M167]" office:value-type="float" office:value="1.19519029255871" calcext:value-type="float">
            <text:p>1.20</text:p>
          </table:table-cell>
          <table:table-cell table:style-name="ce90" table:formula="of:=[.N158]+[.N167]" office:value-type="float" office:value="1.23421639502438" calcext:value-type="float">
            <text:p>1.23</text:p>
          </table:table-cell>
          <table:table-cell table:style-name="ce90" table:formula="of:=[.O158]+[.O167]" office:value-type="float" office:value="1.27167930828983" calcext:value-type="float">
            <text:p>1.27</text:p>
          </table:table-cell>
          <table:table-cell table:style-name="ce90" table:formula="of:=[.P158]+[.P167]" office:value-type="float" office:value="1.30365136849551" calcext:value-type="float">
            <text:p>1.30</text:p>
          </table:table-cell>
          <table:table-cell table:style-name="ce90" table:formula="of:=[.Q158]+[.Q167]" office:value-type="float" office:value="1.34470861995863" calcext:value-type="float">
            <text:p>1.34</text:p>
          </table:table-cell>
          <table:table-cell table:style-name="ce90" table:formula="of:=[.R158]+[.R167]" office:value-type="float" office:value="1.37993100884143" calcext:value-type="float">
            <text:p>1.38</text:p>
          </table:table-cell>
          <table:table-cell table:style-name="ce90" table:formula="of:=[.S158]+[.S167]" office:value-type="float" office:value="1.41690258712332" calcext:value-type="float">
            <text:p>1.42</text:p>
          </table:table-cell>
          <table:table-cell table:style-name="ce90" table:formula="of:=[.T158]+[.T167]" office:value-type="float" office:value="1.45571172743488" calcext:value-type="float">
            <text:p>1.46</text:p>
          </table:table-cell>
          <table:table-cell table:style-name="ce90" table:formula="of:=[.U158]+[.U167]" office:value-type="float" office:value="1.49645134934241" calcext:value-type="float">
            <text:p>1.50</text:p>
          </table:table-cell>
          <table:table-cell table:style-name="ce90" table:formula="of:=[.V158]+[.V167]" office:value-type="float" office:value="1.53921915770419" calcext:value-type="float">
            <text:p>1.54</text:p>
          </table:table-cell>
          <table:table-cell table:style-name="ce90" table:formula="of:=[.W158]+[.W167]" office:value-type="float" office:value="1.58411789375389" calcext:value-type="float">
            <text:p>1.58</text:p>
          </table:table-cell>
          <table:table-cell table:style-name="ce90" table:formula="of:=[.X158]+[.X167]" office:value-type="float" office:value="1.60252027151218" calcext:value-type="float">
            <text:p>1.60</text:p>
          </table:table-cell>
          <table:table-cell table:style-name="ce90" table:formula="of:=[.Y158]+[.Y167]" office:value-type="float" office:value="1.62150665640943" calcext:value-type="float">
            <text:p>1.62</text:p>
          </table:table-cell>
          <table:table-cell table:style-name="ce90" table:formula="of:=[.Z158]+[.Z167]" office:value-type="float" office:value="1.64110104898232" calcext:value-type="float">
            <text:p>1.64</text:p>
          </table:table-cell>
          <table:table-cell table:style-name="ce90" table:formula="of:=[.AA158]+[.AA167]" office:value-type="float" office:value="1.66132851419576" calcext:value-type="float">
            <text:p>1.66</text:p>
          </table:table-cell>
          <table:table-cell table:style-name="ce90" table:formula="of:=[.AB158]+[.AB167]" office:value-type="float" office:value="1.68221522951205" calcext:value-type="float">
            <text:p>1.68</text:p>
          </table:table-cell>
          <table:table-cell table:style-name="ce90" table:formula="of:=[.AC158]+[.AC167]" office:value-type="float" office:value="1.70378853513949" calcext:value-type="float">
            <text:p>1.70</text:p>
          </table:table-cell>
          <table:table-cell table:style-name="ce90" table:formula="of:=[.AD158]+[.AD167]" office:value-type="float" office:value="1.72607698655958" calcext:value-type="float">
            <text:p>1.73</text:p>
          </table:table-cell>
          <table:table-cell table:style-name="ce90" table:formula="of:=[.AE158]+[.AE167]" office:value-type="float" office:value="1.74911040943609" calcext:value-type="float">
            <text:p>1.75</text:p>
          </table:table-cell>
          <table:table-cell table:style-name="ce90" table:formula="of:=[.AF158]+[.AF167]" office:value-type="float" office:value="1.77291995701413" calcext:value-type="float">
            <text:p>1.77</text:p>
          </table:table-cell>
          <table:table-cell table:style-name="ce90" table:formula="of:=[.AG158]+[.AG167]" office:value-type="float" office:value="1.79753817012227" calcext:value-type="float">
            <text:p>1.80</text:p>
          </table:table-cell>
          <table:table-cell table:style-name="ce90" table:formula="of:=[.AH158]+[.AH167]" office:value-type="float" office:value="1.82299903989576" calcext:value-type="float">
            <text:p>1.82</text:p>
          </table:table-cell>
          <table:table-cell table:style-name="ce90" table:formula="of:=[.AI158]+[.AI167]" office:value-type="float" office:value="1.84933807334445" calcext:value-type="float">
            <text:p>1.85</text:p>
          </table:table-cell>
          <table:table-cell table:style-name="ce90" table:formula="of:=[.AJ158]+[.AJ167]" office:value-type="float" office:value="1.87659236189443" calcext:value-type="float">
            <text:p>1.88</text:p>
          </table:table-cell>
          <table:table-cell table:style-name="ce90" table:formula="of:=[.AK158]+[.AK167]" office:value-type="float" office:value="1.90480065303846" calcext:value-type="float">
            <text:p>1.90</text:p>
          </table:table-cell>
          <table:table-cell table:style-name="ce90" table:formula="of:=[.AL158]+[.AL167]" office:value-type="float" office:value="1.9340034252361" calcext:value-type="float">
            <text:p>1.93</text:p>
          </table:table-cell>
          <table:table-cell table:style-name="ce90" table:formula="of:=[.AM158]+[.AM167]" office:value-type="float" office:value="1.96424296621129" calcext:value-type="float">
            <text:p>1.96</text:p>
          </table:table-cell>
          <table:table-cell table:style-name="ce90" table:formula="of:=[.AN158]+[.AN167]" office:value-type="float" office:value="1.99556345480132" calcext:value-type="float">
            <text:p>2.00</text:p>
          </table:table-cell>
          <table:table-cell table:style-name="ce90" table:formula="of:=[.AO158]+[.AO167]" office:value-type="float" office:value="2.02801104651859" calcext:value-type="float">
            <text:p>2.03</text:p>
          </table:table-cell>
          <table:table-cell table:style-name="ce90" table:formula="of:=[.AP158]+[.AP167]" office:value-type="float" office:value="2.0616339629935" calcext:value-type="float">
            <text:p>2.06</text:p>
          </table:table-cell>
          <table:table-cell table:style-name="ce90" table:formula="of:=[.AQ158]+[.AQ167]" office:value-type="float" office:value="2.09648258547478" calcext:value-type="float">
            <text:p>2.10</text:p>
          </table:table-cell>
          <table:table-cell table:number-columns-repeated="981"/>
        </table:table-row>
        <table:table-row table:style-name="ro1">
          <table:table-cell table:style-name="ce66" office:value-type="string" calcext:value-type="string">
            <text:p>TVA exonérée à 80%</text:p>
          </table:table-cell>
          <table:table-cell table:style-name="ce66" table:number-columns-repeated="6"/>
          <table:table-cell table:style-name="ce90" table:formula="of:=[.H168]*0.2*0.2" office:value-type="float" office:value="0.037863" calcext:value-type="float">
            <text:p>0.04</text:p>
          </table:table-cell>
          <table:table-cell table:style-name="ce90" table:formula="of:=[.I168]*0.2*0.2" office:value-type="float" office:value="0.0398532230687744" calcext:value-type="float">
            <text:p>0.04</text:p>
          </table:table-cell>
          <table:table-cell table:style-name="ce90" table:formula="of:=[.J168]*0.2*0.2" office:value-type="float" office:value="0.0417931573669406" calcext:value-type="float">
            <text:p>0.04</text:p>
          </table:table-cell>
          <table:table-cell table:style-name="ce90" table:formula="of:=[.K168]*0.2*0.2" office:value-type="float" office:value="0.0435999898299461" calcext:value-type="float">
            <text:p>0.04</text:p>
          </table:table-cell>
          <table:table-cell table:style-name="ce90" table:formula="of:=[.L168]*0.2*0.2" office:value-type="float" office:value="0.0455928508028483" calcext:value-type="float">
            <text:p>0.05</text:p>
          </table:table-cell>
          <table:table-cell table:style-name="ce90" table:formula="of:=[.M168]*0.2*0.2" office:value-type="float" office:value="0.0478076117023485" calcext:value-type="float">
            <text:p>0.05</text:p>
          </table:table-cell>
          <table:table-cell table:style-name="ce90" table:formula="of:=[.N168]*0.2*0.2" office:value-type="float" office:value="0.0493686558009754" calcext:value-type="float">
            <text:p>0.05</text:p>
          </table:table-cell>
          <table:table-cell table:style-name="ce90" table:formula="of:=[.O168]*0.2*0.2" office:value-type="float" office:value="0.050867172331593" calcext:value-type="float">
            <text:p>0.05</text:p>
          </table:table-cell>
          <table:table-cell table:style-name="ce90" table:formula="of:=[.P168]*0.2*0.2" office:value-type="float" office:value="0.0521460547398204" calcext:value-type="float">
            <text:p>0.05</text:p>
          </table:table-cell>
          <table:table-cell table:style-name="ce90" table:formula="of:=[.Q168]*0.2*0.2" office:value-type="float" office:value="0.0537883447983454" calcext:value-type="float">
            <text:p>0.05</text:p>
          </table:table-cell>
          <table:table-cell table:style-name="ce90" table:formula="of:=[.R168]*0.2*0.2" office:value-type="float" office:value="0.0551972403536573" calcext:value-type="float">
            <text:p>0.06</text:p>
          </table:table-cell>
          <table:table-cell table:style-name="ce90" table:formula="of:=[.S168]*0.2*0.2" office:value-type="float" office:value="0.0566761034849329" calcext:value-type="float">
            <text:p>0.06</text:p>
          </table:table-cell>
          <table:table-cell table:style-name="ce90" table:formula="of:=[.T168]*0.2*0.2" office:value-type="float" office:value="0.0582284690973953" calcext:value-type="float">
            <text:p>0.06</text:p>
          </table:table-cell>
          <table:table-cell table:style-name="ce90" table:formula="of:=[.U168]*0.2*0.2" office:value-type="float" office:value="0.0598580539736965" calcext:value-type="float">
            <text:p>0.06</text:p>
          </table:table-cell>
          <table:table-cell table:style-name="ce90" table:formula="of:=[.V168]*0.2*0.2" office:value-type="float" office:value="0.0615687663081675" calcext:value-type="float">
            <text:p>0.06</text:p>
          </table:table-cell>
          <table:table-cell table:style-name="ce90" table:formula="of:=[.W168]*0.2*0.2" office:value-type="float" office:value="0.0633647157501556" calcext:value-type="float">
            <text:p>0.06</text:p>
          </table:table-cell>
          <table:table-cell table:style-name="ce90" table:formula="of:=[.X168]*0.2*0.2" office:value-type="float" office:value="0.0641008108604871" calcext:value-type="float">
            <text:p>0.06</text:p>
          </table:table-cell>
          <table:table-cell table:style-name="ce90" table:formula="of:=[.Y168]*0.2*0.2" office:value-type="float" office:value="0.0648602662563774" calcext:value-type="float">
            <text:p>0.06</text:p>
          </table:table-cell>
          <table:table-cell table:style-name="ce90" table:formula="of:=[.Z168]*0.2*0.2" office:value-type="float" office:value="0.0656440419592928" calcext:value-type="float">
            <text:p>0.07</text:p>
          </table:table-cell>
          <table:table-cell table:style-name="ce90" table:formula="of:=[.AA168]*0.2*0.2" office:value-type="float" office:value="0.0664531405678305" calcext:value-type="float">
            <text:p>0.07</text:p>
          </table:table-cell>
          <table:table-cell table:style-name="ce90" table:formula="of:=[.AB168]*0.2*0.2" office:value-type="float" office:value="0.067288609180482" calcext:value-type="float">
            <text:p>0.07</text:p>
          </table:table-cell>
          <table:table-cell table:style-name="ce90" table:formula="of:=[.AC168]*0.2*0.2" office:value-type="float" office:value="0.0681515414055794" calcext:value-type="float">
            <text:p>0.07</text:p>
          </table:table-cell>
          <table:table-cell table:style-name="ce90" table:formula="of:=[.AD168]*0.2*0.2" office:value-type="float" office:value="0.069043079462383" calcext:value-type="float">
            <text:p>0.07</text:p>
          </table:table-cell>
          <table:table-cell table:style-name="ce90" table:formula="of:=[.AE168]*0.2*0.2" office:value-type="float" office:value="0.0699644163774434" calcext:value-type="float">
            <text:p>0.07</text:p>
          </table:table-cell>
          <table:table-cell table:style-name="ce90" table:formula="of:=[.AF168]*0.2*0.2" office:value-type="float" office:value="0.0709167982805653" calcext:value-type="float">
            <text:p>0.07</text:p>
          </table:table-cell>
          <table:table-cell table:style-name="ce90" table:formula="of:=[.AG168]*0.2*0.2" office:value-type="float" office:value="0.0719015268048909" calcext:value-type="float">
            <text:p>0.07</text:p>
          </table:table-cell>
          <table:table-cell table:style-name="ce90" table:formula="of:=[.AH168]*0.2*0.2" office:value-type="float" office:value="0.0729199615958305" calcext:value-type="float">
            <text:p>0.07</text:p>
          </table:table-cell>
          <table:table-cell table:style-name="ce90" table:formula="of:=[.AI168]*0.2*0.2" office:value-type="float" office:value="0.0739735229337779" calcext:value-type="float">
            <text:p>0.07</text:p>
          </table:table-cell>
          <table:table-cell table:style-name="ce90" table:formula="of:=[.AJ168]*0.2*0.2" office:value-type="float" office:value="0.0750636944757773" calcext:value-type="float">
            <text:p>0.08</text:p>
          </table:table-cell>
          <table:table-cell table:style-name="ce90" table:formula="of:=[.AK168]*0.2*0.2" office:value-type="float" office:value="0.0761920261215383" calcext:value-type="float">
            <text:p>0.08</text:p>
          </table:table-cell>
          <table:table-cell table:style-name="ce90" table:formula="of:=[.AL168]*0.2*0.2" office:value-type="float" office:value="0.077360137009444" calcext:value-type="float">
            <text:p>0.08</text:p>
          </table:table-cell>
          <table:table-cell table:style-name="ce90" table:formula="of:=[.AM168]*0.2*0.2" office:value-type="float" office:value="0.0785697186484515" calcext:value-type="float">
            <text:p>0.08</text:p>
          </table:table-cell>
          <table:table-cell table:style-name="ce90" table:formula="of:=[.AN168]*0.2*0.2" office:value-type="float" office:value="0.0798225381920529" calcext:value-type="float">
            <text:p>0.08</text:p>
          </table:table-cell>
          <table:table-cell table:style-name="ce90" table:formula="of:=[.AO168]*0.2*0.2" office:value-type="float" office:value="0.0811204418607436" calcext:value-type="float">
            <text:p>0.08</text:p>
          </table:table-cell>
          <table:table-cell table:style-name="ce90" table:formula="of:=[.AP168]*0.2*0.2" office:value-type="float" office:value="0.0824653585197402" calcext:value-type="float">
            <text:p>0.08</text:p>
          </table:table-cell>
          <table:table-cell table:style-name="ce90" table:formula="of:=[.AQ168]*0.2*0.2" office:value-type="float" office:value="0.0838593034189913" calcext:value-type="float">
            <text:p>0.08</text:p>
          </table:table-cell>
          <table:table-cell table:number-columns-repeated="981"/>
        </table:table-row>
        <table:table-row table:style-name="ro1">
          <table:table-cell table:style-name="ce68" office:value-type="string" calcext:value-type="string">
            <text:p>Total acteurs (€/L)</text:p>
          </table:table-cell>
          <table:table-cell table:style-name="ce68" table:number-columns-repeated="6"/>
          <table:table-cell table:style-name="ce80" table:formula="of:=[.H168]+[.H169]" office:value-type="float" office:value="0.984438" calcext:value-type="float">
            <text:p>0.98</text:p>
          </table:table-cell>
          <table:table-cell table:style-name="ce80" table:formula="of:=[.I168]+[.I169]" office:value-type="float" office:value="1.03618379978813" calcext:value-type="float">
            <text:p>1.04</text:p>
          </table:table-cell>
          <table:table-cell table:style-name="ce80" table:formula="of:=[.J168]+[.J169]" office:value-type="float" office:value="1.08662209154045" calcext:value-type="float">
            <text:p>1.09</text:p>
          </table:table-cell>
          <table:table-cell table:style-name="ce80" table:formula="of:=[.K168]+[.K169]" office:value-type="float" office:value="1.1335997355786" calcext:value-type="float">
            <text:p>1.13</text:p>
          </table:table-cell>
          <table:table-cell table:style-name="ce80" table:formula="of:=[.L168]+[.L169]" office:value-type="float" office:value="1.18541412087405" calcext:value-type="float">
            <text:p>1.19</text:p>
          </table:table-cell>
          <table:table-cell table:style-name="ce80" table:formula="of:=[.M168]+[.M169]" office:value-type="float" office:value="1.24299790426106" calcext:value-type="float">
            <text:p>1.24</text:p>
          </table:table-cell>
          <table:table-cell table:style-name="ce80" table:formula="of:=[.N168]+[.N169]" office:value-type="float" office:value="1.28358505082536" calcext:value-type="float">
            <text:p>1.28</text:p>
          </table:table-cell>
          <table:table-cell table:style-name="ce80" table:formula="of:=[.O168]+[.O169]" office:value-type="float" office:value="1.32254648062142" calcext:value-type="float">
            <text:p>1.32</text:p>
          </table:table-cell>
          <table:table-cell table:style-name="ce80" table:formula="of:=[.P168]+[.P169]" office:value-type="float" office:value="1.35579742323533" calcext:value-type="float">
            <text:p>1.36</text:p>
          </table:table-cell>
          <table:table-cell table:style-name="ce80" table:formula="of:=[.Q168]+[.Q169]" office:value-type="float" office:value="1.39849696475698" calcext:value-type="float">
            <text:p>1.40</text:p>
          </table:table-cell>
          <table:table-cell table:style-name="ce80" table:formula="of:=[.R168]+[.R169]" office:value-type="float" office:value="1.43512824919509" calcext:value-type="float">
            <text:p>1.44</text:p>
          </table:table-cell>
          <table:table-cell table:style-name="ce80" table:formula="of:=[.S168]+[.S169]" office:value-type="float" office:value="1.47357869060825" calcext:value-type="float">
            <text:p>1.47</text:p>
          </table:table-cell>
          <table:table-cell table:style-name="ce80" table:formula="of:=[.T168]+[.T169]" office:value-type="float" office:value="1.51394019653228" calcext:value-type="float">
            <text:p>1.51</text:p>
          </table:table-cell>
          <table:table-cell table:style-name="ce80" table:formula="of:=[.U168]+[.U169]" office:value-type="float" office:value="1.55630940331611" calcext:value-type="float">
            <text:p>1.56</text:p>
          </table:table-cell>
          <table:table-cell table:style-name="ce80" table:formula="of:=[.V168]+[.V169]" office:value-type="float" office:value="1.60078792401235" calcext:value-type="float">
            <text:p>1.60</text:p>
          </table:table-cell>
          <table:table-cell table:style-name="ce80" table:formula="of:=[.W168]+[.W169]" office:value-type="float" office:value="1.64748260950405" calcext:value-type="float">
            <text:p>1.65</text:p>
          </table:table-cell>
          <table:table-cell table:style-name="ce80" table:formula="of:=[.X168]+[.X169]" office:value-type="float" office:value="1.66662108237266" calcext:value-type="float">
            <text:p>1.67</text:p>
          </table:table-cell>
          <table:table-cell table:style-name="ce80" table:formula="of:=[.Y168]+[.Y169]" office:value-type="float" office:value="1.68636692266581" calcext:value-type="float">
            <text:p>1.69</text:p>
          </table:table-cell>
          <table:table-cell table:style-name="ce80" table:formula="of:=[.Z168]+[.Z169]" office:value-type="float" office:value="1.70674509094161" calcext:value-type="float">
            <text:p>1.71</text:p>
          </table:table-cell>
          <table:table-cell table:style-name="ce80" table:formula="of:=[.AA168]+[.AA169]" office:value-type="float" office:value="1.72778165476359" calcext:value-type="float">
            <text:p>1.73</text:p>
          </table:table-cell>
          <table:table-cell table:style-name="ce80" table:formula="of:=[.AB168]+[.AB169]" office:value-type="float" office:value="1.74950383869253" calcext:value-type="float">
            <text:p>1.75</text:p>
          </table:table-cell>
          <table:table-cell table:style-name="ce80" table:formula="of:=[.AC168]+[.AC169]" office:value-type="float" office:value="1.77194007654506" calcext:value-type="float">
            <text:p>1.77</text:p>
          </table:table-cell>
          <table:table-cell table:style-name="ce80" table:formula="of:=[.AD168]+[.AD169]" office:value-type="float" office:value="1.79512006602196" calcext:value-type="float">
            <text:p>1.80</text:p>
          </table:table-cell>
          <table:table-cell table:style-name="ce80" table:formula="of:=[.AE168]+[.AE169]" office:value-type="float" office:value="1.81907482581353" calcext:value-type="float">
            <text:p>1.82</text:p>
          </table:table-cell>
          <table:table-cell table:style-name="ce80" table:formula="of:=[.AF168]+[.AF169]" office:value-type="float" office:value="1.8438367552947" calcext:value-type="float">
            <text:p>1.84</text:p>
          </table:table-cell>
          <table:table-cell table:style-name="ce80" table:formula="of:=[.AG168]+[.AG169]" office:value-type="float" office:value="1.86943969692716" calcext:value-type="float">
            <text:p>1.87</text:p>
          </table:table-cell>
          <table:table-cell table:style-name="ce80" table:formula="of:=[.AH168]+[.AH169]" office:value-type="float" office:value="1.89591900149159" calcext:value-type="float">
            <text:p>1.90</text:p>
          </table:table-cell>
          <table:table-cell table:style-name="ce80" table:formula="of:=[.AI168]+[.AI169]" office:value-type="float" office:value="1.92331159627822" calcext:value-type="float">
            <text:p>1.92</text:p>
          </table:table-cell>
          <table:table-cell table:style-name="ce80" table:formula="of:=[.AJ168]+[.AJ169]" office:value-type="float" office:value="1.95165605637021" calcext:value-type="float">
            <text:p>1.95</text:p>
          </table:table-cell>
          <table:table-cell table:style-name="ce80" table:formula="of:=[.AK168]+[.AK169]" office:value-type="float" office:value="1.98099267916" calcext:value-type="float">
            <text:p>1.98</text:p>
          </table:table-cell>
          <table:table-cell table:style-name="ce80" table:formula="of:=[.AL168]+[.AL169]" office:value-type="float" office:value="2.01136356224554" calcext:value-type="float">
            <text:p>2.01</text:p>
          </table:table-cell>
          <table:table-cell table:style-name="ce80" table:formula="of:=[.AM168]+[.AM169]" office:value-type="float" office:value="2.04281268485974" calcext:value-type="float">
            <text:p>2.04</text:p>
          </table:table-cell>
          <table:table-cell table:style-name="ce80" table:formula="of:=[.AN168]+[.AN169]" office:value-type="float" office:value="2.07538599299337" calcext:value-type="float">
            <text:p>2.08</text:p>
          </table:table-cell>
          <table:table-cell table:style-name="ce80" table:formula="of:=[.AO168]+[.AO169]" office:value-type="float" office:value="2.10913148837933" calcext:value-type="float">
            <text:p>2.11</text:p>
          </table:table-cell>
          <table:table-cell table:style-name="ce80" table:formula="of:=[.AP168]+[.AP169]" office:value-type="float" office:value="2.14409932151325" calcext:value-type="float">
            <text:p>2.14</text:p>
          </table:table-cell>
          <table:table-cell table:style-name="ce80" table:formula="of:=[.AQ168]+[.AQ169]" office:value-type="float" office:value="2.18034188889377" calcext:value-type="float">
            <text:p>2.18</text:p>
          </table:table-cell>
          <table:table-cell table:number-columns-repeated="981"/>
        </table:table-row>
        <table:table-row table:style-name="ro1">
          <table:table-cell table:style-name="ce61" table:number-columns-repeated="7"/>
          <table:table-cell table:style-name="ce79" table:number-columns-repeated="36"/>
          <table:table-cell table:number-columns-repeated="981"/>
        </table:table-row>
        <table:table-row table:style-name="ro1">
          <table:table-cell table:number-columns-repeated="1024"/>
        </table:table-row>
        <table:table-row table:style-name="ro1">
          <table:table-cell table:style-name="ce64" office:value-type="string" calcext:value-type="string">
            <text:p>Prix de l'essence pour un VP d'entreprise</text:p>
          </table:table-cell>
          <table:table-cell table:style-name="ce64" table:number-columns-repeated="6"/>
          <table:table-cell table:style-name="ce72" office:value-type="float" office:value="2015" calcext:value-type="float">
            <text:p>2015</text:p>
          </table:table-cell>
          <table:table-cell table:style-name="ce73" table:formula="of:=[.H173]+1" office:value-type="float" office:value="2016" calcext:value-type="float">
            <text:p>2016</text:p>
          </table:table-cell>
          <table:table-cell table:style-name="ce73" table:formula="of:=[.I173]+1" office:value-type="float" office:value="2017" calcext:value-type="float">
            <text:p>2017</text:p>
          </table:table-cell>
          <table:table-cell table:style-name="ce73" table:formula="of:=[.J173]+1" office:value-type="float" office:value="2018" calcext:value-type="float">
            <text:p>2018</text:p>
          </table:table-cell>
          <table:table-cell table:style-name="ce73" table:formula="of:=[.K173]+1" office:value-type="float" office:value="2019" calcext:value-type="float">
            <text:p>2019</text:p>
          </table:table-cell>
          <table:table-cell table:style-name="ce73" table:formula="of:=[.L173]+1" office:value-type="float" office:value="2020" calcext:value-type="float">
            <text:p>2020</text:p>
          </table:table-cell>
          <table:table-cell table:style-name="ce73" table:formula="of:=[.M173]+1" office:value-type="float" office:value="2021" calcext:value-type="float">
            <text:p>2021</text:p>
          </table:table-cell>
          <table:table-cell table:style-name="ce73" table:formula="of:=[.N173]+1" office:value-type="float" office:value="2022" calcext:value-type="float">
            <text:p>2022</text:p>
          </table:table-cell>
          <table:table-cell table:style-name="ce73" table:formula="of:=[.O173]+1" office:value-type="float" office:value="2023" calcext:value-type="float">
            <text:p>2023</text:p>
          </table:table-cell>
          <table:table-cell table:style-name="ce73" table:formula="of:=[.P173]+1" office:value-type="float" office:value="2024" calcext:value-type="float">
            <text:p>2024</text:p>
          </table:table-cell>
          <table:table-cell table:style-name="ce73" table:formula="of:=[.Q173]+1" office:value-type="float" office:value="2025" calcext:value-type="float">
            <text:p>2025</text:p>
          </table:table-cell>
          <table:table-cell table:style-name="ce73" table:formula="of:=[.R173]+1" office:value-type="float" office:value="2026" calcext:value-type="float">
            <text:p>2026</text:p>
          </table:table-cell>
          <table:table-cell table:style-name="ce73" table:formula="of:=[.S173]+1" office:value-type="float" office:value="2027" calcext:value-type="float">
            <text:p>2027</text:p>
          </table:table-cell>
          <table:table-cell table:style-name="ce73" table:formula="of:=[.T173]+1" office:value-type="float" office:value="2028" calcext:value-type="float">
            <text:p>2028</text:p>
          </table:table-cell>
          <table:table-cell table:style-name="ce73" table:formula="of:=[.U173]+1" office:value-type="float" office:value="2029" calcext:value-type="float">
            <text:p>2029</text:p>
          </table:table-cell>
          <table:table-cell table:style-name="ce73" table:formula="of:=[.V173]+1" office:value-type="float" office:value="2030" calcext:value-type="float">
            <text:p>2030</text:p>
          </table:table-cell>
          <table:table-cell table:style-name="ce73" table:formula="of:=[.W173]+1" office:value-type="float" office:value="2031" calcext:value-type="float">
            <text:p>2031</text:p>
          </table:table-cell>
          <table:table-cell table:style-name="ce73" table:formula="of:=[.X173]+1" office:value-type="float" office:value="2032" calcext:value-type="float">
            <text:p>2032</text:p>
          </table:table-cell>
          <table:table-cell table:style-name="ce73" table:formula="of:=[.Y173]+1" office:value-type="float" office:value="2033" calcext:value-type="float">
            <text:p>2033</text:p>
          </table:table-cell>
          <table:table-cell table:style-name="ce73" table:formula="of:=[.Z173]+1" office:value-type="float" office:value="2034" calcext:value-type="float">
            <text:p>2034</text:p>
          </table:table-cell>
          <table:table-cell table:style-name="ce73" table:formula="of:=[.AA173]+1" office:value-type="float" office:value="2035" calcext:value-type="float">
            <text:p>2035</text:p>
          </table:table-cell>
          <table:table-cell table:style-name="ce73" table:formula="of:=[.AB173]+1" office:value-type="float" office:value="2036" calcext:value-type="float">
            <text:p>2036</text:p>
          </table:table-cell>
          <table:table-cell table:style-name="ce73" table:formula="of:=[.AC173]+1" office:value-type="float" office:value="2037" calcext:value-type="float">
            <text:p>2037</text:p>
          </table:table-cell>
          <table:table-cell table:style-name="ce73" table:formula="of:=[.AD173]+1" office:value-type="float" office:value="2038" calcext:value-type="float">
            <text:p>2038</text:p>
          </table:table-cell>
          <table:table-cell table:style-name="ce73" table:formula="of:=[.AE173]+1" office:value-type="float" office:value="2039" calcext:value-type="float">
            <text:p>2039</text:p>
          </table:table-cell>
          <table:table-cell table:style-name="ce73" table:formula="of:=[.AF173]+1" office:value-type="float" office:value="2040" calcext:value-type="float">
            <text:p>2040</text:p>
          </table:table-cell>
          <table:table-cell table:style-name="ce73" table:formula="of:=[.AG173]+1" office:value-type="float" office:value="2041" calcext:value-type="float">
            <text:p>2041</text:p>
          </table:table-cell>
          <table:table-cell table:style-name="ce73" table:formula="of:=[.AH173]+1" office:value-type="float" office:value="2042" calcext:value-type="float">
            <text:p>2042</text:p>
          </table:table-cell>
          <table:table-cell table:style-name="ce73" table:formula="of:=[.AI173]+1" office:value-type="float" office:value="2043" calcext:value-type="float">
            <text:p>2043</text:p>
          </table:table-cell>
          <table:table-cell table:style-name="ce73" table:formula="of:=[.AJ173]+1" office:value-type="float" office:value="2044" calcext:value-type="float">
            <text:p>2044</text:p>
          </table:table-cell>
          <table:table-cell table:style-name="ce73" table:formula="of:=[.AK173]+1" office:value-type="float" office:value="2045" calcext:value-type="float">
            <text:p>2045</text:p>
          </table:table-cell>
          <table:table-cell table:style-name="ce73" table:formula="of:=[.AL173]+1" office:value-type="float" office:value="2046" calcext:value-type="float">
            <text:p>2046</text:p>
          </table:table-cell>
          <table:table-cell table:style-name="ce73" table:formula="of:=[.AM173]+1" office:value-type="float" office:value="2047" calcext:value-type="float">
            <text:p>2047</text:p>
          </table:table-cell>
          <table:table-cell table:style-name="ce73" table:formula="of:=[.AN173]+1" office:value-type="float" office:value="2048" calcext:value-type="float">
            <text:p>2048</text:p>
          </table:table-cell>
          <table:table-cell table:style-name="ce73" table:formula="of:=[.AO173]+1" office:value-type="float" office:value="2049" calcext:value-type="float">
            <text:p>2049</text:p>
          </table:table-cell>
          <table:table-cell table:style-name="ce73" table:formula="of:=[.AP173]+1" office:value-type="float" office:value="2050" calcext:value-type="float">
            <text:p>2050</text:p>
          </table:table-cell>
          <table:table-cell table:number-columns-repeated="981"/>
        </table:table-row>
        <table:table-row table:style-name="ro1">
          <table:table-cell table:style-name="ce65" office:value-type="string" calcext:value-type="string">
            <text:p>à la pompe HTT en €/L</text:p>
          </table:table-cell>
          <table:table-cell table:style-name="ce65" table:number-columns-repeated="6"/>
          <table:table-cell table:style-name="ce90" table:formula="of:=[.H175]+[.H176]+[.H177]" office:value-type="float" office:value="0.4905" calcext:value-type="float">
            <office:annotation draw:style-name="gr7" draw:text-style-name="P2" svg:width="27.08mm" svg:height="25.05mm" svg:x="165.41mm" svg:y="792.52mm" draw:caption-point-x="170.17mm" draw:caption-point-y="227.1mm">
              <dc:date>2017-08-28T00:00:00</dc:date>
              <text:p text:style-name="P1"><text:span text:style-name="T1">FRAGNOL Ludovic - CGDD/SEEI/MA3:</text:span></text:p>
              <text:p text:style-name="P1"><text:span text:style-name="T2">en 2015, prix HT de 0,4905 €/L</text:span></text:p>
            </office:annotation>
            <text:p>0.49</text:p>
          </table:table-cell>
          <table:table-cell table:style-name="ce90" table:formula="of:=[.I175]+[.I176]+[.I177]" office:value-type="float" office:value="0.510248093720981" calcext:value-type="float">
            <text:p>0.51</text:p>
          </table:table-cell>
          <table:table-cell table:style-name="ce90" table:formula="of:=[.J175]+[.J176]+[.J177]" office:value-type="float" office:value="0.528174734220526" calcext:value-type="float">
            <text:p>0.53</text:p>
          </table:table-cell>
          <table:table-cell table:style-name="ce90" table:formula="of:=[.K175]+[.K176]+[.K177]" office:value-type="float" office:value="0.546915268581306" calcext:value-type="float">
            <text:p>0.55</text:p>
          </table:table-cell>
          <table:table-cell table:style-name="ce90" table:formula="of:=[.L175]+[.L176]+[.L177]" office:value-type="float" office:value="0.566506648691623" calcext:value-type="float">
            <text:p>0.57</text:p>
          </table:table-cell>
          <table:table-cell table:style-name="ce90" table:formula="of:=[.M175]+[.M176]+[.M177]" office:value-type="float" office:value="0.586987504105766" calcext:value-type="float">
            <text:p>0.59</text:p>
          </table:table-cell>
          <table:table-cell table:style-name="ce90" table:formula="of:=[.N175]+[.N176]+[.N177]" office:value-type="float" office:value="0.60839821821233" calcext:value-type="float">
            <text:p>0.61</text:p>
          </table:table-cell>
          <table:table-cell table:style-name="ce90" table:formula="of:=[.O175]+[.O176]+[.O177]" office:value-type="float" office:value="0.63078100786068" calcext:value-type="float">
            <text:p>0.63</text:p>
          </table:table-cell>
          <table:table-cell table:style-name="ce90" table:formula="of:=[.P175]+[.P176]+[.P177]" office:value-type="float" office:value="0.654180006602561" calcext:value-type="float">
            <text:p>0.65</text:p>
          </table:table-cell>
          <table:table-cell table:style-name="ce90" table:formula="of:=[.Q175]+[.Q176]+[.Q177]" office:value-type="float" office:value="0.678641351712997" calcext:value-type="float">
            <text:p>0.68</text:p>
          </table:table-cell>
          <table:table-cell table:style-name="ce90" table:formula="of:=[.R175]+[.R176]+[.R177]" office:value-type="float" office:value="0.704213275162048" calcext:value-type="float">
            <text:p>0.70</text:p>
          </table:table-cell>
          <table:table-cell table:style-name="ce90" table:formula="of:=[.S175]+[.S176]+[.S177]" office:value-type="float" office:value="0.730946198716819" calcext:value-type="float">
            <text:p>0.73</text:p>
          </table:table-cell>
          <table:table-cell table:style-name="ce90" table:formula="of:=[.T175]+[.T176]+[.T177]" office:value-type="float" office:value="0.758892833361218" calcext:value-type="float">
            <text:p>0.76</text:p>
          </table:table-cell>
          <table:table-cell table:style-name="ce90" table:formula="of:=[.U175]+[.U176]+[.U177]" office:value-type="float" office:value="0.788108283229521" calcext:value-type="float">
            <text:p>0.79</text:p>
          </table:table-cell>
          <table:table-cell table:style-name="ce90" table:formula="of:=[.V175]+[.V176]+[.V177]" office:value-type="float" office:value="0.818650154258645" calcext:value-type="float">
            <text:p>0.82</text:p>
          </table:table-cell>
          <table:table-cell table:style-name="ce90" table:formula="of:=[.W175]+[.W176]+[.W177]" office:value-type="float" office:value="0.850578667773396" calcext:value-type="float">
            <text:p>0.85</text:p>
          </table:table-cell>
          <table:table-cell table:style-name="ce90" table:formula="of:=[.X175]+[.X176]+[.X177]" office:value-type="float" office:value="0.857920739638385" calcext:value-type="float">
            <text:p>0.86</text:p>
          </table:table-cell>
          <table:table-cell table:style-name="ce90" table:formula="of:=[.Y175]+[.Y176]+[.Y177]" office:value-type="float" office:value="0.86533613520227" calcext:value-type="float">
            <text:p>0.87</text:p>
          </table:table-cell>
          <table:table-cell table:style-name="ce90" table:formula="of:=[.Z175]+[.Z176]+[.Z177]" office:value-type="float" office:value="0.872825586733125" calcext:value-type="float">
            <text:p>0.87</text:p>
          </table:table-cell>
          <table:table-cell table:style-name="ce90" table:formula="of:=[.AA175]+[.AA176]+[.AA177]" office:value-type="float" office:value="0.880389833812027" calcext:value-type="float">
            <text:p>0.88</text:p>
          </table:table-cell>
          <table:table-cell table:style-name="ce90" table:formula="of:=[.AB175]+[.AB176]+[.AB177]" office:value-type="float" office:value="0.888029623406092" calcext:value-type="float">
            <text:p>0.89</text:p>
          </table:table-cell>
          <table:table-cell table:style-name="ce90" table:formula="of:=[.AC175]+[.AC176]+[.AC177]" office:value-type="float" office:value="0.895745709942236" calcext:value-type="float">
            <text:p>0.90</text:p>
          </table:table-cell>
          <table:table-cell table:style-name="ce90" table:formula="of:=[.AD175]+[.AD176]+[.AD177]" office:value-type="float" office:value="0.903538855381676" calcext:value-type="float">
            <text:p>0.90</text:p>
          </table:table-cell>
          <table:table-cell table:style-name="ce90" table:formula="of:=[.AE175]+[.AE176]+[.AE177]" office:value-type="float" office:value="0.911409829295171" calcext:value-type="float">
            <text:p>0.91</text:p>
          </table:table-cell>
          <table:table-cell table:style-name="ce90" table:formula="of:=[.AF175]+[.AF176]+[.AF177]" office:value-type="float" office:value="0.919359408939019" calcext:value-type="float">
            <text:p>0.92</text:p>
          </table:table-cell>
          <table:table-cell table:style-name="ce90" table:formula="of:=[.AG175]+[.AG176]+[.AG177]" office:value-type="float" office:value="0.927388379331811" calcext:value-type="float">
            <text:p>0.93</text:p>
          </table:table-cell>
          <table:table-cell table:style-name="ce90" table:formula="of:=[.AH175]+[.AH176]+[.AH177]" office:value-type="float" office:value="0.935497533331948" calcext:value-type="float">
            <text:p>0.94</text:p>
          </table:table-cell>
          <table:table-cell table:style-name="ce90" table:formula="of:=[.AI175]+[.AI176]+[.AI177]" office:value-type="float" office:value="0.94368767171594" calcext:value-type="float">
            <text:p>0.94</text:p>
          </table:table-cell>
          <table:table-cell table:style-name="ce90" table:formula="of:=[.AJ175]+[.AJ176]+[.AJ177]" office:value-type="float" office:value="0.951959603257481" calcext:value-type="float">
            <text:p>0.95</text:p>
          </table:table-cell>
          <table:table-cell table:style-name="ce90" table:formula="of:=[.AK175]+[.AK176]+[.AK177]" office:value-type="float" office:value="0.960314144807313" calcext:value-type="float">
            <text:p>0.96</text:p>
          </table:table-cell>
          <table:table-cell table:style-name="ce90" table:formula="of:=[.AL175]+[.AL176]+[.AL177]" office:value-type="float" office:value="0.968752121373892" calcext:value-type="float">
            <text:p>0.97</text:p>
          </table:table-cell>
          <table:table-cell table:style-name="ce90" table:formula="of:=[.AM175]+[.AM176]+[.AM177]" office:value-type="float" office:value="0.977274366204858" calcext:value-type="float">
            <text:p>0.98</text:p>
          </table:table-cell>
          <table:table-cell table:style-name="ce90" table:formula="of:=[.AN175]+[.AN176]+[.AN177]" office:value-type="float" office:value="0.985881720869314" calcext:value-type="float">
            <text:p>0.99</text:p>
          </table:table-cell>
          <table:table-cell table:style-name="ce90" table:formula="of:=[.AO175]+[.AO176]+[.AO177]" office:value-type="float" office:value="0.994575035340935" calcext:value-type="float">
            <text:p>0.99</text:p>
          </table:table-cell>
          <table:table-cell table:style-name="ce90" table:formula="of:=[.AP175]+[.AP176]+[.AP177]" office:value-type="float" office:value="1.0033551680819" calcext:value-type="float">
            <text:p>1.00</text:p>
          </table:table-cell>
          <table:table-cell table:style-name="ce90" table:formula="of:=[.AQ175]+[.AQ176]+[.AQ177]" office:value-type="float" office:value="1.01222298612767" calcext:value-type="float">
            <text:p>1.01</text:p>
          </table:table-cell>
          <table:table-cell table:number-columns-repeated="981"/>
        </table:table-row>
        <table:table-row table:style-name="ro1">
          <table:table-cell table:style-name="ce66" office:value-type="string" calcext:value-type="string">
            <text:p>pétrole brut</text:p>
          </table:table-cell>
          <table:table-cell table:style-name="ce66" table:number-columns-repeated="6"/>
          <table:table-cell table:style-name="ce90" table:formula="of:=0.3777" office:value-type="float" office:value="0.3777" calcext:value-type="float">
            <office:annotation draw:style-name="gr12" draw:text-style-name="P2" svg:width="27.08mm" svg:height="21.21mm" svg:x="165.41mm" svg:y="798.96mm" draw:caption-point-x="170.17mm" draw:caption-point-y="226.24mm">
              <dc:date>2017-08-28T00:00:00</dc:date>
              <text:p text:style-name="P1"><text:span text:style-name="T1">FRAGNOL Ludovic - CGDD/SEEI/MA3:</text:span></text:p>
              <text:p text:style-name="P1"><text:span text:style-name="T2">77% en 2015</text:span></text:p>
            </office:annotation>
            <text:p>0.38</text:p>
          </table:table-cell>
          <table:table-cell table:style-name="ce90" table:formula="of:=[.H175]*[.$M$9]" office:value-type="float" office:value="0.394848093720981" calcext:value-type="float">
            <office:annotation draw:style-name="gr7" draw:text-style-name="P2" svg:width="36.25mm" svg:height="25.05mm" svg:x="204.74mm" svg:y="797.04mm" draw:caption-point-x="171.16mm" draw:caption-point-y="228.16mm">
              <dc:date>2017-08-28T00:00:00</dc:date>
              <text:p text:style-name="P1"><text:span text:style-name="T1">FRAGNOL Ludovic - CGDD/SEEI/MA3:</text:span></text:p>
              <text:p text:style-name="P1"><text:span text:style-name="T2">TCAM de 1.2% environ sur le gaz (scénario AMS2 s'appuyant sur le World Energy Outlook)</text:span></text:p>
            </office:annotation>
            <text:p>0.39</text:p>
          </table:table-cell>
          <table:table-cell table:style-name="ce90" table:formula="of:=[.I175]*[.$M$9]" office:value-type="float" office:value="0.412774734220526" calcext:value-type="float">
            <text:p>0.41</text:p>
          </table:table-cell>
          <table:table-cell table:style-name="ce90" table:formula="of:=[.J175]*[.$M$9]" office:value-type="float" office:value="0.431515268581306" calcext:value-type="float">
            <text:p>0.43</text:p>
          </table:table-cell>
          <table:table-cell table:style-name="ce90" table:formula="of:=[.K175]*[.$M$9]" office:value-type="float" office:value="0.451106648691623" calcext:value-type="float">
            <text:p>0.45</text:p>
          </table:table-cell>
          <table:table-cell table:style-name="ce90" table:formula="of:=[.L175]*[.$M$9]" office:value-type="float" office:value="0.471587504105766" calcext:value-type="float">
            <text:p>0.47</text:p>
          </table:table-cell>
          <table:table-cell table:style-name="ce90" table:formula="of:=[.M175]*[.$M$9]" office:value-type="float" office:value="0.49299821821233" calcext:value-type="float">
            <text:p>0.49</text:p>
          </table:table-cell>
          <table:table-cell table:style-name="ce90" table:formula="of:=[.N175]*[.$M$9]" office:value-type="float" office:value="0.51538100786068" calcext:value-type="float">
            <text:p>0.52</text:p>
          </table:table-cell>
          <table:table-cell table:style-name="ce90" table:formula="of:=[.O175]*[.$M$9]" office:value-type="float" office:value="0.538780006602561" calcext:value-type="float">
            <text:p>0.54</text:p>
          </table:table-cell>
          <table:table-cell table:style-name="ce90" table:formula="of:=[.P175]*[.$M$9]" office:value-type="float" office:value="0.563241351712997" calcext:value-type="float">
            <text:p>0.56</text:p>
          </table:table-cell>
          <table:table-cell table:style-name="ce90" table:formula="of:=[.Q175]*[.$M$9]" office:value-type="float" office:value="0.588813275162048" calcext:value-type="float">
            <text:p>0.59</text:p>
          </table:table-cell>
          <table:table-cell table:style-name="ce90" table:formula="of:=[.R175]*[.$M$9]" office:value-type="float" office:value="0.615546198716818" calcext:value-type="float">
            <text:p>0.62</text:p>
          </table:table-cell>
          <table:table-cell table:style-name="ce90" table:formula="of:=[.S175]*[.$M$9]" office:value-type="float" office:value="0.643492833361218" calcext:value-type="float">
            <text:p>0.64</text:p>
          </table:table-cell>
          <table:table-cell table:style-name="ce90" table:formula="of:=[.T175]*[.$M$9]" office:value-type="float" office:value="0.672708283229521" calcext:value-type="float">
            <text:p>0.67</text:p>
          </table:table-cell>
          <table:table-cell table:style-name="ce90" table:formula="of:=[.U175]*[.$M$9]" office:value-type="float" office:value="0.703250154258645" calcext:value-type="float">
            <text:p>0.70</text:p>
          </table:table-cell>
          <table:table-cell table:style-name="ce90" table:formula="of:=[.V175]*[.$M$9]" office:value-type="float" office:value="0.735178667773396" calcext:value-type="float">
            <text:p>0.74</text:p>
          </table:table-cell>
          <table:table-cell table:style-name="ce90" table:formula="of:=[.W175]*[.$M$10]" office:value-type="float" office:value="0.742520739638385" calcext:value-type="float">
            <office:annotation draw:style-name="gr43" draw:text-style-name="P2" svg:width="30.99mm" svg:height="21.16mm" svg:x="477.44mm" svg:y="798.98mm" draw:caption-point-x="313.61mm" draw:caption-point-y="226.22mm">
              <dc:date>2017-08-28T00:00:00</dc:date>
              <text:p text:style-name="P1"><text:span text:style-name="T1">FRAGNOL Ludovic - CGDD/SEEI/MA3:</text:span></text:p>
              <text:p text:style-name="P1"><text:span text:style-name="T2">modif TCAM</text:span></text:p>
            </office:annotation>
            <text:p>0.74</text:p>
          </table:table-cell>
          <table:table-cell table:style-name="ce90" table:formula="of:=[.X175]*[.$M$10]" office:value-type="float" office:value="0.74993613520227" calcext:value-type="float">
            <text:p>0.75</text:p>
          </table:table-cell>
          <table:table-cell table:style-name="ce90" table:formula="of:=[.Y175]*[.$M$10]" office:value-type="float" office:value="0.757425586733125" calcext:value-type="float">
            <text:p>0.76</text:p>
          </table:table-cell>
          <table:table-cell table:style-name="ce90" table:formula="of:=[.Z175]*[.$M$10]" office:value-type="float" office:value="0.764989833812027" calcext:value-type="float">
            <text:p>0.76</text:p>
          </table:table-cell>
          <table:table-cell table:style-name="ce90" table:formula="of:=[.AA175]*[.$M$10]" office:value-type="float" office:value="0.772629623406092" calcext:value-type="float">
            <text:p>0.77</text:p>
          </table:table-cell>
          <table:table-cell table:style-name="ce90" table:formula="of:=[.AB175]*[.$M$10]" office:value-type="float" office:value="0.780345709942236" calcext:value-type="float">
            <text:p>0.78</text:p>
          </table:table-cell>
          <table:table-cell table:style-name="ce90" table:formula="of:=[.AC175]*[.$M$10]" office:value-type="float" office:value="0.788138855381676" calcext:value-type="float">
            <text:p>0.79</text:p>
          </table:table-cell>
          <table:table-cell table:style-name="ce90" table:formula="of:=[.AD175]*[.$M$10]" office:value-type="float" office:value="0.796009829295171" calcext:value-type="float">
            <text:p>0.80</text:p>
          </table:table-cell>
          <table:table-cell table:style-name="ce90" table:formula="of:=[.AE175]*[.$M$10]" office:value-type="float" office:value="0.803959408939019" calcext:value-type="float">
            <text:p>0.80</text:p>
          </table:table-cell>
          <table:table-cell table:style-name="ce90" table:formula="of:=[.AF175]*[.$M$10]" office:value-type="float" office:value="0.81198837933181" calcext:value-type="float">
            <text:p>0.81</text:p>
          </table:table-cell>
          <table:table-cell table:style-name="ce90" table:formula="of:=[.AG175]*[.$M$10]" office:value-type="float" office:value="0.820097533331948" calcext:value-type="float">
            <text:p>0.82</text:p>
          </table:table-cell>
          <table:table-cell table:style-name="ce90" table:formula="of:=[.AH175]*[.$M$10]" office:value-type="float" office:value="0.82828767171594" calcext:value-type="float">
            <text:p>0.83</text:p>
          </table:table-cell>
          <table:table-cell table:style-name="ce90" table:formula="of:=[.AI175]*[.$M$10]" office:value-type="float" office:value="0.836559603257481" calcext:value-type="float">
            <text:p>0.84</text:p>
          </table:table-cell>
          <table:table-cell table:style-name="ce90" table:formula="of:=[.AJ175]*[.$M$10]" office:value-type="float" office:value="0.844914144807313" calcext:value-type="float">
            <text:p>0.84</text:p>
          </table:table-cell>
          <table:table-cell table:style-name="ce90" table:formula="of:=[.AK175]*[.$M$10]" office:value-type="float" office:value="0.853352121373892" calcext:value-type="float">
            <text:p>0.85</text:p>
          </table:table-cell>
          <table:table-cell table:style-name="ce90" table:formula="of:=[.AL175]*[.$M$10]" office:value-type="float" office:value="0.861874366204858" calcext:value-type="float">
            <text:p>0.86</text:p>
          </table:table-cell>
          <table:table-cell table:style-name="ce90" table:formula="of:=[.AM175]*[.$M$10]" office:value-type="float" office:value="0.870481720869314" calcext:value-type="float">
            <text:p>0.87</text:p>
          </table:table-cell>
          <table:table-cell table:style-name="ce90" table:formula="of:=[.AN175]*[.$M$10]" office:value-type="float" office:value="0.879175035340935" calcext:value-type="float">
            <text:p>0.88</text:p>
          </table:table-cell>
          <table:table-cell table:style-name="ce90" table:formula="of:=[.AO175]*[.$M$10]" office:value-type="float" office:value="0.887955168081902" calcext:value-type="float">
            <text:p>0.89</text:p>
          </table:table-cell>
          <table:table-cell table:style-name="ce90" table:formula="of:=[.AP175]*[.$M$10]" office:value-type="float" office:value="0.896822986127671" calcext:value-type="float">
            <text:p>0.90</text:p>
          </table:table-cell>
          <table:table-cell table:number-columns-repeated="981"/>
        </table:table-row>
        <table:table-row table:style-name="ro1">
          <table:table-cell table:style-name="ce66" office:value-type="string" calcext:value-type="string">
            <text:p>transport, distribution, commercialisation</text:p>
          </table:table-cell>
          <table:table-cell table:style-name="ce66" table:number-columns-repeated="6"/>
          <table:table-cell table:style-name="ce93" table:formula="of:=0.0785" office:value-type="float" office:value="0.0785" calcext:value-type="float">
            <office:annotation draw:style-name="gr12" draw:text-style-name="P2" svg:width="27.08mm" svg:height="21.21mm" svg:x="165.41mm" svg:y="803.48mm" draw:caption-point-x="170.17mm" draw:caption-point-y="227.29mm">
              <dc:date>2017-08-28T00:00:00</dc:date>
              <text:p text:style-name="P1"><text:span text:style-name="T1">FRAGNOL Ludovic - CGDD/SEEI/MA3:</text:span></text:p>
              <text:p text:style-name="P1"><text:span text:style-name="T2">16% en 2015</text:span></text:p>
            </office:annotation>
            <text:p>0.08</text:p>
          </table:table-cell>
          <table:table-cell table:style-name="ce93" table:formula="of:=[.H176]" office:value-type="float" office:value="0.0785" calcext:value-type="float">
            <text:p>0.08</text:p>
          </table:table-cell>
          <table:table-cell table:style-name="ce93" table:formula="of:=[.I176]" office:value-type="float" office:value="0.0785" calcext:value-type="float">
            <text:p>0.08</text:p>
          </table:table-cell>
          <table:table-cell table:style-name="ce93" table:formula="of:=[.J176]" office:value-type="float" office:value="0.0785" calcext:value-type="float">
            <text:p>0.08</text:p>
          </table:table-cell>
          <table:table-cell table:style-name="ce93" table:formula="of:=[.K176]" office:value-type="float" office:value="0.0785" calcext:value-type="float">
            <text:p>0.08</text:p>
          </table:table-cell>
          <table:table-cell table:style-name="ce93" table:formula="of:=[.L176]" office:value-type="float" office:value="0.0785" calcext:value-type="float">
            <text:p>0.08</text:p>
          </table:table-cell>
          <table:table-cell table:style-name="ce93" table:formula="of:=[.M176]" office:value-type="float" office:value="0.0785" calcext:value-type="float">
            <text:p>0.08</text:p>
          </table:table-cell>
          <table:table-cell table:style-name="ce93" table:formula="of:=[.N176]" office:value-type="float" office:value="0.0785" calcext:value-type="float">
            <text:p>0.08</text:p>
          </table:table-cell>
          <table:table-cell table:style-name="ce93" table:formula="of:=[.O176]" office:value-type="float" office:value="0.0785" calcext:value-type="float">
            <text:p>0.08</text:p>
          </table:table-cell>
          <table:table-cell table:style-name="ce93" table:formula="of:=[.P176]" office:value-type="float" office:value="0.0785" calcext:value-type="float">
            <text:p>0.08</text:p>
          </table:table-cell>
          <table:table-cell table:style-name="ce93" table:formula="of:=[.Q176]" office:value-type="float" office:value="0.0785" calcext:value-type="float">
            <text:p>0.08</text:p>
          </table:table-cell>
          <table:table-cell table:style-name="ce93" table:formula="of:=[.R176]" office:value-type="float" office:value="0.0785" calcext:value-type="float">
            <text:p>0.08</text:p>
          </table:table-cell>
          <table:table-cell table:style-name="ce93" table:formula="of:=[.S176]" office:value-type="float" office:value="0.0785" calcext:value-type="float">
            <text:p>0.08</text:p>
          </table:table-cell>
          <table:table-cell table:style-name="ce93" table:formula="of:=[.T176]" office:value-type="float" office:value="0.0785" calcext:value-type="float">
            <text:p>0.08</text:p>
          </table:table-cell>
          <table:table-cell table:style-name="ce93" table:formula="of:=[.U176]" office:value-type="float" office:value="0.0785" calcext:value-type="float">
            <text:p>0.08</text:p>
          </table:table-cell>
          <table:table-cell table:style-name="ce93" table:formula="of:=[.V176]" office:value-type="float" office:value="0.0785" calcext:value-type="float">
            <text:p>0.08</text:p>
          </table:table-cell>
          <table:table-cell table:style-name="ce93" table:formula="of:=[.W176]" office:value-type="float" office:value="0.0785" calcext:value-type="float">
            <text:p>0.08</text:p>
          </table:table-cell>
          <table:table-cell table:style-name="ce93" table:formula="of:=[.X176]" office:value-type="float" office:value="0.0785" calcext:value-type="float">
            <text:p>0.08</text:p>
          </table:table-cell>
          <table:table-cell table:style-name="ce93" table:formula="of:=[.Y176]" office:value-type="float" office:value="0.0785" calcext:value-type="float">
            <text:p>0.08</text:p>
          </table:table-cell>
          <table:table-cell table:style-name="ce93" table:formula="of:=[.Z176]" office:value-type="float" office:value="0.0785" calcext:value-type="float">
            <text:p>0.08</text:p>
          </table:table-cell>
          <table:table-cell table:style-name="ce93" table:formula="of:=[.AA176]" office:value-type="float" office:value="0.0785" calcext:value-type="float">
            <text:p>0.08</text:p>
          </table:table-cell>
          <table:table-cell table:style-name="ce93" table:formula="of:=[.AB176]" office:value-type="float" office:value="0.0785" calcext:value-type="float">
            <text:p>0.08</text:p>
          </table:table-cell>
          <table:table-cell table:style-name="ce93" table:formula="of:=[.AC176]" office:value-type="float" office:value="0.0785" calcext:value-type="float">
            <text:p>0.08</text:p>
          </table:table-cell>
          <table:table-cell table:style-name="ce93" table:formula="of:=[.AD176]" office:value-type="float" office:value="0.0785" calcext:value-type="float">
            <text:p>0.08</text:p>
          </table:table-cell>
          <table:table-cell table:style-name="ce93" table:formula="of:=[.AE176]" office:value-type="float" office:value="0.0785" calcext:value-type="float">
            <text:p>0.08</text:p>
          </table:table-cell>
          <table:table-cell table:style-name="ce93" table:formula="of:=[.AF176]" office:value-type="float" office:value="0.0785" calcext:value-type="float">
            <text:p>0.08</text:p>
          </table:table-cell>
          <table:table-cell table:style-name="ce93" table:formula="of:=[.AG176]" office:value-type="float" office:value="0.0785" calcext:value-type="float">
            <text:p>0.08</text:p>
          </table:table-cell>
          <table:table-cell table:style-name="ce93" table:formula="of:=[.AH176]" office:value-type="float" office:value="0.0785" calcext:value-type="float">
            <text:p>0.08</text:p>
          </table:table-cell>
          <table:table-cell table:style-name="ce93" table:formula="of:=[.AI176]" office:value-type="float" office:value="0.0785" calcext:value-type="float">
            <text:p>0.08</text:p>
          </table:table-cell>
          <table:table-cell table:style-name="ce93" table:formula="of:=[.AJ176]" office:value-type="float" office:value="0.0785" calcext:value-type="float">
            <text:p>0.08</text:p>
          </table:table-cell>
          <table:table-cell table:style-name="ce93" table:formula="of:=[.AK176]" office:value-type="float" office:value="0.0785" calcext:value-type="float">
            <text:p>0.08</text:p>
          </table:table-cell>
          <table:table-cell table:style-name="ce93" table:formula="of:=[.AL176]" office:value-type="float" office:value="0.0785" calcext:value-type="float">
            <text:p>0.08</text:p>
          </table:table-cell>
          <table:table-cell table:style-name="ce93" table:formula="of:=[.AM176]" office:value-type="float" office:value="0.0785" calcext:value-type="float">
            <text:p>0.08</text:p>
          </table:table-cell>
          <table:table-cell table:style-name="ce93" table:formula="of:=[.AN176]" office:value-type="float" office:value="0.0785" calcext:value-type="float">
            <text:p>0.08</text:p>
          </table:table-cell>
          <table:table-cell table:style-name="ce93" table:formula="of:=[.AO176]" office:value-type="float" office:value="0.0785" calcext:value-type="float">
            <text:p>0.08</text:p>
          </table:table-cell>
          <table:table-cell table:style-name="ce93" table:formula="of:=[.AP176]" office:value-type="float" office:value="0.0785" calcext:value-type="float">
            <text:p>0.08</text:p>
          </table:table-cell>
          <table:table-cell table:number-columns-repeated="981"/>
        </table:table-row>
        <table:table-row table:style-name="ro1">
          <table:table-cell table:style-name="ce66" office:value-type="string" calcext:value-type="string">
            <text:p>raffinage</text:p>
          </table:table-cell>
          <table:table-cell table:style-name="ce66" table:number-columns-repeated="6"/>
          <table:table-cell table:style-name="ce90" table:formula="of:=0.0343" office:value-type="float" office:value="0.0343" calcext:value-type="float">
            <office:annotation draw:style-name="gr12" draw:text-style-name="P2" svg:width="27.08mm" svg:height="21.21mm" svg:x="165.41mm" svg:y="807.98mm" draw:caption-point-x="170.17mm" draw:caption-point-y="228.36mm">
              <dc:date>2017-08-28T00:00:00</dc:date>
              <text:p text:style-name="P1"><text:span text:style-name="T1">FRAGNOL Ludovic - CGDD/SEEI/MA3:</text:span></text:p>
              <text:p text:style-name="P1"><text:span text:style-name="T2">7% en 2015</text:span></text:p>
            </office:annotation>
            <text:p>0.03</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number-columns-repeated="981"/>
        </table:table-row>
        <table:table-row table:style-name="ro1">
          <table:table-cell table:style-name="ce66" office:value-type="string" calcext:value-type="string">
            <text:p>Prix carbone retenu</text:p>
          </table:table-cell>
          <table:table-cell table:style-name="ce66" table:number-columns-repeated="6"/>
          <table:table-cell table:style-name="ce90" table:formula="of:=[.H28]-7" office:value-type="float" office:value="7.5" calcext:value-type="float">
            <text:p>7.50</text:p>
          </table:table-cell>
          <table:table-cell table:style-name="ce90" table:formula="of:=[.I28]-7" office:value-type="float" office:value="15" calcext:value-type="float">
            <text:p>15.00</text:p>
          </table:table-cell>
          <table:table-cell table:style-name="ce90" table:formula="of:=[.J28]-7" office:value-type="float" office:value="23.5" calcext:value-type="float">
            <text:p>23.50</text:p>
          </table:table-cell>
          <table:table-cell table:style-name="ce90" table:formula="of:=[.K28]-7" office:value-type="float" office:value="30.3475888019893" calcext:value-type="float">
            <text:p>30.35</text:p>
          </table:table-cell>
          <table:table-cell table:style-name="ce90" table:formula="of:=[.L28]-7" office:value-type="float" office:value="38.7325373548352" calcext:value-type="float">
            <text:p>38.73</text:p>
          </table:table-cell>
          <table:table-cell table:style-name="ce90" table:formula="of:=[.M28]-7" office:value-type="float" office:value="49" calcext:value-type="float">
            <text:p>49.00</text:p>
          </table:table-cell>
          <table:table-cell table:style-name="ce90" table:formula="of:=[.N28]-7" office:value-type="float" office:value="52.3429626470586" calcext:value-type="float">
            <text:p>52.34</text:p>
          </table:table-cell>
          <table:table-cell table:style-name="ce90" table:formula="of:=[.O28]-7" office:value-type="float" office:value="55.885485995182" calcext:value-type="float">
            <text:p>55.89</text:p>
          </table:table-cell>
          <table:table-cell table:style-name="ce90" table:formula="of:=[.P28]-7" office:value-type="float" office:value="59.6394829723966" calcext:value-type="float">
            <text:p>59.64</text:p>
          </table:table-cell>
          <table:table-cell table:style-name="ce90" table:formula="of:=[.Q28]-7" office:value-type="float" office:value="63.6175776580398" calcext:value-type="float">
            <text:p>63.62</text:p>
          </table:table-cell>
          <table:table-cell table:style-name="ce90" table:formula="of:=[.R28]-7" office:value-type="float" office:value="67.8331477354788" calcext:value-type="float">
            <text:p>67.83</text:p>
          </table:table-cell>
          <table:table-cell table:style-name="ce90" table:formula="of:=[.S28]-7" office:value-type="float" office:value="72.3003694790774" calcext:value-type="float">
            <text:p>72.30</text:p>
          </table:table-cell>
          <table:table-cell table:style-name="ce90" table:formula="of:=[.T28]-7" office:value-type="float" office:value="77.0342654266935" calcext:value-type="float">
            <text:p>77.03</text:p>
          </table:table-cell>
          <table:table-cell table:style-name="ce90" table:formula="of:=[.U28]-7" office:value-type="float" office:value="82.0507548980229" calcext:value-type="float">
            <text:p>82.05</text:p>
          </table:table-cell>
          <table:table-cell table:style-name="ce90" table:formula="of:=[.V28]-7" office:value-type="float" office:value="87.366707528674" calcext:value-type="float">
            <text:p>87.37</text:p>
          </table:table-cell>
          <table:table-cell table:style-name="ce90" table:formula="of:=[.W28]-7" office:value-type="float" office:value="93" calcext:value-type="float">
            <text:p>93.00</text:p>
          </table:table-cell>
          <table:table-cell table:style-name="ce90" table:formula="of:=[.X28]-7" office:value-type="float" office:value="97.5394747475055" calcext:value-type="float">
            <text:p>97.54</text:p>
          </table:table-cell>
          <table:table-cell table:style-name="ce90" table:formula="of:=[.Y28]-7" office:value-type="float" office:value="102.285017804843" calcext:value-type="float">
            <text:p>102.29</text:p>
          </table:table-cell>
          <table:table-cell table:style-name="ce90" table:formula="of:=[.Z28]-7" office:value-type="float" office:value="107.245983590901" calcext:value-type="float">
            <text:p>107.25</text:p>
          </table:table-cell>
          <table:table-cell table:style-name="ce90" table:formula="of:=[.AA28]-7" office:value-type="float" office:value="112.432151166049" calcext:value-type="float">
            <text:p>112.43</text:p>
          </table:table-cell>
          <table:table-cell table:style-name="ce90" table:formula="of:=[.AB28]-7" office:value-type="float" office:value="117.853743508634" calcext:value-type="float">
            <text:p>117.85</text:p>
          </table:table-cell>
          <table:table-cell table:style-name="ce90" table:formula="of:=[.AC28]-7" office:value-type="float" office:value="123.521447666524" calcext:value-type="float">
            <text:p>123.52</text:p>
          </table:table-cell>
          <table:table-cell table:style-name="ce90" table:formula="of:=[.AD28]-7" office:value-type="float" office:value="129.446435823425" calcext:value-type="float">
            <text:p>129.45</text:p>
          </table:table-cell>
          <table:table-cell table:style-name="ce90" table:formula="of:=[.AE28]-7" office:value-type="float" office:value="135.6403873215" calcext:value-type="float">
            <text:p>135.64</text:p>
          </table:table-cell>
          <table:table-cell table:style-name="ce90" table:formula="of:=[.AF28]-7" office:value-type="float" office:value="142.115511683704" calcext:value-type="float">
            <text:p>142.12</text:p>
          </table:table-cell>
          <table:table-cell table:style-name="ce90" table:formula="of:=[.AG28]-7" office:value-type="float" office:value="148.884572681199" calcext:value-type="float">
            <text:p>148.88</text:p>
          </table:table-cell>
          <table:table-cell table:style-name="ce90" table:formula="of:=[.AH28]-7" office:value-type="float" office:value="155.960913493319" calcext:value-type="float">
            <text:p>155.96</text:p>
          </table:table-cell>
          <table:table-cell table:style-name="ce90" table:formula="of:=[.AI28]-7" office:value-type="float" office:value="163.358483009652" calcext:value-type="float">
            <text:p>163.36</text:p>
          </table:table-cell>
          <table:table-cell table:style-name="ce90" table:formula="of:=[.AJ28]-7" office:value-type="float" office:value="171.091863326109" calcext:value-type="float">
            <text:p>171.09</text:p>
          </table:table-cell>
          <table:table-cell table:style-name="ce90" table:formula="of:=[.AK28]-7" office:value-type="float" office:value="179.176298489159" calcext:value-type="float">
            <text:p>179.18</text:p>
          </table:table-cell>
          <table:table-cell table:style-name="ce90" table:formula="of:=[.AL28]-7" office:value-type="float" office:value="187.627724544915" calcext:value-type="float">
            <text:p>187.63</text:p>
          </table:table-cell>
          <table:table-cell table:style-name="ce90" table:formula="of:=[.AM28]-7" office:value-type="float" office:value="196.462800952276" calcext:value-type="float">
            <text:p>196.46</text:p>
          </table:table-cell>
          <table:table-cell table:style-name="ce90" table:formula="of:=[.AN28]-7" office:value-type="float" office:value="205.698943422072" calcext:value-type="float">
            <text:p>205.70</text:p>
          </table:table-cell>
          <table:table-cell table:style-name="ce90" table:formula="of:=[.AO28]-7" office:value-type="float" office:value="215.354358246927" calcext:value-type="float">
            <text:p>215.35</text:p>
          </table:table-cell>
          <table:table-cell table:style-name="ce90" table:formula="of:=[.AP28]-7" office:value-type="float" office:value="225.448078189524" calcext:value-type="float">
            <text:p>225.45</text:p>
          </table:table-cell>
          <table:table-cell table:style-name="ce90" table:formula="of:=[.AQ28]-7" office:value-type="float" office:value="236" calcext:value-type="float">
            <text:p>236.00</text:p>
          </table:table-cell>
          <table:table-cell table:number-columns-repeated="981"/>
        </table:table-row>
        <table:table-row table:style-name="ro1">
          <table:table-cell table:style-name="ce66" office:value-type="string" calcext:value-type="string">
            <text:p>Taxe Carbone (c€/L)</text:p>
          </table:table-cell>
          <table:table-cell table:style-name="ce66" table:number-columns-repeated="6"/>
          <table:table-cell table:style-name="ce90" table:formula="of:=[.H178]*[.$Y$18]/10" office:value-type="float" office:value="1.68" calcext:value-type="float">
            <text:p>1.68</text:p>
          </table:table-cell>
          <table:table-cell table:style-name="ce90" table:formula="of:=[.I178]*[.$Y$18]/10" office:value-type="float" office:value="3.36" calcext:value-type="float">
            <text:p>3.36</text:p>
          </table:table-cell>
          <table:table-cell table:style-name="ce90" table:formula="of:=[.J178]*[.$Y$18]/10" office:value-type="float" office:value="5.264" calcext:value-type="float">
            <text:p>5.26</text:p>
          </table:table-cell>
          <table:table-cell table:style-name="ce90" table:formula="of:=[.K178]*[.$Y$18]/10" office:value-type="float" office:value="6.7978598916456" calcext:value-type="float">
            <text:p>6.80</text:p>
          </table:table-cell>
          <table:table-cell table:style-name="ce90" table:formula="of:=[.L178]*[.$Y$18]/10" office:value-type="float" office:value="8.67608836748309" calcext:value-type="float">
            <text:p>8.68</text:p>
          </table:table-cell>
          <table:table-cell table:style-name="ce90" table:formula="of:=[.M178]*[.$Y$18]/10" office:value-type="float" office:value="10.976" calcext:value-type="float">
            <text:p>10.98</text:p>
          </table:table-cell>
          <table:table-cell table:style-name="ce90" table:formula="of:=[.N178]*[.$Y$18]/10" office:value-type="float" office:value="11.7248236329411" calcext:value-type="float">
            <text:p>11.72</text:p>
          </table:table-cell>
          <table:table-cell table:style-name="ce90" table:formula="of:=[.O178]*[.$Y$18]/10" office:value-type="float" office:value="12.5183488629208" calcext:value-type="float">
            <text:p>12.52</text:p>
          </table:table-cell>
          <table:table-cell table:style-name="ce90" table:formula="of:=[.P178]*[.$Y$18]/10" office:value-type="float" office:value="13.3592441858168" calcext:value-type="float">
            <text:p>13.36</text:p>
          </table:table-cell>
          <table:table-cell table:style-name="ce90" table:formula="of:=[.Q178]*[.$Y$18]/10" office:value-type="float" office:value="14.2503373954009" calcext:value-type="float">
            <text:p>14.25</text:p>
          </table:table-cell>
          <table:table-cell table:style-name="ce90" table:formula="of:=[.R178]*[.$Y$18]/10" office:value-type="float" office:value="15.1946250927473" calcext:value-type="float">
            <text:p>15.19</text:p>
          </table:table-cell>
          <table:table-cell table:style-name="ce90" table:formula="of:=[.S178]*[.$Y$18]/10" office:value-type="float" office:value="16.1952827633134" calcext:value-type="float">
            <text:p>16.20</text:p>
          </table:table-cell>
          <table:table-cell table:style-name="ce90" table:formula="of:=[.T178]*[.$Y$18]/10" office:value-type="float" office:value="17.2556754555794" calcext:value-type="float">
            <text:p>17.26</text:p>
          </table:table-cell>
          <table:table-cell table:style-name="ce90" table:formula="of:=[.U178]*[.$Y$18]/10" office:value-type="float" office:value="18.3793690971571" calcext:value-type="float">
            <text:p>18.38</text:p>
          </table:table-cell>
          <table:table-cell table:style-name="ce90" table:formula="of:=[.V178]*[.$Y$18]/10" office:value-type="float" office:value="19.570142486423" calcext:value-type="float">
            <text:p>19.57</text:p>
          </table:table-cell>
          <table:table-cell table:style-name="ce90" table:formula="of:=[.W178]*[.$Y$18]/10" office:value-type="float" office:value="20.832" calcext:value-type="float">
            <text:p>20.83</text:p>
          </table:table-cell>
          <table:table-cell table:style-name="ce90" table:formula="of:=[.X178]*[.$Y$18]/10" office:value-type="float" office:value="21.8488423434412" calcext:value-type="float">
            <text:p>21.85</text:p>
          </table:table-cell>
          <table:table-cell table:style-name="ce90" table:formula="of:=[.Y178]*[.$Y$18]/10" office:value-type="float" office:value="22.9118439882849" calcext:value-type="float">
            <text:p>22.91</text:p>
          </table:table-cell>
          <table:table-cell table:style-name="ce90" table:formula="of:=[.Z178]*[.$Y$18]/10" office:value-type="float" office:value="24.0231003243618" calcext:value-type="float">
            <text:p>24.02</text:p>
          </table:table-cell>
          <table:table-cell table:style-name="ce90" table:formula="of:=[.AA178]*[.$Y$18]/10" office:value-type="float" office:value="25.184801861195" calcext:value-type="float">
            <text:p>25.18</text:p>
          </table:table-cell>
          <table:table-cell table:style-name="ce90" table:formula="of:=[.AB178]*[.$Y$18]/10" office:value-type="float" office:value="26.3992385459341" calcext:value-type="float">
            <text:p>26.40</text:p>
          </table:table-cell>
          <table:table-cell table:style-name="ce90" table:formula="of:=[.AC178]*[.$Y$18]/10" office:value-type="float" office:value="27.6688042773014" calcext:value-type="float">
            <text:p>27.67</text:p>
          </table:table-cell>
          <table:table-cell table:style-name="ce90" table:formula="of:=[.AD178]*[.$Y$18]/10" office:value-type="float" office:value="28.9960016244471" calcext:value-type="float">
            <text:p>29.00</text:p>
          </table:table-cell>
          <table:table-cell table:style-name="ce90" table:formula="of:=[.AE178]*[.$Y$18]/10" office:value-type="float" office:value="30.383446760016" calcext:value-type="float">
            <text:p>30.38</text:p>
          </table:table-cell>
          <table:table-cell table:style-name="ce90" table:formula="of:=[.AF178]*[.$Y$18]/10" office:value-type="float" office:value="31.8338746171496" calcext:value-type="float">
            <text:p>31.83</text:p>
          </table:table-cell>
          <table:table-cell table:style-name="ce90" table:formula="of:=[.AG178]*[.$Y$18]/10" office:value-type="float" office:value="33.3501442805885" calcext:value-type="float">
            <text:p>33.35</text:p>
          </table:table-cell>
          <table:table-cell table:style-name="ce90" table:formula="of:=[.AH178]*[.$Y$18]/10" office:value-type="float" office:value="34.9352446225034" calcext:value-type="float">
            <text:p>34.94</text:p>
          </table:table-cell>
          <table:table-cell table:style-name="ce90" table:formula="of:=[.AI178]*[.$Y$18]/10" office:value-type="float" office:value="36.5923001941621" calcext:value-type="float">
            <text:p>36.59</text:p>
          </table:table-cell>
          <table:table-cell table:style-name="ce90" table:formula="of:=[.AJ178]*[.$Y$18]/10" office:value-type="float" office:value="38.3245773850483" calcext:value-type="float">
            <text:p>38.32</text:p>
          </table:table-cell>
          <table:table-cell table:style-name="ce90" table:formula="of:=[.AK178]*[.$Y$18]/10" office:value-type="float" office:value="40.1354908615717" calcext:value-type="float">
            <text:p>40.14</text:p>
          </table:table-cell>
          <table:table-cell table:style-name="ce90" table:formula="of:=[.AL178]*[.$Y$18]/10" office:value-type="float" office:value="42.0286102980609" calcext:value-type="float">
            <text:p>42.03</text:p>
          </table:table-cell>
          <table:table-cell table:style-name="ce90" table:formula="of:=[.AM178]*[.$Y$18]/10" office:value-type="float" office:value="44.0076674133098" calcext:value-type="float">
            <text:p>44.01</text:p>
          </table:table-cell>
          <table:table-cell table:style-name="ce90" table:formula="of:=[.AN178]*[.$Y$18]/10" office:value-type="float" office:value="46.076563326544" calcext:value-type="float">
            <text:p>46.08</text:p>
          </table:table-cell>
          <table:table-cell table:style-name="ce90" table:formula="of:=[.AO178]*[.$Y$18]/10" office:value-type="float" office:value="48.2393762473117" calcext:value-type="float">
            <text:p>48.24</text:p>
          </table:table-cell>
          <table:table-cell table:style-name="ce90" table:formula="of:=[.AP178]*[.$Y$18]/10" office:value-type="float" office:value="50.5003695144535" calcext:value-type="float">
            <text:p>50.50</text:p>
          </table:table-cell>
          <table:table-cell table:style-name="ce90" table:formula="of:=[.AQ178]*[.$Y$18]/10" office:value-type="float" office:value="52.864" calcext:value-type="float">
            <text:p>52.86</text:p>
          </table:table-cell>
          <table:table-cell table:number-columns-repeated="981"/>
        </table:table-row>
        <table:table-row table:style-name="ro1">
          <table:table-cell table:style-name="ce66" office:value-type="string" calcext:value-type="string">
            <text:p>Niveau initial TICPE (c€/L)</text:p>
          </table:table-cell>
          <table:table-cell table:style-name="ce66" table:number-columns-repeated="6"/>
          <table:table-cell table:number-columns-repeated="36" table:style-name="ce91" office:value-type="float" office:value="60.69" calcext:value-type="float">
            <text:p>60.7</text:p>
          </table:table-cell>
          <table:table-cell table:number-columns-repeated="981"/>
        </table:table-row>
        <table:table-row table:style-name="ro1">
          <table:table-cell table:style-name="ce66" office:value-type="string" calcext:value-type="string">
            <text:p>Evolution TICPE Gazole (c€/L)</text:p>
          </table:table-cell>
          <table:table-cell table:style-name="ce66" table:number-columns-repeated="6"/>
          <table:table-cell table:style-name="ce92" office:value-type="float" office:value="0" calcext:value-type="float">
            <text:p>0.0</text:p>
          </table:table-cell>
          <table:table-cell table:style-name="ce92" office:value-type="float" office:value="-2" calcext:value-type="float">
            <office:annotation draw:style-name="gr12" draw:text-style-name="P2" svg:width="36.25mm" svg:height="21.21mm" svg:x="204.74mm" svg:y="815.47mm" draw:caption-point-x="171.16mm" draw:caption-point-y="243.17mm">
              <dc:date>2017-08-28T00:00:00</dc:date>
              <text:p text:style-name="P1"><text:span text:style-name="T1">FRAGNOL Ludovic - CGDD/SEEI/MA3:</text:span></text:p>
              <text:p text:style-name="P1"><text:span text:style-name="T2">valable opour carburant avec 5 à 10% de biocarb</text:span></text:p>
            </office:annotation>
            <text:p>-2.0</text:p>
          </table:table-cell>
          <table:table-cell table:number-columns-repeated="5" table:style-name="ce92" office:value-type="float" office:value="-1" calcext:value-type="float">
            <text:p>-1.0</text:p>
          </table:table-cell>
          <table:table-cell table:style-name="ce92" office:value-type="float" office:value="-0.7" calcext:value-type="float">
            <text:p>-0.7</text:p>
          </table:table-cell>
          <table:table-cell table:number-columns-repeated="28" table:style-name="ce92" office:value-type="float" office:value="0" calcext:value-type="float">
            <text:p>0.0</text:p>
          </table:table-cell>
          <table:table-cell table:number-columns-repeated="981"/>
        </table:table-row>
        <table:table-row table:style-name="ro1">
          <table:table-cell table:style-name="ce66" office:value-type="string" calcext:value-type="string">
            <text:p>TICPE Gazole (c€/L)</text:p>
          </table:table-cell>
          <table:table-cell table:style-name="ce66" table:number-columns-repeated="6"/>
          <table:table-cell table:style-name="ce91" table:formula="of:=[.H180]" office:value-type="float" office:value="60.69" calcext:value-type="float">
            <text:p>60.7</text:p>
          </table:table-cell>
          <table:table-cell table:style-name="ce91" table:formula="of:=[.H182]+[.I181]" office:value-type="float" office:value="58.69" calcext:value-type="float">
            <text:p>58.7</text:p>
          </table:table-cell>
          <table:table-cell table:style-name="ce91" table:formula="of:=[.I182]+[.J181]" office:value-type="float" office:value="57.69" calcext:value-type="float">
            <text:p>57.7</text:p>
          </table:table-cell>
          <table:table-cell table:style-name="ce91" table:formula="of:=[.J182]+[.K181]" office:value-type="float" office:value="56.69" calcext:value-type="float">
            <text:p>56.7</text:p>
          </table:table-cell>
          <table:table-cell table:style-name="ce91" table:formula="of:=[.K182]+[.L181]" office:value-type="float" office:value="55.69" calcext:value-type="float">
            <text:p>55.7</text:p>
          </table:table-cell>
          <table:table-cell table:style-name="ce91" table:formula="of:=[.L182]+[.M181]" office:value-type="float" office:value="54.69" calcext:value-type="float">
            <text:p>54.7</text:p>
          </table:table-cell>
          <table:table-cell table:style-name="ce91" table:formula="of:=[.M182]+[.N181]" office:value-type="float" office:value="53.69" calcext:value-type="float">
            <text:p>53.7</text:p>
          </table:table-cell>
          <table:table-cell table:style-name="ce91" table:formula="of:=[.N182]+[.O181]" office:value-type="float" office:value="52.99" calcext:value-type="float">
            <text:p>53.0</text:p>
          </table:table-cell>
          <table:table-cell table:style-name="ce91" table:formula="of:=[.O182]+[.P181]" office:value-type="float" office:value="52.99" calcext:value-type="float">
            <text:p>53.0</text:p>
          </table:table-cell>
          <table:table-cell table:style-name="ce91" table:formula="of:=[.P182]+[.Q181]" office:value-type="float" office:value="52.99" calcext:value-type="float">
            <text:p>53.0</text:p>
          </table:table-cell>
          <table:table-cell table:style-name="ce91" table:formula="of:=[.Q182]+[.R181]" office:value-type="float" office:value="52.99" calcext:value-type="float">
            <text:p>53.0</text:p>
          </table:table-cell>
          <table:table-cell table:style-name="ce91" table:formula="of:=[.R182]+[.S181]" office:value-type="float" office:value="52.99" calcext:value-type="float">
            <text:p>53.0</text:p>
          </table:table-cell>
          <table:table-cell table:style-name="ce91" table:formula="of:=[.S182]+[.T181]" office:value-type="float" office:value="52.99" calcext:value-type="float">
            <text:p>53.0</text:p>
          </table:table-cell>
          <table:table-cell table:style-name="ce91" table:formula="of:=[.T182]+[.U181]" office:value-type="float" office:value="52.99" calcext:value-type="float">
            <text:p>53.0</text:p>
          </table:table-cell>
          <table:table-cell table:style-name="ce91" table:formula="of:=[.U182]+[.V181]" office:value-type="float" office:value="52.99" calcext:value-type="float">
            <text:p>53.0</text:p>
          </table:table-cell>
          <table:table-cell table:style-name="ce91" table:formula="of:=[.V182]+[.W181]" office:value-type="float" office:value="52.99" calcext:value-type="float">
            <text:p>53.0</text:p>
          </table:table-cell>
          <table:table-cell table:style-name="ce91" table:formula="of:=[.W182]+[.X181]" office:value-type="float" office:value="52.99" calcext:value-type="float">
            <text:p>53.0</text:p>
          </table:table-cell>
          <table:table-cell table:style-name="ce91" table:formula="of:=[.X182]+[.Y181]" office:value-type="float" office:value="52.99" calcext:value-type="float">
            <text:p>53.0</text:p>
          </table:table-cell>
          <table:table-cell table:style-name="ce91" table:formula="of:=[.Y182]+[.Z181]" office:value-type="float" office:value="52.99" calcext:value-type="float">
            <text:p>53.0</text:p>
          </table:table-cell>
          <table:table-cell table:style-name="ce91" table:formula="of:=[.Z182]+[.AA181]" office:value-type="float" office:value="52.99" calcext:value-type="float">
            <text:p>53.0</text:p>
          </table:table-cell>
          <table:table-cell table:style-name="ce91" table:formula="of:=[.AA182]+[.AB181]" office:value-type="float" office:value="52.99" calcext:value-type="float">
            <text:p>53.0</text:p>
          </table:table-cell>
          <table:table-cell table:style-name="ce91" table:formula="of:=[.AB182]+[.AC181]" office:value-type="float" office:value="52.99" calcext:value-type="float">
            <text:p>53.0</text:p>
          </table:table-cell>
          <table:table-cell table:style-name="ce91" table:formula="of:=[.AC182]+[.AD181]" office:value-type="float" office:value="52.99" calcext:value-type="float">
            <text:p>53.0</text:p>
          </table:table-cell>
          <table:table-cell table:style-name="ce91" table:formula="of:=[.AD182]+[.AE181]" office:value-type="float" office:value="52.99" calcext:value-type="float">
            <text:p>53.0</text:p>
          </table:table-cell>
          <table:table-cell table:style-name="ce91" table:formula="of:=[.AE182]+[.AF181]" office:value-type="float" office:value="52.99" calcext:value-type="float">
            <text:p>53.0</text:p>
          </table:table-cell>
          <table:table-cell table:style-name="ce91" table:formula="of:=[.AF182]+[.AG181]" office:value-type="float" office:value="52.99" calcext:value-type="float">
            <text:p>53.0</text:p>
          </table:table-cell>
          <table:table-cell table:style-name="ce91" table:formula="of:=[.AG182]+[.AH181]" office:value-type="float" office:value="52.99" calcext:value-type="float">
            <text:p>53.0</text:p>
          </table:table-cell>
          <table:table-cell table:style-name="ce91" table:formula="of:=[.AH182]+[.AI181]" office:value-type="float" office:value="52.99" calcext:value-type="float">
            <text:p>53.0</text:p>
          </table:table-cell>
          <table:table-cell table:style-name="ce91" table:formula="of:=[.AI182]+[.AJ181]" office:value-type="float" office:value="52.99" calcext:value-type="float">
            <text:p>53.0</text:p>
          </table:table-cell>
          <table:table-cell table:style-name="ce91" table:formula="of:=[.AJ182]+[.AK181]" office:value-type="float" office:value="52.99" calcext:value-type="float">
            <text:p>53.0</text:p>
          </table:table-cell>
          <table:table-cell table:style-name="ce91" table:formula="of:=[.AK182]+[.AL181]" office:value-type="float" office:value="52.99" calcext:value-type="float">
            <text:p>53.0</text:p>
          </table:table-cell>
          <table:table-cell table:style-name="ce91" table:formula="of:=[.AL182]+[.AM181]" office:value-type="float" office:value="52.99" calcext:value-type="float">
            <text:p>53.0</text:p>
          </table:table-cell>
          <table:table-cell table:style-name="ce91" table:formula="of:=[.AM182]+[.AN181]" office:value-type="float" office:value="52.99" calcext:value-type="float">
            <text:p>53.0</text:p>
          </table:table-cell>
          <table:table-cell table:style-name="ce91" table:formula="of:=[.AN182]+[.AO181]" office:value-type="float" office:value="52.99" calcext:value-type="float">
            <text:p>53.0</text:p>
          </table:table-cell>
          <table:table-cell table:style-name="ce91" table:formula="of:=[.AO182]+[.AP181]" office:value-type="float" office:value="52.99" calcext:value-type="float">
            <text:p>53.0</text:p>
          </table:table-cell>
          <table:table-cell table:style-name="ce91" table:formula="of:=[.AP182]+[.AQ181]" office:value-type="float" office:value="52.99" calcext:value-type="float">
            <text:p>53.0</text:p>
          </table:table-cell>
          <table:table-cell table:number-columns-repeated="981"/>
        </table:table-row>
        <table:table-row table:style-name="ro1">
          <table:table-cell table:style-name="ce66" office:value-type="string" calcext:value-type="string">
            <text:p>Taxation Gazole (TICPE + Taxe Carbone) (€/L)</text:p>
          </table:table-cell>
          <table:table-cell table:style-name="ce66" table:number-columns-repeated="6"/>
          <table:table-cell table:style-name="ce90" table:formula="of:=([.H179]+[.H182])/100" office:value-type="float" office:value="0.6237" calcext:value-type="float">
            <text:p>0.62</text:p>
          </table:table-cell>
          <table:table-cell table:style-name="ce90" table:formula="of:=([.I179]+[.I182])/100" office:value-type="float" office:value="0.6205" calcext:value-type="float">
            <text:p>0.62</text:p>
          </table:table-cell>
          <table:table-cell table:style-name="ce90" table:formula="of:=([.J179]+[.J182])/100" office:value-type="float" office:value="0.62954" calcext:value-type="float">
            <text:p>0.63</text:p>
          </table:table-cell>
          <table:table-cell table:style-name="ce90" table:formula="of:=([.K179]+[.K182])/100" office:value-type="float" office:value="0.634878598916456" calcext:value-type="float">
            <text:p>0.63</text:p>
          </table:table-cell>
          <table:table-cell table:style-name="ce90" table:formula="of:=([.L179]+[.L182])/100" office:value-type="float" office:value="0.643660883674831" calcext:value-type="float">
            <text:p>0.64</text:p>
          </table:table-cell>
          <table:table-cell table:style-name="ce90" table:formula="of:=([.M179]+[.M182])/100" office:value-type="float" office:value="0.65666" calcext:value-type="float">
            <text:p>0.66</text:p>
          </table:table-cell>
          <table:table-cell table:style-name="ce90" table:formula="of:=([.N179]+[.N182])/100" office:value-type="float" office:value="0.654148236329411" calcext:value-type="float">
            <text:p>0.65</text:p>
          </table:table-cell>
          <table:table-cell table:style-name="ce90" table:formula="of:=([.O179]+[.O182])/100" office:value-type="float" office:value="0.655083488629207" calcext:value-type="float">
            <text:p>0.66</text:p>
          </table:table-cell>
          <table:table-cell table:style-name="ce90" table:formula="of:=([.P179]+[.P182])/100" office:value-type="float" office:value="0.663492441858168" calcext:value-type="float">
            <text:p>0.66</text:p>
          </table:table-cell>
          <table:table-cell table:style-name="ce90" table:formula="of:=([.Q179]+[.Q182])/100" office:value-type="float" office:value="0.672403373954009" calcext:value-type="float">
            <text:p>0.67</text:p>
          </table:table-cell>
          <table:table-cell table:style-name="ce90" table:formula="of:=([.R179]+[.R182])/100" office:value-type="float" office:value="0.681846250927473" calcext:value-type="float">
            <text:p>0.68</text:p>
          </table:table-cell>
          <table:table-cell table:style-name="ce90" table:formula="of:=([.S179]+[.S182])/100" office:value-type="float" office:value="0.691852827633134" calcext:value-type="float">
            <text:p>0.69</text:p>
          </table:table-cell>
          <table:table-cell table:style-name="ce90" table:formula="of:=([.T179]+[.T182])/100" office:value-type="float" office:value="0.702456754555793" calcext:value-type="float">
            <text:p>0.70</text:p>
          </table:table-cell>
          <table:table-cell table:style-name="ce90" table:formula="of:=([.U179]+[.U182])/100" office:value-type="float" office:value="0.713693690971571" calcext:value-type="float">
            <text:p>0.71</text:p>
          </table:table-cell>
          <table:table-cell table:style-name="ce90" table:formula="of:=([.V179]+[.V182])/100" office:value-type="float" office:value="0.72560142486423" calcext:value-type="float">
            <text:p>0.73</text:p>
          </table:table-cell>
          <table:table-cell table:style-name="ce90" table:formula="of:=([.W179]+[.W182])/100" office:value-type="float" office:value="0.73822" calcext:value-type="float">
            <text:p>0.74</text:p>
          </table:table-cell>
          <table:table-cell table:style-name="ce90" table:formula="of:=([.X179]+[.X182])/100" office:value-type="float" office:value="0.748388423434412" calcext:value-type="float">
            <text:p>0.75</text:p>
          </table:table-cell>
          <table:table-cell table:style-name="ce90" table:formula="of:=([.Y179]+[.Y182])/100" office:value-type="float" office:value="0.759018439882849" calcext:value-type="float">
            <text:p>0.76</text:p>
          </table:table-cell>
          <table:table-cell table:style-name="ce90" table:formula="of:=([.Z179]+[.Z182])/100" office:value-type="float" office:value="0.770131003243618" calcext:value-type="float">
            <text:p>0.77</text:p>
          </table:table-cell>
          <table:table-cell table:style-name="ce90" table:formula="of:=([.AA179]+[.AA182])/100" office:value-type="float" office:value="0.78174801861195" calcext:value-type="float">
            <text:p>0.78</text:p>
          </table:table-cell>
          <table:table-cell table:style-name="ce90" table:formula="of:=([.AB179]+[.AB182])/100" office:value-type="float" office:value="0.793892385459341" calcext:value-type="float">
            <text:p>0.79</text:p>
          </table:table-cell>
          <table:table-cell table:style-name="ce90" table:formula="of:=([.AC179]+[.AC182])/100" office:value-type="float" office:value="0.806588042773014" calcext:value-type="float">
            <text:p>0.81</text:p>
          </table:table-cell>
          <table:table-cell table:style-name="ce90" table:formula="of:=([.AD179]+[.AD182])/100" office:value-type="float" office:value="0.819860016244471" calcext:value-type="float">
            <text:p>0.82</text:p>
          </table:table-cell>
          <table:table-cell table:style-name="ce90" table:formula="of:=([.AE179]+[.AE182])/100" office:value-type="float" office:value="0.83373446760016" calcext:value-type="float">
            <text:p>0.83</text:p>
          </table:table-cell>
          <table:table-cell table:style-name="ce90" table:formula="of:=([.AF179]+[.AF182])/100" office:value-type="float" office:value="0.848238746171496" calcext:value-type="float">
            <text:p>0.85</text:p>
          </table:table-cell>
          <table:table-cell table:style-name="ce90" table:formula="of:=([.AG179]+[.AG182])/100" office:value-type="float" office:value="0.863401442805885" calcext:value-type="float">
            <text:p>0.86</text:p>
          </table:table-cell>
          <table:table-cell table:style-name="ce90" table:formula="of:=([.AH179]+[.AH182])/100" office:value-type="float" office:value="0.879252446225034" calcext:value-type="float">
            <text:p>0.88</text:p>
          </table:table-cell>
          <table:table-cell table:style-name="ce90" table:formula="of:=([.AI179]+[.AI182])/100" office:value-type="float" office:value="0.895823001941621" calcext:value-type="float">
            <text:p>0.90</text:p>
          </table:table-cell>
          <table:table-cell table:style-name="ce90" table:formula="of:=([.AJ179]+[.AJ182])/100" office:value-type="float" office:value="0.913145773850483" calcext:value-type="float">
            <text:p>0.91</text:p>
          </table:table-cell>
          <table:table-cell table:style-name="ce90" table:formula="of:=([.AK179]+[.AK182])/100" office:value-type="float" office:value="0.931254908615716" calcext:value-type="float">
            <text:p>0.93</text:p>
          </table:table-cell>
          <table:table-cell table:style-name="ce90" table:formula="of:=([.AL179]+[.AL182])/100" office:value-type="float" office:value="0.950186102980609" calcext:value-type="float">
            <text:p>0.95</text:p>
          </table:table-cell>
          <table:table-cell table:style-name="ce90" table:formula="of:=([.AM179]+[.AM182])/100" office:value-type="float" office:value="0.969976674133098" calcext:value-type="float">
            <text:p>0.97</text:p>
          </table:table-cell>
          <table:table-cell table:style-name="ce90" table:formula="of:=([.AN179]+[.AN182])/100" office:value-type="float" office:value="0.99066563326544" calcext:value-type="float">
            <text:p>0.99</text:p>
          </table:table-cell>
          <table:table-cell table:style-name="ce90" table:formula="of:=([.AO179]+[.AO182])/100" office:value-type="float" office:value="1.01229376247312" calcext:value-type="float">
            <text:p>1.01</text:p>
          </table:table-cell>
          <table:table-cell table:style-name="ce90" table:formula="of:=([.AP179]+[.AP182])/100" office:value-type="float" office:value="1.03490369514453" calcext:value-type="float">
            <text:p>1.03</text:p>
          </table:table-cell>
          <table:table-cell table:style-name="ce90" table:formula="of:=([.AQ179]+[.AQ182])/100" office:value-type="float" office:value="1.05854" calcext:value-type="float">
            <text:p>1.06</text:p>
          </table:table-cell>
          <table:table-cell table:number-columns-repeated="981"/>
        </table:table-row>
        <table:table-row table:style-name="ro1">
          <table:table-cell table:style-name="ce65" office:value-type="string" calcext:value-type="string">
            <text:p>Total HTVA (€/L)</text:p>
          </table:table-cell>
          <table:table-cell table:style-name="ce65" table:number-columns-repeated="6"/>
          <table:table-cell table:style-name="ce90" table:formula="of:=[.H174]+[.H183]" office:value-type="float" office:value="1.1142" calcext:value-type="float">
            <text:p>1.11</text:p>
          </table:table-cell>
          <table:table-cell table:style-name="ce90" table:formula="of:=[.I174]+[.I183]" office:value-type="float" office:value="1.13074809372098" calcext:value-type="float">
            <text:p>1.13</text:p>
          </table:table-cell>
          <table:table-cell table:style-name="ce90" table:formula="of:=[.J174]+[.J183]" office:value-type="float" office:value="1.15771473422053" calcext:value-type="float">
            <text:p>1.16</text:p>
          </table:table-cell>
          <table:table-cell table:style-name="ce90" table:formula="of:=[.K174]+[.K183]" office:value-type="float" office:value="1.18179386749776" calcext:value-type="float">
            <text:p>1.18</text:p>
          </table:table-cell>
          <table:table-cell table:style-name="ce90" table:formula="of:=[.L174]+[.L183]" office:value-type="float" office:value="1.21016753236645" calcext:value-type="float">
            <text:p>1.21</text:p>
          </table:table-cell>
          <table:table-cell table:style-name="ce90" table:formula="of:=[.M174]+[.M183]" office:value-type="float" office:value="1.24364750410577" calcext:value-type="float">
            <text:p>1.24</text:p>
          </table:table-cell>
          <table:table-cell table:style-name="ce90" table:formula="of:=[.N174]+[.N183]" office:value-type="float" office:value="1.26254645454174" calcext:value-type="float">
            <text:p>1.26</text:p>
          </table:table-cell>
          <table:table-cell table:style-name="ce90" table:formula="of:=[.O174]+[.O183]" office:value-type="float" office:value="1.28586449648989" calcext:value-type="float">
            <text:p>1.29</text:p>
          </table:table-cell>
          <table:table-cell table:style-name="ce90" table:formula="of:=[.P174]+[.P183]" office:value-type="float" office:value="1.31767244846073" calcext:value-type="float">
            <text:p>1.32</text:p>
          </table:table-cell>
          <table:table-cell table:style-name="ce90" table:formula="of:=[.Q174]+[.Q183]" office:value-type="float" office:value="1.35104472566701" calcext:value-type="float">
            <text:p>1.35</text:p>
          </table:table-cell>
          <table:table-cell table:style-name="ce90" table:formula="of:=[.R174]+[.R183]" office:value-type="float" office:value="1.38605952608952" calcext:value-type="float">
            <text:p>1.39</text:p>
          </table:table-cell>
          <table:table-cell table:style-name="ce90" table:formula="of:=[.S174]+[.S183]" office:value-type="float" office:value="1.42279902634995" calcext:value-type="float">
            <text:p>1.42</text:p>
          </table:table-cell>
          <table:table-cell table:style-name="ce90" table:formula="of:=[.T174]+[.T183]" office:value-type="float" office:value="1.46134958791701" calcext:value-type="float">
            <text:p>1.46</text:p>
          </table:table-cell>
          <table:table-cell table:style-name="ce90" table:formula="of:=[.U174]+[.U183]" office:value-type="float" office:value="1.50180197420109" calcext:value-type="float">
            <text:p>1.50</text:p>
          </table:table-cell>
          <table:table-cell table:style-name="ce90" table:formula="of:=[.V174]+[.V183]" office:value-type="float" office:value="1.54425157912287" calcext:value-type="float">
            <text:p>1.54</text:p>
          </table:table-cell>
          <table:table-cell table:style-name="ce90" table:formula="of:=[.W174]+[.W183]" office:value-type="float" office:value="1.5887986677734" calcext:value-type="float">
            <text:p>1.59</text:p>
          </table:table-cell>
          <table:table-cell table:style-name="ce90" table:formula="of:=[.X174]+[.X183]" office:value-type="float" office:value="1.6063091630728" calcext:value-type="float">
            <text:p>1.61</text:p>
          </table:table-cell>
          <table:table-cell table:style-name="ce90" table:formula="of:=[.Y174]+[.Y183]" office:value-type="float" office:value="1.62435457508512" calcext:value-type="float">
            <text:p>1.62</text:p>
          </table:table-cell>
          <table:table-cell table:style-name="ce90" table:formula="of:=[.Z174]+[.Z183]" office:value-type="float" office:value="1.64295658997674" calcext:value-type="float">
            <text:p>1.64</text:p>
          </table:table-cell>
          <table:table-cell table:style-name="ce90" table:formula="of:=[.AA174]+[.AA183]" office:value-type="float" office:value="1.66213785242398" calcext:value-type="float">
            <text:p>1.66</text:p>
          </table:table-cell>
          <table:table-cell table:style-name="ce90" table:formula="of:=[.AB174]+[.AB183]" office:value-type="float" office:value="1.68192200886543" calcext:value-type="float">
            <text:p>1.68</text:p>
          </table:table-cell>
          <table:table-cell table:style-name="ce90" table:formula="of:=[.AC174]+[.AC183]" office:value-type="float" office:value="1.70233375271525" calcext:value-type="float">
            <text:p>1.70</text:p>
          </table:table-cell>
          <table:table-cell table:style-name="ce90" table:formula="of:=[.AD174]+[.AD183]" office:value-type="float" office:value="1.72339887162615" calcext:value-type="float">
            <text:p>1.72</text:p>
          </table:table-cell>
          <table:table-cell table:style-name="ce90" table:formula="of:=[.AE174]+[.AE183]" office:value-type="float" office:value="1.74514429689533" calcext:value-type="float">
            <text:p>1.75</text:p>
          </table:table-cell>
          <table:table-cell table:style-name="ce90" table:formula="of:=[.AF174]+[.AF183]" office:value-type="float" office:value="1.76759815511052" calcext:value-type="float">
            <text:p>1.77</text:p>
          </table:table-cell>
          <table:table-cell table:style-name="ce90" table:formula="of:=[.AG174]+[.AG183]" office:value-type="float" office:value="1.7907898221377" calcext:value-type="float">
            <text:p>1.79</text:p>
          </table:table-cell>
          <table:table-cell table:style-name="ce90" table:formula="of:=[.AH174]+[.AH183]" office:value-type="float" office:value="1.81474997955698" calcext:value-type="float">
            <text:p>1.81</text:p>
          </table:table-cell>
          <table:table-cell table:style-name="ce90" table:formula="of:=[.AI174]+[.AI183]" office:value-type="float" office:value="1.83951067365756" calcext:value-type="float">
            <text:p>1.84</text:p>
          </table:table-cell>
          <table:table-cell table:style-name="ce90" table:formula="of:=[.AJ174]+[.AJ183]" office:value-type="float" office:value="1.86510537710796" calcext:value-type="float">
            <text:p>1.87</text:p>
          </table:table-cell>
          <table:table-cell table:style-name="ce90" table:formula="of:=[.AK174]+[.AK183]" office:value-type="float" office:value="1.89156905342303" calcext:value-type="float">
            <text:p>1.89</text:p>
          </table:table-cell>
          <table:table-cell table:style-name="ce90" table:formula="of:=[.AL174]+[.AL183]" office:value-type="float" office:value="1.9189382243545" calcext:value-type="float">
            <text:p>1.92</text:p>
          </table:table-cell>
          <table:table-cell table:style-name="ce90" table:formula="of:=[.AM174]+[.AM183]" office:value-type="float" office:value="1.94725104033796" calcext:value-type="float">
            <text:p>1.95</text:p>
          </table:table-cell>
          <table:table-cell table:style-name="ce90" table:formula="of:=[.AN174]+[.AN183]" office:value-type="float" office:value="1.97654735413475" calcext:value-type="float">
            <text:p>1.98</text:p>
          </table:table-cell>
          <table:table-cell table:style-name="ce90" table:formula="of:=[.AO174]+[.AO183]" office:value-type="float" office:value="2.00686879781405" calcext:value-type="float">
            <text:p>2.01</text:p>
          </table:table-cell>
          <table:table-cell table:style-name="ce90" table:formula="of:=[.AP174]+[.AP183]" office:value-type="float" office:value="2.03825886322644" calcext:value-type="float">
            <text:p>2.04</text:p>
          </table:table-cell>
          <table:table-cell table:style-name="ce90" table:formula="of:=[.AQ174]+[.AQ183]" office:value-type="float" office:value="2.07076298612767" calcext:value-type="float">
            <text:p>2.07</text:p>
          </table:table-cell>
          <table:table-cell table:number-columns-repeated="981"/>
        </table:table-row>
        <table:table-row table:style-name="ro1">
          <table:table-cell table:style-name="ce66" office:value-type="string" calcext:value-type="string">
            <text:p>TVA à 20%</text:p>
          </table:table-cell>
          <table:table-cell table:style-name="ce66" table:number-columns-repeated="6"/>
          <table:table-cell table:style-name="ce90" table:formula="of:=[.H184]*0.2" office:value-type="float" office:value="0.22284" calcext:value-type="float">
            <text:p>0.22</text:p>
          </table:table-cell>
          <table:table-cell table:style-name="ce90" table:formula="of:=[.I184]*0.2" office:value-type="float" office:value="0.226149618744196" calcext:value-type="float">
            <text:p>0.23</text:p>
          </table:table-cell>
          <table:table-cell table:style-name="ce90" table:formula="of:=[.J184]*0.2" office:value-type="float" office:value="0.231542946844105" calcext:value-type="float">
            <text:p>0.23</text:p>
          </table:table-cell>
          <table:table-cell table:style-name="ce90" table:formula="of:=[.K184]*0.2" office:value-type="float" office:value="0.236358773499552" calcext:value-type="float">
            <text:p>0.24</text:p>
          </table:table-cell>
          <table:table-cell table:style-name="ce90" table:formula="of:=[.L184]*0.2" office:value-type="float" office:value="0.242033506473291" calcext:value-type="float">
            <text:p>0.24</text:p>
          </table:table-cell>
          <table:table-cell table:style-name="ce90" table:formula="of:=[.M184]*0.2" office:value-type="float" office:value="0.248729500821153" calcext:value-type="float">
            <text:p>0.25</text:p>
          </table:table-cell>
          <table:table-cell table:style-name="ce90" table:formula="of:=[.N184]*0.2" office:value-type="float" office:value="0.252509290908348" calcext:value-type="float">
            <text:p>0.25</text:p>
          </table:table-cell>
          <table:table-cell table:style-name="ce90" table:formula="of:=[.O184]*0.2" office:value-type="float" office:value="0.257172899297977" calcext:value-type="float">
            <text:p>0.26</text:p>
          </table:table-cell>
          <table:table-cell table:style-name="ce90" table:formula="of:=[.P184]*0.2" office:value-type="float" office:value="0.263534489692146" calcext:value-type="float">
            <text:p>0.26</text:p>
          </table:table-cell>
          <table:table-cell table:style-name="ce90" table:formula="of:=[.Q184]*0.2" office:value-type="float" office:value="0.270208945133401" calcext:value-type="float">
            <text:p>0.27</text:p>
          </table:table-cell>
          <table:table-cell table:style-name="ce90" table:formula="of:=[.R184]*0.2" office:value-type="float" office:value="0.277211905217904" calcext:value-type="float">
            <text:p>0.28</text:p>
          </table:table-cell>
          <table:table-cell table:style-name="ce90" table:formula="of:=[.S184]*0.2" office:value-type="float" office:value="0.28455980526999" calcext:value-type="float">
            <text:p>0.28</text:p>
          </table:table-cell>
          <table:table-cell table:style-name="ce90" table:formula="of:=[.T184]*0.2" office:value-type="float" office:value="0.292269917583402" calcext:value-type="float">
            <text:p>0.29</text:p>
          </table:table-cell>
          <table:table-cell table:style-name="ce90" table:formula="of:=[.U184]*0.2" office:value-type="float" office:value="0.300360394840218" calcext:value-type="float">
            <text:p>0.30</text:p>
          </table:table-cell>
          <table:table-cell table:style-name="ce90" table:formula="of:=[.V184]*0.2" office:value-type="float" office:value="0.308850315824575" calcext:value-type="float">
            <text:p>0.31</text:p>
          </table:table-cell>
          <table:table-cell table:style-name="ce90" table:formula="of:=[.W184]*0.2" office:value-type="float" office:value="0.317759733554679" calcext:value-type="float">
            <text:p>0.32</text:p>
          </table:table-cell>
          <table:table-cell table:style-name="ce90" table:formula="of:=[.X184]*0.2" office:value-type="float" office:value="0.32126183261456" calcext:value-type="float">
            <text:p>0.32</text:p>
          </table:table-cell>
          <table:table-cell table:style-name="ce90" table:formula="of:=[.Y184]*0.2" office:value-type="float" office:value="0.324870915017024" calcext:value-type="float">
            <text:p>0.32</text:p>
          </table:table-cell>
          <table:table-cell table:style-name="ce90" table:formula="of:=[.Z184]*0.2" office:value-type="float" office:value="0.328591317995349" calcext:value-type="float">
            <text:p>0.33</text:p>
          </table:table-cell>
          <table:table-cell table:style-name="ce90" table:formula="of:=[.AA184]*0.2" office:value-type="float" office:value="0.332427570484795" calcext:value-type="float">
            <text:p>0.33</text:p>
          </table:table-cell>
          <table:table-cell table:style-name="ce90" table:formula="of:=[.AB184]*0.2" office:value-type="float" office:value="0.336384401773087" calcext:value-type="float">
            <text:p>0.34</text:p>
          </table:table-cell>
          <table:table-cell table:style-name="ce90" table:formula="of:=[.AC184]*0.2" office:value-type="float" office:value="0.34046675054305" calcext:value-type="float">
            <text:p>0.34</text:p>
          </table:table-cell>
          <table:table-cell table:style-name="ce90" table:formula="of:=[.AD184]*0.2" office:value-type="float" office:value="0.344679774325229" calcext:value-type="float">
            <text:p>0.34</text:p>
          </table:table-cell>
          <table:table-cell table:style-name="ce90" table:formula="of:=[.AE184]*0.2" office:value-type="float" office:value="0.349028859379066" calcext:value-type="float">
            <text:p>0.35</text:p>
          </table:table-cell>
          <table:table-cell table:style-name="ce90" table:formula="of:=[.AF184]*0.2" office:value-type="float" office:value="0.353519631022103" calcext:value-type="float">
            <text:p>0.35</text:p>
          </table:table-cell>
          <table:table-cell table:style-name="ce90" table:formula="of:=[.AG184]*0.2" office:value-type="float" office:value="0.358157964427539" calcext:value-type="float">
            <text:p>0.36</text:p>
          </table:table-cell>
          <table:table-cell table:style-name="ce90" table:formula="of:=[.AH184]*0.2" office:value-type="float" office:value="0.362949995911396" calcext:value-type="float">
            <text:p>0.36</text:p>
          </table:table-cell>
          <table:table-cell table:style-name="ce90" table:formula="of:=[.AI184]*0.2" office:value-type="float" office:value="0.367902134731512" calcext:value-type="float">
            <text:p>0.37</text:p>
          </table:table-cell>
          <table:table-cell table:style-name="ce90" table:formula="of:=[.AJ184]*0.2" office:value-type="float" office:value="0.373021075421593" calcext:value-type="float">
            <text:p>0.37</text:p>
          </table:table-cell>
          <table:table-cell table:style-name="ce90" table:formula="of:=[.AK184]*0.2" office:value-type="float" office:value="0.378313810684606" calcext:value-type="float">
            <text:p>0.38</text:p>
          </table:table-cell>
          <table:table-cell table:style-name="ce90" table:formula="of:=[.AL184]*0.2" office:value-type="float" office:value="0.3837876448709" calcext:value-type="float">
            <text:p>0.38</text:p>
          </table:table-cell>
          <table:table-cell table:style-name="ce90" table:formula="of:=[.AM184]*0.2" office:value-type="float" office:value="0.389450208067591" calcext:value-type="float">
            <text:p>0.39</text:p>
          </table:table-cell>
          <table:table-cell table:style-name="ce90" table:formula="of:=[.AN184]*0.2" office:value-type="float" office:value="0.395309470826951" calcext:value-type="float">
            <text:p>0.40</text:p>
          </table:table-cell>
          <table:table-cell table:style-name="ce90" table:formula="of:=[.AO184]*0.2" office:value-type="float" office:value="0.401373759562811" calcext:value-type="float">
            <text:p>0.40</text:p>
          </table:table-cell>
          <table:table-cell table:style-name="ce90" table:formula="of:=[.AP184]*0.2" office:value-type="float" office:value="0.407651772645287" calcext:value-type="float">
            <text:p>0.41</text:p>
          </table:table-cell>
          <table:table-cell table:style-name="ce90" table:formula="of:=[.AQ184]*0.2" office:value-type="float" office:value="0.414152597225534" calcext:value-type="float">
            <text:p>0.41</text:p>
          </table:table-cell>
          <table:table-cell table:number-columns-repeated="981"/>
        </table:table-row>
        <table:table-row table:style-name="ro1">
          <table:table-cell table:style-name="ce68" office:value-type="string" calcext:value-type="string">
            <text:p>Total acteurs (€/L)</text:p>
          </table:table-cell>
          <table:table-cell table:style-name="ce68" table:number-columns-repeated="6"/>
          <table:table-cell table:style-name="ce80" table:formula="of:=[.H184]+[.H185]" office:value-type="float" office:value="1.33704" calcext:value-type="float">
            <text:p>1.34</text:p>
          </table:table-cell>
          <table:table-cell table:style-name="ce80" table:formula="of:=[.I184]+[.I185]" office:value-type="float" office:value="1.35689771246518" calcext:value-type="float">
            <text:p>1.36</text:p>
          </table:table-cell>
          <table:table-cell table:style-name="ce80" table:formula="of:=[.J184]+[.J185]" office:value-type="float" office:value="1.38925768106463" calcext:value-type="float">
            <text:p>1.39</text:p>
          </table:table-cell>
          <table:table-cell table:style-name="ce80" table:formula="of:=[.K184]+[.K185]" office:value-type="float" office:value="1.41815264099732" calcext:value-type="float">
            <text:p>1.42</text:p>
          </table:table-cell>
          <table:table-cell table:style-name="ce80" table:formula="of:=[.L184]+[.L185]" office:value-type="float" office:value="1.45220103883974" calcext:value-type="float">
            <text:p>1.45</text:p>
          </table:table-cell>
          <table:table-cell table:style-name="ce80" table:formula="of:=[.M184]+[.M185]" office:value-type="float" office:value="1.49237700492692" calcext:value-type="float">
            <text:p>1.49</text:p>
          </table:table-cell>
          <table:table-cell table:style-name="ce80" table:formula="of:=[.N184]+[.N185]" office:value-type="float" office:value="1.51505574545009" calcext:value-type="float">
            <text:p>1.52</text:p>
          </table:table-cell>
          <table:table-cell table:style-name="ce80" table:formula="of:=[.O184]+[.O185]" office:value-type="float" office:value="1.54303739578787" calcext:value-type="float">
            <text:p>1.54</text:p>
          </table:table-cell>
          <table:table-cell table:style-name="ce80" table:formula="of:=[.P184]+[.P185]" office:value-type="float" office:value="1.58120693815288" calcext:value-type="float">
            <text:p>1.58</text:p>
          </table:table-cell>
          <table:table-cell table:style-name="ce80" table:formula="of:=[.Q184]+[.Q185]" office:value-type="float" office:value="1.62125367080041" calcext:value-type="float">
            <text:p>1.62</text:p>
          </table:table-cell>
          <table:table-cell table:style-name="ce80" table:formula="of:=[.R184]+[.R185]" office:value-type="float" office:value="1.66327143130742" calcext:value-type="float">
            <text:p>1.66</text:p>
          </table:table-cell>
          <table:table-cell table:style-name="ce80" table:formula="of:=[.S184]+[.S185]" office:value-type="float" office:value="1.70735883161994" calcext:value-type="float">
            <text:p>1.71</text:p>
          </table:table-cell>
          <table:table-cell table:style-name="ce80" table:formula="of:=[.T184]+[.T185]" office:value-type="float" office:value="1.75361950550041" calcext:value-type="float">
            <text:p>1.75</text:p>
          </table:table-cell>
          <table:table-cell table:style-name="ce80" table:formula="of:=[.U184]+[.U185]" office:value-type="float" office:value="1.80216236904131" calcext:value-type="float">
            <text:p>1.80</text:p>
          </table:table-cell>
          <table:table-cell table:style-name="ce80" table:formula="of:=[.V184]+[.V185]" office:value-type="float" office:value="1.85310189494745" calcext:value-type="float">
            <text:p>1.85</text:p>
          </table:table-cell>
          <table:table-cell table:style-name="ce80" table:formula="of:=[.W184]+[.W185]" office:value-type="float" office:value="1.90655840132808" calcext:value-type="float">
            <text:p>1.91</text:p>
          </table:table-cell>
          <table:table-cell table:style-name="ce80" table:formula="of:=[.X184]+[.X185]" office:value-type="float" office:value="1.92757099568736" calcext:value-type="float">
            <text:p>1.93</text:p>
          </table:table-cell>
          <table:table-cell table:style-name="ce80" table:formula="of:=[.Y184]+[.Y185]" office:value-type="float" office:value="1.94922549010214" calcext:value-type="float">
            <text:p>1.95</text:p>
          </table:table-cell>
          <table:table-cell table:style-name="ce80" table:formula="of:=[.Z184]+[.Z185]" office:value-type="float" office:value="1.97154790797209" calcext:value-type="float">
            <text:p>1.97</text:p>
          </table:table-cell>
          <table:table-cell table:style-name="ce80" table:formula="of:=[.AA184]+[.AA185]" office:value-type="float" office:value="1.99456542290877" calcext:value-type="float">
            <text:p>1.99</text:p>
          </table:table-cell>
          <table:table-cell table:style-name="ce80" table:formula="of:=[.AB184]+[.AB185]" office:value-type="float" office:value="2.01830641063852" calcext:value-type="float">
            <text:p>2.02</text:p>
          </table:table-cell>
          <table:table-cell table:style-name="ce80" table:formula="of:=[.AC184]+[.AC185]" office:value-type="float" office:value="2.0428005032583" calcext:value-type="float">
            <text:p>2.04</text:p>
          </table:table-cell>
          <table:table-cell table:style-name="ce80" table:formula="of:=[.AD184]+[.AD185]" office:value-type="float" office:value="2.06807864595138" calcext:value-type="float">
            <text:p>2.07</text:p>
          </table:table-cell>
          <table:table-cell table:style-name="ce80" table:formula="of:=[.AE184]+[.AE185]" office:value-type="float" office:value="2.0941731562744" calcext:value-type="float">
            <text:p>2.09</text:p>
          </table:table-cell>
          <table:table-cell table:style-name="ce80" table:formula="of:=[.AF184]+[.AF185]" office:value-type="float" office:value="2.12111778613262" calcext:value-type="float">
            <text:p>2.12</text:p>
          </table:table-cell>
          <table:table-cell table:style-name="ce80" table:formula="of:=[.AG184]+[.AG185]" office:value-type="float" office:value="2.14894778656523" calcext:value-type="float">
            <text:p>2.15</text:p>
          </table:table-cell>
          <table:table-cell table:style-name="ce80" table:formula="of:=[.AH184]+[.AH185]" office:value-type="float" office:value="2.17769997546838" calcext:value-type="float">
            <text:p>2.18</text:p>
          </table:table-cell>
          <table:table-cell table:style-name="ce80" table:formula="of:=[.AI184]+[.AI185]" office:value-type="float" office:value="2.20741280838907" calcext:value-type="float">
            <text:p>2.21</text:p>
          </table:table-cell>
          <table:table-cell table:style-name="ce80" table:formula="of:=[.AJ184]+[.AJ185]" office:value-type="float" office:value="2.23812645252956" calcext:value-type="float">
            <text:p>2.24</text:p>
          </table:table-cell>
          <table:table-cell table:style-name="ce80" table:formula="of:=[.AK184]+[.AK185]" office:value-type="float" office:value="2.26988286410764" calcext:value-type="float">
            <text:p>2.27</text:p>
          </table:table-cell>
          <table:table-cell table:style-name="ce80" table:formula="of:=[.AL184]+[.AL185]" office:value-type="float" office:value="2.3027258692254" calcext:value-type="float">
            <text:p>2.30</text:p>
          </table:table-cell>
          <table:table-cell table:style-name="ce80" table:formula="of:=[.AM184]+[.AM185]" office:value-type="float" office:value="2.33670124840555" calcext:value-type="float">
            <text:p>2.34</text:p>
          </table:table-cell>
          <table:table-cell table:style-name="ce80" table:formula="of:=[.AN184]+[.AN185]" office:value-type="float" office:value="2.37185682496171" calcext:value-type="float">
            <text:p>2.37</text:p>
          </table:table-cell>
          <table:table-cell table:style-name="ce80" table:formula="of:=[.AO184]+[.AO185]" office:value-type="float" office:value="2.40824255737686" calcext:value-type="float">
            <text:p>2.41</text:p>
          </table:table-cell>
          <table:table-cell table:style-name="ce80" table:formula="of:=[.AP184]+[.AP185]" office:value-type="float" office:value="2.44591063587172" calcext:value-type="float">
            <text:p>2.45</text:p>
          </table:table-cell>
          <table:table-cell table:style-name="ce80" table:formula="of:=[.AQ184]+[.AQ185]" office:value-type="float" office:value="2.4849155833532" calcext:value-type="float">
            <text:p>2.48</text:p>
          </table:table-cell>
          <table:table-cell table:number-columns-repeated="981"/>
        </table:table-row>
        <table:table-row table:style-name="ro1" table:number-rows-repeated="2">
          <table:table-cell table:number-columns-repeated="1024"/>
        </table:table-row>
        <table:table-row table:style-name="ro1">
          <table:table-cell table:style-name="ce64" office:value-type="string" calcext:value-type="string">
            <text:p>Prix du diesel pour un VUL</text:p>
          </table:table-cell>
          <table:table-cell table:style-name="ce64" table:number-columns-repeated="6"/>
          <table:table-cell table:style-name="ce72" office:value-type="float" office:value="2015" calcext:value-type="float">
            <text:p>2015</text:p>
          </table:table-cell>
          <table:table-cell table:style-name="ce73" table:formula="of:=[.H189]+1" office:value-type="float" office:value="2016" calcext:value-type="float">
            <text:p>2016</text:p>
          </table:table-cell>
          <table:table-cell table:style-name="ce73" table:formula="of:=[.I189]+1" office:value-type="float" office:value="2017" calcext:value-type="float">
            <text:p>2017</text:p>
          </table:table-cell>
          <table:table-cell table:style-name="ce73" table:formula="of:=[.J189]+1" office:value-type="float" office:value="2018" calcext:value-type="float">
            <text:p>2018</text:p>
          </table:table-cell>
          <table:table-cell table:style-name="ce73" table:formula="of:=[.K189]+1" office:value-type="float" office:value="2019" calcext:value-type="float">
            <text:p>2019</text:p>
          </table:table-cell>
          <table:table-cell table:style-name="ce73" table:formula="of:=[.L189]+1" office:value-type="float" office:value="2020" calcext:value-type="float">
            <text:p>2020</text:p>
          </table:table-cell>
          <table:table-cell table:style-name="ce73" table:formula="of:=[.M189]+1" office:value-type="float" office:value="2021" calcext:value-type="float">
            <text:p>2021</text:p>
          </table:table-cell>
          <table:table-cell table:style-name="ce73" table:formula="of:=[.N189]+1" office:value-type="float" office:value="2022" calcext:value-type="float">
            <text:p>2022</text:p>
          </table:table-cell>
          <table:table-cell table:style-name="ce73" table:formula="of:=[.O189]+1" office:value-type="float" office:value="2023" calcext:value-type="float">
            <text:p>2023</text:p>
          </table:table-cell>
          <table:table-cell table:style-name="ce73" table:formula="of:=[.P189]+1" office:value-type="float" office:value="2024" calcext:value-type="float">
            <text:p>2024</text:p>
          </table:table-cell>
          <table:table-cell table:style-name="ce73" table:formula="of:=[.Q189]+1" office:value-type="float" office:value="2025" calcext:value-type="float">
            <text:p>2025</text:p>
          </table:table-cell>
          <table:table-cell table:style-name="ce73" table:formula="of:=[.R189]+1" office:value-type="float" office:value="2026" calcext:value-type="float">
            <text:p>2026</text:p>
          </table:table-cell>
          <table:table-cell table:style-name="ce73" table:formula="of:=[.S189]+1" office:value-type="float" office:value="2027" calcext:value-type="float">
            <text:p>2027</text:p>
          </table:table-cell>
          <table:table-cell table:style-name="ce73" table:formula="of:=[.T189]+1" office:value-type="float" office:value="2028" calcext:value-type="float">
            <text:p>2028</text:p>
          </table:table-cell>
          <table:table-cell table:style-name="ce73" table:formula="of:=[.U189]+1" office:value-type="float" office:value="2029" calcext:value-type="float">
            <text:p>2029</text:p>
          </table:table-cell>
          <table:table-cell table:style-name="ce73" table:formula="of:=[.V189]+1" office:value-type="float" office:value="2030" calcext:value-type="float">
            <text:p>2030</text:p>
          </table:table-cell>
          <table:table-cell table:style-name="ce73" table:formula="of:=[.W189]+1" office:value-type="float" office:value="2031" calcext:value-type="float">
            <text:p>2031</text:p>
          </table:table-cell>
          <table:table-cell table:style-name="ce73" table:formula="of:=[.X189]+1" office:value-type="float" office:value="2032" calcext:value-type="float">
            <text:p>2032</text:p>
          </table:table-cell>
          <table:table-cell table:style-name="ce73" table:formula="of:=[.Y189]+1" office:value-type="float" office:value="2033" calcext:value-type="float">
            <text:p>2033</text:p>
          </table:table-cell>
          <table:table-cell table:style-name="ce73" table:formula="of:=[.Z189]+1" office:value-type="float" office:value="2034" calcext:value-type="float">
            <text:p>2034</text:p>
          </table:table-cell>
          <table:table-cell table:style-name="ce73" table:formula="of:=[.AA189]+1" office:value-type="float" office:value="2035" calcext:value-type="float">
            <text:p>2035</text:p>
          </table:table-cell>
          <table:table-cell table:style-name="ce73" table:formula="of:=[.AB189]+1" office:value-type="float" office:value="2036" calcext:value-type="float">
            <text:p>2036</text:p>
          </table:table-cell>
          <table:table-cell table:style-name="ce73" table:formula="of:=[.AC189]+1" office:value-type="float" office:value="2037" calcext:value-type="float">
            <text:p>2037</text:p>
          </table:table-cell>
          <table:table-cell table:style-name="ce73" table:formula="of:=[.AD189]+1" office:value-type="float" office:value="2038" calcext:value-type="float">
            <text:p>2038</text:p>
          </table:table-cell>
          <table:table-cell table:style-name="ce73" table:formula="of:=[.AE189]+1" office:value-type="float" office:value="2039" calcext:value-type="float">
            <text:p>2039</text:p>
          </table:table-cell>
          <table:table-cell table:style-name="ce73" table:formula="of:=[.AF189]+1" office:value-type="float" office:value="2040" calcext:value-type="float">
            <text:p>2040</text:p>
          </table:table-cell>
          <table:table-cell table:style-name="ce73" table:formula="of:=[.AG189]+1" office:value-type="float" office:value="2041" calcext:value-type="float">
            <text:p>2041</text:p>
          </table:table-cell>
          <table:table-cell table:style-name="ce73" table:formula="of:=[.AH189]+1" office:value-type="float" office:value="2042" calcext:value-type="float">
            <text:p>2042</text:p>
          </table:table-cell>
          <table:table-cell table:style-name="ce73" table:formula="of:=[.AI189]+1" office:value-type="float" office:value="2043" calcext:value-type="float">
            <text:p>2043</text:p>
          </table:table-cell>
          <table:table-cell table:style-name="ce73" table:formula="of:=[.AJ189]+1" office:value-type="float" office:value="2044" calcext:value-type="float">
            <text:p>2044</text:p>
          </table:table-cell>
          <table:table-cell table:style-name="ce73" table:formula="of:=[.AK189]+1" office:value-type="float" office:value="2045" calcext:value-type="float">
            <text:p>2045</text:p>
          </table:table-cell>
          <table:table-cell table:style-name="ce73" table:formula="of:=[.AL189]+1" office:value-type="float" office:value="2046" calcext:value-type="float">
            <text:p>2046</text:p>
          </table:table-cell>
          <table:table-cell table:style-name="ce73" table:formula="of:=[.AM189]+1" office:value-type="float" office:value="2047" calcext:value-type="float">
            <text:p>2047</text:p>
          </table:table-cell>
          <table:table-cell table:style-name="ce73" table:formula="of:=[.AN189]+1" office:value-type="float" office:value="2048" calcext:value-type="float">
            <text:p>2048</text:p>
          </table:table-cell>
          <table:table-cell table:style-name="ce73" table:formula="of:=[.AO189]+1" office:value-type="float" office:value="2049" calcext:value-type="float">
            <text:p>2049</text:p>
          </table:table-cell>
          <table:table-cell table:style-name="ce73" table:formula="of:=[.AP189]+1" office:value-type="float" office:value="2050" calcext:value-type="float">
            <text:p>2050</text:p>
          </table:table-cell>
          <table:table-cell table:number-columns-repeated="981"/>
        </table:table-row>
        <table:table-row table:style-name="ro1">
          <table:table-cell table:style-name="ce65" office:value-type="string" calcext:value-type="string">
            <text:p>à la pompe HTT en €/L</text:p>
          </table:table-cell>
          <table:table-cell table:style-name="ce65" table:number-columns-repeated="6"/>
          <table:table-cell table:style-name="ce90" table:formula="of:=[.H191]+[.H192]+[.H193]" office:value-type="float" office:value="0.4797" calcext:value-type="float">
            <office:annotation draw:style-name="gr38" draw:text-style-name="P2" svg:width="27.08mm" svg:height="40.41mm" svg:x="165.41mm" svg:y="857.1mm" draw:caption-point-x="170.17mm" draw:caption-point-y="251.71mm">
              <dc:date>2017-08-28T00:00:00</dc:date>
              <text:p text:style-name="P1"><text:span text:style-name="T1">FRAGNOL Ludovic - CGDD/SEEI/MA3:</text:span></text:p>
              <text:p text:style-name="P1"><text:span text:style-name="T2">en 2015, <text:s/>prix HT de 0,4771 €/L pr le diesel</text:span></text:p>
              <text:p text:style-name="P1"><text:span text:style-name="T2">donnée moyenne annuelle Pégase</text:span></text:p>
              <text:p text:style-name="P1"><text:span text:style-name="T2"/></text:p>
            </office:annotation>
            <text:p>0.48</text:p>
          </table:table-cell>
          <table:table-cell table:style-name="ce90" table:formula="of:=[.I191]+[.I192]+[.I193]" office:value-type="float" office:value="0.50078057671936" calcext:value-type="float">
            <text:p>0.50</text:p>
          </table:table-cell>
          <table:table-cell table:style-name="ce90" table:formula="of:=[.J191]+[.J192]+[.J193]" office:value-type="float" office:value="0.518113934173514" calcext:value-type="float">
            <text:p>0.52</text:p>
          </table:table-cell>
          <table:table-cell table:style-name="ce90" table:formula="of:=[.K191]+[.K192]+[.K193]" office:value-type="float" office:value="0.5362342496317" calcext:value-type="float">
            <text:p>0.54</text:p>
          </table:table-cell>
          <table:table-cell table:style-name="ce90" table:formula="of:=[.L191]+[.L192]+[.L193]" office:value-type="float" office:value="0.555177252057667" calcext:value-type="float">
            <text:p>0.56</text:p>
          </table:table-cell>
          <table:table-cell table:style-name="ce90" table:formula="of:=[.M191]+[.M192]+[.M193]" office:value-type="float" office:value="0.574980292558712" calcext:value-type="float">
            <text:p>0.57</text:p>
          </table:table-cell>
          <table:table-cell table:style-name="ce90" table:formula="of:=[.N191]+[.N192]+[.N193]" office:value-type="float" office:value="0.595682418033209" calcext:value-type="float">
            <text:p>0.60</text:p>
          </table:table-cell>
          <table:table-cell table:style-name="ce90" table:formula="of:=[.O191]+[.O192]+[.O193]" office:value-type="float" office:value="0.617324448161822" calcext:value-type="float">
            <text:p>0.62</text:p>
          </table:table-cell>
          <table:table-cell table:style-name="ce90" table:formula="of:=[.P191]+[.P192]+[.P193]" office:value-type="float" office:value="0.639949055894243" calcext:value-type="float">
            <text:p>0.64</text:p>
          </table:table-cell>
          <table:table-cell table:style-name="ce90" table:formula="of:=[.Q191]+[.Q192]+[.Q193]" office:value-type="float" office:value="0.663600851590115" calcext:value-type="float">
            <text:p>0.66</text:p>
          </table:table-cell>
          <table:table-cell table:style-name="ce90" table:formula="of:=[.R191]+[.R192]+[.R193]" office:value-type="float" office:value="0.68832647098009" calcext:value-type="float">
            <text:p>0.69</text:p>
          </table:table-cell>
          <table:table-cell table:style-name="ce90" table:formula="of:=[.S191]+[.S192]+[.S193]" office:value-type="float" office:value="0.714174667120418" calcext:value-type="float">
            <text:p>0.71</text:p>
          </table:table-cell>
          <table:table-cell table:style-name="ce90" table:formula="of:=[.T191]+[.T192]+[.T193]" office:value-type="float" office:value="0.741196406522417" calcext:value-type="float">
            <text:p>0.74</text:p>
          </table:table-cell>
          <table:table-cell table:style-name="ce90" table:formula="of:=[.U191]+[.U192]+[.U193]" office:value-type="float" office:value="0.769444969646335" calcext:value-type="float">
            <text:p>0.77</text:p>
          </table:table-cell>
          <table:table-cell table:style-name="ce90" table:formula="of:=[.V191]+[.V192]+[.V193]" office:value-type="float" office:value="0.798976055957789" calcext:value-type="float">
            <text:p>0.80</text:p>
          </table:table-cell>
          <table:table-cell table:style-name="ce90" table:formula="of:=[.W191]+[.W192]+[.W193]" office:value-type="float" office:value="0.82984789375389" calcext:value-type="float">
            <text:p>0.83</text:p>
          </table:table-cell>
          <table:table-cell table:style-name="ce90" table:formula="of:=[.X191]+[.X192]+[.X193]" office:value-type="float" office:value="0.836946979390888" calcext:value-type="float">
            <text:p>0.84</text:p>
          </table:table-cell>
          <table:table-cell table:style-name="ce90" table:formula="of:=[.Y191]+[.Y192]+[.Y193]" office:value-type="float" office:value="0.844116962075375" calcext:value-type="float">
            <text:p>0.84</text:p>
          </table:table-cell>
          <table:table-cell table:style-name="ce90" table:formula="of:=[.Z191]+[.Z192]+[.Z193]" office:value-type="float" office:value="0.851358549840977" calcext:value-type="float">
            <text:p>0.85</text:p>
          </table:table-cell>
          <table:table-cell table:style-name="ce90" table:formula="of:=[.AA191]+[.AA192]+[.AA193]" office:value-type="float" office:value="0.858672457792301" calcext:value-type="float">
            <text:p>0.86</text:p>
          </table:table-cell>
          <table:table-cell table:style-name="ce90" table:formula="of:=[.AB191]+[.AB192]+[.AB193]" office:value-type="float" office:value="0.866059408175549" calcext:value-type="float">
            <text:p>0.87</text:p>
          </table:table-cell>
          <table:table-cell table:style-name="ce90" table:formula="of:=[.AC191]+[.AC192]+[.AC193]" office:value-type="float" office:value="0.87352013044984" calcext:value-type="float">
            <text:p>0.87</text:p>
          </table:table-cell>
          <table:table-cell table:style-name="ce90" table:formula="of:=[.AD191]+[.AD192]+[.AD193]" office:value-type="float" office:value="0.881055361359248" calcext:value-type="float">
            <text:p>0.88</text:p>
          </table:table-cell>
          <table:table-cell table:style-name="ce90" table:formula="of:=[.AE191]+[.AE192]+[.AE193]" office:value-type="float" office:value="0.88866584500555" calcext:value-type="float">
            <text:p>0.89</text:p>
          </table:table-cell>
          <table:table-cell table:style-name="ce90" table:formula="of:=[.AF191]+[.AF192]+[.AF193]" office:value-type="float" office:value="0.89635233292171" calcext:value-type="float">
            <text:p>0.90</text:p>
          </table:table-cell>
          <table:table-cell table:style-name="ce90" table:formula="of:=[.AG191]+[.AG192]+[.AG193]" office:value-type="float" office:value="0.904115584146087" calcext:value-type="float">
            <text:p>0.90</text:p>
          </table:table-cell>
          <table:table-cell table:style-name="ce90" table:formula="of:=[.AH191]+[.AH192]+[.AH193]" office:value-type="float" office:value="0.911956365297398" calcext:value-type="float">
            <text:p>0.91</text:p>
          </table:table-cell>
          <table:table-cell table:style-name="ce90" table:formula="of:=[.AI191]+[.AI192]+[.AI193]" office:value-type="float" office:value="0.919875450650413" calcext:value-type="float">
            <text:p>0.92</text:p>
          </table:table-cell>
          <table:table-cell table:style-name="ce90" table:formula="of:=[.AJ191]+[.AJ192]+[.AJ193]" office:value-type="float" office:value="0.927873622212422" calcext:value-type="float">
            <text:p>0.93</text:p>
          </table:table-cell>
          <table:table-cell table:style-name="ce90" table:formula="of:=[.AK191]+[.AK192]+[.AK193]" office:value-type="float" office:value="0.935951669800451" calcext:value-type="float">
            <text:p>0.94</text:p>
          </table:table-cell>
          <table:table-cell table:style-name="ce90" table:formula="of:=[.AL191]+[.AL192]+[.AL193]" office:value-type="float" office:value="0.944110391119262" calcext:value-type="float">
            <text:p>0.94</text:p>
          </table:table-cell>
          <table:table-cell table:style-name="ce90" table:formula="of:=[.AM191]+[.AM192]+[.AM193]" office:value-type="float" office:value="0.952350591840122" calcext:value-type="float">
            <text:p>0.95</text:p>
          </table:table-cell>
          <table:table-cell table:style-name="ce90" table:formula="of:=[.AN191]+[.AN192]+[.AN193]" office:value-type="float" office:value="0.960673085680363" calcext:value-type="float">
            <text:p>0.96</text:p>
          </table:table-cell>
          <table:table-cell table:style-name="ce90" table:formula="of:=[.AO191]+[.AO192]+[.AO193]" office:value-type="float" office:value="0.969078694483742" calcext:value-type="float">
            <text:p>0.97</text:p>
          </table:table-cell>
          <table:table-cell table:style-name="ce90" table:formula="of:=[.AP191]+[.AP192]+[.AP193]" office:value-type="float" office:value="0.977568248301589" calcext:value-type="float">
            <text:p>0.98</text:p>
          </table:table-cell>
          <table:table-cell table:style-name="ce90" table:formula="of:=[.AQ191]+[.AQ192]+[.AQ193]" office:value-type="float" office:value="0.986142585474782" calcext:value-type="float">
            <text:p>0.99</text:p>
          </table:table-cell>
          <table:table-cell table:number-columns-repeated="981"/>
        </table:table-row>
        <table:table-row table:style-name="ro1">
          <table:table-cell table:style-name="ce66" office:value-type="string" calcext:value-type="string">
            <text:p>pétrole brut</text:p>
          </table:table-cell>
          <table:table-cell table:style-name="ce66" table:number-columns-repeated="6"/>
          <table:table-cell table:style-name="ce90" office:value-type="float" office:value="0.3652" calcext:value-type="float">
            <office:annotation draw:style-name="gr12" draw:text-style-name="P2" svg:width="27.08mm" svg:height="21.21mm" svg:x="165.41mm" svg:y="871.21mm" draw:caption-point-x="170.17mm" draw:caption-point-y="243.17mm">
              <dc:date>2017-08-28T00:00:00</dc:date>
              <text:p text:style-name="P1"><text:span text:style-name="T1">FRAGNOL Ludovic - CGDD/SEEI/MA3:</text:span></text:p>
              <text:p text:style-name="P1"><text:span text:style-name="T2">76% en 2015</text:span></text:p>
            </office:annotation>
            <text:p>0.37</text:p>
          </table:table-cell>
          <table:table-cell table:style-name="ce90" table:formula="of:=[.H191]*[.$M$9]" office:value-type="float" office:value="0.38178057671936" calcext:value-type="float">
            <office:annotation draw:style-name="gr7" draw:text-style-name="P2" svg:width="36.25mm" svg:height="25.05mm" svg:x="204.74mm" svg:y="869.29mm" draw:caption-point-x="171.16mm" draw:caption-point-y="245.09mm">
              <dc:date>2017-08-28T00:00:00</dc:date>
              <text:p text:style-name="P1"><text:span text:style-name="T1">FRAGNOL Ludovic - CGDD/SEEI/MA3:</text:span></text:p>
              <text:p text:style-name="P1"><text:span text:style-name="T2">TCAM de 1.2% environ sur le gaz (scénario AMS2 s'appuyant sur le World Energy Outlook)</text:span></text:p>
            </office:annotation>
            <text:p>0.38</text:p>
          </table:table-cell>
          <table:table-cell table:style-name="ce90" table:formula="of:=[.I191]*[.$M$9]" office:value-type="float" office:value="0.399113934173514" calcext:value-type="float">
            <text:p>0.40</text:p>
          </table:table-cell>
          <table:table-cell table:style-name="ce90" table:formula="of:=[.J191]*[.$M$9]" office:value-type="float" office:value="0.4172342496317" calcext:value-type="float">
            <text:p>0.42</text:p>
          </table:table-cell>
          <table:table-cell table:style-name="ce90" table:formula="of:=[.K191]*[.$M$9]" office:value-type="float" office:value="0.436177252057667" calcext:value-type="float">
            <text:p>0.44</text:p>
          </table:table-cell>
          <table:table-cell table:style-name="ce90" table:formula="of:=[.L191]*[.$M$9]" office:value-type="float" office:value="0.455980292558712" calcext:value-type="float">
            <text:p>0.46</text:p>
          </table:table-cell>
          <table:table-cell table:style-name="ce90" table:formula="of:=[.M191]*[.$M$9]" office:value-type="float" office:value="0.476682418033209" calcext:value-type="float">
            <text:p>0.48</text:p>
          </table:table-cell>
          <table:table-cell table:style-name="ce90" table:formula="of:=[.N191]*[.$M$9]" office:value-type="float" office:value="0.498324448161822" calcext:value-type="float">
            <text:p>0.50</text:p>
          </table:table-cell>
          <table:table-cell table:style-name="ce90" table:formula="of:=[.O191]*[.$M$9]" office:value-type="float" office:value="0.520949055894243" calcext:value-type="float">
            <text:p>0.52</text:p>
          </table:table-cell>
          <table:table-cell table:style-name="ce90" table:formula="of:=[.P191]*[.$M$9]" office:value-type="float" office:value="0.544600851590115" calcext:value-type="float">
            <text:p>0.54</text:p>
          </table:table-cell>
          <table:table-cell table:style-name="ce90" table:formula="of:=[.Q191]*[.$M$9]" office:value-type="float" office:value="0.56932647098009" calcext:value-type="float">
            <text:p>0.57</text:p>
          </table:table-cell>
          <table:table-cell table:style-name="ce90" table:formula="of:=[.R191]*[.$M$9]" office:value-type="float" office:value="0.595174667120418" calcext:value-type="float">
            <text:p>0.60</text:p>
          </table:table-cell>
          <table:table-cell table:style-name="ce90" table:formula="of:=[.S191]*[.$M$9]" office:value-type="float" office:value="0.622196406522417" calcext:value-type="float">
            <text:p>0.62</text:p>
          </table:table-cell>
          <table:table-cell table:style-name="ce90" table:formula="of:=[.T191]*[.$M$9]" office:value-type="float" office:value="0.650444969646335" calcext:value-type="float">
            <text:p>0.65</text:p>
          </table:table-cell>
          <table:table-cell table:style-name="ce90" table:formula="of:=[.U191]*[.$M$9]" office:value-type="float" office:value="0.679976055957789" calcext:value-type="float">
            <text:p>0.68</text:p>
          </table:table-cell>
          <table:table-cell table:style-name="ce90" table:formula="of:=[.V191]*[.$M$9]" office:value-type="float" office:value="0.71084789375389" calcext:value-type="float">
            <text:p>0.71</text:p>
          </table:table-cell>
          <table:table-cell table:style-name="ce90" table:formula="of:=[.W191]*[.$M$10]" office:value-type="float" office:value="0.717946979390888" calcext:value-type="float">
            <office:annotation draw:style-name="gr22" draw:text-style-name="P2" svg:width="30.99mm" svg:height="21.17mm" svg:x="477.44mm" svg:y="871.23mm" draw:caption-point-x="313.61mm" draw:caption-point-y="243.15mm">
              <dc:date>2017-08-28T00:00:00</dc:date>
              <text:p text:style-name="P1"><text:span text:style-name="T1">FRAGNOL Ludovic - CGDD/SEEI/MA3:</text:span></text:p>
              <text:p text:style-name="P1"><text:span text:style-name="T2">modif TCAM</text:span></text:p>
            </office:annotation>
            <text:p>0.72</text:p>
          </table:table-cell>
          <table:table-cell table:style-name="ce90" table:formula="of:=[.X191]*[.$M$10]" office:value-type="float" office:value="0.725116962075375" calcext:value-type="float">
            <text:p>0.73</text:p>
          </table:table-cell>
          <table:table-cell table:style-name="ce90" table:formula="of:=[.Y191]*[.$M$10]" office:value-type="float" office:value="0.732358549840977" calcext:value-type="float">
            <text:p>0.73</text:p>
          </table:table-cell>
          <table:table-cell table:style-name="ce90" table:formula="of:=[.Z191]*[.$M$10]" office:value-type="float" office:value="0.739672457792301" calcext:value-type="float">
            <text:p>0.74</text:p>
          </table:table-cell>
          <table:table-cell table:style-name="ce90" table:formula="of:=[.AA191]*[.$M$10]" office:value-type="float" office:value="0.747059408175549" calcext:value-type="float">
            <text:p>0.75</text:p>
          </table:table-cell>
          <table:table-cell table:style-name="ce90" table:formula="of:=[.AB191]*[.$M$10]" office:value-type="float" office:value="0.75452013044984" calcext:value-type="float">
            <text:p>0.75</text:p>
          </table:table-cell>
          <table:table-cell table:style-name="ce90" table:formula="of:=[.AC191]*[.$M$10]" office:value-type="float" office:value="0.762055361359248" calcext:value-type="float">
            <text:p>0.76</text:p>
          </table:table-cell>
          <table:table-cell table:style-name="ce90" table:formula="of:=[.AD191]*[.$M$10]" office:value-type="float" office:value="0.76966584500555" calcext:value-type="float">
            <text:p>0.77</text:p>
          </table:table-cell>
          <table:table-cell table:style-name="ce90" table:formula="of:=[.AE191]*[.$M$10]" office:value-type="float" office:value="0.77735233292171" calcext:value-type="float">
            <text:p>0.78</text:p>
          </table:table-cell>
          <table:table-cell table:style-name="ce90" table:formula="of:=[.AF191]*[.$M$10]" office:value-type="float" office:value="0.785115584146087" calcext:value-type="float">
            <text:p>0.79</text:p>
          </table:table-cell>
          <table:table-cell table:style-name="ce90" table:formula="of:=[.AG191]*[.$M$10]" office:value-type="float" office:value="0.792956365297398" calcext:value-type="float">
            <text:p>0.79</text:p>
          </table:table-cell>
          <table:table-cell table:style-name="ce90" table:formula="of:=[.AH191]*[.$M$10]" office:value-type="float" office:value="0.800875450650413" calcext:value-type="float">
            <text:p>0.80</text:p>
          </table:table-cell>
          <table:table-cell table:style-name="ce90" table:formula="of:=[.AI191]*[.$M$10]" office:value-type="float" office:value="0.808873622212422" calcext:value-type="float">
            <text:p>0.81</text:p>
          </table:table-cell>
          <table:table-cell table:style-name="ce90" table:formula="of:=[.AJ191]*[.$M$10]" office:value-type="float" office:value="0.816951669800451" calcext:value-type="float">
            <text:p>0.82</text:p>
          </table:table-cell>
          <table:table-cell table:style-name="ce90" table:formula="of:=[.AK191]*[.$M$10]" office:value-type="float" office:value="0.825110391119262" calcext:value-type="float">
            <text:p>0.83</text:p>
          </table:table-cell>
          <table:table-cell table:style-name="ce90" table:formula="of:=[.AL191]*[.$M$10]" office:value-type="float" office:value="0.833350591840122" calcext:value-type="float">
            <text:p>0.83</text:p>
          </table:table-cell>
          <table:table-cell table:style-name="ce90" table:formula="of:=[.AM191]*[.$M$10]" office:value-type="float" office:value="0.841673085680363" calcext:value-type="float">
            <text:p>0.84</text:p>
          </table:table-cell>
          <table:table-cell table:style-name="ce90" table:formula="of:=[.AN191]*[.$M$10]" office:value-type="float" office:value="0.850078694483742" calcext:value-type="float">
            <text:p>0.85</text:p>
          </table:table-cell>
          <table:table-cell table:style-name="ce90" table:formula="of:=[.AO191]*[.$M$10]" office:value-type="float" office:value="0.858568248301589" calcext:value-type="float">
            <text:p>0.86</text:p>
          </table:table-cell>
          <table:table-cell table:style-name="ce90" table:formula="of:=[.AP191]*[.$M$10]" office:value-type="float" office:value="0.867142585474782" calcext:value-type="float">
            <text:p>0.87</text:p>
          </table:table-cell>
          <table:table-cell table:number-columns-repeated="981"/>
        </table:table-row>
        <table:table-row table:style-name="ro1">
          <table:table-cell table:style-name="ce66" office:value-type="string" calcext:value-type="string">
            <text:p>transport, distribution, commercialisation</text:p>
          </table:table-cell>
          <table:table-cell table:style-name="ce66" table:number-columns-repeated="6"/>
          <table:table-cell table:style-name="ce90" table:formula="of:=0.0668" office:value-type="float" office:value="0.0668" calcext:value-type="float">
            <office:annotation draw:style-name="gr12" draw:text-style-name="P2" svg:width="27.08mm" svg:height="21.21mm" svg:x="165.41mm" svg:y="875.72mm" draw:caption-point-x="170.17mm" draw:caption-point-y="244.23mm">
              <dc:date>2017-08-28T00:00:00</dc:date>
              <text:p text:style-name="P1"><text:span text:style-name="T1">FRAGNOL Ludovic - CGDD/SEEI/MA3:</text:span></text:p>
              <text:p text:style-name="P1"><text:span text:style-name="T2">14% en 2015</text:span></text:p>
            </office:annotation>
            <text:p>0.07</text:p>
          </table:table-cell>
          <table:table-cell table:style-name="ce90" table:formula="of:=[.H192]" office:value-type="float" office:value="0.0668" calcext:value-type="float">
            <text:p>0.07</text:p>
          </table:table-cell>
          <table:table-cell table:style-name="ce90" table:formula="of:=[.I192]" office:value-type="float" office:value="0.0668" calcext:value-type="float">
            <text:p>0.07</text:p>
          </table:table-cell>
          <table:table-cell table:style-name="ce90" table:formula="of:=[.J192]" office:value-type="float" office:value="0.0668" calcext:value-type="float">
            <text:p>0.07</text:p>
          </table:table-cell>
          <table:table-cell table:style-name="ce90" table:formula="of:=[.K192]" office:value-type="float" office:value="0.0668" calcext:value-type="float">
            <text:p>0.07</text:p>
          </table:table-cell>
          <table:table-cell table:style-name="ce90" table:formula="of:=[.L192]" office:value-type="float" office:value="0.0668" calcext:value-type="float">
            <text:p>0.07</text:p>
          </table:table-cell>
          <table:table-cell table:style-name="ce90" table:formula="of:=[.M192]" office:value-type="float" office:value="0.0668" calcext:value-type="float">
            <text:p>0.07</text:p>
          </table:table-cell>
          <table:table-cell table:style-name="ce90" table:formula="of:=[.N192]" office:value-type="float" office:value="0.0668" calcext:value-type="float">
            <text:p>0.07</text:p>
          </table:table-cell>
          <table:table-cell table:style-name="ce90" table:formula="of:=[.O192]" office:value-type="float" office:value="0.0668" calcext:value-type="float">
            <text:p>0.07</text:p>
          </table:table-cell>
          <table:table-cell table:style-name="ce90" table:formula="of:=[.P192]" office:value-type="float" office:value="0.0668" calcext:value-type="float">
            <text:p>0.07</text:p>
          </table:table-cell>
          <table:table-cell table:style-name="ce90" table:formula="of:=[.Q192]" office:value-type="float" office:value="0.0668" calcext:value-type="float">
            <text:p>0.07</text:p>
          </table:table-cell>
          <table:table-cell table:style-name="ce90" table:formula="of:=[.R192]" office:value-type="float" office:value="0.0668" calcext:value-type="float">
            <text:p>0.07</text:p>
          </table:table-cell>
          <table:table-cell table:style-name="ce90" table:formula="of:=[.S192]" office:value-type="float" office:value="0.0668" calcext:value-type="float">
            <text:p>0.07</text:p>
          </table:table-cell>
          <table:table-cell table:style-name="ce90" table:formula="of:=[.T192]" office:value-type="float" office:value="0.0668" calcext:value-type="float">
            <text:p>0.07</text:p>
          </table:table-cell>
          <table:table-cell table:style-name="ce90" table:formula="of:=[.U192]" office:value-type="float" office:value="0.0668" calcext:value-type="float">
            <text:p>0.07</text:p>
          </table:table-cell>
          <table:table-cell table:style-name="ce90" table:formula="of:=[.V192]" office:value-type="float" office:value="0.0668" calcext:value-type="float">
            <text:p>0.07</text:p>
          </table:table-cell>
          <table:table-cell table:style-name="ce90" table:formula="of:=[.W192]" office:value-type="float" office:value="0.0668" calcext:value-type="float">
            <text:p>0.07</text:p>
          </table:table-cell>
          <table:table-cell table:style-name="ce90" table:formula="of:=[.X192]" office:value-type="float" office:value="0.0668" calcext:value-type="float">
            <text:p>0.07</text:p>
          </table:table-cell>
          <table:table-cell table:style-name="ce90" table:formula="of:=[.Y192]" office:value-type="float" office:value="0.0668" calcext:value-type="float">
            <text:p>0.07</text:p>
          </table:table-cell>
          <table:table-cell table:style-name="ce90" table:formula="of:=[.Z192]" office:value-type="float" office:value="0.0668" calcext:value-type="float">
            <text:p>0.07</text:p>
          </table:table-cell>
          <table:table-cell table:style-name="ce90" table:formula="of:=[.AA192]" office:value-type="float" office:value="0.0668" calcext:value-type="float">
            <text:p>0.07</text:p>
          </table:table-cell>
          <table:table-cell table:style-name="ce90" table:formula="of:=[.AB192]" office:value-type="float" office:value="0.0668" calcext:value-type="float">
            <text:p>0.07</text:p>
          </table:table-cell>
          <table:table-cell table:style-name="ce90" table:formula="of:=[.AC192]" office:value-type="float" office:value="0.0668" calcext:value-type="float">
            <text:p>0.07</text:p>
          </table:table-cell>
          <table:table-cell table:style-name="ce90" table:formula="of:=[.AD192]" office:value-type="float" office:value="0.0668" calcext:value-type="float">
            <text:p>0.07</text:p>
          </table:table-cell>
          <table:table-cell table:style-name="ce90" table:formula="of:=[.AE192]" office:value-type="float" office:value="0.0668" calcext:value-type="float">
            <text:p>0.07</text:p>
          </table:table-cell>
          <table:table-cell table:style-name="ce90" table:formula="of:=[.AF192]" office:value-type="float" office:value="0.0668" calcext:value-type="float">
            <text:p>0.07</text:p>
          </table:table-cell>
          <table:table-cell table:style-name="ce90" table:formula="of:=[.AG192]" office:value-type="float" office:value="0.0668" calcext:value-type="float">
            <text:p>0.07</text:p>
          </table:table-cell>
          <table:table-cell table:style-name="ce90" table:formula="of:=[.AH192]" office:value-type="float" office:value="0.0668" calcext:value-type="float">
            <text:p>0.07</text:p>
          </table:table-cell>
          <table:table-cell table:style-name="ce90" table:formula="of:=[.AI192]" office:value-type="float" office:value="0.0668" calcext:value-type="float">
            <text:p>0.07</text:p>
          </table:table-cell>
          <table:table-cell table:style-name="ce90" table:formula="of:=[.AJ192]" office:value-type="float" office:value="0.0668" calcext:value-type="float">
            <text:p>0.07</text:p>
          </table:table-cell>
          <table:table-cell table:style-name="ce90" table:formula="of:=[.AK192]" office:value-type="float" office:value="0.0668" calcext:value-type="float">
            <text:p>0.07</text:p>
          </table:table-cell>
          <table:table-cell table:style-name="ce90" table:formula="of:=[.AL192]" office:value-type="float" office:value="0.0668" calcext:value-type="float">
            <text:p>0.07</text:p>
          </table:table-cell>
          <table:table-cell table:style-name="ce90" table:formula="of:=[.AM192]" office:value-type="float" office:value="0.0668" calcext:value-type="float">
            <text:p>0.07</text:p>
          </table:table-cell>
          <table:table-cell table:style-name="ce90" table:formula="of:=[.AN192]" office:value-type="float" office:value="0.0668" calcext:value-type="float">
            <text:p>0.07</text:p>
          </table:table-cell>
          <table:table-cell table:style-name="ce90" table:formula="of:=[.AO192]" office:value-type="float" office:value="0.0668" calcext:value-type="float">
            <text:p>0.07</text:p>
          </table:table-cell>
          <table:table-cell table:style-name="ce90" table:formula="of:=[.AP192]" office:value-type="float" office:value="0.0668" calcext:value-type="float">
            <text:p>0.07</text:p>
          </table:table-cell>
          <table:table-cell table:number-columns-repeated="981"/>
        </table:table-row>
        <table:table-row table:style-name="ro1">
          <table:table-cell table:style-name="ce66" office:value-type="string" calcext:value-type="string">
            <text:p>raffinage</text:p>
          </table:table-cell>
          <table:table-cell table:style-name="ce66" table:number-columns-repeated="6"/>
          <table:table-cell table:style-name="ce90" office:value-type="float" office:value="0.0477" calcext:value-type="float">
            <office:annotation draw:style-name="gr12" draw:text-style-name="P2" svg:width="27.08mm" svg:height="21.21mm" svg:x="165.41mm" svg:y="880.24mm" draw:caption-point-x="170.17mm" draw:caption-point-y="245.29mm">
              <dc:date>2017-08-28T00:00:00</dc:date>
              <text:p text:style-name="P1"><text:span text:style-name="T1">FRAGNOL Ludovic - CGDD/SEEI/MA3:</text:span></text:p>
              <text:p text:style-name="P1"><text:span text:style-name="T2">10% en 2015</text:span></text:p>
            </office:annotation>
            <text:p>0.05</text:p>
          </table:table-cell>
          <table:table-cell table:number-columns-repeated="35" table:style-name="ce90" office:value-type="float" office:value="0.0522" calcext:value-type="float">
            <text:p>0.05</text:p>
          </table:table-cell>
          <table:table-cell table:number-columns-repeated="981"/>
        </table:table-row>
        <table:table-row table:style-name="ro1">
          <table:table-cell table:style-name="ce66" office:value-type="string" calcext:value-type="string">
            <text:p>Prix carbone retenu</text:p>
          </table:table-cell>
          <table:table-cell table:style-name="ce66" table:number-columns-repeated="6"/>
          <table:table-cell table:style-name="ce90" table:formula="of:=[.H28]-7" office:value-type="float" office:value="7.5" calcext:value-type="float">
            <text:p>7.50</text:p>
          </table:table-cell>
          <table:table-cell table:style-name="ce90" table:formula="of:=[.I28]-7" office:value-type="float" office:value="15" calcext:value-type="float">
            <text:p>15.00</text:p>
          </table:table-cell>
          <table:table-cell table:style-name="ce90" table:formula="of:=[.J28]-7" office:value-type="float" office:value="23.5" calcext:value-type="float">
            <text:p>23.50</text:p>
          </table:table-cell>
          <table:table-cell table:style-name="ce90" table:formula="of:=[.K28]-7" office:value-type="float" office:value="30.3475888019893" calcext:value-type="float">
            <text:p>30.35</text:p>
          </table:table-cell>
          <table:table-cell table:style-name="ce90" table:formula="of:=[.L28]-7" office:value-type="float" office:value="38.7325373548352" calcext:value-type="float">
            <text:p>38.73</text:p>
          </table:table-cell>
          <table:table-cell table:style-name="ce90" table:formula="of:=[.M28]-7" office:value-type="float" office:value="49" calcext:value-type="float">
            <text:p>49.00</text:p>
          </table:table-cell>
          <table:table-cell table:style-name="ce90" table:formula="of:=[.N28]-7" office:value-type="float" office:value="52.3429626470586" calcext:value-type="float">
            <text:p>52.34</text:p>
          </table:table-cell>
          <table:table-cell table:style-name="ce90" table:formula="of:=[.O28]-7" office:value-type="float" office:value="55.885485995182" calcext:value-type="float">
            <text:p>55.89</text:p>
          </table:table-cell>
          <table:table-cell table:style-name="ce90" table:formula="of:=[.P28]-7" office:value-type="float" office:value="59.6394829723966" calcext:value-type="float">
            <text:p>59.64</text:p>
          </table:table-cell>
          <table:table-cell table:style-name="ce90" table:formula="of:=[.Q28]-7" office:value-type="float" office:value="63.6175776580398" calcext:value-type="float">
            <text:p>63.62</text:p>
          </table:table-cell>
          <table:table-cell table:style-name="ce90" table:formula="of:=[.R28]-7" office:value-type="float" office:value="67.8331477354788" calcext:value-type="float">
            <text:p>67.83</text:p>
          </table:table-cell>
          <table:table-cell table:style-name="ce90" table:formula="of:=[.S28]-7" office:value-type="float" office:value="72.3003694790774" calcext:value-type="float">
            <text:p>72.30</text:p>
          </table:table-cell>
          <table:table-cell table:style-name="ce90" table:formula="of:=[.T28]-7" office:value-type="float" office:value="77.0342654266935" calcext:value-type="float">
            <text:p>77.03</text:p>
          </table:table-cell>
          <table:table-cell table:style-name="ce90" table:formula="of:=[.U28]-7" office:value-type="float" office:value="82.0507548980229" calcext:value-type="float">
            <text:p>82.05</text:p>
          </table:table-cell>
          <table:table-cell table:style-name="ce90" table:formula="of:=[.V28]-7" office:value-type="float" office:value="87.366707528674" calcext:value-type="float">
            <text:p>87.37</text:p>
          </table:table-cell>
          <table:table-cell table:style-name="ce90" table:formula="of:=[.W28]-7" office:value-type="float" office:value="93" calcext:value-type="float">
            <text:p>93.00</text:p>
          </table:table-cell>
          <table:table-cell table:style-name="ce90" table:formula="of:=[.X28]-7" office:value-type="float" office:value="97.5394747475055" calcext:value-type="float">
            <text:p>97.54</text:p>
          </table:table-cell>
          <table:table-cell table:style-name="ce90" table:formula="of:=[.Y28]-7" office:value-type="float" office:value="102.285017804843" calcext:value-type="float">
            <text:p>102.29</text:p>
          </table:table-cell>
          <table:table-cell table:style-name="ce90" table:formula="of:=[.Z28]-7" office:value-type="float" office:value="107.245983590901" calcext:value-type="float">
            <text:p>107.25</text:p>
          </table:table-cell>
          <table:table-cell table:style-name="ce90" table:formula="of:=[.AA28]-7" office:value-type="float" office:value="112.432151166049" calcext:value-type="float">
            <text:p>112.43</text:p>
          </table:table-cell>
          <table:table-cell table:style-name="ce90" table:formula="of:=[.AB28]-7" office:value-type="float" office:value="117.853743508634" calcext:value-type="float">
            <text:p>117.85</text:p>
          </table:table-cell>
          <table:table-cell table:style-name="ce90" table:formula="of:=[.AC28]-7" office:value-type="float" office:value="123.521447666524" calcext:value-type="float">
            <text:p>123.52</text:p>
          </table:table-cell>
          <table:table-cell table:style-name="ce90" table:formula="of:=[.AD28]-7" office:value-type="float" office:value="129.446435823425" calcext:value-type="float">
            <text:p>129.45</text:p>
          </table:table-cell>
          <table:table-cell table:style-name="ce90" table:formula="of:=[.AE28]-7" office:value-type="float" office:value="135.6403873215" calcext:value-type="float">
            <text:p>135.64</text:p>
          </table:table-cell>
          <table:table-cell table:style-name="ce90" table:formula="of:=[.AF28]-7" office:value-type="float" office:value="142.115511683704" calcext:value-type="float">
            <text:p>142.12</text:p>
          </table:table-cell>
          <table:table-cell table:style-name="ce90" table:formula="of:=[.AG28]-7" office:value-type="float" office:value="148.884572681199" calcext:value-type="float">
            <text:p>148.88</text:p>
          </table:table-cell>
          <table:table-cell table:style-name="ce90" table:formula="of:=[.AH28]-7" office:value-type="float" office:value="155.960913493319" calcext:value-type="float">
            <text:p>155.96</text:p>
          </table:table-cell>
          <table:table-cell table:style-name="ce90" table:formula="of:=[.AI28]-7" office:value-type="float" office:value="163.358483009652" calcext:value-type="float">
            <text:p>163.36</text:p>
          </table:table-cell>
          <table:table-cell table:style-name="ce90" table:formula="of:=[.AJ28]-7" office:value-type="float" office:value="171.091863326109" calcext:value-type="float">
            <text:p>171.09</text:p>
          </table:table-cell>
          <table:table-cell table:style-name="ce90" table:formula="of:=[.AK28]-7" office:value-type="float" office:value="179.176298489159" calcext:value-type="float">
            <text:p>179.18</text:p>
          </table:table-cell>
          <table:table-cell table:style-name="ce90" table:formula="of:=[.AL28]-7" office:value-type="float" office:value="187.627724544915" calcext:value-type="float">
            <text:p>187.63</text:p>
          </table:table-cell>
          <table:table-cell table:style-name="ce90" table:formula="of:=[.AM28]-7" office:value-type="float" office:value="196.462800952276" calcext:value-type="float">
            <text:p>196.46</text:p>
          </table:table-cell>
          <table:table-cell table:style-name="ce90" table:formula="of:=[.AN28]-7" office:value-type="float" office:value="205.698943422072" calcext:value-type="float">
            <text:p>205.70</text:p>
          </table:table-cell>
          <table:table-cell table:style-name="ce90" table:formula="of:=[.AO28]-7" office:value-type="float" office:value="215.354358246927" calcext:value-type="float">
            <text:p>215.35</text:p>
          </table:table-cell>
          <table:table-cell table:style-name="ce90" table:formula="of:=[.AP28]-7" office:value-type="float" office:value="225.448078189524" calcext:value-type="float">
            <text:p>225.45</text:p>
          </table:table-cell>
          <table:table-cell table:style-name="ce90" table:formula="of:=[.AQ28]-7" office:value-type="float" office:value="236" calcext:value-type="float">
            <text:p>236.00</text:p>
          </table:table-cell>
          <table:table-cell table:number-columns-repeated="981"/>
        </table:table-row>
        <table:table-row table:style-name="ro1">
          <table:table-cell table:style-name="ce66" office:value-type="string" calcext:value-type="string">
            <text:p>Taxe Carbone (c€/L)</text:p>
          </table:table-cell>
          <table:table-cell table:style-name="ce66" table:number-columns-repeated="6"/>
          <table:table-cell table:style-name="ce90" table:formula="of:=[.H194]*[.$Y$17]/10" office:value-type="float" office:value="1.8675" calcext:value-type="float">
            <text:p>1.87</text:p>
          </table:table-cell>
          <table:table-cell table:style-name="ce90" table:formula="of:=[.I194]*[.$Y$17]/10" office:value-type="float" office:value="3.735" calcext:value-type="float">
            <text:p>3.74</text:p>
          </table:table-cell>
          <table:table-cell table:style-name="ce90" table:formula="of:=[.J194]*[.$Y$17]/10" office:value-type="float" office:value="5.8515" calcext:value-type="float">
            <text:p>5.85</text:p>
          </table:table-cell>
          <table:table-cell table:style-name="ce90" table:formula="of:=[.K194]*[.$Y$17]/10" office:value-type="float" office:value="7.55654961169533" calcext:value-type="float">
            <text:p>7.56</text:p>
          </table:table-cell>
          <table:table-cell table:style-name="ce90" table:formula="of:=[.L194]*[.$Y$17]/10" office:value-type="float" office:value="9.64440180135397" calcext:value-type="float">
            <text:p>9.64</text:p>
          </table:table-cell>
          <table:table-cell table:style-name="ce90" table:formula="of:=[.M194]*[.$Y$17]/10" office:value-type="float" office:value="12.201" calcext:value-type="float">
            <text:p>12.20</text:p>
          </table:table-cell>
          <table:table-cell table:style-name="ce90" table:formula="of:=[.N194]*[.$Y$17]/10" office:value-type="float" office:value="13.0333976991176" calcext:value-type="float">
            <text:p>13.03</text:p>
          </table:table-cell>
          <table:table-cell table:style-name="ce90" table:formula="of:=[.O194]*[.$Y$17]/10" office:value-type="float" office:value="13.9154860128003" calcext:value-type="float">
            <text:p>13.92</text:p>
          </table:table-cell>
          <table:table-cell table:style-name="ce90" table:formula="of:=[.P194]*[.$Y$17]/10" office:value-type="float" office:value="14.8502312601268" calcext:value-type="float">
            <text:p>14.85</text:p>
          </table:table-cell>
          <table:table-cell table:style-name="ce90" table:formula="of:=[.Q194]*[.$Y$17]/10" office:value-type="float" office:value="15.8407768368519" calcext:value-type="float">
            <text:p>15.84</text:p>
          </table:table-cell>
          <table:table-cell table:style-name="ce90" table:formula="of:=[.R194]*[.$Y$17]/10" office:value-type="float" office:value="16.8904537861342" calcext:value-type="float">
            <text:p>16.89</text:p>
          </table:table-cell>
          <table:table-cell table:style-name="ce90" table:formula="of:=[.S194]*[.$Y$17]/10" office:value-type="float" office:value="18.0027920002903" calcext:value-type="float">
            <text:p>18.00</text:p>
          </table:table-cell>
          <table:table-cell table:style-name="ce90" table:formula="of:=[.T194]*[.$Y$17]/10" office:value-type="float" office:value="19.1815320912467" calcext:value-type="float">
            <text:p>19.18</text:p>
          </table:table-cell>
          <table:table-cell table:style-name="ce90" table:formula="of:=[.U194]*[.$Y$17]/10" office:value-type="float" office:value="20.4306379696077" calcext:value-type="float">
            <text:p>20.43</text:p>
          </table:table-cell>
          <table:table-cell table:style-name="ce90" table:formula="of:=[.V194]*[.$Y$17]/10" office:value-type="float" office:value="21.7543101746398" calcext:value-type="float">
            <text:p>21.75</text:p>
          </table:table-cell>
          <table:table-cell table:style-name="ce90" table:formula="of:=[.W194]*[.$Y$17]/10" office:value-type="float" office:value="23.157" calcext:value-type="float">
            <text:p>23.16</text:p>
          </table:table-cell>
          <table:table-cell table:style-name="ce90" table:formula="of:=[.X194]*[.$Y$17]/10" office:value-type="float" office:value="24.2873292121289" calcext:value-type="float">
            <text:p>24.29</text:p>
          </table:table-cell>
          <table:table-cell table:style-name="ce90" table:formula="of:=[.Y194]*[.$Y$17]/10" office:value-type="float" office:value="25.468969433406" calcext:value-type="float">
            <text:p>25.47</text:p>
          </table:table-cell>
          <table:table-cell table:style-name="ce90" table:formula="of:=[.Z194]*[.$Y$17]/10" office:value-type="float" office:value="26.7042499141343" calcext:value-type="float">
            <text:p>26.70</text:p>
          </table:table-cell>
          <table:table-cell table:style-name="ce90" table:formula="of:=[.AA194]*[.$Y$17]/10" office:value-type="float" office:value="27.9956056403462" calcext:value-type="float">
            <text:p>28.00</text:p>
          </table:table-cell>
          <table:table-cell table:style-name="ce90" table:formula="of:=[.AB194]*[.$Y$17]/10" office:value-type="float" office:value="29.34558213365" calcext:value-type="float">
            <text:p>29.35</text:p>
          </table:table-cell>
          <table:table-cell table:style-name="ce90" table:formula="of:=[.AC194]*[.$Y$17]/10" office:value-type="float" office:value="30.7568404689645" calcext:value-type="float">
            <text:p>30.76</text:p>
          </table:table-cell>
          <table:table-cell table:style-name="ce90" table:formula="of:=[.AD194]*[.$Y$17]/10" office:value-type="float" office:value="32.2321625200327" calcext:value-type="float">
            <text:p>32.23</text:p>
          </table:table-cell>
          <table:table-cell table:style-name="ce90" table:formula="of:=[.AE194]*[.$Y$17]/10" office:value-type="float" office:value="33.7744564430535" calcext:value-type="float">
            <text:p>33.77</text:p>
          </table:table-cell>
          <table:table-cell table:style-name="ce90" table:formula="of:=[.AF194]*[.$Y$17]/10" office:value-type="float" office:value="35.3867624092422" calcext:value-type="float">
            <text:p>35.39</text:p>
          </table:table-cell>
          <table:table-cell table:style-name="ce90" table:formula="of:=[.AG194]*[.$Y$17]/10" office:value-type="float" office:value="37.0722585976185" calcext:value-type="float">
            <text:p>37.07</text:p>
          </table:table-cell>
          <table:table-cell table:style-name="ce90" table:formula="of:=[.AH194]*[.$Y$17]/10" office:value-type="float" office:value="38.8342674598363" calcext:value-type="float">
            <text:p>38.83</text:p>
          </table:table-cell>
          <table:table-cell table:style-name="ce90" table:formula="of:=[.AI194]*[.$Y$17]/10" office:value-type="float" office:value="40.6762622694034" calcext:value-type="float">
            <text:p>40.68</text:p>
          </table:table-cell>
          <table:table-cell table:style-name="ce90" table:formula="of:=[.AJ194]*[.$Y$17]/10" office:value-type="float" office:value="42.601873968201" calcext:value-type="float">
            <text:p>42.60</text:p>
          </table:table-cell>
          <table:table-cell table:style-name="ce90" table:formula="of:=[.AK194]*[.$Y$17]/10" office:value-type="float" office:value="44.6148983238006" calcext:value-type="float">
            <text:p>44.61</text:p>
          </table:table-cell>
          <table:table-cell table:style-name="ce90" table:formula="of:=[.AL194]*[.$Y$17]/10" office:value-type="float" office:value="46.7193034116838" calcext:value-type="float">
            <text:p>46.72</text:p>
          </table:table-cell>
          <table:table-cell table:style-name="ce90" table:formula="of:=[.AM194]*[.$Y$17]/10" office:value-type="float" office:value="48.9192374371167" calcext:value-type="float">
            <text:p>48.92</text:p>
          </table:table-cell>
          <table:table-cell table:style-name="ce90" table:formula="of:=[.AN194]*[.$Y$17]/10" office:value-type="float" office:value="51.2190369120958" calcext:value-type="float">
            <text:p>51.22</text:p>
          </table:table-cell>
          <table:table-cell table:style-name="ce90" table:formula="of:=[.AO194]*[.$Y$17]/10" office:value-type="float" office:value="53.6232352034849" calcext:value-type="float">
            <text:p>53.62</text:p>
          </table:table-cell>
          <table:table-cell table:style-name="ce90" table:formula="of:=[.AP194]*[.$Y$17]/10" office:value-type="float" office:value="56.1365714691916" calcext:value-type="float">
            <text:p>56.14</text:p>
          </table:table-cell>
          <table:table-cell table:style-name="ce90" table:formula="of:=[.AQ194]*[.$Y$17]/10" office:value-type="float" office:value="58.764" calcext:value-type="float">
            <text:p>58.76</text:p>
          </table:table-cell>
          <table:table-cell table:number-columns-repeated="981"/>
        </table:table-row>
        <table:table-row table:style-name="ro1">
          <table:table-cell table:style-name="ce66" office:value-type="string" calcext:value-type="string">
            <text:p>Niveau initial TICPE (c€/L)</text:p>
          </table:table-cell>
          <table:table-cell table:style-name="ce66" table:number-columns-repeated="6"/>
          <table:table-cell table:style-name="ce91" table:formula="of:=44.82" office:value-type="float" office:value="44.82" calcext:value-type="float">
            <office:annotation draw:style-name="gr23" draw:text-style-name="P2" svg:width="27.08mm" svg:height="32.73mm" svg:x="165.41mm" svg:y="877.45mm" draw:caption-point-x="170.17mm" draw:caption-point-y="264.8mm">
              <dc:date>2017-08-28T00:00:00</dc:date>
              <text:p text:style-name="P1"><text:span text:style-name="T1">FRAGNOL Ludovic - CGDD/SEEI/MA3:</text:span></text:p>
              <text:p text:style-name="P1"><text:span text:style-name="T2">hors 2 c€/L pour financer les transports propres</text:span></text:p>
            </office:annotation>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style-name="ce91" table:formula="of:=44.82" office:value-type="float" office:value="44.82" calcext:value-type="float">
            <text:p>44.8</text:p>
          </table:table-cell>
          <table:table-cell table:number-columns-repeated="981"/>
        </table:table-row>
        <table:table-row table:style-name="ro1">
          <table:table-cell table:style-name="ce66" office:value-type="string" calcext:value-type="string">
            <text:p>Evolution TICPE Gazole (c€/L)</text:p>
          </table:table-cell>
          <table:table-cell table:style-name="ce66" table:number-columns-repeated="6"/>
          <table:table-cell table:style-name="ce92" office:value-type="float" office:value="0" calcext:value-type="float">
            <text:p>0.0</text:p>
          </table:table-cell>
          <table:table-cell table:number-columns-repeated="6" table:style-name="ce92" office:value-type="float" office:value="1" calcext:value-type="float">
            <text:p>1.0</text:p>
          </table:table-cell>
          <table:table-cell table:style-name="ce92" office:value-type="float" office:value="0.7" calcext:value-type="float">
            <text:p>0.7</text:p>
          </table:table-cell>
          <table:table-cell table:style-name="ce92" office:value-type="float" office:value="0" calcext:value-type="float">
            <text:p>0.0</text:p>
          </table:table-cell>
          <table:table-cell table:style-name="ce92" office:value-type="float" office:value="0.75" calcext:value-type="float">
            <text:p>0.8</text:p>
          </table:table-cell>
          <table:table-cell table:number-columns-repeated="26" table:style-name="ce92" office:value-type="float" office:value="0" calcext:value-type="float">
            <text:p>0.0</text:p>
          </table:table-cell>
          <table:table-cell table:number-columns-repeated="981"/>
        </table:table-row>
        <table:table-row table:style-name="ro1">
          <table:table-cell table:style-name="ce66" office:value-type="string" calcext:value-type="string">
            <text:p>TICPE Gazole (c€/L)</text:p>
          </table:table-cell>
          <table:table-cell table:style-name="ce66" table:number-columns-repeated="6"/>
          <table:table-cell table:style-name="ce91" table:formula="of:=[.H196]" office:value-type="float" office:value="44.82" calcext:value-type="float">
            <text:p>44.8</text:p>
          </table:table-cell>
          <table:table-cell table:style-name="ce91" table:formula="of:=[.H198]+[.I197]" office:value-type="float" office:value="45.82" calcext:value-type="float">
            <text:p>45.8</text:p>
          </table:table-cell>
          <table:table-cell table:style-name="ce91" table:formula="of:=[.I198]+[.J197]" office:value-type="float" office:value="46.82" calcext:value-type="float">
            <text:p>46.8</text:p>
          </table:table-cell>
          <table:table-cell table:style-name="ce91" table:formula="of:=[.J198]+[.K197]" office:value-type="float" office:value="47.82" calcext:value-type="float">
            <text:p>47.8</text:p>
          </table:table-cell>
          <table:table-cell table:style-name="ce91" table:formula="of:=[.K198]+[.L197]" office:value-type="float" office:value="48.82" calcext:value-type="float">
            <text:p>48.8</text:p>
          </table:table-cell>
          <table:table-cell table:style-name="ce91" table:formula="of:=[.L198]+[.M197]" office:value-type="float" office:value="49.82" calcext:value-type="float">
            <text:p>49.8</text:p>
          </table:table-cell>
          <table:table-cell table:style-name="ce91" table:formula="of:=[.M198]+[.N197]" office:value-type="float" office:value="50.82" calcext:value-type="float">
            <text:p>50.8</text:p>
          </table:table-cell>
          <table:table-cell table:style-name="ce91" table:formula="of:=[.N198]+[.O197]" office:value-type="float" office:value="51.52" calcext:value-type="float">
            <text:p>51.5</text:p>
          </table:table-cell>
          <table:table-cell table:style-name="ce91" table:formula="of:=[.O198]+[.P197]" office:value-type="float" office:value="51.52" calcext:value-type="float">
            <text:p>51.5</text:p>
          </table:table-cell>
          <table:table-cell table:style-name="ce91" table:formula="of:=[.P198]+[.Q197]" office:value-type="float" office:value="52.27" calcext:value-type="float">
            <text:p>52.3</text:p>
          </table:table-cell>
          <table:table-cell table:style-name="ce91" table:formula="of:=[.Q198]+[.R197]" office:value-type="float" office:value="52.27" calcext:value-type="float">
            <text:p>52.3</text:p>
          </table:table-cell>
          <table:table-cell table:style-name="ce91" table:formula="of:=[.R198]+[.S197]" office:value-type="float" office:value="52.27" calcext:value-type="float">
            <text:p>52.3</text:p>
          </table:table-cell>
          <table:table-cell table:style-name="ce91" table:formula="of:=[.S198]+[.T197]" office:value-type="float" office:value="52.27" calcext:value-type="float">
            <text:p>52.3</text:p>
          </table:table-cell>
          <table:table-cell table:style-name="ce91" table:formula="of:=[.T198]+[.U197]" office:value-type="float" office:value="52.27" calcext:value-type="float">
            <text:p>52.3</text:p>
          </table:table-cell>
          <table:table-cell table:style-name="ce91" table:formula="of:=[.U198]+[.V197]" office:value-type="float" office:value="52.27" calcext:value-type="float">
            <text:p>52.3</text:p>
          </table:table-cell>
          <table:table-cell table:style-name="ce91" table:formula="of:=[.V198]+[.W197]" office:value-type="float" office:value="52.27" calcext:value-type="float">
            <text:p>52.3</text:p>
          </table:table-cell>
          <table:table-cell table:style-name="ce91" table:formula="of:=[.W198]+[.X197]" office:value-type="float" office:value="52.27" calcext:value-type="float">
            <text:p>52.3</text:p>
          </table:table-cell>
          <table:table-cell table:style-name="ce91" table:formula="of:=[.X198]+[.Y197]" office:value-type="float" office:value="52.27" calcext:value-type="float">
            <text:p>52.3</text:p>
          </table:table-cell>
          <table:table-cell table:style-name="ce91" table:formula="of:=[.Y198]+[.Z197]" office:value-type="float" office:value="52.27" calcext:value-type="float">
            <text:p>52.3</text:p>
          </table:table-cell>
          <table:table-cell table:style-name="ce91" table:formula="of:=[.Z198]+[.AA197]" office:value-type="float" office:value="52.27" calcext:value-type="float">
            <text:p>52.3</text:p>
          </table:table-cell>
          <table:table-cell table:style-name="ce91" table:formula="of:=[.AA198]+[.AB197]" office:value-type="float" office:value="52.27" calcext:value-type="float">
            <text:p>52.3</text:p>
          </table:table-cell>
          <table:table-cell table:style-name="ce91" table:formula="of:=[.AB198]+[.AC197]" office:value-type="float" office:value="52.27" calcext:value-type="float">
            <text:p>52.3</text:p>
          </table:table-cell>
          <table:table-cell table:style-name="ce91" table:formula="of:=[.AC198]+[.AD197]" office:value-type="float" office:value="52.27" calcext:value-type="float">
            <text:p>52.3</text:p>
          </table:table-cell>
          <table:table-cell table:style-name="ce91" table:formula="of:=[.AD198]+[.AE197]" office:value-type="float" office:value="52.27" calcext:value-type="float">
            <text:p>52.3</text:p>
          </table:table-cell>
          <table:table-cell table:style-name="ce91" table:formula="of:=[.AE198]+[.AF197]" office:value-type="float" office:value="52.27" calcext:value-type="float">
            <text:p>52.3</text:p>
          </table:table-cell>
          <table:table-cell table:style-name="ce91" table:formula="of:=[.AF198]+[.AG197]" office:value-type="float" office:value="52.27" calcext:value-type="float">
            <text:p>52.3</text:p>
          </table:table-cell>
          <table:table-cell table:style-name="ce91" table:formula="of:=[.AG198]+[.AH197]" office:value-type="float" office:value="52.27" calcext:value-type="float">
            <text:p>52.3</text:p>
          </table:table-cell>
          <table:table-cell table:style-name="ce91" table:formula="of:=[.AH198]+[.AI197]" office:value-type="float" office:value="52.27" calcext:value-type="float">
            <text:p>52.3</text:p>
          </table:table-cell>
          <table:table-cell table:style-name="ce91" table:formula="of:=[.AI198]+[.AJ197]" office:value-type="float" office:value="52.27" calcext:value-type="float">
            <text:p>52.3</text:p>
          </table:table-cell>
          <table:table-cell table:style-name="ce91" table:formula="of:=[.AJ198]+[.AK197]" office:value-type="float" office:value="52.27" calcext:value-type="float">
            <text:p>52.3</text:p>
          </table:table-cell>
          <table:table-cell table:style-name="ce91" table:formula="of:=[.AK198]+[.AL197]" office:value-type="float" office:value="52.27" calcext:value-type="float">
            <text:p>52.3</text:p>
          </table:table-cell>
          <table:table-cell table:style-name="ce91" table:formula="of:=[.AL198]+[.AM197]" office:value-type="float" office:value="52.27" calcext:value-type="float">
            <text:p>52.3</text:p>
          </table:table-cell>
          <table:table-cell table:style-name="ce91" table:formula="of:=[.AM198]+[.AN197]" office:value-type="float" office:value="52.27" calcext:value-type="float">
            <text:p>52.3</text:p>
          </table:table-cell>
          <table:table-cell table:style-name="ce91" table:formula="of:=[.AN198]+[.AO197]" office:value-type="float" office:value="52.27" calcext:value-type="float">
            <text:p>52.3</text:p>
          </table:table-cell>
          <table:table-cell table:style-name="ce91" table:formula="of:=[.AO198]+[.AP197]" office:value-type="float" office:value="52.27" calcext:value-type="float">
            <text:p>52.3</text:p>
          </table:table-cell>
          <table:table-cell table:style-name="ce91" table:formula="of:=[.AP198]+[.AQ197]" office:value-type="float" office:value="52.27" calcext:value-type="float">
            <text:p>52.3</text:p>
          </table:table-cell>
          <table:table-cell table:number-columns-repeated="981"/>
        </table:table-row>
        <table:table-row table:style-name="ro1">
          <table:table-cell table:style-name="ce66" office:value-type="string" calcext:value-type="string">
            <text:p>Taxation Gazole (TICPE + Taxe Carbone) (€/L)</text:p>
          </table:table-cell>
          <table:table-cell table:style-name="ce66" table:number-columns-repeated="6"/>
          <table:table-cell table:style-name="ce90" table:formula="of:=([.H195]+[.H198])/100" office:value-type="float" office:value="0.466875" calcext:value-type="float">
            <text:p>0.47</text:p>
          </table:table-cell>
          <table:table-cell table:style-name="ce90" table:formula="of:=([.I195]+[.I198])/100" office:value-type="float" office:value="0.49555" calcext:value-type="float">
            <text:p>0.50</text:p>
          </table:table-cell>
          <table:table-cell table:style-name="ce90" table:formula="of:=([.J195]+[.J198])/100" office:value-type="float" office:value="0.526715" calcext:value-type="float">
            <text:p>0.53</text:p>
          </table:table-cell>
          <table:table-cell table:style-name="ce90" table:formula="of:=([.K195]+[.K198])/100" office:value-type="float" office:value="0.553765496116953" calcext:value-type="float">
            <text:p>0.55</text:p>
          </table:table-cell>
          <table:table-cell table:style-name="ce90" table:formula="of:=([.L195]+[.L198])/100" office:value-type="float" office:value="0.58464401801354" calcext:value-type="float">
            <text:p>0.58</text:p>
          </table:table-cell>
          <table:table-cell table:style-name="ce90" table:formula="of:=([.M195]+[.M198])/100" office:value-type="float" office:value="0.62021" calcext:value-type="float">
            <text:p>0.62</text:p>
          </table:table-cell>
          <table:table-cell table:style-name="ce90" table:formula="of:=([.N195]+[.N198])/100" office:value-type="float" office:value="0.638533976991176" calcext:value-type="float">
            <text:p>0.64</text:p>
          </table:table-cell>
          <table:table-cell table:style-name="ce90" table:formula="of:=([.O195]+[.O198])/100" office:value-type="float" office:value="0.654354860128003" calcext:value-type="float">
            <text:p>0.65</text:p>
          </table:table-cell>
          <table:table-cell table:style-name="ce90" table:formula="of:=([.P195]+[.P198])/100" office:value-type="float" office:value="0.663702312601268" calcext:value-type="float">
            <text:p>0.66</text:p>
          </table:table-cell>
          <table:table-cell table:style-name="ce90" table:formula="of:=([.Q195]+[.Q198])/100" office:value-type="float" office:value="0.681107768368519" calcext:value-type="float">
            <text:p>0.68</text:p>
          </table:table-cell>
          <table:table-cell table:style-name="ce90" table:formula="of:=([.R195]+[.R198])/100" office:value-type="float" office:value="0.691604537861342" calcext:value-type="float">
            <text:p>0.69</text:p>
          </table:table-cell>
          <table:table-cell table:style-name="ce90" table:formula="of:=([.S195]+[.S198])/100" office:value-type="float" office:value="0.702727920002903" calcext:value-type="float">
            <text:p>0.70</text:p>
          </table:table-cell>
          <table:table-cell table:style-name="ce90" table:formula="of:=([.T195]+[.T198])/100" office:value-type="float" office:value="0.714515320912467" calcext:value-type="float">
            <text:p>0.71</text:p>
          </table:table-cell>
          <table:table-cell table:style-name="ce90" table:formula="of:=([.U195]+[.U198])/100" office:value-type="float" office:value="0.727006379696077" calcext:value-type="float">
            <text:p>0.73</text:p>
          </table:table-cell>
          <table:table-cell table:style-name="ce90" table:formula="of:=([.V195]+[.V198])/100" office:value-type="float" office:value="0.740243101746398" calcext:value-type="float">
            <text:p>0.74</text:p>
          </table:table-cell>
          <table:table-cell table:style-name="ce90" table:formula="of:=([.W195]+[.W198])/100" office:value-type="float" office:value="0.75427" calcext:value-type="float">
            <text:p>0.75</text:p>
          </table:table-cell>
          <table:table-cell table:style-name="ce90" table:formula="of:=([.X195]+[.X198])/100" office:value-type="float" office:value="0.765573292121289" calcext:value-type="float">
            <text:p>0.77</text:p>
          </table:table-cell>
          <table:table-cell table:style-name="ce90" table:formula="of:=([.Y195]+[.Y198])/100" office:value-type="float" office:value="0.77738969433406" calcext:value-type="float">
            <text:p>0.78</text:p>
          </table:table-cell>
          <table:table-cell table:style-name="ce90" table:formula="of:=([.Z195]+[.Z198])/100" office:value-type="float" office:value="0.789742499141343" calcext:value-type="float">
            <text:p>0.79</text:p>
          </table:table-cell>
          <table:table-cell table:style-name="ce90" table:formula="of:=([.AA195]+[.AA198])/100" office:value-type="float" office:value="0.802656056403462" calcext:value-type="float">
            <text:p>0.80</text:p>
          </table:table-cell>
          <table:table-cell table:style-name="ce90" table:formula="of:=([.AB195]+[.AB198])/100" office:value-type="float" office:value="0.8161558213365" calcext:value-type="float">
            <text:p>0.82</text:p>
          </table:table-cell>
          <table:table-cell table:style-name="ce90" table:formula="of:=([.AC195]+[.AC198])/100" office:value-type="float" office:value="0.830268404689645" calcext:value-type="float">
            <text:p>0.83</text:p>
          </table:table-cell>
          <table:table-cell table:style-name="ce90" table:formula="of:=([.AD195]+[.AD198])/100" office:value-type="float" office:value="0.845021625200327" calcext:value-type="float">
            <text:p>0.85</text:p>
          </table:table-cell>
          <table:table-cell table:style-name="ce90" table:formula="of:=([.AE195]+[.AE198])/100" office:value-type="float" office:value="0.860444564430535" calcext:value-type="float">
            <text:p>0.86</text:p>
          </table:table-cell>
          <table:table-cell table:style-name="ce90" table:formula="of:=([.AF195]+[.AF198])/100" office:value-type="float" office:value="0.876567624092422" calcext:value-type="float">
            <text:p>0.88</text:p>
          </table:table-cell>
          <table:table-cell table:style-name="ce90" table:formula="of:=([.AG195]+[.AG198])/100" office:value-type="float" office:value="0.893422585976185" calcext:value-type="float">
            <text:p>0.89</text:p>
          </table:table-cell>
          <table:table-cell table:style-name="ce90" table:formula="of:=([.AH195]+[.AH198])/100" office:value-type="float" office:value="0.911042674598363" calcext:value-type="float">
            <text:p>0.91</text:p>
          </table:table-cell>
          <table:table-cell table:style-name="ce90" table:formula="of:=([.AI195]+[.AI198])/100" office:value-type="float" office:value="0.929462622694033" calcext:value-type="float">
            <text:p>0.93</text:p>
          </table:table-cell>
          <table:table-cell table:style-name="ce90" table:formula="of:=([.AJ195]+[.AJ198])/100" office:value-type="float" office:value="0.94871873968201" calcext:value-type="float">
            <text:p>0.95</text:p>
          </table:table-cell>
          <table:table-cell table:style-name="ce90" table:formula="of:=([.AK195]+[.AK198])/100" office:value-type="float" office:value="0.968848983238006" calcext:value-type="float">
            <text:p>0.97</text:p>
          </table:table-cell>
          <table:table-cell table:style-name="ce90" table:formula="of:=([.AL195]+[.AL198])/100" office:value-type="float" office:value="0.989893034116838" calcext:value-type="float">
            <text:p>0.99</text:p>
          </table:table-cell>
          <table:table-cell table:style-name="ce90" table:formula="of:=([.AM195]+[.AM198])/100" office:value-type="float" office:value="1.01189237437117" calcext:value-type="float">
            <text:p>1.01</text:p>
          </table:table-cell>
          <table:table-cell table:style-name="ce90" table:formula="of:=([.AN195]+[.AN198])/100" office:value-type="float" office:value="1.03489036912096" calcext:value-type="float">
            <text:p>1.03</text:p>
          </table:table-cell>
          <table:table-cell table:style-name="ce90" table:formula="of:=([.AO195]+[.AO198])/100" office:value-type="float" office:value="1.05893235203485" calcext:value-type="float">
            <text:p>1.06</text:p>
          </table:table-cell>
          <table:table-cell table:style-name="ce90" table:formula="of:=([.AP195]+[.AP198])/100" office:value-type="float" office:value="1.08406571469192" calcext:value-type="float">
            <text:p>1.08</text:p>
          </table:table-cell>
          <table:table-cell table:style-name="ce90" table:formula="of:=([.AQ195]+[.AQ198])/100" office:value-type="float" office:value="1.11034" calcext:value-type="float">
            <text:p>1.11</text:p>
          </table:table-cell>
          <table:table-cell table:number-columns-repeated="981"/>
        </table:table-row>
        <table:table-row table:style-name="ro1">
          <table:table-cell table:style-name="ce65" office:value-type="string" calcext:value-type="string">
            <text:p>Total HTVA (€/L)</text:p>
          </table:table-cell>
          <table:table-cell table:style-name="ce65" table:number-columns-repeated="6"/>
          <table:table-cell table:style-name="ce90" table:formula="of:=[.H190]+[.H199]" office:value-type="float" office:value="0.946575" calcext:value-type="float">
            <text:p>0.95</text:p>
          </table:table-cell>
          <table:table-cell table:style-name="ce90" table:formula="of:=[.I190]+[.I199]" office:value-type="float" office:value="0.99633057671936" calcext:value-type="float">
            <text:p>1.00</text:p>
          </table:table-cell>
          <table:table-cell table:style-name="ce90" table:formula="of:=[.J190]+[.J199]" office:value-type="float" office:value="1.04482893417351" calcext:value-type="float">
            <text:p>1.04</text:p>
          </table:table-cell>
          <table:table-cell table:style-name="ce90" table:formula="of:=[.K190]+[.K199]" office:value-type="float" office:value="1.08999974574865" calcext:value-type="float">
            <text:p>1.09</text:p>
          </table:table-cell>
          <table:table-cell table:style-name="ce90" table:formula="of:=[.L190]+[.L199]" office:value-type="float" office:value="1.13982127007121" calcext:value-type="float">
            <text:p>1.14</text:p>
          </table:table-cell>
          <table:table-cell table:style-name="ce90" table:formula="of:=[.M190]+[.M199]" office:value-type="float" office:value="1.19519029255871" calcext:value-type="float">
            <text:p>1.20</text:p>
          </table:table-cell>
          <table:table-cell table:style-name="ce90" table:formula="of:=[.N190]+[.N199]" office:value-type="float" office:value="1.23421639502438" calcext:value-type="float">
            <text:p>1.23</text:p>
          </table:table-cell>
          <table:table-cell table:style-name="ce90" table:formula="of:=[.O190]+[.O199]" office:value-type="float" office:value="1.27167930828983" calcext:value-type="float">
            <text:p>1.27</text:p>
          </table:table-cell>
          <table:table-cell table:style-name="ce90" table:formula="of:=[.P190]+[.P199]" office:value-type="float" office:value="1.30365136849551" calcext:value-type="float">
            <text:p>1.30</text:p>
          </table:table-cell>
          <table:table-cell table:style-name="ce90" table:formula="of:=[.Q190]+[.Q199]" office:value-type="float" office:value="1.34470861995863" calcext:value-type="float">
            <text:p>1.34</text:p>
          </table:table-cell>
          <table:table-cell table:style-name="ce90" table:formula="of:=[.R190]+[.R199]" office:value-type="float" office:value="1.37993100884143" calcext:value-type="float">
            <text:p>1.38</text:p>
          </table:table-cell>
          <table:table-cell table:style-name="ce90" table:formula="of:=[.S190]+[.S199]" office:value-type="float" office:value="1.41690258712332" calcext:value-type="float">
            <text:p>1.42</text:p>
          </table:table-cell>
          <table:table-cell table:style-name="ce90" table:formula="of:=[.T190]+[.T199]" office:value-type="float" office:value="1.45571172743488" calcext:value-type="float">
            <text:p>1.46</text:p>
          </table:table-cell>
          <table:table-cell table:style-name="ce90" table:formula="of:=[.U190]+[.U199]" office:value-type="float" office:value="1.49645134934241" calcext:value-type="float">
            <text:p>1.50</text:p>
          </table:table-cell>
          <table:table-cell table:style-name="ce90" table:formula="of:=[.V190]+[.V199]" office:value-type="float" office:value="1.53921915770419" calcext:value-type="float">
            <text:p>1.54</text:p>
          </table:table-cell>
          <table:table-cell table:style-name="ce90" table:formula="of:=[.W190]+[.W199]" office:value-type="float" office:value="1.58411789375389" calcext:value-type="float">
            <text:p>1.58</text:p>
          </table:table-cell>
          <table:table-cell table:style-name="ce90" table:formula="of:=[.X190]+[.X199]" office:value-type="float" office:value="1.60252027151218" calcext:value-type="float">
            <text:p>1.60</text:p>
          </table:table-cell>
          <table:table-cell table:style-name="ce90" table:formula="of:=[.Y190]+[.Y199]" office:value-type="float" office:value="1.62150665640943" calcext:value-type="float">
            <text:p>1.62</text:p>
          </table:table-cell>
          <table:table-cell table:style-name="ce90" table:formula="of:=[.Z190]+[.Z199]" office:value-type="float" office:value="1.64110104898232" calcext:value-type="float">
            <text:p>1.64</text:p>
          </table:table-cell>
          <table:table-cell table:style-name="ce90" table:formula="of:=[.AA190]+[.AA199]" office:value-type="float" office:value="1.66132851419576" calcext:value-type="float">
            <text:p>1.66</text:p>
          </table:table-cell>
          <table:table-cell table:style-name="ce90" table:formula="of:=[.AB190]+[.AB199]" office:value-type="float" office:value="1.68221522951205" calcext:value-type="float">
            <text:p>1.68</text:p>
          </table:table-cell>
          <table:table-cell table:style-name="ce90" table:formula="of:=[.AC190]+[.AC199]" office:value-type="float" office:value="1.70378853513949" calcext:value-type="float">
            <text:p>1.70</text:p>
          </table:table-cell>
          <table:table-cell table:style-name="ce90" table:formula="of:=[.AD190]+[.AD199]" office:value-type="float" office:value="1.72607698655958" calcext:value-type="float">
            <text:p>1.73</text:p>
          </table:table-cell>
          <table:table-cell table:style-name="ce90" table:formula="of:=[.AE190]+[.AE199]" office:value-type="float" office:value="1.74911040943609" calcext:value-type="float">
            <text:p>1.75</text:p>
          </table:table-cell>
          <table:table-cell table:style-name="ce90" table:formula="of:=[.AF190]+[.AF199]" office:value-type="float" office:value="1.77291995701413" calcext:value-type="float">
            <text:p>1.77</text:p>
          </table:table-cell>
          <table:table-cell table:style-name="ce90" table:formula="of:=[.AG190]+[.AG199]" office:value-type="float" office:value="1.79753817012227" calcext:value-type="float">
            <text:p>1.80</text:p>
          </table:table-cell>
          <table:table-cell table:style-name="ce90" table:formula="of:=[.AH190]+[.AH199]" office:value-type="float" office:value="1.82299903989576" calcext:value-type="float">
            <text:p>1.82</text:p>
          </table:table-cell>
          <table:table-cell table:style-name="ce90" table:formula="of:=[.AI190]+[.AI199]" office:value-type="float" office:value="1.84933807334445" calcext:value-type="float">
            <text:p>1.85</text:p>
          </table:table-cell>
          <table:table-cell table:style-name="ce90" table:formula="of:=[.AJ190]+[.AJ199]" office:value-type="float" office:value="1.87659236189443" calcext:value-type="float">
            <text:p>1.88</text:p>
          </table:table-cell>
          <table:table-cell table:style-name="ce90" table:formula="of:=[.AK190]+[.AK199]" office:value-type="float" office:value="1.90480065303846" calcext:value-type="float">
            <text:p>1.90</text:p>
          </table:table-cell>
          <table:table-cell table:style-name="ce90" table:formula="of:=[.AL190]+[.AL199]" office:value-type="float" office:value="1.9340034252361" calcext:value-type="float">
            <text:p>1.93</text:p>
          </table:table-cell>
          <table:table-cell table:style-name="ce90" table:formula="of:=[.AM190]+[.AM199]" office:value-type="float" office:value="1.96424296621129" calcext:value-type="float">
            <text:p>1.96</text:p>
          </table:table-cell>
          <table:table-cell table:style-name="ce90" table:formula="of:=[.AN190]+[.AN199]" office:value-type="float" office:value="1.99556345480132" calcext:value-type="float">
            <text:p>2.00</text:p>
          </table:table-cell>
          <table:table-cell table:style-name="ce90" table:formula="of:=[.AO190]+[.AO199]" office:value-type="float" office:value="2.02801104651859" calcext:value-type="float">
            <text:p>2.03</text:p>
          </table:table-cell>
          <table:table-cell table:style-name="ce90" table:formula="of:=[.AP190]+[.AP199]" office:value-type="float" office:value="2.0616339629935" calcext:value-type="float">
            <text:p>2.06</text:p>
          </table:table-cell>
          <table:table-cell table:style-name="ce90" table:formula="of:=[.AQ190]+[.AQ199]" office:value-type="float" office:value="2.09648258547478" calcext:value-type="float">
            <text:p>2.10</text:p>
          </table:table-cell>
          <table:table-cell table:number-columns-repeated="981"/>
        </table:table-row>
        <table:table-row table:style-name="ro1">
          <table:table-cell table:style-name="ce66" office:value-type="string" calcext:value-type="string">
            <text:p>TVA exonérée à 100%</text:p>
          </table:table-cell>
          <table:table-cell table:style-name="ce66" table:number-columns-repeated="6"/>
          <table:table-cell table:style-name="ce90" table:formula="of:=[.H200]*0*0.2" office:value-type="float" office:value="0" calcext:value-type="float">
            <text:p>0.00</text:p>
          </table:table-cell>
          <table:table-cell table:style-name="ce90" table:formula="of:=[.I200]*0*0.2" office:value-type="float" office:value="0" calcext:value-type="float">
            <text:p>0.00</text:p>
          </table:table-cell>
          <table:table-cell table:style-name="ce90" table:formula="of:=[.J200]*0*0.2" office:value-type="float" office:value="0" calcext:value-type="float">
            <text:p>0.00</text:p>
          </table:table-cell>
          <table:table-cell table:style-name="ce90" table:formula="of:=[.K200]*0*0.2" office:value-type="float" office:value="0" calcext:value-type="float">
            <text:p>0.00</text:p>
          </table:table-cell>
          <table:table-cell table:style-name="ce90" table:formula="of:=[.L200]*0*0.2" office:value-type="float" office:value="0" calcext:value-type="float">
            <text:p>0.00</text:p>
          </table:table-cell>
          <table:table-cell table:style-name="ce90" table:formula="of:=[.M200]*0*0.2" office:value-type="float" office:value="0" calcext:value-type="float">
            <text:p>0.00</text:p>
          </table:table-cell>
          <table:table-cell table:style-name="ce90" table:formula="of:=[.N200]*0*0.2" office:value-type="float" office:value="0" calcext:value-type="float">
            <text:p>0.00</text:p>
          </table:table-cell>
          <table:table-cell table:style-name="ce90" table:formula="of:=[.O200]*0*0.2" office:value-type="float" office:value="0" calcext:value-type="float">
            <text:p>0.00</text:p>
          </table:table-cell>
          <table:table-cell table:style-name="ce90" table:formula="of:=[.P200]*0*0.2" office:value-type="float" office:value="0" calcext:value-type="float">
            <text:p>0.00</text:p>
          </table:table-cell>
          <table:table-cell table:style-name="ce90" table:formula="of:=[.Q200]*0*0.2" office:value-type="float" office:value="0" calcext:value-type="float">
            <text:p>0.00</text:p>
          </table:table-cell>
          <table:table-cell table:style-name="ce90" table:formula="of:=[.R200]*0*0.2" office:value-type="float" office:value="0" calcext:value-type="float">
            <text:p>0.00</text:p>
          </table:table-cell>
          <table:table-cell table:style-name="ce90" table:formula="of:=[.S200]*0*0.2" office:value-type="float" office:value="0" calcext:value-type="float">
            <text:p>0.00</text:p>
          </table:table-cell>
          <table:table-cell table:style-name="ce90" table:formula="of:=[.T200]*0*0.2" office:value-type="float" office:value="0" calcext:value-type="float">
            <text:p>0.00</text:p>
          </table:table-cell>
          <table:table-cell table:style-name="ce90" table:formula="of:=[.U200]*0*0.2" office:value-type="float" office:value="0" calcext:value-type="float">
            <text:p>0.00</text:p>
          </table:table-cell>
          <table:table-cell table:style-name="ce90" table:formula="of:=[.V200]*0*0.2" office:value-type="float" office:value="0" calcext:value-type="float">
            <text:p>0.00</text:p>
          </table:table-cell>
          <table:table-cell table:style-name="ce90" table:formula="of:=[.W200]*0*0.2" office:value-type="float" office:value="0" calcext:value-type="float">
            <text:p>0.00</text:p>
          </table:table-cell>
          <table:table-cell table:style-name="ce90" table:formula="of:=[.X200]*0*0.2" office:value-type="float" office:value="0" calcext:value-type="float">
            <text:p>0.00</text:p>
          </table:table-cell>
          <table:table-cell table:style-name="ce90" table:formula="of:=[.Y200]*0*0.2" office:value-type="float" office:value="0" calcext:value-type="float">
            <text:p>0.00</text:p>
          </table:table-cell>
          <table:table-cell table:style-name="ce90" table:formula="of:=[.Z200]*0*0.2" office:value-type="float" office:value="0" calcext:value-type="float">
            <text:p>0.00</text:p>
          </table:table-cell>
          <table:table-cell table:style-name="ce90" table:formula="of:=[.AA200]*0*0.2" office:value-type="float" office:value="0" calcext:value-type="float">
            <text:p>0.00</text:p>
          </table:table-cell>
          <table:table-cell table:style-name="ce90" table:formula="of:=[.AB200]*0*0.2" office:value-type="float" office:value="0" calcext:value-type="float">
            <text:p>0.00</text:p>
          </table:table-cell>
          <table:table-cell table:style-name="ce90" table:formula="of:=[.AC200]*0*0.2" office:value-type="float" office:value="0" calcext:value-type="float">
            <text:p>0.00</text:p>
          </table:table-cell>
          <table:table-cell table:style-name="ce90" table:formula="of:=[.AD200]*0*0.2" office:value-type="float" office:value="0" calcext:value-type="float">
            <text:p>0.00</text:p>
          </table:table-cell>
          <table:table-cell table:style-name="ce90" table:formula="of:=[.AE200]*0*0.2" office:value-type="float" office:value="0" calcext:value-type="float">
            <text:p>0.00</text:p>
          </table:table-cell>
          <table:table-cell table:style-name="ce90" table:formula="of:=[.AF200]*0*0.2" office:value-type="float" office:value="0" calcext:value-type="float">
            <text:p>0.00</text:p>
          </table:table-cell>
          <table:table-cell table:style-name="ce90" table:formula="of:=[.AG200]*0*0.2" office:value-type="float" office:value="0" calcext:value-type="float">
            <text:p>0.00</text:p>
          </table:table-cell>
          <table:table-cell table:style-name="ce90" table:formula="of:=[.AH200]*0*0.2" office:value-type="float" office:value="0" calcext:value-type="float">
            <text:p>0.00</text:p>
          </table:table-cell>
          <table:table-cell table:style-name="ce90" table:formula="of:=[.AI200]*0*0.2" office:value-type="float" office:value="0" calcext:value-type="float">
            <text:p>0.00</text:p>
          </table:table-cell>
          <table:table-cell table:style-name="ce90" table:formula="of:=[.AJ200]*0*0.2" office:value-type="float" office:value="0" calcext:value-type="float">
            <text:p>0.00</text:p>
          </table:table-cell>
          <table:table-cell table:style-name="ce90" table:formula="of:=[.AK200]*0*0.2" office:value-type="float" office:value="0" calcext:value-type="float">
            <text:p>0.00</text:p>
          </table:table-cell>
          <table:table-cell table:style-name="ce90" table:formula="of:=[.AL200]*0*0.2" office:value-type="float" office:value="0" calcext:value-type="float">
            <text:p>0.00</text:p>
          </table:table-cell>
          <table:table-cell table:style-name="ce90" table:formula="of:=[.AM200]*0*0.2" office:value-type="float" office:value="0" calcext:value-type="float">
            <text:p>0.00</text:p>
          </table:table-cell>
          <table:table-cell table:style-name="ce90" table:formula="of:=[.AN200]*0*0.2" office:value-type="float" office:value="0" calcext:value-type="float">
            <text:p>0.00</text:p>
          </table:table-cell>
          <table:table-cell table:style-name="ce90" table:formula="of:=[.AO200]*0*0.2" office:value-type="float" office:value="0" calcext:value-type="float">
            <text:p>0.00</text:p>
          </table:table-cell>
          <table:table-cell table:style-name="ce90" table:formula="of:=[.AP200]*0*0.2" office:value-type="float" office:value="0" calcext:value-type="float">
            <text:p>0.00</text:p>
          </table:table-cell>
          <table:table-cell table:style-name="ce90" table:formula="of:=[.AQ200]*0*0.2" office:value-type="float" office:value="0" calcext:value-type="float">
            <text:p>0.00</text:p>
          </table:table-cell>
          <table:table-cell table:number-columns-repeated="981"/>
        </table:table-row>
        <table:table-row table:style-name="ro1">
          <table:table-cell table:style-name="ce68" office:value-type="string" calcext:value-type="string">
            <text:p>Total acteurs (€/L)</text:p>
          </table:table-cell>
          <table:table-cell table:style-name="ce68" table:number-columns-repeated="6"/>
          <table:table-cell table:style-name="ce80" table:formula="of:=[.H200]+[.H201]" office:value-type="float" office:value="0.946575" calcext:value-type="float">
            <text:p>0.95</text:p>
          </table:table-cell>
          <table:table-cell table:style-name="ce80" table:formula="of:=[.I200]+[.I201]" office:value-type="float" office:value="0.99633057671936" calcext:value-type="float">
            <text:p>1.00</text:p>
          </table:table-cell>
          <table:table-cell table:style-name="ce80" table:formula="of:=[.J200]+[.J201]" office:value-type="float" office:value="1.04482893417351" calcext:value-type="float">
            <text:p>1.04</text:p>
          </table:table-cell>
          <table:table-cell table:style-name="ce80" table:formula="of:=[.K200]+[.K201]" office:value-type="float" office:value="1.08999974574865" calcext:value-type="float">
            <text:p>1.09</text:p>
          </table:table-cell>
          <table:table-cell table:style-name="ce80" table:formula="of:=[.L200]+[.L201]" office:value-type="float" office:value="1.13982127007121" calcext:value-type="float">
            <text:p>1.14</text:p>
          </table:table-cell>
          <table:table-cell table:style-name="ce80" table:formula="of:=[.M200]+[.M201]" office:value-type="float" office:value="1.19519029255871" calcext:value-type="float">
            <text:p>1.20</text:p>
          </table:table-cell>
          <table:table-cell table:style-name="ce80" table:formula="of:=[.N200]+[.N201]" office:value-type="float" office:value="1.23421639502438" calcext:value-type="float">
            <text:p>1.23</text:p>
          </table:table-cell>
          <table:table-cell table:style-name="ce80" table:formula="of:=[.O200]+[.O201]" office:value-type="float" office:value="1.27167930828983" calcext:value-type="float">
            <text:p>1.27</text:p>
          </table:table-cell>
          <table:table-cell table:style-name="ce80" table:formula="of:=[.P200]+[.P201]" office:value-type="float" office:value="1.30365136849551" calcext:value-type="float">
            <text:p>1.30</text:p>
          </table:table-cell>
          <table:table-cell table:style-name="ce80" table:formula="of:=[.Q200]+[.Q201]" office:value-type="float" office:value="1.34470861995863" calcext:value-type="float">
            <text:p>1.34</text:p>
          </table:table-cell>
          <table:table-cell table:style-name="ce80" table:formula="of:=[.R200]+[.R201]" office:value-type="float" office:value="1.37993100884143" calcext:value-type="float">
            <text:p>1.38</text:p>
          </table:table-cell>
          <table:table-cell table:style-name="ce80" table:formula="of:=[.S200]+[.S201]" office:value-type="float" office:value="1.41690258712332" calcext:value-type="float">
            <text:p>1.42</text:p>
          </table:table-cell>
          <table:table-cell table:style-name="ce80" table:formula="of:=[.T200]+[.T201]" office:value-type="float" office:value="1.45571172743488" calcext:value-type="float">
            <text:p>1.46</text:p>
          </table:table-cell>
          <table:table-cell table:style-name="ce80" table:formula="of:=[.U200]+[.U201]" office:value-type="float" office:value="1.49645134934241" calcext:value-type="float">
            <text:p>1.50</text:p>
          </table:table-cell>
          <table:table-cell table:style-name="ce80" table:formula="of:=[.V200]+[.V201]" office:value-type="float" office:value="1.53921915770419" calcext:value-type="float">
            <text:p>1.54</text:p>
          </table:table-cell>
          <table:table-cell table:style-name="ce80" table:formula="of:=[.W200]+[.W201]" office:value-type="float" office:value="1.58411789375389" calcext:value-type="float">
            <text:p>1.58</text:p>
          </table:table-cell>
          <table:table-cell table:style-name="ce80" table:formula="of:=[.X200]+[.X201]" office:value-type="float" office:value="1.60252027151218" calcext:value-type="float">
            <text:p>1.60</text:p>
          </table:table-cell>
          <table:table-cell table:style-name="ce80" table:formula="of:=[.Y200]+[.Y201]" office:value-type="float" office:value="1.62150665640943" calcext:value-type="float">
            <text:p>1.62</text:p>
          </table:table-cell>
          <table:table-cell table:style-name="ce80" table:formula="of:=[.Z200]+[.Z201]" office:value-type="float" office:value="1.64110104898232" calcext:value-type="float">
            <text:p>1.64</text:p>
          </table:table-cell>
          <table:table-cell table:style-name="ce80" table:formula="of:=[.AA200]+[.AA201]" office:value-type="float" office:value="1.66132851419576" calcext:value-type="float">
            <text:p>1.66</text:p>
          </table:table-cell>
          <table:table-cell table:style-name="ce80" table:formula="of:=[.AB200]+[.AB201]" office:value-type="float" office:value="1.68221522951205" calcext:value-type="float">
            <text:p>1.68</text:p>
          </table:table-cell>
          <table:table-cell table:style-name="ce80" table:formula="of:=[.AC200]+[.AC201]" office:value-type="float" office:value="1.70378853513949" calcext:value-type="float">
            <text:p>1.70</text:p>
          </table:table-cell>
          <table:table-cell table:style-name="ce80" table:formula="of:=[.AD200]+[.AD201]" office:value-type="float" office:value="1.72607698655958" calcext:value-type="float">
            <text:p>1.73</text:p>
          </table:table-cell>
          <table:table-cell table:style-name="ce80" table:formula="of:=[.AE200]+[.AE201]" office:value-type="float" office:value="1.74911040943609" calcext:value-type="float">
            <text:p>1.75</text:p>
          </table:table-cell>
          <table:table-cell table:style-name="ce80" table:formula="of:=[.AF200]+[.AF201]" office:value-type="float" office:value="1.77291995701413" calcext:value-type="float">
            <text:p>1.77</text:p>
          </table:table-cell>
          <table:table-cell table:style-name="ce80" table:formula="of:=[.AG200]+[.AG201]" office:value-type="float" office:value="1.79753817012227" calcext:value-type="float">
            <text:p>1.80</text:p>
          </table:table-cell>
          <table:table-cell table:style-name="ce80" table:formula="of:=[.AH200]+[.AH201]" office:value-type="float" office:value="1.82299903989576" calcext:value-type="float">
            <text:p>1.82</text:p>
          </table:table-cell>
          <table:table-cell table:style-name="ce80" table:formula="of:=[.AI200]+[.AI201]" office:value-type="float" office:value="1.84933807334445" calcext:value-type="float">
            <text:p>1.85</text:p>
          </table:table-cell>
          <table:table-cell table:style-name="ce80" table:formula="of:=[.AJ200]+[.AJ201]" office:value-type="float" office:value="1.87659236189443" calcext:value-type="float">
            <text:p>1.88</text:p>
          </table:table-cell>
          <table:table-cell table:style-name="ce80" table:formula="of:=[.AK200]+[.AK201]" office:value-type="float" office:value="1.90480065303846" calcext:value-type="float">
            <text:p>1.90</text:p>
          </table:table-cell>
          <table:table-cell table:style-name="ce80" table:formula="of:=[.AL200]+[.AL201]" office:value-type="float" office:value="1.9340034252361" calcext:value-type="float">
            <text:p>1.93</text:p>
          </table:table-cell>
          <table:table-cell table:style-name="ce80" table:formula="of:=[.AM200]+[.AM201]" office:value-type="float" office:value="1.96424296621129" calcext:value-type="float">
            <text:p>1.96</text:p>
          </table:table-cell>
          <table:table-cell table:style-name="ce80" table:formula="of:=[.AN200]+[.AN201]" office:value-type="float" office:value="1.99556345480132" calcext:value-type="float">
            <text:p>2.00</text:p>
          </table:table-cell>
          <table:table-cell table:style-name="ce80" table:formula="of:=[.AO200]+[.AO201]" office:value-type="float" office:value="2.02801104651859" calcext:value-type="float">
            <text:p>2.03</text:p>
          </table:table-cell>
          <table:table-cell table:style-name="ce80" table:formula="of:=[.AP200]+[.AP201]" office:value-type="float" office:value="2.0616339629935" calcext:value-type="float">
            <text:p>2.06</text:p>
          </table:table-cell>
          <table:table-cell table:style-name="ce80" table:formula="of:=[.AQ200]+[.AQ201]" office:value-type="float" office:value="2.09648258547478" calcext:value-type="float">
            <text:p>2.10</text:p>
          </table:table-cell>
          <table:table-cell table:number-columns-repeated="981"/>
        </table:table-row>
        <table:table-row table:style-name="ro1" table:number-rows-repeated="2">
          <table:table-cell table:number-columns-repeated="1024"/>
        </table:table-row>
        <table:table-row table:style-name="ro1">
          <table:table-cell table:style-name="ce64" office:value-type="string" calcext:value-type="string">
            <text:p>Prix de l'essence pour un VP d'entreprise</text:p>
          </table:table-cell>
          <table:table-cell table:style-name="ce64" table:number-columns-repeated="6"/>
          <table:table-cell table:style-name="ce72" office:value-type="float" office:value="2015" calcext:value-type="float">
            <text:p>2015</text:p>
          </table:table-cell>
          <table:table-cell table:style-name="ce73" table:formula="of:=[.H205]+1" office:value-type="float" office:value="2016" calcext:value-type="float">
            <text:p>2016</text:p>
          </table:table-cell>
          <table:table-cell table:style-name="ce73" table:formula="of:=[.I205]+1" office:value-type="float" office:value="2017" calcext:value-type="float">
            <text:p>2017</text:p>
          </table:table-cell>
          <table:table-cell table:style-name="ce73" table:formula="of:=[.J205]+1" office:value-type="float" office:value="2018" calcext:value-type="float">
            <text:p>2018</text:p>
          </table:table-cell>
          <table:table-cell table:style-name="ce73" table:formula="of:=[.K205]+1" office:value-type="float" office:value="2019" calcext:value-type="float">
            <text:p>2019</text:p>
          </table:table-cell>
          <table:table-cell table:style-name="ce73" table:formula="of:=[.L205]+1" office:value-type="float" office:value="2020" calcext:value-type="float">
            <text:p>2020</text:p>
          </table:table-cell>
          <table:table-cell table:style-name="ce73" table:formula="of:=[.M205]+1" office:value-type="float" office:value="2021" calcext:value-type="float">
            <text:p>2021</text:p>
          </table:table-cell>
          <table:table-cell table:style-name="ce73" table:formula="of:=[.N205]+1" office:value-type="float" office:value="2022" calcext:value-type="float">
            <text:p>2022</text:p>
          </table:table-cell>
          <table:table-cell table:style-name="ce73" table:formula="of:=[.O205]+1" office:value-type="float" office:value="2023" calcext:value-type="float">
            <text:p>2023</text:p>
          </table:table-cell>
          <table:table-cell table:style-name="ce73" table:formula="of:=[.P205]+1" office:value-type="float" office:value="2024" calcext:value-type="float">
            <text:p>2024</text:p>
          </table:table-cell>
          <table:table-cell table:style-name="ce73" table:formula="of:=[.Q205]+1" office:value-type="float" office:value="2025" calcext:value-type="float">
            <text:p>2025</text:p>
          </table:table-cell>
          <table:table-cell table:style-name="ce73" table:formula="of:=[.R205]+1" office:value-type="float" office:value="2026" calcext:value-type="float">
            <text:p>2026</text:p>
          </table:table-cell>
          <table:table-cell table:style-name="ce73" table:formula="of:=[.S205]+1" office:value-type="float" office:value="2027" calcext:value-type="float">
            <text:p>2027</text:p>
          </table:table-cell>
          <table:table-cell table:style-name="ce73" table:formula="of:=[.T205]+1" office:value-type="float" office:value="2028" calcext:value-type="float">
            <text:p>2028</text:p>
          </table:table-cell>
          <table:table-cell table:style-name="ce73" table:formula="of:=[.U205]+1" office:value-type="float" office:value="2029" calcext:value-type="float">
            <text:p>2029</text:p>
          </table:table-cell>
          <table:table-cell table:style-name="ce73" table:formula="of:=[.V205]+1" office:value-type="float" office:value="2030" calcext:value-type="float">
            <text:p>2030</text:p>
          </table:table-cell>
          <table:table-cell table:style-name="ce73" table:formula="of:=[.W205]+1" office:value-type="float" office:value="2031" calcext:value-type="float">
            <text:p>2031</text:p>
          </table:table-cell>
          <table:table-cell table:style-name="ce73" table:formula="of:=[.X205]+1" office:value-type="float" office:value="2032" calcext:value-type="float">
            <text:p>2032</text:p>
          </table:table-cell>
          <table:table-cell table:style-name="ce73" table:formula="of:=[.Y205]+1" office:value-type="float" office:value="2033" calcext:value-type="float">
            <text:p>2033</text:p>
          </table:table-cell>
          <table:table-cell table:style-name="ce73" table:formula="of:=[.Z205]+1" office:value-type="float" office:value="2034" calcext:value-type="float">
            <text:p>2034</text:p>
          </table:table-cell>
          <table:table-cell table:style-name="ce73" table:formula="of:=[.AA205]+1" office:value-type="float" office:value="2035" calcext:value-type="float">
            <text:p>2035</text:p>
          </table:table-cell>
          <table:table-cell table:style-name="ce73" table:formula="of:=[.AB205]+1" office:value-type="float" office:value="2036" calcext:value-type="float">
            <text:p>2036</text:p>
          </table:table-cell>
          <table:table-cell table:style-name="ce73" table:formula="of:=[.AC205]+1" office:value-type="float" office:value="2037" calcext:value-type="float">
            <text:p>2037</text:p>
          </table:table-cell>
          <table:table-cell table:style-name="ce73" table:formula="of:=[.AD205]+1" office:value-type="float" office:value="2038" calcext:value-type="float">
            <text:p>2038</text:p>
          </table:table-cell>
          <table:table-cell table:style-name="ce73" table:formula="of:=[.AE205]+1" office:value-type="float" office:value="2039" calcext:value-type="float">
            <text:p>2039</text:p>
          </table:table-cell>
          <table:table-cell table:style-name="ce73" table:formula="of:=[.AF205]+1" office:value-type="float" office:value="2040" calcext:value-type="float">
            <text:p>2040</text:p>
          </table:table-cell>
          <table:table-cell table:style-name="ce73" table:formula="of:=[.AG205]+1" office:value-type="float" office:value="2041" calcext:value-type="float">
            <text:p>2041</text:p>
          </table:table-cell>
          <table:table-cell table:style-name="ce73" table:formula="of:=[.AH205]+1" office:value-type="float" office:value="2042" calcext:value-type="float">
            <text:p>2042</text:p>
          </table:table-cell>
          <table:table-cell table:style-name="ce73" table:formula="of:=[.AI205]+1" office:value-type="float" office:value="2043" calcext:value-type="float">
            <text:p>2043</text:p>
          </table:table-cell>
          <table:table-cell table:style-name="ce73" table:formula="of:=[.AJ205]+1" office:value-type="float" office:value="2044" calcext:value-type="float">
            <text:p>2044</text:p>
          </table:table-cell>
          <table:table-cell table:style-name="ce73" table:formula="of:=[.AK205]+1" office:value-type="float" office:value="2045" calcext:value-type="float">
            <text:p>2045</text:p>
          </table:table-cell>
          <table:table-cell table:style-name="ce73" table:formula="of:=[.AL205]+1" office:value-type="float" office:value="2046" calcext:value-type="float">
            <text:p>2046</text:p>
          </table:table-cell>
          <table:table-cell table:style-name="ce73" table:formula="of:=[.AM205]+1" office:value-type="float" office:value="2047" calcext:value-type="float">
            <text:p>2047</text:p>
          </table:table-cell>
          <table:table-cell table:style-name="ce73" table:formula="of:=[.AN205]+1" office:value-type="float" office:value="2048" calcext:value-type="float">
            <text:p>2048</text:p>
          </table:table-cell>
          <table:table-cell table:style-name="ce73" table:formula="of:=[.AO205]+1" office:value-type="float" office:value="2049" calcext:value-type="float">
            <text:p>2049</text:p>
          </table:table-cell>
          <table:table-cell table:style-name="ce73" table:formula="of:=[.AP205]+1" office:value-type="float" office:value="2050" calcext:value-type="float">
            <text:p>2050</text:p>
          </table:table-cell>
          <table:table-cell table:number-columns-repeated="981"/>
        </table:table-row>
        <table:table-row table:style-name="ro1">
          <table:table-cell table:style-name="ce65" office:value-type="string" calcext:value-type="string">
            <text:p>à la pompe HTT en €/L</text:p>
          </table:table-cell>
          <table:table-cell table:style-name="ce65" table:number-columns-repeated="6"/>
          <table:table-cell table:style-name="ce90" table:formula="of:=[.H207]+[.H208]+[.H209]" office:value-type="float" office:value="0.4905" calcext:value-type="float">
            <office:annotation draw:style-name="gr7" draw:text-style-name="P2" svg:width="27.08mm" svg:height="25.05mm" svg:x="165.41mm" svg:y="937.03mm" draw:caption-point-x="170.17mm" draw:caption-point-y="260.96mm">
              <dc:date>2017-08-28T00:00:00</dc:date>
              <text:p text:style-name="P1"><text:span text:style-name="T1">FRAGNOL Ludovic - CGDD/SEEI/MA3:</text:span></text:p>
              <text:p text:style-name="P1"><text:span text:style-name="T2">en 2015, prix HT de 0,4905 €/L</text:span></text:p>
            </office:annotation>
            <text:p>0.49</text:p>
          </table:table-cell>
          <table:table-cell table:style-name="ce90" table:formula="of:=[.I207]+[.I208]+[.I209]" office:value-type="float" office:value="0.510248093720981" calcext:value-type="float">
            <text:p>0.51</text:p>
          </table:table-cell>
          <table:table-cell table:style-name="ce90" table:formula="of:=[.J207]+[.J208]+[.J209]" office:value-type="float" office:value="0.528174734220526" calcext:value-type="float">
            <text:p>0.53</text:p>
          </table:table-cell>
          <table:table-cell table:style-name="ce90" table:formula="of:=[.K207]+[.K208]+[.K209]" office:value-type="float" office:value="0.546915268581306" calcext:value-type="float">
            <text:p>0.55</text:p>
          </table:table-cell>
          <table:table-cell table:style-name="ce90" table:formula="of:=[.L207]+[.L208]+[.L209]" office:value-type="float" office:value="0.566506648691623" calcext:value-type="float">
            <text:p>0.57</text:p>
          </table:table-cell>
          <table:table-cell table:style-name="ce90" table:formula="of:=[.M207]+[.M208]+[.M209]" office:value-type="float" office:value="0.586987504105766" calcext:value-type="float">
            <text:p>0.59</text:p>
          </table:table-cell>
          <table:table-cell table:style-name="ce90" table:formula="of:=[.N207]+[.N208]+[.N209]" office:value-type="float" office:value="0.60839821821233" calcext:value-type="float">
            <text:p>0.61</text:p>
          </table:table-cell>
          <table:table-cell table:style-name="ce90" table:formula="of:=[.O207]+[.O208]+[.O209]" office:value-type="float" office:value="0.63078100786068" calcext:value-type="float">
            <text:p>0.63</text:p>
          </table:table-cell>
          <table:table-cell table:style-name="ce90" table:formula="of:=[.P207]+[.P208]+[.P209]" office:value-type="float" office:value="0.654180006602561" calcext:value-type="float">
            <text:p>0.65</text:p>
          </table:table-cell>
          <table:table-cell table:style-name="ce90" table:formula="of:=[.Q207]+[.Q208]+[.Q209]" office:value-type="float" office:value="0.678641351712997" calcext:value-type="float">
            <text:p>0.68</text:p>
          </table:table-cell>
          <table:table-cell table:style-name="ce90" table:formula="of:=[.R207]+[.R208]+[.R209]" office:value-type="float" office:value="0.704213275162048" calcext:value-type="float">
            <text:p>0.70</text:p>
          </table:table-cell>
          <table:table-cell table:style-name="ce90" table:formula="of:=[.S207]+[.S208]+[.S209]" office:value-type="float" office:value="0.730946198716819" calcext:value-type="float">
            <text:p>0.73</text:p>
          </table:table-cell>
          <table:table-cell table:style-name="ce90" table:formula="of:=[.T207]+[.T208]+[.T209]" office:value-type="float" office:value="0.758892833361218" calcext:value-type="float">
            <text:p>0.76</text:p>
          </table:table-cell>
          <table:table-cell table:style-name="ce90" table:formula="of:=[.U207]+[.U208]+[.U209]" office:value-type="float" office:value="0.788108283229521" calcext:value-type="float">
            <text:p>0.79</text:p>
          </table:table-cell>
          <table:table-cell table:style-name="ce90" table:formula="of:=[.V207]+[.V208]+[.V209]" office:value-type="float" office:value="0.818650154258645" calcext:value-type="float">
            <text:p>0.82</text:p>
          </table:table-cell>
          <table:table-cell table:style-name="ce90" table:formula="of:=[.W207]+[.W208]+[.W209]" office:value-type="float" office:value="0.850578667773396" calcext:value-type="float">
            <text:p>0.85</text:p>
          </table:table-cell>
          <table:table-cell table:style-name="ce90" table:formula="of:=[.X207]+[.X208]+[.X209]" office:value-type="float" office:value="0.857920739638385" calcext:value-type="float">
            <text:p>0.86</text:p>
          </table:table-cell>
          <table:table-cell table:style-name="ce90" table:formula="of:=[.Y207]+[.Y208]+[.Y209]" office:value-type="float" office:value="0.86533613520227" calcext:value-type="float">
            <text:p>0.87</text:p>
          </table:table-cell>
          <table:table-cell table:style-name="ce90" table:formula="of:=[.Z207]+[.Z208]+[.Z209]" office:value-type="float" office:value="0.872825586733125" calcext:value-type="float">
            <text:p>0.87</text:p>
          </table:table-cell>
          <table:table-cell table:style-name="ce90" table:formula="of:=[.AA207]+[.AA208]+[.AA209]" office:value-type="float" office:value="0.880389833812027" calcext:value-type="float">
            <text:p>0.88</text:p>
          </table:table-cell>
          <table:table-cell table:style-name="ce90" table:formula="of:=[.AB207]+[.AB208]+[.AB209]" office:value-type="float" office:value="0.888029623406092" calcext:value-type="float">
            <text:p>0.89</text:p>
          </table:table-cell>
          <table:table-cell table:style-name="ce90" table:formula="of:=[.AC207]+[.AC208]+[.AC209]" office:value-type="float" office:value="0.895745709942236" calcext:value-type="float">
            <text:p>0.90</text:p>
          </table:table-cell>
          <table:table-cell table:style-name="ce90" table:formula="of:=[.AD207]+[.AD208]+[.AD209]" office:value-type="float" office:value="0.903538855381676" calcext:value-type="float">
            <text:p>0.90</text:p>
          </table:table-cell>
          <table:table-cell table:style-name="ce90" table:formula="of:=[.AE207]+[.AE208]+[.AE209]" office:value-type="float" office:value="0.911409829295171" calcext:value-type="float">
            <text:p>0.91</text:p>
          </table:table-cell>
          <table:table-cell table:style-name="ce90" table:formula="of:=[.AF207]+[.AF208]+[.AF209]" office:value-type="float" office:value="0.919359408939019" calcext:value-type="float">
            <text:p>0.92</text:p>
          </table:table-cell>
          <table:table-cell table:style-name="ce90" table:formula="of:=[.AG207]+[.AG208]+[.AG209]" office:value-type="float" office:value="0.927388379331811" calcext:value-type="float">
            <text:p>0.93</text:p>
          </table:table-cell>
          <table:table-cell table:style-name="ce90" table:formula="of:=[.AH207]+[.AH208]+[.AH209]" office:value-type="float" office:value="0.935497533331948" calcext:value-type="float">
            <text:p>0.94</text:p>
          </table:table-cell>
          <table:table-cell table:style-name="ce90" table:formula="of:=[.AI207]+[.AI208]+[.AI209]" office:value-type="float" office:value="0.94368767171594" calcext:value-type="float">
            <text:p>0.94</text:p>
          </table:table-cell>
          <table:table-cell table:style-name="ce90" table:formula="of:=[.AJ207]+[.AJ208]+[.AJ209]" office:value-type="float" office:value="0.951959603257481" calcext:value-type="float">
            <text:p>0.95</text:p>
          </table:table-cell>
          <table:table-cell table:style-name="ce90" table:formula="of:=[.AK207]+[.AK208]+[.AK209]" office:value-type="float" office:value="0.960314144807313" calcext:value-type="float">
            <text:p>0.96</text:p>
          </table:table-cell>
          <table:table-cell table:style-name="ce90" table:formula="of:=[.AL207]+[.AL208]+[.AL209]" office:value-type="float" office:value="0.968752121373892" calcext:value-type="float">
            <text:p>0.97</text:p>
          </table:table-cell>
          <table:table-cell table:style-name="ce90" table:formula="of:=[.AM207]+[.AM208]+[.AM209]" office:value-type="float" office:value="0.977274366204858" calcext:value-type="float">
            <text:p>0.98</text:p>
          </table:table-cell>
          <table:table-cell table:style-name="ce90" table:formula="of:=[.AN207]+[.AN208]+[.AN209]" office:value-type="float" office:value="0.985881720869314" calcext:value-type="float">
            <text:p>0.99</text:p>
          </table:table-cell>
          <table:table-cell table:style-name="ce90" table:formula="of:=[.AO207]+[.AO208]+[.AO209]" office:value-type="float" office:value="0.994575035340935" calcext:value-type="float">
            <text:p>0.99</text:p>
          </table:table-cell>
          <table:table-cell table:style-name="ce90" table:formula="of:=[.AP207]+[.AP208]+[.AP209]" office:value-type="float" office:value="1.0033551680819" calcext:value-type="float">
            <text:p>1.00</text:p>
          </table:table-cell>
          <table:table-cell table:style-name="ce90" table:formula="of:=[.AQ207]+[.AQ208]+[.AQ209]" office:value-type="float" office:value="1.01222298612767" calcext:value-type="float">
            <text:p>1.01</text:p>
          </table:table-cell>
          <table:table-cell table:number-columns-repeated="981"/>
        </table:table-row>
        <table:table-row table:style-name="ro1">
          <table:table-cell table:style-name="ce66" office:value-type="string" calcext:value-type="string">
            <text:p>pétrole brut</text:p>
          </table:table-cell>
          <table:table-cell table:style-name="ce66" table:number-columns-repeated="6"/>
          <table:table-cell table:style-name="ce90" table:formula="of:=0.3777" office:value-type="float" office:value="0.3777" calcext:value-type="float">
            <office:annotation draw:style-name="gr12" draw:text-style-name="P2" svg:width="27.08mm" svg:height="21.21mm" svg:x="165.41mm" svg:y="943.46mm" draw:caption-point-x="170.17mm" draw:caption-point-y="260.1mm">
              <dc:date>2017-08-28T00:00:00</dc:date>
              <text:p text:style-name="P1"><text:span text:style-name="T1">FRAGNOL Ludovic - CGDD/SEEI/MA3:</text:span></text:p>
              <text:p text:style-name="P1"><text:span text:style-name="T2">77% en 2015</text:span></text:p>
            </office:annotation>
            <text:p>0.38</text:p>
          </table:table-cell>
          <table:table-cell table:style-name="ce90" table:formula="of:=[.H207]*[.$M$9]" office:value-type="float" office:value="0.394848093720981" calcext:value-type="float">
            <office:annotation draw:style-name="gr7" draw:text-style-name="P2" svg:width="36.25mm" svg:height="25.05mm" svg:x="204.74mm" svg:y="941.54mm" draw:caption-point-x="171.16mm" draw:caption-point-y="262.02mm">
              <dc:date>2017-08-28T00:00:00</dc:date>
              <text:p text:style-name="P1"><text:span text:style-name="T1">FRAGNOL Ludovic - CGDD/SEEI/MA3:</text:span></text:p>
              <text:p text:style-name="P1"><text:span text:style-name="T2">TCAM de 1.2% environ sur le gaz (scénario AMS2 s'appuyant sur le World Energy Outlook)</text:span></text:p>
            </office:annotation>
            <text:p>0.39</text:p>
          </table:table-cell>
          <table:table-cell table:style-name="ce90" table:formula="of:=[.I207]*[.$M$9]" office:value-type="float" office:value="0.412774734220526" calcext:value-type="float">
            <text:p>0.41</text:p>
          </table:table-cell>
          <table:table-cell table:style-name="ce90" table:formula="of:=[.J207]*[.$M$9]" office:value-type="float" office:value="0.431515268581306" calcext:value-type="float">
            <text:p>0.43</text:p>
          </table:table-cell>
          <table:table-cell table:style-name="ce90" table:formula="of:=[.K207]*[.$M$9]" office:value-type="float" office:value="0.451106648691623" calcext:value-type="float">
            <text:p>0.45</text:p>
          </table:table-cell>
          <table:table-cell table:style-name="ce90" table:formula="of:=[.L207]*[.$M$9]" office:value-type="float" office:value="0.471587504105766" calcext:value-type="float">
            <text:p>0.47</text:p>
          </table:table-cell>
          <table:table-cell table:style-name="ce90" table:formula="of:=[.M207]*[.$M$9]" office:value-type="float" office:value="0.49299821821233" calcext:value-type="float">
            <text:p>0.49</text:p>
          </table:table-cell>
          <table:table-cell table:style-name="ce90" table:formula="of:=[.N207]*[.$M$9]" office:value-type="float" office:value="0.51538100786068" calcext:value-type="float">
            <text:p>0.52</text:p>
          </table:table-cell>
          <table:table-cell table:style-name="ce90" table:formula="of:=[.O207]*[.$M$9]" office:value-type="float" office:value="0.538780006602561" calcext:value-type="float">
            <text:p>0.54</text:p>
          </table:table-cell>
          <table:table-cell table:style-name="ce90" table:formula="of:=[.P207]*[.$M$9]" office:value-type="float" office:value="0.563241351712997" calcext:value-type="float">
            <text:p>0.56</text:p>
          </table:table-cell>
          <table:table-cell table:style-name="ce90" table:formula="of:=[.Q207]*[.$M$9]" office:value-type="float" office:value="0.588813275162048" calcext:value-type="float">
            <text:p>0.59</text:p>
          </table:table-cell>
          <table:table-cell table:style-name="ce90" table:formula="of:=[.R207]*[.$M$9]" office:value-type="float" office:value="0.615546198716818" calcext:value-type="float">
            <text:p>0.62</text:p>
          </table:table-cell>
          <table:table-cell table:style-name="ce90" table:formula="of:=[.S207]*[.$M$9]" office:value-type="float" office:value="0.643492833361218" calcext:value-type="float">
            <text:p>0.64</text:p>
          </table:table-cell>
          <table:table-cell table:style-name="ce90" table:formula="of:=[.T207]*[.$M$9]" office:value-type="float" office:value="0.672708283229521" calcext:value-type="float">
            <text:p>0.67</text:p>
          </table:table-cell>
          <table:table-cell table:style-name="ce90" table:formula="of:=[.U207]*[.$M$9]" office:value-type="float" office:value="0.703250154258645" calcext:value-type="float">
            <text:p>0.70</text:p>
          </table:table-cell>
          <table:table-cell table:style-name="ce90" table:formula="of:=[.V207]*[.$M$9]" office:value-type="float" office:value="0.735178667773396" calcext:value-type="float">
            <text:p>0.74</text:p>
          </table:table-cell>
          <table:table-cell table:style-name="ce90" table:formula="of:=[.W207]*[.$M$10]" office:value-type="float" office:value="0.742520739638385" calcext:value-type="float">
            <office:annotation draw:style-name="gr22" draw:text-style-name="P2" svg:width="30.99mm" svg:height="21.17mm" svg:x="477.44mm" svg:y="943.48mm" draw:caption-point-x="313.61mm" draw:caption-point-y="260.08mm">
              <dc:date>2017-08-28T00:00:00</dc:date>
              <text:p text:style-name="P1"><text:span text:style-name="T1">FRAGNOL Ludovic - CGDD/SEEI/MA3:</text:span></text:p>
              <text:p text:style-name="P1"><text:span text:style-name="T2">modif TCAM</text:span></text:p>
            </office:annotation>
            <text:p>0.74</text:p>
          </table:table-cell>
          <table:table-cell table:style-name="ce90" table:formula="of:=[.X207]*[.$M$10]" office:value-type="float" office:value="0.74993613520227" calcext:value-type="float">
            <text:p>0.75</text:p>
          </table:table-cell>
          <table:table-cell table:style-name="ce90" table:formula="of:=[.Y207]*[.$M$10]" office:value-type="float" office:value="0.757425586733125" calcext:value-type="float">
            <text:p>0.76</text:p>
          </table:table-cell>
          <table:table-cell table:style-name="ce90" table:formula="of:=[.Z207]*[.$M$10]" office:value-type="float" office:value="0.764989833812027" calcext:value-type="float">
            <text:p>0.76</text:p>
          </table:table-cell>
          <table:table-cell table:style-name="ce90" table:formula="of:=[.AA207]*[.$M$10]" office:value-type="float" office:value="0.772629623406092" calcext:value-type="float">
            <text:p>0.77</text:p>
          </table:table-cell>
          <table:table-cell table:style-name="ce90" table:formula="of:=[.AB207]*[.$M$10]" office:value-type="float" office:value="0.780345709942236" calcext:value-type="float">
            <text:p>0.78</text:p>
          </table:table-cell>
          <table:table-cell table:style-name="ce90" table:formula="of:=[.AC207]*[.$M$10]" office:value-type="float" office:value="0.788138855381676" calcext:value-type="float">
            <text:p>0.79</text:p>
          </table:table-cell>
          <table:table-cell table:style-name="ce90" table:formula="of:=[.AD207]*[.$M$10]" office:value-type="float" office:value="0.796009829295171" calcext:value-type="float">
            <text:p>0.80</text:p>
          </table:table-cell>
          <table:table-cell table:style-name="ce90" table:formula="of:=[.AE207]*[.$M$10]" office:value-type="float" office:value="0.803959408939019" calcext:value-type="float">
            <text:p>0.80</text:p>
          </table:table-cell>
          <table:table-cell table:style-name="ce90" table:formula="of:=[.AF207]*[.$M$10]" office:value-type="float" office:value="0.81198837933181" calcext:value-type="float">
            <text:p>0.81</text:p>
          </table:table-cell>
          <table:table-cell table:style-name="ce90" table:formula="of:=[.AG207]*[.$M$10]" office:value-type="float" office:value="0.820097533331948" calcext:value-type="float">
            <text:p>0.82</text:p>
          </table:table-cell>
          <table:table-cell table:style-name="ce90" table:formula="of:=[.AH207]*[.$M$10]" office:value-type="float" office:value="0.82828767171594" calcext:value-type="float">
            <text:p>0.83</text:p>
          </table:table-cell>
          <table:table-cell table:style-name="ce90" table:formula="of:=[.AI207]*[.$M$10]" office:value-type="float" office:value="0.836559603257481" calcext:value-type="float">
            <text:p>0.84</text:p>
          </table:table-cell>
          <table:table-cell table:style-name="ce90" table:formula="of:=[.AJ207]*[.$M$10]" office:value-type="float" office:value="0.844914144807313" calcext:value-type="float">
            <text:p>0.84</text:p>
          </table:table-cell>
          <table:table-cell table:style-name="ce90" table:formula="of:=[.AK207]*[.$M$10]" office:value-type="float" office:value="0.853352121373892" calcext:value-type="float">
            <text:p>0.85</text:p>
          </table:table-cell>
          <table:table-cell table:style-name="ce90" table:formula="of:=[.AL207]*[.$M$10]" office:value-type="float" office:value="0.861874366204858" calcext:value-type="float">
            <text:p>0.86</text:p>
          </table:table-cell>
          <table:table-cell table:style-name="ce90" table:formula="of:=[.AM207]*[.$M$10]" office:value-type="float" office:value="0.870481720869314" calcext:value-type="float">
            <text:p>0.87</text:p>
          </table:table-cell>
          <table:table-cell table:style-name="ce90" table:formula="of:=[.AN207]*[.$M$10]" office:value-type="float" office:value="0.879175035340935" calcext:value-type="float">
            <text:p>0.88</text:p>
          </table:table-cell>
          <table:table-cell table:style-name="ce90" table:formula="of:=[.AO207]*[.$M$10]" office:value-type="float" office:value="0.887955168081902" calcext:value-type="float">
            <text:p>0.89</text:p>
          </table:table-cell>
          <table:table-cell table:style-name="ce90" table:formula="of:=[.AP207]*[.$M$10]" office:value-type="float" office:value="0.896822986127671" calcext:value-type="float">
            <text:p>0.90</text:p>
          </table:table-cell>
          <table:table-cell table:number-columns-repeated="981"/>
        </table:table-row>
        <table:table-row table:style-name="ro1">
          <table:table-cell table:style-name="ce66" office:value-type="string" calcext:value-type="string">
            <text:p>transport, distribution, commercialisation</text:p>
          </table:table-cell>
          <table:table-cell table:style-name="ce66" table:number-columns-repeated="6"/>
          <table:table-cell table:style-name="ce93" table:formula="of:=0.0785" office:value-type="float" office:value="0.0785" calcext:value-type="float">
            <office:annotation draw:style-name="gr12" draw:text-style-name="P2" svg:width="27.08mm" svg:height="21.21mm" svg:x="165.41mm" svg:y="947.98mm" draw:caption-point-x="170.17mm" draw:caption-point-y="261.16mm">
              <dc:date>2017-08-28T00:00:00</dc:date>
              <text:p text:style-name="P1"><text:span text:style-name="T1">FRAGNOL Ludovic - CGDD/SEEI/MA3:</text:span></text:p>
              <text:p text:style-name="P1"><text:span text:style-name="T2">16% en 2015</text:span></text:p>
            </office:annotation>
            <text:p>0.08</text:p>
          </table:table-cell>
          <table:table-cell table:style-name="ce93" table:formula="of:=[.H208]" office:value-type="float" office:value="0.0785" calcext:value-type="float">
            <text:p>0.08</text:p>
          </table:table-cell>
          <table:table-cell table:style-name="ce93" table:formula="of:=[.I208]" office:value-type="float" office:value="0.0785" calcext:value-type="float">
            <text:p>0.08</text:p>
          </table:table-cell>
          <table:table-cell table:style-name="ce93" table:formula="of:=[.J208]" office:value-type="float" office:value="0.0785" calcext:value-type="float">
            <text:p>0.08</text:p>
          </table:table-cell>
          <table:table-cell table:style-name="ce93" table:formula="of:=[.K208]" office:value-type="float" office:value="0.0785" calcext:value-type="float">
            <text:p>0.08</text:p>
          </table:table-cell>
          <table:table-cell table:style-name="ce93" table:formula="of:=[.L208]" office:value-type="float" office:value="0.0785" calcext:value-type="float">
            <text:p>0.08</text:p>
          </table:table-cell>
          <table:table-cell table:style-name="ce93" table:formula="of:=[.M208]" office:value-type="float" office:value="0.0785" calcext:value-type="float">
            <text:p>0.08</text:p>
          </table:table-cell>
          <table:table-cell table:style-name="ce93" table:formula="of:=[.N208]" office:value-type="float" office:value="0.0785" calcext:value-type="float">
            <text:p>0.08</text:p>
          </table:table-cell>
          <table:table-cell table:style-name="ce93" table:formula="of:=[.O208]" office:value-type="float" office:value="0.0785" calcext:value-type="float">
            <text:p>0.08</text:p>
          </table:table-cell>
          <table:table-cell table:style-name="ce93" table:formula="of:=[.P208]" office:value-type="float" office:value="0.0785" calcext:value-type="float">
            <text:p>0.08</text:p>
          </table:table-cell>
          <table:table-cell table:style-name="ce93" table:formula="of:=[.Q208]" office:value-type="float" office:value="0.0785" calcext:value-type="float">
            <text:p>0.08</text:p>
          </table:table-cell>
          <table:table-cell table:style-name="ce93" table:formula="of:=[.R208]" office:value-type="float" office:value="0.0785" calcext:value-type="float">
            <text:p>0.08</text:p>
          </table:table-cell>
          <table:table-cell table:style-name="ce93" table:formula="of:=[.S208]" office:value-type="float" office:value="0.0785" calcext:value-type="float">
            <text:p>0.08</text:p>
          </table:table-cell>
          <table:table-cell table:style-name="ce93" table:formula="of:=[.T208]" office:value-type="float" office:value="0.0785" calcext:value-type="float">
            <text:p>0.08</text:p>
          </table:table-cell>
          <table:table-cell table:style-name="ce93" table:formula="of:=[.U208]" office:value-type="float" office:value="0.0785" calcext:value-type="float">
            <text:p>0.08</text:p>
          </table:table-cell>
          <table:table-cell table:style-name="ce93" table:formula="of:=[.V208]" office:value-type="float" office:value="0.0785" calcext:value-type="float">
            <text:p>0.08</text:p>
          </table:table-cell>
          <table:table-cell table:style-name="ce93" table:formula="of:=[.W208]" office:value-type="float" office:value="0.0785" calcext:value-type="float">
            <text:p>0.08</text:p>
          </table:table-cell>
          <table:table-cell table:style-name="ce93" table:formula="of:=[.X208]" office:value-type="float" office:value="0.0785" calcext:value-type="float">
            <text:p>0.08</text:p>
          </table:table-cell>
          <table:table-cell table:style-name="ce93" table:formula="of:=[.Y208]" office:value-type="float" office:value="0.0785" calcext:value-type="float">
            <text:p>0.08</text:p>
          </table:table-cell>
          <table:table-cell table:style-name="ce93" table:formula="of:=[.Z208]" office:value-type="float" office:value="0.0785" calcext:value-type="float">
            <text:p>0.08</text:p>
          </table:table-cell>
          <table:table-cell table:style-name="ce93" table:formula="of:=[.AA208]" office:value-type="float" office:value="0.0785" calcext:value-type="float">
            <text:p>0.08</text:p>
          </table:table-cell>
          <table:table-cell table:style-name="ce93" table:formula="of:=[.AB208]" office:value-type="float" office:value="0.0785" calcext:value-type="float">
            <text:p>0.08</text:p>
          </table:table-cell>
          <table:table-cell table:style-name="ce93" table:formula="of:=[.AC208]" office:value-type="float" office:value="0.0785" calcext:value-type="float">
            <text:p>0.08</text:p>
          </table:table-cell>
          <table:table-cell table:style-name="ce93" table:formula="of:=[.AD208]" office:value-type="float" office:value="0.0785" calcext:value-type="float">
            <text:p>0.08</text:p>
          </table:table-cell>
          <table:table-cell table:style-name="ce93" table:formula="of:=[.AE208]" office:value-type="float" office:value="0.0785" calcext:value-type="float">
            <text:p>0.08</text:p>
          </table:table-cell>
          <table:table-cell table:style-name="ce93" table:formula="of:=[.AF208]" office:value-type="float" office:value="0.0785" calcext:value-type="float">
            <text:p>0.08</text:p>
          </table:table-cell>
          <table:table-cell table:style-name="ce93" table:formula="of:=[.AG208]" office:value-type="float" office:value="0.0785" calcext:value-type="float">
            <text:p>0.08</text:p>
          </table:table-cell>
          <table:table-cell table:style-name="ce93" table:formula="of:=[.AH208]" office:value-type="float" office:value="0.0785" calcext:value-type="float">
            <text:p>0.08</text:p>
          </table:table-cell>
          <table:table-cell table:style-name="ce93" table:formula="of:=[.AI208]" office:value-type="float" office:value="0.0785" calcext:value-type="float">
            <text:p>0.08</text:p>
          </table:table-cell>
          <table:table-cell table:style-name="ce93" table:formula="of:=[.AJ208]" office:value-type="float" office:value="0.0785" calcext:value-type="float">
            <text:p>0.08</text:p>
          </table:table-cell>
          <table:table-cell table:style-name="ce93" table:formula="of:=[.AK208]" office:value-type="float" office:value="0.0785" calcext:value-type="float">
            <text:p>0.08</text:p>
          </table:table-cell>
          <table:table-cell table:style-name="ce93" table:formula="of:=[.AL208]" office:value-type="float" office:value="0.0785" calcext:value-type="float">
            <text:p>0.08</text:p>
          </table:table-cell>
          <table:table-cell table:style-name="ce93" table:formula="of:=[.AM208]" office:value-type="float" office:value="0.0785" calcext:value-type="float">
            <text:p>0.08</text:p>
          </table:table-cell>
          <table:table-cell table:style-name="ce93" table:formula="of:=[.AN208]" office:value-type="float" office:value="0.0785" calcext:value-type="float">
            <text:p>0.08</text:p>
          </table:table-cell>
          <table:table-cell table:style-name="ce93" table:formula="of:=[.AO208]" office:value-type="float" office:value="0.0785" calcext:value-type="float">
            <text:p>0.08</text:p>
          </table:table-cell>
          <table:table-cell table:style-name="ce93" table:formula="of:=[.AP208]" office:value-type="float" office:value="0.0785" calcext:value-type="float">
            <text:p>0.08</text:p>
          </table:table-cell>
          <table:table-cell table:number-columns-repeated="981"/>
        </table:table-row>
        <table:table-row table:style-name="ro1">
          <table:table-cell table:style-name="ce66" office:value-type="string" calcext:value-type="string">
            <text:p>raffinage</text:p>
          </table:table-cell>
          <table:table-cell table:style-name="ce66" table:number-columns-repeated="6"/>
          <table:table-cell table:style-name="ce90" table:formula="of:=0.0343" office:value-type="float" office:value="0.0343" calcext:value-type="float">
            <office:annotation draw:style-name="gr12" draw:text-style-name="P2" svg:width="27.08mm" svg:height="21.21mm" svg:x="165.41mm" svg:y="952.49mm" draw:caption-point-x="170.17mm" draw:caption-point-y="262.22mm">
              <dc:date>2017-08-28T00:00:00</dc:date>
              <text:p text:style-name="P1"><text:span text:style-name="T1">FRAGNOL Ludovic - CGDD/SEEI/MA3:</text:span></text:p>
              <text:p text:style-name="P1"><text:span text:style-name="T2">7% en 2015</text:span></text:p>
            </office:annotation>
            <text:p>0.03</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style-name="ce90" table:formula="of:=0.0369" office:value-type="float" office:value="0.0369" calcext:value-type="float">
            <text:p>0.04</text:p>
          </table:table-cell>
          <table:table-cell table:number-columns-repeated="981"/>
        </table:table-row>
        <table:table-row table:style-name="ro1">
          <table:table-cell table:style-name="ce66" office:value-type="string" calcext:value-type="string">
            <text:p>Prix carbone retenu</text:p>
          </table:table-cell>
          <table:table-cell table:style-name="ce66" table:number-columns-repeated="6"/>
          <table:table-cell table:style-name="ce90" table:formula="of:=[.H28]-7" office:value-type="float" office:value="7.5" calcext:value-type="float">
            <text:p>7.50</text:p>
          </table:table-cell>
          <table:table-cell table:style-name="ce90" table:formula="of:=[.I28]-7" office:value-type="float" office:value="15" calcext:value-type="float">
            <text:p>15.00</text:p>
          </table:table-cell>
          <table:table-cell table:style-name="ce90" table:formula="of:=[.J28]-7" office:value-type="float" office:value="23.5" calcext:value-type="float">
            <text:p>23.50</text:p>
          </table:table-cell>
          <table:table-cell table:style-name="ce90" table:formula="of:=[.K28]-7" office:value-type="float" office:value="30.3475888019893" calcext:value-type="float">
            <text:p>30.35</text:p>
          </table:table-cell>
          <table:table-cell table:style-name="ce90" table:formula="of:=[.L28]-7" office:value-type="float" office:value="38.7325373548352" calcext:value-type="float">
            <text:p>38.73</text:p>
          </table:table-cell>
          <table:table-cell table:style-name="ce90" table:formula="of:=[.M28]-7" office:value-type="float" office:value="49" calcext:value-type="float">
            <text:p>49.00</text:p>
          </table:table-cell>
          <table:table-cell table:style-name="ce90" table:formula="of:=[.N28]-7" office:value-type="float" office:value="52.3429626470586" calcext:value-type="float">
            <text:p>52.34</text:p>
          </table:table-cell>
          <table:table-cell table:style-name="ce90" table:formula="of:=[.O28]-7" office:value-type="float" office:value="55.885485995182" calcext:value-type="float">
            <text:p>55.89</text:p>
          </table:table-cell>
          <table:table-cell table:style-name="ce90" table:formula="of:=[.P28]-7" office:value-type="float" office:value="59.6394829723966" calcext:value-type="float">
            <text:p>59.64</text:p>
          </table:table-cell>
          <table:table-cell table:style-name="ce90" table:formula="of:=[.Q28]-7" office:value-type="float" office:value="63.6175776580398" calcext:value-type="float">
            <text:p>63.62</text:p>
          </table:table-cell>
          <table:table-cell table:style-name="ce90" table:formula="of:=[.R28]-7" office:value-type="float" office:value="67.8331477354788" calcext:value-type="float">
            <text:p>67.83</text:p>
          </table:table-cell>
          <table:table-cell table:style-name="ce90" table:formula="of:=[.S28]-7" office:value-type="float" office:value="72.3003694790774" calcext:value-type="float">
            <text:p>72.30</text:p>
          </table:table-cell>
          <table:table-cell table:style-name="ce90" table:formula="of:=[.T28]-7" office:value-type="float" office:value="77.0342654266935" calcext:value-type="float">
            <text:p>77.03</text:p>
          </table:table-cell>
          <table:table-cell table:style-name="ce90" table:formula="of:=[.U28]-7" office:value-type="float" office:value="82.0507548980229" calcext:value-type="float">
            <text:p>82.05</text:p>
          </table:table-cell>
          <table:table-cell table:style-name="ce90" table:formula="of:=[.V28]-7" office:value-type="float" office:value="87.366707528674" calcext:value-type="float">
            <text:p>87.37</text:p>
          </table:table-cell>
          <table:table-cell table:style-name="ce90" table:formula="of:=[.W28]-7" office:value-type="float" office:value="93" calcext:value-type="float">
            <text:p>93.00</text:p>
          </table:table-cell>
          <table:table-cell table:style-name="ce90" table:formula="of:=[.X28]-7" office:value-type="float" office:value="97.5394747475055" calcext:value-type="float">
            <text:p>97.54</text:p>
          </table:table-cell>
          <table:table-cell table:style-name="ce90" table:formula="of:=[.Y28]-7" office:value-type="float" office:value="102.285017804843" calcext:value-type="float">
            <text:p>102.29</text:p>
          </table:table-cell>
          <table:table-cell table:style-name="ce90" table:formula="of:=[.Z28]-7" office:value-type="float" office:value="107.245983590901" calcext:value-type="float">
            <text:p>107.25</text:p>
          </table:table-cell>
          <table:table-cell table:style-name="ce90" table:formula="of:=[.AA28]-7" office:value-type="float" office:value="112.432151166049" calcext:value-type="float">
            <text:p>112.43</text:p>
          </table:table-cell>
          <table:table-cell table:style-name="ce90" table:formula="of:=[.AB28]-7" office:value-type="float" office:value="117.853743508634" calcext:value-type="float">
            <text:p>117.85</text:p>
          </table:table-cell>
          <table:table-cell table:style-name="ce90" table:formula="of:=[.AC28]-7" office:value-type="float" office:value="123.521447666524" calcext:value-type="float">
            <text:p>123.52</text:p>
          </table:table-cell>
          <table:table-cell table:style-name="ce90" table:formula="of:=[.AD28]-7" office:value-type="float" office:value="129.446435823425" calcext:value-type="float">
            <text:p>129.45</text:p>
          </table:table-cell>
          <table:table-cell table:style-name="ce90" table:formula="of:=[.AE28]-7" office:value-type="float" office:value="135.6403873215" calcext:value-type="float">
            <text:p>135.64</text:p>
          </table:table-cell>
          <table:table-cell table:style-name="ce90" table:formula="of:=[.AF28]-7" office:value-type="float" office:value="142.115511683704" calcext:value-type="float">
            <text:p>142.12</text:p>
          </table:table-cell>
          <table:table-cell table:style-name="ce90" table:formula="of:=[.AG28]-7" office:value-type="float" office:value="148.884572681199" calcext:value-type="float">
            <text:p>148.88</text:p>
          </table:table-cell>
          <table:table-cell table:style-name="ce90" table:formula="of:=[.AH28]-7" office:value-type="float" office:value="155.960913493319" calcext:value-type="float">
            <text:p>155.96</text:p>
          </table:table-cell>
          <table:table-cell table:style-name="ce90" table:formula="of:=[.AI28]-7" office:value-type="float" office:value="163.358483009652" calcext:value-type="float">
            <text:p>163.36</text:p>
          </table:table-cell>
          <table:table-cell table:style-name="ce90" table:formula="of:=[.AJ28]-7" office:value-type="float" office:value="171.091863326109" calcext:value-type="float">
            <text:p>171.09</text:p>
          </table:table-cell>
          <table:table-cell table:style-name="ce90" table:formula="of:=[.AK28]-7" office:value-type="float" office:value="179.176298489159" calcext:value-type="float">
            <text:p>179.18</text:p>
          </table:table-cell>
          <table:table-cell table:style-name="ce90" table:formula="of:=[.AL28]-7" office:value-type="float" office:value="187.627724544915" calcext:value-type="float">
            <text:p>187.63</text:p>
          </table:table-cell>
          <table:table-cell table:style-name="ce90" table:formula="of:=[.AM28]-7" office:value-type="float" office:value="196.462800952276" calcext:value-type="float">
            <text:p>196.46</text:p>
          </table:table-cell>
          <table:table-cell table:style-name="ce90" table:formula="of:=[.AN28]-7" office:value-type="float" office:value="205.698943422072" calcext:value-type="float">
            <text:p>205.70</text:p>
          </table:table-cell>
          <table:table-cell table:style-name="ce90" table:formula="of:=[.AO28]-7" office:value-type="float" office:value="215.354358246927" calcext:value-type="float">
            <text:p>215.35</text:p>
          </table:table-cell>
          <table:table-cell table:style-name="ce90" table:formula="of:=[.AP28]-7" office:value-type="float" office:value="225.448078189524" calcext:value-type="float">
            <text:p>225.45</text:p>
          </table:table-cell>
          <table:table-cell table:style-name="ce90" table:formula="of:=[.AQ28]-7" office:value-type="float" office:value="236" calcext:value-type="float">
            <text:p>236.00</text:p>
          </table:table-cell>
          <table:table-cell table:number-columns-repeated="981"/>
        </table:table-row>
        <table:table-row table:style-name="ro1">
          <table:table-cell table:style-name="ce66" office:value-type="string" calcext:value-type="string">
            <text:p>Taxe Carbone (c€/L)</text:p>
          </table:table-cell>
          <table:table-cell table:style-name="ce66" table:number-columns-repeated="6"/>
          <table:table-cell table:style-name="ce90" table:formula="of:=[.H210]*[.$Y$18]/10" office:value-type="float" office:value="1.68" calcext:value-type="float">
            <text:p>1.68</text:p>
          </table:table-cell>
          <table:table-cell table:style-name="ce90" table:formula="of:=[.I210]*[.$Y$18]/10" office:value-type="float" office:value="3.36" calcext:value-type="float">
            <text:p>3.36</text:p>
          </table:table-cell>
          <table:table-cell table:style-name="ce90" table:formula="of:=[.J210]*[.$Y$18]/10" office:value-type="float" office:value="5.264" calcext:value-type="float">
            <text:p>5.26</text:p>
          </table:table-cell>
          <table:table-cell table:style-name="ce90" table:formula="of:=[.K210]*[.$Y$18]/10" office:value-type="float" office:value="6.7978598916456" calcext:value-type="float">
            <text:p>6.80</text:p>
          </table:table-cell>
          <table:table-cell table:style-name="ce90" table:formula="of:=[.L210]*[.$Y$18]/10" office:value-type="float" office:value="8.67608836748309" calcext:value-type="float">
            <text:p>8.68</text:p>
          </table:table-cell>
          <table:table-cell table:style-name="ce90" table:formula="of:=[.M210]*[.$Y$18]/10" office:value-type="float" office:value="10.976" calcext:value-type="float">
            <text:p>10.98</text:p>
          </table:table-cell>
          <table:table-cell table:style-name="ce90" table:formula="of:=[.N210]*[.$Y$18]/10" office:value-type="float" office:value="11.7248236329411" calcext:value-type="float">
            <text:p>11.72</text:p>
          </table:table-cell>
          <table:table-cell table:style-name="ce90" table:formula="of:=[.O210]*[.$Y$18]/10" office:value-type="float" office:value="12.5183488629208" calcext:value-type="float">
            <text:p>12.52</text:p>
          </table:table-cell>
          <table:table-cell table:style-name="ce90" table:formula="of:=[.P210]*[.$Y$18]/10" office:value-type="float" office:value="13.3592441858168" calcext:value-type="float">
            <text:p>13.36</text:p>
          </table:table-cell>
          <table:table-cell table:style-name="ce90" table:formula="of:=[.Q210]*[.$Y$18]/10" office:value-type="float" office:value="14.2503373954009" calcext:value-type="float">
            <text:p>14.25</text:p>
          </table:table-cell>
          <table:table-cell table:style-name="ce90" table:formula="of:=[.R210]*[.$Y$18]/10" office:value-type="float" office:value="15.1946250927473" calcext:value-type="float">
            <text:p>15.19</text:p>
          </table:table-cell>
          <table:table-cell table:style-name="ce90" table:formula="of:=[.S210]*[.$Y$18]/10" office:value-type="float" office:value="16.1952827633134" calcext:value-type="float">
            <text:p>16.20</text:p>
          </table:table-cell>
          <table:table-cell table:style-name="ce90" table:formula="of:=[.T210]*[.$Y$18]/10" office:value-type="float" office:value="17.2556754555794" calcext:value-type="float">
            <text:p>17.26</text:p>
          </table:table-cell>
          <table:table-cell table:style-name="ce90" table:formula="of:=[.U210]*[.$Y$18]/10" office:value-type="float" office:value="18.3793690971571" calcext:value-type="float">
            <text:p>18.38</text:p>
          </table:table-cell>
          <table:table-cell table:style-name="ce90" table:formula="of:=[.V210]*[.$Y$18]/10" office:value-type="float" office:value="19.570142486423" calcext:value-type="float">
            <text:p>19.57</text:p>
          </table:table-cell>
          <table:table-cell table:style-name="ce90" table:formula="of:=[.W210]*[.$Y$18]/10" office:value-type="float" office:value="20.832" calcext:value-type="float">
            <text:p>20.83</text:p>
          </table:table-cell>
          <table:table-cell table:style-name="ce90" table:formula="of:=[.X210]*[.$Y$18]/10" office:value-type="float" office:value="21.8488423434412" calcext:value-type="float">
            <text:p>21.85</text:p>
          </table:table-cell>
          <table:table-cell table:style-name="ce90" table:formula="of:=[.Y210]*[.$Y$18]/10" office:value-type="float" office:value="22.9118439882849" calcext:value-type="float">
            <text:p>22.91</text:p>
          </table:table-cell>
          <table:table-cell table:style-name="ce90" table:formula="of:=[.Z210]*[.$Y$18]/10" office:value-type="float" office:value="24.0231003243618" calcext:value-type="float">
            <text:p>24.02</text:p>
          </table:table-cell>
          <table:table-cell table:style-name="ce90" table:formula="of:=[.AA210]*[.$Y$18]/10" office:value-type="float" office:value="25.184801861195" calcext:value-type="float">
            <text:p>25.18</text:p>
          </table:table-cell>
          <table:table-cell table:style-name="ce90" table:formula="of:=[.AB210]*[.$Y$18]/10" office:value-type="float" office:value="26.3992385459341" calcext:value-type="float">
            <text:p>26.40</text:p>
          </table:table-cell>
          <table:table-cell table:style-name="ce90" table:formula="of:=[.AC210]*[.$Y$18]/10" office:value-type="float" office:value="27.6688042773014" calcext:value-type="float">
            <text:p>27.67</text:p>
          </table:table-cell>
          <table:table-cell table:style-name="ce90" table:formula="of:=[.AD210]*[.$Y$18]/10" office:value-type="float" office:value="28.9960016244471" calcext:value-type="float">
            <text:p>29.00</text:p>
          </table:table-cell>
          <table:table-cell table:style-name="ce90" table:formula="of:=[.AE210]*[.$Y$18]/10" office:value-type="float" office:value="30.383446760016" calcext:value-type="float">
            <text:p>30.38</text:p>
          </table:table-cell>
          <table:table-cell table:style-name="ce90" table:formula="of:=[.AF210]*[.$Y$18]/10" office:value-type="float" office:value="31.8338746171496" calcext:value-type="float">
            <text:p>31.83</text:p>
          </table:table-cell>
          <table:table-cell table:style-name="ce90" table:formula="of:=[.AG210]*[.$Y$18]/10" office:value-type="float" office:value="33.3501442805885" calcext:value-type="float">
            <text:p>33.35</text:p>
          </table:table-cell>
          <table:table-cell table:style-name="ce90" table:formula="of:=[.AH210]*[.$Y$18]/10" office:value-type="float" office:value="34.9352446225034" calcext:value-type="float">
            <text:p>34.94</text:p>
          </table:table-cell>
          <table:table-cell table:style-name="ce90" table:formula="of:=[.AI210]*[.$Y$18]/10" office:value-type="float" office:value="36.5923001941621" calcext:value-type="float">
            <text:p>36.59</text:p>
          </table:table-cell>
          <table:table-cell table:style-name="ce90" table:formula="of:=[.AJ210]*[.$Y$18]/10" office:value-type="float" office:value="38.3245773850483" calcext:value-type="float">
            <text:p>38.32</text:p>
          </table:table-cell>
          <table:table-cell table:style-name="ce90" table:formula="of:=[.AK210]*[.$Y$18]/10" office:value-type="float" office:value="40.1354908615717" calcext:value-type="float">
            <text:p>40.14</text:p>
          </table:table-cell>
          <table:table-cell table:style-name="ce90" table:formula="of:=[.AL210]*[.$Y$18]/10" office:value-type="float" office:value="42.0286102980609" calcext:value-type="float">
            <text:p>42.03</text:p>
          </table:table-cell>
          <table:table-cell table:style-name="ce90" table:formula="of:=[.AM210]*[.$Y$18]/10" office:value-type="float" office:value="44.0076674133098" calcext:value-type="float">
            <text:p>44.01</text:p>
          </table:table-cell>
          <table:table-cell table:style-name="ce90" table:formula="of:=[.AN210]*[.$Y$18]/10" office:value-type="float" office:value="46.076563326544" calcext:value-type="float">
            <text:p>46.08</text:p>
          </table:table-cell>
          <table:table-cell table:style-name="ce90" table:formula="of:=[.AO210]*[.$Y$18]/10" office:value-type="float" office:value="48.2393762473117" calcext:value-type="float">
            <text:p>48.24</text:p>
          </table:table-cell>
          <table:table-cell table:style-name="ce90" table:formula="of:=[.AP210]*[.$Y$18]/10" office:value-type="float" office:value="50.5003695144535" calcext:value-type="float">
            <text:p>50.50</text:p>
          </table:table-cell>
          <table:table-cell table:style-name="ce90" table:formula="of:=[.AQ210]*[.$Y$18]/10" office:value-type="float" office:value="52.864" calcext:value-type="float">
            <text:p>52.86</text:p>
          </table:table-cell>
          <table:table-cell table:number-columns-repeated="981"/>
        </table:table-row>
        <table:table-row table:style-name="ro1">
          <table:table-cell table:style-name="ce66" office:value-type="string" calcext:value-type="string">
            <text:p>Niveau initial TICPE (c€/L)</text:p>
          </table:table-cell>
          <table:table-cell table:style-name="ce66" table:number-columns-repeated="6"/>
          <table:table-cell table:number-columns-repeated="36" table:style-name="ce91" office:value-type="float" office:value="60.69" calcext:value-type="float">
            <text:p>60.7</text:p>
          </table:table-cell>
          <table:table-cell table:number-columns-repeated="981"/>
        </table:table-row>
        <table:table-row table:style-name="ro1">
          <table:table-cell table:style-name="ce66" office:value-type="string" calcext:value-type="string">
            <text:p>Evolution TICPE Gazole (c€/L)</text:p>
          </table:table-cell>
          <table:table-cell table:style-name="ce66" table:number-columns-repeated="6"/>
          <table:table-cell table:style-name="ce92" office:value-type="float" office:value="0" calcext:value-type="float">
            <text:p>0.0</text:p>
          </table:table-cell>
          <table:table-cell table:style-name="ce92" office:value-type="float" office:value="-2" calcext:value-type="float">
            <office:annotation draw:style-name="gr12" draw:text-style-name="P2" svg:width="36.25mm" svg:height="21.21mm" svg:x="204.74mm" svg:y="959.96mm" draw:caption-point-x="171.16mm" draw:caption-point-y="277.04mm">
              <dc:date>2017-08-28T00:00:00</dc:date>
              <text:p text:style-name="P1"><text:span text:style-name="T1">FRAGNOL Ludovic - CGDD/SEEI/MA3:</text:span></text:p>
              <text:p text:style-name="P1"><text:span text:style-name="T2">valable opour carburant avec 5 à 10% de biocarb</text:span></text:p>
            </office:annotation>
            <text:p>-2.0</text:p>
          </table:table-cell>
          <table:table-cell table:number-columns-repeated="5" table:style-name="ce92" office:value-type="float" office:value="-1" calcext:value-type="float">
            <text:p>-1.0</text:p>
          </table:table-cell>
          <table:table-cell table:style-name="ce92" office:value-type="float" office:value="-0.7" calcext:value-type="float">
            <text:p>-0.7</text:p>
          </table:table-cell>
          <table:table-cell table:number-columns-repeated="28" table:style-name="ce92" office:value-type="float" office:value="0" calcext:value-type="float">
            <text:p>0.0</text:p>
          </table:table-cell>
          <table:table-cell table:number-columns-repeated="981"/>
        </table:table-row>
        <table:table-row table:style-name="ro1">
          <table:table-cell table:style-name="ce66" office:value-type="string" calcext:value-type="string">
            <text:p>TICPE Gazole (c€/L)</text:p>
          </table:table-cell>
          <table:table-cell table:style-name="ce66" table:number-columns-repeated="6"/>
          <table:table-cell table:style-name="ce91" table:formula="of:=[.H212]" office:value-type="float" office:value="60.69" calcext:value-type="float">
            <text:p>60.7</text:p>
          </table:table-cell>
          <table:table-cell table:style-name="ce91" table:formula="of:=[.H214]+[.I213]" office:value-type="float" office:value="58.69" calcext:value-type="float">
            <text:p>58.7</text:p>
          </table:table-cell>
          <table:table-cell table:style-name="ce91" table:formula="of:=[.I214]+[.J213]" office:value-type="float" office:value="57.69" calcext:value-type="float">
            <text:p>57.7</text:p>
          </table:table-cell>
          <table:table-cell table:style-name="ce91" table:formula="of:=[.J214]+[.K213]" office:value-type="float" office:value="56.69" calcext:value-type="float">
            <text:p>56.7</text:p>
          </table:table-cell>
          <table:table-cell table:style-name="ce91" table:formula="of:=[.K214]+[.L213]" office:value-type="float" office:value="55.69" calcext:value-type="float">
            <text:p>55.7</text:p>
          </table:table-cell>
          <table:table-cell table:style-name="ce91" table:formula="of:=[.L214]+[.M213]" office:value-type="float" office:value="54.69" calcext:value-type="float">
            <text:p>54.7</text:p>
          </table:table-cell>
          <table:table-cell table:style-name="ce91" table:formula="of:=[.M214]+[.N213]" office:value-type="float" office:value="53.69" calcext:value-type="float">
            <text:p>53.7</text:p>
          </table:table-cell>
          <table:table-cell table:style-name="ce91" table:formula="of:=[.N214]+[.O213]" office:value-type="float" office:value="52.99" calcext:value-type="float">
            <text:p>53.0</text:p>
          </table:table-cell>
          <table:table-cell table:style-name="ce91" table:formula="of:=[.O214]+[.P213]" office:value-type="float" office:value="52.99" calcext:value-type="float">
            <text:p>53.0</text:p>
          </table:table-cell>
          <table:table-cell table:style-name="ce91" table:formula="of:=[.P214]+[.Q213]" office:value-type="float" office:value="52.99" calcext:value-type="float">
            <text:p>53.0</text:p>
          </table:table-cell>
          <table:table-cell table:style-name="ce91" table:formula="of:=[.Q214]+[.R213]" office:value-type="float" office:value="52.99" calcext:value-type="float">
            <text:p>53.0</text:p>
          </table:table-cell>
          <table:table-cell table:style-name="ce91" table:formula="of:=[.R214]+[.S213]" office:value-type="float" office:value="52.99" calcext:value-type="float">
            <text:p>53.0</text:p>
          </table:table-cell>
          <table:table-cell table:style-name="ce91" table:formula="of:=[.S214]+[.T213]" office:value-type="float" office:value="52.99" calcext:value-type="float">
            <text:p>53.0</text:p>
          </table:table-cell>
          <table:table-cell table:style-name="ce91" table:formula="of:=[.T214]+[.U213]" office:value-type="float" office:value="52.99" calcext:value-type="float">
            <text:p>53.0</text:p>
          </table:table-cell>
          <table:table-cell table:style-name="ce91" table:formula="of:=[.U214]+[.V213]" office:value-type="float" office:value="52.99" calcext:value-type="float">
            <text:p>53.0</text:p>
          </table:table-cell>
          <table:table-cell table:style-name="ce91" table:formula="of:=[.V214]+[.W213]" office:value-type="float" office:value="52.99" calcext:value-type="float">
            <text:p>53.0</text:p>
          </table:table-cell>
          <table:table-cell table:style-name="ce91" table:formula="of:=[.W214]+[.X213]" office:value-type="float" office:value="52.99" calcext:value-type="float">
            <text:p>53.0</text:p>
          </table:table-cell>
          <table:table-cell table:style-name="ce91" table:formula="of:=[.X214]+[.Y213]" office:value-type="float" office:value="52.99" calcext:value-type="float">
            <text:p>53.0</text:p>
          </table:table-cell>
          <table:table-cell table:style-name="ce91" table:formula="of:=[.Y214]+[.Z213]" office:value-type="float" office:value="52.99" calcext:value-type="float">
            <text:p>53.0</text:p>
          </table:table-cell>
          <table:table-cell table:style-name="ce91" table:formula="of:=[.Z214]+[.AA213]" office:value-type="float" office:value="52.99" calcext:value-type="float">
            <text:p>53.0</text:p>
          </table:table-cell>
          <table:table-cell table:style-name="ce91" table:formula="of:=[.AA214]+[.AB213]" office:value-type="float" office:value="52.99" calcext:value-type="float">
            <text:p>53.0</text:p>
          </table:table-cell>
          <table:table-cell table:style-name="ce91" table:formula="of:=[.AB214]+[.AC213]" office:value-type="float" office:value="52.99" calcext:value-type="float">
            <text:p>53.0</text:p>
          </table:table-cell>
          <table:table-cell table:style-name="ce91" table:formula="of:=[.AC214]+[.AD213]" office:value-type="float" office:value="52.99" calcext:value-type="float">
            <text:p>53.0</text:p>
          </table:table-cell>
          <table:table-cell table:style-name="ce91" table:formula="of:=[.AD214]+[.AE213]" office:value-type="float" office:value="52.99" calcext:value-type="float">
            <text:p>53.0</text:p>
          </table:table-cell>
          <table:table-cell table:style-name="ce91" table:formula="of:=[.AE214]+[.AF213]" office:value-type="float" office:value="52.99" calcext:value-type="float">
            <text:p>53.0</text:p>
          </table:table-cell>
          <table:table-cell table:style-name="ce91" table:formula="of:=[.AF214]+[.AG213]" office:value-type="float" office:value="52.99" calcext:value-type="float">
            <text:p>53.0</text:p>
          </table:table-cell>
          <table:table-cell table:style-name="ce91" table:formula="of:=[.AG214]+[.AH213]" office:value-type="float" office:value="52.99" calcext:value-type="float">
            <text:p>53.0</text:p>
          </table:table-cell>
          <table:table-cell table:style-name="ce91" table:formula="of:=[.AH214]+[.AI213]" office:value-type="float" office:value="52.99" calcext:value-type="float">
            <text:p>53.0</text:p>
          </table:table-cell>
          <table:table-cell table:style-name="ce91" table:formula="of:=[.AI214]+[.AJ213]" office:value-type="float" office:value="52.99" calcext:value-type="float">
            <text:p>53.0</text:p>
          </table:table-cell>
          <table:table-cell table:style-name="ce91" table:formula="of:=[.AJ214]+[.AK213]" office:value-type="float" office:value="52.99" calcext:value-type="float">
            <text:p>53.0</text:p>
          </table:table-cell>
          <table:table-cell table:style-name="ce91" table:formula="of:=[.AK214]+[.AL213]" office:value-type="float" office:value="52.99" calcext:value-type="float">
            <text:p>53.0</text:p>
          </table:table-cell>
          <table:table-cell table:style-name="ce91" table:formula="of:=[.AL214]+[.AM213]" office:value-type="float" office:value="52.99" calcext:value-type="float">
            <text:p>53.0</text:p>
          </table:table-cell>
          <table:table-cell table:style-name="ce91" table:formula="of:=[.AM214]+[.AN213]" office:value-type="float" office:value="52.99" calcext:value-type="float">
            <text:p>53.0</text:p>
          </table:table-cell>
          <table:table-cell table:style-name="ce91" table:formula="of:=[.AN214]+[.AO213]" office:value-type="float" office:value="52.99" calcext:value-type="float">
            <text:p>53.0</text:p>
          </table:table-cell>
          <table:table-cell table:style-name="ce91" table:formula="of:=[.AO214]+[.AP213]" office:value-type="float" office:value="52.99" calcext:value-type="float">
            <text:p>53.0</text:p>
          </table:table-cell>
          <table:table-cell table:style-name="ce91" table:formula="of:=[.AP214]+[.AQ213]" office:value-type="float" office:value="52.99" calcext:value-type="float">
            <text:p>53.0</text:p>
          </table:table-cell>
          <table:table-cell table:number-columns-repeated="981"/>
        </table:table-row>
        <table:table-row table:style-name="ro1">
          <table:table-cell table:style-name="ce66" office:value-type="string" calcext:value-type="string">
            <text:p>Taxation Gazole (TICPE + Taxe Carbone) (€/L)</text:p>
          </table:table-cell>
          <table:table-cell table:style-name="ce66" table:number-columns-repeated="6"/>
          <table:table-cell table:style-name="ce90" table:formula="of:=([.H211]+[.H214])/100" office:value-type="float" office:value="0.6237" calcext:value-type="float">
            <text:p>0.62</text:p>
          </table:table-cell>
          <table:table-cell table:style-name="ce90" table:formula="of:=([.I211]+[.I214])/100" office:value-type="float" office:value="0.6205" calcext:value-type="float">
            <text:p>0.62</text:p>
          </table:table-cell>
          <table:table-cell table:style-name="ce90" table:formula="of:=([.J211]+[.J214])/100" office:value-type="float" office:value="0.62954" calcext:value-type="float">
            <text:p>0.63</text:p>
          </table:table-cell>
          <table:table-cell table:style-name="ce90" table:formula="of:=([.K211]+[.K214])/100" office:value-type="float" office:value="0.634878598916456" calcext:value-type="float">
            <text:p>0.63</text:p>
          </table:table-cell>
          <table:table-cell table:style-name="ce90" table:formula="of:=([.L211]+[.L214])/100" office:value-type="float" office:value="0.643660883674831" calcext:value-type="float">
            <text:p>0.64</text:p>
          </table:table-cell>
          <table:table-cell table:style-name="ce90" table:formula="of:=([.M211]+[.M214])/100" office:value-type="float" office:value="0.65666" calcext:value-type="float">
            <text:p>0.66</text:p>
          </table:table-cell>
          <table:table-cell table:style-name="ce90" table:formula="of:=([.N211]+[.N214])/100" office:value-type="float" office:value="0.654148236329411" calcext:value-type="float">
            <text:p>0.65</text:p>
          </table:table-cell>
          <table:table-cell table:style-name="ce90" table:formula="of:=([.O211]+[.O214])/100" office:value-type="float" office:value="0.655083488629207" calcext:value-type="float">
            <text:p>0.66</text:p>
          </table:table-cell>
          <table:table-cell table:style-name="ce90" table:formula="of:=([.P211]+[.P214])/100" office:value-type="float" office:value="0.663492441858168" calcext:value-type="float">
            <text:p>0.66</text:p>
          </table:table-cell>
          <table:table-cell table:style-name="ce90" table:formula="of:=([.Q211]+[.Q214])/100" office:value-type="float" office:value="0.672403373954009" calcext:value-type="float">
            <text:p>0.67</text:p>
          </table:table-cell>
          <table:table-cell table:style-name="ce90" table:formula="of:=([.R211]+[.R214])/100" office:value-type="float" office:value="0.681846250927473" calcext:value-type="float">
            <text:p>0.68</text:p>
          </table:table-cell>
          <table:table-cell table:style-name="ce90" table:formula="of:=([.S211]+[.S214])/100" office:value-type="float" office:value="0.691852827633134" calcext:value-type="float">
            <text:p>0.69</text:p>
          </table:table-cell>
          <table:table-cell table:style-name="ce90" table:formula="of:=([.T211]+[.T214])/100" office:value-type="float" office:value="0.702456754555793" calcext:value-type="float">
            <text:p>0.70</text:p>
          </table:table-cell>
          <table:table-cell table:style-name="ce90" table:formula="of:=([.U211]+[.U214])/100" office:value-type="float" office:value="0.713693690971571" calcext:value-type="float">
            <text:p>0.71</text:p>
          </table:table-cell>
          <table:table-cell table:style-name="ce90" table:formula="of:=([.V211]+[.V214])/100" office:value-type="float" office:value="0.72560142486423" calcext:value-type="float">
            <text:p>0.73</text:p>
          </table:table-cell>
          <table:table-cell table:style-name="ce90" table:formula="of:=([.W211]+[.W214])/100" office:value-type="float" office:value="0.73822" calcext:value-type="float">
            <text:p>0.74</text:p>
          </table:table-cell>
          <table:table-cell table:style-name="ce90" table:formula="of:=([.X211]+[.X214])/100" office:value-type="float" office:value="0.748388423434412" calcext:value-type="float">
            <text:p>0.75</text:p>
          </table:table-cell>
          <table:table-cell table:style-name="ce90" table:formula="of:=([.Y211]+[.Y214])/100" office:value-type="float" office:value="0.759018439882849" calcext:value-type="float">
            <text:p>0.76</text:p>
          </table:table-cell>
          <table:table-cell table:style-name="ce90" table:formula="of:=([.Z211]+[.Z214])/100" office:value-type="float" office:value="0.770131003243618" calcext:value-type="float">
            <text:p>0.77</text:p>
          </table:table-cell>
          <table:table-cell table:style-name="ce90" table:formula="of:=([.AA211]+[.AA214])/100" office:value-type="float" office:value="0.78174801861195" calcext:value-type="float">
            <text:p>0.78</text:p>
          </table:table-cell>
          <table:table-cell table:style-name="ce90" table:formula="of:=([.AB211]+[.AB214])/100" office:value-type="float" office:value="0.793892385459341" calcext:value-type="float">
            <text:p>0.79</text:p>
          </table:table-cell>
          <table:table-cell table:style-name="ce90" table:formula="of:=([.AC211]+[.AC214])/100" office:value-type="float" office:value="0.806588042773014" calcext:value-type="float">
            <text:p>0.81</text:p>
          </table:table-cell>
          <table:table-cell table:style-name="ce90" table:formula="of:=([.AD211]+[.AD214])/100" office:value-type="float" office:value="0.819860016244471" calcext:value-type="float">
            <text:p>0.82</text:p>
          </table:table-cell>
          <table:table-cell table:style-name="ce90" table:formula="of:=([.AE211]+[.AE214])/100" office:value-type="float" office:value="0.83373446760016" calcext:value-type="float">
            <text:p>0.83</text:p>
          </table:table-cell>
          <table:table-cell table:style-name="ce90" table:formula="of:=([.AF211]+[.AF214])/100" office:value-type="float" office:value="0.848238746171496" calcext:value-type="float">
            <text:p>0.85</text:p>
          </table:table-cell>
          <table:table-cell table:style-name="ce90" table:formula="of:=([.AG211]+[.AG214])/100" office:value-type="float" office:value="0.863401442805885" calcext:value-type="float">
            <text:p>0.86</text:p>
          </table:table-cell>
          <table:table-cell table:style-name="ce90" table:formula="of:=([.AH211]+[.AH214])/100" office:value-type="float" office:value="0.879252446225034" calcext:value-type="float">
            <text:p>0.88</text:p>
          </table:table-cell>
          <table:table-cell table:style-name="ce90" table:formula="of:=([.AI211]+[.AI214])/100" office:value-type="float" office:value="0.895823001941621" calcext:value-type="float">
            <text:p>0.90</text:p>
          </table:table-cell>
          <table:table-cell table:style-name="ce90" table:formula="of:=([.AJ211]+[.AJ214])/100" office:value-type="float" office:value="0.913145773850483" calcext:value-type="float">
            <text:p>0.91</text:p>
          </table:table-cell>
          <table:table-cell table:style-name="ce90" table:formula="of:=([.AK211]+[.AK214])/100" office:value-type="float" office:value="0.931254908615716" calcext:value-type="float">
            <text:p>0.93</text:p>
          </table:table-cell>
          <table:table-cell table:style-name="ce90" table:formula="of:=([.AL211]+[.AL214])/100" office:value-type="float" office:value="0.950186102980609" calcext:value-type="float">
            <text:p>0.95</text:p>
          </table:table-cell>
          <table:table-cell table:style-name="ce90" table:formula="of:=([.AM211]+[.AM214])/100" office:value-type="float" office:value="0.969976674133098" calcext:value-type="float">
            <text:p>0.97</text:p>
          </table:table-cell>
          <table:table-cell table:style-name="ce90" table:formula="of:=([.AN211]+[.AN214])/100" office:value-type="float" office:value="0.99066563326544" calcext:value-type="float">
            <text:p>0.99</text:p>
          </table:table-cell>
          <table:table-cell table:style-name="ce90" table:formula="of:=([.AO211]+[.AO214])/100" office:value-type="float" office:value="1.01229376247312" calcext:value-type="float">
            <text:p>1.01</text:p>
          </table:table-cell>
          <table:table-cell table:style-name="ce90" table:formula="of:=([.AP211]+[.AP214])/100" office:value-type="float" office:value="1.03490369514453" calcext:value-type="float">
            <text:p>1.03</text:p>
          </table:table-cell>
          <table:table-cell table:style-name="ce90" table:formula="of:=([.AQ211]+[.AQ214])/100" office:value-type="float" office:value="1.05854" calcext:value-type="float">
            <text:p>1.06</text:p>
          </table:table-cell>
          <table:table-cell table:number-columns-repeated="981"/>
        </table:table-row>
        <table:table-row table:style-name="ro1">
          <table:table-cell table:style-name="ce65" office:value-type="string" calcext:value-type="string">
            <text:p>Total HTVA (€/L)</text:p>
          </table:table-cell>
          <table:table-cell table:style-name="ce65" table:number-columns-repeated="6"/>
          <table:table-cell table:style-name="ce90" table:formula="of:=[.H206]+[.H215]" office:value-type="float" office:value="1.1142" calcext:value-type="float">
            <text:p>1.11</text:p>
          </table:table-cell>
          <table:table-cell table:style-name="ce90" table:formula="of:=[.I206]+[.I215]" office:value-type="float" office:value="1.13074809372098" calcext:value-type="float">
            <text:p>1.13</text:p>
          </table:table-cell>
          <table:table-cell table:style-name="ce90" table:formula="of:=[.J206]+[.J215]" office:value-type="float" office:value="1.15771473422053" calcext:value-type="float">
            <text:p>1.16</text:p>
          </table:table-cell>
          <table:table-cell table:style-name="ce90" table:formula="of:=[.K206]+[.K215]" office:value-type="float" office:value="1.18179386749776" calcext:value-type="float">
            <text:p>1.18</text:p>
          </table:table-cell>
          <table:table-cell table:style-name="ce90" table:formula="of:=[.L206]+[.L215]" office:value-type="float" office:value="1.21016753236645" calcext:value-type="float">
            <text:p>1.21</text:p>
          </table:table-cell>
          <table:table-cell table:style-name="ce90" table:formula="of:=[.M206]+[.M215]" office:value-type="float" office:value="1.24364750410577" calcext:value-type="float">
            <text:p>1.24</text:p>
          </table:table-cell>
          <table:table-cell table:style-name="ce90" table:formula="of:=[.N206]+[.N215]" office:value-type="float" office:value="1.26254645454174" calcext:value-type="float">
            <text:p>1.26</text:p>
          </table:table-cell>
          <table:table-cell table:style-name="ce90" table:formula="of:=[.O206]+[.O215]" office:value-type="float" office:value="1.28586449648989" calcext:value-type="float">
            <text:p>1.29</text:p>
          </table:table-cell>
          <table:table-cell table:style-name="ce90" table:formula="of:=[.P206]+[.P215]" office:value-type="float" office:value="1.31767244846073" calcext:value-type="float">
            <text:p>1.32</text:p>
          </table:table-cell>
          <table:table-cell table:style-name="ce90" table:formula="of:=[.Q206]+[.Q215]" office:value-type="float" office:value="1.35104472566701" calcext:value-type="float">
            <text:p>1.35</text:p>
          </table:table-cell>
          <table:table-cell table:style-name="ce90" table:formula="of:=[.R206]+[.R215]" office:value-type="float" office:value="1.38605952608952" calcext:value-type="float">
            <text:p>1.39</text:p>
          </table:table-cell>
          <table:table-cell table:style-name="ce90" table:formula="of:=[.S206]+[.S215]" office:value-type="float" office:value="1.42279902634995" calcext:value-type="float">
            <text:p>1.42</text:p>
          </table:table-cell>
          <table:table-cell table:style-name="ce90" table:formula="of:=[.T206]+[.T215]" office:value-type="float" office:value="1.46134958791701" calcext:value-type="float">
            <text:p>1.46</text:p>
          </table:table-cell>
          <table:table-cell table:style-name="ce90" table:formula="of:=[.U206]+[.U215]" office:value-type="float" office:value="1.50180197420109" calcext:value-type="float">
            <text:p>1.50</text:p>
          </table:table-cell>
          <table:table-cell table:style-name="ce90" table:formula="of:=[.V206]+[.V215]" office:value-type="float" office:value="1.54425157912287" calcext:value-type="float">
            <text:p>1.54</text:p>
          </table:table-cell>
          <table:table-cell table:style-name="ce90" table:formula="of:=[.W206]+[.W215]" office:value-type="float" office:value="1.5887986677734" calcext:value-type="float">
            <text:p>1.59</text:p>
          </table:table-cell>
          <table:table-cell table:style-name="ce90" table:formula="of:=[.X206]+[.X215]" office:value-type="float" office:value="1.6063091630728" calcext:value-type="float">
            <text:p>1.61</text:p>
          </table:table-cell>
          <table:table-cell table:style-name="ce90" table:formula="of:=[.Y206]+[.Y215]" office:value-type="float" office:value="1.62435457508512" calcext:value-type="float">
            <text:p>1.62</text:p>
          </table:table-cell>
          <table:table-cell table:style-name="ce90" table:formula="of:=[.Z206]+[.Z215]" office:value-type="float" office:value="1.64295658997674" calcext:value-type="float">
            <text:p>1.64</text:p>
          </table:table-cell>
          <table:table-cell table:style-name="ce90" table:formula="of:=[.AA206]+[.AA215]" office:value-type="float" office:value="1.66213785242398" calcext:value-type="float">
            <text:p>1.66</text:p>
          </table:table-cell>
          <table:table-cell table:style-name="ce90" table:formula="of:=[.AB206]+[.AB215]" office:value-type="float" office:value="1.68192200886543" calcext:value-type="float">
            <text:p>1.68</text:p>
          </table:table-cell>
          <table:table-cell table:style-name="ce90" table:formula="of:=[.AC206]+[.AC215]" office:value-type="float" office:value="1.70233375271525" calcext:value-type="float">
            <text:p>1.70</text:p>
          </table:table-cell>
          <table:table-cell table:style-name="ce90" table:formula="of:=[.AD206]+[.AD215]" office:value-type="float" office:value="1.72339887162615" calcext:value-type="float">
            <text:p>1.72</text:p>
          </table:table-cell>
          <table:table-cell table:style-name="ce90" table:formula="of:=[.AE206]+[.AE215]" office:value-type="float" office:value="1.74514429689533" calcext:value-type="float">
            <text:p>1.75</text:p>
          </table:table-cell>
          <table:table-cell table:style-name="ce90" table:formula="of:=[.AF206]+[.AF215]" office:value-type="float" office:value="1.76759815511052" calcext:value-type="float">
            <text:p>1.77</text:p>
          </table:table-cell>
          <table:table-cell table:style-name="ce90" table:formula="of:=[.AG206]+[.AG215]" office:value-type="float" office:value="1.7907898221377" calcext:value-type="float">
            <text:p>1.79</text:p>
          </table:table-cell>
          <table:table-cell table:style-name="ce90" table:formula="of:=[.AH206]+[.AH215]" office:value-type="float" office:value="1.81474997955698" calcext:value-type="float">
            <text:p>1.81</text:p>
          </table:table-cell>
          <table:table-cell table:style-name="ce90" table:formula="of:=[.AI206]+[.AI215]" office:value-type="float" office:value="1.83951067365756" calcext:value-type="float">
            <text:p>1.84</text:p>
          </table:table-cell>
          <table:table-cell table:style-name="ce90" table:formula="of:=[.AJ206]+[.AJ215]" office:value-type="float" office:value="1.86510537710796" calcext:value-type="float">
            <text:p>1.87</text:p>
          </table:table-cell>
          <table:table-cell table:style-name="ce90" table:formula="of:=[.AK206]+[.AK215]" office:value-type="float" office:value="1.89156905342303" calcext:value-type="float">
            <text:p>1.89</text:p>
          </table:table-cell>
          <table:table-cell table:style-name="ce90" table:formula="of:=[.AL206]+[.AL215]" office:value-type="float" office:value="1.9189382243545" calcext:value-type="float">
            <text:p>1.92</text:p>
          </table:table-cell>
          <table:table-cell table:style-name="ce90" table:formula="of:=[.AM206]+[.AM215]" office:value-type="float" office:value="1.94725104033796" calcext:value-type="float">
            <text:p>1.95</text:p>
          </table:table-cell>
          <table:table-cell table:style-name="ce90" table:formula="of:=[.AN206]+[.AN215]" office:value-type="float" office:value="1.97654735413475" calcext:value-type="float">
            <text:p>1.98</text:p>
          </table:table-cell>
          <table:table-cell table:style-name="ce90" table:formula="of:=[.AO206]+[.AO215]" office:value-type="float" office:value="2.00686879781405" calcext:value-type="float">
            <text:p>2.01</text:p>
          </table:table-cell>
          <table:table-cell table:style-name="ce90" table:formula="of:=[.AP206]+[.AP215]" office:value-type="float" office:value="2.03825886322644" calcext:value-type="float">
            <text:p>2.04</text:p>
          </table:table-cell>
          <table:table-cell table:style-name="ce90" table:formula="of:=[.AQ206]+[.AQ215]" office:value-type="float" office:value="2.07076298612767" calcext:value-type="float">
            <text:p>2.07</text:p>
          </table:table-cell>
          <table:table-cell table:number-columns-repeated="981"/>
        </table:table-row>
        <table:table-row table:style-name="ro1">
          <table:table-cell table:style-name="ce66" office:value-type="string" calcext:value-type="string">
            <text:p>TVA à 20%</text:p>
          </table:table-cell>
          <table:table-cell table:style-name="ce66" table:number-columns-repeated="6"/>
          <table:table-cell table:style-name="ce90" table:formula="of:=[.H216]*0.2" office:value-type="float" office:value="0.22284" calcext:value-type="float">
            <text:p>0.22</text:p>
          </table:table-cell>
          <table:table-cell table:style-name="ce90" table:formula="of:=[.I216]*0.2" office:value-type="float" office:value="0.226149618744196" calcext:value-type="float">
            <text:p>0.23</text:p>
          </table:table-cell>
          <table:table-cell table:style-name="ce90" table:formula="of:=[.J216]*0.2" office:value-type="float" office:value="0.231542946844105" calcext:value-type="float">
            <text:p>0.23</text:p>
          </table:table-cell>
          <table:table-cell table:style-name="ce90" table:formula="of:=[.K216]*0.2" office:value-type="float" office:value="0.236358773499552" calcext:value-type="float">
            <text:p>0.24</text:p>
          </table:table-cell>
          <table:table-cell table:style-name="ce90" table:formula="of:=[.L216]*0.2" office:value-type="float" office:value="0.242033506473291" calcext:value-type="float">
            <text:p>0.24</text:p>
          </table:table-cell>
          <table:table-cell table:style-name="ce90" table:formula="of:=[.M216]*0.2" office:value-type="float" office:value="0.248729500821153" calcext:value-type="float">
            <text:p>0.25</text:p>
          </table:table-cell>
          <table:table-cell table:style-name="ce90" table:formula="of:=[.N216]*0.2" office:value-type="float" office:value="0.252509290908348" calcext:value-type="float">
            <text:p>0.25</text:p>
          </table:table-cell>
          <table:table-cell table:style-name="ce90" table:formula="of:=[.O216]*0.2" office:value-type="float" office:value="0.257172899297977" calcext:value-type="float">
            <text:p>0.26</text:p>
          </table:table-cell>
          <table:table-cell table:style-name="ce90" table:formula="of:=[.P216]*0.2" office:value-type="float" office:value="0.263534489692146" calcext:value-type="float">
            <text:p>0.26</text:p>
          </table:table-cell>
          <table:table-cell table:style-name="ce90" table:formula="of:=[.Q216]*0.2" office:value-type="float" office:value="0.270208945133401" calcext:value-type="float">
            <text:p>0.27</text:p>
          </table:table-cell>
          <table:table-cell table:style-name="ce90" table:formula="of:=[.R216]*0.2" office:value-type="float" office:value="0.277211905217904" calcext:value-type="float">
            <text:p>0.28</text:p>
          </table:table-cell>
          <table:table-cell table:style-name="ce90" table:formula="of:=[.S216]*0.2" office:value-type="float" office:value="0.28455980526999" calcext:value-type="float">
            <text:p>0.28</text:p>
          </table:table-cell>
          <table:table-cell table:style-name="ce90" table:formula="of:=[.T216]*0.2" office:value-type="float" office:value="0.292269917583402" calcext:value-type="float">
            <text:p>0.29</text:p>
          </table:table-cell>
          <table:table-cell table:style-name="ce90" table:formula="of:=[.U216]*0.2" office:value-type="float" office:value="0.300360394840218" calcext:value-type="float">
            <text:p>0.30</text:p>
          </table:table-cell>
          <table:table-cell table:style-name="ce90" table:formula="of:=[.V216]*0.2" office:value-type="float" office:value="0.308850315824575" calcext:value-type="float">
            <text:p>0.31</text:p>
          </table:table-cell>
          <table:table-cell table:style-name="ce90" table:formula="of:=[.W216]*0.2" office:value-type="float" office:value="0.317759733554679" calcext:value-type="float">
            <text:p>0.32</text:p>
          </table:table-cell>
          <table:table-cell table:style-name="ce90" table:formula="of:=[.X216]*0.2" office:value-type="float" office:value="0.32126183261456" calcext:value-type="float">
            <text:p>0.32</text:p>
          </table:table-cell>
          <table:table-cell table:style-name="ce90" table:formula="of:=[.Y216]*0.2" office:value-type="float" office:value="0.324870915017024" calcext:value-type="float">
            <text:p>0.32</text:p>
          </table:table-cell>
          <table:table-cell table:style-name="ce90" table:formula="of:=[.Z216]*0.2" office:value-type="float" office:value="0.328591317995349" calcext:value-type="float">
            <text:p>0.33</text:p>
          </table:table-cell>
          <table:table-cell table:style-name="ce90" table:formula="of:=[.AA216]*0.2" office:value-type="float" office:value="0.332427570484795" calcext:value-type="float">
            <text:p>0.33</text:p>
          </table:table-cell>
          <table:table-cell table:style-name="ce90" table:formula="of:=[.AB216]*0.2" office:value-type="float" office:value="0.336384401773087" calcext:value-type="float">
            <text:p>0.34</text:p>
          </table:table-cell>
          <table:table-cell table:style-name="ce90" table:formula="of:=[.AC216]*0.2" office:value-type="float" office:value="0.34046675054305" calcext:value-type="float">
            <text:p>0.34</text:p>
          </table:table-cell>
          <table:table-cell table:style-name="ce90" table:formula="of:=[.AD216]*0.2" office:value-type="float" office:value="0.344679774325229" calcext:value-type="float">
            <text:p>0.34</text:p>
          </table:table-cell>
          <table:table-cell table:style-name="ce90" table:formula="of:=[.AE216]*0.2" office:value-type="float" office:value="0.349028859379066" calcext:value-type="float">
            <text:p>0.35</text:p>
          </table:table-cell>
          <table:table-cell table:style-name="ce90" table:formula="of:=[.AF216]*0.2" office:value-type="float" office:value="0.353519631022103" calcext:value-type="float">
            <text:p>0.35</text:p>
          </table:table-cell>
          <table:table-cell table:style-name="ce90" table:formula="of:=[.AG216]*0.2" office:value-type="float" office:value="0.358157964427539" calcext:value-type="float">
            <text:p>0.36</text:p>
          </table:table-cell>
          <table:table-cell table:style-name="ce90" table:formula="of:=[.AH216]*0.2" office:value-type="float" office:value="0.362949995911396" calcext:value-type="float">
            <text:p>0.36</text:p>
          </table:table-cell>
          <table:table-cell table:style-name="ce90" table:formula="of:=[.AI216]*0.2" office:value-type="float" office:value="0.367902134731512" calcext:value-type="float">
            <text:p>0.37</text:p>
          </table:table-cell>
          <table:table-cell table:style-name="ce90" table:formula="of:=[.AJ216]*0.2" office:value-type="float" office:value="0.373021075421593" calcext:value-type="float">
            <text:p>0.37</text:p>
          </table:table-cell>
          <table:table-cell table:style-name="ce90" table:formula="of:=[.AK216]*0.2" office:value-type="float" office:value="0.378313810684606" calcext:value-type="float">
            <text:p>0.38</text:p>
          </table:table-cell>
          <table:table-cell table:style-name="ce90" table:formula="of:=[.AL216]*0.2" office:value-type="float" office:value="0.3837876448709" calcext:value-type="float">
            <text:p>0.38</text:p>
          </table:table-cell>
          <table:table-cell table:style-name="ce90" table:formula="of:=[.AM216]*0.2" office:value-type="float" office:value="0.389450208067591" calcext:value-type="float">
            <text:p>0.39</text:p>
          </table:table-cell>
          <table:table-cell table:style-name="ce90" table:formula="of:=[.AN216]*0.2" office:value-type="float" office:value="0.395309470826951" calcext:value-type="float">
            <text:p>0.40</text:p>
          </table:table-cell>
          <table:table-cell table:style-name="ce90" table:formula="of:=[.AO216]*0.2" office:value-type="float" office:value="0.401373759562811" calcext:value-type="float">
            <text:p>0.40</text:p>
          </table:table-cell>
          <table:table-cell table:style-name="ce90" table:formula="of:=[.AP216]*0.2" office:value-type="float" office:value="0.407651772645287" calcext:value-type="float">
            <text:p>0.41</text:p>
          </table:table-cell>
          <table:table-cell table:style-name="ce90" table:formula="of:=[.AQ216]*0.2" office:value-type="float" office:value="0.414152597225534" calcext:value-type="float">
            <text:p>0.41</text:p>
          </table:table-cell>
          <table:table-cell table:number-columns-repeated="981"/>
        </table:table-row>
        <table:table-row table:style-name="ro1">
          <table:table-cell table:style-name="ce68" office:value-type="string" calcext:value-type="string">
            <text:p>Total acteurs (€/L)</text:p>
          </table:table-cell>
          <table:table-cell table:style-name="ce68" table:number-columns-repeated="6"/>
          <table:table-cell table:style-name="ce80" table:formula="of:=[.H216]+[.H217]" office:value-type="float" office:value="1.33704" calcext:value-type="float">
            <text:p>1.34</text:p>
          </table:table-cell>
          <table:table-cell table:style-name="ce80" table:formula="of:=[.I216]+[.I217]" office:value-type="float" office:value="1.35689771246518" calcext:value-type="float">
            <text:p>1.36</text:p>
          </table:table-cell>
          <table:table-cell table:style-name="ce80" table:formula="of:=[.J216]+[.J217]" office:value-type="float" office:value="1.38925768106463" calcext:value-type="float">
            <text:p>1.39</text:p>
          </table:table-cell>
          <table:table-cell table:style-name="ce80" table:formula="of:=[.K216]+[.K217]" office:value-type="float" office:value="1.41815264099732" calcext:value-type="float">
            <text:p>1.42</text:p>
          </table:table-cell>
          <table:table-cell table:style-name="ce80" table:formula="of:=[.L216]+[.L217]" office:value-type="float" office:value="1.45220103883974" calcext:value-type="float">
            <text:p>1.45</text:p>
          </table:table-cell>
          <table:table-cell table:style-name="ce80" table:formula="of:=[.M216]+[.M217]" office:value-type="float" office:value="1.49237700492692" calcext:value-type="float">
            <text:p>1.49</text:p>
          </table:table-cell>
          <table:table-cell table:style-name="ce80" table:formula="of:=[.N216]+[.N217]" office:value-type="float" office:value="1.51505574545009" calcext:value-type="float">
            <text:p>1.52</text:p>
          </table:table-cell>
          <table:table-cell table:style-name="ce80" table:formula="of:=[.O216]+[.O217]" office:value-type="float" office:value="1.54303739578787" calcext:value-type="float">
            <text:p>1.54</text:p>
          </table:table-cell>
          <table:table-cell table:style-name="ce80" table:formula="of:=[.P216]+[.P217]" office:value-type="float" office:value="1.58120693815288" calcext:value-type="float">
            <text:p>1.58</text:p>
          </table:table-cell>
          <table:table-cell table:style-name="ce80" table:formula="of:=[.Q216]+[.Q217]" office:value-type="float" office:value="1.62125367080041" calcext:value-type="float">
            <text:p>1.62</text:p>
          </table:table-cell>
          <table:table-cell table:style-name="ce80" table:formula="of:=[.R216]+[.R217]" office:value-type="float" office:value="1.66327143130742" calcext:value-type="float">
            <text:p>1.66</text:p>
          </table:table-cell>
          <table:table-cell table:style-name="ce80" table:formula="of:=[.S216]+[.S217]" office:value-type="float" office:value="1.70735883161994" calcext:value-type="float">
            <text:p>1.71</text:p>
          </table:table-cell>
          <table:table-cell table:style-name="ce80" table:formula="of:=[.T216]+[.T217]" office:value-type="float" office:value="1.75361950550041" calcext:value-type="float">
            <text:p>1.75</text:p>
          </table:table-cell>
          <table:table-cell table:style-name="ce80" table:formula="of:=[.U216]+[.U217]" office:value-type="float" office:value="1.80216236904131" calcext:value-type="float">
            <text:p>1.80</text:p>
          </table:table-cell>
          <table:table-cell table:style-name="ce80" table:formula="of:=[.V216]+[.V217]" office:value-type="float" office:value="1.85310189494745" calcext:value-type="float">
            <text:p>1.85</text:p>
          </table:table-cell>
          <table:table-cell table:style-name="ce80" table:formula="of:=[.W216]+[.W217]" office:value-type="float" office:value="1.90655840132808" calcext:value-type="float">
            <text:p>1.91</text:p>
          </table:table-cell>
          <table:table-cell table:style-name="ce80" table:formula="of:=[.X216]+[.X217]" office:value-type="float" office:value="1.92757099568736" calcext:value-type="float">
            <text:p>1.93</text:p>
          </table:table-cell>
          <table:table-cell table:style-name="ce80" table:formula="of:=[.Y216]+[.Y217]" office:value-type="float" office:value="1.94922549010214" calcext:value-type="float">
            <text:p>1.95</text:p>
          </table:table-cell>
          <table:table-cell table:style-name="ce80" table:formula="of:=[.Z216]+[.Z217]" office:value-type="float" office:value="1.97154790797209" calcext:value-type="float">
            <text:p>1.97</text:p>
          </table:table-cell>
          <table:table-cell table:style-name="ce80" table:formula="of:=[.AA216]+[.AA217]" office:value-type="float" office:value="1.99456542290877" calcext:value-type="float">
            <text:p>1.99</text:p>
          </table:table-cell>
          <table:table-cell table:style-name="ce80" table:formula="of:=[.AB216]+[.AB217]" office:value-type="float" office:value="2.01830641063852" calcext:value-type="float">
            <text:p>2.02</text:p>
          </table:table-cell>
          <table:table-cell table:style-name="ce80" table:formula="of:=[.AC216]+[.AC217]" office:value-type="float" office:value="2.0428005032583" calcext:value-type="float">
            <text:p>2.04</text:p>
          </table:table-cell>
          <table:table-cell table:style-name="ce80" table:formula="of:=[.AD216]+[.AD217]" office:value-type="float" office:value="2.06807864595138" calcext:value-type="float">
            <text:p>2.07</text:p>
          </table:table-cell>
          <table:table-cell table:style-name="ce80" table:formula="of:=[.AE216]+[.AE217]" office:value-type="float" office:value="2.0941731562744" calcext:value-type="float">
            <text:p>2.09</text:p>
          </table:table-cell>
          <table:table-cell table:style-name="ce80" table:formula="of:=[.AF216]+[.AF217]" office:value-type="float" office:value="2.12111778613262" calcext:value-type="float">
            <text:p>2.12</text:p>
          </table:table-cell>
          <table:table-cell table:style-name="ce80" table:formula="of:=[.AG216]+[.AG217]" office:value-type="float" office:value="2.14894778656523" calcext:value-type="float">
            <text:p>2.15</text:p>
          </table:table-cell>
          <table:table-cell table:style-name="ce80" table:formula="of:=[.AH216]+[.AH217]" office:value-type="float" office:value="2.17769997546838" calcext:value-type="float">
            <text:p>2.18</text:p>
          </table:table-cell>
          <table:table-cell table:style-name="ce80" table:formula="of:=[.AI216]+[.AI217]" office:value-type="float" office:value="2.20741280838907" calcext:value-type="float">
            <text:p>2.21</text:p>
          </table:table-cell>
          <table:table-cell table:style-name="ce80" table:formula="of:=[.AJ216]+[.AJ217]" office:value-type="float" office:value="2.23812645252956" calcext:value-type="float">
            <text:p>2.24</text:p>
          </table:table-cell>
          <table:table-cell table:style-name="ce80" table:formula="of:=[.AK216]+[.AK217]" office:value-type="float" office:value="2.26988286410764" calcext:value-type="float">
            <text:p>2.27</text:p>
          </table:table-cell>
          <table:table-cell table:style-name="ce80" table:formula="of:=[.AL216]+[.AL217]" office:value-type="float" office:value="2.3027258692254" calcext:value-type="float">
            <text:p>2.30</text:p>
          </table:table-cell>
          <table:table-cell table:style-name="ce80" table:formula="of:=[.AM216]+[.AM217]" office:value-type="float" office:value="2.33670124840555" calcext:value-type="float">
            <text:p>2.34</text:p>
          </table:table-cell>
          <table:table-cell table:style-name="ce80" table:formula="of:=[.AN216]+[.AN217]" office:value-type="float" office:value="2.37185682496171" calcext:value-type="float">
            <text:p>2.37</text:p>
          </table:table-cell>
          <table:table-cell table:style-name="ce80" table:formula="of:=[.AO216]+[.AO217]" office:value-type="float" office:value="2.40824255737686" calcext:value-type="float">
            <text:p>2.41</text:p>
          </table:table-cell>
          <table:table-cell table:style-name="ce80" table:formula="of:=[.AP216]+[.AP217]" office:value-type="float" office:value="2.44591063587172" calcext:value-type="float">
            <text:p>2.45</text:p>
          </table:table-cell>
          <table:table-cell table:style-name="ce80" table:formula="of:=[.AQ216]+[.AQ217]" office:value-type="float" office:value="2.4849155833532" calcext:value-type="float">
            <text:p>2.48</text:p>
          </table:table-cell>
          <table:table-cell table:number-columns-repeated="981"/>
        </table:table-row>
        <table:table-row table:style-name="ro1" table:number-rows-repeated="1048357">
          <table:table-cell table:number-columns-repeated="1024"/>
        </table:table-row>
        <table:table-row table:style-name="ro1">
          <table:table-cell table:number-columns-repeated="1024"/>
        </table:table-row>
      </table:table>
      <table:table table:name="prix urbain" table:style-name="ta1">
        <office:forms form:automatic-focus="false" form:apply-design-mode="false"/>
        <table:table-column table:style-name="co12" table:default-cell-style-name="Default"/>
        <table:table-column table:style-name="co32" table:default-cell-style-name="Default"/>
        <table:table-column table:style-name="co14" table:number-columns-repeated="1022" table:default-cell-style-name="Default"/>
        <table:table-row table:style-name="ro1">
          <table:table-cell office:value-type="string" calcext:value-type="string">
            <text:p>Source : Enquête nationale sur les réseaux de chaleur et de froid</text:p>
          </table:table-cell>
          <table:table-cell table:number-columns-repeated="1023"/>
        </table:table-row>
        <table:table-row table:style-name="ro1">
          <table:table-cell table:number-columns-repeated="2"/>
          <table:table-cell office:value-type="float" office:value="2005" calcext:value-type="float">
            <text:p>2005</text:p>
          </table:table-cell>
          <table:table-cell office:value-type="float" office:value="2006" calcext:value-type="float">
            <text:p>2006</text:p>
          </table:table-cell>
          <table:table-cell office:value-type="float" office:value="2007" calcext:value-type="float">
            <text:p>2007</text:p>
          </table:table-cell>
          <table:table-cell office:value-type="float" office:value="2008" calcext:value-type="float">
            <text:p>2008</text:p>
          </table:table-cell>
          <table:table-cell office:value-type="float" office:value="2009" calcext:value-type="float">
            <text:p>2009</text:p>
          </table:table-cell>
          <table:table-cell office:value-type="float" office:value="2010" calcext:value-type="float">
            <text:p>2010</text:p>
          </table:table-cell>
          <table:table-cell office:value-type="float" office:value="2011" calcext:value-type="float">
            <text:p>2011</text:p>
          </table:table-cell>
          <table:table-cell office:value-type="float" office:value="2012" calcext:value-type="float">
            <text:p>2012</text:p>
          </table:table-cell>
          <table:table-cell office:value-type="float" office:value="2013" calcext:value-type="float">
            <text:p>2013</text:p>
          </table:table-cell>
          <table:table-cell office:value-type="float" office:value="2014" calcext:value-type="float">
            <text:p>2014</text:p>
          </table:table-cell>
          <table:table-cell office:value-type="float" office:value="2015" calcext:value-type="float">
            <text:p>2015</text:p>
          </table:table-cell>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3" calcext:value-type="float">
            <text:p>2023</text:p>
          </table:table-cell>
          <table:table-cell office:value-type="float" office:value="2024" calcext:value-type="float">
            <text:p>2024</text:p>
          </table:table-cell>
          <table:table-cell office:value-type="float" office:value="2025" calcext:value-type="float">
            <text:p>2025</text:p>
          </table:table-cell>
          <table:table-cell office:value-type="float" office:value="2026" calcext:value-type="float">
            <text:p>2026</text:p>
          </table:table-cell>
          <table:table-cell office:value-type="float" office:value="2027" calcext:value-type="float">
            <text:p>2027</text:p>
          </table:table-cell>
          <table:table-cell office:value-type="float" office:value="2028" calcext:value-type="float">
            <text:p>2028</text:p>
          </table:table-cell>
          <table:table-cell office:value-type="float" office:value="2029" calcext:value-type="float">
            <text:p>2029</text:p>
          </table:table-cell>
          <table:table-cell office:value-type="float" office:value="2030" calcext:value-type="float">
            <text:p>2030</text:p>
          </table:table-cell>
          <table:table-cell office:value-type="float" office:value="2031" calcext:value-type="float">
            <text:p>2031</text:p>
          </table:table-cell>
          <table:table-cell office:value-type="float" office:value="2032" calcext:value-type="float">
            <text:p>2032</text:p>
          </table:table-cell>
          <table:table-cell office:value-type="float" office:value="2033" calcext:value-type="float">
            <text:p>2033</text:p>
          </table:table-cell>
          <table:table-cell office:value-type="float" office:value="2034" calcext:value-type="float">
            <text:p>2034</text:p>
          </table:table-cell>
          <table:table-cell office:value-type="float" office:value="2035" calcext:value-type="float">
            <text:p>2035</text:p>
          </table:table-cell>
          <table:table-cell office:value-type="float" office:value="2036" calcext:value-type="float">
            <text:p>2036</text:p>
          </table:table-cell>
          <table:table-cell office:value-type="float" office:value="2037" calcext:value-type="float">
            <text:p>2037</text:p>
          </table:table-cell>
          <table:table-cell office:value-type="float" office:value="2038" calcext:value-type="float">
            <text:p>2038</text:p>
          </table:table-cell>
          <table:table-cell office:value-type="float" office:value="2039" calcext:value-type="float">
            <text:p>2039</text:p>
          </table:table-cell>
          <table:table-cell office:value-type="float" office:value="2040" calcext:value-type="float">
            <text:p>2040</text:p>
          </table:table-cell>
          <table:table-cell office:value-type="float" office:value="2041" calcext:value-type="float">
            <text:p>2041</text:p>
          </table:table-cell>
          <table:table-cell office:value-type="float" office:value="2042" calcext:value-type="float">
            <text:p>2042</text:p>
          </table:table-cell>
          <table:table-cell office:value-type="float" office:value="2043" calcext:value-type="float">
            <text:p>2043</text:p>
          </table:table-cell>
          <table:table-cell office:value-type="float" office:value="2044" calcext:value-type="float">
            <text:p>2044</text:p>
          </table:table-cell>
          <table:table-cell office:value-type="float" office:value="2045" calcext:value-type="float">
            <text:p>2045</text:p>
          </table:table-cell>
          <table:table-cell office:value-type="float" office:value="2046" calcext:value-type="float">
            <text:p>2046</text:p>
          </table:table-cell>
          <table:table-cell office:value-type="float" office:value="2047" calcext:value-type="float">
            <text:p>2047</text:p>
          </table:table-cell>
          <table:table-cell office:value-type="float" office:value="2048" calcext:value-type="float">
            <text:p>2048</text:p>
          </table:table-cell>
          <table:table-cell office:value-type="float" office:value="2049" calcext:value-type="float">
            <text:p>2049</text:p>
          </table:table-cell>
          <table:table-cell office:value-type="float" office:value="2050" calcext:value-type="float">
            <text:p>2050</text:p>
          </table:table-cell>
          <table:table-cell table:number-columns-repeated="976"/>
        </table:table-row>
        <table:table-row table:style-name="ro1">
          <table:table-cell/>
          <table:table-cell office:value-type="string" calcext:value-type="string">
            <text:p>part des ENR&amp;R</text:p>
          </table:table-cell>
          <table:table-cell table:style-name="ce127" office:value-type="percentage" office:value="0.26" calcext:value-type="percentage">
            <text:p>26.00%</text:p>
          </table:table-cell>
          <table:table-cell table:style-name="ce127" table:number-columns-repeated="3"/>
          <table:table-cell table:number-columns-repeated="2" table:style-name="ce127" office:value-type="percentage" office:value="0.31" calcext:value-type="percentage">
            <text:p>31.00%</text:p>
          </table:table-cell>
          <table:table-cell table:style-name="ce127" office:value-type="percentage" office:value="0.35" calcext:value-type="percentage">
            <text:p>35.00%</text:p>
          </table:table-cell>
          <table:table-cell table:style-name="ce127" office:value-type="percentage" office:value="0.38" calcext:value-type="percentage">
            <text:p>38.00%</text:p>
          </table:table-cell>
          <table:table-cell table:style-name="ce127" office:value-type="percentage" office:value="0.45" calcext:value-type="percentage">
            <text:p>45.00%</text:p>
          </table:table-cell>
          <table:table-cell table:style-name="ce127" office:value-type="percentage" office:value="0.506" calcext:value-type="percentage">
            <text:p>50.60%</text:p>
          </table:table-cell>
          <table:table-cell table:style-name="ce127" table:formula="of:=[.L3]+([.$AA3]-[.$L3])/15" office:value-type="percentage" office:value="0.522266666666667" calcext:value-type="percentage">
            <text:p>52.23%</text:p>
          </table:table-cell>
          <table:table-cell table:style-name="ce127" table:formula="of:=[.M3]+([.$AA3]-[.$L3])/15" office:value-type="percentage" office:value="0.538533333333333" calcext:value-type="percentage">
            <text:p>53.85%</text:p>
          </table:table-cell>
          <table:table-cell table:style-name="ce127" table:formula="of:=[.N3]+([.$AA3]-[.$L3])/15" office:value-type="percentage" office:value="0.5548" calcext:value-type="percentage">
            <text:p>55.48%</text:p>
          </table:table-cell>
          <table:table-cell table:style-name="ce127" table:formula="of:=[.O3]+([.$AA3]-[.$L3])/15" office:value-type="percentage" office:value="0.571066666666667" calcext:value-type="percentage">
            <text:p>57.11%</text:p>
          </table:table-cell>
          <table:table-cell table:style-name="ce127" table:formula="of:=[.P3]+([.$AA3]-[.$L3])/15" office:value-type="percentage" office:value="0.587333333333333" calcext:value-type="percentage">
            <text:p>58.73%</text:p>
          </table:table-cell>
          <table:table-cell table:style-name="ce127" table:formula="of:=[.Q3]+([.$AA3]-[.$L3])/15" office:value-type="percentage" office:value="0.6036" calcext:value-type="percentage">
            <text:p>60.36%</text:p>
          </table:table-cell>
          <table:table-cell table:style-name="ce127" table:formula="of:=[.R3]+([.$AA3]-[.$L3])/15" office:value-type="percentage" office:value="0.619866666666667" calcext:value-type="percentage">
            <text:p>61.99%</text:p>
          </table:table-cell>
          <table:table-cell table:style-name="ce127" table:formula="of:=[.S3]+([.$AA3]-[.$L3])/15" office:value-type="percentage" office:value="0.636133333333333" calcext:value-type="percentage">
            <text:p>63.61%</text:p>
          </table:table-cell>
          <table:table-cell table:style-name="ce127" table:formula="of:=[.T3]+([.$AA3]-[.$L3])/15" office:value-type="percentage" office:value="0.6524" calcext:value-type="percentage">
            <text:p>65.24%</text:p>
          </table:table-cell>
          <table:table-cell table:style-name="ce127" table:formula="of:=[.U3]+([.$AA3]-[.$L3])/15" office:value-type="percentage" office:value="0.668666666666667" calcext:value-type="percentage">
            <text:p>66.87%</text:p>
          </table:table-cell>
          <table:table-cell table:style-name="ce127" table:formula="of:=[.V3]+([.$AA3]-[.$L3])/15" office:value-type="percentage" office:value="0.684933333333333" calcext:value-type="percentage">
            <text:p>68.49%</text:p>
          </table:table-cell>
          <table:table-cell table:style-name="ce127" table:formula="of:=[.W3]+([.$AA3]-[.$L3])/15" office:value-type="percentage" office:value="0.7012" calcext:value-type="percentage">
            <text:p>70.12%</text:p>
          </table:table-cell>
          <table:table-cell table:style-name="ce127" table:formula="of:=[.X3]+([.$AA3]-[.$L3])/15" office:value-type="percentage" office:value="0.717466666666666" calcext:value-type="percentage">
            <text:p>71.75%</text:p>
          </table:table-cell>
          <table:table-cell table:style-name="ce127" table:formula="of:=[.Y3]+([.$AA3]-[.$L3])/15" office:value-type="percentage" office:value="0.733733333333333" calcext:value-type="percentage">
            <text:p>73.37%</text:p>
          </table:table-cell>
          <table:table-cell table:style-name="ce127" office:value-type="percentage" office:value="0.75" calcext:value-type="percentage">
            <text:p>75.00%</text:p>
          </table:table-cell>
          <table:table-cell table:style-name="ce127" table:formula="of:=[.AA3]" office:value-type="percentage" office:value="0.75" calcext:value-type="percentage">
            <text:p>75.00%</text:p>
          </table:table-cell>
          <table:table-cell table:style-name="ce127" table:formula="of:=[.AB3]" office:value-type="percentage" office:value="0.75" calcext:value-type="percentage">
            <text:p>75.00%</text:p>
          </table:table-cell>
          <table:table-cell table:style-name="ce127" table:formula="of:=[.AC3]" office:value-type="percentage" office:value="0.75" calcext:value-type="percentage">
            <text:p>75.00%</text:p>
          </table:table-cell>
          <table:table-cell table:style-name="ce127" table:formula="of:=[.AD3]" office:value-type="percentage" office:value="0.75" calcext:value-type="percentage">
            <text:p>75.00%</text:p>
          </table:table-cell>
          <table:table-cell table:style-name="ce127" table:formula="of:=[.AE3]" office:value-type="percentage" office:value="0.75" calcext:value-type="percentage">
            <text:p>75.00%</text:p>
          </table:table-cell>
          <table:table-cell table:style-name="ce127" table:formula="of:=[.AF3]" office:value-type="percentage" office:value="0.75" calcext:value-type="percentage">
            <text:p>75.00%</text:p>
          </table:table-cell>
          <table:table-cell table:style-name="ce127" table:formula="of:=[.AG3]" office:value-type="percentage" office:value="0.75" calcext:value-type="percentage">
            <text:p>75.00%</text:p>
          </table:table-cell>
          <table:table-cell table:style-name="ce127" table:formula="of:=[.AH3]" office:value-type="percentage" office:value="0.75" calcext:value-type="percentage">
            <text:p>75.00%</text:p>
          </table:table-cell>
          <table:table-cell table:style-name="ce127" table:formula="of:=[.AI3]" office:value-type="percentage" office:value="0.75" calcext:value-type="percentage">
            <text:p>75.00%</text:p>
          </table:table-cell>
          <table:table-cell table:style-name="ce127" table:formula="of:=[.AJ3]" office:value-type="percentage" office:value="0.75" calcext:value-type="percentage">
            <text:p>75.00%</text:p>
          </table:table-cell>
          <table:table-cell table:style-name="ce127" table:formula="of:=[.AK3]" office:value-type="percentage" office:value="0.75" calcext:value-type="percentage">
            <text:p>75.00%</text:p>
          </table:table-cell>
          <table:table-cell table:style-name="ce127" table:formula="of:=[.AL3]" office:value-type="percentage" office:value="0.75" calcext:value-type="percentage">
            <text:p>75.00%</text:p>
          </table:table-cell>
          <table:table-cell table:style-name="ce127" table:formula="of:=[.AM3]" office:value-type="percentage" office:value="0.75" calcext:value-type="percentage">
            <text:p>75.00%</text:p>
          </table:table-cell>
          <table:table-cell table:style-name="ce127" table:formula="of:=[.AN3]" office:value-type="percentage" office:value="0.75" calcext:value-type="percentage">
            <text:p>75.00%</text:p>
          </table:table-cell>
          <table:table-cell table:style-name="ce127" table:formula="of:=[.AO3]" office:value-type="percentage" office:value="0.75" calcext:value-type="percentage">
            <text:p>75.00%</text:p>
          </table:table-cell>
          <table:table-cell table:style-name="ce127" table:formula="of:=[.AP3]" office:value-type="percentage" office:value="0.75" calcext:value-type="percentage">
            <text:p>75.00%</text:p>
          </table:table-cell>
          <table:table-cell table:style-name="ce127" table:formula="of:=[.AQ3]" office:value-type="percentage" office:value="0.75" calcext:value-type="percentage">
            <text:p>75.00%</text:p>
          </table:table-cell>
          <table:table-cell table:style-name="ce127" table:formula="of:=[.AR3]" office:value-type="percentage" office:value="0.75" calcext:value-type="percentage">
            <text:p>75.00%</text:p>
          </table:table-cell>
          <table:table-cell table:style-name="ce127" table:formula="of:=[.AS3]" office:value-type="percentage" office:value="0.75" calcext:value-type="percentage">
            <text:p>75.00%</text:p>
          </table:table-cell>
          <table:table-cell table:style-name="ce127" table:formula="of:=[.AT3]" office:value-type="percentage" office:value="0.75" calcext:value-type="percentage">
            <text:p>75.00%</text:p>
          </table:table-cell>
          <table:table-cell table:style-name="ce127" table:formula="of:=[.AU3]" office:value-type="percentage" office:value="0.75" calcext:value-type="percentage">
            <text:p>75.00%</text:p>
          </table:table-cell>
          <table:table-cell table:number-columns-repeated="976"/>
        </table:table-row>
        <table:table-row table:style-name="ro1">
          <table:table-cell/>
          <table:table-cell office:value-type="string" calcext:value-type="string">
            <text:p>contenu C02</text:p>
          </table:table-cell>
          <table:table-cell office:value-type="float" office:value="210" calcext:value-type="float">
            <text:p>210</text:p>
          </table:table-cell>
          <table:table-cell table:number-columns-repeated="3"/>
          <table:table-cell office:value-type="float" office:value="190" calcext:value-type="float">
            <text:p>190</text:p>
          </table:table-cell>
          <table:table-cell office:value-type="float" office:value="195" calcext:value-type="float">
            <text:p>195</text:p>
          </table:table-cell>
          <table:table-cell office:value-type="float" office:value="189" calcext:value-type="float">
            <text:p>189</text:p>
          </table:table-cell>
          <table:table-cell office:value-type="float" office:value="172" calcext:value-type="float">
            <text:p>172</text:p>
          </table:table-cell>
          <table:table-cell office:value-type="float" office:value="162" calcext:value-type="float">
            <text:p>162</text:p>
          </table:table-cell>
          <table:table-cell office:value-type="float" office:value="151" calcext:value-type="float">
            <text:p>151</text:p>
          </table:table-cell>
          <table:table-cell table:formula="of:=[.L4]+([.M3]-[.L3])*[.$L$7]*100" office:value-type="float" office:value="147.348299319728" calcext:value-type="float">
            <text:p>147.3482993197</text:p>
          </table:table-cell>
          <table:table-cell table:formula="of:=[.M4]+([.N3]-[.M3])*[.$L$7]*100" office:value-type="float" office:value="143.696598639456" calcext:value-type="float">
            <text:p>143.6965986395</text:p>
          </table:table-cell>
          <table:table-cell table:formula="of:=[.N4]+([.O3]-[.N3])*[.$L$7]*100" office:value-type="float" office:value="140.044897959184" calcext:value-type="float">
            <text:p>140.0448979592</text:p>
          </table:table-cell>
          <table:table-cell table:formula="of:=[.O4]+([.P3]-[.O3])*[.$L$7]*100" office:value-type="float" office:value="136.393197278912" calcext:value-type="float">
            <text:p>136.3931972789</text:p>
          </table:table-cell>
          <table:table-cell table:formula="of:=[.P4]+([.Q3]-[.P3])*[.$L$7]*100" office:value-type="float" office:value="132.741496598639" calcext:value-type="float">
            <text:p>132.7414965986</text:p>
          </table:table-cell>
          <table:table-cell table:formula="of:=[.Q4]+([.R3]-[.Q3])*[.$L$7]*100" office:value-type="float" office:value="129.089795918367" calcext:value-type="float">
            <text:p>129.0897959184</text:p>
          </table:table-cell>
          <table:table-cell table:formula="of:=[.R4]+([.S3]-[.R3])*[.$L$7]*100" office:value-type="float" office:value="125.438095238095" calcext:value-type="float">
            <text:p>125.4380952381</text:p>
          </table:table-cell>
          <table:table-cell table:formula="of:=[.S4]+([.T3]-[.S3])*[.$L$7]*100" office:value-type="float" office:value="121.786394557823" calcext:value-type="float">
            <text:p>121.7863945578</text:p>
          </table:table-cell>
          <table:table-cell table:formula="of:=[.T4]+([.U3]-[.T3])*[.$L$7]*100" office:value-type="float" office:value="118.134693877551" calcext:value-type="float">
            <text:p>118.1346938776</text:p>
          </table:table-cell>
          <table:table-cell table:formula="of:=[.U4]+([.V3]-[.U3])*[.$L$7]*100" office:value-type="float" office:value="114.482993197279" calcext:value-type="float">
            <text:p>114.4829931973</text:p>
          </table:table-cell>
          <table:table-cell table:formula="of:=[.V4]+([.W3]-[.V3])*[.$L$7]*100" office:value-type="float" office:value="110.831292517007" calcext:value-type="float">
            <text:p>110.831292517</text:p>
          </table:table-cell>
          <table:table-cell table:formula="of:=[.W4]+([.X3]-[.W3])*[.$L$7]*100" office:value-type="float" office:value="107.179591836735" calcext:value-type="float">
            <text:p>107.1795918367</text:p>
          </table:table-cell>
          <table:table-cell table:formula="of:=[.X4]+([.Y3]-[.X3])*[.$L$7]*100" office:value-type="float" office:value="103.527891156463" calcext:value-type="float">
            <text:p>103.5278911565</text:p>
          </table:table-cell>
          <table:table-cell table:formula="of:=[.Y4]+([.Z3]-[.Y3])*[.$L$7]*100" office:value-type="float" office:value="99.8761904761905" calcext:value-type="float">
            <text:p>99.8761904762</text:p>
          </table:table-cell>
          <table:table-cell table:formula="of:=[.Z4]+([.AA3]-[.Z3])*[.$L$7]*100" office:value-type="float" office:value="96.2244897959184" calcext:value-type="float">
            <text:p>96.2244897959</text:p>
          </table:table-cell>
          <table:table-cell table:formula="of:=[.AA4]+([.AB3]-[.AA3])*[.$L$7]*100" office:value-type="float" office:value="96.2244897959184" calcext:value-type="float">
            <text:p>96.2244897959</text:p>
          </table:table-cell>
          <table:table-cell table:formula="of:=[.AB4]+([.AC3]-[.AB3])*[.$L$7]*100" office:value-type="float" office:value="96.2244897959184" calcext:value-type="float">
            <text:p>96.2244897959</text:p>
          </table:table-cell>
          <table:table-cell table:formula="of:=[.AC4]+([.AD3]-[.AC3])*[.$L$7]*100" office:value-type="float" office:value="96.2244897959184" calcext:value-type="float">
            <text:p>96.2244897959</text:p>
          </table:table-cell>
          <table:table-cell table:formula="of:=[.AD4]+([.AE3]-[.AD3])*[.$L$7]*100" office:value-type="float" office:value="96.2244897959184" calcext:value-type="float">
            <text:p>96.2244897959</text:p>
          </table:table-cell>
          <table:table-cell table:formula="of:=[.AE4]+([.AF3]-[.AE3])*[.$L$7]*100" office:value-type="float" office:value="96.2244897959184" calcext:value-type="float">
            <text:p>96.2244897959</text:p>
          </table:table-cell>
          <table:table-cell table:formula="of:=[.AF4]+([.AG3]-[.AF3])*[.$L$7]*100" office:value-type="float" office:value="96.2244897959184" calcext:value-type="float">
            <text:p>96.2244897959</text:p>
          </table:table-cell>
          <table:table-cell table:formula="of:=[.AG4]+([.AH3]-[.AG3])*[.$L$7]*100" office:value-type="float" office:value="96.2244897959184" calcext:value-type="float">
            <text:p>96.2244897959</text:p>
          </table:table-cell>
          <table:table-cell table:formula="of:=[.AH4]+([.AI3]-[.AH3])*[.$L$7]*100" office:value-type="float" office:value="96.2244897959184" calcext:value-type="float">
            <text:p>96.2244897959</text:p>
          </table:table-cell>
          <table:table-cell table:formula="of:=[.AI4]+([.AJ3]-[.AI3])*[.$L$7]*100" office:value-type="float" office:value="96.2244897959184" calcext:value-type="float">
            <text:p>96.2244897959</text:p>
          </table:table-cell>
          <table:table-cell table:formula="of:=[.AJ4]+([.AK3]-[.AJ3])*[.$L$7]*100" office:value-type="float" office:value="96.2244897959184" calcext:value-type="float">
            <text:p>96.2244897959</text:p>
          </table:table-cell>
          <table:table-cell table:formula="of:=[.AK4]+([.AL3]-[.AK3])*[.$L$7]*100" office:value-type="float" office:value="96.2244897959184" calcext:value-type="float">
            <text:p>96.2244897959</text:p>
          </table:table-cell>
          <table:table-cell table:formula="of:=[.AL4]+([.AM3]-[.AL3])*[.$L$7]*100" office:value-type="float" office:value="96.2244897959184" calcext:value-type="float">
            <text:p>96.2244897959</text:p>
          </table:table-cell>
          <table:table-cell table:formula="of:=[.AM4]+([.AN3]-[.AM3])*[.$L$7]*100" office:value-type="float" office:value="96.2244897959184" calcext:value-type="float">
            <text:p>96.2244897959</text:p>
          </table:table-cell>
          <table:table-cell table:formula="of:=[.AN4]+([.AO3]-[.AN3])*[.$L$7]*100" office:value-type="float" office:value="96.2244897959184" calcext:value-type="float">
            <text:p>96.2244897959</text:p>
          </table:table-cell>
          <table:table-cell table:formula="of:=[.AO4]+([.AP3]-[.AO3])*[.$L$7]*100" office:value-type="float" office:value="96.2244897959184" calcext:value-type="float">
            <text:p>96.2244897959</text:p>
          </table:table-cell>
          <table:table-cell table:formula="of:=[.AP4]+([.AQ3]-[.AP3])*[.$L$7]*100" office:value-type="float" office:value="96.2244897959184" calcext:value-type="float">
            <text:p>96.2244897959</text:p>
          </table:table-cell>
          <table:table-cell table:formula="of:=[.AQ4]+([.AR3]-[.AQ3])*[.$L$7]*100" office:value-type="float" office:value="96.2244897959184" calcext:value-type="float">
            <text:p>96.2244897959</text:p>
          </table:table-cell>
          <table:table-cell table:formula="of:=[.AR4]+([.AS3]-[.AR3])*[.$L$7]*100" office:value-type="float" office:value="96.2244897959184" calcext:value-type="float">
            <text:p>96.2244897959</text:p>
          </table:table-cell>
          <table:table-cell table:formula="of:=[.AS4]+([.AT3]-[.AS3])*[.$L$7]*100" office:value-type="float" office:value="96.2244897959184" calcext:value-type="float">
            <text:p>96.2244897959</text:p>
          </table:table-cell>
          <table:table-cell table:formula="of:=[.AT4]+([.AU3]-[.AT3])*[.$L$7]*100" office:value-type="float" office:value="96.2244897959184" calcext:value-type="float">
            <text:p>96.2244897959</text:p>
          </table:table-cell>
          <table:table-cell table:formula="of:=[.AU4]+([.AV3]-[.AU3])*[.$L$7]*100" office:value-type="float" office:value="96.2244897959184" calcext:value-type="float">
            <text:p>96.2244897959</text:p>
          </table:table-cell>
          <table:table-cell table:number-columns-repeated="976"/>
        </table:table-row>
        <table:table-row table:style-name="ro1">
          <table:table-cell table:number-columns-repeated="2"/>
          <table:table-cell table:style-name="ce127" table:number-columns-repeated="5"/>
          <table:table-cell table:style-name="ce127" table:formula="of:=[.H3]-[.C3]" office:value-type="percentage" office:value="0.05" calcext:value-type="percentage">
            <text:p>5.00%</text:p>
          </table:table-cell>
          <table:table-cell table:style-name="ce127" table:number-columns-repeated="3"/>
          <table:table-cell table:style-name="ce127" table:formula="of:=[.L3]-[.H3]" office:value-type="percentage" office:value="0.196" calcext:value-type="percentage">
            <text:p>19.60%</text:p>
          </table:table-cell>
          <table:table-cell table:number-columns-repeated="1012"/>
        </table:table-row>
        <table:table-row table:style-name="ro1">
          <table:table-cell table:number-columns-repeated="2"/>
          <table:table-cell table:style-name="ce127" table:number-columns-repeated="5"/>
          <table:table-cell table:formula="of:=[.H4]-[.C4]" office:value-type="float" office:value="-15" calcext:value-type="float">
            <text:p>-15</text:p>
          </table:table-cell>
          <table:table-cell table:number-columns-repeated="3"/>
          <table:table-cell table:formula="of:=[.L4]-[.H4]" office:value-type="float" office:value="-44" calcext:value-type="float">
            <text:p>-44</text:p>
          </table:table-cell>
          <table:table-cell table:number-columns-repeated="1012"/>
        </table:table-row>
        <table:table-row table:style-name="ro1">
          <table:table-cell table:number-columns-repeated="7"/>
          <table:table-cell table:formula="of:=[.H6]/[.H5]/100" office:value-type="float" office:value="-3" calcext:value-type="float">
            <text:p>-3</text:p>
          </table:table-cell>
          <table:table-cell table:number-columns-repeated="3"/>
          <table:table-cell table:formula="of:=[.L6]/[.L5]/100" office:value-type="float" office:value="-2.24489795918367" calcext:value-type="float">
            <text:p>-2.2448979592</text:p>
          </table:table-cell>
          <table:table-cell table:number-columns-repeated="1012"/>
        </table:table-row>
        <table:table-row table:style-name="ro1">
          <table:table-cell table:number-columns-repeated="1024"/>
        </table:table-row>
        <table:table-row table:style-name="ro1">
          <table:table-cell/>
          <table:table-cell office:value-type="string" calcext:value-type="string">
            <text:p>puissance installée MW</text:p>
          </table:table-cell>
          <table:table-cell table:number-columns-repeated="4"/>
          <table:table-cell table:style-name="ce129" office:value-type="float" office:value="17086" calcext:value-type="float">
            <text:p>17086</text:p>
          </table:table-cell>
          <table:table-cell table:style-name="ce129" office:value-type="float" office:value="17184" calcext:value-type="float">
            <text:p>17184</text:p>
          </table:table-cell>
          <table:table-cell table:style-name="ce129" office:value-type="float" office:value="16962" calcext:value-type="float">
            <text:p>16962</text:p>
          </table:table-cell>
          <table:table-cell table:style-name="ce129" office:value-type="float" office:value="16292" calcext:value-type="float">
            <text:p>16292</text:p>
          </table:table-cell>
          <table:table-cell table:style-name="ce129" office:value-type="float" office:value="16553" calcext:value-type="float">
            <text:p>16553</text:p>
          </table:table-cell>
          <table:table-cell table:number-columns-repeated="1013"/>
        </table:table-row>
        <table:table-row table:style-name="ro1" table:number-rows-repeated="3">
          <table:table-cell table:number-columns-repeated="1024"/>
        </table:table-row>
        <table:table-row table:style-name="ro1">
          <table:table-cell/>
          <table:table-cell office:value-type="string" calcext:value-type="string">
            <text:p>prix HT du MWH </text:p>
          </table:table-cell>
          <table:table-cell office:value-type="float" office:value="54.3" calcext:value-type="float">
            <text:p>54.3</text:p>
          </table:table-cell>
          <table:table-cell table:number-columns-repeated="3"/>
          <table:table-cell office:value-type="float" office:value="61.4" calcext:value-type="float">
            <text:p>61.4</text:p>
          </table:table-cell>
          <table:table-cell office:value-type="float" office:value="59.1" calcext:value-type="float">
            <text:p>59.1</text:p>
          </table:table-cell>
          <table:table-cell office:value-type="float" office:value="68.2" calcext:value-type="float">
            <text:p>68.2</text:p>
          </table:table-cell>
          <table:table-cell office:value-type="float" office:value="70.6" calcext:value-type="float">
            <text:p>70.6</text:p>
          </table:table-cell>
          <table:table-cell office:value-type="float" office:value="70.2" calcext:value-type="float">
            <text:p>70.2</text:p>
          </table:table-cell>
          <table:table-cell office:value-type="float" office:value="79.4" calcext:value-type="float">
            <text:p>79.4</text:p>
          </table:table-cell>
          <table:table-cell table:formula="of:=[.L13]*(1+[.$C$15])" office:value-type="float" office:value="80.3528" calcext:value-type="float">
            <text:p>80.3528</text:p>
          </table:table-cell>
          <table:table-cell table:formula="of:=[.M13]*(1+[.$C$15])" office:value-type="float" office:value="81.3170336" calcext:value-type="float">
            <text:p>81.3170336</text:p>
          </table:table-cell>
          <table:table-cell table:formula="of:=[.N13]*(1+[.$C$15])" office:value-type="float" office:value="82.2928380032" calcext:value-type="float">
            <text:p>82.2928380032</text:p>
          </table:table-cell>
          <table:table-cell table:formula="of:=[.O13]*(1+[.$C$15])" office:value-type="float" office:value="83.2803520592384" calcext:value-type="float">
            <text:p>83.2803520592</text:p>
          </table:table-cell>
          <table:table-cell table:formula="of:=[.P13]*(1+[.$C$15])" office:value-type="float" office:value="84.2797162839493" calcext:value-type="float">
            <text:p>84.2797162839</text:p>
          </table:table-cell>
          <table:table-cell table:formula="of:=[.Q13]*(1+[.$C$15])" office:value-type="float" office:value="85.2910728793567" calcext:value-type="float">
            <text:p>85.2910728794</text:p>
          </table:table-cell>
          <table:table-cell table:formula="of:=[.R13]*(1+[.$C$15])" office:value-type="float" office:value="86.3145657539089" calcext:value-type="float">
            <text:p>86.3145657539</text:p>
          </table:table-cell>
          <table:table-cell table:formula="of:=[.S13]*(1+[.$C$15])" office:value-type="float" office:value="87.3503405429559" calcext:value-type="float">
            <text:p>87.350340543</text:p>
          </table:table-cell>
          <table:table-cell table:formula="of:=[.T13]*(1+[.$C$15])" office:value-type="float" office:value="88.3985446294713" calcext:value-type="float">
            <text:p>88.3985446295</text:p>
          </table:table-cell>
          <table:table-cell table:formula="of:=[.U13]*(1+[.$C$15])" office:value-type="float" office:value="89.459327165025" calcext:value-type="float">
            <text:p>89.459327165</text:p>
          </table:table-cell>
          <table:table-cell table:formula="of:=[.V13]*(1+[.$C$15])" office:value-type="float" office:value="90.5328390910053" calcext:value-type="float">
            <text:p>90.532839091</text:p>
          </table:table-cell>
          <table:table-cell table:formula="of:=[.W13]*(1+[.$C$15])" office:value-type="float" office:value="91.6192331600973" calcext:value-type="float">
            <text:p>91.6192331601</text:p>
          </table:table-cell>
          <table:table-cell table:formula="of:=[.X13]*(1+[.$C$15])" office:value-type="float" office:value="92.7186639580185" calcext:value-type="float">
            <text:p>92.718663958</text:p>
          </table:table-cell>
          <table:table-cell table:formula="of:=[.Y13]*(1+[.$C$15])" office:value-type="float" office:value="93.8312879255147" calcext:value-type="float">
            <text:p>93.8312879255</text:p>
          </table:table-cell>
          <table:table-cell table:formula="of:=[.Z13]*(1+[.$C$15])" office:value-type="float" office:value="94.9572633806209" calcext:value-type="float">
            <text:p>94.9572633806</text:p>
          </table:table-cell>
          <table:table-cell table:formula="of:=[.AA13]*(1+[.$C$15])" office:value-type="float" office:value="96.0967505411884" calcext:value-type="float">
            <text:p>96.0967505412</text:p>
          </table:table-cell>
          <table:table-cell table:formula="of:=[.AB13]*(1+[.$C$15])" office:value-type="float" office:value="97.2499115476826" calcext:value-type="float">
            <text:p>97.2499115477</text:p>
          </table:table-cell>
          <table:table-cell table:formula="of:=[.AC13]*(1+[.$C$15])" office:value-type="float" office:value="98.4169104862548" calcext:value-type="float">
            <text:p>98.4169104863</text:p>
          </table:table-cell>
          <table:table-cell table:formula="of:=[.AD13]*(1+[.$C$15])" office:value-type="float" office:value="99.5979134120899" calcext:value-type="float">
            <text:p>99.5979134121</text:p>
          </table:table-cell>
          <table:table-cell table:formula="of:=[.AE13]*(1+[.$C$15])" office:value-type="float" office:value="100.793088373035" calcext:value-type="float">
            <text:p>100.793088373</text:p>
          </table:table-cell>
          <table:table-cell table:formula="of:=[.AF13]*(1+[.$C$15])" office:value-type="float" office:value="102.002605433511" calcext:value-type="float">
            <text:p>102.0026054335</text:p>
          </table:table-cell>
          <table:table-cell table:formula="of:=[.AG13]*(1+[.$C$15])" office:value-type="float" office:value="103.226636698714" calcext:value-type="float">
            <text:p>103.2266366987</text:p>
          </table:table-cell>
          <table:table-cell table:formula="of:=[.AH13]*(1+[.$C$15])" office:value-type="float" office:value="104.465356339098" calcext:value-type="float">
            <text:p>104.4653563391</text:p>
          </table:table-cell>
          <table:table-cell table:formula="of:=[.AI13]*(1+[.$C$15])" office:value-type="float" office:value="105.718940615167" calcext:value-type="float">
            <text:p>105.7189406152</text:p>
          </table:table-cell>
          <table:table-cell table:formula="of:=[.AJ13]*(1+[.$C$15])" office:value-type="float" office:value="106.987567902549" calcext:value-type="float">
            <text:p>106.9875679026</text:p>
          </table:table-cell>
          <table:table-cell table:formula="of:=[.AK13]*(1+[.$C$15])" office:value-type="float" office:value="108.27141871738" calcext:value-type="float">
            <text:p>108.2714187174</text:p>
          </table:table-cell>
          <table:table-cell table:formula="of:=[.AL13]*(1+[.$C$15])" office:value-type="float" office:value="109.570675741988" calcext:value-type="float">
            <text:p>109.570675742</text:p>
          </table:table-cell>
          <table:table-cell table:formula="of:=[.AM13]*(1+[.$C$15])" office:value-type="float" office:value="110.885523850892" calcext:value-type="float">
            <text:p>110.8855238509</text:p>
          </table:table-cell>
          <table:table-cell table:formula="of:=[.AN13]*(1+[.$C$15])" office:value-type="float" office:value="112.216150137103" calcext:value-type="float">
            <text:p>112.2161501371</text:p>
          </table:table-cell>
          <table:table-cell table:formula="of:=[.AO13]*(1+[.$C$15])" office:value-type="float" office:value="113.562743938748" calcext:value-type="float">
            <text:p>113.5627439387</text:p>
          </table:table-cell>
          <table:table-cell table:formula="of:=[.AP13]*(1+[.$C$15])" office:value-type="float" office:value="114.925496866013" calcext:value-type="float">
            <text:p>114.925496866</text:p>
          </table:table-cell>
          <table:table-cell table:formula="of:=[.AQ13]*(1+[.$C$15])" office:value-type="float" office:value="116.304602828405" calcext:value-type="float">
            <text:p>116.3046028284</text:p>
          </table:table-cell>
          <table:table-cell table:formula="of:=[.AR13]*(1+[.$C$15])" office:value-type="float" office:value="117.700258062346" calcext:value-type="float">
            <text:p>117.7002580623</text:p>
          </table:table-cell>
          <table:table-cell table:formula="of:=[.AS13]*(1+[.$C$15])" office:value-type="float" office:value="119.112661159094" calcext:value-type="float">
            <text:p>119.1126611591</text:p>
          </table:table-cell>
          <table:table-cell table:formula="of:=[.AT13]*(1+[.$C$15])" office:value-type="float" office:value="120.542013093004" calcext:value-type="float">
            <text:p>120.542013093</text:p>
          </table:table-cell>
          <table:table-cell table:formula="of:=[.AU13]*(1+[.$C$15])" office:value-type="float" office:value="121.98851725012" calcext:value-type="float">
            <text:p>121.9885172501</text:p>
          </table:table-cell>
          <table:table-cell table:number-columns-repeated="976"/>
        </table:table-row>
        <table:table-row table:style-name="ro1">
          <table:table-cell table:number-columns-repeated="2"/>
          <table:table-cell table:formula="of:=[.C13]/[.C3]" office:value-type="float" office:value="208.846153846154" calcext:value-type="float">
            <text:p>208.8461538462</text:p>
          </table:table-cell>
          <table:table-cell table:number-columns-repeated="1021"/>
        </table:table-row>
        <table:table-row table:style-name="ro1">
          <table:table-cell/>
          <table:table-cell office:value-type="string" calcext:value-type="string">
            <text:p>tcam AME</text:p>
          </table:table-cell>
          <table:table-cell table:style-name="ce127" office:value-type="percentage" office:value="0.012" calcext:value-type="percentage">
            <text:p>1.20%</text:p>
          </table:table-cell>
          <table:table-cell table:number-columns-repeated="1021"/>
        </table:table-row>
        <table:table-row table:style-name="ro1">
          <table:table-cell table:number-columns-repeated="2"/>
          <table:table-cell office:value-type="string" calcext:value-type="string">
            <text:p>2015-2020</text:p>
          </table:table-cell>
          <table:table-cell office:value-type="string" calcext:value-type="string">
            <text:p>2020-2030</text:p>
          </table:table-cell>
          <table:table-cell office:value-type="string" calcext:value-type="string">
            <text:p>2030-2040</text:p>
          </table:table-cell>
          <table:table-cell office:value-type="string" calcext:value-type="string">
            <text:p>2040-2050</text:p>
          </table:table-cell>
          <table:table-cell table:number-columns-repeated="1018"/>
        </table:table-row>
        <table:table-row table:style-name="ro4">
          <table:table-cell/>
          <table:table-cell office:value-type="string" calcext:value-type="string">
            <text:p>tcam ADEME AME Memphis</text:p>
          </table:table-cell>
          <table:table-cell table:style-name="ce41" table:formula="of:=['prix AME Memphis'.BQ115]" office:value-type="percentage" office:value="0.0129073071147809" calcext:value-type="percentage">
            <text:p>1.3%</text:p>
          </table:table-cell>
          <table:table-cell table:style-name="ce41" table:formula="of:=['prix AME Memphis'.BR115]" office:value-type="percentage" office:value="0.00630682031206797" calcext:value-type="percentage">
            <text:p>0.6%</text:p>
          </table:table-cell>
          <table:table-cell table:style-name="ce41" table:formula="of:=['prix AME Memphis'.BS115]" office:value-type="percentage" office:value="0.0024231054195254" calcext:value-type="percentage">
            <text:p>0.2%</text:p>
          </table:table-cell>
          <table:table-cell table:style-name="ce41" table:formula="of:=['prix AME Memphis'.BT115]" office:value-type="percentage" office:value="0.001730702311457" calcext:value-type="percentage">
            <text:p>0.2%</text:p>
          </table:table-cell>
          <table:table-cell table:number-columns-repeated="1018"/>
        </table:table-row>
        <table:table-row table:style-name="ro1">
          <table:table-cell/>
          <table:table-cell office:value-type="string" calcext:value-type="string">
            <text:p>prix HT du MWH selon ADEME</text:p>
          </table:table-cell>
          <table:table-cell office:value-type="float" office:value="54.3" calcext:value-type="float">
            <text:p>54.3</text:p>
          </table:table-cell>
          <table:table-cell table:number-columns-repeated="3"/>
          <table:table-cell office:value-type="float" office:value="61.4" calcext:value-type="float">
            <text:p>61.4</text:p>
          </table:table-cell>
          <table:table-cell office:value-type="float" office:value="59.1" calcext:value-type="float">
            <text:p>59.1</text:p>
          </table:table-cell>
          <table:table-cell office:value-type="float" office:value="68.2" calcext:value-type="float">
            <text:p>68.2</text:p>
          </table:table-cell>
          <table:table-cell office:value-type="float" office:value="70.6" calcext:value-type="float">
            <text:p>70.6</text:p>
          </table:table-cell>
          <table:table-cell office:value-type="float" office:value="70.2" calcext:value-type="float">
            <text:p>70.2</text:p>
          </table:table-cell>
          <table:table-cell office:value-type="float" office:value="79.4" calcext:value-type="float">
            <text:p>79.4</text:p>
          </table:table-cell>
          <table:table-cell table:formula="of:=[.L18]*(1+[.$C$15])" office:value-type="float" office:value="80.3528" calcext:value-type="float">
            <text:p>80.3528</text:p>
          </table:table-cell>
          <table:table-cell table:formula="of:=[.M18]*(1+[.$C$17])" office:value-type="float" office:value="81.3899382671326" calcext:value-type="float">
            <text:p>81.3899382671</text:p>
          </table:table-cell>
          <table:table-cell table:formula="of:=[.N18]*(1+[.$C$17])" office:value-type="float" office:value="82.4404631963995" calcext:value-type="float">
            <text:p>82.4404631964</text:p>
          </table:table-cell>
          <table:table-cell table:formula="of:=[.O18]*(1+[.$C$17])" office:value-type="float" office:value="83.5045475735602" calcext:value-type="float">
            <text:p>83.5045475736</text:p>
          </table:table-cell>
          <table:table-cell table:formula="of:=[.P18]*(1+[.$C$17])" office:value-type="float" office:value="84.582366414573" calcext:value-type="float">
            <text:p>84.5823664146</text:p>
          </table:table-cell>
          <table:table-cell table:formula="of:=[.Q18]*(1+[.$C$17])" office:value-type="float" office:value="85.6740969943808" calcext:value-type="float">
            <text:p>85.6740969944</text:p>
          </table:table-cell>
          <table:table-cell table:formula="of:=[.R18]*(1+[.$D$17])" office:value-type="float" office:value="86.2144281295231" calcext:value-type="float">
            <text:p>86.2144281295</text:p>
          </table:table-cell>
          <table:table-cell table:formula="of:=[.S18]*(1+[.$D$17])" office:value-type="float" office:value="86.7581670360437" calcext:value-type="float">
            <text:p>86.758167036</text:p>
          </table:table-cell>
          <table:table-cell table:formula="of:=[.T18]*(1+[.$D$17])" office:value-type="float" office:value="87.3053352061444" calcext:value-type="float">
            <text:p>87.3053352061</text:p>
          </table:table-cell>
          <table:table-cell table:formula="of:=[.U18]*(1+[.$D$17])" office:value-type="float" office:value="87.8559542675744" calcext:value-type="float">
            <text:p>87.8559542676</text:p>
          </table:table-cell>
          <table:table-cell table:formula="of:=[.V18]*(1+[.$D$17])" office:value-type="float" office:value="88.4100459844852" calcext:value-type="float">
            <text:p>88.4100459845</text:p>
          </table:table-cell>
          <table:table-cell table:formula="of:=[.W18]*(1+[.$D$17])" office:value-type="float" office:value="88.9676322582911" calcext:value-type="float">
            <text:p>88.9676322583</text:p>
          </table:table-cell>
          <table:table-cell table:formula="of:=[.X18]*(1+[.$D$17])" office:value-type="float" office:value="89.5287351285343" calcext:value-type="float">
            <text:p>89.5287351285</text:p>
          </table:table-cell>
          <table:table-cell table:formula="of:=[.Y18]*(1+[.$D$17])" office:value-type="float" office:value="90.0933767737567" calcext:value-type="float">
            <text:p>90.0933767738</text:p>
          </table:table-cell>
          <table:table-cell table:formula="of:=[.Z18]*(1+[.$D$17])" office:value-type="float" office:value="90.6615795123762" calcext:value-type="float">
            <text:p>90.6615795124</text:p>
          </table:table-cell>
          <table:table-cell table:formula="of:=[.AA18]*(1+[.$D$17])" office:value-type="float" office:value="91.233365803569" calcext:value-type="float">
            <text:p>91.2333658036</text:p>
          </table:table-cell>
          <table:table-cell table:formula="of:=[.AB18]*(1+[.$E$17])" office:value-type="float" office:value="91.4544338666892" calcext:value-type="float">
            <text:p>91.4544338667</text:p>
          </table:table-cell>
          <table:table-cell table:formula="of:=[.AC18]*(1+[.$E$17])" office:value-type="float" office:value="91.6760376010312" calcext:value-type="float">
            <text:p>91.676037601</text:p>
          </table:table-cell>
          <table:table-cell table:formula="of:=[.AD18]*(1+[.$E$17])" office:value-type="float" office:value="91.8981783045828" calcext:value-type="float">
            <text:p>91.8981783046</text:p>
          </table:table-cell>
          <table:table-cell table:formula="of:=[.AE18]*(1+[.$E$17])" office:value-type="float" office:value="92.1208572784772" calcext:value-type="float">
            <text:p>92.1208572785</text:p>
          </table:table-cell>
          <table:table-cell table:formula="of:=[.AF18]*(1+[.$E$17])" office:value-type="float" office:value="92.344075827" calcext:value-type="float">
            <text:p>92.344075827</text:p>
          </table:table-cell>
          <table:table-cell table:formula="of:=[.AG18]*(1+[.$E$17])" office:value-type="float" office:value="92.5678352575975" calcext:value-type="float">
            <text:p>92.5678352576</text:p>
          </table:table-cell>
          <table:table-cell table:formula="of:=[.AH18]*(1+[.$E$17])" office:value-type="float" office:value="92.7921368808839" calcext:value-type="float">
            <text:p>92.7921368809</text:p>
          </table:table-cell>
          <table:table-cell table:formula="of:=[.AI18]*(1+[.$E$17])" office:value-type="float" office:value="93.0169820106493" calcext:value-type="float">
            <text:p>93.0169820106</text:p>
          </table:table-cell>
          <table:table-cell table:formula="of:=[.AJ18]*(1+[.$E$17])" office:value-type="float" office:value="93.2423719638672" calcext:value-type="float">
            <text:p>93.2423719639</text:p>
          </table:table-cell>
          <table:table-cell table:formula="of:=[.AK18]*(1+[.$E$17])" office:value-type="float" office:value="93.4683080607022" calcext:value-type="float">
            <text:p>93.4683080607</text:p>
          </table:table-cell>
          <table:table-cell table:formula="of:=[.AL18]*(1+[.$F$17])" office:value-type="float" office:value="93.6300738775109" calcext:value-type="float">
            <text:p>93.6300738775</text:p>
          </table:table-cell>
          <table:table-cell table:formula="of:=[.AM18]*(1+[.$F$17])" office:value-type="float" office:value="93.7921196627926" calcext:value-type="float">
            <text:p>93.7921196628</text:p>
          </table:table-cell>
          <table:table-cell table:formula="of:=[.AN18]*(1+[.$F$17])" office:value-type="float" office:value="93.9544459010894" calcext:value-type="float">
            <text:p>93.9544459011</text:p>
          </table:table-cell>
          <table:table-cell table:formula="of:=[.AO18]*(1+[.$F$17])" office:value-type="float" office:value="94.1170530777821" calcext:value-type="float">
            <text:p>94.1170530778</text:p>
          </table:table-cell>
          <table:table-cell table:formula="of:=[.AP18]*(1+[.$F$17])" office:value-type="float" office:value="94.2799416790913" calcext:value-type="float">
            <text:p>94.2799416791</text:p>
          </table:table-cell>
          <table:table-cell table:formula="of:=[.AQ18]*(1+[.$F$17])" office:value-type="float" office:value="94.4431121920794" calcext:value-type="float">
            <text:p>94.4431121921</text:p>
          </table:table-cell>
          <table:table-cell table:formula="of:=[.AR18]*(1+[.$F$17])" office:value-type="float" office:value="94.6065651046514" calcext:value-type="float">
            <text:p>94.6065651047</text:p>
          </table:table-cell>
          <table:table-cell table:formula="of:=[.AS18]*(1+[.$F$17])" office:value-type="float" office:value="94.770300905557" calcext:value-type="float">
            <text:p>94.7703009056</text:p>
          </table:table-cell>
          <table:table-cell table:formula="of:=[.AT18]*(1+[.$F$17])" office:value-type="float" office:value="94.9343200843917" calcext:value-type="float">
            <text:p>94.9343200844</text:p>
          </table:table-cell>
          <table:table-cell table:formula="of:=[.AU18]*(1+[.$F$17])" office:value-type="float" office:value="95.0986231315984" calcext:value-type="float">
            <text:p>95.0986231316</text:p>
          </table:table-cell>
          <table:table-cell table:number-columns-repeated="976"/>
        </table:table-row>
        <table:table-row table:style-name="ro1" table:number-rows-repeated="2">
          <table:table-cell table:number-columns-repeated="1024"/>
        </table:table-row>
        <table:table-row table:style-name="ro18">
          <table:table-cell table:number-columns-repeated="2"/>
          <table:table-cell table:style-name="ce28" office:value-type="string" calcext:value-type="string">
            <text:p>TCAM 2015-2023</text:p>
          </table:table-cell>
          <table:table-cell table:style-name="ce28" office:value-type="string" calcext:value-type="string">
            <text:p>TCAM 2015-2035</text:p>
          </table:table-cell>
          <table:table-cell table:style-name="ce28" office:value-type="string" calcext:value-type="string">
            <text:p>TCAM 2035-2050</text:p>
          </table:table-cell>
          <table:table-cell table:number-columns-repeated="1019"/>
        </table:table-row>
        <table:table-row table:style-name="ro19">
          <table:table-cell/>
          <table:table-cell office:value-type="string" calcext:value-type="string">
            <text:p>tcam ADEME AME Memphis</text:p>
          </table:table-cell>
          <table:table-cell table:style-name="ce41" table:formula="of:=['prix AME Memphis'.BM122]" office:value-type="percentage" office:value="0.0105296495196074" calcext:value-type="percentage">
            <text:p>1.1%</text:p>
          </table:table-cell>
          <table:table-cell table:style-name="ce41" table:formula="of:=['prix AME Memphis'.BN122]" office:value-type="percentage" office:value="0.00707422841626215" calcext:value-type="percentage">
            <text:p>0.7%</text:p>
          </table:table-cell>
          <table:table-cell table:style-name="ce41" table:formula="of:=['prix AME Memphis'.BO122]" office:value-type="percentage" office:value="0.00184588890004989" calcext:value-type="percentage">
            <text:p>0.2%</text:p>
          </table:table-cell>
          <table:table-cell table:style-name="ce41"/>
          <table:table-cell table:number-columns-repeated="1018"/>
        </table:table-row>
        <table:table-row table:style-name="ro1">
          <table:table-cell table:style-name="ce126"/>
          <table:table-cell table:style-name="ce126" office:value-type="string" calcext:value-type="string">
            <text:p>prix HT du MWH selon ADEME</text:p>
          </table:table-cell>
          <table:table-cell table:style-name="ce126" office:value-type="float" office:value="54.3" calcext:value-type="float">
            <text:p>54.3</text:p>
          </table:table-cell>
          <table:table-cell table:style-name="ce126" table:number-columns-repeated="3"/>
          <table:table-cell table:style-name="ce126" office:value-type="float" office:value="61.4" calcext:value-type="float">
            <text:p>61.4</text:p>
          </table:table-cell>
          <table:table-cell table:style-name="ce126" office:value-type="float" office:value="59.1" calcext:value-type="float">
            <text:p>59.1</text:p>
          </table:table-cell>
          <table:table-cell table:style-name="ce126" office:value-type="float" office:value="68.2" calcext:value-type="float">
            <text:p>68.2</text:p>
          </table:table-cell>
          <table:table-cell table:style-name="ce126" office:value-type="float" office:value="70.6" calcext:value-type="float">
            <text:p>70.6</text:p>
          </table:table-cell>
          <table:table-cell table:style-name="ce126" office:value-type="float" office:value="70.2" calcext:value-type="float">
            <text:p>70.2</text:p>
          </table:table-cell>
          <table:table-cell table:style-name="ce126" office:value-type="float" office:value="79.4" calcext:value-type="float">
            <text:p>79.4</text:p>
          </table:table-cell>
          <table:table-cell table:style-name="ce126" table:formula="of:=[.L23]*(1+[.$C$15])" office:value-type="float" office:value="80.3528" calcext:value-type="float">
            <text:p>80.3528</text:p>
          </table:table-cell>
          <table:table-cell table:style-name="ce126" table:formula="of:=[.M23]*(1+[.$C$22])" office:value-type="float" office:value="81.1988868219191" calcext:value-type="float">
            <text:p>81.1988868219</text:p>
          </table:table-cell>
          <table:table-cell table:style-name="ce126" table:formula="of:=[.N23]*(1+[.$C$22])" office:value-type="float" office:value="82.0538826415362" calcext:value-type="float">
            <text:p>82.0538826415</text:p>
          </table:table-cell>
          <table:table-cell table:style-name="ce126" table:formula="of:=[.O23]*(1+[.$C$22])" office:value-type="float" office:value="82.9178812674746" calcext:value-type="float">
            <text:p>82.9178812675</text:p>
          </table:table-cell>
          <table:table-cell table:style-name="ce126" table:formula="of:=[.P23]*(1+[.$C$22])" office:value-type="float" office:value="83.7909774961295" calcext:value-type="float">
            <text:p>83.7909774961</text:p>
          </table:table-cell>
          <table:table-cell table:style-name="ce126" table:formula="of:=[.Q23]*(1+[.$C$22])" office:value-type="float" office:value="84.6732671220691" calcext:value-type="float">
            <text:p>84.6732671221</text:p>
          </table:table-cell>
          <table:table-cell table:style-name="ce126" table:formula="of:=[.R23]*(1+[.$C$22])" office:value-type="float" office:value="85.5648469485446" calcext:value-type="float">
            <text:p>85.5648469485</text:p>
          </table:table-cell>
          <table:table-cell table:style-name="ce126" table:formula="of:=[.S23]*(1+[.$C$22])" office:value-type="float" office:value="86.4658147981116" calcext:value-type="float">
            <text:p>86.4658147981</text:p>
          </table:table-cell>
          <table:table-cell table:style-name="ce126" table:formula="of:=[.T23]*(1+[.$C$22])" office:value-type="float" office:value="87.376269523363" calcext:value-type="float">
            <text:p>87.3762695234</text:p>
          </table:table-cell>
          <table:table-cell table:style-name="ce126" table:formula="of:=[.U23]*(1+[.$D$22])" office:value-type="float" office:value="87.9943892121321" calcext:value-type="float">
            <text:p>87.9943892121</text:p>
          </table:table-cell>
          <table:table-cell table:style-name="ce126" table:formula="of:=[.V23]*(1+[.$D$22])" office:value-type="float" office:value="88.6168816207682" calcext:value-type="float">
            <text:p>88.6168816208</text:p>
          </table:table-cell>
          <table:table-cell table:style-name="ce126" table:formula="of:=[.W23]*(1+[.$D$22])" office:value-type="float" office:value="89.2437776828904" calcext:value-type="float">
            <text:p>89.2437776829</text:p>
          </table:table-cell>
          <table:table-cell table:style-name="ce126" table:formula="of:=[.X23]*(1+[.$D$22])" office:value-type="float" office:value="89.8751085509493" calcext:value-type="float">
            <text:p>89.8751085509</text:p>
          </table:table-cell>
          <table:table-cell table:style-name="ce126" table:formula="of:=[.Y23]*(1+[.$D$22])" office:value-type="float" office:value="90.510905597775" calcext:value-type="float">
            <text:p>90.5109055978</text:p>
          </table:table-cell>
          <table:table-cell table:style-name="ce126" table:formula="of:=[.Z23]*(1+[.$D$22])" office:value-type="float" office:value="91.1512004181365" calcext:value-type="float">
            <text:p>91.1512004181</text:p>
          </table:table-cell>
          <table:table-cell table:style-name="ce126" table:formula="of:=[.AA23]*(1+[.$D$22])" office:value-type="float" office:value="91.7960248303108" calcext:value-type="float">
            <text:p>91.7960248303</text:p>
          </table:table-cell>
          <table:table-cell table:style-name="ce126" table:formula="of:=[.AB23]*(1+[.$D$22])" office:value-type="float" office:value="92.4454108776653" calcext:value-type="float">
            <text:p>92.4454108777</text:p>
          </table:table-cell>
          <table:table-cell table:style-name="ce126" table:formula="of:=[.AC23]*(1+[.$D$22])" office:value-type="float" office:value="93.0993908302492" calcext:value-type="float">
            <text:p>93.0993908302</text:p>
          </table:table-cell>
          <table:table-cell table:style-name="ce126" table:formula="of:=[.AD23]*(1+[.$D$22])" office:value-type="float" office:value="93.7579971863972" calcext:value-type="float">
            <text:p>93.7579971864</text:p>
          </table:table-cell>
          <table:table-cell table:style-name="ce126" table:formula="of:=[.AE23]*(1+[.$D$22])" office:value-type="float" office:value="94.421262674345" calcext:value-type="float">
            <text:p>94.4212626743</text:p>
          </table:table-cell>
          <table:table-cell table:style-name="ce126" table:formula="of:=[.AF23]*(1+[.$D$22])" office:value-type="float" office:value="95.0892202538552" calcext:value-type="float">
            <text:p>95.0892202539</text:p>
          </table:table-cell>
          <table:table-cell table:style-name="ce126" table:formula="of:=[.AG23]*(1+[.$E$22])" office:value-type="float" office:value="95.2647443900362" calcext:value-type="float">
            <text:p>95.26474439</text:p>
          </table:table-cell>
          <table:table-cell table:style-name="ce126" table:formula="of:=[.AH23]*(1+[.$E$22])" office:value-type="float" office:value="95.4405925242719" calcext:value-type="float">
            <text:p>95.4405925243</text:p>
          </table:table-cell>
          <table:table-cell table:style-name="ce126" table:formula="of:=[.AI23]*(1+[.$E$22])" office:value-type="float" office:value="95.6167652546266" calcext:value-type="float">
            <text:p>95.6167652546</text:p>
          </table:table-cell>
          <table:table-cell table:style-name="ce126" table:formula="of:=[.AJ23]*(1+[.$E$22])" office:value-type="float" office:value="95.7932631802688" calcext:value-type="float">
            <text:p>95.7932631803</text:p>
          </table:table-cell>
          <table:table-cell table:style-name="ce126" table:formula="of:=[.AK23]*(1+[.$E$22])" office:value-type="float" office:value="95.9700869014728" calcext:value-type="float">
            <text:p>95.9700869015</text:p>
          </table:table-cell>
          <table:table-cell table:style-name="ce126" table:formula="of:=[.AL23]*(1+[.$E$22])" office:value-type="float" office:value="96.1472370196211" calcext:value-type="float">
            <text:p>96.1472370196</text:p>
          </table:table-cell>
          <table:table-cell table:style-name="ce126" table:formula="of:=[.AM23]*(1+[.$E$22])" office:value-type="float" office:value="96.3247141372061" calcext:value-type="float">
            <text:p>96.3247141372</text:p>
          </table:table-cell>
          <table:table-cell table:style-name="ce126" table:formula="of:=[.AN23]*(1+[.$E$22])" office:value-type="float" office:value="96.5025188578324" calcext:value-type="float">
            <text:p>96.5025188578</text:p>
          </table:table-cell>
          <table:table-cell table:style-name="ce126" table:formula="of:=[.AO23]*(1+[.$E$22])" office:value-type="float" office:value="96.6806517862189" calcext:value-type="float">
            <text:p>96.6806517862</text:p>
          </table:table-cell>
          <table:table-cell table:style-name="ce126" table:formula="of:=[.AP23]*(1+[.$E$22])" office:value-type="float" office:value="96.8591135282007" calcext:value-type="float">
            <text:p>96.8591135282</text:p>
          </table:table-cell>
          <table:table-cell table:style-name="ce126" table:formula="of:=[.AQ23]*(1+[.$E$22])" office:value-type="float" office:value="97.0379046907311" calcext:value-type="float">
            <text:p>97.0379046907</text:p>
          </table:table-cell>
          <table:table-cell table:style-name="ce126" table:formula="of:=[.AR23]*(1+[.$E$22])" office:value-type="float" office:value="97.2170258818838" calcext:value-type="float">
            <text:p>97.2170258819</text:p>
          </table:table-cell>
          <table:table-cell table:style-name="ce126" table:formula="of:=[.AS23]*(1+[.$E$22])" office:value-type="float" office:value="97.396477710855" calcext:value-type="float">
            <text:p>97.3964777109</text:p>
          </table:table-cell>
          <table:table-cell table:style-name="ce126" table:formula="of:=[.AT23]*(1+[.$E$22])" office:value-type="float" office:value="97.5762607879655" calcext:value-type="float">
            <text:p>97.576260788</text:p>
          </table:table-cell>
          <table:table-cell table:style-name="ce126" table:formula="of:=[.AU23]*(1+[.$E$22])" office:value-type="float" office:value="97.7563757246623" calcext:value-type="float">
            <text:p>97.7563757247</text:p>
          </table:table-cell>
          <table:table-cell table:style-name="ce126" table:number-columns-repeated="976"/>
        </table:table-row>
        <table:table-row table:style-name="ro1" table:number-rows-repeated="4">
          <table:table-cell table:number-columns-repeated="1024"/>
        </table:table-row>
        <table:table-row table:style-name="ro1">
          <table:table-cell/>
          <table:table-cell office:value-type="string" calcext:value-type="string">
            <text:p>paramètres du modèle</text:p>
          </table:table-cell>
          <table:table-cell office:value-type="string" calcext:value-type="string">
            <text:p>2010-2015</text:p>
          </table:table-cell>
          <table:table-cell office:value-type="string" calcext:value-type="string">
            <text:p>2015-2020</text:p>
          </table:table-cell>
          <table:table-cell office:value-type="string" calcext:value-type="string">
            <text:p>2020-2030</text:p>
          </table:table-cell>
          <table:table-cell office:value-type="string" calcext:value-type="string">
            <text:p>2030-2040</text:p>
          </table:table-cell>
          <table:table-cell office:value-type="string" calcext:value-type="string">
            <text:p>2040-2050</text:p>
          </table:table-cell>
          <table:table-cell table:number-columns-repeated="1017"/>
        </table:table-row>
        <table:table-row table:style-name="ro1">
          <table:table-cell/>
          <table:table-cell office:value-type="string" calcext:value-type="string">
            <text:p>contenu C02 urbain</text:p>
          </table:table-cell>
          <table:table-cell table:style-name="ce128" table:formula="of:=AVERAGE([.H4:.L4])" office:value-type="float" office:value="173.8" calcext:value-type="float">
            <text:p>174</text:p>
          </table:table-cell>
          <table:table-cell table:style-name="ce128" table:formula="of:=AVERAGE([.M4:.R4])" office:value-type="float" office:value="138.219047619048" calcext:value-type="float">
            <text:p>138</text:p>
          </table:table-cell>
          <table:table-cell table:style-name="ce128" table:formula="of:=AVERAGE([.R4:.AA4])" office:value-type="float" office:value="112.657142857143" calcext:value-type="float">
            <text:p>113</text:p>
          </table:table-cell>
          <table:table-cell table:style-name="ce128" table:formula="of:=AVERAGE([.AB4:.AL4])" office:value-type="float" office:value="96.2244897959183" calcext:value-type="float">
            <text:p>96</text:p>
          </table:table-cell>
          <table:table-cell table:style-name="ce128" table:formula="of:=AVERAGE([.AL4:.AV4])" office:value-type="float" office:value="96.2244897959183" calcext:value-type="float">
            <text:p>96</text:p>
          </table:table-cell>
          <table:table-cell table:number-columns-repeated="1017"/>
        </table:table-row>
        <table:table-row table:style-name="ro1" table:number-rows-repeated="1048546">
          <table:table-cell table:number-columns-repeated="1024"/>
        </table:table-row>
        <table:table-row table:style-name="ro1">
          <table:table-cell table:number-columns-repeated="1024"/>
        </table:table-row>
      </table:table>
      <table:table table:name="prix_calc_BV_AME_2017" table:style-name="ta1">
        <office:forms form:automatic-focus="false" form:apply-design-mode="false"/>
        <table:shapes>
          <draw:frame draw:z-index="0" draw:style-name="gr44" draw:text-style-name="P5" svg:width="337.37mm" svg:height="151.54mm" svg:x="433.7mm" svg:y="257.09mm">
            <loext:p draw:notify-on-update-of-ranges="prix_calc_BV_AME_2017.I4:prix_calc_BV_AME_2017.I45 prix_calc_BV_AME_2017.J3:prix_calc_BV_AME_2017.J3 prix_calc_BV_AME_2017.J4:prix_calc_BV_AME_2017.J45 prix_calc_BV_AME_2017.K3:prix_calc_BV_AME_2017.K3 prix_calc_BV_AME_2017.K4:prix_calc_BV_AME_2017.K45 prix_calc_BV_AME_2017.L3:prix_calc_BV_AME_2017.L3 prix_calc_BV_AME_2017.L4:prix_calc_BV_AME_2017.L45 prix_calc_BV_AME_2017.M3:prix_calc_BV_AME_2017.M3 prix_calc_BV_AME_2017.M4:prix_calc_BV_AME_2017.M45 prix_calc_BV_AME_2017.N3:prix_calc_BV_AME_2017.N3 prix_calc_BV_AME_2017.N4:prix_calc_BV_AME_2017.N45"/>
            <draw:object xlink:href="./Object 1" xlink:type="simple" xlink:show="embed" xlink:actuate="onLoad"/>
            <draw:image xlink:href="./ObjectReplacements/Object 1" xlink:type="simple" xlink:show="embed" xlink:actuate="onLoad"/>
          </draw:frame>
        </table:shapes>
        <table:table-column table:style-name="co33" table:default-cell-style-name="Default"/>
        <table:table-column table:style-name="co34" table:default-cell-style-name="Default"/>
        <table:table-column table:style-name="co35" table:default-cell-style-name="Default"/>
        <table:table-column table:style-name="co14" table:number-columns-repeated="2" table:default-cell-style-name="Default"/>
        <table:table-column table:style-name="co36" table:number-columns-repeated="2" table:default-cell-style-name="Default"/>
        <table:table-column table:style-name="co37" table:default-cell-style-name="Default"/>
        <table:table-column table:style-name="co38" table:default-cell-style-name="Default"/>
        <table:table-column table:style-name="co39" table:default-cell-style-name="Default"/>
        <table:table-column table:style-name="co14" table:default-cell-style-name="Default"/>
        <table:table-column table:style-name="co40" table:default-cell-style-name="Default"/>
        <table:table-column table:style-name="co14" table:number-columns-repeated="2" table:default-cell-style-name="Default"/>
        <table:table-column table:style-name="co41" table:default-cell-style-name="Default"/>
        <table:table-column table:style-name="co42" table:default-cell-style-name="Default"/>
        <table:table-column table:style-name="co14" table:default-cell-style-name="Default"/>
        <table:table-column table:style-name="co43" table:default-cell-style-name="Default"/>
        <table:table-column table:style-name="co14" table:default-cell-style-name="Default"/>
        <table:table-column table:style-name="co44" table:default-cell-style-name="Default"/>
        <table:table-column table:style-name="co45" table:number-columns-repeated="2" table:default-cell-style-name="Default"/>
        <table:table-column table:style-name="co14" table:default-cell-style-name="Default"/>
        <table:table-column table:style-name="co46" table:default-cell-style-name="Default"/>
        <table:table-column table:style-name="co14" table:number-columns-repeated="2" table:default-cell-style-name="Default"/>
        <table:table-column table:style-name="co47" table:default-cell-style-name="Default"/>
        <table:table-row table:style-name="ro1">
          <table:table-cell office:value-type="string" calcext:value-type="string">
            <text:p>Données classeur prix MA3</text:p>
          </table:table-cell>
          <table:table-cell table:style-name="ce44" office:value-type="string" calcext:value-type="string" table:number-columns-spanned="3" table:number-rows-spanned="2">
            <text:p>tertiaire (total HTVA)</text:p>
          </table:table-cell>
          <table:covered-table-cell table:number-columns-repeated="2"/>
          <table:table-cell table:number-columns-repeated="2"/>
          <table:table-cell table:style-name="ce132" office:value-type="string" calcext:value-type="string">
            <text:p>Contribution Climat-Energie <text:s/>en €HT/tCO2</text:p>
          </table:table-cell>
          <table:table-cell/>
          <table:table-cell table:style-name="ce133" office:value-type="string" calcext:value-type="string">
            <text:p>donnees entrée modèle tertiaire</text:p>
          </table:table-cell>
          <table:table-cell table:style-name="ce135" office:value-type="string" calcext:value-type="string" table:number-columns-spanned="6" table:number-rows-spanned="1">
            <text:p>Ce qui est utilisé actuellement 04_01_2016</text:p>
          </table:table-cell>
          <table:covered-table-cell table:number-columns-repeated="5" table:style-name="ce133"/>
          <table:table-cell table:number-columns-repeated="12"/>
        </table:table-row>
        <table:table-row table:style-name="ro1">
          <table:table-cell office:value-type="string" calcext:value-type="string">
            <text:p>euros constants 2015 par MWh</text:p>
          </table:table-cell>
          <table:covered-table-cell table:number-columns-repeated="3"/>
          <table:table-cell table:number-columns-repeated="4"/>
          <table:table-cell table:style-name="ce134" office:value-type="string" calcext:value-type="string">
            <text:p>euros constants 2015 par kWh</text:p>
          </table:table-cell>
          <table:table-cell table:style-name="ce136" table:formula="of:=([.J45]/[.J10])^(1/([.$I$45]-[.$I$10]))-1" office:value-type="percentage" office:value="0.0109999999999999" calcext:value-type="percentage">
            <text:p>1.10%</text:p>
          </table:table-cell>
          <table:table-cell table:style-name="ce136" table:formula="of:=([.K45]/[.K10])^(1/([.$I$45]-[.$I$10]))-1" office:value-type="percentage" office:value="0.0113808987990582" calcext:value-type="percentage">
            <text:p>1.14%</text:p>
          </table:table-cell>
          <table:table-cell table:style-name="ce136" table:formula="of:=([.L45]/[.L10])^(1/([.$I$45]-[.$I$10]))-1" office:value-type="percentage" office:value="0.017949832742832" calcext:value-type="percentage">
            <text:p>1.79%</text:p>
          </table:table-cell>
          <table:table-cell table:style-name="ce136" table:formula="of:=([.M45]/[.M10])^(1/([.$I$45]-[.$I$10]))-1" office:value-type="percentage" office:value="0.00561718849816217" calcext:value-type="percentage">
            <text:p>0.56%</text:p>
          </table:table-cell>
          <table:table-cell table:style-name="ce136" office:value-type="percentage" office:value="0.012" calcext:value-type="percentage">
            <text:p>1.20%</text:p>
          </table:table-cell>
          <table:table-cell table:style-name="ce134"/>
          <table:table-cell table:number-columns-repeated="5"/>
          <table:table-cell office:value-type="string" calcext:value-type="string">
            <text:p>Verif progression annuelle</text:p>
          </table:table-cell>
          <table:table-cell table:number-columns-repeated="6"/>
        </table:table-row>
        <table:table-row table:style-name="ro1">
          <table:table-cell/>
          <table:table-cell table:style-name="ce130" office:value-type="string" calcext:value-type="string">
            <text:p>Electricité</text:p>
          </table:table-cell>
          <table:table-cell table:style-name="ce130" office:value-type="string" calcext:value-type="string">
            <text:p>Gaz</text:p>
          </table:table-cell>
          <table:table-cell table:style-name="ce130" office:value-type="string" calcext:value-type="string">
            <text:p>Fioul</text:p>
          </table:table-cell>
          <table:table-cell table:style-name="ce132" office:value-type="string" calcext:value-type="string">
            <text:p>Urbain</text:p>
          </table:table-cell>
          <table:table-cell table:style-name="ce132" office:value-type="string" calcext:value-type="string">
            <text:p>Bois</text:p>
          </table:table-cell>
          <table:table-cell/>
          <table:table-cell table:style-name="ce132"/>
          <table:table-cell table:style-name="ce134"/>
          <table:table-cell table:style-name="ce137" office:value-type="string" calcext:value-type="string">
            <text:p>Electricité</text:p>
          </table:table-cell>
          <table:table-cell table:style-name="ce137" office:value-type="string" calcext:value-type="string">
            <text:p>Gaz</text:p>
          </table:table-cell>
          <table:table-cell table:style-name="ce137" office:value-type="string" calcext:value-type="string">
            <text:p>Fioul</text:p>
          </table:table-cell>
          <table:table-cell table:style-name="ce137" office:value-type="string" calcext:value-type="string">
            <text:p>Urbain</text:p>
          </table:table-cell>
          <table:table-cell table:style-name="ce137" office:value-type="string" calcext:value-type="string">
            <text:p>Autres</text:p>
          </table:table-cell>
          <table:table-cell table:style-name="ce140" office:value-type="string" calcext:value-type="string">
            <text:p>Contribution Climat-Energie <text:s/>en €HT/tCO2</text:p>
          </table:table-cell>
          <table:table-cell table:style-name="ce132" table:number-columns-repeated="2"/>
          <table:table-cell/>
          <table:table-cell table:style-name="ce130" office:value-type="string" calcext:value-type="string">
            <text:p>Electricité</text:p>
          </table:table-cell>
          <table:table-cell table:style-name="ce130" office:value-type="string" calcext:value-type="string">
            <text:p>Gaz</text:p>
          </table:table-cell>
          <table:table-cell table:style-name="ce130" office:value-type="string" calcext:value-type="string">
            <text:p>Fioul</text:p>
          </table:table-cell>
          <table:table-cell table:style-name="ce130" office:value-type="string" calcext:value-type="string">
            <text:p>Urbain</text:p>
          </table:table-cell>
          <table:table-cell table:style-name="ce130" office:value-type="string" calcext:value-type="string">
            <text:p>Autres</text:p>
          </table:table-cell>
          <table:table-cell table:style-name="ce132" office:value-type="string" calcext:value-type="string">
            <text:p>Contribution Climat-Energie <text:s/>en €HT/tCO2</text:p>
          </table:table-cell>
          <table:table-cell table:number-columns-repeated="3"/>
        </table:table-row>
        <table:table-row table:style-name="ro1">
          <table:table-cell office:value-type="float" office:value="2009" calcext:value-type="float">
            <text:p>2009</text:p>
          </table:table-cell>
          <table:table-cell table:style-name="ce131" table:formula="of:=HLOOKUP([.$A4];['Industrie &amp; Tertiaire pour AME'.$B$56:.$AQ$80];25)" office:value-type="float" office:value="94.07" calcext:value-type="float">
            <text:p>94.1</text:p>
          </table:table-cell>
          <table:table-cell table:style-name="ce131" table:formula="of:=HLOOKUP([.$A4];['Industrie &amp; Tertiaire pour AME'.$A$111:.$AQ$124];10)" office:value-type="float" office:value="33.0053" calcext:value-type="float">
            <text:p>33.0</text:p>
          </table:table-cell>
          <table:table-cell table:style-name="ce131" table:formula="of:=HLOOKUP([.$A4];['Particulier pour AME'.$B$90:.$AQ$101];7)" office:value-type="float" office:value="61.7856337491149" calcext:value-type="float">
            <text:p>61.8</text:p>
          </table:table-cell>
          <table:table-cell table:style-name="ce131" table:formula="of:=HLOOKUP([.$A4];['prix urbain'.$C$2:.$AV$23];22)" office:value-type="float" office:value="61.4" calcext:value-type="float">
            <text:p>61.4</text:p>
          </table:table-cell>
          <table:table-cell table:style-name="ce131" table:formula="of:=HLOOKUP([.$A4];['Particulier pour AME'.$B$73:.$AQ$87];2)" office:value-type="float" office:value="45.2631578947368" calcext:value-type="float">
            <text:p>45.3</text:p>
          </table:table-cell>
          <table:table-cell office:value-type="float" office:value="0" calcext:value-type="float">
            <text:p>0</text:p>
          </table:table-cell>
          <table:table-cell/>
          <table:table-cell table:style-name="ce134" office:value-type="float" office:value="2009" calcext:value-type="float">
            <text:p>2009</text:p>
          </table:table-cell>
          <table:table-cell table:style-name="ce138" table:formula="of:=[.B4]/10^3" office:value-type="float" office:value="0.09407" calcext:value-type="float">
            <text:p>0.094</text:p>
          </table:table-cell>
          <table:table-cell table:style-name="ce138" table:formula="of:=[.C4]/10^3" office:value-type="float" office:value="0.0330053" calcext:value-type="float">
            <text:p>0.033</text:p>
          </table:table-cell>
          <table:table-cell table:style-name="ce138" table:formula="of:=[.D4]/10^3" office:value-type="float" office:value="0.0617856337491149" calcext:value-type="float">
            <text:p>0.062</text:p>
          </table:table-cell>
          <table:table-cell table:style-name="ce138" table:formula="of:=[.E4]/10^3" office:value-type="float" office:value="0.0614" calcext:value-type="float">
            <text:p>0.061</text:p>
          </table:table-cell>
          <table:table-cell table:style-name="ce138" table:formula="of:=[.F4]/10^3" office:value-type="float" office:value="0.0452631578947368" calcext:value-type="float">
            <text:p>0.045</text:p>
          </table:table-cell>
          <table:table-cell table:style-name="ce141" office:value-type="float" office:value="0" calcext:value-type="float">
            <text:p>0.00</text:p>
          </table:table-cell>
          <table:table-cell table:style-name="ce134" table:number-columns-repeated="2"/>
          <table:table-cell office:value-type="float" office:value="2009" calcext:value-type="float">
            <text:p>2009</text:p>
          </table:table-cell>
          <table:table-cell table:number-columns-repeated="9"/>
        </table:table-row>
        <table:table-row table:style-name="ro1">
          <table:table-cell office:value-type="float" office:value="2010" calcext:value-type="float">
            <text:p>2010</text:p>
          </table:table-cell>
          <table:table-cell table:style-name="ce131" table:formula="of:=HLOOKUP([.$A5];['Industrie &amp; Tertiaire pour AME'.$B$56:.$AQ$80];25)" office:value-type="float" office:value="98.47" calcext:value-type="float">
            <text:p>98.5</text:p>
          </table:table-cell>
          <table:table-cell table:style-name="ce131" table:formula="of:=HLOOKUP([.$A5];['Industrie &amp; Tertiaire pour AME'.$A$111:.$AQ$124];10)" office:value-type="float" office:value="38.6719666666667" calcext:value-type="float">
            <text:p>38.7</text:p>
          </table:table-cell>
          <table:table-cell table:style-name="ce131" table:formula="of:=HLOOKUP([.$A5];['Particulier pour AME'.$B$90:.$AQ$101];7)" office:value-type="float" office:value="76.3929293534506" calcext:value-type="float">
            <text:p>76.4</text:p>
          </table:table-cell>
          <table:table-cell table:style-name="ce131" table:formula="of:=HLOOKUP([.$A5];['prix urbain'.$C$2:.$AV$23];22)" office:value-type="float" office:value="59.1" calcext:value-type="float">
            <text:p>59.1</text:p>
          </table:table-cell>
          <table:table-cell table:style-name="ce131" table:formula="of:=HLOOKUP([.$A5];['Particulier pour AME'.$B$73:.$AQ$87];2)" office:value-type="float" office:value="50.9473684210526" calcext:value-type="float">
            <text:p>50.9</text:p>
          </table:table-cell>
          <table:table-cell office:value-type="float" office:value="0" calcext:value-type="float">
            <text:p>0</text:p>
          </table:table-cell>
          <table:table-cell/>
          <table:table-cell table:style-name="ce134" office:value-type="float" office:value="2010" calcext:value-type="float">
            <text:p>2010</text:p>
          </table:table-cell>
          <table:table-cell table:style-name="ce138" table:formula="of:=[.B5]/10^3" office:value-type="float" office:value="0.09847" calcext:value-type="float">
            <text:p>0.098</text:p>
          </table:table-cell>
          <table:table-cell table:style-name="ce138" table:formula="of:=[.C5]/10^3" office:value-type="float" office:value="0.0386719666666667" calcext:value-type="float">
            <text:p>0.039</text:p>
          </table:table-cell>
          <table:table-cell table:style-name="ce138" table:formula="of:=[.D5]/10^3" office:value-type="float" office:value="0.0763929293534506" calcext:value-type="float">
            <text:p>0.076</text:p>
          </table:table-cell>
          <table:table-cell table:style-name="ce138" table:formula="of:=[.E5]/10^3" office:value-type="float" office:value="0.0591" calcext:value-type="float">
            <text:p>0.059</text:p>
          </table:table-cell>
          <table:table-cell table:style-name="ce138" table:formula="of:=[.F5]/10^3" office:value-type="float" office:value="0.0509473684210526" calcext:value-type="float">
            <text:p>0.051</text:p>
          </table:table-cell>
          <table:table-cell table:style-name="ce141" office:value-type="float" office:value="0" calcext:value-type="float">
            <text:p>0.00</text:p>
          </table:table-cell>
          <table:table-cell table:style-name="ce134" table:number-columns-repeated="2"/>
          <table:table-cell office:value-type="float" office:value="2010" calcext:value-type="float">
            <text:p>2010</text:p>
          </table:table-cell>
          <table:table-cell table:formula="of:=([.J5]-[.J4])/[.J4]" office:value-type="float" office:value="0.0467736791750826" calcext:value-type="float">
            <text:p>0.0467736792</text:p>
          </table:table-cell>
          <table:table-cell table:formula="of:=([.K5]-[.K4])/[.K4]" office:value-type="float" office:value="0.171689597327298" calcext:value-type="float">
            <text:p>0.1716895973</text:p>
          </table:table-cell>
          <table:table-cell table:formula="of:=([.L5]-[.L4])/[.L4]" office:value-type="float" office:value="0.236418965347993" calcext:value-type="float">
            <text:p>0.2364189653</text:p>
          </table:table-cell>
          <table:table-cell table:formula="of:=([.M5]-[.M4])/[.M4]" office:value-type="float" office:value="-0.0374592833876221" calcext:value-type="float">
            <text:p>-0.0374592834</text:p>
          </table:table-cell>
          <table:table-cell table:formula="of:=([.N5]-[.N4])/[.N4]" office:value-type="float" office:value="0.125581395348837" calcext:value-type="float">
            <text:p>0.1255813953</text:p>
          </table:table-cell>
          <table:table-cell table:number-columns-repeated="4"/>
        </table:table-row>
        <table:table-row table:style-name="ro1">
          <table:table-cell office:value-type="float" office:value="2011" calcext:value-type="float">
            <text:p>2011</text:p>
          </table:table-cell>
          <table:table-cell table:style-name="ce131" table:formula="of:=HLOOKUP([.$A6];['Industrie &amp; Tertiaire pour AME'.$B$56:.$AQ$80];25)" office:value-type="float" office:value="102.122" calcext:value-type="float">
            <text:p>102.1</text:p>
          </table:table-cell>
          <table:table-cell table:style-name="ce131" table:formula="of:=HLOOKUP([.$A6];['Industrie &amp; Tertiaire pour AME'.$A$111:.$AQ$124];10)" office:value-type="float" office:value="44.3386333333333" calcext:value-type="float">
            <text:p>44.3</text:p>
          </table:table-cell>
          <table:table-cell table:style-name="ce131" table:formula="of:=HLOOKUP([.$A6];['Particulier pour AME'.$B$90:.$AQ$101];7)" office:value-type="float" office:value="94.6635726346751" calcext:value-type="float">
            <text:p>94.7</text:p>
          </table:table-cell>
          <table:table-cell table:style-name="ce131" table:formula="of:=HLOOKUP([.$A6];['prix urbain'.$C$2:.$AV$23];22)" office:value-type="float" office:value="68.2" calcext:value-type="float">
            <text:p>68.2</text:p>
          </table:table-cell>
          <table:table-cell table:style-name="ce131" table:formula="of:=HLOOKUP([.$A6];['Particulier pour AME'.$B$73:.$AQ$87];2)" office:value-type="float" office:value="52.6315789473684" calcext:value-type="float">
            <text:p>52.6</text:p>
          </table:table-cell>
          <table:table-cell office:value-type="float" office:value="0" calcext:value-type="float">
            <text:p>0</text:p>
          </table:table-cell>
          <table:table-cell/>
          <table:table-cell table:style-name="ce134" office:value-type="float" office:value="2011" calcext:value-type="float">
            <text:p>2011</text:p>
          </table:table-cell>
          <table:table-cell table:style-name="ce138" table:formula="of:=[.B6]/10^3" office:value-type="float" office:value="0.102122" calcext:value-type="float">
            <text:p>0.102</text:p>
          </table:table-cell>
          <table:table-cell table:style-name="ce138" table:formula="of:=[.C6]/10^3" office:value-type="float" office:value="0.0443386333333333" calcext:value-type="float">
            <text:p>0.044</text:p>
          </table:table-cell>
          <table:table-cell table:style-name="ce138" table:formula="of:=[.D6]/10^3" office:value-type="float" office:value="0.0946635726346751" calcext:value-type="float">
            <text:p>0.095</text:p>
          </table:table-cell>
          <table:table-cell table:style-name="ce138" table:formula="of:=[.E6]/10^3" office:value-type="float" office:value="0.0682" calcext:value-type="float">
            <text:p>0.068</text:p>
          </table:table-cell>
          <table:table-cell table:style-name="ce138" table:formula="of:=[.F6]/10^3" office:value-type="float" office:value="0.0526315789473684" calcext:value-type="float">
            <text:p>0.053</text:p>
          </table:table-cell>
          <table:table-cell table:style-name="ce141" office:value-type="float" office:value="0" calcext:value-type="float">
            <text:p>0.00</text:p>
          </table:table-cell>
          <table:table-cell table:style-name="ce134" table:number-columns-repeated="2"/>
          <table:table-cell office:value-type="float" office:value="2011" calcext:value-type="float">
            <text:p>2011</text:p>
          </table:table-cell>
          <table:table-cell table:formula="of:=([.J6]-[.J5])/[.J5]" office:value-type="float" office:value="0.0370874377983141" calcext:value-type="float">
            <text:p>0.0370874378</text:p>
          </table:table-cell>
          <table:table-cell table:formula="of:=([.K6]-[.K5])/[.K5]" office:value-type="float" office:value="0.14653163919773" calcext:value-type="float">
            <text:p>0.1465316392</text:p>
          </table:table-cell>
          <table:table-cell table:formula="of:=([.L6]-[.L5])/[.L5]" office:value-type="float" office:value="0.239166679899011" calcext:value-type="float">
            <text:p>0.2391666799</text:p>
          </table:table-cell>
          <table:table-cell table:formula="of:=([.M6]-[.M5])/[.M5]" office:value-type="float" office:value="0.153976311336717" calcext:value-type="float">
            <text:p>0.1539763113</text:p>
          </table:table-cell>
          <table:table-cell table:formula="of:=([.N6]-[.N5])/[.N5]" office:value-type="float" office:value="0.0330578512396695" calcext:value-type="float">
            <text:p>0.0330578512</text:p>
          </table:table-cell>
          <table:table-cell table:number-columns-repeated="4"/>
        </table:table-row>
        <table:table-row table:style-name="ro1">
          <table:table-cell office:value-type="float" office:value="2012" calcext:value-type="float">
            <text:p>2012</text:p>
          </table:table-cell>
          <table:table-cell table:style-name="ce131" table:formula="of:=HLOOKUP([.$A7];['Industrie &amp; Tertiaire pour AME'.$B$56:.$AQ$80];25)" office:value-type="float" office:value="105.774" calcext:value-type="float">
            <text:p>105.8</text:p>
          </table:table-cell>
          <table:table-cell table:style-name="ce131" table:formula="of:=HLOOKUP([.$A7];['Industrie &amp; Tertiaire pour AME'.$A$111:.$AQ$124];10)" office:value-type="float" office:value="50.0053" calcext:value-type="float">
            <text:p>50.0</text:p>
          </table:table-cell>
          <table:table-cell table:style-name="ce131" table:formula="of:=HLOOKUP([.$A7];['Particulier pour AME'.$B$90:.$AQ$101];7)" office:value-type="float" office:value="101.142360695027" calcext:value-type="float">
            <text:p>101.1</text:p>
          </table:table-cell>
          <table:table-cell table:style-name="ce131" table:formula="of:=HLOOKUP([.$A7];['prix urbain'.$C$2:.$AV$23];22)" office:value-type="float" office:value="70.6" calcext:value-type="float">
            <text:p>70.6</text:p>
          </table:table-cell>
          <table:table-cell table:style-name="ce131" table:formula="of:=HLOOKUP([.$A7];['Particulier pour AME'.$B$73:.$AQ$87];2)" office:value-type="float" office:value="54.7368421052632" calcext:value-type="float">
            <text:p>54.7</text:p>
          </table:table-cell>
          <table:table-cell office:value-type="float" office:value="0" calcext:value-type="float">
            <text:p>0</text:p>
          </table:table-cell>
          <table:table-cell/>
          <table:table-cell table:style-name="ce134" office:value-type="float" office:value="2012" calcext:value-type="float">
            <text:p>2012</text:p>
          </table:table-cell>
          <table:table-cell table:style-name="ce138" table:formula="of:=[.B7]/10^3" office:value-type="float" office:value="0.105774" calcext:value-type="float">
            <text:p>0.106</text:p>
          </table:table-cell>
          <table:table-cell table:style-name="ce138" table:formula="of:=[.C7]/10^3" office:value-type="float" office:value="0.0500053" calcext:value-type="float">
            <text:p>0.050</text:p>
          </table:table-cell>
          <table:table-cell table:style-name="ce138" table:formula="of:=[.D7]/10^3" office:value-type="float" office:value="0.101142360695027" calcext:value-type="float">
            <text:p>0.101</text:p>
          </table:table-cell>
          <table:table-cell table:style-name="ce138" table:formula="of:=[.E7]/10^3" office:value-type="float" office:value="0.0706" calcext:value-type="float">
            <text:p>0.071</text:p>
          </table:table-cell>
          <table:table-cell table:style-name="ce138" table:formula="of:=[.F7]/10^3" office:value-type="float" office:value="0.0547368421052632" calcext:value-type="float">
            <text:p>0.055</text:p>
          </table:table-cell>
          <table:table-cell table:style-name="ce141" office:value-type="float" office:value="0" calcext:value-type="float">
            <text:p>0.00</text:p>
          </table:table-cell>
          <table:table-cell table:style-name="ce134" table:number-columns-repeated="2"/>
          <table:table-cell office:value-type="float" office:value="2012" calcext:value-type="float">
            <text:p>2012</text:p>
          </table:table-cell>
          <table:table-cell table:formula="of:=([.J7]-[.J6])/[.J6]" office:value-type="float" office:value="0.035761148430309" calcext:value-type="float">
            <text:p>0.0357611484</text:p>
          </table:table-cell>
          <table:table-cell table:formula="of:=([.K7]-[.K6])/[.K6]" office:value-type="float" office:value="0.12780427001584" calcext:value-type="float">
            <text:p>0.12780427</text:p>
          </table:table-cell>
          <table:table-cell table:formula="of:=([.L7]-[.L6])/[.L6]" office:value-type="float" office:value="0.0684401389049067" calcext:value-type="float">
            <text:p>0.0684401389</text:p>
          </table:table-cell>
          <table:table-cell table:formula="of:=([.M7]-[.M6])/[.M6]" office:value-type="float" office:value="0.0351906158357771" calcext:value-type="float">
            <text:p>0.0351906158</text:p>
          </table:table-cell>
          <table:table-cell table:formula="of:=([.N7]-[.N6])/[.N6]" office:value-type="float" office:value="0.04" calcext:value-type="float">
            <text:p>0.04</text:p>
          </table:table-cell>
          <table:table-cell table:number-columns-repeated="4"/>
        </table:table-row>
        <table:table-row table:style-name="ro1">
          <table:table-cell office:value-type="float" office:value="2013" calcext:value-type="float">
            <text:p>2013</text:p>
          </table:table-cell>
          <table:table-cell table:style-name="ce131" table:formula="of:=HLOOKUP([.$A8];['Industrie &amp; Tertiaire pour AME'.$B$56:.$AQ$80];25)" office:value-type="float" office:value="109.426" calcext:value-type="float">
            <text:p>109.4</text:p>
          </table:table-cell>
          <table:table-cell table:style-name="ce131" table:formula="of:=HLOOKUP([.$A8];['Industrie &amp; Tertiaire pour AME'.$A$111:.$AQ$124];10)" office:value-type="float" office:value="50.0053" calcext:value-type="float">
            <text:p>50.0</text:p>
          </table:table-cell>
          <table:table-cell table:style-name="ce131" table:formula="of:=HLOOKUP([.$A8];['Particulier pour AME'.$B$90:.$AQ$101];7)" office:value-type="float" office:value="97.2461114439784" calcext:value-type="float">
            <text:p>97.2</text:p>
          </table:table-cell>
          <table:table-cell table:style-name="ce131" table:formula="of:=HLOOKUP([.$A8];['prix urbain'.$C$2:.$AV$23];22)" office:value-type="float" office:value="70.2" calcext:value-type="float">
            <text:p>70.2</text:p>
          </table:table-cell>
          <table:table-cell table:style-name="ce131" table:formula="of:=HLOOKUP([.$A8];['Particulier pour AME'.$B$73:.$AQ$87];2)" office:value-type="float" office:value="57.6842105263158" calcext:value-type="float">
            <text:p>57.7</text:p>
          </table:table-cell>
          <table:table-cell office:value-type="float" office:value="0" calcext:value-type="float">
            <text:p>0</text:p>
          </table:table-cell>
          <table:table-cell/>
          <table:table-cell table:style-name="ce134" office:value-type="float" office:value="2013" calcext:value-type="float">
            <text:p>2013</text:p>
          </table:table-cell>
          <table:table-cell table:style-name="ce138" table:formula="of:=[.B8]/10^3" office:value-type="float" office:value="0.109426" calcext:value-type="float">
            <text:p>0.109</text:p>
          </table:table-cell>
          <table:table-cell table:style-name="ce138" table:formula="of:=[.C8]/10^3" office:value-type="float" office:value="0.0500053" calcext:value-type="float">
            <text:p>0.050</text:p>
          </table:table-cell>
          <table:table-cell table:style-name="ce138" table:formula="of:=[.D8]/10^3" office:value-type="float" office:value="0.0972461114439784" calcext:value-type="float">
            <text:p>0.097</text:p>
          </table:table-cell>
          <table:table-cell table:style-name="ce138" table:formula="of:=[.E8]/10^3" office:value-type="float" office:value="0.0702" calcext:value-type="float">
            <text:p>0.070</text:p>
          </table:table-cell>
          <table:table-cell table:style-name="ce138" table:formula="of:=[.F8]/10^3" office:value-type="float" office:value="0.0576842105263158" calcext:value-type="float">
            <text:p>0.058</text:p>
          </table:table-cell>
          <table:table-cell table:style-name="ce141" office:value-type="float" office:value="0" calcext:value-type="float">
            <text:p>0.00</text:p>
          </table:table-cell>
          <table:table-cell table:style-name="ce134" table:number-columns-repeated="2"/>
          <table:table-cell office:value-type="float" office:value="2013" calcext:value-type="float">
            <text:p>2013</text:p>
          </table:table-cell>
          <table:table-cell table:formula="of:=([.J8]-[.J7])/[.J7]" office:value-type="float" office:value="0.0345264431712895" calcext:value-type="float">
            <text:p>0.0345264432</text:p>
          </table:table-cell>
          <table:table-cell table:formula="of:=([.K8]-[.K7])/[.K7]" office:value-type="float" office:value="0" calcext:value-type="float">
            <text:p>0</text:p>
          </table:table-cell>
          <table:table-cell table:formula="of:=([.L8]-[.L7])/[.L7]" office:value-type="float" office:value="-0.0385224274406333" calcext:value-type="float">
            <text:p>-0.0385224274</text:p>
          </table:table-cell>
          <table:table-cell table:formula="of:=([.M8]-[.M7])/[.M7]" office:value-type="float" office:value="-0.00566572237960337" calcext:value-type="float">
            <text:p>-0.0056657224</text:p>
          </table:table-cell>
          <table:table-cell table:formula="of:=([.N8]-[.N7])/[.N7]" office:value-type="float" office:value="0.0538461538461538" calcext:value-type="float">
            <text:p>0.0538461538</text:p>
          </table:table-cell>
          <table:table-cell table:number-columns-repeated="4"/>
        </table:table-row>
        <table:table-row table:style-name="ro1">
          <table:table-cell office:value-type="float" office:value="2014" calcext:value-type="float">
            <text:p>2014</text:p>
          </table:table-cell>
          <table:table-cell table:style-name="ce131" table:formula="of:=HLOOKUP([.$A9];['Industrie &amp; Tertiaire pour AME'.$B$56:.$AQ$80];25)" office:value-type="float" office:value="113.078" calcext:value-type="float">
            <text:p>113.1</text:p>
          </table:table-cell>
          <table:table-cell table:style-name="ce131" table:formula="of:=HLOOKUP([.$A9];['Industrie &amp; Tertiaire pour AME'.$A$111:.$AQ$124];10)" office:value-type="float" office:value="47.5053" calcext:value-type="float">
            <text:p>47.5</text:p>
          </table:table-cell>
          <table:table-cell table:style-name="ce131" table:formula="of:=HLOOKUP([.$A9];['Particulier pour AME'.$B$90:.$AQ$101];7)" office:value-type="float" office:value="91.3665597254752" calcext:value-type="float">
            <text:p>91.4</text:p>
          </table:table-cell>
          <table:table-cell table:style-name="ce131" table:formula="of:=HLOOKUP([.$A9];['prix urbain'.$C$2:.$AV$23];22)" office:value-type="float" office:value="79.4" calcext:value-type="float">
            <text:p>79.4</text:p>
          </table:table-cell>
          <table:table-cell table:style-name="ce131" table:formula="of:=HLOOKUP([.$A9];['Particulier pour AME'.$B$73:.$AQ$87];2)" office:value-type="float" office:value="60.8421052631579" calcext:value-type="float">
            <text:p>60.8</text:p>
          </table:table-cell>
          <table:table-cell office:value-type="float" office:value="7" calcext:value-type="float">
            <text:p>7</text:p>
          </table:table-cell>
          <table:table-cell/>
          <table:table-cell table:style-name="ce134" office:value-type="float" office:value="2014" calcext:value-type="float">
            <text:p>2014</text:p>
          </table:table-cell>
          <table:table-cell table:style-name="ce138" table:formula="of:=[.B9]/10^3" office:value-type="float" office:value="0.113078" calcext:value-type="float">
            <text:p>0.113</text:p>
          </table:table-cell>
          <table:table-cell table:style-name="ce138" table:formula="of:=[.C9]/10^3" office:value-type="float" office:value="0.0475053" calcext:value-type="float">
            <text:p>0.048</text:p>
          </table:table-cell>
          <table:table-cell table:style-name="ce138" table:formula="of:=[.D9]/10^3" office:value-type="float" office:value="0.0913665597254752" calcext:value-type="float">
            <text:p>0.091</text:p>
          </table:table-cell>
          <table:table-cell table:style-name="ce138" table:formula="of:=[.E9]/10^3" office:value-type="float" office:value="0.0794" calcext:value-type="float">
            <text:p>0.079</text:p>
          </table:table-cell>
          <table:table-cell table:style-name="ce138" table:formula="of:=[.F9]/10^3" office:value-type="float" office:value="0.0608421052631579" calcext:value-type="float">
            <text:p>0.061</text:p>
          </table:table-cell>
          <table:table-cell table:style-name="ce141" office:value-type="float" office:value="7" calcext:value-type="float">
            <text:p>7.00</text:p>
          </table:table-cell>
          <table:table-cell table:style-name="ce134" table:number-columns-repeated="2"/>
          <table:table-cell office:value-type="float" office:value="2014" calcext:value-type="float">
            <text:p>2014</text:p>
          </table:table-cell>
          <table:table-cell table:formula="of:=([.J9]-[.J8])/[.J8]" office:value-type="float" office:value="0.0333741523952259" calcext:value-type="float">
            <text:p>0.0333741524</text:p>
          </table:table-cell>
          <table:table-cell table:formula="of:=([.K9]-[.K8])/[.K8]" office:value-type="float" office:value="-0.0499947005617404" calcext:value-type="float">
            <text:p>-0.0499947006</text:p>
          </table:table-cell>
          <table:table-cell table:formula="of:=([.L9]-[.L8])/[.L8]" office:value-type="float" office:value="-0.06046053288095" calcext:value-type="float">
            <text:p>-0.0604605329</text:p>
          </table:table-cell>
          <table:table-cell table:formula="of:=([.M9]-[.M8])/[.M8]" office:value-type="float" office:value="0.131054131054131" calcext:value-type="float">
            <text:p>0.1310541311</text:p>
          </table:table-cell>
          <table:table-cell table:formula="of:=([.N9]-[.N8])/[.N8]" office:value-type="float" office:value="0.0547445255474453" calcext:value-type="float">
            <text:p>0.0547445255</text:p>
          </table:table-cell>
          <table:table-cell table:number-columns-repeated="4"/>
        </table:table-row>
        <table:table-row table:style-name="ro1">
          <table:table-cell office:value-type="float" office:value="2015" calcext:value-type="float">
            <text:p>2015</text:p>
          </table:table-cell>
          <table:table-cell table:style-name="ce131" table:formula="of:=HLOOKUP([.$A10];['Industrie &amp; Tertiaire pour AME'.$B$56:.$AQ$80];25)" office:value-type="float" office:value="118.73" calcext:value-type="float">
            <text:p>118.7</text:p>
          </table:table-cell>
          <table:table-cell table:style-name="ce131" table:formula="of:=HLOOKUP([.$A10];['Industrie &amp; Tertiaire pour AME'.$A$111:.$AQ$124];10)" office:value-type="float" office:value="45.5053" calcext:value-type="float">
            <text:p>45.5</text:p>
          </table:table-cell>
          <table:table-cell table:style-name="ce131" table:formula="of:=HLOOKUP([.$A10];['Particulier pour AME'.$B$90:.$AQ$101];7)" office:value-type="float" office:value="66.81" calcext:value-type="float">
            <text:p>66.8</text:p>
          </table:table-cell>
          <table:table-cell table:style-name="ce131" table:formula="of:=HLOOKUP([.$A10];['prix urbain'.$C$2:.$AV$23];22)" office:value-type="float" office:value="80.3528" calcext:value-type="float">
            <text:p>80.4</text:p>
          </table:table-cell>
          <table:table-cell table:style-name="ce131" table:formula="of:=HLOOKUP([.$A10];['Particulier pour AME'.$B$73:.$AQ$87];2)" office:value-type="float" office:value="60" calcext:value-type="float">
            <text:p>60.0</text:p>
          </table:table-cell>
          <table:table-cell office:value-type="float" office:value="14.5" calcext:value-type="float">
            <text:p>14.5</text:p>
          </table:table-cell>
          <table:table-cell/>
          <table:table-cell table:style-name="ce134" office:value-type="float" office:value="2015" calcext:value-type="float">
            <text:p>2015</text:p>
          </table:table-cell>
          <table:table-cell table:style-name="ce138" table:formula="of:=[.B10]/10^3" office:value-type="float" office:value="0.11873" calcext:value-type="float">
            <text:p>0.119</text:p>
          </table:table-cell>
          <table:table-cell table:style-name="ce138" table:formula="of:=[.C10]/10^3" office:value-type="float" office:value="0.0455053" calcext:value-type="float">
            <text:p>0.046</text:p>
          </table:table-cell>
          <table:table-cell table:style-name="ce138" table:formula="of:=[.D10]/10^3" office:value-type="float" office:value="0.06681" calcext:value-type="float">
            <text:p>0.067</text:p>
          </table:table-cell>
          <table:table-cell table:style-name="ce138" table:formula="of:=[.E10]/10^3" office:value-type="float" office:value="0.0803528" calcext:value-type="float">
            <text:p>0.080</text:p>
          </table:table-cell>
          <table:table-cell table:style-name="ce138" table:formula="of:=[.F10]/10^3" office:value-type="float" office:value="0.06" calcext:value-type="float">
            <office:annotation draw:style-name="gr45" draw:text-style-name="P7" svg:width="28.99mm" svg:height="16.23mm" svg:x="686.27mm" svg:y="35.16mm" draw:caption-point-x="-6.1mm" draw:caption-point-y="15.1mm">
              <dc:date>2017-08-31T00:00:00</dc:date>
              <text:p text:style-name="P6"><text:span text:style-name="T5">Valeur </text:span></text:p>
              <text:p text:style-name="P6"><text:span text:style-name="T5">bois HTT 2015</text:span></text:p>
              <text:p text:style-name="P6"><text:span text:style-name="T5"><text:s/></text:span></text:p>
            </office:annotation>
            <text:p>0.060</text:p>
          </table:table-cell>
          <table:table-cell table:style-name="ce141" table:formula="of:=[.G10]" office:value-type="float" office:value="14.5" calcext:value-type="float">
            <text:p>14.50</text:p>
          </table:table-cell>
          <table:table-cell table:number-columns-repeated="2"/>
          <table:table-cell office:value-type="float" office:value="2015" calcext:value-type="float">
            <text:p>2015</text:p>
          </table:table-cell>
          <table:table-cell table:formula="of:=([.J10]-[.J9])/[.J9]" office:value-type="float" office:value="0.0499831974389361" calcext:value-type="float">
            <text:p>0.0499831974</text:p>
          </table:table-cell>
          <table:table-cell table:formula="of:=([.K10]-[.K9])/[.K9]" office:value-type="float" office:value="-0.0421005656210992" calcext:value-type="float">
            <text:p>-0.0421005656</text:p>
          </table:table-cell>
          <table:table-cell table:formula="of:=([.L10]-[.L9])/[.L9]" office:value-type="float" office:value="-0.268769665830246" calcext:value-type="float">
            <text:p>-0.2687696658</text:p>
          </table:table-cell>
          <table:table-cell table:formula="of:=([.M10]-[.M9])/[.M9]" office:value-type="float" office:value="0.0119999999999999" calcext:value-type="float">
            <text:p>0.012</text:p>
          </table:table-cell>
          <table:table-cell table:formula="of:=([.N10]-[.N9])/[.N9]" office:value-type="float" office:value="-0.0138408304498271" calcext:value-type="float">
            <text:p>-0.0138408304</text:p>
          </table:table-cell>
          <table:table-cell table:number-columns-repeated="4"/>
        </table:table-row>
        <table:table-row table:style-name="ro1">
          <table:table-cell office:value-type="float" office:value="2016" calcext:value-type="float">
            <text:p>2016</text:p>
          </table:table-cell>
          <table:table-cell table:style-name="ce131" table:formula="of:=HLOOKUP([.$A11];['Industrie &amp; Tertiaire pour AME'.$B$56:.$AQ$80];25)" office:value-type="float" office:value="120.03603" calcext:value-type="float">
            <text:p>120.0</text:p>
          </table:table-cell>
          <table:table-cell table:style-name="ce131" table:formula="of:=HLOOKUP([.$A11];['Industrie &amp; Tertiaire pour AME'.$A$111:.$AQ$124];10)" office:value-type="float" office:value="47.9547199214137" calcext:value-type="float">
            <text:p>48.0</text:p>
          </table:table-cell>
          <table:table-cell table:style-name="ce131" table:formula="of:=HLOOKUP([.$A11];['Particulier pour AME'.$B$90:.$AQ$101];7)" office:value-type="float" office:value="70.8721765801761" calcext:value-type="float">
            <text:p>70.9</text:p>
          </table:table-cell>
          <table:table-cell table:style-name="ce131" table:formula="of:=HLOOKUP([.$A11];['prix urbain'.$C$2:.$AV$23];22)" office:value-type="float" office:value="81.1988868219191" calcext:value-type="float">
            <text:p>81.2</text:p>
          </table:table-cell>
          <table:table-cell/>
          <table:table-cell office:value-type="float" office:value="22" calcext:value-type="float">
            <text:p>22</text:p>
          </table:table-cell>
          <table:table-cell/>
          <table:table-cell table:style-name="ce134" office:value-type="float" office:value="2016" calcext:value-type="float">
            <text:p>2016</text:p>
          </table:table-cell>
          <table:table-cell table:style-name="ce138" table:formula="of:=[.B11]/10^3" office:value-type="float" office:value="0.12003603" calcext:value-type="float">
            <text:p>0.120</text:p>
          </table:table-cell>
          <table:table-cell table:style-name="ce138" table:formula="of:=[.C11]/10^3" office:value-type="float" office:value="0.0479547199214137" calcext:value-type="float">
            <text:p>0.048</text:p>
          </table:table-cell>
          <table:table-cell table:style-name="ce138" table:formula="of:=[.D11]/10^3" office:value-type="float" office:value="0.0708721765801761" calcext:value-type="float">
            <text:p>0.071</text:p>
          </table:table-cell>
          <table:table-cell table:style-name="ce138" table:formula="of:=[.M10]*(1+[.M$2])" office:value-type="float" office:value="0.0808041568239551" calcext:value-type="float">
            <text:p>0.081</text:p>
          </table:table-cell>
          <table:table-cell table:style-name="ce138" table:formula="of:=[.N10]*(1+[.N$2])" office:value-type="float" office:value="0.06072" calcext:value-type="float">
            <text:p>0.061</text:p>
          </table:table-cell>
          <table:table-cell table:style-name="ce141" table:formula="of:=[.G11]" office:value-type="float" office:value="22" calcext:value-type="float">
            <text:p>22.00</text:p>
          </table:table-cell>
          <table:table-cell table:number-columns-repeated="2"/>
          <table:table-cell office:value-type="float" office:value="2016" calcext:value-type="float">
            <text:p>2016</text:p>
          </table:table-cell>
          <table:table-cell table:formula="of:=([.J11]-[.J10])/[.J10]" office:value-type="float" office:value="0.011" calcext:value-type="float">
            <text:p>0.011</text:p>
          </table:table-cell>
          <table:table-cell table:formula="of:=([.K11]-[.K10])/[.K10]" office:value-type="float" office:value="0.05382713489228" calcext:value-type="float">
            <text:p>0.0538271349</text:p>
          </table:table-cell>
          <table:table-cell table:formula="of:=([.L11]-[.L10])/[.L10]" office:value-type="float" office:value="0.0608019245648265" calcext:value-type="float">
            <text:p>0.0608019246</text:p>
          </table:table-cell>
          <table:table-cell table:formula="of:=([.M11]-[.M10])/[.M10]" office:value-type="float" office:value="0.00561718849816218" calcext:value-type="float">
            <text:p>0.0056171885</text:p>
          </table:table-cell>
          <table:table-cell table:formula="of:=([.N11]-[.N10])/[.N10]" office:value-type="float" office:value="0.012" calcext:value-type="float">
            <text:p>0.012</text:p>
          </table:table-cell>
          <table:table-cell table:number-columns-repeated="4"/>
        </table:table-row>
        <table:table-row table:style-name="ro1">
          <table:table-cell office:value-type="float" office:value="2017" calcext:value-type="float">
            <text:p>2017</text:p>
          </table:table-cell>
          <table:table-cell table:style-name="ce131" table:formula="of:=HLOOKUP([.$A12];['Industrie &amp; Tertiaire pour AME'.$B$56:.$AQ$80];25)" office:value-type="float" office:value="121.35642633" calcext:value-type="float">
            <text:p>121.4</text:p>
          </table:table-cell>
          <table:table-cell table:style-name="ce131" table:formula="of:=HLOOKUP([.$A12];['Industrie &amp; Tertiaire pour AME'.$A$111:.$AQ$124];10)" office:value-type="float" office:value="48.722928447017" calcext:value-type="float">
            <text:p>48.7</text:p>
          </table:table-cell>
          <table:table-cell table:style-name="ce131" table:formula="of:=HLOOKUP([.$A12];['Particulier pour AME'.$B$90:.$AQ$101];7)" office:value-type="float" office:value="72.9861627275145" calcext:value-type="float">
            <text:p>73.0</text:p>
          </table:table-cell>
          <table:table-cell table:style-name="ce131" table:formula="of:=HLOOKUP([.$A12];['prix urbain'.$C$2:.$AV$23];22)" office:value-type="float" office:value="82.0538826415362" calcext:value-type="float">
            <text:p>82.1</text:p>
          </table:table-cell>
          <table:table-cell/>
          <table:table-cell office:value-type="float" office:value="30.5" calcext:value-type="float">
            <text:p>30.5</text:p>
          </table:table-cell>
          <table:table-cell/>
          <table:table-cell table:style-name="ce134" office:value-type="float" office:value="2017" calcext:value-type="float">
            <text:p>2017</text:p>
          </table:table-cell>
          <table:table-cell table:style-name="ce138" table:formula="of:=[.B12]/10^3" office:value-type="float" office:value="0.12135642633" calcext:value-type="float">
            <text:p>0.121</text:p>
          </table:table-cell>
          <table:table-cell table:style-name="ce138" table:formula="of:=[.C12]/10^3" office:value-type="float" office:value="0.048722928447017" calcext:value-type="float">
            <text:p>0.049</text:p>
          </table:table-cell>
          <table:table-cell table:style-name="ce138" table:formula="of:=[.D12]/10^3" office:value-type="float" office:value="0.0729861627275145" calcext:value-type="float">
            <text:p>0.073</text:p>
          </table:table-cell>
          <table:table-cell table:style-name="ce138" table:formula="of:=[.E12]/10^3" office:value-type="float" office:value="0.0820538826415362" calcext:value-type="float">
            <text:p>0.082</text:p>
          </table:table-cell>
          <table:table-cell table:style-name="ce138" table:formula="of:=[.N11]*(1+[.N$2])" office:value-type="float" office:value="0.06144864" calcext:value-type="float">
            <text:p>0.061</text:p>
          </table:table-cell>
          <table:table-cell table:style-name="ce141" table:formula="of:=[.G12]" office:value-type="float" office:value="30.5" calcext:value-type="float">
            <text:p>30.50</text:p>
          </table:table-cell>
          <table:table-cell table:number-columns-repeated="2"/>
          <table:table-cell office:value-type="float" office:value="2017" calcext:value-type="float">
            <text:p>2017</text:p>
          </table:table-cell>
          <table:table-cell table:formula="of:=([.J12]-[.J11])/[.J11]" office:value-type="float" office:value="0.0109999999999998" calcext:value-type="float">
            <text:p>0.011</text:p>
          </table:table-cell>
          <table:table-cell table:formula="of:=([.K12]-[.K11])/[.K11]" office:value-type="float" office:value="0.0160194559964539" calcext:value-type="float">
            <text:p>0.016019456</text:p>
          </table:table-cell>
          <table:table-cell table:formula="of:=([.L12]-[.L11])/[.L11]" office:value-type="float" office:value="0.02982815329436" calcext:value-type="float">
            <text:p>0.0298281533</text:p>
          </table:table-cell>
          <table:table-cell table:formula="of:=([.M12]-[.M11])/[.M11]" office:value-type="float" office:value="0.0154661080159997" calcext:value-type="float">
            <text:p>0.015466108</text:p>
          </table:table-cell>
          <table:table-cell table:formula="of:=([.N12]-[.N11])/[.N11]" office:value-type="float" office:value="0.012" calcext:value-type="float">
            <text:p>0.012</text:p>
          </table:table-cell>
          <table:table-cell table:number-columns-repeated="4"/>
        </table:table-row>
        <table:table-row table:style-name="ro1">
          <table:table-cell office:value-type="float" office:value="2018" calcext:value-type="float">
            <text:p>2018</text:p>
          </table:table-cell>
          <table:table-cell table:style-name="ce131" table:formula="of:=HLOOKUP([.$A13];['Industrie &amp; Tertiaire pour AME'.$B$56:.$AQ$80];25)" office:value-type="float" office:value="122.69134701963" calcext:value-type="float">
            <text:p>122.7</text:p>
          </table:table-cell>
          <table:table-cell table:style-name="ce131" table:formula="of:=HLOOKUP([.$A13];['Industrie &amp; Tertiaire pour AME'.$A$111:.$AQ$124];10)" office:value-type="float" office:value="49.5104036967584" calcext:value-type="float">
            <text:p>49.5</text:p>
          </table:table-cell>
          <table:table-cell table:style-name="ce131" table:formula="of:=HLOOKUP([.$A13];['Particulier pour AME'.$B$90:.$AQ$101];7)" office:value-type="float" office:value="75.1961267212374" calcext:value-type="float">
            <text:p>75.2</text:p>
          </table:table-cell>
          <table:table-cell table:style-name="ce131" table:formula="of:=HLOOKUP([.$A13];['prix urbain'.$C$2:.$AV$23];22)" office:value-type="float" office:value="82.9178812674746" calcext:value-type="float">
            <text:p>82.9</text:p>
          </table:table-cell>
          <table:table-cell/>
          <table:table-cell office:value-type="float" office:value="37.3475888019893" calcext:value-type="float">
            <text:p>37.347588802</text:p>
          </table:table-cell>
          <table:table-cell/>
          <table:table-cell table:style-name="ce134" office:value-type="float" office:value="2018" calcext:value-type="float">
            <text:p>2018</text:p>
          </table:table-cell>
          <table:table-cell table:style-name="ce138" table:formula="of:=[.B13]/10^3" office:value-type="float" office:value="0.12269134701963" calcext:value-type="float">
            <text:p>0.123</text:p>
          </table:table-cell>
          <table:table-cell table:style-name="ce138" table:formula="of:=[.C13]/10^3" office:value-type="float" office:value="0.0495104036967584" calcext:value-type="float">
            <text:p>0.050</text:p>
          </table:table-cell>
          <table:table-cell table:style-name="ce138" table:formula="of:=[.D13]/10^3" office:value-type="float" office:value="0.0751961267212374" calcext:value-type="float">
            <text:p>0.075</text:p>
          </table:table-cell>
          <table:table-cell table:style-name="ce138" table:formula="of:=[.E13]/10^3" office:value-type="float" office:value="0.0829178812674746" calcext:value-type="float">
            <text:p>0.083</text:p>
          </table:table-cell>
          <table:table-cell table:style-name="ce138" table:formula="of:=[.N12]*(1+[.N$2])" office:value-type="float" office:value="0.06218602368" calcext:value-type="float">
            <text:p>0.062</text:p>
          </table:table-cell>
          <table:table-cell table:style-name="ce141" table:formula="of:=[.G13]" office:value-type="float" office:value="37.3475888019893" calcext:value-type="float">
            <text:p>37.35</text:p>
          </table:table-cell>
          <table:table-cell table:number-columns-repeated="2"/>
          <table:table-cell office:value-type="float" office:value="2018" calcext:value-type="float">
            <text:p>2018</text:p>
          </table:table-cell>
          <table:table-cell table:formula="of:=([.J13]-[.J12])/[.J12]" office:value-type="float" office:value="0.011" calcext:value-type="float">
            <text:p>0.011</text:p>
          </table:table-cell>
          <table:table-cell table:formula="of:=([.K13]-[.K12])/[.K12]" office:value-type="float" office:value="0.0161623136137582" calcext:value-type="float">
            <text:p>0.0161623136</text:p>
          </table:table-cell>
          <table:table-cell table:formula="of:=([.L13]-[.L12])/[.L12]" office:value-type="float" office:value="0.0302792188428042" calcext:value-type="float">
            <text:p>0.0302792188</text:p>
          </table:table-cell>
          <table:table-cell table:formula="of:=([.M13]-[.M12])/[.M12]" office:value-type="float" office:value="0.0105296495196074" calcext:value-type="float">
            <text:p>0.0105296495</text:p>
          </table:table-cell>
          <table:table-cell table:formula="of:=([.N13]-[.N12])/[.N12]" office:value-type="float" office:value="0.012" calcext:value-type="float">
            <text:p>0.012</text:p>
          </table:table-cell>
          <table:table-cell table:number-columns-repeated="4"/>
        </table:table-row>
        <table:table-row table:style-name="ro1">
          <table:table-cell office:value-type="float" office:value="2019" calcext:value-type="float">
            <text:p>2019</text:p>
          </table:table-cell>
          <table:table-cell table:style-name="ce131" table:formula="of:=HLOOKUP([.$A14];['Industrie &amp; Tertiaire pour AME'.$B$56:.$AQ$80];25)" office:value-type="float" office:value="124.040951836846" calcext:value-type="float">
            <text:p>124.0</text:p>
          </table:table-cell>
          <table:table-cell table:style-name="ce131" table:formula="of:=HLOOKUP([.$A14];['Industrie &amp; Tertiaire pour AME'.$A$111:.$AQ$124];10)" office:value-type="float" office:value="50.317636029967" calcext:value-type="float">
            <text:p>50.3</text:p>
          </table:table-cell>
          <table:table-cell table:style-name="ce131" table:formula="of:=HLOOKUP([.$A14];['Particulier pour AME'.$B$90:.$AQ$101];7)" office:value-type="float" office:value="77.506426086113" calcext:value-type="float">
            <text:p>77.5</text:p>
          </table:table-cell>
          <table:table-cell table:style-name="ce131" table:formula="of:=HLOOKUP([.$A14];['prix urbain'.$C$2:.$AV$23];22)" office:value-type="float" office:value="83.7909774961295" calcext:value-type="float">
            <text:p>83.8</text:p>
          </table:table-cell>
          <table:table-cell/>
          <table:table-cell office:value-type="float" office:value="45.7325373548352" calcext:value-type="float">
            <text:p>45.7325373548</text:p>
          </table:table-cell>
          <table:table-cell/>
          <table:table-cell table:style-name="ce134" office:value-type="float" office:value="2019" calcext:value-type="float">
            <text:p>2019</text:p>
          </table:table-cell>
          <table:table-cell table:style-name="ce138" table:formula="of:=[.B14]/10^3" office:value-type="float" office:value="0.124040951836846" calcext:value-type="float">
            <text:p>0.124</text:p>
          </table:table-cell>
          <table:table-cell table:style-name="ce138" table:formula="of:=[.C14]/10^3" office:value-type="float" office:value="0.050317636029967" calcext:value-type="float">
            <text:p>0.050</text:p>
          </table:table-cell>
          <table:table-cell table:style-name="ce138" table:formula="of:=[.D14]/10^3" office:value-type="float" office:value="0.077506426086113" calcext:value-type="float">
            <text:p>0.078</text:p>
          </table:table-cell>
          <table:table-cell table:style-name="ce138" table:formula="of:=[.E14]/10^3" office:value-type="float" office:value="0.0837909774961295" calcext:value-type="float">
            <text:p>0.084</text:p>
          </table:table-cell>
          <table:table-cell table:style-name="ce138" table:formula="of:=[.N13]*(1+[.N$2])" office:value-type="float" office:value="0.06293225596416" calcext:value-type="float">
            <text:p>0.063</text:p>
          </table:table-cell>
          <table:table-cell table:style-name="ce141" table:formula="of:=[.G14]" office:value-type="float" office:value="45.7325373548352" calcext:value-type="float">
            <text:p>45.73</text:p>
          </table:table-cell>
          <table:table-cell table:number-columns-repeated="2"/>
          <table:table-cell office:value-type="float" office:value="2019" calcext:value-type="float">
            <text:p>2019</text:p>
          </table:table-cell>
          <table:table-cell table:formula="of:=([.J14]-[.J13])/[.J13]" office:value-type="float" office:value="0.0110000000000001" calcext:value-type="float">
            <text:p>0.011</text:p>
          </table:table-cell>
          <table:table-cell table:formula="of:=([.K14]-[.K13])/[.K13]" office:value-type="float" office:value="0.0163042971362689" calcext:value-type="float">
            <text:p>0.0163042971</text:p>
          </table:table-cell>
          <table:table-cell table:formula="of:=([.L14]-[.L13])/[.L13]" office:value-type="float" office:value="0.0307236484857816" calcext:value-type="float">
            <text:p>0.0307236485</text:p>
          </table:table-cell>
          <table:table-cell table:formula="of:=([.M14]-[.M13])/[.M13]" office:value-type="float" office:value="0.0105296495196075" calcext:value-type="float">
            <text:p>0.0105296495</text:p>
          </table:table-cell>
          <table:table-cell table:formula="of:=([.N14]-[.N13])/[.N13]" office:value-type="float" office:value="0.0120000000000001" calcext:value-type="float">
            <text:p>0.012</text:p>
          </table:table-cell>
          <table:table-cell table:number-columns-repeated="4"/>
        </table:table-row>
        <table:table-row table:style-name="ro1">
          <table:table-cell office:value-type="float" office:value="2020" calcext:value-type="float">
            <text:p>2020</text:p>
          </table:table-cell>
          <table:table-cell table:style-name="ce131" table:formula="of:=HLOOKUP([.$A15];['Industrie &amp; Tertiaire pour AME'.$B$56:.$AQ$80];25)" office:value-type="float" office:value="125.405402307051" calcext:value-type="float">
            <text:p>125.4</text:p>
          </table:table-cell>
          <table:table-cell table:style-name="ce131" table:formula="of:=HLOOKUP([.$A15];['Industrie &amp; Tertiaire pour AME'.$A$111:.$AQ$124];10)" office:value-type="float" office:value="51.1451283594005" calcext:value-type="float">
            <text:p>51.1</text:p>
          </table:table-cell>
          <table:table-cell table:style-name="ce131" table:formula="of:=HLOOKUP([.$A15];['Particulier pour AME'.$B$90:.$AQ$101];7)" office:value-type="float" office:value="79.9216161844607" calcext:value-type="float">
            <text:p>79.9</text:p>
          </table:table-cell>
          <table:table-cell table:style-name="ce131" table:formula="of:=HLOOKUP([.$A15];['prix urbain'.$C$2:.$AV$23];22)" office:value-type="float" office:value="84.6732671220691" calcext:value-type="float">
            <text:p>84.7</text:p>
          </table:table-cell>
          <table:table-cell/>
          <table:table-cell office:value-type="float" office:value="56" calcext:value-type="float">
            <text:p>56</text:p>
          </table:table-cell>
          <table:table-cell/>
          <table:table-cell table:style-name="ce134" office:value-type="float" office:value="2020" calcext:value-type="float">
            <text:p>2020</text:p>
          </table:table-cell>
          <table:table-cell table:style-name="ce138" table:formula="of:=[.B15]/10^3" office:value-type="float" office:value="0.125405402307051" calcext:value-type="float">
            <text:p>0.125</text:p>
          </table:table-cell>
          <table:table-cell table:style-name="ce138" table:formula="of:=[.C15]/10^3" office:value-type="float" office:value="0.0511451283594005" calcext:value-type="float">
            <text:p>0.051</text:p>
          </table:table-cell>
          <table:table-cell table:style-name="ce138" table:formula="of:=[.D15]/10^3" office:value-type="float" office:value="0.0799216161844607" calcext:value-type="float">
            <text:p>0.080</text:p>
          </table:table-cell>
          <table:table-cell table:style-name="ce138" table:formula="of:=[.E15]/10^3" office:value-type="float" office:value="0.0846732671220691" calcext:value-type="float">
            <text:p>0.085</text:p>
          </table:table-cell>
          <table:table-cell table:style-name="ce138" table:formula="of:=[.N14]*(1+[.N$2])" office:value-type="float" office:value="0.0636874430357299" calcext:value-type="float">
            <text:p>0.064</text:p>
          </table:table-cell>
          <table:table-cell table:style-name="ce141" table:formula="of:=[.G15]" office:value-type="float" office:value="56" calcext:value-type="float">
            <text:p>56.00</text:p>
          </table:table-cell>
          <table:table-cell table:number-columns-repeated="2"/>
          <table:table-cell office:value-type="float" office:value="2020" calcext:value-type="float">
            <text:p>2020</text:p>
          </table:table-cell>
          <table:table-cell table:formula="of:=([.J15]-[.J14])/[.J14]" office:value-type="float" office:value="0.0109999999999999" calcext:value-type="float">
            <text:p>0.011</text:p>
          </table:table-cell>
          <table:table-cell table:formula="of:=([.K15]-[.K14])/[.K14]" office:value-type="float" office:value="0.0164453737242477" calcext:value-type="float">
            <text:p>0.0164453737</text:p>
          </table:table-cell>
          <table:table-cell table:formula="of:=([.L15]-[.L14])/[.L14]" office:value-type="float" office:value="0.0311611594071475" calcext:value-type="float">
            <text:p>0.0311611594</text:p>
          </table:table-cell>
          <table:table-cell table:formula="of:=([.M15]-[.M14])/[.M14]" office:value-type="float" office:value="0.0105296495196074" calcext:value-type="float">
            <text:p>0.0105296495</text:p>
          </table:table-cell>
          <table:table-cell table:formula="of:=([.N15]-[.N14])/[.N14]" office:value-type="float" office:value="0.012" calcext:value-type="float">
            <text:p>0.012</text:p>
          </table:table-cell>
          <table:table-cell table:number-columns-repeated="4"/>
        </table:table-row>
        <table:table-row table:style-name="ro1">
          <table:table-cell office:value-type="float" office:value="2021" calcext:value-type="float">
            <text:p>2021</text:p>
          </table:table-cell>
          <table:table-cell table:style-name="ce131" table:formula="of:=HLOOKUP([.$A16];['Industrie &amp; Tertiaire pour AME'.$B$56:.$AQ$80];25)" office:value-type="float" office:value="126.784861732429" calcext:value-type="float">
            <text:p>126.8</text:p>
          </table:table-cell>
          <table:table-cell table:style-name="ce131" table:formula="of:=HLOOKUP([.$A16];['Industrie &amp; Tertiaire pour AME'.$A$111:.$AQ$124];10)" office:value-type="float" office:value="51.9933964733584" calcext:value-type="float">
            <text:p>52.0</text:p>
          </table:table-cell>
          <table:table-cell table:style-name="ce131" table:formula="of:=HLOOKUP([.$A16];['Particulier pour AME'.$B$90:.$AQ$101];7)" office:value-type="float" office:value="82.4464591982451" calcext:value-type="float">
            <text:p>82.4</text:p>
          </table:table-cell>
          <table:table-cell table:style-name="ce131" table:formula="of:=HLOOKUP([.$A16];['prix urbain'.$C$2:.$AV$23];22)" office:value-type="float" office:value="85.5648469485446" calcext:value-type="float">
            <text:p>85.6</text:p>
          </table:table-cell>
          <table:table-cell/>
          <table:table-cell office:value-type="float" office:value="59.3429626470586" calcext:value-type="float">
            <text:p>59.3429626471</text:p>
          </table:table-cell>
          <table:table-cell/>
          <table:table-cell table:style-name="ce134" office:value-type="float" office:value="2021" calcext:value-type="float">
            <text:p>2021</text:p>
          </table:table-cell>
          <table:table-cell table:style-name="ce138" table:formula="of:=[.B16]/10^3" office:value-type="float" office:value="0.126784861732429" calcext:value-type="float">
            <text:p>0.127</text:p>
          </table:table-cell>
          <table:table-cell table:style-name="ce138" table:formula="of:=[.C16]/10^3" office:value-type="float" office:value="0.0519933964733584" calcext:value-type="float">
            <text:p>0.052</text:p>
          </table:table-cell>
          <table:table-cell table:style-name="ce138" table:formula="of:=[.D16]/10^3" office:value-type="float" office:value="0.0824464591982451" calcext:value-type="float">
            <text:p>0.082</text:p>
          </table:table-cell>
          <table:table-cell table:style-name="ce138" table:formula="of:=[.E16]/10^3" office:value-type="float" office:value="0.0855648469485446" calcext:value-type="float">
            <text:p>0.086</text:p>
          </table:table-cell>
          <table:table-cell table:style-name="ce138" table:formula="of:=[.N15]*(1+[.N$2])" office:value-type="float" office:value="0.0644516923521587" calcext:value-type="float">
            <text:p>0.064</text:p>
          </table:table-cell>
          <table:table-cell table:style-name="ce141" table:formula="of:=[.G16]" office:value-type="float" office:value="59.3429626470586" calcext:value-type="float">
            <text:p>59.34</text:p>
          </table:table-cell>
          <table:table-cell table:number-columns-repeated="2"/>
          <table:table-cell office:value-type="float" office:value="2021" calcext:value-type="float">
            <text:p>2021</text:p>
          </table:table-cell>
          <table:table-cell table:formula="of:=([.J16]-[.J15])/[.J15]" office:value-type="float" office:value="0.0109999999999998" calcext:value-type="float">
            <text:p>0.011</text:p>
          </table:table-cell>
          <table:table-cell table:formula="of:=([.K16]-[.K15])/[.K15]" office:value-type="float" office:value="0.016585511487957" calcext:value-type="float">
            <text:p>0.0165855115</text:p>
          </table:table-cell>
          <table:table-cell table:formula="of:=([.L16]-[.L15])/[.L15]" office:value-type="float" office:value="0.0315914909422879" calcext:value-type="float">
            <text:p>0.0315914909</text:p>
          </table:table-cell>
          <table:table-cell table:formula="of:=([.M16]-[.M15])/[.M15]" office:value-type="float" office:value="0.0105296495196076" calcext:value-type="float">
            <text:p>0.0105296495</text:p>
          </table:table-cell>
          <table:table-cell table:formula="of:=([.N16]-[.N15])/[.N15]" office:value-type="float" office:value="0.0120000000000001" calcext:value-type="float">
            <text:p>0.012</text:p>
          </table:table-cell>
          <table:table-cell table:number-columns-repeated="4"/>
        </table:table-row>
        <table:table-row table:style-name="ro1">
          <table:table-cell office:value-type="float" office:value="2022" calcext:value-type="float">
            <text:p>2022</text:p>
          </table:table-cell>
          <table:table-cell table:style-name="ce131" table:formula="of:=HLOOKUP([.$A17];['Industrie &amp; Tertiaire pour AME'.$B$56:.$AQ$80];25)" office:value-type="float" office:value="128.179495211485" calcext:value-type="float">
            <text:p>128.2</text:p>
          </table:table-cell>
          <table:table-cell table:style-name="ce131" table:formula="of:=HLOOKUP([.$A17];['Industrie &amp; Tertiaire pour AME'.$A$111:.$AQ$124];10)" office:value-type="float" office:value="52.8629693660676" calcext:value-type="float">
            <text:p>52.9</text:p>
          </table:table-cell>
          <table:table-cell table:style-name="ce131" table:formula="of:=HLOOKUP([.$A17];['Particulier pour AME'.$B$90:.$AQ$101];7)" office:value-type="float" office:value="85.0859335189692" calcext:value-type="float">
            <text:p>85.1</text:p>
          </table:table-cell>
          <table:table-cell table:style-name="ce131" table:formula="of:=HLOOKUP([.$A17];['prix urbain'.$C$2:.$AV$23];22)" office:value-type="float" office:value="86.4658147981116" calcext:value-type="float">
            <text:p>86.5</text:p>
          </table:table-cell>
          <table:table-cell/>
          <table:table-cell office:value-type="float" office:value="62.885485995182" calcext:value-type="float">
            <text:p>62.8854859952</text:p>
          </table:table-cell>
          <table:table-cell/>
          <table:table-cell table:style-name="ce134" office:value-type="float" office:value="2022" calcext:value-type="float">
            <text:p>2022</text:p>
          </table:table-cell>
          <table:table-cell table:style-name="ce138" table:formula="of:=[.B17]/10^3" office:value-type="float" office:value="0.128179495211485" calcext:value-type="float">
            <text:p>0.128</text:p>
          </table:table-cell>
          <table:table-cell table:style-name="ce138" table:formula="of:=[.C17]/10^3" office:value-type="float" office:value="0.0528629693660676" calcext:value-type="float">
            <text:p>0.053</text:p>
          </table:table-cell>
          <table:table-cell table:style-name="ce138" table:formula="of:=[.D17]/10^3" office:value-type="float" office:value="0.0850859335189692" calcext:value-type="float">
            <text:p>0.085</text:p>
          </table:table-cell>
          <table:table-cell table:style-name="ce138" table:formula="of:=[.E17]/10^3" office:value-type="float" office:value="0.0864658147981116" calcext:value-type="float">
            <text:p>0.086</text:p>
          </table:table-cell>
          <table:table-cell table:style-name="ce138" table:formula="of:=[.N16]*(1+[.N$2])" office:value-type="float" office:value="0.0652251126603846" calcext:value-type="float">
            <text:p>0.065</text:p>
          </table:table-cell>
          <table:table-cell table:style-name="ce141" table:formula="of:=[.G17]" office:value-type="float" office:value="62.885485995182" calcext:value-type="float">
            <text:p>62.89</text:p>
          </table:table-cell>
          <table:table-cell table:number-columns-repeated="2"/>
          <table:table-cell office:value-type="float" office:value="2022" calcext:value-type="float">
            <text:p>2022</text:p>
          </table:table-cell>
          <table:table-cell table:formula="of:=([.J17]-[.J16])/[.J16]" office:value-type="float" office:value="0.0110000000000002" calcext:value-type="float">
            <text:p>0.011</text:p>
          </table:table-cell>
          <table:table-cell table:formula="of:=([.K17]-[.K16])/[.K16]" office:value-type="float" office:value="0.0167246795110772" calcext:value-type="float">
            <text:p>0.0167246795</text:p>
          </table:table-cell>
          <table:table-cell table:formula="of:=([.L17]-[.L16])/[.L16]" office:value-type="float" office:value="0.0320144048197077" calcext:value-type="float">
            <text:p>0.0320144048</text:p>
          </table:table-cell>
          <table:table-cell table:formula="of:=([.M17]-[.M16])/[.M16]" office:value-type="float" office:value="0.0105296495196073" calcext:value-type="float">
            <text:p>0.0105296495</text:p>
          </table:table-cell>
          <table:table-cell table:formula="of:=([.N17]-[.N16])/[.N16]" office:value-type="float" office:value="0.0119999999999999" calcext:value-type="float">
            <text:p>0.012</text:p>
          </table:table-cell>
          <table:table-cell table:number-columns-repeated="4"/>
        </table:table-row>
        <table:table-row table:style-name="ro1">
          <table:table-cell office:value-type="float" office:value="2023" calcext:value-type="float">
            <text:p>2023</text:p>
          </table:table-cell>
          <table:table-cell table:style-name="ce131" table:formula="of:=HLOOKUP([.$A18];['Industrie &amp; Tertiaire pour AME'.$B$56:.$AQ$80];25)" office:value-type="float" office:value="129.589469658812" calcext:value-type="float">
            <text:p>129.6</text:p>
          </table:table-cell>
          <table:table-cell table:style-name="ce131" table:formula="of:=HLOOKUP([.$A18];['Industrie &amp; Tertiaire pour AME'.$A$111:.$AQ$124];10)" office:value-type="float" office:value="53.7543895765539" calcext:value-type="float">
            <text:p>53.8</text:p>
          </table:table-cell>
          <table:table-cell table:style-name="ce131" table:formula="of:=HLOOKUP([.$A18];['Particulier pour AME'.$B$90:.$AQ$101];7)" office:value-type="float" office:value="87.8452435638816" calcext:value-type="float">
            <text:p>87.8</text:p>
          </table:table-cell>
          <table:table-cell table:style-name="ce131" table:formula="of:=HLOOKUP([.$A18];['prix urbain'.$C$2:.$AV$23];22)" office:value-type="float" office:value="87.376269523363" calcext:value-type="float">
            <text:p>87.4</text:p>
          </table:table-cell>
          <table:table-cell/>
          <table:table-cell office:value-type="float" office:value="66.6394829723966" calcext:value-type="float">
            <text:p>66.6394829724</text:p>
          </table:table-cell>
          <table:table-cell/>
          <table:table-cell table:style-name="ce134" office:value-type="float" office:value="2023" calcext:value-type="float">
            <text:p>2023</text:p>
          </table:table-cell>
          <table:table-cell table:style-name="ce138" table:formula="of:=[.B18]/10^3" office:value-type="float" office:value="0.129589469658812" calcext:value-type="float">
            <text:p>0.130</text:p>
          </table:table-cell>
          <table:table-cell table:style-name="ce138" table:formula="of:=[.C18]/10^3" office:value-type="float" office:value="0.0537543895765539" calcext:value-type="float">
            <text:p>0.054</text:p>
          </table:table-cell>
          <table:table-cell table:style-name="ce138" table:formula="of:=[.D18]/10^3" office:value-type="float" office:value="0.0878452435638816" calcext:value-type="float">
            <text:p>0.088</text:p>
          </table:table-cell>
          <table:table-cell table:style-name="ce138" table:formula="of:=[.E18]/10^3" office:value-type="float" office:value="0.087376269523363" calcext:value-type="float">
            <text:p>0.087</text:p>
          </table:table-cell>
          <table:table-cell table:style-name="ce138" table:formula="of:=[.N17]*(1+[.N$2])" office:value-type="float" office:value="0.0660078140123092" calcext:value-type="float">
            <text:p>0.066</text:p>
          </table:table-cell>
          <table:table-cell table:style-name="ce141" table:formula="of:=[.G18]" office:value-type="float" office:value="66.6394829723966" calcext:value-type="float">
            <text:p>66.64</text:p>
          </table:table-cell>
          <table:table-cell table:number-columns-repeated="2"/>
          <table:table-cell office:value-type="float" office:value="2023" calcext:value-type="float">
            <text:p>2023</text:p>
          </table:table-cell>
          <table:table-cell table:formula="of:=([.J18]-[.J17])/[.J17]" office:value-type="float" office:value="0.0109999999999997" calcext:value-type="float">
            <text:p>0.011</text:p>
          </table:table-cell>
          <table:table-cell table:formula="of:=([.K18]-[.K17])/[.K17]" office:value-type="float" office:value="0.0168628478720768" calcext:value-type="float">
            <text:p>0.0168628479</text:p>
          </table:table-cell>
          <table:table-cell table:formula="of:=([.L18]-[.L17])/[.L17]" office:value-type="float" office:value="0.0324296852698597" calcext:value-type="float">
            <text:p>0.0324296853</text:p>
          </table:table-cell>
          <table:table-cell table:formula="of:=([.M18]-[.M17])/[.M17]" office:value-type="float" office:value="0.0105296495196075" calcext:value-type="float">
            <text:p>0.0105296495</text:p>
          </table:table-cell>
          <table:table-cell table:formula="of:=([.N18]-[.N17])/[.N17]" office:value-type="float" office:value="0.0119999999999999" calcext:value-type="float">
            <text:p>0.012</text:p>
          </table:table-cell>
          <table:table-cell table:number-columns-repeated="4"/>
        </table:table-row>
        <table:table-row table:style-name="ro1">
          <table:table-cell office:value-type="float" office:value="2024" calcext:value-type="float">
            <text:p>2024</text:p>
          </table:table-cell>
          <table:table-cell table:style-name="ce131" table:formula="of:=HLOOKUP([.$A19];['Industrie &amp; Tertiaire pour AME'.$B$56:.$AQ$80];25)" office:value-type="float" office:value="131.014953825059" calcext:value-type="float">
            <text:p>131.0</text:p>
          </table:table-cell>
          <table:table-cell table:style-name="ce131" table:formula="of:=HLOOKUP([.$A19];['Industrie &amp; Tertiaire pour AME'.$A$111:.$AQ$124];10)" office:value-type="float" office:value="54.6682135362155" calcext:value-type="float">
            <text:p>54.7</text:p>
          </table:table-cell>
          <table:table-cell table:style-name="ce131" table:formula="of:=HLOOKUP([.$A19];['Particulier pour AME'.$B$90:.$AQ$101];7)" office:value-type="float" office:value="90.7298300378525" calcext:value-type="float">
            <text:p>90.7</text:p>
          </table:table-cell>
          <table:table-cell table:style-name="ce131" table:formula="of:=HLOOKUP([.$A19];['prix urbain'.$C$2:.$AV$23];22)" office:value-type="float" office:value="87.9943892121321" calcext:value-type="float">
            <text:p>88.0</text:p>
          </table:table-cell>
          <table:table-cell/>
          <table:table-cell office:value-type="float" office:value="70.6175776580398" calcext:value-type="float">
            <text:p>70.617577658</text:p>
          </table:table-cell>
          <table:table-cell/>
          <table:table-cell table:style-name="ce134" office:value-type="float" office:value="2024" calcext:value-type="float">
            <text:p>2024</text:p>
          </table:table-cell>
          <table:table-cell table:style-name="ce138" table:formula="of:=[.B19]/10^3" office:value-type="float" office:value="0.131014953825059" calcext:value-type="float">
            <text:p>0.131</text:p>
          </table:table-cell>
          <table:table-cell table:style-name="ce138" table:formula="of:=[.C19]/10^3" office:value-type="float" office:value="0.0546682135362155" calcext:value-type="float">
            <text:p>0.055</text:p>
          </table:table-cell>
          <table:table-cell table:style-name="ce138" table:formula="of:=[.D19]/10^3" office:value-type="float" office:value="0.0907298300378525" calcext:value-type="float">
            <text:p>0.091</text:p>
          </table:table-cell>
          <table:table-cell table:style-name="ce138" table:formula="of:=[.E19]/10^3" office:value-type="float" office:value="0.0879943892121321" calcext:value-type="float">
            <text:p>0.088</text:p>
          </table:table-cell>
          <table:table-cell table:style-name="ce138" table:formula="of:=[.N18]*(1+[.N$2])" office:value-type="float" office:value="0.0667999077804569" calcext:value-type="float">
            <text:p>0.067</text:p>
          </table:table-cell>
          <table:table-cell table:style-name="ce141" table:formula="of:=[.G19]" office:value-type="float" office:value="70.6175776580398" calcext:value-type="float">
            <text:p>70.62</text:p>
          </table:table-cell>
          <table:table-cell table:number-columns-repeated="2"/>
          <table:table-cell office:value-type="float" office:value="2024" calcext:value-type="float">
            <text:p>2024</text:p>
          </table:table-cell>
          <table:table-cell table:formula="of:=([.J19]-[.J18])/[.J18]" office:value-type="float" office:value="0.0110000000000001" calcext:value-type="float">
            <text:p>0.011</text:p>
          </table:table-cell>
          <table:table-cell table:formula="of:=([.K19]-[.K18])/[.K18]" office:value-type="float" office:value="0.0169999876635225" calcext:value-type="float">
            <text:p>0.0169999877</text:p>
          </table:table-cell>
          <table:table-cell table:formula="of:=([.L19]-[.L18])/[.L18]" office:value-type="float" office:value="0.0328371390065437" calcext:value-type="float">
            <text:p>0.032837139</text:p>
          </table:table-cell>
          <table:table-cell table:formula="of:=([.M19]-[.M18])/[.M18]" office:value-type="float" office:value="0.00707422841626213" calcext:value-type="float">
            <text:p>0.0070742284</text:p>
          </table:table-cell>
          <table:table-cell table:formula="of:=([.N19]-[.N18])/[.N18]" office:value-type="float" office:value="0.0119999999999999" calcext:value-type="float">
            <text:p>0.012</text:p>
          </table:table-cell>
          <table:table-cell table:number-columns-repeated="4"/>
        </table:table-row>
        <table:table-row table:style-name="ro1">
          <table:table-cell office:value-type="float" office:value="2025" calcext:value-type="float">
            <text:p>2025</text:p>
          </table:table-cell>
          <table:table-cell table:style-name="ce131" table:formula="of:=HLOOKUP([.$A20];['Industrie &amp; Tertiaire pour AME'.$B$56:.$AQ$80];25)" office:value-type="float" office:value="132.456118317134" calcext:value-type="float">
            <text:p>132.5</text:p>
          </table:table-cell>
          <table:table-cell table:style-name="ce131" table:formula="of:=HLOOKUP([.$A20];['Industrie &amp; Tertiaire pour AME'.$A$111:.$AQ$124];10)" office:value-type="float" office:value="55.6050119253245" calcext:value-type="float">
            <text:p>55.6</text:p>
          </table:table-cell>
          <table:table-cell table:style-name="ce131" table:formula="of:=HLOOKUP([.$A20];['Particulier pour AME'.$B$90:.$AQ$101];7)" office:value-type="float" office:value="93.7453806611534" calcext:value-type="float">
            <text:p>93.7</text:p>
          </table:table-cell>
          <table:table-cell table:style-name="ce131" table:formula="of:=HLOOKUP([.$A20];['prix urbain'.$C$2:.$AV$23];22)" office:value-type="float" office:value="88.6168816207682" calcext:value-type="float">
            <text:p>88.6</text:p>
          </table:table-cell>
          <table:table-cell/>
          <table:table-cell office:value-type="float" office:value="74.8331477354788" calcext:value-type="float">
            <text:p>74.8331477355</text:p>
          </table:table-cell>
          <table:table-cell/>
          <table:table-cell table:style-name="ce134" office:value-type="float" office:value="2025" calcext:value-type="float">
            <text:p>2025</text:p>
          </table:table-cell>
          <table:table-cell table:style-name="ce138" table:formula="of:=[.B20]/10^3" office:value-type="float" office:value="0.132456118317134" calcext:value-type="float">
            <text:p>0.132</text:p>
          </table:table-cell>
          <table:table-cell table:style-name="ce138" table:formula="of:=[.C20]/10^3" office:value-type="float" office:value="0.0556050119253245" calcext:value-type="float">
            <text:p>0.056</text:p>
          </table:table-cell>
          <table:table-cell table:style-name="ce138" table:formula="of:=[.D20]/10^3" office:value-type="float" office:value="0.0937453806611534" calcext:value-type="float">
            <text:p>0.094</text:p>
          </table:table-cell>
          <table:table-cell table:style-name="ce138" table:formula="of:=[.E20]/10^3" office:value-type="float" office:value="0.0886168816207682" calcext:value-type="float">
            <text:p>0.089</text:p>
          </table:table-cell>
          <table:table-cell table:style-name="ce138" table:formula="of:=[.N19]*(1+[.N$2])" office:value-type="float" office:value="0.0676015066738224" calcext:value-type="float">
            <text:p>0.068</text:p>
          </table:table-cell>
          <table:table-cell table:style-name="ce141" table:formula="of:=[.G20]" office:value-type="float" office:value="74.8331477354788" calcext:value-type="float">
            <text:p>74.83</text:p>
          </table:table-cell>
          <table:table-cell table:number-columns-repeated="2"/>
          <table:table-cell office:value-type="float" office:value="2025" calcext:value-type="float">
            <text:p>2025</text:p>
          </table:table-cell>
          <table:table-cell table:formula="of:=([.J20]-[.J19])/[.J19]" office:value-type="float" office:value="0.0109999999999998" calcext:value-type="float">
            <text:p>0.011</text:p>
          </table:table-cell>
          <table:table-cell table:formula="of:=([.K20]-[.K19])/[.K19]" office:value-type="float" office:value="0.0171360710093147" calcext:value-type="float">
            <text:p>0.017136071</text:p>
          </table:table-cell>
          <table:table-cell table:formula="of:=([.L20]-[.L19])/[.L19]" office:value-type="float" office:value="0.0332365950872251" calcext:value-type="float">
            <text:p>0.0332365951</text:p>
          </table:table-cell>
          <table:table-cell table:formula="of:=([.M20]-[.M19])/[.M19]" office:value-type="float" office:value="0.00707422841626202" calcext:value-type="float">
            <text:p>0.0070742284</text:p>
          </table:table-cell>
          <table:table-cell table:formula="of:=([.N20]-[.N19])/[.N19]" office:value-type="float" office:value="0.0119999999999999" calcext:value-type="float">
            <text:p>0.012</text:p>
          </table:table-cell>
          <table:table-cell table:number-columns-repeated="4"/>
        </table:table-row>
        <table:table-row table:style-name="ro1">
          <table:table-cell office:value-type="float" office:value="2026" calcext:value-type="float">
            <text:p>2026</text:p>
          </table:table-cell>
          <table:table-cell table:style-name="ce131" table:formula="of:=HLOOKUP([.$A21];['Industrie &amp; Tertiaire pour AME'.$B$56:.$AQ$80];25)" office:value-type="float" office:value="133.913135618623" calcext:value-type="float">
            <text:p>133.9</text:p>
          </table:table-cell>
          <table:table-cell table:style-name="ce131" table:formula="of:=HLOOKUP([.$A21];['Industrie &amp; Tertiaire pour AME'.$A$111:.$AQ$124];10)" office:value-type="float" office:value="56.5653700386836" calcext:value-type="float">
            <text:p>56.6</text:p>
          </table:table-cell>
          <table:table-cell table:style-name="ce131" table:formula="of:=HLOOKUP([.$A21];['Particulier pour AME'.$B$90:.$AQ$101];7)" office:value-type="float" office:value="96.897841384292" calcext:value-type="float">
            <text:p>96.9</text:p>
          </table:table-cell>
          <table:table-cell table:style-name="ce131" table:formula="of:=HLOOKUP([.$A21];['prix urbain'.$C$2:.$AV$23];22)" office:value-type="float" office:value="89.2437776828904" calcext:value-type="float">
            <text:p>89.2</text:p>
          </table:table-cell>
          <table:table-cell/>
          <table:table-cell office:value-type="float" office:value="79.3003694790774" calcext:value-type="float">
            <text:p>79.3003694791</text:p>
          </table:table-cell>
          <table:table-cell/>
          <table:table-cell table:style-name="ce134" office:value-type="float" office:value="2026" calcext:value-type="float">
            <text:p>2026</text:p>
          </table:table-cell>
          <table:table-cell table:style-name="ce138" table:formula="of:=[.B21]/10^3" office:value-type="float" office:value="0.133913135618623" calcext:value-type="float">
            <text:p>0.134</text:p>
          </table:table-cell>
          <table:table-cell table:style-name="ce138" table:formula="of:=[.C21]/10^3" office:value-type="float" office:value="0.0565653700386836" calcext:value-type="float">
            <text:p>0.057</text:p>
          </table:table-cell>
          <table:table-cell table:style-name="ce138" table:formula="of:=[.D21]/10^3" office:value-type="float" office:value="0.096897841384292" calcext:value-type="float">
            <text:p>0.097</text:p>
          </table:table-cell>
          <table:table-cell table:style-name="ce138" table:formula="of:=[.E21]/10^3" office:value-type="float" office:value="0.0892437776828904" calcext:value-type="float">
            <text:p>0.089</text:p>
          </table:table-cell>
          <table:table-cell table:style-name="ce138" table:formula="of:=[.N20]*(1+[.N$2])" office:value-type="float" office:value="0.0684127247539083" calcext:value-type="float">
            <text:p>0.068</text:p>
          </table:table-cell>
          <table:table-cell table:style-name="ce141" table:formula="of:=[.G21]" office:value-type="float" office:value="79.3003694790774" calcext:value-type="float">
            <text:p>79.30</text:p>
          </table:table-cell>
          <table:table-cell table:number-columns-repeated="2"/>
          <table:table-cell office:value-type="float" office:value="2026" calcext:value-type="float">
            <text:p>2026</text:p>
          </table:table-cell>
          <table:table-cell table:formula="of:=([.J21]-[.J20])/[.J20]" office:value-type="float" office:value="0.011" calcext:value-type="float">
            <text:p>0.011</text:p>
          </table:table-cell>
          <table:table-cell table:formula="of:=([.K21]-[.K20])/[.K20]" office:value-type="float" office:value="0.0172710710798676" calcext:value-type="float">
            <text:p>0.0172710711</text:p>
          </table:table-cell>
          <table:table-cell table:formula="of:=([.L21]-[.L20])/[.L20]" office:value-type="float" office:value="0.0336279046594663" calcext:value-type="float">
            <text:p>0.0336279047</text:p>
          </table:table-cell>
          <table:table-cell table:formula="of:=([.M21]-[.M20])/[.M20]" office:value-type="float" office:value="0.00707422841626207" calcext:value-type="float">
            <text:p>0.0070742284</text:p>
          </table:table-cell>
          <table:table-cell table:formula="of:=([.N21]-[.N20])/[.N20]" office:value-type="float" office:value="0.012" calcext:value-type="float">
            <text:p>0.012</text:p>
          </table:table-cell>
          <table:table-cell table:number-columns-repeated="4"/>
        </table:table-row>
        <table:table-row table:style-name="ro1">
          <table:table-cell office:value-type="float" office:value="2027" calcext:value-type="float">
            <text:p>2027</text:p>
          </table:table-cell>
          <table:table-cell table:style-name="ce131" table:formula="of:=HLOOKUP([.$A22];['Industrie &amp; Tertiaire pour AME'.$B$56:.$AQ$80];25)" office:value-type="float" office:value="135.386180110428" calcext:value-type="float">
            <text:p>135.4</text:p>
          </table:table-cell>
          <table:table-cell table:style-name="ce131" table:formula="of:=HLOOKUP([.$A22];['Industrie &amp; Tertiaire pour AME'.$A$111:.$AQ$124];10)" office:value-type="float" office:value="57.5498881606751" calcext:value-type="float">
            <text:p>57.5</text:p>
          </table:table-cell>
          <table:table-cell table:style-name="ce131" table:formula="of:=HLOOKUP([.$A22];['Particulier pour AME'.$B$90:.$AQ$101];7)" office:value-type="float" office:value="100.193428112017" calcext:value-type="float">
            <text:p>100.2</text:p>
          </table:table-cell>
          <table:table-cell table:style-name="ce131" table:formula="of:=HLOOKUP([.$A22];['prix urbain'.$C$2:.$AV$23];22)" office:value-type="float" office:value="89.8751085509493" calcext:value-type="float">
            <text:p>89.9</text:p>
          </table:table-cell>
          <table:table-cell/>
          <table:table-cell office:value-type="float" office:value="84.0342654266935" calcext:value-type="float">
            <text:p>84.0342654267</text:p>
          </table:table-cell>
          <table:table-cell/>
          <table:table-cell table:style-name="ce134" office:value-type="float" office:value="2027" calcext:value-type="float">
            <text:p>2027</text:p>
          </table:table-cell>
          <table:table-cell table:style-name="ce138" table:formula="of:=[.B22]/10^3" office:value-type="float" office:value="0.135386180110428" calcext:value-type="float">
            <text:p>0.135</text:p>
          </table:table-cell>
          <table:table-cell table:style-name="ce138" table:formula="of:=[.C22]/10^3" office:value-type="float" office:value="0.0575498881606751" calcext:value-type="float">
            <text:p>0.058</text:p>
          </table:table-cell>
          <table:table-cell table:style-name="ce138" table:formula="of:=[.D22]/10^3" office:value-type="float" office:value="0.100193428112017" calcext:value-type="float">
            <text:p>0.100</text:p>
          </table:table-cell>
          <table:table-cell table:style-name="ce138" table:formula="of:=[.E22]/10^3" office:value-type="float" office:value="0.0898751085509493" calcext:value-type="float">
            <text:p>0.090</text:p>
          </table:table-cell>
          <table:table-cell table:style-name="ce138" table:formula="of:=[.N21]*(1+[.N$2])" office:value-type="float" office:value="0.0692336774509552" calcext:value-type="float">
            <text:p>0.069</text:p>
          </table:table-cell>
          <table:table-cell table:style-name="ce141" table:formula="of:=[.G22]" office:value-type="float" office:value="84.0342654266935" calcext:value-type="float">
            <text:p>84.03</text:p>
          </table:table-cell>
          <table:table-cell table:number-columns-repeated="2"/>
          <table:table-cell office:value-type="float" office:value="2027" calcext:value-type="float">
            <text:p>2027</text:p>
          </table:table-cell>
          <table:table-cell table:formula="of:=([.J22]-[.J21])/[.J21]" office:value-type="float" office:value="0.011" calcext:value-type="float">
            <text:p>0.011</text:p>
          </table:table-cell>
          <table:table-cell table:formula="of:=([.K22]-[.K21])/[.K21]" office:value-type="float" office:value="0.0174049621052272" calcext:value-type="float">
            <text:p>0.0174049621</text:p>
          </table:table-cell>
          <table:table-cell table:formula="of:=([.L22]-[.L21])/[.L21]" office:value-type="float" office:value="0.0340109406013947" calcext:value-type="float">
            <text:p>0.0340109406</text:p>
          </table:table-cell>
          <table:table-cell table:formula="of:=([.M22]-[.M21])/[.M21]" office:value-type="float" office:value="0.00707422841626218" calcext:value-type="float">
            <text:p>0.0070742284</text:p>
          </table:table-cell>
          <table:table-cell table:formula="of:=([.N22]-[.N21])/[.N21]" office:value-type="float" office:value="0.0120000000000001" calcext:value-type="float">
            <text:p>0.012</text:p>
          </table:table-cell>
          <table:table-cell table:number-columns-repeated="4"/>
        </table:table-row>
        <table:table-row table:style-name="ro1">
          <table:table-cell office:value-type="float" office:value="2028" calcext:value-type="float">
            <text:p>2028</text:p>
          </table:table-cell>
          <table:table-cell table:style-name="ce131" table:formula="of:=HLOOKUP([.$A23];['Industrie &amp; Tertiaire pour AME'.$B$56:.$AQ$80];25)" office:value-type="float" office:value="136.875428091642" calcext:value-type="float">
            <text:p>136.9</text:p>
          </table:table-cell>
          <table:table-cell table:style-name="ce131" table:formula="of:=HLOOKUP([.$A23];['Industrie &amp; Tertiaire pour AME'.$A$111:.$AQ$124];10)" office:value-type="float" office:value="58.5591819499412" calcext:value-type="float">
            <text:p>58.6</text:p>
          </table:table-cell>
          <table:table-cell table:style-name="ce131" table:formula="of:=HLOOKUP([.$A23];['Particulier pour AME'.$B$90:.$AQ$101];7)" office:value-type="float" office:value="103.638638959605" calcext:value-type="float">
            <text:p>103.6</text:p>
          </table:table-cell>
          <table:table-cell table:style-name="ce131" table:formula="of:=HLOOKUP([.$A23];['prix urbain'.$C$2:.$AV$23];22)" office:value-type="float" office:value="90.510905597775" calcext:value-type="float">
            <text:p>90.5</text:p>
          </table:table-cell>
          <table:table-cell/>
          <table:table-cell office:value-type="float" office:value="89.0507548980229" calcext:value-type="float">
            <text:p>89.050754898</text:p>
          </table:table-cell>
          <table:table-cell/>
          <table:table-cell table:style-name="ce134" office:value-type="float" office:value="2028" calcext:value-type="float">
            <text:p>2028</text:p>
          </table:table-cell>
          <table:table-cell table:style-name="ce138" table:formula="of:=[.B23]/10^3" office:value-type="float" office:value="0.136875428091642" calcext:value-type="float">
            <text:p>0.137</text:p>
          </table:table-cell>
          <table:table-cell table:style-name="ce138" table:formula="of:=[.C23]/10^3" office:value-type="float" office:value="0.0585591819499412" calcext:value-type="float">
            <text:p>0.059</text:p>
          </table:table-cell>
          <table:table-cell table:style-name="ce138" table:formula="of:=[.D23]/10^3" office:value-type="float" office:value="0.103638638959605" calcext:value-type="float">
            <text:p>0.104</text:p>
          </table:table-cell>
          <table:table-cell table:style-name="ce138" table:formula="of:=[.E23]/10^3" office:value-type="float" office:value="0.090510905597775" calcext:value-type="float">
            <text:p>0.091</text:p>
          </table:table-cell>
          <table:table-cell table:style-name="ce138" table:formula="of:=[.N22]*(1+[.N$2])" office:value-type="float" office:value="0.0700644815803666" calcext:value-type="float">
            <text:p>0.070</text:p>
          </table:table-cell>
          <table:table-cell table:style-name="ce141" table:formula="of:=[.G23]" office:value-type="float" office:value="89.0507548980229" calcext:value-type="float">
            <text:p>89.05</text:p>
          </table:table-cell>
          <table:table-cell table:number-columns-repeated="2"/>
          <table:table-cell office:value-type="float" office:value="2028" calcext:value-type="float">
            <text:p>2028</text:p>
          </table:table-cell>
          <table:table-cell table:formula="of:=([.J23]-[.J22])/[.J22]" office:value-type="float" office:value="0.0109999999999997" calcext:value-type="float">
            <text:p>0.011</text:p>
          </table:table-cell>
          <table:table-cell table:formula="of:=([.K23]-[.K22])/[.K22]" office:value-type="float" office:value="0.0175377193861476" calcext:value-type="float">
            <text:p>0.0175377194</text:p>
          </table:table-cell>
          <table:table-cell table:formula="of:=([.L23]-[.L22])/[.L22]" office:value-type="float" office:value="0.0343855970646778" calcext:value-type="float">
            <text:p>0.0343855971</text:p>
          </table:table-cell>
          <table:table-cell table:formula="of:=([.M23]-[.M22])/[.M22]" office:value-type="float" office:value="0.00707422841626217" calcext:value-type="float">
            <text:p>0.0070742284</text:p>
          </table:table-cell>
          <table:table-cell table:formula="of:=([.N23]-[.N22])/[.N22]" office:value-type="float" office:value="0.0119999999999999" calcext:value-type="float">
            <text:p>0.012</text:p>
          </table:table-cell>
          <table:table-cell table:number-columns-repeated="4"/>
        </table:table-row>
        <table:table-row table:style-name="ro1">
          <table:table-cell office:value-type="float" office:value="2029" calcext:value-type="float">
            <text:p>2029</text:p>
          </table:table-cell>
          <table:table-cell table:style-name="ce131" table:formula="of:=HLOOKUP([.$A24];['Industrie &amp; Tertiaire pour AME'.$B$56:.$AQ$80];25)" office:value-type="float" office:value="138.38105780065" calcext:value-type="float">
            <text:p>138.4</text:p>
          </table:table-cell>
          <table:table-cell table:style-name="ce131" table:formula="of:=HLOOKUP([.$A24];['Industrie &amp; Tertiaire pour AME'.$A$111:.$AQ$124];10)" office:value-type="float" office:value="59.5938828339458" calcext:value-type="float">
            <text:p>59.6</text:p>
          </table:table-cell>
          <table:table-cell table:style-name="ce131" table:formula="of:=HLOOKUP([.$A24];['Particulier pour AME'.$B$90:.$AQ$101];7)" office:value-type="float" office:value="107.240267065608" calcext:value-type="float">
            <text:p>107.2</text:p>
          </table:table-cell>
          <table:table-cell table:style-name="ce131" table:formula="of:=HLOOKUP([.$A24];['prix urbain'.$C$2:.$AV$23];22)" office:value-type="float" office:value="91.1512004181365" calcext:value-type="float">
            <text:p>91.2</text:p>
          </table:table-cell>
          <table:table-cell/>
          <table:table-cell office:value-type="float" office:value="94.366707528674" calcext:value-type="float">
            <text:p>94.3667075287</text:p>
          </table:table-cell>
          <table:table-cell/>
          <table:table-cell table:style-name="ce134" office:value-type="float" office:value="2029" calcext:value-type="float">
            <text:p>2029</text:p>
          </table:table-cell>
          <table:table-cell table:style-name="ce138" table:formula="of:=[.B24]/10^3" office:value-type="float" office:value="0.13838105780065" calcext:value-type="float">
            <text:p>0.138</text:p>
          </table:table-cell>
          <table:table-cell table:style-name="ce138" table:formula="of:=[.C24]/10^3" office:value-type="float" office:value="0.0595938828339458" calcext:value-type="float">
            <text:p>0.060</text:p>
          </table:table-cell>
          <table:table-cell table:style-name="ce138" table:formula="of:=[.D24]/10^3" office:value-type="float" office:value="0.107240267065608" calcext:value-type="float">
            <text:p>0.107</text:p>
          </table:table-cell>
          <table:table-cell table:style-name="ce138" table:formula="of:=[.E24]/10^3" office:value-type="float" office:value="0.0911512004181365" calcext:value-type="float">
            <text:p>0.091</text:p>
          </table:table-cell>
          <table:table-cell table:style-name="ce138" table:formula="of:=[.N23]*(1+[.N$2])" office:value-type="float" office:value="0.070905255359331" calcext:value-type="float">
            <text:p>0.071</text:p>
          </table:table-cell>
          <table:table-cell table:style-name="ce141" table:formula="of:=[.G24]" office:value-type="float" office:value="94.366707528674" calcext:value-type="float">
            <text:p>94.37</text:p>
          </table:table-cell>
          <table:table-cell table:number-columns-repeated="2"/>
          <table:table-cell office:value-type="float" office:value="2029" calcext:value-type="float">
            <text:p>2029</text:p>
          </table:table-cell>
          <table:table-cell table:formula="of:=([.J24]-[.J23])/[.J23]" office:value-type="float" office:value="0.0109999999999999" calcext:value-type="float">
            <text:p>0.011</text:p>
          </table:table-cell>
          <table:table-cell table:formula="of:=([.K24]-[.K23])/[.K23]" office:value-type="float" office:value="0.0176693193031483" calcext:value-type="float">
            <text:p>0.0176693193</text:p>
          </table:table-cell>
          <table:table-cell table:formula="of:=([.L24]-[.L23])/[.L23]" office:value-type="float" office:value="0.0347517889288994" calcext:value-type="float">
            <text:p>0.0347517889</text:p>
          </table:table-cell>
          <table:table-cell table:formula="of:=([.M24]-[.M23])/[.M23]" office:value-type="float" office:value="0.00707422841626217" calcext:value-type="float">
            <text:p>0.0070742284</text:p>
          </table:table-cell>
          <table:table-cell table:formula="of:=([.N24]-[.N23])/[.N23]" office:value-type="float" office:value="0.012" calcext:value-type="float">
            <text:p>0.012</text:p>
          </table:table-cell>
          <table:table-cell table:number-columns-repeated="4"/>
        </table:table-row>
        <table:table-row table:style-name="ro1">
          <table:table-cell office:value-type="float" office:value="2030" calcext:value-type="float">
            <text:p>2030</text:p>
          </table:table-cell>
          <table:table-cell table:style-name="ce131" table:formula="of:=HLOOKUP([.$A25];['Industrie &amp; Tertiaire pour AME'.$B$56:.$AQ$80];25)" office:value-type="float" office:value="139.903249436458" calcext:value-type="float">
            <text:p>139.9</text:p>
          </table:table-cell>
          <table:table-cell table:style-name="ce131" table:formula="of:=HLOOKUP([.$A25];['Industrie &amp; Tertiaire pour AME'.$A$111:.$AQ$124];10)" office:value-type="float" office:value="60.6546384136697" calcext:value-type="float">
            <text:p>60.7</text:p>
          </table:table-cell>
          <table:table-cell table:style-name="ce131" table:formula="of:=HLOOKUP([.$A25];['Particulier pour AME'.$B$90:.$AQ$101];7)" office:value-type="float" office:value="111.005413986304" calcext:value-type="float">
            <text:p>111.0</text:p>
          </table:table-cell>
          <table:table-cell table:style-name="ce131" table:formula="of:=HLOOKUP([.$A25];['prix urbain'.$C$2:.$AV$23];22)" office:value-type="float" office:value="91.7960248303108" calcext:value-type="float">
            <text:p>91.8</text:p>
          </table:table-cell>
          <table:table-cell/>
          <table:table-cell office:value-type="float" office:value="100" calcext:value-type="float">
            <text:p>100</text:p>
          </table:table-cell>
          <table:table-cell/>
          <table:table-cell table:style-name="ce134" office:value-type="float" office:value="2030" calcext:value-type="float">
            <text:p>2030</text:p>
          </table:table-cell>
          <table:table-cell table:style-name="ce138" table:formula="of:=[.B25]/10^3" office:value-type="float" office:value="0.139903249436458" calcext:value-type="float">
            <text:p>0.140</text:p>
          </table:table-cell>
          <table:table-cell table:style-name="ce138" table:formula="of:=[.C25]/10^3" office:value-type="float" office:value="0.0606546384136697" calcext:value-type="float">
            <text:p>0.061</text:p>
          </table:table-cell>
          <table:table-cell table:style-name="ce138" table:formula="of:=[.D25]/10^3" office:value-type="float" office:value="0.111005413986304" calcext:value-type="float">
            <text:p>0.111</text:p>
          </table:table-cell>
          <table:table-cell table:style-name="ce138" table:formula="of:=[.E25]/10^3" office:value-type="float" office:value="0.0917960248303108" calcext:value-type="float">
            <text:p>0.092</text:p>
          </table:table-cell>
          <table:table-cell table:style-name="ce138" table:formula="of:=[.N24]*(1+[.N$2])" office:value-type="float" office:value="0.071756118423643" calcext:value-type="float">
            <text:p>0.072</text:p>
          </table:table-cell>
          <table:table-cell table:style-name="ce141" table:formula="of:=[.G25]" office:value-type="float" office:value="100" calcext:value-type="float">
            <text:p>100.00</text:p>
          </table:table-cell>
          <table:table-cell table:number-columns-repeated="2"/>
          <table:table-cell office:value-type="float" office:value="2030" calcext:value-type="float">
            <text:p>2030</text:p>
          </table:table-cell>
          <table:table-cell table:formula="of:=([.J25]-[.J24])/[.J24]" office:value-type="float" office:value="0.0110000000000001" calcext:value-type="float">
            <text:p>0.011</text:p>
          </table:table-cell>
          <table:table-cell table:formula="of:=([.K25]-[.K24])/[.K24]" office:value-type="float" office:value="0.0177997393235744" calcext:value-type="float">
            <text:p>0.0177997393</text:p>
          </table:table-cell>
          <table:table-cell table:formula="of:=([.L25]-[.L24])/[.L24]" office:value-type="float" office:value="0.0351094511765153" calcext:value-type="float">
            <text:p>0.0351094512</text:p>
          </table:table-cell>
          <table:table-cell table:formula="of:=([.M25]-[.M24])/[.M24]" office:value-type="float" office:value="0.00707422841626207" calcext:value-type="float">
            <text:p>0.0070742284</text:p>
          </table:table-cell>
          <table:table-cell table:formula="of:=([.N25]-[.N24])/[.N24]" office:value-type="float" office:value="0.0120000000000001" calcext:value-type="float">
            <text:p>0.012</text:p>
          </table:table-cell>
          <table:table-cell table:number-columns-repeated="4"/>
        </table:table-row>
        <table:table-row table:style-name="ro1">
          <table:table-cell office:value-type="float" office:value="2031" calcext:value-type="float">
            <text:p>2031</text:p>
          </table:table-cell>
          <table:table-cell table:style-name="ce131" table:formula="of:=HLOOKUP([.$A26];['Industrie &amp; Tertiaire pour AME'.$B$56:.$AQ$80];25)" office:value-type="float" office:value="141.442185180259" calcext:value-type="float">
            <text:p>141.4</text:p>
          </table:table-cell>
          <table:table-cell table:style-name="ce131" table:formula="of:=HLOOKUP([.$A26];['Industrie &amp; Tertiaire pour AME'.$A$111:.$AQ$124];10)" office:value-type="float" office:value="61.0970916078878" calcext:value-type="float">
            <text:p>61.1</text:p>
          </table:table-cell>
          <table:table-cell table:style-name="ce131" table:formula="of:=HLOOKUP([.$A26];['Particulier pour AME'.$B$90:.$AQ$101];7)" office:value-type="float" office:value="111.871222513883" calcext:value-type="float">
            <text:p>111.9</text:p>
          </table:table-cell>
          <table:table-cell table:style-name="ce131" table:formula="of:=HLOOKUP([.$A26];['prix urbain'.$C$2:.$AV$23];22)" office:value-type="float" office:value="92.4454108776653" calcext:value-type="float">
            <text:p>92.4</text:p>
          </table:table-cell>
          <table:table-cell/>
          <table:table-cell office:value-type="float" office:value="104.539474747505" calcext:value-type="float">
            <text:p>104.5394747475</text:p>
          </table:table-cell>
          <table:table-cell/>
          <table:table-cell table:style-name="ce134" office:value-type="float" office:value="2031" calcext:value-type="float">
            <text:p>2031</text:p>
          </table:table-cell>
          <table:table-cell table:style-name="ce138" table:formula="of:=[.B26]/10^3" office:value-type="float" office:value="0.141442185180259" calcext:value-type="float">
            <text:p>0.141</text:p>
          </table:table-cell>
          <table:table-cell table:style-name="ce138" table:formula="of:=[.C26]/10^3" office:value-type="float" office:value="0.0610970916078878" calcext:value-type="float">
            <text:p>0.061</text:p>
          </table:table-cell>
          <table:table-cell table:style-name="ce138" table:formula="of:=[.D26]/10^3" office:value-type="float" office:value="0.111871222513883" calcext:value-type="float">
            <text:p>0.112</text:p>
          </table:table-cell>
          <table:table-cell table:style-name="ce138" table:formula="of:=[.E26]/10^3" office:value-type="float" office:value="0.0924454108776653" calcext:value-type="float">
            <text:p>0.092</text:p>
          </table:table-cell>
          <table:table-cell table:style-name="ce138" table:formula="of:=[.N25]*(1+[.N$2])" office:value-type="float" office:value="0.0726171918447267" calcext:value-type="float">
            <text:p>0.073</text:p>
          </table:table-cell>
          <table:table-cell table:style-name="ce141" office:value-type="float" office:value="100" calcext:value-type="float">
            <text:p>100.00</text:p>
          </table:table-cell>
          <table:table-cell table:number-columns-repeated="2"/>
          <table:table-cell office:value-type="float" office:value="2031" calcext:value-type="float">
            <text:p>2031</text:p>
          </table:table-cell>
          <table:table-cell table:formula="of:=([.J26]-[.J25])/[.J25]" office:value-type="float" office:value="0.0109999999999999" calcext:value-type="float">
            <text:p>0.011</text:p>
          </table:table-cell>
          <table:table-cell table:formula="of:=([.K26]-[.K25])/[.K25]" office:value-type="float" office:value="0.00729463081125834" calcext:value-type="float">
            <text:p>0.0072946308</text:p>
          </table:table-cell>
          <table:table-cell table:formula="of:=([.L26]-[.L25])/[.L25]" office:value-type="float" office:value="0.00779969639756372" calcext:value-type="float">
            <text:p>0.0077996964</text:p>
          </table:table-cell>
          <table:table-cell table:formula="of:=([.M26]-[.M25])/[.M25]" office:value-type="float" office:value="0.00707422841626222" calcext:value-type="float">
            <text:p>0.0070742284</text:p>
          </table:table-cell>
          <table:table-cell table:formula="of:=([.N26]-[.N25])/[.N25]" office:value-type="float" office:value="0.012" calcext:value-type="float">
            <text:p>0.012</text:p>
          </table:table-cell>
          <table:table-cell table:number-columns-repeated="4"/>
        </table:table-row>
        <table:table-row table:style-name="ro1">
          <table:table-cell office:value-type="float" office:value="2032" calcext:value-type="float">
            <text:p>2032</text:p>
          </table:table-cell>
          <table:table-cell table:style-name="ce131" table:formula="of:=HLOOKUP([.$A27];['Industrie &amp; Tertiaire pour AME'.$B$56:.$AQ$80];25)" office:value-type="float" office:value="142.998049217241" calcext:value-type="float">
            <text:p>143.0</text:p>
          </table:table-cell>
          <table:table-cell table:style-name="ce131" table:formula="of:=HLOOKUP([.$A27];['Industrie &amp; Tertiaire pour AME'.$A$111:.$AQ$124];10)" office:value-type="float" office:value="61.5439500240336" calcext:value-type="float">
            <text:p>61.5</text:p>
          </table:table-cell>
          <table:table-cell table:style-name="ce131" table:formula="of:=HLOOKUP([.$A27];['Particulier pour AME'.$B$90:.$AQ$101];7)" office:value-type="float" office:value="112.745677685754" calcext:value-type="float">
            <text:p>112.7</text:p>
          </table:table-cell>
          <table:table-cell table:style-name="ce131" table:formula="of:=HLOOKUP([.$A27];['prix urbain'.$C$2:.$AV$23];22)" office:value-type="float" office:value="93.0993908302492" calcext:value-type="float">
            <text:p>93.1</text:p>
          </table:table-cell>
          <table:table-cell/>
          <table:table-cell office:value-type="float" office:value="109.285017804843" calcext:value-type="float">
            <text:p>109.2850178048</text:p>
          </table:table-cell>
          <table:table-cell/>
          <table:table-cell table:style-name="ce134" office:value-type="float" office:value="2032" calcext:value-type="float">
            <text:p>2032</text:p>
          </table:table-cell>
          <table:table-cell table:style-name="ce138" table:formula="of:=[.B27]/10^3" office:value-type="float" office:value="0.142998049217241" calcext:value-type="float">
            <text:p>0.143</text:p>
          </table:table-cell>
          <table:table-cell table:style-name="ce138" table:formula="of:=[.C27]/10^3" office:value-type="float" office:value="0.0615439500240336" calcext:value-type="float">
            <text:p>0.062</text:p>
          </table:table-cell>
          <table:table-cell table:style-name="ce138" table:formula="of:=[.D27]/10^3" office:value-type="float" office:value="0.112745677685754" calcext:value-type="float">
            <text:p>0.113</text:p>
          </table:table-cell>
          <table:table-cell table:style-name="ce138" table:formula="of:=[.E27]/10^3" office:value-type="float" office:value="0.0930993908302492" calcext:value-type="float">
            <text:p>0.093</text:p>
          </table:table-cell>
          <table:table-cell table:style-name="ce138" table:formula="of:=[.N26]*(1+[.N$2])" office:value-type="float" office:value="0.0734885981468634" calcext:value-type="float">
            <text:p>0.073</text:p>
          </table:table-cell>
          <table:table-cell table:style-name="ce141" office:value-type="float" office:value="100" calcext:value-type="float">
            <text:p>100.00</text:p>
          </table:table-cell>
          <table:table-cell table:number-columns-repeated="2"/>
          <table:table-cell office:value-type="float" office:value="2032" calcext:value-type="float">
            <text:p>2032</text:p>
          </table:table-cell>
          <table:table-cell table:formula="of:=([.J27]-[.J26])/[.J26]" office:value-type="float" office:value="0.0109999999999999" calcext:value-type="float">
            <text:p>0.011</text:p>
          </table:table-cell>
          <table:table-cell table:formula="of:=([.K27]-[.K26])/[.K26]" office:value-type="float" office:value="0.00731390651151928" calcext:value-type="float">
            <text:p>0.0073139065</text:p>
          </table:table-cell>
          <table:table-cell table:formula="of:=([.L27]-[.L26])/[.L26]" office:value-type="float" office:value="0.00781662300831539" calcext:value-type="float">
            <text:p>0.007816623</text:p>
          </table:table-cell>
          <table:table-cell table:formula="of:=([.M27]-[.M26])/[.M26]" office:value-type="float" office:value="0.00707422841626222" calcext:value-type="float">
            <text:p>0.0070742284</text:p>
          </table:table-cell>
          <table:table-cell table:formula="of:=([.N27]-[.N26])/[.N26]" office:value-type="float" office:value="0.012" calcext:value-type="float">
            <text:p>0.012</text:p>
          </table:table-cell>
          <table:table-cell table:number-columns-repeated="4"/>
        </table:table-row>
        <table:table-row table:style-name="ro1">
          <table:table-cell office:value-type="float" office:value="2033" calcext:value-type="float">
            <text:p>2033</text:p>
          </table:table-cell>
          <table:table-cell table:style-name="ce131" table:formula="of:=HLOOKUP([.$A28];['Industrie &amp; Tertiaire pour AME'.$B$56:.$AQ$80];25)" office:value-type="float" office:value="144.571027758631" calcext:value-type="float">
            <text:p>144.6</text:p>
          </table:table-cell>
          <table:table-cell table:style-name="ce131" table:formula="of:=HLOOKUP([.$A28];['Industrie &amp; Tertiaire pour AME'.$A$111:.$AQ$124];10)" office:value-type="float" office:value="61.9952575221408" calcext:value-type="float">
            <text:p>62.0</text:p>
          </table:table-cell>
          <table:table-cell table:style-name="ce131" table:formula="of:=HLOOKUP([.$A28];['Particulier pour AME'.$B$90:.$AQ$101];7)" office:value-type="float" office:value="113.628865854099" calcext:value-type="float">
            <text:p>113.6</text:p>
          </table:table-cell>
          <table:table-cell table:style-name="ce131" table:formula="of:=HLOOKUP([.$A28];['prix urbain'.$C$2:.$AV$23];22)" office:value-type="float" office:value="93.7579971863972" calcext:value-type="float">
            <text:p>93.8</text:p>
          </table:table-cell>
          <table:table-cell/>
          <table:table-cell office:value-type="float" office:value="114.245983590901" calcext:value-type="float">
            <text:p>114.2459835909</text:p>
          </table:table-cell>
          <table:table-cell/>
          <table:table-cell table:style-name="ce134" office:value-type="float" office:value="2033" calcext:value-type="float">
            <text:p>2033</text:p>
          </table:table-cell>
          <table:table-cell table:style-name="ce138" table:formula="of:=[.B28]/10^3" office:value-type="float" office:value="0.144571027758631" calcext:value-type="float">
            <text:p>0.145</text:p>
          </table:table-cell>
          <table:table-cell table:style-name="ce138" table:formula="of:=[.C28]/10^3" office:value-type="float" office:value="0.0619952575221408" calcext:value-type="float">
            <text:p>0.062</text:p>
          </table:table-cell>
          <table:table-cell table:style-name="ce138" table:formula="of:=[.D28]/10^3" office:value-type="float" office:value="0.113628865854099" calcext:value-type="float">
            <text:p>0.114</text:p>
          </table:table-cell>
          <table:table-cell table:style-name="ce138" table:formula="of:=[.E28]/10^3" office:value-type="float" office:value="0.0937579971863972" calcext:value-type="float">
            <text:p>0.094</text:p>
          </table:table-cell>
          <table:table-cell table:style-name="ce138" table:formula="of:=[.N27]*(1+[.N$2])" office:value-type="float" office:value="0.0743704613246258" calcext:value-type="float">
            <text:p>0.074</text:p>
          </table:table-cell>
          <table:table-cell table:style-name="ce141" office:value-type="float" office:value="100" calcext:value-type="float">
            <text:p>100.00</text:p>
          </table:table-cell>
          <table:table-cell table:number-columns-repeated="2"/>
          <table:table-cell office:value-type="float" office:value="2033" calcext:value-type="float">
            <text:p>2033</text:p>
          </table:table-cell>
          <table:table-cell table:formula="of:=([.J28]-[.J27])/[.J27]" office:value-type="float" office:value="0.011" calcext:value-type="float">
            <text:p>0.011</text:p>
          </table:table-cell>
          <table:table-cell table:formula="of:=([.K28]-[.K27])/[.K27]" office:value-type="float" office:value="0.00733309282116108" calcext:value-type="float">
            <text:p>0.0073330928</text:p>
          </table:table-cell>
          <table:table-cell table:formula="of:=([.L28]-[.L27])/[.L27]" office:value-type="float" office:value="0.00783345478491492" calcext:value-type="float">
            <text:p>0.0078334548</text:p>
          </table:table-cell>
          <table:table-cell table:formula="of:=([.M28]-[.M27])/[.M27]" office:value-type="float" office:value="0.00707422841626204" calcext:value-type="float">
            <text:p>0.0070742284</text:p>
          </table:table-cell>
          <table:table-cell table:formula="of:=([.N28]-[.N27])/[.N27]" office:value-type="float" office:value="0.0119999999999999" calcext:value-type="float">
            <text:p>0.012</text:p>
          </table:table-cell>
          <table:table-cell table:number-columns-repeated="4"/>
        </table:table-row>
        <table:table-row table:style-name="ro1">
          <table:table-cell office:value-type="float" office:value="2034" calcext:value-type="float">
            <text:p>2034</text:p>
          </table:table-cell>
          <table:table-cell table:style-name="ce131" table:formula="of:=HLOOKUP([.$A29];['Industrie &amp; Tertiaire pour AME'.$B$56:.$AQ$80];25)" office:value-type="float" office:value="146.161309063976" calcext:value-type="float">
            <text:p>146.2</text:p>
          </table:table-cell>
          <table:table-cell table:style-name="ce131" table:formula="of:=HLOOKUP([.$A29];['Industrie &amp; Tertiaire pour AME'.$A$111:.$AQ$124];10)" office:value-type="float" office:value="62.4510583989305" calcext:value-type="float">
            <text:p>62.5</text:p>
          </table:table-cell>
          <table:table-cell table:style-name="ce131" table:formula="of:=HLOOKUP([.$A29];['Particulier pour AME'.$B$90:.$AQ$101];7)" office:value-type="float" office:value="114.520874233486" calcext:value-type="float">
            <text:p>114.5</text:p>
          </table:table-cell>
          <table:table-cell table:style-name="ce131" table:formula="of:=HLOOKUP([.$A29];['prix urbain'.$C$2:.$AV$23];22)" office:value-type="float" office:value="94.421262674345" calcext:value-type="float">
            <text:p>94.4</text:p>
          </table:table-cell>
          <table:table-cell/>
          <table:table-cell office:value-type="float" office:value="119.432151166049" calcext:value-type="float">
            <text:p>119.432151166</text:p>
          </table:table-cell>
          <table:table-cell/>
          <table:table-cell table:style-name="ce134" office:value-type="float" office:value="2034" calcext:value-type="float">
            <text:p>2034</text:p>
          </table:table-cell>
          <table:table-cell table:style-name="ce138" table:formula="of:=[.B29]/10^3" office:value-type="float" office:value="0.146161309063976" calcext:value-type="float">
            <text:p>0.146</text:p>
          </table:table-cell>
          <table:table-cell table:style-name="ce138" table:formula="of:=[.C29]/10^3" office:value-type="float" office:value="0.0624510583989305" calcext:value-type="float">
            <text:p>0.062</text:p>
          </table:table-cell>
          <table:table-cell table:style-name="ce138" table:formula="of:=[.D29]/10^3" office:value-type="float" office:value="0.114520874233486" calcext:value-type="float">
            <text:p>0.115</text:p>
          </table:table-cell>
          <table:table-cell table:style-name="ce138" table:formula="of:=[.E29]/10^3" office:value-type="float" office:value="0.094421262674345" calcext:value-type="float">
            <text:p>0.094</text:p>
          </table:table-cell>
          <table:table-cell table:style-name="ce138" table:formula="of:=[.N28]*(1+[.N$2])" office:value-type="float" office:value="0.0752629068605213" calcext:value-type="float">
            <text:p>0.075</text:p>
          </table:table-cell>
          <table:table-cell table:style-name="ce141" office:value-type="float" office:value="100" calcext:value-type="float">
            <text:p>100.00</text:p>
          </table:table-cell>
          <table:table-cell table:number-columns-repeated="2"/>
          <table:table-cell office:value-type="float" office:value="2034" calcext:value-type="float">
            <text:p>2034</text:p>
          </table:table-cell>
          <table:table-cell table:formula="of:=([.J29]-[.J28])/[.J28]" office:value-type="float" office:value="0.011" calcext:value-type="float">
            <text:p>0.011</text:p>
          </table:table-cell>
          <table:table-cell table:formula="of:=([.K29]-[.K28])/[.K28]" office:value-type="float" office:value="0.00735218942556899" calcext:value-type="float">
            <text:p>0.0073521894</text:p>
          </table:table-cell>
          <table:table-cell table:formula="of:=([.L29]-[.L28])/[.L28]" office:value-type="float" office:value="0.00785019169804878" calcext:value-type="float">
            <text:p>0.0078501917</text:p>
          </table:table-cell>
          <table:table-cell table:formula="of:=([.M29]-[.M28])/[.M28]" office:value-type="float" office:value="0.00707422841626223" calcext:value-type="float">
            <text:p>0.0070742284</text:p>
          </table:table-cell>
          <table:table-cell table:formula="of:=([.N29]-[.N28])/[.N28]" office:value-type="float" office:value="0.0120000000000001" calcext:value-type="float">
            <text:p>0.012</text:p>
          </table:table-cell>
          <table:table-cell table:number-columns-repeated="4"/>
        </table:table-row>
        <table:table-row table:style-name="ro1">
          <table:table-cell office:value-type="float" office:value="2035" calcext:value-type="float">
            <text:p>2035</text:p>
          </table:table-cell>
          <table:table-cell table:style-name="ce131" table:formula="of:=HLOOKUP([.$A30];['Industrie &amp; Tertiaire pour AME'.$B$56:.$AQ$80];25)" office:value-type="float" office:value="147.76908346368" calcext:value-type="float">
            <text:p>147.8</text:p>
          </table:table-cell>
          <table:table-cell table:style-name="ce131" table:formula="of:=HLOOKUP([.$A30];['Industrie &amp; Tertiaire pour AME'.$A$111:.$AQ$124];10)" office:value-type="float" office:value="62.9113973921593" calcext:value-type="float">
            <text:p>62.9</text:p>
          </table:table-cell>
          <table:table-cell table:style-name="ce131" table:formula="of:=HLOOKUP([.$A30];['Particulier pour AME'.$B$90:.$AQ$101];7)" office:value-type="float" office:value="115.421790909471" calcext:value-type="float">
            <text:p>115.4</text:p>
          </table:table-cell>
          <table:table-cell table:style-name="ce131" table:formula="of:=HLOOKUP([.$A30];['prix urbain'.$C$2:.$AV$23];22)" office:value-type="float" office:value="95.0892202538552" calcext:value-type="float">
            <text:p>95.1</text:p>
          </table:table-cell>
          <table:table-cell/>
          <table:table-cell office:value-type="float" office:value="124.853743508634" calcext:value-type="float">
            <text:p>124.8537435086</text:p>
          </table:table-cell>
          <table:table-cell/>
          <table:table-cell table:style-name="ce134" office:value-type="float" office:value="2035" calcext:value-type="float">
            <text:p>2035</text:p>
          </table:table-cell>
          <table:table-cell table:style-name="ce138" table:formula="of:=[.B30]/10^3" office:value-type="float" office:value="0.14776908346368" calcext:value-type="float">
            <text:p>0.148</text:p>
          </table:table-cell>
          <table:table-cell table:style-name="ce138" table:formula="of:=[.C30]/10^3" office:value-type="float" office:value="0.0629113973921593" calcext:value-type="float">
            <text:p>0.063</text:p>
          </table:table-cell>
          <table:table-cell table:style-name="ce138" table:formula="of:=[.D30]/10^3" office:value-type="float" office:value="0.115421790909471" calcext:value-type="float">
            <text:p>0.115</text:p>
          </table:table-cell>
          <table:table-cell table:style-name="ce138" table:formula="of:=[.E30]/10^3" office:value-type="float" office:value="0.0950892202538552" calcext:value-type="float">
            <text:p>0.095</text:p>
          </table:table-cell>
          <table:table-cell table:style-name="ce138" table:formula="of:=[.N29]*(1+[.N$2])" office:value-type="float" office:value="0.0761660617428476" calcext:value-type="float">
            <text:p>0.076</text:p>
          </table:table-cell>
          <table:table-cell table:style-name="ce141" office:value-type="float" office:value="100" calcext:value-type="float">
            <text:p>100.00</text:p>
          </table:table-cell>
          <table:table-cell table:number-columns-repeated="2"/>
          <table:table-cell office:value-type="float" office:value="2035" calcext:value-type="float">
            <text:p>2035</text:p>
          </table:table-cell>
          <table:table-cell table:formula="of:=([.J30]-[.J29])/[.J29]" office:value-type="float" office:value="0.0109999999999999" calcext:value-type="float">
            <text:p>0.011</text:p>
          </table:table-cell>
          <table:table-cell table:formula="of:=([.K30]-[.K29])/[.K29]" office:value-type="float" office:value="0.00737119602182375" calcext:value-type="float">
            <text:p>0.007371196</text:p>
          </table:table-cell>
          <table:table-cell table:formula="of:=([.L30]-[.L29])/[.L29]" office:value-type="float" office:value="0.00786683372804608" calcext:value-type="float">
            <text:p>0.0078668337</text:p>
          </table:table-cell>
          <table:table-cell table:formula="of:=([.M30]-[.M29])/[.M29]" office:value-type="float" office:value="0.00707422841626211" calcext:value-type="float">
            <text:p>0.0070742284</text:p>
          </table:table-cell>
          <table:table-cell table:formula="of:=([.N30]-[.N29])/[.N29]" office:value-type="float" office:value="0.012" calcext:value-type="float">
            <text:p>0.012</text:p>
          </table:table-cell>
          <table:table-cell table:number-columns-repeated="4"/>
        </table:table-row>
        <table:table-row table:style-name="ro1">
          <table:table-cell office:value-type="float" office:value="2036" calcext:value-type="float">
            <text:p>2036</text:p>
          </table:table-cell>
          <table:table-cell table:style-name="ce131" table:formula="of:=HLOOKUP([.$A31];['Industrie &amp; Tertiaire pour AME'.$B$56:.$AQ$80];25)" office:value-type="float" office:value="149.39454338178" calcext:value-type="float">
            <text:p>149.4</text:p>
          </table:table-cell>
          <table:table-cell table:style-name="ce131" table:formula="of:=HLOOKUP([.$A31];['Industrie &amp; Tertiaire pour AME'.$A$111:.$AQ$124];10)" office:value-type="float" office:value="63.3763196850106" calcext:value-type="float">
            <text:p>63.4</text:p>
          </table:table-cell>
          <table:table-cell table:style-name="ce131" table:formula="of:=HLOOKUP([.$A31];['Particulier pour AME'.$B$90:.$AQ$101];7)" office:value-type="float" office:value="116.331704847305" calcext:value-type="float">
            <text:p>116.3</text:p>
          </table:table-cell>
          <table:table-cell table:style-name="ce131" table:formula="of:=HLOOKUP([.$A31];['prix urbain'.$C$2:.$AV$23];22)" office:value-type="float" office:value="95.2647443900362" calcext:value-type="float">
            <text:p>95.3</text:p>
          </table:table-cell>
          <table:table-cell/>
          <table:table-cell office:value-type="float" office:value="130.521447666524" calcext:value-type="float">
            <text:p>130.5214476665</text:p>
          </table:table-cell>
          <table:table-cell/>
          <table:table-cell table:style-name="ce134" office:value-type="float" office:value="2036" calcext:value-type="float">
            <text:p>2036</text:p>
          </table:table-cell>
          <table:table-cell table:style-name="ce138" table:formula="of:=[.B31]/10^3" office:value-type="float" office:value="0.14939454338178" calcext:value-type="float">
            <text:p>0.149</text:p>
          </table:table-cell>
          <table:table-cell table:style-name="ce138" table:formula="of:=[.C31]/10^3" office:value-type="float" office:value="0.0633763196850106" calcext:value-type="float">
            <text:p>0.063</text:p>
          </table:table-cell>
          <table:table-cell table:style-name="ce138" table:formula="of:=[.D31]/10^3" office:value-type="float" office:value="0.116331704847305" calcext:value-type="float">
            <text:p>0.116</text:p>
          </table:table-cell>
          <table:table-cell table:style-name="ce138" table:formula="of:=[.E31]/10^3" office:value-type="float" office:value="0.0952647443900362" calcext:value-type="float">
            <text:p>0.095</text:p>
          </table:table-cell>
          <table:table-cell table:style-name="ce138" table:formula="of:=[.N30]*(1+[.N$2])" office:value-type="float" office:value="0.0770800544837617" calcext:value-type="float">
            <text:p>0.077</text:p>
          </table:table-cell>
          <table:table-cell table:style-name="ce141" office:value-type="float" office:value="100" calcext:value-type="float">
            <text:p>100.00</text:p>
          </table:table-cell>
          <table:table-cell table:number-columns-repeated="2"/>
          <table:table-cell office:value-type="float" office:value="2036" calcext:value-type="float">
            <text:p>2036</text:p>
          </table:table-cell>
          <table:table-cell table:formula="of:=([.J31]-[.J30])/[.J30]" office:value-type="float" office:value="0.0109999999999998" calcext:value-type="float">
            <text:p>0.011</text:p>
          </table:table-cell>
          <table:table-cell table:formula="of:=([.K31]-[.K30])/[.K30]" office:value-type="float" office:value="0.00739011231864926" calcext:value-type="float">
            <text:p>0.0073901123</text:p>
          </table:table-cell>
          <table:table-cell table:formula="of:=([.L31]-[.L30])/[.L30]" office:value-type="float" office:value="0.00788338086477615" calcext:value-type="float">
            <text:p>0.0078833809</text:p>
          </table:table-cell>
          <table:table-cell table:formula="of:=([.M31]-[.M30])/[.M30]" office:value-type="float" office:value="0.00184588890004992" calcext:value-type="float">
            <text:p>0.0018458889</text:p>
          </table:table-cell>
          <table:table-cell table:formula="of:=([.N31]-[.N30])/[.N30]" office:value-type="float" office:value="0.0119999999999999" calcext:value-type="float">
            <text:p>0.012</text:p>
          </table:table-cell>
          <table:table-cell table:number-columns-repeated="4"/>
        </table:table-row>
        <table:table-row table:style-name="ro1">
          <table:table-cell office:value-type="float" office:value="2037" calcext:value-type="float">
            <text:p>2037</text:p>
          </table:table-cell>
          <table:table-cell table:style-name="ce131" table:formula="of:=HLOOKUP([.$A32];['Industrie &amp; Tertiaire pour AME'.$B$56:.$AQ$80];25)" office:value-type="float" office:value="151.03788335898" calcext:value-type="float">
            <text:p>151.0</text:p>
          </table:table-cell>
          <table:table-cell table:style-name="ce131" table:formula="of:=HLOOKUP([.$A32];['Industrie &amp; Tertiaire pour AME'.$A$111:.$AQ$124];10)" office:value-type="float" office:value="63.8458709105288" calcext:value-type="float">
            <text:p>63.8</text:p>
          </table:table-cell>
          <table:table-cell table:style-name="ce131" table:formula="of:=HLOOKUP([.$A32];['Particulier pour AME'.$B$90:.$AQ$101];7)" office:value-type="float" office:value="117.250705900714" calcext:value-type="float">
            <text:p>117.3</text:p>
          </table:table-cell>
          <table:table-cell table:style-name="ce131" table:formula="of:=HLOOKUP([.$A32];['prix urbain'.$C$2:.$AV$23];22)" office:value-type="float" office:value="95.4405925242719" calcext:value-type="float">
            <text:p>95.4</text:p>
          </table:table-cell>
          <table:table-cell/>
          <table:table-cell office:value-type="float" office:value="136.446435823425" calcext:value-type="float">
            <text:p>136.4464358234</text:p>
          </table:table-cell>
          <table:table-cell/>
          <table:table-cell table:style-name="ce134" office:value-type="float" office:value="2037" calcext:value-type="float">
            <text:p>2037</text:p>
          </table:table-cell>
          <table:table-cell table:style-name="ce138" table:formula="of:=[.B32]/10^3" office:value-type="float" office:value="0.15103788335898" calcext:value-type="float">
            <text:p>0.151</text:p>
          </table:table-cell>
          <table:table-cell table:style-name="ce138" table:formula="of:=[.C32]/10^3" office:value-type="float" office:value="0.0638458709105287" calcext:value-type="float">
            <text:p>0.064</text:p>
          </table:table-cell>
          <table:table-cell table:style-name="ce138" table:formula="of:=[.D32]/10^3" office:value-type="float" office:value="0.117250705900714" calcext:value-type="float">
            <text:p>0.117</text:p>
          </table:table-cell>
          <table:table-cell table:style-name="ce138" table:formula="of:=[.E32]/10^3" office:value-type="float" office:value="0.0954405925242719" calcext:value-type="float">
            <text:p>0.095</text:p>
          </table:table-cell>
          <table:table-cell table:style-name="ce138" table:formula="of:=[.N31]*(1+[.N$2])" office:value-type="float" office:value="0.0780050151375669" calcext:value-type="float">
            <text:p>0.078</text:p>
          </table:table-cell>
          <table:table-cell table:style-name="ce141" office:value-type="float" office:value="100" calcext:value-type="float">
            <text:p>100.00</text:p>
          </table:table-cell>
          <table:table-cell table:number-columns-repeated="2"/>
          <table:table-cell office:value-type="float" office:value="2037" calcext:value-type="float">
            <text:p>2037</text:p>
          </table:table-cell>
          <table:table-cell table:formula="of:=([.J32]-[.J31])/[.J31]" office:value-type="float" office:value="0.0109999999999999" calcext:value-type="float">
            <text:p>0.011</text:p>
          </table:table-cell>
          <table:table-cell table:formula="of:=([.K32]-[.K31])/[.K31]" office:value-type="float" office:value="0.00740893803635032" calcext:value-type="float">
            <text:p>0.007408938</text:p>
          </table:table-cell>
          <table:table-cell table:formula="of:=([.L32]-[.L31])/[.L31]" office:value-type="float" office:value="0.00789983310753899" calcext:value-type="float">
            <text:p>0.0078998331</text:p>
          </table:table-cell>
          <table:table-cell table:formula="of:=([.M32]-[.M31])/[.M31]" office:value-type="float" office:value="0.00184588890005002" calcext:value-type="float">
            <text:p>0.0018458889</text:p>
          </table:table-cell>
          <table:table-cell table:formula="of:=([.N32]-[.N31])/[.N31]" office:value-type="float" office:value="0.012" calcext:value-type="float">
            <text:p>0.012</text:p>
          </table:table-cell>
          <table:table-cell table:number-columns-repeated="4"/>
        </table:table-row>
        <table:table-row table:style-name="ro1">
          <table:table-cell office:value-type="float" office:value="2038" calcext:value-type="float">
            <text:p>2038</text:p>
          </table:table-cell>
          <table:table-cell table:style-name="ce131" table:formula="of:=HLOOKUP([.$A33];['Industrie &amp; Tertiaire pour AME'.$B$56:.$AQ$80];25)" office:value-type="float" office:value="152.699300075928" calcext:value-type="float">
            <text:p>152.7</text:p>
          </table:table-cell>
          <table:table-cell table:style-name="ce131" table:formula="of:=HLOOKUP([.$A33];['Industrie &amp; Tertiaire pour AME'.$A$111:.$AQ$124];10)" office:value-type="float" office:value="64.3200971560988" calcext:value-type="float">
            <text:p>64.3</text:p>
          </table:table-cell>
          <table:table-cell table:style-name="ce131" table:formula="of:=HLOOKUP([.$A33];['Particulier pour AME'.$B$90:.$AQ$101];7)" office:value-type="float" office:value="118.178884820776" calcext:value-type="float">
            <text:p>118.2</text:p>
          </table:table-cell>
          <table:table-cell table:style-name="ce131" table:formula="of:=HLOOKUP([.$A33];['prix urbain'.$C$2:.$AV$23];22)" office:value-type="float" office:value="95.6167652546266" calcext:value-type="float">
            <text:p>95.6</text:p>
          </table:table-cell>
          <table:table-cell/>
          <table:table-cell office:value-type="float" office:value="142.6403873215" calcext:value-type="float">
            <text:p>142.6403873215</text:p>
          </table:table-cell>
          <table:table-cell/>
          <table:table-cell table:style-name="ce134" office:value-type="float" office:value="2038" calcext:value-type="float">
            <text:p>2038</text:p>
          </table:table-cell>
          <table:table-cell table:style-name="ce138" table:formula="of:=[.B33]/10^3" office:value-type="float" office:value="0.152699300075928" calcext:value-type="float">
            <text:p>0.153</text:p>
          </table:table-cell>
          <table:table-cell table:style-name="ce138" table:formula="of:=[.C33]/10^3" office:value-type="float" office:value="0.0643200971560988" calcext:value-type="float">
            <text:p>0.064</text:p>
          </table:table-cell>
          <table:table-cell table:style-name="ce138" table:formula="of:=[.D33]/10^3" office:value-type="float" office:value="0.118178884820776" calcext:value-type="float">
            <text:p>0.118</text:p>
          </table:table-cell>
          <table:table-cell table:style-name="ce138" table:formula="of:=[.E33]/10^3" office:value-type="float" office:value="0.0956167652546266" calcext:value-type="float">
            <text:p>0.096</text:p>
          </table:table-cell>
          <table:table-cell table:style-name="ce138" table:formula="of:=[.N32]*(1+[.N$2])" office:value-type="float" office:value="0.0789410753192177" calcext:value-type="float">
            <text:p>0.079</text:p>
          </table:table-cell>
          <table:table-cell table:style-name="ce141" office:value-type="float" office:value="100" calcext:value-type="float">
            <text:p>100.00</text:p>
          </table:table-cell>
          <table:table-cell table:number-columns-repeated="2"/>
          <table:table-cell office:value-type="float" office:value="2038" calcext:value-type="float">
            <text:p>2038</text:p>
          </table:table-cell>
          <table:table-cell table:formula="of:=([.J33]-[.J32])/[.J32]" office:value-type="float" office:value="0.0109999999999998" calcext:value-type="float">
            <text:p>0.011</text:p>
          </table:table-cell>
          <table:table-cell table:formula="of:=([.K33]-[.K32])/[.K32]" office:value-type="float" office:value="0.00742767290675147" calcext:value-type="float">
            <text:p>0.0074276729</text:p>
          </table:table-cell>
          <table:table-cell table:formula="of:=([.L33]-[.L32])/[.L32]" office:value-type="float" office:value="0.00791619046496017" calcext:value-type="float">
            <text:p>0.0079161905</text:p>
          </table:table-cell>
          <table:table-cell table:formula="of:=([.M33]-[.M32])/[.M32]" office:value-type="float" office:value="0.00184588890004988" calcext:value-type="float">
            <text:p>0.0018458889</text:p>
          </table:table-cell>
          <table:table-cell table:formula="of:=([.N33]-[.N32])/[.N32]" office:value-type="float" office:value="0.0120000000000001" calcext:value-type="float">
            <text:p>0.012</text:p>
          </table:table-cell>
          <table:table-cell table:number-columns-repeated="4"/>
        </table:table-row>
        <table:table-row table:style-name="ro1">
          <table:table-cell office:value-type="float" office:value="2039" calcext:value-type="float">
            <text:p>2039</text:p>
          </table:table-cell>
          <table:table-cell table:style-name="ce131" table:formula="of:=HLOOKUP([.$A34];['Industrie &amp; Tertiaire pour AME'.$B$56:.$AQ$80];25)" office:value-type="float" office:value="154.378992376764" calcext:value-type="float">
            <text:p>154.4</text:p>
          </table:table-cell>
          <table:table-cell table:style-name="ce131" table:formula="of:=HLOOKUP([.$A34];['Industrie &amp; Tertiaire pour AME'.$A$111:.$AQ$124];10)" office:value-type="float" office:value="64.7990449679698" calcext:value-type="float">
            <text:p>64.8</text:p>
          </table:table-cell>
          <table:table-cell table:style-name="ce131" table:formula="of:=HLOOKUP([.$A34];['Particulier pour AME'.$B$90:.$AQ$101];7)" office:value-type="float" office:value="119.116333264877" calcext:value-type="float">
            <text:p>119.1</text:p>
          </table:table-cell>
          <table:table-cell table:style-name="ce131" table:formula="of:=HLOOKUP([.$A34];['prix urbain'.$C$2:.$AV$23];22)" office:value-type="float" office:value="95.7932631802688" calcext:value-type="float">
            <text:p>95.8</text:p>
          </table:table-cell>
          <table:table-cell/>
          <table:table-cell office:value-type="float" office:value="149.115511683704" calcext:value-type="float">
            <text:p>149.1155116837</text:p>
          </table:table-cell>
          <table:table-cell/>
          <table:table-cell table:style-name="ce134" office:value-type="float" office:value="2039" calcext:value-type="float">
            <text:p>2039</text:p>
          </table:table-cell>
          <table:table-cell table:style-name="ce138" table:formula="of:=[.B34]/10^3" office:value-type="float" office:value="0.154378992376764" calcext:value-type="float">
            <text:p>0.154</text:p>
          </table:table-cell>
          <table:table-cell table:style-name="ce138" table:formula="of:=[.C34]/10^3" office:value-type="float" office:value="0.0647990449679698" calcext:value-type="float">
            <text:p>0.065</text:p>
          </table:table-cell>
          <table:table-cell table:style-name="ce138" table:formula="of:=[.D34]/10^3" office:value-type="float" office:value="0.119116333264877" calcext:value-type="float">
            <text:p>0.119</text:p>
          </table:table-cell>
          <table:table-cell table:style-name="ce138" table:formula="of:=[.E34]/10^3" office:value-type="float" office:value="0.0957932631802688" calcext:value-type="float">
            <text:p>0.096</text:p>
          </table:table-cell>
          <table:table-cell table:style-name="ce138" table:formula="of:=[.N33]*(1+[.N$2])" office:value-type="float" office:value="0.0798883682230483" calcext:value-type="float">
            <text:p>0.080</text:p>
          </table:table-cell>
          <table:table-cell table:style-name="ce141" office:value-type="float" office:value="100" calcext:value-type="float">
            <text:p>100.00</text:p>
          </table:table-cell>
          <table:table-cell table:number-columns-repeated="2"/>
          <table:table-cell office:value-type="float" office:value="2039" calcext:value-type="float">
            <text:p>2039</text:p>
          </table:table-cell>
          <table:table-cell table:formula="of:=([.J34]-[.J33])/[.J33]" office:value-type="float" office:value="0.0109999999999999" calcext:value-type="float">
            <text:p>0.011</text:p>
          </table:table-cell>
          <table:table-cell table:formula="of:=([.K34]-[.K33])/[.K33]" office:value-type="float" office:value="0.00744631667313259" calcext:value-type="float">
            <text:p>0.0074463167</text:p>
          </table:table-cell>
          <table:table-cell table:formula="of:=([.L34]-[.L33])/[.L33]" office:value-type="float" office:value="0.00793245295488095" calcext:value-type="float">
            <text:p>0.007932453</text:p>
          </table:table-cell>
          <table:table-cell table:formula="of:=([.M34]-[.M33])/[.M33]" office:value-type="float" office:value="0.00184588890004983" calcext:value-type="float">
            <text:p>0.0018458889</text:p>
          </table:table-cell>
          <table:table-cell table:formula="of:=([.N34]-[.N33])/[.N33]" office:value-type="float" office:value="0.012" calcext:value-type="float">
            <text:p>0.012</text:p>
          </table:table-cell>
          <table:table-cell table:number-columns-repeated="4"/>
        </table:table-row>
        <table:table-row table:style-name="ro1">
          <table:table-cell office:value-type="float" office:value="2040" calcext:value-type="float">
            <text:p>2040</text:p>
          </table:table-cell>
          <table:table-cell table:style-name="ce131" table:formula="of:=HLOOKUP([.$A35];['Industrie &amp; Tertiaire pour AME'.$B$56:.$AQ$80];25)" office:value-type="float" office:value="156.077161292908" calcext:value-type="float">
            <text:p>156.1</text:p>
          </table:table-cell>
          <table:table-cell table:style-name="ce131" table:formula="of:=HLOOKUP([.$A35];['Industrie &amp; Tertiaire pour AME'.$A$111:.$AQ$124];10)" office:value-type="float" office:value="65.2827613558232" calcext:value-type="float">
            <text:p>65.3</text:p>
          </table:table-cell>
          <table:table-cell table:style-name="ce131" table:formula="of:=HLOOKUP([.$A35];['Particulier pour AME'.$B$90:.$AQ$101];7)" office:value-type="float" office:value="120.063143805769" calcext:value-type="float">
            <text:p>120.1</text:p>
          </table:table-cell>
          <table:table-cell table:style-name="ce131" table:formula="of:=HLOOKUP([.$A35];['prix urbain'.$C$2:.$AV$23];22)" office:value-type="float" office:value="95.9700869014728" calcext:value-type="float">
            <text:p>96.0</text:p>
          </table:table-cell>
          <table:table-cell/>
          <table:table-cell office:value-type="float" office:value="155.884572681199" calcext:value-type="float">
            <text:p>155.8845726812</text:p>
          </table:table-cell>
          <table:table-cell/>
          <table:table-cell table:style-name="ce134" office:value-type="float" office:value="2040" calcext:value-type="float">
            <text:p>2040</text:p>
          </table:table-cell>
          <table:table-cell table:style-name="ce138" table:formula="of:=[.B35]/10^3" office:value-type="float" office:value="0.156077161292908" calcext:value-type="float">
            <text:p>0.156</text:p>
          </table:table-cell>
          <table:table-cell table:style-name="ce138" table:formula="of:=[.C35]/10^3" office:value-type="float" office:value="0.0652827613558232" calcext:value-type="float">
            <text:p>0.065</text:p>
          </table:table-cell>
          <table:table-cell table:style-name="ce138" table:formula="of:=[.D35]/10^3" office:value-type="float" office:value="0.120063143805769" calcext:value-type="float">
            <text:p>0.120</text:p>
          </table:table-cell>
          <table:table-cell table:style-name="ce138" table:formula="of:=[.E35]/10^3" office:value-type="float" office:value="0.0959700869014728" calcext:value-type="float">
            <text:p>0.096</text:p>
          </table:table-cell>
          <table:table-cell table:style-name="ce138" table:formula="of:=[.N34]*(1+[.N$2])" office:value-type="float" office:value="0.0808470286417249" calcext:value-type="float">
            <text:p>0.081</text:p>
          </table:table-cell>
          <table:table-cell table:style-name="ce141" office:value-type="float" office:value="100" calcext:value-type="float">
            <text:p>100.00</text:p>
          </table:table-cell>
          <table:table-cell table:number-columns-repeated="2"/>
          <table:table-cell office:value-type="float" office:value="2040" calcext:value-type="float">
            <text:p>2040</text:p>
          </table:table-cell>
          <table:table-cell table:formula="of:=([.J35]-[.J34])/[.J34]" office:value-type="float" office:value="0.0110000000000001" calcext:value-type="float">
            <text:p>0.011</text:p>
          </table:table-cell>
          <table:table-cell table:formula="of:=([.K35]-[.K34])/[.K34]" office:value-type="float" office:value="0.00746486909016215" calcext:value-type="float">
            <text:p>0.0074648691</text:p>
          </table:table-cell>
          <table:table-cell table:formula="of:=([.L35]-[.L34])/[.L34]" office:value-type="float" office:value="0.00794862060425116" calcext:value-type="float">
            <text:p>0.0079486206</text:p>
          </table:table-cell>
          <table:table-cell table:formula="of:=([.M35]-[.M34])/[.M34]" office:value-type="float" office:value="0.00184588890004993" calcext:value-type="float">
            <text:p>0.0018458889</text:p>
          </table:table-cell>
          <table:table-cell table:formula="of:=([.N35]-[.N34])/[.N34]" office:value-type="float" office:value="0.012" calcext:value-type="float">
            <text:p>0.012</text:p>
          </table:table-cell>
          <table:table-cell table:number-columns-repeated="4"/>
        </table:table-row>
        <table:table-row table:style-name="ro1">
          <table:table-cell office:value-type="float" office:value="2041" calcext:value-type="float">
            <text:p>2041</text:p>
          </table:table-cell>
          <table:table-cell table:style-name="ce131" table:formula="of:=HLOOKUP([.$A36];['Industrie &amp; Tertiaire pour AME'.$B$56:.$AQ$80];25)" office:value-type="float" office:value="157.79401006713" calcext:value-type="float">
            <text:p>157.8</text:p>
          </table:table-cell>
          <table:table-cell table:style-name="ce131" table:formula="of:=HLOOKUP([.$A36];['Industrie &amp; Tertiaire pour AME'.$A$111:.$AQ$124];10)" office:value-type="float" office:value="65.7712937973875" calcext:value-type="float">
            <text:p>65.8</text:p>
          </table:table-cell>
          <table:table-cell table:style-name="ce131" table:formula="of:=HLOOKUP([.$A36];['Particulier pour AME'.$B$90:.$AQ$101];7)" office:value-type="float" office:value="120.500462309846" calcext:value-type="float">
            <text:p>120.5</text:p>
          </table:table-cell>
          <table:table-cell table:style-name="ce131" table:formula="of:=HLOOKUP([.$A36];['prix urbain'.$C$2:.$AV$23];22)" office:value-type="float" office:value="96.1472370196211" calcext:value-type="float">
            <text:p>96.1</text:p>
          </table:table-cell>
          <table:table-cell/>
          <table:table-cell office:value-type="float" office:value="162.960913493319" calcext:value-type="float">
            <text:p>162.9609134933</text:p>
          </table:table-cell>
          <table:table-cell/>
          <table:table-cell table:style-name="ce134" office:value-type="float" office:value="2041" calcext:value-type="float">
            <text:p>2041</text:p>
          </table:table-cell>
          <table:table-cell table:style-name="ce138" table:formula="of:=[.B36]/10^3" office:value-type="float" office:value="0.15779401006713" calcext:value-type="float">
            <text:p>0.158</text:p>
          </table:table-cell>
          <table:table-cell table:style-name="ce138" table:formula="of:=[.C36]/10^3" office:value-type="float" office:value="0.0657712937973875" calcext:value-type="float">
            <text:p>0.066</text:p>
          </table:table-cell>
          <table:table-cell table:style-name="ce138" table:formula="of:=[.D36]/10^3" office:value-type="float" office:value="0.120500462309846" calcext:value-type="float">
            <text:p>0.121</text:p>
          </table:table-cell>
          <table:table-cell table:style-name="ce138" table:formula="of:=[.E36]/10^3" office:value-type="float" office:value="0.0961472370196211" calcext:value-type="float">
            <text:p>0.096</text:p>
          </table:table-cell>
          <table:table-cell table:style-name="ce138" table:formula="of:=[.N35]*(1+[.N$2])" office:value-type="float" office:value="0.0818171929854256" calcext:value-type="float">
            <text:p>0.082</text:p>
          </table:table-cell>
          <table:table-cell table:style-name="ce141" office:value-type="float" office:value="100" calcext:value-type="float">
            <text:p>100.00</text:p>
          </table:table-cell>
          <table:table-cell table:number-columns-repeated="2"/>
          <table:table-cell office:value-type="float" office:value="2041" calcext:value-type="float">
            <text:p>2041</text:p>
          </table:table-cell>
          <table:table-cell table:formula="of:=([.J36]-[.J35])/[.J35]" office:value-type="float" office:value="0.0109999999999998" calcext:value-type="float">
            <text:p>0.011</text:p>
          </table:table-cell>
          <table:table-cell table:formula="of:=([.K36]-[.K35])/[.K35]" office:value-type="float" office:value="0.00748332992382958" calcext:value-type="float">
            <text:p>0.0074833299</text:p>
          </table:table-cell>
          <table:table-cell table:formula="of:=([.L36]-[.L35])/[.L35]" office:value-type="float" office:value="0.00364240424009238" calcext:value-type="float">
            <text:p>0.0036424042</text:p>
          </table:table-cell>
          <table:table-cell table:formula="of:=([.M36]-[.M35])/[.M35]" office:value-type="float" office:value="0.00184588890004993" calcext:value-type="float">
            <text:p>0.0018458889</text:p>
          </table:table-cell>
          <table:table-cell table:formula="of:=([.N36]-[.N35])/[.N35]" office:value-type="float" office:value="0.012" calcext:value-type="float">
            <text:p>0.012</text:p>
          </table:table-cell>
          <table:table-cell table:number-columns-repeated="4"/>
        </table:table-row>
        <table:table-row table:style-name="ro1">
          <table:table-cell office:value-type="float" office:value="2042" calcext:value-type="float">
            <text:p>2042</text:p>
          </table:table-cell>
          <table:table-cell table:style-name="ce131" table:formula="of:=HLOOKUP([.$A37];['Industrie &amp; Tertiaire pour AME'.$B$56:.$AQ$80];25)" office:value-type="float" office:value="159.529744177868" calcext:value-type="float">
            <text:p>159.5</text:p>
          </table:table-cell>
          <table:table-cell table:style-name="ce131" table:formula="of:=HLOOKUP([.$A37];['Industrie &amp; Tertiaire pour AME'.$A$111:.$AQ$124];10)" office:value-type="float" office:value="65.9728307795638" calcext:value-type="float">
            <text:p>66.0</text:p>
          </table:table-cell>
          <table:table-cell table:style-name="ce131" table:formula="of:=HLOOKUP([.$A37];['Particulier pour AME'.$B$90:.$AQ$101];7)" office:value-type="float" office:value="120.939778110997" calcext:value-type="float">
            <text:p>120.9</text:p>
          </table:table-cell>
          <table:table-cell table:style-name="ce131" table:formula="of:=HLOOKUP([.$A37];['prix urbain'.$C$2:.$AV$23];22)" office:value-type="float" office:value="96.3247141372061" calcext:value-type="float">
            <text:p>96.3</text:p>
          </table:table-cell>
          <table:table-cell/>
          <table:table-cell office:value-type="float" office:value="170.358483009652" calcext:value-type="float">
            <text:p>170.3584830097</text:p>
          </table:table-cell>
          <table:table-cell/>
          <table:table-cell table:style-name="ce134" office:value-type="float" office:value="2042" calcext:value-type="float">
            <text:p>2042</text:p>
          </table:table-cell>
          <table:table-cell table:style-name="ce138" table:formula="of:=[.B37]/10^3" office:value-type="float" office:value="0.159529744177868" calcext:value-type="float">
            <text:p>0.160</text:p>
          </table:table-cell>
          <table:table-cell table:style-name="ce138" table:formula="of:=[.C37]/10^3" office:value-type="float" office:value="0.0659728307795638" calcext:value-type="float">
            <text:p>0.066</text:p>
          </table:table-cell>
          <table:table-cell table:style-name="ce138" table:formula="of:=[.D37]/10^3" office:value-type="float" office:value="0.120939778110997" calcext:value-type="float">
            <text:p>0.121</text:p>
          </table:table-cell>
          <table:table-cell table:style-name="ce138" table:formula="of:=[.E37]/10^3" office:value-type="float" office:value="0.0963247141372061" calcext:value-type="float">
            <text:p>0.096</text:p>
          </table:table-cell>
          <table:table-cell table:style-name="ce138" table:formula="of:=[.N36]*(1+[.N$2])" office:value-type="float" office:value="0.0827989993012507" calcext:value-type="float">
            <text:p>0.083</text:p>
          </table:table-cell>
          <table:table-cell table:style-name="ce141" office:value-type="float" office:value="100" calcext:value-type="float">
            <text:p>100.00</text:p>
          </table:table-cell>
          <table:table-cell table:number-columns-repeated="2"/>
          <table:table-cell office:value-type="float" office:value="2042" calcext:value-type="float">
            <text:p>2042</text:p>
          </table:table-cell>
          <table:table-cell table:formula="of:=([.J37]-[.J36])/[.J36]" office:value-type="float" office:value="0.011" calcext:value-type="float">
            <text:p>0.011</text:p>
          </table:table-cell>
          <table:table-cell table:formula="of:=([.K37]-[.K36])/[.K36]" office:value-type="float" office:value="0.00306420887503256" calcext:value-type="float">
            <text:p>0.0030642089</text:p>
          </table:table-cell>
          <table:table-cell table:formula="of:=([.L37]-[.L36])/[.L36]" office:value-type="float" office:value="0.00364576029610555" calcext:value-type="float">
            <text:p>0.0036457603</text:p>
          </table:table-cell>
          <table:table-cell table:formula="of:=([.M37]-[.M36])/[.M36]" office:value-type="float" office:value="0.00184588890004983" calcext:value-type="float">
            <text:p>0.0018458889</text:p>
          </table:table-cell>
          <table:table-cell table:formula="of:=([.N37]-[.N36])/[.N36]" office:value-type="float" office:value="0.012" calcext:value-type="float">
            <text:p>0.012</text:p>
          </table:table-cell>
          <table:table-cell table:number-columns-repeated="4"/>
        </table:table-row>
        <table:table-row table:style-name="ro1">
          <table:table-cell office:value-type="float" office:value="2043" calcext:value-type="float">
            <text:p>2043</text:p>
          </table:table-cell>
          <table:table-cell table:style-name="ce131" table:formula="of:=HLOOKUP([.$A38];['Industrie &amp; Tertiaire pour AME'.$B$56:.$AQ$80];25)" office:value-type="float" office:value="161.284571363825" calcext:value-type="float">
            <text:p>161.3</text:p>
          </table:table-cell>
          <table:table-cell table:style-name="ce131" table:formula="of:=HLOOKUP([.$A38];['Industrie &amp; Tertiaire pour AME'.$A$111:.$AQ$124];10)" office:value-type="float" office:value="66.1753352725312" calcext:value-type="float">
            <text:p>66.2</text:p>
          </table:table-cell>
          <table:table-cell table:style-name="ce131" table:formula="of:=HLOOKUP([.$A38];['Particulier pour AME'.$B$90:.$AQ$101];7)" office:value-type="float" office:value="121.381100331169" calcext:value-type="float">
            <text:p>121.4</text:p>
          </table:table-cell>
          <table:table-cell table:style-name="ce131" table:formula="of:=HLOOKUP([.$A38];['prix urbain'.$C$2:.$AV$23];22)" office:value-type="float" office:value="96.5025188578324" calcext:value-type="float">
            <text:p>96.5</text:p>
          </table:table-cell>
          <table:table-cell/>
          <table:table-cell office:value-type="float" office:value="178.091863326109" calcext:value-type="float">
            <text:p>178.0918633261</text:p>
          </table:table-cell>
          <table:table-cell/>
          <table:table-cell table:style-name="ce134" office:value-type="float" office:value="2043" calcext:value-type="float">
            <text:p>2043</text:p>
          </table:table-cell>
          <table:table-cell table:style-name="ce138" table:formula="of:=[.B38]/10^3" office:value-type="float" office:value="0.161284571363825" calcext:value-type="float">
            <text:p>0.161</text:p>
          </table:table-cell>
          <table:table-cell table:style-name="ce138" table:formula="of:=[.C38]/10^3" office:value-type="float" office:value="0.0661753352725312" calcext:value-type="float">
            <text:p>0.066</text:p>
          </table:table-cell>
          <table:table-cell table:style-name="ce138" table:formula="of:=[.D38]/10^3" office:value-type="float" office:value="0.121381100331169" calcext:value-type="float">
            <text:p>0.121</text:p>
          </table:table-cell>
          <table:table-cell table:style-name="ce138" table:formula="of:=[.E38]/10^3" office:value-type="float" office:value="0.0965025188578324" calcext:value-type="float">
            <text:p>0.097</text:p>
          </table:table-cell>
          <table:table-cell table:style-name="ce138" table:formula="of:=[.N37]*(1+[.N$2])" office:value-type="float" office:value="0.0837925872928657" calcext:value-type="float">
            <text:p>0.084</text:p>
          </table:table-cell>
          <table:table-cell table:style-name="ce141" office:value-type="float" office:value="100" calcext:value-type="float">
            <text:p>100.00</text:p>
          </table:table-cell>
          <table:table-cell table:number-columns-repeated="2"/>
          <table:table-cell office:value-type="float" office:value="2043" calcext:value-type="float">
            <text:p>2043</text:p>
          </table:table-cell>
          <table:table-cell table:formula="of:=([.J38]-[.J37])/[.J37]" office:value-type="float" office:value="0.0109999999999998" calcext:value-type="float">
            <text:p>0.011</text:p>
          </table:table-cell>
          <table:table-cell table:formula="of:=([.K38]-[.K37])/[.K37]" office:value-type="float" office:value="0.00306951347357018" calcext:value-type="float">
            <text:p>0.0030695135</text:p>
          </table:table-cell>
          <table:table-cell table:formula="of:=([.L38]-[.L37])/[.L37]" office:value-type="float" office:value="0.0036491072421744" calcext:value-type="float">
            <text:p>0.0036491072</text:p>
          </table:table-cell>
          <table:table-cell table:formula="of:=([.M38]-[.M37])/[.M37]" office:value-type="float" office:value="0.00184588890004981" calcext:value-type="float">
            <text:p>0.0018458889</text:p>
          </table:table-cell>
          <table:table-cell table:formula="of:=([.N38]-[.N37])/[.N37]" office:value-type="float" office:value="0.0119999999999999" calcext:value-type="float">
            <text:p>0.012</text:p>
          </table:table-cell>
          <table:table-cell table:number-columns-repeated="4"/>
        </table:table-row>
        <table:table-row table:style-name="ro1">
          <table:table-cell office:value-type="float" office:value="2044" calcext:value-type="float">
            <text:p>2044</text:p>
          </table:table-cell>
          <table:table-cell table:style-name="ce131" table:formula="of:=HLOOKUP([.$A39];['Industrie &amp; Tertiaire pour AME'.$B$56:.$AQ$80];25)" office:value-type="float" office:value="163.058701648827" calcext:value-type="float">
            <text:p>163.1</text:p>
          </table:table-cell>
          <table:table-cell table:style-name="ce131" table:formula="of:=HLOOKUP([.$A39];['Industrie &amp; Tertiaire pour AME'.$A$111:.$AQ$124];10)" office:value-type="float" office:value="66.3788132169663" calcext:value-type="float">
            <text:p>66.4</text:p>
          </table:table-cell>
          <table:table-cell table:style-name="ce131" table:formula="of:=HLOOKUP([.$A39];['Particulier pour AME'.$B$90:.$AQ$101];7)" office:value-type="float" office:value="121.824438133968" calcext:value-type="float">
            <text:p>121.8</text:p>
          </table:table-cell>
          <table:table-cell table:style-name="ce131" table:formula="of:=HLOOKUP([.$A39];['prix urbain'.$C$2:.$AV$23];22)" office:value-type="float" office:value="96.6806517862189" calcext:value-type="float">
            <text:p>96.7</text:p>
          </table:table-cell>
          <table:table-cell/>
          <table:table-cell office:value-type="float" office:value="186.176298489159" calcext:value-type="float">
            <text:p>186.1762984892</text:p>
          </table:table-cell>
          <table:table-cell/>
          <table:table-cell table:style-name="ce134" office:value-type="float" office:value="2044" calcext:value-type="float">
            <text:p>2044</text:p>
          </table:table-cell>
          <table:table-cell table:style-name="ce138" table:formula="of:=[.B39]/10^3" office:value-type="float" office:value="0.163058701648827" calcext:value-type="float">
            <text:p>0.163</text:p>
          </table:table-cell>
          <table:table-cell table:style-name="ce138" table:formula="of:=[.C39]/10^3" office:value-type="float" office:value="0.0663788132169663" calcext:value-type="float">
            <text:p>0.066</text:p>
          </table:table-cell>
          <table:table-cell table:style-name="ce138" table:formula="of:=[.D39]/10^3" office:value-type="float" office:value="0.121824438133968" calcext:value-type="float">
            <text:p>0.122</text:p>
          </table:table-cell>
          <table:table-cell table:style-name="ce138" table:formula="of:=[.E39]/10^3" office:value-type="float" office:value="0.0966806517862189" calcext:value-type="float">
            <text:p>0.097</text:p>
          </table:table-cell>
          <table:table-cell table:style-name="ce138" table:formula="of:=[.N38]*(1+[.N$2])" office:value-type="float" office:value="0.0847980983403801" calcext:value-type="float">
            <text:p>0.085</text:p>
          </table:table-cell>
          <table:table-cell table:style-name="ce141" office:value-type="float" office:value="100" calcext:value-type="float">
            <text:p>100.00</text:p>
          </table:table-cell>
          <table:table-cell table:number-columns-repeated="2"/>
          <table:table-cell office:value-type="float" office:value="2044" calcext:value-type="float">
            <text:p>2044</text:p>
          </table:table-cell>
          <table:table-cell table:formula="of:=([.J39]-[.J38])/[.J38]" office:value-type="float" office:value="0.0109999999999999" calcext:value-type="float">
            <text:p>0.011</text:p>
          </table:table-cell>
          <table:table-cell table:formula="of:=([.K39]-[.K38])/[.K38]" office:value-type="float" office:value="0.00307483057844899" calcext:value-type="float">
            <text:p>0.0030748306</text:p>
          </table:table-cell>
          <table:table-cell table:formula="of:=([.L39]-[.L38])/[.L38]" office:value-type="float" office:value="0.00365244508073552" calcext:value-type="float">
            <text:p>0.0036524451</text:p>
          </table:table-cell>
          <table:table-cell table:formula="of:=([.M39]-[.M38])/[.M38]" office:value-type="float" office:value="0.00184588890004993" calcext:value-type="float">
            <text:p>0.0018458889</text:p>
          </table:table-cell>
          <table:table-cell table:formula="of:=([.N39]-[.N38])/[.N38]" office:value-type="float" office:value="0.0120000000000001" calcext:value-type="float">
            <text:p>0.012</text:p>
          </table:table-cell>
          <table:table-cell table:number-columns-repeated="4"/>
        </table:table-row>
        <table:table-row table:style-name="ro1">
          <table:table-cell office:value-type="float" office:value="2045" calcext:value-type="float">
            <text:p>2045</text:p>
          </table:table-cell>
          <table:table-cell table:style-name="ce131" table:formula="of:=HLOOKUP([.$A40];['Industrie &amp; Tertiaire pour AME'.$B$56:.$AQ$80];25)" office:value-type="float" office:value="164.852347366964" calcext:value-type="float">
            <text:p>164.9</text:p>
          </table:table-cell>
          <table:table-cell table:style-name="ce131" table:formula="of:=HLOOKUP([.$A40];['Industrie &amp; Tertiaire pour AME'.$A$111:.$AQ$124];10)" office:value-type="float" office:value="66.5832705996434" calcext:value-type="float">
            <text:p>66.6</text:p>
          </table:table-cell>
          <table:table-cell table:style-name="ce131" table:formula="of:=HLOOKUP([.$A40];['Particulier pour AME'.$B$90:.$AQ$101];7)" office:value-type="float" office:value="122.269800724852" calcext:value-type="float">
            <text:p>122.3</text:p>
          </table:table-cell>
          <table:table-cell table:style-name="ce131" table:formula="of:=HLOOKUP([.$A40];['prix urbain'.$C$2:.$AV$23];22)" office:value-type="float" office:value="96.8591135282007" calcext:value-type="float">
            <text:p>96.9</text:p>
          </table:table-cell>
          <table:table-cell/>
          <table:table-cell office:value-type="float" office:value="194.627724544915" calcext:value-type="float">
            <text:p>194.6277245449</text:p>
          </table:table-cell>
          <table:table-cell/>
          <table:table-cell table:style-name="ce134" office:value-type="float" office:value="2045" calcext:value-type="float">
            <text:p>2045</text:p>
          </table:table-cell>
          <table:table-cell table:style-name="ce138" table:formula="of:=[.B40]/10^3" office:value-type="float" office:value="0.164852347366964" calcext:value-type="float">
            <text:p>0.165</text:p>
          </table:table-cell>
          <table:table-cell table:style-name="ce138" table:formula="of:=[.C40]/10^3" office:value-type="float" office:value="0.0665832705996434" calcext:value-type="float">
            <text:p>0.067</text:p>
          </table:table-cell>
          <table:table-cell table:style-name="ce138" table:formula="of:=[.D40]/10^3" office:value-type="float" office:value="0.122269800724852" calcext:value-type="float">
            <text:p>0.122</text:p>
          </table:table-cell>
          <table:table-cell table:style-name="ce138" table:formula="of:=[.E40]/10^3" office:value-type="float" office:value="0.0968591135282007" calcext:value-type="float">
            <text:p>0.097</text:p>
          </table:table-cell>
          <table:table-cell table:style-name="ce138" table:formula="of:=[.N39]*(1+[.N$2])" office:value-type="float" office:value="0.0858156755204646" calcext:value-type="float">
            <text:p>0.086</text:p>
          </table:table-cell>
          <table:table-cell table:style-name="ce141" office:value-type="float" office:value="100" calcext:value-type="float">
            <text:p>100.00</text:p>
          </table:table-cell>
          <table:table-cell table:number-columns-repeated="2"/>
          <table:table-cell office:value-type="float" office:value="2045" calcext:value-type="float">
            <text:p>2045</text:p>
          </table:table-cell>
          <table:table-cell table:formula="of:=([.J40]-[.J39])/[.J39]" office:value-type="float" office:value="0.0109999999999999" calcext:value-type="float">
            <text:p>0.011</text:p>
          </table:table-cell>
          <table:table-cell table:formula="of:=([.K40]-[.K39])/[.K39]" office:value-type="float" office:value="0.0030801602615093" calcext:value-type="float">
            <text:p>0.0030801603</text:p>
          </table:table-cell>
          <table:table-cell table:formula="of:=([.L40]-[.L39])/[.L39]" office:value-type="float" office:value="0.00365577381440113" calcext:value-type="float">
            <text:p>0.0036557738</text:p>
          </table:table-cell>
          <table:table-cell table:formula="of:=([.M40]-[.M39])/[.M39]" office:value-type="float" office:value="0.00184588890004977" calcext:value-type="float">
            <text:p>0.0018458889</text:p>
          </table:table-cell>
          <table:table-cell table:formula="of:=([.N40]-[.N39])/[.N39]" office:value-type="float" office:value="0.012" calcext:value-type="float">
            <text:p>0.012</text:p>
          </table:table-cell>
          <table:table-cell table:number-columns-repeated="4"/>
        </table:table-row>
        <table:table-row table:style-name="ro1">
          <table:table-cell office:value-type="float" office:value="2046" calcext:value-type="float">
            <text:p>2046</text:p>
          </table:table-cell>
          <table:table-cell table:style-name="ce131" table:formula="of:=HLOOKUP([.$A41];['Industrie &amp; Tertiaire pour AME'.$B$56:.$AQ$80];25)" office:value-type="float" office:value="166.665723188001" calcext:value-type="float">
            <text:p>166.7</text:p>
          </table:table-cell>
          <table:table-cell table:style-name="ce131" table:formula="of:=HLOOKUP([.$A41];['Industrie &amp; Tertiaire pour AME'.$A$111:.$AQ$124];10)" office:value-type="float" office:value="66.788713453848" calcext:value-type="float">
            <text:p>66.8</text:p>
          </table:table-cell>
          <table:table-cell table:style-name="ce131" table:formula="of:=HLOOKUP([.$A41];['Particulier pour AME'.$B$90:.$AQ$101];7)" office:value-type="float" office:value="122.717197351323" calcext:value-type="float">
            <text:p>122.7</text:p>
          </table:table-cell>
          <table:table-cell table:style-name="ce131" table:formula="of:=HLOOKUP([.$A41];['prix urbain'.$C$2:.$AV$23];22)" office:value-type="float" office:value="97.0379046907311" calcext:value-type="float">
            <text:p>97.0</text:p>
          </table:table-cell>
          <table:table-cell/>
          <table:table-cell office:value-type="float" office:value="203.462800952276" calcext:value-type="float">
            <text:p>203.4628009523</text:p>
          </table:table-cell>
          <table:table-cell/>
          <table:table-cell table:style-name="ce134" office:value-type="float" office:value="2046" calcext:value-type="float">
            <text:p>2046</text:p>
          </table:table-cell>
          <table:table-cell table:style-name="ce138" table:formula="of:=[.B41]/10^3" office:value-type="float" office:value="0.166665723188001" calcext:value-type="float">
            <text:p>0.167</text:p>
          </table:table-cell>
          <table:table-cell table:style-name="ce138" table:formula="of:=[.C41]/10^3" office:value-type="float" office:value="0.066788713453848" calcext:value-type="float">
            <text:p>0.067</text:p>
          </table:table-cell>
          <table:table-cell table:style-name="ce138" table:formula="of:=[.D41]/10^3" office:value-type="float" office:value="0.122717197351323" calcext:value-type="float">
            <text:p>0.123</text:p>
          </table:table-cell>
          <table:table-cell table:style-name="ce138" table:formula="of:=[.E41]/10^3" office:value-type="float" office:value="0.0970379046907311" calcext:value-type="float">
            <text:p>0.097</text:p>
          </table:table-cell>
          <table:table-cell table:style-name="ce138" table:formula="of:=[.N40]*(1+[.N$2])" office:value-type="float" office:value="0.0868454636267102" calcext:value-type="float">
            <text:p>0.087</text:p>
          </table:table-cell>
          <table:table-cell table:style-name="ce141" office:value-type="float" office:value="100" calcext:value-type="float">
            <text:p>100.00</text:p>
          </table:table-cell>
          <table:table-cell table:number-columns-repeated="2"/>
          <table:table-cell office:value-type="float" office:value="2046" calcext:value-type="float">
            <text:p>2046</text:p>
          </table:table-cell>
          <table:table-cell table:formula="of:=([.J41]-[.J40])/[.J40]" office:value-type="float" office:value="0.0109999999999998" calcext:value-type="float">
            <text:p>0.011</text:p>
          </table:table-cell>
          <table:table-cell table:formula="of:=([.K41]-[.K40])/[.K40]" office:value-type="float" office:value="0.00308550259478666" calcext:value-type="float">
            <text:p>0.0030855026</text:p>
          </table:table-cell>
          <table:table-cell table:formula="of:=([.L41]-[.L40])/[.L40]" office:value-type="float" office:value="0.00365909344595682" calcext:value-type="float">
            <text:p>0.0036590934</text:p>
          </table:table-cell>
          <table:table-cell table:formula="of:=([.M41]-[.M40])/[.M40]" office:value-type="float" office:value="0.00184588890004987" calcext:value-type="float">
            <text:p>0.0018458889</text:p>
          </table:table-cell>
          <table:table-cell table:formula="of:=([.N41]-[.N40])/[.N40]" office:value-type="float" office:value="0.012" calcext:value-type="float">
            <text:p>0.012</text:p>
          </table:table-cell>
          <table:table-cell table:number-columns-repeated="4"/>
        </table:table-row>
        <table:table-row table:style-name="ro1">
          <table:table-cell office:value-type="float" office:value="2047" calcext:value-type="float">
            <text:p>2047</text:p>
          </table:table-cell>
          <table:table-cell table:style-name="ce131" table:formula="of:=HLOOKUP([.$A42];['Industrie &amp; Tertiaire pour AME'.$B$56:.$AQ$80];25)" office:value-type="float" office:value="168.499046143069" calcext:value-type="float">
            <text:p>168.5</text:p>
          </table:table-cell>
          <table:table-cell table:style-name="ce131" table:formula="of:=HLOOKUP([.$A42];['Industrie &amp; Tertiaire pour AME'.$A$111:.$AQ$124];10)" office:value-type="float" office:value="66.9951478597945" calcext:value-type="float">
            <text:p>67.0</text:p>
          </table:table-cell>
          <table:table-cell table:style-name="ce131" table:formula="of:=HLOOKUP([.$A42];['Particulier pour AME'.$B$90:.$AQ$101];7)" office:value-type="float" office:value="123.166637303116" calcext:value-type="float">
            <text:p>123.2</text:p>
          </table:table-cell>
          <table:table-cell table:style-name="ce131" table:formula="of:=HLOOKUP([.$A42];['prix urbain'.$C$2:.$AV$23];22)" office:value-type="float" office:value="97.2170258818838" calcext:value-type="float">
            <text:p>97.2</text:p>
          </table:table-cell>
          <table:table-cell/>
          <table:table-cell office:value-type="float" office:value="212.698943422072" calcext:value-type="float">
            <text:p>212.6989434221</text:p>
          </table:table-cell>
          <table:table-cell/>
          <table:table-cell table:style-name="ce134" office:value-type="float" office:value="2047" calcext:value-type="float">
            <text:p>2047</text:p>
          </table:table-cell>
          <table:table-cell table:style-name="ce138" table:formula="of:=[.B42]/10^3" office:value-type="float" office:value="0.168499046143069" calcext:value-type="float">
            <text:p>0.168</text:p>
          </table:table-cell>
          <table:table-cell table:style-name="ce138" table:formula="of:=[.C42]/10^3" office:value-type="float" office:value="0.0669951478597945" calcext:value-type="float">
            <text:p>0.067</text:p>
          </table:table-cell>
          <table:table-cell table:style-name="ce138" table:formula="of:=[.D42]/10^3" office:value-type="float" office:value="0.123166637303116" calcext:value-type="float">
            <text:p>0.123</text:p>
          </table:table-cell>
          <table:table-cell table:style-name="ce138" table:formula="of:=[.E42]/10^3" office:value-type="float" office:value="0.0972170258818838" calcext:value-type="float">
            <text:p>0.097</text:p>
          </table:table-cell>
          <table:table-cell table:style-name="ce138" table:formula="of:=[.N41]*(1+[.N$2])" office:value-type="float" office:value="0.0878876091902307" calcext:value-type="float">
            <text:p>0.088</text:p>
          </table:table-cell>
          <table:table-cell table:style-name="ce141" office:value-type="float" office:value="100" calcext:value-type="float">
            <text:p>100.00</text:p>
          </table:table-cell>
          <table:table-cell table:number-columns-repeated="2"/>
          <table:table-cell office:value-type="float" office:value="2047" calcext:value-type="float">
            <text:p>2047</text:p>
          </table:table-cell>
          <table:table-cell table:formula="of:=([.J42]-[.J41])/[.J41]" office:value-type="float" office:value="0.0109999999999999" calcext:value-type="float">
            <text:p>0.011</text:p>
          </table:table-cell>
          <table:table-cell table:formula="of:=([.K42]-[.K41])/[.K41]" office:value-type="float" office:value="0.00309085765050916" calcext:value-type="float">
            <text:p>0.0030908577</text:p>
          </table:table-cell>
          <table:table-cell table:formula="of:=([.L42]-[.L41])/[.L41]" office:value-type="float" office:value="0.00366240397836221" calcext:value-type="float">
            <text:p>0.003662404</text:p>
          </table:table-cell>
          <table:table-cell table:formula="of:=([.M42]-[.M41])/[.M41]" office:value-type="float" office:value="0.00184588890004992" calcext:value-type="float">
            <text:p>0.0018458889</text:p>
          </table:table-cell>
          <table:table-cell table:formula="of:=([.N42]-[.N41])/[.N41]" office:value-type="float" office:value="0.0120000000000001" calcext:value-type="float">
            <text:p>0.012</text:p>
          </table:table-cell>
          <table:table-cell table:number-columns-repeated="4"/>
        </table:table-row>
        <table:table-row table:style-name="ro1">
          <table:table-cell office:value-type="float" office:value="2048" calcext:value-type="float">
            <text:p>2048</text:p>
          </table:table-cell>
          <table:table-cell table:style-name="ce131" table:formula="of:=HLOOKUP([.$A43];['Industrie &amp; Tertiaire pour AME'.$B$56:.$AQ$80];25)" office:value-type="float" office:value="170.352535650642" calcext:value-type="float">
            <text:p>170.4</text:p>
          </table:table-cell>
          <table:table-cell table:style-name="ce131" table:formula="of:=HLOOKUP([.$A43];['Industrie &amp; Tertiaire pour AME'.$A$111:.$AQ$124];10)" office:value-type="float" office:value="67.2025799450476" calcext:value-type="float">
            <text:p>67.2</text:p>
          </table:table-cell>
          <table:table-cell table:style-name="ce131" table:formula="of:=HLOOKUP([.$A43];['Particulier pour AME'.$B$90:.$AQ$101];7)" office:value-type="float" office:value="123.618129912394" calcext:value-type="float">
            <text:p>123.6</text:p>
          </table:table-cell>
          <table:table-cell table:style-name="ce131" table:formula="of:=HLOOKUP([.$A43];['prix urbain'.$C$2:.$AV$23];22)" office:value-type="float" office:value="97.396477710855" calcext:value-type="float">
            <text:p>97.4</text:p>
          </table:table-cell>
          <table:table-cell/>
          <table:table-cell office:value-type="float" office:value="222.354358246927" calcext:value-type="float">
            <text:p>222.3543582469</text:p>
          </table:table-cell>
          <table:table-cell/>
          <table:table-cell table:style-name="ce134" office:value-type="float" office:value="2048" calcext:value-type="float">
            <text:p>2048</text:p>
          </table:table-cell>
          <table:table-cell table:style-name="ce138" table:formula="of:=[.B43]/10^3" office:value-type="float" office:value="0.170352535650642" calcext:value-type="float">
            <text:p>0.170</text:p>
          </table:table-cell>
          <table:table-cell table:style-name="ce138" table:formula="of:=[.C43]/10^3" office:value-type="float" office:value="0.0672025799450476" calcext:value-type="float">
            <text:p>0.067</text:p>
          </table:table-cell>
          <table:table-cell table:style-name="ce138" table:formula="of:=[.D43]/10^3" office:value-type="float" office:value="0.123618129912394" calcext:value-type="float">
            <text:p>0.124</text:p>
          </table:table-cell>
          <table:table-cell table:style-name="ce138" table:formula="of:=[.E43]/10^3" office:value-type="float" office:value="0.097396477710855" calcext:value-type="float">
            <text:p>0.097</text:p>
          </table:table-cell>
          <table:table-cell table:style-name="ce138" table:formula="of:=[.N42]*(1+[.N$2])" office:value-type="float" office:value="0.0889422605005135" calcext:value-type="float">
            <text:p>0.089</text:p>
          </table:table-cell>
          <table:table-cell table:style-name="ce141" office:value-type="float" office:value="100" calcext:value-type="float">
            <text:p>100.00</text:p>
          </table:table-cell>
          <table:table-cell table:number-columns-repeated="2"/>
          <table:table-cell office:value-type="float" office:value="2048" calcext:value-type="float">
            <text:p>2048</text:p>
          </table:table-cell>
          <table:table-cell table:formula="of:=([.J43]-[.J42])/[.J42]" office:value-type="float" office:value="0.0109999999999998" calcext:value-type="float">
            <text:p>0.011</text:p>
          </table:table-cell>
          <table:table-cell table:formula="of:=([.K43]-[.K42])/[.K42]" office:value-type="float" office:value="0.00309622550109488" calcext:value-type="float">
            <text:p>0.0030962255</text:p>
          </table:table-cell>
          <table:table-cell table:formula="of:=([.L43]-[.L42])/[.L42]" office:value-type="float" office:value="0.00366570541474856" calcext:value-type="float">
            <text:p>0.0036657054</text:p>
          </table:table-cell>
          <table:table-cell table:formula="of:=([.M43]-[.M42])/[.M42]" office:value-type="float" office:value="0.00184588890004993" calcext:value-type="float">
            <text:p>0.0018458889</text:p>
          </table:table-cell>
          <table:table-cell table:formula="of:=([.N43]-[.N42])/[.N42]" office:value-type="float" office:value="0.0120000000000001" calcext:value-type="float">
            <text:p>0.012</text:p>
          </table:table-cell>
          <table:table-cell table:number-columns-repeated="4"/>
        </table:table-row>
        <table:table-row table:style-name="ro1">
          <table:table-cell office:value-type="float" office:value="2049" calcext:value-type="float">
            <text:p>2049</text:p>
          </table:table-cell>
          <table:table-cell table:style-name="ce131" table:formula="of:=HLOOKUP([.$A44];['Industrie &amp; Tertiaire pour AME'.$B$56:.$AQ$80];25)" office:value-type="float" office:value="172.226413542799" calcext:value-type="float">
            <text:p>172.2</text:p>
          </table:table-cell>
          <table:table-cell table:style-name="ce131" table:formula="of:=HLOOKUP([.$A44];['Industrie &amp; Tertiaire pour AME'.$A$111:.$AQ$124];10)" office:value-type="float" office:value="67.4110158849479" calcext:value-type="float">
            <text:p>67.4</text:p>
          </table:table-cell>
          <table:table-cell table:style-name="ce131" table:formula="of:=HLOOKUP([.$A44];['Particulier pour AME'.$B$90:.$AQ$101];7)" office:value-type="float" office:value="124.071684553943" calcext:value-type="float">
            <text:p>124.1</text:p>
          </table:table-cell>
          <table:table-cell table:style-name="ce131" table:formula="of:=HLOOKUP([.$A44];['prix urbain'.$C$2:.$AV$23];22)" office:value-type="float" office:value="97.5762607879655" calcext:value-type="float">
            <text:p>97.6</text:p>
          </table:table-cell>
          <table:table-cell/>
          <table:table-cell office:value-type="float" office:value="232.448078189524" calcext:value-type="float">
            <text:p>232.4480781895</text:p>
          </table:table-cell>
          <table:table-cell/>
          <table:table-cell table:style-name="ce134" office:value-type="float" office:value="2049" calcext:value-type="float">
            <text:p>2049</text:p>
          </table:table-cell>
          <table:table-cell table:style-name="ce138" table:formula="of:=[.B44]/10^3" office:value-type="float" office:value="0.172226413542799" calcext:value-type="float">
            <text:p>0.172</text:p>
          </table:table-cell>
          <table:table-cell table:style-name="ce138" table:formula="of:=[.C44]/10^3" office:value-type="float" office:value="0.0674110158849479" calcext:value-type="float">
            <text:p>0.067</text:p>
          </table:table-cell>
          <table:table-cell table:style-name="ce138" table:formula="of:=[.D44]/10^3" office:value-type="float" office:value="0.124071684553943" calcext:value-type="float">
            <text:p>0.124</text:p>
          </table:table-cell>
          <table:table-cell table:style-name="ce138" table:formula="of:=[.E44]/10^3" office:value-type="float" office:value="0.0975762607879655" calcext:value-type="float">
            <text:p>0.098</text:p>
          </table:table-cell>
          <table:table-cell table:style-name="ce138" table:formula="of:=[.N43]*(1+[.N$2])" office:value-type="float" office:value="0.0900095676265197" calcext:value-type="float">
            <text:p>0.090</text:p>
          </table:table-cell>
          <table:table-cell table:style-name="ce141" office:value-type="float" office:value="100" calcext:value-type="float">
            <text:p>100.00</text:p>
          </table:table-cell>
          <table:table-cell table:number-columns-repeated="2"/>
          <table:table-cell office:value-type="float" office:value="2049" calcext:value-type="float">
            <text:p>2049</text:p>
          </table:table-cell>
          <table:table-cell table:formula="of:=([.J44]-[.J43])/[.J43]" office:value-type="float" office:value="0.011" calcext:value-type="float">
            <text:p>0.011</text:p>
          </table:table-cell>
          <table:table-cell table:formula="of:=([.K44]-[.K43])/[.K43]" office:value-type="float" office:value="0.00310160621914751" calcext:value-type="float">
            <text:p>0.0031016062</text:p>
          </table:table-cell>
          <table:table-cell table:formula="of:=([.L44]-[.L43])/[.L43]" office:value-type="float" office:value="0.00366899775841895" calcext:value-type="float">
            <text:p>0.0036689978</text:p>
          </table:table-cell>
          <table:table-cell table:formula="of:=([.M44]-[.M43])/[.M43]" office:value-type="float" office:value="0.00184588890004997" calcext:value-type="float">
            <text:p>0.0018458889</text:p>
          </table:table-cell>
          <table:table-cell table:formula="of:=([.N44]-[.N43])/[.N43]" office:value-type="float" office:value="0.0120000000000001" calcext:value-type="float">
            <text:p>0.012</text:p>
          </table:table-cell>
          <table:table-cell table:number-columns-repeated="4"/>
        </table:table-row>
        <table:table-row table:style-name="ro1">
          <table:table-cell office:value-type="float" office:value="2050" calcext:value-type="float">
            <text:p>2050</text:p>
          </table:table-cell>
          <table:table-cell table:style-name="ce131" table:formula="of:=HLOOKUP([.$A45];['Industrie &amp; Tertiaire pour AME'.$B$56:.$AQ$80];25)" office:value-type="float" office:value="174.12090409177" calcext:value-type="float">
            <text:p>174.1</text:p>
          </table:table-cell>
          <table:table-cell table:style-name="ce131" table:formula="of:=HLOOKUP([.$A45];['Industrie &amp; Tertiaire pour AME'.$A$111:.$AQ$124];10)" office:value-type="float" office:value="67.6204619030416" calcext:value-type="float">
            <text:p>67.6</text:p>
          </table:table-cell>
          <table:table-cell table:style-name="ce131" table:formula="of:=HLOOKUP([.$A45];['Particulier pour AME'.$B$90:.$AQ$101];7)" office:value-type="float" office:value="124.527310645362" calcext:value-type="float">
            <text:p>124.5</text:p>
          </table:table-cell>
          <table:table-cell table:style-name="ce131" table:formula="of:=HLOOKUP([.$A45];['prix urbain'.$C$2:.$AV$23];22)" office:value-type="float" office:value="97.7563757246623" calcext:value-type="float">
            <text:p>97.8</text:p>
          </table:table-cell>
          <table:table-cell/>
          <table:table-cell office:value-type="float" office:value="243" calcext:value-type="float">
            <text:p>243</text:p>
          </table:table-cell>
          <table:table-cell/>
          <table:table-cell table:style-name="ce134" office:value-type="float" office:value="2050" calcext:value-type="float">
            <text:p>2050</text:p>
          </table:table-cell>
          <table:table-cell table:style-name="ce138" table:formula="of:=[.B45]/10^3" office:value-type="float" office:value="0.17412090409177" calcext:value-type="float">
            <text:p>0.174</text:p>
          </table:table-cell>
          <table:table-cell table:style-name="ce139" table:formula="of:=[.C45]/10^3" office:value-type="float" office:value="0.0676204619030416" calcext:value-type="float">
            <text:p>0.067620</text:p>
          </table:table-cell>
          <table:table-cell table:style-name="ce138" table:formula="of:=[.D45]/10^3" office:value-type="float" office:value="0.124527310645362" calcext:value-type="float">
            <text:p>0.125</text:p>
          </table:table-cell>
          <table:table-cell table:style-name="ce138" table:formula="of:=[.E45]/10^3" office:value-type="float" office:value="0.0977563757246623" calcext:value-type="float">
            <text:p>0.098</text:p>
          </table:table-cell>
          <table:table-cell table:style-name="ce138" table:formula="of:=[.N44]*(1+[.N$2])" office:value-type="float" office:value="0.0910896824380379" calcext:value-type="float">
            <text:p>0.091</text:p>
          </table:table-cell>
          <table:table-cell table:style-name="ce141" office:value-type="float" office:value="100" calcext:value-type="float">
            <text:p>100.00</text:p>
          </table:table-cell>
          <table:table-cell table:number-columns-repeated="2"/>
          <table:table-cell office:value-type="float" office:value="2050" calcext:value-type="float">
            <text:p>2050</text:p>
          </table:table-cell>
          <table:table-cell table:formula="of:=([.J45]-[.J44])/[.J44]" office:value-type="float" office:value="0.0109999999999999" calcext:value-type="float">
            <text:p>0.011</text:p>
          </table:table-cell>
          <table:table-cell table:formula="of:=([.K45]-[.K44])/[.K44]" office:value-type="float" office:value="0.00310699987745526" calcext:value-type="float">
            <text:p>0.0031069999</text:p>
          </table:table-cell>
          <table:table-cell table:formula="of:=([.L45]-[.L44])/[.L44]" office:value-type="float" office:value="0.00367228101284611" calcext:value-type="float">
            <text:p>0.003672281</text:p>
          </table:table-cell>
          <table:table-cell table:formula="of:=([.M45]-[.M44])/[.M44]" office:value-type="float" office:value="0.00184588890004992" calcext:value-type="float">
            <text:p>0.0018458889</text:p>
          </table:table-cell>
          <table:table-cell table:formula="of:=([.N45]-[.N44])/[.N44]" office:value-type="float" office:value="0.012" calcext:value-type="float">
            <text:p>0.012</text:p>
          </table:table-cell>
          <table:table-cell table:number-columns-repeated="4"/>
        </table:table-row>
        <table:table-row table:style-name="ro1">
          <table:table-cell/>
          <table:table-cell table:style-name="ce131"/>
          <table:table-cell table:number-columns-repeated="15"/>
          <table:table-cell office:value-type="string" calcext:value-type="string">
            <text:p>Verif TCAM 2015-2030</text:p>
          </table:table-cell>
          <table:table-cell table:style-name="ce127" table:formula="of:=AVERAGE([.S11:.S25])" office:value-type="percentage" office:value="0.0109999999999999" calcext:value-type="percentage">
            <text:p>1.10%</text:p>
          </table:table-cell>
          <table:table-cell table:style-name="ce127" table:formula="of:=AVERAGE([.T11:.T25])" office:value-type="percentage" office:value="0.0193833656069948" calcext:value-type="percentage">
            <text:p>1.94%</text:p>
          </table:table-cell>
          <table:table-cell table:style-name="ce127" table:formula="of:=AVERAGE([.U11:.U25])" office:value-type="percentage" office:value="0.0344526068100998" calcext:value-type="percentage">
            <text:p>3.45%</text:p>
          </table:table-cell>
          <table:table-cell table:style-name="ce127" table:formula="of:=AVERAGE([.V11:.V25])" office:value-type="percentage" office:value="0.00891871950304276" calcext:value-type="percentage">
            <text:p>0.89%</text:p>
          </table:table-cell>
          <table:table-cell table:style-name="ce127" table:formula="of:=AVERAGE([.W11:.W25])" office:value-type="percentage" office:value="0.012" calcext:value-type="percentage">
            <text:p>1.20%</text:p>
          </table:table-cell>
          <table:table-cell table:style-name="ce127"/>
          <table:table-cell table:number-columns-repeated="3"/>
        </table:table-row>
        <table:table-row table:style-name="ro1">
          <table:table-cell table:number-columns-repeated="17"/>
          <table:table-cell office:value-type="string" calcext:value-type="string">
            <text:p>Verif TCAM 2030-2050</text:p>
          </table:table-cell>
          <table:table-cell table:style-name="ce127" table:formula="of:=AVERAGE([.S26:.S45])" office:value-type="percentage" office:value="0.0109999999999999" calcext:value-type="percentage">
            <text:p>1.10%</text:p>
          </table:table-cell>
          <table:table-cell table:style-name="ce127" table:formula="of:=AVERAGE([.T26:.T45])" office:value-type="percentage" office:value="0.00545280797858807" calcext:value-type="percentage">
            <text:p>0.55%</text:p>
          </table:table-cell>
          <table:table-cell table:style-name="ce127" table:formula="of:=AVERAGE([.U26:.U45])" office:value-type="percentage" office:value="0.0057660624948569" calcext:value-type="percentage">
            <text:p>0.58%</text:p>
          </table:table-cell>
          <table:table-cell table:style-name="ce127" table:formula="of:=AVERAGE([.V26:.V45])" office:value-type="percentage" office:value="0.00315297377910296" calcext:value-type="percentage">
            <text:p>0.32%</text:p>
          </table:table-cell>
          <table:table-cell table:style-name="ce127" table:formula="of:=AVERAGE([.W26:.W45])" office:value-type="percentage" office:value="0.012" calcext:value-type="percentage">
            <text:p>1.20%</text:p>
          </table:table-cell>
          <table:table-cell table:style-name="ce127"/>
          <table:table-cell table:number-columns-repeated="3"/>
        </table:table-row>
        <table:table-row table:style-name="ro1" table:number-rows-repeated="1048528">
          <table:table-cell table:number-columns-repeated="27"/>
        </table:table-row>
        <table:table-row table:style-name="ro1">
          <table:table-cell table:number-columns-repeated="27"/>
        </table:table-row>
      </table:table>
      <table:table table:name="prix_tertiaire_final" table:style-name="ta1" table:print="false">
        <office:forms form:automatic-focus="false" form:apply-design-mode="false"/>
        <table:table-column table:style-name="co48" table:default-cell-style-name="ce128"/>
        <table:table-column table:style-name="co49" table:default-cell-style-name="Default"/>
        <table:table-column table:style-name="co14" table:number-columns-repeated="3" table:default-cell-style-name="Default"/>
        <table:table-column table:style-name="co50" table:default-cell-style-name="Default"/>
        <table:table-column table:style-name="co51" table:default-cell-style-name="Default"/>
        <table:table-row table:style-name="ro1">
          <table:table-cell table:style-name="ce142" office:value-type="string" calcext:value-type="string">
            <text:p>annee</text:p>
          </table:table-cell>
          <table:table-cell table:style-name="ce143" office:value-type="string" calcext:value-type="string">
            <text:p>Electricité</text:p>
          </table:table-cell>
          <table:table-cell table:style-name="ce143" office:value-type="string" calcext:value-type="string">
            <text:p>Gaz</text:p>
          </table:table-cell>
          <table:table-cell table:style-name="ce143" office:value-type="string" calcext:value-type="string">
            <text:p>Fioul</text:p>
          </table:table-cell>
          <table:table-cell table:style-name="ce143" office:value-type="string" calcext:value-type="string">
            <text:p>Urbain</text:p>
          </table:table-cell>
          <table:table-cell table:style-name="ce143" office:value-type="string" calcext:value-type="string">
            <text:p>Autres</text:p>
          </table:table-cell>
          <table:table-cell table:style-name="ce145" office:value-type="string" calcext:value-type="string">
            <text:p>CCE</text:p>
          </table:table-cell>
        </table:table-row>
        <table:table-row table:style-name="ro1">
          <table:table-cell table:style-name="ce142" office:value-type="float" office:value="2009" calcext:value-type="float">
            <text:p>2009</text:p>
          </table:table-cell>
          <table:table-cell table:style-name="ce144" office:value-type="float" office:value="0.09407" calcext:value-type="float">
            <text:p>0.09407000</text:p>
          </table:table-cell>
          <table:table-cell table:style-name="ce144" office:value-type="float" office:value="0.0330053" calcext:value-type="float">
            <text:p>0.03300530</text:p>
          </table:table-cell>
          <table:table-cell table:style-name="ce144" office:value-type="float" office:value="0.0617856337491149" calcext:value-type="float">
            <text:p>0.06178563</text:p>
          </table:table-cell>
          <table:table-cell table:style-name="ce144" office:value-type="float" office:value="0.0614" calcext:value-type="float">
            <text:p>0.06140000</text:p>
          </table:table-cell>
          <table:table-cell table:style-name="ce144" office:value-type="float" office:value="0.0452631578947368" calcext:value-type="float">
            <text:p>0.04526316</text:p>
          </table:table-cell>
          <table:table-cell table:style-name="ce144" office:value-type="float" office:value="0" calcext:value-type="float">
            <text:p>0.00000000</text:p>
          </table:table-cell>
        </table:table-row>
        <table:table-row table:style-name="ro1">
          <table:table-cell table:style-name="ce142" office:value-type="float" office:value="2010" calcext:value-type="float">
            <text:p>2010</text:p>
          </table:table-cell>
          <table:table-cell table:style-name="ce144" office:value-type="float" office:value="0.09847" calcext:value-type="float">
            <text:p>0.09847000</text:p>
          </table:table-cell>
          <table:table-cell table:style-name="ce144" office:value-type="float" office:value="0.0386719666666667" calcext:value-type="float">
            <text:p>0.03867197</text:p>
          </table:table-cell>
          <table:table-cell table:style-name="ce144" office:value-type="float" office:value="0.0763929293534506" calcext:value-type="float">
            <text:p>0.07639293</text:p>
          </table:table-cell>
          <table:table-cell table:style-name="ce144" office:value-type="float" office:value="0.0591" calcext:value-type="float">
            <text:p>0.05910000</text:p>
          </table:table-cell>
          <table:table-cell table:style-name="ce144" office:value-type="float" office:value="0.0509473684210526" calcext:value-type="float">
            <text:p>0.05094737</text:p>
          </table:table-cell>
          <table:table-cell table:style-name="ce144" office:value-type="float" office:value="0" calcext:value-type="float">
            <text:p>0.00000000</text:p>
          </table:table-cell>
        </table:table-row>
        <table:table-row table:style-name="ro1">
          <table:table-cell table:style-name="ce142" office:value-type="float" office:value="2011" calcext:value-type="float">
            <text:p>2011</text:p>
          </table:table-cell>
          <table:table-cell table:style-name="ce144" office:value-type="float" office:value="0.102122" calcext:value-type="float">
            <text:p>0.10212200</text:p>
          </table:table-cell>
          <table:table-cell table:style-name="ce144" office:value-type="float" office:value="0.0443386333333333" calcext:value-type="float">
            <text:p>0.04433863</text:p>
          </table:table-cell>
          <table:table-cell table:style-name="ce144" office:value-type="float" office:value="0.0946635726346751" calcext:value-type="float">
            <text:p>0.09466357</text:p>
          </table:table-cell>
          <table:table-cell table:style-name="ce144" office:value-type="float" office:value="0.0682" calcext:value-type="float">
            <text:p>0.06820000</text:p>
          </table:table-cell>
          <table:table-cell table:style-name="ce144" office:value-type="float" office:value="0.0526315789473684" calcext:value-type="float">
            <text:p>0.05263158</text:p>
          </table:table-cell>
          <table:table-cell table:style-name="ce144" office:value-type="float" office:value="0" calcext:value-type="float">
            <text:p>0.00000000</text:p>
          </table:table-cell>
        </table:table-row>
        <table:table-row table:style-name="ro1">
          <table:table-cell table:style-name="ce142" office:value-type="float" office:value="2012" calcext:value-type="float">
            <text:p>2012</text:p>
          </table:table-cell>
          <table:table-cell table:style-name="ce144" office:value-type="float" office:value="0.105774" calcext:value-type="float">
            <text:p>0.10577400</text:p>
          </table:table-cell>
          <table:table-cell table:style-name="ce144" office:value-type="float" office:value="0.0500053" calcext:value-type="float">
            <text:p>0.05000530</text:p>
          </table:table-cell>
          <table:table-cell table:style-name="ce144" office:value-type="float" office:value="0.101142360695027" calcext:value-type="float">
            <text:p>0.10114236</text:p>
          </table:table-cell>
          <table:table-cell table:style-name="ce144" office:value-type="float" office:value="0.0706" calcext:value-type="float">
            <text:p>0.07060000</text:p>
          </table:table-cell>
          <table:table-cell table:style-name="ce144" office:value-type="float" office:value="0.0547368421052632" calcext:value-type="float">
            <text:p>0.05473684</text:p>
          </table:table-cell>
          <table:table-cell table:style-name="ce144" office:value-type="float" office:value="0" calcext:value-type="float">
            <text:p>0.00000000</text:p>
          </table:table-cell>
        </table:table-row>
        <table:table-row table:style-name="ro1">
          <table:table-cell table:style-name="ce142" office:value-type="float" office:value="2013" calcext:value-type="float">
            <text:p>2013</text:p>
          </table:table-cell>
          <table:table-cell table:style-name="ce144" office:value-type="float" office:value="0.109426" calcext:value-type="float">
            <text:p>0.10942600</text:p>
          </table:table-cell>
          <table:table-cell table:style-name="ce144" office:value-type="float" office:value="0.0500053" calcext:value-type="float">
            <text:p>0.05000530</text:p>
          </table:table-cell>
          <table:table-cell table:style-name="ce144" office:value-type="float" office:value="0.0972461114439784" calcext:value-type="float">
            <text:p>0.09724611</text:p>
          </table:table-cell>
          <table:table-cell table:style-name="ce144" office:value-type="float" office:value="0.0702" calcext:value-type="float">
            <text:p>0.07020000</text:p>
          </table:table-cell>
          <table:table-cell table:style-name="ce144" office:value-type="float" office:value="0.0576842105263158" calcext:value-type="float">
            <text:p>0.05768421</text:p>
          </table:table-cell>
          <table:table-cell table:style-name="ce144" office:value-type="float" office:value="0" calcext:value-type="float">
            <text:p>0.00000000</text:p>
          </table:table-cell>
        </table:table-row>
        <table:table-row table:style-name="ro1">
          <table:table-cell table:style-name="ce142" office:value-type="float" office:value="2014" calcext:value-type="float">
            <text:p>2014</text:p>
          </table:table-cell>
          <table:table-cell table:style-name="ce144" office:value-type="float" office:value="0.113078" calcext:value-type="float">
            <text:p>0.11307800</text:p>
          </table:table-cell>
          <table:table-cell table:style-name="ce144" office:value-type="float" office:value="0.0475053" calcext:value-type="float">
            <text:p>0.04750530</text:p>
          </table:table-cell>
          <table:table-cell table:style-name="ce144" office:value-type="float" office:value="0.0913665597254752" calcext:value-type="float">
            <text:p>0.09136656</text:p>
          </table:table-cell>
          <table:table-cell table:style-name="ce144" office:value-type="float" office:value="0.0794" calcext:value-type="float">
            <text:p>0.07940000</text:p>
          </table:table-cell>
          <table:table-cell table:style-name="ce144" office:value-type="float" office:value="0.0608421052631579" calcext:value-type="float">
            <text:p>0.06084211</text:p>
          </table:table-cell>
          <table:table-cell table:style-name="ce144" office:value-type="float" office:value="7" calcext:value-type="float">
            <text:p>7.00000000</text:p>
          </table:table-cell>
        </table:table-row>
        <table:table-row table:style-name="ro1">
          <table:table-cell table:style-name="ce142" office:value-type="float" office:value="2015" calcext:value-type="float">
            <text:p>2015</text:p>
          </table:table-cell>
          <table:table-cell table:style-name="ce144" office:value-type="float" office:value="0.11873" calcext:value-type="float">
            <text:p>0.11873000</text:p>
          </table:table-cell>
          <table:table-cell table:style-name="ce144" office:value-type="float" office:value="0.0455053" calcext:value-type="float">
            <text:p>0.04550530</text:p>
          </table:table-cell>
          <table:table-cell table:style-name="ce144" office:value-type="float" office:value="0.06681" calcext:value-type="float">
            <text:p>0.06681000</text:p>
          </table:table-cell>
          <table:table-cell table:style-name="ce144" office:value-type="float" office:value="0.0803528" calcext:value-type="float">
            <text:p>0.08035280</text:p>
          </table:table-cell>
          <table:table-cell table:style-name="ce144" office:value-type="float" office:value="0.06" calcext:value-type="float">
            <text:p>0.06000000</text:p>
          </table:table-cell>
          <table:table-cell table:style-name="ce144" office:value-type="float" office:value="14.5" calcext:value-type="float">
            <text:p>14.50000000</text:p>
          </table:table-cell>
        </table:table-row>
        <table:table-row table:style-name="ro1">
          <table:table-cell table:style-name="ce142" office:value-type="float" office:value="2016" calcext:value-type="float">
            <text:p>2016</text:p>
          </table:table-cell>
          <table:table-cell table:style-name="ce144" office:value-type="float" office:value="0.12003603" calcext:value-type="float">
            <text:p>0.12003603</text:p>
          </table:table-cell>
          <table:table-cell table:style-name="ce144" office:value-type="float" office:value="0.0479547199214137" calcext:value-type="float">
            <text:p>0.04795472</text:p>
          </table:table-cell>
          <table:table-cell table:style-name="ce144" office:value-type="float" office:value="0.0708721765801761" calcext:value-type="float">
            <text:p>0.07087218</text:p>
          </table:table-cell>
          <table:table-cell table:style-name="ce144" office:value-type="float" office:value="0.0808041568239551" calcext:value-type="float">
            <text:p>0.08080416</text:p>
          </table:table-cell>
          <table:table-cell table:style-name="ce144" office:value-type="float" office:value="0.06072" calcext:value-type="float">
            <text:p>0.06072000</text:p>
          </table:table-cell>
          <table:table-cell table:style-name="ce144" office:value-type="float" office:value="22" calcext:value-type="float">
            <text:p>22.00000000</text:p>
          </table:table-cell>
        </table:table-row>
        <table:table-row table:style-name="ro1">
          <table:table-cell table:style-name="ce142" office:value-type="float" office:value="2017" calcext:value-type="float">
            <text:p>2017</text:p>
          </table:table-cell>
          <table:table-cell table:style-name="ce144" office:value-type="float" office:value="0.12135642633" calcext:value-type="float">
            <text:p>0.12135643</text:p>
          </table:table-cell>
          <table:table-cell table:style-name="ce144" office:value-type="float" office:value="0.048722928447017" calcext:value-type="float">
            <text:p>0.04872293</text:p>
          </table:table-cell>
          <table:table-cell table:style-name="ce144" office:value-type="float" office:value="0.0729861627275145" calcext:value-type="float">
            <text:p>0.07298616</text:p>
          </table:table-cell>
          <table:table-cell table:style-name="ce144" office:value-type="float" office:value="0.0820538826415362" calcext:value-type="float">
            <text:p>0.08205388</text:p>
          </table:table-cell>
          <table:table-cell table:style-name="ce144" office:value-type="float" office:value="0.06144864" calcext:value-type="float">
            <text:p>0.06144864</text:p>
          </table:table-cell>
          <table:table-cell table:style-name="ce144" office:value-type="float" office:value="30.5" calcext:value-type="float">
            <text:p>30.50000000</text:p>
          </table:table-cell>
        </table:table-row>
        <table:table-row table:style-name="ro1">
          <table:table-cell table:style-name="ce142" office:value-type="float" office:value="2018" calcext:value-type="float">
            <text:p>2018</text:p>
          </table:table-cell>
          <table:table-cell table:style-name="ce144" office:value-type="float" office:value="0.12269134701963" calcext:value-type="float">
            <text:p>0.12269135</text:p>
          </table:table-cell>
          <table:table-cell table:style-name="ce144" office:value-type="float" office:value="0.0495104036967584" calcext:value-type="float">
            <text:p>0.04951040</text:p>
          </table:table-cell>
          <table:table-cell table:style-name="ce144" office:value-type="float" office:value="0.0751961267212374" calcext:value-type="float">
            <text:p>0.07519613</text:p>
          </table:table-cell>
          <table:table-cell table:style-name="ce144" office:value-type="float" office:value="0.0829178812674746" calcext:value-type="float">
            <text:p>0.08291788</text:p>
          </table:table-cell>
          <table:table-cell table:style-name="ce144" office:value-type="float" office:value="0.06218602368" calcext:value-type="float">
            <text:p>0.06218602</text:p>
          </table:table-cell>
          <table:table-cell table:style-name="ce144" office:value-type="float" office:value="37.3475888019893" calcext:value-type="float">
            <text:p>37.34758880</text:p>
          </table:table-cell>
        </table:table-row>
        <table:table-row table:style-name="ro1">
          <table:table-cell table:style-name="ce142" office:value-type="float" office:value="2019" calcext:value-type="float">
            <text:p>2019</text:p>
          </table:table-cell>
          <table:table-cell table:style-name="ce144" office:value-type="float" office:value="0.124040951836846" calcext:value-type="float">
            <text:p>0.12404095</text:p>
          </table:table-cell>
          <table:table-cell table:style-name="ce144" office:value-type="float" office:value="0.050317636029967" calcext:value-type="float">
            <text:p>0.05031764</text:p>
          </table:table-cell>
          <table:table-cell table:style-name="ce144" office:value-type="float" office:value="0.077506426086113" calcext:value-type="float">
            <text:p>0.07750643</text:p>
          </table:table-cell>
          <table:table-cell table:style-name="ce144" office:value-type="float" office:value="0.0837909774961295" calcext:value-type="float">
            <text:p>0.08379098</text:p>
          </table:table-cell>
          <table:table-cell table:style-name="ce144" office:value-type="float" office:value="0.06293225596416" calcext:value-type="float">
            <text:p>0.06293226</text:p>
          </table:table-cell>
          <table:table-cell table:style-name="ce144" office:value-type="float" office:value="45.7325373548352" calcext:value-type="float">
            <text:p>45.73253735</text:p>
          </table:table-cell>
        </table:table-row>
        <table:table-row table:style-name="ro1">
          <table:table-cell table:style-name="ce142" office:value-type="float" office:value="2020" calcext:value-type="float">
            <text:p>2020</text:p>
          </table:table-cell>
          <table:table-cell table:style-name="ce144" office:value-type="float" office:value="0.125405402307051" calcext:value-type="float">
            <text:p>0.12540540</text:p>
          </table:table-cell>
          <table:table-cell table:style-name="ce144" office:value-type="float" office:value="0.0511451283594005" calcext:value-type="float">
            <text:p>0.05114513</text:p>
          </table:table-cell>
          <table:table-cell table:style-name="ce144" office:value-type="float" office:value="0.0799216161844607" calcext:value-type="float">
            <text:p>0.07992162</text:p>
          </table:table-cell>
          <table:table-cell table:style-name="ce144" office:value-type="float" office:value="0.0846732671220691" calcext:value-type="float">
            <text:p>0.08467327</text:p>
          </table:table-cell>
          <table:table-cell table:style-name="ce144" office:value-type="float" office:value="0.0636874430357299" calcext:value-type="float">
            <text:p>0.06368744</text:p>
          </table:table-cell>
          <table:table-cell table:style-name="ce144" office:value-type="float" office:value="56" calcext:value-type="float">
            <text:p>56.00000000</text:p>
          </table:table-cell>
        </table:table-row>
        <table:table-row table:style-name="ro1">
          <table:table-cell table:style-name="ce142" office:value-type="float" office:value="2021" calcext:value-type="float">
            <text:p>2021</text:p>
          </table:table-cell>
          <table:table-cell table:style-name="ce144" office:value-type="float" office:value="0.126784861732429" calcext:value-type="float">
            <text:p>0.12678486</text:p>
          </table:table-cell>
          <table:table-cell table:style-name="ce144" office:value-type="float" office:value="0.0519933964733584" calcext:value-type="float">
            <text:p>0.05199340</text:p>
          </table:table-cell>
          <table:table-cell table:style-name="ce144" office:value-type="float" office:value="0.0824464591982451" calcext:value-type="float">
            <text:p>0.08244646</text:p>
          </table:table-cell>
          <table:table-cell table:style-name="ce144" office:value-type="float" office:value="0.0855648469485446" calcext:value-type="float">
            <text:p>0.08556485</text:p>
          </table:table-cell>
          <table:table-cell table:style-name="ce144" office:value-type="float" office:value="0.0644516923521587" calcext:value-type="float">
            <text:p>0.06445169</text:p>
          </table:table-cell>
          <table:table-cell table:style-name="ce144" office:value-type="float" office:value="59.3429626470586" calcext:value-type="float">
            <text:p>59.34296265</text:p>
          </table:table-cell>
        </table:table-row>
        <table:table-row table:style-name="ro1">
          <table:table-cell table:style-name="ce142" office:value-type="float" office:value="2022" calcext:value-type="float">
            <text:p>2022</text:p>
          </table:table-cell>
          <table:table-cell table:style-name="ce144" office:value-type="float" office:value="0.128179495211485" calcext:value-type="float">
            <text:p>0.12817950</text:p>
          </table:table-cell>
          <table:table-cell table:style-name="ce144" office:value-type="float" office:value="0.0528629693660676" calcext:value-type="float">
            <text:p>0.05286297</text:p>
          </table:table-cell>
          <table:table-cell table:style-name="ce144" office:value-type="float" office:value="0.0850859335189692" calcext:value-type="float">
            <text:p>0.08508593</text:p>
          </table:table-cell>
          <table:table-cell table:style-name="ce144" office:value-type="float" office:value="0.0864658147981116" calcext:value-type="float">
            <text:p>0.08646581</text:p>
          </table:table-cell>
          <table:table-cell table:style-name="ce144" office:value-type="float" office:value="0.0652251126603846" calcext:value-type="float">
            <text:p>0.06522511</text:p>
          </table:table-cell>
          <table:table-cell table:style-name="ce144" office:value-type="float" office:value="62.885485995182" calcext:value-type="float">
            <text:p>62.88548600</text:p>
          </table:table-cell>
        </table:table-row>
        <table:table-row table:style-name="ro1">
          <table:table-cell table:style-name="ce142" office:value-type="float" office:value="2023" calcext:value-type="float">
            <text:p>2023</text:p>
          </table:table-cell>
          <table:table-cell table:style-name="ce144" office:value-type="float" office:value="0.129589469658812" calcext:value-type="float">
            <text:p>0.12958947</text:p>
          </table:table-cell>
          <table:table-cell table:style-name="ce144" office:value-type="float" office:value="0.0537543895765539" calcext:value-type="float">
            <text:p>0.05375439</text:p>
          </table:table-cell>
          <table:table-cell table:style-name="ce144" office:value-type="float" office:value="0.0878452435638816" calcext:value-type="float">
            <text:p>0.08784524</text:p>
          </table:table-cell>
          <table:table-cell table:style-name="ce144" office:value-type="float" office:value="0.087376269523363" calcext:value-type="float">
            <text:p>0.08737627</text:p>
          </table:table-cell>
          <table:table-cell table:style-name="ce144" office:value-type="float" office:value="0.0660078140123092" calcext:value-type="float">
            <text:p>0.06600781</text:p>
          </table:table-cell>
          <table:table-cell table:style-name="ce144" office:value-type="float" office:value="66.6394829723966" calcext:value-type="float">
            <text:p>66.63948297</text:p>
          </table:table-cell>
        </table:table-row>
        <table:table-row table:style-name="ro1">
          <table:table-cell table:style-name="ce142" office:value-type="float" office:value="2024" calcext:value-type="float">
            <text:p>2024</text:p>
          </table:table-cell>
          <table:table-cell table:style-name="ce144" office:value-type="float" office:value="0.131014953825059" calcext:value-type="float">
            <text:p>0.13101495</text:p>
          </table:table-cell>
          <table:table-cell table:style-name="ce144" office:value-type="float" office:value="0.0546682135362155" calcext:value-type="float">
            <text:p>0.05466821</text:p>
          </table:table-cell>
          <table:table-cell table:style-name="ce144" office:value-type="float" office:value="0.0907298300378525" calcext:value-type="float">
            <text:p>0.09072983</text:p>
          </table:table-cell>
          <table:table-cell table:style-name="ce144" office:value-type="float" office:value="0.0879943892121321" calcext:value-type="float">
            <text:p>0.08799439</text:p>
          </table:table-cell>
          <table:table-cell table:style-name="ce144" office:value-type="float" office:value="0.0667999077804569" calcext:value-type="float">
            <text:p>0.06679991</text:p>
          </table:table-cell>
          <table:table-cell table:style-name="ce144" office:value-type="float" office:value="70.6175776580398" calcext:value-type="float">
            <text:p>70.61757766</text:p>
          </table:table-cell>
        </table:table-row>
        <table:table-row table:style-name="ro1">
          <table:table-cell table:style-name="ce142" office:value-type="float" office:value="2025" calcext:value-type="float">
            <text:p>2025</text:p>
          </table:table-cell>
          <table:table-cell table:style-name="ce144" office:value-type="float" office:value="0.132456118317134" calcext:value-type="float">
            <text:p>0.13245612</text:p>
          </table:table-cell>
          <table:table-cell table:style-name="ce144" office:value-type="float" office:value="0.0556050119253245" calcext:value-type="float">
            <text:p>0.05560501</text:p>
          </table:table-cell>
          <table:table-cell table:style-name="ce144" office:value-type="float" office:value="0.0937453806611534" calcext:value-type="float">
            <text:p>0.09374538</text:p>
          </table:table-cell>
          <table:table-cell table:style-name="ce144" office:value-type="float" office:value="0.0886168816207682" calcext:value-type="float">
            <text:p>0.08861688</text:p>
          </table:table-cell>
          <table:table-cell table:style-name="ce144" office:value-type="float" office:value="0.0676015066738224" calcext:value-type="float">
            <text:p>0.06760151</text:p>
          </table:table-cell>
          <table:table-cell table:style-name="ce144" office:value-type="float" office:value="74.8331477354788" calcext:value-type="float">
            <text:p>74.83314774</text:p>
          </table:table-cell>
        </table:table-row>
        <table:table-row table:style-name="ro1">
          <table:table-cell table:style-name="ce142" office:value-type="float" office:value="2026" calcext:value-type="float">
            <text:p>2026</text:p>
          </table:table-cell>
          <table:table-cell table:style-name="ce144" office:value-type="float" office:value="0.133913135618623" calcext:value-type="float">
            <text:p>0.13391314</text:p>
          </table:table-cell>
          <table:table-cell table:style-name="ce144" office:value-type="float" office:value="0.0565653700386836" calcext:value-type="float">
            <text:p>0.05656537</text:p>
          </table:table-cell>
          <table:table-cell table:style-name="ce144" office:value-type="float" office:value="0.096897841384292" calcext:value-type="float">
            <text:p>0.09689784</text:p>
          </table:table-cell>
          <table:table-cell table:style-name="ce144" office:value-type="float" office:value="0.0892437776828904" calcext:value-type="float">
            <text:p>0.08924378</text:p>
          </table:table-cell>
          <table:table-cell table:style-name="ce144" office:value-type="float" office:value="0.0684127247539083" calcext:value-type="float">
            <text:p>0.06841272</text:p>
          </table:table-cell>
          <table:table-cell table:style-name="ce144" office:value-type="float" office:value="79.3003694790774" calcext:value-type="float">
            <text:p>79.30036948</text:p>
          </table:table-cell>
        </table:table-row>
        <table:table-row table:style-name="ro1">
          <table:table-cell table:style-name="ce142" office:value-type="float" office:value="2027" calcext:value-type="float">
            <text:p>2027</text:p>
          </table:table-cell>
          <table:table-cell table:style-name="ce144" office:value-type="float" office:value="0.135386180110428" calcext:value-type="float">
            <text:p>0.13538618</text:p>
          </table:table-cell>
          <table:table-cell table:style-name="ce144" office:value-type="float" office:value="0.0575498881606751" calcext:value-type="float">
            <text:p>0.05754989</text:p>
          </table:table-cell>
          <table:table-cell table:style-name="ce144" office:value-type="float" office:value="0.100193428112017" calcext:value-type="float">
            <text:p>0.10019343</text:p>
          </table:table-cell>
          <table:table-cell table:style-name="ce144" office:value-type="float" office:value="0.0898751085509493" calcext:value-type="float">
            <text:p>0.08987511</text:p>
          </table:table-cell>
          <table:table-cell table:style-name="ce144" office:value-type="float" office:value="0.0692336774509552" calcext:value-type="float">
            <text:p>0.06923368</text:p>
          </table:table-cell>
          <table:table-cell table:style-name="ce144" office:value-type="float" office:value="84.0342654266935" calcext:value-type="float">
            <text:p>84.03426543</text:p>
          </table:table-cell>
        </table:table-row>
        <table:table-row table:style-name="ro1">
          <table:table-cell table:style-name="ce142" office:value-type="float" office:value="2028" calcext:value-type="float">
            <text:p>2028</text:p>
          </table:table-cell>
          <table:table-cell table:style-name="ce144" office:value-type="float" office:value="0.136875428091642" calcext:value-type="float">
            <text:p>0.13687543</text:p>
          </table:table-cell>
          <table:table-cell table:style-name="ce144" office:value-type="float" office:value="0.0585591819499412" calcext:value-type="float">
            <text:p>0.05855918</text:p>
          </table:table-cell>
          <table:table-cell table:style-name="ce144" office:value-type="float" office:value="0.103638638959605" calcext:value-type="float">
            <text:p>0.10363864</text:p>
          </table:table-cell>
          <table:table-cell table:style-name="ce144" office:value-type="float" office:value="0.090510905597775" calcext:value-type="float">
            <text:p>0.09051091</text:p>
          </table:table-cell>
          <table:table-cell table:style-name="ce144" office:value-type="float" office:value="0.0700644815803666" calcext:value-type="float">
            <text:p>0.07006448</text:p>
          </table:table-cell>
          <table:table-cell table:style-name="ce144" office:value-type="float" office:value="89.0507548980229" calcext:value-type="float">
            <text:p>89.05075490</text:p>
          </table:table-cell>
        </table:table-row>
        <table:table-row table:style-name="ro1">
          <table:table-cell table:style-name="ce142" office:value-type="float" office:value="2029" calcext:value-type="float">
            <text:p>2029</text:p>
          </table:table-cell>
          <table:table-cell table:style-name="ce144" office:value-type="float" office:value="0.13838105780065" calcext:value-type="float">
            <text:p>0.13838106</text:p>
          </table:table-cell>
          <table:table-cell table:style-name="ce144" office:value-type="float" office:value="0.0595938828339458" calcext:value-type="float">
            <text:p>0.05959388</text:p>
          </table:table-cell>
          <table:table-cell table:style-name="ce144" office:value-type="float" office:value="0.107240267065608" calcext:value-type="float">
            <text:p>0.10724027</text:p>
          </table:table-cell>
          <table:table-cell table:style-name="ce144" office:value-type="float" office:value="0.0911512004181365" calcext:value-type="float">
            <text:p>0.09115120</text:p>
          </table:table-cell>
          <table:table-cell table:style-name="ce144" office:value-type="float" office:value="0.070905255359331" calcext:value-type="float">
            <text:p>0.07090526</text:p>
          </table:table-cell>
          <table:table-cell table:style-name="ce144" office:value-type="float" office:value="94.366707528674" calcext:value-type="float">
            <text:p>94.36670753</text:p>
          </table:table-cell>
        </table:table-row>
        <table:table-row table:style-name="ro1">
          <table:table-cell table:style-name="ce142" office:value-type="float" office:value="2030" calcext:value-type="float">
            <text:p>2030</text:p>
          </table:table-cell>
          <table:table-cell table:style-name="ce144" office:value-type="float" office:value="0.139903249436458" calcext:value-type="float">
            <text:p>0.13990325</text:p>
          </table:table-cell>
          <table:table-cell table:style-name="ce144" office:value-type="float" office:value="0.0606546384136697" calcext:value-type="float">
            <text:p>0.06065464</text:p>
          </table:table-cell>
          <table:table-cell table:style-name="ce144" office:value-type="float" office:value="0.111005413986304" calcext:value-type="float">
            <text:p>0.11100541</text:p>
          </table:table-cell>
          <table:table-cell table:style-name="ce144" office:value-type="float" office:value="0.0917960248303108" calcext:value-type="float">
            <text:p>0.09179602</text:p>
          </table:table-cell>
          <table:table-cell table:style-name="ce144" office:value-type="float" office:value="0.071756118423643" calcext:value-type="float">
            <text:p>0.07175612</text:p>
          </table:table-cell>
          <table:table-cell table:style-name="ce144" office:value-type="float" office:value="100" calcext:value-type="float">
            <text:p>100.00000000</text:p>
          </table:table-cell>
        </table:table-row>
        <table:table-row table:style-name="ro1">
          <table:table-cell table:style-name="ce142" office:value-type="float" office:value="2031" calcext:value-type="float">
            <text:p>2031</text:p>
          </table:table-cell>
          <table:table-cell table:style-name="ce144" office:value-type="float" office:value="0.141442185180259" calcext:value-type="float">
            <text:p>0.14144219</text:p>
          </table:table-cell>
          <table:table-cell table:style-name="ce144" office:value-type="float" office:value="0.0610970916078878" calcext:value-type="float">
            <text:p>0.06109709</text:p>
          </table:table-cell>
          <table:table-cell table:style-name="ce144" office:value-type="float" office:value="0.111871222513883" calcext:value-type="float">
            <text:p>0.11187122</text:p>
          </table:table-cell>
          <table:table-cell table:style-name="ce144" office:value-type="float" office:value="0.0924454108776653" calcext:value-type="float">
            <text:p>0.09244541</text:p>
          </table:table-cell>
          <table:table-cell table:style-name="ce144" office:value-type="float" office:value="0.0726171918447267" calcext:value-type="float">
            <text:p>0.07261719</text:p>
          </table:table-cell>
          <table:table-cell table:style-name="ce144" office:value-type="float" office:value="100" calcext:value-type="float">
            <text:p>100.00000000</text:p>
          </table:table-cell>
        </table:table-row>
        <table:table-row table:style-name="ro1">
          <table:table-cell table:style-name="ce142" office:value-type="float" office:value="2032" calcext:value-type="float">
            <text:p>2032</text:p>
          </table:table-cell>
          <table:table-cell table:style-name="ce144" office:value-type="float" office:value="0.142998049217241" calcext:value-type="float">
            <text:p>0.14299805</text:p>
          </table:table-cell>
          <table:table-cell table:style-name="ce144" office:value-type="float" office:value="0.0615439500240336" calcext:value-type="float">
            <text:p>0.06154395</text:p>
          </table:table-cell>
          <table:table-cell table:style-name="ce144" office:value-type="float" office:value="0.112745677685754" calcext:value-type="float">
            <text:p>0.11274568</text:p>
          </table:table-cell>
          <table:table-cell table:style-name="ce144" office:value-type="float" office:value="0.0930993908302492" calcext:value-type="float">
            <text:p>0.09309939</text:p>
          </table:table-cell>
          <table:table-cell table:style-name="ce144" office:value-type="float" office:value="0.0734885981468634" calcext:value-type="float">
            <text:p>0.07348860</text:p>
          </table:table-cell>
          <table:table-cell table:style-name="ce144" office:value-type="float" office:value="100" calcext:value-type="float">
            <text:p>100.00000000</text:p>
          </table:table-cell>
        </table:table-row>
        <table:table-row table:style-name="ro1">
          <table:table-cell table:style-name="ce142" office:value-type="float" office:value="2033" calcext:value-type="float">
            <text:p>2033</text:p>
          </table:table-cell>
          <table:table-cell table:style-name="ce144" office:value-type="float" office:value="0.144571027758631" calcext:value-type="float">
            <text:p>0.14457103</text:p>
          </table:table-cell>
          <table:table-cell table:style-name="ce144" office:value-type="float" office:value="0.0619952575221408" calcext:value-type="float">
            <text:p>0.06199526</text:p>
          </table:table-cell>
          <table:table-cell table:style-name="ce144" office:value-type="float" office:value="0.113628865854099" calcext:value-type="float">
            <text:p>0.11362887</text:p>
          </table:table-cell>
          <table:table-cell table:style-name="ce144" office:value-type="float" office:value="0.0937579971863972" calcext:value-type="float">
            <text:p>0.09375800</text:p>
          </table:table-cell>
          <table:table-cell table:style-name="ce144" office:value-type="float" office:value="0.0743704613246258" calcext:value-type="float">
            <text:p>0.07437046</text:p>
          </table:table-cell>
          <table:table-cell table:style-name="ce144" office:value-type="float" office:value="100" calcext:value-type="float">
            <text:p>100.00000000</text:p>
          </table:table-cell>
        </table:table-row>
        <table:table-row table:style-name="ro1">
          <table:table-cell table:style-name="ce142" office:value-type="float" office:value="2034" calcext:value-type="float">
            <text:p>2034</text:p>
          </table:table-cell>
          <table:table-cell table:style-name="ce144" office:value-type="float" office:value="0.146161309063976" calcext:value-type="float">
            <text:p>0.14616131</text:p>
          </table:table-cell>
          <table:table-cell table:style-name="ce144" office:value-type="float" office:value="0.0624510583989305" calcext:value-type="float">
            <text:p>0.06245106</text:p>
          </table:table-cell>
          <table:table-cell table:style-name="ce144" office:value-type="float" office:value="0.114520874233486" calcext:value-type="float">
            <text:p>0.11452087</text:p>
          </table:table-cell>
          <table:table-cell table:style-name="ce144" office:value-type="float" office:value="0.094421262674345" calcext:value-type="float">
            <text:p>0.09442126</text:p>
          </table:table-cell>
          <table:table-cell table:style-name="ce144" office:value-type="float" office:value="0.0752629068605213" calcext:value-type="float">
            <text:p>0.07526291</text:p>
          </table:table-cell>
          <table:table-cell table:style-name="ce144" office:value-type="float" office:value="100" calcext:value-type="float">
            <text:p>100.00000000</text:p>
          </table:table-cell>
        </table:table-row>
        <table:table-row table:style-name="ro1">
          <table:table-cell table:style-name="ce142" office:value-type="float" office:value="2035" calcext:value-type="float">
            <text:p>2035</text:p>
          </table:table-cell>
          <table:table-cell table:style-name="ce144" office:value-type="float" office:value="0.14776908346368" calcext:value-type="float">
            <text:p>0.14776908</text:p>
          </table:table-cell>
          <table:table-cell table:style-name="ce144" office:value-type="float" office:value="0.0629113973921593" calcext:value-type="float">
            <text:p>0.06291140</text:p>
          </table:table-cell>
          <table:table-cell table:style-name="ce144" office:value-type="float" office:value="0.115421790909471" calcext:value-type="float">
            <text:p>0.11542179</text:p>
          </table:table-cell>
          <table:table-cell table:style-name="ce144" office:value-type="float" office:value="0.0950892202538552" calcext:value-type="float">
            <text:p>0.09508922</text:p>
          </table:table-cell>
          <table:table-cell table:style-name="ce144" office:value-type="float" office:value="0.0761660617428476" calcext:value-type="float">
            <text:p>0.07616606</text:p>
          </table:table-cell>
          <table:table-cell table:style-name="ce144" office:value-type="float" office:value="100" calcext:value-type="float">
            <text:p>100.00000000</text:p>
          </table:table-cell>
        </table:table-row>
        <table:table-row table:style-name="ro1">
          <table:table-cell table:style-name="ce142" office:value-type="float" office:value="2036" calcext:value-type="float">
            <text:p>2036</text:p>
          </table:table-cell>
          <table:table-cell table:style-name="ce144" office:value-type="float" office:value="0.14939454338178" calcext:value-type="float">
            <text:p>0.14939454</text:p>
          </table:table-cell>
          <table:table-cell table:style-name="ce144" office:value-type="float" office:value="0.0633763196850106" calcext:value-type="float">
            <text:p>0.06337632</text:p>
          </table:table-cell>
          <table:table-cell table:style-name="ce144" office:value-type="float" office:value="0.116331704847305" calcext:value-type="float">
            <text:p>0.11633170</text:p>
          </table:table-cell>
          <table:table-cell table:style-name="ce144" office:value-type="float" office:value="0.0952647443900362" calcext:value-type="float">
            <text:p>0.09526474</text:p>
          </table:table-cell>
          <table:table-cell table:style-name="ce144" office:value-type="float" office:value="0.0770800544837617" calcext:value-type="float">
            <text:p>0.07708005</text:p>
          </table:table-cell>
          <table:table-cell table:style-name="ce144" office:value-type="float" office:value="100" calcext:value-type="float">
            <text:p>100.00000000</text:p>
          </table:table-cell>
        </table:table-row>
        <table:table-row table:style-name="ro1">
          <table:table-cell table:style-name="ce142" office:value-type="float" office:value="2037" calcext:value-type="float">
            <text:p>2037</text:p>
          </table:table-cell>
          <table:table-cell table:style-name="ce144" office:value-type="float" office:value="0.15103788335898" calcext:value-type="float">
            <text:p>0.15103788</text:p>
          </table:table-cell>
          <table:table-cell table:style-name="ce144" office:value-type="float" office:value="0.0638458709105287" calcext:value-type="float">
            <text:p>0.06384587</text:p>
          </table:table-cell>
          <table:table-cell table:style-name="ce144" office:value-type="float" office:value="0.117250705900714" calcext:value-type="float">
            <text:p>0.11725071</text:p>
          </table:table-cell>
          <table:table-cell table:style-name="ce144" office:value-type="float" office:value="0.0954405925242719" calcext:value-type="float">
            <text:p>0.09544059</text:p>
          </table:table-cell>
          <table:table-cell table:style-name="ce144" office:value-type="float" office:value="0.0780050151375669" calcext:value-type="float">
            <text:p>0.07800502</text:p>
          </table:table-cell>
          <table:table-cell table:style-name="ce144" office:value-type="float" office:value="100" calcext:value-type="float">
            <text:p>100.00000000</text:p>
          </table:table-cell>
        </table:table-row>
        <table:table-row table:style-name="ro1">
          <table:table-cell table:style-name="ce142" office:value-type="float" office:value="2038" calcext:value-type="float">
            <text:p>2038</text:p>
          </table:table-cell>
          <table:table-cell table:style-name="ce144" office:value-type="float" office:value="0.152699300075928" calcext:value-type="float">
            <text:p>0.15269930</text:p>
          </table:table-cell>
          <table:table-cell table:style-name="ce144" office:value-type="float" office:value="0.0643200971560988" calcext:value-type="float">
            <text:p>0.06432010</text:p>
          </table:table-cell>
          <table:table-cell table:style-name="ce144" office:value-type="float" office:value="0.118178884820776" calcext:value-type="float">
            <text:p>0.11817888</text:p>
          </table:table-cell>
          <table:table-cell table:style-name="ce144" office:value-type="float" office:value="0.0956167652546266" calcext:value-type="float">
            <text:p>0.09561677</text:p>
          </table:table-cell>
          <table:table-cell table:style-name="ce144" office:value-type="float" office:value="0.0789410753192177" calcext:value-type="float">
            <text:p>0.07894108</text:p>
          </table:table-cell>
          <table:table-cell table:style-name="ce144" office:value-type="float" office:value="100" calcext:value-type="float">
            <text:p>100.00000000</text:p>
          </table:table-cell>
        </table:table-row>
        <table:table-row table:style-name="ro1">
          <table:table-cell table:style-name="ce142" office:value-type="float" office:value="2039" calcext:value-type="float">
            <text:p>2039</text:p>
          </table:table-cell>
          <table:table-cell table:style-name="ce144" office:value-type="float" office:value="0.154378992376764" calcext:value-type="float">
            <text:p>0.15437899</text:p>
          </table:table-cell>
          <table:table-cell table:style-name="ce144" office:value-type="float" office:value="0.0647990449679698" calcext:value-type="float">
            <text:p>0.06479904</text:p>
          </table:table-cell>
          <table:table-cell table:style-name="ce144" office:value-type="float" office:value="0.119116333264877" calcext:value-type="float">
            <text:p>0.11911633</text:p>
          </table:table-cell>
          <table:table-cell table:style-name="ce144" office:value-type="float" office:value="0.0957932631802688" calcext:value-type="float">
            <text:p>0.09579326</text:p>
          </table:table-cell>
          <table:table-cell table:style-name="ce144" office:value-type="float" office:value="0.0798883682230483" calcext:value-type="float">
            <text:p>0.07988837</text:p>
          </table:table-cell>
          <table:table-cell table:style-name="ce144" office:value-type="float" office:value="100" calcext:value-type="float">
            <text:p>100.00000000</text:p>
          </table:table-cell>
        </table:table-row>
        <table:table-row table:style-name="ro1">
          <table:table-cell table:style-name="ce142" office:value-type="float" office:value="2040" calcext:value-type="float">
            <text:p>2040</text:p>
          </table:table-cell>
          <table:table-cell table:style-name="ce144" office:value-type="float" office:value="0.156077161292908" calcext:value-type="float">
            <text:p>0.15607716</text:p>
          </table:table-cell>
          <table:table-cell table:style-name="ce144" office:value-type="float" office:value="0.0652827613558232" calcext:value-type="float">
            <text:p>0.06528276</text:p>
          </table:table-cell>
          <table:table-cell table:style-name="ce144" office:value-type="float" office:value="0.120063143805769" calcext:value-type="float">
            <text:p>0.12006314</text:p>
          </table:table-cell>
          <table:table-cell table:style-name="ce144" office:value-type="float" office:value="0.0959700869014728" calcext:value-type="float">
            <text:p>0.09597009</text:p>
          </table:table-cell>
          <table:table-cell table:style-name="ce144" office:value-type="float" office:value="0.0808470286417249" calcext:value-type="float">
            <text:p>0.08084703</text:p>
          </table:table-cell>
          <table:table-cell table:style-name="ce144" office:value-type="float" office:value="100" calcext:value-type="float">
            <text:p>100.00000000</text:p>
          </table:table-cell>
        </table:table-row>
        <table:table-row table:style-name="ro1">
          <table:table-cell table:style-name="ce142" office:value-type="float" office:value="2041" calcext:value-type="float">
            <text:p>2041</text:p>
          </table:table-cell>
          <table:table-cell table:style-name="ce144" office:value-type="float" office:value="0.15779401006713" calcext:value-type="float">
            <text:p>0.15779401</text:p>
          </table:table-cell>
          <table:table-cell table:style-name="ce144" office:value-type="float" office:value="0.0657712937973875" calcext:value-type="float">
            <text:p>0.06577129</text:p>
          </table:table-cell>
          <table:table-cell table:style-name="ce144" office:value-type="float" office:value="0.120500462309846" calcext:value-type="float">
            <text:p>0.12050046</text:p>
          </table:table-cell>
          <table:table-cell table:style-name="ce144" office:value-type="float" office:value="0.0961472370196211" calcext:value-type="float">
            <text:p>0.09614724</text:p>
          </table:table-cell>
          <table:table-cell table:style-name="ce144" office:value-type="float" office:value="0.0818171929854256" calcext:value-type="float">
            <text:p>0.08181719</text:p>
          </table:table-cell>
          <table:table-cell table:style-name="ce144" office:value-type="float" office:value="100" calcext:value-type="float">
            <text:p>100.00000000</text:p>
          </table:table-cell>
        </table:table-row>
        <table:table-row table:style-name="ro1">
          <table:table-cell table:style-name="ce142" office:value-type="float" office:value="2042" calcext:value-type="float">
            <text:p>2042</text:p>
          </table:table-cell>
          <table:table-cell table:style-name="ce144" office:value-type="float" office:value="0.159529744177868" calcext:value-type="float">
            <text:p>0.15952974</text:p>
          </table:table-cell>
          <table:table-cell table:style-name="ce144" office:value-type="float" office:value="0.0659728307795638" calcext:value-type="float">
            <text:p>0.06597283</text:p>
          </table:table-cell>
          <table:table-cell table:style-name="ce144" office:value-type="float" office:value="0.120939778110997" calcext:value-type="float">
            <text:p>0.12093978</text:p>
          </table:table-cell>
          <table:table-cell table:style-name="ce144" office:value-type="float" office:value="0.0963247141372061" calcext:value-type="float">
            <text:p>0.09632471</text:p>
          </table:table-cell>
          <table:table-cell table:style-name="ce144" office:value-type="float" office:value="0.0827989993012507" calcext:value-type="float">
            <text:p>0.08279900</text:p>
          </table:table-cell>
          <table:table-cell table:style-name="ce144" office:value-type="float" office:value="100" calcext:value-type="float">
            <text:p>100.00000000</text:p>
          </table:table-cell>
        </table:table-row>
        <table:table-row table:style-name="ro1">
          <table:table-cell table:style-name="ce142" office:value-type="float" office:value="2043" calcext:value-type="float">
            <text:p>2043</text:p>
          </table:table-cell>
          <table:table-cell table:style-name="ce144" office:value-type="float" office:value="0.161284571363825" calcext:value-type="float">
            <text:p>0.16128457</text:p>
          </table:table-cell>
          <table:table-cell table:style-name="ce144" office:value-type="float" office:value="0.0661753352725312" calcext:value-type="float">
            <text:p>0.06617534</text:p>
          </table:table-cell>
          <table:table-cell table:style-name="ce144" office:value-type="float" office:value="0.121381100331169" calcext:value-type="float">
            <text:p>0.12138110</text:p>
          </table:table-cell>
          <table:table-cell table:style-name="ce144" office:value-type="float" office:value="0.0965025188578324" calcext:value-type="float">
            <text:p>0.09650252</text:p>
          </table:table-cell>
          <table:table-cell table:style-name="ce144" office:value-type="float" office:value="0.0837925872928657" calcext:value-type="float">
            <text:p>0.08379259</text:p>
          </table:table-cell>
          <table:table-cell table:style-name="ce144" office:value-type="float" office:value="100" calcext:value-type="float">
            <text:p>100.00000000</text:p>
          </table:table-cell>
        </table:table-row>
        <table:table-row table:style-name="ro1">
          <table:table-cell table:style-name="ce142" office:value-type="float" office:value="2044" calcext:value-type="float">
            <text:p>2044</text:p>
          </table:table-cell>
          <table:table-cell table:style-name="ce144" office:value-type="float" office:value="0.163058701648827" calcext:value-type="float">
            <text:p>0.16305870</text:p>
          </table:table-cell>
          <table:table-cell table:style-name="ce144" office:value-type="float" office:value="0.0663788132169663" calcext:value-type="float">
            <text:p>0.06637881</text:p>
          </table:table-cell>
          <table:table-cell table:style-name="ce144" office:value-type="float" office:value="0.121824438133968" calcext:value-type="float">
            <text:p>0.12182444</text:p>
          </table:table-cell>
          <table:table-cell table:style-name="ce144" office:value-type="float" office:value="0.0966806517862189" calcext:value-type="float">
            <text:p>0.09668065</text:p>
          </table:table-cell>
          <table:table-cell table:style-name="ce144" office:value-type="float" office:value="0.0847980983403801" calcext:value-type="float">
            <text:p>0.08479810</text:p>
          </table:table-cell>
          <table:table-cell table:style-name="ce144" office:value-type="float" office:value="100" calcext:value-type="float">
            <text:p>100.00000000</text:p>
          </table:table-cell>
        </table:table-row>
        <table:table-row table:style-name="ro1">
          <table:table-cell table:style-name="ce142" office:value-type="float" office:value="2045" calcext:value-type="float">
            <text:p>2045</text:p>
          </table:table-cell>
          <table:table-cell table:style-name="ce144" office:value-type="float" office:value="0.164852347366964" calcext:value-type="float">
            <text:p>0.16485235</text:p>
          </table:table-cell>
          <table:table-cell table:style-name="ce144" office:value-type="float" office:value="0.0665832705996434" calcext:value-type="float">
            <text:p>0.06658327</text:p>
          </table:table-cell>
          <table:table-cell table:style-name="ce144" office:value-type="float" office:value="0.122269800724852" calcext:value-type="float">
            <text:p>0.12226980</text:p>
          </table:table-cell>
          <table:table-cell table:style-name="ce144" office:value-type="float" office:value="0.0968591135282007" calcext:value-type="float">
            <text:p>0.09685911</text:p>
          </table:table-cell>
          <table:table-cell table:style-name="ce144" office:value-type="float" office:value="0.0858156755204646" calcext:value-type="float">
            <text:p>0.08581568</text:p>
          </table:table-cell>
          <table:table-cell table:style-name="ce144" office:value-type="float" office:value="100" calcext:value-type="float">
            <text:p>100.00000000</text:p>
          </table:table-cell>
        </table:table-row>
        <table:table-row table:style-name="ro1">
          <table:table-cell table:style-name="ce142" office:value-type="float" office:value="2046" calcext:value-type="float">
            <text:p>2046</text:p>
          </table:table-cell>
          <table:table-cell table:style-name="ce144" office:value-type="float" office:value="0.166665723188001" calcext:value-type="float">
            <text:p>0.16666572</text:p>
          </table:table-cell>
          <table:table-cell table:style-name="ce144" office:value-type="float" office:value="0.066788713453848" calcext:value-type="float">
            <text:p>0.06678871</text:p>
          </table:table-cell>
          <table:table-cell table:style-name="ce144" office:value-type="float" office:value="0.122717197351323" calcext:value-type="float">
            <text:p>0.12271720</text:p>
          </table:table-cell>
          <table:table-cell table:style-name="ce144" office:value-type="float" office:value="0.0970379046907311" calcext:value-type="float">
            <text:p>0.09703790</text:p>
          </table:table-cell>
          <table:table-cell table:style-name="ce144" office:value-type="float" office:value="0.0868454636267102" calcext:value-type="float">
            <text:p>0.08684546</text:p>
          </table:table-cell>
          <table:table-cell table:style-name="ce144" office:value-type="float" office:value="100" calcext:value-type="float">
            <text:p>100.00000000</text:p>
          </table:table-cell>
        </table:table-row>
        <table:table-row table:style-name="ro1">
          <table:table-cell table:style-name="ce142" office:value-type="float" office:value="2047" calcext:value-type="float">
            <text:p>2047</text:p>
          </table:table-cell>
          <table:table-cell table:style-name="ce144" office:value-type="float" office:value="0.168499046143069" calcext:value-type="float">
            <text:p>0.16849905</text:p>
          </table:table-cell>
          <table:table-cell table:style-name="ce144" office:value-type="float" office:value="0.0669951478597945" calcext:value-type="float">
            <text:p>0.06699515</text:p>
          </table:table-cell>
          <table:table-cell table:style-name="ce144" office:value-type="float" office:value="0.123166637303116" calcext:value-type="float">
            <text:p>0.12316664</text:p>
          </table:table-cell>
          <table:table-cell table:style-name="ce144" office:value-type="float" office:value="0.0972170258818838" calcext:value-type="float">
            <text:p>0.09721703</text:p>
          </table:table-cell>
          <table:table-cell table:style-name="ce144" office:value-type="float" office:value="0.0878876091902307" calcext:value-type="float">
            <text:p>0.08788761</text:p>
          </table:table-cell>
          <table:table-cell table:style-name="ce144" office:value-type="float" office:value="100" calcext:value-type="float">
            <text:p>100.00000000</text:p>
          </table:table-cell>
        </table:table-row>
        <table:table-row table:style-name="ro1">
          <table:table-cell table:style-name="ce142" office:value-type="float" office:value="2048" calcext:value-type="float">
            <text:p>2048</text:p>
          </table:table-cell>
          <table:table-cell table:style-name="ce144" office:value-type="float" office:value="0.170352535650642" calcext:value-type="float">
            <text:p>0.17035254</text:p>
          </table:table-cell>
          <table:table-cell table:style-name="ce144" office:value-type="float" office:value="0.0672025799450476" calcext:value-type="float">
            <text:p>0.06720258</text:p>
          </table:table-cell>
          <table:table-cell table:style-name="ce144" office:value-type="float" office:value="0.123618129912394" calcext:value-type="float">
            <text:p>0.12361813</text:p>
          </table:table-cell>
          <table:table-cell table:style-name="ce144" office:value-type="float" office:value="0.097396477710855" calcext:value-type="float">
            <text:p>0.09739648</text:p>
          </table:table-cell>
          <table:table-cell table:style-name="ce144" office:value-type="float" office:value="0.0889422605005135" calcext:value-type="float">
            <text:p>0.08894226</text:p>
          </table:table-cell>
          <table:table-cell table:style-name="ce144" office:value-type="float" office:value="100" calcext:value-type="float">
            <text:p>100.00000000</text:p>
          </table:table-cell>
        </table:table-row>
        <table:table-row table:style-name="ro1">
          <table:table-cell table:style-name="ce142" office:value-type="float" office:value="2049" calcext:value-type="float">
            <text:p>2049</text:p>
          </table:table-cell>
          <table:table-cell table:style-name="ce144" office:value-type="float" office:value="0.172226413542799" calcext:value-type="float">
            <text:p>0.17222641</text:p>
          </table:table-cell>
          <table:table-cell table:style-name="ce144" office:value-type="float" office:value="0.0674110158849479" calcext:value-type="float">
            <text:p>0.06741102</text:p>
          </table:table-cell>
          <table:table-cell table:style-name="ce144" office:value-type="float" office:value="0.124071684553943" calcext:value-type="float">
            <text:p>0.12407168</text:p>
          </table:table-cell>
          <table:table-cell table:style-name="ce144" office:value-type="float" office:value="0.0975762607879655" calcext:value-type="float">
            <text:p>0.09757626</text:p>
          </table:table-cell>
          <table:table-cell table:style-name="ce144" office:value-type="float" office:value="0.0900095676265197" calcext:value-type="float">
            <text:p>0.09000957</text:p>
          </table:table-cell>
          <table:table-cell table:style-name="ce144" office:value-type="float" office:value="100" calcext:value-type="float">
            <text:p>100.00000000</text:p>
          </table:table-cell>
        </table:table-row>
        <table:table-row table:style-name="ro1">
          <table:table-cell table:style-name="ce142" office:value-type="float" office:value="2050" calcext:value-type="float">
            <text:p>2050</text:p>
          </table:table-cell>
          <table:table-cell table:style-name="ce144" office:value-type="float" office:value="0.17412090409177" calcext:value-type="float">
            <text:p>0.17412090</text:p>
          </table:table-cell>
          <table:table-cell table:style-name="ce144" office:value-type="float" office:value="0.0676204619030416" calcext:value-type="float">
            <text:p>0.06762046</text:p>
          </table:table-cell>
          <table:table-cell table:style-name="ce144" office:value-type="float" office:value="0.124527310645362" calcext:value-type="float">
            <text:p>0.12452731</text:p>
          </table:table-cell>
          <table:table-cell table:style-name="ce144" office:value-type="float" office:value="0.0977563757246623" calcext:value-type="float">
            <text:p>0.09775638</text:p>
          </table:table-cell>
          <table:table-cell table:style-name="ce144" office:value-type="float" office:value="0.0910896824380379" calcext:value-type="float">
            <text:p>0.09108968</text:p>
          </table:table-cell>
          <table:table-cell table:style-name="ce144" office:value-type="float" office:value="100" calcext:value-type="float">
            <text:p>100.00000000</text:p>
          </table:table-cell>
        </table:table-row>
        <table:table-row table:style-name="ro1">
          <table:table-cell table:style-name="ce142" office:value-type="float" office:value="2051" calcext:value-type="float">
            <text:p>2051</text:p>
          </table:table-cell>
          <table:table-cell table:style-name="ce144" office:value-type="float" office:value="0.17412090409177" calcext:value-type="float">
            <text:p>0.17412090</text:p>
          </table:table-cell>
          <table:table-cell table:style-name="ce144" office:value-type="float" office:value="0.0676204619030416" calcext:value-type="float">
            <text:p>0.06762046</text:p>
          </table:table-cell>
          <table:table-cell table:style-name="ce144" office:value-type="float" office:value="0.124527310645362" calcext:value-type="float">
            <text:p>0.12452731</text:p>
          </table:table-cell>
          <table:table-cell table:style-name="ce144" office:value-type="float" office:value="0.0977563757246623" calcext:value-type="float">
            <text:p>0.09775638</text:p>
          </table:table-cell>
          <table:table-cell table:style-name="ce144" office:value-type="float" office:value="0.0910896824380379" calcext:value-type="float">
            <text:p>0.09108968</text:p>
          </table:table-cell>
          <table:table-cell table:style-name="ce144" office:value-type="float" office:value="100" calcext:value-type="float">
            <text:p>100.00000000</text:p>
          </table:table-cell>
        </table:table-row>
        <table:table-row table:style-name="ro1">
          <table:table-cell table:style-name="ce142" office:value-type="float" office:value="2052" calcext:value-type="float">
            <text:p>2052</text:p>
          </table:table-cell>
          <table:table-cell table:style-name="ce144" office:value-type="float" office:value="0.17412090409177" calcext:value-type="float">
            <text:p>0.17412090</text:p>
          </table:table-cell>
          <table:table-cell table:style-name="ce144" office:value-type="float" office:value="0.0676204619030416" calcext:value-type="float">
            <text:p>0.06762046</text:p>
          </table:table-cell>
          <table:table-cell table:style-name="ce144" office:value-type="float" office:value="0.124527310645362" calcext:value-type="float">
            <text:p>0.12452731</text:p>
          </table:table-cell>
          <table:table-cell table:style-name="ce144" office:value-type="float" office:value="0.0977563757246623" calcext:value-type="float">
            <text:p>0.09775638</text:p>
          </table:table-cell>
          <table:table-cell table:style-name="ce144" office:value-type="float" office:value="0.0910896824380379" calcext:value-type="float">
            <text:p>0.09108968</text:p>
          </table:table-cell>
          <table:table-cell table:style-name="ce144" office:value-type="float" office:value="100" calcext:value-type="float">
            <text:p>100.00000000</text:p>
          </table:table-cell>
        </table:table-row>
        <table:table-row table:style-name="ro1">
          <table:table-cell table:style-name="ce142" office:value-type="float" office:value="2053" calcext:value-type="float">
            <text:p>2053</text:p>
          </table:table-cell>
          <table:table-cell table:style-name="ce144" office:value-type="float" office:value="0.17412090409177" calcext:value-type="float">
            <text:p>0.17412090</text:p>
          </table:table-cell>
          <table:table-cell table:style-name="ce144" office:value-type="float" office:value="0.0676204619030416" calcext:value-type="float">
            <text:p>0.06762046</text:p>
          </table:table-cell>
          <table:table-cell table:style-name="ce144" office:value-type="float" office:value="0.124527310645362" calcext:value-type="float">
            <text:p>0.12452731</text:p>
          </table:table-cell>
          <table:table-cell table:style-name="ce144" office:value-type="float" office:value="0.0977563757246623" calcext:value-type="float">
            <text:p>0.09775638</text:p>
          </table:table-cell>
          <table:table-cell table:style-name="ce144" office:value-type="float" office:value="0.0910896824380379" calcext:value-type="float">
            <text:p>0.09108968</text:p>
          </table:table-cell>
          <table:table-cell table:style-name="ce144" office:value-type="float" office:value="100" calcext:value-type="float">
            <text:p>100.00000000</text:p>
          </table:table-cell>
        </table:table-row>
        <table:table-row table:style-name="ro1">
          <table:table-cell table:style-name="ce142" office:value-type="float" office:value="2054" calcext:value-type="float">
            <text:p>2054</text:p>
          </table:table-cell>
          <table:table-cell table:style-name="ce144" office:value-type="float" office:value="0.17412090409177" calcext:value-type="float">
            <text:p>0.17412090</text:p>
          </table:table-cell>
          <table:table-cell table:style-name="ce144" office:value-type="float" office:value="0.0676204619030416" calcext:value-type="float">
            <text:p>0.06762046</text:p>
          </table:table-cell>
          <table:table-cell table:style-name="ce144" office:value-type="float" office:value="0.124527310645362" calcext:value-type="float">
            <text:p>0.12452731</text:p>
          </table:table-cell>
          <table:table-cell table:style-name="ce144" office:value-type="float" office:value="0.0977563757246623" calcext:value-type="float">
            <text:p>0.09775638</text:p>
          </table:table-cell>
          <table:table-cell table:style-name="ce144" office:value-type="float" office:value="0.0910896824380379" calcext:value-type="float">
            <text:p>0.09108968</text:p>
          </table:table-cell>
          <table:table-cell table:style-name="ce144" office:value-type="float" office:value="100" calcext:value-type="float">
            <text:p>100.00000000</text:p>
          </table:table-cell>
        </table:table-row>
        <table:table-row table:style-name="ro1">
          <table:table-cell table:style-name="ce142" office:value-type="float" office:value="2055" calcext:value-type="float">
            <text:p>2055</text:p>
          </table:table-cell>
          <table:table-cell table:style-name="ce144" office:value-type="float" office:value="0.17412090409177" calcext:value-type="float">
            <text:p>0.17412090</text:p>
          </table:table-cell>
          <table:table-cell table:style-name="ce144" office:value-type="float" office:value="0.0676204619030416" calcext:value-type="float">
            <text:p>0.06762046</text:p>
          </table:table-cell>
          <table:table-cell table:style-name="ce144" office:value-type="float" office:value="0.124527310645362" calcext:value-type="float">
            <text:p>0.12452731</text:p>
          </table:table-cell>
          <table:table-cell table:style-name="ce144" office:value-type="float" office:value="0.0977563757246623" calcext:value-type="float">
            <text:p>0.09775638</text:p>
          </table:table-cell>
          <table:table-cell table:style-name="ce144" office:value-type="float" office:value="0.0910896824380379" calcext:value-type="float">
            <text:p>0.09108968</text:p>
          </table:table-cell>
          <table:table-cell table:style-name="ce144" office:value-type="float" office:value="100" calcext:value-type="float">
            <text:p>100.00000000</text:p>
          </table:table-cell>
        </table:table-row>
        <table:table-row table:style-name="ro1">
          <table:table-cell table:style-name="ce142" office:value-type="float" office:value="2056" calcext:value-type="float">
            <text:p>2056</text:p>
          </table:table-cell>
          <table:table-cell table:style-name="ce144" office:value-type="float" office:value="0.17412090409177" calcext:value-type="float">
            <text:p>0.17412090</text:p>
          </table:table-cell>
          <table:table-cell table:style-name="ce144" office:value-type="float" office:value="0.0676204619030416" calcext:value-type="float">
            <text:p>0.06762046</text:p>
          </table:table-cell>
          <table:table-cell table:style-name="ce144" office:value-type="float" office:value="0.124527310645362" calcext:value-type="float">
            <text:p>0.12452731</text:p>
          </table:table-cell>
          <table:table-cell table:style-name="ce144" office:value-type="float" office:value="0.0977563757246623" calcext:value-type="float">
            <text:p>0.09775638</text:p>
          </table:table-cell>
          <table:table-cell table:style-name="ce144" office:value-type="float" office:value="0.0910896824380379" calcext:value-type="float">
            <text:p>0.09108968</text:p>
          </table:table-cell>
          <table:table-cell table:style-name="ce144" office:value-type="float" office:value="100" calcext:value-type="float">
            <text:p>100.00000000</text:p>
          </table:table-cell>
        </table:table-row>
        <table:table-row table:style-name="ro1">
          <table:table-cell table:style-name="ce142" office:value-type="float" office:value="2057" calcext:value-type="float">
            <text:p>2057</text:p>
          </table:table-cell>
          <table:table-cell table:style-name="ce144" office:value-type="float" office:value="0.17412090409177" calcext:value-type="float">
            <text:p>0.17412090</text:p>
          </table:table-cell>
          <table:table-cell table:style-name="ce144" office:value-type="float" office:value="0.0676204619030416" calcext:value-type="float">
            <text:p>0.06762046</text:p>
          </table:table-cell>
          <table:table-cell table:style-name="ce144" office:value-type="float" office:value="0.124527310645362" calcext:value-type="float">
            <text:p>0.12452731</text:p>
          </table:table-cell>
          <table:table-cell table:style-name="ce144" office:value-type="float" office:value="0.0977563757246623" calcext:value-type="float">
            <text:p>0.09775638</text:p>
          </table:table-cell>
          <table:table-cell table:style-name="ce144" office:value-type="float" office:value="0.0910896824380379" calcext:value-type="float">
            <text:p>0.09108968</text:p>
          </table:table-cell>
          <table:table-cell table:style-name="ce144" office:value-type="float" office:value="100" calcext:value-type="float">
            <text:p>100.00000000</text:p>
          </table:table-cell>
        </table:table-row>
        <table:table-row table:style-name="ro1">
          <table:table-cell table:style-name="ce142" office:value-type="float" office:value="2058" calcext:value-type="float">
            <text:p>2058</text:p>
          </table:table-cell>
          <table:table-cell table:style-name="ce144" office:value-type="float" office:value="0.17412090409177" calcext:value-type="float">
            <text:p>0.17412090</text:p>
          </table:table-cell>
          <table:table-cell table:style-name="ce144" office:value-type="float" office:value="0.0676204619030416" calcext:value-type="float">
            <text:p>0.06762046</text:p>
          </table:table-cell>
          <table:table-cell table:style-name="ce144" office:value-type="float" office:value="0.124527310645362" calcext:value-type="float">
            <text:p>0.12452731</text:p>
          </table:table-cell>
          <table:table-cell table:style-name="ce144" office:value-type="float" office:value="0.0977563757246623" calcext:value-type="float">
            <text:p>0.09775638</text:p>
          </table:table-cell>
          <table:table-cell table:style-name="ce144" office:value-type="float" office:value="0.0910896824380379" calcext:value-type="float">
            <text:p>0.09108968</text:p>
          </table:table-cell>
          <table:table-cell table:style-name="ce144" office:value-type="float" office:value="100" calcext:value-type="float">
            <text:p>100.00000000</text:p>
          </table:table-cell>
        </table:table-row>
        <table:table-row table:style-name="ro1">
          <table:table-cell table:style-name="ce142" office:value-type="float" office:value="2059" calcext:value-type="float">
            <text:p>2059</text:p>
          </table:table-cell>
          <table:table-cell table:style-name="ce144" office:value-type="float" office:value="0.17412090409177" calcext:value-type="float">
            <text:p>0.17412090</text:p>
          </table:table-cell>
          <table:table-cell table:style-name="ce144" office:value-type="float" office:value="0.0676204619030416" calcext:value-type="float">
            <text:p>0.06762046</text:p>
          </table:table-cell>
          <table:table-cell table:style-name="ce144" office:value-type="float" office:value="0.124527310645362" calcext:value-type="float">
            <text:p>0.12452731</text:p>
          </table:table-cell>
          <table:table-cell table:style-name="ce144" office:value-type="float" office:value="0.0977563757246623" calcext:value-type="float">
            <text:p>0.09775638</text:p>
          </table:table-cell>
          <table:table-cell table:style-name="ce144" office:value-type="float" office:value="0.0910896824380379" calcext:value-type="float">
            <text:p>0.09108968</text:p>
          </table:table-cell>
          <table:table-cell table:style-name="ce144" office:value-type="float" office:value="100" calcext:value-type="float">
            <text:p>100.00000000</text:p>
          </table:table-cell>
        </table:table-row>
        <table:table-row table:style-name="ro1">
          <table:table-cell table:style-name="ce142" office:value-type="float" office:value="2060" calcext:value-type="float">
            <text:p>2060</text:p>
          </table:table-cell>
          <table:table-cell table:style-name="ce144" office:value-type="float" office:value="0.17412090409177" calcext:value-type="float">
            <text:p>0.17412090</text:p>
          </table:table-cell>
          <table:table-cell table:style-name="ce144" office:value-type="float" office:value="0.0676204619030416" calcext:value-type="float">
            <text:p>0.06762046</text:p>
          </table:table-cell>
          <table:table-cell table:style-name="ce144" office:value-type="float" office:value="0.124527310645362" calcext:value-type="float">
            <text:p>0.12452731</text:p>
          </table:table-cell>
          <table:table-cell table:style-name="ce144" office:value-type="float" office:value="0.0977563757246623" calcext:value-type="float">
            <text:p>0.09775638</text:p>
          </table:table-cell>
          <table:table-cell table:style-name="ce144" office:value-type="float" office:value="0.0910896824380379" calcext:value-type="float">
            <text:p>0.09108968</text:p>
          </table:table-cell>
          <table:table-cell table:style-name="ce144" office:value-type="float" office:value="100" calcext:value-type="float">
            <text:p>100.00000000</text:p>
          </table:table-cell>
        </table:table-row>
        <table:table-row table:style-name="ro1">
          <table:table-cell table:style-name="ce142" office:value-type="float" office:value="2061" calcext:value-type="float">
            <text:p>2061</text:p>
          </table:table-cell>
          <table:table-cell table:style-name="ce144" office:value-type="float" office:value="0.17412090409177" calcext:value-type="float">
            <text:p>0.17412090</text:p>
          </table:table-cell>
          <table:table-cell table:style-name="ce144" office:value-type="float" office:value="0.0676204619030416" calcext:value-type="float">
            <text:p>0.06762046</text:p>
          </table:table-cell>
          <table:table-cell table:style-name="ce144" office:value-type="float" office:value="0.124527310645362" calcext:value-type="float">
            <text:p>0.12452731</text:p>
          </table:table-cell>
          <table:table-cell table:style-name="ce144" office:value-type="float" office:value="0.0977563757246623" calcext:value-type="float">
            <text:p>0.09775638</text:p>
          </table:table-cell>
          <table:table-cell table:style-name="ce144" office:value-type="float" office:value="0.0910896824380379" calcext:value-type="float">
            <text:p>0.09108968</text:p>
          </table:table-cell>
          <table:table-cell table:style-name="ce144" office:value-type="float" office:value="100" calcext:value-type="float">
            <text:p>100.00000000</text:p>
          </table:table-cell>
        </table:table-row>
        <table:table-row table:style-name="ro1">
          <table:table-cell table:style-name="ce142" office:value-type="float" office:value="2062" calcext:value-type="float">
            <text:p>2062</text:p>
          </table:table-cell>
          <table:table-cell table:style-name="ce144" office:value-type="float" office:value="0.17412090409177" calcext:value-type="float">
            <text:p>0.17412090</text:p>
          </table:table-cell>
          <table:table-cell table:style-name="ce144" office:value-type="float" office:value="0.0676204619030416" calcext:value-type="float">
            <text:p>0.06762046</text:p>
          </table:table-cell>
          <table:table-cell table:style-name="ce144" office:value-type="float" office:value="0.124527310645362" calcext:value-type="float">
            <text:p>0.12452731</text:p>
          </table:table-cell>
          <table:table-cell table:style-name="ce144" office:value-type="float" office:value="0.0977563757246623" calcext:value-type="float">
            <text:p>0.09775638</text:p>
          </table:table-cell>
          <table:table-cell table:style-name="ce144" office:value-type="float" office:value="0.0910896824380379" calcext:value-type="float">
            <text:p>0.09108968</text:p>
          </table:table-cell>
          <table:table-cell table:style-name="ce144" office:value-type="float" office:value="100" calcext:value-type="float">
            <text:p>100.00000000</text:p>
          </table:table-cell>
        </table:table-row>
        <table:table-row table:style-name="ro1">
          <table:table-cell table:style-name="ce142" office:value-type="float" office:value="2063" calcext:value-type="float">
            <text:p>2063</text:p>
          </table:table-cell>
          <table:table-cell table:style-name="ce144" office:value-type="float" office:value="0.17412090409177" calcext:value-type="float">
            <text:p>0.17412090</text:p>
          </table:table-cell>
          <table:table-cell table:style-name="ce144" office:value-type="float" office:value="0.0676204619030416" calcext:value-type="float">
            <text:p>0.06762046</text:p>
          </table:table-cell>
          <table:table-cell table:style-name="ce144" office:value-type="float" office:value="0.124527310645362" calcext:value-type="float">
            <text:p>0.12452731</text:p>
          </table:table-cell>
          <table:table-cell table:style-name="ce144" office:value-type="float" office:value="0.0977563757246623" calcext:value-type="float">
            <text:p>0.09775638</text:p>
          </table:table-cell>
          <table:table-cell table:style-name="ce144" office:value-type="float" office:value="0.0910896824380379" calcext:value-type="float">
            <text:p>0.09108968</text:p>
          </table:table-cell>
          <table:table-cell table:style-name="ce144" office:value-type="float" office:value="100" calcext:value-type="float">
            <text:p>100.00000000</text:p>
          </table:table-cell>
        </table:table-row>
        <table:table-row table:style-name="ro1">
          <table:table-cell table:style-name="ce142" office:value-type="float" office:value="2064" calcext:value-type="float">
            <text:p>2064</text:p>
          </table:table-cell>
          <table:table-cell table:style-name="ce144" office:value-type="float" office:value="0.17412090409177" calcext:value-type="float">
            <text:p>0.17412090</text:p>
          </table:table-cell>
          <table:table-cell table:style-name="ce144" office:value-type="float" office:value="0.0676204619030416" calcext:value-type="float">
            <text:p>0.06762046</text:p>
          </table:table-cell>
          <table:table-cell table:style-name="ce144" office:value-type="float" office:value="0.124527310645362" calcext:value-type="float">
            <text:p>0.12452731</text:p>
          </table:table-cell>
          <table:table-cell table:style-name="ce144" office:value-type="float" office:value="0.0977563757246623" calcext:value-type="float">
            <text:p>0.09775638</text:p>
          </table:table-cell>
          <table:table-cell table:style-name="ce144" office:value-type="float" office:value="0.0910896824380379" calcext:value-type="float">
            <text:p>0.09108968</text:p>
          </table:table-cell>
          <table:table-cell table:style-name="ce144" office:value-type="float" office:value="100" calcext:value-type="float">
            <text:p>100.00000000</text:p>
          </table:table-cell>
        </table:table-row>
        <table:table-row table:style-name="ro1">
          <table:table-cell table:style-name="ce142" office:value-type="float" office:value="2065" calcext:value-type="float">
            <text:p>2065</text:p>
          </table:table-cell>
          <table:table-cell table:style-name="ce144" office:value-type="float" office:value="0.17412090409177" calcext:value-type="float">
            <text:p>0.17412090</text:p>
          </table:table-cell>
          <table:table-cell table:style-name="ce144" office:value-type="float" office:value="0.0676204619030416" calcext:value-type="float">
            <text:p>0.06762046</text:p>
          </table:table-cell>
          <table:table-cell table:style-name="ce144" office:value-type="float" office:value="0.124527310645362" calcext:value-type="float">
            <text:p>0.12452731</text:p>
          </table:table-cell>
          <table:table-cell table:style-name="ce144" office:value-type="float" office:value="0.0977563757246623" calcext:value-type="float">
            <text:p>0.09775638</text:p>
          </table:table-cell>
          <table:table-cell table:style-name="ce144" office:value-type="float" office:value="0.0910896824380379" calcext:value-type="float">
            <text:p>0.09108968</text:p>
          </table:table-cell>
          <table:table-cell table:style-name="ce144" office:value-type="float" office:value="100" calcext:value-type="float">
            <text:p>100.00000000</text:p>
          </table:table-cell>
        </table:table-row>
        <table:table-row table:style-name="ro1">
          <table:table-cell table:style-name="ce142" office:value-type="float" office:value="2066" calcext:value-type="float">
            <text:p>2066</text:p>
          </table:table-cell>
          <table:table-cell table:style-name="ce144" office:value-type="float" office:value="0.17412090409177" calcext:value-type="float">
            <text:p>0.17412090</text:p>
          </table:table-cell>
          <table:table-cell table:style-name="ce144" office:value-type="float" office:value="0.0676204619030416" calcext:value-type="float">
            <text:p>0.06762046</text:p>
          </table:table-cell>
          <table:table-cell table:style-name="ce144" office:value-type="float" office:value="0.124527310645362" calcext:value-type="float">
            <text:p>0.12452731</text:p>
          </table:table-cell>
          <table:table-cell table:style-name="ce144" office:value-type="float" office:value="0.0977563757246623" calcext:value-type="float">
            <text:p>0.09775638</text:p>
          </table:table-cell>
          <table:table-cell table:style-name="ce144" office:value-type="float" office:value="0.0910896824380379" calcext:value-type="float">
            <text:p>0.09108968</text:p>
          </table:table-cell>
          <table:table-cell table:style-name="ce144" office:value-type="float" office:value="100" calcext:value-type="float">
            <text:p>100.00000000</text:p>
          </table:table-cell>
        </table:table-row>
        <table:table-row table:style-name="ro1">
          <table:table-cell table:style-name="ce142" office:value-type="float" office:value="2067" calcext:value-type="float">
            <text:p>2067</text:p>
          </table:table-cell>
          <table:table-cell table:style-name="ce144" office:value-type="float" office:value="0.17412090409177" calcext:value-type="float">
            <text:p>0.17412090</text:p>
          </table:table-cell>
          <table:table-cell table:style-name="ce144" office:value-type="float" office:value="0.0676204619030416" calcext:value-type="float">
            <text:p>0.06762046</text:p>
          </table:table-cell>
          <table:table-cell table:style-name="ce144" office:value-type="float" office:value="0.124527310645362" calcext:value-type="float">
            <text:p>0.12452731</text:p>
          </table:table-cell>
          <table:table-cell table:style-name="ce144" office:value-type="float" office:value="0.0977563757246623" calcext:value-type="float">
            <text:p>0.09775638</text:p>
          </table:table-cell>
          <table:table-cell table:style-name="ce144" office:value-type="float" office:value="0.0910896824380379" calcext:value-type="float">
            <text:p>0.09108968</text:p>
          </table:table-cell>
          <table:table-cell table:style-name="ce144" office:value-type="float" office:value="100" calcext:value-type="float">
            <text:p>100.00000000</text:p>
          </table:table-cell>
        </table:table-row>
        <table:table-row table:style-name="ro1">
          <table:table-cell table:style-name="ce142" office:value-type="float" office:value="2068" calcext:value-type="float">
            <text:p>2068</text:p>
          </table:table-cell>
          <table:table-cell table:style-name="ce144" office:value-type="float" office:value="0.17412090409177" calcext:value-type="float">
            <text:p>0.17412090</text:p>
          </table:table-cell>
          <table:table-cell table:style-name="ce144" office:value-type="float" office:value="0.0676204619030416" calcext:value-type="float">
            <text:p>0.06762046</text:p>
          </table:table-cell>
          <table:table-cell table:style-name="ce144" office:value-type="float" office:value="0.124527310645362" calcext:value-type="float">
            <text:p>0.12452731</text:p>
          </table:table-cell>
          <table:table-cell table:style-name="ce144" office:value-type="float" office:value="0.0977563757246623" calcext:value-type="float">
            <text:p>0.09775638</text:p>
          </table:table-cell>
          <table:table-cell table:style-name="ce144" office:value-type="float" office:value="0.0910896824380379" calcext:value-type="float">
            <text:p>0.09108968</text:p>
          </table:table-cell>
          <table:table-cell table:style-name="ce144" office:value-type="float" office:value="100" calcext:value-type="float">
            <text:p>100.00000000</text:p>
          </table:table-cell>
        </table:table-row>
        <table:table-row table:style-name="ro1">
          <table:table-cell table:style-name="ce142" office:value-type="float" office:value="2069" calcext:value-type="float">
            <text:p>2069</text:p>
          </table:table-cell>
          <table:table-cell table:style-name="ce144" office:value-type="float" office:value="0.17412090409177" calcext:value-type="float">
            <text:p>0.17412090</text:p>
          </table:table-cell>
          <table:table-cell table:style-name="ce144" office:value-type="float" office:value="0.0676204619030416" calcext:value-type="float">
            <text:p>0.06762046</text:p>
          </table:table-cell>
          <table:table-cell table:style-name="ce144" office:value-type="float" office:value="0.124527310645362" calcext:value-type="float">
            <text:p>0.12452731</text:p>
          </table:table-cell>
          <table:table-cell table:style-name="ce144" office:value-type="float" office:value="0.0977563757246623" calcext:value-type="float">
            <text:p>0.09775638</text:p>
          </table:table-cell>
          <table:table-cell table:style-name="ce144" office:value-type="float" office:value="0.0910896824380379" calcext:value-type="float">
            <text:p>0.09108968</text:p>
          </table:table-cell>
          <table:table-cell table:style-name="ce144" office:value-type="float" office:value="100" calcext:value-type="float">
            <text:p>100.00000000</text:p>
          </table:table-cell>
        </table:table-row>
        <table:table-row table:style-name="ro1">
          <table:table-cell table:style-name="ce142" office:value-type="float" office:value="2070" calcext:value-type="float">
            <text:p>2070</text:p>
          </table:table-cell>
          <table:table-cell table:style-name="ce144" office:value-type="float" office:value="0.17412090409177" calcext:value-type="float">
            <text:p>0.17412090</text:p>
          </table:table-cell>
          <table:table-cell table:style-name="ce144" office:value-type="float" office:value="0.0676204619030416" calcext:value-type="float">
            <text:p>0.06762046</text:p>
          </table:table-cell>
          <table:table-cell table:style-name="ce144" office:value-type="float" office:value="0.124527310645362" calcext:value-type="float">
            <text:p>0.12452731</text:p>
          </table:table-cell>
          <table:table-cell table:style-name="ce144" office:value-type="float" office:value="0.0977563757246623" calcext:value-type="float">
            <text:p>0.09775638</text:p>
          </table:table-cell>
          <table:table-cell table:style-name="ce144" office:value-type="float" office:value="0.0910896824380379" calcext:value-type="float">
            <text:p>0.09108968</text:p>
          </table:table-cell>
          <table:table-cell table:style-name="ce144" office:value-type="float" office:value="100" calcext:value-type="float">
            <text:p>100.00000000</text:p>
          </table:table-cell>
        </table:table-row>
        <table:table-row table:style-name="ro7">
          <table:table-cell table:number-columns-repeated="7"/>
        </table:table-row>
        <table:table-row table:style-name="ro1">
          <table:table-cell table:number-columns-repeated="7"/>
        </table:table-row>
        <table:table-row table:style-name="ro7" table:number-rows-repeated="1048510">
          <table:table-cell table:number-columns-repeated="7"/>
        </table:table-row>
        <table:table-row table:style-name="ro7">
          <table:table-cell table:number-columns-repeated="7"/>
        </table:table-row>
      </table:table>
      <table:table table:name="bilan hypothèses AME" table:style-name="ta1" table:print="false">
        <office:forms form:automatic-focus="false" form:apply-design-mode="false"/>
        <table:table-column table:style-name="co52" table:default-cell-style-name="Default"/>
        <table:table-column table:style-name="co14" table:number-columns-repeated="4" table:default-cell-style-name="ce146"/>
        <table:table-column table:style-name="co53" table:default-cell-style-name="ce146"/>
        <table:table-column table:style-name="co54" table:default-cell-style-name="ce146"/>
        <table:table-row table:style-name="ro1">
          <table:table-cell/>
          <table:table-cell table:style-name="Default" table:number-columns-repeated="6"/>
        </table:table-row>
        <table:table-row table:style-name="ro1">
          <table:table-cell office:value-type="string" calcext:value-type="string">
            <text:p>euros constants 2015 HTVA par kWh</text:p>
          </table:table-cell>
          <table:table-cell table:style-name="Default" table:number-columns-repeated="6"/>
        </table:table-row>
        <table:table-row table:style-name="ro19">
          <table:table-cell/>
          <table:table-cell table:style-name="ce41" office:value-type="string" calcext:value-type="string">
            <text:p>Electricité</text:p>
          </table:table-cell>
          <table:table-cell table:style-name="ce41" office:value-type="string" calcext:value-type="string">
            <text:p>Gaz</text:p>
          </table:table-cell>
          <table:table-cell table:style-name="ce41" office:value-type="string" calcext:value-type="string">
            <text:p>Fioul</text:p>
          </table:table-cell>
          <table:table-cell table:style-name="Default" office:value-type="string" calcext:value-type="string">
            <text:p>Urbain</text:p>
          </table:table-cell>
          <table:table-cell table:style-name="Default" office:value-type="string" calcext:value-type="string">
            <text:p>Autres</text:p>
          </table:table-cell>
          <table:table-cell table:style-name="Default" office:value-type="string" calcext:value-type="string">
            <text:p>Contribution Climat-Energie <text:s/>en €HT/tCO2</text:p>
          </table:table-cell>
        </table:table-row>
        <table:table-row table:style-name="ro1">
          <table:table-cell office:value-type="float" office:value="2009" calcext:value-type="float">
            <text:p>2009</text:p>
          </table:table-cell>
          <table:table-cell office:value-type="float" office:value="0.09407" calcext:value-type="float">
            <text:p>0.094</text:p>
          </table:table-cell>
          <table:table-cell office:value-type="float" office:value="0.0330053" calcext:value-type="float">
            <text:p>0.033</text:p>
          </table:table-cell>
          <table:table-cell office:value-type="float" office:value="0.0617856337491149" calcext:value-type="float">
            <text:p>0.062</text:p>
          </table:table-cell>
          <table:table-cell office:value-type="float" office:value="0.0614" calcext:value-type="float">
            <text:p>0.061</text:p>
          </table:table-cell>
          <table:table-cell office:value-type="float" office:value="0.0452631578947368" calcext:value-type="float">
            <text:p>0.045</text:p>
          </table:table-cell>
          <table:table-cell office:value-type="float" office:value="0" calcext:value-type="float">
            <text:p>0.000</text:p>
          </table:table-cell>
        </table:table-row>
        <table:table-row table:style-name="ro1">
          <table:table-cell office:value-type="float" office:value="2010" calcext:value-type="float">
            <text:p>2010</text:p>
          </table:table-cell>
          <table:table-cell office:value-type="float" office:value="0.09847" calcext:value-type="float">
            <text:p>0.098</text:p>
          </table:table-cell>
          <table:table-cell office:value-type="float" office:value="0.0386719666666667" calcext:value-type="float">
            <text:p>0.039</text:p>
          </table:table-cell>
          <table:table-cell office:value-type="float" office:value="0.0763929293534506" calcext:value-type="float">
            <text:p>0.076</text:p>
          </table:table-cell>
          <table:table-cell office:value-type="float" office:value="0.0591" calcext:value-type="float">
            <text:p>0.059</text:p>
          </table:table-cell>
          <table:table-cell office:value-type="float" office:value="0.0509473684210526" calcext:value-type="float">
            <text:p>0.051</text:p>
          </table:table-cell>
          <table:table-cell office:value-type="float" office:value="0" calcext:value-type="float">
            <text:p>0.000</text:p>
          </table:table-cell>
        </table:table-row>
        <table:table-row table:style-name="ro1">
          <table:table-cell office:value-type="float" office:value="2011" calcext:value-type="float">
            <text:p>2011</text:p>
          </table:table-cell>
          <table:table-cell office:value-type="float" office:value="0.102122" calcext:value-type="float">
            <text:p>0.102</text:p>
          </table:table-cell>
          <table:table-cell office:value-type="float" office:value="0.0443386333333333" calcext:value-type="float">
            <text:p>0.044</text:p>
          </table:table-cell>
          <table:table-cell office:value-type="float" office:value="0.0946635726346751" calcext:value-type="float">
            <text:p>0.095</text:p>
          </table:table-cell>
          <table:table-cell office:value-type="float" office:value="0.0682" calcext:value-type="float">
            <text:p>0.068</text:p>
          </table:table-cell>
          <table:table-cell office:value-type="float" office:value="0.0526315789473684" calcext:value-type="float">
            <text:p>0.053</text:p>
          </table:table-cell>
          <table:table-cell office:value-type="float" office:value="0" calcext:value-type="float">
            <text:p>0.000</text:p>
          </table:table-cell>
        </table:table-row>
        <table:table-row table:style-name="ro1">
          <table:table-cell office:value-type="float" office:value="2012" calcext:value-type="float">
            <text:p>2012</text:p>
          </table:table-cell>
          <table:table-cell office:value-type="float" office:value="0.105774" calcext:value-type="float">
            <text:p>0.106</text:p>
          </table:table-cell>
          <table:table-cell office:value-type="float" office:value="0.0500053" calcext:value-type="float">
            <text:p>0.050</text:p>
          </table:table-cell>
          <table:table-cell office:value-type="float" office:value="0.101142360695027" calcext:value-type="float">
            <text:p>0.101</text:p>
          </table:table-cell>
          <table:table-cell office:value-type="float" office:value="0.0706" calcext:value-type="float">
            <text:p>0.071</text:p>
          </table:table-cell>
          <table:table-cell office:value-type="float" office:value="0.0547368421052632" calcext:value-type="float">
            <text:p>0.055</text:p>
          </table:table-cell>
          <table:table-cell office:value-type="float" office:value="0" calcext:value-type="float">
            <text:p>0.000</text:p>
          </table:table-cell>
        </table:table-row>
        <table:table-row table:style-name="ro1">
          <table:table-cell office:value-type="float" office:value="2013" calcext:value-type="float">
            <text:p>2013</text:p>
          </table:table-cell>
          <table:table-cell office:value-type="float" office:value="0.109426" calcext:value-type="float">
            <text:p>0.109</text:p>
          </table:table-cell>
          <table:table-cell office:value-type="float" office:value="0.0500053" calcext:value-type="float">
            <text:p>0.050</text:p>
          </table:table-cell>
          <table:table-cell office:value-type="float" office:value="0.0972461114439784" calcext:value-type="float">
            <text:p>0.097</text:p>
          </table:table-cell>
          <table:table-cell office:value-type="float" office:value="0.0702" calcext:value-type="float">
            <text:p>0.070</text:p>
          </table:table-cell>
          <table:table-cell office:value-type="float" office:value="0.0576842105263158" calcext:value-type="float">
            <text:p>0.058</text:p>
          </table:table-cell>
          <table:table-cell office:value-type="float" office:value="0" calcext:value-type="float">
            <text:p>0.000</text:p>
          </table:table-cell>
        </table:table-row>
        <table:table-row table:style-name="ro1">
          <table:table-cell office:value-type="float" office:value="2014" calcext:value-type="float">
            <text:p>2014</text:p>
          </table:table-cell>
          <table:table-cell office:value-type="float" office:value="0.113078" calcext:value-type="float">
            <text:p>0.113</text:p>
          </table:table-cell>
          <table:table-cell office:value-type="float" office:value="0.0475053" calcext:value-type="float">
            <text:p>0.048</text:p>
          </table:table-cell>
          <table:table-cell office:value-type="float" office:value="0.0913665597254752" calcext:value-type="float">
            <text:p>0.091</text:p>
          </table:table-cell>
          <table:table-cell office:value-type="float" office:value="0.0794" calcext:value-type="float">
            <text:p>0.079</text:p>
          </table:table-cell>
          <table:table-cell office:value-type="float" office:value="0.0608421052631579" calcext:value-type="float">
            <text:p>0.061</text:p>
          </table:table-cell>
          <table:table-cell office:value-type="float" office:value="7" calcext:value-type="float">
            <text:p>7.000</text:p>
          </table:table-cell>
        </table:table-row>
        <table:table-row table:style-name="ro1">
          <table:table-cell office:value-type="float" office:value="2015" calcext:value-type="float">
            <text:p>2015</text:p>
          </table:table-cell>
          <table:table-cell office:value-type="float" office:value="0.11873" calcext:value-type="float">
            <text:p>0.119</text:p>
          </table:table-cell>
          <table:table-cell office:value-type="float" office:value="0.0455053" calcext:value-type="float">
            <text:p>0.046</text:p>
          </table:table-cell>
          <table:table-cell office:value-type="float" office:value="0.06681" calcext:value-type="float">
            <text:p>0.067</text:p>
          </table:table-cell>
          <table:table-cell office:value-type="float" office:value="0.0803528" calcext:value-type="float">
            <text:p>0.080</text:p>
          </table:table-cell>
          <table:table-cell office:value-type="float" office:value="0.06" calcext:value-type="float">
            <text:p>0.060</text:p>
          </table:table-cell>
          <table:table-cell office:value-type="float" office:value="14.5" calcext:value-type="float">
            <text:p>14.500</text:p>
          </table:table-cell>
        </table:table-row>
        <table:table-row table:style-name="ro1">
          <table:table-cell office:value-type="float" office:value="2016" calcext:value-type="float">
            <text:p>2016</text:p>
          </table:table-cell>
          <table:table-cell office:value-type="float" office:value="0.12003603" calcext:value-type="float">
            <text:p>0.120</text:p>
          </table:table-cell>
          <table:table-cell office:value-type="float" office:value="0.0479547199214137" calcext:value-type="float">
            <text:p>0.048</text:p>
          </table:table-cell>
          <table:table-cell office:value-type="float" office:value="0.0708721765801761" calcext:value-type="float">
            <text:p>0.071</text:p>
          </table:table-cell>
          <table:table-cell office:value-type="float" office:value="0.0808041568239551" calcext:value-type="float">
            <text:p>0.081</text:p>
          </table:table-cell>
          <table:table-cell office:value-type="float" office:value="0.06072" calcext:value-type="float">
            <text:p>0.061</text:p>
          </table:table-cell>
          <table:table-cell office:value-type="float" office:value="22" calcext:value-type="float">
            <text:p>22.000</text:p>
          </table:table-cell>
        </table:table-row>
        <table:table-row table:style-name="ro1">
          <table:table-cell office:value-type="float" office:value="2017" calcext:value-type="float">
            <text:p>2017</text:p>
          </table:table-cell>
          <table:table-cell office:value-type="float" office:value="0.12135642633" calcext:value-type="float">
            <text:p>0.121</text:p>
          </table:table-cell>
          <table:table-cell office:value-type="float" office:value="0.048722928447017" calcext:value-type="float">
            <text:p>0.049</text:p>
          </table:table-cell>
          <table:table-cell office:value-type="float" office:value="0.0729861627275145" calcext:value-type="float">
            <text:p>0.073</text:p>
          </table:table-cell>
          <table:table-cell office:value-type="float" office:value="0.0820538826415362" calcext:value-type="float">
            <text:p>0.082</text:p>
          </table:table-cell>
          <table:table-cell office:value-type="float" office:value="0.06144864" calcext:value-type="float">
            <text:p>0.061</text:p>
          </table:table-cell>
          <table:table-cell office:value-type="float" office:value="30.5" calcext:value-type="float">
            <text:p>30.500</text:p>
          </table:table-cell>
        </table:table-row>
        <table:table-row table:style-name="ro1">
          <table:table-cell office:value-type="float" office:value="2018" calcext:value-type="float">
            <text:p>2018</text:p>
          </table:table-cell>
          <table:table-cell office:value-type="float" office:value="0.12269134701963" calcext:value-type="float">
            <text:p>0.123</text:p>
          </table:table-cell>
          <table:table-cell office:value-type="float" office:value="0.0495104036967584" calcext:value-type="float">
            <text:p>0.050</text:p>
          </table:table-cell>
          <table:table-cell office:value-type="float" office:value="0.0751961267212374" calcext:value-type="float">
            <text:p>0.075</text:p>
          </table:table-cell>
          <table:table-cell office:value-type="float" office:value="0.0829178812674746" calcext:value-type="float">
            <text:p>0.083</text:p>
          </table:table-cell>
          <table:table-cell office:value-type="float" office:value="0.06218602368" calcext:value-type="float">
            <text:p>0.062</text:p>
          </table:table-cell>
          <table:table-cell office:value-type="float" office:value="37.3475888019893" calcext:value-type="float">
            <text:p>37.348</text:p>
          </table:table-cell>
        </table:table-row>
        <table:table-row table:style-name="ro1">
          <table:table-cell office:value-type="float" office:value="2019" calcext:value-type="float">
            <text:p>2019</text:p>
          </table:table-cell>
          <table:table-cell office:value-type="float" office:value="0.124040951836846" calcext:value-type="float">
            <text:p>0.124</text:p>
          </table:table-cell>
          <table:table-cell office:value-type="float" office:value="0.050317636029967" calcext:value-type="float">
            <text:p>0.050</text:p>
          </table:table-cell>
          <table:table-cell office:value-type="float" office:value="0.077506426086113" calcext:value-type="float">
            <text:p>0.078</text:p>
          </table:table-cell>
          <table:table-cell office:value-type="float" office:value="0.0837909774961295" calcext:value-type="float">
            <text:p>0.084</text:p>
          </table:table-cell>
          <table:table-cell office:value-type="float" office:value="0.06293225596416" calcext:value-type="float">
            <text:p>0.063</text:p>
          </table:table-cell>
          <table:table-cell office:value-type="float" office:value="45.7325373548352" calcext:value-type="float">
            <text:p>45.733</text:p>
          </table:table-cell>
        </table:table-row>
        <table:table-row table:style-name="ro1">
          <table:table-cell office:value-type="float" office:value="2020" calcext:value-type="float">
            <text:p>2020</text:p>
          </table:table-cell>
          <table:table-cell office:value-type="float" office:value="0.125405402307051" calcext:value-type="float">
            <text:p>0.125</text:p>
          </table:table-cell>
          <table:table-cell office:value-type="float" office:value="0.0511451283594005" calcext:value-type="float">
            <text:p>0.051</text:p>
          </table:table-cell>
          <table:table-cell office:value-type="float" office:value="0.0799216161844607" calcext:value-type="float">
            <text:p>0.080</text:p>
          </table:table-cell>
          <table:table-cell office:value-type="float" office:value="0.0846732671220691" calcext:value-type="float">
            <text:p>0.085</text:p>
          </table:table-cell>
          <table:table-cell office:value-type="float" office:value="0.0636874430357299" calcext:value-type="float">
            <text:p>0.064</text:p>
          </table:table-cell>
          <table:table-cell office:value-type="float" office:value="56" calcext:value-type="float">
            <text:p>56.000</text:p>
          </table:table-cell>
        </table:table-row>
        <table:table-row table:style-name="ro1">
          <table:table-cell office:value-type="float" office:value="2021" calcext:value-type="float">
            <text:p>2021</text:p>
          </table:table-cell>
          <table:table-cell office:value-type="float" office:value="0.126784861732429" calcext:value-type="float">
            <text:p>0.127</text:p>
          </table:table-cell>
          <table:table-cell office:value-type="float" office:value="0.0519933964733584" calcext:value-type="float">
            <text:p>0.052</text:p>
          </table:table-cell>
          <table:table-cell office:value-type="float" office:value="0.0824464591982451" calcext:value-type="float">
            <text:p>0.082</text:p>
          </table:table-cell>
          <table:table-cell office:value-type="float" office:value="0.0855648469485446" calcext:value-type="float">
            <text:p>0.086</text:p>
          </table:table-cell>
          <table:table-cell office:value-type="float" office:value="0.0644516923521587" calcext:value-type="float">
            <text:p>0.064</text:p>
          </table:table-cell>
          <table:table-cell office:value-type="float" office:value="59.3429626470586" calcext:value-type="float">
            <text:p>59.343</text:p>
          </table:table-cell>
        </table:table-row>
        <table:table-row table:style-name="ro1">
          <table:table-cell office:value-type="float" office:value="2022" calcext:value-type="float">
            <text:p>2022</text:p>
          </table:table-cell>
          <table:table-cell office:value-type="float" office:value="0.128179495211485" calcext:value-type="float">
            <text:p>0.128</text:p>
          </table:table-cell>
          <table:table-cell office:value-type="float" office:value="0.0528629693660676" calcext:value-type="float">
            <text:p>0.053</text:p>
          </table:table-cell>
          <table:table-cell office:value-type="float" office:value="0.0850859335189692" calcext:value-type="float">
            <text:p>0.085</text:p>
          </table:table-cell>
          <table:table-cell office:value-type="float" office:value="0.0864658147981116" calcext:value-type="float">
            <text:p>0.086</text:p>
          </table:table-cell>
          <table:table-cell office:value-type="float" office:value="0.0652251126603846" calcext:value-type="float">
            <text:p>0.065</text:p>
          </table:table-cell>
          <table:table-cell office:value-type="float" office:value="62.885485995182" calcext:value-type="float">
            <text:p>62.885</text:p>
          </table:table-cell>
        </table:table-row>
        <table:table-row table:style-name="ro1">
          <table:table-cell office:value-type="float" office:value="2023" calcext:value-type="float">
            <text:p>2023</text:p>
          </table:table-cell>
          <table:table-cell office:value-type="float" office:value="0.129589469658812" calcext:value-type="float">
            <text:p>0.130</text:p>
          </table:table-cell>
          <table:table-cell office:value-type="float" office:value="0.0537543895765539" calcext:value-type="float">
            <text:p>0.054</text:p>
          </table:table-cell>
          <table:table-cell office:value-type="float" office:value="0.0878452435638816" calcext:value-type="float">
            <text:p>0.088</text:p>
          </table:table-cell>
          <table:table-cell office:value-type="float" office:value="0.087376269523363" calcext:value-type="float">
            <text:p>0.087</text:p>
          </table:table-cell>
          <table:table-cell office:value-type="float" office:value="0.0660078140123092" calcext:value-type="float">
            <text:p>0.066</text:p>
          </table:table-cell>
          <table:table-cell office:value-type="float" office:value="66.6394829723966" calcext:value-type="float">
            <text:p>66.639</text:p>
          </table:table-cell>
        </table:table-row>
        <table:table-row table:style-name="ro1">
          <table:table-cell office:value-type="float" office:value="2024" calcext:value-type="float">
            <text:p>2024</text:p>
          </table:table-cell>
          <table:table-cell office:value-type="float" office:value="0.131014953825059" calcext:value-type="float">
            <text:p>0.131</text:p>
          </table:table-cell>
          <table:table-cell office:value-type="float" office:value="0.0546682135362155" calcext:value-type="float">
            <text:p>0.055</text:p>
          </table:table-cell>
          <table:table-cell office:value-type="float" office:value="0.0907298300378525" calcext:value-type="float">
            <text:p>0.091</text:p>
          </table:table-cell>
          <table:table-cell office:value-type="float" office:value="0.0879943892121321" calcext:value-type="float">
            <text:p>0.088</text:p>
          </table:table-cell>
          <table:table-cell office:value-type="float" office:value="0.0667999077804569" calcext:value-type="float">
            <text:p>0.067</text:p>
          </table:table-cell>
          <table:table-cell office:value-type="float" office:value="70.6175776580398" calcext:value-type="float">
            <text:p>70.618</text:p>
          </table:table-cell>
        </table:table-row>
        <table:table-row table:style-name="ro1">
          <table:table-cell office:value-type="float" office:value="2025" calcext:value-type="float">
            <text:p>2025</text:p>
          </table:table-cell>
          <table:table-cell office:value-type="float" office:value="0.132456118317134" calcext:value-type="float">
            <text:p>0.132</text:p>
          </table:table-cell>
          <table:table-cell office:value-type="float" office:value="0.0556050119253245" calcext:value-type="float">
            <text:p>0.056</text:p>
          </table:table-cell>
          <table:table-cell office:value-type="float" office:value="0.0937453806611534" calcext:value-type="float">
            <text:p>0.094</text:p>
          </table:table-cell>
          <table:table-cell office:value-type="float" office:value="0.0886168816207682" calcext:value-type="float">
            <text:p>0.089</text:p>
          </table:table-cell>
          <table:table-cell office:value-type="float" office:value="0.0676015066738224" calcext:value-type="float">
            <text:p>0.068</text:p>
          </table:table-cell>
          <table:table-cell office:value-type="float" office:value="74.8331477354788" calcext:value-type="float">
            <text:p>74.833</text:p>
          </table:table-cell>
        </table:table-row>
        <table:table-row table:style-name="ro1">
          <table:table-cell office:value-type="float" office:value="2026" calcext:value-type="float">
            <text:p>2026</text:p>
          </table:table-cell>
          <table:table-cell office:value-type="float" office:value="0.133913135618623" calcext:value-type="float">
            <text:p>0.134</text:p>
          </table:table-cell>
          <table:table-cell office:value-type="float" office:value="0.0565653700386836" calcext:value-type="float">
            <text:p>0.057</text:p>
          </table:table-cell>
          <table:table-cell office:value-type="float" office:value="0.096897841384292" calcext:value-type="float">
            <text:p>0.097</text:p>
          </table:table-cell>
          <table:table-cell office:value-type="float" office:value="0.0892437776828904" calcext:value-type="float">
            <text:p>0.089</text:p>
          </table:table-cell>
          <table:table-cell office:value-type="float" office:value="0.0684127247539083" calcext:value-type="float">
            <text:p>0.068</text:p>
          </table:table-cell>
          <table:table-cell office:value-type="float" office:value="79.3003694790774" calcext:value-type="float">
            <text:p>79.300</text:p>
          </table:table-cell>
        </table:table-row>
        <table:table-row table:style-name="ro1">
          <table:table-cell office:value-type="float" office:value="2027" calcext:value-type="float">
            <text:p>2027</text:p>
          </table:table-cell>
          <table:table-cell office:value-type="float" office:value="0.135386180110428" calcext:value-type="float">
            <text:p>0.135</text:p>
          </table:table-cell>
          <table:table-cell office:value-type="float" office:value="0.0575498881606751" calcext:value-type="float">
            <text:p>0.058</text:p>
          </table:table-cell>
          <table:table-cell office:value-type="float" office:value="0.100193428112017" calcext:value-type="float">
            <text:p>0.100</text:p>
          </table:table-cell>
          <table:table-cell office:value-type="float" office:value="0.0898751085509493" calcext:value-type="float">
            <text:p>0.090</text:p>
          </table:table-cell>
          <table:table-cell office:value-type="float" office:value="0.0692336774509552" calcext:value-type="float">
            <text:p>0.069</text:p>
          </table:table-cell>
          <table:table-cell office:value-type="float" office:value="84.0342654266935" calcext:value-type="float">
            <text:p>84.034</text:p>
          </table:table-cell>
        </table:table-row>
        <table:table-row table:style-name="ro1">
          <table:table-cell office:value-type="float" office:value="2028" calcext:value-type="float">
            <text:p>2028</text:p>
          </table:table-cell>
          <table:table-cell office:value-type="float" office:value="0.136875428091642" calcext:value-type="float">
            <text:p>0.137</text:p>
          </table:table-cell>
          <table:table-cell office:value-type="float" office:value="0.0585591819499412" calcext:value-type="float">
            <text:p>0.059</text:p>
          </table:table-cell>
          <table:table-cell office:value-type="float" office:value="0.103638638959605" calcext:value-type="float">
            <text:p>0.104</text:p>
          </table:table-cell>
          <table:table-cell office:value-type="float" office:value="0.090510905597775" calcext:value-type="float">
            <text:p>0.091</text:p>
          </table:table-cell>
          <table:table-cell office:value-type="float" office:value="0.0700644815803666" calcext:value-type="float">
            <text:p>0.070</text:p>
          </table:table-cell>
          <table:table-cell office:value-type="float" office:value="89.0507548980229" calcext:value-type="float">
            <text:p>89.051</text:p>
          </table:table-cell>
        </table:table-row>
        <table:table-row table:style-name="ro1">
          <table:table-cell office:value-type="float" office:value="2029" calcext:value-type="float">
            <text:p>2029</text:p>
          </table:table-cell>
          <table:table-cell office:value-type="float" office:value="0.13838105780065" calcext:value-type="float">
            <text:p>0.138</text:p>
          </table:table-cell>
          <table:table-cell office:value-type="float" office:value="0.0595938828339458" calcext:value-type="float">
            <text:p>0.060</text:p>
          </table:table-cell>
          <table:table-cell office:value-type="float" office:value="0.107240267065608" calcext:value-type="float">
            <text:p>0.107</text:p>
          </table:table-cell>
          <table:table-cell office:value-type="float" office:value="0.0911512004181365" calcext:value-type="float">
            <text:p>0.091</text:p>
          </table:table-cell>
          <table:table-cell office:value-type="float" office:value="0.070905255359331" calcext:value-type="float">
            <text:p>0.071</text:p>
          </table:table-cell>
          <table:table-cell office:value-type="float" office:value="94.366707528674" calcext:value-type="float">
            <text:p>94.367</text:p>
          </table:table-cell>
        </table:table-row>
        <table:table-row table:style-name="ro1">
          <table:table-cell office:value-type="float" office:value="2030" calcext:value-type="float">
            <text:p>2030</text:p>
          </table:table-cell>
          <table:table-cell office:value-type="float" office:value="0.139903249436458" calcext:value-type="float">
            <text:p>0.140</text:p>
          </table:table-cell>
          <table:table-cell office:value-type="float" office:value="0.0606546384136697" calcext:value-type="float">
            <text:p>0.061</text:p>
          </table:table-cell>
          <table:table-cell office:value-type="float" office:value="0.111005413986304" calcext:value-type="float">
            <text:p>0.111</text:p>
          </table:table-cell>
          <table:table-cell office:value-type="float" office:value="0.0917960248303108" calcext:value-type="float">
            <text:p>0.092</text:p>
          </table:table-cell>
          <table:table-cell office:value-type="float" office:value="0.071756118423643" calcext:value-type="float">
            <text:p>0.072</text:p>
          </table:table-cell>
          <table:table-cell office:value-type="float" office:value="100" calcext:value-type="float">
            <text:p>100.000</text:p>
          </table:table-cell>
        </table:table-row>
        <table:table-row table:style-name="ro1">
          <table:table-cell office:value-type="float" office:value="2031" calcext:value-type="float">
            <text:p>2031</text:p>
          </table:table-cell>
          <table:table-cell office:value-type="float" office:value="0.141442185180259" calcext:value-type="float">
            <text:p>0.141</text:p>
          </table:table-cell>
          <table:table-cell office:value-type="float" office:value="0.0610970916078878" calcext:value-type="float">
            <text:p>0.061</text:p>
          </table:table-cell>
          <table:table-cell office:value-type="float" office:value="0.111871222513883" calcext:value-type="float">
            <text:p>0.112</text:p>
          </table:table-cell>
          <table:table-cell office:value-type="float" office:value="0.0924454108776653" calcext:value-type="float">
            <text:p>0.092</text:p>
          </table:table-cell>
          <table:table-cell office:value-type="float" office:value="0.0726171918447267" calcext:value-type="float">
            <text:p>0.073</text:p>
          </table:table-cell>
          <table:table-cell office:value-type="float" office:value="100" calcext:value-type="float">
            <text:p>100.000</text:p>
          </table:table-cell>
        </table:table-row>
        <table:table-row table:style-name="ro1">
          <table:table-cell office:value-type="float" office:value="2032" calcext:value-type="float">
            <text:p>2032</text:p>
          </table:table-cell>
          <table:table-cell office:value-type="float" office:value="0.142998049217241" calcext:value-type="float">
            <text:p>0.143</text:p>
          </table:table-cell>
          <table:table-cell office:value-type="float" office:value="0.0615439500240336" calcext:value-type="float">
            <text:p>0.062</text:p>
          </table:table-cell>
          <table:table-cell office:value-type="float" office:value="0.112745677685754" calcext:value-type="float">
            <text:p>0.113</text:p>
          </table:table-cell>
          <table:table-cell office:value-type="float" office:value="0.0930993908302492" calcext:value-type="float">
            <text:p>0.093</text:p>
          </table:table-cell>
          <table:table-cell office:value-type="float" office:value="0.0734885981468634" calcext:value-type="float">
            <text:p>0.073</text:p>
          </table:table-cell>
          <table:table-cell office:value-type="float" office:value="100" calcext:value-type="float">
            <text:p>100.000</text:p>
          </table:table-cell>
        </table:table-row>
        <table:table-row table:style-name="ro1">
          <table:table-cell office:value-type="float" office:value="2033" calcext:value-type="float">
            <text:p>2033</text:p>
          </table:table-cell>
          <table:table-cell office:value-type="float" office:value="0.144571027758631" calcext:value-type="float">
            <text:p>0.145</text:p>
          </table:table-cell>
          <table:table-cell office:value-type="float" office:value="0.0619952575221408" calcext:value-type="float">
            <text:p>0.062</text:p>
          </table:table-cell>
          <table:table-cell office:value-type="float" office:value="0.113628865854099" calcext:value-type="float">
            <text:p>0.114</text:p>
          </table:table-cell>
          <table:table-cell office:value-type="float" office:value="0.0937579971863972" calcext:value-type="float">
            <text:p>0.094</text:p>
          </table:table-cell>
          <table:table-cell office:value-type="float" office:value="0.0743704613246258" calcext:value-type="float">
            <text:p>0.074</text:p>
          </table:table-cell>
          <table:table-cell office:value-type="float" office:value="100" calcext:value-type="float">
            <text:p>100.000</text:p>
          </table:table-cell>
        </table:table-row>
        <table:table-row table:style-name="ro1">
          <table:table-cell office:value-type="float" office:value="2034" calcext:value-type="float">
            <text:p>2034</text:p>
          </table:table-cell>
          <table:table-cell office:value-type="float" office:value="0.146161309063976" calcext:value-type="float">
            <text:p>0.146</text:p>
          </table:table-cell>
          <table:table-cell office:value-type="float" office:value="0.0624510583989305" calcext:value-type="float">
            <text:p>0.062</text:p>
          </table:table-cell>
          <table:table-cell office:value-type="float" office:value="0.114520874233486" calcext:value-type="float">
            <text:p>0.115</text:p>
          </table:table-cell>
          <table:table-cell office:value-type="float" office:value="0.094421262674345" calcext:value-type="float">
            <text:p>0.094</text:p>
          </table:table-cell>
          <table:table-cell office:value-type="float" office:value="0.0752629068605213" calcext:value-type="float">
            <text:p>0.075</text:p>
          </table:table-cell>
          <table:table-cell office:value-type="float" office:value="100" calcext:value-type="float">
            <text:p>100.000</text:p>
          </table:table-cell>
        </table:table-row>
        <table:table-row table:style-name="ro1">
          <table:table-cell office:value-type="float" office:value="2035" calcext:value-type="float">
            <text:p>2035</text:p>
          </table:table-cell>
          <table:table-cell office:value-type="float" office:value="0.14776908346368" calcext:value-type="float">
            <text:p>0.148</text:p>
          </table:table-cell>
          <table:table-cell office:value-type="float" office:value="0.0629113973921593" calcext:value-type="float">
            <text:p>0.063</text:p>
          </table:table-cell>
          <table:table-cell office:value-type="float" office:value="0.115421790909471" calcext:value-type="float">
            <text:p>0.115</text:p>
          </table:table-cell>
          <table:table-cell office:value-type="float" office:value="0.0950892202538552" calcext:value-type="float">
            <text:p>0.095</text:p>
          </table:table-cell>
          <table:table-cell office:value-type="float" office:value="0.0761660617428476" calcext:value-type="float">
            <text:p>0.076</text:p>
          </table:table-cell>
          <table:table-cell office:value-type="float" office:value="100" calcext:value-type="float">
            <text:p>100.000</text:p>
          </table:table-cell>
        </table:table-row>
        <table:table-row table:style-name="ro1">
          <table:table-cell office:value-type="float" office:value="2036" calcext:value-type="float">
            <text:p>2036</text:p>
          </table:table-cell>
          <table:table-cell office:value-type="float" office:value="0.14939454338178" calcext:value-type="float">
            <text:p>0.149</text:p>
          </table:table-cell>
          <table:table-cell office:value-type="float" office:value="0.0633763196850106" calcext:value-type="float">
            <text:p>0.063</text:p>
          </table:table-cell>
          <table:table-cell office:value-type="float" office:value="0.116331704847305" calcext:value-type="float">
            <text:p>0.116</text:p>
          </table:table-cell>
          <table:table-cell office:value-type="float" office:value="0.0952647443900362" calcext:value-type="float">
            <text:p>0.095</text:p>
          </table:table-cell>
          <table:table-cell office:value-type="float" office:value="0.0770800544837617" calcext:value-type="float">
            <text:p>0.077</text:p>
          </table:table-cell>
          <table:table-cell office:value-type="float" office:value="100" calcext:value-type="float">
            <text:p>100.000</text:p>
          </table:table-cell>
        </table:table-row>
        <table:table-row table:style-name="ro1">
          <table:table-cell office:value-type="float" office:value="2037" calcext:value-type="float">
            <text:p>2037</text:p>
          </table:table-cell>
          <table:table-cell office:value-type="float" office:value="0.15103788335898" calcext:value-type="float">
            <text:p>0.151</text:p>
          </table:table-cell>
          <table:table-cell office:value-type="float" office:value="0.0638458709105288" calcext:value-type="float">
            <text:p>0.064</text:p>
          </table:table-cell>
          <table:table-cell office:value-type="float" office:value="0.117250705900714" calcext:value-type="float">
            <text:p>0.117</text:p>
          </table:table-cell>
          <table:table-cell office:value-type="float" office:value="0.0954405925242719" calcext:value-type="float">
            <text:p>0.095</text:p>
          </table:table-cell>
          <table:table-cell office:value-type="float" office:value="0.0780050151375669" calcext:value-type="float">
            <text:p>0.078</text:p>
          </table:table-cell>
          <table:table-cell office:value-type="float" office:value="100" calcext:value-type="float">
            <text:p>100.000</text:p>
          </table:table-cell>
        </table:table-row>
        <table:table-row table:style-name="ro1">
          <table:table-cell office:value-type="float" office:value="2038" calcext:value-type="float">
            <text:p>2038</text:p>
          </table:table-cell>
          <table:table-cell office:value-type="float" office:value="0.152699300075928" calcext:value-type="float">
            <text:p>0.153</text:p>
          </table:table-cell>
          <table:table-cell office:value-type="float" office:value="0.0643200971560988" calcext:value-type="float">
            <text:p>0.064</text:p>
          </table:table-cell>
          <table:table-cell office:value-type="float" office:value="0.118178884820776" calcext:value-type="float">
            <text:p>0.118</text:p>
          </table:table-cell>
          <table:table-cell office:value-type="float" office:value="0.0956167652546266" calcext:value-type="float">
            <text:p>0.096</text:p>
          </table:table-cell>
          <table:table-cell office:value-type="float" office:value="0.0789410753192177" calcext:value-type="float">
            <text:p>0.079</text:p>
          </table:table-cell>
          <table:table-cell office:value-type="float" office:value="100" calcext:value-type="float">
            <text:p>100.000</text:p>
          </table:table-cell>
        </table:table-row>
        <table:table-row table:style-name="ro1">
          <table:table-cell office:value-type="float" office:value="2039" calcext:value-type="float">
            <text:p>2039</text:p>
          </table:table-cell>
          <table:table-cell office:value-type="float" office:value="0.154378992376764" calcext:value-type="float">
            <text:p>0.154</text:p>
          </table:table-cell>
          <table:table-cell office:value-type="float" office:value="0.0647990449679698" calcext:value-type="float">
            <text:p>0.065</text:p>
          </table:table-cell>
          <table:table-cell office:value-type="float" office:value="0.119116333264877" calcext:value-type="float">
            <text:p>0.119</text:p>
          </table:table-cell>
          <table:table-cell office:value-type="float" office:value="0.0957932631802688" calcext:value-type="float">
            <text:p>0.096</text:p>
          </table:table-cell>
          <table:table-cell office:value-type="float" office:value="0.0798883682230483" calcext:value-type="float">
            <text:p>0.080</text:p>
          </table:table-cell>
          <table:table-cell office:value-type="float" office:value="100" calcext:value-type="float">
            <text:p>100.000</text:p>
          </table:table-cell>
        </table:table-row>
        <table:table-row table:style-name="ro1">
          <table:table-cell office:value-type="float" office:value="2040" calcext:value-type="float">
            <text:p>2040</text:p>
          </table:table-cell>
          <table:table-cell office:value-type="float" office:value="0.156077161292908" calcext:value-type="float">
            <text:p>0.156</text:p>
          </table:table-cell>
          <table:table-cell office:value-type="float" office:value="0.0652827613558232" calcext:value-type="float">
            <text:p>0.065</text:p>
          </table:table-cell>
          <table:table-cell office:value-type="float" office:value="0.120063143805769" calcext:value-type="float">
            <text:p>0.120</text:p>
          </table:table-cell>
          <table:table-cell office:value-type="float" office:value="0.0959700869014728" calcext:value-type="float">
            <text:p>0.096</text:p>
          </table:table-cell>
          <table:table-cell office:value-type="float" office:value="0.0808470286417249" calcext:value-type="float">
            <text:p>0.081</text:p>
          </table:table-cell>
          <table:table-cell office:value-type="float" office:value="100" calcext:value-type="float">
            <text:p>100.000</text:p>
          </table:table-cell>
        </table:table-row>
        <table:table-row table:style-name="ro1">
          <table:table-cell office:value-type="float" office:value="2041" calcext:value-type="float">
            <text:p>2041</text:p>
          </table:table-cell>
          <table:table-cell office:value-type="float" office:value="0.15779401006713" calcext:value-type="float">
            <text:p>0.158</text:p>
          </table:table-cell>
          <table:table-cell office:value-type="float" office:value="0.0657712937973875" calcext:value-type="float">
            <text:p>0.066</text:p>
          </table:table-cell>
          <table:table-cell office:value-type="float" office:value="0.120500462309846" calcext:value-type="float">
            <text:p>0.121</text:p>
          </table:table-cell>
          <table:table-cell office:value-type="float" office:value="0.0961472370196211" calcext:value-type="float">
            <text:p>0.096</text:p>
          </table:table-cell>
          <table:table-cell office:value-type="float" office:value="0.0818171929854256" calcext:value-type="float">
            <text:p>0.082</text:p>
          </table:table-cell>
          <table:table-cell office:value-type="float" office:value="100" calcext:value-type="float">
            <text:p>100.000</text:p>
          </table:table-cell>
        </table:table-row>
        <table:table-row table:style-name="ro1">
          <table:table-cell office:value-type="float" office:value="2042" calcext:value-type="float">
            <text:p>2042</text:p>
          </table:table-cell>
          <table:table-cell office:value-type="float" office:value="0.159529744177868" calcext:value-type="float">
            <text:p>0.160</text:p>
          </table:table-cell>
          <table:table-cell office:value-type="float" office:value="0.0659728307795638" calcext:value-type="float">
            <text:p>0.066</text:p>
          </table:table-cell>
          <table:table-cell office:value-type="float" office:value="0.120939778110997" calcext:value-type="float">
            <text:p>0.121</text:p>
          </table:table-cell>
          <table:table-cell office:value-type="float" office:value="0.0963247141372061" calcext:value-type="float">
            <text:p>0.096</text:p>
          </table:table-cell>
          <table:table-cell office:value-type="float" office:value="0.0827989993012507" calcext:value-type="float">
            <text:p>0.083</text:p>
          </table:table-cell>
          <table:table-cell office:value-type="float" office:value="100" calcext:value-type="float">
            <text:p>100.000</text:p>
          </table:table-cell>
        </table:table-row>
        <table:table-row table:style-name="ro1">
          <table:table-cell office:value-type="float" office:value="2043" calcext:value-type="float">
            <text:p>2043</text:p>
          </table:table-cell>
          <table:table-cell office:value-type="float" office:value="0.161284571363825" calcext:value-type="float">
            <text:p>0.161</text:p>
          </table:table-cell>
          <table:table-cell office:value-type="float" office:value="0.0661753352725312" calcext:value-type="float">
            <text:p>0.066</text:p>
          </table:table-cell>
          <table:table-cell office:value-type="float" office:value="0.121381100331169" calcext:value-type="float">
            <text:p>0.121</text:p>
          </table:table-cell>
          <table:table-cell office:value-type="float" office:value="0.0965025188578324" calcext:value-type="float">
            <text:p>0.097</text:p>
          </table:table-cell>
          <table:table-cell office:value-type="float" office:value="0.0837925872928657" calcext:value-type="float">
            <text:p>0.084</text:p>
          </table:table-cell>
          <table:table-cell office:value-type="float" office:value="100" calcext:value-type="float">
            <text:p>100.000</text:p>
          </table:table-cell>
        </table:table-row>
        <table:table-row table:style-name="ro1">
          <table:table-cell office:value-type="float" office:value="2044" calcext:value-type="float">
            <text:p>2044</text:p>
          </table:table-cell>
          <table:table-cell office:value-type="float" office:value="0.163058701648827" calcext:value-type="float">
            <text:p>0.163</text:p>
          </table:table-cell>
          <table:table-cell office:value-type="float" office:value="0.0663788132169663" calcext:value-type="float">
            <text:p>0.066</text:p>
          </table:table-cell>
          <table:table-cell office:value-type="float" office:value="0.121824438133968" calcext:value-type="float">
            <text:p>0.122</text:p>
          </table:table-cell>
          <table:table-cell office:value-type="float" office:value="0.0966806517862189" calcext:value-type="float">
            <text:p>0.097</text:p>
          </table:table-cell>
          <table:table-cell office:value-type="float" office:value="0.0847980983403801" calcext:value-type="float">
            <text:p>0.085</text:p>
          </table:table-cell>
          <table:table-cell office:value-type="float" office:value="100" calcext:value-type="float">
            <text:p>100.000</text:p>
          </table:table-cell>
        </table:table-row>
        <table:table-row table:style-name="ro1">
          <table:table-cell office:value-type="float" office:value="2045" calcext:value-type="float">
            <text:p>2045</text:p>
          </table:table-cell>
          <table:table-cell office:value-type="float" office:value="0.164852347366964" calcext:value-type="float">
            <text:p>0.165</text:p>
          </table:table-cell>
          <table:table-cell office:value-type="float" office:value="0.0665832705996434" calcext:value-type="float">
            <text:p>0.067</text:p>
          </table:table-cell>
          <table:table-cell office:value-type="float" office:value="0.122269800724852" calcext:value-type="float">
            <text:p>0.122</text:p>
          </table:table-cell>
          <table:table-cell office:value-type="float" office:value="0.0968591135282007" calcext:value-type="float">
            <text:p>0.097</text:p>
          </table:table-cell>
          <table:table-cell office:value-type="float" office:value="0.0858156755204646" calcext:value-type="float">
            <text:p>0.086</text:p>
          </table:table-cell>
          <table:table-cell office:value-type="float" office:value="100" calcext:value-type="float">
            <text:p>100.000</text:p>
          </table:table-cell>
        </table:table-row>
        <table:table-row table:style-name="ro1">
          <table:table-cell office:value-type="float" office:value="2046" calcext:value-type="float">
            <text:p>2046</text:p>
          </table:table-cell>
          <table:table-cell office:value-type="float" office:value="0.166665723188001" calcext:value-type="float">
            <text:p>0.167</text:p>
          </table:table-cell>
          <table:table-cell office:value-type="float" office:value="0.066788713453848" calcext:value-type="float">
            <text:p>0.067</text:p>
          </table:table-cell>
          <table:table-cell office:value-type="float" office:value="0.122717197351323" calcext:value-type="float">
            <text:p>0.123</text:p>
          </table:table-cell>
          <table:table-cell office:value-type="float" office:value="0.0970379046907311" calcext:value-type="float">
            <text:p>0.097</text:p>
          </table:table-cell>
          <table:table-cell office:value-type="float" office:value="0.0868454636267102" calcext:value-type="float">
            <text:p>0.087</text:p>
          </table:table-cell>
          <table:table-cell office:value-type="float" office:value="100" calcext:value-type="float">
            <text:p>100.000</text:p>
          </table:table-cell>
        </table:table-row>
        <table:table-row table:style-name="ro1">
          <table:table-cell office:value-type="float" office:value="2047" calcext:value-type="float">
            <text:p>2047</text:p>
          </table:table-cell>
          <table:table-cell office:value-type="float" office:value="0.168499046143069" calcext:value-type="float">
            <text:p>0.168</text:p>
          </table:table-cell>
          <table:table-cell office:value-type="float" office:value="0.0669951478597945" calcext:value-type="float">
            <text:p>0.067</text:p>
          </table:table-cell>
          <table:table-cell office:value-type="float" office:value="0.123166637303116" calcext:value-type="float">
            <text:p>0.123</text:p>
          </table:table-cell>
          <table:table-cell office:value-type="float" office:value="0.0972170258818838" calcext:value-type="float">
            <text:p>0.097</text:p>
          </table:table-cell>
          <table:table-cell office:value-type="float" office:value="0.0878876091902307" calcext:value-type="float">
            <text:p>0.088</text:p>
          </table:table-cell>
          <table:table-cell office:value-type="float" office:value="100" calcext:value-type="float">
            <text:p>100.000</text:p>
          </table:table-cell>
        </table:table-row>
        <table:table-row table:style-name="ro1">
          <table:table-cell office:value-type="float" office:value="2048" calcext:value-type="float">
            <text:p>2048</text:p>
          </table:table-cell>
          <table:table-cell office:value-type="float" office:value="0.170352535650642" calcext:value-type="float">
            <text:p>0.170</text:p>
          </table:table-cell>
          <table:table-cell office:value-type="float" office:value="0.0672025799450476" calcext:value-type="float">
            <text:p>0.067</text:p>
          </table:table-cell>
          <table:table-cell office:value-type="float" office:value="0.123618129912394" calcext:value-type="float">
            <text:p>0.124</text:p>
          </table:table-cell>
          <table:table-cell office:value-type="float" office:value="0.097396477710855" calcext:value-type="float">
            <text:p>0.097</text:p>
          </table:table-cell>
          <table:table-cell office:value-type="float" office:value="0.0889422605005135" calcext:value-type="float">
            <text:p>0.089</text:p>
          </table:table-cell>
          <table:table-cell office:value-type="float" office:value="100" calcext:value-type="float">
            <text:p>100.000</text:p>
          </table:table-cell>
        </table:table-row>
        <table:table-row table:style-name="ro1">
          <table:table-cell office:value-type="float" office:value="2049" calcext:value-type="float">
            <text:p>2049</text:p>
          </table:table-cell>
          <table:table-cell office:value-type="float" office:value="0.172226413542799" calcext:value-type="float">
            <text:p>0.172</text:p>
          </table:table-cell>
          <table:table-cell office:value-type="float" office:value="0.0674110158849479" calcext:value-type="float">
            <text:p>0.067</text:p>
          </table:table-cell>
          <table:table-cell office:value-type="float" office:value="0.124071684553943" calcext:value-type="float">
            <text:p>0.124</text:p>
          </table:table-cell>
          <table:table-cell office:value-type="float" office:value="0.0975762607879655" calcext:value-type="float">
            <text:p>0.098</text:p>
          </table:table-cell>
          <table:table-cell office:value-type="float" office:value="0.0900095676265197" calcext:value-type="float">
            <text:p>0.090</text:p>
          </table:table-cell>
          <table:table-cell office:value-type="float" office:value="100" calcext:value-type="float">
            <text:p>100.000</text:p>
          </table:table-cell>
        </table:table-row>
        <table:table-row table:style-name="ro1">
          <table:table-cell office:value-type="float" office:value="2050" calcext:value-type="float">
            <text:p>2050</text:p>
          </table:table-cell>
          <table:table-cell office:value-type="float" office:value="0.17412090409177" calcext:value-type="float">
            <text:p>0.174</text:p>
          </table:table-cell>
          <table:table-cell office:value-type="float" office:value="0.0676204619030416" calcext:value-type="float">
            <text:p>0.068</text:p>
          </table:table-cell>
          <table:table-cell office:value-type="float" office:value="0.124527310645362" calcext:value-type="float">
            <text:p>0.125</text:p>
          </table:table-cell>
          <table:table-cell office:value-type="float" office:value="0.0977563757246623" calcext:value-type="float">
            <text:p>0.098</text:p>
          </table:table-cell>
          <table:table-cell office:value-type="float" office:value="0.0910896824380379" calcext:value-type="float">
            <text:p>0.091</text:p>
          </table:table-cell>
          <table:table-cell office:value-type="float" office:value="100" calcext:value-type="float">
            <text:p>100.000</text:p>
          </table:table-cell>
        </table:table-row>
        <table:table-row table:style-name="ro7" table:number-rows-repeated="2">
          <table:table-cell/>
          <table:table-cell table:style-name="Default" table:number-columns-repeated="6"/>
        </table:table-row>
        <table:table-row table:style-name="ro19">
          <table:table-cell office:value-type="string" calcext:value-type="string">
            <text:p>Tcam 2015-2050</text:p>
          </table:table-cell>
          <table:table-cell table:style-name="ce147" office:value-type="percentage" office:value="0.0109999999999999" calcext:value-type="percentage">
            <text:p>1.10%</text:p>
          </table:table-cell>
          <table:table-cell table:style-name="ce147" office:value-type="percentage" office:value="0.0113808987990582" calcext:value-type="percentage">
            <text:p>1.14%</text:p>
          </table:table-cell>
          <table:table-cell table:style-name="ce147" office:value-type="percentage" office:value="0.017949832742832" calcext:value-type="percentage">
            <text:p>1.79%</text:p>
          </table:table-cell>
          <table:table-cell table:style-name="ce127" office:value-type="percentage" office:value="0.00561718849816217" calcext:value-type="percentage">
            <text:p>0.56%</text:p>
          </table:table-cell>
          <table:table-cell table:style-name="ce127" office:value-type="percentage" office:value="0.012" calcext:value-type="percentage">
            <text:p>1.20%</text:p>
          </table:table-cell>
          <table:table-cell table:style-name="Default"/>
        </table:table-row>
        <table:table-row table:style-name="ro1">
          <table:table-cell office:value-type="string" calcext:value-type="string">
            <text:p>TCAM 2015-2030</text:p>
          </table:table-cell>
          <table:table-cell table:style-name="ce127" office:value-type="percentage" office:value="0.0110000000000001" calcext:value-type="percentage">
            <text:p>1.10%</text:p>
          </table:table-cell>
          <table:table-cell table:style-name="ce127" office:value-type="percentage" office:value="0.0193833656069948" calcext:value-type="percentage">
            <text:p>1.94%</text:p>
          </table:table-cell>
          <table:table-cell table:style-name="ce127" office:value-type="percentage" office:value="0.0344526068100998" calcext:value-type="percentage">
            <text:p>3.45%</text:p>
          </table:table-cell>
          <table:table-cell table:style-name="ce127" office:value-type="percentage" office:value="0.00891871950304273" calcext:value-type="percentage">
            <text:p>0.89%</text:p>
          </table:table-cell>
          <table:table-cell table:style-name="ce127" office:value-type="percentage" office:value="0.012" calcext:value-type="percentage">
            <text:p>1.20%</text:p>
          </table:table-cell>
          <table:table-cell table:style-name="Default"/>
        </table:table-row>
        <table:table-row table:style-name="ro1">
          <table:table-cell office:value-type="string" calcext:value-type="string">
            <text:p>TCAM 2030-2050</text:p>
          </table:table-cell>
          <table:table-cell table:style-name="ce127" office:value-type="percentage" office:value="0.0109999999999997" calcext:value-type="percentage">
            <text:p>1.10%</text:p>
          </table:table-cell>
          <table:table-cell table:style-name="ce127" office:value-type="percentage" office:value="0.0054528079785881" calcext:value-type="percentage">
            <text:p>0.55%</text:p>
          </table:table-cell>
          <table:table-cell table:style-name="ce127" office:value-type="percentage" office:value="0.00576606249485692" calcext:value-type="percentage">
            <text:p>0.58%</text:p>
          </table:table-cell>
          <table:table-cell table:style-name="ce127" office:value-type="percentage" office:value="0.00315297377910296" calcext:value-type="percentage">
            <text:p>0.32%</text:p>
          </table:table-cell>
          <table:table-cell table:style-name="ce127" office:value-type="percentage" office:value="0.012" calcext:value-type="percentage">
            <text:p>1.20%</text:p>
          </table:table-cell>
          <table:table-cell table:style-name="Default"/>
        </table:table-row>
        <table:table-row table:style-name="ro7" table:number-rows-repeated="13">
          <table:table-cell/>
          <table:table-cell table:style-name="Default" table:number-columns-repeated="6"/>
        </table:table-row>
        <table:table-row table:style-name="ro1">
          <table:table-cell/>
          <table:table-cell table:style-name="Default" table:number-columns-repeated="6"/>
        </table:table-row>
      </table:table>
      <table:table table:name="'file:///L:/3%20-%20MA3/Energie/Donn%C3%A9es/2017_08_25_decomposition_prix_energies.xlsx'#Particulier" table:print="false" table:style-name="ta_extref">
        <table:table-source xlink:type="simple" xlink:href="/L:/3%20-%20MA3/Energie/Donn%C3%A9es/2017_08_25_decomposition_prix_energies.xlsx" table:table-name="Particulier" table:filter-name="Calc MS Excel 2007 XML" table:mode="copy-results-only"/>
        <table:table-column table:number-columns-repeated="9"/>
        <table:table-row table:number-rows-repeated="13">
          <table:table-cell table:number-columns-repeated="9"/>
        </table:table-row>
        <table:table-row>
          <table:table-cell table:number-columns-repeated="8"/>
          <table:table-cell table:style-name="ce1" office:value-type="float" office:value="180">
            <text:p>180</text:p>
          </table:table-cell>
        </table:table-row>
        <table:table-row>
          <table:table-cell table:number-columns-repeated="8"/>
          <table:table-cell table:style-name="ce1" office:value-type="float" office:value="201">
            <text:p>201</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Arial1" svg:font-family="Arial" style:font-family-generic="swiss"/>
    <style:font-face style:name="Calibri1" svg:font-family="Calibri" style:font-family-generic="swiss"/>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mbria" svg:font-family="Cambria"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number-style style:name="N109P0" style:volatile="true">
      <loext:fill-character> </loext:fill-character>
      <number:number number:decimal-places="2" loext:min-decimal-places="2" number:min-integer-digits="1" number:grouping="true"/>
      <number:text>    </number:text>
    </number:number-style>
    <number:number-style style:name="N109P1" style:volatile="true">
      <loext:fill-character> </loext:fill-character>
      <number:number number:decimal-places="2" loext:min-decimal-places="2" number:min-integer-digits="1" number:grouping="true"/>
      <number:text>    </number:text>
    </number:number-style>
    <number:number-style style:name="N109P2" style:volatile="true">
      <loext:fill-character> </loext:fill-character>
      <number:text>-</number:text>
      <number:number number:decimal-places="0" loext:min-decimal-places="0" number:min-integer-digits="0"/>
      <number:text>    </number:text>
    </number:number-style>
    <number:text-style style:name="N109">
      <number:text-content/>
      <number:text> </number:text>
      <style:map style:condition="value()&gt;0" style:apply-style-name="N109P0"/>
      <style:map style:condition="value()&lt;0" style:apply-style-name="N109P1"/>
      <style:map style:condition="value()=0" style:apply-style-name="N109P2"/>
    </number:text-style>
    <number:currency-style style:name="N111P0" style:volatile="true">
      <number:number number:decimal-places="2" loext:min-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1P0"/>
    </number:currency-style>
    <number:number-style style:name="N115P0" style:volatile="true">
      <loext:fill-character> </loext:fill-character>
      <number:number number:decimal-places="0" loext:min-decimal-places="0" number:min-integer-digits="1" number:grouping="true"/>
      <number:text> </number:text>
    </number:number-style>
    <number:number-style style:name="N115P1" style:volatile="true">
      <loext:fill-character> </loext:fill-character>
      <number:text>(</number:text>
      <number:number number:decimal-places="0" loext:min-decimal-places="0" number:min-integer-digits="1" number:grouping="true"/>
      <number:text>)</number:text>
    </number:number-style>
    <number:number-style style:name="N115P2" style:volatile="true">
      <loext:fill-character> </loext:fill-character>
      <number:text>-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3" number:min-exponent-digits="1" loext:exponent-interval="3" loext:forced-exponent-sign="true"/>
    </number:number-style>
    <number:number-style style:name="N120">
      <number:number number:decimal-places="3" loext:min-decimal-places="3" number:min-integer-digits="1"/>
    </number:number-style>
    <number:number-style style:name="N121">
      <number:number number:decimal-places="7" loext:min-decimal-places="7" number:min-integer-digits="1"/>
    </number:number-style>
    <number:number-style style:name="N122">
      <number:number number:decimal-places="1" loext:min-decimal-places="1" number:min-integer-digits="1"/>
    </number:number-style>
    <number:number-style style:name="N123">
      <number:number number:decimal-places="4" loext:min-decimal-places="4" number:min-integer-digits="1"/>
    </number:number-style>
    <number:percentage-style style:name="N124">
      <number:number number:decimal-places="4" loext:min-decimal-places="4" number:min-integer-digits="1"/>
      <number:text>%</number:text>
    </number:percentage-style>
    <number:percentage-style style:name="N125">
      <number:number number:decimal-places="1" loext:min-decimal-places="1" number:min-integer-digits="1"/>
      <number:text>%</number:text>
    </number:percentage-style>
    <number:number-style style:name="N127P0" style:volatile="true">
      <number:number number:decimal-places="0" loext:min-decimal-places="0" number:min-integer-digits="1" number:grouping="true"/>
      <number:text> €</number:text>
    </number:number-style>
    <number:number-style style:name="N127">
      <number:text>-</number:text>
      <number:number number:decimal-places="0" loext:min-decimal-places="0" number:min-integer-digits="1" number:grouping="true"/>
      <number:text> €</number:text>
      <style:map style:condition="value()&gt;=0" style:apply-style-name="N127P0"/>
    </number:number-style>
    <number:number-style style:name="N128P0" style:volatile="true">
      <number:number number:decimal-places="0" loext:min-decimal-places="0" number:min-integer-digits="1" number:grouping="true"/>
      <number:text> €</number:text>
    </number:number-style>
    <number:number-style style:name="N128">
      <style:text-properties fo:color="#ff0000"/>
      <number:text>-</number:text>
      <number:number number:decimal-places="0" loext:min-decimal-places="0" number:min-integer-digits="1" number:grouping="true"/>
      <number:text> €</number:text>
      <style:map style:condition="value()&gt;=0" style:apply-style-name="N128P0"/>
    </number:number-style>
    <number:number-style style:name="N130P0" style:volatile="true">
      <number:number number:decimal-places="2" loext:min-decimal-places="2" number:min-integer-digits="1" number:grouping="true"/>
      <number:text> €</number:text>
    </number:number-style>
    <number:number-style style:name="N130">
      <number:text>-</number:text>
      <number:number number:decimal-places="2" loext:min-decimal-places="2" number:min-integer-digits="1" number:grouping="true"/>
      <number:text> €</number:text>
      <style:map style:condition="value()&gt;=0" style:apply-style-name="N130P0"/>
    </number:number-style>
    <number:number-style style:name="N131P0" style:volatile="true">
      <number:number number:decimal-places="2" loext:min-decimal-places="2" number:min-integer-digits="1" number:grouping="true"/>
      <number:text> €</number:text>
    </number:number-style>
    <number:number-style style:name="N131">
      <style:text-properties fo:color="#ff0000"/>
      <number:text>-</number:text>
      <number:number number:decimal-places="2" loext:min-decimal-places="2" number:min-integer-digits="1" number:grouping="true"/>
      <number:text> €</number:text>
      <style:map style:condition="value()&gt;=0" style:apply-style-name="N131P0"/>
    </number:number-style>
    <number:number-style style:name="N134P0" style:volatile="true">
      <loext:fill-character> </loext:fill-character>
      <number:number number:decimal-places="0" loext:min-decimal-places="0" number:min-integer-digits="1" number:grouping="true"/>
      <number:text>    </number:text>
    </number:number-style>
    <number:number-style style:name="N134P1" style:volatile="true">
      <loext:fill-character> </loext:fill-character>
      <number:number number:decimal-places="0" loext:min-decimal-places="0" number:min-integer-digits="1" number:grouping="true"/>
      <number:text>    </number:text>
    </number:number-style>
    <number:number-style style:name="N134P2" style:volatile="true">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7P0" style:volatile="true">
      <loext:fill-character> </loext:fill-character>
      <number:number number:decimal-places="0" loext:min-decimal-places="0" number:min-integer-digits="1" number:grouping="true"/>
      <number:text> € </number:text>
    </number:number-style>
    <number:number-style style:name="N137P1" style:volatile="true">
      <loext:fill-character> </loext:fill-character>
      <number:number number:decimal-places="0" loext:min-decimal-places="0" number:min-integer-digits="1" number:grouping="true"/>
      <number:text> € </number:text>
    </number:number-style>
    <number:number-style style:name="N137P2" style:volatile="true">
      <loext:fill-character> </loext:fill-character>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0P0" style:volatile="true">
      <loext:fill-character> </loext:fill-character>
      <number:number number:decimal-places="2" loext:min-decimal-places="2" number:min-integer-digits="1" number:grouping="true"/>
      <number:text> € </number:text>
    </number:number-style>
    <number:number-style style:name="N140P1" style:volatile="true">
      <loext:fill-character> </loext:fill-character>
      <number:number number:decimal-places="2" loext:min-decimal-places="2" number:min-integer-digits="1" number:grouping="true"/>
      <number:text> € </number:text>
    </number:number-style>
    <number:number-style style:name="N140P2" style:volatile="true">
      <loext:fill-character> </loext:fill-character>
      <number:text>-</number:text>
      <number:number number:decimal-places="0" loext:min-decimal-places="0" number:min-integer-digits="0"/>
      <number:text> €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1P0" style:volatile="true">
      <loext:fill-character> </loext:fill-character>
      <number:number number:decimal-places="0" loext:min-decimal-places="0" number:min-integer-digits="1" number:grouping="true"/>
      <number:text>    </number:text>
    </number:number-style>
    <number:number-style style:name="N141P1" style:volatile="true">
      <loext:fill-character> </loext:fill-character>
      <number:number number:decimal-places="0" loext:min-decimal-places="0" number:min-integer-digits="1" number:grouping="true"/>
      <number:text>    </number:text>
    </number:number-style>
    <number:number-style style:name="N141P2" style:volatile="true">
      <loext:fill-character> </loext:fill-character>
      <number:text>-</number:text>
      <number:number number:decimal-places="0" loext:min-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loext:fill-character> </loext:fill-character>
      <number:number number:decimal-places="1" loext:min-decimal-places="1" number:min-integer-digits="1" number:grouping="true"/>
      <number:text>    </number:text>
    </number:number-style>
    <number:number-style style:name="N143P1" style:volatile="true">
      <loext:fill-character> </loext:fill-character>
      <number:number number:decimal-places="1" loext:min-decimal-places="1" number:min-integer-digits="1" number:grouping="true"/>
      <number:text>    </number:text>
    </number:number-style>
    <number:number-style style:name="N143P2" style:volatile="true">
      <loext:fill-character> </loext:fill-character>
      <number:text>-</number:text>
      <number:number number:decimal-places="0" loext:min-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4">
      <number:number number:decimal-places="6" loext:min-decimal-places="6" number:min-integer-digits="1"/>
    </number:number-style>
    <number:number-style style:name="N145">
      <number:number number:decimal-places="5" loext:min-decimal-places="5" number:min-integer-digits="1"/>
    </number:number-style>
    <number:number-style style:name="N147P0" style:volatile="true">
      <number:text>Vrai</number:text>
    </number:number-style>
    <number:number-style style:name="N147P1" style:volatile="true">
      <number:text>Vrai</number:text>
    </number:number-style>
    <number:number-style style:name="N147">
      <number:text>Faux</number:text>
      <style:map style:condition="value()&gt;0" style:apply-style-name="N147P0"/>
      <style:map style:condition="value()&lt;0" style:apply-style-name="N147P1"/>
    </number:number-style>
    <number:number-style style:name="N149P0" style:volatile="true">
      <number:text>Actif</number:text>
    </number:number-style>
    <number:number-style style:name="N149P1" style:volatile="true">
      <number:text>Actif</number:text>
    </number:number-style>
    <number:number-style style:name="N149">
      <number:text>Inactif</number:text>
      <style:map style:condition="value()&gt;0" style:apply-style-name="N149P0"/>
      <style:map style:condition="value()&lt;0" style:apply-style-name="N149P1"/>
    </number:number-style>
    <number:currency-style style:name="N151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151">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151P0"/>
    </number:currency-style>
    <number:number-style style:name="N153P0" style:volatile="true">
      <loext:fill-character> </loext:fill-character>
      <number:number number:decimal-places="3" loext:min-decimal-places="3" number:min-integer-digits="1" number:grouping="true"/>
      <number:text>    </number:text>
    </number:number-style>
    <number:number-style style:name="N153P1" style:volatile="true">
      <loext:fill-character> </loext:fill-character>
      <number:number number:decimal-places="3" loext:min-decimal-places="3" number:min-integer-digits="1" number:grouping="true"/>
      <number:text>    </number:text>
    </number:number-style>
    <number:number-style style:name="N153P2" style:volatile="true">
      <loext:fill-character> </loext:fill-character>
      <number:text>-</number:text>
      <number:number number:decimal-places="0" loext:min-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5P0" style:volatile="true">
      <loext:fill-character> </loext:fill-character>
      <number:number number:decimal-places="4" loext:min-decimal-places="4" number:min-integer-digits="1" number:grouping="true"/>
      <number:text>    </number:text>
    </number:number-style>
    <number:number-style style:name="N155P1" style:volatile="true">
      <loext:fill-character> </loext:fill-character>
      <number:number number:decimal-places="4" loext:min-decimal-places="4" number:min-integer-digits="1" number:grouping="true"/>
      <number:text>    </number:text>
    </number:number-style>
    <number:number-style style:name="N155P2" style:volatile="true">
      <loext:fill-character> </loext:fill-character>
      <number:text>-</number:text>
      <number:number number:decimal-places="0" loext:min-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loext:fill-character> </loext:fill-character>
      <number:number number:decimal-places="5" loext:min-decimal-places="5" number:min-integer-digits="1" number:grouping="true"/>
      <number:text>    </number:text>
    </number:number-style>
    <number:number-style style:name="N157P1" style:volatile="true">
      <loext:fill-character> </loext:fill-character>
      <number:number number:decimal-places="5" loext:min-decimal-places="5" number:min-integer-digits="1" number:grouping="true"/>
      <number:text>    </number:text>
    </number:number-style>
    <number:number-style style:name="N157P2" style:volatile="true">
      <loext:fill-character> </loext:fill-character>
      <number:text>-</number:text>
      <number:number number:decimal-places="0" loext:min-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fill-character> </loext:fill-character>
      <number:number number:decimal-places="2" loext:min-decimal-places="2" number:min-integer-digits="1" number:grouping="true" number:display-factor="1000"/>
      <number:text>   </number:text>
    </number:number-style>
    <number:number-style style:name="N159P1" style:volatile="true">
      <loext:fill-character> </loext:fill-character>
      <number:number number:decimal-places="2" loext:min-decimal-places="2" number:min-integer-digits="1" number:grouping="true" number:display-factor="1000"/>
      <number:text>   </number:text>
    </number:number-style>
    <number:number-style style:name="N159P2" style:volatile="true">
      <loext:fill-character> </loext:fill-character>
      <number:text>-</number:text>
      <number:number number:decimal-places="0" loext:min-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0">
      <number:number number:decimal-places="3" loext:min-decimal-places="3" number:min-integer-digits="1" number:grouping="true"/>
    </number:number-style>
    <number:number-style style:name="N161">
      <number:number number:decimal-places="4" loext:min-decimal-places="4" number:min-integer-digits="1" number:grouping="true"/>
    </number:number-style>
    <number:number-style style:name="N162">
      <number:number number:decimal-places="5" loext:min-decimal-places="5" number:min-integer-digits="1" number:grouping="true"/>
    </number:number-style>
    <number:number-style style:name="N163">
      <number:number number:decimal-places="6" loext:min-decimal-places="6" number:min-integer-digits="1" number:grouping="true"/>
    </number:number-style>
    <number:number-style style:name="N164P0" style:volatile="true">
      <number:number number:decimal-places="0" loext:min-decimal-places="0" number:min-integer-digits="1" number:grouping="true"/>
    </number:number-style>
    <number:number-style style:name="N164">
      <number:text>-</number:text>
      <number:number number:decimal-places="0" loext:min-decimal-places="0" number:min-integer-digits="1" number:grouping="true"/>
      <style:map style:condition="value()&gt;=0" style:apply-style-name="N164P0"/>
    </number:number-style>
    <number:number-style style:name="N165P0" style:volatile="true">
      <number:number number:decimal-places="0" loext:min-decimal-places="0" number:min-integer-digits="1" number:grouping="true"/>
    </number:number-style>
    <number:number-style style:name="N165">
      <style:text-properties fo:color="#ff0000"/>
      <number:text>-</number:text>
      <number:number number:decimal-places="0" loext:min-decimal-places="0" number:min-integer-digits="1" number:grouping="true"/>
      <style:map style:condition="value()&gt;=0" style:apply-style-name="N165P0"/>
    </number:number-style>
    <number:number-style style:name="N166P0" style:volatile="true">
      <number:number number:decimal-places="2" loext:min-decimal-places="2" number:min-integer-digits="1" number:grouping="true"/>
    </number:number-style>
    <number:number-style style:name="N166">
      <number:text>-</number:text>
      <number:number number:decimal-places="2" loext:min-decimal-places="2" number:min-integer-digits="1" number:grouping="true"/>
      <style:map style:condition="value()&gt;=0" style:apply-style-name="N166P0"/>
    </number:number-style>
    <number:number-style style:name="N167P0" style:volatile="true">
      <number:number number:decimal-places="2" loext:min-decimal-places="2" number:min-integer-digits="1" number:grouping="true"/>
    </number:number-style>
    <number:number-style style:name="N167">
      <style:text-properties fo:color="#ff0000"/>
      <number:text>-</number:text>
      <number:number number:decimal-places="2" loext:min-decimal-places="2" number:min-integer-digits="1" number:grouping="true"/>
      <style:map style:condition="value()&gt;=0" style:apply-style-name="N167P0"/>
    </number:number-style>
    <number:number-style style:name="N168">
      <number:scientific-number number:decimal-places="1" loext:min-decimal-places="1" number:min-integer-digits="1" number:min-exponent-digits="1" loext:exponent-interval="1" loext:forced-exponent-sign="true"/>
    </number:number-style>
    <number:currency-style style:name="N170P0" style:volatile="true">
      <number:currency-symbol>€</number:currency-symbol>
      <number:text> </number:text>
      <number:number number:decimal-places="2" loext:min-decimal-places="2" number:min-integer-digits="1" number:grouping="true"/>
      <number:text> </number:text>
    </number:currency-style>
    <number:currency-style style:name="N170">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170P0"/>
    </number:currency-style>
    <number:number-style style:name="N171">
      <number:number number:decimal-places="11" loext:min-decimal-places="11" number:min-integer-digits="1"/>
    </number:number-style>
    <number:number-style style:name="N172">
      <number:number number:decimal-places="10" loext:min-decimal-places="10" number:min-integer-digits="1"/>
    </number:number-style>
    <number:number-style style:name="N173">
      <number:number number:decimal-places="9" loext:min-decimal-places="9" number:min-integer-digits="1"/>
    </number:number-style>
    <number:number-style style:name="N174">
      <number:number number:decimal-places="8" loext:min-decimal-places="8" number:min-integer-digits="1"/>
    </number:number-style>
    <number:number-style style:name="N175">
      <number:number number:decimal-places="1" loext:min-decimal-places="1" number:min-integer-digits="1" number:grouping="true"/>
    </number:number-style>
    <number:number-style style:name="N177P0" style:volatile="true">
      <number:text>$</number:text>
      <number:number number:decimal-places="0" loext:min-decimal-places="0" number:min-integer-digits="1" number:grouping="true"/>
      <number:text> </number:text>
    </number:number-style>
    <number:number-style style:name="N177">
      <number:text>($</number:text>
      <number:number number:decimal-places="0" loext:min-decimal-places="0" number:min-integer-digits="1" number:grouping="true"/>
      <number:text>)</number:text>
      <style:map style:condition="value()&gt;=0" style:apply-style-name="N177P0"/>
    </number:number-style>
    <number:number-style style:name="N178P0" style:volatile="true">
      <number:text>$</number:text>
      <number:number number:decimal-places="0" loext:min-decimal-places="0" number:min-integer-digits="1" number:grouping="true"/>
      <number:text> </number:text>
    </number:number-style>
    <number:number-style style:name="N178">
      <style:text-properties fo:color="#ff0000"/>
      <number:text>($</number:text>
      <number:number number:decimal-places="0" loext:min-decimal-places="0" number:min-integer-digits="1" number:grouping="true"/>
      <number:text>)</number:text>
      <style:map style:condition="value()&gt;=0" style:apply-style-name="N178P0"/>
    </number:number-style>
    <number:number-style style:name="N180P0" style:volatile="true">
      <number:text>$</number:text>
      <number:number number:decimal-places="2" loext:min-decimal-places="2" number:min-integer-digits="1" number:grouping="true"/>
      <number:text> </number:text>
    </number:number-style>
    <number:number-style style:name="N180">
      <number:text>($</number:text>
      <number:number number:decimal-places="2" loext:min-decimal-places="2" number:min-integer-digits="1" number:grouping="true"/>
      <number:text>)</number:text>
      <style:map style:condition="value()&gt;=0" style:apply-style-name="N180P0"/>
    </number:number-style>
    <number:number-style style:name="N181P0" style:volatile="true">
      <number:text>$</number:text>
      <number:number number:decimal-places="2" loext:min-decimal-places="2" number:min-integer-digits="1" number:grouping="true"/>
      <number:text> </number:text>
    </number:number-style>
    <number:number-style style:name="N181">
      <style:text-properties fo:color="#ff0000"/>
      <number:text>($</number:text>
      <number:number number:decimal-places="2" loext:min-decimal-places="2" number:min-integer-digits="1" number:grouping="true"/>
      <number:text>)</number:text>
      <style:map style:condition="value()&gt;=0" style:apply-style-name="N181P0"/>
    </number:number-style>
    <number:number-style style:name="N182">
      <number:fraction number:min-integer-digits="0" number:min-numerator-digits="3" number:min-denominator-digits="3"/>
    </number:number-style>
    <number:date-style style:name="N183">
      <number:month/>
      <number:text>/</number:text>
      <number:day/>
      <number:text>/</number:text>
      <number:year/>
    </number:date-style>
    <number:date-style style:name="N184">
      <number:day/>
      <number:text>-</number:text>
      <number:month number:textual="true"/>
      <number:text>-</number:text>
      <number:year/>
    </number:date-style>
    <number:date-style style:name="N185">
      <number:day/>
      <number:text>-</number:text>
      <number:month number:textual="true"/>
    </number:date-style>
    <number:time-style style:name="N186">
      <number:hours/>
      <number:text>:</number:text>
      <number:minutes number:style="long"/>
    </number:time-style>
    <number:time-style style:name="N187">
      <number:hours/>
      <number:text>:</number:text>
      <number:minutes number:style="long"/>
      <number:text>:</number:text>
      <number:seconds number:style="long"/>
    </number:time-style>
    <number:date-style style:name="N188">
      <number:month/>
      <number:text>/</number:text>
      <number:day/>
      <number:text>/</number:text>
      <number:year/>
      <number:text> </number:text>
      <number:hours/>
      <number:text>:</number:text>
      <number:minutes number:style="long"/>
    </number:date-style>
    <number:number-style style:name="N190P0" style:volatile="true">
      <number:number number:decimal-places="0" loext:min-decimal-places="0" number:min-integer-digits="1" number:grouping="true"/>
      <number:text> </number:text>
    </number:number-style>
    <number:number-style style:name="N190">
      <number:text>(</number:text>
      <number:number number:decimal-places="0" loext:min-decimal-places="0" number:min-integer-digits="1" number:grouping="true"/>
      <number:text>)</number:text>
      <style:map style:condition="value()&gt;=0" style:apply-style-name="N190P0"/>
    </number:number-style>
    <number:number-style style:name="N191P0" style:volatile="true">
      <number:number number:decimal-places="0" loext:min-decimal-places="0" number:min-integer-digits="1" number:grouping="true"/>
      <number:text> </number:text>
    </number:number-style>
    <number:number-style style:name="N191">
      <style:text-properties fo:color="#ff0000"/>
      <number:text>(</number:text>
      <number:number number:decimal-places="0" loext:min-decimal-places="0" number:min-integer-digits="1" number:grouping="true"/>
      <number:text>)</number:text>
      <style:map style:condition="value()&gt;=0" style:apply-style-name="N191P0"/>
    </number:number-style>
    <number:number-style style:name="N193P0" style:volatile="true">
      <number:number number:decimal-places="2" loext:min-decimal-places="2" number:min-integer-digits="1" number:grouping="true"/>
      <number:text> </number:text>
    </number:number-style>
    <number:number-style style:name="N193">
      <number:text>(</number:text>
      <number:number number:decimal-places="2" loext:min-decimal-places="2" number:min-integer-digits="1" number:grouping="true"/>
      <number:text>)</number:text>
      <style:map style:condition="value()&gt;=0" style:apply-style-name="N193P0"/>
    </number:number-style>
    <number:number-style style:name="N194P0" style:volatile="true">
      <number:number number:decimal-places="2" loext:min-decimal-places="2" number:min-integer-digits="1" number:grouping="true"/>
      <number:text> </number:text>
    </number:number-style>
    <number:number-style style:name="N194">
      <style:text-properties fo:color="#ff0000"/>
      <number:text>(</number:text>
      <number:number number:decimal-places="2" loext:min-decimal-places="2" number:min-integer-digits="1" number:grouping="true"/>
      <number:text>)</number:text>
      <style:map style:condition="value()&gt;=0" style:apply-style-name="N194P0"/>
    </number:number-style>
    <number:number-style style:name="N198P0" style:volatile="true">
      <loext:fill-character> </loext:fill-character>
      <number:number number:decimal-places="2" loext:min-decimal-places="2" number:min-integer-digits="1" number:grouping="true"/>
      <number:text> </number:text>
    </number:number-style>
    <number:number-style style:name="N198P1" style:volatile="true">
      <loext:fill-character> </loext:fill-character>
      <number:text>(</number:text>
      <number:number number:decimal-places="2" loext:min-decimal-places="2" number:min-integer-digits="1" number:grouping="true"/>
      <number:text>)</number:text>
    </number:number-style>
    <number:number-style style:name="N198P2" style:volatile="true">
      <loext:fill-character> </loext:fill-character>
      <number:text>-</number:text>
      <number:number number:decimal-places="0" loext:min-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0P0" style:volatile="true">
      <loext:fill-character> </loext:fill-character>
      <number:number number:decimal-places="2" loext:min-decimal-places="2" number:min-integer-digits="1" number:grouping="true" number:display-factor="1000"/>
      <number:text>€ </number:text>
    </number:number-style>
    <number:number-style style:name="N200P1" style:volatile="true">
      <loext:fill-character> </loext:fill-character>
      <number:number number:decimal-places="2" loext:min-decimal-places="2" number:min-integer-digits="1" number:grouping="true" number:display-factor="1000"/>
      <number:text>€ </number:text>
    </number:number-style>
    <number:number-style style:name="N200P2" style:volatile="true">
      <loext:fill-character> </loext:fill-character>
      <number:text>-</number:text>
      <number:number number:decimal-places="0" loext:min-decimal-places="0" number:min-integer-digits="0"/>
      <number:text> € </number:text>
    </number:number-style>
    <number:text-style style:name="N200">
      <number:text-content/>
      <number:text> </number:text>
      <style:map style:condition="value()&gt;0" style:apply-style-name="N200P0"/>
      <style:map style:condition="value()&lt;0" style:apply-style-name="N200P1"/>
      <style:map style:condition="value()=0" style:apply-style-name="N200P2"/>
    </number:text-style>
    <number:number-style style:name="N202P0" style:volatile="true">
      <loext:fill-character> </loext:fill-character>
      <number:number number:decimal-places="2" loext:min-decimal-places="2" number:min-integer-digits="1" number:grouping="true"/>
      <number:text>    </number:text>
    </number:number-style>
    <number:number-style style:name="N202P1" style:volatile="true">
      <loext:text>-</loext:text>
      <loext:fill-character> </loext:fill-character>
      <number:number number:decimal-places="2" loext:min-decimal-places="2" number:min-integer-digits="1" number:grouping="true"/>
      <number:text>    </number:text>
    </number:number-style>
    <number:number-style style:name="N202P2" style:volatile="true">
      <loext:fill-character> </loext:fill-character>
      <number:text>-</number:text>
      <number:number number:decimal-places="0" loext:min-decimal-places="0" number:min-integer-digits="0"/>
      <number:text>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4P0" style:volatile="true">
      <loext:fill-character> </loext:fill-character>
      <number:number number:decimal-places="2" loext:min-decimal-places="2" number:min-integer-digits="1" number:grouping="true"/>
      <number:text> € </number:text>
    </number:number-style>
    <number:number-style style:name="N204P1" style:volatile="true">
      <loext:text>-</loext:text>
      <loext:fill-character> </loext:fill-character>
      <number:number number:decimal-places="2" loext:min-decimal-places="2" number:min-integer-digits="1" number:grouping="true"/>
      <number:text> € </number:text>
    </number:number-style>
    <number:number-style style:name="N204P2" style:volatile="true">
      <loext:fill-character> </loext:fill-character>
      <number:text>-</number:text>
      <number:number number:decimal-places="0" loext:min-decimal-places="0" number:min-integer-digits="0"/>
      <number:text> € </number:text>
    </number:number-style>
    <number:text-style style:name="N204">
      <number:text-content/>
      <number:text> </number:text>
      <style:map style:condition="value()&gt;0" style:apply-style-name="N204P0"/>
      <style:map style:condition="value()&lt;0" style:apply-style-name="N204P1"/>
      <style:map style:condition="value()=0" style:apply-style-name="N204P2"/>
    </number:text-style>
    <number:number-style style:name="N206P0" style:volatile="true">
      <loext:fill-character> </loext:fill-character>
      <number:number number:decimal-places="0" loext:min-decimal-places="0" number:min-integer-digits="1" number:grouping="true"/>
      <number:text>    </number:text>
    </number:number-style>
    <number:number-style style:name="N206P1" style:volatile="true">
      <loext:text>-</loext:text>
      <loext:fill-character> </loext:fill-character>
      <number:number number:decimal-places="0" loext:min-decimal-places="0" number:min-integer-digits="1" number:grouping="true"/>
      <number:text>    </number:text>
    </number:number-style>
    <number:number-style style:name="N206P2" style:volatile="true">
      <loext:fill-character> </loext:fill-character>
      <number:text>-    </number:text>
    </number:number-style>
    <number:text-style style:name="N206">
      <number:text-content/>
      <number:text> </number:text>
      <style:map style:condition="value()&gt;0" style:apply-style-name="N206P0"/>
      <style:map style:condition="value()&lt;0" style:apply-style-name="N206P1"/>
      <style:map style:condition="value()=0" style:apply-style-name="N206P2"/>
    </number:text-style>
    <number:number-style style:name="N208P0" style:volatile="true">
      <loext:fill-character> </loext:fill-character>
      <number:number number:decimal-places="0" loext:min-decimal-places="0" number:min-integer-digits="1" number:grouping="true"/>
      <number:text> € </number:text>
    </number:number-style>
    <number:number-style style:name="N208P1" style:volatile="true">
      <loext:text>-</loext:text>
      <loext:fill-character> </loext:fill-character>
      <number:number number:decimal-places="0" loext:min-decimal-places="0" number:min-integer-digits="1" number:grouping="true"/>
      <number:text> € </number:text>
    </number:number-style>
    <number:number-style style:name="N208P2" style:volatile="true">
      <loext:fill-character> </loext:fill-character>
      <number:text>- € </number:text>
    </number:number-style>
    <number:text-style style:name="N208">
      <number:text-content/>
      <number:text> </number:text>
      <style:map style:condition="value()&gt;0" style:apply-style-name="N208P0"/>
      <style:map style:condition="value()&lt;0" style:apply-style-name="N208P1"/>
      <style:map style:condition="value()=0" style:apply-style-name="N208P2"/>
    </number:text-style>
    <number:number-style style:name="N212P0" style:volatile="true">
      <loext:text> $</loext:text>
      <loext:fill-character> </loext:fill-character>
      <number:number number:decimal-places="0" loext:min-decimal-places="0" number:min-integer-digits="1" number:grouping="true"/>
      <number:text> </number:text>
    </number:number-style>
    <number:number-style style:name="N212P1" style:volatile="true">
      <loext:text> $</loext:text>
      <loext:fill-character> </loext:fill-character>
      <number:text>(</number:text>
      <number:number number:decimal-places="0" loext:min-decimal-places="0" number:min-integer-digits="1" number:grouping="true"/>
      <number:text>)</number:text>
    </number:number-style>
    <number:number-style style:name="N212P2" style:volatile="true">
      <loext:text> $</loext:text>
      <loext:fill-character> </loext:fill-character>
      <number:text>-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number-style style:name="N213P0" style:volatile="true">
      <loext:fill-character> </loext:fill-character>
      <number:number number:decimal-places="0" loext:min-decimal-places="0" number:min-integer-digits="1" number:grouping="true"/>
      <number:text>    </number:text>
    </number:number-style>
    <number:number-style style:name="N213P1" style:volatile="true">
      <loext:text>-</loext:text>
      <loext:fill-character> </loext:fill-character>
      <number:number number:decimal-places="0" loext:min-decimal-places="0" number:min-integer-digits="1" number:grouping="true"/>
      <number:text>    </number:text>
    </number:number-style>
    <number:number-style style:name="N213P2" style:volatile="true">
      <loext:fill-character> </loext:fill-character>
      <number:text>-</number:text>
      <number:number number:decimal-places="0" loext:min-decimal-places="0" number:min-integer-digits="0"/>
      <number:text>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4P0" style:volatile="true">
      <number:number number:decimal-places="0" loext:min-decimal-places="0" number:min-integer-digits="1" number:grouping="true"/>
      <number:text> €</number:text>
    </number:number-style>
    <number:number-style style:name="N214">
      <number:text>-</number:text>
      <number:number number:decimal-places="0" loext:min-decimal-places="0" number:min-integer-digits="1" number:grouping="true"/>
      <number:text> €</number:text>
      <style:map style:condition="value()&gt;=0" style:apply-style-name="N214P0"/>
    </number:number-style>
    <number:number-style style:name="N215P0" style:volatile="true">
      <number:number number:decimal-places="0" loext:min-decimal-places="0" number:min-integer-digits="1" number:grouping="true"/>
      <number:text> €</number:text>
    </number:number-style>
    <number:number-style style:name="N215">
      <style:text-properties fo:color="#ff0000"/>
      <number:text>-</number:text>
      <number:number number:decimal-places="0" loext:min-decimal-places="0" number:min-integer-digits="1" number:grouping="true"/>
      <number:text> €</number:text>
      <style:map style:condition="value()&gt;=0" style:apply-style-name="N215P0"/>
    </number:number-style>
    <number:number-style style:name="N216P0" style:volatile="true">
      <number:number number:decimal-places="2" loext:min-decimal-places="2" number:min-integer-digits="1" number:grouping="true"/>
      <number:text> €</number:text>
    </number:number-style>
    <number:number-style style:name="N216">
      <number:text>-</number:text>
      <number:number number:decimal-places="2" loext:min-decimal-places="2" number:min-integer-digits="1" number:grouping="true"/>
      <number:text> €</number:text>
      <style:map style:condition="value()&gt;=0" style:apply-style-name="N216P0"/>
    </number:number-style>
    <number:number-style style:name="N217P0" style:volatile="true">
      <number:number number:decimal-places="2" loext:min-decimal-places="2" number:min-integer-digits="1" number:grouping="true"/>
      <number:text> €</number:text>
    </number:number-style>
    <number:number-style style:name="N217">
      <style:text-properties fo:color="#ff0000"/>
      <number:text>-</number:text>
      <number:number number:decimal-places="2" loext:min-decimal-places="2" number:min-integer-digits="1" number:grouping="true"/>
      <number:text> €</number:text>
      <style:map style:condition="value()&gt;=0" style:apply-style-name="N217P0"/>
    </number:number-style>
    <number:number-style style:name="N218P0" style:volatile="true">
      <loext:text> </loext:text>
      <loext:fill-character> </loext:fill-character>
      <number:number number:decimal-places="0" loext:min-decimal-places="0" number:min-integer-digits="1" number:grouping="true"/>
      <number:text>    </number:text>
    </number:number-style>
    <number:number-style style:name="N218P1" style:volatile="true">
      <loext:text>-</loext:text>
      <loext:fill-character> </loext:fill-character>
      <number:number number:decimal-places="0" loext:min-decimal-places="0" number:min-integer-digits="1" number:grouping="true"/>
      <number:text>    </number:text>
    </number:number-style>
    <number:number-style style:name="N218P2" style:volatile="true">
      <loext:text> </loext:text>
      <loext:fill-character> </loext:fill-character>
      <number:text>-    </number:text>
    </number:number-style>
    <number:text-style style:name="N218">
      <number:text> </number:text>
      <number:text-content/>
      <number:text> </number:text>
      <style:map style:condition="value()&gt;0" style:apply-style-name="N218P0"/>
      <style:map style:condition="value()&lt;0" style:apply-style-name="N218P1"/>
      <style:map style:condition="value()=0" style:apply-style-name="N218P2"/>
    </number:text-style>
    <number:number-style style:name="N219P0" style:volatile="true">
      <loext:text> </loext:text>
      <loext:fill-character> </loext:fill-character>
      <number:number number:decimal-places="0" loext:min-decimal-places="0" number:min-integer-digits="1" number:grouping="true"/>
      <number:text> € </number:text>
    </number:number-style>
    <number:number-style style:name="N219P1" style:volatile="true">
      <loext:text>-</loext:text>
      <loext:fill-character> </loext:fill-character>
      <number:number number:decimal-places="0" loext:min-decimal-places="0" number:min-integer-digits="1" number:grouping="true"/>
      <number:text> € </number:text>
    </number:number-style>
    <number:number-style style:name="N219P2" style:volatile="true">
      <loext:text> </loext:text>
      <loext:fill-character> </loext:fill-character>
      <number:text>- € </number:text>
    </number:number-style>
    <number:text-style style:name="N219">
      <number:text> </number:text>
      <number:text-content/>
      <number:text> </number:text>
      <style:map style:condition="value()&gt;0" style:apply-style-name="N219P0"/>
      <style:map style:condition="value()&lt;0" style:apply-style-name="N219P1"/>
      <style:map style:condition="value()=0" style:apply-style-name="N219P2"/>
    </number:text-style>
    <number:number-style style:name="N220P0" style:volatile="true">
      <loext:text> </loext:text>
      <loext:fill-character> </loext:fill-character>
      <number:number number:decimal-places="2" loext:min-decimal-places="2" number:min-integer-digits="1" number:grouping="true"/>
      <number:text>    </number:text>
    </number:number-style>
    <number:number-style style:name="N220P1" style:volatile="true">
      <loext:text>-</loext:text>
      <loext:fill-character> </loext:fill-character>
      <number:number number:decimal-places="2" loext:min-decimal-places="2" number:min-integer-digits="1" number:grouping="true"/>
      <number:text>    </number:text>
    </number:number-style>
    <number:number-style style:name="N220P2" style:volatile="true">
      <loext:text> </loext:text>
      <loext:fill-character> </loext:fill-character>
      <number:text>-</number:text>
      <number:number number:decimal-places="0" loext:min-decimal-places="0" number:min-integer-digits="0"/>
      <number:text>    </number:text>
    </number:number-style>
    <number:text-style style:name="N220">
      <number:text> </number:text>
      <number:text-content/>
      <number:text> </number:text>
      <style:map style:condition="value()&gt;0" style:apply-style-name="N220P0"/>
      <style:map style:condition="value()&lt;0" style:apply-style-name="N220P1"/>
      <style:map style:condition="value()=0" style:apply-style-name="N220P2"/>
    </number:text-style>
    <number:number-style style:name="N221P0" style:volatile="true">
      <loext:text> </loext:text>
      <loext:fill-character> </loext:fill-character>
      <number:number number:decimal-places="2" loext:min-decimal-places="2" number:min-integer-digits="1" number:grouping="true"/>
      <number:text> € </number:text>
    </number:number-style>
    <number:number-style style:name="N221P1" style:volatile="true">
      <loext:text>-</loext:text>
      <loext:fill-character> </loext:fill-character>
      <number:number number:decimal-places="2" loext:min-decimal-places="2" number:min-integer-digits="1" number:grouping="true"/>
      <number:text> € </number:text>
    </number:number-style>
    <number:number-style style:name="N221P2" style:volatile="true">
      <loext:text> </loext:text>
      <loext:fill-character> </loext:fill-character>
      <number:text>-</number:text>
      <number:number number:decimal-places="0" loext:min-decimal-places="0" number:min-integer-digits="0"/>
      <number:text> € </number:text>
    </number:number-style>
    <number:text-style style:name="N221">
      <number:text> </number:text>
      <number:text-content/>
      <number:text> </number:text>
      <style:map style:condition="value()&gt;0" style:apply-style-name="N221P0"/>
      <style:map style:condition="value()&lt;0" style:apply-style-name="N221P1"/>
      <style:map style:condition="value()=0" style:apply-style-name="N221P2"/>
    </number:text-style>
    <number:number-style style:name="N222">
      <number:scientific-number number:decimal-places="1" loext:min-decimal-places="1" number:min-integer-digits="1" number:min-exponent-digits="1" loext:exponent-interval="3" loext:forced-exponent-sign="true"/>
    </number:number-style>
    <number:number-style style:name="N223P0" style:volatile="true">
      <loext:text> </loext:text>
      <loext:fill-character> </loext:fill-character>
      <number:number number:decimal-places="2" loext:min-decimal-places="2" number:min-integer-digits="1" number:grouping="true"/>
      <number:text>    </number:text>
    </number:number-style>
    <number:number-style style:name="N223P1" style:volatile="true">
      <loext:text>-</loext:text>
      <loext:fill-character> </loext:fill-character>
      <number:number number:decimal-places="2" loext:min-decimal-places="2" number:min-integer-digits="1" number:grouping="true"/>
      <number:text>    </number:text>
    </number:number-style>
    <number:number-style style:name="N223P2" style:volatile="true">
      <loext:text> </loext:text>
      <loext:fill-character> </loext:fill-character>
      <number:text>-</number:text>
      <number:number number:decimal-places="0" loext:min-decimal-places="0" number:min-integer-digits="0"/>
      <number:text>    </number:text>
    </number:number-style>
    <number:text-style style:name="N223">
      <number:text> </number:text>
      <number:text-content/>
      <number:text> </number:text>
      <style:map style:condition="value()&gt;0" style:apply-style-name="N223P0"/>
      <style:map style:condition="value()&lt;0" style:apply-style-name="N223P1"/>
      <style:map style:condition="value()=0" style:apply-style-name="N223P2"/>
    </number:text-style>
    <number:number-style style:name="N224P0" style:volatile="true">
      <loext:text> </loext:text>
      <loext:fill-character> </loext:fill-character>
      <number:number number:decimal-places="0" loext:min-decimal-places="0" number:min-integer-digits="1" number:grouping="true"/>
      <number:text>    </number:text>
    </number:number-style>
    <number:number-style style:name="N224P1" style:volatile="true">
      <loext:text>-</loext:text>
      <loext:fill-character> </loext:fill-character>
      <number:number number:decimal-places="0" loext:min-decimal-places="0" number:min-integer-digits="1" number:grouping="true"/>
      <number:text>    </number:text>
    </number:number-style>
    <number:number-style style:name="N224P2" style:volatile="true">
      <loext:text> </loext:text>
      <loext:fill-character> </loext:fill-character>
      <number:text>-</number:text>
      <number:number number:decimal-places="0" loext:min-decimal-places="0" number:min-integer-digits="0"/>
      <number:text>    </number:text>
    </number:number-style>
    <number:text-style style:name="N224">
      <number:text> </number:text>
      <number:text-content/>
      <number:text> </number:text>
      <style:map style:condition="value()&gt;0" style:apply-style-name="N224P0"/>
      <style:map style:condition="value()&lt;0" style:apply-style-name="N224P1"/>
      <style:map style:condition="value()=0" style:apply-style-name="N224P2"/>
    </number:text-style>
    <number:number-style style:name="N225P0" style:volatile="true">
      <loext:text> </loext:text>
      <loext:fill-character> </loext:fill-character>
      <number:number number:decimal-places="0" loext:min-decimal-places="0" number:min-integer-digits="1" number:grouping="true"/>
      <number:text>    </number:text>
    </number:number-style>
    <number:number-style style:name="N225P1" style:volatile="true">
      <loext:text>-</loext:text>
      <loext:fill-character> </loext:fill-character>
      <number:number number:decimal-places="0" loext:min-decimal-places="0" number:min-integer-digits="1" number:grouping="true"/>
      <number:text>    </number:text>
    </number:number-style>
    <number:number-style style:name="N225P2" style:volatile="true">
      <loext:text> </loext:text>
      <loext:fill-character> </loext:fill-character>
      <number:text>-</number:text>
      <number:number number:decimal-places="0" loext:min-decimal-places="0" number:min-integer-digits="0"/>
      <number:text>    </number:text>
    </number:number-style>
    <number:text-style style:name="N225">
      <number:text> </number:text>
      <number:text-content/>
      <number:text> </number:text>
      <style:map style:condition="value()&gt;0" style:apply-style-name="N225P0"/>
      <style:map style:condition="value()&lt;0" style:apply-style-name="N225P1"/>
      <style:map style:condition="value()=0" style:apply-style-name="N225P2"/>
    </number:text-style>
    <number:percentage-style style:name="N226">
      <number:number number:decimal-places="14" loext:min-decimal-places="14" number:min-integer-digits="1"/>
      <number:text>%</number:text>
    </number:percentage-style>
    <number:percentage-style style:name="N227">
      <number:number number:decimal-places="13" loext:min-decimal-places="13" number:min-integer-digits="1"/>
      <number:text>%</number:text>
    </number:percentage-style>
    <number:percentage-style style:name="N228">
      <number:number number:decimal-places="12" loext:min-decimal-places="12" number:min-integer-digits="1"/>
      <number:text>%</number:text>
    </number:percentage-style>
    <number:percentage-style style:name="N229">
      <number:number number:decimal-places="11" loext:min-decimal-places="11" number:min-integer-digits="1"/>
      <number:text>%</number:text>
    </number:percentage-style>
    <number:percentage-style style:name="N230">
      <number:number number:decimal-places="10" loext:min-decimal-places="10" number:min-integer-digits="1"/>
      <number:text>%</number:text>
    </number:percentage-style>
    <number:percentage-style style:name="N231">
      <number:number number:decimal-places="9" loext:min-decimal-places="9" number:min-integer-digits="1"/>
      <number:text>%</number:text>
    </number:percentage-style>
    <number:percentage-style style:name="N232">
      <number:number number:decimal-places="8" loext:min-decimal-places="8" number:min-integer-digits="1"/>
      <number:text>%</number:text>
    </number:percentage-style>
    <number:percentage-style style:name="N233">
      <number:number number:decimal-places="7" loext:min-decimal-places="7" number:min-integer-digits="1"/>
      <number:text>%</number:text>
    </number:percentage-style>
    <number:percentage-style style:name="N234">
      <number:number number:decimal-places="6" loext:min-decimal-places="6" number:min-integer-digits="1"/>
      <number:text>%</number:text>
    </number:percentage-style>
    <number:percentage-style style:name="N235">
      <number:number number:decimal-places="5" loext:min-decimal-places="5" number:min-integer-digits="1"/>
      <number:text>%</number:text>
    </number:percentage-style>
    <number:percentage-style style:name="N236">
      <number:number number:decimal-places="3" loext:min-decimal-places="3" number:min-integer-digits="1"/>
      <number:text>%</number:text>
    </number:percentage-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7P0" style:volatile="true" number:language="fr" number:country="FR">
      <loext:fill-character> </loext:fill-character>
      <number:number number:decimal-places="0" loext:min-decimal-places="0" number:min-integer-digits="1" number:grouping="true"/>
      <number:text>    </number:text>
    </number:number-style>
    <number:number-style style:name="N10127P1" style:volatile="true" number:language="fr" number:country="FR">
      <loext:fill-character> </loext:fill-character>
      <number:number number:decimal-places="0" loext:min-decimal-places="0" number:min-integer-digits="1" number:grouping="true"/>
      <number:text>    </number:text>
    </number:number-style>
    <number:number-style style:name="N10127P2" style:volatile="true" number:language="fr" number:country="FR">
      <loext:fill-character> </loext:fill-character>
      <number:text>-    </number:text>
    </number:number-style>
    <number:text-style style:name="N10127" number:language="fr" number:country="FR">
      <number:text-content/>
      <number:text> </number:text>
      <style:map style:condition="value()&gt;0" style:apply-style-name="N10127P0"/>
      <style:map style:condition="value()&lt;0" style:apply-style-name="N10127P1"/>
      <style:map style:condition="value()=0" style:apply-style-name="N10127P2"/>
    </number:text-style>
    <number:number-style style:name="N10130P0" style:volatile="true" number:language="fr" number:country="FR">
      <loext:fill-character> </loext:fill-character>
      <number:number number:decimal-places="0" loext:min-decimal-places="0" number:min-integer-digits="1" number:grouping="true"/>
      <number:text> € </number:text>
    </number:number-style>
    <number:number-style style:name="N10130P1" style:volatile="true" number:language="fr" number:country="FR">
      <loext:fill-character> </loext:fill-character>
      <number:number number:decimal-places="0" loext:min-decimal-places="0" number:min-integer-digits="1" number:grouping="true"/>
      <number:text> € </number:text>
    </number:number-style>
    <number:number-style style:name="N10130P2" style:volatile="true" number:language="fr" number:country="FR">
      <loext:fill-character> </loext:fill-character>
      <number:text>- € </number:text>
    </number:number-style>
    <number:text-style style:name="N10130" number:language="fr" number:country="FR">
      <number:text-content/>
      <number:text> </number:text>
      <style:map style:condition="value()&gt;0" style:apply-style-name="N10130P0"/>
      <style:map style:condition="value()&lt;0" style:apply-style-name="N10130P1"/>
      <style:map style:condition="value()=0" style:apply-style-name="N10130P2"/>
    </number:text-style>
    <number:number-style style:name="N10133P0" style:volatile="true" number:language="fr" number:country="FR">
      <loext:fill-character> </loext:fill-character>
      <number:number number:decimal-places="2" loext:min-decimal-places="2" number:min-integer-digits="1" number:grouping="true"/>
      <number:text> € </number:text>
    </number:number-style>
    <number:number-style style:name="N10133P1" style:volatile="true" number:language="fr" number:country="FR">
      <loext:fill-character> </loext:fill-character>
      <number:number number:decimal-places="2" loext:min-decimal-places="2" number:min-integer-digits="1" number:grouping="true"/>
      <number:text> € </number:text>
    </number:number-style>
    <number:number-style style:name="N10133P2" style:volatile="true" number:language="fr" number:country="FR">
      <loext:fill-character> </loext:fill-character>
      <number:text>-</number:text>
      <number:number number:decimal-places="0" loext:min-decimal-places="0" number:min-integer-digits="0"/>
      <number:text> € </number:text>
    </number:number-style>
    <number:text-style style:name="N10133" number:language="fr" number:country="FR">
      <number:text-content/>
      <number:text> </number:text>
      <style:map style:condition="value()&gt;0" style:apply-style-name="N10133P0"/>
      <style:map style:condition="value()&lt;0" style:apply-style-name="N10133P1"/>
      <style:map style:condition="value()=0" style:apply-style-name="N10133P2"/>
    </number:text-style>
    <number:number-style style:name="N10136P0" style:volatile="true" number:language="fr" number:country="FR">
      <loext:fill-character> </loext:fill-character>
      <number:number number:decimal-places="2" loext:min-decimal-places="2" number:min-integer-digits="1" number:grouping="true"/>
      <number:text>    </number:text>
    </number:number-style>
    <number:number-style style:name="N10136P1" style:volatile="true" number:language="fr" number:country="FR">
      <loext:fill-character> </loext:fill-character>
      <number:number number:decimal-places="2" loext:min-decimal-places="2" number:min-integer-digits="1" number:grouping="true"/>
      <number:text>    </number:text>
    </number:number-style>
    <number:number-style style:name="N10136P2" style:volatile="true" number:language="fr" number:country="FR">
      <loext:fill-character> </loext:fill-character>
      <number:text>-</number:text>
      <number:number number:decimal-places="0" loext:min-decimal-places="0" number:min-integer-digits="0"/>
      <number:text>    </number:text>
    </number:number-style>
    <number:text-style style:name="N10136" number:language="fr" number:country="FR">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40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40P2" style:volatile="true" number:language="fr" number:country="FR">
      <loext:text> </loext:text>
      <loext:fill-character> </loext:fill-character>
      <number:text>-    </number:text>
    </number:number-style>
    <number:text-style style:name="N10140" number:language="fr" number:country="FR">
      <number:text-content/>
      <number:text> </number:text>
      <style:map style:condition="value()&gt;0" style:apply-style-name="N10140P0"/>
      <style:map style:condition="value()&lt;0" style:apply-style-name="N10140P1"/>
      <style:map style:condition="value()=0" style:apply-style-name="N10140P2"/>
    </number:text-style>
    <number:number-style style:name="N10144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44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44P2" style:volatile="true" number:language="fr" number:country="FR">
      <loext:text> </loext:text>
      <loext:fill-character> </loext:fill-character>
      <number:text>- € </number:text>
    </number:number-style>
    <number:text-style style:name="N10144" number:language="fr" number:country="FR">
      <number:text-content/>
      <number:text> </number:text>
      <style:map style:condition="value()&gt;0" style:apply-style-name="N10144P0"/>
      <style:map style:condition="value()&lt;0" style:apply-style-name="N10144P1"/>
      <style:map style:condition="value()=0" style:apply-style-name="N10144P2"/>
    </number:text-style>
    <number:number-style style:name="N10148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8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8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8" number:language="fr" number:country="FR">
      <number:text-content/>
      <number:text> </number:text>
      <style:map style:condition="value()&gt;0" style:apply-style-name="N10148P0"/>
      <style:map style:condition="value()&lt;0" style:apply-style-name="N10148P1"/>
      <style:map style:condition="value()=0" style:apply-style-name="N10148P2"/>
    </number:text-style>
    <number:date-style style:name="N20107" number:language="fr" number:country="CH">
      <number:day number:style="long"/>
      <number:text>.</number:text>
      <number:month number:textual="true"/>
      <number:text>.</number:text>
      <number:year/>
    </number:date-style>
    <number:date-style style:name="N20108" number:language="fr" number:country="CH">
      <number:month number:textual="true"/>
      <number:text>.</number:text>
      <number:year/>
    </number:date-style>
    <number:time-style style:name="N20109" number:language="fr" number:country="CH">
      <number:hours/>
      <number:text>:</number:text>
      <number:minutes number:style="long"/>
      <number:text> </number:text>
      <number:am-pm/>
    </number:time-style>
    <number:time-style style:name="N20110" number:language="fr" number:country="CH">
      <number:hours/>
      <number:text>:</number:text>
      <number:minutes number:style="long"/>
      <number:text>:</number:text>
      <number:seconds number:style="long"/>
      <number:text> </number:text>
      <number:am-pm/>
    </number:time-style>
    <number:date-style style:name="N20111" number:language="fr"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20113P0" style:volatile="true" number:language="fr" number:country="CH">
      <number:text>SFr. </number:text>
      <number:number number:decimal-places="0" loext:min-decimal-places="0" number:min-integer-digits="1" number:grouping="true"/>
    </number:number-style>
    <number:number-style style:name="N20113" number:language="fr" number:country="CH">
      <number:text>SFr. -</number:text>
      <number:number number:decimal-places="0" loext:min-decimal-places="0" number:min-integer-digits="1" number:grouping="true"/>
      <style:map style:condition="value()&gt;=0" style:apply-style-name="N20113P0"/>
    </number:number-style>
    <number:number-style style:name="N20114P0" style:volatile="true" number:language="fr" number:country="CH">
      <number:text>SFr. </number:text>
      <number:number number:decimal-places="0" loext:min-decimal-places="0" number:min-integer-digits="1" number:grouping="true"/>
    </number:number-style>
    <number:number-style style:name="N20114" number:language="fr" number:country="CH">
      <style:text-properties fo:color="#ff0000"/>
      <number:text>SFr. -</number:text>
      <number:number number:decimal-places="0" loext:min-decimal-places="0" number:min-integer-digits="1" number:grouping="true"/>
      <style:map style:condition="value()&gt;=0" style:apply-style-name="N20114P0"/>
    </number:number-style>
    <number:number-style style:name="N20116P0" style:volatile="true" number:language="fr" number:country="CH">
      <number:text>SFr. </number:text>
      <number:number number:decimal-places="2" loext:min-decimal-places="2" number:min-integer-digits="1" number:grouping="true"/>
    </number:number-style>
    <number:number-style style:name="N20116" number:language="fr" number:country="CH">
      <number:text>SFr. -</number:text>
      <number:number number:decimal-places="2" loext:min-decimal-places="2" number:min-integer-digits="1" number:grouping="true"/>
      <style:map style:condition="value()&gt;=0" style:apply-style-name="N20116P0"/>
    </number:number-style>
    <number:number-style style:name="N20117P0" style:volatile="true" number:language="fr" number:country="CH">
      <number:text>SFr. </number:text>
      <number:number number:decimal-places="2" loext:min-decimal-places="2" number:min-integer-digits="1" number:grouping="true"/>
    </number:number-style>
    <number:number-style style:name="N20117" number:language="fr" number:country="CH">
      <style:text-properties fo:color="#ff0000"/>
      <number:text>SFr. -</number:text>
      <number:number number:decimal-places="2" loext:min-decimal-places="2" number:min-integer-digits="1" number:grouping="true"/>
      <style:map style:condition="value()&gt;=0" style:apply-style-name="N20117P0"/>
    </number:number-style>
    <number:number-style style:name="N20118P0" style:volatile="true" number:language="fr" number:country="CH">
      <number:text>SFr. </number:text>
      <number:number number:decimal-places="0" loext:min-decimal-places="0" number:min-integer-digits="1" number:grouping="true"/>
    </number:number-style>
    <number:number-style style:name="N20118" number:language="fr" number:country="CH">
      <number:text>SFr. -</number:text>
      <number:number number:decimal-places="0" loext:min-decimal-places="0" number:min-integer-digits="1" number:grouping="true"/>
      <style:map style:condition="value()&gt;=0" style:apply-style-name="N20118P0"/>
    </number:number-style>
    <number:number-style style:name="N20119P0" style:volatile="true" number:language="fr" number:country="CH">
      <number:text>SFr. </number:text>
      <number:number number:decimal-places="0" loext:min-decimal-places="0" number:min-integer-digits="1" number:grouping="true"/>
    </number:number-style>
    <number:number-style style:name="N20119" number:language="fr" number:country="CH">
      <style:text-properties fo:color="#ff0000"/>
      <number:text>SFr. -</number:text>
      <number:number number:decimal-places="0" loext:min-decimal-places="0" number:min-integer-digits="1" number:grouping="true"/>
      <style:map style:condition="value()&gt;=0" style:apply-style-name="N20119P0"/>
    </number:number-style>
    <number:number-style style:name="N20120P0" style:volatile="true" number:language="fr" number:country="CH">
      <number:text>SFr. </number:text>
      <number:number number:decimal-places="2" loext:min-decimal-places="2" number:min-integer-digits="1" number:grouping="true"/>
    </number:number-style>
    <number:number-style style:name="N20120" number:language="fr" number:country="CH">
      <number:text>SFr. -</number:text>
      <number:number number:decimal-places="2" loext:min-decimal-places="2" number:min-integer-digits="1" number:grouping="true"/>
      <style:map style:condition="value()&gt;=0" style:apply-style-name="N20120P0"/>
    </number:number-style>
    <number:number-style style:name="N20121P0" style:volatile="true" number:language="fr" number:country="CH">
      <number:text>SFr. </number:text>
      <number:number number:decimal-places="2" loext:min-decimal-places="2" number:min-integer-digits="1" number:grouping="true"/>
    </number:number-style>
    <number:number-style style:name="N20121" number:language="fr" number:country="CH">
      <style:text-properties fo:color="#ff0000"/>
      <number:text>SFr. -</number:text>
      <number:number number:decimal-places="2" loext:min-decimal-places="2" number:min-integer-digits="1" number:grouping="true"/>
      <style:map style:condition="value()&gt;=0" style:apply-style-name="N20121P0"/>
    </number:number-style>
    <style:style style:name="Default" style:family="table-cell">
      <style:table-cell-properties fo:padding="0.71mm" style:rotation-align="none" style:vertical-align="bottom"/>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Arial2" style:font-family-complex="Ari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Percent" style:display-name="Excel Built-in Percent" style:family="table-cell" style:parent-style-name="Default" style:data-style-name="N10"/>
    <style:style style:name="Excel_20_Built-in_20_Comma" style:display-name="Excel Built-in Comma" style:family="table-cell" style:parent-style-name="Default" style:data-style-name="N109"/>
    <style:style style:name="_32_0_a0__25__20_-_20_Accent1" style:display-name="20 % - Accent1" style:family="table-cell" style:parent-style-name="Default">
      <style:table-cell-properties fo:background-color="#ccccff"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a0__25__20_-_20_Accent2" style:display-name="20 % - Accent2" style:family="table-cell" style:parent-style-name="Default">
      <style:table-cell-properties fo:background-color="#ff99cc"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a0__25__20_-_20_Accent3" style:display-name="20 % - Accent3" style:family="table-cell" style:parent-style-name="Default">
      <style:table-cell-properties fo:background-color="#ccffcc"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a0__25__20_-_20_Accent4" style:display-name="20 % - Accent4" style:family="table-cell" style:parent-style-name="Default">
      <style:table-cell-properties fo:background-color="#cc99ff"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a0__25__20_-_20_Accent5" style:display-name="20 % - Accent5" style:family="table-cell" style:parent-style-name="Default">
      <style:table-cell-properties fo:background-color="#ccffff"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a0__25__20_-_20_Accent6" style:display-name="20 % - Accent6" style:family="table-cell" style:parent-style-name="Default">
      <style:table-cell-properties fo:background-color="#ffcc99"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a0__25__20_-_20_Accent1" style:display-name="40 % - Accent1" style:family="table-cell" style:parent-style-name="Default">
      <style:table-cell-properties fo:background-color="#99ccff"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a0__25__20_-_20_Accent2" style:display-name="40 % - Accent2" style:family="table-cell" style:parent-style-name="Default">
      <style:table-cell-properties fo:background-color="#ff8080"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a0__25__20_-_20_Accent3" style:display-name="40 % - Accent3" style:family="table-cell" style:parent-style-name="Default">
      <style:table-cell-properties fo:background-color="#00ff00"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a0__25__20_-_20_Accent4" style:display-name="40 % - Accent4" style:family="table-cell" style:parent-style-name="Default">
      <style:table-cell-properties fo:background-color="#cc99ff"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a0__25__20_-_20_Accent5" style:display-name="40 % - Accent5" style:family="table-cell" style:parent-style-name="Default">
      <style:table-cell-properties fo:background-color="#99ccff"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a0__25__20_-_20_Accent6" style:display-name="40 % - Accent6" style:family="table-cell" style:parent-style-name="Default">
      <style:table-cell-properties fo:background-color="#ffcc00"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a0__25__20_-_20_Accent1" style:display-name="60 % - Accent1" style:family="table-cell" style:parent-style-name="Default">
      <style:table-cell-properties fo:background-color="#0066cc"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a0__25__20_-_20_Accent2" style:display-name="60 % - Accent2" style:family="table-cell" style:parent-style-name="Default">
      <style:table-cell-properties fo:background-color="#ff8080"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a0__25__20_-_20_Accent3" style:display-name="60 % - Accent3" style:family="table-cell" style:parent-style-name="Default">
      <style:table-cell-properties fo:background-color="#00ff00"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a0__25__20_-_20_Accent4" style:display-name="60 % - Accent4" style:family="table-cell" style:parent-style-name="Default">
      <style:table-cell-properties fo:background-color="#800080"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a0__25__20_-_20_Accent5" style:display-name="60 % - Accent5" style:family="table-cell" style:parent-style-name="Default">
      <style:table-cell-properties fo:background-color="#33cccc"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a0__25__20_-_20_Accent6" style:display-name="60 % - Accent6" style:family="table-cell" style:parent-style-name="Default">
      <style:table-cell-properties fo:background-color="#ff9900"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 style:family="table-cell" style:parent-style-name="Default">
      <style:table-cell-properties fo:background-color="#333399"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 style:family="table-cell" style:parent-style-name="Default">
      <style:table-cell-properties fo:background-color="#ff0000"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 style:family="table-cell" style:parent-style-name="Default">
      <style:table-cell-properties fo:background-color="#339966"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 style:family="table-cell" style:parent-style-name="Default">
      <style:table-cell-properties fo:background-color="#800080"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 style:family="table-cell" style:parent-style-name="Default">
      <style:table-cell-properties fo:background-color="#33cccc"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 style:family="table-cell" style:parent-style-name="Default">
      <style:table-cell-properties fo:background-color="#ff6600"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vertissement" style:family="table-cell" style:parent-style-name="Default">
      <style:table-cell-properties fo:padding="0.71mm"/>
      <style:text-properties fo:color="#ff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 style:family="table-cell" style:parent-style-name="Default">
      <style:table-cell-properties fo:background-color="#c0c0c0" style:diagonal-bl-tr="none" style:diagonal-tl-br="none" fo:border="0.74pt solid #808080" fo:padding="0.71mm" style:rotation-align="none"/>
      <style:text-properties fo:color="#ff9900"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lule_20_liée" style:display-name="Cellule liée" style:family="table-cell" style:parent-style-name="Default">
      <style:table-cell-properties fo:border-bottom="2.49pt double-thin #ff9900" style:border-line-width-bottom="0.18mm 0.53mm 0.18mm" style:diagonal-bl-tr="none" style:diagonal-tl-br="none" fo:border-left="none" fo:padding="0.71mm" fo:border-right="none" style:rotation-align="none" fo:border-top="none"/>
      <style:text-properties fo:color="#ff99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ommentaire" style:family="table-cell" style:parent-style-name="Default">
      <style:table-cell-properties fo:background-color="#ffffcc" style:diagonal-bl-tr="none" style:diagonal-tl-br="none" fo:border="0.74pt solid #c0c0c0" fo:padding="0.71mm" style:rotation-align="none"/>
    </style:style>
    <style:style style:name="Entrée" style:family="table-cell" style:parent-style-name="Default">
      <style:table-cell-properties fo:background-color="#ffcc99" style:diagonal-bl-tr="none" style:diagonal-tl-br="none" fo:border="0.74pt solid #808080" fo:padding="0.71mm" style:rotation-align="none"/>
      <style:text-properties fo:color="#333399"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satisfaisant" style:family="table-cell" style:parent-style-name="Default">
      <style:table-cell-properties fo:background-color="#ff99cc" fo:padding="0.71mm"/>
      <style:text-properties fo:color="#80008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e" style:family="table-cell" style:parent-style-name="Default">
      <style:table-cell-properties fo:background-color="#ffff99" fo:padding="0.71mm"/>
      <style:text-properties fo:color="#9933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style:font-pitch="variabl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ourcentage_20_3" style:display-name="Pourcentage 3" style:family="table-cell" style:parent-style-name="Default" style:data-style-name="N10">
      <style:table-cell-properties fo:padding="0.71mm"/>
    </style:style>
    <style:style style:name="Satisfaisant" style:family="table-cell" style:parent-style-name="Default">
      <style:table-cell-properties fo:background-color="#ccffcc" fo:padding="0.71mm"/>
      <style:text-properties fo:color="#008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Sortie" style:family="table-cell" style:parent-style-name="Default">
      <style:table-cell-properties fo:background-color="#c0c0c0" style:diagonal-bl-tr="none" style:diagonal-tl-br="none" fo:border="0.74pt solid #333333" fo:padding="0.71mm" style:rotation-align="none"/>
      <style:text-properties fo:color="#333333"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e_20_explicatif" style:display-name="Texte explicatif" style:family="table-cell" style:parent-style-name="Default">
      <style:table-cell-properties fo:padding="0.71mm"/>
      <style:text-properties fo:color="#808080" style:text-outline="false" style:text-line-through-style="none" style:text-line-through-type="none" style:font-name="Calibri" fo:font-family="Calibri" style:font-family-generic="swiss" style:font-pitch="variable"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itre_20_1" style:display-name="Titre 1" style:family="table-cell" style:parent-style-name="Default">
      <style:table-cell-properties fo:padding="0.71mm"/>
      <style:text-properties fo:color="#003366" style:text-outline="false" style:text-line-through-style="none" style:text-line-through-type="none" style:font-name="Cambria" fo:font-family="Cambria" style:font-family-generic="swiss" style:font-pitch="variabl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itre_a0_1" style:display-name="Titre 1" style:family="table-cell" style:parent-style-name="Default">
      <style:table-cell-properties fo:border-bottom="2.49pt solid #333399" style:diagonal-bl-tr="none" style:diagonal-tl-br="none" fo:border-left="none" fo:padding="0.71mm" fo:border-right="none" style:rotation-align="none" fo:border-top="none"/>
      <style:text-properties fo:color="#003366" style:text-outline="false" style:text-line-through-style="none" style:text-line-through-type="none" style:font-name="Calibri" fo:font-family="Calibri" style:font-family-generic="swiss" style:font-pitch="variable"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itre_a0_2" style:display-name="Titre 2" style:family="table-cell" style:parent-style-name="Default">
      <style:table-cell-properties fo:border-bottom="2.49pt solid #c0c0c0" style:diagonal-bl-tr="none" style:diagonal-tl-br="none" fo:border-left="none" fo:padding="0.71mm" fo:border-right="none" style:rotation-align="none" fo:border-top="none"/>
      <style:text-properties fo:color="#003366" style:text-outline="false" style:text-line-through-style="none" style:text-line-through-type="none" style:font-name="Calibri" fo:font-family="Calibri" style:font-family-generic="swiss" style:font-pitch="variable"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itre_a0_3" style:display-name="Titre 3" style:family="table-cell" style:parent-style-name="Default">
      <style:table-cell-properties fo:border-bottom="1.76pt solid #0066cc" style:diagonal-bl-tr="none" style:diagonal-tl-br="none" fo:border-left="none" fo:padding="0.71mm" fo:border-right="none" style:rotation-align="none" fo:border-top="none"/>
      <style:text-properties fo:color="#003366"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re_a0_4" style:display-name="Titre 4" style:family="table-cell" style:parent-style-name="Default">
      <style:table-cell-properties fo:padding="0.71mm"/>
      <style:text-properties fo:color="#003366"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2.49pt double-thin #333399" style:border-line-width-bottom="0.18mm 0.53mm 0.18mm" style:diagonal-bl-tr="none" style:diagonal-tl-br="none" fo:border-left="none" fo:padding="0.71mm" fo:border-right="none" style:rotation-align="none" fo:border-top="0.74pt solid #333399"/>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Vérification" style:family="table-cell" style:parent-style-name="Default">
      <style:table-cell-properties fo:background-color="#969696" style:diagonal-bl-tr="none" style:diagonal-tl-br="none" fo:border="2.49pt double-thin #333333" style:border-line-width="0.18mm 0.53mm 0.18mm" fo:padding="0.71mm"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omma" style:display-name="Excel_BuiltIn_Comma" style:family="table-cell" style:parent-style-name="Default" style:data-style-name="N109">
      <style:table-cell-properties fo:padding="0.71mm"/>
    </style:style>
    <style:style style:name="Comma_20__5b_0_5d_" style:display-name="Comma [0]" style:family="table-cell" style:parent-style-name="Default" style:data-style-name="N115">
      <style:table-cell-properties fo:padding="0.71mm"/>
    </style:style>
    <style:style style:name="Currency_20__5b_0_5d_" style:display-name="Currency [0]" style:family="table-cell" style:parent-style-name="Default" style:data-style-name="N115">
      <style:table-cell-properties fo:padding="0.71mm"/>
    </style:style>
    <style:style style:name="Excel_5f_BuiltIn_5f_Percent" style:display-name="Excel_BuiltIn_Percent" style:family="table-cell" style:parent-style-name="Default" style:data-style-name="N10">
      <style:table-cell-properties fo:padding="0.71mm"/>
    </style:style>
    <style:style style:name="Note" style:family="table-cell" style:parent-style-name="Default">
      <style:table-cell-properties fo:background-color="#ffffcc" style:diagonal-bl-tr="none" style:diagonal-tl-br="none" fo:border="0.74pt solid #c0c0c0" fo:padding="0.71mm"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itre_20_2" style:display-name="Titre 2" style:family="table-cell" style:parent-style-name="Default">
      <style:table-cell-properties fo:padding="0.71mm"/>
      <style:text-properties fo:color="#666699" style:text-outline="false" style:text-line-through-style="none" style:text-line-through-type="none" style:font-name="Calibri Light" fo:font-family="'Calibri Light'"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style>
    <draw:marker draw:name="Extrémités_20_de_20_flèche_20_1" draw:display-name="Extrémités de flèche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style:num-format="1" style:print-orientation="portrait" fo:margin-top="19.05mm" fo:margin-bottom="19.05mm" fo:margin-left="17.78mm" fo:margin-right="17.78mm" style:first-page-number="continue" style:scale-to="100%"/>
      <style:header-style>
        <style:header-footer-properties fo:margin-left="1.22mm" fo:margin-right="1.22mm" fo:margin-bottom="0mm"/>
      </style:header-style>
      <style:footer-style>
        <style:header-footer-properties fo:margin-left="1.22mm" fo:margin-right="1.22mm" fo:margin-top="0mm"/>
      </style:footer-style>
    </style:page-layout>
    <style:page-layout style:name="Mpm5">
      <style:page-layout-properties style:num-format="1" style:print-orientation="portrait" fo:margin-top="19.05mm" fo:margin-bottom="19.05mm" fo:margin-left="17.78mm" fo:margin-right="17.78mm" style:first-page-number="continue" style:scale-to="100%" style:writing-mode="lr-tb"/>
      <style:header-style>
        <style:header-footer-properties fo:min-height="7.5mm" fo:margin-left="1.22mm" fo:margin-right="1.22mm" fo:margin-bottom="0mm"/>
      </style:header-style>
      <style:footer-style>
        <style:header-footer-properties fo:min-height="7.5mm" fo:margin-left="1.22mm" fo:margin-right="1.22mm" fo:margin-top="0mm"/>
      </style:footer-style>
    </style:page-layout>
    <style:page-layout style:name="Mpm6">
      <style:page-layout-properties fo:margin-top="25.4mm" fo:margin-bottom="25.4mm" fo:margin-left="19.05mm" fo:margin-right="19.05mm" style:first-page-number="continue"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7">
      <style:page-layout-properties fo:margin-top="25.4mm" fo:margin-bottom="25.4mm" fo:margin-left="19.05mm" fo:margin-right="19.05mm" style:first-page-number="continue"/>
      <style:header-style>
        <style:header-footer-properties fo:margin-left="0mm" fo:margin-right="0mm" fo:margin-bottom="0mm"/>
      </style:header-style>
      <style:footer-style>
        <style:header-footer-properties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19">00.00.0000</text:date>, <text:time style:data-style-name="N2" text:time-value="16:10:44.875000000">00:00:00</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Nouveau_20_fichier" style:display-name="PageStyle_Nouveau fichier" style:page-layout-name="Mpm3">
      <style:header style:display="false"/>
      <style:header-left style:display="false"/>
      <style:footer style:display="false"/>
      <style:footer-left style:display="false"/>
    </style:master-page>
    <style:master-page style:name="PageStyle_5f_HTVA" style:display-name="PageStyle_HTVA" style:page-layout-name="Mpm3">
      <style:header style:display="false"/>
      <style:header-left style:display="false"/>
      <style:footer style:display="false"/>
      <style:footer-left style:display="false"/>
    </style:master-page>
    <style:master-page style:name="PageStyle_5f_Energies" style:display-name="PageStyle_Energies" style:page-layout-name="Mpm4">
      <style:header style:display="false"/>
      <style:header-left style:display="false"/>
      <style:footer style:display="false"/>
      <style:footer-left style:display="false"/>
    </style:master-page>
    <style:master-page style:name="PageStyle_5f_Energies_20_1" style:display-name="PageStyle_Energies 1" style:page-layout-name="Mpm4">
      <style:header style:display="false"/>
      <style:header-left style:display="false"/>
      <style:footer style:display="false"/>
      <style:footer-left style:display="false"/>
    </style:master-page>
    <style:master-page style:name="PageStyle_5f_Energies_20_2" style:display-name="PageStyle_Energies 2" style:page-layout-name="Mpm5">
      <style:header style:display="false"/>
      <style:header-left style:display="false"/>
      <style:footer style:display="false"/>
      <style:footer-left style:display="false"/>
    </style:master-page>
    <style:master-page style:name="PageStyle_5f_Energies_20_3" style:display-name="PageStyle_Energies 3" style:page-layout-name="Mpm5">
      <style:header style:display="false"/>
      <style:header-left style:display="false"/>
      <style:footer style:display="false"/>
      <style:footer-left style:display="false"/>
    </style:master-page>
    <style:master-page style:name="PageStyle_5f_Energies_20_4" style:display-name="PageStyle_Energies 4" style:page-layout-name="Mpm4">
      <style:header style:display="false"/>
      <style:header-left style:display="false"/>
      <style:footer style:display="false"/>
      <style:footer-left style:display="false"/>
    </style:master-page>
    <style:master-page style:name="PageStyle_5f_Energies_20_5" style:display-name="PageStyle_Energies 5" style:page-layout-name="Mpm4">
      <style:header style:display="false"/>
      <style:header-left style:display="false"/>
      <style:footer style:display="false"/>
      <style:footer-left style:display="false"/>
    </style:master-page>
    <style:master-page style:name="PageStyle_5f_Energies_20_6" style:display-name="PageStyle_Energies 6" style:page-layout-name="Mpm4">
      <style:header style:display="false"/>
      <style:header-left style:display="false"/>
      <style:footer style:display="false"/>
      <style:footer-left style:display="false"/>
    </style:master-page>
    <style:master-page style:name="PageStyle_5f_Energies_20_7" style:display-name="PageStyle_Energies 7" style:page-layout-name="Mpm4">
      <style:header style:display="false"/>
      <style:header-left style:display="false"/>
      <style:footer style:display="false"/>
      <style:footer-left style:display="false"/>
    </style:master-page>
    <style:master-page style:name="PageStyle_5f_pegase_20_prix_20_gaz_20_entreprise" style:display-name="PageStyle_pegase prix gaz entreprise" style:page-layout-name="Mpm6">
      <style:header style:display="false"/>
      <style:header-left style:display="false"/>
      <style:footer style:display="false"/>
      <style:footer-left style:display="false"/>
    </style:master-page>
    <style:master-page style:name="PageStyle_5f_pegase_20_prix_20_fioul_20_lourd_20_entrepr" style:display-name="PageStyle_pegase prix fioul lourd entrepr" style:page-layout-name="Mpm6">
      <style:header style:display="false"/>
      <style:header-left style:display="false"/>
      <style:footer style:display="false"/>
      <style:footer-left style:display="false"/>
    </style:master-page>
    <style:master-page style:name="PageStyle_5f_pegase_20_prix_20_fioul_20_lourd_20_entrepr_20_1" style:display-name="PageStyle_pegase prix fioul lourd entrepr 1" style:page-layout-name="Mpm6">
      <style:header style:display="false"/>
      <style:header-left style:display="false"/>
      <style:footer style:display="false"/>
      <style:footer-left style:display="false"/>
    </style:master-page>
    <style:master-page style:name="PageStyle_5f_pegase_20_prix_20_jaune_20_élec_20_entrepri" style:display-name="PageStyle_pegase prix jaune élec entrepri" style:page-layout-name="Mpm6">
      <style:header style:display="false"/>
      <style:header-left style:display="false"/>
      <style:footer style:display="false"/>
      <style:footer-left style:display="false"/>
    </style:master-page>
    <style:master-page style:name="PageStyle_5f_pegase_20_prix_20_chaleur_20_ménages" style:display-name="PageStyle_pegase prix chaleur ménages" style:page-layout-name="Mpm7">
      <style:header style:display="false"/>
      <style:header-left style:display="false"/>
      <style:footer style:display="false"/>
      <style:footer-left style:display="false"/>
    </style:master-page>
    <style:master-page style:name="PageStyle_5f_pegase_20_prix_20_boixs_20_ménage" style:display-name="PageStyle_pegase prix boixs ménage" style:page-layout-name="Mpm7">
      <style:header style:display="false"/>
      <style:header-left style:display="false"/>
      <style:footer style:display="false"/>
      <style:footer-left style:display="false"/>
    </style:master-page>
    <style:master-page style:name="PageStyle_5f_construction_20_prix_20_AME_20_2018" style:display-name="PageStyle_construction prix AME 2018" style:page-layout-name="Mpm4">
      <style:header style:display="false"/>
      <style:header-left style:display="false"/>
      <style:footer style:display="false"/>
      <style:footer-left style:display="false"/>
    </style:master-page>
    <style:master-page style:name="PageStyle_5f_Energies_20_8" style:display-name="PageStyle_Energies 8"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UK CHUN WING Dimitri - CGDD/SEEI/MA3</meta:initial-creator>
    <meta:creation-date>2016-01-19T14:35:58</meta:creation-date>
    <dc:date>2018-01-19T16:29:31.631000000</dc:date>
    <meta:generator>LibreOffice/5.0.6.3.0$Windows_x86 LibreOffice_project/fe46e5b82646505d0acf84e14cef05527e401d3b</meta:generator>
    <meta:editing-duration>P2DT21H38M45S</meta:editing-duration>
    <meta:editing-cycles>49</meta:editing-cycles>
    <dc:creator>Bruno Vermont</dc:creator>
    <meta:document-statistic meta:table-count="8" meta:cell-count="16553" meta:object-count="1"/>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0">
      <number:number number:decimal-places="3" loext:min-decimal-places="3"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12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2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12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12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12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data-style-name="N12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3.738cm" svg:height="15.155cm" xlink:href=".." xlink:type="simple" chart:class="chart:line" chart:style-name="ch1">
        <chart:legend chart:legend-position="end" svg:x="30.859cm" svg:y="6.282cm" style:legend-expansion="high" chart:style-name="ch2"/>
        <chart:plot-area chart:style-name="ch3" table:cell-range-address="prix_calc_BV_AME_2017.I3:prix_calc_BV_AME_2017.N45" chart:data-source-has-labels="both" svg:x="0.674cm" svg:y="0.303cm" svg:width="29.511cm" svg:height="14.549cm">
          <chartooo:coordinate-region svg:x="1.772cm" svg:y="0.503cm" svg:width="28.041cm" svg:height="13.304cm"/>
          <chart:axis chart:dimension="x" chart:name="primary-x" chart:style-name="ch4" chartooo:axis-type="auto">
            <chartooo:date-scale/>
            <chart:categories table:cell-range-address="prix_calc_BV_AME_2017.I4:prix_calc_BV_AME_2017.I45"/>
          </chart:axis>
          <chart:axis chart:dimension="y" chart:name="primary-y" chart:style-name="ch5">
            <chart:grid chart:style-name="ch6" chart:class="major"/>
          </chart:axis>
          <chart:series chart:style-name="ch7" chart:values-cell-range-address="prix_calc_BV_AME_2017.J4:prix_calc_BV_AME_2017.J45" chart:label-cell-address="prix_calc_BV_AME_2017.J3:prix_calc_BV_AME_2017.J3" chart:class="chart:line">
            <chart:data-point chart:repeated="42"/>
          </chart:series>
          <chart:series chart:style-name="ch8" chart:values-cell-range-address="prix_calc_BV_AME_2017.K4:prix_calc_BV_AME_2017.K45" chart:label-cell-address="prix_calc_BV_AME_2017.K3:prix_calc_BV_AME_2017.K3" chart:class="chart:line">
            <chart:data-point chart:repeated="42"/>
          </chart:series>
          <chart:series chart:style-name="ch9" chart:values-cell-range-address="prix_calc_BV_AME_2017.L4:prix_calc_BV_AME_2017.L45" chart:label-cell-address="prix_calc_BV_AME_2017.L3:prix_calc_BV_AME_2017.L3" chart:class="chart:line">
            <chart:data-point chart:repeated="42"/>
          </chart:series>
          <chart:series chart:style-name="ch10" chart:values-cell-range-address="prix_calc_BV_AME_2017.M4:prix_calc_BV_AME_2017.M45" chart:label-cell-address="prix_calc_BV_AME_2017.M3:prix_calc_BV_AME_2017.M3" chart:class="chart:line">
            <chart:data-point chart:repeated="42"/>
          </chart:series>
          <chart:series chart:style-name="ch11" chart:values-cell-range-address="prix_calc_BV_AME_2017.N4:prix_calc_BV_AME_2017.N45" chart:label-cell-address="prix_calc_BV_AME_2017.N3:prix_calc_BV_AME_2017.N3" chart:class="chart:line">
            <chart:data-point chart:repeated="42"/>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Electricité</text:p>
                <draw:g>
                  <svg:desc>prix_calc_BV_AME_2017.J3:prix_calc_BV_AME_2017.J3</svg:desc>
                </draw:g>
              </table:table-cell>
              <table:table-cell office:value-type="string">
                <text:p>Gaz</text:p>
                <draw:g>
                  <svg:desc>prix_calc_BV_AME_2017.K3:prix_calc_BV_AME_2017.K3</svg:desc>
                </draw:g>
              </table:table-cell>
              <table:table-cell office:value-type="string">
                <text:p>Fioul</text:p>
                <draw:g>
                  <svg:desc>prix_calc_BV_AME_2017.L3:prix_calc_BV_AME_2017.L3</svg:desc>
                </draw:g>
              </table:table-cell>
              <table:table-cell office:value-type="string">
                <text:p>Urbain</text:p>
                <draw:g>
                  <svg:desc>prix_calc_BV_AME_2017.M3:prix_calc_BV_AME_2017.M3</svg:desc>
                </draw:g>
              </table:table-cell>
              <table:table-cell office:value-type="string">
                <text:p>Autres</text:p>
                <draw:g>
                  <svg:desc>prix_calc_BV_AME_2017.N3:prix_calc_BV_AME_2017.N3</svg:desc>
                </draw:g>
              </table:table-cell>
            </table:table-row>
          </table:table-header-rows>
          <table:table-rows>
            <table:table-row>
              <table:table-cell office:value-type="float" office:value="2009">
                <text:p>2010</text:p>
                <draw:g>
                  <svg:desc>prix_calc_BV_AME_2017.I4:prix_calc_BV_AME_2017.I45</svg:desc>
                </draw:g>
              </table:table-cell>
              <table:table-cell office:value-type="float" office:value="0.09407">
                <text:p>0.09407</text:p>
                <draw:g>
                  <svg:desc>prix_calc_BV_AME_2017.J4:prix_calc_BV_AME_2017.J45</svg:desc>
                </draw:g>
              </table:table-cell>
              <table:table-cell office:value-type="float" office:value="0.0330053">
                <text:p>0.0330053</text:p>
                <draw:g>
                  <svg:desc>prix_calc_BV_AME_2017.K4:prix_calc_BV_AME_2017.K45</svg:desc>
                </draw:g>
              </table:table-cell>
              <table:table-cell office:value-type="float" office:value="0.0617856337491149">
                <text:p>0.0617856337491149</text:p>
                <draw:g>
                  <svg:desc>prix_calc_BV_AME_2017.L4:prix_calc_BV_AME_2017.L45</svg:desc>
                </draw:g>
              </table:table-cell>
              <table:table-cell office:value-type="float" office:value="0.0614">
                <text:p>0.0614</text:p>
                <draw:g>
                  <svg:desc>prix_calc_BV_AME_2017.M4:prix_calc_BV_AME_2017.M45</svg:desc>
                </draw:g>
              </table:table-cell>
              <table:table-cell office:value-type="float" office:value="0.0452631578947368">
                <text:p>0.0452631578947368</text:p>
                <draw:g>
                  <svg:desc>prix_calc_BV_AME_2017.N4:prix_calc_BV_AME_2017.N45</svg:desc>
                </draw:g>
              </table:table-cell>
            </table:table-row>
            <table:table-row>
              <table:table-cell office:value-type="float" office:value="2010">
                <text:p>2010</text:p>
              </table:table-cell>
              <table:table-cell office:value-type="float" office:value="0.09847">
                <text:p>0.09847</text:p>
              </table:table-cell>
              <table:table-cell office:value-type="float" office:value="0.0386719666666667">
                <text:p>0.0386719666666667</text:p>
              </table:table-cell>
              <table:table-cell office:value-type="float" office:value="0.0763929293534506">
                <text:p>0.0763929293534506</text:p>
              </table:table-cell>
              <table:table-cell office:value-type="float" office:value="0.0591">
                <text:p>0.0591</text:p>
              </table:table-cell>
              <table:table-cell office:value-type="float" office:value="0.0509473684210526">
                <text:p>0.0509473684210526</text:p>
              </table:table-cell>
            </table:table-row>
            <table:table-row>
              <table:table-cell office:value-type="float" office:value="2011">
                <text:p>2010</text:p>
              </table:table-cell>
              <table:table-cell office:value-type="float" office:value="0.102122">
                <text:p>0.102122</text:p>
              </table:table-cell>
              <table:table-cell office:value-type="float" office:value="0.0443386333333333">
                <text:p>0.0443386333333333</text:p>
              </table:table-cell>
              <table:table-cell office:value-type="float" office:value="0.0946635726346751">
                <text:p>0.0946635726346751</text:p>
              </table:table-cell>
              <table:table-cell office:value-type="float" office:value="0.0682">
                <text:p>0.0682</text:p>
              </table:table-cell>
              <table:table-cell office:value-type="float" office:value="0.0526315789473684">
                <text:p>0.0526315789473684</text:p>
              </table:table-cell>
            </table:table-row>
            <table:table-row>
              <table:table-cell office:value-type="float" office:value="2012">
                <text:p>2010</text:p>
              </table:table-cell>
              <table:table-cell office:value-type="float" office:value="0.105774">
                <text:p>0.105774</text:p>
              </table:table-cell>
              <table:table-cell office:value-type="float" office:value="0.0500053">
                <text:p>0.0500053</text:p>
              </table:table-cell>
              <table:table-cell office:value-type="float" office:value="0.101142360695027">
                <text:p>0.101142360695027</text:p>
              </table:table-cell>
              <table:table-cell office:value-type="float" office:value="0.0706">
                <text:p>0.0706</text:p>
              </table:table-cell>
              <table:table-cell office:value-type="float" office:value="0.0547368421052632">
                <text:p>0.0547368421052632</text:p>
              </table:table-cell>
            </table:table-row>
            <table:table-row>
              <table:table-cell office:value-type="float" office:value="2013">
                <text:p>2010</text:p>
              </table:table-cell>
              <table:table-cell office:value-type="float" office:value="0.109426">
                <text:p>0.109426</text:p>
              </table:table-cell>
              <table:table-cell office:value-type="float" office:value="0.0500053">
                <text:p>0.0500053</text:p>
              </table:table-cell>
              <table:table-cell office:value-type="float" office:value="0.0972461114439784">
                <text:p>0.0972461114439784</text:p>
              </table:table-cell>
              <table:table-cell office:value-type="float" office:value="0.0702">
                <text:p>0.0702</text:p>
              </table:table-cell>
              <table:table-cell office:value-type="float" office:value="0.0576842105263158">
                <text:p>0.0576842105263158</text:p>
              </table:table-cell>
            </table:table-row>
            <table:table-row>
              <table:table-cell office:value-type="float" office:value="2014">
                <text:p>2010</text:p>
              </table:table-cell>
              <table:table-cell office:value-type="float" office:value="0.113078">
                <text:p>0.113078</text:p>
              </table:table-cell>
              <table:table-cell office:value-type="float" office:value="0.0475053">
                <text:p>0.0475053</text:p>
              </table:table-cell>
              <table:table-cell office:value-type="float" office:value="0.0913665597254752">
                <text:p>0.0913665597254752</text:p>
              </table:table-cell>
              <table:table-cell office:value-type="float" office:value="0.0794">
                <text:p>0.0794</text:p>
              </table:table-cell>
              <table:table-cell office:value-type="float" office:value="0.0608421052631579">
                <text:p>0.0608421052631579</text:p>
              </table:table-cell>
            </table:table-row>
            <table:table-row>
              <table:table-cell office:value-type="float" office:value="2015">
                <text:p>2020</text:p>
              </table:table-cell>
              <table:table-cell office:value-type="float" office:value="0.11873">
                <text:p>0.11873</text:p>
              </table:table-cell>
              <table:table-cell office:value-type="float" office:value="0.0455053">
                <text:p>0.0455053</text:p>
              </table:table-cell>
              <table:table-cell office:value-type="float" office:value="0.06681">
                <text:p>0.06681</text:p>
              </table:table-cell>
              <table:table-cell office:value-type="float" office:value="0.0803528">
                <text:p>0.0803528</text:p>
              </table:table-cell>
              <table:table-cell office:value-type="float" office:value="0.06">
                <text:p>0.06</text:p>
              </table:table-cell>
            </table:table-row>
            <table:table-row>
              <table:table-cell office:value-type="float" office:value="2016">
                <text:p>2020</text:p>
              </table:table-cell>
              <table:table-cell office:value-type="float" office:value="0.12003603">
                <text:p>0.12003603</text:p>
              </table:table-cell>
              <table:table-cell office:value-type="float" office:value="0.0479547199214137">
                <text:p>0.0479547199214137</text:p>
              </table:table-cell>
              <table:table-cell office:value-type="float" office:value="0.0708721765801761">
                <text:p>0.0708721765801761</text:p>
              </table:table-cell>
              <table:table-cell office:value-type="float" office:value="0.0808041568239551">
                <text:p>0.0808041568239551</text:p>
              </table:table-cell>
              <table:table-cell office:value-type="float" office:value="0.06072">
                <text:p>0.06072</text:p>
              </table:table-cell>
            </table:table-row>
            <table:table-row>
              <table:table-cell office:value-type="float" office:value="2017">
                <text:p>2020</text:p>
              </table:table-cell>
              <table:table-cell office:value-type="float" office:value="0.12135642633">
                <text:p>0.12135642633</text:p>
              </table:table-cell>
              <table:table-cell office:value-type="float" office:value="0.048722928447017">
                <text:p>0.048722928447017</text:p>
              </table:table-cell>
              <table:table-cell office:value-type="float" office:value="0.0729861627275145">
                <text:p>0.0729861627275145</text:p>
              </table:table-cell>
              <table:table-cell office:value-type="float" office:value="0.0820538826415362">
                <text:p>0.0820538826415362</text:p>
              </table:table-cell>
              <table:table-cell office:value-type="float" office:value="0.06144864">
                <text:p>0.06144864</text:p>
              </table:table-cell>
            </table:table-row>
            <table:table-row>
              <table:table-cell office:value-type="float" office:value="2018">
                <text:p>2020</text:p>
              </table:table-cell>
              <table:table-cell office:value-type="float" office:value="0.12269134701963">
                <text:p>0.12269134701963</text:p>
              </table:table-cell>
              <table:table-cell office:value-type="float" office:value="0.0495104036967584">
                <text:p>0.0495104036967584</text:p>
              </table:table-cell>
              <table:table-cell office:value-type="float" office:value="0.0751961267212374">
                <text:p>0.0751961267212374</text:p>
              </table:table-cell>
              <table:table-cell office:value-type="float" office:value="0.0829178812674746">
                <text:p>0.0829178812674746</text:p>
              </table:table-cell>
              <table:table-cell office:value-type="float" office:value="0.06218602368">
                <text:p>0.06218602368</text:p>
              </table:table-cell>
            </table:table-row>
            <table:table-row>
              <table:table-cell office:value-type="float" office:value="2019">
                <text:p>2020</text:p>
              </table:table-cell>
              <table:table-cell office:value-type="float" office:value="0.124040951836846">
                <text:p>0.124040951836846</text:p>
              </table:table-cell>
              <table:table-cell office:value-type="float" office:value="0.050317636029967">
                <text:p>0.050317636029967</text:p>
              </table:table-cell>
              <table:table-cell office:value-type="float" office:value="0.077506426086113">
                <text:p>0.077506426086113</text:p>
              </table:table-cell>
              <table:table-cell office:value-type="float" office:value="0.0837909774961295">
                <text:p>0.0837909774961295</text:p>
              </table:table-cell>
              <table:table-cell office:value-type="float" office:value="0.06293225596416">
                <text:p>0.06293225596416</text:p>
              </table:table-cell>
            </table:table-row>
            <table:table-row>
              <table:table-cell office:value-type="float" office:value="2020">
                <text:p>2020</text:p>
              </table:table-cell>
              <table:table-cell office:value-type="float" office:value="0.125405402307051">
                <text:p>0.125405402307051</text:p>
              </table:table-cell>
              <table:table-cell office:value-type="float" office:value="0.0511451283594005">
                <text:p>0.0511451283594005</text:p>
              </table:table-cell>
              <table:table-cell office:value-type="float" office:value="0.0799216161844607">
                <text:p>0.0799216161844607</text:p>
              </table:table-cell>
              <table:table-cell office:value-type="float" office:value="0.0846732671220691">
                <text:p>0.0846732671220691</text:p>
              </table:table-cell>
              <table:table-cell office:value-type="float" office:value="0.0636874430357299">
                <text:p>0.0636874430357299</text:p>
              </table:table-cell>
            </table:table-row>
            <table:table-row>
              <table:table-cell office:value-type="float" office:value="2021">
                <text:p>2020</text:p>
              </table:table-cell>
              <table:table-cell office:value-type="float" office:value="0.126784861732429">
                <text:p>0.126784861732429</text:p>
              </table:table-cell>
              <table:table-cell office:value-type="float" office:value="0.0519933964733584">
                <text:p>0.0519933964733584</text:p>
              </table:table-cell>
              <table:table-cell office:value-type="float" office:value="0.0824464591982451">
                <text:p>0.0824464591982451</text:p>
              </table:table-cell>
              <table:table-cell office:value-type="float" office:value="0.0855648469485446">
                <text:p>0.0855648469485446</text:p>
              </table:table-cell>
              <table:table-cell office:value-type="float" office:value="0.0644516923521587">
                <text:p>0.0644516923521587</text:p>
              </table:table-cell>
            </table:table-row>
            <table:table-row>
              <table:table-cell office:value-type="float" office:value="2022">
                <text:p>2020</text:p>
              </table:table-cell>
              <table:table-cell office:value-type="float" office:value="0.128179495211485">
                <text:p>0.128179495211485</text:p>
              </table:table-cell>
              <table:table-cell office:value-type="float" office:value="0.0528629693660676">
                <text:p>0.0528629693660676</text:p>
              </table:table-cell>
              <table:table-cell office:value-type="float" office:value="0.0850859335189692">
                <text:p>0.0850859335189692</text:p>
              </table:table-cell>
              <table:table-cell office:value-type="float" office:value="0.0864658147981116">
                <text:p>0.0864658147981116</text:p>
              </table:table-cell>
              <table:table-cell office:value-type="float" office:value="0.0652251126603846">
                <text:p>0.0652251126603846</text:p>
              </table:table-cell>
            </table:table-row>
            <table:table-row>
              <table:table-cell office:value-type="float" office:value="2023">
                <text:p>2020</text:p>
              </table:table-cell>
              <table:table-cell office:value-type="float" office:value="0.129589469658812">
                <text:p>0.129589469658812</text:p>
              </table:table-cell>
              <table:table-cell office:value-type="float" office:value="0.0537543895765539">
                <text:p>0.0537543895765539</text:p>
              </table:table-cell>
              <table:table-cell office:value-type="float" office:value="0.0878452435638816">
                <text:p>0.0878452435638816</text:p>
              </table:table-cell>
              <table:table-cell office:value-type="float" office:value="0.087376269523363">
                <text:p>0.087376269523363</text:p>
              </table:table-cell>
              <table:table-cell office:value-type="float" office:value="0.0660078140123092">
                <text:p>0.0660078140123092</text:p>
              </table:table-cell>
            </table:table-row>
            <table:table-row>
              <table:table-cell office:value-type="float" office:value="2024">
                <text:p>2020</text:p>
              </table:table-cell>
              <table:table-cell office:value-type="float" office:value="0.131014953825059">
                <text:p>0.131014953825059</text:p>
              </table:table-cell>
              <table:table-cell office:value-type="float" office:value="0.0546682135362155">
                <text:p>0.0546682135362155</text:p>
              </table:table-cell>
              <table:table-cell office:value-type="float" office:value="0.0907298300378525">
                <text:p>0.0907298300378525</text:p>
              </table:table-cell>
              <table:table-cell office:value-type="float" office:value="0.0879943892121321">
                <text:p>0.0879943892121321</text:p>
              </table:table-cell>
              <table:table-cell office:value-type="float" office:value="0.0667999077804569">
                <text:p>0.0667999077804569</text:p>
              </table:table-cell>
            </table:table-row>
            <table:table-row>
              <table:table-cell office:value-type="float" office:value="2025">
                <text:p>2030</text:p>
              </table:table-cell>
              <table:table-cell office:value-type="float" office:value="0.132456118317134">
                <text:p>0.132456118317134</text:p>
              </table:table-cell>
              <table:table-cell office:value-type="float" office:value="0.0556050119253245">
                <text:p>0.0556050119253245</text:p>
              </table:table-cell>
              <table:table-cell office:value-type="float" office:value="0.0937453806611534">
                <text:p>0.0937453806611534</text:p>
              </table:table-cell>
              <table:table-cell office:value-type="float" office:value="0.0886168816207682">
                <text:p>0.0886168816207682</text:p>
              </table:table-cell>
              <table:table-cell office:value-type="float" office:value="0.0676015066738224">
                <text:p>0.0676015066738224</text:p>
              </table:table-cell>
            </table:table-row>
            <table:table-row>
              <table:table-cell office:value-type="float" office:value="2026">
                <text:p>2030</text:p>
              </table:table-cell>
              <table:table-cell office:value-type="float" office:value="0.133913135618623">
                <text:p>0.133913135618623</text:p>
              </table:table-cell>
              <table:table-cell office:value-type="float" office:value="0.0565653700386836">
                <text:p>0.0565653700386836</text:p>
              </table:table-cell>
              <table:table-cell office:value-type="float" office:value="0.096897841384292">
                <text:p>0.096897841384292</text:p>
              </table:table-cell>
              <table:table-cell office:value-type="float" office:value="0.0892437776828904">
                <text:p>0.0892437776828904</text:p>
              </table:table-cell>
              <table:table-cell office:value-type="float" office:value="0.0684127247539083">
                <text:p>0.0684127247539083</text:p>
              </table:table-cell>
            </table:table-row>
            <table:table-row>
              <table:table-cell office:value-type="float" office:value="2027">
                <text:p>2030</text:p>
              </table:table-cell>
              <table:table-cell office:value-type="float" office:value="0.135386180110428">
                <text:p>0.135386180110428</text:p>
              </table:table-cell>
              <table:table-cell office:value-type="float" office:value="0.0575498881606751">
                <text:p>0.0575498881606751</text:p>
              </table:table-cell>
              <table:table-cell office:value-type="float" office:value="0.100193428112017">
                <text:p>0.100193428112017</text:p>
              </table:table-cell>
              <table:table-cell office:value-type="float" office:value="0.0898751085509493">
                <text:p>0.0898751085509493</text:p>
              </table:table-cell>
              <table:table-cell office:value-type="float" office:value="0.0692336774509552">
                <text:p>0.0692336774509552</text:p>
              </table:table-cell>
            </table:table-row>
            <table:table-row>
              <table:table-cell office:value-type="float" office:value="2028">
                <text:p>2030</text:p>
              </table:table-cell>
              <table:table-cell office:value-type="float" office:value="0.136875428091642">
                <text:p>0.136875428091642</text:p>
              </table:table-cell>
              <table:table-cell office:value-type="float" office:value="0.0585591819499412">
                <text:p>0.0585591819499412</text:p>
              </table:table-cell>
              <table:table-cell office:value-type="float" office:value="0.103638638959605">
                <text:p>0.103638638959605</text:p>
              </table:table-cell>
              <table:table-cell office:value-type="float" office:value="0.090510905597775">
                <text:p>0.090510905597775</text:p>
              </table:table-cell>
              <table:table-cell office:value-type="float" office:value="0.0700644815803666">
                <text:p>0.0700644815803666</text:p>
              </table:table-cell>
            </table:table-row>
            <table:table-row>
              <table:table-cell office:value-type="float" office:value="2029">
                <text:p>2030</text:p>
              </table:table-cell>
              <table:table-cell office:value-type="float" office:value="0.13838105780065">
                <text:p>0.13838105780065</text:p>
              </table:table-cell>
              <table:table-cell office:value-type="float" office:value="0.0595938828339458">
                <text:p>0.0595938828339458</text:p>
              </table:table-cell>
              <table:table-cell office:value-type="float" office:value="0.107240267065608">
                <text:p>0.107240267065608</text:p>
              </table:table-cell>
              <table:table-cell office:value-type="float" office:value="0.0911512004181365">
                <text:p>0.0911512004181365</text:p>
              </table:table-cell>
              <table:table-cell office:value-type="float" office:value="0.070905255359331">
                <text:p>0.070905255359331</text:p>
              </table:table-cell>
            </table:table-row>
            <table:table-row>
              <table:table-cell office:value-type="float" office:value="2030">
                <text:p>2030</text:p>
              </table:table-cell>
              <table:table-cell office:value-type="float" office:value="0.139903249436458">
                <text:p>0.139903249436458</text:p>
              </table:table-cell>
              <table:table-cell office:value-type="float" office:value="0.0606546384136697">
                <text:p>0.0606546384136697</text:p>
              </table:table-cell>
              <table:table-cell office:value-type="float" office:value="0.111005413986304">
                <text:p>0.111005413986304</text:p>
              </table:table-cell>
              <table:table-cell office:value-type="float" office:value="0.0917960248303108">
                <text:p>0.0917960248303108</text:p>
              </table:table-cell>
              <table:table-cell office:value-type="float" office:value="0.071756118423643">
                <text:p>0.071756118423643</text:p>
              </table:table-cell>
            </table:table-row>
            <table:table-row>
              <table:table-cell office:value-type="float" office:value="2031">
                <text:p>2030</text:p>
              </table:table-cell>
              <table:table-cell office:value-type="float" office:value="0.141442185180259">
                <text:p>0.141442185180259</text:p>
              </table:table-cell>
              <table:table-cell office:value-type="float" office:value="0.0610970916078878">
                <text:p>0.0610970916078878</text:p>
              </table:table-cell>
              <table:table-cell office:value-type="float" office:value="0.111871222513883">
                <text:p>0.111871222513883</text:p>
              </table:table-cell>
              <table:table-cell office:value-type="float" office:value="0.0924454108776653">
                <text:p>0.0924454108776653</text:p>
              </table:table-cell>
              <table:table-cell office:value-type="float" office:value="0.0726171918447267">
                <text:p>0.0726171918447267</text:p>
              </table:table-cell>
            </table:table-row>
            <table:table-row>
              <table:table-cell office:value-type="float" office:value="2032">
                <text:p>2030</text:p>
              </table:table-cell>
              <table:table-cell office:value-type="float" office:value="0.142998049217241">
                <text:p>0.142998049217241</text:p>
              </table:table-cell>
              <table:table-cell office:value-type="float" office:value="0.0615439500240336">
                <text:p>0.0615439500240336</text:p>
              </table:table-cell>
              <table:table-cell office:value-type="float" office:value="0.112745677685754">
                <text:p>0.112745677685754</text:p>
              </table:table-cell>
              <table:table-cell office:value-type="float" office:value="0.0930993908302492">
                <text:p>0.0930993908302492</text:p>
              </table:table-cell>
              <table:table-cell office:value-type="float" office:value="0.0734885981468634">
                <text:p>0.0734885981468634</text:p>
              </table:table-cell>
            </table:table-row>
            <table:table-row>
              <table:table-cell office:value-type="float" office:value="2033">
                <text:p>2030</text:p>
              </table:table-cell>
              <table:table-cell office:value-type="float" office:value="0.144571027758631">
                <text:p>0.144571027758631</text:p>
              </table:table-cell>
              <table:table-cell office:value-type="float" office:value="0.0619952575221408">
                <text:p>0.0619952575221408</text:p>
              </table:table-cell>
              <table:table-cell office:value-type="float" office:value="0.113628865854099">
                <text:p>0.113628865854099</text:p>
              </table:table-cell>
              <table:table-cell office:value-type="float" office:value="0.0937579971863972">
                <text:p>0.0937579971863972</text:p>
              </table:table-cell>
              <table:table-cell office:value-type="float" office:value="0.0743704613246258">
                <text:p>0.0743704613246258</text:p>
              </table:table-cell>
            </table:table-row>
            <table:table-row>
              <table:table-cell office:value-type="float" office:value="2034">
                <text:p>2030</text:p>
              </table:table-cell>
              <table:table-cell office:value-type="float" office:value="0.146161309063976">
                <text:p>0.146161309063976</text:p>
              </table:table-cell>
              <table:table-cell office:value-type="float" office:value="0.0624510583989305">
                <text:p>0.0624510583989305</text:p>
              </table:table-cell>
              <table:table-cell office:value-type="float" office:value="0.114520874233486">
                <text:p>0.114520874233486</text:p>
              </table:table-cell>
              <table:table-cell office:value-type="float" office:value="0.094421262674345">
                <text:p>0.094421262674345</text:p>
              </table:table-cell>
              <table:table-cell office:value-type="float" office:value="0.0752629068605213">
                <text:p>0.0752629068605213</text:p>
              </table:table-cell>
            </table:table-row>
            <table:table-row>
              <table:table-cell office:value-type="float" office:value="2035">
                <text:p>2040</text:p>
              </table:table-cell>
              <table:table-cell office:value-type="float" office:value="0.14776908346368">
                <text:p>0.14776908346368</text:p>
              </table:table-cell>
              <table:table-cell office:value-type="float" office:value="0.0629113973921593">
                <text:p>0.0629113973921593</text:p>
              </table:table-cell>
              <table:table-cell office:value-type="float" office:value="0.115421790909471">
                <text:p>0.115421790909471</text:p>
              </table:table-cell>
              <table:table-cell office:value-type="float" office:value="0.0950892202538552">
                <text:p>0.0950892202538552</text:p>
              </table:table-cell>
              <table:table-cell office:value-type="float" office:value="0.0761660617428476">
                <text:p>0.0761660617428476</text:p>
              </table:table-cell>
            </table:table-row>
            <table:table-row>
              <table:table-cell office:value-type="float" office:value="2036">
                <text:p>2040</text:p>
              </table:table-cell>
              <table:table-cell office:value-type="float" office:value="0.14939454338178">
                <text:p>0.14939454338178</text:p>
              </table:table-cell>
              <table:table-cell office:value-type="float" office:value="0.0633763196850106">
                <text:p>0.0633763196850106</text:p>
              </table:table-cell>
              <table:table-cell office:value-type="float" office:value="0.116331704847305">
                <text:p>0.116331704847305</text:p>
              </table:table-cell>
              <table:table-cell office:value-type="float" office:value="0.0952647443900362">
                <text:p>0.0952647443900362</text:p>
              </table:table-cell>
              <table:table-cell office:value-type="float" office:value="0.0770800544837617">
                <text:p>0.0770800544837617</text:p>
              </table:table-cell>
            </table:table-row>
            <table:table-row>
              <table:table-cell office:value-type="float" office:value="2037">
                <text:p>2040</text:p>
              </table:table-cell>
              <table:table-cell office:value-type="float" office:value="0.15103788335898">
                <text:p>0.15103788335898</text:p>
              </table:table-cell>
              <table:table-cell office:value-type="float" office:value="0.0638458709105287">
                <text:p>0.0638458709105287</text:p>
              </table:table-cell>
              <table:table-cell office:value-type="float" office:value="0.117250705900714">
                <text:p>0.117250705900714</text:p>
              </table:table-cell>
              <table:table-cell office:value-type="float" office:value="0.0954405925242719">
                <text:p>0.0954405925242719</text:p>
              </table:table-cell>
              <table:table-cell office:value-type="float" office:value="0.0780050151375669">
                <text:p>0.0780050151375669</text:p>
              </table:table-cell>
            </table:table-row>
            <table:table-row>
              <table:table-cell office:value-type="float" office:value="2038">
                <text:p>2040</text:p>
              </table:table-cell>
              <table:table-cell office:value-type="float" office:value="0.152699300075928">
                <text:p>0.152699300075928</text:p>
              </table:table-cell>
              <table:table-cell office:value-type="float" office:value="0.0643200971560988">
                <text:p>0.0643200971560988</text:p>
              </table:table-cell>
              <table:table-cell office:value-type="float" office:value="0.118178884820776">
                <text:p>0.118178884820776</text:p>
              </table:table-cell>
              <table:table-cell office:value-type="float" office:value="0.0956167652546266">
                <text:p>0.0956167652546266</text:p>
              </table:table-cell>
              <table:table-cell office:value-type="float" office:value="0.0789410753192177">
                <text:p>0.0789410753192177</text:p>
              </table:table-cell>
            </table:table-row>
            <table:table-row>
              <table:table-cell office:value-type="float" office:value="2039">
                <text:p>2040</text:p>
              </table:table-cell>
              <table:table-cell office:value-type="float" office:value="0.154378992376764">
                <text:p>0.154378992376764</text:p>
              </table:table-cell>
              <table:table-cell office:value-type="float" office:value="0.0647990449679698">
                <text:p>0.0647990449679698</text:p>
              </table:table-cell>
              <table:table-cell office:value-type="float" office:value="0.119116333264877">
                <text:p>0.119116333264877</text:p>
              </table:table-cell>
              <table:table-cell office:value-type="float" office:value="0.0957932631802688">
                <text:p>0.0957932631802688</text:p>
              </table:table-cell>
              <table:table-cell office:value-type="float" office:value="0.0798883682230483">
                <text:p>0.0798883682230483</text:p>
              </table:table-cell>
            </table:table-row>
            <table:table-row>
              <table:table-cell office:value-type="float" office:value="2040">
                <text:p>2040</text:p>
              </table:table-cell>
              <table:table-cell office:value-type="float" office:value="0.156077161292908">
                <text:p>0.156077161292908</text:p>
              </table:table-cell>
              <table:table-cell office:value-type="float" office:value="0.0652827613558232">
                <text:p>0.0652827613558232</text:p>
              </table:table-cell>
              <table:table-cell office:value-type="float" office:value="0.120063143805769">
                <text:p>0.120063143805769</text:p>
              </table:table-cell>
              <table:table-cell office:value-type="float" office:value="0.0959700869014728">
                <text:p>0.0959700869014728</text:p>
              </table:table-cell>
              <table:table-cell office:value-type="float" office:value="0.0808470286417249">
                <text:p>0.0808470286417249</text:p>
              </table:table-cell>
            </table:table-row>
            <table:table-row>
              <table:table-cell office:value-type="float" office:value="2041">
                <text:p>2040</text:p>
              </table:table-cell>
              <table:table-cell office:value-type="float" office:value="0.15779401006713">
                <text:p>0.15779401006713</text:p>
              </table:table-cell>
              <table:table-cell office:value-type="float" office:value="0.0657712937973875">
                <text:p>0.0657712937973875</text:p>
              </table:table-cell>
              <table:table-cell office:value-type="float" office:value="0.120500462309846">
                <text:p>0.120500462309846</text:p>
              </table:table-cell>
              <table:table-cell office:value-type="float" office:value="0.0961472370196211">
                <text:p>0.0961472370196211</text:p>
              </table:table-cell>
              <table:table-cell office:value-type="float" office:value="0.0818171929854256">
                <text:p>0.0818171929854256</text:p>
              </table:table-cell>
            </table:table-row>
            <table:table-row>
              <table:table-cell office:value-type="float" office:value="2042">
                <text:p>2040</text:p>
              </table:table-cell>
              <table:table-cell office:value-type="float" office:value="0.159529744177868">
                <text:p>0.159529744177868</text:p>
              </table:table-cell>
              <table:table-cell office:value-type="float" office:value="0.0659728307795638">
                <text:p>0.0659728307795638</text:p>
              </table:table-cell>
              <table:table-cell office:value-type="float" office:value="0.120939778110997">
                <text:p>0.120939778110997</text:p>
              </table:table-cell>
              <table:table-cell office:value-type="float" office:value="0.0963247141372061">
                <text:p>0.0963247141372061</text:p>
              </table:table-cell>
              <table:table-cell office:value-type="float" office:value="0.0827989993012507">
                <text:p>0.0827989993012507</text:p>
              </table:table-cell>
            </table:table-row>
            <table:table-row>
              <table:table-cell office:value-type="float" office:value="2043">
                <text:p>2040</text:p>
              </table:table-cell>
              <table:table-cell office:value-type="float" office:value="0.161284571363825">
                <text:p>0.161284571363825</text:p>
              </table:table-cell>
              <table:table-cell office:value-type="float" office:value="0.0661753352725312">
                <text:p>0.0661753352725312</text:p>
              </table:table-cell>
              <table:table-cell office:value-type="float" office:value="0.121381100331169">
                <text:p>0.121381100331169</text:p>
              </table:table-cell>
              <table:table-cell office:value-type="float" office:value="0.0965025188578324">
                <text:p>0.0965025188578324</text:p>
              </table:table-cell>
              <table:table-cell office:value-type="float" office:value="0.0837925872928657">
                <text:p>0.0837925872928657</text:p>
              </table:table-cell>
            </table:table-row>
            <table:table-row>
              <table:table-cell office:value-type="float" office:value="2044">
                <text:p>2040</text:p>
              </table:table-cell>
              <table:table-cell office:value-type="float" office:value="0.163058701648827">
                <text:p>0.163058701648827</text:p>
              </table:table-cell>
              <table:table-cell office:value-type="float" office:value="0.0663788132169663">
                <text:p>0.0663788132169663</text:p>
              </table:table-cell>
              <table:table-cell office:value-type="float" office:value="0.121824438133968">
                <text:p>0.121824438133968</text:p>
              </table:table-cell>
              <table:table-cell office:value-type="float" office:value="0.0966806517862189">
                <text:p>0.0966806517862189</text:p>
              </table:table-cell>
              <table:table-cell office:value-type="float" office:value="0.0847980983403801">
                <text:p>0.0847980983403801</text:p>
              </table:table-cell>
            </table:table-row>
            <table:table-row>
              <table:table-cell office:value-type="float" office:value="2045">
                <text:p>2050</text:p>
              </table:table-cell>
              <table:table-cell office:value-type="float" office:value="0.164852347366964">
                <text:p>0.164852347366964</text:p>
              </table:table-cell>
              <table:table-cell office:value-type="float" office:value="0.0665832705996434">
                <text:p>0.0665832705996434</text:p>
              </table:table-cell>
              <table:table-cell office:value-type="float" office:value="0.122269800724852">
                <text:p>0.122269800724852</text:p>
              </table:table-cell>
              <table:table-cell office:value-type="float" office:value="0.0968591135282007">
                <text:p>0.0968591135282007</text:p>
              </table:table-cell>
              <table:table-cell office:value-type="float" office:value="0.0858156755204646">
                <text:p>0.0858156755204646</text:p>
              </table:table-cell>
            </table:table-row>
            <table:table-row>
              <table:table-cell office:value-type="float" office:value="2046">
                <text:p>2050</text:p>
              </table:table-cell>
              <table:table-cell office:value-type="float" office:value="0.166665723188001">
                <text:p>0.166665723188001</text:p>
              </table:table-cell>
              <table:table-cell office:value-type="float" office:value="0.066788713453848">
                <text:p>0.066788713453848</text:p>
              </table:table-cell>
              <table:table-cell office:value-type="float" office:value="0.122717197351323">
                <text:p>0.122717197351323</text:p>
              </table:table-cell>
              <table:table-cell office:value-type="float" office:value="0.0970379046907311">
                <text:p>0.0970379046907311</text:p>
              </table:table-cell>
              <table:table-cell office:value-type="float" office:value="0.0868454636267102">
                <text:p>0.0868454636267102</text:p>
              </table:table-cell>
            </table:table-row>
            <table:table-row>
              <table:table-cell office:value-type="float" office:value="2047">
                <text:p>2050</text:p>
              </table:table-cell>
              <table:table-cell office:value-type="float" office:value="0.168499046143069">
                <text:p>0.168499046143069</text:p>
              </table:table-cell>
              <table:table-cell office:value-type="float" office:value="0.0669951478597945">
                <text:p>0.0669951478597945</text:p>
              </table:table-cell>
              <table:table-cell office:value-type="float" office:value="0.123166637303116">
                <text:p>0.123166637303116</text:p>
              </table:table-cell>
              <table:table-cell office:value-type="float" office:value="0.0972170258818838">
                <text:p>0.0972170258818838</text:p>
              </table:table-cell>
              <table:table-cell office:value-type="float" office:value="0.0878876091902307">
                <text:p>0.0878876091902307</text:p>
              </table:table-cell>
            </table:table-row>
            <table:table-row>
              <table:table-cell office:value-type="float" office:value="2048">
                <text:p>2050</text:p>
              </table:table-cell>
              <table:table-cell office:value-type="float" office:value="0.170352535650642">
                <text:p>0.170352535650642</text:p>
              </table:table-cell>
              <table:table-cell office:value-type="float" office:value="0.0672025799450476">
                <text:p>0.0672025799450476</text:p>
              </table:table-cell>
              <table:table-cell office:value-type="float" office:value="0.123618129912394">
                <text:p>0.123618129912394</text:p>
              </table:table-cell>
              <table:table-cell office:value-type="float" office:value="0.097396477710855">
                <text:p>0.097396477710855</text:p>
              </table:table-cell>
              <table:table-cell office:value-type="float" office:value="0.0889422605005135">
                <text:p>0.0889422605005135</text:p>
              </table:table-cell>
            </table:table-row>
            <table:table-row>
              <table:table-cell office:value-type="float" office:value="2049">
                <text:p>2050</text:p>
              </table:table-cell>
              <table:table-cell office:value-type="float" office:value="0.172226413542799">
                <text:p>0.172226413542799</text:p>
              </table:table-cell>
              <table:table-cell office:value-type="float" office:value="0.0674110158849479">
                <text:p>0.0674110158849479</text:p>
              </table:table-cell>
              <table:table-cell office:value-type="float" office:value="0.124071684553943">
                <text:p>0.124071684553943</text:p>
              </table:table-cell>
              <table:table-cell office:value-type="float" office:value="0.0975762607879655">
                <text:p>0.0975762607879655</text:p>
              </table:table-cell>
              <table:table-cell office:value-type="float" office:value="0.0900095676265197">
                <text:p>0.0900095676265197</text:p>
              </table:table-cell>
            </table:table-row>
            <table:table-row>
              <table:table-cell office:value-type="float" office:value="2050">
                <text:p>2050</text:p>
              </table:table-cell>
              <table:table-cell office:value-type="float" office:value="0.17412090409177">
                <text:p>0.17412090409177</text:p>
              </table:table-cell>
              <table:table-cell office:value-type="float" office:value="0.0676204619030416">
                <text:p>0.0676204619030416</text:p>
              </table:table-cell>
              <table:table-cell office:value-type="float" office:value="0.124527310645362">
                <text:p>0.124527310645362</text:p>
              </table:table-cell>
              <table:table-cell office:value-type="float" office:value="0.0977563757246623">
                <text:p>0.0977563757246623</text:p>
              </table:table-cell>
              <table:table-cell office:value-type="float" office:value="0.0910896824380379">
                <text:p>0.091089682438037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6.3.0$Windows_x86 LibreOffice_project/fe46e5b82646505d0acf84e14cef05527e401d3b</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